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cenario1_avgTotal" table:style-name="ta1">
        <table:shapes>
          <draw:frame draw:z-index="0" draw:style-name="gr1" draw:text-style-name="P1" svg:width="6.2929in" svg:height="3.5453in" svg:x="6.478in" svg:y="0.2606in">
            <draw:object draw:notify-on-update-of-ranges="scenario1_avgTotal.B1:scenario1_avgTotal.B2160 scenario1_avgTotal.C1:scenario1_avgTotal.C21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0.85626" calcext:value-type="float">
            <text:p>720.85626</text:p>
          </table:table-cell>
          <table:table-cell office:value-type="float" office:value="139.338819" calcext:value-type="float">
            <text:p>139.338819</text:p>
          </table:table-cell>
          <table:table-cell office:value-type="float" office:value="2.01130863" calcext:value-type="float">
            <text:p>2.01130863</text:p>
          </table:table-cell>
          <table:table-cell office:value-type="float" office:value="0.716211536" calcext:value-type="float">
            <text:p>0.716211536</text:p>
          </table:table-cell>
          <table:table-cell office:value-type="float" office:value="0.948142783" calcext:value-type="float">
            <text:p>0.948142783</text:p>
          </table:table-cell>
          <table:table-cell office:value-type="float" office:value="0.774155333" calcext:value-type="float">
            <text:p>0.774155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0.783256" calcext:value-type="float">
            <text:p>720.783256</text:p>
          </table:table-cell>
          <table:table-cell office:value-type="float" office:value="139.268757" calcext:value-type="float">
            <text:p>139.268757</text:p>
          </table:table-cell>
          <table:table-cell office:value-type="float" office:value="2.00787742" calcext:value-type="float">
            <text:p>2.00787742</text:p>
          </table:table-cell>
          <table:table-cell office:value-type="float" office:value="0.718645896" calcext:value-type="float">
            <text:p>0.718645896</text:p>
          </table:table-cell>
          <table:table-cell office:value-type="float" office:value="0.541980979" calcext:value-type="float">
            <text:p>0.541980979</text:p>
          </table:table-cell>
          <table:table-cell office:value-type="float" office:value="0.442525607" calcext:value-type="float">
            <text:p>0.4425256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0.742153" calcext:value-type="float">
            <text:p>720.742153</text:p>
          </table:table-cell>
          <table:table-cell office:value-type="float" office:value="139.333811" calcext:value-type="float">
            <text:p>139.333811</text:p>
          </table:table-cell>
          <table:table-cell office:value-type="float" office:value="2.0017346" calcext:value-type="float">
            <text:p>2.0017346</text:p>
          </table:table-cell>
          <table:table-cell office:value-type="float" office:value="0.703869504" calcext:value-type="float">
            <text:p>0.703869504</text:p>
          </table:table-cell>
          <table:table-cell office:value-type="float" office:value="0.344294765" calcext:value-type="float">
            <text:p>0.344294765</text:p>
          </table:table-cell>
          <table:table-cell office:value-type="float" office:value="0.28111551" calcext:value-type="float">
            <text:p>0.281115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0.947507" calcext:value-type="float">
            <text:p>720.947507</text:p>
          </table:table-cell>
          <table:table-cell office:value-type="float" office:value="139.440726" calcext:value-type="float">
            <text:p>139.440726</text:p>
          </table:table-cell>
          <table:table-cell office:value-type="float" office:value="2.0053909" calcext:value-type="float">
            <text:p>2.0053909</text:p>
          </table:table-cell>
          <table:table-cell office:value-type="float" office:value="0.701569994" calcext:value-type="float">
            <text:p>0.701569994</text:p>
          </table:table-cell>
          <table:table-cell office:value-type="float" office:value="0.400165125" calcext:value-type="float">
            <text:p>0.400165125</text:p>
          </table:table-cell>
          <table:table-cell office:value-type="float" office:value="0.326733458" calcext:value-type="float">
            <text:p>0.3267334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1.035679" calcext:value-type="float">
            <text:p>721.035679</text:p>
          </table:table-cell>
          <table:table-cell office:value-type="float" office:value="139.404378" calcext:value-type="float">
            <text:p>139.404378</text:p>
          </table:table-cell>
          <table:table-cell office:value-type="float" office:value="2.00594975" calcext:value-type="float">
            <text:p>2.00594975</text:p>
          </table:table-cell>
          <table:table-cell office:value-type="float" office:value="0.707431361" calcext:value-type="float">
            <text:p>0.707431361</text:p>
          </table:table-cell>
          <table:table-cell office:value-type="float" office:value="0.29007164" calcext:value-type="float">
            <text:p>0.29007164</text:p>
          </table:table-cell>
          <table:table-cell office:value-type="float" office:value="0.236842503" calcext:value-type="float">
            <text:p>0.2368425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0.871724" calcext:value-type="float">
            <text:p>720.871724</text:p>
          </table:table-cell>
          <table:table-cell office:value-type="float" office:value="139.371221" calcext:value-type="float">
            <text:p>139.371221</text:p>
          </table:table-cell>
          <table:table-cell office:value-type="float" office:value="2.00214893" calcext:value-type="float">
            <text:p>2.00214893</text:p>
          </table:table-cell>
          <table:table-cell office:value-type="float" office:value="0.704608431" calcext:value-type="float">
            <text:p>0.704608431</text:p>
          </table:table-cell>
          <table:table-cell office:value-type="float" office:value="0.45033724" calcext:value-type="float">
            <text:p>0.45033724</text:p>
          </table:table-cell>
          <table:table-cell office:value-type="float" office:value="0.367698813" calcext:value-type="float">
            <text:p>0.3676988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.055046" calcext:value-type="float">
            <text:p>721.055046</text:p>
          </table:table-cell>
          <table:table-cell office:value-type="float" office:value="139.408084" calcext:value-type="float">
            <text:p>139.408084</text:p>
          </table:table-cell>
          <table:table-cell office:value-type="float" office:value="2.00282709" calcext:value-type="float">
            <text:p>2.00282709</text:p>
          </table:table-cell>
          <table:table-cell office:value-type="float" office:value="0.699637713" calcext:value-type="float">
            <text:p>0.699637713</text:p>
          </table:table-cell>
          <table:table-cell office:value-type="float" office:value="0.410243386" calcext:value-type="float">
            <text:p>0.410243386</text:p>
          </table:table-cell>
          <table:table-cell office:value-type="float" office:value="0.334962321" calcext:value-type="float">
            <text:p>0.3349623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1.128342" calcext:value-type="float">
            <text:p>721.128342</text:p>
          </table:table-cell>
          <table:table-cell office:value-type="float" office:value="139.414233" calcext:value-type="float">
            <text:p>139.414233</text:p>
          </table:table-cell>
          <table:table-cell office:value-type="float" office:value="2.00402451" calcext:value-type="float">
            <text:p>2.00402451</text:p>
          </table:table-cell>
          <table:table-cell office:value-type="float" office:value="0.699719093" calcext:value-type="float">
            <text:p>0.699719093</text:p>
          </table:table-cell>
          <table:table-cell office:value-type="float" office:value="0.346569158" calcext:value-type="float">
            <text:p>0.346569158</text:p>
          </table:table-cell>
          <table:table-cell office:value-type="float" office:value="0.282972538" calcext:value-type="float">
            <text:p>0.282972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0.94522" calcext:value-type="float">
            <text:p>720.94522</text:p>
          </table:table-cell>
          <table:table-cell office:value-type="float" office:value="139.357028" calcext:value-type="float">
            <text:p>139.357028</text:p>
          </table:table-cell>
          <table:table-cell office:value-type="float" office:value="2.01037461" calcext:value-type="float">
            <text:p>2.01037461</text:p>
          </table:table-cell>
          <table:table-cell office:value-type="float" office:value="0.708974" calcext:value-type="float">
            <text:p>0.708974</text:p>
          </table:table-cell>
          <table:table-cell office:value-type="float" office:value="0.34978613" calcext:value-type="float">
            <text:p>0.34978613</text:p>
          </table:table-cell>
          <table:table-cell office:value-type="float" office:value="0.285599176" calcext:value-type="float">
            <text:p>0.2855991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0.871611" calcext:value-type="float">
            <text:p>720.871611</text:p>
          </table:table-cell>
          <table:table-cell office:value-type="float" office:value="139.372946" calcext:value-type="float">
            <text:p>139.372946</text:p>
          </table:table-cell>
          <table:table-cell office:value-type="float" office:value="2.00522296" calcext:value-type="float">
            <text:p>2.00522296</text:p>
          </table:table-cell>
          <table:table-cell office:value-type="float" office:value="0.704795548" calcext:value-type="float">
            <text:p>0.704795548</text:p>
          </table:table-cell>
          <table:table-cell office:value-type="float" office:value="0.39567504" calcext:value-type="float">
            <text:p>0.39567504</text:p>
          </table:table-cell>
          <table:table-cell office:value-type="float" office:value="0.323067325" calcext:value-type="float">
            <text:p>0.323067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0.705888" calcext:value-type="float">
            <text:p>720.705888</text:p>
          </table:table-cell>
          <table:table-cell office:value-type="float" office:value="139.414678" calcext:value-type="float">
            <text:p>139.414678</text:p>
          </table:table-cell>
          <table:table-cell office:value-type="float" office:value="2.00595953" calcext:value-type="float">
            <text:p>2.00595953</text:p>
          </table:table-cell>
          <table:table-cell office:value-type="float" office:value="0.699417941" calcext:value-type="float">
            <text:p>0.699417941</text:p>
          </table:table-cell>
          <table:table-cell office:value-type="float" office:value="0.466557365" calcext:value-type="float">
            <text:p>0.466557365</text:p>
          </table:table-cell>
          <table:table-cell office:value-type="float" office:value="0.380942491" calcext:value-type="float">
            <text:p>0.3809424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0.835675" calcext:value-type="float">
            <text:p>720.835675</text:p>
          </table:table-cell>
          <table:table-cell office:value-type="float" office:value="139.479917" calcext:value-type="float">
            <text:p>139.479917</text:p>
          </table:table-cell>
          <table:table-cell office:value-type="float" office:value="1.99618297" calcext:value-type="float">
            <text:p>1.99618297</text:p>
          </table:table-cell>
          <table:table-cell office:value-type="float" office:value="0.706722938" calcext:value-type="float">
            <text:p>0.706722938</text:p>
          </table:table-cell>
          <table:table-cell office:value-type="float" office:value="0.47844361" calcext:value-type="float">
            <text:p>0.47844361</text:p>
          </table:table-cell>
          <table:table-cell office:value-type="float" office:value="0.39064757" calcext:value-type="float">
            <text:p>0.390647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1.019571" calcext:value-type="float">
            <text:p>721.019571</text:p>
          </table:table-cell>
          <table:table-cell office:value-type="float" office:value="139.465456" calcext:value-type="float">
            <text:p>139.465456</text:p>
          </table:table-cell>
          <table:table-cell office:value-type="float" office:value="2.00006432" calcext:value-type="float">
            <text:p>2.00006432</text:p>
          </table:table-cell>
          <table:table-cell office:value-type="float" office:value="0.700928249" calcext:value-type="float">
            <text:p>0.700928249</text:p>
          </table:table-cell>
          <table:table-cell office:value-type="float" office:value="0.469336785" calcext:value-type="float">
            <text:p>0.469336785</text:p>
          </table:table-cell>
          <table:table-cell office:value-type="float" office:value="0.383211879" calcext:value-type="float">
            <text:p>0.3832118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1.052406" calcext:value-type="float">
            <text:p>721.052406</text:p>
          </table:table-cell>
          <table:table-cell office:value-type="float" office:value="139.486352" calcext:value-type="float">
            <text:p>139.486352</text:p>
          </table:table-cell>
          <table:table-cell office:value-type="float" office:value="1.99393396" calcext:value-type="float">
            <text:p>1.99393396</text:p>
          </table:table-cell>
          <table:table-cell office:value-type="float" office:value="0.721207668" calcext:value-type="float">
            <text:p>0.721207668</text:p>
          </table:table-cell>
          <table:table-cell office:value-type="float" office:value="0.438262092" calcext:value-type="float">
            <text:p>0.438262092</text:p>
          </table:table-cell>
          <table:table-cell office:value-type="float" office:value="0.357839509" calcext:value-type="float">
            <text:p>0.3578395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1.117775" calcext:value-type="float">
            <text:p>721.117775</text:p>
          </table:table-cell>
          <table:table-cell office:value-type="float" office:value="139.562466" calcext:value-type="float">
            <text:p>139.562466</text:p>
          </table:table-cell>
          <table:table-cell office:value-type="float" office:value="1.99540484" calcext:value-type="float">
            <text:p>1.99540484</text:p>
          </table:table-cell>
          <table:table-cell office:value-type="float" office:value="0.718836506" calcext:value-type="float">
            <text:p>0.718836506</text:p>
          </table:table-cell>
          <table:table-cell office:value-type="float" office:value="0.379308663" calcext:value-type="float">
            <text:p>0.379308663</text:p>
          </table:table-cell>
          <table:table-cell office:value-type="float" office:value="0.309704223" calcext:value-type="float">
            <text:p>0.3097042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0.916207" calcext:value-type="float">
            <text:p>720.916207</text:p>
          </table:table-cell>
          <table:table-cell office:value-type="float" office:value="139.485755" calcext:value-type="float">
            <text:p>139.485755</text:p>
          </table:table-cell>
          <table:table-cell office:value-type="float" office:value="1.98255236" calcext:value-type="float">
            <text:p>1.98255236</text:p>
          </table:table-cell>
          <table:table-cell office:value-type="float" office:value="0.734417646" calcext:value-type="float">
            <text:p>0.734417646</text:p>
          </table:table-cell>
          <table:table-cell office:value-type="float" office:value="0.398252574" calcext:value-type="float">
            <text:p>0.398252574</text:p>
          </table:table-cell>
          <table:table-cell office:value-type="float" office:value="0.325171874" calcext:value-type="float">
            <text:p>0.325171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1.059081" calcext:value-type="float">
            <text:p>721.059081</text:p>
          </table:table-cell>
          <table:table-cell office:value-type="float" office:value="139.538938" calcext:value-type="float">
            <text:p>139.538938</text:p>
          </table:table-cell>
          <table:table-cell office:value-type="float" office:value="1.98744667" calcext:value-type="float">
            <text:p>1.98744667</text:p>
          </table:table-cell>
          <table:table-cell office:value-type="float" office:value="0.743223409" calcext:value-type="float">
            <text:p>0.743223409</text:p>
          </table:table-cell>
          <table:table-cell office:value-type="float" office:value="0.494830024" calcext:value-type="float">
            <text:p>0.494830024</text:p>
          </table:table-cell>
          <table:table-cell office:value-type="float" office:value="0.404027016" calcext:value-type="float">
            <text:p>0.404027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0.978268" calcext:value-type="float">
            <text:p>720.978268</text:p>
          </table:table-cell>
          <table:table-cell office:value-type="float" office:value="139.499411" calcext:value-type="float">
            <text:p>139.499411</text:p>
          </table:table-cell>
          <table:table-cell office:value-type="float" office:value="1.98044152" calcext:value-type="float">
            <text:p>1.98044152</text:p>
          </table:table-cell>
          <table:table-cell office:value-type="float" office:value="0.741920022" calcext:value-type="float">
            <text:p>0.741920022</text:p>
          </table:table-cell>
          <table:table-cell office:value-type="float" office:value="0.442441775" calcext:value-type="float">
            <text:p>0.442441775</text:p>
          </table:table-cell>
          <table:table-cell office:value-type="float" office:value="0.361252204" calcext:value-type="float">
            <text:p>0.3612522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0.973787" calcext:value-type="float">
            <text:p>720.973787</text:p>
          </table:table-cell>
          <table:table-cell office:value-type="float" office:value="139.442677" calcext:value-type="float">
            <text:p>139.442677</text:p>
          </table:table-cell>
          <table:table-cell office:value-type="float" office:value="1.97409868" calcext:value-type="float">
            <text:p>1.97409868</text:p>
          </table:table-cell>
          <table:table-cell office:value-type="float" office:value="0.747409402" calcext:value-type="float">
            <text:p>0.747409402</text:p>
          </table:table-cell>
          <table:table-cell office:value-type="float" office:value="0.496612407" calcext:value-type="float">
            <text:p>0.496612407</text:p>
          </table:table-cell>
          <table:table-cell office:value-type="float" office:value="0.40548233" calcext:value-type="float">
            <text:p>0.405482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1.166162" calcext:value-type="float">
            <text:p>721.166162</text:p>
          </table:table-cell>
          <table:table-cell office:value-type="float" office:value="139.490737" calcext:value-type="float">
            <text:p>139.490737</text:p>
          </table:table-cell>
          <table:table-cell office:value-type="float" office:value="1.97862835" calcext:value-type="float">
            <text:p>1.97862835</text:p>
          </table:table-cell>
          <table:table-cell office:value-type="float" office:value="0.744995246" calcext:value-type="float">
            <text:p>0.744995246</text:p>
          </table:table-cell>
          <table:table-cell office:value-type="float" office:value="0.374006358" calcext:value-type="float">
            <text:p>0.374006358</text:p>
          </table:table-cell>
          <table:table-cell office:value-type="float" office:value="0.305374925" calcext:value-type="float">
            <text:p>0.3053749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0.691353" calcext:value-type="float">
            <text:p>720.691353</text:p>
          </table:table-cell>
          <table:table-cell office:value-type="float" office:value="139.454724" calcext:value-type="float">
            <text:p>139.454724</text:p>
          </table:table-cell>
          <table:table-cell office:value-type="float" office:value="1.97965805" calcext:value-type="float">
            <text:p>1.97965805</text:p>
          </table:table-cell>
          <table:table-cell office:value-type="float" office:value="0.757104337" calcext:value-type="float">
            <text:p>0.757104337</text:p>
          </table:table-cell>
          <table:table-cell office:value-type="float" office:value="0.608997005" calcext:value-type="float">
            <text:p>0.608997005</text:p>
          </table:table-cell>
          <table:table-cell office:value-type="float" office:value="0.497243969" calcext:value-type="float">
            <text:p>0.4972439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8.906023" calcext:value-type="float">
            <text:p>718.906023</text:p>
          </table:table-cell>
          <table:table-cell office:value-type="float" office:value="139.164168" calcext:value-type="float">
            <text:p>139.164168</text:p>
          </table:table-cell>
          <table:table-cell office:value-type="float" office:value="1.97772877" calcext:value-type="float">
            <text:p>1.97772877</text:p>
          </table:table-cell>
          <table:table-cell office:value-type="float" office:value="0.760107093" calcext:value-type="float">
            <text:p>0.760107093</text:p>
          </table:table-cell>
          <table:table-cell office:value-type="float" office:value="1.21374896" calcext:value-type="float">
            <text:p>1.21374896</text:p>
          </table:table-cell>
          <table:table-cell office:value-type="float" office:value="0.991021885" calcext:value-type="float">
            <text:p>0.99102188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14.302217" calcext:value-type="float">
            <text:p>714.302217</text:p>
          </table:table-cell>
          <table:table-cell office:value-type="float" office:value="138.395007" calcext:value-type="float">
            <text:p>138.395007</text:p>
          </table:table-cell>
          <table:table-cell office:value-type="float" office:value="1.9721098" calcext:value-type="float">
            <text:p>1.9721098</text:p>
          </table:table-cell>
          <table:table-cell office:value-type="float" office:value="0.758023303" calcext:value-type="float">
            <text:p>0.758023303</text:p>
          </table:table-cell>
          <table:table-cell office:value-type="float" office:value="3.05138256" calcext:value-type="float">
            <text:p>3.05138256</text:p>
          </table:table-cell>
          <table:table-cell office:value-type="float" office:value="2.49144351" calcext:value-type="float">
            <text:p>2.491443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0.166204" calcext:value-type="float">
            <text:p>710.166204</text:p>
          </table:table-cell>
          <table:table-cell office:value-type="float" office:value="137.68753" calcext:value-type="float">
            <text:p>137.68753</text:p>
          </table:table-cell>
          <table:table-cell office:value-type="float" office:value="1.96195814" calcext:value-type="float">
            <text:p>1.96195814</text:p>
          </table:table-cell>
          <table:table-cell office:value-type="float" office:value="0.753153882" calcext:value-type="float">
            <text:p>0.753153882</text:p>
          </table:table-cell>
          <table:table-cell office:value-type="float" office:value="2.59356245" calcext:value-type="float">
            <text:p>2.59356245</text:p>
          </table:table-cell>
          <table:table-cell office:value-type="float" office:value="2.1176349" calcext:value-type="float">
            <text:p>2.11763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1.998038" calcext:value-type="float">
            <text:p>701.998038</text:p>
          </table:table-cell>
          <table:table-cell office:value-type="float" office:value="136.188796" calcext:value-type="float">
            <text:p>136.188796</text:p>
          </table:table-cell>
          <table:table-cell office:value-type="float" office:value="1.96383629" calcext:value-type="float">
            <text:p>1.96383629</text:p>
          </table:table-cell>
          <table:table-cell office:value-type="float" office:value="0.759062554" calcext:value-type="float">
            <text:p>0.759062554</text:p>
          </table:table-cell>
          <table:table-cell office:value-type="float" office:value="5.20767537" calcext:value-type="float">
            <text:p>5.20767537</text:p>
          </table:table-cell>
          <table:table-cell office:value-type="float" office:value="4.2520491" calcext:value-type="float">
            <text:p>4.25204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96.659015" calcext:value-type="float">
            <text:p>696.659015</text:p>
          </table:table-cell>
          <table:table-cell office:value-type="float" office:value="135.348262" calcext:value-type="float">
            <text:p>135.348262</text:p>
          </table:table-cell>
          <table:table-cell office:value-type="float" office:value="1.9728957" calcext:value-type="float">
            <text:p>1.9728957</text:p>
          </table:table-cell>
          <table:table-cell office:value-type="float" office:value="0.764971324" calcext:value-type="float">
            <text:p>0.764971324</text:p>
          </table:table-cell>
          <table:table-cell office:value-type="float" office:value="3.4380118" calcext:value-type="float">
            <text:p>3.4380118</text:p>
          </table:table-cell>
          <table:table-cell office:value-type="float" office:value="2.80712497" calcext:value-type="float">
            <text:p>2.807124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8.100596" calcext:value-type="float">
            <text:p>688.100596</text:p>
          </table:table-cell>
          <table:table-cell office:value-type="float" office:value="133.897628" calcext:value-type="float">
            <text:p>133.897628</text:p>
          </table:table-cell>
          <table:table-cell office:value-type="float" office:value="1.97977441" calcext:value-type="float">
            <text:p>1.97977441</text:p>
          </table:table-cell>
          <table:table-cell office:value-type="float" office:value="0.772242703" calcext:value-type="float">
            <text:p>0.772242703</text:p>
          </table:table-cell>
          <table:table-cell office:value-type="float" office:value="5.43898736" calcext:value-type="float">
            <text:p>5.43898736</text:p>
          </table:table-cell>
          <table:table-cell office:value-type="float" office:value="4.44091463" calcext:value-type="float">
            <text:p>4.440914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82.426874" calcext:value-type="float">
            <text:p>682.426874</text:p>
          </table:table-cell>
          <table:table-cell office:value-type="float" office:value="132.975565" calcext:value-type="float">
            <text:p>132.975565</text:p>
          </table:table-cell>
          <table:table-cell office:value-type="float" office:value="1.98052125" calcext:value-type="float">
            <text:p>1.98052125</text:p>
          </table:table-cell>
          <table:table-cell office:value-type="float" office:value="0.769110806" calcext:value-type="float">
            <text:p>0.769110806</text:p>
          </table:table-cell>
          <table:table-cell office:value-type="float" office:value="3.5997186" calcext:value-type="float">
            <text:p>3.5997186</text:p>
          </table:table-cell>
          <table:table-cell office:value-type="float" office:value="2.93915786" calcext:value-type="float">
            <text:p>2.939157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75.017149" calcext:value-type="float">
            <text:p>675.017149</text:p>
          </table:table-cell>
          <table:table-cell office:value-type="float" office:value="131.628131" calcext:value-type="float">
            <text:p>131.628131</text:p>
          </table:table-cell>
          <table:table-cell office:value-type="float" office:value="1.97950166" calcext:value-type="float">
            <text:p>1.97950166</text:p>
          </table:table-cell>
          <table:table-cell office:value-type="float" office:value="0.767403088" calcext:value-type="float">
            <text:p>0.767403088</text:p>
          </table:table-cell>
          <table:table-cell office:value-type="float" office:value="4.70969122" calcext:value-type="float">
            <text:p>4.70969122</text:p>
          </table:table-cell>
          <table:table-cell office:value-type="float" office:value="3.84544677" calcext:value-type="float">
            <text:p>3.8454467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72.57832" calcext:value-type="float">
            <text:p>672.57832</text:p>
          </table:table-cell>
          <table:table-cell office:value-type="float" office:value="131.397216" calcext:value-type="float">
            <text:p>131.397216</text:p>
          </table:table-cell>
          <table:table-cell office:value-type="float" office:value="1.97522397" calcext:value-type="float">
            <text:p>1.97522397</text:p>
          </table:table-cell>
          <table:table-cell office:value-type="float" office:value="0.766149506" calcext:value-type="float">
            <text:p>0.766149506</text:p>
          </table:table-cell>
          <table:table-cell office:value-type="float" office:value="1.63381576" calcext:value-type="float">
            <text:p>1.63381576</text:p>
          </table:table-cell>
          <table:table-cell office:value-type="float" office:value="1.33400498" calcext:value-type="float">
            <text:p>1.334004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7.38866" calcext:value-type="float">
            <text:p>667.38866</text:p>
          </table:table-cell>
          <table:table-cell office:value-type="float" office:value="130.638418" calcext:value-type="float">
            <text:p>130.638418</text:p>
          </table:table-cell>
          <table:table-cell office:value-type="float" office:value="1.96166932" calcext:value-type="float">
            <text:p>1.96166932</text:p>
          </table:table-cell>
          <table:table-cell office:value-type="float" office:value="0.774903699" calcext:value-type="float">
            <text:p>0.774903699</text:p>
          </table:table-cell>
          <table:table-cell office:value-type="float" office:value="3.54201302" calcext:value-type="float">
            <text:p>3.54201302</text:p>
          </table:table-cell>
          <table:table-cell office:value-type="float" office:value="2.89204147" calcext:value-type="float">
            <text:p>2.892041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66.04894" calcext:value-type="float">
            <text:p>666.04894</text:p>
          </table:table-cell>
          <table:table-cell office:value-type="float" office:value="130.451749" calcext:value-type="float">
            <text:p>130.451749</text:p>
          </table:table-cell>
          <table:table-cell office:value-type="float" office:value="1.96589777" calcext:value-type="float">
            <text:p>1.96589777</text:p>
          </table:table-cell>
          <table:table-cell office:value-type="float" office:value="0.776078203" calcext:value-type="float">
            <text:p>0.776078203</text:p>
          </table:table-cell>
          <table:table-cell office:value-type="float" office:value="0.955485708" calcext:value-type="float">
            <text:p>0.955485708</text:p>
          </table:table-cell>
          <table:table-cell office:value-type="float" office:value="0.780150827" calcext:value-type="float">
            <text:p>0.7801508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4.834274" calcext:value-type="float">
            <text:p>664.834274</text:p>
          </table:table-cell>
          <table:table-cell office:value-type="float" office:value="130.319211" calcext:value-type="float">
            <text:p>130.319211</text:p>
          </table:table-cell>
          <table:table-cell office:value-type="float" office:value="1.96264765" calcext:value-type="float">
            <text:p>1.96264765</text:p>
          </table:table-cell>
          <table:table-cell office:value-type="float" office:value="0.769531389" calcext:value-type="float">
            <text:p>0.769531389</text:p>
          </table:table-cell>
          <table:table-cell office:value-type="float" office:value="1.84056477" calcext:value-type="float">
            <text:p>1.84056477</text:p>
          </table:table-cell>
          <table:table-cell office:value-type="float" office:value="1.502814843" calcext:value-type="float">
            <text:p>1.502814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3.83688" calcext:value-type="float">
            <text:p>663.83688</text:p>
          </table:table-cell>
          <table:table-cell office:value-type="float" office:value="130.321293" calcext:value-type="float">
            <text:p>130.321293</text:p>
          </table:table-cell>
          <table:table-cell office:value-type="float" office:value="1.95171966" calcext:value-type="float">
            <text:p>1.95171966</text:p>
          </table:table-cell>
          <table:table-cell office:value-type="float" office:value="0.767160439" calcext:value-type="float">
            <text:p>0.767160439</text:p>
          </table:table-cell>
          <table:table-cell office:value-type="float" office:value="1.06278467" calcext:value-type="float">
            <text:p>1.06278467</text:p>
          </table:table-cell>
          <table:table-cell office:value-type="float" office:value="0.86776006" calcext:value-type="float">
            <text:p>0.8677600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62.826564" calcext:value-type="float">
            <text:p>662.826564</text:p>
          </table:table-cell>
          <table:table-cell office:value-type="float" office:value="130.2103225" calcext:value-type="float">
            <text:p>130.2103225</text:p>
          </table:table-cell>
          <table:table-cell office:value-type="float" office:value="1.95943337" calcext:value-type="float">
            <text:p>1.95943337</text:p>
          </table:table-cell>
          <table:table-cell office:value-type="float" office:value="0.752308444" calcext:value-type="float">
            <text:p>0.752308444</text:p>
          </table:table-cell>
          <table:table-cell office:value-type="float" office:value="1.64730193" calcext:value-type="float">
            <text:p>1.64730193</text:p>
          </table:table-cell>
          <table:table-cell office:value-type="float" office:value="1.34501642" calcext:value-type="float">
            <text:p>1.3450164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62.039044" calcext:value-type="float">
            <text:p>662.039044</text:p>
          </table:table-cell>
          <table:table-cell office:value-type="float" office:value="130.2438715" calcext:value-type="float">
            <text:p>130.2438715</text:p>
          </table:table-cell>
          <table:table-cell office:value-type="float" office:value="1.94326168" calcext:value-type="float">
            <text:p>1.94326168</text:p>
          </table:table-cell>
          <table:table-cell office:value-type="float" office:value="0.755061184" calcext:value-type="float">
            <text:p>0.755061184</text:p>
          </table:table-cell>
          <table:table-cell office:value-type="float" office:value="0.915190004" calcext:value-type="float">
            <text:p>0.915190004</text:p>
          </table:table-cell>
          <table:table-cell office:value-type="float" office:value="0.747249546" calcext:value-type="float">
            <text:p>0.74724954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61.094956" calcext:value-type="float">
            <text:p>661.094956</text:p>
          </table:table-cell>
          <table:table-cell office:value-type="float" office:value="130.092985" calcext:value-type="float">
            <text:p>130.092985</text:p>
          </table:table-cell>
          <table:table-cell office:value-type="float" office:value="1.95728579" calcext:value-type="float">
            <text:p>1.95728579</text:p>
          </table:table-cell>
          <table:table-cell office:value-type="float" office:value="0.714659411" calcext:value-type="float">
            <text:p>0.714659411</text:p>
          </table:table-cell>
          <table:table-cell office:value-type="float" office:value="1.391831814" calcext:value-type="float">
            <text:p>1.391831814</text:p>
          </table:table-cell>
          <table:table-cell office:value-type="float" office:value="1.13642592" calcext:value-type="float">
            <text:p>1.1364259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9.834282" calcext:value-type="float">
            <text:p>659.834282</text:p>
          </table:table-cell>
          <table:table-cell office:value-type="float" office:value="130.042347" calcext:value-type="float">
            <text:p>130.042347</text:p>
          </table:table-cell>
          <table:table-cell office:value-type="float" office:value="1.94982464" calcext:value-type="float">
            <text:p>1.94982464</text:p>
          </table:table-cell>
          <table:table-cell office:value-type="float" office:value="0.715724602" calcext:value-type="float">
            <text:p>0.715724602</text:p>
          </table:table-cell>
          <table:table-cell office:value-type="float" office:value="0.999902059" calcext:value-type="float">
            <text:p>0.999902059</text:p>
          </table:table-cell>
          <table:table-cell office:value-type="float" office:value="0.81641666" calcext:value-type="float">
            <text:p>0.8164166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8.6602" calcext:value-type="float">
            <text:p>658.6602</text:p>
          </table:table-cell>
          <table:table-cell office:value-type="float" office:value="129.863166" calcext:value-type="float">
            <text:p>129.863166</text:p>
          </table:table-cell>
          <table:table-cell office:value-type="float" office:value="1.93035887" calcext:value-type="float">
            <text:p>1.93035887</text:p>
          </table:table-cell>
          <table:table-cell office:value-type="float" office:value="0.716937493" calcext:value-type="float">
            <text:p>0.716937493</text:p>
          </table:table-cell>
          <table:table-cell office:value-type="float" office:value="1.196425178" calcext:value-type="float">
            <text:p>1.196425178</text:p>
          </table:table-cell>
          <table:table-cell office:value-type="float" office:value="0.976877069" calcext:value-type="float">
            <text:p>0.9768770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7.405565" calcext:value-type="float">
            <text:p>657.405565</text:p>
          </table:table-cell>
          <table:table-cell office:value-type="float" office:value="129.8572405" calcext:value-type="float">
            <text:p>129.8572405</text:p>
          </table:table-cell>
          <table:table-cell office:value-type="float" office:value="1.92689964" calcext:value-type="float">
            <text:p>1.92689964</text:p>
          </table:table-cell>
          <table:table-cell office:value-type="float" office:value="0.735450335" calcext:value-type="float">
            <text:p>0.735450335</text:p>
          </table:table-cell>
          <table:table-cell office:value-type="float" office:value="0.94167133" calcext:value-type="float">
            <text:p>0.94167133</text:p>
          </table:table-cell>
          <table:table-cell office:value-type="float" office:value="0.768871436" calcext:value-type="float">
            <text:p>0.7688714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6.118708" calcext:value-type="float">
            <text:p>656.118708</text:p>
          </table:table-cell>
          <table:table-cell office:value-type="float" office:value="129.7838015" calcext:value-type="float">
            <text:p>129.7838015</text:p>
          </table:table-cell>
          <table:table-cell office:value-type="float" office:value="1.92857227" calcext:value-type="float">
            <text:p>1.92857227</text:p>
          </table:table-cell>
          <table:table-cell office:value-type="float" office:value="0.734615691" calcext:value-type="float">
            <text:p>0.734615691</text:p>
          </table:table-cell>
          <table:table-cell office:value-type="float" office:value="1.257121995" calcext:value-type="float">
            <text:p>1.257121995</text:p>
          </table:table-cell>
          <table:table-cell office:value-type="float" office:value="1.02643581" calcext:value-type="float">
            <text:p>1.0264358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4.893282" calcext:value-type="float">
            <text:p>654.893282</text:p>
          </table:table-cell>
          <table:table-cell office:value-type="float" office:value="129.887234" calcext:value-type="float">
            <text:p>129.887234</text:p>
          </table:table-cell>
          <table:table-cell office:value-type="float" office:value="1.92753617" calcext:value-type="float">
            <text:p>1.92753617</text:p>
          </table:table-cell>
          <table:table-cell office:value-type="float" office:value="0.728676924" calcext:value-type="float">
            <text:p>0.728676924</text:p>
          </table:table-cell>
          <table:table-cell office:value-type="float" office:value="1.006371356" calcext:value-type="float">
            <text:p>1.006371356</text:p>
          </table:table-cell>
          <table:table-cell office:value-type="float" office:value="0.8216988" calcext:value-type="float">
            <text:p>0.82169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2.250555" calcext:value-type="float">
            <text:p>652.250555</text:p>
          </table:table-cell>
          <table:table-cell office:value-type="float" office:value="129.3822835" calcext:value-type="float">
            <text:p>129.3822835</text:p>
          </table:table-cell>
          <table:table-cell office:value-type="float" office:value="1.92676654" calcext:value-type="float">
            <text:p>1.92676654</text:p>
          </table:table-cell>
          <table:table-cell office:value-type="float" office:value="0.726996433" calcext:value-type="float">
            <text:p>0.726996433</text:p>
          </table:table-cell>
          <table:table-cell office:value-type="float" office:value="1.9096813" calcext:value-type="float">
            <text:p>1.9096813</text:p>
          </table:table-cell>
          <table:table-cell office:value-type="float" office:value="1.55924823" calcext:value-type="float">
            <text:p>1.5592482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9.662164" calcext:value-type="float">
            <text:p>649.662164</text:p>
          </table:table-cell>
          <table:table-cell office:value-type="float" office:value="129.1485025" calcext:value-type="float">
            <text:p>129.1485025</text:p>
          </table:table-cell>
          <table:table-cell office:value-type="float" office:value="1.93002172" calcext:value-type="float">
            <text:p>1.93002172</text:p>
          </table:table-cell>
          <table:table-cell office:value-type="float" office:value="0.731149955" calcext:value-type="float">
            <text:p>0.731149955</text:p>
          </table:table-cell>
          <table:table-cell office:value-type="float" office:value="1.88113015" calcext:value-type="float">
            <text:p>1.88113015</text:p>
          </table:table-cell>
          <table:table-cell office:value-type="float" office:value="1.53593634" calcext:value-type="float">
            <text:p>1.535936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42.890926" calcext:value-type="float">
            <text:p>642.890926</text:p>
          </table:table-cell>
          <table:table-cell office:value-type="float" office:value="127.924015" calcext:value-type="float">
            <text:p>127.924015</text:p>
          </table:table-cell>
          <table:table-cell office:value-type="float" office:value="1.9305496" calcext:value-type="float">
            <text:p>1.9305496</text:p>
          </table:table-cell>
          <table:table-cell office:value-type="float" office:value="0.73637886" calcext:value-type="float">
            <text:p>0.73637886</text:p>
          </table:table-cell>
          <table:table-cell office:value-type="float" office:value="4.3658489" calcext:value-type="float">
            <text:p>4.3658489</text:p>
          </table:table-cell>
          <table:table-cell office:value-type="float" office:value="3.56470066" calcext:value-type="float">
            <text:p>3.5647006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37.271801" calcext:value-type="float">
            <text:p>637.271801</text:p>
          </table:table-cell>
          <table:table-cell office:value-type="float" office:value="127.099044" calcext:value-type="float">
            <text:p>127.099044</text:p>
          </table:table-cell>
          <table:table-cell office:value-type="float" office:value="1.92731057" calcext:value-type="float">
            <text:p>1.92731057</text:p>
          </table:table-cell>
          <table:table-cell office:value-type="float" office:value="0.732449457" calcext:value-type="float">
            <text:p>0.732449457</text:p>
          </table:table-cell>
          <table:table-cell office:value-type="float" office:value="3.71613975" calcext:value-type="float">
            <text:p>3.71613975</text:p>
          </table:table-cell>
          <table:table-cell office:value-type="float" office:value="3.03421533" calcext:value-type="float">
            <text:p>3.034215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29.566887" calcext:value-type="float">
            <text:p>629.566887</text:p>
          </table:table-cell>
          <table:table-cell office:value-type="float" office:value="125.6885236" calcext:value-type="float">
            <text:p>125.6885236</text:p>
          </table:table-cell>
          <table:table-cell office:value-type="float" office:value="1.92870361" calcext:value-type="float">
            <text:p>1.92870361</text:p>
          </table:table-cell>
          <table:table-cell office:value-type="float" office:value="0.735156514" calcext:value-type="float">
            <text:p>0.735156514</text:p>
          </table:table-cell>
          <table:table-cell office:value-type="float" office:value="4.9183286" calcext:value-type="float">
            <text:p>4.9183286</text:p>
          </table:table-cell>
          <table:table-cell office:value-type="float" office:value="4.01579844" calcext:value-type="float">
            <text:p>4.015798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24.245633" calcext:value-type="float">
            <text:p>624.245633</text:p>
          </table:table-cell>
          <table:table-cell office:value-type="float" office:value="125.0248796" calcext:value-type="float">
            <text:p>125.0248796</text:p>
          </table:table-cell>
          <table:table-cell office:value-type="float" office:value="1.92748724" calcext:value-type="float">
            <text:p>1.92748724</text:p>
          </table:table-cell>
          <table:table-cell office:value-type="float" office:value="0.738315188" calcext:value-type="float">
            <text:p>0.738315188</text:p>
          </table:table-cell>
          <table:table-cell office:value-type="float" office:value="3.5156677" calcext:value-type="float">
            <text:p>3.5156677</text:p>
          </table:table-cell>
          <table:table-cell office:value-type="float" office:value="2.8705306" calcext:value-type="float">
            <text:p>2.87053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.900452" calcext:value-type="float">
            <text:p>615.900452</text:p>
          </table:table-cell>
          <table:table-cell office:value-type="float" office:value="123.5475516" calcext:value-type="float">
            <text:p>123.5475516</text:p>
          </table:table-cell>
          <table:table-cell office:value-type="float" office:value="1.92624531" calcext:value-type="float">
            <text:p>1.92624531</text:p>
          </table:table-cell>
          <table:table-cell office:value-type="float" office:value="0.734972165" calcext:value-type="float">
            <text:p>0.734972165</text:p>
          </table:table-cell>
          <table:table-cell office:value-type="float" office:value="5.33234737" calcext:value-type="float">
            <text:p>5.33234737</text:p>
          </table:table-cell>
          <table:table-cell office:value-type="float" office:value="4.35384346" calcext:value-type="float">
            <text:p>4.353843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0.621846" calcext:value-type="float">
            <text:p>610.621846</text:p>
          </table:table-cell>
          <table:table-cell office:value-type="float" office:value="123.0568296" calcext:value-type="float">
            <text:p>123.0568296</text:p>
          </table:table-cell>
          <table:table-cell office:value-type="float" office:value="1.92913532" calcext:value-type="float">
            <text:p>1.92913532</text:p>
          </table:table-cell>
          <table:table-cell office:value-type="float" office:value="0.736592927" calcext:value-type="float">
            <text:p>0.736592927</text:p>
          </table:table-cell>
          <table:table-cell office:value-type="float" office:value="3.46830804" calcext:value-type="float">
            <text:p>3.46830804</text:p>
          </table:table-cell>
          <table:table-cell office:value-type="float" office:value="2.83186159" calcext:value-type="float">
            <text:p>2.831861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3.58052" calcext:value-type="float">
            <text:p>603.58052</text:p>
          </table:table-cell>
          <table:table-cell office:value-type="float" office:value="121.8106786" calcext:value-type="float">
            <text:p>121.8106786</text:p>
          </table:table-cell>
          <table:table-cell office:value-type="float" office:value="1.93032232" calcext:value-type="float">
            <text:p>1.93032232</text:p>
          </table:table-cell>
          <table:table-cell office:value-type="float" office:value="0.734036218" calcext:value-type="float">
            <text:p>0.734036218</text:p>
          </table:table-cell>
          <table:table-cell office:value-type="float" office:value="4.50582596" calcext:value-type="float">
            <text:p>4.50582596</text:p>
          </table:table-cell>
          <table:table-cell office:value-type="float" office:value="3.67899146" calcext:value-type="float">
            <text:p>3.678991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0.23468" calcext:value-type="float">
            <text:p>600.23468</text:p>
          </table:table-cell>
          <table:table-cell office:value-type="float" office:value="121.5761326" calcext:value-type="float">
            <text:p>121.5761326</text:p>
          </table:table-cell>
          <table:table-cell office:value-type="float" office:value="1.91847343" calcext:value-type="float">
            <text:p>1.91847343</text:p>
          </table:table-cell>
          <table:table-cell office:value-type="float" office:value="0.733783092" calcext:value-type="float">
            <text:p>0.733783092</text:p>
          </table:table-cell>
          <table:table-cell office:value-type="float" office:value="2.22053333" calcext:value-type="float">
            <text:p>2.22053333</text:p>
          </table:table-cell>
          <table:table-cell office:value-type="float" office:value="1.81305792" calcext:value-type="float">
            <text:p>1.8130579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6.12264" calcext:value-type="float">
            <text:p>596.12264</text:p>
          </table:table-cell>
          <table:table-cell office:value-type="float" office:value="120.989671" calcext:value-type="float">
            <text:p>120.989671</text:p>
          </table:table-cell>
          <table:table-cell office:value-type="float" office:value="1.91698334" calcext:value-type="float">
            <text:p>1.91698334</text:p>
          </table:table-cell>
          <table:table-cell office:value-type="float" office:value="0.741782178" calcext:value-type="float">
            <text:p>0.741782178</text:p>
          </table:table-cell>
          <table:table-cell office:value-type="float" office:value="2.99949219" calcext:value-type="float">
            <text:p>2.99949219</text:p>
          </table:table-cell>
          <table:table-cell office:value-type="float" office:value="2.44907507" calcext:value-type="float">
            <text:p>2.449075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4.992137" calcext:value-type="float">
            <text:p>594.992137</text:p>
          </table:table-cell>
          <table:table-cell office:value-type="float" office:value="120.9765265" calcext:value-type="float">
            <text:p>120.9765265</text:p>
          </table:table-cell>
          <table:table-cell office:value-type="float" office:value="1.92104443" calcext:value-type="float">
            <text:p>1.92104443</text:p>
          </table:table-cell>
          <table:table-cell office:value-type="float" office:value="0.755554322" calcext:value-type="float">
            <text:p>0.755554322</text:p>
          </table:table-cell>
          <table:table-cell office:value-type="float" office:value="0.86448559" calcext:value-type="float">
            <text:p>0.86448559</text:p>
          </table:table-cell>
          <table:table-cell office:value-type="float" office:value="0.70584953" calcext:value-type="float">
            <text:p>0.705849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93.620435" calcext:value-type="float">
            <text:p>593.620435</text:p>
          </table:table-cell>
          <table:table-cell office:value-type="float" office:value="120.7073785" calcext:value-type="float">
            <text:p>120.7073785</text:p>
          </table:table-cell>
          <table:table-cell office:value-type="float" office:value="1.92959388" calcext:value-type="float">
            <text:p>1.92959388</text:p>
          </table:table-cell>
          <table:table-cell office:value-type="float" office:value="0.763130154" calcext:value-type="float">
            <text:p>0.763130154</text:p>
          </table:table-cell>
          <table:table-cell office:value-type="float" office:value="1.84846227" calcext:value-type="float">
            <text:p>1.84846227</text:p>
          </table:table-cell>
          <table:table-cell office:value-type="float" office:value="1.50926314" calcext:value-type="float">
            <text:p>1.509263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93.567927" calcext:value-type="float">
            <text:p>593.567927</text:p>
          </table:table-cell>
          <table:table-cell office:value-type="float" office:value="120.7829654" calcext:value-type="float">
            <text:p>120.7829654</text:p>
          </table:table-cell>
          <table:table-cell office:value-type="float" office:value="1.937191" calcext:value-type="float">
            <text:p>1.937191</text:p>
          </table:table-cell>
          <table:table-cell office:value-type="float" office:value="0.743373323" calcext:value-type="float">
            <text:p>0.743373323</text:p>
          </table:table-cell>
          <table:table-cell office:value-type="float" office:value="0.621759403" calcext:value-type="float">
            <text:p>0.621759403</text:p>
          </table:table-cell>
          <table:table-cell office:value-type="float" office:value="0.507664426" calcext:value-type="float">
            <text:p>0.5076644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2.994211" calcext:value-type="float">
            <text:p>592.994211</text:p>
          </table:table-cell>
          <table:table-cell office:value-type="float" office:value="120.816837" calcext:value-type="float">
            <text:p>120.816837</text:p>
          </table:table-cell>
          <table:table-cell office:value-type="float" office:value="1.93939407" calcext:value-type="float">
            <text:p>1.93939407</text:p>
          </table:table-cell>
          <table:table-cell office:value-type="float" office:value="0.741763227" calcext:value-type="float">
            <text:p>0.741763227</text:p>
          </table:table-cell>
          <table:table-cell office:value-type="float" office:value="1.4034615" calcext:value-type="float">
            <text:p>1.4034615</text:p>
          </table:table-cell>
          <table:table-cell office:value-type="float" office:value="1.145921531" calcext:value-type="float">
            <text:p>1.1459215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92.484728" calcext:value-type="float">
            <text:p>592.484728</text:p>
          </table:table-cell>
          <table:table-cell office:value-type="float" office:value="120.7291487" calcext:value-type="float">
            <text:p>120.7291487</text:p>
          </table:table-cell>
          <table:table-cell office:value-type="float" office:value="1.95121374" calcext:value-type="float">
            <text:p>1.95121374</text:p>
          </table:table-cell>
          <table:table-cell office:value-type="float" office:value="0.728643432" calcext:value-type="float">
            <text:p>0.728643432</text:p>
          </table:table-cell>
          <table:table-cell office:value-type="float" office:value="0.87916293" calcext:value-type="float">
            <text:p>0.87916293</text:p>
          </table:table-cell>
          <table:table-cell office:value-type="float" office:value="0.717833516" calcext:value-type="float">
            <text:p>0.7178335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1.182815" calcext:value-type="float">
            <text:p>591.182815</text:p>
          </table:table-cell>
          <table:table-cell office:value-type="float" office:value="120.5968123" calcext:value-type="float">
            <text:p>120.5968123</text:p>
          </table:table-cell>
          <table:table-cell office:value-type="float" office:value="2.00032457" calcext:value-type="float">
            <text:p>2.00032457</text:p>
          </table:table-cell>
          <table:table-cell office:value-type="float" office:value="0.721633935" calcext:value-type="float">
            <text:p>0.721633935</text:p>
          </table:table-cell>
          <table:table-cell office:value-type="float" office:value="1.51820101" calcext:value-type="float">
            <text:p>1.51820101</text:p>
          </table:table-cell>
          <table:table-cell office:value-type="float" office:value="1.239605958" calcext:value-type="float">
            <text:p>1.2396059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.921491" calcext:value-type="float">
            <text:p>590.921491</text:p>
          </table:table-cell>
          <table:table-cell office:value-type="float" office:value="120.6880347" calcext:value-type="float">
            <text:p>120.6880347</text:p>
          </table:table-cell>
          <table:table-cell office:value-type="float" office:value="2.00877064" calcext:value-type="float">
            <text:p>2.00877064</text:p>
          </table:table-cell>
          <table:table-cell office:value-type="float" office:value="0.722669991" calcext:value-type="float">
            <text:p>0.722669991</text:p>
          </table:table-cell>
          <table:table-cell office:value-type="float" office:value="0.411273573" calcext:value-type="float">
            <text:p>0.411273573</text:p>
          </table:table-cell>
          <table:table-cell office:value-type="float" office:value="0.335803477" calcext:value-type="float">
            <text:p>0.3358034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89.371309" calcext:value-type="float">
            <text:p>589.371309</text:p>
          </table:table-cell>
          <table:table-cell office:value-type="float" office:value="120.4000115" calcext:value-type="float">
            <text:p>120.4000115</text:p>
          </table:table-cell>
          <table:table-cell office:value-type="float" office:value="1.97261303" calcext:value-type="float">
            <text:p>1.97261303</text:p>
          </table:table-cell>
          <table:table-cell office:value-type="float" office:value="0.755122855" calcext:value-type="float">
            <text:p>0.755122855</text:p>
          </table:table-cell>
          <table:table-cell office:value-type="float" office:value="1.5504389" calcext:value-type="float">
            <text:p>1.5504389</text:p>
          </table:table-cell>
          <table:table-cell office:value-type="float" office:value="1.265928033" calcext:value-type="float">
            <text:p>1.2659280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8.975909" calcext:value-type="float">
            <text:p>588.975909</text:p>
          </table:table-cell>
          <table:table-cell office:value-type="float" office:value="120.4816074" calcext:value-type="float">
            <text:p>120.4816074</text:p>
          </table:table-cell>
          <table:table-cell office:value-type="float" office:value="1.97266512" calcext:value-type="float">
            <text:p>1.97266512</text:p>
          </table:table-cell>
          <table:table-cell office:value-type="float" office:value="0.754420043" calcext:value-type="float">
            <text:p>0.754420043</text:p>
          </table:table-cell>
          <table:table-cell office:value-type="float" office:value="0.3520759" calcext:value-type="float">
            <text:p>0.3520759</text:p>
          </table:table-cell>
          <table:table-cell office:value-type="float" office:value="0.287468787" calcext:value-type="float">
            <text:p>0.2874687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87.795854" calcext:value-type="float">
            <text:p>587.795854</text:p>
          </table:table-cell>
          <table:table-cell office:value-type="float" office:value="120.4458679" calcext:value-type="float">
            <text:p>120.4458679</text:p>
          </table:table-cell>
          <table:table-cell office:value-type="float" office:value="1.97102533" calcext:value-type="float">
            <text:p>1.97102533</text:p>
          </table:table-cell>
          <table:table-cell office:value-type="float" office:value="0.774478247" calcext:value-type="float">
            <text:p>0.774478247</text:p>
          </table:table-cell>
          <table:table-cell office:value-type="float" office:value="1.153968671" calcext:value-type="float">
            <text:p>1.153968671</text:p>
          </table:table-cell>
          <table:table-cell office:value-type="float" office:value="0.94221148" calcext:value-type="float">
            <text:p>0.9422114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87.000737" calcext:value-type="float">
            <text:p>587.000737</text:p>
          </table:table-cell>
          <table:table-cell office:value-type="float" office:value="120.3330094" calcext:value-type="float">
            <text:p>120.3330094</text:p>
          </table:table-cell>
          <table:table-cell office:value-type="float" office:value="1.9711532" calcext:value-type="float">
            <text:p>1.9711532</text:p>
          </table:table-cell>
          <table:table-cell office:value-type="float" office:value="0.773874868" calcext:value-type="float">
            <text:p>0.773874868</text:p>
          </table:table-cell>
          <table:table-cell office:value-type="float" office:value="0.898905456" calcext:value-type="float">
            <text:p>0.898905456</text:p>
          </table:table-cell>
          <table:table-cell office:value-type="float" office:value="0.733953226" calcext:value-type="float">
            <text:p>0.7339532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82.917997" calcext:value-type="float">
            <text:p>582.917997</text:p>
          </table:table-cell>
          <table:table-cell office:value-type="float" office:value="119.6772783" calcext:value-type="float">
            <text:p>119.6772783</text:p>
          </table:table-cell>
          <table:table-cell office:value-type="float" office:value="1.97100513" calcext:value-type="float">
            <text:p>1.97100513</text:p>
          </table:table-cell>
          <table:table-cell office:value-type="float" office:value="0.774016692" calcext:value-type="float">
            <text:p>0.774016692</text:p>
          </table:table-cell>
          <table:table-cell office:value-type="float" office:value="2.770585225" calcext:value-type="float">
            <text:p>2.770585225</text:p>
          </table:table-cell>
          <table:table-cell office:value-type="float" office:value="2.26217333" calcext:value-type="float">
            <text:p>2.26217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79.896548" calcext:value-type="float">
            <text:p>579.896548</text:p>
          </table:table-cell>
          <table:table-cell office:value-type="float" office:value="119.4500903" calcext:value-type="float">
            <text:p>119.4500903</text:p>
          </table:table-cell>
          <table:table-cell office:value-type="float" office:value="1.96964442" calcext:value-type="float">
            <text:p>1.96964442</text:p>
          </table:table-cell>
          <table:table-cell office:value-type="float" office:value="0.767075117" calcext:value-type="float">
            <text:p>0.767075117</text:p>
          </table:table-cell>
          <table:table-cell office:value-type="float" office:value="2.15829868" calcext:value-type="float">
            <text:p>2.15829868</text:p>
          </table:table-cell>
          <table:table-cell office:value-type="float" office:value="1.76224344" calcext:value-type="float">
            <text:p>1.762243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2.952162" calcext:value-type="float">
            <text:p>572.952162</text:p>
          </table:table-cell>
          <table:table-cell office:value-type="float" office:value="118.3115695" calcext:value-type="float">
            <text:p>118.3115695</text:p>
          </table:table-cell>
          <table:table-cell office:value-type="float" office:value="1.97697746" calcext:value-type="float">
            <text:p>1.97697746</text:p>
          </table:table-cell>
          <table:table-cell office:value-type="float" office:value="0.773961915" calcext:value-type="float">
            <text:p>0.773961915</text:p>
          </table:table-cell>
          <table:table-cell office:value-type="float" office:value="4.43705817" calcext:value-type="float">
            <text:p>4.43705817</text:p>
          </table:table-cell>
          <table:table-cell office:value-type="float" office:value="3.62284285" calcext:value-type="float">
            <text:p>3.622842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67.68936" calcext:value-type="float">
            <text:p>567.68936</text:p>
          </table:table-cell>
          <table:table-cell office:value-type="float" office:value="117.847603" calcext:value-type="float">
            <text:p>117.847603</text:p>
          </table:table-cell>
          <table:table-cell office:value-type="float" office:value="1.97882726" calcext:value-type="float">
            <text:p>1.97882726</text:p>
          </table:table-cell>
          <table:table-cell office:value-type="float" office:value="0.77575373" calcext:value-type="float">
            <text:p>0.77575373</text:p>
          </table:table-cell>
          <table:table-cell office:value-type="float" office:value="3.62215865" calcext:value-type="float">
            <text:p>3.62215865</text:p>
          </table:table-cell>
          <table:table-cell office:value-type="float" office:value="2.95748007" calcext:value-type="float">
            <text:p>2.9574800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1.26116" calcext:value-type="float">
            <text:p>561.26116</text:p>
          </table:table-cell>
          <table:table-cell office:value-type="float" office:value="116.955987" calcext:value-type="float">
            <text:p>116.955987</text:p>
          </table:table-cell>
          <table:table-cell office:value-type="float" office:value="1.97656388" calcext:value-type="float">
            <text:p>1.97656388</text:p>
          </table:table-cell>
          <table:table-cell office:value-type="float" office:value="0.776613202" calcext:value-type="float">
            <text:p>0.776613202</text:p>
          </table:table-cell>
          <table:table-cell office:value-type="float" office:value="4.11736166" calcext:value-type="float">
            <text:p>4.11736166</text:p>
          </table:table-cell>
          <table:table-cell office:value-type="float" office:value="3.36181178" calcext:value-type="float">
            <text:p>3.361811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53.916142" calcext:value-type="float">
            <text:p>553.916142</text:p>
          </table:table-cell>
          <table:table-cell office:value-type="float" office:value="116.080237" calcext:value-type="float">
            <text:p>116.080237</text:p>
          </table:table-cell>
          <table:table-cell office:value-type="float" office:value="1.9727397" calcext:value-type="float">
            <text:p>1.9727397</text:p>
          </table:table-cell>
          <table:table-cell office:value-type="float" office:value="0.779483312" calcext:value-type="float">
            <text:p>0.779483312</text:p>
          </table:table-cell>
          <table:table-cell office:value-type="float" office:value="4.75344871" calcext:value-type="float">
            <text:p>4.75344871</text:p>
          </table:table-cell>
          <table:table-cell office:value-type="float" office:value="3.88117466" calcext:value-type="float">
            <text:p>3.881174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47.415838" calcext:value-type="float">
            <text:p>547.415838</text:p>
          </table:table-cell>
          <table:table-cell office:value-type="float" office:value="115.0890076" calcext:value-type="float">
            <text:p>115.0890076</text:p>
          </table:table-cell>
          <table:table-cell office:value-type="float" office:value="1.96983058" calcext:value-type="float">
            <text:p>1.96983058</text:p>
          </table:table-cell>
          <table:table-cell office:value-type="float" office:value="0.771404656" calcext:value-type="float">
            <text:p>0.771404656</text:p>
          </table:table-cell>
          <table:table-cell office:value-type="float" office:value="4.16143153" calcext:value-type="float">
            <text:p>4.16143153</text:p>
          </table:table-cell>
          <table:table-cell office:value-type="float" office:value="3.39779479" calcext:value-type="float">
            <text:p>3.397794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1.093446" calcext:value-type="float">
            <text:p>541.093446</text:p>
          </table:table-cell>
          <table:table-cell office:value-type="float" office:value="114.3906456" calcext:value-type="float">
            <text:p>114.3906456</text:p>
          </table:table-cell>
          <table:table-cell office:value-type="float" office:value="1.96492804" calcext:value-type="float">
            <text:p>1.96492804</text:p>
          </table:table-cell>
          <table:table-cell office:value-type="float" office:value="0.783100628" calcext:value-type="float">
            <text:p>0.783100628</text:p>
          </table:table-cell>
          <table:table-cell office:value-type="float" office:value="4.1768703" calcext:value-type="float">
            <text:p>4.1768703</text:p>
          </table:table-cell>
          <table:table-cell office:value-type="float" office:value="3.4104004" calcext:value-type="float">
            <text:p>3.410400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3.331288" calcext:value-type="float">
            <text:p>533.331288</text:p>
          </table:table-cell>
          <table:table-cell office:value-type="float" office:value="113.3092101" calcext:value-type="float">
            <text:p>113.3092101</text:p>
          </table:table-cell>
          <table:table-cell office:value-type="float" office:value="1.96063338" calcext:value-type="float">
            <text:p>1.96063338</text:p>
          </table:table-cell>
          <table:table-cell office:value-type="float" office:value="0.780245298" calcext:value-type="float">
            <text:p>0.780245298</text:p>
          </table:table-cell>
          <table:table-cell office:value-type="float" office:value="5.01738473" calcext:value-type="float">
            <text:p>5.01738473</text:p>
          </table:table-cell>
          <table:table-cell office:value-type="float" office:value="4.09667745" calcext:value-type="float">
            <text:p>4.096677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0.902569" calcext:value-type="float">
            <text:p>530.902569</text:p>
          </table:table-cell>
          <table:table-cell office:value-type="float" office:value="113.0017351" calcext:value-type="float">
            <text:p>113.0017351</text:p>
          </table:table-cell>
          <table:table-cell office:value-type="float" office:value="1.95202959" calcext:value-type="float">
            <text:p>1.95202959</text:p>
          </table:table-cell>
          <table:table-cell office:value-type="float" office:value="0.793660098" calcext:value-type="float">
            <text:p>0.793660098</text:p>
          </table:table-cell>
          <table:table-cell office:value-type="float" office:value="1.68380316" calcext:value-type="float">
            <text:p>1.68380316</text:p>
          </table:table-cell>
          <table:table-cell office:value-type="float" office:value="1.37481951" calcext:value-type="float">
            <text:p>1.3748195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6.621075" calcext:value-type="float">
            <text:p>526.621075</text:p>
          </table:table-cell>
          <table:table-cell office:value-type="float" office:value="112.80919" calcext:value-type="float">
            <text:p>112.80919</text:p>
          </table:table-cell>
          <table:table-cell office:value-type="float" office:value="1.95781522" calcext:value-type="float">
            <text:p>1.95781522</text:p>
          </table:table-cell>
          <table:table-cell office:value-type="float" office:value="0.803137151" calcext:value-type="float">
            <text:p>0.803137151</text:p>
          </table:table-cell>
          <table:table-cell office:value-type="float" office:value="3.14384574" calcext:value-type="float">
            <text:p>3.14384574</text:p>
          </table:table-cell>
          <table:table-cell office:value-type="float" office:value="2.56693926" calcext:value-type="float">
            <text:p>2.566939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25.976904" calcext:value-type="float">
            <text:p>525.976904</text:p>
          </table:table-cell>
          <table:table-cell office:value-type="float" office:value="112.5627535" calcext:value-type="float">
            <text:p>112.5627535</text:p>
          </table:table-cell>
          <table:table-cell office:value-type="float" office:value="1.95605155" calcext:value-type="float">
            <text:p>1.95605155</text:p>
          </table:table-cell>
          <table:table-cell office:value-type="float" office:value="0.805867144" calcext:value-type="float">
            <text:p>0.805867144</text:p>
          </table:table-cell>
          <table:table-cell office:value-type="float" office:value="0.890364675" calcext:value-type="float">
            <text:p>0.890364675</text:p>
          </table:table-cell>
          <table:table-cell office:value-type="float" office:value="0.726979714" calcext:value-type="float">
            <text:p>0.7269797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3.277933" calcext:value-type="float">
            <text:p>523.277933</text:p>
          </table:table-cell>
          <table:table-cell office:value-type="float" office:value="112.487437" calcext:value-type="float">
            <text:p>112.487437</text:p>
          </table:table-cell>
          <table:table-cell office:value-type="float" office:value="1.95373989" calcext:value-type="float">
            <text:p>1.95373989</text:p>
          </table:table-cell>
          <table:table-cell office:value-type="float" office:value="0.809725015" calcext:value-type="float">
            <text:p>0.809725015</text:p>
          </table:table-cell>
          <table:table-cell office:value-type="float" office:value="2.54253338" calcext:value-type="float">
            <text:p>2.54253338</text:p>
          </table:table-cell>
          <table:table-cell office:value-type="float" office:value="2.07596975" calcext:value-type="float">
            <text:p>2.0759697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2.661144" calcext:value-type="float">
            <text:p>522.661144</text:p>
          </table:table-cell>
          <table:table-cell office:value-type="float" office:value="112.385759" calcext:value-type="float">
            <text:p>112.385759</text:p>
          </table:table-cell>
          <table:table-cell office:value-type="float" office:value="1.9591979" calcext:value-type="float">
            <text:p>1.9591979</text:p>
          </table:table-cell>
          <table:table-cell office:value-type="float" office:value="0.812275198" calcext:value-type="float">
            <text:p>0.812275198</text:p>
          </table:table-cell>
          <table:table-cell office:value-type="float" office:value="0.780722975" calcext:value-type="float">
            <text:p>0.780722975</text:p>
          </table:table-cell>
          <table:table-cell office:value-type="float" office:value="0.637457638" calcext:value-type="float">
            <text:p>0.63745763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9.37847" calcext:value-type="float">
            <text:p>519.37847</text:p>
          </table:table-cell>
          <table:table-cell office:value-type="float" office:value="112.167535" calcext:value-type="float">
            <text:p>112.167535</text:p>
          </table:table-cell>
          <table:table-cell office:value-type="float" office:value="1.95813058" calcext:value-type="float">
            <text:p>1.95813058</text:p>
          </table:table-cell>
          <table:table-cell office:value-type="float" office:value="0.798285068" calcext:value-type="float">
            <text:p>0.798285068</text:p>
          </table:table-cell>
          <table:table-cell office:value-type="float" office:value="2.91357888" calcext:value-type="float">
            <text:p>2.91357888</text:p>
          </table:table-cell>
          <table:table-cell office:value-type="float" office:value="2.37892716" calcext:value-type="float">
            <text:p>2.378927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19.023177" calcext:value-type="float">
            <text:p>519.023177</text:p>
          </table:table-cell>
          <table:table-cell office:value-type="float" office:value="112.163155" calcext:value-type="float">
            <text:p>112.163155</text:p>
          </table:table-cell>
          <table:table-cell office:value-type="float" office:value="1.96290187" calcext:value-type="float">
            <text:p>1.96290187</text:p>
          </table:table-cell>
          <table:table-cell office:value-type="float" office:value="0.812284773" calcext:value-type="float">
            <text:p>0.812284773</text:p>
          </table:table-cell>
          <table:table-cell office:value-type="float" office:value="0.40096216" calcext:value-type="float">
            <text:p>0.40096216</text:p>
          </table:table-cell>
          <table:table-cell office:value-type="float" office:value="0.327384228" calcext:value-type="float">
            <text:p>0.3273842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6.135592" calcext:value-type="float">
            <text:p>516.135592</text:p>
          </table:table-cell>
          <table:table-cell office:value-type="float" office:value="112.0116074" calcext:value-type="float">
            <text:p>112.0116074</text:p>
          </table:table-cell>
          <table:table-cell office:value-type="float" office:value="1.95264787" calcext:value-type="float">
            <text:p>1.95264787</text:p>
          </table:table-cell>
          <table:table-cell office:value-type="float" office:value="0.803367441" calcext:value-type="float">
            <text:p>0.803367441</text:p>
          </table:table-cell>
          <table:table-cell office:value-type="float" office:value="2.215517904" calcext:value-type="float">
            <text:p>2.215517904</text:p>
          </table:table-cell>
          <table:table-cell office:value-type="float" office:value="1.808962788" calcext:value-type="float">
            <text:p>1.8089627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15.074089" calcext:value-type="float">
            <text:p>515.074089</text:p>
          </table:table-cell>
          <table:table-cell office:value-type="float" office:value="112.0972334" calcext:value-type="float">
            <text:p>112.0972334</text:p>
          </table:table-cell>
          <table:table-cell office:value-type="float" office:value="1.95795963" calcext:value-type="float">
            <text:p>1.95795963</text:p>
          </table:table-cell>
          <table:table-cell office:value-type="float" office:value="0.783900086" calcext:value-type="float">
            <text:p>0.783900086</text:p>
          </table:table-cell>
          <table:table-cell office:value-type="float" office:value="0.868872395" calcext:value-type="float">
            <text:p>0.868872395</text:p>
          </table:table-cell>
          <table:table-cell office:value-type="float" office:value="0.709431335" calcext:value-type="float">
            <text:p>0.7094313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12.444856" calcext:value-type="float">
            <text:p>512.444856</text:p>
          </table:table-cell>
          <table:table-cell office:value-type="float" office:value="112.0003965" calcext:value-type="float">
            <text:p>112.0003965</text:p>
          </table:table-cell>
          <table:table-cell office:value-type="float" office:value="1.9445228" calcext:value-type="float">
            <text:p>1.9445228</text:p>
          </table:table-cell>
          <table:table-cell office:value-type="float" office:value="0.794505527" calcext:value-type="float">
            <text:p>0.794505527</text:p>
          </table:table-cell>
          <table:table-cell office:value-type="float" office:value="1.99119735" calcext:value-type="float">
            <text:p>1.99119735</text:p>
          </table:table-cell>
          <table:table-cell office:value-type="float" office:value="1.62580582" calcext:value-type="float">
            <text:p>1.625805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10.856953" calcext:value-type="float">
            <text:p>510.856953</text:p>
          </table:table-cell>
          <table:table-cell office:value-type="float" office:value="112.0200476" calcext:value-type="float">
            <text:p>112.0200476</text:p>
          </table:table-cell>
          <table:table-cell office:value-type="float" office:value="1.95569994" calcext:value-type="float">
            <text:p>1.95569994</text:p>
          </table:table-cell>
          <table:table-cell office:value-type="float" office:value="0.781102119" calcext:value-type="float">
            <text:p>0.781102119</text:p>
          </table:table-cell>
          <table:table-cell office:value-type="float" office:value="1.3110786" calcext:value-type="float">
            <text:p>1.3110786</text:p>
          </table:table-cell>
          <table:table-cell office:value-type="float" office:value="1.070491167" calcext:value-type="float">
            <text:p>1.070491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08.400216" calcext:value-type="float">
            <text:p>508.400216</text:p>
          </table:table-cell>
          <table:table-cell office:value-type="float" office:value="111.9797533" calcext:value-type="float">
            <text:p>111.9797533</text:p>
          </table:table-cell>
          <table:table-cell office:value-type="float" office:value="1.9519435" calcext:value-type="float">
            <text:p>1.9519435</text:p>
          </table:table-cell>
          <table:table-cell office:value-type="float" office:value="0.784709971" calcext:value-type="float">
            <text:p>0.784709971</text:p>
          </table:table-cell>
          <table:table-cell office:value-type="float" office:value="1.91897395" calcext:value-type="float">
            <text:p>1.91897395</text:p>
          </table:table-cell>
          <table:table-cell office:value-type="float" office:value="1.56683563" calcext:value-type="float">
            <text:p>1.5668356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06.17143" calcext:value-type="float">
            <text:p>506.17143</text:p>
          </table:table-cell>
          <table:table-cell office:value-type="float" office:value="112.2064886" calcext:value-type="float">
            <text:p>112.2064886</text:p>
          </table:table-cell>
          <table:table-cell office:value-type="float" office:value="1.95212206" calcext:value-type="float">
            <text:p>1.95212206</text:p>
          </table:table-cell>
          <table:table-cell office:value-type="float" office:value="0.780006209" calcext:value-type="float">
            <text:p>0.780006209</text:p>
          </table:table-cell>
          <table:table-cell office:value-type="float" office:value="1.67487754" calcext:value-type="float">
            <text:p>1.67487754</text:p>
          </table:table-cell>
          <table:table-cell office:value-type="float" office:value="1.367531829" calcext:value-type="float">
            <text:p>1.3675318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2.049447" calcext:value-type="float">
            <text:p>502.049447</text:p>
          </table:table-cell>
          <table:table-cell office:value-type="float" office:value="112.0908504" calcext:value-type="float">
            <text:p>112.0908504</text:p>
          </table:table-cell>
          <table:table-cell office:value-type="float" office:value="1.94995815" calcext:value-type="float">
            <text:p>1.94995815</text:p>
          </table:table-cell>
          <table:table-cell office:value-type="float" office:value="0.786787004" calcext:value-type="float">
            <text:p>0.786787004</text:p>
          </table:table-cell>
          <table:table-cell office:value-type="float" office:value="2.91069213" calcext:value-type="float">
            <text:p>2.91069213</text:p>
          </table:table-cell>
          <table:table-cell office:value-type="float" office:value="2.37657016" calcext:value-type="float">
            <text:p>2.376570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96.412577" calcext:value-type="float">
            <text:p>496.412577</text:p>
          </table:table-cell>
          <table:table-cell office:value-type="float" office:value="111.7629859" calcext:value-type="float">
            <text:p>111.7629859</text:p>
          </table:table-cell>
          <table:table-cell office:value-type="float" office:value="1.94844235" calcext:value-type="float">
            <text:p>1.94844235</text:p>
          </table:table-cell>
          <table:table-cell office:value-type="float" office:value="0.791403435" calcext:value-type="float">
            <text:p>0.791403435</text:p>
          </table:table-cell>
          <table:table-cell office:value-type="float" office:value="3.70586164" calcext:value-type="float">
            <text:p>3.70586164</text:p>
          </table:table-cell>
          <table:table-cell office:value-type="float" office:value="3.025823307" calcext:value-type="float">
            <text:p>3.02582330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90.91506" calcext:value-type="float">
            <text:p>490.91506</text:p>
          </table:table-cell>
          <table:table-cell office:value-type="float" office:value="111.3250286" calcext:value-type="float">
            <text:p>111.3250286</text:p>
          </table:table-cell>
          <table:table-cell office:value-type="float" office:value="1.95575219" calcext:value-type="float">
            <text:p>1.95575219</text:p>
          </table:table-cell>
          <table:table-cell office:value-type="float" office:value="0.794602941" calcext:value-type="float">
            <text:p>0.794602941</text:p>
          </table:table-cell>
          <table:table-cell office:value-type="float" office:value="3.90240472" calcext:value-type="float">
            <text:p>3.90240472</text:p>
          </table:table-cell>
          <table:table-cell office:value-type="float" office:value="3.18630007" calcext:value-type="float">
            <text:p>3.186300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4.944347" calcext:value-type="float">
            <text:p>484.944347</text:p>
          </table:table-cell>
          <table:table-cell office:value-type="float" office:value="110.8290028" calcext:value-type="float">
            <text:p>110.8290028</text:p>
          </table:table-cell>
          <table:table-cell office:value-type="float" office:value="1.95426879" calcext:value-type="float">
            <text:p>1.95426879</text:p>
          </table:table-cell>
          <table:table-cell office:value-type="float" office:value="0.791106626" calcext:value-type="float">
            <text:p>0.791106626</text:p>
          </table:table-cell>
          <table:table-cell office:value-type="float" office:value="3.86686264" calcext:value-type="float">
            <text:p>3.86686264</text:p>
          </table:table-cell>
          <table:table-cell office:value-type="float" office:value="3.15727994" calcext:value-type="float">
            <text:p>3.15727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7.450672" calcext:value-type="float">
            <text:p>477.450672</text:p>
          </table:table-cell>
          <table:table-cell office:value-type="float" office:value="110.056626" calcext:value-type="float">
            <text:p>110.056626</text:p>
          </table:table-cell>
          <table:table-cell office:value-type="float" office:value="1.95240021" calcext:value-type="float">
            <text:p>1.95240021</text:p>
          </table:table-cell>
          <table:table-cell office:value-type="float" office:value="0.785731299" calcext:value-type="float">
            <text:p>0.785731299</text:p>
          </table:table-cell>
          <table:table-cell office:value-type="float" office:value="5.07438375" calcext:value-type="float">
            <text:p>5.07438375</text:p>
          </table:table-cell>
          <table:table-cell office:value-type="float" office:value="4.1432171" calcext:value-type="float">
            <text:p>4.14321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71.805758" calcext:value-type="float">
            <text:p>471.805758</text:p>
          </table:table-cell>
          <table:table-cell office:value-type="float" office:value="109.6026112" calcext:value-type="float">
            <text:p>109.6026112</text:p>
          </table:table-cell>
          <table:table-cell office:value-type="float" office:value="1.9610772" calcext:value-type="float">
            <text:p>1.9610772</text:p>
          </table:table-cell>
          <table:table-cell office:value-type="float" office:value="0.796004346" calcext:value-type="float">
            <text:p>0.796004346</text:p>
          </table:table-cell>
          <table:table-cell office:value-type="float" office:value="3.67861524" calcext:value-type="float">
            <text:p>3.67861524</text:p>
          </table:table-cell>
          <table:table-cell office:value-type="float" office:value="3.00357676" calcext:value-type="float">
            <text:p>3.003576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5.222755" calcext:value-type="float">
            <text:p>465.222755</text:p>
          </table:table-cell>
          <table:table-cell office:value-type="float" office:value="109.1810057" calcext:value-type="float">
            <text:p>109.1810057</text:p>
          </table:table-cell>
          <table:table-cell office:value-type="float" office:value="1.96299095" calcext:value-type="float">
            <text:p>1.96299095</text:p>
          </table:table-cell>
          <table:table-cell office:value-type="float" office:value="0.799357566" calcext:value-type="float">
            <text:p>0.799357566</text:p>
          </table:table-cell>
          <table:table-cell office:value-type="float" office:value="4.52733684" calcext:value-type="float">
            <text:p>4.52733684</text:p>
          </table:table-cell>
          <table:table-cell office:value-type="float" office:value="3.69655502" calcext:value-type="float">
            <text:p>3.6965550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60.521358" calcext:value-type="float">
            <text:p>460.521358</text:p>
          </table:table-cell>
          <table:table-cell office:value-type="float" office:value="108.8116766" calcext:value-type="float">
            <text:p>108.8116766</text:p>
          </table:table-cell>
          <table:table-cell office:value-type="float" office:value="1.96676586" calcext:value-type="float">
            <text:p>1.96676586</text:p>
          </table:table-cell>
          <table:table-cell office:value-type="float" office:value="0.805238395" calcext:value-type="float">
            <text:p>0.805238395</text:p>
          </table:table-cell>
          <table:table-cell office:value-type="float" office:value="3.07347572" calcext:value-type="float">
            <text:p>3.07347572</text:p>
          </table:table-cell>
          <table:table-cell office:value-type="float" office:value="2.50948244" calcext:value-type="float">
            <text:p>2.509482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7.303704" calcext:value-type="float">
            <text:p>457.303704</text:p>
          </table:table-cell>
          <table:table-cell office:value-type="float" office:value="108.925246" calcext:value-type="float">
            <text:p>108.925246</text:p>
          </table:table-cell>
          <table:table-cell office:value-type="float" office:value="1.96497674" calcext:value-type="float">
            <text:p>1.96497674</text:p>
          </table:table-cell>
          <table:table-cell office:value-type="float" office:value="0.795461725" calcext:value-type="float">
            <text:p>0.795461725</text:p>
          </table:table-cell>
          <table:table-cell office:value-type="float" office:value="2.31320142" calcext:value-type="float">
            <text:p>2.31320142</text:p>
          </table:table-cell>
          <table:table-cell office:value-type="float" office:value="1.88872107" calcext:value-type="float">
            <text:p>1.888721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54.350794" calcext:value-type="float">
            <text:p>454.350794</text:p>
          </table:table-cell>
          <table:table-cell office:value-type="float" office:value="108.704128" calcext:value-type="float">
            <text:p>108.704128</text:p>
          </table:table-cell>
          <table:table-cell office:value-type="float" office:value="1.96565532" calcext:value-type="float">
            <text:p>1.96565532</text:p>
          </table:table-cell>
          <table:table-cell office:value-type="float" office:value="0.780370867" calcext:value-type="float">
            <text:p>0.780370867</text:p>
          </table:table-cell>
          <table:table-cell office:value-type="float" office:value="2.26837781" calcext:value-type="float">
            <text:p>2.26837781</text:p>
          </table:table-cell>
          <table:table-cell office:value-type="float" office:value="1.85212275" calcext:value-type="float">
            <text:p>1.852122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53.206569" calcext:value-type="float">
            <text:p>453.206569</text:p>
          </table:table-cell>
          <table:table-cell office:value-type="float" office:value="108.8086301" calcext:value-type="float">
            <text:p>108.8086301</text:p>
          </table:table-cell>
          <table:table-cell office:value-type="float" office:value="1.97747687" calcext:value-type="float">
            <text:p>1.97747687</text:p>
          </table:table-cell>
          <table:table-cell office:value-type="float" office:value="0.756742832" calcext:value-type="float">
            <text:p>0.756742832</text:p>
          </table:table-cell>
          <table:table-cell office:value-type="float" office:value="1.158881186" calcext:value-type="float">
            <text:p>1.158881186</text:p>
          </table:table-cell>
          <table:table-cell office:value-type="float" office:value="0.946222504" calcext:value-type="float">
            <text:p>0.9462225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51.401784" calcext:value-type="float">
            <text:p>451.401784</text:p>
          </table:table-cell>
          <table:table-cell office:value-type="float" office:value="108.886969" calcext:value-type="float">
            <text:p>108.886969</text:p>
          </table:table-cell>
          <table:table-cell office:value-type="float" office:value="1.97827415" calcext:value-type="float">
            <text:p>1.97827415</text:p>
          </table:table-cell>
          <table:table-cell office:value-type="float" office:value="0.749022138" calcext:value-type="float">
            <text:p>0.749022138</text:p>
          </table:table-cell>
          <table:table-cell office:value-type="float" office:value="1.538822907" calcext:value-type="float">
            <text:p>1.538822907</text:p>
          </table:table-cell>
          <table:table-cell office:value-type="float" office:value="1.256443656" calcext:value-type="float">
            <text:p>1.2564436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0.390499" calcext:value-type="float">
            <text:p>450.390499</text:p>
          </table:table-cell>
          <table:table-cell office:value-type="float" office:value="108.7938414" calcext:value-type="float">
            <text:p>108.7938414</text:p>
          </table:table-cell>
          <table:table-cell office:value-type="float" office:value="1.99549112" calcext:value-type="float">
            <text:p>1.99549112</text:p>
          </table:table-cell>
          <table:table-cell office:value-type="float" office:value="0.736626971" calcext:value-type="float">
            <text:p>0.736626971</text:p>
          </table:table-cell>
          <table:table-cell office:value-type="float" office:value="1.61877445" calcext:value-type="float">
            <text:p>1.61877445</text:p>
          </table:table-cell>
          <table:table-cell office:value-type="float" office:value="1.32172378" calcext:value-type="float">
            <text:p>1.3217237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48.736072" calcext:value-type="float">
            <text:p>448.736072</text:p>
          </table:table-cell>
          <table:table-cell office:value-type="float" office:value="108.9321715" calcext:value-type="float">
            <text:p>108.9321715</text:p>
          </table:table-cell>
          <table:table-cell office:value-type="float" office:value="1.98519711" calcext:value-type="float">
            <text:p>1.98519711</text:p>
          </table:table-cell>
          <table:table-cell office:value-type="float" office:value="0.742133113" calcext:value-type="float">
            <text:p>0.742133113</text:p>
          </table:table-cell>
          <table:table-cell office:value-type="float" office:value="1.41832626" calcext:value-type="float">
            <text:p>1.41832626</text:p>
          </table:table-cell>
          <table:table-cell office:value-type="float" office:value="1.158058548" calcext:value-type="float">
            <text:p>1.158058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7.876323" calcext:value-type="float">
            <text:p>447.876323</text:p>
          </table:table-cell>
          <table:table-cell office:value-type="float" office:value="108.7760785" calcext:value-type="float">
            <text:p>108.7760785</text:p>
          </table:table-cell>
          <table:table-cell office:value-type="float" office:value="2.01907018" calcext:value-type="float">
            <text:p>2.01907018</text:p>
          </table:table-cell>
          <table:table-cell office:value-type="float" office:value="0.729880169" calcext:value-type="float">
            <text:p>0.729880169</text:p>
          </table:table-cell>
          <table:table-cell office:value-type="float" office:value="1.020857041" calcext:value-type="float">
            <text:p>1.020857041</text:p>
          </table:table-cell>
          <table:table-cell office:value-type="float" office:value="0.8335263" calcext:value-type="float">
            <text:p>0.83352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46.254083" calcext:value-type="float">
            <text:p>446.254083</text:p>
          </table:table-cell>
          <table:table-cell office:value-type="float" office:value="108.9496609" calcext:value-type="float">
            <text:p>108.9496609</text:p>
          </table:table-cell>
          <table:table-cell office:value-type="float" office:value="2.00725246" calcext:value-type="float">
            <text:p>2.00725246</text:p>
          </table:table-cell>
          <table:table-cell office:value-type="float" office:value="0.72759826" calcext:value-type="float">
            <text:p>0.72759826</text:p>
          </table:table-cell>
          <table:table-cell office:value-type="float" office:value="1.340166715" calcext:value-type="float">
            <text:p>1.340166715</text:p>
          </table:table-cell>
          <table:table-cell office:value-type="float" office:value="1.094241582" calcext:value-type="float">
            <text:p>1.09424158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45.724003" calcext:value-type="float">
            <text:p>445.724003</text:p>
          </table:table-cell>
          <table:table-cell office:value-type="float" office:value="108.8711719" calcext:value-type="float">
            <text:p>108.8711719</text:p>
          </table:table-cell>
          <table:table-cell office:value-type="float" office:value="1.99696376" calcext:value-type="float">
            <text:p>1.99696376</text:p>
          </table:table-cell>
          <table:table-cell office:value-type="float" office:value="0.722837318" calcext:value-type="float">
            <text:p>0.722837318</text:p>
          </table:table-cell>
          <table:table-cell office:value-type="float" office:value="0.68137705" calcext:value-type="float">
            <text:p>0.68137705</text:p>
          </table:table-cell>
          <table:table-cell office:value-type="float" office:value="0.55634203" calcext:value-type="float">
            <text:p>0.556342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43.738482" calcext:value-type="float">
            <text:p>443.738482</text:p>
          </table:table-cell>
          <table:table-cell office:value-type="float" office:value="108.9972696" calcext:value-type="float">
            <text:p>108.9972696</text:p>
          </table:table-cell>
          <table:table-cell office:value-type="float" office:value="1.99225794" calcext:value-type="float">
            <text:p>1.99225794</text:p>
          </table:table-cell>
          <table:table-cell office:value-type="float" office:value="0.73045683" calcext:value-type="float">
            <text:p>0.73045683</text:p>
          </table:table-cell>
          <table:table-cell office:value-type="float" office:value="1.557790839" calcext:value-type="float">
            <text:p>1.557790839</text:p>
          </table:table-cell>
          <table:table-cell office:value-type="float" office:value="1.271930859" calcext:value-type="float">
            <text:p>1.27193085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42.706315" calcext:value-type="float">
            <text:p>442.706315</text:p>
          </table:table-cell>
          <table:table-cell office:value-type="float" office:value="108.9775341" calcext:value-type="float">
            <text:p>108.9775341</text:p>
          </table:table-cell>
          <table:table-cell office:value-type="float" office:value="2.00134652" calcext:value-type="float">
            <text:p>2.00134652</text:p>
          </table:table-cell>
          <table:table-cell office:value-type="float" office:value="0.733029595" calcext:value-type="float">
            <text:p>0.733029595</text:p>
          </table:table-cell>
          <table:table-cell office:value-type="float" office:value="0.973956851" calcext:value-type="float">
            <text:p>0.973956851</text:p>
          </table:table-cell>
          <table:table-cell office:value-type="float" office:value="0.795232447" calcext:value-type="float">
            <text:p>0.79523244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40.636635" calcext:value-type="float">
            <text:p>440.636635</text:p>
          </table:table-cell>
          <table:table-cell office:value-type="float" office:value="109.1666763" calcext:value-type="float">
            <text:p>109.1666763</text:p>
          </table:table-cell>
          <table:table-cell office:value-type="float" office:value="2.00374193" calcext:value-type="float">
            <text:p>2.00374193</text:p>
          </table:table-cell>
          <table:table-cell office:value-type="float" office:value="0.741110261" calcext:value-type="float">
            <text:p>0.741110261</text:p>
          </table:table-cell>
          <table:table-cell office:value-type="float" office:value="1.6410197187" calcext:value-type="float">
            <text:p>1.6410197187</text:p>
          </table:table-cell>
          <table:table-cell office:value-type="float" office:value="1.339887056" calcext:value-type="float">
            <text:p>1.33988705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9.083169" calcext:value-type="float">
            <text:p>439.083169</text:p>
          </table:table-cell>
          <table:table-cell office:value-type="float" office:value="109.0905599" calcext:value-type="float">
            <text:p>109.0905599</text:p>
          </table:table-cell>
          <table:table-cell office:value-type="float" office:value="2.00449065" calcext:value-type="float">
            <text:p>2.00449065</text:p>
          </table:table-cell>
          <table:table-cell office:value-type="float" office:value="0.737963828" calcext:value-type="float">
            <text:p>0.737963828</text:p>
          </table:table-cell>
          <table:table-cell office:value-type="float" office:value="1.335121563" calcext:value-type="float">
            <text:p>1.335121563</text:p>
          </table:table-cell>
          <table:table-cell office:value-type="float" office:value="1.090122201" calcext:value-type="float">
            <text:p>1.09012220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35.853618" calcext:value-type="float">
            <text:p>435.853618</text:p>
          </table:table-cell>
          <table:table-cell office:value-type="float" office:value="109.2731995" calcext:value-type="float">
            <text:p>109.2731995</text:p>
          </table:table-cell>
          <table:table-cell office:value-type="float" office:value="2.00195466" calcext:value-type="float">
            <text:p>2.00195466</text:p>
          </table:table-cell>
          <table:table-cell office:value-type="float" office:value="0.73731169" calcext:value-type="float">
            <text:p>0.73731169</text:p>
          </table:table-cell>
          <table:table-cell office:value-type="float" office:value="2.292535506" calcext:value-type="float">
            <text:p>2.292535506</text:p>
          </table:table-cell>
          <table:table-cell office:value-type="float" office:value="1.871847365" calcext:value-type="float">
            <text:p>1.87184736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32.419206" calcext:value-type="float">
            <text:p>432.419206</text:p>
          </table:table-cell>
          <table:table-cell office:value-type="float" office:value="108.9433144" calcext:value-type="float">
            <text:p>108.9433144</text:p>
          </table:table-cell>
          <table:table-cell office:value-type="float" office:value="2.00219648" calcext:value-type="float">
            <text:p>2.00219648</text:p>
          </table:table-cell>
          <table:table-cell office:value-type="float" office:value="0.73818045" calcext:value-type="float">
            <text:p>0.73818045</text:p>
          </table:table-cell>
          <table:table-cell office:value-type="float" office:value="2.441290126" calcext:value-type="float">
            <text:p>2.441290126</text:p>
          </table:table-cell>
          <table:table-cell office:value-type="float" office:value="1.993305024" calcext:value-type="float">
            <text:p>1.9933050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25.008431" calcext:value-type="float">
            <text:p>425.008431</text:p>
          </table:table-cell>
          <table:table-cell office:value-type="float" office:value="108.4364391" calcext:value-type="float">
            <text:p>108.4364391</text:p>
          </table:table-cell>
          <table:table-cell office:value-type="float" office:value="1.9999485" calcext:value-type="float">
            <text:p>1.9999485</text:p>
          </table:table-cell>
          <table:table-cell office:value-type="float" office:value="0.735566971" calcext:value-type="float">
            <text:p>0.735566971</text:p>
          </table:table-cell>
          <table:table-cell office:value-type="float" office:value="4.954275784" calcext:value-type="float">
            <text:p>4.954275784</text:p>
          </table:table-cell>
          <table:table-cell office:value-type="float" office:value="4.045149153" calcext:value-type="float">
            <text:p>4.0451491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20.385296" calcext:value-type="float">
            <text:p>420.385296</text:p>
          </table:table-cell>
          <table:table-cell office:value-type="float" office:value="107.805873" calcext:value-type="float">
            <text:p>107.805873</text:p>
          </table:table-cell>
          <table:table-cell office:value-type="float" office:value="1.99834667" calcext:value-type="float">
            <text:p>1.99834667</text:p>
          </table:table-cell>
          <table:table-cell office:value-type="float" office:value="0.734425706" calcext:value-type="float">
            <text:p>0.734425706</text:p>
          </table:table-cell>
          <table:table-cell office:value-type="float" office:value="3.00877532" calcext:value-type="float">
            <text:p>3.00877532</text:p>
          </table:table-cell>
          <table:table-cell office:value-type="float" office:value="2.4566548" calcext:value-type="float">
            <text:p>2.456654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12.819801" calcext:value-type="float">
            <text:p>412.819801</text:p>
          </table:table-cell>
          <table:table-cell office:value-type="float" office:value="107.364322" calcext:value-type="float">
            <text:p>107.364322</text:p>
          </table:table-cell>
          <table:table-cell office:value-type="float" office:value="1.99476133" calcext:value-type="float">
            <text:p>1.99476133</text:p>
          </table:table-cell>
          <table:table-cell office:value-type="float" office:value="0.722205876" calcext:value-type="float">
            <text:p>0.722205876</text:p>
          </table:table-cell>
          <table:table-cell office:value-type="float" office:value="5.15412967" calcext:value-type="float">
            <text:p>5.15412967</text:p>
          </table:table-cell>
          <table:table-cell office:value-type="float" office:value="4.20832927" calcext:value-type="float">
            <text:p>4.208329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7.196186" calcext:value-type="float">
            <text:p>407.196186</text:p>
          </table:table-cell>
          <table:table-cell office:value-type="float" office:value="106.8519909" calcext:value-type="float">
            <text:p>106.8519909</text:p>
          </table:table-cell>
          <table:table-cell office:value-type="float" office:value="1.99310239" calcext:value-type="float">
            <text:p>1.99310239</text:p>
          </table:table-cell>
          <table:table-cell office:value-type="float" office:value="0.720988654" calcext:value-type="float">
            <text:p>0.720988654</text:p>
          </table:table-cell>
          <table:table-cell office:value-type="float" office:value="3.71362597" calcext:value-type="float">
            <text:p>3.71362597</text:p>
          </table:table-cell>
          <table:table-cell office:value-type="float" office:value="3.03216282" calcext:value-type="float">
            <text:p>3.03216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0.968399" calcext:value-type="float">
            <text:p>400.968399</text:p>
          </table:table-cell>
          <table:table-cell office:value-type="float" office:value="106.4932119" calcext:value-type="float">
            <text:p>106.4932119</text:p>
          </table:table-cell>
          <table:table-cell office:value-type="float" office:value="1.98836059" calcext:value-type="float">
            <text:p>1.98836059</text:p>
          </table:table-cell>
          <table:table-cell office:value-type="float" office:value="0.713822517" calcext:value-type="float">
            <text:p>0.713822517</text:p>
          </table:table-cell>
          <table:table-cell office:value-type="float" office:value="4.26582785" calcext:value-type="float">
            <text:p>4.26582785</text:p>
          </table:table-cell>
          <table:table-cell office:value-type="float" office:value="3.48303386" calcext:value-type="float">
            <text:p>3.4830338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96.169697" calcext:value-type="float">
            <text:p>396.169697</text:p>
          </table:table-cell>
          <table:table-cell office:value-type="float" office:value="106.1484515" calcext:value-type="float">
            <text:p>106.1484515</text:p>
          </table:table-cell>
          <table:table-cell office:value-type="float" office:value="1.99227701" calcext:value-type="float">
            <text:p>1.99227701</text:p>
          </table:table-cell>
          <table:table-cell office:value-type="float" office:value="0.716877884" calcext:value-type="float">
            <text:p>0.716877884</text:p>
          </table:table-cell>
          <table:table-cell office:value-type="float" office:value="3.1999917" calcext:value-type="float">
            <text:p>3.1999917</text:p>
          </table:table-cell>
          <table:table-cell office:value-type="float" office:value="2.61278227" calcext:value-type="float">
            <text:p>2.6127822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92.463821" calcext:value-type="float">
            <text:p>392.463821</text:p>
          </table:table-cell>
          <table:table-cell office:value-type="float" office:value="106.097677" calcext:value-type="float">
            <text:p>106.097677</text:p>
          </table:table-cell>
          <table:table-cell office:value-type="float" office:value="1.98981017" calcext:value-type="float">
            <text:p>1.98981017</text:p>
          </table:table-cell>
          <table:table-cell office:value-type="float" office:value="0.713256688" calcext:value-type="float">
            <text:p>0.713256688</text:p>
          </table:table-cell>
          <table:table-cell office:value-type="float" office:value="2.64286497" calcext:value-type="float">
            <text:p>2.64286497</text:p>
          </table:table-cell>
          <table:table-cell office:value-type="float" office:value="2.15789014" calcext:value-type="float">
            <text:p>2.1578901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88.467883" calcext:value-type="float">
            <text:p>388.467883</text:p>
          </table:table-cell>
          <table:table-cell office:value-type="float" office:value="105.790989" calcext:value-type="float">
            <text:p>105.790989</text:p>
          </table:table-cell>
          <table:table-cell office:value-type="float" office:value="1.99255044" calcext:value-type="float">
            <text:p>1.99255044</text:p>
          </table:table-cell>
          <table:table-cell office:value-type="float" office:value="0.71429405" calcext:value-type="float">
            <text:p>0.71429405</text:p>
          </table:table-cell>
          <table:table-cell office:value-type="float" office:value="2.819806198" calcext:value-type="float">
            <text:p>2.819806198</text:p>
          </table:table-cell>
          <table:table-cell office:value-type="float" office:value="2.302362087" calcext:value-type="float">
            <text:p>2.3023620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86.926145" calcext:value-type="float">
            <text:p>386.926145</text:p>
          </table:table-cell>
          <table:table-cell office:value-type="float" office:value="105.6853061" calcext:value-type="float">
            <text:p>105.6853061</text:p>
          </table:table-cell>
          <table:table-cell office:value-type="float" office:value="1.97580051" calcext:value-type="float">
            <text:p>1.97580051</text:p>
          </table:table-cell>
          <table:table-cell office:value-type="float" office:value="0.717696477" calcext:value-type="float">
            <text:p>0.717696477</text:p>
          </table:table-cell>
          <table:table-cell office:value-type="float" office:value="1.535128499" calcext:value-type="float">
            <text:p>1.535128499</text:p>
          </table:table-cell>
          <table:table-cell office:value-type="float" office:value="1.253427207" calcext:value-type="float">
            <text:p>1.2534272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86.113048" calcext:value-type="float">
            <text:p>386.113048</text:p>
          </table:table-cell>
          <table:table-cell office:value-type="float" office:value="105.6948317" calcext:value-type="float">
            <text:p>105.6948317</text:p>
          </table:table-cell>
          <table:table-cell office:value-type="float" office:value="1.98182914" calcext:value-type="float">
            <text:p>1.98182914</text:p>
          </table:table-cell>
          <table:table-cell office:value-type="float" office:value="0.725067186" calcext:value-type="float">
            <text:p>0.725067186</text:p>
          </table:table-cell>
          <table:table-cell office:value-type="float" office:value="1.183267306" calcext:value-type="float">
            <text:p>1.183267306</text:p>
          </table:table-cell>
          <table:table-cell office:value-type="float" office:value="0.966133726" calcext:value-type="float">
            <text:p>0.9661337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5.480677" calcext:value-type="float">
            <text:p>385.480677</text:p>
          </table:table-cell>
          <table:table-cell office:value-type="float" office:value="105.3799646" calcext:value-type="float">
            <text:p>105.3799646</text:p>
          </table:table-cell>
          <table:table-cell office:value-type="float" office:value="1.97673705" calcext:value-type="float">
            <text:p>1.97673705</text:p>
          </table:table-cell>
          <table:table-cell office:value-type="float" office:value="0.730224499" calcext:value-type="float">
            <text:p>0.730224499</text:p>
          </table:table-cell>
          <table:table-cell office:value-type="float" office:value="0.783226826" calcext:value-type="float">
            <text:p>0.783226826</text:p>
          </table:table-cell>
          <table:table-cell office:value-type="float" office:value="0.6395020464" calcext:value-type="float">
            <text:p>0.63950204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5.222202" calcext:value-type="float">
            <text:p>385.222202</text:p>
          </table:table-cell>
          <table:table-cell office:value-type="float" office:value="105.3678825" calcext:value-type="float">
            <text:p>105.3678825</text:p>
          </table:table-cell>
          <table:table-cell office:value-type="float" office:value="1.97047888" calcext:value-type="float">
            <text:p>1.97047888</text:p>
          </table:table-cell>
          <table:table-cell office:value-type="float" office:value="0.726280302" calcext:value-type="float">
            <text:p>0.726280302</text:p>
          </table:table-cell>
          <table:table-cell office:value-type="float" office:value="0.757964793" calcext:value-type="float">
            <text:p>0.757964793</text:p>
          </table:table-cell>
          <table:table-cell office:value-type="float" office:value="0.618875673" calcext:value-type="float">
            <text:p>0.61887567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83.569072" calcext:value-type="float">
            <text:p>383.569072</text:p>
          </table:table-cell>
          <table:table-cell office:value-type="float" office:value="105.1141146" calcext:value-type="float">
            <text:p>105.1141146</text:p>
          </table:table-cell>
          <table:table-cell office:value-type="float" office:value="1.93232004" calcext:value-type="float">
            <text:p>1.93232004</text:p>
          </table:table-cell>
          <table:table-cell office:value-type="float" office:value="0.785610695" calcext:value-type="float">
            <text:p>0.785610695</text:p>
          </table:table-cell>
          <table:table-cell office:value-type="float" office:value="1.458117146" calcext:value-type="float">
            <text:p>1.458117146</text:p>
          </table:table-cell>
          <table:table-cell office:value-type="float" office:value="1.1905476414" calcext:value-type="float">
            <text:p>1.190547641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83.350449" calcext:value-type="float">
            <text:p>383.350449</text:p>
          </table:table-cell>
          <table:table-cell office:value-type="float" office:value="105.0759495" calcext:value-type="float">
            <text:p>105.0759495</text:p>
          </table:table-cell>
          <table:table-cell office:value-type="float" office:value="1.92168234" calcext:value-type="float">
            <text:p>1.92168234</text:p>
          </table:table-cell>
          <table:table-cell office:value-type="float" office:value="0.790401739" calcext:value-type="float">
            <text:p>0.790401739</text:p>
          </table:table-cell>
          <table:table-cell office:value-type="float" office:value="0.618089486" calcext:value-type="float">
            <text:p>0.618089486</text:p>
          </table:table-cell>
          <table:table-cell office:value-type="float" office:value="0.504667961" calcext:value-type="float">
            <text:p>0.50466796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81.354934" calcext:value-type="float">
            <text:p>381.354934</text:p>
          </table:table-cell>
          <table:table-cell office:value-type="float" office:value="104.6277319" calcext:value-type="float">
            <text:p>104.6277319</text:p>
          </table:table-cell>
          <table:table-cell office:value-type="float" office:value="1.92941571" calcext:value-type="float">
            <text:p>1.92941571</text:p>
          </table:table-cell>
          <table:table-cell office:value-type="float" office:value="0.810105239" calcext:value-type="float">
            <text:p>0.810105239</text:p>
          </table:table-cell>
          <table:table-cell office:value-type="float" office:value="1.499264686" calcext:value-type="float">
            <text:p>1.499264686</text:p>
          </table:table-cell>
          <table:table-cell office:value-type="float" office:value="1.224144491" calcext:value-type="float">
            <text:p>1.2241444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80.537099" calcext:value-type="float">
            <text:p>380.537099</text:p>
          </table:table-cell>
          <table:table-cell office:value-type="float" office:value="104.7288998" calcext:value-type="float">
            <text:p>104.7288998</text:p>
          </table:table-cell>
          <table:table-cell office:value-type="float" office:value="1.91472651" calcext:value-type="float">
            <text:p>1.91472651</text:p>
          </table:table-cell>
          <table:table-cell office:value-type="float" office:value="0.833089751" calcext:value-type="float">
            <text:p>0.833089751</text:p>
          </table:table-cell>
          <table:table-cell office:value-type="float" office:value="0.822910316" calcext:value-type="float">
            <text:p>0.822910316</text:p>
          </table:table-cell>
          <table:table-cell office:value-type="float" office:value="0.671903447" calcext:value-type="float">
            <text:p>0.67190344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8.497428" calcext:value-type="float">
            <text:p>378.497428</text:p>
          </table:table-cell>
          <table:table-cell office:value-type="float" office:value="103.9386576" calcext:value-type="float">
            <text:p>103.9386576</text:p>
          </table:table-cell>
          <table:table-cell office:value-type="float" office:value="1.92598725" calcext:value-type="float">
            <text:p>1.92598725</text:p>
          </table:table-cell>
          <table:table-cell office:value-type="float" office:value="0.854537066" calcext:value-type="float">
            <text:p>0.854537066</text:p>
          </table:table-cell>
          <table:table-cell office:value-type="float" office:value="1.449481587" calcext:value-type="float">
            <text:p>1.449481587</text:p>
          </table:table-cell>
          <table:table-cell office:value-type="float" office:value="1.183496705" calcext:value-type="float">
            <text:p>1.1834967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8.183385" calcext:value-type="float">
            <text:p>378.183385</text:p>
          </table:table-cell>
          <table:table-cell office:value-type="float" office:value="104.0116762" calcext:value-type="float">
            <text:p>104.0116762</text:p>
          </table:table-cell>
          <table:table-cell office:value-type="float" office:value="1.91518212" calcext:value-type="float">
            <text:p>1.91518212</text:p>
          </table:table-cell>
          <table:table-cell office:value-type="float" office:value="0.884487591" calcext:value-type="float">
            <text:p>0.884487591</text:p>
          </table:table-cell>
          <table:table-cell office:value-type="float" office:value="0.354950366" calcext:value-type="float">
            <text:p>0.354950366</text:p>
          </table:table-cell>
          <table:table-cell office:value-type="float" office:value="0.28981578" calcext:value-type="float">
            <text:p>0.2898157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6.05626" calcext:value-type="float">
            <text:p>376.05626</text:p>
          </table:table-cell>
          <table:table-cell office:value-type="float" office:value="103.3938875" calcext:value-type="float">
            <text:p>103.3938875</text:p>
          </table:table-cell>
          <table:table-cell office:value-type="float" office:value="1.93534001" calcext:value-type="float">
            <text:p>1.93534001</text:p>
          </table:table-cell>
          <table:table-cell office:value-type="float" office:value="0.871066115" calcext:value-type="float">
            <text:p>0.871066115</text:p>
          </table:table-cell>
          <table:table-cell office:value-type="float" office:value="1.465001913" calcext:value-type="float">
            <text:p>1.465001913</text:p>
          </table:table-cell>
          <table:table-cell office:value-type="float" office:value="1.196169074" calcext:value-type="float">
            <text:p>1.19616907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4.737959" calcext:value-type="float">
            <text:p>374.737959</text:p>
          </table:table-cell>
          <table:table-cell office:value-type="float" office:value="103.3428965" calcext:value-type="float">
            <text:p>103.3428965</text:p>
          </table:table-cell>
          <table:table-cell office:value-type="float" office:value="1.92456203" calcext:value-type="float">
            <text:p>1.92456203</text:p>
          </table:table-cell>
          <table:table-cell office:value-type="float" office:value="0.86452494" calcext:value-type="float">
            <text:p>0.86452494</text:p>
          </table:table-cell>
          <table:table-cell office:value-type="float" office:value="0.956210388" calcext:value-type="float">
            <text:p>0.956210388</text:p>
          </table:table-cell>
          <table:table-cell office:value-type="float" office:value="0.780742513" calcext:value-type="float">
            <text:p>0.78074251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0.10836" calcext:value-type="float">
            <text:p>370.10836</text:p>
          </table:table-cell>
          <table:table-cell office:value-type="float" office:value="102.2995665" calcext:value-type="float">
            <text:p>102.2995665</text:p>
          </table:table-cell>
          <table:table-cell office:value-type="float" office:value="1.92617457" calcext:value-type="float">
            <text:p>1.92617457</text:p>
          </table:table-cell>
          <table:table-cell office:value-type="float" office:value="0.859078309" calcext:value-type="float">
            <text:p>0.859078309</text:p>
          </table:table-cell>
          <table:table-cell office:value-type="float" office:value="2.95611793" calcext:value-type="float">
            <text:p>2.95611793</text:p>
          </table:table-cell>
          <table:table-cell office:value-type="float" office:value="2.41366018" calcext:value-type="float">
            <text:p>2.41366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67.498724" calcext:value-type="float">
            <text:p>367.498724</text:p>
          </table:table-cell>
          <table:table-cell office:value-type="float" office:value="101.9931655" calcext:value-type="float">
            <text:p>101.9931655</text:p>
          </table:table-cell>
          <table:table-cell office:value-type="float" office:value="1.91995918" calcext:value-type="float">
            <text:p>1.91995918</text:p>
          </table:table-cell>
          <table:table-cell office:value-type="float" office:value="0.847605916" calcext:value-type="float">
            <text:p>0.847605916</text:p>
          </table:table-cell>
          <table:table-cell office:value-type="float" office:value="1.925584113" calcext:value-type="float">
            <text:p>1.925584113</text:p>
          </table:table-cell>
          <table:table-cell office:value-type="float" office:value="1.572232819" calcext:value-type="float">
            <text:p>1.5722328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59.901451" calcext:value-type="float">
            <text:p>359.901451</text:p>
          </table:table-cell>
          <table:table-cell office:value-type="float" office:value="100.6003284" calcext:value-type="float">
            <text:p>100.6003284</text:p>
          </table:table-cell>
          <table:table-cell office:value-type="float" office:value="1.91986508" calcext:value-type="float">
            <text:p>1.91986508</text:p>
          </table:table-cell>
          <table:table-cell office:value-type="float" office:value="0.837396212" calcext:value-type="float">
            <text:p>0.837396212</text:p>
          </table:table-cell>
          <table:table-cell office:value-type="float" office:value="5.08812444" calcext:value-type="float">
            <text:p>5.08812444</text:p>
          </table:table-cell>
          <table:table-cell office:value-type="float" office:value="4.15443612" calcext:value-type="float">
            <text:p>4.1544361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5.293686" calcext:value-type="float">
            <text:p>355.293686</text:p>
          </table:table-cell>
          <table:table-cell office:value-type="float" office:value="100.099213" calcext:value-type="float">
            <text:p>100.099213</text:p>
          </table:table-cell>
          <table:table-cell office:value-type="float" office:value="1.9196346" calcext:value-type="float">
            <text:p>1.9196346</text:p>
          </table:table-cell>
          <table:table-cell office:value-type="float" office:value="0.843266823" calcext:value-type="float">
            <text:p>0.843266823</text:p>
          </table:table-cell>
          <table:table-cell office:value-type="float" office:value="3.15151636" calcext:value-type="float">
            <text:p>3.15151636</text:p>
          </table:table-cell>
          <table:table-cell office:value-type="float" office:value="2.57320231" calcext:value-type="float">
            <text:p>2.5732023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50.424767" calcext:value-type="float">
            <text:p>350.424767</text:p>
          </table:table-cell>
          <table:table-cell office:value-type="float" office:value="99.1326676" calcext:value-type="float">
            <text:p>99.1326676</text:p>
          </table:table-cell>
          <table:table-cell office:value-type="float" office:value="1.91213156" calcext:value-type="float">
            <text:p>1.91213156</text:p>
          </table:table-cell>
          <table:table-cell office:value-type="float" office:value="0.827748008" calcext:value-type="float">
            <text:p>0.827748008</text:p>
          </table:table-cell>
          <table:table-cell office:value-type="float" office:value="3.52132656" calcext:value-type="float">
            <text:p>3.52132656</text:p>
          </table:table-cell>
          <table:table-cell office:value-type="float" office:value="2.87515109" calcext:value-type="float">
            <text:p>2.875151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5.653001" calcext:value-type="float">
            <text:p>345.653001</text:p>
          </table:table-cell>
          <table:table-cell office:value-type="float" office:value="98.7348182" calcext:value-type="float">
            <text:p>98.7348182</text:p>
          </table:table-cell>
          <table:table-cell office:value-type="float" office:value="1.87461968" calcext:value-type="float">
            <text:p>1.87461968</text:p>
          </table:table-cell>
          <table:table-cell office:value-type="float" office:value="0.851292689" calcext:value-type="float">
            <text:p>0.851292689</text:p>
          </table:table-cell>
          <table:table-cell office:value-type="float" office:value="3.15013501" calcext:value-type="float">
            <text:p>3.15013501</text:p>
          </table:table-cell>
          <table:table-cell office:value-type="float" office:value="2.57207449" calcext:value-type="float">
            <text:p>2.572074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9.633516" calcext:value-type="float">
            <text:p>339.633516</text:p>
          </table:table-cell>
          <table:table-cell office:value-type="float" office:value="98.2744503" calcext:value-type="float">
            <text:p>98.2744503</text:p>
          </table:table-cell>
          <table:table-cell office:value-type="float" office:value="1.87242041" calcext:value-type="float">
            <text:p>1.87242041</text:p>
          </table:table-cell>
          <table:table-cell office:value-type="float" office:value="0.840525224" calcext:value-type="float">
            <text:p>0.840525224</text:p>
          </table:table-cell>
          <table:table-cell office:value-type="float" office:value="4.73939131" calcext:value-type="float">
            <text:p>4.73939131</text:p>
          </table:table-cell>
          <table:table-cell office:value-type="float" office:value="3.86969695" calcext:value-type="float">
            <text:p>3.869696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36.111038" calcext:value-type="float">
            <text:p>336.111038</text:p>
          </table:table-cell>
          <table:table-cell office:value-type="float" office:value="97.8413078" calcext:value-type="float">
            <text:p>97.8413078</text:p>
          </table:table-cell>
          <table:table-cell office:value-type="float" office:value="1.8636574" calcext:value-type="float">
            <text:p>1.8636574</text:p>
          </table:table-cell>
          <table:table-cell office:value-type="float" office:value="0.85973955" calcext:value-type="float">
            <text:p>0.85973955</text:p>
          </table:table-cell>
          <table:table-cell office:value-type="float" office:value="2.32040438" calcext:value-type="float">
            <text:p>2.32040438</text:p>
          </table:table-cell>
          <table:table-cell office:value-type="float" office:value="1.89460222" calcext:value-type="float">
            <text:p>1.894602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32.595284" calcext:value-type="float">
            <text:p>332.595284</text:p>
          </table:table-cell>
          <table:table-cell office:value-type="float" office:value="97.6069787" calcext:value-type="float">
            <text:p>97.6069787</text:p>
          </table:table-cell>
          <table:table-cell office:value-type="float" office:value="1.8608789" calcext:value-type="float">
            <text:p>1.8608789</text:p>
          </table:table-cell>
          <table:table-cell office:value-type="float" office:value="0.869159399" calcext:value-type="float">
            <text:p>0.869159399</text:p>
          </table:table-cell>
          <table:table-cell office:value-type="float" office:value="2.65453957" calcext:value-type="float">
            <text:p>2.65453957</text:p>
          </table:table-cell>
          <table:table-cell office:value-type="float" office:value="2.16742243" calcext:value-type="float">
            <text:p>2.1674224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1.048039" calcext:value-type="float">
            <text:p>331.048039</text:p>
          </table:table-cell>
          <table:table-cell office:value-type="float" office:value="97.6024754" calcext:value-type="float">
            <text:p>97.6024754</text:p>
          </table:table-cell>
          <table:table-cell office:value-type="float" office:value="1.85324257" calcext:value-type="float">
            <text:p>1.85324257</text:p>
          </table:table-cell>
          <table:table-cell office:value-type="float" office:value="0.878516845" calcext:value-type="float">
            <text:p>0.878516845</text:p>
          </table:table-cell>
          <table:table-cell office:value-type="float" office:value="1.18577066" calcext:value-type="float">
            <text:p>1.18577066</text:p>
          </table:table-cell>
          <table:table-cell office:value-type="float" office:value="0.9681777" calcext:value-type="float">
            <text:p>0.968177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29.697022" calcext:value-type="float">
            <text:p>329.697022</text:p>
          </table:table-cell>
          <table:table-cell office:value-type="float" office:value="97.6751824" calcext:value-type="float">
            <text:p>97.6751824</text:p>
          </table:table-cell>
          <table:table-cell office:value-type="float" office:value="1.863454" calcext:value-type="float">
            <text:p>1.863454</text:p>
          </table:table-cell>
          <table:table-cell office:value-type="float" office:value="0.860244233" calcext:value-type="float">
            <text:p>0.860244233</text:p>
          </table:table-cell>
          <table:table-cell office:value-type="float" office:value="1.662592295" calcext:value-type="float">
            <text:p>1.662592295</text:p>
          </table:table-cell>
          <table:table-cell office:value-type="float" office:value="1.357500943" calcext:value-type="float">
            <text:p>1.3575009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9.032349" calcext:value-type="float">
            <text:p>329.032349</text:p>
          </table:table-cell>
          <table:table-cell office:value-type="float" office:value="98.1083935" calcext:value-type="float">
            <text:p>98.1083935</text:p>
          </table:table-cell>
          <table:table-cell office:value-type="float" office:value="1.85944679" calcext:value-type="float">
            <text:p>1.85944679</text:p>
          </table:table-cell>
          <table:table-cell office:value-type="float" office:value="0.841956674" calcext:value-type="float">
            <text:p>0.841956674</text:p>
          </table:table-cell>
          <table:table-cell office:value-type="float" office:value="1.10544687" calcext:value-type="float">
            <text:p>1.10544687</text:p>
          </table:table-cell>
          <table:table-cell office:value-type="float" office:value="0.902593574" calcext:value-type="float">
            <text:p>0.90259357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8.776758" calcext:value-type="float">
            <text:p>328.776758</text:p>
          </table:table-cell>
          <table:table-cell office:value-type="float" office:value="97.8430263" calcext:value-type="float">
            <text:p>97.8430263</text:p>
          </table:table-cell>
          <table:table-cell office:value-type="float" office:value="1.87851325" calcext:value-type="float">
            <text:p>1.87851325</text:p>
          </table:table-cell>
          <table:table-cell office:value-type="float" office:value="0.837621065" calcext:value-type="float">
            <text:p>0.837621065</text:p>
          </table:table-cell>
          <table:table-cell office:value-type="float" office:value="0.783551846" calcext:value-type="float">
            <text:p>0.783551846</text:p>
          </table:table-cell>
          <table:table-cell office:value-type="float" office:value="0.639767381" calcext:value-type="float">
            <text:p>0.63976738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28.322801" calcext:value-type="float">
            <text:p>328.322801</text:p>
          </table:table-cell>
          <table:table-cell office:value-type="float" office:value="98.348609" calcext:value-type="float">
            <text:p>98.348609</text:p>
          </table:table-cell>
          <table:table-cell office:value-type="float" office:value="1.87942329" calcext:value-type="float">
            <text:p>1.87942329</text:p>
          </table:table-cell>
          <table:table-cell office:value-type="float" office:value="0.839015678" calcext:value-type="float">
            <text:p>0.839015678</text:p>
          </table:table-cell>
          <table:table-cell office:value-type="float" office:value="1.041451857" calcext:value-type="float">
            <text:p>1.041451857</text:p>
          </table:table-cell>
          <table:table-cell office:value-type="float" office:value="0.850341915" calcext:value-type="float">
            <text:p>0.8503419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27.296933" calcext:value-type="float">
            <text:p>327.296933</text:p>
          </table:table-cell>
          <table:table-cell office:value-type="float" office:value="97.999088" calcext:value-type="float">
            <text:p>97.999088</text:p>
          </table:table-cell>
          <table:table-cell office:value-type="float" office:value="1.82084894" calcext:value-type="float">
            <text:p>1.82084894</text:p>
          </table:table-cell>
          <table:table-cell office:value-type="float" office:value="0.820989806" calcext:value-type="float">
            <text:p>0.820989806</text:p>
          </table:table-cell>
          <table:table-cell office:value-type="float" office:value="0.832317242" calcext:value-type="float">
            <text:p>0.832317242</text:p>
          </table:table-cell>
          <table:table-cell office:value-type="float" office:value="0.679584166" calcext:value-type="float">
            <text:p>0.6795841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6.991633" calcext:value-type="float">
            <text:p>326.991633</text:p>
          </table:table-cell>
          <table:table-cell office:value-type="float" office:value="98.0816004" calcext:value-type="float">
            <text:p>98.0816004</text:p>
          </table:table-cell>
          <table:table-cell office:value-type="float" office:value="1.75779982" calcext:value-type="float">
            <text:p>1.75779982</text:p>
          </table:table-cell>
          <table:table-cell office:value-type="float" office:value="0.828877429" calcext:value-type="float">
            <text:p>0.828877429</text:p>
          </table:table-cell>
          <table:table-cell office:value-type="float" office:value="0.428416559" calcext:value-type="float">
            <text:p>0.428416559</text:p>
          </table:table-cell>
          <table:table-cell office:value-type="float" office:value="0.349800654" calcext:value-type="float">
            <text:p>0.3498006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25.025877" calcext:value-type="float">
            <text:p>325.025877</text:p>
          </table:table-cell>
          <table:table-cell office:value-type="float" office:value="97.9370338" calcext:value-type="float">
            <text:p>97.9370338</text:p>
          </table:table-cell>
          <table:table-cell office:value-type="float" office:value="1.82723115" calcext:value-type="float">
            <text:p>1.82723115</text:p>
          </table:table-cell>
          <table:table-cell office:value-type="float" office:value="0.798294938" calcext:value-type="float">
            <text:p>0.798294938</text:p>
          </table:table-cell>
          <table:table-cell office:value-type="float" office:value="1.491510585" calcext:value-type="float">
            <text:p>1.491510585</text:p>
          </table:table-cell>
          <table:table-cell office:value-type="float" office:value="1.217813308" calcext:value-type="float">
            <text:p>1.21781330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24.61652" calcext:value-type="float">
            <text:p>324.61652</text:p>
          </table:table-cell>
          <table:table-cell office:value-type="float" office:value="98.1806358" calcext:value-type="float">
            <text:p>98.1806358</text:p>
          </table:table-cell>
          <table:table-cell office:value-type="float" office:value="1.89832971" calcext:value-type="float">
            <text:p>1.89832971</text:p>
          </table:table-cell>
          <table:table-cell office:value-type="float" office:value="0.770647917" calcext:value-type="float">
            <text:p>0.770647917</text:p>
          </table:table-cell>
          <table:table-cell office:value-type="float" office:value="0.644042704" calcext:value-type="float">
            <text:p>0.644042704</text:p>
          </table:table-cell>
          <table:table-cell office:value-type="float" office:value="0.525858688" calcext:value-type="float">
            <text:p>0.52585868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22.623806" calcext:value-type="float">
            <text:p>322.623806</text:p>
          </table:table-cell>
          <table:table-cell office:value-type="float" office:value="98.0015214" calcext:value-type="float">
            <text:p>98.0015214</text:p>
          </table:table-cell>
          <table:table-cell office:value-type="float" office:value="1.88552929" calcext:value-type="float">
            <text:p>1.88552929</text:p>
          </table:table-cell>
          <table:table-cell office:value-type="float" office:value="0.766744759" calcext:value-type="float">
            <text:p>0.766744759</text:p>
          </table:table-cell>
          <table:table-cell office:value-type="float" office:value="1.619957896" calcext:value-type="float">
            <text:p>1.619957896</text:p>
          </table:table-cell>
          <table:table-cell office:value-type="float" office:value="1.322690095" calcext:value-type="float">
            <text:p>1.32269009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22.048174" calcext:value-type="float">
            <text:p>322.048174</text:p>
          </table:table-cell>
          <table:table-cell office:value-type="float" office:value="98.1845445" calcext:value-type="float">
            <text:p>98.1845445</text:p>
          </table:table-cell>
          <table:table-cell office:value-type="float" office:value="1.82228228" calcext:value-type="float">
            <text:p>1.82228228</text:p>
          </table:table-cell>
          <table:table-cell office:value-type="float" office:value="0.757807344" calcext:value-type="float">
            <text:p>0.757807344</text:p>
          </table:table-cell>
          <table:table-cell office:value-type="float" office:value="0.606817734" calcext:value-type="float">
            <text:p>0.606817734</text:p>
          </table:table-cell>
          <table:table-cell office:value-type="float" office:value="0.495464604" calcext:value-type="float">
            <text:p>0.4954646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19.896613" calcext:value-type="float">
            <text:p>319.896613</text:p>
          </table:table-cell>
          <table:table-cell office:value-type="float" office:value="97.726419" calcext:value-type="float">
            <text:p>97.726419</text:p>
          </table:table-cell>
          <table:table-cell office:value-type="float" office:value="1.82127301" calcext:value-type="float">
            <text:p>1.82127301</text:p>
          </table:table-cell>
          <table:table-cell office:value-type="float" office:value="0.756613971" calcext:value-type="float">
            <text:p>0.756613971</text:p>
          </table:table-cell>
          <table:table-cell office:value-type="float" office:value="1.653839849" calcext:value-type="float">
            <text:p>1.653839849</text:p>
          </table:table-cell>
          <table:table-cell office:value-type="float" office:value="1.35035458" calcext:value-type="float">
            <text:p>1.3503545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18.586775" calcext:value-type="float">
            <text:p>318.586775</text:p>
          </table:table-cell>
          <table:table-cell office:value-type="float" office:value="97.728623" calcext:value-type="float">
            <text:p>97.728623</text:p>
          </table:table-cell>
          <table:table-cell office:value-type="float" office:value="1.81048904" calcext:value-type="float">
            <text:p>1.81048904</text:p>
          </table:table-cell>
          <table:table-cell office:value-type="float" office:value="0.766551565" calcext:value-type="float">
            <text:p>0.766551565</text:p>
          </table:table-cell>
          <table:table-cell office:value-type="float" office:value="0.957158572" calcext:value-type="float">
            <text:p>0.957158572</text:p>
          </table:table-cell>
          <table:table-cell office:value-type="float" office:value="0.781516747" calcext:value-type="float">
            <text:p>0.78151674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4.355788" calcext:value-type="float">
            <text:p>314.355788</text:p>
          </table:table-cell>
          <table:table-cell office:value-type="float" office:value="96.9178341" calcext:value-type="float">
            <text:p>96.9178341</text:p>
          </table:table-cell>
          <table:table-cell office:value-type="float" office:value="1.80803231" calcext:value-type="float">
            <text:p>1.80803231</text:p>
          </table:table-cell>
          <table:table-cell office:value-type="float" office:value="0.759227707" calcext:value-type="float">
            <text:p>0.759227707</text:p>
          </table:table-cell>
          <table:table-cell office:value-type="float" office:value="3.51898714" calcext:value-type="float">
            <text:p>3.51898714</text:p>
          </table:table-cell>
          <table:table-cell office:value-type="float" office:value="2.873241067" calcext:value-type="float">
            <text:p>2.87324106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11.546747" calcext:value-type="float">
            <text:p>311.546747</text:p>
          </table:table-cell>
          <table:table-cell office:value-type="float" office:value="96.6081055" calcext:value-type="float">
            <text:p>96.6081055</text:p>
          </table:table-cell>
          <table:table-cell office:value-type="float" office:value="1.81176481" calcext:value-type="float">
            <text:p>1.81176481</text:p>
          </table:table-cell>
          <table:table-cell office:value-type="float" office:value="0.759549985" calcext:value-type="float">
            <text:p>0.759549985</text:p>
          </table:table-cell>
          <table:table-cell office:value-type="float" office:value="1.827971606" calcext:value-type="float">
            <text:p>1.827971606</text:p>
          </table:table-cell>
          <table:table-cell office:value-type="float" office:value="1.49253264" calcext:value-type="float">
            <text:p>1.4925326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6.313589" calcext:value-type="float">
            <text:p>306.313589</text:p>
          </table:table-cell>
          <table:table-cell office:value-type="float" office:value="96.0414022" calcext:value-type="float">
            <text:p>96.0414022</text:p>
          </table:table-cell>
          <table:table-cell office:value-type="float" office:value="1.79564685" calcext:value-type="float">
            <text:p>1.79564685</text:p>
          </table:table-cell>
          <table:table-cell office:value-type="float" office:value="0.77126285" calcext:value-type="float">
            <text:p>0.77126285</text:p>
          </table:table-cell>
          <table:table-cell office:value-type="float" office:value="4.35761961" calcext:value-type="float">
            <text:p>4.35761961</text:p>
          </table:table-cell>
          <table:table-cell office:value-type="float" office:value="3.55798149" calcext:value-type="float">
            <text:p>3.5579814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2.562417" calcext:value-type="float">
            <text:p>302.562417</text:p>
          </table:table-cell>
          <table:table-cell office:value-type="float" office:value="95.420836" calcext:value-type="float">
            <text:p>95.420836</text:p>
          </table:table-cell>
          <table:table-cell office:value-type="float" office:value="1.794497946" calcext:value-type="float">
            <text:p>1.794497946</text:p>
          </table:table-cell>
          <table:table-cell office:value-type="float" office:value="0.761755907" calcext:value-type="float">
            <text:p>0.761755907</text:p>
          </table:table-cell>
          <table:table-cell office:value-type="float" office:value="2.38278307" calcext:value-type="float">
            <text:p>2.38278307</text:p>
          </table:table-cell>
          <table:table-cell office:value-type="float" office:value="1.94553426" calcext:value-type="float">
            <text:p>1.9455342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98.207622" calcext:value-type="float">
            <text:p>298.207622</text:p>
          </table:table-cell>
          <table:table-cell office:value-type="float" office:value="94.9379522" calcext:value-type="float">
            <text:p>94.9379522</text:p>
          </table:table-cell>
          <table:table-cell office:value-type="float" office:value="1.796114716" calcext:value-type="float">
            <text:p>1.796114716</text:p>
          </table:table-cell>
          <table:table-cell office:value-type="float" office:value="0.743890141" calcext:value-type="float">
            <text:p>0.743890141</text:p>
          </table:table-cell>
          <table:table-cell office:value-type="float" office:value="3.89057547" calcext:value-type="float">
            <text:p>3.89057547</text:p>
          </table:table-cell>
          <table:table-cell office:value-type="float" office:value="3.17664148" calcext:value-type="float">
            <text:p>3.176641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95.276094" calcext:value-type="float">
            <text:p>295.276094</text:p>
          </table:table-cell>
          <table:table-cell office:value-type="float" office:value="94.4989075" calcext:value-type="float">
            <text:p>94.4989075</text:p>
          </table:table-cell>
          <table:table-cell office:value-type="float" office:value="1.79582067" calcext:value-type="float">
            <text:p>1.79582067</text:p>
          </table:table-cell>
          <table:table-cell office:value-type="float" office:value="0.754155412" calcext:value-type="float">
            <text:p>0.754155412</text:p>
          </table:table-cell>
          <table:table-cell office:value-type="float" office:value="2.13065874" calcext:value-type="float">
            <text:p>2.13065874</text:p>
          </table:table-cell>
          <table:table-cell office:value-type="float" office:value="1.73967564" calcext:value-type="float">
            <text:p>1.7396756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90.576241" calcext:value-type="float">
            <text:p>290.576241</text:p>
          </table:table-cell>
          <table:table-cell office:value-type="float" office:value="93.9818626" calcext:value-type="float">
            <text:p>93.9818626</text:p>
          </table:table-cell>
          <table:table-cell office:value-type="float" office:value="1.72183682" calcext:value-type="float">
            <text:p>1.72183682</text:p>
          </table:table-cell>
          <table:table-cell office:value-type="float" office:value="0.771969013" calcext:value-type="float">
            <text:p>0.771969013</text:p>
          </table:table-cell>
          <table:table-cell office:value-type="float" office:value="3.877392" calcext:value-type="float">
            <text:p>3.877392</text:p>
          </table:table-cell>
          <table:table-cell office:value-type="float" office:value="3.16587724" calcext:value-type="float">
            <text:p>3.1658772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88.375205" calcext:value-type="float">
            <text:p>288.375205</text:p>
          </table:table-cell>
          <table:table-cell office:value-type="float" office:value="93.7900576" calcext:value-type="float">
            <text:p>93.7900576</text:p>
          </table:table-cell>
          <table:table-cell office:value-type="float" office:value="1.72213591" calcext:value-type="float">
            <text:p>1.72213591</text:p>
          </table:table-cell>
          <table:table-cell office:value-type="float" office:value="0.779689989" calcext:value-type="float">
            <text:p>0.779689989</text:p>
          </table:table-cell>
          <table:table-cell office:value-type="float" office:value="1.55764188" calcext:value-type="float">
            <text:p>1.55764188</text:p>
          </table:table-cell>
          <table:table-cell office:value-type="float" office:value="1.27180924" calcext:value-type="float">
            <text:p>1.271809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85.653063" calcext:value-type="float">
            <text:p>285.653063</text:p>
          </table:table-cell>
          <table:table-cell office:value-type="float" office:value="93.3183068" calcext:value-type="float">
            <text:p>93.3183068</text:p>
          </table:table-cell>
          <table:table-cell office:value-type="float" office:value="1.68398266" calcext:value-type="float">
            <text:p>1.68398266</text:p>
          </table:table-cell>
          <table:table-cell office:value-type="float" office:value="0.749145209" calcext:value-type="float">
            <text:p>0.749145209</text:p>
          </table:table-cell>
          <table:table-cell office:value-type="float" office:value="2.26395487" calcext:value-type="float">
            <text:p>2.26395487</text:p>
          </table:table-cell>
          <table:table-cell office:value-type="float" office:value="1.84851142" calcext:value-type="float">
            <text:p>1.848511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4.361778" calcext:value-type="float">
            <text:p>284.361778</text:p>
          </table:table-cell>
          <table:table-cell office:value-type="float" office:value="93.1432523" calcext:value-type="float">
            <text:p>93.1432523</text:p>
          </table:table-cell>
          <table:table-cell office:value-type="float" office:value="1.66931586" calcext:value-type="float">
            <text:p>1.66931586</text:p>
          </table:table-cell>
          <table:table-cell office:value-type="float" office:value="0.740582513" calcext:value-type="float">
            <text:p>0.740582513</text:p>
          </table:table-cell>
          <table:table-cell office:value-type="float" office:value="1.006706266" calcext:value-type="float">
            <text:p>1.006706266</text:p>
          </table:table-cell>
          <table:table-cell office:value-type="float" office:value="0.82197224" calcext:value-type="float">
            <text:p>0.8219722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82.900175" calcext:value-type="float">
            <text:p>282.900175</text:p>
          </table:table-cell>
          <table:table-cell office:value-type="float" office:value="92.5745478" calcext:value-type="float">
            <text:p>92.5745478</text:p>
          </table:table-cell>
          <table:table-cell office:value-type="float" office:value="1.60447543" calcext:value-type="float">
            <text:p>1.60447543</text:p>
          </table:table-cell>
          <table:table-cell office:value-type="float" office:value="0.753563079" calcext:value-type="float">
            <text:p>0.753563079</text:p>
          </table:table-cell>
          <table:table-cell office:value-type="float" office:value="1.2880763505" calcext:value-type="float">
            <text:p>1.2880763505</text:p>
          </table:table-cell>
          <table:table-cell office:value-type="float" office:value="1.0517099615" calcext:value-type="float">
            <text:p>1.05170996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82.485588" calcext:value-type="float">
            <text:p>282.485588</text:p>
          </table:table-cell>
          <table:table-cell office:value-type="float" office:value="92.4247803" calcext:value-type="float">
            <text:p>92.4247803</text:p>
          </table:table-cell>
          <table:table-cell office:value-type="float" office:value="1.58394389" calcext:value-type="float">
            <text:p>1.58394389</text:p>
          </table:table-cell>
          <table:table-cell office:value-type="float" office:value="0.733204566" calcext:value-type="float">
            <text:p>0.733204566</text:p>
          </table:table-cell>
          <table:table-cell office:value-type="float" office:value="0.398961774" calcext:value-type="float">
            <text:p>0.398961774</text:p>
          </table:table-cell>
          <table:table-cell office:value-type="float" office:value="0.325750923" calcext:value-type="float">
            <text:p>0.32575092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1.09352" calcext:value-type="float">
            <text:p>281.09352</text:p>
          </table:table-cell>
          <table:table-cell office:value-type="float" office:value="91.8472465" calcext:value-type="float">
            <text:p>91.8472465</text:p>
          </table:table-cell>
          <table:table-cell office:value-type="float" office:value="1.56193663" calcext:value-type="float">
            <text:p>1.56193663</text:p>
          </table:table-cell>
          <table:table-cell office:value-type="float" office:value="0.713674897" calcext:value-type="float">
            <text:p>0.713674897</text:p>
          </table:table-cell>
          <table:table-cell office:value-type="float" office:value="1.002155256" calcext:value-type="float">
            <text:p>1.002155256</text:p>
          </table:table-cell>
          <table:table-cell office:value-type="float" office:value="0.818256306" calcext:value-type="float">
            <text:p>0.81825630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80.892898" calcext:value-type="float">
            <text:p>280.892898</text:p>
          </table:table-cell>
          <table:table-cell office:value-type="float" office:value="91.704473" calcext:value-type="float">
            <text:p>91.704473</text:p>
          </table:table-cell>
          <table:table-cell office:value-type="float" office:value="1.54088297" calcext:value-type="float">
            <text:p>1.54088297</text:p>
          </table:table-cell>
          <table:table-cell office:value-type="float" office:value="0.704146244" calcext:value-type="float">
            <text:p>0.704146244</text:p>
          </table:table-cell>
          <table:table-cell office:value-type="float" office:value="0.531433245" calcext:value-type="float">
            <text:p>0.531433245</text:p>
          </table:table-cell>
          <table:table-cell office:value-type="float" office:value="0.433913419" calcext:value-type="float">
            <text:p>0.4339134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79.270211" calcext:value-type="float">
            <text:p>279.270211</text:p>
          </table:table-cell>
          <table:table-cell office:value-type="float" office:value="91.1049909" calcext:value-type="float">
            <text:p>91.1049909</text:p>
          </table:table-cell>
          <table:table-cell office:value-type="float" office:value="1.435070634" calcext:value-type="float">
            <text:p>1.435070634</text:p>
          </table:table-cell>
          <table:table-cell office:value-type="float" office:value="0.708852561" calcext:value-type="float">
            <text:p>0.708852561</text:p>
          </table:table-cell>
          <table:table-cell office:value-type="float" office:value="1.321231358" calcext:value-type="float">
            <text:p>1.321231358</text:p>
          </table:table-cell>
          <table:table-cell office:value-type="float" office:value="1.078780861" calcext:value-type="float">
            <text:p>1.0787808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78.719887" calcext:value-type="float">
            <text:p>278.719887</text:p>
          </table:table-cell>
          <table:table-cell office:value-type="float" office:value="91.0680409" calcext:value-type="float">
            <text:p>91.0680409</text:p>
          </table:table-cell>
          <table:table-cell office:value-type="float" office:value="1.420768094" calcext:value-type="float">
            <text:p>1.420768094</text:p>
          </table:table-cell>
          <table:table-cell office:value-type="float" office:value="0.712986561" calcext:value-type="float">
            <text:p>0.712986561</text:p>
          </table:table-cell>
          <table:table-cell office:value-type="float" office:value="0.504103543" calcext:value-type="float">
            <text:p>0.504103543</text:p>
          </table:table-cell>
          <table:table-cell office:value-type="float" office:value="0.4115988175" calcext:value-type="float">
            <text:p>0.411598817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77.152683" calcext:value-type="float">
            <text:p>277.152683</text:p>
          </table:table-cell>
          <table:table-cell office:value-type="float" office:value="90.4633833" calcext:value-type="float">
            <text:p>90.4633833</text:p>
          </table:table-cell>
          <table:table-cell office:value-type="float" office:value="1.4394551" calcext:value-type="float">
            <text:p>1.4394551</text:p>
          </table:table-cell>
          <table:table-cell office:value-type="float" office:value="0.69171045" calcext:value-type="float">
            <text:p>0.69171045</text:p>
          </table:table-cell>
          <table:table-cell office:value-type="float" office:value="1.430515489" calcext:value-type="float">
            <text:p>1.430515489</text:p>
          </table:table-cell>
          <table:table-cell office:value-type="float" office:value="1.168011016" calcext:value-type="float">
            <text:p>1.1680110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76.279126" calcext:value-type="float">
            <text:p>276.279126</text:p>
          </table:table-cell>
          <table:table-cell office:value-type="float" office:value="90.5802988" calcext:value-type="float">
            <text:p>90.5802988</text:p>
          </table:table-cell>
          <table:table-cell office:value-type="float" office:value="1.429078825" calcext:value-type="float">
            <text:p>1.429078825</text:p>
          </table:table-cell>
          <table:table-cell office:value-type="float" office:value="0.703206324" calcext:value-type="float">
            <text:p>0.703206324</text:p>
          </table:table-cell>
          <table:table-cell office:value-type="float" office:value="0.692658602" calcext:value-type="float">
            <text:p>0.692658602</text:p>
          </table:table-cell>
          <table:table-cell office:value-type="float" office:value="0.565553374" calcext:value-type="float">
            <text:p>0.56555337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74.579513" calcext:value-type="float">
            <text:p>274.579513</text:p>
          </table:table-cell>
          <table:table-cell office:value-type="float" office:value="90.1844328" calcext:value-type="float">
            <text:p>90.1844328</text:p>
          </table:table-cell>
          <table:table-cell office:value-type="float" office:value="1.51818559" calcext:value-type="float">
            <text:p>1.51818559</text:p>
          </table:table-cell>
          <table:table-cell office:value-type="float" office:value="0.786877696" calcext:value-type="float">
            <text:p>0.786877696</text:p>
          </table:table-cell>
          <table:table-cell office:value-type="float" office:value="1.691502411" calcext:value-type="float">
            <text:p>1.691502411</text:p>
          </table:table-cell>
          <table:table-cell office:value-type="float" office:value="1.381105967" calcext:value-type="float">
            <text:p>1.3811059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3.965749" calcext:value-type="float">
            <text:p>273.965749</text:p>
          </table:table-cell>
          <table:table-cell office:value-type="float" office:value="90.3046398" calcext:value-type="float">
            <text:p>90.3046398</text:p>
          </table:table-cell>
          <table:table-cell office:value-type="float" office:value="1.5271846" calcext:value-type="float">
            <text:p>1.5271846</text:p>
          </table:table-cell>
          <table:table-cell office:value-type="float" office:value="0.797246881" calcext:value-type="float">
            <text:p>0.797246881</text:p>
          </table:table-cell>
          <table:table-cell office:value-type="float" office:value="0.563170215" calcext:value-type="float">
            <text:p>0.563170215</text:p>
          </table:table-cell>
          <table:table-cell office:value-type="float" office:value="0.459826561" calcext:value-type="float">
            <text:p>0.45982656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72.514929" calcext:value-type="float">
            <text:p>272.514929</text:p>
          </table:table-cell>
          <table:table-cell office:value-type="float" office:value="89.9307154" calcext:value-type="float">
            <text:p>89.9307154</text:p>
          </table:table-cell>
          <table:table-cell office:value-type="float" office:value="1.60884659" calcext:value-type="float">
            <text:p>1.60884659</text:p>
          </table:table-cell>
          <table:table-cell office:value-type="float" office:value="0.858297466" calcext:value-type="float">
            <text:p>0.858297466</text:p>
          </table:table-cell>
          <table:table-cell office:value-type="float" office:value="2.19633482" calcext:value-type="float">
            <text:p>2.19633482</text:p>
          </table:table-cell>
          <table:table-cell office:value-type="float" office:value="1.793299869" calcext:value-type="float">
            <text:p>1.79329986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71.371423" calcext:value-type="float">
            <text:p>271.371423</text:p>
          </table:table-cell>
          <table:table-cell office:value-type="float" office:value="90.2351569" calcext:value-type="float">
            <text:p>90.2351569</text:p>
          </table:table-cell>
          <table:table-cell office:value-type="float" office:value="1.60330618" calcext:value-type="float">
            <text:p>1.60330618</text:p>
          </table:table-cell>
          <table:table-cell office:value-type="float" office:value="0.861023666" calcext:value-type="float">
            <text:p>0.861023666</text:p>
          </table:table-cell>
          <table:table-cell office:value-type="float" office:value="1.081435291" calcext:value-type="float">
            <text:p>1.081435291</text:p>
          </table:table-cell>
          <table:table-cell office:value-type="float" office:value="0.882988248" calcext:value-type="float">
            <text:p>0.8829882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9.285654" calcext:value-type="float">
            <text:p>269.285654</text:p>
          </table:table-cell>
          <table:table-cell office:value-type="float" office:value="89.8463782" calcext:value-type="float">
            <text:p>89.8463782</text:p>
          </table:table-cell>
          <table:table-cell office:value-type="float" office:value="1.60157595" calcext:value-type="float">
            <text:p>1.60157595</text:p>
          </table:table-cell>
          <table:table-cell office:value-type="float" office:value="0.861572508" calcext:value-type="float">
            <text:p>0.861572508</text:p>
          </table:table-cell>
          <table:table-cell office:value-type="float" office:value="2.63003356" calcext:value-type="float">
            <text:p>2.63003356</text:p>
          </table:table-cell>
          <table:table-cell office:value-type="float" office:value="2.14741344" calcext:value-type="float">
            <text:p>2.1474134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7.98138" calcext:value-type="float">
            <text:p>267.98138</text:p>
          </table:table-cell>
          <table:table-cell office:value-type="float" office:value="89.8219418" calcext:value-type="float">
            <text:p>89.8219418</text:p>
          </table:table-cell>
          <table:table-cell office:value-type="float" office:value="1.59363477" calcext:value-type="float">
            <text:p>1.59363477</text:p>
          </table:table-cell>
          <table:table-cell office:value-type="float" office:value="0.855680037" calcext:value-type="float">
            <text:p>0.855680037</text:p>
          </table:table-cell>
          <table:table-cell office:value-type="float" office:value="0.945326142" calcext:value-type="float">
            <text:p>0.945326142</text:p>
          </table:table-cell>
          <table:table-cell office:value-type="float" office:value="0.771855547" calcext:value-type="float">
            <text:p>0.77185554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4.566623" calcext:value-type="float">
            <text:p>264.566623</text:p>
          </table:table-cell>
          <table:table-cell office:value-type="float" office:value="90.0808312" calcext:value-type="float">
            <text:p>90.0808312</text:p>
          </table:table-cell>
          <table:table-cell office:value-type="float" office:value="1.65598568" calcext:value-type="float">
            <text:p>1.65598568</text:p>
          </table:table-cell>
          <table:table-cell office:value-type="float" office:value="0.846934779" calcext:value-type="float">
            <text:p>0.846934779</text:p>
          </table:table-cell>
          <table:table-cell office:value-type="float" office:value="4.14610474" calcext:value-type="float">
            <text:p>4.14610474</text:p>
          </table:table-cell>
          <table:table-cell office:value-type="float" office:value="3.38528034" calcext:value-type="float">
            <text:p>3.3852803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4.527947" calcext:value-type="float">
            <text:p>264.527947</text:p>
          </table:table-cell>
          <table:table-cell office:value-type="float" office:value="90.1273092" calcext:value-type="float">
            <text:p>90.1273092</text:p>
          </table:table-cell>
          <table:table-cell office:value-type="float" office:value="1.65573915" calcext:value-type="float">
            <text:p>1.65573915</text:p>
          </table:table-cell>
          <table:table-cell office:value-type="float" office:value="0.846794114" calcext:value-type="float">
            <text:p>0.846794114</text:p>
          </table:table-cell>
          <table:table-cell office:value-type="float" office:value="0.157150807" calcext:value-type="float">
            <text:p>0.157150807</text:p>
          </table:table-cell>
          <table:table-cell office:value-type="float" office:value="0.1283131025" calcext:value-type="float">
            <text:p>0.12831310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59.830519" calcext:value-type="float">
            <text:p>259.830519</text:p>
          </table:table-cell>
          <table:table-cell office:value-type="float" office:value="90.0708912" calcext:value-type="float">
            <text:p>90.0708912</text:p>
          </table:table-cell>
          <table:table-cell office:value-type="float" office:value="1.650278" calcext:value-type="float">
            <text:p>1.650278</text:p>
          </table:table-cell>
          <table:table-cell office:value-type="float" office:value="0.864769725" calcext:value-type="float">
            <text:p>0.864769725</text:p>
          </table:table-cell>
          <table:table-cell office:value-type="float" office:value="4.74917906" calcext:value-type="float">
            <text:p>4.74917906</text:p>
          </table:table-cell>
          <table:table-cell office:value-type="float" office:value="3.87768847" calcext:value-type="float">
            <text:p>3.877688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58.506381" calcext:value-type="float">
            <text:p>258.506381</text:p>
          </table:table-cell>
          <table:table-cell office:value-type="float" office:value="90.1178601" calcext:value-type="float">
            <text:p>90.1178601</text:p>
          </table:table-cell>
          <table:table-cell office:value-type="float" office:value="1.65824619" calcext:value-type="float">
            <text:p>1.65824619</text:p>
          </table:table-cell>
          <table:table-cell office:value-type="float" office:value="0.869740235" calcext:value-type="float">
            <text:p>0.869740235</text:p>
          </table:table-cell>
          <table:table-cell office:value-type="float" office:value="1.28779735" calcext:value-type="float">
            <text:p>1.28779735</text:p>
          </table:table-cell>
          <table:table-cell office:value-type="float" office:value="1.051482125" calcext:value-type="float">
            <text:p>1.0514821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4.824504" calcext:value-type="float">
            <text:p>254.824504</text:p>
          </table:table-cell>
          <table:table-cell office:value-type="float" office:value="90.3205198" calcext:value-type="float">
            <text:p>90.3205198</text:p>
          </table:table-cell>
          <table:table-cell office:value-type="float" office:value="1.67115366" calcext:value-type="float">
            <text:p>1.67115366</text:p>
          </table:table-cell>
          <table:table-cell office:value-type="float" office:value="0.880710086" calcext:value-type="float">
            <text:p>0.880710086</text:p>
          </table:table-cell>
          <table:table-cell office:value-type="float" office:value="3.62529846" calcext:value-type="float">
            <text:p>3.62529846</text:p>
          </table:table-cell>
          <table:table-cell office:value-type="float" office:value="2.96004377" calcext:value-type="float">
            <text:p>2.960043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4.829491" calcext:value-type="float">
            <text:p>254.829491</text:p>
          </table:table-cell>
          <table:table-cell office:value-type="float" office:value="90.3048913" calcext:value-type="float">
            <text:p>90.3048913</text:p>
          </table:table-cell>
          <table:table-cell office:value-type="float" office:value="1.66256964" calcext:value-type="float">
            <text:p>1.66256964</text:p>
          </table:table-cell>
          <table:table-cell office:value-type="float" office:value="0.896572596" calcext:value-type="float">
            <text:p>0.896572596</text:p>
          </table:table-cell>
          <table:table-cell office:value-type="float" office:value="0.074694573" calcext:value-type="float">
            <text:p>0.074694573</text:p>
          </table:table-cell>
          <table:table-cell office:value-type="float" office:value="0.060987863" calcext:value-type="float">
            <text:p>0.0609878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51.260393" calcext:value-type="float">
            <text:p>251.260393</text:p>
          </table:table-cell>
          <table:table-cell office:value-type="float" office:value="90.4998855" calcext:value-type="float">
            <text:p>90.4998855</text:p>
          </table:table-cell>
          <table:table-cell office:value-type="float" office:value="1.67910876" calcext:value-type="float">
            <text:p>1.67910876</text:p>
          </table:table-cell>
          <table:table-cell office:value-type="float" office:value="0.920472616" calcext:value-type="float">
            <text:p>0.920472616</text:p>
          </table:table-cell>
          <table:table-cell office:value-type="float" office:value="3.095528278" calcext:value-type="float">
            <text:p>3.095528278</text:p>
          </table:table-cell>
          <table:table-cell office:value-type="float" office:value="2.52748827" calcext:value-type="float">
            <text:p>2.5274882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50.977978" calcext:value-type="float">
            <text:p>250.977978</text:p>
          </table:table-cell>
          <table:table-cell office:value-type="float" office:value="90.4598236" calcext:value-type="float">
            <text:p>90.4598236</text:p>
          </table:table-cell>
          <table:table-cell office:value-type="float" office:value="1.67257971" calcext:value-type="float">
            <text:p>1.67257971</text:p>
          </table:table-cell>
          <table:table-cell office:value-type="float" office:value="0.934318563" calcext:value-type="float">
            <text:p>0.934318563</text:p>
          </table:table-cell>
          <table:table-cell office:value-type="float" office:value="0.434921892" calcext:value-type="float">
            <text:p>0.434921892</text:p>
          </table:table-cell>
          <table:table-cell office:value-type="float" office:value="0.355112218" calcext:value-type="float">
            <text:p>0.3551122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49.189668" calcext:value-type="float">
            <text:p>249.189668</text:p>
          </table:table-cell>
          <table:table-cell office:value-type="float" office:value="90.4570571" calcext:value-type="float">
            <text:p>90.4570571</text:p>
          </table:table-cell>
          <table:table-cell office:value-type="float" office:value="1.6697171" calcext:value-type="float">
            <text:p>1.6697171</text:p>
          </table:table-cell>
          <table:table-cell office:value-type="float" office:value="0.913883647" calcext:value-type="float">
            <text:p>0.913883647</text:p>
          </table:table-cell>
          <table:table-cell office:value-type="float" office:value="1.919027475" calcext:value-type="float">
            <text:p>1.919027475</text:p>
          </table:table-cell>
          <table:table-cell office:value-type="float" office:value="1.56687939" calcext:value-type="float">
            <text:p>1.5668793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48.836133" calcext:value-type="float">
            <text:p>248.836133</text:p>
          </table:table-cell>
          <table:table-cell office:value-type="float" office:value="90.5108135" calcext:value-type="float">
            <text:p>90.5108135</text:p>
          </table:table-cell>
          <table:table-cell office:value-type="float" office:value="1.65798813" calcext:value-type="float">
            <text:p>1.65798813</text:p>
          </table:table-cell>
          <table:table-cell office:value-type="float" office:value="0.907993991" calcext:value-type="float">
            <text:p>0.907993991</text:p>
          </table:table-cell>
          <table:table-cell office:value-type="float" office:value="0.396813402" calcext:value-type="float">
            <text:p>0.396813402</text:p>
          </table:table-cell>
          <table:table-cell office:value-type="float" office:value="0.323996784" calcext:value-type="float">
            <text:p>0.3239967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6.501504" calcext:value-type="float">
            <text:p>246.501504</text:p>
          </table:table-cell>
          <table:table-cell office:value-type="float" office:value="89.8038718" calcext:value-type="float">
            <text:p>89.8038718</text:p>
          </table:table-cell>
          <table:table-cell office:value-type="float" office:value="1.67973556" calcext:value-type="float">
            <text:p>1.67973556</text:p>
          </table:table-cell>
          <table:table-cell office:value-type="float" office:value="0.872813428" calcext:value-type="float">
            <text:p>0.872813428</text:p>
          </table:table-cell>
          <table:table-cell office:value-type="float" office:value="2.268303446" calcext:value-type="float">
            <text:p>2.268303446</text:p>
          </table:table-cell>
          <table:table-cell office:value-type="float" office:value="1.852062015" calcext:value-type="float">
            <text:p>1.8520620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46.527142" calcext:value-type="float">
            <text:p>246.527142</text:p>
          </table:table-cell>
          <table:table-cell office:value-type="float" office:value="89.8098492" calcext:value-type="float">
            <text:p>89.8098492</text:p>
          </table:table-cell>
          <table:table-cell office:value-type="float" office:value="1.68023306" calcext:value-type="float">
            <text:p>1.68023306</text:p>
          </table:table-cell>
          <table:table-cell office:value-type="float" office:value="0.862870324" calcext:value-type="float">
            <text:p>0.862870324</text:p>
          </table:table-cell>
          <table:table-cell office:value-type="float" office:value="0.0341341598" calcext:value-type="float">
            <text:p>0.0341341598</text:p>
          </table:table-cell>
          <table:table-cell office:value-type="float" office:value="0.0278704268" calcext:value-type="float">
            <text:p>0.02787042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44.50397" calcext:value-type="float">
            <text:p>244.50397</text:p>
          </table:table-cell>
          <table:table-cell office:value-type="float" office:value="89.2454125" calcext:value-type="float">
            <text:p>89.2454125</text:p>
          </table:table-cell>
          <table:table-cell office:value-type="float" office:value="1.68789767" calcext:value-type="float">
            <text:p>1.68789767</text:p>
          </table:table-cell>
          <table:table-cell office:value-type="float" office:value="0.868954814" calcext:value-type="float">
            <text:p>0.868954814</text:p>
          </table:table-cell>
          <table:table-cell office:value-type="float" office:value="2.469737433" calcext:value-type="float">
            <text:p>2.469737433</text:p>
          </table:table-cell>
          <table:table-cell office:value-type="float" office:value="2.016532181" calcext:value-type="float">
            <text:p>2.01653218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44.423997" calcext:value-type="float">
            <text:p>244.423997</text:p>
          </table:table-cell>
          <table:table-cell office:value-type="float" office:value="89.2443281" calcext:value-type="float">
            <text:p>89.2443281</text:p>
          </table:table-cell>
          <table:table-cell office:value-type="float" office:value="1.69033813" calcext:value-type="float">
            <text:p>1.69033813</text:p>
          </table:table-cell>
          <table:table-cell office:value-type="float" office:value="0.883201656" calcext:value-type="float">
            <text:p>0.883201656</text:p>
          </table:table-cell>
          <table:table-cell office:value-type="float" office:value="0.130852222" calcext:value-type="float">
            <text:p>0.130852222</text:p>
          </table:table-cell>
          <table:table-cell office:value-type="float" office:value="0.106840387" calcext:value-type="float">
            <text:p>0.10684038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2.304657" calcext:value-type="float">
            <text:p>242.304657</text:p>
          </table:table-cell>
          <table:table-cell office:value-type="float" office:value="88.7295098" calcext:value-type="float">
            <text:p>88.7295098</text:p>
          </table:table-cell>
          <table:table-cell office:value-type="float" office:value="1.66161441" calcext:value-type="float">
            <text:p>1.66161441</text:p>
          </table:table-cell>
          <table:table-cell office:value-type="float" office:value="0.823941195" calcext:value-type="float">
            <text:p>0.823941195</text:p>
          </table:table-cell>
          <table:table-cell office:value-type="float" office:value="2.59477298" calcext:value-type="float">
            <text:p>2.59477298</text:p>
          </table:table-cell>
          <table:table-cell office:value-type="float" office:value="2.118623284" calcext:value-type="float">
            <text:p>2.11862328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1.242518" calcext:value-type="float">
            <text:p>241.242518</text:p>
          </table:table-cell>
          <table:table-cell office:value-type="float" office:value="88.0321412" calcext:value-type="float">
            <text:p>88.0321412</text:p>
          </table:table-cell>
          <table:table-cell office:value-type="float" office:value="1.66107915" calcext:value-type="float">
            <text:p>1.66107915</text:p>
          </table:table-cell>
          <table:table-cell office:value-type="float" office:value="0.846765979" calcext:value-type="float">
            <text:p>0.846765979</text:p>
          </table:table-cell>
          <table:table-cell office:value-type="float" office:value="1.2356187679" calcext:value-type="float">
            <text:p>1.2356187679</text:p>
          </table:table-cell>
          <table:table-cell office:value-type="float" office:value="1.0088784912" calcext:value-type="float">
            <text:p>1.008878491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38.909751" calcext:value-type="float">
            <text:p>238.909751</text:p>
          </table:table-cell>
          <table:table-cell office:value-type="float" office:value="87.6758775" calcext:value-type="float">
            <text:p>87.6758775</text:p>
          </table:table-cell>
          <table:table-cell office:value-type="float" office:value="1.635306717" calcext:value-type="float">
            <text:p>1.635306717</text:p>
          </table:table-cell>
          <table:table-cell office:value-type="float" office:value="0.910291099" calcext:value-type="float">
            <text:p>0.910291099</text:p>
          </table:table-cell>
          <table:table-cell office:value-type="float" office:value="2.997519926" calcext:value-type="float">
            <text:p>2.997519926</text:p>
          </table:table-cell>
          <table:table-cell office:value-type="float" office:value="2.447464722" calcext:value-type="float">
            <text:p>2.44746472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8.899404" calcext:value-type="float">
            <text:p>238.899404</text:p>
          </table:table-cell>
          <table:table-cell office:value-type="float" office:value="87.6860821" calcext:value-type="float">
            <text:p>87.6860821</text:p>
          </table:table-cell>
          <table:table-cell office:value-type="float" office:value="1.634836467" calcext:value-type="float">
            <text:p>1.634836467</text:p>
          </table:table-cell>
          <table:table-cell office:value-type="float" office:value="0.909222079" calcext:value-type="float">
            <text:p>0.909222079</text:p>
          </table:table-cell>
          <table:table-cell office:value-type="float" office:value="0.012561671" calcext:value-type="float">
            <text:p>0.012561671</text:p>
          </table:table-cell>
          <table:table-cell office:value-type="float" office:value="0.010256562" calcext:value-type="float">
            <text:p>0.01025656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37.046137" calcext:value-type="float">
            <text:p>237.046137</text:p>
          </table:table-cell>
          <table:table-cell office:value-type="float" office:value="87.4256624" calcext:value-type="float">
            <text:p>87.4256624</text:p>
          </table:table-cell>
          <table:table-cell office:value-type="float" office:value="1.68891981" calcext:value-type="float">
            <text:p>1.68891981</text:p>
          </table:table-cell>
          <table:table-cell office:value-type="float" office:value="0.921615427" calcext:value-type="float">
            <text:p>0.921615427</text:p>
          </table:table-cell>
          <table:table-cell office:value-type="float" office:value="2.584569459" calcext:value-type="float">
            <text:p>2.584569459</text:p>
          </table:table-cell>
          <table:table-cell office:value-type="float" office:value="2.110292159" calcext:value-type="float">
            <text:p>2.11029215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35.950283" calcext:value-type="float">
            <text:p>235.950283</text:p>
          </table:table-cell>
          <table:table-cell office:value-type="float" office:value="87.6855751" calcext:value-type="float">
            <text:p>87.6855751</text:p>
          </table:table-cell>
          <table:table-cell office:value-type="float" office:value="1.73257865" calcext:value-type="float">
            <text:p>1.73257865</text:p>
          </table:table-cell>
          <table:table-cell office:value-type="float" office:value="0.920505759" calcext:value-type="float">
            <text:p>0.920505759</text:p>
          </table:table-cell>
          <table:table-cell office:value-type="float" office:value="1.401886384" calcext:value-type="float">
            <text:p>1.401886384</text:p>
          </table:table-cell>
          <table:table-cell office:value-type="float" office:value="1.144635419" calcext:value-type="float">
            <text:p>1.1446354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33.058085" calcext:value-type="float">
            <text:p>233.058085</text:p>
          </table:table-cell>
          <table:table-cell office:value-type="float" office:value="86.9578129" calcext:value-type="float">
            <text:p>86.9578129</text:p>
          </table:table-cell>
          <table:table-cell office:value-type="float" office:value="1.71628104" calcext:value-type="float">
            <text:p>1.71628104</text:p>
          </table:table-cell>
          <table:table-cell office:value-type="float" office:value="0.92741683" calcext:value-type="float">
            <text:p>0.92741683</text:p>
          </table:table-cell>
          <table:table-cell office:value-type="float" office:value="3.422517997" calcext:value-type="float">
            <text:p>3.422517997</text:p>
          </table:table-cell>
          <table:table-cell office:value-type="float" office:value="2.794474235" calcext:value-type="float">
            <text:p>2.7944742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3.464186" calcext:value-type="float">
            <text:p>233.464186</text:p>
          </table:table-cell>
          <table:table-cell office:value-type="float" office:value="87.2901445" calcext:value-type="float">
            <text:p>87.2901445</text:p>
          </table:table-cell>
          <table:table-cell office:value-type="float" office:value="1.71465894" calcext:value-type="float">
            <text:p>1.71465894</text:p>
          </table:table-cell>
          <table:table-cell office:value-type="float" office:value="0.92402865" calcext:value-type="float">
            <text:p>0.92402865</text:p>
          </table:table-cell>
          <table:table-cell office:value-type="float" office:value="0.2572131045" calcext:value-type="float">
            <text:p>0.2572131045</text:p>
          </table:table-cell>
          <table:table-cell office:value-type="float" office:value="0.210013625" calcext:value-type="float">
            <text:p>0.2100136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28.90036" calcext:value-type="float">
            <text:p>228.90036</text:p>
          </table:table-cell>
          <table:table-cell office:value-type="float" office:value="86.7565746" calcext:value-type="float">
            <text:p>86.7565746</text:p>
          </table:table-cell>
          <table:table-cell office:value-type="float" office:value="1.66120977" calcext:value-type="float">
            <text:p>1.66120977</text:p>
          </table:table-cell>
          <table:table-cell office:value-type="float" office:value="0.884974386" calcext:value-type="float">
            <text:p>0.884974386</text:p>
          </table:table-cell>
          <table:table-cell office:value-type="float" office:value="4.61012212" calcext:value-type="float">
            <text:p>4.61012212</text:p>
          </table:table-cell>
          <table:table-cell office:value-type="float" office:value="3.76414889" calcext:value-type="float">
            <text:p>3.764148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28.619878" calcext:value-type="float">
            <text:p>228.619878</text:p>
          </table:table-cell>
          <table:table-cell office:value-type="float" office:value="86.5814231" calcext:value-type="float">
            <text:p>86.5814231</text:p>
          </table:table-cell>
          <table:table-cell office:value-type="float" office:value="1.68287003" calcext:value-type="float">
            <text:p>1.68287003</text:p>
          </table:table-cell>
          <table:table-cell office:value-type="float" office:value="0.908805861" calcext:value-type="float">
            <text:p>0.908805861</text:p>
          </table:table-cell>
          <table:table-cell office:value-type="float" office:value="1.403385961" calcext:value-type="float">
            <text:p>1.403385961</text:p>
          </table:table-cell>
          <table:table-cell office:value-type="float" office:value="1.14585976" calcext:value-type="float">
            <text:p>1.145859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25.92837" calcext:value-type="float">
            <text:p>225.92837</text:p>
          </table:table-cell>
          <table:table-cell office:value-type="float" office:value="86.1489385" calcext:value-type="float">
            <text:p>86.1489385</text:p>
          </table:table-cell>
          <table:table-cell office:value-type="float" office:value="1.67142995" calcext:value-type="float">
            <text:p>1.67142995</text:p>
          </table:table-cell>
          <table:table-cell office:value-type="float" office:value="0.912304711" calcext:value-type="float">
            <text:p>0.912304711</text:p>
          </table:table-cell>
          <table:table-cell office:value-type="float" office:value="3.0642742" calcext:value-type="float">
            <text:p>3.0642742</text:p>
          </table:table-cell>
          <table:table-cell office:value-type="float" office:value="2.50196929" calcext:value-type="float">
            <text:p>2.501969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25.92837" calcext:value-type="float">
            <text:p>225.92837</text:p>
          </table:table-cell>
          <table:table-cell office:value-type="float" office:value="86.1489385" calcext:value-type="float">
            <text:p>86.1489385</text:p>
          </table:table-cell>
          <table:table-cell office:value-type="float" office:value="1.67142995" calcext:value-type="float">
            <text:p>1.67142995</text:p>
          </table:table-cell>
          <table:table-cell office:value-type="float" office:value="0.912304711" calcext:value-type="float">
            <text:p>0.912304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21.965657" calcext:value-type="float">
            <text:p>221.965657</text:p>
          </table:table-cell>
          <table:table-cell office:value-type="float" office:value="86.0550187" calcext:value-type="float">
            <text:p>86.0550187</text:p>
          </table:table-cell>
          <table:table-cell office:value-type="float" office:value="1.68004779" calcext:value-type="float">
            <text:p>1.68004779</text:p>
          </table:table-cell>
          <table:table-cell office:value-type="float" office:value="0.951012993" calcext:value-type="float">
            <text:p>0.951012993</text:p>
          </table:table-cell>
          <table:table-cell office:value-type="float" office:value="4.31923227" calcext:value-type="float">
            <text:p>4.31923227</text:p>
          </table:table-cell>
          <table:table-cell office:value-type="float" office:value="3.5266384" calcext:value-type="float">
            <text:p>3.526638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22.364237" calcext:value-type="float">
            <text:p>222.364237</text:p>
          </table:table-cell>
          <table:table-cell office:value-type="float" office:value="86.4381502" calcext:value-type="float">
            <text:p>86.4381502</text:p>
          </table:table-cell>
          <table:table-cell office:value-type="float" office:value="1.72500769" calcext:value-type="float">
            <text:p>1.72500769</text:p>
          </table:table-cell>
          <table:table-cell office:value-type="float" office:value="0.948685193" calcext:value-type="float">
            <text:p>0.948685193</text:p>
          </table:table-cell>
          <table:table-cell office:value-type="float" office:value="0.30323882" calcext:value-type="float">
            <text:p>0.30323882</text:p>
          </table:table-cell>
          <table:table-cell office:value-type="float" office:value="0.24759347" calcext:value-type="float">
            <text:p>0.2475934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.829927" calcext:value-type="float">
            <text:p>220.829927</text:p>
          </table:table-cell>
          <table:table-cell office:value-type="float" office:value="86.1011013" calcext:value-type="float">
            <text:p>86.1011013</text:p>
          </table:table-cell>
          <table:table-cell office:value-type="float" office:value="1.75051925" calcext:value-type="float">
            <text:p>1.75051925</text:p>
          </table:table-cell>
          <table:table-cell office:value-type="float" office:value="0.894335465" calcext:value-type="float">
            <text:p>0.894335465</text:p>
          </table:table-cell>
          <table:table-cell office:value-type="float" office:value="1.59470681" calcext:value-type="float">
            <text:p>1.59470681</text:p>
          </table:table-cell>
          <table:table-cell office:value-type="float" office:value="1.302072647" calcext:value-type="float">
            <text:p>1.30207264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20.435617" calcext:value-type="float">
            <text:p>220.435617</text:p>
          </table:table-cell>
          <table:table-cell office:value-type="float" office:value="86.1433281" calcext:value-type="float">
            <text:p>86.1433281</text:p>
          </table:table-cell>
          <table:table-cell office:value-type="float" office:value="1.74849884" calcext:value-type="float">
            <text:p>1.74849884</text:p>
          </table:table-cell>
          <table:table-cell office:value-type="float" office:value="0.893076205" calcext:value-type="float">
            <text:p>0.893076205</text:p>
          </table:table-cell>
          <table:table-cell office:value-type="float" office:value="0.32298722" calcext:value-type="float">
            <text:p>0.32298722</text:p>
          </table:table-cell>
          <table:table-cell office:value-type="float" office:value="0.26371796" calcext:value-type="float">
            <text:p>0.263717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19.444733" calcext:value-type="float">
            <text:p>219.444733</text:p>
          </table:table-cell>
          <table:table-cell office:value-type="float" office:value="85.22999" calcext:value-type="float">
            <text:p>85.22999</text:p>
          </table:table-cell>
          <table:table-cell office:value-type="float" office:value="1.82782024" calcext:value-type="float">
            <text:p>1.82782024</text:p>
          </table:table-cell>
          <table:table-cell office:value-type="float" office:value="0.866874998" calcext:value-type="float">
            <text:p>0.866874998</text:p>
          </table:table-cell>
          <table:table-cell office:value-type="float" office:value="1.77315331" calcext:value-type="float">
            <text:p>1.77315331</text:p>
          </table:table-cell>
          <table:table-cell office:value-type="float" office:value="1.447773627" calcext:value-type="float">
            <text:p>1.44777362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9.440424" calcext:value-type="float">
            <text:p>219.440424</text:p>
          </table:table-cell>
          <table:table-cell office:value-type="float" office:value="85.2343286" calcext:value-type="float">
            <text:p>85.2343286</text:p>
          </table:table-cell>
          <table:table-cell office:value-type="float" office:value="1.83444238" calcext:value-type="float">
            <text:p>1.83444238</text:p>
          </table:table-cell>
          <table:table-cell office:value-type="float" office:value="0.863772898" calcext:value-type="float">
            <text:p>0.863772898</text:p>
          </table:table-cell>
          <table:table-cell office:value-type="float" office:value="0.005031834" calcext:value-type="float">
            <text:p>0.005031834</text:p>
          </table:table-cell>
          <table:table-cell office:value-type="float" office:value="0.0041084755" calcext:value-type="float">
            <text:p>0.004108475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6.735884" calcext:value-type="float">
            <text:p>216.735884</text:p>
          </table:table-cell>
          <table:table-cell office:value-type="float" office:value="83.6804305" calcext:value-type="float">
            <text:p>83.6804305</text:p>
          </table:table-cell>
          <table:table-cell office:value-type="float" office:value="1.77996916" calcext:value-type="float">
            <text:p>1.77996916</text:p>
          </table:table-cell>
          <table:table-cell office:value-type="float" office:value="0.84442921" calcext:value-type="float">
            <text:p>0.84442921</text:p>
          </table:table-cell>
          <table:table-cell office:value-type="float" office:value="2.139406936" calcext:value-type="float">
            <text:p>2.139406936</text:p>
          </table:table-cell>
          <table:table-cell office:value-type="float" office:value="1.746818486" calcext:value-type="float">
            <text:p>1.74681848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6.634596" calcext:value-type="float">
            <text:p>216.634596</text:p>
          </table:table-cell>
          <table:table-cell office:value-type="float" office:value="83.7666515" calcext:value-type="float">
            <text:p>83.7666515</text:p>
          </table:table-cell>
          <table:table-cell office:value-type="float" office:value="1.75962093" calcext:value-type="float">
            <text:p>1.75962093</text:p>
          </table:table-cell>
          <table:table-cell office:value-type="float" office:value="0.88962936" calcext:value-type="float">
            <text:p>0.88962936</text:p>
          </table:table-cell>
          <table:table-cell office:value-type="float" office:value="0.1464766" calcext:value-type="float">
            <text:p>0.1464766</text:p>
          </table:table-cell>
          <table:table-cell office:value-type="float" office:value="0.119597637" calcext:value-type="float">
            <text:p>0.11959763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3.451964" calcext:value-type="float">
            <text:p>213.451964</text:p>
          </table:table-cell>
          <table:table-cell office:value-type="float" office:value="81.9266014" calcext:value-type="float">
            <text:p>81.9266014</text:p>
          </table:table-cell>
          <table:table-cell office:value-type="float" office:value="1.60738643" calcext:value-type="float">
            <text:p>1.60738643</text:p>
          </table:table-cell>
          <table:table-cell office:value-type="float" office:value="0.870909015" calcext:value-type="float">
            <text:p>0.870909015</text:p>
          </table:table-cell>
          <table:table-cell office:value-type="float" office:value="2.49482771" calcext:value-type="float">
            <text:p>2.49482771</text:p>
          </table:table-cell>
          <table:table-cell office:value-type="float" office:value="2.037018287" calcext:value-type="float">
            <text:p>2.0370182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3.282968" calcext:value-type="float">
            <text:p>213.282968</text:p>
          </table:table-cell>
          <table:table-cell office:value-type="float" office:value="82.0135564" calcext:value-type="float">
            <text:p>82.0135564</text:p>
          </table:table-cell>
          <table:table-cell office:value-type="float" office:value="1.6061957" calcext:value-type="float">
            <text:p>1.6061957</text:p>
          </table:table-cell>
          <table:table-cell office:value-type="float" office:value="0.869753625" calcext:value-type="float">
            <text:p>0.869753625</text:p>
          </table:table-cell>
          <table:table-cell office:value-type="float" office:value="0.16311703" calcext:value-type="float">
            <text:p>0.16311703</text:p>
          </table:table-cell>
          <table:table-cell office:value-type="float" office:value="0.13318449" calcext:value-type="float">
            <text:p>0.1331844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.642265" calcext:value-type="float">
            <text:p>210.642265</text:p>
          </table:table-cell>
          <table:table-cell office:value-type="float" office:value="80.662293" calcext:value-type="float">
            <text:p>80.662293</text:p>
          </table:table-cell>
          <table:table-cell office:value-type="float" office:value="1.646397645" calcext:value-type="float">
            <text:p>1.646397645</text:p>
          </table:table-cell>
          <table:table-cell office:value-type="float" office:value="0.92061641" calcext:value-type="float">
            <text:p>0.92061641</text:p>
          </table:table-cell>
          <table:table-cell office:value-type="float" office:value="2.379123903" calcext:value-type="float">
            <text:p>2.379123903</text:p>
          </table:table-cell>
          <table:table-cell office:value-type="float" office:value="1.942546542" calcext:value-type="float">
            <text:p>1.94254654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09.922333" calcext:value-type="float">
            <text:p>209.922333</text:p>
          </table:table-cell>
          <table:table-cell office:value-type="float" office:value="81.104459" calcext:value-type="float">
            <text:p>81.104459</text:p>
          </table:table-cell>
          <table:table-cell office:value-type="float" office:value="1.693360775" calcext:value-type="float">
            <text:p>1.693360775</text:p>
          </table:table-cell>
          <table:table-cell office:value-type="float" office:value="0.91015798" calcext:value-type="float">
            <text:p>0.91015798</text:p>
          </table:table-cell>
          <table:table-cell office:value-type="float" office:value="0.72701533" calcext:value-type="float">
            <text:p>0.72701533</text:p>
          </table:table-cell>
          <table:table-cell office:value-type="float" office:value="0.59360551" calcext:value-type="float">
            <text:p>0.5936055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07.501489" calcext:value-type="float">
            <text:p>207.501489</text:p>
          </table:table-cell>
          <table:table-cell office:value-type="float" office:value="79.838596" calcext:value-type="float">
            <text:p>79.838596</text:p>
          </table:table-cell>
          <table:table-cell office:value-type="float" office:value="1.686488764" calcext:value-type="float">
            <text:p>1.686488764</text:p>
          </table:table-cell>
          <table:table-cell office:value-type="float" office:value="0.953956422" calcext:value-type="float">
            <text:p>0.953956422</text:p>
          </table:table-cell>
          <table:table-cell office:value-type="float" office:value="2.716301768" calcext:value-type="float">
            <text:p>2.716301768</text:p>
          </table:table-cell>
          <table:table-cell office:value-type="float" office:value="2.217851123" calcext:value-type="float">
            <text:p>2.21785112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7.5021" calcext:value-type="float">
            <text:p>207.5021</text:p>
          </table:table-cell>
          <table:table-cell office:value-type="float" office:value="80.033754" calcext:value-type="float">
            <text:p>80.033754</text:p>
          </table:table-cell>
          <table:table-cell office:value-type="float" office:value="1.686583894" calcext:value-type="float">
            <text:p>1.686583894</text:p>
          </table:table-cell>
          <table:table-cell office:value-type="float" office:value="0.959102467" calcext:value-type="float">
            <text:p>0.959102467</text:p>
          </table:table-cell>
          <table:table-cell office:value-type="float" office:value="0.41059589" calcext:value-type="float">
            <text:p>0.41059589</text:p>
          </table:table-cell>
          <table:table-cell office:value-type="float" office:value="0.33525015" calcext:value-type="float">
            <text:p>0.335250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6.197912" calcext:value-type="float">
            <text:p>206.197912</text:p>
          </table:table-cell>
          <table:table-cell office:value-type="float" office:value="78.9565309" calcext:value-type="float">
            <text:p>78.9565309</text:p>
          </table:table-cell>
          <table:table-cell office:value-type="float" office:value="1.691578654" calcext:value-type="float">
            <text:p>1.691578654</text:p>
          </table:table-cell>
          <table:table-cell office:value-type="float" office:value="0.943473403" calcext:value-type="float">
            <text:p>0.943473403</text:p>
          </table:table-cell>
          <table:table-cell office:value-type="float" office:value="2.73081037" calcext:value-type="float">
            <text:p>2.73081037</text:p>
          </table:table-cell>
          <table:table-cell office:value-type="float" office:value="2.22969734" calcext:value-type="float">
            <text:p>2.2296973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05.483875" calcext:value-type="float">
            <text:p>205.483875</text:p>
          </table:table-cell>
          <table:table-cell office:value-type="float" office:value="79.2980763" calcext:value-type="float">
            <text:p>79.2980763</text:p>
          </table:table-cell>
          <table:table-cell office:value-type="float" office:value="1.687387524" calcext:value-type="float">
            <text:p>1.687387524</text:p>
          </table:table-cell>
          <table:table-cell office:value-type="float" office:value="0.934698211" calcext:value-type="float">
            <text:p>0.934698211</text:p>
          </table:table-cell>
          <table:table-cell office:value-type="float" office:value="1.35645533" calcext:value-type="float">
            <text:p>1.35645533</text:p>
          </table:table-cell>
          <table:table-cell office:value-type="float" office:value="1.10754123" calcext:value-type="float">
            <text:p>1.1075412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5.434703" calcext:value-type="float">
            <text:p>205.434703</text:p>
          </table:table-cell>
          <table:table-cell office:value-type="float" office:value="78.1000403" calcext:value-type="float">
            <text:p>78.1000403</text:p>
          </table:table-cell>
          <table:table-cell office:value-type="float" office:value="1.69987083" calcext:value-type="float">
            <text:p>1.69987083</text:p>
          </table:table-cell>
          <table:table-cell office:value-type="float" office:value="0.946145657" calcext:value-type="float">
            <text:p>0.946145657</text:p>
          </table:table-cell>
          <table:table-cell office:value-type="float" office:value="3.49469794" calcext:value-type="float">
            <text:p>3.49469794</text:p>
          </table:table-cell>
          <table:table-cell office:value-type="float" office:value="2.85340892" calcext:value-type="float">
            <text:p>2.8534089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5.260405" calcext:value-type="float">
            <text:p>205.260405</text:p>
          </table:table-cell>
          <table:table-cell office:value-type="float" office:value="78.2007123" calcext:value-type="float">
            <text:p>78.2007123</text:p>
          </table:table-cell>
          <table:table-cell office:value-type="float" office:value="1.70063681" calcext:value-type="float">
            <text:p>1.70063681</text:p>
          </table:table-cell>
          <table:table-cell office:value-type="float" office:value="0.946987261" calcext:value-type="float">
            <text:p>0.946987261</text:p>
          </table:table-cell>
          <table:table-cell office:value-type="float" office:value="0.21826375" calcext:value-type="float">
            <text:p>0.21826375</text:p>
          </table:table-cell>
          <table:table-cell office:value-type="float" office:value="0.1782116" calcext:value-type="float">
            <text:p>0.17821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04.790708" calcext:value-type="float">
            <text:p>204.790708</text:p>
          </table:table-cell>
          <table:table-cell office:value-type="float" office:value="77.084029" calcext:value-type="float">
            <text:p>77.084029</text:p>
          </table:table-cell>
          <table:table-cell office:value-type="float" office:value="1.79355789" calcext:value-type="float">
            <text:p>1.79355789</text:p>
          </table:table-cell>
          <table:table-cell office:value-type="float" office:value="0.918589889" calcext:value-type="float">
            <text:p>0.918589889</text:p>
          </table:table-cell>
          <table:table-cell office:value-type="float" office:value="4.1144689" calcext:value-type="float">
            <text:p>4.1144689</text:p>
          </table:table-cell>
          <table:table-cell office:value-type="float" office:value="3.359449806" calcext:value-type="float">
            <text:p>3.35944980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04.796062" calcext:value-type="float">
            <text:p>204.796062</text:p>
          </table:table-cell>
          <table:table-cell office:value-type="float" office:value="77.069799" calcext:value-type="float">
            <text:p>77.069799</text:p>
          </table:table-cell>
          <table:table-cell office:value-type="float" office:value="1.79354318" calcext:value-type="float">
            <text:p>1.79354318</text:p>
          </table:table-cell>
          <table:table-cell office:value-type="float" office:value="0.92070409" calcext:value-type="float">
            <text:p>0.92070409</text:p>
          </table:table-cell>
          <table:table-cell office:value-type="float" office:value="0.016102648" calcext:value-type="float">
            <text:p>0.016102648</text:p>
          </table:table-cell>
          <table:table-cell office:value-type="float" office:value="0.013147756" calcext:value-type="float">
            <text:p>0.0131477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4.368784" calcext:value-type="float">
            <text:p>204.368784</text:p>
          </table:table-cell>
          <table:table-cell office:value-type="float" office:value="76.4448466" calcext:value-type="float">
            <text:p>76.4448466</text:p>
          </table:table-cell>
          <table:table-cell office:value-type="float" office:value="1.70964097" calcext:value-type="float">
            <text:p>1.70964097</text:p>
          </table:table-cell>
          <table:table-cell office:value-type="float" office:value="0.848573216" calcext:value-type="float">
            <text:p>0.848573216</text:p>
          </table:table-cell>
          <table:table-cell office:value-type="float" office:value="3.106709727" calcext:value-type="float">
            <text:p>3.106709727</text:p>
          </table:table-cell>
          <table:table-cell office:value-type="float" office:value="2.536617853" calcext:value-type="float">
            <text:p>2.53661785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04.414209" calcext:value-type="float">
            <text:p>204.414209</text:p>
          </table:table-cell>
          <table:table-cell office:value-type="float" office:value="76.3784536" calcext:value-type="float">
            <text:p>76.3784536</text:p>
          </table:table-cell>
          <table:table-cell office:value-type="float" office:value="1.7014186" calcext:value-type="float">
            <text:p>1.7014186</text:p>
          </table:table-cell>
          <table:table-cell office:value-type="float" office:value="0.852820166" calcext:value-type="float">
            <text:p>0.852820166</text:p>
          </table:table-cell>
          <table:table-cell office:value-type="float" office:value="0.062706244" calcext:value-type="float">
            <text:p>0.062706244</text:p>
          </table:table-cell>
          <table:table-cell office:value-type="float" office:value="0.051199436" calcext:value-type="float">
            <text:p>0.0511994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3.607502" calcext:value-type="float">
            <text:p>203.607502</text:p>
          </table:table-cell>
          <table:table-cell office:value-type="float" office:value="75.773954" calcext:value-type="float">
            <text:p>75.773954</text:p>
          </table:table-cell>
          <table:table-cell office:value-type="float" office:value="1.72790511" calcext:value-type="float">
            <text:p>1.72790511</text:p>
          </table:table-cell>
          <table:table-cell office:value-type="float" office:value="0.819649143" calcext:value-type="float">
            <text:p>0.819649143</text:p>
          </table:table-cell>
          <table:table-cell office:value-type="float" office:value="3.568800335" calcext:value-type="float">
            <text:p>3.568800335</text:p>
          </table:table-cell>
          <table:table-cell office:value-type="float" office:value="2.913913367" calcext:value-type="float">
            <text:p>2.9139133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03.395157" calcext:value-type="float">
            <text:p>203.395157</text:p>
          </table:table-cell>
          <table:table-cell office:value-type="float" office:value="75.5975369" calcext:value-type="float">
            <text:p>75.5975369</text:p>
          </table:table-cell>
          <table:table-cell office:value-type="float" office:value="1.73373349" calcext:value-type="float">
            <text:p>1.73373349</text:p>
          </table:table-cell>
          <table:table-cell office:value-type="float" office:value="0.819490098" calcext:value-type="float">
            <text:p>0.819490098</text:p>
          </table:table-cell>
          <table:table-cell office:value-type="float" office:value="0.366572769" calcext:value-type="float">
            <text:p>0.366572769</text:p>
          </table:table-cell>
          <table:table-cell office:value-type="float" office:value="0.299305399" calcext:value-type="float">
            <text:p>0.2993053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01.874883" calcext:value-type="float">
            <text:p>201.874883</text:p>
          </table:table-cell>
          <table:table-cell office:value-type="float" office:value="74.5431899" calcext:value-type="float">
            <text:p>74.5431899</text:p>
          </table:table-cell>
          <table:table-cell office:value-type="float" office:value="1.73790081" calcext:value-type="float">
            <text:p>1.73790081</text:p>
          </table:table-cell>
          <table:table-cell office:value-type="float" office:value="0.779576704" calcext:value-type="float">
            <text:p>0.779576704</text:p>
          </table:table-cell>
          <table:table-cell office:value-type="float" office:value="1.57817039" calcext:value-type="float">
            <text:p>1.57817039</text:p>
          </table:table-cell>
          <table:table-cell office:value-type="float" office:value="1.28857067" calcext:value-type="float">
            <text:p>1.288570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01.96606" calcext:value-type="float">
            <text:p>201.96606</text:p>
          </table:table-cell>
          <table:table-cell office:value-type="float" office:value="74.5980927" calcext:value-type="float">
            <text:p>74.5980927</text:p>
          </table:table-cell>
          <table:table-cell office:value-type="float" office:value="1.73724166" calcext:value-type="float">
            <text:p>1.73724166</text:p>
          </table:table-cell>
          <table:table-cell office:value-type="float" office:value="0.792341261" calcext:value-type="float">
            <text:p>0.792341261</text:p>
          </table:table-cell>
          <table:table-cell office:value-type="float" office:value="0.18682186" calcext:value-type="float">
            <text:p>0.18682186</text:p>
          </table:table-cell>
          <table:table-cell office:value-type="float" office:value="0.152539405" calcext:value-type="float">
            <text:p>0.1525394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0.0437346" calcext:value-type="float">
            <text:p>200.0437346</text:p>
          </table:table-cell>
          <table:table-cell office:value-type="float" office:value="73.1628638" calcext:value-type="float">
            <text:p>73.1628638</text:p>
          </table:table-cell>
          <table:table-cell office:value-type="float" office:value="1.720934894" calcext:value-type="float">
            <text:p>1.720934894</text:p>
          </table:table-cell>
          <table:table-cell office:value-type="float" office:value="0.782973076" calcext:value-type="float">
            <text:p>0.782973076</text:p>
          </table:table-cell>
          <table:table-cell office:value-type="float" office:value="1.692608776" calcext:value-type="float">
            <text:p>1.692608776</text:p>
          </table:table-cell>
          <table:table-cell office:value-type="float" office:value="1.382009259" calcext:value-type="float">
            <text:p>1.3820092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00.2492626" calcext:value-type="float">
            <text:p>200.2492626</text:p>
          </table:table-cell>
          <table:table-cell office:value-type="float" office:value="73.0497138" calcext:value-type="float">
            <text:p>73.0497138</text:p>
          </table:table-cell>
          <table:table-cell office:value-type="float" office:value="1.725760514" calcext:value-type="float">
            <text:p>1.725760514</text:p>
          </table:table-cell>
          <table:table-cell office:value-type="float" office:value="0.802205075" calcext:value-type="float">
            <text:p>0.802205075</text:p>
          </table:table-cell>
          <table:table-cell office:value-type="float" office:value="0.2656722" calcext:value-type="float">
            <text:p>0.2656722</text:p>
          </table:table-cell>
          <table:table-cell office:value-type="float" office:value="0.21692045" calcext:value-type="float">
            <text:p>0.21692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99.037271" calcext:value-type="float">
            <text:p>199.037271</text:p>
          </table:table-cell>
          <table:table-cell office:value-type="float" office:value="71.3426909" calcext:value-type="float">
            <text:p>71.3426909</text:p>
          </table:table-cell>
          <table:table-cell office:value-type="float" office:value="1.660996926" calcext:value-type="float">
            <text:p>1.660996926</text:p>
          </table:table-cell>
          <table:table-cell office:value-type="float" office:value="0.813080815" calcext:value-type="float">
            <text:p>0.813080815</text:p>
          </table:table-cell>
          <table:table-cell office:value-type="float" office:value="2.30023508" calcext:value-type="float">
            <text:p>2.30023508</text:p>
          </table:table-cell>
          <table:table-cell office:value-type="float" office:value="1.87813413" calcext:value-type="float">
            <text:p>1.878134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98.923442" calcext:value-type="float">
            <text:p>198.923442</text:p>
          </table:table-cell>
          <table:table-cell office:value-type="float" office:value="71.0186984" calcext:value-type="float">
            <text:p>71.0186984</text:p>
          </table:table-cell>
          <table:table-cell office:value-type="float" office:value="1.663292236" calcext:value-type="float">
            <text:p>1.663292236</text:p>
          </table:table-cell>
          <table:table-cell office:value-type="float" office:value="0.83094315" calcext:value-type="float">
            <text:p>0.83094315</text:p>
          </table:table-cell>
          <table:table-cell office:value-type="float" office:value="0.46426897" calcext:value-type="float">
            <text:p>0.46426897</text:p>
          </table:table-cell>
          <table:table-cell office:value-type="float" office:value="0.37907403" calcext:value-type="float">
            <text:p>0.3790740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7.974619" calcext:value-type="float">
            <text:p>197.974619</text:p>
          </table:table-cell>
          <table:table-cell office:value-type="float" office:value="69.3975808" calcext:value-type="float">
            <text:p>69.3975808</text:p>
          </table:table-cell>
          <table:table-cell office:value-type="float" office:value="1.71271853" calcext:value-type="float">
            <text:p>1.71271853</text:p>
          </table:table-cell>
          <table:table-cell office:value-type="float" office:value="0.844819987" calcext:value-type="float">
            <text:p>0.844819987</text:p>
          </table:table-cell>
          <table:table-cell office:value-type="float" office:value="2.70453977" calcext:value-type="float">
            <text:p>2.70453977</text:p>
          </table:table-cell>
          <table:table-cell office:value-type="float" office:value="2.208247463" calcext:value-type="float">
            <text:p>2.2082474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97.677578" calcext:value-type="float">
            <text:p>197.677578</text:p>
          </table:table-cell>
          <table:table-cell office:value-type="float" office:value="69.0913372" calcext:value-type="float">
            <text:p>69.0913372</text:p>
          </table:table-cell>
          <table:table-cell office:value-type="float" office:value="1.70577506" calcext:value-type="float">
            <text:p>1.70577506</text:p>
          </table:table-cell>
          <table:table-cell office:value-type="float" office:value="0.833375667" calcext:value-type="float">
            <text:p>0.833375667</text:p>
          </table:table-cell>
          <table:table-cell office:value-type="float" office:value="0.478026618" calcext:value-type="float">
            <text:p>0.478026618</text:p>
          </table:table-cell>
          <table:table-cell office:value-type="float" office:value="0.390307122" calcext:value-type="float">
            <text:p>0.39030712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97.7636815" calcext:value-type="float">
            <text:p>197.7636815</text:p>
          </table:table-cell>
          <table:table-cell office:value-type="float" office:value="68.1520433" calcext:value-type="float">
            <text:p>68.1520433</text:p>
          </table:table-cell>
          <table:table-cell office:value-type="float" office:value="1.724930603" calcext:value-type="float">
            <text:p>1.724930603</text:p>
          </table:table-cell>
          <table:table-cell office:value-type="float" office:value="0.901962995" calcext:value-type="float">
            <text:p>0.901962995</text:p>
          </table:table-cell>
          <table:table-cell office:value-type="float" office:value="2.633230628" calcext:value-type="float">
            <text:p>2.633230628</text:p>
          </table:table-cell>
          <table:table-cell office:value-type="float" office:value="2.150023748" calcext:value-type="float">
            <text:p>2.15002374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97.3908815" calcext:value-type="float">
            <text:p>197.3908815</text:p>
          </table:table-cell>
          <table:table-cell office:value-type="float" office:value="67.9398871" calcext:value-type="float">
            <text:p>67.9398871</text:p>
          </table:table-cell>
          <table:table-cell office:value-type="float" office:value="1.723669323" calcext:value-type="float">
            <text:p>1.723669323</text:p>
          </table:table-cell>
          <table:table-cell office:value-type="float" office:value="0.889903076" calcext:value-type="float">
            <text:p>0.889903076</text:p>
          </table:table-cell>
          <table:table-cell office:value-type="float" office:value="0.437943352" calcext:value-type="float">
            <text:p>0.437943352</text:p>
          </table:table-cell>
          <table:table-cell office:value-type="float" office:value="0.357579259" calcext:value-type="float">
            <text:p>0.35757925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7.7951654" calcext:value-type="float">
            <text:p>197.7951654</text:p>
          </table:table-cell>
          <table:table-cell office:value-type="float" office:value="67.5774657" calcext:value-type="float">
            <text:p>67.5774657</text:p>
          </table:table-cell>
          <table:table-cell office:value-type="float" office:value="1.680470735" calcext:value-type="float">
            <text:p>1.680470735</text:p>
          </table:table-cell>
          <table:table-cell office:value-type="float" office:value="0.81260204" calcext:value-type="float">
            <text:p>0.81260204</text:p>
          </table:table-cell>
          <table:table-cell office:value-type="float" office:value="2.512302527" calcext:value-type="float">
            <text:p>2.512302527</text:p>
          </table:table-cell>
          <table:table-cell office:value-type="float" office:value="2.051286477" calcext:value-type="float">
            <text:p>2.0512864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96.9886414" calcext:value-type="float">
            <text:p>196.9886414</text:p>
          </table:table-cell>
          <table:table-cell office:value-type="float" office:value="67.1737533" calcext:value-type="float">
            <text:p>67.1737533</text:p>
          </table:table-cell>
          <table:table-cell office:value-type="float" office:value="1.655650335" calcext:value-type="float">
            <text:p>1.655650335</text:p>
          </table:table-cell>
          <table:table-cell office:value-type="float" office:value="0.830088995" calcext:value-type="float">
            <text:p>0.830088995</text:p>
          </table:table-cell>
          <table:table-cell office:value-type="float" office:value="0.4488865884" calcext:value-type="float">
            <text:p>0.4488865884</text:p>
          </table:table-cell>
          <table:table-cell office:value-type="float" office:value="0.3665143762" calcext:value-type="float">
            <text:p>0.36651437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96.704826" calcext:value-type="float">
            <text:p>196.704826</text:p>
          </table:table-cell>
          <table:table-cell office:value-type="float" office:value="66.2458813" calcext:value-type="float">
            <text:p>66.2458813</text:p>
          </table:table-cell>
          <table:table-cell office:value-type="float" office:value="1.69702336" calcext:value-type="float">
            <text:p>1.69702336</text:p>
          </table:table-cell>
          <table:table-cell office:value-type="float" office:value="0.771247015" calcext:value-type="float">
            <text:p>0.771247015</text:p>
          </table:table-cell>
          <table:table-cell office:value-type="float" office:value="2.3400376" calcext:value-type="float">
            <text:p>2.3400376</text:p>
          </table:table-cell>
          <table:table-cell office:value-type="float" office:value="1.910632717" calcext:value-type="float">
            <text:p>1.9106327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96.642145" calcext:value-type="float">
            <text:p>196.642145</text:p>
          </table:table-cell>
          <table:table-cell office:value-type="float" office:value="66.3276033" calcext:value-type="float">
            <text:p>66.3276033</text:p>
          </table:table-cell>
          <table:table-cell office:value-type="float" office:value="1.71914501" calcext:value-type="float">
            <text:p>1.71914501</text:p>
          </table:table-cell>
          <table:table-cell office:value-type="float" office:value="0.765288945" calcext:value-type="float">
            <text:p>0.765288945</text:p>
          </table:table-cell>
          <table:table-cell office:value-type="float" office:value="0.951672894" calcext:value-type="float">
            <text:p>0.951672894</text:p>
          </table:table-cell>
          <table:table-cell office:value-type="float" office:value="0.777037642" calcext:value-type="float">
            <text:p>0.7770376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95.075713" calcext:value-type="float">
            <text:p>195.075713</text:p>
          </table:table-cell>
          <table:table-cell office:value-type="float" office:value="65.0161895" calcext:value-type="float">
            <text:p>65.0161895</text:p>
          </table:table-cell>
          <table:table-cell office:value-type="float" office:value="1.708814315" calcext:value-type="float">
            <text:p>1.708814315</text:p>
          </table:table-cell>
          <table:table-cell office:value-type="float" office:value="0.744714087" calcext:value-type="float">
            <text:p>0.744714087</text:p>
          </table:table-cell>
          <table:table-cell office:value-type="float" office:value="3.21701385" calcext:value-type="float">
            <text:p>3.21701385</text:p>
          </table:table-cell>
          <table:table-cell office:value-type="float" office:value="2.626680766" calcext:value-type="float">
            <text:p>2.6266807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4.855" calcext:value-type="float">
            <text:p>194.855</text:p>
          </table:table-cell>
          <table:table-cell office:value-type="float" office:value="65.0627129" calcext:value-type="float">
            <text:p>65.0627129</text:p>
          </table:table-cell>
          <table:table-cell office:value-type="float" office:value="1.722852695" calcext:value-type="float">
            <text:p>1.722852695</text:p>
          </table:table-cell>
          <table:table-cell office:value-type="float" office:value="0.746890447" calcext:value-type="float">
            <text:p>0.746890447</text:p>
          </table:table-cell>
          <table:table-cell office:value-type="float" office:value="0.857597553" calcext:value-type="float">
            <text:p>0.857597553</text:p>
          </table:table-cell>
          <table:table-cell office:value-type="float" office:value="0.7002254695" calcext:value-type="float">
            <text:p>0.700225469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92.920834" calcext:value-type="float">
            <text:p>192.920834</text:p>
          </table:table-cell>
          <table:table-cell office:value-type="float" office:value="63.928161" calcext:value-type="float">
            <text:p>63.928161</text:p>
          </table:table-cell>
          <table:table-cell office:value-type="float" office:value="1.725146545" calcext:value-type="float">
            <text:p>1.725146545</text:p>
          </table:table-cell>
          <table:table-cell office:value-type="float" office:value="0.720105277" calcext:value-type="float">
            <text:p>0.720105277</text:p>
          </table:table-cell>
          <table:table-cell office:value-type="float" office:value="3.35075955" calcext:value-type="float">
            <text:p>3.35075955</text:p>
          </table:table-cell>
          <table:table-cell office:value-type="float" office:value="2.735883636" calcext:value-type="float">
            <text:p>2.73588363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2.241599" calcext:value-type="float">
            <text:p>192.241599</text:p>
          </table:table-cell>
          <table:table-cell office:value-type="float" office:value="63.799688" calcext:value-type="float">
            <text:p>63.799688</text:p>
          </table:table-cell>
          <table:table-cell office:value-type="float" office:value="1.739895835" calcext:value-type="float">
            <text:p>1.739895835</text:p>
          </table:table-cell>
          <table:table-cell office:value-type="float" office:value="0.712904831" calcext:value-type="float">
            <text:p>0.712904831</text:p>
          </table:table-cell>
          <table:table-cell office:value-type="float" office:value="0.688557573" calcext:value-type="float">
            <text:p>0.688557573</text:p>
          </table:table-cell>
          <table:table-cell office:value-type="float" office:value="0.562204901" calcext:value-type="float">
            <text:p>0.56220490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0.368914" calcext:value-type="float">
            <text:p>190.368914</text:p>
          </table:table-cell>
          <table:table-cell office:value-type="float" office:value="62.8655344" calcext:value-type="float">
            <text:p>62.8655344</text:p>
          </table:table-cell>
          <table:table-cell office:value-type="float" office:value="1.72156558" calcext:value-type="float">
            <text:p>1.72156558</text:p>
          </table:table-cell>
          <table:table-cell office:value-type="float" office:value="0.734805349" calcext:value-type="float">
            <text:p>0.734805349</text:p>
          </table:table-cell>
          <table:table-cell office:value-type="float" office:value="3.232068353" calcext:value-type="float">
            <text:p>3.232068353</text:p>
          </table:table-cell>
          <table:table-cell office:value-type="float" office:value="2.638972774" calcext:value-type="float">
            <text:p>2.63897277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9.759642" calcext:value-type="float">
            <text:p>189.759642</text:p>
          </table:table-cell>
          <table:table-cell office:value-type="float" office:value="62.640287" calcext:value-type="float">
            <text:p>62.640287</text:p>
          </table:table-cell>
          <table:table-cell office:value-type="float" office:value="1.74172047" calcext:value-type="float">
            <text:p>1.74172047</text:p>
          </table:table-cell>
          <table:table-cell office:value-type="float" office:value="0.739501744" calcext:value-type="float">
            <text:p>0.739501744</text:p>
          </table:table-cell>
          <table:table-cell office:value-type="float" office:value="0.49256148" calcext:value-type="float">
            <text:p>0.49256148</text:p>
          </table:table-cell>
          <table:table-cell office:value-type="float" office:value="0.402174754" calcext:value-type="float">
            <text:p>0.4021747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9.261709" calcext:value-type="float">
            <text:p>189.261709</text:p>
          </table:table-cell>
          <table:table-cell office:value-type="float" office:value="62.2876871" calcext:value-type="float">
            <text:p>62.2876871</text:p>
          </table:table-cell>
          <table:table-cell office:value-type="float" office:value="1.75542772" calcext:value-type="float">
            <text:p>1.75542772</text:p>
          </table:table-cell>
          <table:table-cell office:value-type="float" office:value="0.731137467" calcext:value-type="float">
            <text:p>0.731137467</text:p>
          </table:table-cell>
          <table:table-cell office:value-type="float" office:value="2.353557068" calcext:value-type="float">
            <text:p>2.353557068</text:p>
          </table:table-cell>
          <table:table-cell office:value-type="float" office:value="1.921671259" calcext:value-type="float">
            <text:p>1.92167125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9.075321" calcext:value-type="float">
            <text:p>189.075321</text:p>
          </table:table-cell>
          <table:table-cell office:value-type="float" office:value="62.3801631" calcext:value-type="float">
            <text:p>62.3801631</text:p>
          </table:table-cell>
          <table:table-cell office:value-type="float" office:value="1.77434593" calcext:value-type="float">
            <text:p>1.77434593</text:p>
          </table:table-cell>
          <table:table-cell office:value-type="float" office:value="0.739820876" calcext:value-type="float">
            <text:p>0.739820876</text:p>
          </table:table-cell>
          <table:table-cell office:value-type="float" office:value="0.183134489" calcext:value-type="float">
            <text:p>0.183134489</text:p>
          </table:table-cell>
          <table:table-cell office:value-type="float" office:value="0.149528684" calcext:value-type="float">
            <text:p>0.14952868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8.330976" calcext:value-type="float">
            <text:p>188.330976</text:p>
          </table:table-cell>
          <table:table-cell office:value-type="float" office:value="61.5984831" calcext:value-type="float">
            <text:p>61.5984831</text:p>
          </table:table-cell>
          <table:table-cell office:value-type="float" office:value="1.77494684" calcext:value-type="float">
            <text:p>1.77494684</text:p>
          </table:table-cell>
          <table:table-cell office:value-type="float" office:value="0.765118657" calcext:value-type="float">
            <text:p>0.765118657</text:p>
          </table:table-cell>
          <table:table-cell office:value-type="float" office:value="1.799813137" calcext:value-type="float">
            <text:p>1.799813137</text:p>
          </table:table-cell>
          <table:table-cell office:value-type="float" office:value="1.469541307" calcext:value-type="float">
            <text:p>1.46954130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8.415078" calcext:value-type="float">
            <text:p>188.415078</text:p>
          </table:table-cell>
          <table:table-cell office:value-type="float" office:value="61.6984517" calcext:value-type="float">
            <text:p>61.6984517</text:p>
          </table:table-cell>
          <table:table-cell office:value-type="float" office:value="1.79254834" calcext:value-type="float">
            <text:p>1.79254834</text:p>
          </table:table-cell>
          <table:table-cell office:value-type="float" office:value="0.779825714" calcext:value-type="float">
            <text:p>0.779825714</text:p>
          </table:table-cell>
          <table:table-cell office:value-type="float" office:value="0.250833706" calcext:value-type="float">
            <text:p>0.250833706</text:p>
          </table:table-cell>
          <table:table-cell office:value-type="float" office:value="0.204804872" calcext:value-type="float">
            <text:p>0.2048048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8.052036" calcext:value-type="float">
            <text:p>188.052036</text:p>
          </table:table-cell>
          <table:table-cell office:value-type="float" office:value="60.9809468" calcext:value-type="float">
            <text:p>60.9809468</text:p>
          </table:table-cell>
          <table:table-cell office:value-type="float" office:value="1.75101379" calcext:value-type="float">
            <text:p>1.75101379</text:p>
          </table:table-cell>
          <table:table-cell office:value-type="float" office:value="0.847500509" calcext:value-type="float">
            <text:p>0.847500509</text:p>
          </table:table-cell>
          <table:table-cell office:value-type="float" office:value="1.534818213" calcext:value-type="float">
            <text:p>1.534818213</text:p>
          </table:table-cell>
          <table:table-cell office:value-type="float" office:value="1.253173832" calcext:value-type="float">
            <text:p>1.25317383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7.861427" calcext:value-type="float">
            <text:p>187.861427</text:p>
          </table:table-cell>
          <table:table-cell office:value-type="float" office:value="61.0960287" calcext:value-type="float">
            <text:p>61.0960287</text:p>
          </table:table-cell>
          <table:table-cell office:value-type="float" office:value="1.73539613" calcext:value-type="float">
            <text:p>1.73539613</text:p>
          </table:table-cell>
          <table:table-cell office:value-type="float" office:value="0.864739295" calcext:value-type="float">
            <text:p>0.864739295</text:p>
          </table:table-cell>
          <table:table-cell office:value-type="float" office:value="0.5765673046" calcext:value-type="float">
            <text:p>0.5765673046</text:p>
          </table:table-cell>
          <table:table-cell office:value-type="float" office:value="0.4707652456" calcext:value-type="float">
            <text:p>0.470765245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8.015743" calcext:value-type="float">
            <text:p>188.015743</text:p>
          </table:table-cell>
          <table:table-cell office:value-type="float" office:value="60.3954749" calcext:value-type="float">
            <text:p>60.3954749</text:p>
          </table:table-cell>
          <table:table-cell office:value-type="float" office:value="1.76091151" calcext:value-type="float">
            <text:p>1.76091151</text:p>
          </table:table-cell>
          <table:table-cell office:value-type="float" office:value="0.893607954" calcext:value-type="float">
            <text:p>0.893607954</text:p>
          </table:table-cell>
          <table:table-cell office:value-type="float" office:value="2.15722813" calcext:value-type="float">
            <text:p>2.15722813</text:p>
          </table:table-cell>
          <table:table-cell office:value-type="float" office:value="1.76136936" calcext:value-type="float">
            <text:p>1.7613693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7.465946" calcext:value-type="float">
            <text:p>187.465946</text:p>
          </table:table-cell>
          <table:table-cell office:value-type="float" office:value="60.5916419" calcext:value-type="float">
            <text:p>60.5916419</text:p>
          </table:table-cell>
          <table:table-cell office:value-type="float" office:value="1.75738658" calcext:value-type="float">
            <text:p>1.75738658</text:p>
          </table:table-cell>
          <table:table-cell office:value-type="float" office:value="0.896930464" calcext:value-type="float">
            <text:p>0.896930464</text:p>
          </table:table-cell>
          <table:table-cell office:value-type="float" office:value="0.730157677" calcext:value-type="float">
            <text:p>0.730157677</text:p>
          </table:table-cell>
          <table:table-cell office:value-type="float" office:value="0.596171266" calcext:value-type="float">
            <text:p>0.59617126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8.632347" calcext:value-type="float">
            <text:p>188.632347</text:p>
          </table:table-cell>
          <table:table-cell office:value-type="float" office:value="60.967088" calcext:value-type="float">
            <text:p>60.967088</text:p>
          </table:table-cell>
          <table:table-cell office:value-type="float" office:value="1.65387717" calcext:value-type="float">
            <text:p>1.65387717</text:p>
          </table:table-cell>
          <table:table-cell office:value-type="float" office:value="0.898017871" calcext:value-type="float">
            <text:p>0.898017871</text:p>
          </table:table-cell>
          <table:table-cell office:value-type="float" office:value="2.363477364" calcext:value-type="float">
            <text:p>2.363477364</text:p>
          </table:table-cell>
          <table:table-cell office:value-type="float" office:value="1.929771103" calcext:value-type="float">
            <text:p>1.9297711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8.114982" calcext:value-type="float">
            <text:p>188.114982</text:p>
          </table:table-cell>
          <table:table-cell office:value-type="float" office:value="61.193936" calcext:value-type="float">
            <text:p>61.193936</text:p>
          </table:table-cell>
          <table:table-cell office:value-type="float" office:value="1.6700321" calcext:value-type="float">
            <text:p>1.6700321</text:p>
          </table:table-cell>
          <table:table-cell office:value-type="float" office:value="0.908051837" calcext:value-type="float">
            <text:p>0.908051837</text:p>
          </table:table-cell>
          <table:table-cell office:value-type="float" office:value="0.98085353" calcext:value-type="float">
            <text:p>0.98085353</text:p>
          </table:table-cell>
          <table:table-cell office:value-type="float" office:value="0.80086356" calcext:value-type="float">
            <text:p>0.800863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9.881812" calcext:value-type="float">
            <text:p>189.881812</text:p>
          </table:table-cell>
          <table:table-cell office:value-type="float" office:value="62.2070952" calcext:value-type="float">
            <text:p>62.2070952</text:p>
          </table:table-cell>
          <table:table-cell office:value-type="float" office:value="1.62502406" calcext:value-type="float">
            <text:p>1.62502406</text:p>
          </table:table-cell>
          <table:table-cell office:value-type="float" office:value="0.887053387" calcext:value-type="float">
            <text:p>0.887053387</text:p>
          </table:table-cell>
          <table:table-cell office:value-type="float" office:value="2.240751677" calcext:value-type="float">
            <text:p>2.240751677</text:p>
          </table:table-cell>
          <table:table-cell office:value-type="float" office:value="1.829566067" calcext:value-type="float">
            <text:p>1.8295660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9.512999" calcext:value-type="float">
            <text:p>189.512999</text:p>
          </table:table-cell>
          <table:table-cell office:value-type="float" office:value="62.1759291" calcext:value-type="float">
            <text:p>62.1759291</text:p>
          </table:table-cell>
          <table:table-cell office:value-type="float" office:value="1.62219815" calcext:value-type="float">
            <text:p>1.62219815</text:p>
          </table:table-cell>
          <table:table-cell office:value-type="float" office:value="0.876760407" calcext:value-type="float">
            <text:p>0.876760407</text:p>
          </table:table-cell>
          <table:table-cell office:value-type="float" office:value="0.68219826" calcext:value-type="float">
            <text:p>0.68219826</text:p>
          </table:table-cell>
          <table:table-cell office:value-type="float" office:value="0.55701256" calcext:value-type="float">
            <text:p>0.55701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91.110862" calcext:value-type="float">
            <text:p>191.110862</text:p>
          </table:table-cell>
          <table:table-cell office:value-type="float" office:value="63.1978028" calcext:value-type="float">
            <text:p>63.1978028</text:p>
          </table:table-cell>
          <table:table-cell office:value-type="float" office:value="1.58810969" calcext:value-type="float">
            <text:p>1.58810969</text:p>
          </table:table-cell>
          <table:table-cell office:value-type="float" office:value="0.841699981" calcext:value-type="float">
            <text:p>0.841699981</text:p>
          </table:table-cell>
          <table:table-cell office:value-type="float" office:value="2.47495189" calcext:value-type="float">
            <text:p>2.47495189</text:p>
          </table:table-cell>
          <table:table-cell office:value-type="float" office:value="2.0207898" calcext:value-type="float">
            <text:p>2.020789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0.659314" calcext:value-type="float">
            <text:p>190.659314</text:p>
          </table:table-cell>
          <table:table-cell office:value-type="float" office:value="62.8992314" calcext:value-type="float">
            <text:p>62.8992314</text:p>
          </table:table-cell>
          <table:table-cell office:value-type="float" office:value="1.5854137" calcext:value-type="float">
            <text:p>1.5854137</text:p>
          </table:table-cell>
          <table:table-cell office:value-type="float" office:value="0.824237427" calcext:value-type="float">
            <text:p>0.824237427</text:p>
          </table:table-cell>
          <table:table-cell office:value-type="float" office:value="0.70189353" calcext:value-type="float">
            <text:p>0.70189353</text:p>
          </table:table-cell>
          <table:table-cell office:value-type="float" office:value="0.57309367" calcext:value-type="float">
            <text:p>0.5730936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91.786495" calcext:value-type="float">
            <text:p>191.786495</text:p>
          </table:table-cell>
          <table:table-cell office:value-type="float" office:value="63.0898075" calcext:value-type="float">
            <text:p>63.0898075</text:p>
          </table:table-cell>
          <table:table-cell office:value-type="float" office:value="1.565626115" calcext:value-type="float">
            <text:p>1.565626115</text:p>
          </table:table-cell>
          <table:table-cell office:value-type="float" office:value="0.833137854" calcext:value-type="float">
            <text:p>0.833137854</text:p>
          </table:table-cell>
          <table:table-cell office:value-type="float" office:value="2.85596956" calcext:value-type="float">
            <text:p>2.85596956</text:p>
          </table:table-cell>
          <table:table-cell office:value-type="float" office:value="2.33188941" calcext:value-type="float">
            <text:p>2.3318894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1.411378" calcext:value-type="float">
            <text:p>191.411378</text:p>
          </table:table-cell>
          <table:table-cell office:value-type="float" office:value="62.765563" calcext:value-type="float">
            <text:p>62.765563</text:p>
          </table:table-cell>
          <table:table-cell office:value-type="float" office:value="1.559822365" calcext:value-type="float">
            <text:p>1.559822365</text:p>
          </table:table-cell>
          <table:table-cell office:value-type="float" office:value="0.798747808" calcext:value-type="float">
            <text:p>0.798747808</text:p>
          </table:table-cell>
          <table:table-cell office:value-type="float" office:value="0.58221363" calcext:value-type="float">
            <text:p>0.58221363</text:p>
          </table:table-cell>
          <table:table-cell office:value-type="float" office:value="0.47537544" calcext:value-type="float">
            <text:p>0.475375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91.361159" calcext:value-type="float">
            <text:p>191.361159</text:p>
          </table:table-cell>
          <table:table-cell office:value-type="float" office:value="62.1220364" calcext:value-type="float">
            <text:p>62.1220364</text:p>
          </table:table-cell>
          <table:table-cell office:value-type="float" office:value="1.568261195" calcext:value-type="float">
            <text:p>1.568261195</text:p>
          </table:table-cell>
          <table:table-cell office:value-type="float" office:value="0.796111208" calcext:value-type="float">
            <text:p>0.796111208</text:p>
          </table:table-cell>
          <table:table-cell office:value-type="float" office:value="3.80879448" calcext:value-type="float">
            <text:p>3.80879448</text:p>
          </table:table-cell>
          <table:table-cell office:value-type="float" office:value="3.10986766" calcext:value-type="float">
            <text:p>3.1098676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.601552" calcext:value-type="float">
            <text:p>190.601552</text:p>
          </table:table-cell>
          <table:table-cell office:value-type="float" office:value="62.0472839" calcext:value-type="float">
            <text:p>62.0472839</text:p>
          </table:table-cell>
          <table:table-cell office:value-type="float" office:value="1.570220825" calcext:value-type="float">
            <text:p>1.570220825</text:p>
          </table:table-cell>
          <table:table-cell office:value-type="float" office:value="0.777629965" calcext:value-type="float">
            <text:p>0.777629965</text:p>
          </table:table-cell>
          <table:table-cell office:value-type="float" office:value="0.9765612" calcext:value-type="float">
            <text:p>0.9765612</text:p>
          </table:table-cell>
          <table:table-cell office:value-type="float" office:value="0.79735889" calcext:value-type="float">
            <text:p>0.7973588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90.907153" calcext:value-type="float">
            <text:p>190.907153</text:p>
          </table:table-cell>
          <table:table-cell office:value-type="float" office:value="61.6997963" calcext:value-type="float">
            <text:p>61.6997963</text:p>
          </table:table-cell>
          <table:table-cell office:value-type="float" office:value="1.489112225" calcext:value-type="float">
            <text:p>1.489112225</text:p>
          </table:table-cell>
          <table:table-cell office:value-type="float" office:value="0.825711585" calcext:value-type="float">
            <text:p>0.825711585</text:p>
          </table:table-cell>
          <table:table-cell office:value-type="float" office:value="3.35041097" calcext:value-type="float">
            <text:p>3.35041097</text:p>
          </table:table-cell>
          <table:table-cell office:value-type="float" office:value="2.73559907" calcext:value-type="float">
            <text:p>2.7355990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90.285501" calcext:value-type="float">
            <text:p>190.285501</text:p>
          </table:table-cell>
          <table:table-cell office:value-type="float" office:value="61.7889507" calcext:value-type="float">
            <text:p>61.7889507</text:p>
          </table:table-cell>
          <table:table-cell office:value-type="float" office:value="1.433642895" calcext:value-type="float">
            <text:p>1.433642895</text:p>
          </table:table-cell>
          <table:table-cell office:value-type="float" office:value="0.832388984" calcext:value-type="float">
            <text:p>0.832388984</text:p>
          </table:table-cell>
          <table:table-cell office:value-type="float" office:value="1.00369043" calcext:value-type="float">
            <text:p>1.00369043</text:p>
          </table:table-cell>
          <table:table-cell office:value-type="float" office:value="0.81950981" calcext:value-type="float">
            <text:p>0.8195098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90.233076" calcext:value-type="float">
            <text:p>190.233076</text:p>
          </table:table-cell>
          <table:table-cell office:value-type="float" office:value="61.533901" calcext:value-type="float">
            <text:p>61.533901</text:p>
          </table:table-cell>
          <table:table-cell office:value-type="float" office:value="1.57665275" calcext:value-type="float">
            <text:p>1.57665275</text:p>
          </table:table-cell>
          <table:table-cell office:value-type="float" office:value="0.878993529" calcext:value-type="float">
            <text:p>0.878993529</text:p>
          </table:table-cell>
          <table:table-cell office:value-type="float" office:value="3.15813673" calcext:value-type="float">
            <text:p>3.15813673</text:p>
          </table:table-cell>
          <table:table-cell office:value-type="float" office:value="2.57860776" calcext:value-type="float">
            <text:p>2.5786077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90.185636" calcext:value-type="float">
            <text:p>190.185636</text:p>
          </table:table-cell>
          <table:table-cell office:value-type="float" office:value="61.7491602" calcext:value-type="float">
            <text:p>61.7491602</text:p>
          </table:table-cell>
          <table:table-cell office:value-type="float" office:value="1.61397064" calcext:value-type="float">
            <text:p>1.61397064</text:p>
          </table:table-cell>
          <table:table-cell office:value-type="float" office:value="0.907898249" calcext:value-type="float">
            <text:p>0.907898249</text:p>
          </table:table-cell>
          <table:table-cell office:value-type="float" office:value="0.435804496" calcext:value-type="float">
            <text:p>0.435804496</text:p>
          </table:table-cell>
          <table:table-cell office:value-type="float" office:value="0.35583289" calcext:value-type="float">
            <text:p>0.355832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9.923054" calcext:value-type="float">
            <text:p>189.923054</text:p>
          </table:table-cell>
          <table:table-cell office:value-type="float" office:value="61.4737707" calcext:value-type="float">
            <text:p>61.4737707</text:p>
          </table:table-cell>
          <table:table-cell office:value-type="float" office:value="1.502097694" calcext:value-type="float">
            <text:p>1.502097694</text:p>
          </table:table-cell>
          <table:table-cell office:value-type="float" office:value="0.797776584" calcext:value-type="float">
            <text:p>0.797776584</text:p>
          </table:table-cell>
          <table:table-cell office:value-type="float" office:value="1.750079888" calcext:value-type="float">
            <text:p>1.750079888</text:p>
          </table:table-cell>
          <table:table-cell office:value-type="float" office:value="1.428934267" calcext:value-type="float">
            <text:p>1.428934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90.146751" calcext:value-type="float">
            <text:p>190.146751</text:p>
          </table:table-cell>
          <table:table-cell office:value-type="float" office:value="61.6361779" calcext:value-type="float">
            <text:p>61.6361779</text:p>
          </table:table-cell>
          <table:table-cell office:value-type="float" office:value="1.512556304" calcext:value-type="float">
            <text:p>1.512556304</text:p>
          </table:table-cell>
          <table:table-cell office:value-type="float" office:value="0.797935634" calcext:value-type="float">
            <text:p>0.797935634</text:p>
          </table:table-cell>
          <table:table-cell office:value-type="float" office:value="0.32246808" calcext:value-type="float">
            <text:p>0.32246808</text:p>
          </table:table-cell>
          <table:table-cell office:value-type="float" office:value="0.26329408" calcext:value-type="float">
            <text:p>0.263294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89.437996" calcext:value-type="float">
            <text:p>189.437996</text:p>
          </table:table-cell>
          <table:table-cell office:value-type="float" office:value="61.1850945" calcext:value-type="float">
            <text:p>61.1850945</text:p>
          </table:table-cell>
          <table:table-cell office:value-type="float" office:value="1.512505266" calcext:value-type="float">
            <text:p>1.512505266</text:p>
          </table:table-cell>
          <table:table-cell office:value-type="float" office:value="0.76592461" calcext:value-type="float">
            <text:p>0.76592461</text:p>
          </table:table-cell>
          <table:table-cell office:value-type="float" office:value="1.25199191" calcext:value-type="float">
            <text:p>1.25199191</text:p>
          </table:table-cell>
          <table:table-cell office:value-type="float" office:value="1.022247137" calcext:value-type="float">
            <text:p>1.0222471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89.127499" calcext:value-type="float">
            <text:p>189.127499</text:p>
          </table:table-cell>
          <table:table-cell office:value-type="float" office:value="60.9678689" calcext:value-type="float">
            <text:p>60.9678689</text:p>
          </table:table-cell>
          <table:table-cell office:value-type="float" office:value="1.484857706" calcext:value-type="float">
            <text:p>1.484857706</text:p>
          </table:table-cell>
          <table:table-cell office:value-type="float" office:value="0.787949585" calcext:value-type="float">
            <text:p>0.787949585</text:p>
          </table:table-cell>
          <table:table-cell office:value-type="float" office:value="0.9935623682" calcext:value-type="float">
            <text:p>0.9935623682</text:p>
          </table:table-cell>
          <table:table-cell office:value-type="float" office:value="0.8112402815" calcext:value-type="float">
            <text:p>0.81124028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8.322333" calcext:value-type="float">
            <text:p>188.322333</text:p>
          </table:table-cell>
          <table:table-cell office:value-type="float" office:value="60.4149107" calcext:value-type="float">
            <text:p>60.4149107</text:p>
          </table:table-cell>
          <table:table-cell office:value-type="float" office:value="1.464285384" calcext:value-type="float">
            <text:p>1.464285384</text:p>
          </table:table-cell>
          <table:table-cell office:value-type="float" office:value="0.735948178" calcext:value-type="float">
            <text:p>0.735948178</text:p>
          </table:table-cell>
          <table:table-cell office:value-type="float" office:value="1.35379101" calcext:value-type="float">
            <text:p>1.35379101</text:p>
          </table:table-cell>
          <table:table-cell office:value-type="float" office:value="1.10536571" calcext:value-type="float">
            <text:p>1.105365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8.356589" calcext:value-type="float">
            <text:p>188.356589</text:p>
          </table:table-cell>
          <table:table-cell office:value-type="float" office:value="60.4054845" calcext:value-type="float">
            <text:p>60.4054845</text:p>
          </table:table-cell>
          <table:table-cell office:value-type="float" office:value="1.442695324" calcext:value-type="float">
            <text:p>1.442695324</text:p>
          </table:table-cell>
          <table:table-cell office:value-type="float" office:value="0.750581399" calcext:value-type="float">
            <text:p>0.750581399</text:p>
          </table:table-cell>
          <table:table-cell office:value-type="float" office:value="0.29732031" calcext:value-type="float">
            <text:p>0.29732031</text:p>
          </table:table-cell>
          <table:table-cell office:value-type="float" office:value="0.2427610115" calcext:value-type="float">
            <text:p>0.24276101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7.18431" calcext:value-type="float">
            <text:p>187.18431</text:p>
          </table:table-cell>
          <table:table-cell office:value-type="float" office:value="59.8385334" calcext:value-type="float">
            <text:p>59.8385334</text:p>
          </table:table-cell>
          <table:table-cell office:value-type="float" office:value="1.43939864" calcext:value-type="float">
            <text:p>1.43939864</text:p>
          </table:table-cell>
          <table:table-cell office:value-type="float" office:value="0.729569669" calcext:value-type="float">
            <text:p>0.729569669</text:p>
          </table:table-cell>
          <table:table-cell office:value-type="float" office:value="3.179085186" calcext:value-type="float">
            <text:p>3.179085186</text:p>
          </table:table-cell>
          <table:table-cell office:value-type="float" office:value="2.59571222" calcext:value-type="float">
            <text:p>2.5957122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6.896894" calcext:value-type="float">
            <text:p>186.896894</text:p>
          </table:table-cell>
          <table:table-cell office:value-type="float" office:value="59.7876104" calcext:value-type="float">
            <text:p>59.7876104</text:p>
          </table:table-cell>
          <table:table-cell office:value-type="float" office:value="1.41985663" calcext:value-type="float">
            <text:p>1.41985663</text:p>
          </table:table-cell>
          <table:table-cell office:value-type="float" office:value="0.706667374" calcext:value-type="float">
            <text:p>0.706667374</text:p>
          </table:table-cell>
          <table:table-cell office:value-type="float" office:value="0.61010174" calcext:value-type="float">
            <text:p>0.61010174</text:p>
          </table:table-cell>
          <table:table-cell office:value-type="float" office:value="0.498146" calcext:value-type="float">
            <text:p>0.4981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6.784466" calcext:value-type="float">
            <text:p>186.784466</text:p>
          </table:table-cell>
          <table:table-cell office:value-type="float" office:value="59.7036375" calcext:value-type="float">
            <text:p>59.7036375</text:p>
          </table:table-cell>
          <table:table-cell office:value-type="float" office:value="1.411134046" calcext:value-type="float">
            <text:p>1.411134046</text:p>
          </table:table-cell>
          <table:table-cell office:value-type="float" office:value="0.679412935" calcext:value-type="float">
            <text:p>0.679412935</text:p>
          </table:table-cell>
          <table:table-cell office:value-type="float" office:value="2.48739356" calcext:value-type="float">
            <text:p>2.48739356</text:p>
          </table:table-cell>
          <table:table-cell office:value-type="float" office:value="2.03094831" calcext:value-type="float">
            <text:p>2.0309483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6.000571" calcext:value-type="float">
            <text:p>186.000571</text:p>
          </table:table-cell>
          <table:table-cell office:value-type="float" office:value="59.4222748" calcext:value-type="float">
            <text:p>59.4222748</text:p>
          </table:table-cell>
          <table:table-cell office:value-type="float" office:value="1.400921276" calcext:value-type="float">
            <text:p>1.400921276</text:p>
          </table:table-cell>
          <table:table-cell office:value-type="float" office:value="0.666861446" calcext:value-type="float">
            <text:p>0.666861446</text:p>
          </table:table-cell>
          <table:table-cell office:value-type="float" office:value="1.017716003" calcext:value-type="float">
            <text:p>1.017716003</text:p>
          </table:table-cell>
          <table:table-cell office:value-type="float" office:value="0.8309616377" calcext:value-type="float">
            <text:p>0.830961637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6.234568" calcext:value-type="float">
            <text:p>186.234568</text:p>
          </table:table-cell>
          <table:table-cell office:value-type="float" office:value="59.9006468" calcext:value-type="float">
            <text:p>59.9006468</text:p>
          </table:table-cell>
          <table:table-cell office:value-type="float" office:value="1.367992141" calcext:value-type="float">
            <text:p>1.367992141</text:p>
          </table:table-cell>
          <table:table-cell office:value-type="float" office:value="0.659750183" calcext:value-type="float">
            <text:p>0.659750183</text:p>
          </table:table-cell>
          <table:table-cell office:value-type="float" office:value="2.81030923" calcext:value-type="float">
            <text:p>2.81030923</text:p>
          </table:table-cell>
          <table:table-cell office:value-type="float" office:value="2.29460785" calcext:value-type="float">
            <text:p>2.2946078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5.515194" calcext:value-type="float">
            <text:p>185.515194</text:p>
          </table:table-cell>
          <table:table-cell office:value-type="float" office:value="59.4366865" calcext:value-type="float">
            <text:p>59.4366865</text:p>
          </table:table-cell>
          <table:table-cell office:value-type="float" office:value="1.359354131" calcext:value-type="float">
            <text:p>1.359354131</text:p>
          </table:table-cell>
          <table:table-cell office:value-type="float" office:value="0.655732437" calcext:value-type="float">
            <text:p>0.655732437</text:p>
          </table:table-cell>
          <table:table-cell office:value-type="float" office:value="0.93944065" calcext:value-type="float">
            <text:p>0.93944065</text:p>
          </table:table-cell>
          <table:table-cell office:value-type="float" office:value="0.7670500715" calcext:value-type="float">
            <text:p>0.767050071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86.123556" calcext:value-type="float">
            <text:p>186.123556</text:p>
          </table:table-cell>
          <table:table-cell office:value-type="float" office:value="59.834377" calcext:value-type="float">
            <text:p>59.834377</text:p>
          </table:table-cell>
          <table:table-cell office:value-type="float" office:value="1.323193916" calcext:value-type="float">
            <text:p>1.323193916</text:p>
          </table:table-cell>
          <table:table-cell office:value-type="float" office:value="0.666700434" calcext:value-type="float">
            <text:p>0.666700434</text:p>
          </table:table-cell>
          <table:table-cell office:value-type="float" office:value="2.14774683" calcext:value-type="float">
            <text:p>2.14774683</text:p>
          </table:table-cell>
          <table:table-cell office:value-type="float" office:value="1.75362795" calcext:value-type="float">
            <text:p>1.753627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85.370116" calcext:value-type="float">
            <text:p>185.370116</text:p>
          </table:table-cell>
          <table:table-cell office:value-type="float" office:value="59.3532825" calcext:value-type="float">
            <text:p>59.3532825</text:p>
          </table:table-cell>
          <table:table-cell office:value-type="float" office:value="1.335088259" calcext:value-type="float">
            <text:p>1.335088259</text:p>
          </table:table-cell>
          <table:table-cell office:value-type="float" office:value="0.679998733" calcext:value-type="float">
            <text:p>0.679998733</text:p>
          </table:table-cell>
          <table:table-cell office:value-type="float" office:value="1.2584606274" calcext:value-type="float">
            <text:p>1.2584606274</text:p>
          </table:table-cell>
          <table:table-cell office:value-type="float" office:value="1.0275287724" calcext:value-type="float">
            <text:p>1.027528772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5.044836" calcext:value-type="float">
            <text:p>185.044836</text:p>
          </table:table-cell>
          <table:table-cell office:value-type="float" office:value="59.0128654" calcext:value-type="float">
            <text:p>59.0128654</text:p>
          </table:table-cell>
          <table:table-cell office:value-type="float" office:value="1.336228636" calcext:value-type="float">
            <text:p>1.336228636</text:p>
          </table:table-cell>
          <table:table-cell office:value-type="float" office:value="0.69610928" calcext:value-type="float">
            <text:p>0.69610928</text:p>
          </table:table-cell>
          <table:table-cell office:value-type="float" office:value="3.00649648" calcext:value-type="float">
            <text:p>3.00649648</text:p>
          </table:table-cell>
          <table:table-cell office:value-type="float" office:value="2.45479402" calcext:value-type="float">
            <text:p>2.4547940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84.336583" calcext:value-type="float">
            <text:p>184.336583</text:p>
          </table:table-cell>
          <table:table-cell office:value-type="float" office:value="58.5914539" calcext:value-type="float">
            <text:p>58.5914539</text:p>
          </table:table-cell>
          <table:table-cell office:value-type="float" office:value="1.334940875" calcext:value-type="float">
            <text:p>1.334940875</text:p>
          </table:table-cell>
          <table:table-cell office:value-type="float" office:value="0.695396233" calcext:value-type="float">
            <text:p>0.695396233</text:p>
          </table:table-cell>
          <table:table-cell office:value-type="float" office:value="1.13076034" calcext:value-type="float">
            <text:p>1.13076034</text:p>
          </table:table-cell>
          <table:table-cell office:value-type="float" office:value="0.92326195" calcext:value-type="float">
            <text:p>0.923261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83.511502" calcext:value-type="float">
            <text:p>183.511502</text:p>
          </table:table-cell>
          <table:table-cell office:value-type="float" office:value="57.822898" calcext:value-type="float">
            <text:p>57.822898</text:p>
          </table:table-cell>
          <table:table-cell office:value-type="float" office:value="1.377684275" calcext:value-type="float">
            <text:p>1.377684275</text:p>
          </table:table-cell>
          <table:table-cell office:value-type="float" office:value="0.698441181" calcext:value-type="float">
            <text:p>0.698441181</text:p>
          </table:table-cell>
          <table:table-cell office:value-type="float" office:value="2.85776984" calcext:value-type="float">
            <text:p>2.85776984</text:p>
          </table:table-cell>
          <table:table-cell office:value-type="float" office:value="2.33335935" calcext:value-type="float">
            <text:p>2.3333593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83.088811" calcext:value-type="float">
            <text:p>183.088811</text:p>
          </table:table-cell>
          <table:table-cell office:value-type="float" office:value="57.597302" calcext:value-type="float">
            <text:p>57.597302</text:p>
          </table:table-cell>
          <table:table-cell office:value-type="float" office:value="1.371066324" calcext:value-type="float">
            <text:p>1.371066324</text:p>
          </table:table-cell>
          <table:table-cell office:value-type="float" office:value="0.691626284" calcext:value-type="float">
            <text:p>0.691626284</text:p>
          </table:table-cell>
          <table:table-cell office:value-type="float" office:value="0.89150919" calcext:value-type="float">
            <text:p>0.89150919</text:p>
          </table:table-cell>
          <table:table-cell office:value-type="float" office:value="0.72791418" calcext:value-type="float">
            <text:p>0.727914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82.311736" calcext:value-type="float">
            <text:p>182.311736</text:p>
          </table:table-cell>
          <table:table-cell office:value-type="float" office:value="56.9155225" calcext:value-type="float">
            <text:p>56.9155225</text:p>
          </table:table-cell>
          <table:table-cell office:value-type="float" office:value="1.323762564" calcext:value-type="float">
            <text:p>1.323762564</text:p>
          </table:table-cell>
          <table:table-cell office:value-type="float" office:value="0.696025856" calcext:value-type="float">
            <text:p>0.696025856</text:p>
          </table:table-cell>
          <table:table-cell office:value-type="float" office:value="2.85798197" calcext:value-type="float">
            <text:p>2.85798197</text:p>
          </table:table-cell>
          <table:table-cell office:value-type="float" office:value="2.3335325" calcext:value-type="float">
            <text:p>2.333532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1.818412" calcext:value-type="float">
            <text:p>181.818412</text:p>
          </table:table-cell>
          <table:table-cell office:value-type="float" office:value="56.7074362" calcext:value-type="float">
            <text:p>56.7074362</text:p>
          </table:table-cell>
          <table:table-cell office:value-type="float" office:value="1.320583896" calcext:value-type="float">
            <text:p>1.320583896</text:p>
          </table:table-cell>
          <table:table-cell office:value-type="float" office:value="0.694249235" calcext:value-type="float">
            <text:p>0.694249235</text:p>
          </table:table-cell>
          <table:table-cell office:value-type="float" office:value="0.71626853" calcext:value-type="float">
            <text:p>0.71626853</text:p>
          </table:table-cell>
          <table:table-cell office:value-type="float" office:value="0.584830828" calcext:value-type="float">
            <text:p>0.58483082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81.1275786" calcext:value-type="float">
            <text:p>181.1275786</text:p>
          </table:table-cell>
          <table:table-cell office:value-type="float" office:value="56.3229531" calcext:value-type="float">
            <text:p>56.3229531</text:p>
          </table:table-cell>
          <table:table-cell office:value-type="float" office:value="1.394242336" calcext:value-type="float">
            <text:p>1.394242336</text:p>
          </table:table-cell>
          <table:table-cell office:value-type="float" office:value="0.73202412" calcext:value-type="float">
            <text:p>0.73202412</text:p>
          </table:table-cell>
          <table:table-cell office:value-type="float" office:value="1.92886456" calcext:value-type="float">
            <text:p>1.92886456</text:p>
          </table:table-cell>
          <table:table-cell office:value-type="float" office:value="1.574911284" calcext:value-type="float">
            <text:p>1.57491128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1.2940666" calcext:value-type="float">
            <text:p>181.2940666</text:p>
          </table:table-cell>
          <table:table-cell office:value-type="float" office:value="56.3746161" calcext:value-type="float">
            <text:p>56.3746161</text:p>
          </table:table-cell>
          <table:table-cell office:value-type="float" office:value="1.395408884" calcext:value-type="float">
            <text:p>1.395408884</text:p>
          </table:table-cell>
          <table:table-cell office:value-type="float" office:value="0.702598914" calcext:value-type="float">
            <text:p>0.702598914</text:p>
          </table:table-cell>
          <table:table-cell office:value-type="float" office:value="1.32604616" calcext:value-type="float">
            <text:p>1.32604616</text:p>
          </table:table-cell>
          <table:table-cell office:value-type="float" office:value="1.082712144" calcext:value-type="float">
            <text:p>1.08271214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80.644053" calcext:value-type="float">
            <text:p>180.644053</text:p>
          </table:table-cell>
          <table:table-cell office:value-type="float" office:value="55.9571219" calcext:value-type="float">
            <text:p>55.9571219</text:p>
          </table:table-cell>
          <table:table-cell office:value-type="float" office:value="1.454245294" calcext:value-type="float">
            <text:p>1.454245294</text:p>
          </table:table-cell>
          <table:table-cell office:value-type="float" office:value="0.747129031" calcext:value-type="float">
            <text:p>0.747129031</text:p>
          </table:table-cell>
          <table:table-cell office:value-type="float" office:value="1.44453175" calcext:value-type="float">
            <text:p>1.44453175</text:p>
          </table:table-cell>
          <table:table-cell office:value-type="float" office:value="1.179455284" calcext:value-type="float">
            <text:p>1.17945528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81.340422" calcext:value-type="float">
            <text:p>181.340422</text:p>
          </table:table-cell>
          <table:table-cell office:value-type="float" office:value="56.0299349" calcext:value-type="float">
            <text:p>56.0299349</text:p>
          </table:table-cell>
          <table:table-cell office:value-type="float" office:value="1.458486683" calcext:value-type="float">
            <text:p>1.458486683</text:p>
          </table:table-cell>
          <table:table-cell office:value-type="float" office:value="0.734471284" calcext:value-type="float">
            <text:p>0.734471284</text:p>
          </table:table-cell>
          <table:table-cell office:value-type="float" office:value="0.690042557" calcext:value-type="float">
            <text:p>0.690042557</text:p>
          </table:table-cell>
          <table:table-cell office:value-type="float" office:value="0.563417373" calcext:value-type="float">
            <text:p>0.56341737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0.140081" calcext:value-type="float">
            <text:p>180.140081</text:p>
          </table:table-cell>
          <table:table-cell office:value-type="float" office:value="55.371468" calcext:value-type="float">
            <text:p>55.371468</text:p>
          </table:table-cell>
          <table:table-cell office:value-type="float" office:value="1.505433793" calcext:value-type="float">
            <text:p>1.505433793</text:p>
          </table:table-cell>
          <table:table-cell office:value-type="float" office:value="0.754373597" calcext:value-type="float">
            <text:p>0.754373597</text:p>
          </table:table-cell>
          <table:table-cell office:value-type="float" office:value="1.530150373" calcext:value-type="float">
            <text:p>1.530150373</text:p>
          </table:table-cell>
          <table:table-cell office:value-type="float" office:value="1.249362551" calcext:value-type="float">
            <text:p>1.24936255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0.534383" calcext:value-type="float">
            <text:p>180.534383</text:p>
          </table:table-cell>
          <table:table-cell office:value-type="float" office:value="55.2930652" calcext:value-type="float">
            <text:p>55.2930652</text:p>
          </table:table-cell>
          <table:table-cell office:value-type="float" office:value="1.50400543" calcext:value-type="float">
            <text:p>1.50400543</text:p>
          </table:table-cell>
          <table:table-cell office:value-type="float" office:value="0.77611111" calcext:value-type="float">
            <text:p>0.77611111</text:p>
          </table:table-cell>
          <table:table-cell office:value-type="float" office:value="0.440815364" calcext:value-type="float">
            <text:p>0.440815364</text:p>
          </table:table-cell>
          <table:table-cell office:value-type="float" office:value="0.359924229" calcext:value-type="float">
            <text:p>0.35992422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80.751987" calcext:value-type="float">
            <text:p>180.751987</text:p>
          </table:table-cell>
          <table:table-cell office:value-type="float" office:value="54.8379784" calcext:value-type="float">
            <text:p>54.8379784</text:p>
          </table:table-cell>
          <table:table-cell office:value-type="float" office:value="1.50467308" calcext:value-type="float">
            <text:p>1.50467308</text:p>
          </table:table-cell>
          <table:table-cell office:value-type="float" office:value="0.794661341" calcext:value-type="float">
            <text:p>0.794661341</text:p>
          </table:table-cell>
          <table:table-cell office:value-type="float" office:value="1.67603875" calcext:value-type="float">
            <text:p>1.67603875</text:p>
          </table:table-cell>
          <table:table-cell office:value-type="float" office:value="1.36847988" calcext:value-type="float">
            <text:p>1.3684798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1.290673" calcext:value-type="float">
            <text:p>181.290673</text:p>
          </table:table-cell>
          <table:table-cell office:value-type="float" office:value="54.7244536" calcext:value-type="float">
            <text:p>54.7244536</text:p>
          </table:table-cell>
          <table:table-cell office:value-type="float" office:value="1.54418631" calcext:value-type="float">
            <text:p>1.54418631</text:p>
          </table:table-cell>
          <table:table-cell office:value-type="float" office:value="0.815269314" calcext:value-type="float">
            <text:p>0.815269314</text:p>
          </table:table-cell>
          <table:table-cell office:value-type="float" office:value="0.590286754" calcext:value-type="float">
            <text:p>0.590286754</text:p>
          </table:table-cell>
          <table:table-cell office:value-type="float" office:value="0.481967136" calcext:value-type="float">
            <text:p>0.48196713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0.7927756" calcext:value-type="float">
            <text:p>180.7927756</text:p>
          </table:table-cell>
          <table:table-cell office:value-type="float" office:value="54.0215961" calcext:value-type="float">
            <text:p>54.0215961</text:p>
          </table:table-cell>
          <table:table-cell office:value-type="float" office:value="1.59716459" calcext:value-type="float">
            <text:p>1.59716459</text:p>
          </table:table-cell>
          <table:table-cell office:value-type="float" office:value="0.795332833" calcext:value-type="float">
            <text:p>0.795332833</text:p>
          </table:table-cell>
          <table:table-cell office:value-type="float" office:value="2.532221605" calcext:value-type="float">
            <text:p>2.532221605</text:p>
          </table:table-cell>
          <table:table-cell office:value-type="float" office:value="2.06755026" calcext:value-type="float">
            <text:p>2.067550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81.070528" calcext:value-type="float">
            <text:p>181.070528</text:p>
          </table:table-cell>
          <table:table-cell office:value-type="float" office:value="53.8457548" calcext:value-type="float">
            <text:p>53.8457548</text:p>
          </table:table-cell>
          <table:table-cell office:value-type="float" office:value="1.65205846" calcext:value-type="float">
            <text:p>1.65205846</text:p>
          </table:table-cell>
          <table:table-cell office:value-type="float" office:value="0.867517314" calcext:value-type="float">
            <text:p>0.867517314</text:p>
          </table:table-cell>
          <table:table-cell office:value-type="float" office:value="1.16532407" calcext:value-type="float">
            <text:p>1.16532407</text:p>
          </table:table-cell>
          <table:table-cell office:value-type="float" office:value="0.95148313" calcext:value-type="float">
            <text:p>0.951483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1.890121" calcext:value-type="float">
            <text:p>181.890121</text:p>
          </table:table-cell>
          <table:table-cell office:value-type="float" office:value="53.5060699" calcext:value-type="float">
            <text:p>53.5060699</text:p>
          </table:table-cell>
          <table:table-cell office:value-type="float" office:value="1.64622025" calcext:value-type="float">
            <text:p>1.64622025</text:p>
          </table:table-cell>
          <table:table-cell office:value-type="float" office:value="0.850326424" calcext:value-type="float">
            <text:p>0.850326424</text:p>
          </table:table-cell>
          <table:table-cell office:value-type="float" office:value="1.80666646" calcext:value-type="float">
            <text:p>1.80666646</text:p>
          </table:table-cell>
          <table:table-cell office:value-type="float" office:value="1.47513698" calcext:value-type="float">
            <text:p>1.4751369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1.987808" calcext:value-type="float">
            <text:p>181.987808</text:p>
          </table:table-cell>
          <table:table-cell office:value-type="float" office:value="53.4439653" calcext:value-type="float">
            <text:p>53.4439653</text:p>
          </table:table-cell>
          <table:table-cell office:value-type="float" office:value="1.6255401" calcext:value-type="float">
            <text:p>1.6255401</text:p>
          </table:table-cell>
          <table:table-cell office:value-type="float" office:value="0.82498657" calcext:value-type="float">
            <text:p>0.82498657</text:p>
          </table:table-cell>
          <table:table-cell office:value-type="float" office:value="1.28869974" calcext:value-type="float">
            <text:p>1.28869974</text:p>
          </table:table-cell>
          <table:table-cell office:value-type="float" office:value="1.05221897" calcext:value-type="float">
            <text:p>1.0522189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2.9687095" calcext:value-type="float">
            <text:p>182.9687095</text:p>
          </table:table-cell>
          <table:table-cell office:value-type="float" office:value="53.099966" calcext:value-type="float">
            <text:p>53.099966</text:p>
          </table:table-cell>
          <table:table-cell office:value-type="float" office:value="1.58568529" calcext:value-type="float">
            <text:p>1.58568529</text:p>
          </table:table-cell>
          <table:table-cell office:value-type="float" office:value="0.842919003" calcext:value-type="float">
            <text:p>0.842919003</text:p>
          </table:table-cell>
          <table:table-cell office:value-type="float" office:value="2.121594647" calcext:value-type="float">
            <text:p>2.121594647</text:p>
          </table:table-cell>
          <table:table-cell office:value-type="float" office:value="1.73227478" calcext:value-type="float">
            <text:p>1.7322747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2.1128645" calcext:value-type="float">
            <text:p>182.1128645</text:p>
          </table:table-cell>
          <table:table-cell office:value-type="float" office:value="52.8321454" calcext:value-type="float">
            <text:p>52.8321454</text:p>
          </table:table-cell>
          <table:table-cell office:value-type="float" office:value="1.606941835" calcext:value-type="float">
            <text:p>1.606941835</text:p>
          </table:table-cell>
          <table:table-cell office:value-type="float" office:value="0.831617312" calcext:value-type="float">
            <text:p>0.831617312</text:p>
          </table:table-cell>
          <table:table-cell office:value-type="float" office:value="1.9040111554" calcext:value-type="float">
            <text:p>1.9040111554</text:p>
          </table:table-cell>
          <table:table-cell office:value-type="float" office:value="1.5546186005" calcext:value-type="float">
            <text:p>1.554618600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3.037411" calcext:value-type="float">
            <text:p>183.037411</text:p>
          </table:table-cell>
          <table:table-cell office:value-type="float" office:value="52.5010772" calcext:value-type="float">
            <text:p>52.5010772</text:p>
          </table:table-cell>
          <table:table-cell office:value-type="float" office:value="1.594249235" calcext:value-type="float">
            <text:p>1.594249235</text:p>
          </table:table-cell>
          <table:table-cell office:value-type="float" office:value="0.834319414" calcext:value-type="float">
            <text:p>0.834319414</text:p>
          </table:table-cell>
          <table:table-cell office:value-type="float" office:value="2.167520492" calcext:value-type="float">
            <text:p>2.167520492</text:p>
          </table:table-cell>
          <table:table-cell office:value-type="float" office:value="1.769773102" calcext:value-type="float">
            <text:p>1.76977310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2.809139" calcext:value-type="float">
            <text:p>182.809139</text:p>
          </table:table-cell>
          <table:table-cell office:value-type="float" office:value="52.3889301" calcext:value-type="float">
            <text:p>52.3889301</text:p>
          </table:table-cell>
          <table:table-cell office:value-type="float" office:value="1.599795825" calcext:value-type="float">
            <text:p>1.599795825</text:p>
          </table:table-cell>
          <table:table-cell office:value-type="float" office:value="0.829536243" calcext:value-type="float">
            <text:p>0.829536243</text:p>
          </table:table-cell>
          <table:table-cell office:value-type="float" office:value="1.1322902003" calcext:value-type="float">
            <text:p>1.1322902003</text:p>
          </table:table-cell>
          <table:table-cell office:value-type="float" office:value="0.9245110608" calcext:value-type="float">
            <text:p>0.924511060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2.600634" calcext:value-type="float">
            <text:p>182.600634</text:p>
          </table:table-cell>
          <table:table-cell office:value-type="float" office:value="51.9715606" calcext:value-type="float">
            <text:p>51.9715606</text:p>
          </table:table-cell>
          <table:table-cell office:value-type="float" office:value="1.603693995" calcext:value-type="float">
            <text:p>1.603693995</text:p>
          </table:table-cell>
          <table:table-cell office:value-type="float" office:value="0.807668726" calcext:value-type="float">
            <text:p>0.807668726</text:p>
          </table:table-cell>
          <table:table-cell office:value-type="float" office:value="2.439167557" calcext:value-type="float">
            <text:p>2.439167557</text:p>
          </table:table-cell>
          <table:table-cell office:value-type="float" office:value="1.99157203" calcext:value-type="float">
            <text:p>1.991572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2.0112525" calcext:value-type="float">
            <text:p>182.0112525</text:p>
          </table:table-cell>
          <table:table-cell office:value-type="float" office:value="51.5367115" calcext:value-type="float">
            <text:p>51.5367115</text:p>
          </table:table-cell>
          <table:table-cell office:value-type="float" office:value="1.582439116" calcext:value-type="float">
            <text:p>1.582439116</text:p>
          </table:table-cell>
          <table:table-cell office:value-type="float" office:value="0.78779045" calcext:value-type="float">
            <text:p>0.78779045</text:p>
          </table:table-cell>
          <table:table-cell office:value-type="float" office:value="1.878663326" calcext:value-type="float">
            <text:p>1.878663326</text:p>
          </table:table-cell>
          <table:table-cell office:value-type="float" office:value="1.533922183" calcext:value-type="float">
            <text:p>1.5339221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80.8194235" calcext:value-type="float">
            <text:p>180.8194235</text:p>
          </table:table-cell>
          <table:table-cell office:value-type="float" office:value="51.1362751" calcext:value-type="float">
            <text:p>51.1362751</text:p>
          </table:table-cell>
          <table:table-cell office:value-type="float" office:value="1.586404616" calcext:value-type="float">
            <text:p>1.586404616</text:p>
          </table:table-cell>
          <table:table-cell office:value-type="float" office:value="0.780432119" calcext:value-type="float">
            <text:p>0.780432119</text:p>
          </table:table-cell>
          <table:table-cell office:value-type="float" office:value="2.04599247" calcext:value-type="float">
            <text:p>2.04599247</text:p>
          </table:table-cell>
          <table:table-cell office:value-type="float" office:value="1.67054588" calcext:value-type="float">
            <text:p>1.670545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81.3542275" calcext:value-type="float">
            <text:p>181.3542275</text:p>
          </table:table-cell>
          <table:table-cell office:value-type="float" office:value="51.1006266" calcext:value-type="float">
            <text:p>51.1006266</text:p>
          </table:table-cell>
          <table:table-cell office:value-type="float" office:value="1.579008055" calcext:value-type="float">
            <text:p>1.579008055</text:p>
          </table:table-cell>
          <table:table-cell office:value-type="float" office:value="0.781661579" calcext:value-type="float">
            <text:p>0.781661579</text:p>
          </table:table-cell>
          <table:table-cell office:value-type="float" office:value="1.471787363" calcext:value-type="float">
            <text:p>1.471787363</text:p>
          </table:table-cell>
          <table:table-cell office:value-type="float" office:value="1.201709308" calcext:value-type="float">
            <text:p>1.20170930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80.347294" calcext:value-type="float">
            <text:p>180.347294</text:p>
          </table:table-cell>
          <table:table-cell office:value-type="float" office:value="51.0043777" calcext:value-type="float">
            <text:p>51.0043777</text:p>
          </table:table-cell>
          <table:table-cell office:value-type="float" office:value="1.580186415" calcext:value-type="float">
            <text:p>1.580186415</text:p>
          </table:table-cell>
          <table:table-cell office:value-type="float" office:value="0.745712534" calcext:value-type="float">
            <text:p>0.745712534</text:p>
          </table:table-cell>
          <table:table-cell office:value-type="float" office:value="2.91061546" calcext:value-type="float">
            <text:p>2.91061546</text:p>
          </table:table-cell>
          <table:table-cell office:value-type="float" office:value="2.37650756" calcext:value-type="float">
            <text:p>2.3765075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81.250855" calcext:value-type="float">
            <text:p>181.250855</text:p>
          </table:table-cell>
          <table:table-cell office:value-type="float" office:value="51.0351947" calcext:value-type="float">
            <text:p>51.0351947</text:p>
          </table:table-cell>
          <table:table-cell office:value-type="float" office:value="1.590547225" calcext:value-type="float">
            <text:p>1.590547225</text:p>
          </table:table-cell>
          <table:table-cell office:value-type="float" office:value="0.745526428" calcext:value-type="float">
            <text:p>0.745526428</text:p>
          </table:table-cell>
          <table:table-cell office:value-type="float" office:value="1.020745521" calcext:value-type="float">
            <text:p>1.020745521</text:p>
          </table:table-cell>
          <table:table-cell office:value-type="float" office:value="0.8334352364" calcext:value-type="float">
            <text:p>0.833435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0.8194576" calcext:value-type="float">
            <text:p>180.8194576</text:p>
          </table:table-cell>
          <table:table-cell office:value-type="float" office:value="51.4411534" calcext:value-type="float">
            <text:p>51.4411534</text:p>
          </table:table-cell>
          <table:table-cell office:value-type="float" office:value="1.5664277" calcext:value-type="float">
            <text:p>1.5664277</text:p>
          </table:table-cell>
          <table:table-cell office:value-type="float" office:value="0.74724386" calcext:value-type="float">
            <text:p>0.74724386</text:p>
          </table:table-cell>
          <table:table-cell office:value-type="float" office:value="2.3685196" calcext:value-type="float">
            <text:p>2.3685196</text:p>
          </table:table-cell>
          <table:table-cell office:value-type="float" office:value="1.93388817" calcext:value-type="float">
            <text:p>1.9338881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81.8460656" calcext:value-type="float">
            <text:p>181.8460656</text:p>
          </table:table-cell>
          <table:table-cell office:value-type="float" office:value="51.6271277" calcext:value-type="float">
            <text:p>51.6271277</text:p>
          </table:table-cell>
          <table:table-cell office:value-type="float" office:value="1.57814653" calcext:value-type="float">
            <text:p>1.57814653</text:p>
          </table:table-cell>
          <table:table-cell office:value-type="float" office:value="0.78959527" calcext:value-type="float">
            <text:p>0.78959527</text:p>
          </table:table-cell>
          <table:table-cell office:value-type="float" office:value="0.948418843" calcext:value-type="float">
            <text:p>0.948418843</text:p>
          </table:table-cell>
          <table:table-cell office:value-type="float" office:value="0.77438073" calcext:value-type="float">
            <text:p>0.7743807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81.661159" calcext:value-type="float">
            <text:p>181.661159</text:p>
          </table:table-cell>
          <table:table-cell office:value-type="float" office:value="52.0605902" calcext:value-type="float">
            <text:p>52.0605902</text:p>
          </table:table-cell>
          <table:table-cell office:value-type="float" office:value="1.545979407" calcext:value-type="float">
            <text:p>1.545979407</text:p>
          </table:table-cell>
          <table:table-cell office:value-type="float" office:value="0.832021554" calcext:value-type="float">
            <text:p>0.832021554</text:p>
          </table:table-cell>
          <table:table-cell office:value-type="float" office:value="1.517447687" calcext:value-type="float">
            <text:p>1.517447687</text:p>
          </table:table-cell>
          <table:table-cell office:value-type="float" office:value="1.23899092" calcext:value-type="float">
            <text:p>1.2389909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82.2723" calcext:value-type="float">
            <text:p>182.2723</text:p>
          </table:table-cell>
          <table:table-cell office:value-type="float" office:value="52.0080044" calcext:value-type="float">
            <text:p>52.0080044</text:p>
          </table:table-cell>
          <table:table-cell office:value-type="float" office:value="1.551079127" calcext:value-type="float">
            <text:p>1.551079127</text:p>
          </table:table-cell>
          <table:table-cell office:value-type="float" office:value="0.800432288" calcext:value-type="float">
            <text:p>0.800432288</text:p>
          </table:table-cell>
          <table:table-cell office:value-type="float" office:value="0.595634365" calcext:value-type="float">
            <text:p>0.595634365</text:p>
          </table:table-cell>
          <table:table-cell office:value-type="float" office:value="0.48633343" calcext:value-type="float">
            <text:p>0.4863334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82.020216" calcext:value-type="float">
            <text:p>182.020216</text:p>
          </table:table-cell>
          <table:table-cell office:value-type="float" office:value="52.0570406" calcext:value-type="float">
            <text:p>52.0570406</text:p>
          </table:table-cell>
          <table:table-cell office:value-type="float" office:value="1.56453672" calcext:value-type="float">
            <text:p>1.56453672</text:p>
          </table:table-cell>
          <table:table-cell office:value-type="float" office:value="0.822944467" calcext:value-type="float">
            <text:p>0.822944467</text:p>
          </table:table-cell>
          <table:table-cell office:value-type="float" office:value="1.0588435" calcext:value-type="float">
            <text:p>1.0588435</text:p>
          </table:table-cell>
          <table:table-cell office:value-type="float" office:value="0.86454209" calcext:value-type="float">
            <text:p>0.864542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82.385574" calcext:value-type="float">
            <text:p>182.385574</text:p>
          </table:table-cell>
          <table:table-cell office:value-type="float" office:value="51.9971433" calcext:value-type="float">
            <text:p>51.9971433</text:p>
          </table:table-cell>
          <table:table-cell office:value-type="float" office:value="1.60860827" calcext:value-type="float">
            <text:p>1.60860827</text:p>
          </table:table-cell>
          <table:table-cell office:value-type="float" office:value="0.842839468" calcext:value-type="float">
            <text:p>0.842839468</text:p>
          </table:table-cell>
          <table:table-cell office:value-type="float" office:value="0.494982835" calcext:value-type="float">
            <text:p>0.494982835</text:p>
          </table:table-cell>
          <table:table-cell office:value-type="float" office:value="0.404151784" calcext:value-type="float">
            <text:p>0.40415178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1.698083" calcext:value-type="float">
            <text:p>181.698083</text:p>
          </table:table-cell>
          <table:table-cell office:value-type="float" office:value="51.8036942" calcext:value-type="float">
            <text:p>51.8036942</text:p>
          </table:table-cell>
          <table:table-cell office:value-type="float" office:value="1.579884395" calcext:value-type="float">
            <text:p>1.579884395</text:p>
          </table:table-cell>
          <table:table-cell office:value-type="float" office:value="0.815606883" calcext:value-type="float">
            <text:p>0.815606883</text:p>
          </table:table-cell>
          <table:table-cell office:value-type="float" office:value="1.175962204" calcext:value-type="float">
            <text:p>1.175962204</text:p>
          </table:table-cell>
          <table:table-cell office:value-type="float" office:value="0.960169144" calcext:value-type="float">
            <text:p>0.96016914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1.663036" calcext:value-type="float">
            <text:p>181.663036</text:p>
          </table:table-cell>
          <table:table-cell office:value-type="float" office:value="51.7058345" calcext:value-type="float">
            <text:p>51.7058345</text:p>
          </table:table-cell>
          <table:table-cell office:value-type="float" office:value="1.543264885" calcext:value-type="float">
            <text:p>1.543264885</text:p>
          </table:table-cell>
          <table:table-cell office:value-type="float" office:value="0.826510489" calcext:value-type="float">
            <text:p>0.826510489</text:p>
          </table:table-cell>
          <table:table-cell office:value-type="float" office:value="0.858869047" calcext:value-type="float">
            <text:p>0.858869047</text:p>
          </table:table-cell>
          <table:table-cell office:value-type="float" office:value="0.701263644" calcext:value-type="float">
            <text:p>0.70126364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81.13919" calcext:value-type="float">
            <text:p>181.13919</text:p>
          </table:table-cell>
          <table:table-cell office:value-type="float" office:value="51.2538519" calcext:value-type="float">
            <text:p>51.2538519</text:p>
          </table:table-cell>
          <table:table-cell office:value-type="float" office:value="1.56113077" calcext:value-type="float">
            <text:p>1.56113077</text:p>
          </table:table-cell>
          <table:table-cell office:value-type="float" office:value="0.84324154" calcext:value-type="float">
            <text:p>0.84324154</text:p>
          </table:table-cell>
          <table:table-cell office:value-type="float" office:value="1.833814898" calcext:value-type="float">
            <text:p>1.833814898</text:p>
          </table:table-cell>
          <table:table-cell office:value-type="float" office:value="1.497303592" calcext:value-type="float">
            <text:p>1.49730359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80.770119" calcext:value-type="float">
            <text:p>180.770119</text:p>
          </table:table-cell>
          <table:table-cell office:value-type="float" office:value="51.2460598" calcext:value-type="float">
            <text:p>51.2460598</text:p>
          </table:table-cell>
          <table:table-cell office:value-type="float" office:value="1.57550865" calcext:value-type="float">
            <text:p>1.57550865</text:p>
          </table:table-cell>
          <table:table-cell office:value-type="float" office:value="0.865588399" calcext:value-type="float">
            <text:p>0.865588399</text:p>
          </table:table-cell>
          <table:table-cell office:value-type="float" office:value="0.92949355" calcext:value-type="float">
            <text:p>0.92949355</text:p>
          </table:table-cell>
          <table:table-cell office:value-type="float" office:value="0.7589283026" calcext:value-type="float">
            <text:p>0.758928302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80.124472" calcext:value-type="float">
            <text:p>180.124472</text:p>
          </table:table-cell>
          <table:table-cell office:value-type="float" office:value="50.7614971" calcext:value-type="float">
            <text:p>50.7614971</text:p>
          </table:table-cell>
          <table:table-cell office:value-type="float" office:value="1.551688128" calcext:value-type="float">
            <text:p>1.551688128</text:p>
          </table:table-cell>
          <table:table-cell office:value-type="float" office:value="0.872065628" calcext:value-type="float">
            <text:p>0.872065628</text:p>
          </table:table-cell>
          <table:table-cell office:value-type="float" office:value="1.886026054" calcext:value-type="float">
            <text:p>1.886026054</text:p>
          </table:table-cell>
          <table:table-cell office:value-type="float" office:value="1.53993381" calcext:value-type="float">
            <text:p>1.539933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0.4411" calcext:value-type="float">
            <text:p>180.4411</text:p>
          </table:table-cell>
          <table:table-cell office:value-type="float" office:value="51.0946741" calcext:value-type="float">
            <text:p>51.0946741</text:p>
          </table:table-cell>
          <table:table-cell office:value-type="float" office:value="1.540117608" calcext:value-type="float">
            <text:p>1.540117608</text:p>
          </table:table-cell>
          <table:table-cell office:value-type="float" office:value="0.854220539" calcext:value-type="float">
            <text:p>0.854220539</text:p>
          </table:table-cell>
          <table:table-cell office:value-type="float" office:value="1.3805329092" calcext:value-type="float">
            <text:p>1.3805329092</text:p>
          </table:table-cell>
          <table:table-cell office:value-type="float" office:value="1.1272003747" calcext:value-type="float">
            <text:p>1.127200374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9.8808744" calcext:value-type="float">
            <text:p>179.8808744</text:p>
          </table:table-cell>
          <table:table-cell office:value-type="float" office:value="50.6824708" calcext:value-type="float">
            <text:p>50.6824708</text:p>
          </table:table-cell>
          <table:table-cell office:value-type="float" office:value="1.54933061" calcext:value-type="float">
            <text:p>1.54933061</text:p>
          </table:table-cell>
          <table:table-cell office:value-type="float" office:value="0.846844927" calcext:value-type="float">
            <text:p>0.846844927</text:p>
          </table:table-cell>
          <table:table-cell office:value-type="float" office:value="1.72499006" calcext:value-type="float">
            <text:p>1.72499006</text:p>
          </table:table-cell>
          <table:table-cell office:value-type="float" office:value="1.408448494" calcext:value-type="float">
            <text:p>1.40844849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0.7372564" calcext:value-type="float">
            <text:p>180.7372564</text:p>
          </table:table-cell>
          <table:table-cell office:value-type="float" office:value="51.3667707" calcext:value-type="float">
            <text:p>51.3667707</text:p>
          </table:table-cell>
          <table:table-cell office:value-type="float" office:value="1.52775333" calcext:value-type="float">
            <text:p>1.52775333</text:p>
          </table:table-cell>
          <table:table-cell office:value-type="float" office:value="0.817366637" calcext:value-type="float">
            <text:p>0.817366637</text:p>
          </table:table-cell>
          <table:table-cell office:value-type="float" office:value="1.497295952" calcext:value-type="float">
            <text:p>1.497295952</text:p>
          </table:table-cell>
          <table:table-cell office:value-type="float" office:value="1.2225369803" calcext:value-type="float">
            <text:p>1.22253698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80.8734886" calcext:value-type="float">
            <text:p>180.8734886</text:p>
          </table:table-cell>
          <table:table-cell office:value-type="float" office:value="51.0754123" calcext:value-type="float">
            <text:p>51.0754123</text:p>
          </table:table-cell>
          <table:table-cell office:value-type="float" office:value="1.56590456" calcext:value-type="float">
            <text:p>1.56590456</text:p>
          </table:table-cell>
          <table:table-cell office:value-type="float" office:value="0.842114337" calcext:value-type="float">
            <text:p>0.842114337</text:p>
          </table:table-cell>
          <table:table-cell office:value-type="float" office:value="1.4015275" calcext:value-type="float">
            <text:p>1.4015275</text:p>
          </table:table-cell>
          <table:table-cell office:value-type="float" office:value="1.14434242" calcext:value-type="float">
            <text:p>1.1443424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81.8466456" calcext:value-type="float">
            <text:p>181.8466456</text:p>
          </table:table-cell>
          <table:table-cell office:value-type="float" office:value="51.6627169" calcext:value-type="float">
            <text:p>51.6627169</text:p>
          </table:table-cell>
          <table:table-cell office:value-type="float" office:value="1.580246006" calcext:value-type="float">
            <text:p>1.580246006</text:p>
          </table:table-cell>
          <table:table-cell office:value-type="float" office:value="0.829648258" calcext:value-type="float">
            <text:p>0.829648258</text:p>
          </table:table-cell>
          <table:table-cell office:value-type="float" office:value="1.612097386" calcext:value-type="float">
            <text:p>1.612097386</text:p>
          </table:table-cell>
          <table:table-cell office:value-type="float" office:value="1.3162720516" calcext:value-type="float">
            <text:p>1.316272051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83.3914614" calcext:value-type="float">
            <text:p>183.3914614</text:p>
          </table:table-cell>
          <table:table-cell office:value-type="float" office:value="51.7807963" calcext:value-type="float">
            <text:p>51.7807963</text:p>
          </table:table-cell>
          <table:table-cell office:value-type="float" office:value="1.54636636" calcext:value-type="float">
            <text:p>1.54636636</text:p>
          </table:table-cell>
          <table:table-cell office:value-type="float" office:value="0.854599331" calcext:value-type="float">
            <text:p>0.854599331</text:p>
          </table:table-cell>
          <table:table-cell office:value-type="float" office:value="2.09986799" calcext:value-type="float">
            <text:p>2.09986799</text:p>
          </table:table-cell>
          <table:table-cell office:value-type="float" office:value="1.71453499" calcext:value-type="float">
            <text:p>1.7145349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3.3100234" calcext:value-type="float">
            <text:p>183.3100234</text:p>
          </table:table-cell>
          <table:table-cell office:value-type="float" office:value="51.9893438" calcext:value-type="float">
            <text:p>51.9893438</text:p>
          </table:table-cell>
          <table:table-cell office:value-type="float" office:value="1.553254534" calcext:value-type="float">
            <text:p>1.553254534</text:p>
          </table:table-cell>
          <table:table-cell office:value-type="float" office:value="0.870883325" calcext:value-type="float">
            <text:p>0.870883325</text:p>
          </table:table-cell>
          <table:table-cell office:value-type="float" office:value="1.35683542" calcext:value-type="float">
            <text:p>1.35683542</text:p>
          </table:table-cell>
          <table:table-cell office:value-type="float" office:value="1.10785152" calcext:value-type="float">
            <text:p>1.1078515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84.137268" calcext:value-type="float">
            <text:p>184.137268</text:p>
          </table:table-cell>
          <table:table-cell office:value-type="float" office:value="52.4045237" calcext:value-type="float">
            <text:p>52.4045237</text:p>
          </table:table-cell>
          <table:table-cell office:value-type="float" office:value="1.64482216" calcext:value-type="float">
            <text:p>1.64482216</text:p>
          </table:table-cell>
          <table:table-cell office:value-type="float" office:value="0.86499044" calcext:value-type="float">
            <text:p>0.86499044</text:p>
          </table:table-cell>
          <table:table-cell office:value-type="float" office:value="2.401804196" calcext:value-type="float">
            <text:p>2.401804196</text:p>
          </table:table-cell>
          <table:table-cell office:value-type="float" office:value="1.961064876" calcext:value-type="float">
            <text:p>1.96106487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85.033828" calcext:value-type="float">
            <text:p>185.033828</text:p>
          </table:table-cell>
          <table:table-cell office:value-type="float" office:value="53.0814613" calcext:value-type="float">
            <text:p>53.0814613</text:p>
          </table:table-cell>
          <table:table-cell office:value-type="float" office:value="1.64041019" calcext:value-type="float">
            <text:p>1.64041019</text:p>
          </table:table-cell>
          <table:table-cell office:value-type="float" office:value="0.84337092" calcext:value-type="float">
            <text:p>0.84337092</text:p>
          </table:table-cell>
          <table:table-cell office:value-type="float" office:value="1.89683571" calcext:value-type="float">
            <text:p>1.89683571</text:p>
          </table:table-cell>
          <table:table-cell office:value-type="float" office:value="1.54875985" calcext:value-type="float">
            <text:p>1.5487598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86.0356725" calcext:value-type="float">
            <text:p>186.0356725</text:p>
          </table:table-cell>
          <table:table-cell office:value-type="float" office:value="53.8494496" calcext:value-type="float">
            <text:p>53.8494496</text:p>
          </table:table-cell>
          <table:table-cell office:value-type="float" office:value="1.56590568" calcext:value-type="float">
            <text:p>1.56590568</text:p>
          </table:table-cell>
          <table:table-cell office:value-type="float" office:value="0.84312848" calcext:value-type="float">
            <text:p>0.84312848</text:p>
          </table:table-cell>
          <table:table-cell office:value-type="float" office:value="2.573670488" calcext:value-type="float">
            <text:p>2.573670488</text:p>
          </table:table-cell>
          <table:table-cell office:value-type="float" office:value="2.101393173" calcext:value-type="float">
            <text:p>2.10139317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86.4293145" calcext:value-type="float">
            <text:p>186.4293145</text:p>
          </table:table-cell>
          <table:table-cell office:value-type="float" office:value="54.181159" calcext:value-type="float">
            <text:p>54.181159</text:p>
          </table:table-cell>
          <table:table-cell office:value-type="float" office:value="1.58196648" calcext:value-type="float">
            <text:p>1.58196648</text:p>
          </table:table-cell>
          <table:table-cell office:value-type="float" office:value="0.81859142" calcext:value-type="float">
            <text:p>0.81859142</text:p>
          </table:table-cell>
          <table:table-cell office:value-type="float" office:value="1.2928403" calcext:value-type="float">
            <text:p>1.2928403</text:p>
          </table:table-cell>
          <table:table-cell office:value-type="float" office:value="1.05559968" calcext:value-type="float">
            <text:p>1.0555996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87.1454" calcext:value-type="float">
            <text:p>187.1454</text:p>
          </table:table-cell>
          <table:table-cell office:value-type="float" office:value="54.9280996" calcext:value-type="float">
            <text:p>54.9280996</text:p>
          </table:table-cell>
          <table:table-cell office:value-type="float" office:value="1.55545845" calcext:value-type="float">
            <text:p>1.55545845</text:p>
          </table:table-cell>
          <table:table-cell office:value-type="float" office:value="0.814993666" calcext:value-type="float">
            <text:p>0.814993666</text:p>
          </table:table-cell>
          <table:table-cell office:value-type="float" office:value="2.102268044" calcext:value-type="float">
            <text:p>2.102268044</text:p>
          </table:table-cell>
          <table:table-cell office:value-type="float" office:value="1.716494719" calcext:value-type="float">
            <text:p>1.71649471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87.617043" calcext:value-type="float">
            <text:p>187.617043</text:p>
          </table:table-cell>
          <table:table-cell office:value-type="float" office:value="55.3850701" calcext:value-type="float">
            <text:p>55.3850701</text:p>
          </table:table-cell>
          <table:table-cell office:value-type="float" office:value="1.54722851" calcext:value-type="float">
            <text:p>1.54722851</text:p>
          </table:table-cell>
          <table:table-cell office:value-type="float" office:value="0.829120587" calcext:value-type="float">
            <text:p>0.829120587</text:p>
          </table:table-cell>
          <table:table-cell office:value-type="float" office:value="1.05902709" calcext:value-type="float">
            <text:p>1.05902709</text:p>
          </table:table-cell>
          <table:table-cell office:value-type="float" office:value="0.86469198" calcext:value-type="float">
            <text:p>0.8646919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87.812546" calcext:value-type="float">
            <text:p>187.812546</text:p>
          </table:table-cell>
          <table:table-cell office:value-type="float" office:value="55.4512865" calcext:value-type="float">
            <text:p>55.4512865</text:p>
          </table:table-cell>
          <table:table-cell office:value-type="float" office:value="1.52470625" calcext:value-type="float">
            <text:p>1.52470625</text:p>
          </table:table-cell>
          <table:table-cell office:value-type="float" office:value="0.813483919" calcext:value-type="float">
            <text:p>0.813483919</text:p>
          </table:table-cell>
          <table:table-cell office:value-type="float" office:value="1.203661827" calcext:value-type="float">
            <text:p>1.203661827</text:p>
          </table:table-cell>
          <table:table-cell office:value-type="float" office:value="0.98278577" calcext:value-type="float">
            <text:p>0.9827857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88.145888" calcext:value-type="float">
            <text:p>188.145888</text:p>
          </table:table-cell>
          <table:table-cell office:value-type="float" office:value="55.9865205" calcext:value-type="float">
            <text:p>55.9865205</text:p>
          </table:table-cell>
          <table:table-cell office:value-type="float" office:value="1.4950461" calcext:value-type="float">
            <text:p>1.4950461</text:p>
          </table:table-cell>
          <table:table-cell office:value-type="float" office:value="0.795879228" calcext:value-type="float">
            <text:p>0.795879228</text:p>
          </table:table-cell>
          <table:table-cell office:value-type="float" office:value="0.88525901" calcext:value-type="float">
            <text:p>0.88525901</text:p>
          </table:table-cell>
          <table:table-cell office:value-type="float" office:value="0.72281095" calcext:value-type="float">
            <text:p>0.7228109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88.355412" calcext:value-type="float">
            <text:p>188.355412</text:p>
          </table:table-cell>
          <table:table-cell office:value-type="float" office:value="56.233406" calcext:value-type="float">
            <text:p>56.233406</text:p>
          </table:table-cell>
          <table:table-cell office:value-type="float" office:value="1.48218303" calcext:value-type="float">
            <text:p>1.48218303</text:p>
          </table:table-cell>
          <table:table-cell office:value-type="float" office:value="0.765476842" calcext:value-type="float">
            <text:p>0.765476842</text:p>
          </table:table-cell>
          <table:table-cell office:value-type="float" office:value="0.816197103" calcext:value-type="float">
            <text:p>0.816197103</text:p>
          </table:table-cell>
          <table:table-cell office:value-type="float" office:value="0.666422156" calcext:value-type="float">
            <text:p>0.66642215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88.09251" calcext:value-type="float">
            <text:p>188.09251</text:p>
          </table:table-cell>
          <table:table-cell office:value-type="float" office:value="56.2471582" calcext:value-type="float">
            <text:p>56.2471582</text:p>
          </table:table-cell>
          <table:table-cell office:value-type="float" office:value="1.54156844" calcext:value-type="float">
            <text:p>1.54156844</text:p>
          </table:table-cell>
          <table:table-cell office:value-type="float" office:value="0.782726097" calcext:value-type="float">
            <text:p>0.782726097</text:p>
          </table:table-cell>
          <table:table-cell office:value-type="float" office:value="0.82752768" calcext:value-type="float">
            <text:p>0.82752768</text:p>
          </table:table-cell>
          <table:table-cell office:value-type="float" office:value="0.67567351" calcext:value-type="float">
            <text:p>0.6756735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87.5301916" calcext:value-type="float">
            <text:p>187.5301916</text:p>
          </table:table-cell>
          <table:table-cell office:value-type="float" office:value="56.0290459" calcext:value-type="float">
            <text:p>56.0290459</text:p>
          </table:table-cell>
          <table:table-cell office:value-type="float" office:value="1.59201575" calcext:value-type="float">
            <text:p>1.59201575</text:p>
          </table:table-cell>
          <table:table-cell office:value-type="float" office:value="0.764659913" calcext:value-type="float">
            <text:p>0.764659913</text:p>
          </table:table-cell>
          <table:table-cell office:value-type="float" office:value="1.181655992" calcext:value-type="float">
            <text:p>1.181655992</text:p>
          </table:table-cell>
          <table:table-cell office:value-type="float" office:value="0.964818084" calcext:value-type="float">
            <text:p>0.96481808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86.8338466" calcext:value-type="float">
            <text:p>186.8338466</text:p>
          </table:table-cell>
          <table:table-cell office:value-type="float" office:value="55.7047839" calcext:value-type="float">
            <text:p>55.7047839</text:p>
          </table:table-cell>
          <table:table-cell office:value-type="float" office:value="1.58788533" calcext:value-type="float">
            <text:p>1.58788533</text:p>
          </table:table-cell>
          <table:table-cell office:value-type="float" office:value="0.744181546" calcext:value-type="float">
            <text:p>0.744181546</text:p>
          </table:table-cell>
          <table:table-cell office:value-type="float" office:value="1.070473092" calcext:value-type="float">
            <text:p>1.070473092</text:p>
          </table:table-cell>
          <table:table-cell office:value-type="float" office:value="0.87403759" calcext:value-type="float">
            <text:p>0.874037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86.370428" calcext:value-type="float">
            <text:p>186.370428</text:p>
          </table:table-cell>
          <table:table-cell office:value-type="float" office:value="55.6305255" calcext:value-type="float">
            <text:p>55.6305255</text:p>
          </table:table-cell>
          <table:table-cell office:value-type="float" office:value="1.59465548" calcext:value-type="float">
            <text:p>1.59465548</text:p>
          </table:table-cell>
          <table:table-cell office:value-type="float" office:value="0.71016575" calcext:value-type="float">
            <text:p>0.71016575</text:p>
          </table:table-cell>
          <table:table-cell office:value-type="float" office:value="1.440794915" calcext:value-type="float">
            <text:p>1.440794915</text:p>
          </table:table-cell>
          <table:table-cell office:value-type="float" office:value="1.176404071" calcext:value-type="float">
            <text:p>1.17640407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85.565726" calcext:value-type="float">
            <text:p>185.565726</text:p>
          </table:table-cell>
          <table:table-cell office:value-type="float" office:value="55.4619948" calcext:value-type="float">
            <text:p>55.4619948</text:p>
          </table:table-cell>
          <table:table-cell office:value-type="float" office:value="1.63523668" calcext:value-type="float">
            <text:p>1.63523668</text:p>
          </table:table-cell>
          <table:table-cell office:value-type="float" office:value="0.718257305" calcext:value-type="float">
            <text:p>0.718257305</text:p>
          </table:table-cell>
          <table:table-cell office:value-type="float" office:value="0.823273127" calcext:value-type="float">
            <text:p>0.823273127</text:p>
          </table:table-cell>
          <table:table-cell office:value-type="float" office:value="0.6721996756" calcext:value-type="float">
            <text:p>0.672199675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85.6914785" calcext:value-type="float">
            <text:p>185.6914785</text:p>
          </table:table-cell>
          <table:table-cell office:value-type="float" office:value="55.3977619" calcext:value-type="float">
            <text:p>55.3977619</text:p>
          </table:table-cell>
          <table:table-cell office:value-type="float" office:value="1.70102589" calcext:value-type="float">
            <text:p>1.70102589</text:p>
          </table:table-cell>
          <table:table-cell office:value-type="float" office:value="0.743490577" calcext:value-type="float">
            <text:p>0.743490577</text:p>
          </table:table-cell>
          <table:table-cell office:value-type="float" office:value="1.5143923" calcext:value-type="float">
            <text:p>1.5143923</text:p>
          </table:table-cell>
          <table:table-cell office:value-type="float" office:value="1.236496125" calcext:value-type="float">
            <text:p>1.2364961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85.1668625" calcext:value-type="float">
            <text:p>185.1668625</text:p>
          </table:table-cell>
          <table:table-cell office:value-type="float" office:value="55.2655232" calcext:value-type="float">
            <text:p>55.2655232</text:p>
          </table:table-cell>
          <table:table-cell office:value-type="float" office:value="1.69719631" calcext:value-type="float">
            <text:p>1.69719631</text:p>
          </table:table-cell>
          <table:table-cell office:value-type="float" office:value="0.736287131" calcext:value-type="float">
            <text:p>0.736287131</text:p>
          </table:table-cell>
          <table:table-cell office:value-type="float" office:value="0.887082368" calcext:value-type="float">
            <text:p>0.887082368</text:p>
          </table:table-cell>
          <table:table-cell office:value-type="float" office:value="0.724299741" calcext:value-type="float">
            <text:p>0.72429974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85.2040576" calcext:value-type="float">
            <text:p>185.2040576</text:p>
          </table:table-cell>
          <table:table-cell office:value-type="float" office:value="55.0876885" calcext:value-type="float">
            <text:p>55.0876885</text:p>
          </table:table-cell>
          <table:table-cell office:value-type="float" office:value="1.70103327" calcext:value-type="float">
            <text:p>1.70103327</text:p>
          </table:table-cell>
          <table:table-cell office:value-type="float" office:value="0.752487193" calcext:value-type="float">
            <text:p>0.752487193</text:p>
          </table:table-cell>
          <table:table-cell office:value-type="float" office:value="2.001724085" calcext:value-type="float">
            <text:p>2.001724085</text:p>
          </table:table-cell>
          <table:table-cell office:value-type="float" office:value="1.63440081" calcext:value-type="float">
            <text:p>1.6344008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84.3489736" calcext:value-type="float">
            <text:p>184.3489736</text:p>
          </table:table-cell>
          <table:table-cell office:value-type="float" office:value="54.7480007" calcext:value-type="float">
            <text:p>54.7480007</text:p>
          </table:table-cell>
          <table:table-cell office:value-type="float" office:value="1.70512502" calcext:value-type="float">
            <text:p>1.70512502</text:p>
          </table:table-cell>
          <table:table-cell office:value-type="float" office:value="0.715395329" calcext:value-type="float">
            <text:p>0.715395329</text:p>
          </table:table-cell>
          <table:table-cell office:value-type="float" office:value="0.888211962" calcext:value-type="float">
            <text:p>0.888211962</text:p>
          </table:table-cell>
          <table:table-cell office:value-type="float" office:value="0.725222037" calcext:value-type="float">
            <text:p>0.72522203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84.968185" calcext:value-type="float">
            <text:p>184.968185</text:p>
          </table:table-cell>
          <table:table-cell office:value-type="float" office:value="54.5056553" calcext:value-type="float">
            <text:p>54.5056553</text:p>
          </table:table-cell>
          <table:table-cell office:value-type="float" office:value="1.69154207" calcext:value-type="float">
            <text:p>1.69154207</text:p>
          </table:table-cell>
          <table:table-cell office:value-type="float" office:value="0.738896532" calcext:value-type="float">
            <text:p>0.738896532</text:p>
          </table:table-cell>
          <table:table-cell office:value-type="float" office:value="2.29511071" calcext:value-type="float">
            <text:p>2.29511071</text:p>
          </table:table-cell>
          <table:table-cell office:value-type="float" office:value="1.87395003" calcext:value-type="float">
            <text:p>1.8739500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84.118865" calcext:value-type="float">
            <text:p>184.118865</text:p>
          </table:table-cell>
          <table:table-cell office:value-type="float" office:value="54.1651136" calcext:value-type="float">
            <text:p>54.1651136</text:p>
          </table:table-cell>
          <table:table-cell office:value-type="float" office:value="1.64070791" calcext:value-type="float">
            <text:p>1.64070791</text:p>
          </table:table-cell>
          <table:table-cell office:value-type="float" office:value="0.768740412" calcext:value-type="float">
            <text:p>0.768740412</text:p>
          </table:table-cell>
          <table:table-cell office:value-type="float" office:value="0.901762014" calcext:value-type="float">
            <text:p>0.901762014</text:p>
          </table:table-cell>
          <table:table-cell office:value-type="float" office:value="0.736285587" calcext:value-type="float">
            <text:p>0.73628558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84.8330095" calcext:value-type="float">
            <text:p>184.8330095</text:p>
          </table:table-cell>
          <table:table-cell office:value-type="float" office:value="53.9916008" calcext:value-type="float">
            <text:p>53.9916008</text:p>
          </table:table-cell>
          <table:table-cell office:value-type="float" office:value="1.65655556" calcext:value-type="float">
            <text:p>1.65655556</text:p>
          </table:table-cell>
          <table:table-cell office:value-type="float" office:value="0.795799468" calcext:value-type="float">
            <text:p>0.795799468</text:p>
          </table:table-cell>
          <table:table-cell office:value-type="float" office:value="2.58526199" calcext:value-type="float">
            <text:p>2.58526199</text:p>
          </table:table-cell>
          <table:table-cell office:value-type="float" office:value="2.110857593" calcext:value-type="float">
            <text:p>2.11085759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84.6480205" calcext:value-type="float">
            <text:p>184.6480205</text:p>
          </table:table-cell>
          <table:table-cell office:value-type="float" office:value="53.8733937" calcext:value-type="float">
            <text:p>53.8733937</text:p>
          </table:table-cell>
          <table:table-cell office:value-type="float" office:value="1.65936514" calcext:value-type="float">
            <text:p>1.65936514</text:p>
          </table:table-cell>
          <table:table-cell office:value-type="float" office:value="0.791239835" calcext:value-type="float">
            <text:p>0.791239835</text:p>
          </table:table-cell>
          <table:table-cell office:value-type="float" office:value="1.22561481" calcext:value-type="float">
            <text:p>1.22561481</text:p>
          </table:table-cell>
          <table:table-cell office:value-type="float" office:value="1.00071028" calcext:value-type="float">
            <text:p>1.0007102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84.943155" calcext:value-type="float">
            <text:p>184.943155</text:p>
          </table:table-cell>
          <table:table-cell office:value-type="float" office:value="53.5002307" calcext:value-type="float">
            <text:p>53.5002307</text:p>
          </table:table-cell>
          <table:table-cell office:value-type="float" office:value="1.60423975" calcext:value-type="float">
            <text:p>1.60423975</text:p>
          </table:table-cell>
          <table:table-cell office:value-type="float" office:value="0.792636773" calcext:value-type="float">
            <text:p>0.792636773</text:p>
          </table:table-cell>
          <table:table-cell office:value-type="float" office:value="2.48984313" calcext:value-type="float">
            <text:p>2.48984313</text:p>
          </table:table-cell>
          <table:table-cell office:value-type="float" office:value="2.032948313" calcext:value-type="float">
            <text:p>2.0329483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4.8676524" calcext:value-type="float">
            <text:p>184.8676524</text:p>
          </table:table-cell>
          <table:table-cell office:value-type="float" office:value="53.7848964" calcext:value-type="float">
            <text:p>53.7848964</text:p>
          </table:table-cell>
          <table:table-cell office:value-type="float" office:value="1.59612385" calcext:value-type="float">
            <text:p>1.59612385</text:p>
          </table:table-cell>
          <table:table-cell office:value-type="float" office:value="0.803641703" calcext:value-type="float">
            <text:p>0.803641703</text:p>
          </table:table-cell>
          <table:table-cell office:value-type="float" office:value="1.65636461" calcext:value-type="float">
            <text:p>1.65636461</text:p>
          </table:table-cell>
          <table:table-cell office:value-type="float" office:value="1.35241599" calcext:value-type="float">
            <text:p>1.3524159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85.1558644" calcext:value-type="float">
            <text:p>185.1558644</text:p>
          </table:table-cell>
          <table:table-cell office:value-type="float" office:value="53.4423216" calcext:value-type="float">
            <text:p>53.4423216</text:p>
          </table:table-cell>
          <table:table-cell office:value-type="float" office:value="1.55901435" calcext:value-type="float">
            <text:p>1.55901435</text:p>
          </table:table-cell>
          <table:table-cell office:value-type="float" office:value="0.805391703" calcext:value-type="float">
            <text:p>0.805391703</text:p>
          </table:table-cell>
          <table:table-cell office:value-type="float" office:value="2.44981852" calcext:value-type="float">
            <text:p>2.44981852</text:p>
          </table:table-cell>
          <table:table-cell office:value-type="float" office:value="2.000268413" calcext:value-type="float">
            <text:p>2.0002684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5.577044" calcext:value-type="float">
            <text:p>185.577044</text:p>
          </table:table-cell>
          <table:table-cell office:value-type="float" office:value="54.0139819" calcext:value-type="float">
            <text:p>54.0139819</text:p>
          </table:table-cell>
          <table:table-cell office:value-type="float" office:value="1.57062736" calcext:value-type="float">
            <text:p>1.57062736</text:p>
          </table:table-cell>
          <table:table-cell office:value-type="float" office:value="0.802673862" calcext:value-type="float">
            <text:p>0.802673862</text:p>
          </table:table-cell>
          <table:table-cell office:value-type="float" office:value="1.79421312" calcext:value-type="float">
            <text:p>1.79421312</text:p>
          </table:table-cell>
          <table:table-cell office:value-type="float" office:value="1.4649689" calcext:value-type="float">
            <text:p>1.464968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85.998829" calcext:value-type="float">
            <text:p>185.998829</text:p>
          </table:table-cell>
          <table:table-cell office:value-type="float" office:value="53.9755948" calcext:value-type="float">
            <text:p>53.9755948</text:p>
          </table:table-cell>
          <table:table-cell office:value-type="float" office:value="1.55632816" calcext:value-type="float">
            <text:p>1.55632816</text:p>
          </table:table-cell>
          <table:table-cell office:value-type="float" office:value="0.817450055" calcext:value-type="float">
            <text:p>0.817450055</text:p>
          </table:table-cell>
          <table:table-cell office:value-type="float" office:value="2.060875183" calcext:value-type="float">
            <text:p>2.060875183</text:p>
          </table:table-cell>
          <table:table-cell office:value-type="float" office:value="1.682697525" calcext:value-type="float">
            <text:p>1.68269752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87.062424" calcext:value-type="float">
            <text:p>187.062424</text:p>
          </table:table-cell>
          <table:table-cell office:value-type="float" office:value="54.6899189" calcext:value-type="float">
            <text:p>54.6899189</text:p>
          </table:table-cell>
          <table:table-cell office:value-type="float" office:value="1.58536648" calcext:value-type="float">
            <text:p>1.58536648</text:p>
          </table:table-cell>
          <table:table-cell office:value-type="float" office:value="0.848606815" calcext:value-type="float">
            <text:p>0.848606815</text:p>
          </table:table-cell>
          <table:table-cell office:value-type="float" office:value="1.90125379" calcext:value-type="float">
            <text:p>1.90125379</text:p>
          </table:table-cell>
          <table:table-cell office:value-type="float" office:value="1.55236719" calcext:value-type="float">
            <text:p>1.5523671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87.204979" calcext:value-type="float">
            <text:p>187.204979</text:p>
          </table:table-cell>
          <table:table-cell office:value-type="float" office:value="54.5511258" calcext:value-type="float">
            <text:p>54.5511258</text:p>
          </table:table-cell>
          <table:table-cell office:value-type="float" office:value="1.58336665" calcext:value-type="float">
            <text:p>1.58336665</text:p>
          </table:table-cell>
          <table:table-cell office:value-type="float" office:value="0.898481876" calcext:value-type="float">
            <text:p>0.898481876</text:p>
          </table:table-cell>
          <table:table-cell office:value-type="float" office:value="1.14619552" calcext:value-type="float">
            <text:p>1.14619552</text:p>
          </table:table-cell>
          <table:table-cell office:value-type="float" office:value="0.935864721" calcext:value-type="float">
            <text:p>0.9358647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87.704491" calcext:value-type="float">
            <text:p>187.704491</text:p>
          </table:table-cell>
          <table:table-cell office:value-type="float" office:value="55.1099449" calcext:value-type="float">
            <text:p>55.1099449</text:p>
          </table:table-cell>
          <table:table-cell office:value-type="float" office:value="1.5561199" calcext:value-type="float">
            <text:p>1.5561199</text:p>
          </table:table-cell>
          <table:table-cell office:value-type="float" office:value="0.843906349" calcext:value-type="float">
            <text:p>0.843906349</text:p>
          </table:table-cell>
          <table:table-cell office:value-type="float" office:value="1.050598723" calcext:value-type="float">
            <text:p>1.050598723</text:p>
          </table:table-cell>
          <table:table-cell office:value-type="float" office:value="0.857810294" calcext:value-type="float">
            <text:p>0.85781029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87.845658" calcext:value-type="float">
            <text:p>187.845658</text:p>
          </table:table-cell>
          <table:table-cell office:value-type="float" office:value="55.1247775" calcext:value-type="float">
            <text:p>55.1247775</text:p>
          </table:table-cell>
          <table:table-cell office:value-type="float" office:value="1.51304636" calcext:value-type="float">
            <text:p>1.51304636</text:p>
          </table:table-cell>
          <table:table-cell office:value-type="float" office:value="0.846317086" calcext:value-type="float">
            <text:p>0.846317086</text:p>
          </table:table-cell>
          <table:table-cell office:value-type="float" office:value="1.215092509" calcext:value-type="float">
            <text:p>1.215092509</text:p>
          </table:table-cell>
          <table:table-cell office:value-type="float" office:value="0.992118899" calcext:value-type="float">
            <text:p>0.99211889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87.858074" calcext:value-type="float">
            <text:p>187.858074</text:p>
          </table:table-cell>
          <table:table-cell office:value-type="float" office:value="55.589169" calcext:value-type="float">
            <text:p>55.589169</text:p>
          </table:table-cell>
          <table:table-cell office:value-type="float" office:value="1.50453101" calcext:value-type="float">
            <text:p>1.50453101</text:p>
          </table:table-cell>
          <table:table-cell office:value-type="float" office:value="0.841829402" calcext:value-type="float">
            <text:p>0.841829402</text:p>
          </table:table-cell>
          <table:table-cell office:value-type="float" office:value="0.915919655" calcext:value-type="float">
            <text:p>0.915919655</text:p>
          </table:table-cell>
          <table:table-cell office:value-type="float" office:value="0.747845269" calcext:value-type="float">
            <text:p>0.74784526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87.75815" calcext:value-type="float">
            <text:p>187.75815</text:p>
          </table:table-cell>
          <table:table-cell office:value-type="float" office:value="55.6432607" calcext:value-type="float">
            <text:p>55.6432607</text:p>
          </table:table-cell>
          <table:table-cell office:value-type="float" office:value="1.59632826" calcext:value-type="float">
            <text:p>1.59632826</text:p>
          </table:table-cell>
          <table:table-cell office:value-type="float" office:value="0.834235949" calcext:value-type="float">
            <text:p>0.834235949</text:p>
          </table:table-cell>
          <table:table-cell office:value-type="float" office:value="0.721032284" calcext:value-type="float">
            <text:p>0.721032284</text:p>
          </table:table-cell>
          <table:table-cell office:value-type="float" office:value="0.588720412" calcext:value-type="float">
            <text:p>0.58872041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87.853696" calcext:value-type="float">
            <text:p>187.853696</text:p>
          </table:table-cell>
          <table:table-cell office:value-type="float" office:value="55.958619" calcext:value-type="float">
            <text:p>55.958619</text:p>
          </table:table-cell>
          <table:table-cell office:value-type="float" office:value="1.53819251" calcext:value-type="float">
            <text:p>1.53819251</text:p>
          </table:table-cell>
          <table:table-cell office:value-type="float" office:value="0.83158529" calcext:value-type="float">
            <text:p>0.83158529</text:p>
          </table:table-cell>
          <table:table-cell office:value-type="float" office:value="1.068347295" calcext:value-type="float">
            <text:p>1.068347295</text:p>
          </table:table-cell>
          <table:table-cell office:value-type="float" office:value="0.872301892" calcext:value-type="float">
            <text:p>0.8723018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87.264887" calcext:value-type="float">
            <text:p>187.264887</text:p>
          </table:table-cell>
          <table:table-cell office:value-type="float" office:value="55.97658" calcext:value-type="float">
            <text:p>55.97658</text:p>
          </table:table-cell>
          <table:table-cell office:value-type="float" office:value="1.51241835" calcext:value-type="float">
            <text:p>1.51241835</text:p>
          </table:table-cell>
          <table:table-cell office:value-type="float" office:value="0.797912415" calcext:value-type="float">
            <text:p>0.797912415</text:p>
          </table:table-cell>
          <table:table-cell office:value-type="float" office:value="1.31106038" calcext:value-type="float">
            <text:p>1.31106038</text:p>
          </table:table-cell>
          <table:table-cell office:value-type="float" office:value="1.070476324" calcext:value-type="float">
            <text:p>1.07047632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87.2259685" calcext:value-type="float">
            <text:p>187.2259685</text:p>
          </table:table-cell>
          <table:table-cell office:value-type="float" office:value="56.1942375" calcext:value-type="float">
            <text:p>56.1942375</text:p>
          </table:table-cell>
          <table:table-cell office:value-type="float" office:value="1.58080058" calcext:value-type="float">
            <text:p>1.58080058</text:p>
          </table:table-cell>
          <table:table-cell office:value-type="float" office:value="0.82470813" calcext:value-type="float">
            <text:p>0.82470813</text:p>
          </table:table-cell>
          <table:table-cell office:value-type="float" office:value="1.217828764" calcext:value-type="float">
            <text:p>1.217828764</text:p>
          </table:table-cell>
          <table:table-cell office:value-type="float" office:value="0.994353028" calcext:value-type="float">
            <text:p>0.99435302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87.0951095" calcext:value-type="float">
            <text:p>187.0951095</text:p>
          </table:table-cell>
          <table:table-cell office:value-type="float" office:value="56.4531245" calcext:value-type="float">
            <text:p>56.4531245</text:p>
          </table:table-cell>
          <table:table-cell office:value-type="float" office:value="1.55244114" calcext:value-type="float">
            <text:p>1.55244114</text:p>
          </table:table-cell>
          <table:table-cell office:value-type="float" office:value="0.818680544" calcext:value-type="float">
            <text:p>0.818680544</text:p>
          </table:table-cell>
          <table:table-cell office:value-type="float" office:value="1.682545301" calcext:value-type="float">
            <text:p>1.682545301</text:p>
          </table:table-cell>
          <table:table-cell office:value-type="float" office:value="1.373792498" calcext:value-type="float">
            <text:p>1.37379249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86.983127" calcext:value-type="float">
            <text:p>186.983127</text:p>
          </table:table-cell>
          <table:table-cell office:value-type="float" office:value="56.5924605" calcext:value-type="float">
            <text:p>56.5924605</text:p>
          </table:table-cell>
          <table:table-cell office:value-type="float" office:value="1.58208558" calcext:value-type="float">
            <text:p>1.58208558</text:p>
          </table:table-cell>
          <table:table-cell office:value-type="float" office:value="0.845331183" calcext:value-type="float">
            <text:p>0.845331183</text:p>
          </table:table-cell>
          <table:table-cell office:value-type="float" office:value="1.010402322" calcext:value-type="float">
            <text:p>1.010402322</text:p>
          </table:table-cell>
          <table:table-cell office:value-type="float" office:value="0.824990022" calcext:value-type="float">
            <text:p>0.8249900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6.73417" calcext:value-type="float">
            <text:p>186.73417</text:p>
          </table:table-cell>
          <table:table-cell office:value-type="float" office:value="56.8428326" calcext:value-type="float">
            <text:p>56.8428326</text:p>
          </table:table-cell>
          <table:table-cell office:value-type="float" office:value="1.56093673" calcext:value-type="float">
            <text:p>1.56093673</text:p>
          </table:table-cell>
          <table:table-cell office:value-type="float" office:value="0.799301051" calcext:value-type="float">
            <text:p>0.799301051</text:p>
          </table:table-cell>
          <table:table-cell office:value-type="float" office:value="1.49256645" calcext:value-type="float">
            <text:p>1.49256645</text:p>
          </table:table-cell>
          <table:table-cell office:value-type="float" office:value="1.218675404" calcext:value-type="float">
            <text:p>1.21867540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86.770585" calcext:value-type="float">
            <text:p>186.770585</text:p>
          </table:table-cell>
          <table:table-cell office:value-type="float" office:value="56.8636194" calcext:value-type="float">
            <text:p>56.8636194</text:p>
          </table:table-cell>
          <table:table-cell office:value-type="float" office:value="1.54241722" calcext:value-type="float">
            <text:p>1.54241722</text:p>
          </table:table-cell>
          <table:table-cell office:value-type="float" office:value="0.731221502" calcext:value-type="float">
            <text:p>0.731221502</text:p>
          </table:table-cell>
          <table:table-cell office:value-type="float" office:value="0.981202773" calcext:value-type="float">
            <text:p>0.981202773</text:p>
          </table:table-cell>
          <table:table-cell office:value-type="float" office:value="0.801148709" calcext:value-type="float">
            <text:p>0.80114870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86.964205" calcext:value-type="float">
            <text:p>186.964205</text:p>
          </table:table-cell>
          <table:table-cell office:value-type="float" office:value="56.6876414" calcext:value-type="float">
            <text:p>56.6876414</text:p>
          </table:table-cell>
          <table:table-cell office:value-type="float" office:value="1.51066241" calcext:value-type="float">
            <text:p>1.51066241</text:p>
          </table:table-cell>
          <table:table-cell office:value-type="float" office:value="0.736933072" calcext:value-type="float">
            <text:p>0.736933072</text:p>
          </table:table-cell>
          <table:table-cell office:value-type="float" office:value="1.2775614" calcext:value-type="float">
            <text:p>1.2775614</text:p>
          </table:table-cell>
          <table:table-cell office:value-type="float" office:value="1.043124493" calcext:value-type="float">
            <text:p>1.04312449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86.292415" calcext:value-type="float">
            <text:p>186.292415</text:p>
          </table:table-cell>
          <table:table-cell office:value-type="float" office:value="56.76288" calcext:value-type="float">
            <text:p>56.76288</text:p>
          </table:table-cell>
          <table:table-cell office:value-type="float" office:value="1.507544904" calcext:value-type="float">
            <text:p>1.507544904</text:p>
          </table:table-cell>
          <table:table-cell office:value-type="float" office:value="0.741471063" calcext:value-type="float">
            <text:p>0.741471063</text:p>
          </table:table-cell>
          <table:table-cell office:value-type="float" office:value="1.535140904" calcext:value-type="float">
            <text:p>1.535140904</text:p>
          </table:table-cell>
          <table:table-cell office:value-type="float" office:value="1.253437323" calcext:value-type="float">
            <text:p>1.25343732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86.356855" calcext:value-type="float">
            <text:p>186.356855</text:p>
          </table:table-cell>
          <table:table-cell office:value-type="float" office:value="56.4109584" calcext:value-type="float">
            <text:p>56.4109584</text:p>
          </table:table-cell>
          <table:table-cell office:value-type="float" office:value="1.522421587" calcext:value-type="float">
            <text:p>1.522421587</text:p>
          </table:table-cell>
          <table:table-cell office:value-type="float" office:value="0.745673121" calcext:value-type="float">
            <text:p>0.745673121</text:p>
          </table:table-cell>
          <table:table-cell office:value-type="float" office:value="2.149549273" calcext:value-type="float">
            <text:p>2.149549273</text:p>
          </table:table-cell>
          <table:table-cell office:value-type="float" office:value="1.755099626" calcext:value-type="float">
            <text:p>1.75509962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86.033832" calcext:value-type="float">
            <text:p>186.033832</text:p>
          </table:table-cell>
          <table:table-cell office:value-type="float" office:value="56.4094435" calcext:value-type="float">
            <text:p>56.4094435</text:p>
          </table:table-cell>
          <table:table-cell office:value-type="float" office:value="1.531868317" calcext:value-type="float">
            <text:p>1.531868317</text:p>
          </table:table-cell>
          <table:table-cell office:value-type="float" office:value="0.73953895" calcext:value-type="float">
            <text:p>0.73953895</text:p>
          </table:table-cell>
          <table:table-cell office:value-type="float" office:value="1.15399304" calcext:value-type="float">
            <text:p>1.15399304</text:p>
          </table:table-cell>
          <table:table-cell office:value-type="float" office:value="0.942231356" calcext:value-type="float">
            <text:p>0.9422313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86.638797" calcext:value-type="float">
            <text:p>186.638797</text:p>
          </table:table-cell>
          <table:table-cell office:value-type="float" office:value="56.3316882" calcext:value-type="float">
            <text:p>56.3316882</text:p>
          </table:table-cell>
          <table:table-cell office:value-type="float" office:value="1.51459842" calcext:value-type="float">
            <text:p>1.51459842</text:p>
          </table:table-cell>
          <table:table-cell office:value-type="float" office:value="0.70870498" calcext:value-type="float">
            <text:p>0.70870498</text:p>
          </table:table-cell>
          <table:table-cell office:value-type="float" office:value="2.16484399" calcext:value-type="float">
            <text:p>2.16484399</text:p>
          </table:table-cell>
          <table:table-cell office:value-type="float" office:value="1.76758773" calcext:value-type="float">
            <text:p>1.7675877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6.5658255" calcext:value-type="float">
            <text:p>186.5658255</text:p>
          </table:table-cell>
          <table:table-cell office:value-type="float" office:value="56.2776049" calcext:value-type="float">
            <text:p>56.2776049</text:p>
          </table:table-cell>
          <table:table-cell office:value-type="float" office:value="1.56000496" calcext:value-type="float">
            <text:p>1.56000496</text:p>
          </table:table-cell>
          <table:table-cell office:value-type="float" office:value="0.714692261" calcext:value-type="float">
            <text:p>0.714692261</text:p>
          </table:table-cell>
          <table:table-cell office:value-type="float" office:value="1.47998023" calcext:value-type="float">
            <text:p>1.47998023</text:p>
          </table:table-cell>
          <table:table-cell office:value-type="float" office:value="1.2083988" calcext:value-type="float">
            <text:p>1.208398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87.0514905" calcext:value-type="float">
            <text:p>187.0514905</text:p>
          </table:table-cell>
          <table:table-cell office:value-type="float" office:value="56.4167328" calcext:value-type="float">
            <text:p>56.4167328</text:p>
          </table:table-cell>
          <table:table-cell office:value-type="float" office:value="1.471997537" calcext:value-type="float">
            <text:p>1.471997537</text:p>
          </table:table-cell>
          <table:table-cell office:value-type="float" office:value="0.711395487" calcext:value-type="float">
            <text:p>0.711395487</text:p>
          </table:table-cell>
          <table:table-cell office:value-type="float" office:value="1.96349246" calcext:value-type="float">
            <text:p>1.96349246</text:p>
          </table:table-cell>
          <table:table-cell office:value-type="float" office:value="1.60318489" calcext:value-type="float">
            <text:p>1.6031848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87.4013905" calcext:value-type="float">
            <text:p>187.4013905</text:p>
          </table:table-cell>
          <table:table-cell office:value-type="float" office:value="56.5951428" calcext:value-type="float">
            <text:p>56.5951428</text:p>
          </table:table-cell>
          <table:table-cell office:value-type="float" office:value="1.428757927" calcext:value-type="float">
            <text:p>1.428757927</text:p>
          </table:table-cell>
          <table:table-cell office:value-type="float" office:value="0.758397959" calcext:value-type="float">
            <text:p>0.758397959</text:p>
          </table:table-cell>
          <table:table-cell office:value-type="float" office:value="1.55486306" calcext:value-type="float">
            <text:p>1.55486306</text:p>
          </table:table-cell>
          <table:table-cell office:value-type="float" office:value="1.26954037" calcext:value-type="float">
            <text:p>1.2695403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88.0868355" calcext:value-type="float">
            <text:p>188.0868355</text:p>
          </table:table-cell>
          <table:table-cell office:value-type="float" office:value="56.8159656" calcext:value-type="float">
            <text:p>56.8159656</text:p>
          </table:table-cell>
          <table:table-cell office:value-type="float" office:value="1.45558106" calcext:value-type="float">
            <text:p>1.45558106</text:p>
          </table:table-cell>
          <table:table-cell office:value-type="float" office:value="0.800583492" calcext:value-type="float">
            <text:p>0.800583492</text:p>
          </table:table-cell>
          <table:table-cell office:value-type="float" office:value="1.226013987" calcext:value-type="float">
            <text:p>1.226013987</text:p>
          </table:table-cell>
          <table:table-cell office:value-type="float" office:value="1.001036239" calcext:value-type="float">
            <text:p>1.00103623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89.14471" calcext:value-type="float">
            <text:p>189.14471</text:p>
          </table:table-cell>
          <table:table-cell office:value-type="float" office:value="57.1869009" calcext:value-type="float">
            <text:p>57.1869009</text:p>
          </table:table-cell>
          <table:table-cell office:value-type="float" office:value="1.46361515" calcext:value-type="float">
            <text:p>1.46361515</text:p>
          </table:table-cell>
          <table:table-cell office:value-type="float" office:value="0.843510226" calcext:value-type="float">
            <text:p>0.843510226</text:p>
          </table:table-cell>
          <table:table-cell office:value-type="float" office:value="1.58469716" calcext:value-type="float">
            <text:p>1.58469716</text:p>
          </table:table-cell>
          <table:table-cell office:value-type="float" office:value="1.29389982" calcext:value-type="float">
            <text:p>1.2938998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89.593259" calcext:value-type="float">
            <text:p>189.593259</text:p>
          </table:table-cell>
          <table:table-cell office:value-type="float" office:value="57.4981486" calcext:value-type="float">
            <text:p>57.4981486</text:p>
          </table:table-cell>
          <table:table-cell office:value-type="float" office:value="1.540790084" calcext:value-type="float">
            <text:p>1.540790084</text:p>
          </table:table-cell>
          <table:table-cell office:value-type="float" office:value="0.863459988" calcext:value-type="float">
            <text:p>0.863459988</text:p>
          </table:table-cell>
          <table:table-cell office:value-type="float" office:value="1.167947859" calcext:value-type="float">
            <text:p>1.167947859</text:p>
          </table:table-cell>
          <table:table-cell office:value-type="float" office:value="0.95362541" calcext:value-type="float">
            <text:p>0.9536254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90.649413" calcext:value-type="float">
            <text:p>190.649413</text:p>
          </table:table-cell>
          <table:table-cell office:value-type="float" office:value="57.8372493" calcext:value-type="float">
            <text:p>57.8372493</text:p>
          </table:table-cell>
          <table:table-cell office:value-type="float" office:value="1.570323684" calcext:value-type="float">
            <text:p>1.570323684</text:p>
          </table:table-cell>
          <table:table-cell office:value-type="float" office:value="0.832277599" calcext:value-type="float">
            <text:p>0.832277599</text:p>
          </table:table-cell>
          <table:table-cell office:value-type="float" office:value="0.841574573" calcext:value-type="float">
            <text:p>0.841574573</text:p>
          </table:table-cell>
          <table:table-cell office:value-type="float" office:value="0.687142749" calcext:value-type="float">
            <text:p>0.68714274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90.693512" calcext:value-type="float">
            <text:p>190.693512</text:p>
          </table:table-cell>
          <table:table-cell office:value-type="float" office:value="57.9464418" calcext:value-type="float">
            <text:p>57.9464418</text:p>
          </table:table-cell>
          <table:table-cell office:value-type="float" office:value="1.56038881" calcext:value-type="float">
            <text:p>1.56038881</text:p>
          </table:table-cell>
          <table:table-cell office:value-type="float" office:value="0.844690984" calcext:value-type="float">
            <text:p>0.844690984</text:p>
          </table:table-cell>
          <table:table-cell office:value-type="float" office:value="1.269782152" calcext:value-type="float">
            <text:p>1.269782152</text:p>
          </table:table-cell>
          <table:table-cell office:value-type="float" office:value="1.036772811" calcext:value-type="float">
            <text:p>1.0367728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91.617638" calcext:value-type="float">
            <text:p>191.617638</text:p>
          </table:table-cell>
          <table:table-cell office:value-type="float" office:value="58.2322653" calcext:value-type="float">
            <text:p>58.2322653</text:p>
          </table:table-cell>
          <table:table-cell office:value-type="float" office:value="1.570213857" calcext:value-type="float">
            <text:p>1.570213857</text:p>
          </table:table-cell>
          <table:table-cell office:value-type="float" office:value="0.844344253" calcext:value-type="float">
            <text:p>0.844344253</text:p>
          </table:table-cell>
          <table:table-cell office:value-type="float" office:value="0.773110543" calcext:value-type="float">
            <text:p>0.773110543</text:p>
          </table:table-cell>
          <table:table-cell office:value-type="float" office:value="0.631242112" calcext:value-type="float">
            <text:p>0.6312421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91.585189" calcext:value-type="float">
            <text:p>191.585189</text:p>
          </table:table-cell>
          <table:table-cell office:value-type="float" office:value="58.1568791" calcext:value-type="float">
            <text:p>58.1568791</text:p>
          </table:table-cell>
          <table:table-cell office:value-type="float" office:value="1.577782124" calcext:value-type="float">
            <text:p>1.577782124</text:p>
          </table:table-cell>
          <table:table-cell office:value-type="float" office:value="0.866618833" calcext:value-type="float">
            <text:p>0.866618833</text:p>
          </table:table-cell>
          <table:table-cell office:value-type="float" office:value="0.905839902" calcext:value-type="float">
            <text:p>0.905839902</text:p>
          </table:table-cell>
          <table:table-cell office:value-type="float" office:value="0.7396152" calcext:value-type="float">
            <text:p>0.739615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91.579232" calcext:value-type="float">
            <text:p>191.579232</text:p>
          </table:table-cell>
          <table:table-cell office:value-type="float" office:value="58.6770344" calcext:value-type="float">
            <text:p>58.6770344</text:p>
          </table:table-cell>
          <table:table-cell office:value-type="float" office:value="1.598688516" calcext:value-type="float">
            <text:p>1.598688516</text:p>
          </table:table-cell>
          <table:table-cell office:value-type="float" office:value="0.853670432" calcext:value-type="float">
            <text:p>0.853670432</text:p>
          </table:table-cell>
          <table:table-cell office:value-type="float" office:value="1.246689079" calcext:value-type="float">
            <text:p>1.246689079</text:p>
          </table:table-cell>
          <table:table-cell office:value-type="float" office:value="1.017917354" calcext:value-type="float">
            <text:p>1.01791735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1.363662" calcext:value-type="float">
            <text:p>191.363662</text:p>
          </table:table-cell>
          <table:table-cell office:value-type="float" office:value="58.6229053" calcext:value-type="float">
            <text:p>58.6229053</text:p>
          </table:table-cell>
          <table:table-cell office:value-type="float" office:value="1.61129352" calcext:value-type="float">
            <text:p>1.61129352</text:p>
          </table:table-cell>
          <table:table-cell office:value-type="float" office:value="0.866529295" calcext:value-type="float">
            <text:p>0.866529295</text:p>
          </table:table-cell>
          <table:table-cell office:value-type="float" office:value="1.074197017" calcext:value-type="float">
            <text:p>1.074197017</text:p>
          </table:table-cell>
          <table:table-cell office:value-type="float" office:value="0.877078163" calcext:value-type="float">
            <text:p>0.8770781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.86587" calcext:value-type="float">
            <text:p>190.86587</text:p>
          </table:table-cell>
          <table:table-cell office:value-type="float" office:value="58.9896389" calcext:value-type="float">
            <text:p>58.9896389</text:p>
          </table:table-cell>
          <table:table-cell office:value-type="float" office:value="1.622965246" calcext:value-type="float">
            <text:p>1.622965246</text:p>
          </table:table-cell>
          <table:table-cell office:value-type="float" office:value="0.851406865" calcext:value-type="float">
            <text:p>0.851406865</text:p>
          </table:table-cell>
          <table:table-cell office:value-type="float" office:value="1.2991215391" calcext:value-type="float">
            <text:p>1.2991215391</text:p>
          </table:table-cell>
          <table:table-cell office:value-type="float" office:value="1.0607282726" calcext:value-type="float">
            <text:p>1.060728272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90.046038" calcext:value-type="float">
            <text:p>190.046038</text:p>
          </table:table-cell>
          <table:table-cell office:value-type="float" office:value="58.731102" calcext:value-type="float">
            <text:p>58.731102</text:p>
          </table:table-cell>
          <table:table-cell office:value-type="float" office:value="1.603256603" calcext:value-type="float">
            <text:p>1.603256603</text:p>
          </table:table-cell>
          <table:table-cell office:value-type="float" office:value="0.825855228" calcext:value-type="float">
            <text:p>0.825855228</text:p>
          </table:table-cell>
          <table:table-cell office:value-type="float" office:value="1.1837835" calcext:value-type="float">
            <text:p>1.1837835</text:p>
          </table:table-cell>
          <table:table-cell office:value-type="float" office:value="0.966555224" calcext:value-type="float">
            <text:p>0.96655522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89.544991" calcext:value-type="float">
            <text:p>189.544991</text:p>
          </table:table-cell>
          <table:table-cell office:value-type="float" office:value="59.082604" calcext:value-type="float">
            <text:p>59.082604</text:p>
          </table:table-cell>
          <table:table-cell office:value-type="float" office:value="1.618513" calcext:value-type="float">
            <text:p>1.618513</text:p>
          </table:table-cell>
          <table:table-cell office:value-type="float" office:value="0.831704465" calcext:value-type="float">
            <text:p>0.831704465</text:p>
          </table:table-cell>
          <table:table-cell office:value-type="float" office:value="1.182304808" calcext:value-type="float">
            <text:p>1.182304808</text:p>
          </table:table-cell>
          <table:table-cell office:value-type="float" office:value="0.965347842" calcext:value-type="float">
            <text:p>0.96534784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89.130396" calcext:value-type="float">
            <text:p>189.130396</text:p>
          </table:table-cell>
          <table:table-cell office:value-type="float" office:value="59.0194682" calcext:value-type="float">
            <text:p>59.0194682</text:p>
          </table:table-cell>
          <table:table-cell office:value-type="float" office:value="1.68600557" calcext:value-type="float">
            <text:p>1.68600557</text:p>
          </table:table-cell>
          <table:table-cell office:value-type="float" office:value="0.868854733" calcext:value-type="float">
            <text:p>0.868854733</text:p>
          </table:table-cell>
          <table:table-cell office:value-type="float" office:value="0.95077677" calcext:value-type="float">
            <text:p>0.95077677</text:p>
          </table:table-cell>
          <table:table-cell office:value-type="float" office:value="0.77630597" calcext:value-type="float">
            <text:p>0.7763059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88.4821924" calcext:value-type="float">
            <text:p>188.4821924</text:p>
          </table:table-cell>
          <table:table-cell office:value-type="float" office:value="59.0881403" calcext:value-type="float">
            <text:p>59.0881403</text:p>
          </table:table-cell>
          <table:table-cell office:value-type="float" office:value="1.58444477" calcext:value-type="float">
            <text:p>1.58444477</text:p>
          </table:table-cell>
          <table:table-cell office:value-type="float" office:value="0.816871241" calcext:value-type="float">
            <text:p>0.816871241</text:p>
          </table:table-cell>
          <table:table-cell office:value-type="float" office:value="1.633257285" calcext:value-type="float">
            <text:p>1.633257285</text:p>
          </table:table-cell>
          <table:table-cell office:value-type="float" office:value="1.333549067" calcext:value-type="float">
            <text:p>1.33354906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87.7263884" calcext:value-type="float">
            <text:p>187.7263884</text:p>
          </table:table-cell>
          <table:table-cell office:value-type="float" office:value="58.7510772" calcext:value-type="float">
            <text:p>58.7510772</text:p>
          </table:table-cell>
          <table:table-cell office:value-type="float" office:value="1.61352559" calcext:value-type="float">
            <text:p>1.61352559</text:p>
          </table:table-cell>
          <table:table-cell office:value-type="float" office:value="0.867547836" calcext:value-type="float">
            <text:p>0.867547836</text:p>
          </table:table-cell>
          <table:table-cell office:value-type="float" office:value="1.233417138" calcext:value-type="float">
            <text:p>1.233417138</text:p>
          </table:table-cell>
          <table:table-cell office:value-type="float" office:value="1.007080857" calcext:value-type="float">
            <text:p>1.00708085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85.54678" calcext:value-type="float">
            <text:p>185.54678</text:p>
          </table:table-cell>
          <table:table-cell office:value-type="float" office:value="57.5646581" calcext:value-type="float">
            <text:p>57.5646581</text:p>
          </table:table-cell>
          <table:table-cell office:value-type="float" office:value="1.645786257" calcext:value-type="float">
            <text:p>1.645786257</text:p>
          </table:table-cell>
          <table:table-cell office:value-type="float" office:value="0.869923232" calcext:value-type="float">
            <text:p>0.869923232</text:p>
          </table:table-cell>
          <table:table-cell office:value-type="float" office:value="2.99240196" calcext:value-type="float">
            <text:p>2.99240196</text:p>
          </table:table-cell>
          <table:table-cell office:value-type="float" office:value="2.443285964" calcext:value-type="float">
            <text:p>2.44328596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84.770519" calcext:value-type="float">
            <text:p>184.770519</text:p>
          </table:table-cell>
          <table:table-cell office:value-type="float" office:value="57.0853797" calcext:value-type="float">
            <text:p>57.0853797</text:p>
          </table:table-cell>
          <table:table-cell office:value-type="float" office:value="1.641946437" calcext:value-type="float">
            <text:p>1.641946437</text:p>
          </table:table-cell>
          <table:table-cell office:value-type="float" office:value="0.876591468" calcext:value-type="float">
            <text:p>0.876591468</text:p>
          </table:table-cell>
          <table:table-cell office:value-type="float" office:value="1.45907895" calcext:value-type="float">
            <text:p>1.45907895</text:p>
          </table:table-cell>
          <table:table-cell office:value-type="float" office:value="1.191333005" calcext:value-type="float">
            <text:p>1.1913330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84.281397" calcext:value-type="float">
            <text:p>184.281397</text:p>
          </table:table-cell>
          <table:table-cell office:value-type="float" office:value="56.6239519" calcext:value-type="float">
            <text:p>56.6239519</text:p>
          </table:table-cell>
          <table:table-cell office:value-type="float" office:value="1.610076161" calcext:value-type="float">
            <text:p>1.610076161</text:p>
          </table:table-cell>
          <table:table-cell office:value-type="float" office:value="0.878329399" calcext:value-type="float">
            <text:p>0.878329399</text:p>
          </table:table-cell>
          <table:table-cell office:value-type="float" office:value="2.27137696" calcext:value-type="float">
            <text:p>2.27137696</text:p>
          </table:table-cell>
          <table:table-cell office:value-type="float" office:value="1.8545716" calcext:value-type="float">
            <text:p>1.8545716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83.506635" calcext:value-type="float">
            <text:p>183.506635</text:p>
          </table:table-cell>
          <table:table-cell office:value-type="float" office:value="56.3575094" calcext:value-type="float">
            <text:p>56.3575094</text:p>
          </table:table-cell>
          <table:table-cell office:value-type="float" office:value="1.61704088" calcext:value-type="float">
            <text:p>1.61704088</text:p>
          </table:table-cell>
          <table:table-cell office:value-type="float" office:value="0.866999835" calcext:value-type="float">
            <text:p>0.866999835</text:p>
          </table:table-cell>
          <table:table-cell office:value-type="float" office:value="1.43455038" calcext:value-type="float">
            <text:p>1.43455038</text:p>
          </table:table-cell>
          <table:table-cell office:value-type="float" office:value="1.17130552" calcext:value-type="float">
            <text:p>1.1713055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83.5597364" calcext:value-type="float">
            <text:p>183.5597364</text:p>
          </table:table-cell>
          <table:table-cell office:value-type="float" office:value="56.1002673" calcext:value-type="float">
            <text:p>56.1002673</text:p>
          </table:table-cell>
          <table:table-cell office:value-type="float" office:value="1.70740245" calcext:value-type="float">
            <text:p>1.70740245</text:p>
          </table:table-cell>
          <table:table-cell office:value-type="float" office:value="0.923541893" calcext:value-type="float">
            <text:p>0.923541893</text:p>
          </table:table-cell>
          <table:table-cell office:value-type="float" office:value="2.97728012" calcext:value-type="float">
            <text:p>2.97728012</text:p>
          </table:table-cell>
          <table:table-cell office:value-type="float" office:value="2.43093899" calcext:value-type="float">
            <text:p>2.43093899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83.4244464" calcext:value-type="float">
            <text:p>183.4244464</text:p>
          </table:table-cell>
          <table:table-cell office:value-type="float" office:value="56.1158866" calcext:value-type="float">
            <text:p>56.1158866</text:p>
          </table:table-cell>
          <table:table-cell office:value-type="float" office:value="1.71223776" calcext:value-type="float">
            <text:p>1.71223776</text:p>
          </table:table-cell>
          <table:table-cell office:value-type="float" office:value="0.892156168" calcext:value-type="float">
            <text:p>0.892156168</text:p>
          </table:table-cell>
          <table:table-cell office:value-type="float" office:value="1.57393052" calcext:value-type="float">
            <text:p>1.57393052</text:p>
          </table:table-cell>
          <table:table-cell office:value-type="float" office:value="1.28510893" calcext:value-type="float">
            <text:p>1.2851089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83.421257" calcext:value-type="float">
            <text:p>183.421257</text:p>
          </table:table-cell>
          <table:table-cell office:value-type="float" office:value="56.2917059" calcext:value-type="float">
            <text:p>56.2917059</text:p>
          </table:table-cell>
          <table:table-cell office:value-type="float" office:value="1.73350449" calcext:value-type="float">
            <text:p>1.73350449</text:p>
          </table:table-cell>
          <table:table-cell office:value-type="float" office:value="0.897380293" calcext:value-type="float">
            <text:p>0.897380293</text:p>
          </table:table-cell>
          <table:table-cell office:value-type="float" office:value="2.30106789" calcext:value-type="float">
            <text:p>2.30106789</text:p>
          </table:table-cell>
          <table:table-cell office:value-type="float" office:value="1.8788141" calcext:value-type="float">
            <text:p>1.87881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83.81017" calcext:value-type="float">
            <text:p>183.81017</text:p>
          </table:table-cell>
          <table:table-cell office:value-type="float" office:value="56.5521099" calcext:value-type="float">
            <text:p>56.5521099</text:p>
          </table:table-cell>
          <table:table-cell office:value-type="float" office:value="1.74912885" calcext:value-type="float">
            <text:p>1.74912885</text:p>
          </table:table-cell>
          <table:table-cell office:value-type="float" office:value="0.866768687" calcext:value-type="float">
            <text:p>0.866768687</text:p>
          </table:table-cell>
          <table:table-cell office:value-type="float" office:value="1.263360107" calcext:value-type="float">
            <text:p>1.263360107</text:p>
          </table:table-cell>
          <table:table-cell office:value-type="float" office:value="1.031529212" calcext:value-type="float">
            <text:p>1.03152921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83.960576" calcext:value-type="float">
            <text:p>183.960576</text:p>
          </table:table-cell>
          <table:table-cell office:value-type="float" office:value="57.0185053" calcext:value-type="float">
            <text:p>57.0185053</text:p>
          </table:table-cell>
          <table:table-cell office:value-type="float" office:value="1.704841246" calcext:value-type="float">
            <text:p>1.704841246</text:p>
          </table:table-cell>
          <table:table-cell office:value-type="float" office:value="0.837140202" calcext:value-type="float">
            <text:p>0.837140202</text:p>
          </table:table-cell>
          <table:table-cell office:value-type="float" office:value="1.629335459" calcext:value-type="float">
            <text:p>1.629335459</text:p>
          </table:table-cell>
          <table:table-cell office:value-type="float" office:value="1.33034687" calcext:value-type="float">
            <text:p>1.3303468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84.0841855" calcext:value-type="float">
            <text:p>184.0841855</text:p>
          </table:table-cell>
          <table:table-cell office:value-type="float" office:value="56.9657143" calcext:value-type="float">
            <text:p>56.9657143</text:p>
          </table:table-cell>
          <table:table-cell office:value-type="float" office:value="1.721269726" calcext:value-type="float">
            <text:p>1.721269726</text:p>
          </table:table-cell>
          <table:table-cell office:value-type="float" office:value="0.827636556" calcext:value-type="float">
            <text:p>0.827636556</text:p>
          </table:table-cell>
          <table:table-cell office:value-type="float" office:value="0.35925624" calcext:value-type="float">
            <text:p>0.35925624</text:p>
          </table:table-cell>
          <table:table-cell office:value-type="float" office:value="0.29333149" calcext:value-type="float">
            <text:p>0.2933314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3.8305615" calcext:value-type="float">
            <text:p>183.8305615</text:p>
          </table:table-cell>
          <table:table-cell office:value-type="float" office:value="57.6626688" calcext:value-type="float">
            <text:p>57.6626688</text:p>
          </table:table-cell>
          <table:table-cell office:value-type="float" office:value="1.82058685" calcext:value-type="float">
            <text:p>1.82058685</text:p>
          </table:table-cell>
          <table:table-cell office:value-type="float" office:value="0.834109151" calcext:value-type="float">
            <text:p>0.834109151</text:p>
          </table:table-cell>
          <table:table-cell office:value-type="float" office:value="1.659847984" calcext:value-type="float">
            <text:p>1.659847984</text:p>
          </table:table-cell>
          <table:table-cell office:value-type="float" office:value="1.3552602" calcext:value-type="float">
            <text:p>1.355260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83.418551" calcext:value-type="float">
            <text:p>183.418551</text:p>
          </table:table-cell>
          <table:table-cell office:value-type="float" office:value="57.4209715" calcext:value-type="float">
            <text:p>57.4209715</text:p>
          </table:table-cell>
          <table:table-cell office:value-type="float" office:value="1.84175794" calcext:value-type="float">
            <text:p>1.84175794</text:p>
          </table:table-cell>
          <table:table-cell office:value-type="float" office:value="0.849820526" calcext:value-type="float">
            <text:p>0.849820526</text:p>
          </table:table-cell>
          <table:table-cell office:value-type="float" office:value="0.598804072" calcext:value-type="float">
            <text:p>0.598804072</text:p>
          </table:table-cell>
          <table:table-cell office:value-type="float" office:value="0.488921484" calcext:value-type="float">
            <text:p>0.48892148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82.901139" calcext:value-type="float">
            <text:p>182.901139</text:p>
          </table:table-cell>
          <table:table-cell office:value-type="float" office:value="57.9576292" calcext:value-type="float">
            <text:p>57.9576292</text:p>
          </table:table-cell>
          <table:table-cell office:value-type="float" office:value="1.82006124" calcext:value-type="float">
            <text:p>1.82006124</text:p>
          </table:table-cell>
          <table:table-cell office:value-type="float" office:value="0.873445421" calcext:value-type="float">
            <text:p>0.873445421</text:p>
          </table:table-cell>
          <table:table-cell office:value-type="float" office:value="1.501849406" calcext:value-type="float">
            <text:p>1.501849406</text:p>
          </table:table-cell>
          <table:table-cell office:value-type="float" office:value="1.226254912" calcext:value-type="float">
            <text:p>1.2262549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2.790463" calcext:value-type="float">
            <text:p>182.790463</text:p>
          </table:table-cell>
          <table:table-cell office:value-type="float" office:value="57.8660701" calcext:value-type="float">
            <text:p>57.8660701</text:p>
          </table:table-cell>
          <table:table-cell office:value-type="float" office:value="1.77961299" calcext:value-type="float">
            <text:p>1.77961299</text:p>
          </table:table-cell>
          <table:table-cell office:value-type="float" office:value="0.83081645" calcext:value-type="float">
            <text:p>0.83081645</text:p>
          </table:table-cell>
          <table:table-cell office:value-type="float" office:value="0.37674333" calcext:value-type="float">
            <text:p>0.37674333</text:p>
          </table:table-cell>
          <table:table-cell office:value-type="float" office:value="0.307609652" calcext:value-type="float">
            <text:p>0.3076096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82.9750404" calcext:value-type="float">
            <text:p>182.9750404</text:p>
          </table:table-cell>
          <table:table-cell office:value-type="float" office:value="58.0424979" calcext:value-type="float">
            <text:p>58.0424979</text:p>
          </table:table-cell>
          <table:table-cell office:value-type="float" office:value="1.75591152" calcext:value-type="float">
            <text:p>1.75591152</text:p>
          </table:table-cell>
          <table:table-cell office:value-type="float" office:value="0.84484803" calcext:value-type="float">
            <text:p>0.84484803</text:p>
          </table:table-cell>
          <table:table-cell office:value-type="float" office:value="1.970576304" calcext:value-type="float">
            <text:p>1.970576304</text:p>
          </table:table-cell>
          <table:table-cell office:value-type="float" office:value="1.608968811" calcext:value-type="float">
            <text:p>1.60896881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2.8350344" calcext:value-type="float">
            <text:p>182.8350344</text:p>
          </table:table-cell>
          <table:table-cell office:value-type="float" office:value="58.0826702" calcext:value-type="float">
            <text:p>58.0826702</text:p>
          </table:table-cell>
          <table:table-cell office:value-type="float" office:value="1.73624441" calcext:value-type="float">
            <text:p>1.73624441</text:p>
          </table:table-cell>
          <table:table-cell office:value-type="float" office:value="0.890728541" calcext:value-type="float">
            <text:p>0.890728541</text:p>
          </table:table-cell>
          <table:table-cell office:value-type="float" office:value="0.72806153" calcext:value-type="float">
            <text:p>0.72806153</text:p>
          </table:table-cell>
          <table:table-cell office:value-type="float" office:value="0.594459746" calcext:value-type="float">
            <text:p>0.5944597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83.648792" calcext:value-type="float">
            <text:p>183.648792</text:p>
          </table:table-cell>
          <table:table-cell office:value-type="float" office:value="58.1983012" calcext:value-type="float">
            <text:p>58.1983012</text:p>
          </table:table-cell>
          <table:table-cell office:value-type="float" office:value="1.72178911" calcext:value-type="float">
            <text:p>1.72178911</text:p>
          </table:table-cell>
          <table:table-cell office:value-type="float" office:value="0.907394814" calcext:value-type="float">
            <text:p>0.907394814</text:p>
          </table:table-cell>
          <table:table-cell office:value-type="float" office:value="1.6726638312" calcext:value-type="float">
            <text:p>1.6726638312</text:p>
          </table:table-cell>
          <table:table-cell office:value-type="float" office:value="1.3657243495" calcext:value-type="float">
            <text:p>1.365724349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83.360694" calcext:value-type="float">
            <text:p>183.360694</text:p>
          </table:table-cell>
          <table:table-cell office:value-type="float" office:value="58.3762306" calcext:value-type="float">
            <text:p>58.3762306</text:p>
          </table:table-cell>
          <table:table-cell office:value-type="float" office:value="1.7184438" calcext:value-type="float">
            <text:p>1.7184438</text:p>
          </table:table-cell>
          <table:table-cell office:value-type="float" office:value="0.912721354" calcext:value-type="float">
            <text:p>0.912721354</text:p>
          </table:table-cell>
          <table:table-cell office:value-type="float" office:value="0.758095947" calcext:value-type="float">
            <text:p>0.758095947</text:p>
          </table:table-cell>
          <table:table-cell office:value-type="float" office:value="0.618982737" calcext:value-type="float">
            <text:p>0.61898273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84.951526" calcext:value-type="float">
            <text:p>184.951526</text:p>
          </table:table-cell>
          <table:table-cell office:value-type="float" office:value="59.4063041" calcext:value-type="float">
            <text:p>59.4063041</text:p>
          </table:table-cell>
          <table:table-cell office:value-type="float" office:value="1.72056459" calcext:value-type="float">
            <text:p>1.72056459</text:p>
          </table:table-cell>
          <table:table-cell office:value-type="float" office:value="0.918556349" calcext:value-type="float">
            <text:p>0.918556349</text:p>
          </table:table-cell>
          <table:table-cell office:value-type="float" office:value="2.89072421" calcext:value-type="float">
            <text:p>2.89072421</text:p>
          </table:table-cell>
          <table:table-cell office:value-type="float" office:value="2.36026643" calcext:value-type="float">
            <text:p>2.3602664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84.787974" calcext:value-type="float">
            <text:p>184.787974</text:p>
          </table:table-cell>
          <table:table-cell office:value-type="float" office:value="59.6605992" calcext:value-type="float">
            <text:p>59.6605992</text:p>
          </table:table-cell>
          <table:table-cell office:value-type="float" office:value="1.70784299" calcext:value-type="float">
            <text:p>1.70784299</text:p>
          </table:table-cell>
          <table:table-cell office:value-type="float" office:value="0.922885293" calcext:value-type="float">
            <text:p>0.922885293</text:p>
          </table:table-cell>
          <table:table-cell office:value-type="float" office:value="0.617299154" calcext:value-type="float">
            <text:p>0.617299154</text:p>
          </table:table-cell>
          <table:table-cell office:value-type="float" office:value="0.504022638" calcext:value-type="float">
            <text:p>0.5040226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85.94698" calcext:value-type="float">
            <text:p>185.94698</text:p>
          </table:table-cell>
          <table:table-cell office:value-type="float" office:value="59.8581624" calcext:value-type="float">
            <text:p>59.8581624</text:p>
          </table:table-cell>
          <table:table-cell office:value-type="float" office:value="1.7071773" calcext:value-type="float">
            <text:p>1.7071773</text:p>
          </table:table-cell>
          <table:table-cell office:value-type="float" office:value="0.910911546" calcext:value-type="float">
            <text:p>0.910911546</text:p>
          </table:table-cell>
          <table:table-cell office:value-type="float" office:value="1.78275523" calcext:value-type="float">
            <text:p>1.78275523</text:p>
          </table:table-cell>
          <table:table-cell office:value-type="float" office:value="1.45561357" calcext:value-type="float">
            <text:p>1.4556135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86.385439" calcext:value-type="float">
            <text:p>186.385439</text:p>
          </table:table-cell>
          <table:table-cell office:value-type="float" office:value="59.6743285" calcext:value-type="float">
            <text:p>59.6743285</text:p>
          </table:table-cell>
          <table:table-cell office:value-type="float" office:value="1.6750745" calcext:value-type="float">
            <text:p>1.6750745</text:p>
          </table:table-cell>
          <table:table-cell office:value-type="float" office:value="0.885833017" calcext:value-type="float">
            <text:p>0.885833017</text:p>
          </table:table-cell>
          <table:table-cell office:value-type="float" office:value="1.485524" calcext:value-type="float">
            <text:p>1.485524</text:p>
          </table:table-cell>
          <table:table-cell office:value-type="float" office:value="1.2129253" calcext:value-type="float">
            <text:p>1.212925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87.965446" calcext:value-type="float">
            <text:p>187.965446</text:p>
          </table:table-cell>
          <table:table-cell office:value-type="float" office:value="59.8916492" calcext:value-type="float">
            <text:p>59.8916492</text:p>
          </table:table-cell>
          <table:table-cell office:value-type="float" office:value="1.60577381" calcext:value-type="float">
            <text:p>1.60577381</text:p>
          </table:table-cell>
          <table:table-cell office:value-type="float" office:value="0.859756752" calcext:value-type="float">
            <text:p>0.859756752</text:p>
          </table:table-cell>
          <table:table-cell office:value-type="float" office:value="1.7621279" calcext:value-type="float">
            <text:p>1.7621279</text:p>
          </table:table-cell>
          <table:table-cell office:value-type="float" office:value="1.438771365" calcext:value-type="float">
            <text:p>1.43877136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89.750841" calcext:value-type="float">
            <text:p>189.750841</text:p>
          </table:table-cell>
          <table:table-cell office:value-type="float" office:value="61.2196339" calcext:value-type="float">
            <text:p>61.2196339</text:p>
          </table:table-cell>
          <table:table-cell office:value-type="float" office:value="1.56798594" calcext:value-type="float">
            <text:p>1.56798594</text:p>
          </table:table-cell>
          <table:table-cell office:value-type="float" office:value="0.831598633" calcext:value-type="float">
            <text:p>0.831598633</text:p>
          </table:table-cell>
          <table:table-cell office:value-type="float" office:value="3.34684069" calcext:value-type="float">
            <text:p>3.34684069</text:p>
          </table:table-cell>
          <table:table-cell office:value-type="float" office:value="2.73268388" calcext:value-type="float">
            <text:p>2.732683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91.048486" calcext:value-type="float">
            <text:p>191.048486</text:p>
          </table:table-cell>
          <table:table-cell office:value-type="float" office:value="61.3651813" calcext:value-type="float">
            <text:p>61.3651813</text:p>
          </table:table-cell>
          <table:table-cell office:value-type="float" office:value="1.56238839" calcext:value-type="float">
            <text:p>1.56238839</text:p>
          </table:table-cell>
          <table:table-cell office:value-type="float" office:value="0.795257728" calcext:value-type="float">
            <text:p>0.795257728</text:p>
          </table:table-cell>
          <table:table-cell office:value-type="float" office:value="2.5300557" calcext:value-type="float">
            <text:p>2.5300557</text:p>
          </table:table-cell>
          <table:table-cell office:value-type="float" office:value="2.065781865" calcext:value-type="float">
            <text:p>2.0657818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92.157035" calcext:value-type="float">
            <text:p>192.157035</text:p>
          </table:table-cell>
          <table:table-cell office:value-type="float" office:value="61.6223197" calcext:value-type="float">
            <text:p>61.6223197</text:p>
          </table:table-cell>
          <table:table-cell office:value-type="float" office:value="1.57853355" calcext:value-type="float">
            <text:p>1.57853355</text:p>
          </table:table-cell>
          <table:table-cell office:value-type="float" office:value="0.787023388" calcext:value-type="float">
            <text:p>0.787023388</text:p>
          </table:table-cell>
          <table:table-cell office:value-type="float" office:value="1.099933385" calcext:value-type="float">
            <text:p>1.099933385</text:p>
          </table:table-cell>
          <table:table-cell office:value-type="float" office:value="0.898091854" calcext:value-type="float">
            <text:p>0.89809185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93.446945" calcext:value-type="float">
            <text:p>193.446945</text:p>
          </table:table-cell>
          <table:table-cell office:value-type="float" office:value="62.3425461" calcext:value-type="float">
            <text:p>62.3425461</text:p>
          </table:table-cell>
          <table:table-cell office:value-type="float" office:value="1.50945559" calcext:value-type="float">
            <text:p>1.50945559</text:p>
          </table:table-cell>
          <table:table-cell office:value-type="float" office:value="0.81581911" calcext:value-type="float">
            <text:p>0.81581911</text:p>
          </table:table-cell>
          <table:table-cell office:value-type="float" office:value="2.567653934" calcext:value-type="float">
            <text:p>2.567653934</text:p>
          </table:table-cell>
          <table:table-cell office:value-type="float" office:value="2.096480686" calcext:value-type="float">
            <text:p>2.09648068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94.835164" calcext:value-type="float">
            <text:p>194.835164</text:p>
          </table:table-cell>
          <table:table-cell office:value-type="float" office:value="62.6679827" calcext:value-type="float">
            <text:p>62.6679827</text:p>
          </table:table-cell>
          <table:table-cell office:value-type="float" office:value="1.45828662" calcext:value-type="float">
            <text:p>1.45828662</text:p>
          </table:table-cell>
          <table:table-cell office:value-type="float" office:value="0.777049668" calcext:value-type="float">
            <text:p>0.777049668</text:p>
          </table:table-cell>
          <table:table-cell office:value-type="float" office:value="1.7999523" calcext:value-type="float">
            <text:p>1.7999523</text:p>
          </table:table-cell>
          <table:table-cell office:value-type="float" office:value="1.469654886" calcext:value-type="float">
            <text:p>1.46965488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95.280261" calcext:value-type="float">
            <text:p>195.280261</text:p>
          </table:table-cell>
          <table:table-cell office:value-type="float" office:value="62.9432029" calcext:value-type="float">
            <text:p>62.9432029</text:p>
          </table:table-cell>
          <table:table-cell office:value-type="float" office:value="1.41621624" calcext:value-type="float">
            <text:p>1.41621624</text:p>
          </table:table-cell>
          <table:table-cell office:value-type="float" office:value="0.806663734" calcext:value-type="float">
            <text:p>0.806663734</text:p>
          </table:table-cell>
          <table:table-cell office:value-type="float" office:value="1.830454014" calcext:value-type="float">
            <text:p>1.830454014</text:p>
          </table:table-cell>
          <table:table-cell office:value-type="float" office:value="1.49455945" calcext:value-type="float">
            <text:p>1.4945594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96.059514" calcext:value-type="float">
            <text:p>196.059514</text:p>
          </table:table-cell>
          <table:table-cell office:value-type="float" office:value="63.2077701" calcext:value-type="float">
            <text:p>63.2077701</text:p>
          </table:table-cell>
          <table:table-cell office:value-type="float" office:value="1.48245489" calcext:value-type="float">
            <text:p>1.48245489</text:p>
          </table:table-cell>
          <table:table-cell office:value-type="float" office:value="0.82090716" calcext:value-type="float">
            <text:p>0.82090716</text:p>
          </table:table-cell>
          <table:table-cell office:value-type="float" office:value="1.077264595" calcext:value-type="float">
            <text:p>1.077264595</text:p>
          </table:table-cell>
          <table:table-cell office:value-type="float" office:value="0.879582843" calcext:value-type="float">
            <text:p>0.87958284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95.573268" calcext:value-type="float">
            <text:p>195.573268</text:p>
          </table:table-cell>
          <table:table-cell office:value-type="float" office:value="62.9531273" calcext:value-type="float">
            <text:p>62.9531273</text:p>
          </table:table-cell>
          <table:table-cell office:value-type="float" office:value="1.44713536" calcext:value-type="float">
            <text:p>1.44713536</text:p>
          </table:table-cell>
          <table:table-cell office:value-type="float" office:value="0.816914125" calcext:value-type="float">
            <text:p>0.816914125</text:p>
          </table:table-cell>
          <table:table-cell office:value-type="float" office:value="1.089851964" calcext:value-type="float">
            <text:p>1.089851964</text:p>
          </table:table-cell>
          <table:table-cell office:value-type="float" office:value="0.889860408" calcext:value-type="float">
            <text:p>0.88986040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95.902578" calcext:value-type="float">
            <text:p>195.902578</text:p>
          </table:table-cell>
          <table:table-cell office:value-type="float" office:value="63.1568419" calcext:value-type="float">
            <text:p>63.1568419</text:p>
          </table:table-cell>
          <table:table-cell office:value-type="float" office:value="1.47515056" calcext:value-type="float">
            <text:p>1.47515056</text:p>
          </table:table-cell>
          <table:table-cell office:value-type="float" office:value="0.779719099" calcext:value-type="float">
            <text:p>0.779719099</text:p>
          </table:table-cell>
          <table:table-cell office:value-type="float" office:value="0.647979091" calcext:value-type="float">
            <text:p>0.647979091</text:p>
          </table:table-cell>
          <table:table-cell office:value-type="float" office:value="0.529072704" calcext:value-type="float">
            <text:p>0.52907270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95.551075" calcext:value-type="float">
            <text:p>195.551075</text:p>
          </table:table-cell>
          <table:table-cell office:value-type="float" office:value="62.8026579" calcext:value-type="float">
            <text:p>62.8026579</text:p>
          </table:table-cell>
          <table:table-cell office:value-type="float" office:value="1.42549839" calcext:value-type="float">
            <text:p>1.42549839</text:p>
          </table:table-cell>
          <table:table-cell office:value-type="float" office:value="0.760798112" calcext:value-type="float">
            <text:p>0.760798112</text:p>
          </table:table-cell>
          <table:table-cell office:value-type="float" office:value="0.585992417" calcext:value-type="float">
            <text:p>0.585992417</text:p>
          </table:table-cell>
          <table:table-cell office:value-type="float" office:value="0.478460806" calcext:value-type="float">
            <text:p>0.4784608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95.880601" calcext:value-type="float">
            <text:p>195.880601</text:p>
          </table:table-cell>
          <table:table-cell office:value-type="float" office:value="62.9345674" calcext:value-type="float">
            <text:p>62.9345674</text:p>
          </table:table-cell>
          <table:table-cell office:value-type="float" office:value="1.394434557" calcext:value-type="float">
            <text:p>1.394434557</text:p>
          </table:table-cell>
          <table:table-cell office:value-type="float" office:value="0.723328313" calcext:value-type="float">
            <text:p>0.723328313</text:p>
          </table:table-cell>
          <table:table-cell office:value-type="float" office:value="1.106303964" calcext:value-type="float">
            <text:p>1.106303964</text:p>
          </table:table-cell>
          <table:table-cell office:value-type="float" office:value="0.903293393" calcext:value-type="float">
            <text:p>0.90329339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96.257238" calcext:value-type="float">
            <text:p>196.257238</text:p>
          </table:table-cell>
          <table:table-cell office:value-type="float" office:value="62.9028186" calcext:value-type="float">
            <text:p>62.9028186</text:p>
          </table:table-cell>
          <table:table-cell office:value-type="float" office:value="1.479190927" calcext:value-type="float">
            <text:p>1.479190927</text:p>
          </table:table-cell>
          <table:table-cell office:value-type="float" office:value="0.757780045" calcext:value-type="float">
            <text:p>0.757780045</text:p>
          </table:table-cell>
          <table:table-cell office:value-type="float" office:value="1.00767472" calcext:value-type="float">
            <text:p>1.00767472</text:p>
          </table:table-cell>
          <table:table-cell office:value-type="float" office:value="0.822763" calcext:value-type="float">
            <text:p>0.82276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96.723719" calcext:value-type="float">
            <text:p>196.723719</text:p>
          </table:table-cell>
          <table:table-cell office:value-type="float" office:value="62.7165315" calcext:value-type="float">
            <text:p>62.7165315</text:p>
          </table:table-cell>
          <table:table-cell office:value-type="float" office:value="1.481200653" calcext:value-type="float">
            <text:p>1.481200653</text:p>
          </table:table-cell>
          <table:table-cell office:value-type="float" office:value="0.759574995" calcext:value-type="float">
            <text:p>0.759574995</text:p>
          </table:table-cell>
          <table:table-cell office:value-type="float" office:value="0.940300558" calcext:value-type="float">
            <text:p>0.940300558</text:p>
          </table:table-cell>
          <table:table-cell office:value-type="float" office:value="0.76775216" calcext:value-type="float">
            <text:p>0.767752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6.353882" calcext:value-type="float">
            <text:p>196.353882</text:p>
          </table:table-cell>
          <table:table-cell office:value-type="float" office:value="62.2539339" calcext:value-type="float">
            <text:p>62.2539339</text:p>
          </table:table-cell>
          <table:table-cell office:value-type="float" office:value="1.582715466" calcext:value-type="float">
            <text:p>1.582715466</text:p>
          </table:table-cell>
          <table:table-cell office:value-type="float" office:value="0.806845615" calcext:value-type="float">
            <text:p>0.806845615</text:p>
          </table:table-cell>
          <table:table-cell office:value-type="float" office:value="1.79236382" calcext:value-type="float">
            <text:p>1.79236382</text:p>
          </table:table-cell>
          <table:table-cell office:value-type="float" office:value="1.463458946" calcext:value-type="float">
            <text:p>1.4634589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96.587399" calcext:value-type="float">
            <text:p>196.587399</text:p>
          </table:table-cell>
          <table:table-cell office:value-type="float" office:value="61.8202238" calcext:value-type="float">
            <text:p>61.8202238</text:p>
          </table:table-cell>
          <table:table-cell office:value-type="float" office:value="1.588419936" calcext:value-type="float">
            <text:p>1.588419936</text:p>
          </table:table-cell>
          <table:table-cell office:value-type="float" office:value="0.811944338" calcext:value-type="float">
            <text:p>0.811944338</text:p>
          </table:table-cell>
          <table:table-cell office:value-type="float" office:value="1.03894151" calcext:value-type="float">
            <text:p>1.03894151</text:p>
          </table:table-cell>
          <table:table-cell office:value-type="float" office:value="0.8482922" calcext:value-type="float">
            <text:p>0.848292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96.6417785" calcext:value-type="float">
            <text:p>196.6417785</text:p>
          </table:table-cell>
          <table:table-cell office:value-type="float" office:value="61.6111549" calcext:value-type="float">
            <text:p>61.6111549</text:p>
          </table:table-cell>
          <table:table-cell office:value-type="float" office:value="1.590556366" calcext:value-type="float">
            <text:p>1.590556366</text:p>
          </table:table-cell>
          <table:table-cell office:value-type="float" office:value="0.816505871" calcext:value-type="float">
            <text:p>0.816505871</text:p>
          </table:table-cell>
          <table:table-cell office:value-type="float" office:value="1.40274729" calcext:value-type="float">
            <text:p>1.40274729</text:p>
          </table:table-cell>
          <table:table-cell office:value-type="float" office:value="1.145338394" calcext:value-type="float">
            <text:p>1.14533839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96.3637415" calcext:value-type="float">
            <text:p>196.3637415</text:p>
          </table:table-cell>
          <table:table-cell office:value-type="float" office:value="61.0536058" calcext:value-type="float">
            <text:p>61.0536058</text:p>
          </table:table-cell>
          <table:table-cell office:value-type="float" office:value="1.59322341" calcext:value-type="float">
            <text:p>1.59322341</text:p>
          </table:table-cell>
          <table:table-cell office:value-type="float" office:value="0.827202456" calcext:value-type="float">
            <text:p>0.827202456</text:p>
          </table:table-cell>
          <table:table-cell office:value-type="float" office:value="1.305518858" calcext:value-type="float">
            <text:p>1.305518858</text:p>
          </table:table-cell>
          <table:table-cell office:value-type="float" office:value="1.065951678" calcext:value-type="float">
            <text:p>1.06595167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96.27043" calcext:value-type="float">
            <text:p>196.27043</text:p>
          </table:table-cell>
          <table:table-cell office:value-type="float" office:value="60.8106088" calcext:value-type="float">
            <text:p>60.8106088</text:p>
          </table:table-cell>
          <table:table-cell office:value-type="float" office:value="1.60113811" calcext:value-type="float">
            <text:p>1.60113811</text:p>
          </table:table-cell>
          <table:table-cell office:value-type="float" office:value="0.844944438" calcext:value-type="float">
            <text:p>0.844944438</text:p>
          </table:table-cell>
          <table:table-cell office:value-type="float" office:value="1.76685051" calcext:value-type="float">
            <text:p>1.76685051</text:p>
          </table:table-cell>
          <table:table-cell office:value-type="float" office:value="1.442627387" calcext:value-type="float">
            <text:p>1.44262738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96.79497" calcext:value-type="float">
            <text:p>196.79497</text:p>
          </table:table-cell>
          <table:table-cell office:value-type="float" office:value="60.9090516" calcext:value-type="float">
            <text:p>60.9090516</text:p>
          </table:table-cell>
          <table:table-cell office:value-type="float" office:value="1.602489505" calcext:value-type="float">
            <text:p>1.602489505</text:p>
          </table:table-cell>
          <table:table-cell office:value-type="float" office:value="0.845942858" calcext:value-type="float">
            <text:p>0.845942858</text:p>
          </table:table-cell>
          <table:table-cell office:value-type="float" office:value="0.75880883" calcext:value-type="float">
            <text:p>0.75880883</text:p>
          </table:table-cell>
          <table:table-cell office:value-type="float" office:value="0.61956483" calcext:value-type="float">
            <text:p>0.6195648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96.284285" calcext:value-type="float">
            <text:p>196.284285</text:p>
          </table:table-cell>
          <table:table-cell office:value-type="float" office:value="60.2739479" calcext:value-type="float">
            <text:p>60.2739479</text:p>
          </table:table-cell>
          <table:table-cell office:value-type="float" office:value="1.595004645" calcext:value-type="float">
            <text:p>1.595004645</text:p>
          </table:table-cell>
          <table:table-cell office:value-type="float" office:value="0.823751572" calcext:value-type="float">
            <text:p>0.823751572</text:p>
          </table:table-cell>
          <table:table-cell office:value-type="float" office:value="2.44144559" calcext:value-type="float">
            <text:p>2.44144559</text:p>
          </table:table-cell>
          <table:table-cell office:value-type="float" office:value="1.99343202" calcext:value-type="float">
            <text:p>1.9934320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96.502892" calcext:value-type="float">
            <text:p>196.502892</text:p>
          </table:table-cell>
          <table:table-cell office:value-type="float" office:value="60.4803037" calcext:value-type="float">
            <text:p>60.4803037</text:p>
          </table:table-cell>
          <table:table-cell office:value-type="float" office:value="1.5777424" calcext:value-type="float">
            <text:p>1.5777424</text:p>
          </table:table-cell>
          <table:table-cell office:value-type="float" office:value="0.816258567" calcext:value-type="float">
            <text:p>0.816258567</text:p>
          </table:table-cell>
          <table:table-cell office:value-type="float" office:value="1.05274096" calcext:value-type="float">
            <text:p>1.05274096</text:p>
          </table:table-cell>
          <table:table-cell office:value-type="float" office:value="0.85955935" calcext:value-type="float">
            <text:p>0.8595593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96.562194" calcext:value-type="float">
            <text:p>196.562194</text:p>
          </table:table-cell>
          <table:table-cell office:value-type="float" office:value="60.0500768" calcext:value-type="float">
            <text:p>60.0500768</text:p>
          </table:table-cell>
          <table:table-cell office:value-type="float" office:value="1.53355799" calcext:value-type="float">
            <text:p>1.53355799</text:p>
          </table:table-cell>
          <table:table-cell office:value-type="float" office:value="0.808107222" calcext:value-type="float">
            <text:p>0.808107222</text:p>
          </table:table-cell>
          <table:table-cell office:value-type="float" office:value="2.33428771" calcext:value-type="float">
            <text:p>2.33428771</text:p>
          </table:table-cell>
          <table:table-cell office:value-type="float" office:value="1.905937946" calcext:value-type="float">
            <text:p>1.90593794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96.967796" calcext:value-type="float">
            <text:p>196.967796</text:p>
          </table:table-cell>
          <table:table-cell office:value-type="float" office:value="60.2240308" calcext:value-type="float">
            <text:p>60.2240308</text:p>
          </table:table-cell>
          <table:table-cell office:value-type="float" office:value="1.521530594" calcext:value-type="float">
            <text:p>1.521530594</text:p>
          </table:table-cell>
          <table:table-cell office:value-type="float" office:value="0.801904732" calcext:value-type="float">
            <text:p>0.801904732</text:p>
          </table:table-cell>
          <table:table-cell office:value-type="float" office:value="1.20012544" calcext:value-type="float">
            <text:p>1.20012544</text:p>
          </table:table-cell>
          <table:table-cell office:value-type="float" office:value="0.9798983" calcext:value-type="float">
            <text:p>0.97989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97.444418" calcext:value-type="float">
            <text:p>197.444418</text:p>
          </table:table-cell>
          <table:table-cell office:value-type="float" office:value="59.9579557" calcext:value-type="float">
            <text:p>59.9579557</text:p>
          </table:table-cell>
          <table:table-cell office:value-type="float" office:value="1.520151664" calcext:value-type="float">
            <text:p>1.520151664</text:p>
          </table:table-cell>
          <table:table-cell office:value-type="float" office:value="0.830308478" calcext:value-type="float">
            <text:p>0.830308478</text:p>
          </table:table-cell>
          <table:table-cell office:value-type="float" office:value="2.51902478" calcext:value-type="float">
            <text:p>2.51902478</text:p>
          </table:table-cell>
          <table:table-cell office:value-type="float" office:value="2.056775134" calcext:value-type="float">
            <text:p>2.05677513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98.002475" calcext:value-type="float">
            <text:p>198.002475</text:p>
          </table:table-cell>
          <table:table-cell office:value-type="float" office:value="60.298716" calcext:value-type="float">
            <text:p>60.298716</text:p>
          </table:table-cell>
          <table:table-cell office:value-type="float" office:value="1.52268658" calcext:value-type="float">
            <text:p>1.52268658</text:p>
          </table:table-cell>
          <table:table-cell office:value-type="float" office:value="0.819409423" calcext:value-type="float">
            <text:p>0.819409423</text:p>
          </table:table-cell>
          <table:table-cell office:value-type="float" office:value="1.09952913" calcext:value-type="float">
            <text:p>1.09952913</text:p>
          </table:table-cell>
          <table:table-cell office:value-type="float" office:value="0.897761764" calcext:value-type="float">
            <text:p>0.89776176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98.233456" calcext:value-type="float">
            <text:p>198.233456</text:p>
          </table:table-cell>
          <table:table-cell office:value-type="float" office:value="60.2708384" calcext:value-type="float">
            <text:p>60.2708384</text:p>
          </table:table-cell>
          <table:table-cell office:value-type="float" office:value="1.53216198" calcext:value-type="float">
            <text:p>1.53216198</text:p>
          </table:table-cell>
          <table:table-cell office:value-type="float" office:value="0.865256441" calcext:value-type="float">
            <text:p>0.865256441</text:p>
          </table:table-cell>
          <table:table-cell office:value-type="float" office:value="2.04462622" calcext:value-type="float">
            <text:p>2.04462622</text:p>
          </table:table-cell>
          <table:table-cell office:value-type="float" office:value="1.66943034" calcext:value-type="float">
            <text:p>1.66943034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98.61367" calcext:value-type="float">
            <text:p>198.61367</text:p>
          </table:table-cell>
          <table:table-cell office:value-type="float" office:value="60.5524775" calcext:value-type="float">
            <text:p>60.5524775</text:p>
          </table:table-cell>
          <table:table-cell office:value-type="float" office:value="1.528474046" calcext:value-type="float">
            <text:p>1.528474046</text:p>
          </table:table-cell>
          <table:table-cell office:value-type="float" office:value="0.849312129" calcext:value-type="float">
            <text:p>0.849312129</text:p>
          </table:table-cell>
          <table:table-cell office:value-type="float" office:value="1.210792193" calcext:value-type="float">
            <text:p>1.210792193</text:p>
          </table:table-cell>
          <table:table-cell office:value-type="float" office:value="0.988607702" calcext:value-type="float">
            <text:p>0.98860770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98.361019" calcext:value-type="float">
            <text:p>198.361019</text:p>
          </table:table-cell>
          <table:table-cell office:value-type="float" office:value="60.6070289" calcext:value-type="float">
            <text:p>60.6070289</text:p>
          </table:table-cell>
          <table:table-cell office:value-type="float" office:value="1.516846632" calcext:value-type="float">
            <text:p>1.516846632</text:p>
          </table:table-cell>
          <table:table-cell office:value-type="float" office:value="0.908241953" calcext:value-type="float">
            <text:p>0.908241953</text:p>
          </table:table-cell>
          <table:table-cell office:value-type="float" office:value="1.23627636" calcext:value-type="float">
            <text:p>1.23627636</text:p>
          </table:table-cell>
          <table:table-cell office:value-type="float" office:value="1.009415386" calcext:value-type="float">
            <text:p>1.00941538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98.43849" calcext:value-type="float">
            <text:p>198.43849</text:p>
          </table:table-cell>
          <table:table-cell office:value-type="float" office:value="60.7019064" calcext:value-type="float">
            <text:p>60.7019064</text:p>
          </table:table-cell>
          <table:table-cell office:value-type="float" office:value="1.520019806" calcext:value-type="float">
            <text:p>1.520019806</text:p>
          </table:table-cell>
          <table:table-cell office:value-type="float" office:value="0.8915714" calcext:value-type="float">
            <text:p>0.8915714</text:p>
          </table:table-cell>
          <table:table-cell office:value-type="float" office:value="0.797663535" calcext:value-type="float">
            <text:p>0.797663535</text:p>
          </table:table-cell>
          <table:table-cell office:value-type="float" office:value="0.651289563" calcext:value-type="float">
            <text:p>0.65128956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98.239644" calcext:value-type="float">
            <text:p>198.239644</text:p>
          </table:table-cell>
          <table:table-cell office:value-type="float" office:value="60.7916045" calcext:value-type="float">
            <text:p>60.7916045</text:p>
          </table:table-cell>
          <table:table-cell office:value-type="float" office:value="1.65090813" calcext:value-type="float">
            <text:p>1.65090813</text:p>
          </table:table-cell>
          <table:table-cell office:value-type="float" office:value="0.903769476" calcext:value-type="float">
            <text:p>0.903769476</text:p>
          </table:table-cell>
          <table:table-cell office:value-type="float" office:value="0.988231906" calcext:value-type="float">
            <text:p>0.988231906</text:p>
          </table:table-cell>
          <table:table-cell office:value-type="float" office:value="0.806887965" calcext:value-type="float">
            <text:p>0.80688796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98.31964" calcext:value-type="float">
            <text:p>198.31964</text:p>
          </table:table-cell>
          <table:table-cell office:value-type="float" office:value="60.8500865" calcext:value-type="float">
            <text:p>60.8500865</text:p>
          </table:table-cell>
          <table:table-cell office:value-type="float" office:value="1.660992416" calcext:value-type="float">
            <text:p>1.660992416</text:p>
          </table:table-cell>
          <table:table-cell office:value-type="float" office:value="0.877687691" calcext:value-type="float">
            <text:p>0.877687691</text:p>
          </table:table-cell>
          <table:table-cell office:value-type="float" office:value="0.498781851" calcext:value-type="float">
            <text:p>0.498781851</text:p>
          </table:table-cell>
          <table:table-cell office:value-type="float" office:value="0.407253694" calcext:value-type="float">
            <text:p>0.40725369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98.092237" calcext:value-type="float">
            <text:p>198.092237</text:p>
          </table:table-cell>
          <table:table-cell office:value-type="float" office:value="60.849654" calcext:value-type="float">
            <text:p>60.849654</text:p>
          </table:table-cell>
          <table:table-cell office:value-type="float" office:value="1.687490619" calcext:value-type="float">
            <text:p>1.687490619</text:p>
          </table:table-cell>
          <table:table-cell office:value-type="float" office:value="0.824872645" calcext:value-type="float">
            <text:p>0.824872645</text:p>
          </table:table-cell>
          <table:table-cell office:value-type="float" office:value="1.331907394" calcext:value-type="float">
            <text:p>1.331907394</text:p>
          </table:table-cell>
          <table:table-cell office:value-type="float" office:value="1.087497843" calcext:value-type="float">
            <text:p>1.0874978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97.998718" calcext:value-type="float">
            <text:p>197.998718</text:p>
          </table:table-cell>
          <table:table-cell office:value-type="float" office:value="60.755132" calcext:value-type="float">
            <text:p>60.755132</text:p>
          </table:table-cell>
          <table:table-cell office:value-type="float" office:value="1.710066393" calcext:value-type="float">
            <text:p>1.710066393</text:p>
          </table:table-cell>
          <table:table-cell office:value-type="float" office:value="0.830085635" calcext:value-type="float">
            <text:p>0.830085635</text:p>
          </table:table-cell>
          <table:table-cell office:value-type="float" office:value="0.80987807" calcext:value-type="float">
            <text:p>0.80987807</text:p>
          </table:table-cell>
          <table:table-cell office:value-type="float" office:value="0.66126269" calcext:value-type="float">
            <text:p>0.6612626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97.468252" calcext:value-type="float">
            <text:p>197.468252</text:p>
          </table:table-cell>
          <table:table-cell office:value-type="float" office:value="60.509803" calcext:value-type="float">
            <text:p>60.509803</text:p>
          </table:table-cell>
          <table:table-cell office:value-type="float" office:value="1.647488344" calcext:value-type="float">
            <text:p>1.647488344</text:p>
          </table:table-cell>
          <table:table-cell office:value-type="float" office:value="0.807038956" calcext:value-type="float">
            <text:p>0.807038956</text:p>
          </table:table-cell>
          <table:table-cell office:value-type="float" office:value="1.75187095" calcext:value-type="float">
            <text:p>1.75187095</text:p>
          </table:table-cell>
          <table:table-cell office:value-type="float" office:value="1.430396683" calcext:value-type="float">
            <text:p>1.43039668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97.909756" calcext:value-type="float">
            <text:p>197.909756</text:p>
          </table:table-cell>
          <table:table-cell office:value-type="float" office:value="60.3529432" calcext:value-type="float">
            <text:p>60.3529432</text:p>
          </table:table-cell>
          <table:table-cell office:value-type="float" office:value="1.651695334" calcext:value-type="float">
            <text:p>1.651695334</text:p>
          </table:table-cell>
          <table:table-cell office:value-type="float" office:value="0.818050427" calcext:value-type="float">
            <text:p>0.818050427</text:p>
          </table:table-cell>
          <table:table-cell office:value-type="float" office:value="0.99186289" calcext:value-type="float">
            <text:p>0.99186289</text:p>
          </table:table-cell>
          <table:table-cell office:value-type="float" office:value="0.809852652" calcext:value-type="float">
            <text:p>0.80985265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8.196369" calcext:value-type="float">
            <text:p>198.196369</text:p>
          </table:table-cell>
          <table:table-cell office:value-type="float" office:value="60.296393" calcext:value-type="float">
            <text:p>60.296393</text:p>
          </table:table-cell>
          <table:table-cell office:value-type="float" office:value="1.663898443" calcext:value-type="float">
            <text:p>1.663898443</text:p>
          </table:table-cell>
          <table:table-cell office:value-type="float" office:value="0.814886567" calcext:value-type="float">
            <text:p>0.814886567</text:p>
          </table:table-cell>
          <table:table-cell office:value-type="float" office:value="2.24759396" calcext:value-type="float">
            <text:p>2.24759396</text:p>
          </table:table-cell>
          <table:table-cell office:value-type="float" office:value="1.83515277" calcext:value-type="float">
            <text:p>1.8351527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9.181121" calcext:value-type="float">
            <text:p>199.181121</text:p>
          </table:table-cell>
          <table:table-cell office:value-type="float" office:value="60.1997419" calcext:value-type="float">
            <text:p>60.1997419</text:p>
          </table:table-cell>
          <table:table-cell office:value-type="float" office:value="1.652280843" calcext:value-type="float">
            <text:p>1.652280843</text:p>
          </table:table-cell>
          <table:table-cell office:value-type="float" office:value="0.806542551" calcext:value-type="float">
            <text:p>0.806542551</text:p>
          </table:table-cell>
          <table:table-cell office:value-type="float" office:value="1.2566013" calcext:value-type="float">
            <text:p>1.2566013</text:p>
          </table:table-cell>
          <table:table-cell office:value-type="float" office:value="1.026010694" calcext:value-type="float">
            <text:p>1.02601069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00.0673285" calcext:value-type="float">
            <text:p>200.0673285</text:p>
          </table:table-cell>
          <table:table-cell office:value-type="float" office:value="60.4062213" calcext:value-type="float">
            <text:p>60.4062213</text:p>
          </table:table-cell>
          <table:table-cell office:value-type="float" office:value="1.651211933" calcext:value-type="float">
            <text:p>1.651211933</text:p>
          </table:table-cell>
          <table:table-cell office:value-type="float" office:value="0.811009426" calcext:value-type="float">
            <text:p>0.811009426</text:p>
          </table:table-cell>
          <table:table-cell office:value-type="float" office:value="2.55621695" calcext:value-type="float">
            <text:p>2.55621695</text:p>
          </table:table-cell>
          <table:table-cell office:value-type="float" office:value="2.08714237" calcext:value-type="float">
            <text:p>2.0871423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01.6342305" calcext:value-type="float">
            <text:p>201.6342305</text:p>
          </table:table-cell>
          <table:table-cell office:value-type="float" office:value="60.2509357" calcext:value-type="float">
            <text:p>60.2509357</text:p>
          </table:table-cell>
          <table:table-cell office:value-type="float" office:value="1.614786323" calcext:value-type="float">
            <text:p>1.614786323</text:p>
          </table:table-cell>
          <table:table-cell office:value-type="float" office:value="0.829769187" calcext:value-type="float">
            <text:p>0.829769187</text:p>
          </table:table-cell>
          <table:table-cell office:value-type="float" office:value="1.747215044" calcext:value-type="float">
            <text:p>1.747215044</text:p>
          </table:table-cell>
          <table:table-cell office:value-type="float" office:value="1.426595071" calcext:value-type="float">
            <text:p>1.42659507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01.9978025" calcext:value-type="float">
            <text:p>201.9978025</text:p>
          </table:table-cell>
          <table:table-cell office:value-type="float" office:value="60.5236897" calcext:value-type="float">
            <text:p>60.5236897</text:p>
          </table:table-cell>
          <table:table-cell office:value-type="float" office:value="1.623960387" calcext:value-type="float">
            <text:p>1.623960387</text:p>
          </table:table-cell>
          <table:table-cell office:value-type="float" office:value="0.814371765" calcext:value-type="float">
            <text:p>0.814371765</text:p>
          </table:table-cell>
          <table:table-cell office:value-type="float" office:value="1.96576259" calcext:value-type="float">
            <text:p>1.96576259</text:p>
          </table:table-cell>
          <table:table-cell office:value-type="float" office:value="1.60503843" calcext:value-type="float">
            <text:p>1.605038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04.279374" calcext:value-type="float">
            <text:p>204.279374</text:p>
          </table:table-cell>
          <table:table-cell office:value-type="float" office:value="61.0609827" calcext:value-type="float">
            <text:p>61.0609827</text:p>
          </table:table-cell>
          <table:table-cell office:value-type="float" office:value="1.638748087" calcext:value-type="float">
            <text:p>1.638748087</text:p>
          </table:table-cell>
          <table:table-cell office:value-type="float" office:value="0.80209012" calcext:value-type="float">
            <text:p>0.80209012</text:p>
          </table:table-cell>
          <table:table-cell office:value-type="float" office:value="2.65719508" calcext:value-type="float">
            <text:p>2.65719508</text:p>
          </table:table-cell>
          <table:table-cell office:value-type="float" office:value="2.169590655" calcext:value-type="float">
            <text:p>2.16959065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04.075982" calcext:value-type="float">
            <text:p>204.075982</text:p>
          </table:table-cell>
          <table:table-cell office:value-type="float" office:value="61.4960201" calcext:value-type="float">
            <text:p>61.4960201</text:p>
          </table:table-cell>
          <table:table-cell office:value-type="float" office:value="1.64320261" calcext:value-type="float">
            <text:p>1.64320261</text:p>
          </table:table-cell>
          <table:table-cell office:value-type="float" office:value="0.783741011" calcext:value-type="float">
            <text:p>0.783741011</text:p>
          </table:table-cell>
          <table:table-cell office:value-type="float" office:value="2.42890584" calcext:value-type="float">
            <text:p>2.42890584</text:p>
          </table:table-cell>
          <table:table-cell office:value-type="float" office:value="1.98319331" calcext:value-type="float">
            <text:p>1.9831933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06.200152" calcext:value-type="float">
            <text:p>206.200152</text:p>
          </table:table-cell>
          <table:table-cell office:value-type="float" office:value="62.2323794" calcext:value-type="float">
            <text:p>62.2323794</text:p>
          </table:table-cell>
          <table:table-cell office:value-type="float" office:value="1.60287578" calcext:value-type="float">
            <text:p>1.60287578</text:p>
          </table:table-cell>
          <table:table-cell office:value-type="float" office:value="0.775759671" calcext:value-type="float">
            <text:p>0.775759671</text:p>
          </table:table-cell>
          <table:table-cell office:value-type="float" office:value="2.84335327" calcext:value-type="float">
            <text:p>2.84335327</text:p>
          </table:table-cell>
          <table:table-cell office:value-type="float" office:value="2.32158822" calcext:value-type="float">
            <text:p>2.321588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06.592334" calcext:value-type="float">
            <text:p>206.592334</text:p>
          </table:table-cell>
          <table:table-cell office:value-type="float" office:value="63.1727889" calcext:value-type="float">
            <text:p>63.1727889</text:p>
          </table:table-cell>
          <table:table-cell office:value-type="float" office:value="1.61131147" calcext:value-type="float">
            <text:p>1.61131147</text:p>
          </table:table-cell>
          <table:table-cell office:value-type="float" office:value="0.779702943" calcext:value-type="float">
            <text:p>0.779702943</text:p>
          </table:table-cell>
          <table:table-cell office:value-type="float" office:value="2.23198601" calcext:value-type="float">
            <text:p>2.23198601</text:p>
          </table:table-cell>
          <table:table-cell office:value-type="float" office:value="1.82240892" calcext:value-type="float">
            <text:p>1.8224089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07.7415105" calcext:value-type="float">
            <text:p>207.7415105</text:p>
          </table:table-cell>
          <table:table-cell office:value-type="float" office:value="63.921345" calcext:value-type="float">
            <text:p>63.921345</text:p>
          </table:table-cell>
          <table:table-cell office:value-type="float" office:value="1.54782889" calcext:value-type="float">
            <text:p>1.54782889</text:p>
          </table:table-cell>
          <table:table-cell office:value-type="float" office:value="0.745036261" calcext:value-type="float">
            <text:p>0.745036261</text:p>
          </table:table-cell>
          <table:table-cell office:value-type="float" office:value="2.514945985" calcext:value-type="float">
            <text:p>2.514945985</text:p>
          </table:table-cell>
          <table:table-cell office:value-type="float" office:value="2.053444824" calcext:value-type="float">
            <text:p>2.05344482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7.6770645" calcext:value-type="float">
            <text:p>207.6770645</text:p>
          </table:table-cell>
          <table:table-cell office:value-type="float" office:value="64.5438633" calcext:value-type="float">
            <text:p>64.5438633</text:p>
          </table:table-cell>
          <table:table-cell office:value-type="float" office:value="1.55297465" calcext:value-type="float">
            <text:p>1.55297465</text:p>
          </table:table-cell>
          <table:table-cell office:value-type="float" office:value="0.750492415" calcext:value-type="float">
            <text:p>0.750492415</text:p>
          </table:table-cell>
          <table:table-cell office:value-type="float" office:value="2.02485134" calcext:value-type="float">
            <text:p>2.02485134</text:p>
          </table:table-cell>
          <table:table-cell office:value-type="float" office:value="1.65328425" calcext:value-type="float">
            <text:p>1.6532842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08.261693" calcext:value-type="float">
            <text:p>208.261693</text:p>
          </table:table-cell>
          <table:table-cell office:value-type="float" office:value="65.1550161" calcext:value-type="float">
            <text:p>65.1550161</text:p>
          </table:table-cell>
          <table:table-cell office:value-type="float" office:value="1.51017603" calcext:value-type="float">
            <text:p>1.51017603</text:p>
          </table:table-cell>
          <table:table-cell office:value-type="float" office:value="0.77183765" calcext:value-type="float">
            <text:p>0.77183765</text:p>
          </table:table-cell>
          <table:table-cell office:value-type="float" office:value="2.12984795" calcext:value-type="float">
            <text:p>2.12984795</text:p>
          </table:table-cell>
          <table:table-cell office:value-type="float" office:value="1.73901363" calcext:value-type="float">
            <text:p>1.7390136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08.226161" calcext:value-type="float">
            <text:p>208.226161</text:p>
          </table:table-cell>
          <table:table-cell office:value-type="float" office:value="65.6896231" calcext:value-type="float">
            <text:p>65.6896231</text:p>
          </table:table-cell>
          <table:table-cell office:value-type="float" office:value="1.61067001" calcext:value-type="float">
            <text:p>1.61067001</text:p>
          </table:table-cell>
          <table:table-cell office:value-type="float" office:value="0.845683434" calcext:value-type="float">
            <text:p>0.845683434</text:p>
          </table:table-cell>
          <table:table-cell office:value-type="float" office:value="1.78891068" calcext:value-type="float">
            <text:p>1.78891068</text:p>
          </table:table-cell>
          <table:table-cell office:value-type="float" office:value="1.46063943" calcext:value-type="float">
            <text:p>1.4606394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08.8441065" calcext:value-type="float">
            <text:p>208.8441065</text:p>
          </table:table-cell>
          <table:table-cell office:value-type="float" office:value="66.0239717" calcext:value-type="float">
            <text:p>66.0239717</text:p>
          </table:table-cell>
          <table:table-cell office:value-type="float" office:value="1.541801811" calcext:value-type="float">
            <text:p>1.541801811</text:p>
          </table:table-cell>
          <table:table-cell office:value-type="float" office:value="0.865070271" calcext:value-type="float">
            <text:p>0.865070271</text:p>
          </table:table-cell>
          <table:table-cell office:value-type="float" office:value="1.555688494" calcext:value-type="float">
            <text:p>1.555688494</text:p>
          </table:table-cell>
          <table:table-cell office:value-type="float" office:value="1.270214346" calcext:value-type="float">
            <text:p>1.27021434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08.9647645" calcext:value-type="float">
            <text:p>208.9647645</text:p>
          </table:table-cell>
          <table:table-cell office:value-type="float" office:value="66.390063" calcext:value-type="float">
            <text:p>66.390063</text:p>
          </table:table-cell>
          <table:table-cell office:value-type="float" office:value="1.509211741" calcext:value-type="float">
            <text:p>1.509211741</text:p>
          </table:table-cell>
          <table:table-cell office:value-type="float" office:value="0.842720611" calcext:value-type="float">
            <text:p>0.842720611</text:p>
          </table:table-cell>
          <table:table-cell office:value-type="float" office:value="1.073499734" calcext:value-type="float">
            <text:p>1.073499734</text:p>
          </table:table-cell>
          <table:table-cell office:value-type="float" office:value="0.876508871" calcext:value-type="float">
            <text:p>0.8765088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09.113174" calcext:value-type="float">
            <text:p>209.113174</text:p>
          </table:table-cell>
          <table:table-cell office:value-type="float" office:value="66.3052632" calcext:value-type="float">
            <text:p>66.3052632</text:p>
          </table:table-cell>
          <table:table-cell office:value-type="float" office:value="1.501818806" calcext:value-type="float">
            <text:p>1.501818806</text:p>
          </table:table-cell>
          <table:table-cell office:value-type="float" office:value="0.855507296" calcext:value-type="float">
            <text:p>0.855507296</text:p>
          </table:table-cell>
          <table:table-cell office:value-type="float" office:value="1.027237647" calcext:value-type="float">
            <text:p>1.027237647</text:p>
          </table:table-cell>
          <table:table-cell office:value-type="float" office:value="0.838736017" calcext:value-type="float">
            <text:p>0.838736017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09.526849" calcext:value-type="float">
            <text:p>209.526849</text:p>
          </table:table-cell>
          <table:table-cell office:value-type="float" office:value="66.3225804" calcext:value-type="float">
            <text:p>66.3225804</text:p>
          </table:table-cell>
          <table:table-cell office:value-type="float" office:value="1.433019056" calcext:value-type="float">
            <text:p>1.433019056</text:p>
          </table:table-cell>
          <table:table-cell office:value-type="float" office:value="0.848409485" calcext:value-type="float">
            <text:p>0.848409485</text:p>
          </table:table-cell>
          <table:table-cell office:value-type="float" office:value="0.72550535" calcext:value-type="float">
            <text:p>0.72550535</text:p>
          </table:table-cell>
          <table:table-cell office:value-type="float" office:value="0.592372624" calcext:value-type="float">
            <text:p>0.59237262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09.454211" calcext:value-type="float">
            <text:p>209.454211</text:p>
          </table:table-cell>
          <table:table-cell office:value-type="float" office:value="66.2399927" calcext:value-type="float">
            <text:p>66.2399927</text:p>
          </table:table-cell>
          <table:table-cell office:value-type="float" office:value="1.443523511" calcext:value-type="float">
            <text:p>1.443523511</text:p>
          </table:table-cell>
          <table:table-cell office:value-type="float" office:value="0.841082235" calcext:value-type="float">
            <text:p>0.841082235</text:p>
          </table:table-cell>
          <table:table-cell office:value-type="float" office:value="0.699352973" calcext:value-type="float">
            <text:p>0.699352973</text:p>
          </table:table-cell>
          <table:table-cell office:value-type="float" office:value="0.57101932" calcext:value-type="float">
            <text:p>0.5710193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09.853162" calcext:value-type="float">
            <text:p>209.853162</text:p>
          </table:table-cell>
          <table:table-cell office:value-type="float" office:value="66.1944448" calcext:value-type="float">
            <text:p>66.1944448</text:p>
          </table:table-cell>
          <table:table-cell office:value-type="float" office:value="1.401312191" calcext:value-type="float">
            <text:p>1.401312191</text:p>
          </table:table-cell>
          <table:table-cell office:value-type="float" office:value="0.85453087" calcext:value-type="float">
            <text:p>0.85453087</text:p>
          </table:table-cell>
          <table:table-cell office:value-type="float" office:value="0.688360616" calcext:value-type="float">
            <text:p>0.688360616</text:p>
          </table:table-cell>
          <table:table-cell office:value-type="float" office:value="0.562044088" calcext:value-type="float">
            <text:p>0.56204408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09.9189404" calcext:value-type="float">
            <text:p>209.9189404</text:p>
          </table:table-cell>
          <table:table-cell office:value-type="float" office:value="65.9158631" calcext:value-type="float">
            <text:p>65.9158631</text:p>
          </table:table-cell>
          <table:table-cell office:value-type="float" office:value="1.42877104" calcext:value-type="float">
            <text:p>1.42877104</text:p>
          </table:table-cell>
          <table:table-cell office:value-type="float" office:value="0.838953117" calcext:value-type="float">
            <text:p>0.838953117</text:p>
          </table:table-cell>
          <table:table-cell office:value-type="float" office:value="0.972730908" calcext:value-type="float">
            <text:p>0.972730908</text:p>
          </table:table-cell>
          <table:table-cell office:value-type="float" office:value="0.794231486" calcext:value-type="float">
            <text:p>0.79423148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10.1432174" calcext:value-type="float">
            <text:p>210.1432174</text:p>
          </table:table-cell>
          <table:table-cell office:value-type="float" office:value="65.7774776" calcext:value-type="float">
            <text:p>65.7774776</text:p>
          </table:table-cell>
          <table:table-cell office:value-type="float" office:value="1.4051492" calcext:value-type="float">
            <text:p>1.4051492</text:p>
          </table:table-cell>
          <table:table-cell office:value-type="float" office:value="0.826905517" calcext:value-type="float">
            <text:p>0.826905517</text:p>
          </table:table-cell>
          <table:table-cell office:value-type="float" office:value="0.665915295" calcext:value-type="float">
            <text:p>0.665915295</text:p>
          </table:table-cell>
          <table:table-cell office:value-type="float" office:value="0.54371756" calcext:value-type="float">
            <text:p>0.54371756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10.699493" calcext:value-type="float">
            <text:p>210.699493</text:p>
          </table:table-cell>
          <table:table-cell office:value-type="float" office:value="65.5854421" calcext:value-type="float">
            <text:p>65.5854421</text:p>
          </table:table-cell>
          <table:table-cell office:value-type="float" office:value="1.43620529" calcext:value-type="float">
            <text:p>1.43620529</text:p>
          </table:table-cell>
          <table:table-cell office:value-type="float" office:value="0.830878417" calcext:value-type="float">
            <text:p>0.830878417</text:p>
          </table:table-cell>
          <table:table-cell office:value-type="float" office:value="1.18014797" calcext:value-type="float">
            <text:p>1.18014797</text:p>
          </table:table-cell>
          <table:table-cell office:value-type="float" office:value="0.963586817" calcext:value-type="float">
            <text:p>0.9635868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10.335265" calcext:value-type="float">
            <text:p>210.335265</text:p>
          </table:table-cell>
          <table:table-cell office:value-type="float" office:value="65.4768759" calcext:value-type="float">
            <text:p>65.4768759</text:p>
          </table:table-cell>
          <table:table-cell office:value-type="float" office:value="1.44835387" calcext:value-type="float">
            <text:p>1.44835387</text:p>
          </table:table-cell>
          <table:table-cell office:value-type="float" office:value="0.814643733" calcext:value-type="float">
            <text:p>0.814643733</text:p>
          </table:table-cell>
          <table:table-cell office:value-type="float" office:value="1.022308196" calcext:value-type="float">
            <text:p>1.022308196</text:p>
          </table:table-cell>
          <table:table-cell office:value-type="float" office:value="0.834711155" calcext:value-type="float">
            <text:p>0.83471115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10.818501" calcext:value-type="float">
            <text:p>210.818501</text:p>
          </table:table-cell>
          <table:table-cell office:value-type="float" office:value="65.0883986" calcext:value-type="float">
            <text:p>65.0883986</text:p>
          </table:table-cell>
          <table:table-cell office:value-type="float" office:value="1.44577822" calcext:value-type="float">
            <text:p>1.44577822</text:p>
          </table:table-cell>
          <table:table-cell office:value-type="float" office:value="0.842593428" calcext:value-type="float">
            <text:p>0.842593428</text:p>
          </table:table-cell>
          <table:table-cell office:value-type="float" office:value="1.71208085" calcext:value-type="float">
            <text:p>1.71208085</text:p>
          </table:table-cell>
          <table:table-cell office:value-type="float" office:value="1.397908203" calcext:value-type="float">
            <text:p>1.3979082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09.851766" calcext:value-type="float">
            <text:p>209.851766</text:p>
          </table:table-cell>
          <table:table-cell office:value-type="float" office:value="64.8861598" calcext:value-type="float">
            <text:p>64.8861598</text:p>
          </table:table-cell>
          <table:table-cell office:value-type="float" office:value="1.39466581" calcext:value-type="float">
            <text:p>1.39466581</text:p>
          </table:table-cell>
          <table:table-cell office:value-type="float" office:value="0.813043155" calcext:value-type="float">
            <text:p>0.813043155</text:p>
          </table:table-cell>
          <table:table-cell office:value-type="float" office:value="1.29070846" calcext:value-type="float">
            <text:p>1.29070846</text:p>
          </table:table-cell>
          <table:table-cell office:value-type="float" office:value="1.053858996" calcext:value-type="float">
            <text:p>1.0538589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10.069247" calcext:value-type="float">
            <text:p>210.069247</text:p>
          </table:table-cell>
          <table:table-cell office:value-type="float" office:value="64.5416253" calcext:value-type="float">
            <text:p>64.5416253</text:p>
          </table:table-cell>
          <table:table-cell office:value-type="float" office:value="1.44868411" calcext:value-type="float">
            <text:p>1.44868411</text:p>
          </table:table-cell>
          <table:table-cell office:value-type="float" office:value="0.81267365" calcext:value-type="float">
            <text:p>0.81267365</text:p>
          </table:table-cell>
          <table:table-cell office:value-type="float" office:value="2.06633479" calcext:value-type="float">
            <text:p>2.06633479</text:p>
          </table:table-cell>
          <table:table-cell office:value-type="float" office:value="1.68715535" calcext:value-type="float">
            <text:p>1.687155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08.920012" calcext:value-type="float">
            <text:p>208.920012</text:p>
          </table:table-cell>
          <table:table-cell office:value-type="float" office:value="64.1412832" calcext:value-type="float">
            <text:p>64.1412832</text:p>
          </table:table-cell>
          <table:table-cell office:value-type="float" office:value="1.45359882" calcext:value-type="float">
            <text:p>1.45359882</text:p>
          </table:table-cell>
          <table:table-cell office:value-type="float" office:value="0.815110621" calcext:value-type="float">
            <text:p>0.815110621</text:p>
          </table:table-cell>
          <table:table-cell office:value-type="float" office:value="1.416168629" calcext:value-type="float">
            <text:p>1.416168629</text:p>
          </table:table-cell>
          <table:table-cell office:value-type="float" office:value="1.328262275" calcext:value-type="float">
            <text:p>1.32826227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08.410534" calcext:value-type="float">
            <text:p>208.410534</text:p>
          </table:table-cell>
          <table:table-cell office:value-type="float" office:value="64.0612152" calcext:value-type="float">
            <text:p>64.0612152</text:p>
          </table:table-cell>
          <table:table-cell office:value-type="float" office:value="1.46760202" calcext:value-type="float">
            <text:p>1.46760202</text:p>
          </table:table-cell>
          <table:table-cell office:value-type="float" office:value="0.817516296" calcext:value-type="float">
            <text:p>0.817516296</text:p>
          </table:table-cell>
          <table:table-cell office:value-type="float" office:value="2.497423232" calcext:value-type="float">
            <text:p>2.497423232</text:p>
          </table:table-cell>
          <table:table-cell office:value-type="float" office:value="2.0391374816" calcext:value-type="float">
            <text:p>2.039137481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07.372292" calcext:value-type="float">
            <text:p>207.372292</text:p>
          </table:table-cell>
          <table:table-cell office:value-type="float" office:value="63.8015554" calcext:value-type="float">
            <text:p>63.8015554</text:p>
          </table:table-cell>
          <table:table-cell office:value-type="float" office:value="1.487159115" calcext:value-type="float">
            <text:p>1.487159115</text:p>
          </table:table-cell>
          <table:table-cell office:value-type="float" office:value="0.867699857" calcext:value-type="float">
            <text:p>0.867699857</text:p>
          </table:table-cell>
          <table:table-cell office:value-type="float" office:value="1.63242063" calcext:value-type="float">
            <text:p>1.63242063</text:p>
          </table:table-cell>
          <table:table-cell office:value-type="float" office:value="1.332865842" calcext:value-type="float">
            <text:p>1.33286584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07.403044" calcext:value-type="float">
            <text:p>207.403044</text:p>
          </table:table-cell>
          <table:table-cell office:value-type="float" office:value="64.2849806" calcext:value-type="float">
            <text:p>64.2849806</text:p>
          </table:table-cell>
          <table:table-cell office:value-type="float" office:value="1.466880335" calcext:value-type="float">
            <text:p>1.466880335</text:p>
          </table:table-cell>
          <table:table-cell office:value-type="float" office:value="0.848236321" calcext:value-type="float">
            <text:p>0.848236321</text:p>
          </table:table-cell>
          <table:table-cell office:value-type="float" office:value="2.5854171294" calcext:value-type="float">
            <text:p>2.5854171294</text:p>
          </table:table-cell>
          <table:table-cell office:value-type="float" office:value="2.1109841928" calcext:value-type="float">
            <text:p>2.11098419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06.674141" calcext:value-type="float">
            <text:p>206.674141</text:p>
          </table:table-cell>
          <table:table-cell office:value-type="float" office:value="64.1633133" calcext:value-type="float">
            <text:p>64.1633133</text:p>
          </table:table-cell>
          <table:table-cell office:value-type="float" office:value="1.5793225" calcext:value-type="float">
            <text:p>1.5793225</text:p>
          </table:table-cell>
          <table:table-cell office:value-type="float" office:value="0.891687508" calcext:value-type="float">
            <text:p>0.891687508</text:p>
          </table:table-cell>
          <table:table-cell office:value-type="float" office:value="1.752555055" calcext:value-type="float">
            <text:p>1.752555055</text:p>
          </table:table-cell>
          <table:table-cell office:value-type="float" office:value="1.430955223" calcext:value-type="float">
            <text:p>1.43095522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07.04834" calcext:value-type="float">
            <text:p>207.04834</text:p>
          </table:table-cell>
          <table:table-cell office:value-type="float" office:value="64.7939497" calcext:value-type="float">
            <text:p>64.7939497</text:p>
          </table:table-cell>
          <table:table-cell office:value-type="float" office:value="1.618527015" calcext:value-type="float">
            <text:p>1.618527015</text:p>
          </table:table-cell>
          <table:table-cell office:value-type="float" office:value="0.894201947" calcext:value-type="float">
            <text:p>0.894201947</text:p>
          </table:table-cell>
          <table:table-cell office:value-type="float" office:value="2.272818916" calcext:value-type="float">
            <text:p>2.272818916</text:p>
          </table:table-cell>
          <table:table-cell office:value-type="float" office:value="1.855748888" calcext:value-type="float">
            <text:p>1.85574888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05.940717" calcext:value-type="float">
            <text:p>205.940717</text:p>
          </table:table-cell>
          <table:table-cell office:value-type="float" office:value="64.4435315" calcext:value-type="float">
            <text:p>64.4435315</text:p>
          </table:table-cell>
          <table:table-cell office:value-type="float" office:value="1.600984795" calcext:value-type="float">
            <text:p>1.600984795</text:p>
          </table:table-cell>
          <table:table-cell office:value-type="float" office:value="0.915762188" calcext:value-type="float">
            <text:p>0.915762188</text:p>
          </table:table-cell>
          <table:table-cell office:value-type="float" office:value="1.92919528" calcext:value-type="float">
            <text:p>1.92919528</text:p>
          </table:table-cell>
          <table:table-cell office:value-type="float" office:value="1.57518139" calcext:value-type="float">
            <text:p>1.5751813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06.2859486" calcext:value-type="float">
            <text:p>206.2859486</text:p>
          </table:table-cell>
          <table:table-cell office:value-type="float" office:value="65.0158806" calcext:value-type="float">
            <text:p>65.0158806</text:p>
          </table:table-cell>
          <table:table-cell office:value-type="float" office:value="1.53321418" calcext:value-type="float">
            <text:p>1.53321418</text:p>
          </table:table-cell>
          <table:table-cell office:value-type="float" office:value="0.907737163" calcext:value-type="float">
            <text:p>0.907737163</text:p>
          </table:table-cell>
          <table:table-cell office:value-type="float" office:value="1.6520049" calcext:value-type="float">
            <text:p>1.6520049</text:p>
          </table:table-cell>
          <table:table-cell office:value-type="float" office:value="1.348856345" calcext:value-type="float">
            <text:p>1.3488563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05.4048436" calcext:value-type="float">
            <text:p>205.4048436</text:p>
          </table:table-cell>
          <table:table-cell office:value-type="float" office:value="64.4343321" calcext:value-type="float">
            <text:p>64.4343321</text:p>
          </table:table-cell>
          <table:table-cell office:value-type="float" office:value="1.48210528" calcext:value-type="float">
            <text:p>1.48210528</text:p>
          </table:table-cell>
          <table:table-cell office:value-type="float" office:value="0.901982193" calcext:value-type="float">
            <text:p>0.901982193</text:p>
          </table:table-cell>
          <table:table-cell office:value-type="float" office:value="1.31421429" calcext:value-type="float">
            <text:p>1.31421429</text:p>
          </table:table-cell>
          <table:table-cell office:value-type="float" office:value="1.07305147" calcext:value-type="float">
            <text:p>1.0730514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05.39767" calcext:value-type="float">
            <text:p>205.39767</text:p>
          </table:table-cell>
          <table:table-cell office:value-type="float" office:value="64.523415" calcext:value-type="float">
            <text:p>64.523415</text:p>
          </table:table-cell>
          <table:table-cell office:value-type="float" office:value="1.503622" calcext:value-type="float">
            <text:p>1.503622</text:p>
          </table:table-cell>
          <table:table-cell office:value-type="float" office:value="0.897936594" calcext:value-type="float">
            <text:p>0.897936594</text:p>
          </table:table-cell>
          <table:table-cell office:value-type="float" office:value="2.072011453" calcext:value-type="float">
            <text:p>2.072011453</text:p>
          </table:table-cell>
          <table:table-cell office:value-type="float" office:value="1.691790284" calcext:value-type="float">
            <text:p>1.69179028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04.845416" calcext:value-type="float">
            <text:p>204.845416</text:p>
          </table:table-cell>
          <table:table-cell office:value-type="float" office:value="63.7243358" calcext:value-type="float">
            <text:p>63.7243358</text:p>
          </table:table-cell>
          <table:table-cell office:value-type="float" office:value="1.48324095" calcext:value-type="float">
            <text:p>1.48324095</text:p>
          </table:table-cell>
          <table:table-cell office:value-type="float" office:value="0.875994048" calcext:value-type="float">
            <text:p>0.875994048</text:p>
          </table:table-cell>
          <table:table-cell office:value-type="float" office:value="1.492193163" calcext:value-type="float">
            <text:p>1.492193163</text:p>
          </table:table-cell>
          <table:table-cell office:value-type="float" office:value="1.218370615" calcext:value-type="float">
            <text:p>1.2183706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04.777145" calcext:value-type="float">
            <text:p>204.777145</text:p>
          </table:table-cell>
          <table:table-cell office:value-type="float" office:value="63.7645548" calcext:value-type="float">
            <text:p>63.7645548</text:p>
          </table:table-cell>
          <table:table-cell office:value-type="float" office:value="1.50177401" calcext:value-type="float">
            <text:p>1.50177401</text:p>
          </table:table-cell>
          <table:table-cell office:value-type="float" office:value="0.885187648" calcext:value-type="float">
            <text:p>0.885187648</text:p>
          </table:table-cell>
          <table:table-cell office:value-type="float" office:value="0.9031989" calcext:value-type="float">
            <text:p>0.9031989</text:p>
          </table:table-cell>
          <table:table-cell office:value-type="float" office:value="0.73745884" calcext:value-type="float">
            <text:p>0.7374588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04.574649" calcext:value-type="float">
            <text:p>204.574649</text:p>
          </table:table-cell>
          <table:table-cell office:value-type="float" office:value="63.1680619" calcext:value-type="float">
            <text:p>63.1680619</text:p>
          </table:table-cell>
          <table:table-cell office:value-type="float" office:value="1.505544974" calcext:value-type="float">
            <text:p>1.505544974</text:p>
          </table:table-cell>
          <table:table-cell office:value-type="float" office:value="0.861104558" calcext:value-type="float">
            <text:p>0.861104558</text:p>
          </table:table-cell>
          <table:table-cell office:value-type="float" office:value="1.611404691" calcext:value-type="float">
            <text:p>1.611404691</text:p>
          </table:table-cell>
          <table:table-cell office:value-type="float" office:value="1.315706453" calcext:value-type="float">
            <text:p>1.31570645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04.411326" calcext:value-type="float">
            <text:p>204.411326</text:p>
          </table:table-cell>
          <table:table-cell office:value-type="float" office:value="63.2861519" calcext:value-type="float">
            <text:p>63.2861519</text:p>
          </table:table-cell>
          <table:table-cell office:value-type="float" office:value="1.499045524" calcext:value-type="float">
            <text:p>1.499045524</text:p>
          </table:table-cell>
          <table:table-cell office:value-type="float" office:value="0.841633446" calcext:value-type="float">
            <text:p>0.841633446</text:p>
          </table:table-cell>
          <table:table-cell office:value-type="float" office:value="0.772598773" calcext:value-type="float">
            <text:p>0.772598773</text:p>
          </table:table-cell>
          <table:table-cell office:value-type="float" office:value="0.630824258" calcext:value-type="float">
            <text:p>0.63082425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204.245745" calcext:value-type="float">
            <text:p>204.245745</text:p>
          </table:table-cell>
          <table:table-cell office:value-type="float" office:value="62.9431365" calcext:value-type="float">
            <text:p>62.9431365</text:p>
          </table:table-cell>
          <table:table-cell office:value-type="float" office:value="1.50805205" calcext:value-type="float">
            <text:p>1.50805205</text:p>
          </table:table-cell>
          <table:table-cell office:value-type="float" office:value="0.822479795" calcext:value-type="float">
            <text:p>0.822479795</text:p>
          </table:table-cell>
          <table:table-cell office:value-type="float" office:value="1.047546099" calcext:value-type="float">
            <text:p>1.047546099</text:p>
          </table:table-cell>
          <table:table-cell office:value-type="float" office:value="0.855317825" calcext:value-type="float">
            <text:p>0.8553178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04.172598" calcext:value-type="float">
            <text:p>204.172598</text:p>
          </table:table-cell>
          <table:table-cell office:value-type="float" office:value="62.9282478" calcext:value-type="float">
            <text:p>62.9282478</text:p>
          </table:table-cell>
          <table:table-cell office:value-type="float" office:value="1.53645033" calcext:value-type="float">
            <text:p>1.53645033</text:p>
          </table:table-cell>
          <table:table-cell office:value-type="float" office:value="0.816490621" calcext:value-type="float">
            <text:p>0.816490621</text:p>
          </table:table-cell>
          <table:table-cell office:value-type="float" office:value="0.39358251" calcext:value-type="float">
            <text:p>0.39358251</text:p>
          </table:table-cell>
          <table:table-cell office:value-type="float" office:value="0.32135878" calcext:value-type="float">
            <text:p>0.321358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03.982618" calcext:value-type="float">
            <text:p>203.982618</text:p>
          </table:table-cell>
          <table:table-cell office:value-type="float" office:value="62.3625228" calcext:value-type="float">
            <text:p>62.3625228</text:p>
          </table:table-cell>
          <table:table-cell office:value-type="float" office:value="1.52259839" calcext:value-type="float">
            <text:p>1.52259839</text:p>
          </table:table-cell>
          <table:table-cell office:value-type="float" office:value="0.790554455" calcext:value-type="float">
            <text:p>0.790554455</text:p>
          </table:table-cell>
          <table:table-cell office:value-type="float" office:value="1.03498634" calcext:value-type="float">
            <text:p>1.03498634</text:p>
          </table:table-cell>
          <table:table-cell office:value-type="float" office:value="0.84506282" calcext:value-type="float">
            <text:p>0.845062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03.750489" calcext:value-type="float">
            <text:p>203.750489</text:p>
          </table:table-cell>
          <table:table-cell office:value-type="float" office:value="62.3755725" calcext:value-type="float">
            <text:p>62.3755725</text:p>
          </table:table-cell>
          <table:table-cell office:value-type="float" office:value="1.489712086" calcext:value-type="float">
            <text:p>1.489712086</text:p>
          </table:table-cell>
          <table:table-cell office:value-type="float" office:value="0.796549641" calcext:value-type="float">
            <text:p>0.796549641</text:p>
          </table:table-cell>
          <table:table-cell office:value-type="float" office:value="0.9750102" calcext:value-type="float">
            <text:p>0.9750102</text:p>
          </table:table-cell>
          <table:table-cell office:value-type="float" office:value="0.796092496" calcext:value-type="float">
            <text:p>0.79609249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3.652669" calcext:value-type="float">
            <text:p>203.652669</text:p>
          </table:table-cell>
          <table:table-cell office:value-type="float" office:value="62.043172" calcext:value-type="float">
            <text:p>62.043172</text:p>
          </table:table-cell>
          <table:table-cell office:value-type="float" office:value="1.480885906" calcext:value-type="float">
            <text:p>1.480885906</text:p>
          </table:table-cell>
          <table:table-cell office:value-type="float" office:value="0.816026936" calcext:value-type="float">
            <text:p>0.816026936</text:p>
          </table:table-cell>
          <table:table-cell office:value-type="float" office:value="1.169638323" calcext:value-type="float">
            <text:p>1.169638323</text:p>
          </table:table-cell>
          <table:table-cell office:value-type="float" office:value="0.95500572" calcext:value-type="float">
            <text:p>0.955005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03.216187" calcext:value-type="float">
            <text:p>203.216187</text:p>
          </table:table-cell>
          <table:table-cell office:value-type="float" office:value="61.8742864" calcext:value-type="float">
            <text:p>61.8742864</text:p>
          </table:table-cell>
          <table:table-cell office:value-type="float" office:value="1.48482012" calcext:value-type="float">
            <text:p>1.48482012</text:p>
          </table:table-cell>
          <table:table-cell office:value-type="float" office:value="0.819431162" calcext:value-type="float">
            <text:p>0.819431162</text:p>
          </table:table-cell>
          <table:table-cell office:value-type="float" office:value="1.352211375" calcext:value-type="float">
            <text:p>1.352211375</text:p>
          </table:table-cell>
          <table:table-cell office:value-type="float" office:value="1.10407596" calcext:value-type="float">
            <text:p>1.1040759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02.753142" calcext:value-type="float">
            <text:p>202.753142</text:p>
          </table:table-cell>
          <table:table-cell office:value-type="float" office:value="61.8505954" calcext:value-type="float">
            <text:p>61.8505954</text:p>
          </table:table-cell>
          <table:table-cell office:value-type="float" office:value="1.46691397" calcext:value-type="float">
            <text:p>1.46691397</text:p>
          </table:table-cell>
          <table:table-cell office:value-type="float" office:value="0.820932614" calcext:value-type="float">
            <text:p>0.820932614</text:p>
          </table:table-cell>
          <table:table-cell office:value-type="float" office:value="1.29530489" calcext:value-type="float">
            <text:p>1.29530489</text:p>
          </table:table-cell>
          <table:table-cell office:value-type="float" office:value="1.05761205" calcext:value-type="float">
            <text:p>1.0576120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01.571263" calcext:value-type="float">
            <text:p>201.571263</text:p>
          </table:table-cell>
          <table:table-cell office:value-type="float" office:value="61.6037635" calcext:value-type="float">
            <text:p>61.6037635</text:p>
          </table:table-cell>
          <table:table-cell office:value-type="float" office:value="1.467058836" calcext:value-type="float">
            <text:p>1.467058836</text:p>
          </table:table-cell>
          <table:table-cell office:value-type="float" office:value="0.815185122" calcext:value-type="float">
            <text:p>0.815185122</text:p>
          </table:table-cell>
          <table:table-cell office:value-type="float" office:value="1.89361172" calcext:value-type="float">
            <text:p>1.89361172</text:p>
          </table:table-cell>
          <table:table-cell office:value-type="float" office:value="1.54612744" calcext:value-type="float">
            <text:p>1.5461274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01.401084" calcext:value-type="float">
            <text:p>201.401084</text:p>
          </table:table-cell>
          <table:table-cell office:value-type="float" office:value="61.4822658" calcext:value-type="float">
            <text:p>61.4822658</text:p>
          </table:table-cell>
          <table:table-cell office:value-type="float" office:value="1.456935116" calcext:value-type="float">
            <text:p>1.456935116</text:p>
          </table:table-cell>
          <table:table-cell office:value-type="float" office:value="0.824212826" calcext:value-type="float">
            <text:p>0.824212826</text:p>
          </table:table-cell>
          <table:table-cell office:value-type="float" office:value="1.301087004" calcext:value-type="float">
            <text:p>1.301087004</text:p>
          </table:table-cell>
          <table:table-cell office:value-type="float" office:value="1.06233305" calcext:value-type="float">
            <text:p>1.0623330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00.2222766" calcext:value-type="float">
            <text:p>200.2222766</text:p>
          </table:table-cell>
          <table:table-cell office:value-type="float" office:value="61.3788992" calcext:value-type="float">
            <text:p>61.3788992</text:p>
          </table:table-cell>
          <table:table-cell office:value-type="float" office:value="1.41195337" calcext:value-type="float">
            <text:p>1.41195337</text:p>
          </table:table-cell>
          <table:table-cell office:value-type="float" office:value="0.819265864" calcext:value-type="float">
            <text:p>0.819265864</text:p>
          </table:table-cell>
          <table:table-cell office:value-type="float" office:value="2.48168891" calcext:value-type="float">
            <text:p>2.48168891</text:p>
          </table:table-cell>
          <table:table-cell office:value-type="float" office:value="2.02629054" calcext:value-type="float">
            <text:p>2.0262905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00.1289186" calcext:value-type="float">
            <text:p>200.1289186</text:p>
          </table:table-cell>
          <table:table-cell office:value-type="float" office:value="61.2208777" calcext:value-type="float">
            <text:p>61.2208777</text:p>
          </table:table-cell>
          <table:table-cell office:value-type="float" office:value="1.42256366" calcext:value-type="float">
            <text:p>1.42256366</text:p>
          </table:table-cell>
          <table:table-cell office:value-type="float" office:value="0.831940368" calcext:value-type="float">
            <text:p>0.831940368</text:p>
          </table:table-cell>
          <table:table-cell office:value-type="float" office:value="1.350351021" calcext:value-type="float">
            <text:p>1.350351021</text:p>
          </table:table-cell>
          <table:table-cell office:value-type="float" office:value="1.102557007" calcext:value-type="float">
            <text:p>1.102557007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9.113986" calcext:value-type="float">
            <text:p>199.113986</text:p>
          </table:table-cell>
          <table:table-cell office:value-type="float" office:value="61.3542485" calcext:value-type="float">
            <text:p>61.3542485</text:p>
          </table:table-cell>
          <table:table-cell office:value-type="float" office:value="1.41673057" calcext:value-type="float">
            <text:p>1.41673057</text:p>
          </table:table-cell>
          <table:table-cell office:value-type="float" office:value="0.803787597" calcext:value-type="float">
            <text:p>0.803787597</text:p>
          </table:table-cell>
          <table:table-cell office:value-type="float" office:value="2.640218156" calcext:value-type="float">
            <text:p>2.640218156</text:p>
          </table:table-cell>
          <table:table-cell office:value-type="float" office:value="2.155729087" calcext:value-type="float">
            <text:p>2.15572908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8.996008" calcext:value-type="float">
            <text:p>198.996008</text:p>
          </table:table-cell>
          <table:table-cell office:value-type="float" office:value="60.9958282" calcext:value-type="float">
            <text:p>60.9958282</text:p>
          </table:table-cell>
          <table:table-cell office:value-type="float" office:value="1.41935537" calcext:value-type="float">
            <text:p>1.41935537</text:p>
          </table:table-cell>
          <table:table-cell office:value-type="float" office:value="0.798056106" calcext:value-type="float">
            <text:p>0.798056106</text:p>
          </table:table-cell>
          <table:table-cell office:value-type="float" office:value="1.249319504" calcext:value-type="float">
            <text:p>1.249319504</text:p>
          </table:table-cell>
          <table:table-cell office:value-type="float" office:value="1.0200651" calcext:value-type="float">
            <text:p>1.02006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98.3545865" calcext:value-type="float">
            <text:p>198.3545865</text:p>
          </table:table-cell>
          <table:table-cell office:value-type="float" office:value="61.2233091" calcext:value-type="float">
            <text:p>61.2233091</text:p>
          </table:table-cell>
          <table:table-cell office:value-type="float" office:value="1.424057304" calcext:value-type="float">
            <text:p>1.424057304</text:p>
          </table:table-cell>
          <table:table-cell office:value-type="float" office:value="0.809289632" calcext:value-type="float">
            <text:p>0.809289632</text:p>
          </table:table-cell>
          <table:table-cell office:value-type="float" office:value="2.33842257" calcext:value-type="float">
            <text:p>2.33842257</text:p>
          </table:table-cell>
          <table:table-cell office:value-type="float" office:value="1.90931403" calcext:value-type="float">
            <text:p>1.9093140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98.7420815" calcext:value-type="float">
            <text:p>198.7420815</text:p>
          </table:table-cell>
          <table:table-cell office:value-type="float" office:value="60.9369521" calcext:value-type="float">
            <text:p>60.9369521</text:p>
          </table:table-cell>
          <table:table-cell office:value-type="float" office:value="1.401993469" calcext:value-type="float">
            <text:p>1.401993469</text:p>
          </table:table-cell>
          <table:table-cell office:value-type="float" office:value="0.782459081" calcext:value-type="float">
            <text:p>0.782459081</text:p>
          </table:table-cell>
          <table:table-cell office:value-type="float" office:value="1.505885184" calcext:value-type="float">
            <text:p>1.505885184</text:p>
          </table:table-cell>
          <table:table-cell office:value-type="float" office:value="1.22955012" calcext:value-type="float">
            <text:p>1.2295501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98.748012" calcext:value-type="float">
            <text:p>198.748012</text:p>
          </table:table-cell>
          <table:table-cell office:value-type="float" office:value="61.0335823" calcext:value-type="float">
            <text:p>61.0335823</text:p>
          </table:table-cell>
          <table:table-cell office:value-type="float" office:value="1.442720962" calcext:value-type="float">
            <text:p>1.442720962</text:p>
          </table:table-cell>
          <table:table-cell office:value-type="float" office:value="0.801115596" calcext:value-type="float">
            <text:p>0.801115596</text:p>
          </table:table-cell>
          <table:table-cell office:value-type="float" office:value="2.64220952" calcext:value-type="float">
            <text:p>2.64220952</text:p>
          </table:table-cell>
          <table:table-cell office:value-type="float" office:value="2.157355032" calcext:value-type="float">
            <text:p>2.15735503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98.616628" calcext:value-type="float">
            <text:p>198.616628</text:p>
          </table:table-cell>
          <table:table-cell office:value-type="float" office:value="60.844052" calcext:value-type="float">
            <text:p>60.844052</text:p>
          </table:table-cell>
          <table:table-cell office:value-type="float" office:value="1.432147531" calcext:value-type="float">
            <text:p>1.432147531</text:p>
          </table:table-cell>
          <table:table-cell office:value-type="float" office:value="0.784963277" calcext:value-type="float">
            <text:p>0.784963277</text:p>
          </table:table-cell>
          <table:table-cell office:value-type="float" office:value="1.148202148" calcext:value-type="float">
            <text:p>1.148202148</text:p>
          </table:table-cell>
          <table:table-cell office:value-type="float" office:value="0.937503157" calcext:value-type="float">
            <text:p>0.93750315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8.050996" calcext:value-type="float">
            <text:p>198.050996</text:p>
          </table:table-cell>
          <table:table-cell office:value-type="float" office:value="60.7555552" calcext:value-type="float">
            <text:p>60.7555552</text:p>
          </table:table-cell>
          <table:table-cell office:value-type="float" office:value="1.437587195" calcext:value-type="float">
            <text:p>1.437587195</text:p>
          </table:table-cell>
          <table:table-cell office:value-type="float" office:value="0.811122" calcext:value-type="float">
            <text:p>0.811122</text:p>
          </table:table-cell>
          <table:table-cell office:value-type="float" office:value="1.537328996" calcext:value-type="float">
            <text:p>1.537328996</text:p>
          </table:table-cell>
          <table:table-cell office:value-type="float" office:value="1.255223867" calcext:value-type="float">
            <text:p>1.25522386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98.444674" calcext:value-type="float">
            <text:p>198.444674</text:p>
          </table:table-cell>
          <table:table-cell office:value-type="float" office:value="60.6007182" calcext:value-type="float">
            <text:p>60.6007182</text:p>
          </table:table-cell>
          <table:table-cell office:value-type="float" office:value="1.40503096" calcext:value-type="float">
            <text:p>1.40503096</text:p>
          </table:table-cell>
          <table:table-cell office:value-type="float" office:value="0.794646707" calcext:value-type="float">
            <text:p>0.794646707</text:p>
          </table:table-cell>
          <table:table-cell office:value-type="float" office:value="1.63178907" calcext:value-type="float">
            <text:p>1.63178907</text:p>
          </table:table-cell>
          <table:table-cell office:value-type="float" office:value="1.33235014" calcext:value-type="float">
            <text:p>1.332350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98.286371" calcext:value-type="float">
            <text:p>198.286371</text:p>
          </table:table-cell>
          <table:table-cell office:value-type="float" office:value="60.290628" calcext:value-type="float">
            <text:p>60.290628</text:p>
          </table:table-cell>
          <table:table-cell office:value-type="float" office:value="1.37342545" calcext:value-type="float">
            <text:p>1.37342545</text:p>
          </table:table-cell>
          <table:table-cell office:value-type="float" office:value="0.743545044" calcext:value-type="float">
            <text:p>0.743545044</text:p>
          </table:table-cell>
          <table:table-cell office:value-type="float" office:value="1.64505425" calcext:value-type="float">
            <text:p>1.64505425</text:p>
          </table:table-cell>
          <table:table-cell office:value-type="float" office:value="1.343181193" calcext:value-type="float">
            <text:p>1.34318119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98.133437" calcext:value-type="float">
            <text:p>198.133437</text:p>
          </table:table-cell>
          <table:table-cell office:value-type="float" office:value="60.2573531" calcext:value-type="float">
            <text:p>60.2573531</text:p>
          </table:table-cell>
          <table:table-cell office:value-type="float" office:value="1.347287677" calcext:value-type="float">
            <text:p>1.347287677</text:p>
          </table:table-cell>
          <table:table-cell office:value-type="float" office:value="0.734874739" calcext:value-type="float">
            <text:p>0.734874739</text:p>
          </table:table-cell>
          <table:table-cell office:value-type="float" office:value="0.971099266" calcext:value-type="float">
            <text:p>0.971099266</text:p>
          </table:table-cell>
          <table:table-cell office:value-type="float" office:value="0.792899235" calcext:value-type="float">
            <text:p>0.79289923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98.373312" calcext:value-type="float">
            <text:p>198.373312</text:p>
          </table:table-cell>
          <table:table-cell office:value-type="float" office:value="59.7739547" calcext:value-type="float">
            <text:p>59.7739547</text:p>
          </table:table-cell>
          <table:table-cell office:value-type="float" office:value="1.427909287" calcext:value-type="float">
            <text:p>1.427909287</text:p>
          </table:table-cell>
          <table:table-cell office:value-type="float" office:value="0.764964098" calcext:value-type="float">
            <text:p>0.764964098</text:p>
          </table:table-cell>
          <table:table-cell office:value-type="float" office:value="1.338725318" calcext:value-type="float">
            <text:p>1.338725318</text:p>
          </table:table-cell>
          <table:table-cell office:value-type="float" office:value="1.093064643" calcext:value-type="float">
            <text:p>1.0930646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98.340642" calcext:value-type="float">
            <text:p>198.340642</text:p>
          </table:table-cell>
          <table:table-cell office:value-type="float" office:value="59.7911845" calcext:value-type="float">
            <text:p>59.7911845</text:p>
          </table:table-cell>
          <table:table-cell office:value-type="float" office:value="1.421883073" calcext:value-type="float">
            <text:p>1.421883073</text:p>
          </table:table-cell>
          <table:table-cell office:value-type="float" office:value="0.768501505" calcext:value-type="float">
            <text:p>0.768501505</text:p>
          </table:table-cell>
          <table:table-cell office:value-type="float" office:value="0.94986383" calcext:value-type="float">
            <text:p>0.94986383</text:p>
          </table:table-cell>
          <table:table-cell office:value-type="float" office:value="0.77556054" calcext:value-type="float">
            <text:p>0.775560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98.623652" calcext:value-type="float">
            <text:p>198.623652</text:p>
          </table:table-cell>
          <table:table-cell office:value-type="float" office:value="59.4131158" calcext:value-type="float">
            <text:p>59.4131158</text:p>
          </table:table-cell>
          <table:table-cell office:value-type="float" office:value="1.376549373" calcext:value-type="float">
            <text:p>1.376549373</text:p>
          </table:table-cell>
          <table:table-cell office:value-type="float" office:value="0.777485638" calcext:value-type="float">
            <text:p>0.777485638</text:p>
          </table:table-cell>
          <table:table-cell office:value-type="float" office:value="1.003689373" calcext:value-type="float">
            <text:p>1.003689373</text:p>
          </table:table-cell>
          <table:table-cell office:value-type="float" office:value="0.819508914" calcext:value-type="float">
            <text:p>0.8195089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8.263277" calcext:value-type="float">
            <text:p>198.263277</text:p>
          </table:table-cell>
          <table:table-cell office:value-type="float" office:value="59.2901991" calcext:value-type="float">
            <text:p>59.2901991</text:p>
          </table:table-cell>
          <table:table-cell office:value-type="float" office:value="1.417971774" calcext:value-type="float">
            <text:p>1.417971774</text:p>
          </table:table-cell>
          <table:table-cell office:value-type="float" office:value="0.776772404" calcext:value-type="float">
            <text:p>0.776772404</text:p>
          </table:table-cell>
          <table:table-cell office:value-type="float" office:value="1.151010197" calcext:value-type="float">
            <text:p>1.151010197</text:p>
          </table:table-cell>
          <table:table-cell office:value-type="float" office:value="0.939795925" calcext:value-type="float">
            <text:p>0.93979592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98.533304" calcext:value-type="float">
            <text:p>198.533304</text:p>
          </table:table-cell>
          <table:table-cell office:value-type="float" office:value="58.8922336" calcext:value-type="float">
            <text:p>58.8922336</text:p>
          </table:table-cell>
          <table:table-cell office:value-type="float" office:value="1.45390954" calcext:value-type="float">
            <text:p>1.45390954</text:p>
          </table:table-cell>
          <table:table-cell office:value-type="float" office:value="0.775268844" calcext:value-type="float">
            <text:p>0.775268844</text:p>
          </table:table-cell>
          <table:table-cell office:value-type="float" office:value="0.787937029" calcext:value-type="float">
            <text:p>0.787937029</text:p>
          </table:table-cell>
          <table:table-cell office:value-type="float" office:value="0.643347875" calcext:value-type="float">
            <text:p>0.64334787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97.89155" calcext:value-type="float">
            <text:p>197.89155</text:p>
          </table:table-cell>
          <table:table-cell office:value-type="float" office:value="58.4251248" calcext:value-type="float">
            <text:p>58.4251248</text:p>
          </table:table-cell>
          <table:table-cell office:value-type="float" office:value="1.386637888" calcext:value-type="float">
            <text:p>1.386637888</text:p>
          </table:table-cell>
          <table:table-cell office:value-type="float" office:value="0.764373563" calcext:value-type="float">
            <text:p>0.764373563</text:p>
          </table:table-cell>
          <table:table-cell office:value-type="float" office:value="1.2992049" calcext:value-type="float">
            <text:p>1.2992049</text:p>
          </table:table-cell>
          <table:table-cell office:value-type="float" office:value="1.06079636" calcext:value-type="float">
            <text:p>1.060796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8.205566" calcext:value-type="float">
            <text:p>198.205566</text:p>
          </table:table-cell>
          <table:table-cell office:value-type="float" office:value="58.315121" calcext:value-type="float">
            <text:p>58.315121</text:p>
          </table:table-cell>
          <table:table-cell office:value-type="float" office:value="1.388331224" calcext:value-type="float">
            <text:p>1.388331224</text:p>
          </table:table-cell>
          <table:table-cell office:value-type="float" office:value="0.76562549" calcext:value-type="float">
            <text:p>0.76562549</text:p>
          </table:table-cell>
          <table:table-cell office:value-type="float" office:value="0.511725493" calcext:value-type="float">
            <text:p>0.511725493</text:p>
          </table:table-cell>
          <table:table-cell office:value-type="float" office:value="0.417822119" calcext:value-type="float">
            <text:p>0.41782211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97.834911" calcext:value-type="float">
            <text:p>197.834911</text:p>
          </table:table-cell>
          <table:table-cell office:value-type="float" office:value="58.1567853" calcext:value-type="float">
            <text:p>58.1567853</text:p>
          </table:table-cell>
          <table:table-cell office:value-type="float" office:value="1.42685802" calcext:value-type="float">
            <text:p>1.42685802</text:p>
          </table:table-cell>
          <table:table-cell office:value-type="float" office:value="0.776733262" calcext:value-type="float">
            <text:p>0.776733262</text:p>
          </table:table-cell>
          <table:table-cell office:value-type="float" office:value="1.877538272" calcext:value-type="float">
            <text:p>1.877538272</text:p>
          </table:table-cell>
          <table:table-cell office:value-type="float" office:value="1.53300353" calcext:value-type="float">
            <text:p>1.5330035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97.897852" calcext:value-type="float">
            <text:p>197.897852</text:p>
          </table:table-cell>
          <table:table-cell office:value-type="float" office:value="58.1613243" calcext:value-type="float">
            <text:p>58.1613243</text:p>
          </table:table-cell>
          <table:table-cell office:value-type="float" office:value="1.41905943" calcext:value-type="float">
            <text:p>1.41905943</text:p>
          </table:table-cell>
          <table:table-cell office:value-type="float" office:value="0.763678516" calcext:value-type="float">
            <text:p>0.763678516</text:p>
          </table:table-cell>
          <table:table-cell office:value-type="float" office:value="0.459410534" calcext:value-type="float">
            <text:p>0.459410534</text:p>
          </table:table-cell>
          <table:table-cell office:value-type="float" office:value="0.375107127" calcext:value-type="float">
            <text:p>0.3751071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98.360065" calcext:value-type="float">
            <text:p>198.360065</text:p>
          </table:table-cell>
          <table:table-cell office:value-type="float" office:value="58.2217402" calcext:value-type="float">
            <text:p>58.2217402</text:p>
          </table:table-cell>
          <table:table-cell office:value-type="float" office:value="1.451280294" calcext:value-type="float">
            <text:p>1.451280294</text:p>
          </table:table-cell>
          <table:table-cell office:value-type="float" office:value="0.802744757" calcext:value-type="float">
            <text:p>0.802744757</text:p>
          </table:table-cell>
          <table:table-cell office:value-type="float" office:value="1.39208459" calcext:value-type="float">
            <text:p>1.39208459</text:p>
          </table:table-cell>
          <table:table-cell office:value-type="float" office:value="1.136632357" calcext:value-type="float">
            <text:p>1.13663235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97.5761266" calcext:value-type="float">
            <text:p>197.5761266</text:p>
          </table:table-cell>
          <table:table-cell office:value-type="float" office:value="58.0225088" calcext:value-type="float">
            <text:p>58.0225088</text:p>
          </table:table-cell>
          <table:table-cell office:value-type="float" office:value="1.457298434" calcext:value-type="float">
            <text:p>1.457298434</text:p>
          </table:table-cell>
          <table:table-cell office:value-type="float" office:value="0.794306334" calcext:value-type="float">
            <text:p>0.794306334</text:p>
          </table:table-cell>
          <table:table-cell office:value-type="float" office:value="1.27335325" calcext:value-type="float">
            <text:p>1.27335325</text:p>
          </table:table-cell>
          <table:table-cell office:value-type="float" office:value="1.039688561" calcext:value-type="float">
            <text:p>1.03968856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98.1251616" calcext:value-type="float">
            <text:p>198.1251616</text:p>
          </table:table-cell>
          <table:table-cell office:value-type="float" office:value="58.2078777" calcext:value-type="float">
            <text:p>58.2078777</text:p>
          </table:table-cell>
          <table:table-cell office:value-type="float" office:value="1.50795566" calcext:value-type="float">
            <text:p>1.50795566</text:p>
          </table:table-cell>
          <table:table-cell office:value-type="float" office:value="0.84000331" calcext:value-type="float">
            <text:p>0.84000331</text:p>
          </table:table-cell>
          <table:table-cell office:value-type="float" office:value="1.237927366" calcext:value-type="float">
            <text:p>1.237927366</text:p>
          </table:table-cell>
          <table:table-cell office:value-type="float" office:value="1.010763444" calcext:value-type="float">
            <text:p>1.01076344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97.4049614" calcext:value-type="float">
            <text:p>197.4049614</text:p>
          </table:table-cell>
          <table:table-cell office:value-type="float" office:value="58.2060388" calcext:value-type="float">
            <text:p>58.2060388</text:p>
          </table:table-cell>
          <table:table-cell office:value-type="float" office:value="1.523111584" calcext:value-type="float">
            <text:p>1.523111584</text:p>
          </table:table-cell>
          <table:table-cell office:value-type="float" office:value="0.840901462" calcext:value-type="float">
            <text:p>0.840901462</text:p>
          </table:table-cell>
          <table:table-cell office:value-type="float" office:value="1.277921532" calcext:value-type="float">
            <text:p>1.277921532</text:p>
          </table:table-cell>
          <table:table-cell office:value-type="float" office:value="1.043418575" calcext:value-type="float">
            <text:p>1.04341857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97.1257924" calcext:value-type="float">
            <text:p>197.1257924</text:p>
          </table:table-cell>
          <table:table-cell office:value-type="float" office:value="57.7659495" calcext:value-type="float">
            <text:p>57.7659495</text:p>
          </table:table-cell>
          <table:table-cell office:value-type="float" office:value="1.552270264" calcext:value-type="float">
            <text:p>1.552270264</text:p>
          </table:table-cell>
          <table:table-cell office:value-type="float" office:value="0.858264792" calcext:value-type="float">
            <text:p>0.858264792</text:p>
          </table:table-cell>
          <table:table-cell office:value-type="float" office:value="2.34514156" calcext:value-type="float">
            <text:p>2.34514156</text:p>
          </table:table-cell>
          <table:table-cell office:value-type="float" office:value="1.914800047" calcext:value-type="float">
            <text:p>1.91480004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97.3214344" calcext:value-type="float">
            <text:p>197.3214344</text:p>
          </table:table-cell>
          <table:table-cell office:value-type="float" office:value="57.9051005" calcext:value-type="float">
            <text:p>57.9051005</text:p>
          </table:table-cell>
          <table:table-cell office:value-type="float" office:value="1.489395374" calcext:value-type="float">
            <text:p>1.489395374</text:p>
          </table:table-cell>
          <table:table-cell office:value-type="float" office:value="0.851840912" calcext:value-type="float">
            <text:p>0.851840912</text:p>
          </table:table-cell>
          <table:table-cell office:value-type="float" office:value="1.515031374" calcext:value-type="float">
            <text:p>1.515031374</text:p>
          </table:table-cell>
          <table:table-cell office:value-type="float" office:value="1.237017974" calcext:value-type="float">
            <text:p>1.23701797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96.9857124" calcext:value-type="float">
            <text:p>196.9857124</text:p>
          </table:table-cell>
          <table:table-cell office:value-type="float" office:value="57.3809507" calcext:value-type="float">
            <text:p>57.3809507</text:p>
          </table:table-cell>
          <table:table-cell office:value-type="float" office:value="1.502099354" calcext:value-type="float">
            <text:p>1.502099354</text:p>
          </table:table-cell>
          <table:table-cell office:value-type="float" office:value="0.822969796" calcext:value-type="float">
            <text:p>0.822969796</text:p>
          </table:table-cell>
          <table:table-cell office:value-type="float" office:value="2.0969437" calcext:value-type="float">
            <text:p>2.0969437</text:p>
          </table:table-cell>
          <table:table-cell office:value-type="float" office:value="1.71214733" calcext:value-type="float">
            <text:p>1.7121473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97.3576396" calcext:value-type="float">
            <text:p>197.3576396</text:p>
          </table:table-cell>
          <table:table-cell office:value-type="float" office:value="57.4299496" calcext:value-type="float">
            <text:p>57.4299496</text:p>
          </table:table-cell>
          <table:table-cell office:value-type="float" office:value="1.496779985" calcext:value-type="float">
            <text:p>1.496779985</text:p>
          </table:table-cell>
          <table:table-cell office:value-type="float" office:value="0.831139908" calcext:value-type="float">
            <text:p>0.831139908</text:p>
          </table:table-cell>
          <table:table-cell office:value-type="float" office:value="1.435329934" calcext:value-type="float">
            <text:p>1.435329934</text:p>
          </table:table-cell>
          <table:table-cell office:value-type="float" office:value="1.17194196" calcext:value-type="float">
            <text:p>1.1719419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96.9254156" calcext:value-type="float">
            <text:p>196.9254156</text:p>
          </table:table-cell>
          <table:table-cell office:value-type="float" office:value="57.0098125" calcext:value-type="float">
            <text:p>57.0098125</text:p>
          </table:table-cell>
          <table:table-cell office:value-type="float" office:value="1.49975033" calcext:value-type="float">
            <text:p>1.49975033</text:p>
          </table:table-cell>
          <table:table-cell office:value-type="float" office:value="0.763048438" calcext:value-type="float">
            <text:p>0.763048438</text:p>
          </table:table-cell>
          <table:table-cell office:value-type="float" office:value="2.099840998" calcext:value-type="float">
            <text:p>2.099840998</text:p>
          </table:table-cell>
          <table:table-cell office:value-type="float" office:value="1.714512966" calcext:value-type="float">
            <text:p>1.71451296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96.6720936" calcext:value-type="float">
            <text:p>196.6720936</text:p>
          </table:table-cell>
          <table:table-cell office:value-type="float" office:value="56.8202224" calcext:value-type="float">
            <text:p>56.8202224</text:p>
          </table:table-cell>
          <table:table-cell office:value-type="float" office:value="1.605653645" calcext:value-type="float">
            <text:p>1.605653645</text:p>
          </table:table-cell>
          <table:table-cell office:value-type="float" office:value="0.820493743" calcext:value-type="float">
            <text:p>0.820493743</text:p>
          </table:table-cell>
          <table:table-cell office:value-type="float" office:value="0.97095913" calcext:value-type="float">
            <text:p>0.97095913</text:p>
          </table:table-cell>
          <table:table-cell office:value-type="float" office:value="0.79278479" calcext:value-type="float">
            <text:p>0.7927847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96.8057626" calcext:value-type="float">
            <text:p>196.8057626</text:p>
          </table:table-cell>
          <table:table-cell office:value-type="float" office:value="56.7600761" calcext:value-type="float">
            <text:p>56.7600761</text:p>
          </table:table-cell>
          <table:table-cell office:value-type="float" office:value="1.57129354" calcext:value-type="float">
            <text:p>1.57129354</text:p>
          </table:table-cell>
          <table:table-cell office:value-type="float" office:value="0.82435291" calcext:value-type="float">
            <text:p>0.82435291</text:p>
          </table:table-cell>
          <table:table-cell office:value-type="float" office:value="1.930549652" calcext:value-type="float">
            <text:p>1.930549652</text:p>
          </table:table-cell>
          <table:table-cell office:value-type="float" office:value="1.576287164" calcext:value-type="float">
            <text:p>1.57628716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96.9751066" calcext:value-type="float">
            <text:p>196.9751066</text:p>
          </table:table-cell>
          <table:table-cell office:value-type="float" office:value="56.7390247" calcext:value-type="float">
            <text:p>56.7390247</text:p>
          </table:table-cell>
          <table:table-cell office:value-type="float" office:value="1.57861586" calcext:value-type="float">
            <text:p>1.57861586</text:p>
          </table:table-cell>
          <table:table-cell office:value-type="float" office:value="0.841185329" calcext:value-type="float">
            <text:p>0.841185329</text:p>
          </table:table-cell>
          <table:table-cell office:value-type="float" office:value="0.84247311" calcext:value-type="float">
            <text:p>0.84247311</text:p>
          </table:table-cell>
          <table:table-cell office:value-type="float" office:value="0.687876437" calcext:value-type="float">
            <text:p>0.68787643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96.71637" calcext:value-type="float">
            <text:p>196.71637</text:p>
          </table:table-cell>
          <table:table-cell office:value-type="float" office:value="56.7648262" calcext:value-type="float">
            <text:p>56.7648262</text:p>
          </table:table-cell>
          <table:table-cell office:value-type="float" office:value="1.50583218" calcext:value-type="float">
            <text:p>1.50583218</text:p>
          </table:table-cell>
          <table:table-cell office:value-type="float" office:value="0.770499584" calcext:value-type="float">
            <text:p>0.770499584</text:p>
          </table:table-cell>
          <table:table-cell office:value-type="float" office:value="1.432368844" calcext:value-type="float">
            <text:p>1.432368844</text:p>
          </table:table-cell>
          <table:table-cell office:value-type="float" office:value="1.169524275" calcext:value-type="float">
            <text:p>1.16952427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6.633886" calcext:value-type="float">
            <text:p>196.633886</text:p>
          </table:table-cell>
          <table:table-cell office:value-type="float" office:value="56.7700385" calcext:value-type="float">
            <text:p>56.7700385</text:p>
          </table:table-cell>
          <table:table-cell office:value-type="float" office:value="1.53124588" calcext:value-type="float">
            <text:p>1.53124588</text:p>
          </table:table-cell>
          <table:table-cell office:value-type="float" office:value="0.799512569" calcext:value-type="float">
            <text:p>0.799512569</text:p>
          </table:table-cell>
          <table:table-cell office:value-type="float" office:value="0.49621438" calcext:value-type="float">
            <text:p>0.49621438</text:p>
          </table:table-cell>
          <table:table-cell office:value-type="float" office:value="0.405157355" calcext:value-type="float">
            <text:p>0.40515735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95.929682" calcext:value-type="float">
            <text:p>195.929682</text:p>
          </table:table-cell>
          <table:table-cell office:value-type="float" office:value="56.6535932" calcext:value-type="float">
            <text:p>56.6535932</text:p>
          </table:table-cell>
          <table:table-cell office:value-type="float" office:value="1.50656502" calcext:value-type="float">
            <text:p>1.50656502</text:p>
          </table:table-cell>
          <table:table-cell office:value-type="float" office:value="0.808874775" calcext:value-type="float">
            <text:p>0.808874775</text:p>
          </table:table-cell>
          <table:table-cell office:value-type="float" office:value="1.200213913" calcext:value-type="float">
            <text:p>1.200213913</text:p>
          </table:table-cell>
          <table:table-cell office:value-type="float" office:value="0.979970543" calcext:value-type="float">
            <text:p>0.97997054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95.516166" calcext:value-type="float">
            <text:p>195.516166</text:p>
          </table:table-cell>
          <table:table-cell office:value-type="float" office:value="56.6719325" calcext:value-type="float">
            <text:p>56.6719325</text:p>
          </table:table-cell>
          <table:table-cell office:value-type="float" office:value="1.501782627" calcext:value-type="float">
            <text:p>1.501782627</text:p>
          </table:table-cell>
          <table:table-cell office:value-type="float" office:value="0.805098994" calcext:value-type="float">
            <text:p>0.805098994</text:p>
          </table:table-cell>
          <table:table-cell office:value-type="float" office:value="0.466708657" calcext:value-type="float">
            <text:p>0.466708657</text:p>
          </table:table-cell>
          <table:table-cell office:value-type="float" office:value="0.381066022" calcext:value-type="float">
            <text:p>0.38106602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5.023989" calcext:value-type="float">
            <text:p>195.023989</text:p>
          </table:table-cell>
          <table:table-cell office:value-type="float" office:value="56.9584899" calcext:value-type="float">
            <text:p>56.9584899</text:p>
          </table:table-cell>
          <table:table-cell office:value-type="float" office:value="1.521082577" calcext:value-type="float">
            <text:p>1.521082577</text:p>
          </table:table-cell>
          <table:table-cell office:value-type="float" office:value="0.821225583" calcext:value-type="float">
            <text:p>0.821225583</text:p>
          </table:table-cell>
          <table:table-cell office:value-type="float" office:value="1.071975146" calcext:value-type="float">
            <text:p>1.071975146</text:p>
          </table:table-cell>
          <table:table-cell office:value-type="float" office:value="0.875264057" calcext:value-type="float">
            <text:p>0.87526405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94.357661" calcext:value-type="float">
            <text:p>194.357661</text:p>
          </table:table-cell>
          <table:table-cell office:value-type="float" office:value="56.9034907" calcext:value-type="float">
            <text:p>56.9034907</text:p>
          </table:table-cell>
          <table:table-cell office:value-type="float" office:value="1.539029457" calcext:value-type="float">
            <text:p>1.539029457</text:p>
          </table:table-cell>
          <table:table-cell office:value-type="float" office:value="0.802049238" calcext:value-type="float">
            <text:p>0.802049238</text:p>
          </table:table-cell>
          <table:table-cell office:value-type="float" office:value="0.596545376" calcext:value-type="float">
            <text:p>0.596545376</text:p>
          </table:table-cell>
          <table:table-cell office:value-type="float" office:value="0.48707725" calcext:value-type="float">
            <text:p>0.487077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94.068796" calcext:value-type="float">
            <text:p>194.068796</text:p>
          </table:table-cell>
          <table:table-cell office:value-type="float" office:value="57.0855945" calcext:value-type="float">
            <text:p>57.0855945</text:p>
          </table:table-cell>
          <table:table-cell office:value-type="float" office:value="1.577185887" calcext:value-type="float">
            <text:p>1.577185887</text:p>
          </table:table-cell>
          <table:table-cell office:value-type="float" office:value="0.816687945" calcext:value-type="float">
            <text:p>0.816687945</text:p>
          </table:table-cell>
          <table:table-cell office:value-type="float" office:value="0.993221586" calcext:value-type="float">
            <text:p>0.993221586</text:p>
          </table:table-cell>
          <table:table-cell office:value-type="float" office:value="0.810962038" calcext:value-type="float">
            <text:p>0.81096203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93.44026" calcext:value-type="float">
            <text:p>193.44026</text:p>
          </table:table-cell>
          <table:table-cell office:value-type="float" office:value="57.0316224" calcext:value-type="float">
            <text:p>57.0316224</text:p>
          </table:table-cell>
          <table:table-cell office:value-type="float" office:value="1.582401617" calcext:value-type="float">
            <text:p>1.582401617</text:p>
          </table:table-cell>
          <table:table-cell office:value-type="float" office:value="0.79968279" calcext:value-type="float">
            <text:p>0.79968279</text:p>
          </table:table-cell>
          <table:table-cell office:value-type="float" office:value="0.520153057" calcext:value-type="float">
            <text:p>0.520153057</text:p>
          </table:table-cell>
          <table:table-cell office:value-type="float" office:value="0.424703203" calcext:value-type="float">
            <text:p>0.42470320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92.560259" calcext:value-type="float">
            <text:p>192.560259</text:p>
          </table:table-cell>
          <table:table-cell office:value-type="float" office:value="56.6241984" calcext:value-type="float">
            <text:p>56.6241984</text:p>
          </table:table-cell>
          <table:table-cell office:value-type="float" office:value="1.474010784" calcext:value-type="float">
            <text:p>1.474010784</text:p>
          </table:table-cell>
          <table:table-cell office:value-type="float" office:value="0.814215981" calcext:value-type="float">
            <text:p>0.814215981</text:p>
          </table:table-cell>
          <table:table-cell office:value-type="float" office:value="1.31275753" calcext:value-type="float">
            <text:p>1.31275753</text:p>
          </table:table-cell>
          <table:table-cell office:value-type="float" office:value="1.071862012" calcext:value-type="float">
            <text:p>1.07186201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92.012451" calcext:value-type="float">
            <text:p>192.012451</text:p>
          </table:table-cell>
          <table:table-cell office:value-type="float" office:value="56.6857498" calcext:value-type="float">
            <text:p>56.6857498</text:p>
          </table:table-cell>
          <table:table-cell office:value-type="float" office:value="1.471110454" calcext:value-type="float">
            <text:p>1.471110454</text:p>
          </table:table-cell>
          <table:table-cell office:value-type="float" office:value="0.780474132" calcext:value-type="float">
            <text:p>0.780474132</text:p>
          </table:table-cell>
          <table:table-cell office:value-type="float" office:value="0.78181455" calcext:value-type="float">
            <text:p>0.78181455</text:p>
          </table:table-cell>
          <table:table-cell office:value-type="float" office:value="0.638348911" calcext:value-type="float">
            <text:p>0.63834891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91.064128" calcext:value-type="float">
            <text:p>191.064128</text:p>
          </table:table-cell>
          <table:table-cell office:value-type="float" office:value="55.936251" calcext:value-type="float">
            <text:p>55.936251</text:p>
          </table:table-cell>
          <table:table-cell office:value-type="float" office:value="1.532851595" calcext:value-type="float">
            <text:p>1.532851595</text:p>
          </table:table-cell>
          <table:table-cell office:value-type="float" office:value="0.831104902" calcext:value-type="float">
            <text:p>0.831104902</text:p>
          </table:table-cell>
          <table:table-cell office:value-type="float" office:value="1.794357519" calcext:value-type="float">
            <text:p>1.794357519</text:p>
          </table:table-cell>
          <table:table-cell office:value-type="float" office:value="1.465086763" calcext:value-type="float">
            <text:p>1.46508676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89.962836" calcext:value-type="float">
            <text:p>189.962836</text:p>
          </table:table-cell>
          <table:table-cell office:value-type="float" office:value="55.9800713" calcext:value-type="float">
            <text:p>55.9800713</text:p>
          </table:table-cell>
          <table:table-cell office:value-type="float" office:value="1.527665665" calcext:value-type="float">
            <text:p>1.527665665</text:p>
          </table:table-cell>
          <table:table-cell office:value-type="float" office:value="0.793740987" calcext:value-type="float">
            <text:p>0.793740987</text:p>
          </table:table-cell>
          <table:table-cell office:value-type="float" office:value="1.01823609" calcext:value-type="float">
            <text:p>1.01823609</text:p>
          </table:table-cell>
          <table:table-cell office:value-type="float" office:value="0.83138628" calcext:value-type="float">
            <text:p>0.8313862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88.685123" calcext:value-type="float">
            <text:p>188.685123</text:p>
          </table:table-cell>
          <table:table-cell office:value-type="float" office:value="55.1307309" calcext:value-type="float">
            <text:p>55.1307309</text:p>
          </table:table-cell>
          <table:table-cell office:value-type="float" office:value="1.552712154" calcext:value-type="float">
            <text:p>1.552712154</text:p>
          </table:table-cell>
          <table:table-cell office:value-type="float" office:value="0.792693938" calcext:value-type="float">
            <text:p>0.792693938</text:p>
          </table:table-cell>
          <table:table-cell office:value-type="float" office:value="2.2539064" calcext:value-type="float">
            <text:p>2.2539064</text:p>
          </table:table-cell>
          <table:table-cell office:value-type="float" office:value="1.84030685" calcext:value-type="float">
            <text:p>1.8403068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87.318323" calcext:value-type="float">
            <text:p>187.318323</text:p>
          </table:table-cell>
          <table:table-cell office:value-type="float" office:value="55.0182894" calcext:value-type="float">
            <text:p>55.0182894</text:p>
          </table:table-cell>
          <table:table-cell office:value-type="float" office:value="1.559633174" calcext:value-type="float">
            <text:p>1.559633174</text:p>
          </table:table-cell>
          <table:table-cell office:value-type="float" office:value="0.784490822" calcext:value-type="float">
            <text:p>0.784490822</text:p>
          </table:table-cell>
          <table:table-cell office:value-type="float" office:value="1.189288777" calcext:value-type="float">
            <text:p>1.189288777</text:p>
          </table:table-cell>
          <table:table-cell office:value-type="float" office:value="0.971050194" calcext:value-type="float">
            <text:p>0.97105019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86.218012" calcext:value-type="float">
            <text:p>186.218012</text:p>
          </table:table-cell>
          <table:table-cell office:value-type="float" office:value="54.5117796" calcext:value-type="float">
            <text:p>54.5117796</text:p>
          </table:table-cell>
          <table:table-cell office:value-type="float" office:value="1.62327816" calcext:value-type="float">
            <text:p>1.62327816</text:p>
          </table:table-cell>
          <table:table-cell office:value-type="float" office:value="0.816586901" calcext:value-type="float">
            <text:p>0.816586901</text:p>
          </table:table-cell>
          <table:table-cell office:value-type="float" office:value="2.013307694" calcext:value-type="float">
            <text:p>2.013307694</text:p>
          </table:table-cell>
          <table:table-cell office:value-type="float" office:value="1.64385883" calcext:value-type="float">
            <text:p>1.6438588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84.745954" calcext:value-type="float">
            <text:p>184.745954</text:p>
          </table:table-cell>
          <table:table-cell office:value-type="float" office:value="54.4641442" calcext:value-type="float">
            <text:p>54.4641442</text:p>
          </table:table-cell>
          <table:table-cell office:value-type="float" office:value="1.62572969" calcext:value-type="float">
            <text:p>1.62572969</text:p>
          </table:table-cell>
          <table:table-cell office:value-type="float" office:value="0.817635171" calcext:value-type="float">
            <text:p>0.817635171</text:p>
          </table:table-cell>
          <table:table-cell office:value-type="float" office:value="1.50014747" calcext:value-type="float">
            <text:p>1.50014747</text:p>
          </table:table-cell>
          <table:table-cell office:value-type="float" office:value="1.2248653" calcext:value-type="float">
            <text:p>1.224865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4.3654065" calcext:value-type="float">
            <text:p>184.3654065</text:p>
          </table:table-cell>
          <table:table-cell office:value-type="float" office:value="54.4347253" calcext:value-type="float">
            <text:p>54.4347253</text:p>
          </table:table-cell>
          <table:table-cell office:value-type="float" office:value="1.63579432" calcext:value-type="float">
            <text:p>1.63579432</text:p>
          </table:table-cell>
          <table:table-cell office:value-type="float" office:value="0.805591743" calcext:value-type="float">
            <text:p>0.805591743</text:p>
          </table:table-cell>
          <table:table-cell office:value-type="float" office:value="2.03559197" calcext:value-type="float">
            <text:p>2.03559197</text:p>
          </table:table-cell>
          <table:table-cell office:value-type="float" office:value="1.662053968" calcext:value-type="float">
            <text:p>1.66205396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2.8583135" calcext:value-type="float">
            <text:p>182.8583135</text:p>
          </table:table-cell>
          <table:table-cell office:value-type="float" office:value="54.3164863" calcext:value-type="float">
            <text:p>54.3164863</text:p>
          </table:table-cell>
          <table:table-cell office:value-type="float" office:value="1.6416964" calcext:value-type="float">
            <text:p>1.6416964</text:p>
          </table:table-cell>
          <table:table-cell office:value-type="float" office:value="0.802720029" calcext:value-type="float">
            <text:p>0.802720029</text:p>
          </table:table-cell>
          <table:table-cell office:value-type="float" office:value="1.94628414" calcext:value-type="float">
            <text:p>1.94628414</text:p>
          </table:table-cell>
          <table:table-cell office:value-type="float" office:value="1.58913437" calcext:value-type="float">
            <text:p>1.589134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82.433319" calcext:value-type="float">
            <text:p>182.433319</text:p>
          </table:table-cell>
          <table:table-cell office:value-type="float" office:value="54.4550369" calcext:value-type="float">
            <text:p>54.4550369</text:p>
          </table:table-cell>
          <table:table-cell office:value-type="float" office:value="1.63347059" calcext:value-type="float">
            <text:p>1.63347059</text:p>
          </table:table-cell>
          <table:table-cell office:value-type="float" office:value="0.818803824" calcext:value-type="float">
            <text:p>0.818803824</text:p>
          </table:table-cell>
          <table:table-cell office:value-type="float" office:value="1.994466025" calcext:value-type="float">
            <text:p>1.994466025</text:p>
          </table:table-cell>
          <table:table-cell office:value-type="float" office:value="1.628474737" calcext:value-type="float">
            <text:p>1.62847473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82.234254" calcext:value-type="float">
            <text:p>182.234254</text:p>
          </table:table-cell>
          <table:table-cell office:value-type="float" office:value="54.3435237" calcext:value-type="float">
            <text:p>54.3435237</text:p>
          </table:table-cell>
          <table:table-cell office:value-type="float" office:value="1.59998501" calcext:value-type="float">
            <text:p>1.59998501</text:p>
          </table:table-cell>
          <table:table-cell office:value-type="float" office:value="0.812431346" calcext:value-type="float">
            <text:p>0.812431346</text:p>
          </table:table-cell>
          <table:table-cell office:value-type="float" office:value="1.00251616" calcext:value-type="float">
            <text:p>1.00251616</text:p>
          </table:table-cell>
          <table:table-cell office:value-type="float" office:value="0.81855102" calcext:value-type="float">
            <text:p>0.8185510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82.225951" calcext:value-type="float">
            <text:p>182.225951</text:p>
          </table:table-cell>
          <table:table-cell office:value-type="float" office:value="54.5621664" calcext:value-type="float">
            <text:p>54.5621664</text:p>
          </table:table-cell>
          <table:table-cell office:value-type="float" office:value="1.59252684" calcext:value-type="float">
            <text:p>1.59252684</text:p>
          </table:table-cell>
          <table:table-cell office:value-type="float" office:value="0.793716216" calcext:value-type="float">
            <text:p>0.793716216</text:p>
          </table:table-cell>
          <table:table-cell office:value-type="float" office:value="1.83022113" calcext:value-type="float">
            <text:p>1.83022113</text:p>
          </table:table-cell>
          <table:table-cell office:value-type="float" office:value="1.49436928" calcext:value-type="float">
            <text:p>1.4943692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82.436441" calcext:value-type="float">
            <text:p>182.436441</text:p>
          </table:table-cell>
          <table:table-cell office:value-type="float" office:value="54.6023368" calcext:value-type="float">
            <text:p>54.6023368</text:p>
          </table:table-cell>
          <table:table-cell office:value-type="float" office:value="1.64406709" calcext:value-type="float">
            <text:p>1.64406709</text:p>
          </table:table-cell>
          <table:table-cell office:value-type="float" office:value="0.799641187" calcext:value-type="float">
            <text:p>0.799641187</text:p>
          </table:table-cell>
          <table:table-cell office:value-type="float" office:value="0.66823285" calcext:value-type="float">
            <text:p>0.66823285</text:p>
          </table:table-cell>
          <table:table-cell office:value-type="float" office:value="0.545609839" calcext:value-type="float">
            <text:p>0.545609839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83.1349725" calcext:value-type="float">
            <text:p>183.1349725</text:p>
          </table:table-cell>
          <table:table-cell office:value-type="float" office:value="55.0156965" calcext:value-type="float">
            <text:p>55.0156965</text:p>
          </table:table-cell>
          <table:table-cell office:value-type="float" office:value="1.6400648" calcext:value-type="float">
            <text:p>1.6400648</text:p>
          </table:table-cell>
          <table:table-cell office:value-type="float" office:value="0.790293155" calcext:value-type="float">
            <text:p>0.790293155</text:p>
          </table:table-cell>
          <table:table-cell office:value-type="float" office:value="1.42450886" calcext:value-type="float">
            <text:p>1.42450886</text:p>
          </table:table-cell>
          <table:table-cell office:value-type="float" office:value="1.1631066" calcext:value-type="float">
            <text:p>1.163106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83.1633015" calcext:value-type="float">
            <text:p>183.1633015</text:p>
          </table:table-cell>
          <table:table-cell office:value-type="float" office:value="55.1083852" calcext:value-type="float">
            <text:p>55.1083852</text:p>
          </table:table-cell>
          <table:table-cell office:value-type="float" office:value="1.63029826" calcext:value-type="float">
            <text:p>1.63029826</text:p>
          </table:table-cell>
          <table:table-cell office:value-type="float" office:value="0.85599346" calcext:value-type="float">
            <text:p>0.85599346</text:p>
          </table:table-cell>
          <table:table-cell office:value-type="float" office:value="0.362178268" calcext:value-type="float">
            <text:p>0.362178268</text:p>
          </table:table-cell>
          <table:table-cell office:value-type="float" office:value="0.295717325" calcext:value-type="float">
            <text:p>0.29571732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83.795073" calcext:value-type="float">
            <text:p>183.795073</text:p>
          </table:table-cell>
          <table:table-cell office:value-type="float" office:value="55.6856055" calcext:value-type="float">
            <text:p>55.6856055</text:p>
          </table:table-cell>
          <table:table-cell office:value-type="float" office:value="1.59503878" calcext:value-type="float">
            <text:p>1.59503878</text:p>
          </table:table-cell>
          <table:table-cell office:value-type="float" office:value="0.861209665" calcext:value-type="float">
            <text:p>0.861209665</text:p>
          </table:table-cell>
          <table:table-cell office:value-type="float" office:value="1.316838399" calcext:value-type="float">
            <text:p>1.316838399</text:p>
          </table:table-cell>
          <table:table-cell office:value-type="float" office:value="1.075194044" calcext:value-type="float">
            <text:p>1.07519404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83.573454" calcext:value-type="float">
            <text:p>183.573454</text:p>
          </table:table-cell>
          <table:table-cell office:value-type="float" office:value="55.7127614" calcext:value-type="float">
            <text:p>55.7127614</text:p>
          </table:table-cell>
          <table:table-cell office:value-type="float" office:value="1.56985443" calcext:value-type="float">
            <text:p>1.56985443</text:p>
          </table:table-cell>
          <table:table-cell office:value-type="float" office:value="0.827279992" calcext:value-type="float">
            <text:p>0.827279992</text:p>
          </table:table-cell>
          <table:table-cell office:value-type="float" office:value="0.3126341" calcext:value-type="float">
            <text:p>0.3126341</text:p>
          </table:table-cell>
          <table:table-cell office:value-type="float" office:value="0.255264668" calcext:value-type="float">
            <text:p>0.2552646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83.638562" calcext:value-type="float">
            <text:p>183.638562</text:p>
          </table:table-cell>
          <table:table-cell office:value-type="float" office:value="55.980977" calcext:value-type="float">
            <text:p>55.980977</text:p>
          </table:table-cell>
          <table:table-cell office:value-type="float" office:value="1.53746114" calcext:value-type="float">
            <text:p>1.53746114</text:p>
          </table:table-cell>
          <table:table-cell office:value-type="float" office:value="0.861899418" calcext:value-type="float">
            <text:p>0.861899418</text:p>
          </table:table-cell>
          <table:table-cell office:value-type="float" office:value="0.93283665" calcext:value-type="float">
            <text:p>0.93283665</text:p>
          </table:table-cell>
          <table:table-cell office:value-type="float" office:value="0.76165796" calcext:value-type="float">
            <text:p>0.7616579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83.247376" calcext:value-type="float">
            <text:p>183.247376</text:p>
          </table:table-cell>
          <table:table-cell office:value-type="float" office:value="56.036525" calcext:value-type="float">
            <text:p>56.036525</text:p>
          </table:table-cell>
          <table:table-cell office:value-type="float" office:value="1.51623257" calcext:value-type="float">
            <text:p>1.51623257</text:p>
          </table:table-cell>
          <table:table-cell office:value-type="float" office:value="0.821689154" calcext:value-type="float">
            <text:p>0.821689154</text:p>
          </table:table-cell>
          <table:table-cell office:value-type="float" office:value="0.727598762" calcext:value-type="float">
            <text:p>0.727598762</text:p>
          </table:table-cell>
          <table:table-cell office:value-type="float" office:value="0.5940819" calcext:value-type="float">
            <text:p>0.594081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83.593701" calcext:value-type="float">
            <text:p>183.593701</text:p>
          </table:table-cell>
          <table:table-cell office:value-type="float" office:value="56.1178941" calcext:value-type="float">
            <text:p>56.1178941</text:p>
          </table:table-cell>
          <table:table-cell office:value-type="float" office:value="1.490858133" calcext:value-type="float">
            <text:p>1.490858133</text:p>
          </table:table-cell>
          <table:table-cell office:value-type="float" office:value="0.801367371" calcext:value-type="float">
            <text:p>0.801367371</text:p>
          </table:table-cell>
          <table:table-cell office:value-type="float" office:value="0.764504007" calcext:value-type="float">
            <text:p>0.764504007</text:p>
          </table:table-cell>
          <table:table-cell office:value-type="float" office:value="0.624214911" calcext:value-type="float">
            <text:p>0.6242149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82.691777" calcext:value-type="float">
            <text:p>182.691777</text:p>
          </table:table-cell>
          <table:table-cell office:value-type="float" office:value="55.8145552" calcext:value-type="float">
            <text:p>55.8145552</text:p>
          </table:table-cell>
          <table:table-cell office:value-type="float" office:value="1.484749673" calcext:value-type="float">
            <text:p>1.484749673</text:p>
          </table:table-cell>
          <table:table-cell office:value-type="float" office:value="0.800399296" calcext:value-type="float">
            <text:p>0.800399296</text:p>
          </table:table-cell>
          <table:table-cell office:value-type="float" office:value="1.52429835" calcext:value-type="float">
            <text:p>1.52429835</text:p>
          </table:table-cell>
          <table:table-cell office:value-type="float" office:value="1.2445844" calcext:value-type="float">
            <text:p>1.244584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3.206852" calcext:value-type="float">
            <text:p>183.206852</text:p>
          </table:table-cell>
          <table:table-cell office:value-type="float" office:value="55.6920338" calcext:value-type="float">
            <text:p>55.6920338</text:p>
          </table:table-cell>
          <table:table-cell office:value-type="float" office:value="1.471217606" calcext:value-type="float">
            <text:p>1.471217606</text:p>
          </table:table-cell>
          <table:table-cell office:value-type="float" office:value="0.780718005" calcext:value-type="float">
            <text:p>0.780718005</text:p>
          </table:table-cell>
          <table:table-cell office:value-type="float" office:value="1.221161522" calcext:value-type="float">
            <text:p>1.221161522</text:p>
          </table:table-cell>
          <table:table-cell office:value-type="float" office:value="0.997074194" calcext:value-type="float">
            <text:p>0.99707419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82.076804" calcext:value-type="float">
            <text:p>182.076804</text:p>
          </table:table-cell>
          <table:table-cell office:value-type="float" office:value="55.380562" calcext:value-type="float">
            <text:p>55.380562</text:p>
          </table:table-cell>
          <table:table-cell office:value-type="float" office:value="1.472121046" calcext:value-type="float">
            <text:p>1.472121046</text:p>
          </table:table-cell>
          <table:table-cell office:value-type="float" office:value="0.788936953" calcext:value-type="float">
            <text:p>0.788936953</text:p>
          </table:table-cell>
          <table:table-cell office:value-type="float" office:value="1.72823587" calcext:value-type="float">
            <text:p>1.72823587</text:p>
          </table:table-cell>
          <table:table-cell office:value-type="float" office:value="1.41109867" calcext:value-type="float">
            <text:p>1.4110986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82.218444" calcext:value-type="float">
            <text:p>182.218444</text:p>
          </table:table-cell>
          <table:table-cell office:value-type="float" office:value="55.3360574" calcext:value-type="float">
            <text:p>55.3360574</text:p>
          </table:table-cell>
          <table:table-cell office:value-type="float" office:value="1.47675536" calcext:value-type="float">
            <text:p>1.47675536</text:p>
          </table:table-cell>
          <table:table-cell office:value-type="float" office:value="0.775428168" calcext:value-type="float">
            <text:p>0.775428168</text:p>
          </table:table-cell>
          <table:table-cell office:value-type="float" office:value="1.476963634" calcext:value-type="float">
            <text:p>1.476963634</text:p>
          </table:table-cell>
          <table:table-cell office:value-type="float" office:value="1.20593573" calcext:value-type="float">
            <text:p>1.2059357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80.7733045" calcext:value-type="float">
            <text:p>180.7733045</text:p>
          </table:table-cell>
          <table:table-cell office:value-type="float" office:value="54.8394941" calcext:value-type="float">
            <text:p>54.8394941</text:p>
          </table:table-cell>
          <table:table-cell office:value-type="float" office:value="1.4920621" calcext:value-type="float">
            <text:p>1.4920621</text:p>
          </table:table-cell>
          <table:table-cell office:value-type="float" office:value="0.797595159" calcext:value-type="float">
            <text:p>0.797595159</text:p>
          </table:table-cell>
          <table:table-cell office:value-type="float" office:value="2.19394413" calcext:value-type="float">
            <text:p>2.19394413</text:p>
          </table:table-cell>
          <table:table-cell office:value-type="float" office:value="1.79134792" calcext:value-type="float">
            <text:p>1.7913479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80.4469939" calcext:value-type="float">
            <text:p>180.4469939</text:p>
          </table:table-cell>
          <table:table-cell office:value-type="float" office:value="54.8342183" calcext:value-type="float">
            <text:p>54.8342183</text:p>
          </table:table-cell>
          <table:table-cell office:value-type="float" office:value="1.5324969" calcext:value-type="float">
            <text:p>1.5324969</text:p>
          </table:table-cell>
          <table:table-cell office:value-type="float" office:value="0.817729675" calcext:value-type="float">
            <text:p>0.817729675</text:p>
          </table:table-cell>
          <table:table-cell office:value-type="float" office:value="1.846827887" calcext:value-type="float">
            <text:p>1.846827887</text:p>
          </table:table-cell>
          <table:table-cell office:value-type="float" office:value="1.507928666" calcext:value-type="float">
            <text:p>1.50792866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80.1094854" calcext:value-type="float">
            <text:p>180.1094854</text:p>
          </table:table-cell>
          <table:table-cell office:value-type="float" office:value="54.3852357" calcext:value-type="float">
            <text:p>54.3852357</text:p>
          </table:table-cell>
          <table:table-cell office:value-type="float" office:value="1.5418675" calcext:value-type="float">
            <text:p>1.5418675</text:p>
          </table:table-cell>
          <table:table-cell office:value-type="float" office:value="0.820050491" calcext:value-type="float">
            <text:p>0.820050491</text:p>
          </table:table-cell>
          <table:table-cell office:value-type="float" office:value="1.9609249" calcext:value-type="float">
            <text:p>1.9609249</text:p>
          </table:table-cell>
          <table:table-cell office:value-type="float" office:value="1.60108848" calcext:value-type="float">
            <text:p>1.6010884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78.361092" calcext:value-type="float">
            <text:p>178.361092</text:p>
          </table:table-cell>
          <table:table-cell office:value-type="float" office:value="53.8031597" calcext:value-type="float">
            <text:p>53.8031597</text:p>
          </table:table-cell>
          <table:table-cell office:value-type="float" office:value="1.54771193" calcext:value-type="float">
            <text:p>1.54771193</text:p>
          </table:table-cell>
          <table:table-cell office:value-type="float" office:value="0.817527071" calcext:value-type="float">
            <text:p>0.817527071</text:p>
          </table:table-cell>
          <table:table-cell office:value-type="float" office:value="2.4184062" calcext:value-type="float">
            <text:p>2.4184062</text:p>
          </table:table-cell>
          <table:table-cell office:value-type="float" office:value="1.97462039" calcext:value-type="float">
            <text:p>1.974620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79.14901" calcext:value-type="float">
            <text:p>179.14901</text:p>
          </table:table-cell>
          <table:table-cell office:value-type="float" office:value="53.5983276" calcext:value-type="float">
            <text:p>53.5983276</text:p>
          </table:table-cell>
          <table:table-cell office:value-type="float" office:value="1.53801138" calcext:value-type="float">
            <text:p>1.53801138</text:p>
          </table:table-cell>
          <table:table-cell office:value-type="float" office:value="0.805716367" calcext:value-type="float">
            <text:p>0.805716367</text:p>
          </table:table-cell>
          <table:table-cell office:value-type="float" office:value="1.74141596" calcext:value-type="float">
            <text:p>1.74141596</text:p>
          </table:table-cell>
          <table:table-cell office:value-type="float" office:value="1.42186021" calcext:value-type="float">
            <text:p>1.421860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77.111763" calcext:value-type="float">
            <text:p>177.111763</text:p>
          </table:table-cell>
          <table:table-cell office:value-type="float" office:value="53.0735452" calcext:value-type="float">
            <text:p>53.0735452</text:p>
          </table:table-cell>
          <table:table-cell office:value-type="float" office:value="1.580150924" calcext:value-type="float">
            <text:p>1.580150924</text:p>
          </table:table-cell>
          <table:table-cell office:value-type="float" office:value="0.814996558" calcext:value-type="float">
            <text:p>0.814996558</text:p>
          </table:table-cell>
          <table:table-cell office:value-type="float" office:value="2.174099285" calcext:value-type="float">
            <text:p>2.174099285</text:p>
          </table:table-cell>
          <table:table-cell office:value-type="float" office:value="1.775144645" calcext:value-type="float">
            <text:p>1.77514464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77.695657" calcext:value-type="float">
            <text:p>177.695657</text:p>
          </table:table-cell>
          <table:table-cell office:value-type="float" office:value="53.119093" calcext:value-type="float">
            <text:p>53.119093</text:p>
          </table:table-cell>
          <table:table-cell office:value-type="float" office:value="1.555235314" calcext:value-type="float">
            <text:p>1.555235314</text:p>
          </table:table-cell>
          <table:table-cell office:value-type="float" office:value="0.803910154" calcext:value-type="float">
            <text:p>0.803910154</text:p>
          </table:table-cell>
          <table:table-cell office:value-type="float" office:value="1.43160148" calcext:value-type="float">
            <text:p>1.43160148</text:p>
          </table:table-cell>
          <table:table-cell office:value-type="float" office:value="1.16889769" calcext:value-type="float">
            <text:p>1.168897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77.04474" calcext:value-type="float">
            <text:p>177.04474</text:p>
          </table:table-cell>
          <table:table-cell office:value-type="float" office:value="52.8732747" calcext:value-type="float">
            <text:p>52.8732747</text:p>
          </table:table-cell>
          <table:table-cell office:value-type="float" office:value="1.603704525" calcext:value-type="float">
            <text:p>1.603704525</text:p>
          </table:table-cell>
          <table:table-cell office:value-type="float" office:value="0.837557089" calcext:value-type="float">
            <text:p>0.837557089</text:p>
          </table:table-cell>
          <table:table-cell office:value-type="float" office:value="1.255755495" calcext:value-type="float">
            <text:p>1.255755495</text:p>
          </table:table-cell>
          <table:table-cell office:value-type="float" office:value="1.025320056" calcext:value-type="float">
            <text:p>1.02532005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77.322769" calcext:value-type="float">
            <text:p>177.322769</text:p>
          </table:table-cell>
          <table:table-cell office:value-type="float" office:value="52.9389644" calcext:value-type="float">
            <text:p>52.9389644</text:p>
          </table:table-cell>
          <table:table-cell office:value-type="float" office:value="1.566944805" calcext:value-type="float">
            <text:p>1.566944805</text:p>
          </table:table-cell>
          <table:table-cell office:value-type="float" office:value="0.821391347" calcext:value-type="float">
            <text:p>0.821391347</text:p>
          </table:table-cell>
          <table:table-cell office:value-type="float" office:value="2.017001436" calcext:value-type="float">
            <text:p>2.017001436</text:p>
          </table:table-cell>
          <table:table-cell office:value-type="float" office:value="1.64687474" calcext:value-type="float">
            <text:p>1.6468747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77.17588" calcext:value-type="float">
            <text:p>177.17588</text:p>
          </table:table-cell>
          <table:table-cell office:value-type="float" office:value="52.8483577" calcext:value-type="float">
            <text:p>52.8483577</text:p>
          </table:table-cell>
          <table:table-cell office:value-type="float" office:value="1.53757986" calcext:value-type="float">
            <text:p>1.53757986</text:p>
          </table:table-cell>
          <table:table-cell office:value-type="float" office:value="0.810617504" calcext:value-type="float">
            <text:p>0.810617504</text:p>
          </table:table-cell>
          <table:table-cell office:value-type="float" office:value="1.284809807" calcext:value-type="float">
            <text:p>1.284809807</text:p>
          </table:table-cell>
          <table:table-cell office:value-type="float" office:value="1.049042815" calcext:value-type="float">
            <text:p>1.04904281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77.766837" calcext:value-type="float">
            <text:p>177.766837</text:p>
          </table:table-cell>
          <table:table-cell office:value-type="float" office:value="53.1286737" calcext:value-type="float">
            <text:p>53.1286737</text:p>
          </table:table-cell>
          <table:table-cell office:value-type="float" office:value="1.50623053" calcext:value-type="float">
            <text:p>1.50623053</text:p>
          </table:table-cell>
          <table:table-cell office:value-type="float" office:value="0.801891648" calcext:value-type="float">
            <text:p>0.801891648</text:p>
          </table:table-cell>
          <table:table-cell office:value-type="float" office:value="1.823563115" calcext:value-type="float">
            <text:p>1.823563115</text:p>
          </table:table-cell>
          <table:table-cell office:value-type="float" office:value="1.488933051" calcext:value-type="float">
            <text:p>1.48893305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77.449405" calcext:value-type="float">
            <text:p>177.449405</text:p>
          </table:table-cell>
          <table:table-cell office:value-type="float" office:value="53.0439505" calcext:value-type="float">
            <text:p>53.0439505</text:p>
          </table:table-cell>
          <table:table-cell office:value-type="float" office:value="1.502340343" calcext:value-type="float">
            <text:p>1.502340343</text:p>
          </table:table-cell>
          <table:table-cell office:value-type="float" office:value="0.798574525" calcext:value-type="float">
            <text:p>0.798574525</text:p>
          </table:table-cell>
          <table:table-cell office:value-type="float" office:value="1.140947939" calcext:value-type="float">
            <text:p>1.140947939</text:p>
          </table:table-cell>
          <table:table-cell office:value-type="float" office:value="0.931580025" calcext:value-type="float">
            <text:p>0.93158002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77.625316" calcext:value-type="float">
            <text:p>177.625316</text:p>
          </table:table-cell>
          <table:table-cell office:value-type="float" office:value="53.3008463" calcext:value-type="float">
            <text:p>53.3008463</text:p>
          </table:table-cell>
          <table:table-cell office:value-type="float" office:value="1.521701323" calcext:value-type="float">
            <text:p>1.521701323</text:p>
          </table:table-cell>
          <table:table-cell office:value-type="float" office:value="0.791790156" calcext:value-type="float">
            <text:p>0.791790156</text:p>
          </table:table-cell>
          <table:table-cell office:value-type="float" office:value="1.204140737" calcext:value-type="float">
            <text:p>1.204140737</text:p>
          </table:table-cell>
          <table:table-cell office:value-type="float" office:value="0.983176854" calcext:value-type="float">
            <text:p>0.98317685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77.619007" calcext:value-type="float">
            <text:p>177.619007</text:p>
          </table:table-cell>
          <table:table-cell office:value-type="float" office:value="53.1671321" calcext:value-type="float">
            <text:p>53.1671321</text:p>
          </table:table-cell>
          <table:table-cell office:value-type="float" office:value="1.50777473" calcext:value-type="float">
            <text:p>1.50777473</text:p>
          </table:table-cell>
          <table:table-cell office:value-type="float" office:value="0.767113861" calcext:value-type="float">
            <text:p>0.767113861</text:p>
          </table:table-cell>
          <table:table-cell office:value-type="float" office:value="0.780008382" calcext:value-type="float">
            <text:p>0.780008382</text:p>
          </table:table-cell>
          <table:table-cell office:value-type="float" office:value="0.636874173" calcext:value-type="float">
            <text:p>0.63687417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77.8430465" calcext:value-type="float">
            <text:p>177.8430465</text:p>
          </table:table-cell>
          <table:table-cell office:value-type="float" office:value="53.330339" calcext:value-type="float">
            <text:p>53.330339</text:p>
          </table:table-cell>
          <table:table-cell office:value-type="float" office:value="1.531706834" calcext:value-type="float">
            <text:p>1.531706834</text:p>
          </table:table-cell>
          <table:table-cell office:value-type="float" office:value="0.738765068" calcext:value-type="float">
            <text:p>0.738765068</text:p>
          </table:table-cell>
          <table:table-cell office:value-type="float" office:value="1.188671043" calcext:value-type="float">
            <text:p>1.188671043</text:p>
          </table:table-cell>
          <table:table-cell office:value-type="float" office:value="0.970545807" calcext:value-type="float">
            <text:p>0.9705458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78.1100439" calcext:value-type="float">
            <text:p>178.1100439</text:p>
          </table:table-cell>
          <table:table-cell office:value-type="float" office:value="53.1420298" calcext:value-type="float">
            <text:p>53.1420298</text:p>
          </table:table-cell>
          <table:table-cell office:value-type="float" office:value="1.520221834" calcext:value-type="float">
            <text:p>1.520221834</text:p>
          </table:table-cell>
          <table:table-cell office:value-type="float" office:value="0.697677338" calcext:value-type="float">
            <text:p>0.697677338</text:p>
          </table:table-cell>
          <table:table-cell office:value-type="float" office:value="0.958047493" calcext:value-type="float">
            <text:p>0.958047493</text:p>
          </table:table-cell>
          <table:table-cell office:value-type="float" office:value="0.782242513" calcext:value-type="float">
            <text:p>0.78224251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78.4576174" calcext:value-type="float">
            <text:p>178.4576174</text:p>
          </table:table-cell>
          <table:table-cell office:value-type="float" office:value="53.1217362" calcext:value-type="float">
            <text:p>53.1217362</text:p>
          </table:table-cell>
          <table:table-cell office:value-type="float" office:value="1.52485214" calcext:value-type="float">
            <text:p>1.52485214</text:p>
          </table:table-cell>
          <table:table-cell office:value-type="float" office:value="0.678034869" calcext:value-type="float">
            <text:p>0.678034869</text:p>
          </table:table-cell>
          <table:table-cell office:value-type="float" office:value="1.234131626" calcext:value-type="float">
            <text:p>1.234131626</text:p>
          </table:table-cell>
          <table:table-cell office:value-type="float" office:value="1.007664275" calcext:value-type="float">
            <text:p>1.0076642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78.568731" calcext:value-type="float">
            <text:p>178.568731</text:p>
          </table:table-cell>
          <table:table-cell office:value-type="float" office:value="52.7568804" calcext:value-type="float">
            <text:p>52.7568804</text:p>
          </table:table-cell>
          <table:table-cell office:value-type="float" office:value="1.49416854" calcext:value-type="float">
            <text:p>1.49416854</text:p>
          </table:table-cell>
          <table:table-cell office:value-type="float" office:value="0.753907388" calcext:value-type="float">
            <text:p>0.753907388</text:p>
          </table:table-cell>
          <table:table-cell office:value-type="float" office:value="1.17220788" calcext:value-type="float">
            <text:p>1.17220788</text:p>
          </table:table-cell>
          <table:table-cell office:value-type="float" office:value="0.957103723" calcext:value-type="float">
            <text:p>0.957103723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78.992147" calcext:value-type="float">
            <text:p>178.992147</text:p>
          </table:table-cell>
          <table:table-cell office:value-type="float" office:value="52.9063654" calcext:value-type="float">
            <text:p>52.9063654</text:p>
          </table:table-cell>
          <table:table-cell office:value-type="float" office:value="1.536715455" calcext:value-type="float">
            <text:p>1.536715455</text:p>
          </table:table-cell>
          <table:table-cell office:value-type="float" office:value="0.772371095" calcext:value-type="float">
            <text:p>0.772371095</text:p>
          </table:table-cell>
          <table:table-cell office:value-type="float" office:value="1.184654704" calcext:value-type="float">
            <text:p>1.184654704</text:p>
          </table:table-cell>
          <table:table-cell office:value-type="float" office:value="0.967266557" calcext:value-type="float">
            <text:p>0.96726655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78.928995" calcext:value-type="float">
            <text:p>178.928995</text:p>
          </table:table-cell>
          <table:table-cell office:value-type="float" office:value="52.4650436" calcext:value-type="float">
            <text:p>52.4650436</text:p>
          </table:table-cell>
          <table:table-cell office:value-type="float" office:value="1.534471115" calcext:value-type="float">
            <text:p>1.534471115</text:p>
          </table:table-cell>
          <table:table-cell office:value-type="float" office:value="0.774990399" calcext:value-type="float">
            <text:p>0.774990399</text:p>
          </table:table-cell>
          <table:table-cell office:value-type="float" office:value="1.018978177" calcext:value-type="float">
            <text:p>1.018978177</text:p>
          </table:table-cell>
          <table:table-cell office:value-type="float" office:value="0.83199219" calcext:value-type="float">
            <text:p>0.8319921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79.566778" calcext:value-type="float">
            <text:p>179.566778</text:p>
          </table:table-cell>
          <table:table-cell office:value-type="float" office:value="52.4059288" calcext:value-type="float">
            <text:p>52.4059288</text:p>
          </table:table-cell>
          <table:table-cell office:value-type="float" office:value="1.49555665" calcext:value-type="float">
            <text:p>1.49555665</text:p>
          </table:table-cell>
          <table:table-cell office:value-type="float" office:value="0.756091392" calcext:value-type="float">
            <text:p>0.756091392</text:p>
          </table:table-cell>
          <table:table-cell office:value-type="float" office:value="2.09303875" calcext:value-type="float">
            <text:p>2.09303875</text:p>
          </table:table-cell>
          <table:table-cell office:value-type="float" office:value="1.708958923" calcext:value-type="float">
            <text:p>1.7089589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78.96654" calcext:value-type="float">
            <text:p>178.96654</text:p>
          </table:table-cell>
          <table:table-cell office:value-type="float" office:value="51.9737684" calcext:value-type="float">
            <text:p>51.9737684</text:p>
          </table:table-cell>
          <table:table-cell office:value-type="float" office:value="1.484025665" calcext:value-type="float">
            <text:p>1.484025665</text:p>
          </table:table-cell>
          <table:table-cell office:value-type="float" office:value="0.774766627" calcext:value-type="float">
            <text:p>0.774766627</text:p>
          </table:table-cell>
          <table:table-cell office:value-type="float" office:value="1.50647143" calcext:value-type="float">
            <text:p>1.50647143</text:p>
          </table:table-cell>
          <table:table-cell office:value-type="float" office:value="1.23002878" calcext:value-type="float">
            <text:p>1.2300287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79.777921" calcext:value-type="float">
            <text:p>179.777921</text:p>
          </table:table-cell>
          <table:table-cell office:value-type="float" office:value="51.9830218" calcext:value-type="float">
            <text:p>51.9830218</text:p>
          </table:table-cell>
          <table:table-cell office:value-type="float" office:value="1.434577025" calcext:value-type="float">
            <text:p>1.434577025</text:p>
          </table:table-cell>
          <table:table-cell office:value-type="float" office:value="0.79442155" calcext:value-type="float">
            <text:p>0.79442155</text:p>
          </table:table-cell>
          <table:table-cell office:value-type="float" office:value="2.27364309" calcext:value-type="float">
            <text:p>2.27364309</text:p>
          </table:table-cell>
          <table:table-cell office:value-type="float" office:value="1.85642178" calcext:value-type="float">
            <text:p>1.8564217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79.950932" calcext:value-type="float">
            <text:p>179.950932</text:p>
          </table:table-cell>
          <table:table-cell office:value-type="float" office:value="51.9835265" calcext:value-type="float">
            <text:p>51.9835265</text:p>
          </table:table-cell>
          <table:table-cell office:value-type="float" office:value="1.40580323" calcext:value-type="float">
            <text:p>1.40580323</text:p>
          </table:table-cell>
          <table:table-cell office:value-type="float" office:value="0.767756686" calcext:value-type="float">
            <text:p>0.767756686</text:p>
          </table:table-cell>
          <table:table-cell office:value-type="float" office:value="1.34659921" calcext:value-type="float">
            <text:p>1.34659921</text:p>
          </table:table-cell>
          <table:table-cell office:value-type="float" office:value="1.099493659" calcext:value-type="float">
            <text:p>1.09949365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0.297205" calcext:value-type="float">
            <text:p>180.297205</text:p>
          </table:table-cell>
          <table:table-cell office:value-type="float" office:value="51.730741" calcext:value-type="float">
            <text:p>51.730741</text:p>
          </table:table-cell>
          <table:table-cell office:value-type="float" office:value="1.42542877" calcext:value-type="float">
            <text:p>1.42542877</text:p>
          </table:table-cell>
          <table:table-cell office:value-type="float" office:value="0.760167006" calcext:value-type="float">
            <text:p>0.760167006</text:p>
          </table:table-cell>
          <table:table-cell office:value-type="float" office:value="2.28612946" calcext:value-type="float">
            <text:p>2.28612946</text:p>
          </table:table-cell>
          <table:table-cell office:value-type="float" office:value="1.86661689" calcext:value-type="float">
            <text:p>1.8666168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80.3147265" calcext:value-type="float">
            <text:p>180.3147265</text:p>
          </table:table-cell>
          <table:table-cell office:value-type="float" office:value="51.6300577" calcext:value-type="float">
            <text:p>51.6300577</text:p>
          </table:table-cell>
          <table:table-cell office:value-type="float" office:value="1.41784863" calcext:value-type="float">
            <text:p>1.41784863</text:p>
          </table:table-cell>
          <table:table-cell office:value-type="float" office:value="0.696509349" calcext:value-type="float">
            <text:p>0.696509349</text:p>
          </table:table-cell>
          <table:table-cell office:value-type="float" office:value="1.4876466" calcext:value-type="float">
            <text:p>1.4876466</text:p>
          </table:table-cell>
          <table:table-cell office:value-type="float" office:value="1.21465836" calcext:value-type="float">
            <text:p>1.21465836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81.0374005" calcext:value-type="float">
            <text:p>181.0374005</text:p>
          </table:table-cell>
          <table:table-cell office:value-type="float" office:value="51.8900003" calcext:value-type="float">
            <text:p>51.8900003</text:p>
          </table:table-cell>
          <table:table-cell office:value-type="float" office:value="1.413848378" calcext:value-type="float">
            <text:p>1.413848378</text:p>
          </table:table-cell>
          <table:table-cell office:value-type="float" office:value="0.736438141" calcext:value-type="float">
            <text:p>0.736438141</text:p>
          </table:table-cell>
          <table:table-cell office:value-type="float" office:value="2.78526617" calcext:value-type="float">
            <text:p>2.78526617</text:p>
          </table:table-cell>
          <table:table-cell office:value-type="float" office:value="2.27416024" calcext:value-type="float">
            <text:p>2.2741602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81.344055" calcext:value-type="float">
            <text:p>181.344055</text:p>
          </table:table-cell>
          <table:table-cell office:value-type="float" office:value="51.8568123" calcext:value-type="float">
            <text:p>51.8568123</text:p>
          </table:table-cell>
          <table:table-cell office:value-type="float" office:value="1.430517478" calcext:value-type="float">
            <text:p>1.430517478</text:p>
          </table:table-cell>
          <table:table-cell office:value-type="float" office:value="0.751657043" calcext:value-type="float">
            <text:p>0.751657043</text:p>
          </table:table-cell>
          <table:table-cell office:value-type="float" office:value="1.23854192" calcext:value-type="float">
            <text:p>1.23854192</text:p>
          </table:table-cell>
          <table:table-cell office:value-type="float" office:value="1.01126523" calcext:value-type="float">
            <text:p>1.0112652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81.474737" calcext:value-type="float">
            <text:p>181.474737</text:p>
          </table:table-cell>
          <table:table-cell office:value-type="float" office:value="52.1449993" calcext:value-type="float">
            <text:p>52.1449993</text:p>
          </table:table-cell>
          <table:table-cell office:value-type="float" office:value="1.47594589" calcext:value-type="float">
            <text:p>1.47594589</text:p>
          </table:table-cell>
          <table:table-cell office:value-type="float" office:value="0.771790755" calcext:value-type="float">
            <text:p>0.771790755</text:p>
          </table:table-cell>
          <table:table-cell office:value-type="float" office:value="2.49231269" calcext:value-type="float">
            <text:p>2.49231269</text:p>
          </table:table-cell>
          <table:table-cell office:value-type="float" office:value="2.03496478" calcext:value-type="float">
            <text:p>2.0349647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82.6710936" calcext:value-type="float">
            <text:p>182.6710936</text:p>
          </table:table-cell>
          <table:table-cell office:value-type="float" office:value="52.3345125" calcext:value-type="float">
            <text:p>52.3345125</text:p>
          </table:table-cell>
          <table:table-cell office:value-type="float" office:value="1.51603001" calcext:value-type="float">
            <text:p>1.51603001</text:p>
          </table:table-cell>
          <table:table-cell office:value-type="float" office:value="0.798912309" calcext:value-type="float">
            <text:p>0.798912309</text:p>
          </table:table-cell>
          <table:table-cell office:value-type="float" office:value="1.64247637" calcext:value-type="float">
            <text:p>1.64247637</text:p>
          </table:table-cell>
          <table:table-cell office:value-type="float" office:value="1.34107633" calcext:value-type="float">
            <text:p>1.341076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83.0563536" calcext:value-type="float">
            <text:p>183.0563536</text:p>
          </table:table-cell>
          <table:table-cell office:value-type="float" office:value="52.7510844" calcext:value-type="float">
            <text:p>52.7510844</text:p>
          </table:table-cell>
          <table:table-cell office:value-type="float" office:value="1.5388603" calcext:value-type="float">
            <text:p>1.5388603</text:p>
          </table:table-cell>
          <table:table-cell office:value-type="float" office:value="0.789148766" calcext:value-type="float">
            <text:p>0.789148766</text:p>
          </table:table-cell>
          <table:table-cell office:value-type="float" office:value="1.90903984" calcext:value-type="float">
            <text:p>1.90903984</text:p>
          </table:table-cell>
          <table:table-cell office:value-type="float" office:value="1.558724498" calcext:value-type="float">
            <text:p>1.5587244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83.7248245" calcext:value-type="float">
            <text:p>183.7248245</text:p>
          </table:table-cell>
          <table:table-cell office:value-type="float" office:value="52.9257469" calcext:value-type="float">
            <text:p>52.9257469</text:p>
          </table:table-cell>
          <table:table-cell office:value-type="float" office:value="1.51556671" calcext:value-type="float">
            <text:p>1.51556671</text:p>
          </table:table-cell>
          <table:table-cell office:value-type="float" office:value="0.788090395" calcext:value-type="float">
            <text:p>0.788090395</text:p>
          </table:table-cell>
          <table:table-cell office:value-type="float" office:value="1.28040769" calcext:value-type="float">
            <text:p>1.28040769</text:p>
          </table:table-cell>
          <table:table-cell office:value-type="float" office:value="1.04544856" calcext:value-type="float">
            <text:p>1.0454485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84.2216415" calcext:value-type="float">
            <text:p>184.2216415</text:p>
          </table:table-cell>
          <table:table-cell office:value-type="float" office:value="53.3499779" calcext:value-type="float">
            <text:p>53.3499779</text:p>
          </table:table-cell>
          <table:table-cell office:value-type="float" office:value="1.528834" calcext:value-type="float">
            <text:p>1.528834</text:p>
          </table:table-cell>
          <table:table-cell office:value-type="float" office:value="0.841857094" calcext:value-type="float">
            <text:p>0.841857094</text:p>
          </table:table-cell>
          <table:table-cell office:value-type="float" office:value="1.236957873" calcext:value-type="float">
            <text:p>1.236957873</text:p>
          </table:table-cell>
          <table:table-cell office:value-type="float" office:value="1.009971872" calcext:value-type="float">
            <text:p>1.00997187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84.683342" calcext:value-type="float">
            <text:p>184.683342</text:p>
          </table:table-cell>
          <table:table-cell office:value-type="float" office:value="53.3284128" calcext:value-type="float">
            <text:p>53.3284128</text:p>
          </table:table-cell>
          <table:table-cell office:value-type="float" office:value="1.575591636" calcext:value-type="float">
            <text:p>1.575591636</text:p>
          </table:table-cell>
          <table:table-cell office:value-type="float" office:value="0.851859852" calcext:value-type="float">
            <text:p>0.851859852</text:p>
          </table:table-cell>
          <table:table-cell office:value-type="float" office:value="1.27099618" calcext:value-type="float">
            <text:p>1.27099618</text:p>
          </table:table-cell>
          <table:table-cell office:value-type="float" office:value="1.037764023" calcext:value-type="float">
            <text:p>1.0377640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84.908269" calcext:value-type="float">
            <text:p>184.908269</text:p>
          </table:table-cell>
          <table:table-cell office:value-type="float" office:value="53.5887056" calcext:value-type="float">
            <text:p>53.5887056</text:p>
          </table:table-cell>
          <table:table-cell office:value-type="float" office:value="1.606483806" calcext:value-type="float">
            <text:p>1.606483806</text:p>
          </table:table-cell>
          <table:table-cell office:value-type="float" office:value="0.870125316" calcext:value-type="float">
            <text:p>0.870125316</text:p>
          </table:table-cell>
          <table:table-cell office:value-type="float" office:value="0.847095467" calcext:value-type="float">
            <text:p>0.847095467</text:p>
          </table:table-cell>
          <table:table-cell office:value-type="float" office:value="0.69165057" calcext:value-type="float">
            <text:p>0.6916505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85.199439" calcext:value-type="float">
            <text:p>185.199439</text:p>
          </table:table-cell>
          <table:table-cell office:value-type="float" office:value="53.5510492" calcext:value-type="float">
            <text:p>53.5510492</text:p>
          </table:table-cell>
          <table:table-cell office:value-type="float" office:value="1.535431284" calcext:value-type="float">
            <text:p>1.535431284</text:p>
          </table:table-cell>
          <table:table-cell office:value-type="float" office:value="0.848407005" calcext:value-type="float">
            <text:p>0.848407005</text:p>
          </table:table-cell>
          <table:table-cell office:value-type="float" office:value="1.297996925" calcext:value-type="float">
            <text:p>1.297996925</text:p>
          </table:table-cell>
          <table:table-cell office:value-type="float" office:value="1.05981006" calcext:value-type="float">
            <text:p>1.0598100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85.749518" calcext:value-type="float">
            <text:p>185.749518</text:p>
          </table:table-cell>
          <table:table-cell office:value-type="float" office:value="53.8395706" calcext:value-type="float">
            <text:p>53.8395706</text:p>
          </table:table-cell>
          <table:table-cell office:value-type="float" office:value="1.528841084" calcext:value-type="float">
            <text:p>1.528841084</text:p>
          </table:table-cell>
          <table:table-cell office:value-type="float" office:value="0.840114102" calcext:value-type="float">
            <text:p>0.840114102</text:p>
          </table:table-cell>
          <table:table-cell office:value-type="float" office:value="0.6436708014" calcext:value-type="float">
            <text:p>0.6436708014</text:p>
          </table:table-cell>
          <table:table-cell office:value-type="float" office:value="0.525555008" calcext:value-type="float">
            <text:p>0.52555500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6.111032" calcext:value-type="float">
            <text:p>186.111032</text:p>
          </table:table-cell>
          <table:table-cell office:value-type="float" office:value="53.7455753" calcext:value-type="float">
            <text:p>53.7455753</text:p>
          </table:table-cell>
          <table:table-cell office:value-type="float" office:value="1.57839905" calcext:value-type="float">
            <text:p>1.57839905</text:p>
          </table:table-cell>
          <table:table-cell office:value-type="float" office:value="0.873164702" calcext:value-type="float">
            <text:p>0.873164702</text:p>
          </table:table-cell>
          <table:table-cell office:value-type="float" office:value="1.091728774" calcext:value-type="float">
            <text:p>1.091728774</text:p>
          </table:table-cell>
          <table:table-cell office:value-type="float" office:value="0.891392818" calcext:value-type="float">
            <text:p>0.8913928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86.818656" calcext:value-type="float">
            <text:p>186.818656</text:p>
          </table:table-cell>
          <table:table-cell office:value-type="float" office:value="54.3077045" calcext:value-type="float">
            <text:p>54.3077045</text:p>
          </table:table-cell>
          <table:table-cell office:value-type="float" office:value="1.57967737" calcext:value-type="float">
            <text:p>1.57967737</text:p>
          </table:table-cell>
          <table:table-cell office:value-type="float" office:value="0.857015712" calcext:value-type="float">
            <text:p>0.857015712</text:p>
          </table:table-cell>
          <table:table-cell office:value-type="float" office:value="1.0373553904" calcext:value-type="float">
            <text:p>1.0373553904</text:p>
          </table:table-cell>
          <table:table-cell office:value-type="float" office:value="0.8469970988" calcext:value-type="float">
            <text:p>0.846997098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86.788253" calcext:value-type="float">
            <text:p>186.788253</text:p>
          </table:table-cell>
          <table:table-cell office:value-type="float" office:value="54.0750858" calcext:value-type="float">
            <text:p>54.0750858</text:p>
          </table:table-cell>
          <table:table-cell office:value-type="float" office:value="1.66295818" calcext:value-type="float">
            <text:p>1.66295818</text:p>
          </table:table-cell>
          <table:table-cell office:value-type="float" office:value="0.918579175" calcext:value-type="float">
            <text:p>0.918579175</text:p>
          </table:table-cell>
          <table:table-cell office:value-type="float" office:value="1.301665258" calcext:value-type="float">
            <text:p>1.301665258</text:p>
          </table:table-cell>
          <table:table-cell office:value-type="float" office:value="1.062805267" calcext:value-type="float">
            <text:p>1.06280526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87.366648" calcext:value-type="float">
            <text:p>187.366648</text:p>
          </table:table-cell>
          <table:table-cell office:value-type="float" office:value="54.7755904" calcext:value-type="float">
            <text:p>54.7755904</text:p>
          </table:table-cell>
          <table:table-cell office:value-type="float" office:value="1.65300015" calcext:value-type="float">
            <text:p>1.65300015</text:p>
          </table:table-cell>
          <table:table-cell office:value-type="float" office:value="0.898391792" calcext:value-type="float">
            <text:p>0.898391792</text:p>
          </table:table-cell>
          <table:table-cell office:value-type="float" office:value="1.16026626" calcext:value-type="float">
            <text:p>1.16026626</text:p>
          </table:table-cell>
          <table:table-cell office:value-type="float" office:value="0.947353446" calcext:value-type="float">
            <text:p>0.94735344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87.317609" calcext:value-type="float">
            <text:p>187.317609</text:p>
          </table:table-cell>
          <table:table-cell office:value-type="float" office:value="54.7054248" calcext:value-type="float">
            <text:p>54.7054248</text:p>
          </table:table-cell>
          <table:table-cell office:value-type="float" office:value="1.603760478" calcext:value-type="float">
            <text:p>1.603760478</text:p>
          </table:table-cell>
          <table:table-cell office:value-type="float" office:value="0.902770215" calcext:value-type="float">
            <text:p>0.902770215</text:p>
          </table:table-cell>
          <table:table-cell office:value-type="float" office:value="1.117657788" calcext:value-type="float">
            <text:p>1.117657788</text:p>
          </table:table-cell>
          <table:table-cell office:value-type="float" office:value="0.912563762" calcext:value-type="float">
            <text:p>0.91256376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87.859483" calcext:value-type="float">
            <text:p>187.859483</text:p>
          </table:table-cell>
          <table:table-cell office:value-type="float" office:value="55.3516735" calcext:value-type="float">
            <text:p>55.3516735</text:p>
          </table:table-cell>
          <table:table-cell office:value-type="float" office:value="1.622544702" calcext:value-type="float">
            <text:p>1.622544702</text:p>
          </table:table-cell>
          <table:table-cell office:value-type="float" office:value="0.866177614" calcext:value-type="float">
            <text:p>0.866177614</text:p>
          </table:table-cell>
          <table:table-cell office:value-type="float" office:value="2.064979706" calcext:value-type="float">
            <text:p>2.064979706</text:p>
          </table:table-cell>
          <table:table-cell office:value-type="float" office:value="1.686048878" calcext:value-type="float">
            <text:p>1.68604887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88.052337" calcext:value-type="float">
            <text:p>188.052337</text:p>
          </table:table-cell>
          <table:table-cell office:value-type="float" office:value="55.3924668" calcext:value-type="float">
            <text:p>55.3924668</text:p>
          </table:table-cell>
          <table:table-cell office:value-type="float" office:value="1.618302712" calcext:value-type="float">
            <text:p>1.618302712</text:p>
          </table:table-cell>
          <table:table-cell office:value-type="float" office:value="0.868454641" calcext:value-type="float">
            <text:p>0.868454641</text:p>
          </table:table-cell>
          <table:table-cell office:value-type="float" office:value="1.10095165" calcext:value-type="float">
            <text:p>1.10095165</text:p>
          </table:table-cell>
          <table:table-cell office:value-type="float" office:value="0.89892324" calcext:value-type="float">
            <text:p>0.898923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88.92095" calcext:value-type="float">
            <text:p>188.92095</text:p>
          </table:table-cell>
          <table:table-cell office:value-type="float" office:value="55.8246575" calcext:value-type="float">
            <text:p>55.8246575</text:p>
          </table:table-cell>
          <table:table-cell office:value-type="float" office:value="1.593873797" calcext:value-type="float">
            <text:p>1.593873797</text:p>
          </table:table-cell>
          <table:table-cell office:value-type="float" office:value="0.874588455" calcext:value-type="float">
            <text:p>0.874588455</text:p>
          </table:table-cell>
          <table:table-cell office:value-type="float" office:value="1.77285677" calcext:value-type="float">
            <text:p>1.77285677</text:p>
          </table:table-cell>
          <table:table-cell office:value-type="float" office:value="1.44753152" calcext:value-type="float">
            <text:p>1.44753152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89.614201" calcext:value-type="float">
            <text:p>189.614201</text:p>
          </table:table-cell>
          <table:table-cell office:value-type="float" office:value="56.0419756" calcext:value-type="float">
            <text:p>56.0419756</text:p>
          </table:table-cell>
          <table:table-cell office:value-type="float" office:value="1.604712087" calcext:value-type="float">
            <text:p>1.604712087</text:p>
          </table:table-cell>
          <table:table-cell office:value-type="float" office:value="0.86561145" calcext:value-type="float">
            <text:p>0.86561145</text:p>
          </table:table-cell>
          <table:table-cell office:value-type="float" office:value="0.90985034" calcext:value-type="float">
            <text:p>0.90985034</text:p>
          </table:table-cell>
          <table:table-cell office:value-type="float" office:value="0.742889666" calcext:value-type="float">
            <text:p>0.74288966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90.602838" calcext:value-type="float">
            <text:p>190.602838</text:p>
          </table:table-cell>
          <table:table-cell office:value-type="float" office:value="56.5544523" calcext:value-type="float">
            <text:p>56.5544523</text:p>
          </table:table-cell>
          <table:table-cell office:value-type="float" office:value="1.63135398" calcext:value-type="float">
            <text:p>1.63135398</text:p>
          </table:table-cell>
          <table:table-cell office:value-type="float" office:value="0.857789683" calcext:value-type="float">
            <text:p>0.857789683</text:p>
          </table:table-cell>
          <table:table-cell office:value-type="float" office:value="2.99866145" calcext:value-type="float">
            <text:p>2.99866145</text:p>
          </table:table-cell>
          <table:table-cell office:value-type="float" office:value="2.44839684" calcext:value-type="float">
            <text:p>2.4483968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91.622929" calcext:value-type="float">
            <text:p>191.622929</text:p>
          </table:table-cell>
          <table:table-cell office:value-type="float" office:value="56.7967366" calcext:value-type="float">
            <text:p>56.7967366</text:p>
          </table:table-cell>
          <table:table-cell office:value-type="float" office:value="1.63886303" calcext:value-type="float">
            <text:p>1.63886303</text:p>
          </table:table-cell>
          <table:table-cell office:value-type="float" office:value="0.836388114" calcext:value-type="float">
            <text:p>0.836388114</text:p>
          </table:table-cell>
          <table:table-cell office:value-type="float" office:value="1.32235621" calcext:value-type="float">
            <text:p>1.32235621</text:p>
          </table:table-cell>
          <table:table-cell office:value-type="float" office:value="1.07969932" calcext:value-type="float">
            <text:p>1.0796993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92.870203" calcext:value-type="float">
            <text:p>192.870203</text:p>
          </table:table-cell>
          <table:table-cell office:value-type="float" office:value="57.6131265" calcext:value-type="float">
            <text:p>57.6131265</text:p>
          </table:table-cell>
          <table:table-cell office:value-type="float" office:value="1.70667116" calcext:value-type="float">
            <text:p>1.70667116</text:p>
          </table:table-cell>
          <table:table-cell office:value-type="float" office:value="0.855313574" calcext:value-type="float">
            <text:p>0.855313574</text:p>
          </table:table-cell>
          <table:table-cell office:value-type="float" office:value="3.38540932" calcext:value-type="float">
            <text:p>3.38540932</text:p>
          </table:table-cell>
          <table:table-cell office:value-type="float" office:value="2.76417514" calcext:value-type="float">
            <text:p>2.7641751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94.264648" calcext:value-type="float">
            <text:p>194.264648</text:p>
          </table:table-cell>
          <table:table-cell office:value-type="float" office:value="58.0483219" calcext:value-type="float">
            <text:p>58.0483219</text:p>
          </table:table-cell>
          <table:table-cell office:value-type="float" office:value="1.7198433" calcext:value-type="float">
            <text:p>1.7198433</text:p>
          </table:table-cell>
          <table:table-cell office:value-type="float" office:value="0.824989858" calcext:value-type="float">
            <text:p>0.824989858</text:p>
          </table:table-cell>
          <table:table-cell office:value-type="float" office:value="1.46366399" calcext:value-type="float">
            <text:p>1.46366399</text:p>
          </table:table-cell>
          <table:table-cell office:value-type="float" office:value="1.19507661" calcext:value-type="float">
            <text:p>1.1950766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95.739705" calcext:value-type="float">
            <text:p>195.739705</text:p>
          </table:table-cell>
          <table:table-cell office:value-type="float" office:value="59.1131639" calcext:value-type="float">
            <text:p>59.1131639</text:p>
          </table:table-cell>
          <table:table-cell office:value-type="float" office:value="1.734097" calcext:value-type="float">
            <text:p>1.734097</text:p>
          </table:table-cell>
          <table:table-cell office:value-type="float" office:value="0.810745369" calcext:value-type="float">
            <text:p>0.810745369</text:p>
          </table:table-cell>
          <table:table-cell office:value-type="float" office:value="3.20294727" calcext:value-type="float">
            <text:p>3.20294727</text:p>
          </table:table-cell>
          <table:table-cell office:value-type="float" office:value="2.61519555" calcext:value-type="float">
            <text:p>2.6151955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96.767791" calcext:value-type="float">
            <text:p>196.767791</text:p>
          </table:table-cell>
          <table:table-cell office:value-type="float" office:value="59.5132214" calcext:value-type="float">
            <text:p>59.5132214</text:p>
          </table:table-cell>
          <table:table-cell office:value-type="float" office:value="1.75180942" calcext:value-type="float">
            <text:p>1.75180942</text:p>
          </table:table-cell>
          <table:table-cell office:value-type="float" office:value="0.800709674" calcext:value-type="float">
            <text:p>0.800709674</text:p>
          </table:table-cell>
          <table:table-cell office:value-type="float" office:value="0.994736556" calcext:value-type="float">
            <text:p>0.994736556</text:p>
          </table:table-cell>
          <table:table-cell office:value-type="float" office:value="0.812198945" calcext:value-type="float">
            <text:p>0.81219894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97.008547" calcext:value-type="float">
            <text:p>197.008547</text:p>
          </table:table-cell>
          <table:table-cell office:value-type="float" office:value="60.330082" calcext:value-type="float">
            <text:p>60.330082</text:p>
          </table:table-cell>
          <table:table-cell office:value-type="float" office:value="1.82314187" calcext:value-type="float">
            <text:p>1.82314187</text:p>
          </table:table-cell>
          <table:table-cell office:value-type="float" office:value="0.815732729" calcext:value-type="float">
            <text:p>0.815732729</text:p>
          </table:table-cell>
          <table:table-cell office:value-type="float" office:value="2.401093093" calcext:value-type="float">
            <text:p>2.401093093</text:p>
          </table:table-cell>
          <table:table-cell office:value-type="float" office:value="1.960484319" calcext:value-type="float">
            <text:p>1.96048431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98.186752" calcext:value-type="float">
            <text:p>198.186752</text:p>
          </table:table-cell>
          <table:table-cell office:value-type="float" office:value="60.8563473" calcext:value-type="float">
            <text:p>60.8563473</text:p>
          </table:table-cell>
          <table:table-cell office:value-type="float" office:value="1.8151585" calcext:value-type="float">
            <text:p>1.8151585</text:p>
          </table:table-cell>
          <table:table-cell office:value-type="float" office:value="0.84450711" calcext:value-type="float">
            <text:p>0.84450711</text:p>
          </table:table-cell>
          <table:table-cell office:value-type="float" office:value="1.009704402" calcext:value-type="float">
            <text:p>1.009704402</text:p>
          </table:table-cell>
          <table:table-cell office:value-type="float" office:value="0.824420194" calcext:value-type="float">
            <text:p>0.82442019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97.581318" calcext:value-type="float">
            <text:p>197.581318</text:p>
          </table:table-cell>
          <table:table-cell office:value-type="float" office:value="61.4389033" calcext:value-type="float">
            <text:p>61.4389033</text:p>
          </table:table-cell>
          <table:table-cell office:value-type="float" office:value="1.80410823" calcext:value-type="float">
            <text:p>1.80410823</text:p>
          </table:table-cell>
          <table:table-cell office:value-type="float" office:value="0.841881719" calcext:value-type="float">
            <text:p>0.841881719</text:p>
          </table:table-cell>
          <table:table-cell office:value-type="float" office:value="2.305258616" calcext:value-type="float">
            <text:p>2.305258616</text:p>
          </table:table-cell>
          <table:table-cell office:value-type="float" office:value="1.882235737" calcext:value-type="float">
            <text:p>1.88223573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98.876287" calcext:value-type="float">
            <text:p>198.876287</text:p>
          </table:table-cell>
          <table:table-cell office:value-type="float" office:value="61.9337205" calcext:value-type="float">
            <text:p>61.9337205</text:p>
          </table:table-cell>
          <table:table-cell office:value-type="float" office:value="1.81975559" calcext:value-type="float">
            <text:p>1.81975559</text:p>
          </table:table-cell>
          <table:table-cell office:value-type="float" office:value="0.822412865" calcext:value-type="float">
            <text:p>0.822412865</text:p>
          </table:table-cell>
          <table:table-cell office:value-type="float" office:value="1.19796744" calcext:value-type="float">
            <text:p>1.19796744</text:p>
          </table:table-cell>
          <table:table-cell office:value-type="float" office:value="0.97813632" calcext:value-type="float">
            <text:p>0.978136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98.658546" calcext:value-type="float">
            <text:p>198.658546</text:p>
          </table:table-cell>
          <table:table-cell office:value-type="float" office:value="62.106091" calcext:value-type="float">
            <text:p>62.106091</text:p>
          </table:table-cell>
          <table:table-cell office:value-type="float" office:value="1.78276865" calcext:value-type="float">
            <text:p>1.78276865</text:p>
          </table:table-cell>
          <table:table-cell office:value-type="float" office:value="0.83432272" calcext:value-type="float">
            <text:p>0.83432272</text:p>
          </table:table-cell>
          <table:table-cell office:value-type="float" office:value="0.900905472" calcext:value-type="float">
            <text:p>0.900905472</text:p>
          </table:table-cell>
          <table:table-cell office:value-type="float" office:value="0.735586262" calcext:value-type="float">
            <text:p>0.73558626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98.912352" calcext:value-type="float">
            <text:p>198.912352</text:p>
          </table:table-cell>
          <table:table-cell office:value-type="float" office:value="62.137328" calcext:value-type="float">
            <text:p>62.137328</text:p>
          </table:table-cell>
          <table:table-cell office:value-type="float" office:value="1.78661908" calcext:value-type="float">
            <text:p>1.78661908</text:p>
          </table:table-cell>
          <table:table-cell office:value-type="float" office:value="0.853899914" calcext:value-type="float">
            <text:p>0.853899914</text:p>
          </table:table-cell>
          <table:table-cell office:value-type="float" office:value="1.2923265" calcext:value-type="float">
            <text:p>1.2923265</text:p>
          </table:table-cell>
          <table:table-cell office:value-type="float" office:value="1.0551802" calcext:value-type="float">
            <text:p>1.055180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99.142092" calcext:value-type="float">
            <text:p>199.142092</text:p>
          </table:table-cell>
          <table:table-cell office:value-type="float" office:value="61.9286239" calcext:value-type="float">
            <text:p>61.9286239</text:p>
          </table:table-cell>
          <table:table-cell office:value-type="float" office:value="1.79496184" calcext:value-type="float">
            <text:p>1.79496184</text:p>
          </table:table-cell>
          <table:table-cell office:value-type="float" office:value="0.837384911" calcext:value-type="float">
            <text:p>0.837384911</text:p>
          </table:table-cell>
          <table:table-cell office:value-type="float" office:value="1.4300313285" calcext:value-type="float">
            <text:p>1.4300313285</text:p>
          </table:table-cell>
          <table:table-cell office:value-type="float" office:value="1.167615669" calcext:value-type="float">
            <text:p>1.16761566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99.413099" calcext:value-type="float">
            <text:p>199.413099</text:p>
          </table:table-cell>
          <table:table-cell office:value-type="float" office:value="61.8741326" calcext:value-type="float">
            <text:p>61.8741326</text:p>
          </table:table-cell>
          <table:table-cell office:value-type="float" office:value="1.78177874" calcext:value-type="float">
            <text:p>1.78177874</text:p>
          </table:table-cell>
          <table:table-cell office:value-type="float" office:value="0.835948856" calcext:value-type="float">
            <text:p>0.835948856</text:p>
          </table:table-cell>
          <table:table-cell office:value-type="float" office:value="0.89764274" calcext:value-type="float">
            <text:p>0.89764274</text:p>
          </table:table-cell>
          <table:table-cell office:value-type="float" office:value="0.73292223" calcext:value-type="float">
            <text:p>0.7329222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99.620172" calcext:value-type="float">
            <text:p>199.620172</text:p>
          </table:table-cell>
          <table:table-cell office:value-type="float" office:value="61.5254711" calcext:value-type="float">
            <text:p>61.5254711</text:p>
          </table:table-cell>
          <table:table-cell office:value-type="float" office:value="1.80766031" calcext:value-type="float">
            <text:p>1.80766031</text:p>
          </table:table-cell>
          <table:table-cell office:value-type="float" office:value="0.819240477" calcext:value-type="float">
            <text:p>0.819240477</text:p>
          </table:table-cell>
          <table:table-cell office:value-type="float" office:value="1.835781171" calcext:value-type="float">
            <text:p>1.835781171</text:p>
          </table:table-cell>
          <table:table-cell office:value-type="float" office:value="1.498909067" calcext:value-type="float">
            <text:p>1.498909067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99.765981" calcext:value-type="float">
            <text:p>199.765981</text:p>
          </table:table-cell>
          <table:table-cell office:value-type="float" office:value="61.6149067" calcext:value-type="float">
            <text:p>61.6149067</text:p>
          </table:table-cell>
          <table:table-cell office:value-type="float" office:value="1.79294431" calcext:value-type="float">
            <text:p>1.79294431</text:p>
          </table:table-cell>
          <table:table-cell office:value-type="float" office:value="0.813532968" calcext:value-type="float">
            <text:p>0.813532968</text:p>
          </table:table-cell>
          <table:table-cell office:value-type="float" office:value="0.95100543" calcext:value-type="float">
            <text:p>0.95100543</text:p>
          </table:table-cell>
          <table:table-cell office:value-type="float" office:value="0.77649269" calcext:value-type="float">
            <text:p>0.7764926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00.246284" calcext:value-type="float">
            <text:p>200.246284</text:p>
          </table:table-cell>
          <table:table-cell office:value-type="float" office:value="61.2457302" calcext:value-type="float">
            <text:p>61.2457302</text:p>
          </table:table-cell>
          <table:table-cell office:value-type="float" office:value="1.76079433" calcext:value-type="float">
            <text:p>1.76079433</text:p>
          </table:table-cell>
          <table:table-cell office:value-type="float" office:value="0.822239956" calcext:value-type="float">
            <text:p>0.822239956</text:p>
          </table:table-cell>
          <table:table-cell office:value-type="float" office:value="1.57769296" calcext:value-type="float">
            <text:p>1.57769296</text:p>
          </table:table-cell>
          <table:table-cell office:value-type="float" office:value="1.2881809" calcext:value-type="float">
            <text:p>1.288180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00.288565" calcext:value-type="float">
            <text:p>200.288565</text:p>
          </table:table-cell>
          <table:table-cell office:value-type="float" office:value="61.6176937" calcext:value-type="float">
            <text:p>61.6176937</text:p>
          </table:table-cell>
          <table:table-cell office:value-type="float" office:value="1.72021591" calcext:value-type="float">
            <text:p>1.72021591</text:p>
          </table:table-cell>
          <table:table-cell office:value-type="float" office:value="0.81048502" calcext:value-type="float">
            <text:p>0.81048502</text:p>
          </table:table-cell>
          <table:table-cell office:value-type="float" office:value="1.49840817" calcext:value-type="float">
            <text:p>1.49840817</text:p>
          </table:table-cell>
          <table:table-cell office:value-type="float" office:value="1.22344514" calcext:value-type="float">
            <text:p>1.2234451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00.514259" calcext:value-type="float">
            <text:p>200.514259</text:p>
          </table:table-cell>
          <table:table-cell office:value-type="float" office:value="61.2988732" calcext:value-type="float">
            <text:p>61.2988732</text:p>
          </table:table-cell>
          <table:table-cell office:value-type="float" office:value="1.71528316" calcext:value-type="float">
            <text:p>1.71528316</text:p>
          </table:table-cell>
          <table:table-cell office:value-type="float" office:value="0.803675415" calcext:value-type="float">
            <text:p>0.803675415</text:p>
          </table:table-cell>
          <table:table-cell office:value-type="float" office:value="2.42767652" calcext:value-type="float">
            <text:p>2.42767652</text:p>
          </table:table-cell>
          <table:table-cell office:value-type="float" office:value="1.98218959" calcext:value-type="float">
            <text:p>1.9821895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99.239957" calcext:value-type="float">
            <text:p>199.239957</text:p>
          </table:table-cell>
          <table:table-cell office:value-type="float" office:value="61.1573349" calcext:value-type="float">
            <text:p>61.1573349</text:p>
          </table:table-cell>
          <table:table-cell office:value-type="float" office:value="1.69502821" calcext:value-type="float">
            <text:p>1.69502821</text:p>
          </table:table-cell>
          <table:table-cell office:value-type="float" office:value="0.899050186" calcext:value-type="float">
            <text:p>0.899050186</text:p>
          </table:table-cell>
          <table:table-cell office:value-type="float" office:value="1.89000037" calcext:value-type="float">
            <text:p>1.89000037</text:p>
          </table:table-cell>
          <table:table-cell office:value-type="float" office:value="1.54317882" calcext:value-type="float">
            <text:p>1.5431788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99.676904" calcext:value-type="float">
            <text:p>199.676904</text:p>
          </table:table-cell>
          <table:table-cell office:value-type="float" office:value="61.2036613" calcext:value-type="float">
            <text:p>61.2036613</text:p>
          </table:table-cell>
          <table:table-cell office:value-type="float" office:value="1.67993352" calcext:value-type="float">
            <text:p>1.67993352</text:p>
          </table:table-cell>
          <table:table-cell office:value-type="float" office:value="0.913826563" calcext:value-type="float">
            <text:p>0.913826563</text:p>
          </table:table-cell>
          <table:table-cell office:value-type="float" office:value="2.30556326" calcext:value-type="float">
            <text:p>2.30556326</text:p>
          </table:table-cell>
          <table:table-cell office:value-type="float" office:value="1.8824845" calcext:value-type="float">
            <text:p>1.882484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98.963588" calcext:value-type="float">
            <text:p>198.963588</text:p>
          </table:table-cell>
          <table:table-cell office:value-type="float" office:value="61.1953498" calcext:value-type="float">
            <text:p>61.1953498</text:p>
          </table:table-cell>
          <table:table-cell office:value-type="float" office:value="1.68238972" calcext:value-type="float">
            <text:p>1.68238972</text:p>
          </table:table-cell>
          <table:table-cell office:value-type="float" office:value="0.925378413" calcext:value-type="float">
            <text:p>0.925378413</text:p>
          </table:table-cell>
          <table:table-cell office:value-type="float" office:value="1.39848157" calcext:value-type="float">
            <text:p>1.39848157</text:p>
          </table:table-cell>
          <table:table-cell office:value-type="float" office:value="1.1418554" calcext:value-type="float">
            <text:p>1.141855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98.320744" calcext:value-type="float">
            <text:p>198.320744</text:p>
          </table:table-cell>
          <table:table-cell office:value-type="float" office:value="60.9785974" calcext:value-type="float">
            <text:p>60.9785974</text:p>
          </table:table-cell>
          <table:table-cell office:value-type="float" office:value="1.67871519" calcext:value-type="float">
            <text:p>1.67871519</text:p>
          </table:table-cell>
          <table:table-cell office:value-type="float" office:value="0.942108522" calcext:value-type="float">
            <text:p>0.942108522</text:p>
          </table:table-cell>
          <table:table-cell office:value-type="float" office:value="2.622715264" calcext:value-type="float">
            <text:p>2.622715264</text:p>
          </table:table-cell>
          <table:table-cell office:value-type="float" office:value="2.141438073" calcext:value-type="float">
            <text:p>2.14143807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97.44653" calcext:value-type="float">
            <text:p>197.44653</text:p>
          </table:table-cell>
          <table:table-cell office:value-type="float" office:value="60.456798" calcext:value-type="float">
            <text:p>60.456798</text:p>
          </table:table-cell>
          <table:table-cell office:value-type="float" office:value="1.65979219" calcext:value-type="float">
            <text:p>1.65979219</text:p>
          </table:table-cell>
          <table:table-cell office:value-type="float" office:value="0.877094096" calcext:value-type="float">
            <text:p>0.877094096</text:p>
          </table:table-cell>
          <table:table-cell office:value-type="float" office:value="0.87717685" calcext:value-type="float">
            <text:p>0.87717685</text:p>
          </table:table-cell>
          <table:table-cell office:value-type="float" office:value="0.71621191" calcext:value-type="float">
            <text:p>0.7162119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95.669082" calcext:value-type="float">
            <text:p>195.669082</text:p>
          </table:table-cell>
          <table:table-cell office:value-type="float" office:value="60.406561" calcext:value-type="float">
            <text:p>60.406561</text:p>
          </table:table-cell>
          <table:table-cell office:value-type="float" office:value="1.67746979" calcext:value-type="float">
            <text:p>1.67746979</text:p>
          </table:table-cell>
          <table:table-cell office:value-type="float" office:value="0.861011726" calcext:value-type="float">
            <text:p>0.861011726</text:p>
          </table:table-cell>
          <table:table-cell office:value-type="float" office:value="3.40129138" calcext:value-type="float">
            <text:p>3.40129138</text:p>
          </table:table-cell>
          <table:table-cell office:value-type="float" office:value="2.77714278" calcext:value-type="float">
            <text:p>2.7771427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94.767168" calcext:value-type="float">
            <text:p>194.767168</text:p>
          </table:table-cell>
          <table:table-cell office:value-type="float" office:value="60.1601357" calcext:value-type="float">
            <text:p>60.1601357</text:p>
          </table:table-cell>
          <table:table-cell office:value-type="float" office:value="1.68156648" calcext:value-type="float">
            <text:p>1.68156648</text:p>
          </table:table-cell>
          <table:table-cell office:value-type="float" office:value="0.825547389" calcext:value-type="float">
            <text:p>0.825547389</text:p>
          </table:table-cell>
          <table:table-cell office:value-type="float" office:value="1.82725015" calcext:value-type="float">
            <text:p>1.82725015</text:p>
          </table:table-cell>
          <table:table-cell office:value-type="float" office:value="1.49194353" calcext:value-type="float">
            <text:p>1.4919435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3.569075" calcext:value-type="float">
            <text:p>193.569075</text:p>
          </table:table-cell>
          <table:table-cell office:value-type="float" office:value="60.1478582" calcext:value-type="float">
            <text:p>60.1478582</text:p>
          </table:table-cell>
          <table:table-cell office:value-type="float" office:value="1.594803144" calcext:value-type="float">
            <text:p>1.594803144</text:p>
          </table:table-cell>
          <table:table-cell office:value-type="float" office:value="0.770311053" calcext:value-type="float">
            <text:p>0.770311053</text:p>
          </table:table-cell>
          <table:table-cell office:value-type="float" office:value="2.89244809" calcext:value-type="float">
            <text:p>2.89244809</text:p>
          </table:table-cell>
          <table:table-cell office:value-type="float" office:value="2.36167403" calcext:value-type="float">
            <text:p>2.3616740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92.716985" calcext:value-type="float">
            <text:p>192.716985</text:p>
          </table:table-cell>
          <table:table-cell office:value-type="float" office:value="59.9962011" calcext:value-type="float">
            <text:p>59.9962011</text:p>
          </table:table-cell>
          <table:table-cell office:value-type="float" office:value="1.599181854" calcext:value-type="float">
            <text:p>1.599181854</text:p>
          </table:table-cell>
          <table:table-cell office:value-type="float" office:value="0.746688496" calcext:value-type="float">
            <text:p>0.746688496</text:p>
          </table:table-cell>
          <table:table-cell office:value-type="float" office:value="0.94640354" calcext:value-type="float">
            <text:p>0.94640354</text:p>
          </table:table-cell>
          <table:table-cell office:value-type="float" office:value="0.77273529" calcext:value-type="float">
            <text:p>0.7727352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91.665027" calcext:value-type="float">
            <text:p>191.665027</text:p>
          </table:table-cell>
          <table:table-cell office:value-type="float" office:value="60.3993894" calcext:value-type="float">
            <text:p>60.3993894</text:p>
          </table:table-cell>
          <table:table-cell office:value-type="float" office:value="1.66106914" calcext:value-type="float">
            <text:p>1.66106914</text:p>
          </table:table-cell>
          <table:table-cell office:value-type="float" office:value="0.752192992" calcext:value-type="float">
            <text:p>0.752192992</text:p>
          </table:table-cell>
          <table:table-cell office:value-type="float" office:value="3.075105585" calcext:value-type="float">
            <text:p>3.075105585</text:p>
          </table:table-cell>
          <table:table-cell office:value-type="float" office:value="2.51081318" calcext:value-type="float">
            <text:p>2.510813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1.173427" calcext:value-type="float">
            <text:p>191.173427</text:p>
          </table:table-cell>
          <table:table-cell office:value-type="float" office:value="60.447154" calcext:value-type="float">
            <text:p>60.447154</text:p>
          </table:table-cell>
          <table:table-cell office:value-type="float" office:value="1.68302852" calcext:value-type="float">
            <text:p>1.68302852</text:p>
          </table:table-cell>
          <table:table-cell office:value-type="float" office:value="0.748725622" calcext:value-type="float">
            <text:p>0.748725622</text:p>
          </table:table-cell>
          <table:table-cell office:value-type="float" office:value="0.563416716" calcext:value-type="float">
            <text:p>0.563416716</text:p>
          </table:table-cell>
          <table:table-cell office:value-type="float" office:value="0.46002783" calcext:value-type="float">
            <text:p>0.46002783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91.295932" calcext:value-type="float">
            <text:p>191.295932</text:p>
          </table:table-cell>
          <table:table-cell office:value-type="float" office:value="60.8914298" calcext:value-type="float">
            <text:p>60.8914298</text:p>
          </table:table-cell>
          <table:table-cell office:value-type="float" office:value="1.57509529" calcext:value-type="float">
            <text:p>1.57509529</text:p>
          </table:table-cell>
          <table:table-cell office:value-type="float" office:value="0.72308128" calcext:value-type="float">
            <text:p>0.72308128</text:p>
          </table:table-cell>
          <table:table-cell office:value-type="float" office:value="2.336757004" calcext:value-type="float">
            <text:p>2.336757004</text:p>
          </table:table-cell>
          <table:table-cell office:value-type="float" office:value="1.907954067" calcext:value-type="float">
            <text:p>1.9079540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1.359791" calcext:value-type="float">
            <text:p>191.359791</text:p>
          </table:table-cell>
          <table:table-cell office:value-type="float" office:value="60.982714" calcext:value-type="float">
            <text:p>60.982714</text:p>
          </table:table-cell>
          <table:table-cell office:value-type="float" office:value="1.59083218" calcext:value-type="float">
            <text:p>1.59083218</text:p>
          </table:table-cell>
          <table:table-cell office:value-type="float" office:value="0.738152168" calcext:value-type="float">
            <text:p>0.738152168</text:p>
          </table:table-cell>
          <table:table-cell office:value-type="float" office:value="0.42399913" calcext:value-type="float">
            <text:p>0.42399913</text:p>
          </table:table-cell>
          <table:table-cell office:value-type="float" office:value="0.34619383" calcext:value-type="float">
            <text:p>0.3461938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91.674336" calcext:value-type="float">
            <text:p>191.674336</text:p>
          </table:table-cell>
          <table:table-cell office:value-type="float" office:value="61.2927347" calcext:value-type="float">
            <text:p>61.2927347</text:p>
          </table:table-cell>
          <table:table-cell office:value-type="float" office:value="1.61886441" calcext:value-type="float">
            <text:p>1.61886441</text:p>
          </table:table-cell>
          <table:table-cell office:value-type="float" office:value="0.772201187" calcext:value-type="float">
            <text:p>0.772201187</text:p>
          </table:table-cell>
          <table:table-cell office:value-type="float" office:value="1.249734201" calcext:value-type="float">
            <text:p>1.249734201</text:p>
          </table:table-cell>
          <table:table-cell office:value-type="float" office:value="1.020403674" calcext:value-type="float">
            <text:p>1.02040367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92.106101" calcext:value-type="float">
            <text:p>192.106101</text:p>
          </table:table-cell>
          <table:table-cell office:value-type="float" office:value="61.7160999" calcext:value-type="float">
            <text:p>61.7160999</text:p>
          </table:table-cell>
          <table:table-cell office:value-type="float" office:value="1.626715816" calcext:value-type="float">
            <text:p>1.626715816</text:p>
          </table:table-cell>
          <table:table-cell office:value-type="float" office:value="0.783769266" calcext:value-type="float">
            <text:p>0.783769266</text:p>
          </table:table-cell>
          <table:table-cell office:value-type="float" office:value="1.26076584" calcext:value-type="float">
            <text:p>1.26076584</text:p>
          </table:table-cell>
          <table:table-cell office:value-type="float" office:value="1.02941102" calcext:value-type="float">
            <text:p>1.0294110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91.787579" calcext:value-type="float">
            <text:p>191.787579</text:p>
          </table:table-cell>
          <table:table-cell office:value-type="float" office:value="61.588273" calcext:value-type="float">
            <text:p>61.588273</text:p>
          </table:table-cell>
          <table:table-cell office:value-type="float" office:value="1.628972946" calcext:value-type="float">
            <text:p>1.628972946</text:p>
          </table:table-cell>
          <table:table-cell office:value-type="float" office:value="0.83369425" calcext:value-type="float">
            <text:p>0.83369425</text:p>
          </table:table-cell>
          <table:table-cell office:value-type="float" office:value="0.657088967" calcext:value-type="float">
            <text:p>0.657088967</text:p>
          </table:table-cell>
          <table:table-cell office:value-type="float" office:value="0.53651089" calcext:value-type="float">
            <text:p>0.5365108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91.60168" calcext:value-type="float">
            <text:p>191.60168</text:p>
          </table:table-cell>
          <table:table-cell office:value-type="float" office:value="61.7505632" calcext:value-type="float">
            <text:p>61.7505632</text:p>
          </table:table-cell>
          <table:table-cell office:value-type="float" office:value="1.640118256" calcext:value-type="float">
            <text:p>1.640118256</text:p>
          </table:table-cell>
          <table:table-cell office:value-type="float" office:value="0.826536688" calcext:value-type="float">
            <text:p>0.826536688</text:p>
          </table:table-cell>
          <table:table-cell office:value-type="float" office:value="1.28886007" calcext:value-type="float">
            <text:p>1.28886007</text:p>
          </table:table-cell>
          <table:table-cell office:value-type="float" office:value="1.05234989" calcext:value-type="float">
            <text:p>1.0523498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1.392594" calcext:value-type="float">
            <text:p>191.392594</text:p>
          </table:table-cell>
          <table:table-cell office:value-type="float" office:value="61.4157935" calcext:value-type="float">
            <text:p>61.4157935</text:p>
          </table:table-cell>
          <table:table-cell office:value-type="float" office:value="1.613468896" calcext:value-type="float">
            <text:p>1.613468896</text:p>
          </table:table-cell>
          <table:table-cell office:value-type="float" office:value="0.837131407" calcext:value-type="float">
            <text:p>0.837131407</text:p>
          </table:table-cell>
          <table:table-cell office:value-type="float" office:value="1.177948646" calcext:value-type="float">
            <text:p>1.177948646</text:p>
          </table:table-cell>
          <table:table-cell office:value-type="float" office:value="0.961791055" calcext:value-type="float">
            <text:p>0.9617910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91.045436" calcext:value-type="float">
            <text:p>191.045436</text:p>
          </table:table-cell>
          <table:table-cell office:value-type="float" office:value="61.2496633" calcext:value-type="float">
            <text:p>61.2496633</text:p>
          </table:table-cell>
          <table:table-cell office:value-type="float" office:value="1.602237495" calcext:value-type="float">
            <text:p>1.602237495</text:p>
          </table:table-cell>
          <table:table-cell office:value-type="float" office:value="0.829980442" calcext:value-type="float">
            <text:p>0.829980442</text:p>
          </table:table-cell>
          <table:table-cell office:value-type="float" office:value="1.2779154" calcext:value-type="float">
            <text:p>1.2779154</text:p>
          </table:table-cell>
          <table:table-cell office:value-type="float" office:value="1.04341352" calcext:value-type="float">
            <text:p>1.0434135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91.265548" calcext:value-type="float">
            <text:p>191.265548</text:p>
          </table:table-cell>
          <table:table-cell office:value-type="float" office:value="60.9829655" calcext:value-type="float">
            <text:p>60.9829655</text:p>
          </table:table-cell>
          <table:table-cell office:value-type="float" office:value="1.543111635" calcext:value-type="float">
            <text:p>1.543111635</text:p>
          </table:table-cell>
          <table:table-cell office:value-type="float" office:value="0.83363482" calcext:value-type="float">
            <text:p>0.83363482</text:p>
          </table:table-cell>
          <table:table-cell office:value-type="float" office:value="1.580604814" calcext:value-type="float">
            <text:p>1.580604814</text:p>
          </table:table-cell>
          <table:table-cell office:value-type="float" office:value="1.290558425" calcext:value-type="float">
            <text:p>1.29055842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90.710606" calcext:value-type="float">
            <text:p>190.710606</text:p>
          </table:table-cell>
          <table:table-cell office:value-type="float" office:value="60.9940473" calcext:value-type="float">
            <text:p>60.9940473</text:p>
          </table:table-cell>
          <table:table-cell office:value-type="float" office:value="1.525084183" calcext:value-type="float">
            <text:p>1.525084183</text:p>
          </table:table-cell>
          <table:table-cell office:value-type="float" office:value="0.830709147" calcext:value-type="float">
            <text:p>0.830709147</text:p>
          </table:table-cell>
          <table:table-cell office:value-type="float" office:value="0.807463734" calcext:value-type="float">
            <text:p>0.807463734</text:p>
          </table:table-cell>
          <table:table-cell office:value-type="float" office:value="0.65929137" calcext:value-type="float">
            <text:p>0.6592913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91.259863" calcext:value-type="float">
            <text:p>191.259863</text:p>
          </table:table-cell>
          <table:table-cell office:value-type="float" office:value="61.0861614" calcext:value-type="float">
            <text:p>61.0861614</text:p>
          </table:table-cell>
          <table:table-cell office:value-type="float" office:value="1.482311103" calcext:value-type="float">
            <text:p>1.482311103</text:p>
          </table:table-cell>
          <table:table-cell office:value-type="float" office:value="0.814228898" calcext:value-type="float">
            <text:p>0.814228898</text:p>
          </table:table-cell>
          <table:table-cell office:value-type="float" office:value="1.991151303" calcext:value-type="float">
            <text:p>1.991151303</text:p>
          </table:table-cell>
          <table:table-cell office:value-type="float" office:value="1.625768253" calcext:value-type="float">
            <text:p>1.625768253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91.34577" calcext:value-type="float">
            <text:p>191.34577</text:p>
          </table:table-cell>
          <table:table-cell office:value-type="float" office:value="60.8227596" calcext:value-type="float">
            <text:p>60.8227596</text:p>
          </table:table-cell>
          <table:table-cell office:value-type="float" office:value="1.459337596" calcext:value-type="float">
            <text:p>1.459337596</text:p>
          </table:table-cell>
          <table:table-cell office:value-type="float" office:value="0.821758724" calcext:value-type="float">
            <text:p>0.821758724</text:p>
          </table:table-cell>
          <table:table-cell office:value-type="float" office:value="1.38467738" calcext:value-type="float">
            <text:p>1.38467738</text:p>
          </table:table-cell>
          <table:table-cell office:value-type="float" office:value="1.130584314" calcext:value-type="float">
            <text:p>1.1305843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92.38619" calcext:value-type="float">
            <text:p>192.38619</text:p>
          </table:table-cell>
          <table:table-cell office:value-type="float" office:value="61.2780544" calcext:value-type="float">
            <text:p>61.2780544</text:p>
          </table:table-cell>
          <table:table-cell office:value-type="float" office:value="1.425155226" calcext:value-type="float">
            <text:p>1.425155226</text:p>
          </table:table-cell>
          <table:table-cell office:value-type="float" office:value="0.788465933" calcext:value-type="float">
            <text:p>0.788465933</text:p>
          </table:table-cell>
          <table:table-cell office:value-type="float" office:value="1.5045342" calcext:value-type="float">
            <text:p>1.5045342</text:p>
          </table:table-cell>
          <table:table-cell office:value-type="float" office:value="1.228447004" calcext:value-type="float">
            <text:p>1.22844700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92.266718" calcext:value-type="float">
            <text:p>192.266718</text:p>
          </table:table-cell>
          <table:table-cell office:value-type="float" office:value="61.0618877" calcext:value-type="float">
            <text:p>61.0618877</text:p>
          </table:table-cell>
          <table:table-cell office:value-type="float" office:value="1.403022044" calcext:value-type="float">
            <text:p>1.403022044</text:p>
          </table:table-cell>
          <table:table-cell office:value-type="float" office:value="0.802457654" calcext:value-type="float">
            <text:p>0.802457654</text:p>
          </table:table-cell>
          <table:table-cell office:value-type="float" office:value="1.87724562" calcext:value-type="float">
            <text:p>1.87724562</text:p>
          </table:table-cell>
          <table:table-cell office:value-type="float" office:value="1.532764622" calcext:value-type="float">
            <text:p>1.53276462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92.423197" calcext:value-type="float">
            <text:p>192.423197</text:p>
          </table:table-cell>
          <table:table-cell office:value-type="float" office:value="60.754361" calcext:value-type="float">
            <text:p>60.754361</text:p>
          </table:table-cell>
          <table:table-cell office:value-type="float" office:value="1.421980774" calcext:value-type="float">
            <text:p>1.421980774</text:p>
          </table:table-cell>
          <table:table-cell office:value-type="float" office:value="0.806283544" calcext:value-type="float">
            <text:p>0.806283544</text:p>
          </table:table-cell>
          <table:table-cell office:value-type="float" office:value="2.14014943" calcext:value-type="float">
            <text:p>2.14014943</text:p>
          </table:table-cell>
          <table:table-cell office:value-type="float" office:value="1.74742465" calcext:value-type="float">
            <text:p>1.7474246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92.35654" calcext:value-type="float">
            <text:p>192.35654</text:p>
          </table:table-cell>
          <table:table-cell office:value-type="float" office:value="60.7751286" calcext:value-type="float">
            <text:p>60.7751286</text:p>
          </table:table-cell>
          <table:table-cell office:value-type="float" office:value="1.39184856" calcext:value-type="float">
            <text:p>1.39184856</text:p>
          </table:table-cell>
          <table:table-cell office:value-type="float" office:value="0.801659045" calcext:value-type="float">
            <text:p>0.801659045</text:p>
          </table:table-cell>
          <table:table-cell office:value-type="float" office:value="1.451025343" calcext:value-type="float">
            <text:p>1.451025343</text:p>
          </table:table-cell>
          <table:table-cell office:value-type="float" office:value="1.184757197" calcext:value-type="float">
            <text:p>1.18475719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91.929369" calcext:value-type="float">
            <text:p>191.929369</text:p>
          </table:table-cell>
          <table:table-cell office:value-type="float" office:value="60.2137975" calcext:value-type="float">
            <text:p>60.2137975</text:p>
          </table:table-cell>
          <table:table-cell office:value-type="float" office:value="1.42077224" calcext:value-type="float">
            <text:p>1.42077224</text:p>
          </table:table-cell>
          <table:table-cell office:value-type="float" office:value="0.800493841" calcext:value-type="float">
            <text:p>0.800493841</text:p>
          </table:table-cell>
          <table:table-cell office:value-type="float" office:value="1.91555814" calcext:value-type="float">
            <text:p>1.91555814</text:p>
          </table:table-cell>
          <table:table-cell office:value-type="float" office:value="1.56404664" calcext:value-type="float">
            <text:p>1.56404664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91.181435" calcext:value-type="float">
            <text:p>191.181435</text:p>
          </table:table-cell>
          <table:table-cell office:value-type="float" office:value="60.4216859" calcext:value-type="float">
            <text:p>60.4216859</text:p>
          </table:table-cell>
          <table:table-cell office:value-type="float" office:value="1.39576332" calcext:value-type="float">
            <text:p>1.39576332</text:p>
          </table:table-cell>
          <table:table-cell office:value-type="float" office:value="0.810728328" calcext:value-type="float">
            <text:p>0.810728328</text:p>
          </table:table-cell>
          <table:table-cell office:value-type="float" office:value="1.8089023" calcext:value-type="float">
            <text:p>1.8089023</text:p>
          </table:table-cell>
          <table:table-cell office:value-type="float" office:value="1.476962504" calcext:value-type="float">
            <text:p>1.476962504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90.300032" calcext:value-type="float">
            <text:p>190.300032</text:p>
          </table:table-cell>
          <table:table-cell office:value-type="float" office:value="59.9539307" calcext:value-type="float">
            <text:p>59.9539307</text:p>
          </table:table-cell>
          <table:table-cell office:value-type="float" office:value="1.37868531" calcext:value-type="float">
            <text:p>1.37868531</text:p>
          </table:table-cell>
          <table:table-cell office:value-type="float" office:value="0.801864485" calcext:value-type="float">
            <text:p>0.801864485</text:p>
          </table:table-cell>
          <table:table-cell office:value-type="float" office:value="1.72222358" calcext:value-type="float">
            <text:p>1.72222358</text:p>
          </table:table-cell>
          <table:table-cell office:value-type="float" office:value="1.40618964" calcext:value-type="float">
            <text:p>1.40618964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89.770749" calcext:value-type="float">
            <text:p>189.770749</text:p>
          </table:table-cell>
          <table:table-cell office:value-type="float" office:value="60.1538383" calcext:value-type="float">
            <text:p>60.1538383</text:p>
          </table:table-cell>
          <table:table-cell office:value-type="float" office:value="1.436535464" calcext:value-type="float">
            <text:p>1.436535464</text:p>
          </table:table-cell>
          <table:table-cell office:value-type="float" office:value="0.835036619" calcext:value-type="float">
            <text:p>0.835036619</text:p>
          </table:table-cell>
          <table:table-cell office:value-type="float" office:value="1.095587083" calcext:value-type="float">
            <text:p>1.095587083</text:p>
          </table:table-cell>
          <table:table-cell office:value-type="float" office:value="0.89454313" calcext:value-type="float">
            <text:p>0.89454313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89.137522" calcext:value-type="float">
            <text:p>189.137522</text:p>
          </table:table-cell>
          <table:table-cell office:value-type="float" office:value="59.880309" calcext:value-type="float">
            <text:p>59.880309</text:p>
          </table:table-cell>
          <table:table-cell office:value-type="float" office:value="1.405766624" calcext:value-type="float">
            <text:p>1.405766624</text:p>
          </table:table-cell>
          <table:table-cell office:value-type="float" office:value="0.823970559" calcext:value-type="float">
            <text:p>0.823970559</text:p>
          </table:table-cell>
          <table:table-cell office:value-type="float" office:value="1.84626283" calcext:value-type="float">
            <text:p>1.84626283</text:p>
          </table:table-cell>
          <table:table-cell office:value-type="float" office:value="1.50746733" calcext:value-type="float">
            <text:p>1.5074673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88.75942" calcext:value-type="float">
            <text:p>188.75942</text:p>
          </table:table-cell>
          <table:table-cell office:value-type="float" office:value="59.9001849" calcext:value-type="float">
            <text:p>59.9001849</text:p>
          </table:table-cell>
          <table:table-cell office:value-type="float" office:value="1.42683143" calcext:value-type="float">
            <text:p>1.42683143</text:p>
          </table:table-cell>
          <table:table-cell office:value-type="float" office:value="0.822799032" calcext:value-type="float">
            <text:p>0.822799032</text:p>
          </table:table-cell>
          <table:table-cell office:value-type="float" office:value="1.63693515" calcext:value-type="float">
            <text:p>1.63693515</text:p>
          </table:table-cell>
          <table:table-cell office:value-type="float" office:value="1.336551935" calcext:value-type="float">
            <text:p>1.33655193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88.629037" calcext:value-type="float">
            <text:p>188.629037</text:p>
          </table:table-cell>
          <table:table-cell office:value-type="float" office:value="59.831091" calcext:value-type="float">
            <text:p>59.831091</text:p>
          </table:table-cell>
          <table:table-cell office:value-type="float" office:value="1.4482409" calcext:value-type="float">
            <text:p>1.4482409</text:p>
          </table:table-cell>
          <table:table-cell office:value-type="float" office:value="0.829649854" calcext:value-type="float">
            <text:p>0.829649854</text:p>
          </table:table-cell>
          <table:table-cell office:value-type="float" office:value="0.92379921" calcext:value-type="float">
            <text:p>0.92379921</text:p>
          </table:table-cell>
          <table:table-cell office:value-type="float" office:value="0.75427892" calcext:value-type="float">
            <text:p>0.7542789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88.943768" calcext:value-type="float">
            <text:p>188.943768</text:p>
          </table:table-cell>
          <table:table-cell office:value-type="float" office:value="59.7486241" calcext:value-type="float">
            <text:p>59.7486241</text:p>
          </table:table-cell>
          <table:table-cell office:value-type="float" office:value="1.4883415" calcext:value-type="float">
            <text:p>1.4883415</text:p>
          </table:table-cell>
          <table:table-cell office:value-type="float" office:value="0.839113669" calcext:value-type="float">
            <text:p>0.839113669</text:p>
          </table:table-cell>
          <table:table-cell office:value-type="float" office:value="1.2147712" calcext:value-type="float">
            <text:p>1.2147712</text:p>
          </table:table-cell>
          <table:table-cell office:value-type="float" office:value="0.991856542" calcext:value-type="float">
            <text:p>0.99185654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88.552613" calcext:value-type="float">
            <text:p>188.552613</text:p>
          </table:table-cell>
          <table:table-cell office:value-type="float" office:value="60.1149377" calcext:value-type="float">
            <text:p>60.1149377</text:p>
          </table:table-cell>
          <table:table-cell office:value-type="float" office:value="1.439957504" calcext:value-type="float">
            <text:p>1.439957504</text:p>
          </table:table-cell>
          <table:table-cell office:value-type="float" office:value="0.841630254" calcext:value-type="float">
            <text:p>0.841630254</text:p>
          </table:table-cell>
          <table:table-cell office:value-type="float" office:value="1.4223436" calcext:value-type="float">
            <text:p>1.4223436</text:p>
          </table:table-cell>
          <table:table-cell office:value-type="float" office:value="1.16133867" calcext:value-type="float">
            <text:p>1.1613386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89.169762" calcext:value-type="float">
            <text:p>189.169762</text:p>
          </table:table-cell>
          <table:table-cell office:value-type="float" office:value="59.9793774" calcext:value-type="float">
            <text:p>59.9793774</text:p>
          </table:table-cell>
          <table:table-cell office:value-type="float" office:value="1.37112976" calcext:value-type="float">
            <text:p>1.37112976</text:p>
          </table:table-cell>
          <table:table-cell office:value-type="float" office:value="0.804278956" calcext:value-type="float">
            <text:p>0.804278956</text:p>
          </table:table-cell>
          <table:table-cell office:value-type="float" office:value="1.27378898" calcext:value-type="float">
            <text:p>1.27378898</text:p>
          </table:table-cell>
          <table:table-cell office:value-type="float" office:value="1.04004436" calcext:value-type="float">
            <text:p>1.04004436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89.168246" calcext:value-type="float">
            <text:p>189.168246</text:p>
          </table:table-cell>
          <table:table-cell office:value-type="float" office:value="60.0142867" calcext:value-type="float">
            <text:p>60.0142867</text:p>
          </table:table-cell>
          <table:table-cell office:value-type="float" office:value="1.423787116" calcext:value-type="float">
            <text:p>1.423787116</text:p>
          </table:table-cell>
          <table:table-cell office:value-type="float" office:value="0.803890744" calcext:value-type="float">
            <text:p>0.803890744</text:p>
          </table:table-cell>
          <table:table-cell office:value-type="float" office:value="1.29800178" calcext:value-type="float">
            <text:p>1.29800178</text:p>
          </table:table-cell>
          <table:table-cell office:value-type="float" office:value="1.059814051" calcext:value-type="float">
            <text:p>1.05981405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89.793964" calcext:value-type="float">
            <text:p>189.793964</text:p>
          </table:table-cell>
          <table:table-cell office:value-type="float" office:value="59.9580127" calcext:value-type="float">
            <text:p>59.9580127</text:p>
          </table:table-cell>
          <table:table-cell office:value-type="float" office:value="1.49926269" calcext:value-type="float">
            <text:p>1.49926269</text:p>
          </table:table-cell>
          <table:table-cell office:value-type="float" office:value="0.835793622" calcext:value-type="float">
            <text:p>0.835793622</text:p>
          </table:table-cell>
          <table:table-cell office:value-type="float" office:value="1.22646497" calcext:value-type="float">
            <text:p>1.22646497</text:p>
          </table:table-cell>
          <table:table-cell office:value-type="float" office:value="1.00140446" calcext:value-type="float">
            <text:p>1.0014044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89.9252275" calcext:value-type="float">
            <text:p>189.9252275</text:p>
          </table:table-cell>
          <table:table-cell office:value-type="float" office:value="59.6049404" calcext:value-type="float">
            <text:p>59.6049404</text:p>
          </table:table-cell>
          <table:table-cell office:value-type="float" office:value="1.49181217" calcext:value-type="float">
            <text:p>1.49181217</text:p>
          </table:table-cell>
          <table:table-cell office:value-type="float" office:value="0.823799928" calcext:value-type="float">
            <text:p>0.823799928</text:p>
          </table:table-cell>
          <table:table-cell office:value-type="float" office:value="0.89782758" calcext:value-type="float">
            <text:p>0.89782758</text:p>
          </table:table-cell>
          <table:table-cell office:value-type="float" office:value="0.733073154" calcext:value-type="float">
            <text:p>0.73307315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90.9823065" calcext:value-type="float">
            <text:p>190.9823065</text:p>
          </table:table-cell>
          <table:table-cell office:value-type="float" office:value="59.8876598" calcext:value-type="float">
            <text:p>59.8876598</text:p>
          </table:table-cell>
          <table:table-cell office:value-type="float" office:value="1.47354519" calcext:value-type="float">
            <text:p>1.47354519</text:p>
          </table:table-cell>
          <table:table-cell office:value-type="float" office:value="0.799326726" calcext:value-type="float">
            <text:p>0.799326726</text:p>
          </table:table-cell>
          <table:table-cell office:value-type="float" office:value="1.83435495" calcext:value-type="float">
            <text:p>1.83435495</text:p>
          </table:table-cell>
          <table:table-cell office:value-type="float" office:value="1.49774454" calcext:value-type="float">
            <text:p>1.4977445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91.464479" calcext:value-type="float">
            <text:p>191.464479</text:p>
          </table:table-cell>
          <table:table-cell office:value-type="float" office:value="60.1099961" calcext:value-type="float">
            <text:p>60.1099961</text:p>
          </table:table-cell>
          <table:table-cell office:value-type="float" office:value="1.46053836" calcext:value-type="float">
            <text:p>1.46053836</text:p>
          </table:table-cell>
          <table:table-cell office:value-type="float" office:value="0.766115558" calcext:value-type="float">
            <text:p>0.766115558</text:p>
          </table:table-cell>
          <table:table-cell office:value-type="float" office:value="1.381586191" calcext:value-type="float">
            <text:p>1.381586191</text:p>
          </table:table-cell>
          <table:table-cell office:value-type="float" office:value="1.128060387" calcext:value-type="float">
            <text:p>1.12806038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92.443562" calcext:value-type="float">
            <text:p>192.443562</text:p>
          </table:table-cell>
          <table:table-cell office:value-type="float" office:value="60.6029813" calcext:value-type="float">
            <text:p>60.6029813</text:p>
          </table:table-cell>
          <table:table-cell office:value-type="float" office:value="1.46904457" calcext:value-type="float">
            <text:p>1.46904457</text:p>
          </table:table-cell>
          <table:table-cell office:value-type="float" office:value="0.746599805" calcext:value-type="float">
            <text:p>0.746599805</text:p>
          </table:table-cell>
          <table:table-cell office:value-type="float" office:value="1.370798284" calcext:value-type="float">
            <text:p>1.370798284</text:p>
          </table:table-cell>
          <table:table-cell office:value-type="float" office:value="1.11925215" calcext:value-type="float">
            <text:p>1.1192521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92.900156" calcext:value-type="float">
            <text:p>192.900156</text:p>
          </table:table-cell>
          <table:table-cell office:value-type="float" office:value="60.6686116" calcext:value-type="float">
            <text:p>60.6686116</text:p>
          </table:table-cell>
          <table:table-cell office:value-type="float" office:value="1.48418769" calcext:value-type="float">
            <text:p>1.48418769</text:p>
          </table:table-cell>
          <table:table-cell office:value-type="float" office:value="0.735723538" calcext:value-type="float">
            <text:p>0.735723538</text:p>
          </table:table-cell>
          <table:table-cell office:value-type="float" office:value="1.249763784" calcext:value-type="float">
            <text:p>1.249763784</text:p>
          </table:table-cell>
          <table:table-cell office:value-type="float" office:value="1.020427887" calcext:value-type="float">
            <text:p>1.0204278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94.188503" calcext:value-type="float">
            <text:p>194.188503</text:p>
          </table:table-cell>
          <table:table-cell office:value-type="float" office:value="61.7451892" calcext:value-type="float">
            <text:p>61.7451892</text:p>
          </table:table-cell>
          <table:table-cell office:value-type="float" office:value="1.54068239" calcext:value-type="float">
            <text:p>1.54068239</text:p>
          </table:table-cell>
          <table:table-cell office:value-type="float" office:value="0.802290762" calcext:value-type="float">
            <text:p>0.802290762</text:p>
          </table:table-cell>
          <table:table-cell office:value-type="float" office:value="2.046895683" calcext:value-type="float">
            <text:p>2.046895683</text:p>
          </table:table-cell>
          <table:table-cell office:value-type="float" office:value="1.671283304" calcext:value-type="float">
            <text:p>1.67128330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94.811884" calcext:value-type="float">
            <text:p>194.811884</text:p>
          </table:table-cell>
          <table:table-cell office:value-type="float" office:value="62.1256309" calcext:value-type="float">
            <text:p>62.1256309</text:p>
          </table:table-cell>
          <table:table-cell office:value-type="float" office:value="1.536157765" calcext:value-type="float">
            <text:p>1.536157765</text:p>
          </table:table-cell>
          <table:table-cell office:value-type="float" office:value="0.81634461" calcext:value-type="float">
            <text:p>0.81634461</text:p>
          </table:table-cell>
          <table:table-cell office:value-type="float" office:value="1.72408297" calcext:value-type="float">
            <text:p>1.72408297</text:p>
          </table:table-cell>
          <table:table-cell office:value-type="float" office:value="1.407707865" calcext:value-type="float">
            <text:p>1.40770786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96.661494" calcext:value-type="float">
            <text:p>196.661494</text:p>
          </table:table-cell>
          <table:table-cell office:value-type="float" office:value="63.0186136" calcext:value-type="float">
            <text:p>63.0186136</text:p>
          </table:table-cell>
          <table:table-cell office:value-type="float" office:value="1.399774307" calcext:value-type="float">
            <text:p>1.399774307</text:p>
          </table:table-cell>
          <table:table-cell office:value-type="float" office:value="0.694410342" calcext:value-type="float">
            <text:p>0.694410342</text:p>
          </table:table-cell>
          <table:table-cell office:value-type="float" office:value="1.828622834" calcext:value-type="float">
            <text:p>1.828622834</text:p>
          </table:table-cell>
          <table:table-cell office:value-type="float" office:value="1.493064295" calcext:value-type="float">
            <text:p>1.49306429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96.186496" calcext:value-type="float">
            <text:p>196.186496</text:p>
          </table:table-cell>
          <table:table-cell office:value-type="float" office:value="62.7463873" calcext:value-type="float">
            <text:p>62.7463873</text:p>
          </table:table-cell>
          <table:table-cell office:value-type="float" office:value="1.419754882" calcext:value-type="float">
            <text:p>1.419754882</text:p>
          </table:table-cell>
          <table:table-cell office:value-type="float" office:value="0.68496734" calcext:value-type="float">
            <text:p>0.68496734</text:p>
          </table:table-cell>
          <table:table-cell office:value-type="float" office:value="1.29682556" calcext:value-type="float">
            <text:p>1.29682556</text:p>
          </table:table-cell>
          <table:table-cell office:value-type="float" office:value="1.05885364" calcext:value-type="float">
            <text:p>1.0588536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98.166376" calcext:value-type="float">
            <text:p>198.166376</text:p>
          </table:table-cell>
          <table:table-cell office:value-type="float" office:value="63.8492782" calcext:value-type="float">
            <text:p>63.8492782</text:p>
          </table:table-cell>
          <table:table-cell office:value-type="float" office:value="1.393578025" calcext:value-type="float">
            <text:p>1.393578025</text:p>
          </table:table-cell>
          <table:table-cell office:value-type="float" office:value="0.679908083" calcext:value-type="float">
            <text:p>0.679908083</text:p>
          </table:table-cell>
          <table:table-cell office:value-type="float" office:value="2.009636478" calcext:value-type="float">
            <text:p>2.009636478</text:p>
          </table:table-cell>
          <table:table-cell office:value-type="float" office:value="1.640861345" calcext:value-type="float">
            <text:p>1.64086134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98.254556" calcext:value-type="float">
            <text:p>198.254556</text:p>
          </table:table-cell>
          <table:table-cell office:value-type="float" office:value="63.8127451" calcext:value-type="float">
            <text:p>63.8127451</text:p>
          </table:table-cell>
          <table:table-cell office:value-type="float" office:value="1.386162545" calcext:value-type="float">
            <text:p>1.386162545</text:p>
          </table:table-cell>
          <table:table-cell office:value-type="float" office:value="0.668704293" calcext:value-type="float">
            <text:p>0.668704293</text:p>
          </table:table-cell>
          <table:table-cell office:value-type="float" office:value="0.76684522" calcext:value-type="float">
            <text:p>0.76684522</text:p>
          </table:table-cell>
          <table:table-cell office:value-type="float" office:value="0.62612652" calcext:value-type="float">
            <text:p>0.6261265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99.193014" calcext:value-type="float">
            <text:p>199.193014</text:p>
          </table:table-cell>
          <table:table-cell office:value-type="float" office:value="64.6703526" calcext:value-type="float">
            <text:p>64.6703526</text:p>
          </table:table-cell>
          <table:table-cell office:value-type="float" office:value="1.4010947" calcext:value-type="float">
            <text:p>1.4010947</text:p>
          </table:table-cell>
          <table:table-cell office:value-type="float" office:value="0.690883899" calcext:value-type="float">
            <text:p>0.690883899</text:p>
          </table:table-cell>
          <table:table-cell office:value-type="float" office:value="2.422506472" calcext:value-type="float">
            <text:p>2.422506472</text:p>
          </table:table-cell>
          <table:table-cell office:value-type="float" office:value="1.97796826" calcext:value-type="float">
            <text:p>1.977968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99.605056" calcext:value-type="float">
            <text:p>199.605056</text:p>
          </table:table-cell>
          <table:table-cell office:value-type="float" office:value="64.7781829" calcext:value-type="float">
            <text:p>64.7781829</text:p>
          </table:table-cell>
          <table:table-cell office:value-type="float" office:value="1.36700783" calcext:value-type="float">
            <text:p>1.36700783</text:p>
          </table:table-cell>
          <table:table-cell office:value-type="float" office:value="0.702962191" calcext:value-type="float">
            <text:p>0.702962191</text:p>
          </table:table-cell>
          <table:table-cell office:value-type="float" office:value="1.48002244" calcext:value-type="float">
            <text:p>1.48002244</text:p>
          </table:table-cell>
          <table:table-cell office:value-type="float" office:value="1.2084332" calcext:value-type="float">
            <text:p>1.208433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99.461148" calcext:value-type="float">
            <text:p>199.461148</text:p>
          </table:table-cell>
          <table:table-cell office:value-type="float" office:value="65.0346937" calcext:value-type="float">
            <text:p>65.0346937</text:p>
          </table:table-cell>
          <table:table-cell office:value-type="float" office:value="1.35311051" calcext:value-type="float">
            <text:p>1.35311051</text:p>
          </table:table-cell>
          <table:table-cell office:value-type="float" office:value="0.726389518" calcext:value-type="float">
            <text:p>0.726389518</text:p>
          </table:table-cell>
          <table:table-cell office:value-type="float" office:value="1.344901721" calcext:value-type="float">
            <text:p>1.344901721</text:p>
          </table:table-cell>
          <table:table-cell office:value-type="float" office:value="1.09810766" calcext:value-type="float">
            <text:p>1.0981076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99.7734515" calcext:value-type="float">
            <text:p>199.7734515</text:p>
          </table:table-cell>
          <table:table-cell office:value-type="float" office:value="65.3488889" calcext:value-type="float">
            <text:p>65.3488889</text:p>
          </table:table-cell>
          <table:table-cell office:value-type="float" office:value="1.32581437" calcext:value-type="float">
            <text:p>1.32581437</text:p>
          </table:table-cell>
          <table:table-cell office:value-type="float" office:value="0.735077755" calcext:value-type="float">
            <text:p>0.735077755</text:p>
          </table:table-cell>
          <table:table-cell office:value-type="float" office:value="1.295801628" calcext:value-type="float">
            <text:p>1.295801628</text:p>
          </table:table-cell>
          <table:table-cell office:value-type="float" office:value="1.0580176185" calcext:value-type="float">
            <text:p>1.058017618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99.4892715" calcext:value-type="float">
            <text:p>199.4892715</text:p>
          </table:table-cell>
          <table:table-cell office:value-type="float" office:value="65.0827649" calcext:value-type="float">
            <text:p>65.0827649</text:p>
          </table:table-cell>
          <table:table-cell office:value-type="float" office:value="1.30277939" calcext:value-type="float">
            <text:p>1.30277939</text:p>
          </table:table-cell>
          <table:table-cell office:value-type="float" office:value="0.754981576" calcext:value-type="float">
            <text:p>0.754981576</text:p>
          </table:table-cell>
          <table:table-cell office:value-type="float" office:value="1.65217907" calcext:value-type="float">
            <text:p>1.65217907</text:p>
          </table:table-cell>
          <table:table-cell office:value-type="float" office:value="1.348998562" calcext:value-type="float">
            <text:p>1.34899856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99.932967" calcext:value-type="float">
            <text:p>199.932967</text:p>
          </table:table-cell>
          <table:table-cell office:value-type="float" office:value="65.4812678" calcext:value-type="float">
            <text:p>65.4812678</text:p>
          </table:table-cell>
          <table:table-cell office:value-type="float" office:value="1.29004008" calcext:value-type="float">
            <text:p>1.29004008</text:p>
          </table:table-cell>
          <table:table-cell office:value-type="float" office:value="0.750371826" calcext:value-type="float">
            <text:p>0.750371826</text:p>
          </table:table-cell>
          <table:table-cell office:value-type="float" office:value="0.85613985" calcext:value-type="float">
            <text:p>0.85613985</text:p>
          </table:table-cell>
          <table:table-cell office:value-type="float" office:value="0.69903528" calcext:value-type="float">
            <text:p>0.6990352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00.431635" calcext:value-type="float">
            <text:p>200.431635</text:p>
          </table:table-cell>
          <table:table-cell office:value-type="float" office:value="65.149767" calcext:value-type="float">
            <text:p>65.149767</text:p>
          </table:table-cell>
          <table:table-cell office:value-type="float" office:value="1.279147775" calcext:value-type="float">
            <text:p>1.279147775</text:p>
          </table:table-cell>
          <table:table-cell office:value-type="float" office:value="0.76910627" calcext:value-type="float">
            <text:p>0.76910627</text:p>
          </table:table-cell>
          <table:table-cell office:value-type="float" office:value="1.932558236" calcext:value-type="float">
            <text:p>1.932558236</text:p>
          </table:table-cell>
          <table:table-cell office:value-type="float" office:value="1.577927204" calcext:value-type="float">
            <text:p>1.5779272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01.1066836" calcext:value-type="float">
            <text:p>201.1066836</text:p>
          </table:table-cell>
          <table:table-cell office:value-type="float" office:value="65.4817847" calcext:value-type="float">
            <text:p>65.4817847</text:p>
          </table:table-cell>
          <table:table-cell office:value-type="float" office:value="1.310672505" calcext:value-type="float">
            <text:p>1.310672505</text:p>
          </table:table-cell>
          <table:table-cell office:value-type="float" office:value="0.765551382" calcext:value-type="float">
            <text:p>0.765551382</text:p>
          </table:table-cell>
          <table:table-cell office:value-type="float" office:value="1.010147578" calcext:value-type="float">
            <text:p>1.010147578</text:p>
          </table:table-cell>
          <table:table-cell office:value-type="float" office:value="0.824782042" calcext:value-type="float">
            <text:p>0.82478204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01.8724846" calcext:value-type="float">
            <text:p>201.8724846</text:p>
          </table:table-cell>
          <table:table-cell office:value-type="float" office:value="65.212111" calcext:value-type="float">
            <text:p>65.212111</text:p>
          </table:table-cell>
          <table:table-cell office:value-type="float" office:value="1.264697025" calcext:value-type="float">
            <text:p>1.264697025</text:p>
          </table:table-cell>
          <table:table-cell office:value-type="float" office:value="0.758685763" calcext:value-type="float">
            <text:p>0.758685763</text:p>
          </table:table-cell>
          <table:table-cell office:value-type="float" office:value="1.46018716" calcext:value-type="float">
            <text:p>1.46018716</text:p>
          </table:table-cell>
          <table:table-cell office:value-type="float" office:value="1.19223783" calcext:value-type="float">
            <text:p>1.1922378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01.7873474" calcext:value-type="float">
            <text:p>201.7873474</text:p>
          </table:table-cell>
          <table:table-cell office:value-type="float" office:value="65.4622158" calcext:value-type="float">
            <text:p>65.4622158</text:p>
          </table:table-cell>
          <table:table-cell office:value-type="float" office:value="1.212638556" calcext:value-type="float">
            <text:p>1.212638556</text:p>
          </table:table-cell>
          <table:table-cell office:value-type="float" office:value="0.711275908" calcext:value-type="float">
            <text:p>0.711275908</text:p>
          </table:table-cell>
          <table:table-cell office:value-type="float" office:value="0.7573254245" calcext:value-type="float">
            <text:p>0.7573254245</text:p>
          </table:table-cell>
          <table:table-cell office:value-type="float" office:value="0.618353618" calcext:value-type="float">
            <text:p>0.6183536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02.4763304" calcext:value-type="float">
            <text:p>202.4763304</text:p>
          </table:table-cell>
          <table:table-cell office:value-type="float" office:value="65.2940236" calcext:value-type="float">
            <text:p>65.2940236</text:p>
          </table:table-cell>
          <table:table-cell office:value-type="float" office:value="1.29903707" calcext:value-type="float">
            <text:p>1.29903707</text:p>
          </table:table-cell>
          <table:table-cell office:value-type="float" office:value="0.718714611" calcext:value-type="float">
            <text:p>0.718714611</text:p>
          </table:table-cell>
          <table:table-cell office:value-type="float" office:value="1.794601837" calcext:value-type="float">
            <text:p>1.794601837</text:p>
          </table:table-cell>
          <table:table-cell office:value-type="float" office:value="1.46528627" calcext:value-type="float">
            <text:p>1.4652862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02.569196" calcext:value-type="float">
            <text:p>202.569196</text:p>
          </table:table-cell>
          <table:table-cell office:value-type="float" office:value="65.295138" calcext:value-type="float">
            <text:p>65.295138</text:p>
          </table:table-cell>
          <table:table-cell office:value-type="float" office:value="1.35330158" calcext:value-type="float">
            <text:p>1.35330158</text:p>
          </table:table-cell>
          <table:table-cell office:value-type="float" office:value="0.720859346" calcext:value-type="float">
            <text:p>0.720859346</text:p>
          </table:table-cell>
          <table:table-cell office:value-type="float" office:value="0.94699097" calcext:value-type="float">
            <text:p>0.94699097</text:p>
          </table:table-cell>
          <table:table-cell office:value-type="float" office:value="0.773214903" calcext:value-type="float">
            <text:p>0.77321490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03.052827" calcext:value-type="float">
            <text:p>203.052827</text:p>
          </table:table-cell>
          <table:table-cell office:value-type="float" office:value="65.3768238" calcext:value-type="float">
            <text:p>65.3768238</text:p>
          </table:table-cell>
          <table:table-cell office:value-type="float" office:value="1.40263183" calcext:value-type="float">
            <text:p>1.40263183</text:p>
          </table:table-cell>
          <table:table-cell office:value-type="float" office:value="0.778045934" calcext:value-type="float">
            <text:p>0.778045934</text:p>
          </table:table-cell>
          <table:table-cell office:value-type="float" office:value="1.92185466" calcext:value-type="float">
            <text:p>1.92185466</text:p>
          </table:table-cell>
          <table:table-cell office:value-type="float" office:value="1.56918776" calcext:value-type="float">
            <text:p>1.56918776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03.35939" calcext:value-type="float">
            <text:p>203.35939</text:p>
          </table:table-cell>
          <table:table-cell office:value-type="float" office:value="65.4547178" calcext:value-type="float">
            <text:p>65.4547178</text:p>
          </table:table-cell>
          <table:table-cell office:value-type="float" office:value="1.401855835" calcext:value-type="float">
            <text:p>1.401855835</text:p>
          </table:table-cell>
          <table:table-cell office:value-type="float" office:value="0.767532948" calcext:value-type="float">
            <text:p>0.767532948</text:p>
          </table:table-cell>
          <table:table-cell office:value-type="float" office:value="1.359834676" calcext:value-type="float">
            <text:p>1.359834676</text:p>
          </table:table-cell>
          <table:table-cell office:value-type="float" office:value="1.110300318" calcext:value-type="float">
            <text:p>1.1103003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04.126653" calcext:value-type="float">
            <text:p>204.126653</text:p>
          </table:table-cell>
          <table:table-cell office:value-type="float" office:value="66.0182737" calcext:value-type="float">
            <text:p>66.0182737</text:p>
          </table:table-cell>
          <table:table-cell office:value-type="float" office:value="1.450979535" calcext:value-type="float">
            <text:p>1.450979535</text:p>
          </table:table-cell>
          <table:table-cell office:value-type="float" office:value="0.784838269" calcext:value-type="float">
            <text:p>0.784838269</text:p>
          </table:table-cell>
          <table:table-cell office:value-type="float" office:value="1.75024378" calcext:value-type="float">
            <text:p>1.75024378</text:p>
          </table:table-cell>
          <table:table-cell office:value-type="float" office:value="1.429068093" calcext:value-type="float">
            <text:p>1.42906809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04.397665" calcext:value-type="float">
            <text:p>204.397665</text:p>
          </table:table-cell>
          <table:table-cell office:value-type="float" office:value="66.1770268" calcext:value-type="float">
            <text:p>66.1770268</text:p>
          </table:table-cell>
          <table:table-cell office:value-type="float" office:value="1.477074009" calcext:value-type="float">
            <text:p>1.477074009</text:p>
          </table:table-cell>
          <table:table-cell office:value-type="float" office:value="0.807380419" calcext:value-type="float">
            <text:p>0.807380419</text:p>
          </table:table-cell>
          <table:table-cell office:value-type="float" office:value="1.373651077" calcext:value-type="float">
            <text:p>1.373651077</text:p>
          </table:table-cell>
          <table:table-cell office:value-type="float" office:value="1.121581403" calcext:value-type="float">
            <text:p>1.12158140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05.373023" calcext:value-type="float">
            <text:p>205.373023</text:p>
          </table:table-cell>
          <table:table-cell office:value-type="float" office:value="67.3891839" calcext:value-type="float">
            <text:p>67.3891839</text:p>
          </table:table-cell>
          <table:table-cell office:value-type="float" office:value="1.500384712" calcext:value-type="float">
            <text:p>1.500384712</text:p>
          </table:table-cell>
          <table:table-cell office:value-type="float" office:value="0.828265911" calcext:value-type="float">
            <text:p>0.828265911</text:p>
          </table:table-cell>
          <table:table-cell office:value-type="float" office:value="2.141467743" calcext:value-type="float">
            <text:p>2.141467743</text:p>
          </table:table-cell>
          <table:table-cell office:value-type="float" office:value="1.74850114" calcext:value-type="float">
            <text:p>1.7485011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05.138217" calcext:value-type="float">
            <text:p>205.138217</text:p>
          </table:table-cell>
          <table:table-cell office:value-type="float" office:value="67.1236549" calcext:value-type="float">
            <text:p>67.1236549</text:p>
          </table:table-cell>
          <table:table-cell office:value-type="float" office:value="1.518198794" calcext:value-type="float">
            <text:p>1.518198794</text:p>
          </table:table-cell>
          <table:table-cell office:value-type="float" office:value="0.840603193" calcext:value-type="float">
            <text:p>0.840603193</text:p>
          </table:table-cell>
          <table:table-cell office:value-type="float" office:value="0.8753295" calcext:value-type="float">
            <text:p>0.8753295</text:p>
          </table:table-cell>
          <table:table-cell office:value-type="float" office:value="0.71470351" calcext:value-type="float">
            <text:p>0.714703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06.173265" calcext:value-type="float">
            <text:p>206.173265</text:p>
          </table:table-cell>
          <table:table-cell office:value-type="float" office:value="67.8714207" calcext:value-type="float">
            <text:p>67.8714207</text:p>
          </table:table-cell>
          <table:table-cell office:value-type="float" office:value="1.554034654" calcext:value-type="float">
            <text:p>1.554034654</text:p>
          </table:table-cell>
          <table:table-cell office:value-type="float" office:value="0.826625463" calcext:value-type="float">
            <text:p>0.826625463</text:p>
          </table:table-cell>
          <table:table-cell office:value-type="float" office:value="1.323346395" calcext:value-type="float">
            <text:p>1.323346395</text:p>
          </table:table-cell>
          <table:table-cell office:value-type="float" office:value="1.080507827" calcext:value-type="float">
            <text:p>1.08050782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05.684048" calcext:value-type="float">
            <text:p>205.684048</text:p>
          </table:table-cell>
          <table:table-cell office:value-type="float" office:value="67.2978594" calcext:value-type="float">
            <text:p>67.2978594</text:p>
          </table:table-cell>
          <table:table-cell office:value-type="float" office:value="1.5625913" calcext:value-type="float">
            <text:p>1.5625913</text:p>
          </table:table-cell>
          <table:table-cell office:value-type="float" office:value="0.832835743" calcext:value-type="float">
            <text:p>0.832835743</text:p>
          </table:table-cell>
          <table:table-cell office:value-type="float" office:value="1.77536171" calcext:value-type="float">
            <text:p>1.77536171</text:p>
          </table:table-cell>
          <table:table-cell office:value-type="float" office:value="1.44957681" calcext:value-type="float">
            <text:p>1.4495768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06.433161" calcext:value-type="float">
            <text:p>206.433161</text:p>
          </table:table-cell>
          <table:table-cell office:value-type="float" office:value="67.9064831" calcext:value-type="float">
            <text:p>67.9064831</text:p>
          </table:table-cell>
          <table:table-cell office:value-type="float" office:value="1.59880923" calcext:value-type="float">
            <text:p>1.59880923</text:p>
          </table:table-cell>
          <table:table-cell office:value-type="float" office:value="0.79811709" calcext:value-type="float">
            <text:p>0.79811709</text:p>
          </table:table-cell>
          <table:table-cell office:value-type="float" office:value="1.353743713" calcext:value-type="float">
            <text:p>1.353743713</text:p>
          </table:table-cell>
          <table:table-cell office:value-type="float" office:value="1.105327096" calcext:value-type="float">
            <text:p>1.10532709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06.453738" calcext:value-type="float">
            <text:p>206.453738</text:p>
          </table:table-cell>
          <table:table-cell office:value-type="float" office:value="67.7961588" calcext:value-type="float">
            <text:p>67.7961588</text:p>
          </table:table-cell>
          <table:table-cell office:value-type="float" office:value="1.61740935" calcext:value-type="float">
            <text:p>1.61740935</text:p>
          </table:table-cell>
          <table:table-cell office:value-type="float" office:value="0.796578006" calcext:value-type="float">
            <text:p>0.796578006</text:p>
          </table:table-cell>
          <table:table-cell office:value-type="float" office:value="1.96438067" calcext:value-type="float">
            <text:p>1.96438067</text:p>
          </table:table-cell>
          <table:table-cell office:value-type="float" office:value="1.60391013" calcext:value-type="float">
            <text:p>1.6039101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06.566277" calcext:value-type="float">
            <text:p>206.566277</text:p>
          </table:table-cell>
          <table:table-cell office:value-type="float" office:value="68.0623702" calcext:value-type="float">
            <text:p>68.0623702</text:p>
          </table:table-cell>
          <table:table-cell office:value-type="float" office:value="1.58994705" calcext:value-type="float">
            <text:p>1.58994705</text:p>
          </table:table-cell>
          <table:table-cell office:value-type="float" office:value="0.791286318" calcext:value-type="float">
            <text:p>0.791286318</text:p>
          </table:table-cell>
          <table:table-cell office:value-type="float" office:value="1.180245749" calcext:value-type="float">
            <text:p>1.180245749</text:p>
          </table:table-cell>
          <table:table-cell office:value-type="float" office:value="0.963666587" calcext:value-type="float">
            <text:p>0.96366658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06.373759" calcext:value-type="float">
            <text:p>206.373759</text:p>
          </table:table-cell>
          <table:table-cell office:value-type="float" office:value="68.0542456" calcext:value-type="float">
            <text:p>68.0542456</text:p>
          </table:table-cell>
          <table:table-cell office:value-type="float" office:value="1.612646394" calcext:value-type="float">
            <text:p>1.612646394</text:p>
          </table:table-cell>
          <table:table-cell office:value-type="float" office:value="0.791065566" calcext:value-type="float">
            <text:p>0.791065566</text:p>
          </table:table-cell>
          <table:table-cell office:value-type="float" office:value="2.116700758" calcext:value-type="float">
            <text:p>2.116700758</text:p>
          </table:table-cell>
          <table:table-cell office:value-type="float" office:value="1.728278944" calcext:value-type="float">
            <text:p>1.72827894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06.584034" calcext:value-type="float">
            <text:p>206.584034</text:p>
          </table:table-cell>
          <table:table-cell office:value-type="float" office:value="68.2126747" calcext:value-type="float">
            <text:p>68.2126747</text:p>
          </table:table-cell>
          <table:table-cell office:value-type="float" office:value="1.660665994" calcext:value-type="float">
            <text:p>1.660665994</text:p>
          </table:table-cell>
          <table:table-cell office:value-type="float" office:value="0.768003972" calcext:value-type="float">
            <text:p>0.768003972</text:p>
          </table:table-cell>
          <table:table-cell office:value-type="float" office:value="0.837371625" calcext:value-type="float">
            <text:p>0.837371625</text:p>
          </table:table-cell>
          <table:table-cell office:value-type="float" office:value="0.683711075" calcext:value-type="float">
            <text:p>0.68371107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06.632968" calcext:value-type="float">
            <text:p>206.632968</text:p>
          </table:table-cell>
          <table:table-cell office:value-type="float" office:value="68.2759802" calcext:value-type="float">
            <text:p>68.2759802</text:p>
          </table:table-cell>
          <table:table-cell office:value-type="float" office:value="1.70869951" calcext:value-type="float">
            <text:p>1.70869951</text:p>
          </table:table-cell>
          <table:table-cell office:value-type="float" office:value="0.783082432" calcext:value-type="float">
            <text:p>0.783082432</text:p>
          </table:table-cell>
          <table:table-cell office:value-type="float" office:value="1.885415083" calcext:value-type="float">
            <text:p>1.885415083</text:p>
          </table:table-cell>
          <table:table-cell office:value-type="float" office:value="1.5394349" calcext:value-type="float">
            <text:p>1.539434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7.051244" calcext:value-type="float">
            <text:p>207.051244</text:p>
          </table:table-cell>
          <table:table-cell office:value-type="float" office:value="67.974038" calcext:value-type="float">
            <text:p>67.974038</text:p>
          </table:table-cell>
          <table:table-cell office:value-type="float" office:value="1.71085863" calcext:value-type="float">
            <text:p>1.71085863</text:p>
          </table:table-cell>
          <table:table-cell office:value-type="float" office:value="0.824954461" calcext:value-type="float">
            <text:p>0.824954461</text:p>
          </table:table-cell>
          <table:table-cell office:value-type="float" office:value="1.12873703" calcext:value-type="float">
            <text:p>1.12873703</text:p>
          </table:table-cell>
          <table:table-cell office:value-type="float" office:value="0.921609933" calcext:value-type="float">
            <text:p>0.92160993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07.610669" calcext:value-type="float">
            <text:p>207.610669</text:p>
          </table:table-cell>
          <table:table-cell office:value-type="float" office:value="68.2363439" calcext:value-type="float">
            <text:p>68.2363439</text:p>
          </table:table-cell>
          <table:table-cell office:value-type="float" office:value="1.705366505" calcext:value-type="float">
            <text:p>1.705366505</text:p>
          </table:table-cell>
          <table:table-cell office:value-type="float" office:value="0.818547387" calcext:value-type="float">
            <text:p>0.818547387</text:p>
          </table:table-cell>
          <table:table-cell office:value-type="float" office:value="1.055938136" calcext:value-type="float">
            <text:p>1.055938136</text:p>
          </table:table-cell>
          <table:table-cell office:value-type="float" office:value="0.862169872" calcext:value-type="float">
            <text:p>0.86216987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07.430839" calcext:value-type="float">
            <text:p>207.430839</text:p>
          </table:table-cell>
          <table:table-cell office:value-type="float" office:value="67.3380457" calcext:value-type="float">
            <text:p>67.3380457</text:p>
          </table:table-cell>
          <table:table-cell office:value-type="float" office:value="1.721037435" calcext:value-type="float">
            <text:p>1.721037435</text:p>
          </table:table-cell>
          <table:table-cell office:value-type="float" office:value="0.806224369" calcext:value-type="float">
            <text:p>0.806224369</text:p>
          </table:table-cell>
          <table:table-cell office:value-type="float" office:value="1.61937344" calcext:value-type="float">
            <text:p>1.61937344</text:p>
          </table:table-cell>
          <table:table-cell office:value-type="float" office:value="1.322212877" calcext:value-type="float">
            <text:p>1.32221287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7.773177" calcext:value-type="float">
            <text:p>207.773177</text:p>
          </table:table-cell>
          <table:table-cell office:value-type="float" office:value="67.2463666" calcext:value-type="float">
            <text:p>67.2463666</text:p>
          </table:table-cell>
          <table:table-cell office:value-type="float" office:value="1.81880349" calcext:value-type="float">
            <text:p>1.81880349</text:p>
          </table:table-cell>
          <table:table-cell office:value-type="float" office:value="0.823798457" calcext:value-type="float">
            <text:p>0.823798457</text:p>
          </table:table-cell>
          <table:table-cell office:value-type="float" office:value="0.979575787" calcext:value-type="float">
            <text:p>0.979575787</text:p>
          </table:table-cell>
          <table:table-cell office:value-type="float" office:value="0.799820269" calcext:value-type="float">
            <text:p>0.79982026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07.495469" calcext:value-type="float">
            <text:p>207.495469</text:p>
          </table:table-cell>
          <table:table-cell office:value-type="float" office:value="66.545051" calcext:value-type="float">
            <text:p>66.545051</text:p>
          </table:table-cell>
          <table:table-cell office:value-type="float" office:value="1.81402336" calcext:value-type="float">
            <text:p>1.81402336</text:p>
          </table:table-cell>
          <table:table-cell office:value-type="float" office:value="0.817477544" calcext:value-type="float">
            <text:p>0.817477544</text:p>
          </table:table-cell>
          <table:table-cell office:value-type="float" office:value="1.83194777" calcext:value-type="float">
            <text:p>1.83194777</text:p>
          </table:table-cell>
          <table:table-cell office:value-type="float" office:value="1.49577908" calcext:value-type="float">
            <text:p>1.4957790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07.360553" calcext:value-type="float">
            <text:p>207.360553</text:p>
          </table:table-cell>
          <table:table-cell office:value-type="float" office:value="66.6084966" calcext:value-type="float">
            <text:p>66.6084966</text:p>
          </table:table-cell>
          <table:table-cell office:value-type="float" office:value="1.83351363" calcext:value-type="float">
            <text:p>1.83351363</text:p>
          </table:table-cell>
          <table:table-cell office:value-type="float" office:value="0.845722218" calcext:value-type="float">
            <text:p>0.845722218</text:p>
          </table:table-cell>
          <table:table-cell office:value-type="float" office:value="1.0290762215" calcext:value-type="float">
            <text:p>1.0290762215</text:p>
          </table:table-cell>
          <table:table-cell office:value-type="float" office:value="0.840237243" calcext:value-type="float">
            <text:p>0.84023724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07.297448" calcext:value-type="float">
            <text:p>207.297448</text:p>
          </table:table-cell>
          <table:table-cell office:value-type="float" office:value="66.1458324" calcext:value-type="float">
            <text:p>66.1458324</text:p>
          </table:table-cell>
          <table:table-cell office:value-type="float" office:value="1.85010591" calcext:value-type="float">
            <text:p>1.85010591</text:p>
          </table:table-cell>
          <table:table-cell office:value-type="float" office:value="0.834229767" calcext:value-type="float">
            <text:p>0.834229767</text:p>
          </table:table-cell>
          <table:table-cell office:value-type="float" office:value="2.011671912" calcext:value-type="float">
            <text:p>2.011671912</text:p>
          </table:table-cell>
          <table:table-cell office:value-type="float" office:value="1.642523257" calcext:value-type="float">
            <text:p>1.64252325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07.101676" calcext:value-type="float">
            <text:p>207.101676</text:p>
          </table:table-cell>
          <table:table-cell office:value-type="float" office:value="66.381047" calcext:value-type="float">
            <text:p>66.381047</text:p>
          </table:table-cell>
          <table:table-cell office:value-type="float" office:value="1.87059923" calcext:value-type="float">
            <text:p>1.87059923</text:p>
          </table:table-cell>
          <table:table-cell office:value-type="float" office:value="0.891442093" calcext:value-type="float">
            <text:p>0.891442093</text:p>
          </table:table-cell>
          <table:table-cell office:value-type="float" office:value="1.129391552" calcext:value-type="float">
            <text:p>1.129391552</text:p>
          </table:table-cell>
          <table:table-cell office:value-type="float" office:value="0.922144328" calcext:value-type="float">
            <text:p>0.92214432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07.113935" calcext:value-type="float">
            <text:p>207.113935</text:p>
          </table:table-cell>
          <table:table-cell office:value-type="float" office:value="66.246618" calcext:value-type="float">
            <text:p>66.246618</text:p>
          </table:table-cell>
          <table:table-cell office:value-type="float" office:value="1.8549014" calcext:value-type="float">
            <text:p>1.8549014</text:p>
          </table:table-cell>
          <table:table-cell office:value-type="float" office:value="0.874142123" calcext:value-type="float">
            <text:p>0.874142123</text:p>
          </table:table-cell>
          <table:table-cell office:value-type="float" office:value="1.641797694" calcext:value-type="float">
            <text:p>1.641797694</text:p>
          </table:table-cell>
          <table:table-cell office:value-type="float" office:value="1.34052222" calcext:value-type="float">
            <text:p>1.34052222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07.645003" calcext:value-type="float">
            <text:p>207.645003</text:p>
          </table:table-cell>
          <table:table-cell office:value-type="float" office:value="66.5631363" calcext:value-type="float">
            <text:p>66.5631363</text:p>
          </table:table-cell>
          <table:table-cell office:value-type="float" office:value="1.86760822" calcext:value-type="float">
            <text:p>1.86760822</text:p>
          </table:table-cell>
          <table:table-cell office:value-type="float" office:value="0.89255192" calcext:value-type="float">
            <text:p>0.89255192</text:p>
          </table:table-cell>
          <table:table-cell office:value-type="float" office:value="1.534865198" calcext:value-type="float">
            <text:p>1.534865198</text:p>
          </table:table-cell>
          <table:table-cell office:value-type="float" office:value="1.253212205" calcext:value-type="float">
            <text:p>1.25321220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08.178473" calcext:value-type="float">
            <text:p>208.178473</text:p>
          </table:table-cell>
          <table:table-cell office:value-type="float" office:value="66.8127928" calcext:value-type="float">
            <text:p>66.8127928</text:p>
          </table:table-cell>
          <table:table-cell office:value-type="float" office:value="1.85763457" calcext:value-type="float">
            <text:p>1.85763457</text:p>
          </table:table-cell>
          <table:table-cell office:value-type="float" office:value="0.874267223" calcext:value-type="float">
            <text:p>0.874267223</text:p>
          </table:table-cell>
          <table:table-cell office:value-type="float" office:value="1.43607373" calcext:value-type="float">
            <text:p>1.43607373</text:p>
          </table:table-cell>
          <table:table-cell office:value-type="float" office:value="1.172549289" calcext:value-type="float">
            <text:p>1.17254928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08.787593" calcext:value-type="float">
            <text:p>208.787593</text:p>
          </table:table-cell>
          <table:table-cell office:value-type="float" office:value="67.1223335" calcext:value-type="float">
            <text:p>67.1223335</text:p>
          </table:table-cell>
          <table:table-cell office:value-type="float" office:value="1.85714952" calcext:value-type="float">
            <text:p>1.85714952</text:p>
          </table:table-cell>
          <table:table-cell office:value-type="float" office:value="0.867228966" calcext:value-type="float">
            <text:p>0.867228966</text:p>
          </table:table-cell>
          <table:table-cell office:value-type="float" office:value="1.30355052" calcext:value-type="float">
            <text:p>1.30355052</text:p>
          </table:table-cell>
          <table:table-cell office:value-type="float" office:value="1.064344512" calcext:value-type="float">
            <text:p>1.06434451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09.668141" calcext:value-type="float">
            <text:p>209.668141</text:p>
          </table:table-cell>
          <table:table-cell office:value-type="float" office:value="67.5213939" calcext:value-type="float">
            <text:p>67.5213939</text:p>
          </table:table-cell>
          <table:table-cell office:value-type="float" office:value="1.84106944" calcext:value-type="float">
            <text:p>1.84106944</text:p>
          </table:table-cell>
          <table:table-cell office:value-type="float" office:value="0.847021983" calcext:value-type="float">
            <text:p>0.847021983</text:p>
          </table:table-cell>
          <table:table-cell office:value-type="float" office:value="1.305653478" calcext:value-type="float">
            <text:p>1.305653478</text:p>
          </table:table-cell>
          <table:table-cell office:value-type="float" office:value="1.066061595" calcext:value-type="float">
            <text:p>1.06606159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10.845531" calcext:value-type="float">
            <text:p>210.845531</text:p>
          </table:table-cell>
          <table:table-cell office:value-type="float" office:value="67.9735922" calcext:value-type="float">
            <text:p>67.9735922</text:p>
          </table:table-cell>
          <table:table-cell office:value-type="float" office:value="1.81891918" calcext:value-type="float">
            <text:p>1.81891918</text:p>
          </table:table-cell>
          <table:table-cell office:value-type="float" office:value="0.822565308" calcext:value-type="float">
            <text:p>0.822565308</text:p>
          </table:table-cell>
          <table:table-cell office:value-type="float" office:value="1.343605289" calcext:value-type="float">
            <text:p>1.343605289</text:p>
          </table:table-cell>
          <table:table-cell office:value-type="float" office:value="1.09704913" calcext:value-type="float">
            <text:p>1.0970491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11.391173" calcext:value-type="float">
            <text:p>211.391173</text:p>
          </table:table-cell>
          <table:table-cell office:value-type="float" office:value="67.8008582" calcext:value-type="float">
            <text:p>67.8008582</text:p>
          </table:table-cell>
          <table:table-cell office:value-type="float" office:value="1.8116616" calcext:value-type="float">
            <text:p>1.8116616</text:p>
          </table:table-cell>
          <table:table-cell office:value-type="float" office:value="0.818765992" calcext:value-type="float">
            <text:p>0.818765992</text:p>
          </table:table-cell>
          <table:table-cell office:value-type="float" office:value="1.44589652" calcext:value-type="float">
            <text:p>1.44589652</text:p>
          </table:table-cell>
          <table:table-cell office:value-type="float" office:value="1.180569554" calcext:value-type="float">
            <text:p>1.18056955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12.78756" calcext:value-type="float">
            <text:p>212.78756</text:p>
          </table:table-cell>
          <table:table-cell office:value-type="float" office:value="68.5018465" calcext:value-type="float">
            <text:p>68.5018465</text:p>
          </table:table-cell>
          <table:table-cell office:value-type="float" office:value="1.78852626" calcext:value-type="float">
            <text:p>1.78852626</text:p>
          </table:table-cell>
          <table:table-cell office:value-type="float" office:value="0.805412737" calcext:value-type="float">
            <text:p>0.805412737</text:p>
          </table:table-cell>
          <table:table-cell office:value-type="float" office:value="1.386202629" calcext:value-type="float">
            <text:p>1.386202629</text:p>
          </table:table-cell>
          <table:table-cell office:value-type="float" office:value="1.131829737" calcext:value-type="float">
            <text:p>1.13182973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13.219409" calcext:value-type="float">
            <text:p>213.219409</text:p>
          </table:table-cell>
          <table:table-cell office:value-type="float" office:value="68.161529" calcext:value-type="float">
            <text:p>68.161529</text:p>
          </table:table-cell>
          <table:table-cell office:value-type="float" office:value="1.78180157" calcext:value-type="float">
            <text:p>1.78180157</text:p>
          </table:table-cell>
          <table:table-cell office:value-type="float" office:value="0.823873653" calcext:value-type="float">
            <text:p>0.823873653</text:p>
          </table:table-cell>
          <table:table-cell office:value-type="float" office:value="1.365992074" calcext:value-type="float">
            <text:p>1.365992074</text:p>
          </table:table-cell>
          <table:table-cell office:value-type="float" office:value="1.115327867" calcext:value-type="float">
            <text:p>1.115327867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14.572027" calcext:value-type="float">
            <text:p>214.572027</text:p>
          </table:table-cell>
          <table:table-cell office:value-type="float" office:value="68.9074279" calcext:value-type="float">
            <text:p>68.9074279</text:p>
          </table:table-cell>
          <table:table-cell office:value-type="float" office:value="1.74377051" calcext:value-type="float">
            <text:p>1.74377051</text:p>
          </table:table-cell>
          <table:table-cell office:value-type="float" office:value="0.822651223" calcext:value-type="float">
            <text:p>0.822651223</text:p>
          </table:table-cell>
          <table:table-cell office:value-type="float" office:value="1.604941807" calcext:value-type="float">
            <text:p>1.604941807</text:p>
          </table:table-cell>
          <table:table-cell office:value-type="float" office:value="1.310429504" calcext:value-type="float">
            <text:p>1.31042950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15.114108" calcext:value-type="float">
            <text:p>215.114108</text:p>
          </table:table-cell>
          <table:table-cell office:value-type="float" office:value="68.6059916" calcext:value-type="float">
            <text:p>68.6059916</text:p>
          </table:table-cell>
          <table:table-cell office:value-type="float" office:value="1.72875566" calcext:value-type="float">
            <text:p>1.72875566</text:p>
          </table:table-cell>
          <table:table-cell office:value-type="float" office:value="0.841480755" calcext:value-type="float">
            <text:p>0.841480755</text:p>
          </table:table-cell>
          <table:table-cell office:value-type="float" office:value="1.42208864" calcext:value-type="float">
            <text:p>1.42208864</text:p>
          </table:table-cell>
          <table:table-cell office:value-type="float" office:value="1.161130544" calcext:value-type="float">
            <text:p>1.16113054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15.970034" calcext:value-type="float">
            <text:p>215.970034</text:p>
          </table:table-cell>
          <table:table-cell office:value-type="float" office:value="69.2189053" calcext:value-type="float">
            <text:p>69.2189053</text:p>
          </table:table-cell>
          <table:table-cell office:value-type="float" office:value="1.69121288" calcext:value-type="float">
            <text:p>1.69121288</text:p>
          </table:table-cell>
          <table:table-cell office:value-type="float" office:value="0.855773688" calcext:value-type="float">
            <text:p>0.855773688</text:p>
          </table:table-cell>
          <table:table-cell office:value-type="float" office:value="1.614025982" calcext:value-type="float">
            <text:p>1.614025982</text:p>
          </table:table-cell>
          <table:table-cell office:value-type="float" office:value="1.317846685" calcext:value-type="float">
            <text:p>1.31784668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16.429673" calcext:value-type="float">
            <text:p>216.429673</text:p>
          </table:table-cell>
          <table:table-cell office:value-type="float" office:value="69.1263972" calcext:value-type="float">
            <text:p>69.1263972</text:p>
          </table:table-cell>
          <table:table-cell office:value-type="float" office:value="1.66077075" calcext:value-type="float">
            <text:p>1.66077075</text:p>
          </table:table-cell>
          <table:table-cell office:value-type="float" office:value="0.871687639" calcext:value-type="float">
            <text:p>0.871687639</text:p>
          </table:table-cell>
          <table:table-cell office:value-type="float" office:value="1.0879411" calcext:value-type="float">
            <text:p>1.0879411</text:p>
          </table:table-cell>
          <table:table-cell office:value-type="float" office:value="0.888300152" calcext:value-type="float">
            <text:p>0.88830015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16.881632" calcext:value-type="float">
            <text:p>216.881632</text:p>
          </table:table-cell>
          <table:table-cell office:value-type="float" office:value="69.531621" calcext:value-type="float">
            <text:p>69.531621</text:p>
          </table:table-cell>
          <table:table-cell office:value-type="float" office:value="1.64886214" calcext:value-type="float">
            <text:p>1.64886214</text:p>
          </table:table-cell>
          <table:table-cell office:value-type="float" office:value="0.861865052" calcext:value-type="float">
            <text:p>0.861865052</text:p>
          </table:table-cell>
          <table:table-cell office:value-type="float" office:value="1.529675015" calcext:value-type="float">
            <text:p>1.529675015</text:p>
          </table:table-cell>
          <table:table-cell office:value-type="float" office:value="1.248974417" calcext:value-type="float">
            <text:p>1.2489744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16.958562" calcext:value-type="float">
            <text:p>216.958562</text:p>
          </table:table-cell>
          <table:table-cell office:value-type="float" office:value="69.3212766" calcext:value-type="float">
            <text:p>69.3212766</text:p>
          </table:table-cell>
          <table:table-cell office:value-type="float" office:value="1.6169919" calcext:value-type="float">
            <text:p>1.6169919</text:p>
          </table:table-cell>
          <table:table-cell office:value-type="float" office:value="0.885044783" calcext:value-type="float">
            <text:p>0.885044783</text:p>
          </table:table-cell>
          <table:table-cell office:value-type="float" office:value="1.052783702" calcext:value-type="float">
            <text:p>1.052783702</text:p>
          </table:table-cell>
          <table:table-cell office:value-type="float" office:value="0.85959431" calcext:value-type="float">
            <text:p>0.8595943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17.194522" calcext:value-type="float">
            <text:p>217.194522</text:p>
          </table:table-cell>
          <table:table-cell office:value-type="float" office:value="69.4014066" calcext:value-type="float">
            <text:p>69.4014066</text:p>
          </table:table-cell>
          <table:table-cell office:value-type="float" office:value="1.61672194" calcext:value-type="float">
            <text:p>1.61672194</text:p>
          </table:table-cell>
          <table:table-cell office:value-type="float" office:value="0.832816091" calcext:value-type="float">
            <text:p>0.832816091</text:p>
          </table:table-cell>
          <table:table-cell office:value-type="float" office:value="1.341438947" calcext:value-type="float">
            <text:p>1.341438947</text:p>
          </table:table-cell>
          <table:table-cell office:value-type="float" office:value="1.09528034" calcext:value-type="float">
            <text:p>1.0952803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6.67362" calcext:value-type="float">
            <text:p>216.67362</text:p>
          </table:table-cell>
          <table:table-cell office:value-type="float" office:value="69.1271538" calcext:value-type="float">
            <text:p>69.1271538</text:p>
          </table:table-cell>
          <table:table-cell office:value-type="float" office:value="1.579752473" calcext:value-type="float">
            <text:p>1.579752473</text:p>
          </table:table-cell>
          <table:table-cell office:value-type="float" office:value="0.85404123" calcext:value-type="float">
            <text:p>0.85404123</text:p>
          </table:table-cell>
          <table:table-cell office:value-type="float" office:value="1.332166413" calcext:value-type="float">
            <text:p>1.332166413</text:p>
          </table:table-cell>
          <table:table-cell office:value-type="float" office:value="1.08770932" calcext:value-type="float">
            <text:p>1.0877093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16.13598" calcext:value-type="float">
            <text:p>216.13598</text:p>
          </table:table-cell>
          <table:table-cell office:value-type="float" office:value="68.7257666" calcext:value-type="float">
            <text:p>68.7257666</text:p>
          </table:table-cell>
          <table:table-cell office:value-type="float" office:value="1.596153353" calcext:value-type="float">
            <text:p>1.596153353</text:p>
          </table:table-cell>
          <table:table-cell office:value-type="float" office:value="0.82073042" calcext:value-type="float">
            <text:p>0.82073042</text:p>
          </table:table-cell>
          <table:table-cell office:value-type="float" office:value="1.311875344" calcext:value-type="float">
            <text:p>1.311875344</text:p>
          </table:table-cell>
          <table:table-cell office:value-type="float" office:value="1.071141733" calcext:value-type="float">
            <text:p>1.07114173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16.488273" calcext:value-type="float">
            <text:p>216.488273</text:p>
          </table:table-cell>
          <table:table-cell office:value-type="float" office:value="68.7848543" calcext:value-type="float">
            <text:p>68.7848543</text:p>
          </table:table-cell>
          <table:table-cell office:value-type="float" office:value="1.572667083" calcext:value-type="float">
            <text:p>1.572667083</text:p>
          </table:table-cell>
          <table:table-cell office:value-type="float" office:value="0.82197514" calcext:value-type="float">
            <text:p>0.82197514</text:p>
          </table:table-cell>
          <table:table-cell office:value-type="float" office:value="1.338179017" calcext:value-type="float">
            <text:p>1.338179017</text:p>
          </table:table-cell>
          <table:table-cell office:value-type="float" office:value="1.092618565" calcext:value-type="float">
            <text:p>1.09261856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15.468796" calcext:value-type="float">
            <text:p>215.468796</text:p>
          </table:table-cell>
          <table:table-cell office:value-type="float" office:value="68.4600184" calcext:value-type="float">
            <text:p>68.4600184</text:p>
          </table:table-cell>
          <table:table-cell office:value-type="float" office:value="1.57419964" calcext:value-type="float">
            <text:p>1.57419964</text:p>
          </table:table-cell>
          <table:table-cell office:value-type="float" office:value="0.873073034" calcext:value-type="float">
            <text:p>0.873073034</text:p>
          </table:table-cell>
          <table:table-cell office:value-type="float" office:value="1.699009417" calcext:value-type="float">
            <text:p>1.699009417</text:p>
          </table:table-cell>
          <table:table-cell office:value-type="float" office:value="1.387235355" calcext:value-type="float">
            <text:p>1.38723535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15.928885" calcext:value-type="float">
            <text:p>215.928885</text:p>
          </table:table-cell>
          <table:table-cell office:value-type="float" office:value="68.6876073" calcext:value-type="float">
            <text:p>68.6876073</text:p>
          </table:table-cell>
          <table:table-cell office:value-type="float" office:value="1.5567941" calcext:value-type="float">
            <text:p>1.5567941</text:p>
          </table:table-cell>
          <table:table-cell office:value-type="float" office:value="0.850975117" calcext:value-type="float">
            <text:p>0.850975117</text:p>
          </table:table-cell>
          <table:table-cell office:value-type="float" office:value="1.3355042" calcext:value-type="float">
            <text:p>1.3355042</text:p>
          </table:table-cell>
          <table:table-cell office:value-type="float" office:value="1.09043463" calcext:value-type="float">
            <text:p>1.0904346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15.165974" calcext:value-type="float">
            <text:p>215.165974</text:p>
          </table:table-cell>
          <table:table-cell office:value-type="float" office:value="68.7379813" calcext:value-type="float">
            <text:p>68.7379813</text:p>
          </table:table-cell>
          <table:table-cell office:value-type="float" office:value="1.50230434" calcext:value-type="float">
            <text:p>1.50230434</text:p>
          </table:table-cell>
          <table:table-cell office:value-type="float" office:value="0.801644651" calcext:value-type="float">
            <text:p>0.801644651</text:p>
          </table:table-cell>
          <table:table-cell office:value-type="float" office:value="1.708150285" calcext:value-type="float">
            <text:p>1.708150285</text:p>
          </table:table-cell>
          <table:table-cell office:value-type="float" office:value="1.394698895" calcext:value-type="float">
            <text:p>1.39469889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5.620033" calcext:value-type="float">
            <text:p>215.620033</text:p>
          </table:table-cell>
          <table:table-cell office:value-type="float" office:value="69.2598927" calcext:value-type="float">
            <text:p>69.2598927</text:p>
          </table:table-cell>
          <table:table-cell office:value-type="float" office:value="1.47375606" calcext:value-type="float">
            <text:p>1.47375606</text:p>
          </table:table-cell>
          <table:table-cell office:value-type="float" office:value="0.782000426" calcext:value-type="float">
            <text:p>0.782000426</text:p>
          </table:table-cell>
          <table:table-cell office:value-type="float" office:value="1.510579816" calcext:value-type="float">
            <text:p>1.510579816</text:p>
          </table:table-cell>
          <table:table-cell office:value-type="float" office:value="1.233383266" calcext:value-type="float">
            <text:p>1.23338326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13.9573576" calcext:value-type="float">
            <text:p>213.9573576</text:p>
          </table:table-cell>
          <table:table-cell office:value-type="float" office:value="69.0368797" calcext:value-type="float">
            <text:p>69.0368797</text:p>
          </table:table-cell>
          <table:table-cell office:value-type="float" office:value="1.45845086" calcext:value-type="float">
            <text:p>1.45845086</text:p>
          </table:table-cell>
          <table:table-cell office:value-type="float" office:value="0.808903084" calcext:value-type="float">
            <text:p>0.808903084</text:p>
          </table:table-cell>
          <table:table-cell office:value-type="float" office:value="2.529198559" calcext:value-type="float">
            <text:p>2.529198559</text:p>
          </table:table-cell>
          <table:table-cell office:value-type="float" office:value="2.065081968" calcext:value-type="float">
            <text:p>2.0650819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14.7617426" calcext:value-type="float">
            <text:p>214.7617426</text:p>
          </table:table-cell>
          <table:table-cell office:value-type="float" office:value="69.2663149" calcext:value-type="float">
            <text:p>69.2663149</text:p>
          </table:table-cell>
          <table:table-cell office:value-type="float" office:value="1.44173305" calcext:value-type="float">
            <text:p>1.44173305</text:p>
          </table:table-cell>
          <table:table-cell office:value-type="float" office:value="0.779484452" calcext:value-type="float">
            <text:p>0.779484452</text:p>
          </table:table-cell>
          <table:table-cell office:value-type="float" office:value="0.7746562" calcext:value-type="float">
            <text:p>0.7746562</text:p>
          </table:table-cell>
          <table:table-cell office:value-type="float" office:value="0.63250415" calcext:value-type="float">
            <text:p>0.632504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13.5876214" calcext:value-type="float">
            <text:p>213.5876214</text:p>
          </table:table-cell>
          <table:table-cell office:value-type="float" office:value="69.1260906" calcext:value-type="float">
            <text:p>69.1260906</text:p>
          </table:table-cell>
          <table:table-cell office:value-type="float" office:value="1.41843557" calcext:value-type="float">
            <text:p>1.41843557</text:p>
          </table:table-cell>
          <table:table-cell office:value-type="float" office:value="0.741931666" calcext:value-type="float">
            <text:p>0.741931666</text:p>
          </table:table-cell>
          <table:table-cell office:value-type="float" office:value="1.82809748" calcext:value-type="float">
            <text:p>1.82809748</text:p>
          </table:table-cell>
          <table:table-cell office:value-type="float" office:value="1.492635361" calcext:value-type="float">
            <text:p>1.49263536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13.6409954" calcext:value-type="float">
            <text:p>213.6409954</text:p>
          </table:table-cell>
          <table:table-cell office:value-type="float" office:value="68.8746756" calcext:value-type="float">
            <text:p>68.8746756</text:p>
          </table:table-cell>
          <table:table-cell office:value-type="float" office:value="1.41243067" calcext:value-type="float">
            <text:p>1.41243067</text:p>
          </table:table-cell>
          <table:table-cell office:value-type="float" office:value="0.727107264" calcext:value-type="float">
            <text:p>0.727107264</text:p>
          </table:table-cell>
          <table:table-cell office:value-type="float" office:value="0.92969884" calcext:value-type="float">
            <text:p>0.92969884</text:p>
          </table:table-cell>
          <table:table-cell office:value-type="float" office:value="0.7590959" calcext:value-type="float">
            <text:p>0.759095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12.976643" calcext:value-type="float">
            <text:p>212.976643</text:p>
          </table:table-cell>
          <table:table-cell office:value-type="float" office:value="68.740324" calcext:value-type="float">
            <text:p>68.740324</text:p>
          </table:table-cell>
          <table:table-cell office:value-type="float" office:value="1.4268824" calcext:value-type="float">
            <text:p>1.4268824</text:p>
          </table:table-cell>
          <table:table-cell office:value-type="float" office:value="0.754022075" calcext:value-type="float">
            <text:p>0.754022075</text:p>
          </table:table-cell>
          <table:table-cell office:value-type="float" office:value="2.072388124" calcext:value-type="float">
            <text:p>2.072388124</text:p>
          </table:table-cell>
          <table:table-cell office:value-type="float" office:value="1.6920977946" calcext:value-type="float">
            <text:p>1.69209779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13.005657" calcext:value-type="float">
            <text:p>213.005657</text:p>
          </table:table-cell>
          <table:table-cell office:value-type="float" office:value="68.536922" calcext:value-type="float">
            <text:p>68.536922</text:p>
          </table:table-cell>
          <table:table-cell office:value-type="float" office:value="1.42815536" calcext:value-type="float">
            <text:p>1.42815536</text:p>
          </table:table-cell>
          <table:table-cell office:value-type="float" office:value="0.765971755" calcext:value-type="float">
            <text:p>0.765971755</text:p>
          </table:table-cell>
          <table:table-cell office:value-type="float" office:value="1.03637241" calcext:value-type="float">
            <text:p>1.03637241</text:p>
          </table:table-cell>
          <table:table-cell office:value-type="float" office:value="0.84619451" calcext:value-type="float">
            <text:p>0.8461945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12.925038" calcext:value-type="float">
            <text:p>212.925038</text:p>
          </table:table-cell>
          <table:table-cell office:value-type="float" office:value="68.7322133" calcext:value-type="float">
            <text:p>68.7322133</text:p>
          </table:table-cell>
          <table:table-cell office:value-type="float" office:value="1.45059689" calcext:value-type="float">
            <text:p>1.45059689</text:p>
          </table:table-cell>
          <table:table-cell office:value-type="float" office:value="0.783699736" calcext:value-type="float">
            <text:p>0.783699736</text:p>
          </table:table-cell>
          <table:table-cell office:value-type="float" office:value="2.392003498" calcext:value-type="float">
            <text:p>2.392003498</text:p>
          </table:table-cell>
          <table:table-cell office:value-type="float" office:value="1.953062644" calcext:value-type="float">
            <text:p>1.95306264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12.800118" calcext:value-type="float">
            <text:p>212.800118</text:p>
          </table:table-cell>
          <table:table-cell office:value-type="float" office:value="68.3608603" calcext:value-type="float">
            <text:p>68.3608603</text:p>
          </table:table-cell>
          <table:table-cell office:value-type="float" office:value="1.43946709" calcext:value-type="float">
            <text:p>1.43946709</text:p>
          </table:table-cell>
          <table:table-cell office:value-type="float" office:value="0.77683382" calcext:value-type="float">
            <text:p>0.77683382</text:p>
          </table:table-cell>
          <table:table-cell office:value-type="float" office:value="1.01965908" calcext:value-type="float">
            <text:p>1.01965908</text:p>
          </table:table-cell>
          <table:table-cell office:value-type="float" office:value="0.83254817" calcext:value-type="float">
            <text:p>0.832548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13.3974266" calcext:value-type="float">
            <text:p>213.3974266</text:p>
          </table:table-cell>
          <table:table-cell office:value-type="float" office:value="68.7117345" calcext:value-type="float">
            <text:p>68.7117345</text:p>
          </table:table-cell>
          <table:table-cell office:value-type="float" office:value="1.47140664" calcext:value-type="float">
            <text:p>1.47140664</text:p>
          </table:table-cell>
          <table:table-cell office:value-type="float" office:value="0.791779395" calcext:value-type="float">
            <text:p>0.791779395</text:p>
          </table:table-cell>
          <table:table-cell office:value-type="float" office:value="2.613765092" calcext:value-type="float">
            <text:p>2.613765092</text:p>
          </table:table-cell>
          <table:table-cell office:value-type="float" office:value="2.134130303" calcext:value-type="float">
            <text:p>2.13413030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13.4956646" calcext:value-type="float">
            <text:p>213.4956646</text:p>
          </table:table-cell>
          <table:table-cell office:value-type="float" office:value="68.3677041" calcext:value-type="float">
            <text:p>68.3677041</text:p>
          </table:table-cell>
          <table:table-cell office:value-type="float" office:value="1.46585419" calcext:value-type="float">
            <text:p>1.46585419</text:p>
          </table:table-cell>
          <table:table-cell office:value-type="float" office:value="0.790074153" calcext:value-type="float">
            <text:p>0.790074153</text:p>
          </table:table-cell>
          <table:table-cell office:value-type="float" office:value="0.86476465" calcext:value-type="float">
            <text:p>0.86476465</text:p>
          </table:table-cell>
          <table:table-cell office:value-type="float" office:value="0.70607738" calcext:value-type="float">
            <text:p>0.706077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14.166794" calcext:value-type="float">
            <text:p>214.166794</text:p>
          </table:table-cell>
          <table:table-cell office:value-type="float" office:value="68.7747337" calcext:value-type="float">
            <text:p>68.7747337</text:p>
          </table:table-cell>
          <table:table-cell office:value-type="float" office:value="1.47598376" calcext:value-type="float">
            <text:p>1.47598376</text:p>
          </table:table-cell>
          <table:table-cell office:value-type="float" office:value="0.826604737" calcext:value-type="float">
            <text:p>0.826604737</text:p>
          </table:table-cell>
          <table:table-cell office:value-type="float" office:value="2.23555883" calcext:value-type="float">
            <text:p>2.23555883</text:p>
          </table:table-cell>
          <table:table-cell office:value-type="float" office:value="1.825326132" calcext:value-type="float">
            <text:p>1.82532613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13.65315" calcext:value-type="float">
            <text:p>213.65315</text:p>
          </table:table-cell>
          <table:table-cell office:value-type="float" office:value="68.6914032" calcext:value-type="float">
            <text:p>68.6914032</text:p>
          </table:table-cell>
          <table:table-cell office:value-type="float" office:value="1.479324536" calcext:value-type="float">
            <text:p>1.479324536</text:p>
          </table:table-cell>
          <table:table-cell office:value-type="float" office:value="0.840951197" calcext:value-type="float">
            <text:p>0.840951197</text:p>
          </table:table-cell>
          <table:table-cell office:value-type="float" office:value="1.408135856" calcext:value-type="float">
            <text:p>1.408135856</text:p>
          </table:table-cell>
          <table:table-cell office:value-type="float" office:value="1.149738127" calcext:value-type="float">
            <text:p>1.1497381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14.62195" calcext:value-type="float">
            <text:p>214.62195</text:p>
          </table:table-cell>
          <table:table-cell office:value-type="float" office:value="69.4377814" calcext:value-type="float">
            <text:p>69.4377814</text:p>
          </table:table-cell>
          <table:table-cell office:value-type="float" office:value="1.462450776" calcext:value-type="float">
            <text:p>1.462450776</text:p>
          </table:table-cell>
          <table:table-cell office:value-type="float" office:value="0.828841686" calcext:value-type="float">
            <text:p>0.828841686</text:p>
          </table:table-cell>
          <table:table-cell office:value-type="float" office:value="2.23503535" calcext:value-type="float">
            <text:p>2.23503535</text:p>
          </table:table-cell>
          <table:table-cell office:value-type="float" office:value="1.824898786" calcext:value-type="float">
            <text:p>1.82489878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14.493855" calcext:value-type="float">
            <text:p>214.493855</text:p>
          </table:table-cell>
          <table:table-cell office:value-type="float" office:value="69.5780894" calcext:value-type="float">
            <text:p>69.5780894</text:p>
          </table:table-cell>
          <table:table-cell office:value-type="float" office:value="1.477079326" calcext:value-type="float">
            <text:p>1.477079326</text:p>
          </table:table-cell>
          <table:table-cell office:value-type="float" office:value="0.847768112" calcext:value-type="float">
            <text:p>0.847768112</text:p>
          </table:table-cell>
          <table:table-cell office:value-type="float" office:value="0.654209074" calcext:value-type="float">
            <text:p>0.654209074</text:p>
          </table:table-cell>
          <table:table-cell office:value-type="float" office:value="0.534159466" calcext:value-type="float">
            <text:p>0.53415946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4.664547" calcext:value-type="float">
            <text:p>214.664547</text:p>
          </table:table-cell>
          <table:table-cell office:value-type="float" office:value="69.5218031" calcext:value-type="float">
            <text:p>69.5218031</text:p>
          </table:table-cell>
          <table:table-cell office:value-type="float" office:value="1.432923564" calcext:value-type="float">
            <text:p>1.432923564</text:p>
          </table:table-cell>
          <table:table-cell office:value-type="float" office:value="0.809151828" calcext:value-type="float">
            <text:p>0.809151828</text:p>
          </table:table-cell>
          <table:table-cell office:value-type="float" office:value="1.91982933" calcext:value-type="float">
            <text:p>1.91982933</text:p>
          </table:table-cell>
          <table:table-cell office:value-type="float" office:value="1.56753408" calcext:value-type="float">
            <text:p>1.567534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15.056132" calcext:value-type="float">
            <text:p>215.056132</text:p>
          </table:table-cell>
          <table:table-cell office:value-type="float" office:value="69.981353" calcext:value-type="float">
            <text:p>69.981353</text:p>
          </table:table-cell>
          <table:table-cell office:value-type="float" office:value="1.455017764" calcext:value-type="float">
            <text:p>1.455017764</text:p>
          </table:table-cell>
          <table:table-cell office:value-type="float" office:value="0.841502778" calcext:value-type="float">
            <text:p>0.841502778</text:p>
          </table:table-cell>
          <table:table-cell office:value-type="float" office:value="1.20909848" calcext:value-type="float">
            <text:p>1.20909848</text:p>
          </table:table-cell>
          <table:table-cell office:value-type="float" office:value="0.987224793" calcext:value-type="float">
            <text:p>0.98722479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14.547401" calcext:value-type="float">
            <text:p>214.547401</text:p>
          </table:table-cell>
          <table:table-cell office:value-type="float" office:value="70.1312535" calcext:value-type="float">
            <text:p>70.1312535</text:p>
          </table:table-cell>
          <table:table-cell office:value-type="float" office:value="1.465680926" calcext:value-type="float">
            <text:p>1.465680926</text:p>
          </table:table-cell>
          <table:table-cell office:value-type="float" office:value="0.820109822" calcext:value-type="float">
            <text:p>0.820109822</text:p>
          </table:table-cell>
          <table:table-cell office:value-type="float" office:value="1.870842414" calcext:value-type="float">
            <text:p>1.870842414</text:p>
          </table:table-cell>
          <table:table-cell office:value-type="float" office:value="1.52753643" calcext:value-type="float">
            <text:p>1.5275364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14.794431" calcext:value-type="float">
            <text:p>214.794431</text:p>
          </table:table-cell>
          <table:table-cell office:value-type="float" office:value="70.1106516" calcext:value-type="float">
            <text:p>70.1106516</text:p>
          </table:table-cell>
          <table:table-cell office:value-type="float" office:value="1.482315006" calcext:value-type="float">
            <text:p>1.482315006</text:p>
          </table:table-cell>
          <table:table-cell office:value-type="float" office:value="0.834651972" calcext:value-type="float">
            <text:p>0.834651972</text:p>
          </table:table-cell>
          <table:table-cell office:value-type="float" office:value="0.859316791" calcext:value-type="float">
            <text:p>0.859316791</text:p>
          </table:table-cell>
          <table:table-cell office:value-type="float" office:value="0.701629239" calcext:value-type="float">
            <text:p>0.70162923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14.841289" calcext:value-type="float">
            <text:p>214.841289</text:p>
          </table:table-cell>
          <table:table-cell office:value-type="float" office:value="70.0526848" calcext:value-type="float">
            <text:p>70.0526848</text:p>
          </table:table-cell>
          <table:table-cell office:value-type="float" office:value="1.440406484" calcext:value-type="float">
            <text:p>1.440406484</text:p>
          </table:table-cell>
          <table:table-cell office:value-type="float" office:value="0.841793982" calcext:value-type="float">
            <text:p>0.841793982</text:p>
          </table:table-cell>
          <table:table-cell office:value-type="float" office:value="1.57059625" calcext:value-type="float">
            <text:p>1.57059625</text:p>
          </table:table-cell>
          <table:table-cell office:value-type="float" office:value="1.282386444" calcext:value-type="float">
            <text:p>1.28238644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15.208344" calcext:value-type="float">
            <text:p>215.208344</text:p>
          </table:table-cell>
          <table:table-cell office:value-type="float" office:value="69.9763129" calcext:value-type="float">
            <text:p>69.9763129</text:p>
          </table:table-cell>
          <table:table-cell office:value-type="float" office:value="1.470060514" calcext:value-type="float">
            <text:p>1.470060514</text:p>
          </table:table-cell>
          <table:table-cell office:value-type="float" office:value="0.847678466" calcext:value-type="float">
            <text:p>0.847678466</text:p>
          </table:table-cell>
          <table:table-cell office:value-type="float" office:value="1.23008777" calcext:value-type="float">
            <text:p>1.23008777</text:p>
          </table:table-cell>
          <table:table-cell office:value-type="float" office:value="1.004362445" calcext:value-type="float">
            <text:p>1.00436244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15.21665" calcext:value-type="float">
            <text:p>215.21665</text:p>
          </table:table-cell>
          <table:table-cell office:value-type="float" office:value="70.175179" calcext:value-type="float">
            <text:p>70.175179</text:p>
          </table:table-cell>
          <table:table-cell office:value-type="float" office:value="1.44296904" calcext:value-type="float">
            <text:p>1.44296904</text:p>
          </table:table-cell>
          <table:table-cell office:value-type="float" office:value="0.83713789" calcext:value-type="float">
            <text:p>0.83713789</text:p>
          </table:table-cell>
          <table:table-cell office:value-type="float" office:value="1.332734456" calcext:value-type="float">
            <text:p>1.332734456</text:p>
          </table:table-cell>
          <table:table-cell office:value-type="float" office:value="1.088173104" calcext:value-type="float">
            <text:p>1.08817310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15.23665" calcext:value-type="float">
            <text:p>215.23665</text:p>
          </table:table-cell>
          <table:table-cell office:value-type="float" office:value="69.9983286" calcext:value-type="float">
            <text:p>69.9983286</text:p>
          </table:table-cell>
          <table:table-cell office:value-type="float" office:value="1.51664284" calcext:value-type="float">
            <text:p>1.51664284</text:p>
          </table:table-cell>
          <table:table-cell office:value-type="float" office:value="0.785237816" calcext:value-type="float">
            <text:p>0.785237816</text:p>
          </table:table-cell>
          <table:table-cell office:value-type="float" office:value="1.23164223" calcext:value-type="float">
            <text:p>1.23164223</text:p>
          </table:table-cell>
          <table:table-cell office:value-type="float" office:value="1.005631653" calcext:value-type="float">
            <text:p>1.00563165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14.668112" calcext:value-type="float">
            <text:p>214.668112</text:p>
          </table:table-cell>
          <table:table-cell office:value-type="float" office:value="70.1991886" calcext:value-type="float">
            <text:p>70.1991886</text:p>
          </table:table-cell>
          <table:table-cell office:value-type="float" office:value="1.50857915" calcext:value-type="float">
            <text:p>1.50857915</text:p>
          </table:table-cell>
          <table:table-cell office:value-type="float" office:value="0.784055689" calcext:value-type="float">
            <text:p>0.784055689</text:p>
          </table:table-cell>
          <table:table-cell office:value-type="float" office:value="1.58269874" calcext:value-type="float">
            <text:p>1.58269874</text:p>
          </table:table-cell>
          <table:table-cell office:value-type="float" office:value="1.292268114" calcext:value-type="float">
            <text:p>1.29226811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14.552511" calcext:value-type="float">
            <text:p>214.552511</text:p>
          </table:table-cell>
          <table:table-cell office:value-type="float" office:value="70.4779327" calcext:value-type="float">
            <text:p>70.4779327</text:p>
          </table:table-cell>
          <table:table-cell office:value-type="float" office:value="1.49781956" calcext:value-type="float">
            <text:p>1.49781956</text:p>
          </table:table-cell>
          <table:table-cell office:value-type="float" office:value="0.794008531" calcext:value-type="float">
            <text:p>0.794008531</text:p>
          </table:table-cell>
          <table:table-cell office:value-type="float" office:value="1.267479994" calcext:value-type="float">
            <text:p>1.267479994</text:p>
          </table:table-cell>
          <table:table-cell office:value-type="float" office:value="1.03489307" calcext:value-type="float">
            <text:p>1.034893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13.847277" calcext:value-type="float">
            <text:p>213.847277</text:p>
          </table:table-cell>
          <table:table-cell office:value-type="float" office:value="70.6396182" calcext:value-type="float">
            <text:p>70.6396182</text:p>
          </table:table-cell>
          <table:table-cell office:value-type="float" office:value="1.501573362" calcext:value-type="float">
            <text:p>1.501573362</text:p>
          </table:table-cell>
          <table:table-cell office:value-type="float" office:value="0.78712264" calcext:value-type="float">
            <text:p>0.78712264</text:p>
          </table:table-cell>
          <table:table-cell office:value-type="float" office:value="2.01051617" calcext:value-type="float">
            <text:p>2.01051617</text:p>
          </table:table-cell>
          <table:table-cell office:value-type="float" office:value="1.64157956" calcext:value-type="float">
            <text:p>1.64157956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13.296751" calcext:value-type="float">
            <text:p>213.296751</text:p>
          </table:table-cell>
          <table:table-cell office:value-type="float" office:value="70.7484707" calcext:value-type="float">
            <text:p>70.7484707</text:p>
          </table:table-cell>
          <table:table-cell office:value-type="float" office:value="1.507421532" calcext:value-type="float">
            <text:p>1.507421532</text:p>
          </table:table-cell>
          <table:table-cell office:value-type="float" office:value="0.789464527" calcext:value-type="float">
            <text:p>0.789464527</text:p>
          </table:table-cell>
          <table:table-cell office:value-type="float" office:value="0.91402179" calcext:value-type="float">
            <text:p>0.91402179</text:p>
          </table:table-cell>
          <table:table-cell office:value-type="float" office:value="0.74629565" calcext:value-type="float">
            <text:p>0.746295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12.184441" calcext:value-type="float">
            <text:p>212.184441</text:p>
          </table:table-cell>
          <table:table-cell office:value-type="float" office:value="70.6372167" calcext:value-type="float">
            <text:p>70.6372167</text:p>
          </table:table-cell>
          <table:table-cell office:value-type="float" office:value="1.560951093" calcext:value-type="float">
            <text:p>1.560951093</text:p>
          </table:table-cell>
          <table:table-cell office:value-type="float" office:value="0.813698098" calcext:value-type="float">
            <text:p>0.813698098</text:p>
          </table:table-cell>
          <table:table-cell office:value-type="float" office:value="1.97711742" calcext:value-type="float">
            <text:p>1.97711742</text:p>
          </table:table-cell>
          <table:table-cell office:value-type="float" office:value="1.6143096" calcext:value-type="float">
            <text:p>1.614309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12.548602" calcext:value-type="float">
            <text:p>212.548602</text:p>
          </table:table-cell>
          <table:table-cell office:value-type="float" office:value="71.3029961" calcext:value-type="float">
            <text:p>71.3029961</text:p>
          </table:table-cell>
          <table:table-cell office:value-type="float" office:value="1.536817643" calcext:value-type="float">
            <text:p>1.536817643</text:p>
          </table:table-cell>
          <table:table-cell office:value-type="float" office:value="0.792259621" calcext:value-type="float">
            <text:p>0.792259621</text:p>
          </table:table-cell>
          <table:table-cell office:value-type="float" office:value="1.43845568" calcext:value-type="float">
            <text:p>1.43845568</text:p>
          </table:table-cell>
          <table:table-cell office:value-type="float" office:value="1.17449417" calcext:value-type="float">
            <text:p>1.1744941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11.800325" calcext:value-type="float">
            <text:p>211.800325</text:p>
          </table:table-cell>
          <table:table-cell office:value-type="float" office:value="71.3558159" calcext:value-type="float">
            <text:p>71.3558159</text:p>
          </table:table-cell>
          <table:table-cell office:value-type="float" office:value="1.58485198" calcext:value-type="float">
            <text:p>1.58485198</text:p>
          </table:table-cell>
          <table:table-cell office:value-type="float" office:value="0.792662901" calcext:value-type="float">
            <text:p>0.792662901</text:p>
          </table:table-cell>
          <table:table-cell office:value-type="float" office:value="2.36241406" calcext:value-type="float">
            <text:p>2.36241406</text:p>
          </table:table-cell>
          <table:table-cell office:value-type="float" office:value="1.92890299" calcext:value-type="float">
            <text:p>1.9289029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12.039021" calcext:value-type="float">
            <text:p>212.039021</text:p>
          </table:table-cell>
          <table:table-cell office:value-type="float" office:value="71.7465544" calcext:value-type="float">
            <text:p>71.7465544</text:p>
          </table:table-cell>
          <table:table-cell office:value-type="float" office:value="1.60071366" calcext:value-type="float">
            <text:p>1.60071366</text:p>
          </table:table-cell>
          <table:table-cell office:value-type="float" office:value="0.813691229" calcext:value-type="float">
            <text:p>0.813691229</text:p>
          </table:table-cell>
          <table:table-cell office:value-type="float" office:value="1.141943055" calcext:value-type="float">
            <text:p>1.141943055</text:p>
          </table:table-cell>
          <table:table-cell office:value-type="float" office:value="0.932392592" calcext:value-type="float">
            <text:p>0.93239259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2.430227" calcext:value-type="float">
            <text:p>212.430227</text:p>
          </table:table-cell>
          <table:table-cell office:value-type="float" office:value="72.1576015" calcext:value-type="float">
            <text:p>72.1576015</text:p>
          </table:table-cell>
          <table:table-cell office:value-type="float" office:value="1.62448523" calcext:value-type="float">
            <text:p>1.62448523</text:p>
          </table:table-cell>
          <table:table-cell office:value-type="float" office:value="0.808964041" calcext:value-type="float">
            <text:p>0.808964041</text:p>
          </table:table-cell>
          <table:table-cell office:value-type="float" office:value="2.48117823" calcext:value-type="float">
            <text:p>2.48117823</text:p>
          </table:table-cell>
          <table:table-cell office:value-type="float" office:value="2.02587355" calcext:value-type="float">
            <text:p>2.0258735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13.027519" calcext:value-type="float">
            <text:p>213.027519</text:p>
          </table:table-cell>
          <table:table-cell office:value-type="float" office:value="72.5781041" calcext:value-type="float">
            <text:p>72.5781041</text:p>
          </table:table-cell>
          <table:table-cell office:value-type="float" office:value="1.64190043" calcext:value-type="float">
            <text:p>1.64190043</text:p>
          </table:table-cell>
          <table:table-cell office:value-type="float" office:value="0.787980312" calcext:value-type="float">
            <text:p>0.787980312</text:p>
          </table:table-cell>
          <table:table-cell office:value-type="float" office:value="1.13518464" calcext:value-type="float">
            <text:p>1.13518464</text:p>
          </table:table-cell>
          <table:table-cell office:value-type="float" office:value="0.92687444" calcext:value-type="float">
            <text:p>0.9268744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13.777079" calcext:value-type="float">
            <text:p>213.777079</text:p>
          </table:table-cell>
          <table:table-cell office:value-type="float" office:value="73.09065" calcext:value-type="float">
            <text:p>73.09065</text:p>
          </table:table-cell>
          <table:table-cell office:value-type="float" office:value="1.631084867" calcext:value-type="float">
            <text:p>1.631084867</text:p>
          </table:table-cell>
          <table:table-cell office:value-type="float" office:value="0.795658382" calcext:value-type="float">
            <text:p>0.795658382</text:p>
          </table:table-cell>
          <table:table-cell office:value-type="float" office:value="2.411852375" calcext:value-type="float">
            <text:p>2.411852375</text:p>
          </table:table-cell>
          <table:table-cell office:value-type="float" office:value="1.969269214" calcext:value-type="float">
            <text:p>1.9692692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4.031254" calcext:value-type="float">
            <text:p>214.031254</text:p>
          </table:table-cell>
          <table:table-cell office:value-type="float" office:value="73.1252562" calcext:value-type="float">
            <text:p>73.1252562</text:p>
          </table:table-cell>
          <table:table-cell office:value-type="float" office:value="1.606538387" calcext:value-type="float">
            <text:p>1.606538387</text:p>
          </table:table-cell>
          <table:table-cell office:value-type="float" office:value="0.767394063" calcext:value-type="float">
            <text:p>0.767394063</text:p>
          </table:table-cell>
          <table:table-cell office:value-type="float" office:value="0.992025616" calcext:value-type="float">
            <text:p>0.992025616</text:p>
          </table:table-cell>
          <table:table-cell office:value-type="float" office:value="0.809985518" calcext:value-type="float">
            <text:p>0.8099855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14.913843" calcext:value-type="float">
            <text:p>214.913843</text:p>
          </table:table-cell>
          <table:table-cell office:value-type="float" office:value="73.7462911" calcext:value-type="float">
            <text:p>73.7462911</text:p>
          </table:table-cell>
          <table:table-cell office:value-type="float" office:value="1.58902145" calcext:value-type="float">
            <text:p>1.58902145</text:p>
          </table:table-cell>
          <table:table-cell office:value-type="float" office:value="0.780905086" calcext:value-type="float">
            <text:p>0.780905086</text:p>
          </table:table-cell>
          <table:table-cell office:value-type="float" office:value="2.339498708" calcext:value-type="float">
            <text:p>2.339498708</text:p>
          </table:table-cell>
          <table:table-cell office:value-type="float" office:value="1.910192702" calcext:value-type="float">
            <text:p>1.91019270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14.353634" calcext:value-type="float">
            <text:p>214.353634</text:p>
          </table:table-cell>
          <table:table-cell office:value-type="float" office:value="73.5322073" calcext:value-type="float">
            <text:p>73.5322073</text:p>
          </table:table-cell>
          <table:table-cell office:value-type="float" office:value="1.56623974" calcext:value-type="float">
            <text:p>1.56623974</text:p>
          </table:table-cell>
          <table:table-cell office:value-type="float" office:value="0.797117969" calcext:value-type="float">
            <text:p>0.797117969</text:p>
          </table:table-cell>
          <table:table-cell office:value-type="float" office:value="1.185569335" calcext:value-type="float">
            <text:p>1.185569335</text:p>
          </table:table-cell>
          <table:table-cell office:value-type="float" office:value="0.968013287" calcext:value-type="float">
            <text:p>0.96801328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15.217263" calcext:value-type="float">
            <text:p>215.217263</text:p>
          </table:table-cell>
          <table:table-cell office:value-type="float" office:value="73.6622842" calcext:value-type="float">
            <text:p>73.6622842</text:p>
          </table:table-cell>
          <table:table-cell office:value-type="float" office:value="1.62650885" calcext:value-type="float">
            <text:p>1.62650885</text:p>
          </table:table-cell>
          <table:table-cell office:value-type="float" office:value="0.83349066" calcext:value-type="float">
            <text:p>0.83349066</text:p>
          </table:table-cell>
          <table:table-cell office:value-type="float" office:value="1.842404952" calcext:value-type="float">
            <text:p>1.842404952</text:p>
          </table:table-cell>
          <table:table-cell office:value-type="float" office:value="1.50431727" calcext:value-type="float">
            <text:p>1.50431727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14.64759" calcext:value-type="float">
            <text:p>214.64759</text:p>
          </table:table-cell>
          <table:table-cell office:value-type="float" office:value="73.7397416" calcext:value-type="float">
            <text:p>73.7397416</text:p>
          </table:table-cell>
          <table:table-cell office:value-type="float" office:value="1.57711613" calcext:value-type="float">
            <text:p>1.57711613</text:p>
          </table:table-cell>
          <table:table-cell office:value-type="float" office:value="0.817899372" calcext:value-type="float">
            <text:p>0.817899372</text:p>
          </table:table-cell>
          <table:table-cell office:value-type="float" office:value="1.284370847" calcext:value-type="float">
            <text:p>1.284370847</text:p>
          </table:table-cell>
          <table:table-cell office:value-type="float" office:value="1.048684375" calcext:value-type="float">
            <text:p>1.04868437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15.504295" calcext:value-type="float">
            <text:p>215.504295</text:p>
          </table:table-cell>
          <table:table-cell office:value-type="float" office:value="73.8019287" calcext:value-type="float">
            <text:p>73.8019287</text:p>
          </table:table-cell>
          <table:table-cell office:value-type="float" office:value="1.55639259" calcext:value-type="float">
            <text:p>1.55639259</text:p>
          </table:table-cell>
          <table:table-cell office:value-type="float" office:value="0.825183963" calcext:value-type="float">
            <text:p>0.825183963</text:p>
          </table:table-cell>
          <table:table-cell office:value-type="float" office:value="1.650817506" calcext:value-type="float">
            <text:p>1.650817506</text:p>
          </table:table-cell>
          <table:table-cell office:value-type="float" office:value="1.347886855" calcext:value-type="float">
            <text:p>1.34788685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14.948429" calcext:value-type="float">
            <text:p>214.948429</text:p>
          </table:table-cell>
          <table:table-cell office:value-type="float" office:value="74.1387004" calcext:value-type="float">
            <text:p>74.1387004</text:p>
          </table:table-cell>
          <table:table-cell office:value-type="float" office:value="1.60571696" calcext:value-type="float">
            <text:p>1.60571696</text:p>
          </table:table-cell>
          <table:table-cell office:value-type="float" office:value="0.824413245" calcext:value-type="float">
            <text:p>0.824413245</text:p>
          </table:table-cell>
          <table:table-cell office:value-type="float" office:value="1.25985863" calcext:value-type="float">
            <text:p>1.25985863</text:p>
          </table:table-cell>
          <table:table-cell office:value-type="float" office:value="1.028670312" calcext:value-type="float">
            <text:p>1.02867031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15.57113" calcext:value-type="float">
            <text:p>215.57113</text:p>
          </table:table-cell>
          <table:table-cell office:value-type="float" office:value="74.3207316" calcext:value-type="float">
            <text:p>74.3207316</text:p>
          </table:table-cell>
          <table:table-cell office:value-type="float" office:value="1.63450669" calcext:value-type="float">
            <text:p>1.63450669</text:p>
          </table:table-cell>
          <table:table-cell office:value-type="float" office:value="0.85851764" calcext:value-type="float">
            <text:p>0.85851764</text:p>
          </table:table-cell>
          <table:table-cell office:value-type="float" office:value="1.54847295" calcext:value-type="float">
            <text:p>1.54847295</text:p>
          </table:table-cell>
          <table:table-cell office:value-type="float" office:value="1.264322847" calcext:value-type="float">
            <text:p>1.26432284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15.30962" calcext:value-type="float">
            <text:p>215.30962</text:p>
          </table:table-cell>
          <table:table-cell office:value-type="float" office:value="74.6800736" calcext:value-type="float">
            <text:p>74.6800736</text:p>
          </table:table-cell>
          <table:table-cell office:value-type="float" office:value="1.64645675" calcext:value-type="float">
            <text:p>1.64645675</text:p>
          </table:table-cell>
          <table:table-cell office:value-type="float" office:value="0.864636011" calcext:value-type="float">
            <text:p>0.864636011</text:p>
          </table:table-cell>
          <table:table-cell office:value-type="float" office:value="1.504997396" calcext:value-type="float">
            <text:p>1.504997396</text:p>
          </table:table-cell>
          <table:table-cell office:value-type="float" office:value="1.228825268" calcext:value-type="float">
            <text:p>1.22882526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15.948475" calcext:value-type="float">
            <text:p>215.948475</text:p>
          </table:table-cell>
          <table:table-cell office:value-type="float" office:value="74.7440379" calcext:value-type="float">
            <text:p>74.7440379</text:p>
          </table:table-cell>
          <table:table-cell office:value-type="float" office:value="1.61982736" calcext:value-type="float">
            <text:p>1.61982736</text:p>
          </table:table-cell>
          <table:table-cell office:value-type="float" office:value="0.860467513" calcext:value-type="float">
            <text:p>0.860467513</text:p>
          </table:table-cell>
          <table:table-cell office:value-type="float" office:value="1.360159691" calcext:value-type="float">
            <text:p>1.360159691</text:p>
          </table:table-cell>
          <table:table-cell office:value-type="float" office:value="1.110565764" calcext:value-type="float">
            <text:p>1.11056576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16.264605" calcext:value-type="float">
            <text:p>216.264605</text:p>
          </table:table-cell>
          <table:table-cell office:value-type="float" office:value="75.5881797" calcext:value-type="float">
            <text:p>75.5881797</text:p>
          </table:table-cell>
          <table:table-cell office:value-type="float" office:value="1.63800375" calcext:value-type="float">
            <text:p>1.63800375</text:p>
          </table:table-cell>
          <table:table-cell office:value-type="float" office:value="0.889270858" calcext:value-type="float">
            <text:p>0.889270858</text:p>
          </table:table-cell>
          <table:table-cell office:value-type="float" office:value="1.753561035" calcext:value-type="float">
            <text:p>1.753561035</text:p>
          </table:table-cell>
          <table:table-cell office:value-type="float" office:value="1.4317766376" calcext:value-type="float">
            <text:p>1.431776637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17.319149" calcext:value-type="float">
            <text:p>217.319149</text:p>
          </table:table-cell>
          <table:table-cell office:value-type="float" office:value="75.2954554" calcext:value-type="float">
            <text:p>75.2954554</text:p>
          </table:table-cell>
          <table:table-cell office:value-type="float" office:value="1.58886608" calcext:value-type="float">
            <text:p>1.58886608</text:p>
          </table:table-cell>
          <table:table-cell office:value-type="float" office:value="0.875880214" calcext:value-type="float">
            <text:p>0.875880214</text:p>
          </table:table-cell>
          <table:table-cell office:value-type="float" office:value="2.029567215" calcext:value-type="float">
            <text:p>2.029567215</text:p>
          </table:table-cell>
          <table:table-cell office:value-type="float" office:value="1.657134746" calcext:value-type="float">
            <text:p>1.657134746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17.846785" calcext:value-type="float">
            <text:p>217.846785</text:p>
          </table:table-cell>
          <table:table-cell office:value-type="float" office:value="75.8182546" calcext:value-type="float">
            <text:p>75.8182546</text:p>
          </table:table-cell>
          <table:table-cell office:value-type="float" office:value="1.59165068" calcext:value-type="float">
            <text:p>1.59165068</text:p>
          </table:table-cell>
          <table:table-cell office:value-type="float" office:value="0.903187724" calcext:value-type="float">
            <text:p>0.903187724</text:p>
          </table:table-cell>
          <table:table-cell office:value-type="float" office:value="1.512983474" calcext:value-type="float">
            <text:p>1.512983474</text:p>
          </table:table-cell>
          <table:table-cell office:value-type="float" office:value="1.235345858" calcext:value-type="float">
            <text:p>1.23534585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18.457339" calcext:value-type="float">
            <text:p>218.457339</text:p>
          </table:table-cell>
          <table:table-cell office:value-type="float" office:value="75.7292825" calcext:value-type="float">
            <text:p>75.7292825</text:p>
          </table:table-cell>
          <table:table-cell office:value-type="float" office:value="1.60762967" calcext:value-type="float">
            <text:p>1.60762967</text:p>
          </table:table-cell>
          <table:table-cell office:value-type="float" office:value="0.880219489" calcext:value-type="float">
            <text:p>0.880219489</text:p>
          </table:table-cell>
          <table:table-cell office:value-type="float" office:value="1.65168594" calcext:value-type="float">
            <text:p>1.65168594</text:p>
          </table:table-cell>
          <table:table-cell office:value-type="float" office:value="1.348595889" calcext:value-type="float">
            <text:p>1.34859588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19.22844" calcext:value-type="float">
            <text:p>219.22844</text:p>
          </table:table-cell>
          <table:table-cell office:value-type="float" office:value="76.2868742" calcext:value-type="float">
            <text:p>76.2868742</text:p>
          </table:table-cell>
          <table:table-cell office:value-type="float" office:value="1.59077609" calcext:value-type="float">
            <text:p>1.59077609</text:p>
          </table:table-cell>
          <table:table-cell office:value-type="float" office:value="0.870952519" calcext:value-type="float">
            <text:p>0.870952519</text:p>
          </table:table-cell>
          <table:table-cell office:value-type="float" office:value="1.403669172" calcext:value-type="float">
            <text:p>1.403669172</text:p>
          </table:table-cell>
          <table:table-cell office:value-type="float" office:value="1.146091048" calcext:value-type="float">
            <text:p>1.14609104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18.881858" calcext:value-type="float">
            <text:p>218.881858</text:p>
          </table:table-cell>
          <table:table-cell office:value-type="float" office:value="76.0877933" calcext:value-type="float">
            <text:p>76.0877933</text:p>
          </table:table-cell>
          <table:table-cell office:value-type="float" office:value="1.526719074" calcext:value-type="float">
            <text:p>1.526719074</text:p>
          </table:table-cell>
          <table:table-cell office:value-type="float" office:value="0.79300384" calcext:value-type="float">
            <text:p>0.79300384</text:p>
          </table:table-cell>
          <table:table-cell office:value-type="float" office:value="1.671617062" calcext:value-type="float">
            <text:p>1.671617062</text:p>
          </table:table-cell>
          <table:table-cell office:value-type="float" office:value="1.36486956" calcext:value-type="float">
            <text:p>1.3648695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19.217895" calcext:value-type="float">
            <text:p>219.217895</text:p>
          </table:table-cell>
          <table:table-cell office:value-type="float" office:value="76.2510109" calcext:value-type="float">
            <text:p>76.2510109</text:p>
          </table:table-cell>
          <table:table-cell office:value-type="float" office:value="1.505550174" calcext:value-type="float">
            <text:p>1.505550174</text:p>
          </table:table-cell>
          <table:table-cell office:value-type="float" office:value="0.800516737" calcext:value-type="float">
            <text:p>0.800516737</text:p>
          </table:table-cell>
          <table:table-cell office:value-type="float" office:value="1.237617424" calcext:value-type="float">
            <text:p>1.237617424</text:p>
          </table:table-cell>
          <table:table-cell office:value-type="float" office:value="1.010510368" calcext:value-type="float">
            <text:p>1.01051036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18.72842" calcext:value-type="float">
            <text:p>218.72842</text:p>
          </table:table-cell>
          <table:table-cell office:value-type="float" office:value="76.1419917" calcext:value-type="float">
            <text:p>76.1419917</text:p>
          </table:table-cell>
          <table:table-cell office:value-type="float" office:value="1.467798084" calcext:value-type="float">
            <text:p>1.467798084</text:p>
          </table:table-cell>
          <table:table-cell office:value-type="float" office:value="0.759542622" calcext:value-type="float">
            <text:p>0.759542622</text:p>
          </table:table-cell>
          <table:table-cell office:value-type="float" office:value="1.1011298" calcext:value-type="float">
            <text:p>1.1011298</text:p>
          </table:table-cell>
          <table:table-cell office:value-type="float" office:value="0.89906867" calcext:value-type="float">
            <text:p>0.8990686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18.839362" calcext:value-type="float">
            <text:p>218.839362</text:p>
          </table:table-cell>
          <table:table-cell office:value-type="float" office:value="76.2208533" calcext:value-type="float">
            <text:p>76.2208533</text:p>
          </table:table-cell>
          <table:table-cell office:value-type="float" office:value="1.55230152" calcext:value-type="float">
            <text:p>1.55230152</text:p>
          </table:table-cell>
          <table:table-cell office:value-type="float" office:value="0.814880342" calcext:value-type="float">
            <text:p>0.814880342</text:p>
          </table:table-cell>
          <table:table-cell office:value-type="float" office:value="1.363867341" calcext:value-type="float">
            <text:p>1.363867341</text:p>
          </table:table-cell>
          <table:table-cell office:value-type="float" office:value="1.113593034" calcext:value-type="float">
            <text:p>1.11359303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18.247487" calcext:value-type="float">
            <text:p>218.247487</text:p>
          </table:table-cell>
          <table:table-cell office:value-type="float" office:value="76.1034362" calcext:value-type="float">
            <text:p>76.1034362</text:p>
          </table:table-cell>
          <table:table-cell office:value-type="float" office:value="1.54181861" calcext:value-type="float">
            <text:p>1.54181861</text:p>
          </table:table-cell>
          <table:table-cell office:value-type="float" office:value="0.793824501" calcext:value-type="float">
            <text:p>0.793824501</text:p>
          </table:table-cell>
          <table:table-cell office:value-type="float" office:value="0.965701822" calcext:value-type="float">
            <text:p>0.965701822</text:p>
          </table:table-cell>
          <table:table-cell office:value-type="float" office:value="0.788492222" calcext:value-type="float">
            <text:p>0.7884922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17.935822" calcext:value-type="float">
            <text:p>217.935822</text:p>
          </table:table-cell>
          <table:table-cell office:value-type="float" office:value="76.424995" calcext:value-type="float">
            <text:p>76.424995</text:p>
          </table:table-cell>
          <table:table-cell office:value-type="float" office:value="1.48398424" calcext:value-type="float">
            <text:p>1.48398424</text:p>
          </table:table-cell>
          <table:table-cell office:value-type="float" office:value="0.795718919" calcext:value-type="float">
            <text:p>0.795718919</text:p>
          </table:table-cell>
          <table:table-cell office:value-type="float" office:value="1.4530197626" calcext:value-type="float">
            <text:p>1.4530197626</text:p>
          </table:table-cell>
          <table:table-cell office:value-type="float" office:value="1.186385672" calcext:value-type="float">
            <text:p>1.18638567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17.006327" calcext:value-type="float">
            <text:p>217.006327</text:p>
          </table:table-cell>
          <table:table-cell office:value-type="float" office:value="76.4987156" calcext:value-type="float">
            <text:p>76.4987156</text:p>
          </table:table-cell>
          <table:table-cell office:value-type="float" office:value="1.405163397" calcext:value-type="float">
            <text:p>1.405163397</text:p>
          </table:table-cell>
          <table:table-cell office:value-type="float" office:value="0.7425692" calcext:value-type="float">
            <text:p>0.7425692</text:p>
          </table:table-cell>
          <table:table-cell office:value-type="float" office:value="1.395905787" calcext:value-type="float">
            <text:p>1.395905787</text:p>
          </table:table-cell>
          <table:table-cell office:value-type="float" office:value="1.139752318" calcext:value-type="float">
            <text:p>1.1397523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16.423574" calcext:value-type="float">
            <text:p>216.423574</text:p>
          </table:table-cell>
          <table:table-cell office:value-type="float" office:value="76.4579681" calcext:value-type="float">
            <text:p>76.4579681</text:p>
          </table:table-cell>
          <table:table-cell office:value-type="float" office:value="1.397891721" calcext:value-type="float">
            <text:p>1.397891721</text:p>
          </table:table-cell>
          <table:table-cell office:value-type="float" office:value="0.733136275" calcext:value-type="float">
            <text:p>0.733136275</text:p>
          </table:table-cell>
          <table:table-cell office:value-type="float" office:value="0.872852806" calcext:value-type="float">
            <text:p>0.872852806</text:p>
          </table:table-cell>
          <table:table-cell office:value-type="float" office:value="0.7126813324" calcext:value-type="float">
            <text:p>0.712681332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15.209536" calcext:value-type="float">
            <text:p>215.209536</text:p>
          </table:table-cell>
          <table:table-cell office:value-type="float" office:value="76.5437397" calcext:value-type="float">
            <text:p>76.5437397</text:p>
          </table:table-cell>
          <table:table-cell office:value-type="float" office:value="1.386354259" calcext:value-type="float">
            <text:p>1.386354259</text:p>
          </table:table-cell>
          <table:table-cell office:value-type="float" office:value="0.711598301" calcext:value-type="float">
            <text:p>0.711598301</text:p>
          </table:table-cell>
          <table:table-cell office:value-type="float" office:value="1.414585777" calcext:value-type="float">
            <text:p>1.414585777</text:p>
          </table:table-cell>
          <table:table-cell office:value-type="float" office:value="1.155004475" calcext:value-type="float">
            <text:p>1.15500447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14.6058" calcext:value-type="float">
            <text:p>214.6058</text:p>
          </table:table-cell>
          <table:table-cell office:value-type="float" office:value="76.6285638" calcext:value-type="float">
            <text:p>76.6285638</text:p>
          </table:table-cell>
          <table:table-cell office:value-type="float" office:value="1.389370111" calcext:value-type="float">
            <text:p>1.389370111</text:p>
          </table:table-cell>
          <table:table-cell office:value-type="float" office:value="0.692499338" calcext:value-type="float">
            <text:p>0.692499338</text:p>
          </table:table-cell>
          <table:table-cell office:value-type="float" office:value="0.8695758526" calcext:value-type="float">
            <text:p>0.8695758526</text:p>
          </table:table-cell>
          <table:table-cell office:value-type="float" office:value="0.710005706" calcext:value-type="float">
            <text:p>0.71000570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13.697189" calcext:value-type="float">
            <text:p>213.697189</text:p>
          </table:table-cell>
          <table:table-cell office:value-type="float" office:value="76.5249017" calcext:value-type="float">
            <text:p>76.5249017</text:p>
          </table:table-cell>
          <table:table-cell office:value-type="float" office:value="1.384113874" calcext:value-type="float">
            <text:p>1.384113874</text:p>
          </table:table-cell>
          <table:table-cell office:value-type="float" office:value="0.708082158" calcext:value-type="float">
            <text:p>0.708082158</text:p>
          </table:table-cell>
          <table:table-cell office:value-type="float" office:value="1.26084744" calcext:value-type="float">
            <text:p>1.26084744</text:p>
          </table:table-cell>
          <table:table-cell office:value-type="float" office:value="1.029477631" calcext:value-type="float">
            <text:p>1.02947763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13.164943" calcext:value-type="float">
            <text:p>213.164943</text:p>
          </table:table-cell>
          <table:table-cell office:value-type="float" office:value="76.8065042" calcext:value-type="float">
            <text:p>76.8065042</text:p>
          </table:table-cell>
          <table:table-cell office:value-type="float" office:value="1.485395928" calcext:value-type="float">
            <text:p>1.485395928</text:p>
          </table:table-cell>
          <table:table-cell office:value-type="float" office:value="0.758828034" calcext:value-type="float">
            <text:p>0.758828034</text:p>
          </table:table-cell>
          <table:table-cell office:value-type="float" office:value="0.8770283027" calcext:value-type="float">
            <text:p>0.8770283027</text:p>
          </table:table-cell>
          <table:table-cell office:value-type="float" office:value="0.7160906127" calcext:value-type="float">
            <text:p>0.7160906127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12.760973" calcext:value-type="float">
            <text:p>212.760973</text:p>
          </table:table-cell>
          <table:table-cell office:value-type="float" office:value="76.7085813" calcext:value-type="float">
            <text:p>76.7085813</text:p>
          </table:table-cell>
          <table:table-cell office:value-type="float" office:value="1.53244185" calcext:value-type="float">
            <text:p>1.53244185</text:p>
          </table:table-cell>
          <table:table-cell office:value-type="float" office:value="0.803967878" calcext:value-type="float">
            <text:p>0.803967878</text:p>
          </table:table-cell>
          <table:table-cell office:value-type="float" office:value="1.321918838" calcext:value-type="float">
            <text:p>1.321918838</text:p>
          </table:table-cell>
          <table:table-cell office:value-type="float" office:value="1.079342223" calcext:value-type="float">
            <text:p>1.07934222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12.257667" calcext:value-type="float">
            <text:p>212.257667</text:p>
          </table:table-cell>
          <table:table-cell office:value-type="float" office:value="76.9607754" calcext:value-type="float">
            <text:p>76.9607754</text:p>
          </table:table-cell>
          <table:table-cell office:value-type="float" office:value="1.4995658" calcext:value-type="float">
            <text:p>1.4995658</text:p>
          </table:table-cell>
          <table:table-cell office:value-type="float" office:value="0.740873329" calcext:value-type="float">
            <text:p>0.740873329</text:p>
          </table:table-cell>
          <table:table-cell office:value-type="float" office:value="1.152334338" calcext:value-type="float">
            <text:p>1.152334338</text:p>
          </table:table-cell>
          <table:table-cell office:value-type="float" office:value="0.940877048399999" calcext:value-type="float">
            <text:p>0.940877048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12.06141" calcext:value-type="float">
            <text:p>212.06141</text:p>
          </table:table-cell>
          <table:table-cell office:value-type="float" office:value="77.0972747" calcext:value-type="float">
            <text:p>77.0972747</text:p>
          </table:table-cell>
          <table:table-cell office:value-type="float" office:value="1.551046214" calcext:value-type="float">
            <text:p>1.551046214</text:p>
          </table:table-cell>
          <table:table-cell office:value-type="float" office:value="0.799116281" calcext:value-type="float">
            <text:p>0.799116281</text:p>
          </table:table-cell>
          <table:table-cell office:value-type="float" office:value="1.63574524" calcext:value-type="float">
            <text:p>1.63574524</text:p>
          </table:table-cell>
          <table:table-cell office:value-type="float" office:value="1.335580417" calcext:value-type="float">
            <text:p>1.33558041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11.62351" calcext:value-type="float">
            <text:p>211.62351</text:p>
          </table:table-cell>
          <table:table-cell office:value-type="float" office:value="77.0399531" calcext:value-type="float">
            <text:p>77.0399531</text:p>
          </table:table-cell>
          <table:table-cell office:value-type="float" office:value="1.632334344" calcext:value-type="float">
            <text:p>1.632334344</text:p>
          </table:table-cell>
          <table:table-cell office:value-type="float" office:value="0.816327678" calcext:value-type="float">
            <text:p>0.816327678</text:p>
          </table:table-cell>
          <table:table-cell office:value-type="float" office:value="1.6115469229" calcext:value-type="float">
            <text:p>1.6115469229</text:p>
          </table:table-cell>
          <table:table-cell office:value-type="float" office:value="1.3158225128" calcext:value-type="float">
            <text:p>1.315822512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10.849517" calcext:value-type="float">
            <text:p>210.849517</text:p>
          </table:table-cell>
          <table:table-cell office:value-type="float" office:value="76.9366069" calcext:value-type="float">
            <text:p>76.9366069</text:p>
          </table:table-cell>
          <table:table-cell office:value-type="float" office:value="1.66018556" calcext:value-type="float">
            <text:p>1.66018556</text:p>
          </table:table-cell>
          <table:table-cell office:value-type="float" office:value="0.819512859" calcext:value-type="float">
            <text:p>0.819512859</text:p>
          </table:table-cell>
          <table:table-cell office:value-type="float" office:value="1.334828348" calcext:value-type="float">
            <text:p>1.334828348</text:p>
          </table:table-cell>
          <table:table-cell office:value-type="float" office:value="1.089882763" calcext:value-type="float">
            <text:p>1.08988276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11.198199" calcext:value-type="float">
            <text:p>211.198199</text:p>
          </table:table-cell>
          <table:table-cell office:value-type="float" office:value="76.6403996" calcext:value-type="float">
            <text:p>76.6403996</text:p>
          </table:table-cell>
          <table:table-cell office:value-type="float" office:value="1.651170296" calcext:value-type="float">
            <text:p>1.651170296</text:p>
          </table:table-cell>
          <table:table-cell office:value-type="float" office:value="0.81409048" calcext:value-type="float">
            <text:p>0.81409048</text:p>
          </table:table-cell>
          <table:table-cell office:value-type="float" office:value="2.10033231" calcext:value-type="float">
            <text:p>2.10033231</text:p>
          </table:table-cell>
          <table:table-cell office:value-type="float" office:value="1.71491414" calcext:value-type="float">
            <text:p>1.71491414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09.799338" calcext:value-type="float">
            <text:p>209.799338</text:p>
          </table:table-cell>
          <table:table-cell office:value-type="float" office:value="76.2187415" calcext:value-type="float">
            <text:p>76.2187415</text:p>
          </table:table-cell>
          <table:table-cell office:value-type="float" office:value="1.656514346" calcext:value-type="float">
            <text:p>1.656514346</text:p>
          </table:table-cell>
          <table:table-cell office:value-type="float" office:value="0.783583653" calcext:value-type="float">
            <text:p>0.783583653</text:p>
          </table:table-cell>
          <table:table-cell office:value-type="float" office:value="1.400229645" calcext:value-type="float">
            <text:p>1.400229645</text:p>
          </table:table-cell>
          <table:table-cell office:value-type="float" office:value="1.143282714" calcext:value-type="float">
            <text:p>1.14328271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11.162093" calcext:value-type="float">
            <text:p>211.162093</text:p>
          </table:table-cell>
          <table:table-cell office:value-type="float" office:value="76.0784462" calcext:value-type="float">
            <text:p>76.0784462</text:p>
          </table:table-cell>
          <table:table-cell office:value-type="float" office:value="1.630176777" calcext:value-type="float">
            <text:p>1.630176777</text:p>
          </table:table-cell>
          <table:table-cell office:value-type="float" office:value="0.778579394" calcext:value-type="float">
            <text:p>0.778579394</text:p>
          </table:table-cell>
          <table:table-cell office:value-type="float" office:value="1.9614581626" calcext:value-type="float">
            <text:p>1.9614581626</text:p>
          </table:table-cell>
          <table:table-cell office:value-type="float" office:value="1.601523856" calcext:value-type="float">
            <text:p>1.60152385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09.958277" calcext:value-type="float">
            <text:p>209.958277</text:p>
          </table:table-cell>
          <table:table-cell office:value-type="float" office:value="75.799431" calcext:value-type="float">
            <text:p>75.799431</text:p>
          </table:table-cell>
          <table:table-cell office:value-type="float" office:value="1.625950447" calcext:value-type="float">
            <text:p>1.625950447</text:p>
          </table:table-cell>
          <table:table-cell office:value-type="float" office:value="0.762849047" calcext:value-type="float">
            <text:p>0.762849047</text:p>
          </table:table-cell>
          <table:table-cell office:value-type="float" office:value="1.231881038" calcext:value-type="float">
            <text:p>1.231881038</text:p>
          </table:table-cell>
          <table:table-cell office:value-type="float" office:value="1.00582667" calcext:value-type="float">
            <text:p>1.00582667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11.797552" calcext:value-type="float">
            <text:p>211.797552</text:p>
          </table:table-cell>
          <table:table-cell office:value-type="float" office:value="75.6850214" calcext:value-type="float">
            <text:p>75.6850214</text:p>
          </table:table-cell>
          <table:table-cell office:value-type="float" office:value="1.55556632" calcext:value-type="float">
            <text:p>1.55556632</text:p>
          </table:table-cell>
          <table:table-cell office:value-type="float" office:value="0.761131336" calcext:value-type="float">
            <text:p>0.761131336</text:p>
          </table:table-cell>
          <table:table-cell office:value-type="float" office:value="2.451870708" calcext:value-type="float">
            <text:p>2.451870708</text:p>
          </table:table-cell>
          <table:table-cell office:value-type="float" office:value="2.0019439786" calcext:value-type="float">
            <text:p>2.001943978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11.184165" calcext:value-type="float">
            <text:p>211.184165</text:p>
          </table:table-cell>
          <table:table-cell office:value-type="float" office:value="75.4771502" calcext:value-type="float">
            <text:p>75.4771502</text:p>
          </table:table-cell>
          <table:table-cell office:value-type="float" office:value="1.52990504" calcext:value-type="float">
            <text:p>1.52990504</text:p>
          </table:table-cell>
          <table:table-cell office:value-type="float" office:value="0.759318832" calcext:value-type="float">
            <text:p>0.759318832</text:p>
          </table:table-cell>
          <table:table-cell office:value-type="float" office:value="0.73804287" calcext:value-type="float">
            <text:p>0.73804287</text:p>
          </table:table-cell>
          <table:table-cell office:value-type="float" office:value="0.602609486" calcext:value-type="float">
            <text:p>0.602609486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12.651879" calcext:value-type="float">
            <text:p>212.651879</text:p>
          </table:table-cell>
          <table:table-cell office:value-type="float" office:value="75.357772" calcext:value-type="float">
            <text:p>75.357772</text:p>
          </table:table-cell>
          <table:table-cell office:value-type="float" office:value="1.578081453" calcext:value-type="float">
            <text:p>1.578081453</text:p>
          </table:table-cell>
          <table:table-cell office:value-type="float" office:value="0.735882978" calcext:value-type="float">
            <text:p>0.735882978</text:p>
          </table:table-cell>
          <table:table-cell office:value-type="float" office:value="2.419939637" calcext:value-type="float">
            <text:p>2.419939637</text:p>
          </table:table-cell>
          <table:table-cell office:value-type="float" office:value="1.9758724404" calcext:value-type="float">
            <text:p>1.9758724404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11.895656" calcext:value-type="float">
            <text:p>211.895656</text:p>
          </table:table-cell>
          <table:table-cell office:value-type="float" office:value="75.227408" calcext:value-type="float">
            <text:p>75.227408</text:p>
          </table:table-cell>
          <table:table-cell office:value-type="float" office:value="1.554365543" calcext:value-type="float">
            <text:p>1.554365543</text:p>
          </table:table-cell>
          <table:table-cell office:value-type="float" office:value="0.760593704" calcext:value-type="float">
            <text:p>0.760593704</text:p>
          </table:table-cell>
          <table:table-cell office:value-type="float" office:value="1.15832377" calcext:value-type="float">
            <text:p>1.15832377</text:p>
          </table:table-cell>
          <table:table-cell office:value-type="float" office:value="0.94576738" calcext:value-type="float">
            <text:p>0.945767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12.421053" calcext:value-type="float">
            <text:p>212.421053</text:p>
          </table:table-cell>
          <table:table-cell office:value-type="float" office:value="75.436844" calcext:value-type="float">
            <text:p>75.436844</text:p>
          </table:table-cell>
          <table:table-cell office:value-type="float" office:value="1.60796759" calcext:value-type="float">
            <text:p>1.60796759</text:p>
          </table:table-cell>
          <table:table-cell office:value-type="float" office:value="0.786005599" calcext:value-type="float">
            <text:p>0.786005599</text:p>
          </table:table-cell>
          <table:table-cell office:value-type="float" office:value="2.109380444" calcext:value-type="float">
            <text:p>2.109380444</text:p>
          </table:table-cell>
          <table:table-cell office:value-type="float" office:value="1.722301879" calcext:value-type="float">
            <text:p>1.72230187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12.347766" calcext:value-type="float">
            <text:p>212.347766</text:p>
          </table:table-cell>
          <table:table-cell office:value-type="float" office:value="75.5799326" calcext:value-type="float">
            <text:p>75.5799326</text:p>
          </table:table-cell>
          <table:table-cell office:value-type="float" office:value="1.58503916" calcext:value-type="float">
            <text:p>1.58503916</text:p>
          </table:table-cell>
          <table:table-cell office:value-type="float" office:value="0.801387173" calcext:value-type="float">
            <text:p>0.801387173</text:p>
          </table:table-cell>
          <table:table-cell office:value-type="float" office:value="0.9209935" calcext:value-type="float">
            <text:p>0.9209935</text:p>
          </table:table-cell>
          <table:table-cell office:value-type="float" office:value="0.75198805" calcext:value-type="float">
            <text:p>0.751988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12.374003" calcext:value-type="float">
            <text:p>212.374003</text:p>
          </table:table-cell>
          <table:table-cell office:value-type="float" office:value="75.9215237" calcext:value-type="float">
            <text:p>75.9215237</text:p>
          </table:table-cell>
          <table:table-cell office:value-type="float" office:value="1.51767254" calcext:value-type="float">
            <text:p>1.51767254</text:p>
          </table:table-cell>
          <table:table-cell office:value-type="float" office:value="0.822093851" calcext:value-type="float">
            <text:p>0.822093851</text:p>
          </table:table-cell>
          <table:table-cell office:value-type="float" office:value="2.099190417" calcext:value-type="float">
            <text:p>2.099190417</text:p>
          </table:table-cell>
          <table:table-cell office:value-type="float" office:value="1.713981848" calcext:value-type="float">
            <text:p>1.71398184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12.40918" calcext:value-type="float">
            <text:p>212.40918</text:p>
          </table:table-cell>
          <table:table-cell office:value-type="float" office:value="76.0713557" calcext:value-type="float">
            <text:p>76.0713557</text:p>
          </table:table-cell>
          <table:table-cell office:value-type="float" office:value="1.51115757" calcext:value-type="float">
            <text:p>1.51115757</text:p>
          </table:table-cell>
          <table:table-cell office:value-type="float" office:value="0.772719007" calcext:value-type="float">
            <text:p>0.772719007</text:p>
          </table:table-cell>
          <table:table-cell office:value-type="float" office:value="0.80190866" calcext:value-type="float">
            <text:p>0.80190866</text:p>
          </table:table-cell>
          <table:table-cell office:value-type="float" office:value="0.65475568" calcext:value-type="float">
            <text:p>0.6547556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11.708937" calcext:value-type="float">
            <text:p>211.708937</text:p>
          </table:table-cell>
          <table:table-cell office:value-type="float" office:value="76.1785155" calcext:value-type="float">
            <text:p>76.1785155</text:p>
          </table:table-cell>
          <table:table-cell office:value-type="float" office:value="1.66574816" calcext:value-type="float">
            <text:p>1.66574816</text:p>
          </table:table-cell>
          <table:table-cell office:value-type="float" office:value="0.861675308" calcext:value-type="float">
            <text:p>0.861675308</text:p>
          </table:table-cell>
          <table:table-cell office:value-type="float" office:value="1.8112408104" calcext:value-type="float">
            <text:p>1.8112408104</text:p>
          </table:table-cell>
          <table:table-cell office:value-type="float" office:value="1.478871885" calcext:value-type="float">
            <text:p>1.47887188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11.925712" calcext:value-type="float">
            <text:p>211.925712</text:p>
          </table:table-cell>
          <table:table-cell office:value-type="float" office:value="76.1547667" calcext:value-type="float">
            <text:p>76.1547667</text:p>
          </table:table-cell>
          <table:table-cell office:value-type="float" office:value="1.67387984" calcext:value-type="float">
            <text:p>1.67387984</text:p>
          </table:table-cell>
          <table:table-cell office:value-type="float" office:value="0.871749004" calcext:value-type="float">
            <text:p>0.871749004</text:p>
          </table:table-cell>
          <table:table-cell office:value-type="float" office:value="1.26475511" calcext:value-type="float">
            <text:p>1.26475511</text:p>
          </table:table-cell>
          <table:table-cell office:value-type="float" office:value="1.03266823" calcext:value-type="float">
            <text:p>1.0326682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11.218637" calcext:value-type="float">
            <text:p>211.218637</text:p>
          </table:table-cell>
          <table:table-cell office:value-type="float" office:value="76.3102416" calcext:value-type="float">
            <text:p>76.3102416</text:p>
          </table:table-cell>
          <table:table-cell office:value-type="float" office:value="1.67275263" calcext:value-type="float">
            <text:p>1.67275263</text:p>
          </table:table-cell>
          <table:table-cell office:value-type="float" office:value="0.889322666" calcext:value-type="float">
            <text:p>0.889322666</text:p>
          </table:table-cell>
          <table:table-cell office:value-type="float" office:value="1.634989173" calcext:value-type="float">
            <text:p>1.634989173</text:p>
          </table:table-cell>
          <table:table-cell office:value-type="float" office:value="1.33496309" calcext:value-type="float">
            <text:p>1.3349630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11.539788" calcext:value-type="float">
            <text:p>211.539788</text:p>
          </table:table-cell>
          <table:table-cell office:value-type="float" office:value="76.2449661" calcext:value-type="float">
            <text:p>76.2449661</text:p>
          </table:table-cell>
          <table:table-cell office:value-type="float" office:value="1.70529038" calcext:value-type="float">
            <text:p>1.70529038</text:p>
          </table:table-cell>
          <table:table-cell office:value-type="float" office:value="0.901771829" calcext:value-type="float">
            <text:p>0.901771829</text:p>
          </table:table-cell>
          <table:table-cell office:value-type="float" office:value="1.239870426" calcext:value-type="float">
            <text:p>1.239870426</text:p>
          </table:table-cell>
          <table:table-cell office:value-type="float" office:value="1.012349934" calcext:value-type="float">
            <text:p>1.01234993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10.613671" calcext:value-type="float">
            <text:p>210.613671</text:p>
          </table:table-cell>
          <table:table-cell office:value-type="float" office:value="76.4379077" calcext:value-type="float">
            <text:p>76.4379077</text:p>
          </table:table-cell>
          <table:table-cell office:value-type="float" office:value="1.69793311" calcext:value-type="float">
            <text:p>1.69793311</text:p>
          </table:table-cell>
          <table:table-cell office:value-type="float" office:value="0.900232169" calcext:value-type="float">
            <text:p>0.900232169</text:p>
          </table:table-cell>
          <table:table-cell office:value-type="float" office:value="1.92444936" calcext:value-type="float">
            <text:p>1.92444936</text:p>
          </table:table-cell>
          <table:table-cell office:value-type="float" office:value="1.571306403" calcext:value-type="float">
            <text:p>1.57130640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10.02758" calcext:value-type="float">
            <text:p>210.02758</text:p>
          </table:table-cell>
          <table:table-cell office:value-type="float" office:value="75.8585825" calcext:value-type="float">
            <text:p>75.8585825</text:p>
          </table:table-cell>
          <table:table-cell office:value-type="float" office:value="1.71167624" calcext:value-type="float">
            <text:p>1.71167624</text:p>
          </table:table-cell>
          <table:table-cell office:value-type="float" office:value="0.900007499" calcext:value-type="float">
            <text:p>0.900007499</text:p>
          </table:table-cell>
          <table:table-cell office:value-type="float" office:value="1.436918186" calcext:value-type="float">
            <text:p>1.436918186</text:p>
          </table:table-cell>
          <table:table-cell office:value-type="float" office:value="1.17323884" calcext:value-type="float">
            <text:p>1.1732388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09.676683" calcext:value-type="float">
            <text:p>209.676683</text:p>
          </table:table-cell>
          <table:table-cell office:value-type="float" office:value="76.2164979" calcext:value-type="float">
            <text:p>76.2164979</text:p>
          </table:table-cell>
          <table:table-cell office:value-type="float" office:value="1.69684679" calcext:value-type="float">
            <text:p>1.69684679</text:p>
          </table:table-cell>
          <table:table-cell office:value-type="float" office:value="0.867660565" calcext:value-type="float">
            <text:p>0.867660565</text:p>
          </table:table-cell>
          <table:table-cell office:value-type="float" office:value="1.435100985" calcext:value-type="float">
            <text:p>1.435100985</text:p>
          </table:table-cell>
          <table:table-cell office:value-type="float" office:value="1.171755053" calcext:value-type="float">
            <text:p>1.17175505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08.8000484" calcext:value-type="float">
            <text:p>208.8000484</text:p>
          </table:table-cell>
          <table:table-cell office:value-type="float" office:value="75.8031782" calcext:value-type="float">
            <text:p>75.8031782</text:p>
          </table:table-cell>
          <table:table-cell office:value-type="float" office:value="1.67168261" calcext:value-type="float">
            <text:p>1.67168261</text:p>
          </table:table-cell>
          <table:table-cell office:value-type="float" office:value="0.923395114" calcext:value-type="float">
            <text:p>0.923395114</text:p>
          </table:table-cell>
          <table:table-cell office:value-type="float" office:value="1.05512366" calcext:value-type="float">
            <text:p>1.05512366</text:p>
          </table:table-cell>
          <table:table-cell office:value-type="float" office:value="0.861504843" calcext:value-type="float">
            <text:p>0.8615048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8.2733794" calcext:value-type="float">
            <text:p>208.2733794</text:p>
          </table:table-cell>
          <table:table-cell office:value-type="float" office:value="75.9219111" calcext:value-type="float">
            <text:p>75.9219111</text:p>
          </table:table-cell>
          <table:table-cell office:value-type="float" office:value="1.65204973" calcext:value-type="float">
            <text:p>1.65204973</text:p>
          </table:table-cell>
          <table:table-cell office:value-type="float" office:value="0.93074158" calcext:value-type="float">
            <text:p>0.93074158</text:p>
          </table:table-cell>
          <table:table-cell office:value-type="float" office:value="1.866360077" calcext:value-type="float">
            <text:p>1.866360077</text:p>
          </table:table-cell>
          <table:table-cell office:value-type="float" office:value="1.523876677" calcext:value-type="float">
            <text:p>1.523876677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07.274606" calcext:value-type="float">
            <text:p>207.274606</text:p>
          </table:table-cell>
          <table:table-cell office:value-type="float" office:value="75.5562179" calcext:value-type="float">
            <text:p>75.5562179</text:p>
          </table:table-cell>
          <table:table-cell office:value-type="float" office:value="1.64824853" calcext:value-type="float">
            <text:p>1.64824853</text:p>
          </table:table-cell>
          <table:table-cell office:value-type="float" office:value="0.932702133" calcext:value-type="float">
            <text:p>0.932702133</text:p>
          </table:table-cell>
          <table:table-cell office:value-type="float" office:value="1.092493414" calcext:value-type="float">
            <text:p>1.092493414</text:p>
          </table:table-cell>
          <table:table-cell office:value-type="float" office:value="0.892017119" calcext:value-type="float">
            <text:p>0.89201711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06.977181" calcext:value-type="float">
            <text:p>206.977181</text:p>
          </table:table-cell>
          <table:table-cell office:value-type="float" office:value="75.365536" calcext:value-type="float">
            <text:p>75.365536</text:p>
          </table:table-cell>
          <table:table-cell office:value-type="float" office:value="1.68122679" calcext:value-type="float">
            <text:p>1.68122679</text:p>
          </table:table-cell>
          <table:table-cell office:value-type="float" office:value="0.898833116" calcext:value-type="float">
            <text:p>0.898833116</text:p>
          </table:table-cell>
          <table:table-cell office:value-type="float" office:value="1.848684299" calcext:value-type="float">
            <text:p>1.848684299</text:p>
          </table:table-cell>
          <table:table-cell office:value-type="float" office:value="1.509444354" calcext:value-type="float">
            <text:p>1.50944435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05.634212" calcext:value-type="float">
            <text:p>205.634212</text:p>
          </table:table-cell>
          <table:table-cell office:value-type="float" office:value="75.0996915" calcext:value-type="float">
            <text:p>75.0996915</text:p>
          </table:table-cell>
          <table:table-cell office:value-type="float" office:value="1.7127843" calcext:value-type="float">
            <text:p>1.7127843</text:p>
          </table:table-cell>
          <table:table-cell office:value-type="float" office:value="0.892954163" calcext:value-type="float">
            <text:p>0.892954163</text:p>
          </table:table-cell>
          <table:table-cell office:value-type="float" office:value="1.4314362" calcext:value-type="float">
            <text:p>1.4314362</text:p>
          </table:table-cell>
          <table:table-cell office:value-type="float" office:value="1.16876276" calcext:value-type="float">
            <text:p>1.1687627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05.045304" calcext:value-type="float">
            <text:p>205.045304</text:p>
          </table:table-cell>
          <table:table-cell office:value-type="float" office:value="74.3878061" calcext:value-type="float">
            <text:p>74.3878061</text:p>
          </table:table-cell>
          <table:table-cell office:value-type="float" office:value="1.72774674" calcext:value-type="float">
            <text:p>1.72774674</text:p>
          </table:table-cell>
          <table:table-cell office:value-type="float" office:value="0.909596424" calcext:value-type="float">
            <text:p>0.909596424</text:p>
          </table:table-cell>
          <table:table-cell office:value-type="float" office:value="2.07350757" calcext:value-type="float">
            <text:p>2.07350757</text:p>
          </table:table-cell>
          <table:table-cell office:value-type="float" office:value="1.693011835" calcext:value-type="float">
            <text:p>1.69301183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03.9847174" calcext:value-type="float">
            <text:p>203.9847174</text:p>
          </table:table-cell>
          <table:table-cell office:value-type="float" office:value="74.3397332" calcext:value-type="float">
            <text:p>74.3397332</text:p>
          </table:table-cell>
          <table:table-cell office:value-type="float" office:value="1.7241744" calcext:value-type="float">
            <text:p>1.7241744</text:p>
          </table:table-cell>
          <table:table-cell office:value-type="float" office:value="0.899900201" calcext:value-type="float">
            <text:p>0.899900201</text:p>
          </table:table-cell>
          <table:table-cell office:value-type="float" office:value="1.5181586" calcext:value-type="float">
            <text:p>1.5181586</text:p>
          </table:table-cell>
          <table:table-cell office:value-type="float" office:value="1.23957135" calcext:value-type="float">
            <text:p>1.23957135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03.6987254" calcext:value-type="float">
            <text:p>203.6987254</text:p>
          </table:table-cell>
          <table:table-cell office:value-type="float" office:value="74.22912" calcext:value-type="float">
            <text:p>74.22912</text:p>
          </table:table-cell>
          <table:table-cell office:value-type="float" office:value="1.74845209" calcext:value-type="float">
            <text:p>1.74845209</text:p>
          </table:table-cell>
          <table:table-cell office:value-type="float" office:value="0.91644721" calcext:value-type="float">
            <text:p>0.91644721</text:p>
          </table:table-cell>
          <table:table-cell office:value-type="float" office:value="2.43099509" calcext:value-type="float">
            <text:p>2.43099509</text:p>
          </table:table-cell>
          <table:table-cell office:value-type="float" office:value="1.984899301" calcext:value-type="float">
            <text:p>1.98489930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03.580985" calcext:value-type="float">
            <text:p>203.580985</text:p>
          </table:table-cell>
          <table:table-cell office:value-type="float" office:value="74.2740756" calcext:value-type="float">
            <text:p>74.2740756</text:p>
          </table:table-cell>
          <table:table-cell office:value-type="float" office:value="1.76124333" calcext:value-type="float">
            <text:p>1.76124333</text:p>
          </table:table-cell>
          <table:table-cell office:value-type="float" office:value="0.927092892" calcext:value-type="float">
            <text:p>0.927092892</text:p>
          </table:table-cell>
          <table:table-cell office:value-type="float" office:value="1.233940786" calcext:value-type="float">
            <text:p>1.233940786</text:p>
          </table:table-cell>
          <table:table-cell office:value-type="float" office:value="1.00750845" calcext:value-type="float">
            <text:p>1.0075084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03.258933" calcext:value-type="float">
            <text:p>203.258933</text:p>
          </table:table-cell>
          <table:table-cell office:value-type="float" office:value="73.9768428" calcext:value-type="float">
            <text:p>73.9768428</text:p>
          </table:table-cell>
          <table:table-cell office:value-type="float" office:value="1.706119393" calcext:value-type="float">
            <text:p>1.706119393</text:p>
          </table:table-cell>
          <table:table-cell office:value-type="float" office:value="0.873904681" calcext:value-type="float">
            <text:p>0.873904681</text:p>
          </table:table-cell>
          <table:table-cell office:value-type="float" office:value="2.5308076" calcext:value-type="float">
            <text:p>2.5308076</text:p>
          </table:table-cell>
          <table:table-cell office:value-type="float" office:value="2.066395757" calcext:value-type="float">
            <text:p>2.06639575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03.0647194" calcext:value-type="float">
            <text:p>203.0647194</text:p>
          </table:table-cell>
          <table:table-cell office:value-type="float" office:value="74.0488178" calcext:value-type="float">
            <text:p>74.0488178</text:p>
          </table:table-cell>
          <table:table-cell office:value-type="float" office:value="1.74929403" calcext:value-type="float">
            <text:p>1.74929403</text:p>
          </table:table-cell>
          <table:table-cell office:value-type="float" office:value="0.870491355" calcext:value-type="float">
            <text:p>0.870491355</text:p>
          </table:table-cell>
          <table:table-cell office:value-type="float" office:value="1.48653159" calcext:value-type="float">
            <text:p>1.48653159</text:p>
          </table:table-cell>
          <table:table-cell office:value-type="float" office:value="1.21374798" calcext:value-type="float">
            <text:p>1.2137479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03.2599404" calcext:value-type="float">
            <text:p>203.2599404</text:p>
          </table:table-cell>
          <table:table-cell office:value-type="float" office:value="73.8390507" calcext:value-type="float">
            <text:p>73.8390507</text:p>
          </table:table-cell>
          <table:table-cell office:value-type="float" office:value="1.736562106" calcext:value-type="float">
            <text:p>1.736562106</text:p>
          </table:table-cell>
          <table:table-cell office:value-type="float" office:value="0.905667708" calcext:value-type="float">
            <text:p>0.905667708</text:p>
          </table:table-cell>
          <table:table-cell office:value-type="float" office:value="2.1501659" calcext:value-type="float">
            <text:p>2.1501659</text:p>
          </table:table-cell>
          <table:table-cell office:value-type="float" office:value="1.75560312" calcext:value-type="float">
            <text:p>1.7556031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3.184575" calcext:value-type="float">
            <text:p>203.184575</text:p>
          </table:table-cell>
          <table:table-cell office:value-type="float" office:value="73.7247409" calcext:value-type="float">
            <text:p>73.7247409</text:p>
          </table:table-cell>
          <table:table-cell office:value-type="float" office:value="1.7195744" calcext:value-type="float">
            <text:p>1.7195744</text:p>
          </table:table-cell>
          <table:table-cell office:value-type="float" office:value="0.889149995" calcext:value-type="float">
            <text:p>0.889149995</text:p>
          </table:table-cell>
          <table:table-cell office:value-type="float" office:value="1.6453019" calcext:value-type="float">
            <text:p>1.6453019</text:p>
          </table:table-cell>
          <table:table-cell office:value-type="float" office:value="1.343383364" calcext:value-type="float">
            <text:p>1.34338336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3.170805" calcext:value-type="float">
            <text:p>203.170805</text:p>
          </table:table-cell>
          <table:table-cell office:value-type="float" office:value="73.2925792" calcext:value-type="float">
            <text:p>73.2925792</text:p>
          </table:table-cell>
          <table:table-cell office:value-type="float" office:value="1.692153906" calcext:value-type="float">
            <text:p>1.692153906</text:p>
          </table:table-cell>
          <table:table-cell office:value-type="float" office:value="0.846312398" calcext:value-type="float">
            <text:p>0.846312398</text:p>
          </table:table-cell>
          <table:table-cell office:value-type="float" office:value="1.972624163" calcext:value-type="float">
            <text:p>1.972624163</text:p>
          </table:table-cell>
          <table:table-cell office:value-type="float" office:value="1.610640913" calcext:value-type="float">
            <text:p>1.61064091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03.52813" calcext:value-type="float">
            <text:p>203.52813</text:p>
          </table:table-cell>
          <table:table-cell office:value-type="float" office:value="73.3062728" calcext:value-type="float">
            <text:p>73.3062728</text:p>
          </table:table-cell>
          <table:table-cell office:value-type="float" office:value="1.686573133" calcext:value-type="float">
            <text:p>1.686573133</text:p>
          </table:table-cell>
          <table:table-cell office:value-type="float" office:value="0.846696963" calcext:value-type="float">
            <text:p>0.846696963</text:p>
          </table:table-cell>
          <table:table-cell office:value-type="float" office:value="1.999806564" calcext:value-type="float">
            <text:p>1.999806564</text:p>
          </table:table-cell>
          <table:table-cell office:value-type="float" office:value="1.63283524" calcext:value-type="float">
            <text:p>1.6328352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03.403384" calcext:value-type="float">
            <text:p>203.403384</text:p>
          </table:table-cell>
          <table:table-cell office:value-type="float" office:value="72.8119461" calcext:value-type="float">
            <text:p>72.8119461</text:p>
          </table:table-cell>
          <table:table-cell office:value-type="float" office:value="1.682207505" calcext:value-type="float">
            <text:p>1.682207505</text:p>
          </table:table-cell>
          <table:table-cell office:value-type="float" office:value="0.863145387" calcext:value-type="float">
            <text:p>0.863145387</text:p>
          </table:table-cell>
          <table:table-cell office:value-type="float" office:value="1.73325738" calcext:value-type="float">
            <text:p>1.73325738</text:p>
          </table:table-cell>
          <table:table-cell office:value-type="float" office:value="1.415198726" calcext:value-type="float">
            <text:p>1.41519872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03.864976" calcext:value-type="float">
            <text:p>203.864976</text:p>
          </table:table-cell>
          <table:table-cell office:value-type="float" office:value="72.974927" calcext:value-type="float">
            <text:p>72.974927</text:p>
          </table:table-cell>
          <table:table-cell office:value-type="float" office:value="1.67665004" calcext:value-type="float">
            <text:p>1.67665004</text:p>
          </table:table-cell>
          <table:table-cell office:value-type="float" office:value="0.856989948" calcext:value-type="float">
            <text:p>0.856989948</text:p>
          </table:table-cell>
          <table:table-cell office:value-type="float" office:value="1.92071262" calcext:value-type="float">
            <text:p>1.92071262</text:p>
          </table:table-cell>
          <table:table-cell office:value-type="float" office:value="1.568255256" calcext:value-type="float">
            <text:p>1.568255256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04.072945" calcext:value-type="float">
            <text:p>204.072945</text:p>
          </table:table-cell>
          <table:table-cell office:value-type="float" office:value="72.3896835" calcext:value-type="float">
            <text:p>72.3896835</text:p>
          </table:table-cell>
          <table:table-cell office:value-type="float" office:value="1.65451742" calcext:value-type="float">
            <text:p>1.65451742</text:p>
          </table:table-cell>
          <table:table-cell office:value-type="float" office:value="0.849760855" calcext:value-type="float">
            <text:p>0.849760855</text:p>
          </table:table-cell>
          <table:table-cell office:value-type="float" office:value="1.75433666" calcext:value-type="float">
            <text:p>1.75433666</text:p>
          </table:table-cell>
          <table:table-cell office:value-type="float" office:value="1.43240992" calcext:value-type="float">
            <text:p>1.4324099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05.11571" calcext:value-type="float">
            <text:p>205.11571</text:p>
          </table:table-cell>
          <table:table-cell office:value-type="float" office:value="72.8252109" calcext:value-type="float">
            <text:p>72.8252109</text:p>
          </table:table-cell>
          <table:table-cell office:value-type="float" office:value="1.640788225" calcext:value-type="float">
            <text:p>1.640788225</text:p>
          </table:table-cell>
          <table:table-cell office:value-type="float" office:value="0.840237106" calcext:value-type="float">
            <text:p>0.840237106</text:p>
          </table:table-cell>
          <table:table-cell office:value-type="float" office:value="1.772819692" calcext:value-type="float">
            <text:p>1.772819692</text:p>
          </table:table-cell>
          <table:table-cell office:value-type="float" office:value="1.447501173" calcext:value-type="float">
            <text:p>1.44750117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05.296443" calcext:value-type="float">
            <text:p>205.296443</text:p>
          </table:table-cell>
          <table:table-cell office:value-type="float" office:value="72.7948382" calcext:value-type="float">
            <text:p>72.7948382</text:p>
          </table:table-cell>
          <table:table-cell office:value-type="float" office:value="1.612452625" calcext:value-type="float">
            <text:p>1.612452625</text:p>
          </table:table-cell>
          <table:table-cell office:value-type="float" office:value="0.837852123" calcext:value-type="float">
            <text:p>0.837852123</text:p>
          </table:table-cell>
          <table:table-cell office:value-type="float" office:value="1.66589538" calcext:value-type="float">
            <text:p>1.66589538</text:p>
          </table:table-cell>
          <table:table-cell office:value-type="float" office:value="1.36019789" calcext:value-type="float">
            <text:p>1.3601978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06.184379" calcext:value-type="float">
            <text:p>206.184379</text:p>
          </table:table-cell>
          <table:table-cell office:value-type="float" office:value="73.0052645" calcext:value-type="float">
            <text:p>73.0052645</text:p>
          </table:table-cell>
          <table:table-cell office:value-type="float" office:value="1.58870777" calcext:value-type="float">
            <text:p>1.58870777</text:p>
          </table:table-cell>
          <table:table-cell office:value-type="float" office:value="0.826018538" calcext:value-type="float">
            <text:p>0.826018538</text:p>
          </table:table-cell>
          <table:table-cell office:value-type="float" office:value="1.71647469" calcext:value-type="float">
            <text:p>1.71647469</text:p>
          </table:table-cell>
          <table:table-cell office:value-type="float" office:value="1.40149569" calcext:value-type="float">
            <text:p>1.4014956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07.08137" calcext:value-type="float">
            <text:p>207.08137</text:p>
          </table:table-cell>
          <table:table-cell office:value-type="float" office:value="73.4015482" calcext:value-type="float">
            <text:p>73.4015482</text:p>
          </table:table-cell>
          <table:table-cell office:value-type="float" office:value="1.548506945" calcext:value-type="float">
            <text:p>1.548506945</text:p>
          </table:table-cell>
          <table:table-cell office:value-type="float" office:value="0.83653055" calcext:value-type="float">
            <text:p>0.83653055</text:p>
          </table:table-cell>
          <table:table-cell office:value-type="float" office:value="1.93353077" calcext:value-type="float">
            <text:p>1.93353077</text:p>
          </table:table-cell>
          <table:table-cell office:value-type="float" office:value="1.57872122" calcext:value-type="float">
            <text:p>1.5787212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06.947908" calcext:value-type="float">
            <text:p>206.947908</text:p>
          </table:table-cell>
          <table:table-cell office:value-type="float" office:value="73.7132036" calcext:value-type="float">
            <text:p>73.7132036</text:p>
          </table:table-cell>
          <table:table-cell office:value-type="float" office:value="1.623153814" calcext:value-type="float">
            <text:p>1.623153814</text:p>
          </table:table-cell>
          <table:table-cell office:value-type="float" office:value="0.893592402" calcext:value-type="float">
            <text:p>0.893592402</text:p>
          </table:table-cell>
          <table:table-cell office:value-type="float" office:value="1.116926987" calcext:value-type="float">
            <text:p>1.116926987</text:p>
          </table:table-cell>
          <table:table-cell office:value-type="float" office:value="0.91196707" calcext:value-type="float">
            <text:p>0.9119670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07.842177" calcext:value-type="float">
            <text:p>207.842177</text:p>
          </table:table-cell>
          <table:table-cell office:value-type="float" office:value="74.3390216" calcext:value-type="float">
            <text:p>74.3390216</text:p>
          </table:table-cell>
          <table:table-cell office:value-type="float" office:value="1.59667179" calcext:value-type="float">
            <text:p>1.59667179</text:p>
          </table:table-cell>
          <table:table-cell office:value-type="float" office:value="0.884292546" calcext:value-type="float">
            <text:p>0.884292546</text:p>
          </table:table-cell>
          <table:table-cell office:value-type="float" office:value="1.98658516" calcext:value-type="float">
            <text:p>1.98658516</text:p>
          </table:table-cell>
          <table:table-cell office:value-type="float" office:value="1.62203995" calcext:value-type="float">
            <text:p>1.6220399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07.868099" calcext:value-type="float">
            <text:p>207.868099</text:p>
          </table:table-cell>
          <table:table-cell office:value-type="float" office:value="74.8151049" calcext:value-type="float">
            <text:p>74.8151049</text:p>
          </table:table-cell>
          <table:table-cell office:value-type="float" office:value="1.57862412" calcext:value-type="float">
            <text:p>1.57862412</text:p>
          </table:table-cell>
          <table:table-cell office:value-type="float" office:value="0.944732707" calcext:value-type="float">
            <text:p>0.944732707</text:p>
          </table:table-cell>
          <table:table-cell office:value-type="float" office:value="1.090586405" calcext:value-type="float">
            <text:p>1.090586405</text:p>
          </table:table-cell>
          <table:table-cell office:value-type="float" office:value="0.890460073" calcext:value-type="float">
            <text:p>0.89046007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8.693483" calcext:value-type="float">
            <text:p>208.693483</text:p>
          </table:table-cell>
          <table:table-cell office:value-type="float" office:value="75.1883426" calcext:value-type="float">
            <text:p>75.1883426</text:p>
          </table:table-cell>
          <table:table-cell office:value-type="float" office:value="1.56951101" calcext:value-type="float">
            <text:p>1.56951101</text:p>
          </table:table-cell>
          <table:table-cell office:value-type="float" office:value="0.915186331" calcext:value-type="float">
            <text:p>0.915186331</text:p>
          </table:table-cell>
          <table:table-cell office:value-type="float" office:value="1.88572494" calcext:value-type="float">
            <text:p>1.88572494</text:p>
          </table:table-cell>
          <table:table-cell office:value-type="float" office:value="1.53968795" calcext:value-type="float">
            <text:p>1.5396879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08.67603" calcext:value-type="float">
            <text:p>208.67603</text:p>
          </table:table-cell>
          <table:table-cell office:value-type="float" office:value="75.6213598" calcext:value-type="float">
            <text:p>75.6213598</text:p>
          </table:table-cell>
          <table:table-cell office:value-type="float" office:value="1.59792597" calcext:value-type="float">
            <text:p>1.59792597</text:p>
          </table:table-cell>
          <table:table-cell office:value-type="float" office:value="0.90388367" calcext:value-type="float">
            <text:p>0.90388367</text:p>
          </table:table-cell>
          <table:table-cell office:value-type="float" office:value="1.156044242" calcext:value-type="float">
            <text:p>1.156044242</text:p>
          </table:table-cell>
          <table:table-cell office:value-type="float" office:value="0.94390617" calcext:value-type="float">
            <text:p>0.943906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09.093514" calcext:value-type="float">
            <text:p>209.093514</text:p>
          </table:table-cell>
          <table:table-cell office:value-type="float" office:value="75.7731027" calcext:value-type="float">
            <text:p>75.7731027</text:p>
          </table:table-cell>
          <table:table-cell office:value-type="float" office:value="1.60961144" calcext:value-type="float">
            <text:p>1.60961144</text:p>
          </table:table-cell>
          <table:table-cell office:value-type="float" office:value="0.91790317" calcext:value-type="float">
            <text:p>0.91790317</text:p>
          </table:table-cell>
          <table:table-cell office:value-type="float" office:value="1.545652259" calcext:value-type="float">
            <text:p>1.545652259</text:p>
          </table:table-cell>
          <table:table-cell office:value-type="float" office:value="1.262019762" calcext:value-type="float">
            <text:p>1.262019762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09.610967" calcext:value-type="float">
            <text:p>209.610967</text:p>
          </table:table-cell>
          <table:table-cell office:value-type="float" office:value="76.57109" calcext:value-type="float">
            <text:p>76.57109</text:p>
          </table:table-cell>
          <table:table-cell office:value-type="float" office:value="1.60754778" calcext:value-type="float">
            <text:p>1.60754778</text:p>
          </table:table-cell>
          <table:table-cell office:value-type="float" office:value="0.898814353" calcext:value-type="float">
            <text:p>0.898814353</text:p>
          </table:table-cell>
          <table:table-cell office:value-type="float" office:value="1.479136704" calcext:value-type="float">
            <text:p>1.479136704</text:p>
          </table:table-cell>
          <table:table-cell office:value-type="float" office:value="1.207710058" calcext:value-type="float">
            <text:p>1.20771005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09.437965" calcext:value-type="float">
            <text:p>209.437965</text:p>
          </table:table-cell>
          <table:table-cell office:value-type="float" office:value="76.4762763" calcext:value-type="float">
            <text:p>76.4762763</text:p>
          </table:table-cell>
          <table:table-cell office:value-type="float" office:value="1.61749417" calcext:value-type="float">
            <text:p>1.61749417</text:p>
          </table:table-cell>
          <table:table-cell office:value-type="float" office:value="0.892534542" calcext:value-type="float">
            <text:p>0.892534542</text:p>
          </table:table-cell>
          <table:table-cell office:value-type="float" office:value="1.909564885" calcext:value-type="float">
            <text:p>1.909564885</text:p>
          </table:table-cell>
          <table:table-cell office:value-type="float" office:value="1.55915319" calcext:value-type="float">
            <text:p>1.5591531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09.630074" calcext:value-type="float">
            <text:p>209.630074</text:p>
          </table:table-cell>
          <table:table-cell office:value-type="float" office:value="77.2897932" calcext:value-type="float">
            <text:p>77.2897932</text:p>
          </table:table-cell>
          <table:table-cell office:value-type="float" office:value="1.61527224" calcext:value-type="float">
            <text:p>1.61527224</text:p>
          </table:table-cell>
          <table:table-cell office:value-type="float" office:value="0.886724427" calcext:value-type="float">
            <text:p>0.886724427</text:p>
          </table:table-cell>
          <table:table-cell office:value-type="float" office:value="1.75189735" calcext:value-type="float">
            <text:p>1.75189735</text:p>
          </table:table-cell>
          <table:table-cell office:value-type="float" office:value="1.430418207" calcext:value-type="float">
            <text:p>1.43041820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09.097013" calcext:value-type="float">
            <text:p>209.097013</text:p>
          </table:table-cell>
          <table:table-cell office:value-type="float" office:value="77.1753896" calcext:value-type="float">
            <text:p>77.1753896</text:p>
          </table:table-cell>
          <table:table-cell office:value-type="float" office:value="1.63007052" calcext:value-type="float">
            <text:p>1.63007052</text:p>
          </table:table-cell>
          <table:table-cell office:value-type="float" office:value="0.877602613" calcext:value-type="float">
            <text:p>0.877602613</text:p>
          </table:table-cell>
          <table:table-cell office:value-type="float" office:value="1.658036113" calcext:value-type="float">
            <text:p>1.658036113</text:p>
          </table:table-cell>
          <table:table-cell office:value-type="float" office:value="1.353780874" calcext:value-type="float">
            <text:p>1.35378087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08.888743" calcext:value-type="float">
            <text:p>208.888743</text:p>
          </table:table-cell>
          <table:table-cell office:value-type="float" office:value="78.098442" calcext:value-type="float">
            <text:p>78.098442</text:p>
          </table:table-cell>
          <table:table-cell office:value-type="float" office:value="1.633093235" calcext:value-type="float">
            <text:p>1.633093235</text:p>
          </table:table-cell>
          <table:table-cell office:value-type="float" office:value="0.898117083" calcext:value-type="float">
            <text:p>0.898117083</text:p>
          </table:table-cell>
          <table:table-cell office:value-type="float" office:value="2.12145408" calcext:value-type="float">
            <text:p>2.12145408</text:p>
          </table:table-cell>
          <table:table-cell office:value-type="float" office:value="1.732160008" calcext:value-type="float">
            <text:p>1.7321600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08.336353" calcext:value-type="float">
            <text:p>208.336353</text:p>
          </table:table-cell>
          <table:table-cell office:value-type="float" office:value="77.7556832" calcext:value-type="float">
            <text:p>77.7556832</text:p>
          </table:table-cell>
          <table:table-cell office:value-type="float" office:value="1.636811215" calcext:value-type="float">
            <text:p>1.636811215</text:p>
          </table:table-cell>
          <table:table-cell office:value-type="float" office:value="0.885987622" calcext:value-type="float">
            <text:p>0.885987622</text:p>
          </table:table-cell>
          <table:table-cell office:value-type="float" office:value="1.229012138" calcext:value-type="float">
            <text:p>1.229012138</text:p>
          </table:table-cell>
          <table:table-cell office:value-type="float" office:value="1.00348422" calcext:value-type="float">
            <text:p>1.0034842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08.666323" calcext:value-type="float">
            <text:p>208.666323</text:p>
          </table:table-cell>
          <table:table-cell office:value-type="float" office:value="78.6804652" calcext:value-type="float">
            <text:p>78.6804652</text:p>
          </table:table-cell>
          <table:table-cell office:value-type="float" office:value="1.617881213" calcext:value-type="float">
            <text:p>1.617881213</text:p>
          </table:table-cell>
          <table:table-cell office:value-type="float" office:value="0.8565818" calcext:value-type="float">
            <text:p>0.8565818</text:p>
          </table:table-cell>
          <table:table-cell office:value-type="float" office:value="1.90542504" calcext:value-type="float">
            <text:p>1.90542504</text:p>
          </table:table-cell>
          <table:table-cell office:value-type="float" office:value="1.55577304" calcext:value-type="float">
            <text:p>1.5557730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8.708067" calcext:value-type="float">
            <text:p>208.708067</text:p>
          </table:table-cell>
          <table:table-cell office:value-type="float" office:value="79.0096717" calcext:value-type="float">
            <text:p>79.0096717</text:p>
          </table:table-cell>
          <table:table-cell office:value-type="float" office:value="1.668084943" calcext:value-type="float">
            <text:p>1.668084943</text:p>
          </table:table-cell>
          <table:table-cell office:value-type="float" office:value="0.832861475" calcext:value-type="float">
            <text:p>0.832861475</text:p>
          </table:table-cell>
          <table:table-cell office:value-type="float" office:value="2.011481727" calcext:value-type="float">
            <text:p>2.011481727</text:p>
          </table:table-cell>
          <table:table-cell office:value-type="float" office:value="1.642367995" calcext:value-type="float">
            <text:p>1.64236799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0.002182" calcext:value-type="float">
            <text:p>210.002182</text:p>
          </table:table-cell>
          <table:table-cell office:value-type="float" office:value="80.6481681" calcext:value-type="float">
            <text:p>80.6481681</text:p>
          </table:table-cell>
          <table:table-cell office:value-type="float" office:value="1.625498334" calcext:value-type="float">
            <text:p>1.625498334</text:p>
          </table:table-cell>
          <table:table-cell office:value-type="float" office:value="0.792104156" calcext:value-type="float">
            <text:p>0.792104156</text:p>
          </table:table-cell>
          <table:table-cell office:value-type="float" office:value="3.12962754" calcext:value-type="float">
            <text:p>3.12962754</text:p>
          </table:table-cell>
          <table:table-cell office:value-type="float" office:value="2.5553302" calcext:value-type="float">
            <text:p>2.555330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09.374056" calcext:value-type="float">
            <text:p>209.374056</text:p>
          </table:table-cell>
          <table:table-cell office:value-type="float" office:value="80.2186378" calcext:value-type="float">
            <text:p>80.2186378</text:p>
          </table:table-cell>
          <table:table-cell office:value-type="float" office:value="1.623106954" calcext:value-type="float">
            <text:p>1.623106954</text:p>
          </table:table-cell>
          <table:table-cell office:value-type="float" office:value="0.776000375" calcext:value-type="float">
            <text:p>0.776000375</text:p>
          </table:table-cell>
          <table:table-cell office:value-type="float" office:value="1.200527475" calcext:value-type="float">
            <text:p>1.200527475</text:p>
          </table:table-cell>
          <table:table-cell office:value-type="float" office:value="0.980226585" calcext:value-type="float">
            <text:p>0.98022658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10.998093" calcext:value-type="float">
            <text:p>210.998093</text:p>
          </table:table-cell>
          <table:table-cell office:value-type="float" office:value="81.4412222" calcext:value-type="float">
            <text:p>81.4412222</text:p>
          </table:table-cell>
          <table:table-cell office:value-type="float" office:value="1.55973057" calcext:value-type="float">
            <text:p>1.55973057</text:p>
          </table:table-cell>
          <table:table-cell office:value-type="float" office:value="0.788031293" calcext:value-type="float">
            <text:p>0.788031293</text:p>
          </table:table-cell>
          <table:table-cell office:value-type="float" office:value="2.75957393" calcext:value-type="float">
            <text:p>2.75957393</text:p>
          </table:table-cell>
          <table:table-cell office:value-type="float" office:value="2.25318267" calcext:value-type="float">
            <text:p>2.2531826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10.542791" calcext:value-type="float">
            <text:p>210.542791</text:p>
          </table:table-cell>
          <table:table-cell office:value-type="float" office:value="81.1867714" calcext:value-type="float">
            <text:p>81.1867714</text:p>
          </table:table-cell>
          <table:table-cell office:value-type="float" office:value="1.56159389" calcext:value-type="float">
            <text:p>1.56159389</text:p>
          </table:table-cell>
          <table:table-cell office:value-type="float" office:value="0.801249325" calcext:value-type="float">
            <text:p>0.801249325</text:p>
          </table:table-cell>
          <table:table-cell office:value-type="float" office:value="1.34638883" calcext:value-type="float">
            <text:p>1.34638883</text:p>
          </table:table-cell>
          <table:table-cell office:value-type="float" office:value="1.09932188" calcext:value-type="float">
            <text:p>1.0993218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12.133348" calcext:value-type="float">
            <text:p>212.133348</text:p>
          </table:table-cell>
          <table:table-cell office:value-type="float" office:value="81.7560578" calcext:value-type="float">
            <text:p>81.7560578</text:p>
          </table:table-cell>
          <table:table-cell office:value-type="float" office:value="1.56042698" calcext:value-type="float">
            <text:p>1.56042698</text:p>
          </table:table-cell>
          <table:table-cell office:value-type="float" office:value="0.798663876" calcext:value-type="float">
            <text:p>0.798663876</text:p>
          </table:table-cell>
          <table:table-cell office:value-type="float" office:value="2.688310857" calcext:value-type="float">
            <text:p>2.688310857</text:p>
          </table:table-cell>
          <table:table-cell office:value-type="float" office:value="2.19499662" calcext:value-type="float">
            <text:p>2.19499662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11.813422" calcext:value-type="float">
            <text:p>211.813422</text:p>
          </table:table-cell>
          <table:table-cell office:value-type="float" office:value="81.795566" calcext:value-type="float">
            <text:p>81.795566</text:p>
          </table:table-cell>
          <table:table-cell office:value-type="float" office:value="1.5711581" calcext:value-type="float">
            <text:p>1.5711581</text:p>
          </table:table-cell>
          <table:table-cell office:value-type="float" office:value="0.819974958" calcext:value-type="float">
            <text:p>0.819974958</text:p>
          </table:table-cell>
          <table:table-cell office:value-type="float" office:value="1.49908512" calcext:value-type="float">
            <text:p>1.49908512</text:p>
          </table:table-cell>
          <table:table-cell office:value-type="float" office:value="1.22399786" calcext:value-type="float">
            <text:p>1.22399786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12.628617" calcext:value-type="float">
            <text:p>212.628617</text:p>
          </table:table-cell>
          <table:table-cell office:value-type="float" office:value="82.2538658" calcext:value-type="float">
            <text:p>82.2538658</text:p>
          </table:table-cell>
          <table:table-cell office:value-type="float" office:value="1.60183727" calcext:value-type="float">
            <text:p>1.60183727</text:p>
          </table:table-cell>
          <table:table-cell office:value-type="float" office:value="0.839123819" calcext:value-type="float">
            <text:p>0.839123819</text:p>
          </table:table-cell>
          <table:table-cell office:value-type="float" office:value="2.35312172" calcext:value-type="float">
            <text:p>2.35312172</text:p>
          </table:table-cell>
          <table:table-cell office:value-type="float" office:value="1.921315796" calcext:value-type="float">
            <text:p>1.92131579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12.580252" calcext:value-type="float">
            <text:p>212.580252</text:p>
          </table:table-cell>
          <table:table-cell office:value-type="float" office:value="82.6395808" calcext:value-type="float">
            <text:p>82.6395808</text:p>
          </table:table-cell>
          <table:table-cell office:value-type="float" office:value="1.60618034" calcext:value-type="float">
            <text:p>1.60618034</text:p>
          </table:table-cell>
          <table:table-cell office:value-type="float" office:value="0.851658833" calcext:value-type="float">
            <text:p>0.851658833</text:p>
          </table:table-cell>
          <table:table-cell office:value-type="float" office:value="1.52548052" calcext:value-type="float">
            <text:p>1.52548052</text:p>
          </table:table-cell>
          <table:table-cell office:value-type="float" office:value="1.24554957" calcext:value-type="float">
            <text:p>1.24554957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12.09404" calcext:value-type="float">
            <text:p>212.09404</text:p>
          </table:table-cell>
          <table:table-cell office:value-type="float" office:value="82.6717119" calcext:value-type="float">
            <text:p>82.6717119</text:p>
          </table:table-cell>
          <table:table-cell office:value-type="float" office:value="1.60044242" calcext:value-type="float">
            <text:p>1.60044242</text:p>
          </table:table-cell>
          <table:table-cell office:value-type="float" office:value="0.798586442" calcext:value-type="float">
            <text:p>0.798586442</text:p>
          </table:table-cell>
          <table:table-cell office:value-type="float" office:value="1.359587555" calcext:value-type="float">
            <text:p>1.359587555</text:p>
          </table:table-cell>
          <table:table-cell office:value-type="float" office:value="1.110098624" calcext:value-type="float">
            <text:p>1.11009862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12.545356" calcext:value-type="float">
            <text:p>212.545356</text:p>
          </table:table-cell>
          <table:table-cell office:value-type="float" office:value="83.5631509" calcext:value-type="float">
            <text:p>83.5631509</text:p>
          </table:table-cell>
          <table:table-cell office:value-type="float" office:value="1.60518861" calcext:value-type="float">
            <text:p>1.60518861</text:p>
          </table:table-cell>
          <table:table-cell office:value-type="float" office:value="0.805713343" calcext:value-type="float">
            <text:p>0.805713343</text:p>
          </table:table-cell>
          <table:table-cell office:value-type="float" office:value="2.296305576" calcext:value-type="float">
            <text:p>2.296305576</text:p>
          </table:table-cell>
          <table:table-cell office:value-type="float" office:value="1.874925684" calcext:value-type="float">
            <text:p>1.87492568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11.689524" calcext:value-type="float">
            <text:p>211.689524</text:p>
          </table:table-cell>
          <table:table-cell office:value-type="float" office:value="83.4214993" calcext:value-type="float">
            <text:p>83.4214993</text:p>
          </table:table-cell>
          <table:table-cell office:value-type="float" office:value="1.59764176" calcext:value-type="float">
            <text:p>1.59764176</text:p>
          </table:table-cell>
          <table:table-cell office:value-type="float" office:value="0.816770432" calcext:value-type="float">
            <text:p>0.816770432</text:p>
          </table:table-cell>
          <table:table-cell office:value-type="float" office:value="1.86210225" calcext:value-type="float">
            <text:p>1.86210225</text:p>
          </table:table-cell>
          <table:table-cell office:value-type="float" office:value="1.52040017" calcext:value-type="float">
            <text:p>1.52040017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12.075053" calcext:value-type="float">
            <text:p>212.075053</text:p>
          </table:table-cell>
          <table:table-cell office:value-type="float" office:value="84.0668778" calcext:value-type="float">
            <text:p>84.0668778</text:p>
          </table:table-cell>
          <table:table-cell office:value-type="float" office:value="1.59275079" calcext:value-type="float">
            <text:p>1.59275079</text:p>
          </table:table-cell>
          <table:table-cell office:value-type="float" office:value="0.785145969" calcext:value-type="float">
            <text:p>0.785145969</text:p>
          </table:table-cell>
          <table:table-cell office:value-type="float" office:value="1.702012304" calcext:value-type="float">
            <text:p>1.702012304</text:p>
          </table:table-cell>
          <table:table-cell office:value-type="float" office:value="1.389687169" calcext:value-type="float">
            <text:p>1.3896871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1.396066" calcext:value-type="float">
            <text:p>211.396066</text:p>
          </table:table-cell>
          <table:table-cell office:value-type="float" office:value="84.0415416" calcext:value-type="float">
            <text:p>84.0415416</text:p>
          </table:table-cell>
          <table:table-cell office:value-type="float" office:value="1.58662002" calcext:value-type="float">
            <text:p>1.58662002</text:p>
          </table:table-cell>
          <table:table-cell office:value-type="float" office:value="0.787971122" calcext:value-type="float">
            <text:p>0.787971122</text:p>
          </table:table-cell>
          <table:table-cell office:value-type="float" office:value="2.09364785" calcext:value-type="float">
            <text:p>2.09364785</text:p>
          </table:table-cell>
          <table:table-cell office:value-type="float" office:value="1.70945636" calcext:value-type="float">
            <text:p>1.70945636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11.779238" calcext:value-type="float">
            <text:p>211.779238</text:p>
          </table:table-cell>
          <table:table-cell office:value-type="float" office:value="84.1958121" calcext:value-type="float">
            <text:p>84.1958121</text:p>
          </table:table-cell>
          <table:table-cell office:value-type="float" office:value="1.57758211" calcext:value-type="float">
            <text:p>1.57758211</text:p>
          </table:table-cell>
          <table:table-cell office:value-type="float" office:value="0.815826778" calcext:value-type="float">
            <text:p>0.815826778</text:p>
          </table:table-cell>
          <table:table-cell office:value-type="float" office:value="1.4762539" calcext:value-type="float">
            <text:p>1.4762539</text:p>
          </table:table-cell>
          <table:table-cell office:value-type="float" office:value="1.20535626" calcext:value-type="float">
            <text:p>1.2053562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11.243671" calcext:value-type="float">
            <text:p>211.243671</text:p>
          </table:table-cell>
          <table:table-cell office:value-type="float" office:value="84.0169887" calcext:value-type="float">
            <text:p>84.0169887</text:p>
          </table:table-cell>
          <table:table-cell office:value-type="float" office:value="1.5919559" calcext:value-type="float">
            <text:p>1.5919559</text:p>
          </table:table-cell>
          <table:table-cell office:value-type="float" office:value="0.812418624" calcext:value-type="float">
            <text:p>0.812418624</text:p>
          </table:table-cell>
          <table:table-cell office:value-type="float" office:value="2.08435067" calcext:value-type="float">
            <text:p>2.08435067</text:p>
          </table:table-cell>
          <table:table-cell office:value-type="float" office:value="1.70186516" calcext:value-type="float">
            <text:p>1.7018651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11.308175" calcext:value-type="float">
            <text:p>211.308175</text:p>
          </table:table-cell>
          <table:table-cell office:value-type="float" office:value="83.7528191" calcext:value-type="float">
            <text:p>83.7528191</text:p>
          </table:table-cell>
          <table:table-cell office:value-type="float" office:value="1.53017471" calcext:value-type="float">
            <text:p>1.53017471</text:p>
          </table:table-cell>
          <table:table-cell office:value-type="float" office:value="0.77664606" calcext:value-type="float">
            <text:p>0.77664606</text:p>
          </table:table-cell>
          <table:table-cell office:value-type="float" office:value="1.792379918" calcext:value-type="float">
            <text:p>1.792379918</text:p>
          </table:table-cell>
          <table:table-cell office:value-type="float" office:value="1.4634721" calcext:value-type="float">
            <text:p>1.463472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11.593856" calcext:value-type="float">
            <text:p>211.593856</text:p>
          </table:table-cell>
          <table:table-cell office:value-type="float" office:value="83.8166776" calcext:value-type="float">
            <text:p>83.8166776</text:p>
          </table:table-cell>
          <table:table-cell office:value-type="float" office:value="1.51816502" calcext:value-type="float">
            <text:p>1.51816502</text:p>
          </table:table-cell>
          <table:table-cell office:value-type="float" office:value="0.7794575" calcext:value-type="float">
            <text:p>0.7794575</text:p>
          </table:table-cell>
          <table:table-cell office:value-type="float" office:value="2.00861638" calcext:value-type="float">
            <text:p>2.00861638</text:p>
          </table:table-cell>
          <table:table-cell office:value-type="float" office:value="1.64002841" calcext:value-type="float">
            <text:p>1.6400284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11.795323" calcext:value-type="float">
            <text:p>211.795323</text:p>
          </table:table-cell>
          <table:table-cell office:value-type="float" office:value="83.7320204" calcext:value-type="float">
            <text:p>83.7320204</text:p>
          </table:table-cell>
          <table:table-cell office:value-type="float" office:value="1.57240974" calcext:value-type="float">
            <text:p>1.57240974</text:p>
          </table:table-cell>
          <table:table-cell office:value-type="float" office:value="0.820714969" calcext:value-type="float">
            <text:p>0.820714969</text:p>
          </table:table-cell>
          <table:table-cell office:value-type="float" office:value="1.758937333" calcext:value-type="float">
            <text:p>1.758937333</text:p>
          </table:table-cell>
          <table:table-cell office:value-type="float" office:value="1.436166353" calcext:value-type="float">
            <text:p>1.43616635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12.667086" calcext:value-type="float">
            <text:p>212.667086</text:p>
          </table:table-cell>
          <table:table-cell office:value-type="float" office:value="84.011201" calcext:value-type="float">
            <text:p>84.011201</text:p>
          </table:table-cell>
          <table:table-cell office:value-type="float" office:value="1.60130797" calcext:value-type="float">
            <text:p>1.60130797</text:p>
          </table:table-cell>
          <table:table-cell office:value-type="float" office:value="0.805750361" calcext:value-type="float">
            <text:p>0.805750361</text:p>
          </table:table-cell>
          <table:table-cell office:value-type="float" office:value="2.1253447" calcext:value-type="float">
            <text:p>2.1253447</text:p>
          </table:table-cell>
          <table:table-cell office:value-type="float" office:value="1.73533674" calcext:value-type="float">
            <text:p>1.7353367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12.972654" calcext:value-type="float">
            <text:p>212.972654</text:p>
          </table:table-cell>
          <table:table-cell office:value-type="float" office:value="83.8850761" calcext:value-type="float">
            <text:p>83.8850761</text:p>
          </table:table-cell>
          <table:table-cell office:value-type="float" office:value="1.60167277" calcext:value-type="float">
            <text:p>1.60167277</text:p>
          </table:table-cell>
          <table:table-cell office:value-type="float" office:value="0.836494458" calcext:value-type="float">
            <text:p>0.836494458</text:p>
          </table:table-cell>
          <table:table-cell office:value-type="float" office:value="1.77172567" calcext:value-type="float">
            <text:p>1.77172567</text:p>
          </table:table-cell>
          <table:table-cell office:value-type="float" office:value="1.446607938" calcext:value-type="float">
            <text:p>1.44660793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14.781067" calcext:value-type="float">
            <text:p>214.781067</text:p>
          </table:table-cell>
          <table:table-cell office:value-type="float" office:value="84.6534765" calcext:value-type="float">
            <text:p>84.6534765</text:p>
          </table:table-cell>
          <table:table-cell office:value-type="float" office:value="1.61015465" calcext:value-type="float">
            <text:p>1.61015465</text:p>
          </table:table-cell>
          <table:table-cell office:value-type="float" office:value="0.838967927" calcext:value-type="float">
            <text:p>0.838967927</text:p>
          </table:table-cell>
          <table:table-cell office:value-type="float" office:value="1.76647696" calcext:value-type="float">
            <text:p>1.76647696</text:p>
          </table:table-cell>
          <table:table-cell office:value-type="float" office:value="1.44232236" calcext:value-type="float">
            <text:p>1.442322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15.274719" calcext:value-type="float">
            <text:p>215.274719</text:p>
          </table:table-cell>
          <table:table-cell office:value-type="float" office:value="84.4555138" calcext:value-type="float">
            <text:p>84.4555138</text:p>
          </table:table-cell>
          <table:table-cell office:value-type="float" office:value="1.62190267" calcext:value-type="float">
            <text:p>1.62190267</text:p>
          </table:table-cell>
          <table:table-cell office:value-type="float" office:value="0.872158537" calcext:value-type="float">
            <text:p>0.872158537</text:p>
          </table:table-cell>
          <table:table-cell office:value-type="float" office:value="1.82804064" calcext:value-type="float">
            <text:p>1.82804064</text:p>
          </table:table-cell>
          <table:table-cell office:value-type="float" office:value="1.492588898" calcext:value-type="float">
            <text:p>1.49258889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17.414344" calcext:value-type="float">
            <text:p>217.414344</text:p>
          </table:table-cell>
          <table:table-cell office:value-type="float" office:value="85.2104403" calcext:value-type="float">
            <text:p>85.2104403</text:p>
          </table:table-cell>
          <table:table-cell office:value-type="float" office:value="1.60948273" calcext:value-type="float">
            <text:p>1.60948273</text:p>
          </table:table-cell>
          <table:table-cell office:value-type="float" office:value="0.917579366" calcext:value-type="float">
            <text:p>0.917579366</text:p>
          </table:table-cell>
          <table:table-cell office:value-type="float" office:value="1.94595304" calcext:value-type="float">
            <text:p>1.94595304</text:p>
          </table:table-cell>
          <table:table-cell office:value-type="float" office:value="1.58886399" calcext:value-type="float">
            <text:p>1.5888639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18.087443" calcext:value-type="float">
            <text:p>218.087443</text:p>
          </table:table-cell>
          <table:table-cell office:value-type="float" office:value="84.9676091" calcext:value-type="float">
            <text:p>84.9676091</text:p>
          </table:table-cell>
          <table:table-cell office:value-type="float" office:value="1.57076033" calcext:value-type="float">
            <text:p>1.57076033</text:p>
          </table:table-cell>
          <table:table-cell office:value-type="float" office:value="0.910713596" calcext:value-type="float">
            <text:p>0.910713596</text:p>
          </table:table-cell>
          <table:table-cell office:value-type="float" office:value="1.93963043" calcext:value-type="float">
            <text:p>1.93963043</text:p>
          </table:table-cell>
          <table:table-cell office:value-type="float" office:value="1.58370164" calcext:value-type="float">
            <text:p>1.58370164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20.038036" calcext:value-type="float">
            <text:p>220.038036</text:p>
          </table:table-cell>
          <table:table-cell office:value-type="float" office:value="85.5389438" calcext:value-type="float">
            <text:p>85.5389438</text:p>
          </table:table-cell>
          <table:table-cell office:value-type="float" office:value="1.61211504" calcext:value-type="float">
            <text:p>1.61211504</text:p>
          </table:table-cell>
          <table:table-cell office:value-type="float" office:value="0.933486995" calcext:value-type="float">
            <text:p>0.933486995</text:p>
          </table:table-cell>
          <table:table-cell office:value-type="float" office:value="1.714324768" calcext:value-type="float">
            <text:p>1.714324768</text:p>
          </table:table-cell>
          <table:table-cell office:value-type="float" office:value="1.399740342" calcext:value-type="float">
            <text:p>1.39974034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1.25647" calcext:value-type="float">
            <text:p>221.25647</text:p>
          </table:table-cell>
          <table:table-cell office:value-type="float" office:value="85.6438557" calcext:value-type="float">
            <text:p>85.6438557</text:p>
          </table:table-cell>
          <table:table-cell office:value-type="float" office:value="1.54498542" calcext:value-type="float">
            <text:p>1.54498542</text:p>
          </table:table-cell>
          <table:table-cell office:value-type="float" office:value="0.904471666" calcext:value-type="float">
            <text:p>0.904471666</text:p>
          </table:table-cell>
          <table:table-cell office:value-type="float" office:value="2.15781895" calcext:value-type="float">
            <text:p>2.15781895</text:p>
          </table:table-cell>
          <table:table-cell office:value-type="float" office:value="1.7618518" calcext:value-type="float">
            <text:p>1.76185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22.581016" calcext:value-type="float">
            <text:p>222.581016</text:p>
          </table:table-cell>
          <table:table-cell office:value-type="float" office:value="86.0676474" calcext:value-type="float">
            <text:p>86.0676474</text:p>
          </table:table-cell>
          <table:table-cell office:value-type="float" office:value="1.53960274" calcext:value-type="float">
            <text:p>1.53960274</text:p>
          </table:table-cell>
          <table:table-cell office:value-type="float" office:value="0.886609257" calcext:value-type="float">
            <text:p>0.886609257</text:p>
          </table:table-cell>
          <table:table-cell office:value-type="float" office:value="1.20429435" calcext:value-type="float">
            <text:p>1.20429435</text:p>
          </table:table-cell>
          <table:table-cell office:value-type="float" office:value="0.983302242" calcext:value-type="float">
            <text:p>0.983302242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23.564905" calcext:value-type="float">
            <text:p>223.564905</text:p>
          </table:table-cell>
          <table:table-cell office:value-type="float" office:value="86.291694" calcext:value-type="float">
            <text:p>86.291694</text:p>
          </table:table-cell>
          <table:table-cell office:value-type="float" office:value="1.51676885" calcext:value-type="float">
            <text:p>1.51676885</text:p>
          </table:table-cell>
          <table:table-cell office:value-type="float" office:value="0.889293072" calcext:value-type="float">
            <text:p>0.889293072</text:p>
          </table:table-cell>
          <table:table-cell office:value-type="float" office:value="1.95210381" calcext:value-type="float">
            <text:p>1.95210381</text:p>
          </table:table-cell>
          <table:table-cell office:value-type="float" office:value="1.59388605" calcext:value-type="float">
            <text:p>1.593886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24.483198" calcext:value-type="float">
            <text:p>224.483198</text:p>
          </table:table-cell>
          <table:table-cell office:value-type="float" office:value="86.3863074" calcext:value-type="float">
            <text:p>86.3863074</text:p>
          </table:table-cell>
          <table:table-cell office:value-type="float" office:value="1.50121683" calcext:value-type="float">
            <text:p>1.50121683</text:p>
          </table:table-cell>
          <table:table-cell office:value-type="float" office:value="0.878897393" calcext:value-type="float">
            <text:p>0.878897393</text:p>
          </table:table-cell>
          <table:table-cell office:value-type="float" office:value="1.23145975" calcext:value-type="float">
            <text:p>1.23145975</text:p>
          </table:table-cell>
          <table:table-cell office:value-type="float" office:value="1.005482669" calcext:value-type="float">
            <text:p>1.00548266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25.034211" calcext:value-type="float">
            <text:p>225.034211</text:p>
          </table:table-cell>
          <table:table-cell office:value-type="float" office:value="86.6891722" calcext:value-type="float">
            <text:p>86.6891722</text:p>
          </table:table-cell>
          <table:table-cell office:value-type="float" office:value="1.486421504" calcext:value-type="float">
            <text:p>1.486421504</text:p>
          </table:table-cell>
          <table:table-cell office:value-type="float" office:value="0.896895367" calcext:value-type="float">
            <text:p>0.896895367</text:p>
          </table:table-cell>
          <table:table-cell office:value-type="float" office:value="1.545605676" calcext:value-type="float">
            <text:p>1.545605676</text:p>
          </table:table-cell>
          <table:table-cell office:value-type="float" office:value="1.26198174" calcext:value-type="float">
            <text:p>1.2619817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25.500733" calcext:value-type="float">
            <text:p>225.500733</text:p>
          </table:table-cell>
          <table:table-cell office:value-type="float" office:value="86.7317617" calcext:value-type="float">
            <text:p>86.7317617</text:p>
          </table:table-cell>
          <table:table-cell office:value-type="float" office:value="1.387961665" calcext:value-type="float">
            <text:p>1.387961665</text:p>
          </table:table-cell>
          <table:table-cell office:value-type="float" office:value="0.891496344" calcext:value-type="float">
            <text:p>0.891496344</text:p>
          </table:table-cell>
          <table:table-cell office:value-type="float" office:value="1.574855" calcext:value-type="float">
            <text:p>1.574855</text:p>
          </table:table-cell>
          <table:table-cell office:value-type="float" office:value="1.285863769" calcext:value-type="float">
            <text:p>1.28586376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25.57812" calcext:value-type="float">
            <text:p>225.57812</text:p>
          </table:table-cell>
          <table:table-cell office:value-type="float" office:value="86.7201456" calcext:value-type="float">
            <text:p>86.7201456</text:p>
          </table:table-cell>
          <table:table-cell office:value-type="float" office:value="1.371976801" calcext:value-type="float">
            <text:p>1.371976801</text:p>
          </table:table-cell>
          <table:table-cell office:value-type="float" office:value="0.904812994" calcext:value-type="float">
            <text:p>0.904812994</text:p>
          </table:table-cell>
          <table:table-cell office:value-type="float" office:value="1.491336523" calcext:value-type="float">
            <text:p>1.491336523</text:p>
          </table:table-cell>
          <table:table-cell office:value-type="float" office:value="1.217671166" calcext:value-type="float">
            <text:p>1.217671166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25.756155" calcext:value-type="float">
            <text:p>225.756155</text:p>
          </table:table-cell>
          <table:table-cell office:value-type="float" office:value="86.4312215" calcext:value-type="float">
            <text:p>86.4312215</text:p>
          </table:table-cell>
          <table:table-cell office:value-type="float" office:value="1.45974642" calcext:value-type="float">
            <text:p>1.45974642</text:p>
          </table:table-cell>
          <table:table-cell office:value-type="float" office:value="0.93129994" calcext:value-type="float">
            <text:p>0.93129994</text:p>
          </table:table-cell>
          <table:table-cell office:value-type="float" office:value="2.102222147" calcext:value-type="float">
            <text:p>2.102222147</text:p>
          </table:table-cell>
          <table:table-cell office:value-type="float" office:value="1.71645719" calcext:value-type="float">
            <text:p>1.7164571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25.598743" calcext:value-type="float">
            <text:p>225.598743</text:p>
          </table:table-cell>
          <table:table-cell office:value-type="float" office:value="86.2980677" calcext:value-type="float">
            <text:p>86.2980677</text:p>
          </table:table-cell>
          <table:table-cell office:value-type="float" office:value="1.47346163" calcext:value-type="float">
            <text:p>1.47346163</text:p>
          </table:table-cell>
          <table:table-cell office:value-type="float" office:value="0.924832324" calcext:value-type="float">
            <text:p>0.924832324</text:p>
          </table:table-cell>
          <table:table-cell office:value-type="float" office:value="1.387681764" calcext:value-type="float">
            <text:p>1.387681764</text:p>
          </table:table-cell>
          <table:table-cell office:value-type="float" office:value="1.133037446" calcext:value-type="float">
            <text:p>1.13303744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25.862463" calcext:value-type="float">
            <text:p>225.862463</text:p>
          </table:table-cell>
          <table:table-cell office:value-type="float" office:value="85.5165246" calcext:value-type="float">
            <text:p>85.5165246</text:p>
          </table:table-cell>
          <table:table-cell office:value-type="float" office:value="1.48322531" calcext:value-type="float">
            <text:p>1.48322531</text:p>
          </table:table-cell>
          <table:table-cell office:value-type="float" office:value="0.935925836" calcext:value-type="float">
            <text:p>0.935925836</text:p>
          </table:table-cell>
          <table:table-cell office:value-type="float" office:value="2.37642693" calcext:value-type="float">
            <text:p>2.37642693</text:p>
          </table:table-cell>
          <table:table-cell office:value-type="float" office:value="1.940344435" calcext:value-type="float">
            <text:p>1.94034443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25.646263" calcext:value-type="float">
            <text:p>225.646263</text:p>
          </table:table-cell>
          <table:table-cell office:value-type="float" office:value="85.2381722" calcext:value-type="float">
            <text:p>85.2381722</text:p>
          </table:table-cell>
          <table:table-cell office:value-type="float" office:value="1.40818124" calcext:value-type="float">
            <text:p>1.40818124</text:p>
          </table:table-cell>
          <table:table-cell office:value-type="float" office:value="0.863604961" calcext:value-type="float">
            <text:p>0.863604961</text:p>
          </table:table-cell>
          <table:table-cell office:value-type="float" office:value="1.239470686" calcext:value-type="float">
            <text:p>1.239470686</text:p>
          </table:table-cell>
          <table:table-cell office:value-type="float" office:value="1.01202355" calcext:value-type="float">
            <text:p>1.0120235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26.243757" calcext:value-type="float">
            <text:p>226.243757</text:p>
          </table:table-cell>
          <table:table-cell office:value-type="float" office:value="84.3855913" calcext:value-type="float">
            <text:p>84.3855913</text:p>
          </table:table-cell>
          <table:table-cell office:value-type="float" office:value="1.41763575" calcext:value-type="float">
            <text:p>1.41763575</text:p>
          </table:table-cell>
          <table:table-cell office:value-type="float" office:value="0.881449021" calcext:value-type="float">
            <text:p>0.881449021</text:p>
          </table:table-cell>
          <table:table-cell office:value-type="float" office:value="2.20526547" calcext:value-type="float">
            <text:p>2.20526547</text:p>
          </table:table-cell>
          <table:table-cell office:value-type="float" office:value="1.800591685" calcext:value-type="float">
            <text:p>1.80059168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26.151094" calcext:value-type="float">
            <text:p>226.151094</text:p>
          </table:table-cell>
          <table:table-cell office:value-type="float" office:value="84.07015" calcext:value-type="float">
            <text:p>84.07015</text:p>
          </table:table-cell>
          <table:table-cell office:value-type="float" office:value="1.5059499" calcext:value-type="float">
            <text:p>1.5059499</text:p>
          </table:table-cell>
          <table:table-cell office:value-type="float" office:value="0.89501227" calcext:value-type="float">
            <text:p>0.89501227</text:p>
          </table:table-cell>
          <table:table-cell office:value-type="float" office:value="0.93960111" calcext:value-type="float">
            <text:p>0.93960111</text:p>
          </table:table-cell>
          <table:table-cell office:value-type="float" office:value="0.7671811" calcext:value-type="float">
            <text:p>0.767181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26.770407" calcext:value-type="float">
            <text:p>226.770407</text:p>
          </table:table-cell>
          <table:table-cell office:value-type="float" office:value="83.7256505" calcext:value-type="float">
            <text:p>83.7256505</text:p>
          </table:table-cell>
          <table:table-cell office:value-type="float" office:value="1.47180617" calcext:value-type="float">
            <text:p>1.47180617</text:p>
          </table:table-cell>
          <table:table-cell office:value-type="float" office:value="0.89508824" calcext:value-type="float">
            <text:p>0.89508824</text:p>
          </table:table-cell>
          <table:table-cell office:value-type="float" office:value="2.40745103" calcext:value-type="float">
            <text:p>2.40745103</text:p>
          </table:table-cell>
          <table:table-cell office:value-type="float" office:value="1.9656756" calcext:value-type="float">
            <text:p>1.9656756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26.922998" calcext:value-type="float">
            <text:p>226.922998</text:p>
          </table:table-cell>
          <table:table-cell office:value-type="float" office:value="83.6789352" calcext:value-type="float">
            <text:p>83.6789352</text:p>
          </table:table-cell>
          <table:table-cell office:value-type="float" office:value="1.482754095" calcext:value-type="float">
            <text:p>1.482754095</text:p>
          </table:table-cell>
          <table:table-cell office:value-type="float" office:value="0.914044838" calcext:value-type="float">
            <text:p>0.914044838</text:p>
          </table:table-cell>
          <table:table-cell office:value-type="float" office:value="1.24757076" calcext:value-type="float">
            <text:p>1.24757076</text:p>
          </table:table-cell>
          <table:table-cell office:value-type="float" office:value="1.01863725" calcext:value-type="float">
            <text:p>1.0186372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27.64587" calcext:value-type="float">
            <text:p>227.64587</text:p>
          </table:table-cell>
          <table:table-cell office:value-type="float" office:value="83.3667244" calcext:value-type="float">
            <text:p>83.3667244</text:p>
          </table:table-cell>
          <table:table-cell office:value-type="float" office:value="1.474677655" calcext:value-type="float">
            <text:p>1.474677655</text:p>
          </table:table-cell>
          <table:table-cell office:value-type="float" office:value="0.888921296" calcext:value-type="float">
            <text:p>0.888921296</text:p>
          </table:table-cell>
          <table:table-cell office:value-type="float" office:value="2.5246844" calcext:value-type="float">
            <text:p>2.5246844</text:p>
          </table:table-cell>
          <table:table-cell office:value-type="float" office:value="2.0613962" calcext:value-type="float">
            <text:p>2.061396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7.471711" calcext:value-type="float">
            <text:p>227.471711</text:p>
          </table:table-cell>
          <table:table-cell office:value-type="float" office:value="82.9258298" calcext:value-type="float">
            <text:p>82.9258298</text:p>
          </table:table-cell>
          <table:table-cell office:value-type="float" office:value="1.48089342" calcext:value-type="float">
            <text:p>1.48089342</text:p>
          </table:table-cell>
          <table:table-cell office:value-type="float" office:value="0.89614757" calcext:value-type="float">
            <text:p>0.89614757</text:p>
          </table:table-cell>
          <table:table-cell office:value-type="float" office:value="1.261063197" calcext:value-type="float">
            <text:p>1.261063197</text:p>
          </table:table-cell>
          <table:table-cell office:value-type="float" office:value="1.02965384" calcext:value-type="float">
            <text:p>1.02965384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28.376425" calcext:value-type="float">
            <text:p>228.376425</text:p>
          </table:table-cell>
          <table:table-cell office:value-type="float" office:value="83.01397" calcext:value-type="float">
            <text:p>83.01397</text:p>
          </table:table-cell>
          <table:table-cell office:value-type="float" office:value="1.53349548" calcext:value-type="float">
            <text:p>1.53349548</text:p>
          </table:table-cell>
          <table:table-cell office:value-type="float" office:value="0.908210145" calcext:value-type="float">
            <text:p>0.908210145</text:p>
          </table:table-cell>
          <table:table-cell office:value-type="float" office:value="2.48253429" calcext:value-type="float">
            <text:p>2.48253429</text:p>
          </table:table-cell>
          <table:table-cell office:value-type="float" office:value="2.02698069" calcext:value-type="float">
            <text:p>2.0269806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28.474669" calcext:value-type="float">
            <text:p>228.474669</text:p>
          </table:table-cell>
          <table:table-cell office:value-type="float" office:value="82.8596504" calcext:value-type="float">
            <text:p>82.8596504</text:p>
          </table:table-cell>
          <table:table-cell office:value-type="float" office:value="1.542718946" calcext:value-type="float">
            <text:p>1.542718946</text:p>
          </table:table-cell>
          <table:table-cell office:value-type="float" office:value="0.901472176" calcext:value-type="float">
            <text:p>0.901472176</text:p>
          </table:table-cell>
          <table:table-cell office:value-type="float" office:value="1.194424984" calcext:value-type="float">
            <text:p>1.194424984</text:p>
          </table:table-cell>
          <table:table-cell office:value-type="float" office:value="0.975243935" calcext:value-type="float">
            <text:p>0.9752439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29.070624" calcext:value-type="float">
            <text:p>229.070624</text:p>
          </table:table-cell>
          <table:table-cell office:value-type="float" office:value="82.9422378" calcext:value-type="float">
            <text:p>82.9422378</text:p>
          </table:table-cell>
          <table:table-cell office:value-type="float" office:value="1.528959746" calcext:value-type="float">
            <text:p>1.528959746</text:p>
          </table:table-cell>
          <table:table-cell office:value-type="float" office:value="0.888026813" calcext:value-type="float">
            <text:p>0.888026813</text:p>
          </table:table-cell>
          <table:table-cell office:value-type="float" office:value="2.31462144" calcext:value-type="float">
            <text:p>2.31462144</text:p>
          </table:table-cell>
          <table:table-cell office:value-type="float" office:value="1.88988044" calcext:value-type="float">
            <text:p>1.8898804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28.909806" calcext:value-type="float">
            <text:p>228.909806</text:p>
          </table:table-cell>
          <table:table-cell office:value-type="float" office:value="82.9570528" calcext:value-type="float">
            <text:p>82.9570528</text:p>
          </table:table-cell>
          <table:table-cell office:value-type="float" office:value="1.53129453" calcext:value-type="float">
            <text:p>1.53129453</text:p>
          </table:table-cell>
          <table:table-cell office:value-type="float" office:value="0.90876006" calcext:value-type="float">
            <text:p>0.90876006</text:p>
          </table:table-cell>
          <table:table-cell office:value-type="float" office:value="0.942552691" calcext:value-type="float">
            <text:p>0.942552691</text:p>
          </table:table-cell>
          <table:table-cell office:value-type="float" office:value="0.769591071" calcext:value-type="float">
            <text:p>0.76959107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29.492379" calcext:value-type="float">
            <text:p>229.492379</text:p>
          </table:table-cell>
          <table:table-cell office:value-type="float" office:value="83.0328519" calcext:value-type="float">
            <text:p>83.0328519</text:p>
          </table:table-cell>
          <table:table-cell office:value-type="float" office:value="1.52339855" calcext:value-type="float">
            <text:p>1.52339855</text:p>
          </table:table-cell>
          <table:table-cell office:value-type="float" office:value="0.877720273" calcext:value-type="float">
            <text:p>0.877720273</text:p>
          </table:table-cell>
          <table:table-cell office:value-type="float" office:value="1.062145557" calcext:value-type="float">
            <text:p>1.062145557</text:p>
          </table:table-cell>
          <table:table-cell office:value-type="float" office:value="0.8672382" calcext:value-type="float">
            <text:p>0.867238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29.212947" calcext:value-type="float">
            <text:p>229.212947</text:p>
          </table:table-cell>
          <table:table-cell office:value-type="float" office:value="82.9077967" calcext:value-type="float">
            <text:p>82.9077967</text:p>
          </table:table-cell>
          <table:table-cell office:value-type="float" office:value="1.538451275" calcext:value-type="float">
            <text:p>1.538451275</text:p>
          </table:table-cell>
          <table:table-cell office:value-type="float" office:value="0.870514634" calcext:value-type="float">
            <text:p>0.870514634</text:p>
          </table:table-cell>
          <table:table-cell office:value-type="float" office:value="2.262733537" calcext:value-type="float">
            <text:p>2.262733537</text:p>
          </table:table-cell>
          <table:table-cell office:value-type="float" office:value="1.847514214" calcext:value-type="float">
            <text:p>1.84751421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9.618632" calcext:value-type="float">
            <text:p>229.618632</text:p>
          </table:table-cell>
          <table:table-cell office:value-type="float" office:value="82.5558646" calcext:value-type="float">
            <text:p>82.5558646</text:p>
          </table:table-cell>
          <table:table-cell office:value-type="float" office:value="1.513460445" calcext:value-type="float">
            <text:p>1.513460445</text:p>
          </table:table-cell>
          <table:table-cell office:value-type="float" office:value="0.827192667" calcext:value-type="float">
            <text:p>0.827192667</text:p>
          </table:table-cell>
          <table:table-cell office:value-type="float" office:value="1.137119415" calcext:value-type="float">
            <text:p>1.137119415</text:p>
          </table:table-cell>
          <table:table-cell office:value-type="float" office:value="0.928454135" calcext:value-type="float">
            <text:p>0.92845413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28.234901" calcext:value-type="float">
            <text:p>228.234901</text:p>
          </table:table-cell>
          <table:table-cell office:value-type="float" office:value="81.9826717" calcext:value-type="float">
            <text:p>81.9826717</text:p>
          </table:table-cell>
          <table:table-cell office:value-type="float" office:value="1.512680335" calcext:value-type="float">
            <text:p>1.512680335</text:p>
          </table:table-cell>
          <table:table-cell office:value-type="float" office:value="0.808719901" calcext:value-type="float">
            <text:p>0.808719901</text:p>
          </table:table-cell>
          <table:table-cell office:value-type="float" office:value="1.994511292" calcext:value-type="float">
            <text:p>1.994511292</text:p>
          </table:table-cell>
          <table:table-cell office:value-type="float" office:value="1.628511624" calcext:value-type="float">
            <text:p>1.62851162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29.272765" calcext:value-type="float">
            <text:p>229.272765</text:p>
          </table:table-cell>
          <table:table-cell office:value-type="float" office:value="82.0859162" calcext:value-type="float">
            <text:p>82.0859162</text:p>
          </table:table-cell>
          <table:table-cell office:value-type="float" office:value="1.49050553" calcext:value-type="float">
            <text:p>1.49050553</text:p>
          </table:table-cell>
          <table:table-cell office:value-type="float" office:value="0.811769147" calcext:value-type="float">
            <text:p>0.811769147</text:p>
          </table:table-cell>
          <table:table-cell office:value-type="float" office:value="1.85935773" calcext:value-type="float">
            <text:p>1.85935773</text:p>
          </table:table-cell>
          <table:table-cell office:value-type="float" office:value="1.51815926" calcext:value-type="float">
            <text:p>1.5181592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28.404142" calcext:value-type="float">
            <text:p>228.404142</text:p>
          </table:table-cell>
          <table:table-cell office:value-type="float" office:value="81.8320844" calcext:value-type="float">
            <text:p>81.8320844</text:p>
          </table:table-cell>
          <table:table-cell office:value-type="float" office:value="1.51844685" calcext:value-type="float">
            <text:p>1.51844685</text:p>
          </table:table-cell>
          <table:table-cell office:value-type="float" office:value="0.760278435" calcext:value-type="float">
            <text:p>0.760278435</text:p>
          </table:table-cell>
          <table:table-cell office:value-type="float" office:value="1.696196661" calcext:value-type="float">
            <text:p>1.696196661</text:p>
          </table:table-cell>
          <table:table-cell office:value-type="float" office:value="1.384938748" calcext:value-type="float">
            <text:p>1.38493874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29.29674" calcext:value-type="float">
            <text:p>229.29674</text:p>
          </table:table-cell>
          <table:table-cell office:value-type="float" office:value="81.8925386" calcext:value-type="float">
            <text:p>81.8925386</text:p>
          </table:table-cell>
          <table:table-cell office:value-type="float" office:value="1.42701805" calcext:value-type="float">
            <text:p>1.42701805</text:p>
          </table:table-cell>
          <table:table-cell office:value-type="float" office:value="0.752191104" calcext:value-type="float">
            <text:p>0.752191104</text:p>
          </table:table-cell>
          <table:table-cell office:value-type="float" office:value="1.70695291" calcext:value-type="float">
            <text:p>1.70695291</text:p>
          </table:table-cell>
          <table:table-cell office:value-type="float" office:value="1.39372129" calcext:value-type="float">
            <text:p>1.3937212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29.042096" calcext:value-type="float">
            <text:p>229.042096</text:p>
          </table:table-cell>
          <table:table-cell office:value-type="float" office:value="82.1305284" calcext:value-type="float">
            <text:p>82.1305284</text:p>
          </table:table-cell>
          <table:table-cell office:value-type="float" office:value="1.42341655" calcext:value-type="float">
            <text:p>1.42341655</text:p>
          </table:table-cell>
          <table:table-cell office:value-type="float" office:value="0.781043452" calcext:value-type="float">
            <text:p>0.781043452</text:p>
          </table:table-cell>
          <table:table-cell office:value-type="float" office:value="1.644854632" calcext:value-type="float">
            <text:p>1.644854632</text:p>
          </table:table-cell>
          <table:table-cell office:value-type="float" office:value="1.343018222" calcext:value-type="float">
            <text:p>1.343018222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29.347798" calcext:value-type="float">
            <text:p>229.347798</text:p>
          </table:table-cell>
          <table:table-cell office:value-type="float" office:value="82.4419122" calcext:value-type="float">
            <text:p>82.4419122</text:p>
          </table:table-cell>
          <table:table-cell office:value-type="float" office:value="1.538179327" calcext:value-type="float">
            <text:p>1.538179327</text:p>
          </table:table-cell>
          <table:table-cell office:value-type="float" office:value="0.803798229" calcext:value-type="float">
            <text:p>0.803798229</text:p>
          </table:table-cell>
          <table:table-cell office:value-type="float" office:value="1.20227366" calcext:value-type="float">
            <text:p>1.20227366</text:p>
          </table:table-cell>
          <table:table-cell office:value-type="float" office:value="0.98165235" calcext:value-type="float">
            <text:p>0.9816523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29.354338" calcext:value-type="float">
            <text:p>229.354338</text:p>
          </table:table-cell>
          <table:table-cell office:value-type="float" office:value="82.4066522" calcext:value-type="float">
            <text:p>82.4066522</text:p>
          </table:table-cell>
          <table:table-cell office:value-type="float" office:value="1.541210607" calcext:value-type="float">
            <text:p>1.541210607</text:p>
          </table:table-cell>
          <table:table-cell office:value-type="float" office:value="0.812099121" calcext:value-type="float">
            <text:p>0.812099121</text:p>
          </table:table-cell>
          <table:table-cell office:value-type="float" office:value="1.56073702" calcext:value-type="float">
            <text:p>1.56073702</text:p>
          </table:table-cell>
          <table:table-cell office:value-type="float" office:value="1.27433642" calcext:value-type="float">
            <text:p>1.2743364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29.047839" calcext:value-type="float">
            <text:p>229.047839</text:p>
          </table:table-cell>
          <table:table-cell office:value-type="float" office:value="82.7267793" calcext:value-type="float">
            <text:p>82.7267793</text:p>
          </table:table-cell>
          <table:table-cell office:value-type="float" office:value="1.53672277" calcext:value-type="float">
            <text:p>1.53672277</text:p>
          </table:table-cell>
          <table:table-cell office:value-type="float" office:value="0.826202942" calcext:value-type="float">
            <text:p>0.826202942</text:p>
          </table:table-cell>
          <table:table-cell office:value-type="float" office:value="1.52470834" calcext:value-type="float">
            <text:p>1.52470834</text:p>
          </table:table-cell>
          <table:table-cell office:value-type="float" office:value="1.24491916" calcext:value-type="float">
            <text:p>1.2449191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29.665648" calcext:value-type="float">
            <text:p>229.665648</text:p>
          </table:table-cell>
          <table:table-cell office:value-type="float" office:value="83.112179" calcext:value-type="float">
            <text:p>83.112179</text:p>
          </table:table-cell>
          <table:table-cell office:value-type="float" office:value="1.5745047" calcext:value-type="float">
            <text:p>1.5745047</text:p>
          </table:table-cell>
          <table:table-cell office:value-type="float" office:value="0.832453358" calcext:value-type="float">
            <text:p>0.832453358</text:p>
          </table:table-cell>
          <table:table-cell office:value-type="float" office:value="2.57372932" calcext:value-type="float">
            <text:p>2.57372932</text:p>
          </table:table-cell>
          <table:table-cell office:value-type="float" office:value="2.10144118" calcext:value-type="float">
            <text:p>2.101441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30.184544" calcext:value-type="float">
            <text:p>230.184544</text:p>
          </table:table-cell>
          <table:table-cell office:value-type="float" office:value="83.4863387" calcext:value-type="float">
            <text:p>83.4863387</text:p>
          </table:table-cell>
          <table:table-cell office:value-type="float" office:value="1.53938421" calcext:value-type="float">
            <text:p>1.53938421</text:p>
          </table:table-cell>
          <table:table-cell office:value-type="float" office:value="0.831523571" calcext:value-type="float">
            <text:p>0.831523571</text:p>
          </table:table-cell>
          <table:table-cell office:value-type="float" office:value="1.77150302" calcext:value-type="float">
            <text:p>1.77150302</text:p>
          </table:table-cell>
          <table:table-cell office:value-type="float" office:value="1.44642617" calcext:value-type="float">
            <text:p>1.4464261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30.3001" calcext:value-type="float">
            <text:p>230.3001</text:p>
          </table:table-cell>
          <table:table-cell office:value-type="float" office:value="83.6533548" calcext:value-type="float">
            <text:p>83.6533548</text:p>
          </table:table-cell>
          <table:table-cell office:value-type="float" office:value="1.57922229" calcext:value-type="float">
            <text:p>1.57922229</text:p>
          </table:table-cell>
          <table:table-cell office:value-type="float" office:value="0.845597393" calcext:value-type="float">
            <text:p>0.845597393</text:p>
          </table:table-cell>
          <table:table-cell office:value-type="float" office:value="1.51661154" calcext:value-type="float">
            <text:p>1.51661154</text:p>
          </table:table-cell>
          <table:table-cell office:value-type="float" office:value="1.23830813" calcext:value-type="float">
            <text:p>1.238308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30.676178" calcext:value-type="float">
            <text:p>230.676178</text:p>
          </table:table-cell>
          <table:table-cell office:value-type="float" office:value="83.6760656" calcext:value-type="float">
            <text:p>83.6760656</text:p>
          </table:table-cell>
          <table:table-cell office:value-type="float" office:value="1.549763273" calcext:value-type="float">
            <text:p>1.549763273</text:p>
          </table:table-cell>
          <table:table-cell office:value-type="float" office:value="0.826105602" calcext:value-type="float">
            <text:p>0.826105602</text:p>
          </table:table-cell>
          <table:table-cell office:value-type="float" office:value="2.31089614" calcext:value-type="float">
            <text:p>2.31089614</text:p>
          </table:table-cell>
          <table:table-cell office:value-type="float" office:value="1.88683876" calcext:value-type="float">
            <text:p>1.88683876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30.95859" calcext:value-type="float">
            <text:p>230.95859</text:p>
          </table:table-cell>
          <table:table-cell office:value-type="float" office:value="84.1223329" calcext:value-type="float">
            <text:p>84.1223329</text:p>
          </table:table-cell>
          <table:table-cell office:value-type="float" office:value="1.577124353" calcext:value-type="float">
            <text:p>1.577124353</text:p>
          </table:table-cell>
          <table:table-cell office:value-type="float" office:value="0.817292636" calcext:value-type="float">
            <text:p>0.817292636</text:p>
          </table:table-cell>
          <table:table-cell office:value-type="float" office:value="1.63133583" calcext:value-type="float">
            <text:p>1.63133583</text:p>
          </table:table-cell>
          <table:table-cell office:value-type="float" office:value="1.33198019" calcext:value-type="float">
            <text:p>1.3319801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31.151801" calcext:value-type="float">
            <text:p>231.151801</text:p>
          </table:table-cell>
          <table:table-cell office:value-type="float" office:value="84.2009638" calcext:value-type="float">
            <text:p>84.2009638</text:p>
          </table:table-cell>
          <table:table-cell office:value-type="float" office:value="1.544785884" calcext:value-type="float">
            <text:p>1.544785884</text:p>
          </table:table-cell>
          <table:table-cell office:value-type="float" office:value="0.808182216" calcext:value-type="float">
            <text:p>0.808182216</text:p>
          </table:table-cell>
          <table:table-cell office:value-type="float" office:value="2.67660479" calcext:value-type="float">
            <text:p>2.67660479</text:p>
          </table:table-cell>
          <table:table-cell office:value-type="float" office:value="2.18543866" calcext:value-type="float">
            <text:p>2.1854386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30.978212" calcext:value-type="float">
            <text:p>230.978212</text:p>
          </table:table-cell>
          <table:table-cell office:value-type="float" office:value="84.4048489" calcext:value-type="float">
            <text:p>84.4048489</text:p>
          </table:table-cell>
          <table:table-cell office:value-type="float" office:value="1.49133379" calcext:value-type="float">
            <text:p>1.49133379</text:p>
          </table:table-cell>
          <table:table-cell office:value-type="float" office:value="0.779198407" calcext:value-type="float">
            <text:p>0.779198407</text:p>
          </table:table-cell>
          <table:table-cell office:value-type="float" office:value="1.220006985" calcext:value-type="float">
            <text:p>1.220006985</text:p>
          </table:table-cell>
          <table:table-cell office:value-type="float" office:value="0.996131555" calcext:value-type="float">
            <text:p>0.9961315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31.234057" calcext:value-type="float">
            <text:p>231.234057</text:p>
          </table:table-cell>
          <table:table-cell office:value-type="float" office:value="84.4114928" calcext:value-type="float">
            <text:p>84.4114928</text:p>
          </table:table-cell>
          <table:table-cell office:value-type="float" office:value="1.444729781" calcext:value-type="float">
            <text:p>1.444729781</text:p>
          </table:table-cell>
          <table:table-cell office:value-type="float" office:value="0.767429107" calcext:value-type="float">
            <text:p>0.767429107</text:p>
          </table:table-cell>
          <table:table-cell office:value-type="float" office:value="2.1265767" calcext:value-type="float">
            <text:p>2.1265767</text:p>
          </table:table-cell>
          <table:table-cell office:value-type="float" office:value="1.736342606" calcext:value-type="float">
            <text:p>1.7363426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30.024906" calcext:value-type="float">
            <text:p>230.024906</text:p>
          </table:table-cell>
          <table:table-cell office:value-type="float" office:value="84.109035" calcext:value-type="float">
            <text:p>84.109035</text:p>
          </table:table-cell>
          <table:table-cell office:value-type="float" office:value="1.524924325" calcext:value-type="float">
            <text:p>1.524924325</text:p>
          </table:table-cell>
          <table:table-cell office:value-type="float" office:value="0.844973052" calcext:value-type="float">
            <text:p>0.844973052</text:p>
          </table:table-cell>
          <table:table-cell office:value-type="float" office:value="1.434040077" calcext:value-type="float">
            <text:p>1.434040077</text:p>
          </table:table-cell>
          <table:table-cell office:value-type="float" office:value="1.170888773" calcext:value-type="float">
            <text:p>1.17088877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30.149212" calcext:value-type="float">
            <text:p>230.149212</text:p>
          </table:table-cell>
          <table:table-cell office:value-type="float" office:value="84.086042" calcext:value-type="float">
            <text:p>84.086042</text:p>
          </table:table-cell>
          <table:table-cell office:value-type="float" office:value="1.511874157" calcext:value-type="float">
            <text:p>1.511874157</text:p>
          </table:table-cell>
          <table:table-cell office:value-type="float" office:value="0.812852925" calcext:value-type="float">
            <text:p>0.812852925</text:p>
          </table:table-cell>
          <table:table-cell office:value-type="float" office:value="1.66645168" calcext:value-type="float">
            <text:p>1.66645168</text:p>
          </table:table-cell>
          <table:table-cell office:value-type="float" office:value="1.36065213" calcext:value-type="float">
            <text:p>1.3606521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29.984649" calcext:value-type="float">
            <text:p>229.984649</text:p>
          </table:table-cell>
          <table:table-cell office:value-type="float" office:value="83.9177766" calcext:value-type="float">
            <text:p>83.9177766</text:p>
          </table:table-cell>
          <table:table-cell office:value-type="float" office:value="1.515813337" calcext:value-type="float">
            <text:p>1.515813337</text:p>
          </table:table-cell>
          <table:table-cell office:value-type="float" office:value="0.830124329" calcext:value-type="float">
            <text:p>0.830124329</text:p>
          </table:table-cell>
          <table:table-cell office:value-type="float" office:value="1.721005332" calcext:value-type="float">
            <text:p>1.721005332</text:p>
          </table:table-cell>
          <table:table-cell office:value-type="float" office:value="1.405194985" calcext:value-type="float">
            <text:p>1.40519498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29.916645" calcext:value-type="float">
            <text:p>229.916645</text:p>
          </table:table-cell>
          <table:table-cell office:value-type="float" office:value="83.6735627" calcext:value-type="float">
            <text:p>83.6735627</text:p>
          </table:table-cell>
          <table:table-cell office:value-type="float" office:value="1.497402955" calcext:value-type="float">
            <text:p>1.497402955</text:p>
          </table:table-cell>
          <table:table-cell office:value-type="float" office:value="0.81109316" calcext:value-type="float">
            <text:p>0.81109316</text:p>
          </table:table-cell>
          <table:table-cell office:value-type="float" office:value="1.18619222" calcext:value-type="float">
            <text:p>1.18619222</text:p>
          </table:table-cell>
          <table:table-cell office:value-type="float" office:value="0.968521907" calcext:value-type="float">
            <text:p>0.96852190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29.606941" calcext:value-type="float">
            <text:p>229.606941</text:p>
          </table:table-cell>
          <table:table-cell office:value-type="float" office:value="83.587491" calcext:value-type="float">
            <text:p>83.587491</text:p>
          </table:table-cell>
          <table:table-cell office:value-type="float" office:value="1.514917205" calcext:value-type="float">
            <text:p>1.514917205</text:p>
          </table:table-cell>
          <table:table-cell office:value-type="float" office:value="0.845251419" calcext:value-type="float">
            <text:p>0.845251419</text:p>
          </table:table-cell>
          <table:table-cell office:value-type="float" office:value="2.0995792606" calcext:value-type="float">
            <text:p>2.0995792606</text:p>
          </table:table-cell>
          <table:table-cell office:value-type="float" office:value="1.7142992946" calcext:value-type="float">
            <text:p>1.71429929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30.19924" calcext:value-type="float">
            <text:p>230.19924</text:p>
          </table:table-cell>
          <table:table-cell office:value-type="float" office:value="83.7305755" calcext:value-type="float">
            <text:p>83.7305755</text:p>
          </table:table-cell>
          <table:table-cell office:value-type="float" office:value="1.518813515" calcext:value-type="float">
            <text:p>1.518813515</text:p>
          </table:table-cell>
          <table:table-cell office:value-type="float" office:value="0.840108312" calcext:value-type="float">
            <text:p>0.840108312</text:p>
          </table:table-cell>
          <table:table-cell office:value-type="float" office:value="1.04567244" calcext:value-type="float">
            <text:p>1.04567244</text:p>
          </table:table-cell>
          <table:table-cell office:value-type="float" office:value="0.85378795" calcext:value-type="float">
            <text:p>0.8537879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30.864094" calcext:value-type="float">
            <text:p>230.864094</text:p>
          </table:table-cell>
          <table:table-cell office:value-type="float" office:value="83.9248884" calcext:value-type="float">
            <text:p>83.9248884</text:p>
          </table:table-cell>
          <table:table-cell office:value-type="float" office:value="1.522524085" calcext:value-type="float">
            <text:p>1.522524085</text:p>
          </table:table-cell>
          <table:table-cell office:value-type="float" office:value="0.83398927" calcext:value-type="float">
            <text:p>0.83398927</text:p>
          </table:table-cell>
          <table:table-cell office:value-type="float" office:value="1.49920967" calcext:value-type="float">
            <text:p>1.49920967</text:p>
          </table:table-cell>
          <table:table-cell office:value-type="float" office:value="1.22409958" calcext:value-type="float">
            <text:p>1.2240995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31.071476" calcext:value-type="float">
            <text:p>231.071476</text:p>
          </table:table-cell>
          <table:table-cell office:value-type="float" office:value="84.2242052" calcext:value-type="float">
            <text:p>84.2242052</text:p>
          </table:table-cell>
          <table:table-cell office:value-type="float" office:value="1.52245311" calcext:value-type="float">
            <text:p>1.52245311</text:p>
          </table:table-cell>
          <table:table-cell office:value-type="float" office:value="0.834436649" calcext:value-type="float">
            <text:p>0.834436649</text:p>
          </table:table-cell>
          <table:table-cell office:value-type="float" office:value="1.494630005" calcext:value-type="float">
            <text:p>1.494630005</text:p>
          </table:table-cell>
          <table:table-cell office:value-type="float" office:value="1.22036025" calcext:value-type="float">
            <text:p>1.2203602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31.145145" calcext:value-type="float">
            <text:p>231.145145</text:p>
          </table:table-cell>
          <table:table-cell office:value-type="float" office:value="84.19183" calcext:value-type="float">
            <text:p>84.19183</text:p>
          </table:table-cell>
          <table:table-cell office:value-type="float" office:value="1.51965364" calcext:value-type="float">
            <text:p>1.51965364</text:p>
          </table:table-cell>
          <table:table-cell office:value-type="float" office:value="0.783820499" calcext:value-type="float">
            <text:p>0.783820499</text:p>
          </table:table-cell>
          <table:table-cell office:value-type="float" office:value="2.022201142" calcext:value-type="float">
            <text:p>2.022201142</text:p>
          </table:table-cell>
          <table:table-cell office:value-type="float" office:value="1.651120359" calcext:value-type="float">
            <text:p>1.65112035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31.435699" calcext:value-type="float">
            <text:p>231.435699</text:p>
          </table:table-cell>
          <table:table-cell office:value-type="float" office:value="84.589827" calcext:value-type="float">
            <text:p>84.589827</text:p>
          </table:table-cell>
          <table:table-cell office:value-type="float" office:value="1.489947286" calcext:value-type="float">
            <text:p>1.489947286</text:p>
          </table:table-cell>
          <table:table-cell office:value-type="float" office:value="0.811736913" calcext:value-type="float">
            <text:p>0.811736913</text:p>
          </table:table-cell>
          <table:table-cell office:value-type="float" office:value="1.48577286" calcext:value-type="float">
            <text:p>1.48577286</text:p>
          </table:table-cell>
          <table:table-cell office:value-type="float" office:value="1.21312849" calcext:value-type="float">
            <text:p>1.2131284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31.811168" calcext:value-type="float">
            <text:p>231.811168</text:p>
          </table:table-cell>
          <table:table-cell office:value-type="float" office:value="84.4003505" calcext:value-type="float">
            <text:p>84.4003505</text:p>
          </table:table-cell>
          <table:table-cell office:value-type="float" office:value="1.475701386" calcext:value-type="float">
            <text:p>1.475701386</text:p>
          </table:table-cell>
          <table:table-cell office:value-type="float" office:value="0.803491131" calcext:value-type="float">
            <text:p>0.803491131</text:p>
          </table:table-cell>
          <table:table-cell office:value-type="float" office:value="1.537770687" calcext:value-type="float">
            <text:p>1.537770687</text:p>
          </table:table-cell>
          <table:table-cell office:value-type="float" office:value="1.255584525" calcext:value-type="float">
            <text:p>1.255584525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32.126436" calcext:value-type="float">
            <text:p>232.126436</text:p>
          </table:table-cell>
          <table:table-cell office:value-type="float" office:value="85.1023774" calcext:value-type="float">
            <text:p>85.1023774</text:p>
          </table:table-cell>
          <table:table-cell office:value-type="float" office:value="1.49279761" calcext:value-type="float">
            <text:p>1.49279761</text:p>
          </table:table-cell>
          <table:table-cell office:value-type="float" office:value="0.780598024" calcext:value-type="float">
            <text:p>0.780598024</text:p>
          </table:table-cell>
          <table:table-cell office:value-type="float" office:value="1.5827551" calcext:value-type="float">
            <text:p>1.5827551</text:p>
          </table:table-cell>
          <table:table-cell office:value-type="float" office:value="1.292314163" calcext:value-type="float">
            <text:p>1.29231416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32.640486" calcext:value-type="float">
            <text:p>232.640486</text:p>
          </table:table-cell>
          <table:table-cell office:value-type="float" office:value="85.2933207" calcext:value-type="float">
            <text:p>85.2933207</text:p>
          </table:table-cell>
          <table:table-cell office:value-type="float" office:value="1.38655773" calcext:value-type="float">
            <text:p>1.38655773</text:p>
          </table:table-cell>
          <table:table-cell office:value-type="float" office:value="0.698415887" calcext:value-type="float">
            <text:p>0.698415887</text:p>
          </table:table-cell>
          <table:table-cell office:value-type="float" office:value="2.01657922" calcext:value-type="float">
            <text:p>2.01657922</text:p>
          </table:table-cell>
          <table:table-cell office:value-type="float" office:value="1.64653002" calcext:value-type="float">
            <text:p>1.6465300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2.496156" calcext:value-type="float">
            <text:p>232.496156</text:p>
          </table:table-cell>
          <table:table-cell office:value-type="float" office:value="85.736446" calcext:value-type="float">
            <text:p>85.736446</text:p>
          </table:table-cell>
          <table:table-cell office:value-type="float" office:value="1.392856992" calcext:value-type="float">
            <text:p>1.392856992</text:p>
          </table:table-cell>
          <table:table-cell office:value-type="float" office:value="0.710139624" calcext:value-type="float">
            <text:p>0.710139624</text:p>
          </table:table-cell>
          <table:table-cell office:value-type="float" office:value="1.32527111" calcext:value-type="float">
            <text:p>1.32527111</text:p>
          </table:table-cell>
          <table:table-cell office:value-type="float" office:value="1.08207933" calcext:value-type="float">
            <text:p>1.08207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32.954457" calcext:value-type="float">
            <text:p>232.954457</text:p>
          </table:table-cell>
          <table:table-cell office:value-type="float" office:value="86.0313288" calcext:value-type="float">
            <text:p>86.0313288</text:p>
          </table:table-cell>
          <table:table-cell office:value-type="float" office:value="1.355148186" calcext:value-type="float">
            <text:p>1.355148186</text:p>
          </table:table-cell>
          <table:table-cell office:value-type="float" office:value="0.688166585" calcext:value-type="float">
            <text:p>0.688166585</text:p>
          </table:table-cell>
          <table:table-cell office:value-type="float" office:value="2.08760898" calcext:value-type="float">
            <text:p>2.08760898</text:p>
          </table:table-cell>
          <table:table-cell office:value-type="float" office:value="1.7045256" calcext:value-type="float">
            <text:p>1.704525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32.798266" calcext:value-type="float">
            <text:p>232.798266</text:p>
          </table:table-cell>
          <table:table-cell office:value-type="float" office:value="86.2292561" calcext:value-type="float">
            <text:p>86.2292561</text:p>
          </table:table-cell>
          <table:table-cell office:value-type="float" office:value="1.355674784" calcext:value-type="float">
            <text:p>1.355674784</text:p>
          </table:table-cell>
          <table:table-cell office:value-type="float" office:value="0.700083379" calcext:value-type="float">
            <text:p>0.700083379</text:p>
          </table:table-cell>
          <table:table-cell office:value-type="float" office:value="1.68564371" calcext:value-type="float">
            <text:p>1.68564371</text:p>
          </table:table-cell>
          <table:table-cell office:value-type="float" office:value="1.37632231" calcext:value-type="float">
            <text:p>1.3763223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32.678684" calcext:value-type="float">
            <text:p>232.678684</text:p>
          </table:table-cell>
          <table:table-cell office:value-type="float" office:value="86.5490767" calcext:value-type="float">
            <text:p>86.5490767</text:p>
          </table:table-cell>
          <table:table-cell office:value-type="float" office:value="1.37591388" calcext:value-type="float">
            <text:p>1.37591388</text:p>
          </table:table-cell>
          <table:table-cell office:value-type="float" office:value="0.714507335" calcext:value-type="float">
            <text:p>0.714507335</text:p>
          </table:table-cell>
          <table:table-cell office:value-type="float" office:value="1.71052648" calcext:value-type="float">
            <text:p>1.71052648</text:p>
          </table:table-cell>
          <table:table-cell office:value-type="float" office:value="1.39663901" calcext:value-type="float">
            <text:p>1.3966390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32.353532" calcext:value-type="float">
            <text:p>232.353532</text:p>
          </table:table-cell>
          <table:table-cell office:value-type="float" office:value="86.3991994" calcext:value-type="float">
            <text:p>86.3991994</text:p>
          </table:table-cell>
          <table:table-cell office:value-type="float" office:value="1.397200432" calcext:value-type="float">
            <text:p>1.397200432</text:p>
          </table:table-cell>
          <table:table-cell office:value-type="float" office:value="0.720680344" calcext:value-type="float">
            <text:p>0.720680344</text:p>
          </table:table-cell>
          <table:table-cell office:value-type="float" office:value="1.604348956" calcext:value-type="float">
            <text:p>1.604348956</text:p>
          </table:table-cell>
          <table:table-cell office:value-type="float" office:value="1.309945455" calcext:value-type="float">
            <text:p>1.309945455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32.082646" calcext:value-type="float">
            <text:p>232.082646</text:p>
          </table:table-cell>
          <table:table-cell office:value-type="float" office:value="86.6842732" calcext:value-type="float">
            <text:p>86.6842732</text:p>
          </table:table-cell>
          <table:table-cell office:value-type="float" office:value="1.379852132" calcext:value-type="float">
            <text:p>1.379852132</text:p>
          </table:table-cell>
          <table:table-cell office:value-type="float" office:value="0.739142364" calcext:value-type="float">
            <text:p>0.739142364</text:p>
          </table:table-cell>
          <table:table-cell office:value-type="float" office:value="1.77074745" calcext:value-type="float">
            <text:p>1.77074745</text:p>
          </table:table-cell>
          <table:table-cell office:value-type="float" office:value="1.445809206" calcext:value-type="float">
            <text:p>1.44580920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31.486281" calcext:value-type="float">
            <text:p>231.486281</text:p>
          </table:table-cell>
          <table:table-cell office:value-type="float" office:value="85.7819638" calcext:value-type="float">
            <text:p>85.7819638</text:p>
          </table:table-cell>
          <table:table-cell office:value-type="float" office:value="1.44595923" calcext:value-type="float">
            <text:p>1.44595923</text:p>
          </table:table-cell>
          <table:table-cell office:value-type="float" office:value="0.825591265" calcext:value-type="float">
            <text:p>0.825591265</text:p>
          </table:table-cell>
          <table:table-cell office:value-type="float" office:value="1.665135638" calcext:value-type="float">
            <text:p>1.665135638</text:p>
          </table:table-cell>
          <table:table-cell office:value-type="float" office:value="1.359577541" calcext:value-type="float">
            <text:p>1.35957754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30.994798" calcext:value-type="float">
            <text:p>230.994798</text:p>
          </table:table-cell>
          <table:table-cell office:value-type="float" office:value="85.9803898" calcext:value-type="float">
            <text:p>85.9803898</text:p>
          </table:table-cell>
          <table:table-cell office:value-type="float" office:value="1.44408705" calcext:value-type="float">
            <text:p>1.44408705</text:p>
          </table:table-cell>
          <table:table-cell office:value-type="float" office:value="0.800304197" calcext:value-type="float">
            <text:p>0.800304197</text:p>
          </table:table-cell>
          <table:table-cell office:value-type="float" office:value="1.765824655" calcext:value-type="float">
            <text:p>1.765824655</text:p>
          </table:table-cell>
          <table:table-cell office:value-type="float" office:value="1.441789814" calcext:value-type="float">
            <text:p>1.44178981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30.493672" calcext:value-type="float">
            <text:p>230.493672</text:p>
          </table:table-cell>
          <table:table-cell office:value-type="float" office:value="85.2003568" calcext:value-type="float">
            <text:p>85.2003568</text:p>
          </table:table-cell>
          <table:table-cell office:value-type="float" office:value="1.43782617" calcext:value-type="float">
            <text:p>1.43782617</text:p>
          </table:table-cell>
          <table:table-cell office:value-type="float" office:value="0.810389218" calcext:value-type="float">
            <text:p>0.810389218</text:p>
          </table:table-cell>
          <table:table-cell office:value-type="float" office:value="1.278277565" calcext:value-type="float">
            <text:p>1.278277565</text:p>
          </table:table-cell>
          <table:table-cell office:value-type="float" office:value="1.043709272" calcext:value-type="float">
            <text:p>1.04370927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30.044755" calcext:value-type="float">
            <text:p>230.044755</text:p>
          </table:table-cell>
          <table:table-cell office:value-type="float" office:value="85.31661" calcext:value-type="float">
            <text:p>85.31661</text:p>
          </table:table-cell>
          <table:table-cell office:value-type="float" office:value="1.420818853" calcext:value-type="float">
            <text:p>1.420818853</text:p>
          </table:table-cell>
          <table:table-cell office:value-type="float" office:value="0.794452227" calcext:value-type="float">
            <text:p>0.794452227</text:p>
          </table:table-cell>
          <table:table-cell office:value-type="float" office:value="1.79870679" calcext:value-type="float">
            <text:p>1.79870679</text:p>
          </table:table-cell>
          <table:table-cell office:value-type="float" office:value="1.468638006" calcext:value-type="float">
            <text:p>1.46863800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30.390049" calcext:value-type="float">
            <text:p>230.390049</text:p>
          </table:table-cell>
          <table:table-cell office:value-type="float" office:value="84.9679745" calcext:value-type="float">
            <text:p>84.9679745</text:p>
          </table:table-cell>
          <table:table-cell office:value-type="float" office:value="1.444185186" calcext:value-type="float">
            <text:p>1.444185186</text:p>
          </table:table-cell>
          <table:table-cell office:value-type="float" office:value="0.77944943" calcext:value-type="float">
            <text:p>0.77944943</text:p>
          </table:table-cell>
          <table:table-cell office:value-type="float" office:value="0.890959207" calcext:value-type="float">
            <text:p>0.890959207</text:p>
          </table:table-cell>
          <table:table-cell office:value-type="float" office:value="0.727465152" calcext:value-type="float">
            <text:p>0.72746515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29.675823" calcext:value-type="float">
            <text:p>229.675823</text:p>
          </table:table-cell>
          <table:table-cell office:value-type="float" office:value="84.7547407" calcext:value-type="float">
            <text:p>84.7547407</text:p>
          </table:table-cell>
          <table:table-cell office:value-type="float" office:value="1.463403205" calcext:value-type="float">
            <text:p>1.463403205</text:p>
          </table:table-cell>
          <table:table-cell office:value-type="float" office:value="0.787980302" calcext:value-type="float">
            <text:p>0.787980302</text:p>
          </table:table-cell>
          <table:table-cell office:value-type="float" office:value="2.00820441" calcext:value-type="float">
            <text:p>2.00820441</text:p>
          </table:table-cell>
          <table:table-cell office:value-type="float" office:value="1.639692053" calcext:value-type="float">
            <text:p>1.63969205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30.31125" calcext:value-type="float">
            <text:p>230.31125</text:p>
          </table:table-cell>
          <table:table-cell office:value-type="float" office:value="84.6696933" calcext:value-type="float">
            <text:p>84.6696933</text:p>
          </table:table-cell>
          <table:table-cell office:value-type="float" office:value="1.48087842" calcext:value-type="float">
            <text:p>1.48087842</text:p>
          </table:table-cell>
          <table:table-cell office:value-type="float" office:value="0.787041331" calcext:value-type="float">
            <text:p>0.787041331</text:p>
          </table:table-cell>
          <table:table-cell office:value-type="float" office:value="1.21892373" calcext:value-type="float">
            <text:p>1.21892373</text:p>
          </table:table-cell>
          <table:table-cell office:value-type="float" office:value="0.995247014" calcext:value-type="float">
            <text:p>0.99524701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30.133843" calcext:value-type="float">
            <text:p>230.133843</text:p>
          </table:table-cell>
          <table:table-cell office:value-type="float" office:value="84.7596709" calcext:value-type="float">
            <text:p>84.7596709</text:p>
          </table:table-cell>
          <table:table-cell office:value-type="float" office:value="1.4899274" calcext:value-type="float">
            <text:p>1.4899274</text:p>
          </table:table-cell>
          <table:table-cell office:value-type="float" office:value="0.771705051" calcext:value-type="float">
            <text:p>0.771705051</text:p>
          </table:table-cell>
          <table:table-cell office:value-type="float" office:value="1.360647356" calcext:value-type="float">
            <text:p>1.360647356</text:p>
          </table:table-cell>
          <table:table-cell office:value-type="float" office:value="1.11096391" calcext:value-type="float">
            <text:p>1.1109639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30.90135" calcext:value-type="float">
            <text:p>230.90135</text:p>
          </table:table-cell>
          <table:table-cell office:value-type="float" office:value="84.8252234" calcext:value-type="float">
            <text:p>84.8252234</text:p>
          </table:table-cell>
          <table:table-cell office:value-type="float" office:value="1.48962268" calcext:value-type="float">
            <text:p>1.48962268</text:p>
          </table:table-cell>
          <table:table-cell office:value-type="float" office:value="0.773055711" calcext:value-type="float">
            <text:p>0.773055711</text:p>
          </table:table-cell>
          <table:table-cell office:value-type="float" office:value="1.19917702" calcext:value-type="float">
            <text:p>1.19917702</text:p>
          </table:table-cell>
          <table:table-cell office:value-type="float" office:value="0.97912395" calcext:value-type="float">
            <text:p>0.9791239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30.958481" calcext:value-type="float">
            <text:p>230.958481</text:p>
          </table:table-cell>
          <table:table-cell office:value-type="float" office:value="84.7999659" calcext:value-type="float">
            <text:p>84.7999659</text:p>
          </table:table-cell>
          <table:table-cell office:value-type="float" office:value="1.50596025" calcext:value-type="float">
            <text:p>1.50596025</text:p>
          </table:table-cell>
          <table:table-cell office:value-type="float" office:value="0.772032548" calcext:value-type="float">
            <text:p>0.772032548</text:p>
          </table:table-cell>
          <table:table-cell office:value-type="float" office:value="1.14446918" calcext:value-type="float">
            <text:p>1.14446918</text:p>
          </table:table-cell>
          <table:table-cell office:value-type="float" office:value="0.934455188" calcext:value-type="float">
            <text:p>0.93445518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31.541162" calcext:value-type="float">
            <text:p>231.541162</text:p>
          </table:table-cell>
          <table:table-cell office:value-type="float" office:value="84.667495" calcext:value-type="float">
            <text:p>84.667495</text:p>
          </table:table-cell>
          <table:table-cell office:value-type="float" office:value="1.52222145" calcext:value-type="float">
            <text:p>1.52222145</text:p>
          </table:table-cell>
          <table:table-cell office:value-type="float" office:value="0.77439206" calcext:value-type="float">
            <text:p>0.77439206</text:p>
          </table:table-cell>
          <table:table-cell office:value-type="float" office:value="1.47902962" calcext:value-type="float">
            <text:p>1.47902962</text:p>
          </table:table-cell>
          <table:table-cell office:value-type="float" office:value="1.20762266" calcext:value-type="float">
            <text:p>1.2076226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31.429609" calcext:value-type="float">
            <text:p>231.429609</text:p>
          </table:table-cell>
          <table:table-cell office:value-type="float" office:value="84.8149388" calcext:value-type="float">
            <text:p>84.8149388</text:p>
          </table:table-cell>
          <table:table-cell office:value-type="float" office:value="1.54604641" calcext:value-type="float">
            <text:p>1.54604641</text:p>
          </table:table-cell>
          <table:table-cell office:value-type="float" office:value="0.842825131" calcext:value-type="float">
            <text:p>0.842825131</text:p>
          </table:table-cell>
          <table:table-cell office:value-type="float" office:value="1.423749727" calcext:value-type="float">
            <text:p>1.423749727</text:p>
          </table:table-cell>
          <table:table-cell office:value-type="float" office:value="1.162486788" calcext:value-type="float">
            <text:p>1.16248678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31.479007" calcext:value-type="float">
            <text:p>231.479007</text:p>
          </table:table-cell>
          <table:table-cell office:value-type="float" office:value="84.3813798" calcext:value-type="float">
            <text:p>84.3813798</text:p>
          </table:table-cell>
          <table:table-cell office:value-type="float" office:value="1.56221314" calcext:value-type="float">
            <text:p>1.56221314</text:p>
          </table:table-cell>
          <table:table-cell office:value-type="float" office:value="0.851759444" calcext:value-type="float">
            <text:p>0.851759444</text:p>
          </table:table-cell>
          <table:table-cell office:value-type="float" office:value="1.843369594" calcext:value-type="float">
            <text:p>1.843369594</text:p>
          </table:table-cell>
          <table:table-cell office:value-type="float" office:value="1.505104984" calcext:value-type="float">
            <text:p>1.50510498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31.419735" calcext:value-type="float">
            <text:p>231.419735</text:p>
          </table:table-cell>
          <table:table-cell office:value-type="float" office:value="84.8779238" calcext:value-type="float">
            <text:p>84.8779238</text:p>
          </table:table-cell>
          <table:table-cell office:value-type="float" office:value="1.57139318" calcext:value-type="float">
            <text:p>1.57139318</text:p>
          </table:table-cell>
          <table:table-cell office:value-type="float" office:value="0.797913063" calcext:value-type="float">
            <text:p>0.797913063</text:p>
          </table:table-cell>
          <table:table-cell office:value-type="float" office:value="1.6165119288184" calcext:value-type="float">
            <text:p>1.6165119288</text:p>
          </table:table-cell>
          <table:table-cell office:value-type="float" office:value="1.3198764688124" calcext:value-type="float">
            <text:p>1.319876468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31.295064" calcext:value-type="float">
            <text:p>231.295064</text:p>
          </table:table-cell>
          <table:table-cell office:value-type="float" office:value="84.463613" calcext:value-type="float">
            <text:p>84.463613</text:p>
          </table:table-cell>
          <table:table-cell office:value-type="float" office:value="1.56719106" calcext:value-type="float">
            <text:p>1.56719106</text:p>
          </table:table-cell>
          <table:table-cell office:value-type="float" office:value="0.799798859" calcext:value-type="float">
            <text:p>0.799798859</text:p>
          </table:table-cell>
          <table:table-cell office:value-type="float" office:value="1.12839048" calcext:value-type="float">
            <text:p>1.12839048</text:p>
          </table:table-cell>
          <table:table-cell office:value-type="float" office:value="0.92132696" calcext:value-type="float">
            <text:p>0.9213269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31.573731" calcext:value-type="float">
            <text:p>231.573731</text:p>
          </table:table-cell>
          <table:table-cell office:value-type="float" office:value="85.0343011" calcext:value-type="float">
            <text:p>85.0343011</text:p>
          </table:table-cell>
          <table:table-cell office:value-type="float" office:value="1.56511401" calcext:value-type="float">
            <text:p>1.56511401</text:p>
          </table:table-cell>
          <table:table-cell office:value-type="float" office:value="0.798754076" calcext:value-type="float">
            <text:p>0.798754076</text:p>
          </table:table-cell>
          <table:table-cell office:value-type="float" office:value="2.7364066334" calcext:value-type="float">
            <text:p>2.7364066334</text:p>
          </table:table-cell>
          <table:table-cell office:value-type="float" office:value="2.2342667015" calcext:value-type="float">
            <text:p>2.234266701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0.470426" calcext:value-type="float">
            <text:p>230.470426</text:p>
          </table:table-cell>
          <table:table-cell office:value-type="float" office:value="84.550399" calcext:value-type="float">
            <text:p>84.550399</text:p>
          </table:table-cell>
          <table:table-cell office:value-type="float" office:value="1.56630728" calcext:value-type="float">
            <text:p>1.56630728</text:p>
          </table:table-cell>
          <table:table-cell office:value-type="float" office:value="0.810486504" calcext:value-type="float">
            <text:p>0.810486504</text:p>
          </table:table-cell>
          <table:table-cell office:value-type="float" office:value="1.53533635" calcext:value-type="float">
            <text:p>1.53533635</text:p>
          </table:table-cell>
          <table:table-cell office:value-type="float" office:value="1.253596895" calcext:value-type="float">
            <text:p>1.25359689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30.425776" calcext:value-type="float">
            <text:p>230.425776</text:p>
          </table:table-cell>
          <table:table-cell office:value-type="float" office:value="84.7698805" calcext:value-type="float">
            <text:p>84.7698805</text:p>
          </table:table-cell>
          <table:table-cell office:value-type="float" office:value="1.53190041" calcext:value-type="float">
            <text:p>1.53190041</text:p>
          </table:table-cell>
          <table:table-cell office:value-type="float" office:value="0.787844292" calcext:value-type="float">
            <text:p>0.787844292</text:p>
          </table:table-cell>
          <table:table-cell office:value-type="float" office:value="2.251342127" calcext:value-type="float">
            <text:p>2.251342127</text:p>
          </table:table-cell>
          <table:table-cell office:value-type="float" office:value="1.838213154" calcext:value-type="float">
            <text:p>1.83821315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9.645882" calcext:value-type="float">
            <text:p>229.645882</text:p>
          </table:table-cell>
          <table:table-cell office:value-type="float" office:value="84.421181" calcext:value-type="float">
            <text:p>84.421181</text:p>
          </table:table-cell>
          <table:table-cell office:value-type="float" office:value="1.53552282" calcext:value-type="float">
            <text:p>1.53552282</text:p>
          </table:table-cell>
          <table:table-cell office:value-type="float" office:value="0.834395385" calcext:value-type="float">
            <text:p>0.834395385</text:p>
          </table:table-cell>
          <table:table-cell office:value-type="float" office:value="1.928843804" calcext:value-type="float">
            <text:p>1.928843804</text:p>
          </table:table-cell>
          <table:table-cell office:value-type="float" office:value="1.574894386" calcext:value-type="float">
            <text:p>1.57489438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29.189898" calcext:value-type="float">
            <text:p>229.189898</text:p>
          </table:table-cell>
          <table:table-cell office:value-type="float" office:value="84.491285" calcext:value-type="float">
            <text:p>84.491285</text:p>
          </table:table-cell>
          <table:table-cell office:value-type="float" office:value="1.50771083" calcext:value-type="float">
            <text:p>1.50771083</text:p>
          </table:table-cell>
          <table:table-cell office:value-type="float" office:value="0.817001153" calcext:value-type="float">
            <text:p>0.817001153</text:p>
          </table:table-cell>
          <table:table-cell office:value-type="float" office:value="2.04720019" calcext:value-type="float">
            <text:p>2.04720019</text:p>
          </table:table-cell>
          <table:table-cell office:value-type="float" office:value="1.67153193" calcext:value-type="float">
            <text:p>1.6715319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29.08019" calcext:value-type="float">
            <text:p>229.08019</text:p>
          </table:table-cell>
          <table:table-cell office:value-type="float" office:value="84.21551" calcext:value-type="float">
            <text:p>84.21551</text:p>
          </table:table-cell>
          <table:table-cell office:value-type="float" office:value="1.50405511" calcext:value-type="float">
            <text:p>1.50405511</text:p>
          </table:table-cell>
          <table:table-cell office:value-type="float" office:value="0.813925147" calcext:value-type="float">
            <text:p>0.813925147</text:p>
          </table:table-cell>
          <table:table-cell office:value-type="float" office:value="1.78702533" calcext:value-type="float">
            <text:p>1.78702533</text:p>
          </table:table-cell>
          <table:table-cell office:value-type="float" office:value="1.45910005" calcext:value-type="float">
            <text:p>1.459100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8.045737" calcext:value-type="float">
            <text:p>228.045737</text:p>
          </table:table-cell>
          <table:table-cell office:value-type="float" office:value="83.8197265" calcext:value-type="float">
            <text:p>83.8197265</text:p>
          </table:table-cell>
          <table:table-cell office:value-type="float" office:value="1.47528923" calcext:value-type="float">
            <text:p>1.47528923</text:p>
          </table:table-cell>
          <table:table-cell office:value-type="float" office:value="0.795910089" calcext:value-type="float">
            <text:p>0.795910089</text:p>
          </table:table-cell>
          <table:table-cell office:value-type="float" office:value="1.750626853" calcext:value-type="float">
            <text:p>1.750626853</text:p>
          </table:table-cell>
          <table:table-cell office:value-type="float" office:value="1.42938084" calcext:value-type="float">
            <text:p>1.4293808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27.537931" calcext:value-type="float">
            <text:p>227.537931</text:p>
          </table:table-cell>
          <table:table-cell office:value-type="float" office:value="83.5210716" calcext:value-type="float">
            <text:p>83.5210716</text:p>
          </table:table-cell>
          <table:table-cell office:value-type="float" office:value="1.4757388" calcext:value-type="float">
            <text:p>1.4757388</text:p>
          </table:table-cell>
          <table:table-cell office:value-type="float" office:value="0.775765225" calcext:value-type="float">
            <text:p>0.775765225</text:p>
          </table:table-cell>
          <table:table-cell office:value-type="float" office:value="2.085238276" calcext:value-type="float">
            <text:p>2.085238276</text:p>
          </table:table-cell>
          <table:table-cell office:value-type="float" office:value="1.702589886" calcext:value-type="float">
            <text:p>1.70258988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27.289432" calcext:value-type="float">
            <text:p>227.289432</text:p>
          </table:table-cell>
          <table:table-cell office:value-type="float" office:value="83.4576598" calcext:value-type="float">
            <text:p>83.4576598</text:p>
          </table:table-cell>
          <table:table-cell office:value-type="float" office:value="1.463224337" calcext:value-type="float">
            <text:p>1.463224337</text:p>
          </table:table-cell>
          <table:table-cell office:value-type="float" office:value="0.804267131" calcext:value-type="float">
            <text:p>0.804267131</text:p>
          </table:table-cell>
          <table:table-cell office:value-type="float" office:value="1.15871111" calcext:value-type="float">
            <text:p>1.15871111</text:p>
          </table:table-cell>
          <table:table-cell office:value-type="float" office:value="0.946083666" calcext:value-type="float">
            <text:p>0.9460836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26.953919" calcext:value-type="float">
            <text:p>226.953919</text:p>
          </table:table-cell>
          <table:table-cell office:value-type="float" office:value="83.1964871" calcext:value-type="float">
            <text:p>83.1964871</text:p>
          </table:table-cell>
          <table:table-cell office:value-type="float" office:value="1.507179437" calcext:value-type="float">
            <text:p>1.507179437</text:p>
          </table:table-cell>
          <table:table-cell office:value-type="float" office:value="0.74893158" calcext:value-type="float">
            <text:p>0.74893158</text:p>
          </table:table-cell>
          <table:table-cell office:value-type="float" office:value="1.759897969" calcext:value-type="float">
            <text:p>1.759897969</text:p>
          </table:table-cell>
          <table:table-cell office:value-type="float" office:value="1.436950633" calcext:value-type="float">
            <text:p>1.43695063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25.904704" calcext:value-type="float">
            <text:p>225.904704</text:p>
          </table:table-cell>
          <table:table-cell office:value-type="float" office:value="83.0178642" calcext:value-type="float">
            <text:p>83.0178642</text:p>
          </table:table-cell>
          <table:table-cell office:value-type="float" office:value="1.52378715" calcext:value-type="float">
            <text:p>1.52378715</text:p>
          </table:table-cell>
          <table:table-cell office:value-type="float" office:value="0.797117949" calcext:value-type="float">
            <text:p>0.797117949</text:p>
          </table:table-cell>
          <table:table-cell office:value-type="float" office:value="1.842344473" calcext:value-type="float">
            <text:p>1.842344473</text:p>
          </table:table-cell>
          <table:table-cell office:value-type="float" office:value="1.50426803" calcext:value-type="float">
            <text:p>1.5042680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25.927166" calcext:value-type="float">
            <text:p>225.927166</text:p>
          </table:table-cell>
          <table:table-cell office:value-type="float" office:value="82.9465056" calcext:value-type="float">
            <text:p>82.9465056</text:p>
          </table:table-cell>
          <table:table-cell office:value-type="float" office:value="1.54597532" calcext:value-type="float">
            <text:p>1.54597532</text:p>
          </table:table-cell>
          <table:table-cell office:value-type="float" office:value="0.77011701" calcext:value-type="float">
            <text:p>0.77011701</text:p>
          </table:table-cell>
          <table:table-cell office:value-type="float" office:value="0.599846237" calcext:value-type="float">
            <text:p>0.599846237</text:p>
          </table:table-cell>
          <table:table-cell office:value-type="float" office:value="0.489772406" calcext:value-type="float">
            <text:p>0.48977240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24.570897" calcext:value-type="float">
            <text:p>224.570897</text:p>
          </table:table-cell>
          <table:table-cell office:value-type="float" office:value="82.4892255" calcext:value-type="float">
            <text:p>82.4892255</text:p>
          </table:table-cell>
          <table:table-cell office:value-type="float" office:value="1.49983178" calcext:value-type="float">
            <text:p>1.49983178</text:p>
          </table:table-cell>
          <table:table-cell office:value-type="float" office:value="0.795311149" calcext:value-type="float">
            <text:p>0.795311149</text:p>
          </table:table-cell>
          <table:table-cell office:value-type="float" office:value="2.497248967" calcext:value-type="float">
            <text:p>2.497248967</text:p>
          </table:table-cell>
          <table:table-cell office:value-type="float" office:value="2.038995216" calcext:value-type="float">
            <text:p>2.03899521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24.78797" calcext:value-type="float">
            <text:p>224.78797</text:p>
          </table:table-cell>
          <table:table-cell office:value-type="float" office:value="82.4195424" calcext:value-type="float">
            <text:p>82.4195424</text:p>
          </table:table-cell>
          <table:table-cell office:value-type="float" office:value="1.45648441" calcext:value-type="float">
            <text:p>1.45648441</text:p>
          </table:table-cell>
          <table:table-cell office:value-type="float" office:value="0.804942674" calcext:value-type="float">
            <text:p>0.804942674</text:p>
          </table:table-cell>
          <table:table-cell office:value-type="float" office:value="0.708896367" calcext:value-type="float">
            <text:p>0.708896367</text:p>
          </table:table-cell>
          <table:table-cell office:value-type="float" office:value="0.578811464" calcext:value-type="float">
            <text:p>0.5788114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23.909577" calcext:value-type="float">
            <text:p>223.909577</text:p>
          </table:table-cell>
          <table:table-cell office:value-type="float" office:value="81.9756571" calcext:value-type="float">
            <text:p>81.9756571</text:p>
          </table:table-cell>
          <table:table-cell office:value-type="float" office:value="1.50253568" calcext:value-type="float">
            <text:p>1.50253568</text:p>
          </table:table-cell>
          <table:table-cell office:value-type="float" office:value="0.821097661" calcext:value-type="float">
            <text:p>0.821097661</text:p>
          </table:table-cell>
          <table:table-cell office:value-type="float" office:value="2.039996541" calcext:value-type="float">
            <text:p>2.039996541</text:p>
          </table:table-cell>
          <table:table-cell office:value-type="float" office:value="1.665650259" calcext:value-type="float">
            <text:p>1.66565025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23.817529" calcext:value-type="float">
            <text:p>223.817529</text:p>
          </table:table-cell>
          <table:table-cell office:value-type="float" office:value="82.0927842" calcext:value-type="float">
            <text:p>82.0927842</text:p>
          </table:table-cell>
          <table:table-cell office:value-type="float" office:value="1.539733363" calcext:value-type="float">
            <text:p>1.539733363</text:p>
          </table:table-cell>
          <table:table-cell office:value-type="float" office:value="0.858377717" calcext:value-type="float">
            <text:p>0.858377717</text:p>
          </table:table-cell>
          <table:table-cell office:value-type="float" office:value="0.70609451" calcext:value-type="float">
            <text:p>0.70609451</text:p>
          </table:table-cell>
          <table:table-cell office:value-type="float" office:value="0.576523751" calcext:value-type="float">
            <text:p>0.57652375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22.719088" calcext:value-type="float">
            <text:p>222.719088</text:p>
          </table:table-cell>
          <table:table-cell office:value-type="float" office:value="81.3633124" calcext:value-type="float">
            <text:p>81.3633124</text:p>
          </table:table-cell>
          <table:table-cell office:value-type="float" office:value="1.538990223" calcext:value-type="float">
            <text:p>1.538990223</text:p>
          </table:table-cell>
          <table:table-cell office:value-type="float" office:value="0.846693468" calcext:value-type="float">
            <text:p>0.846693468</text:p>
          </table:table-cell>
          <table:table-cell office:value-type="float" office:value="1.735926599" calcext:value-type="float">
            <text:p>1.735926599</text:p>
          </table:table-cell>
          <table:table-cell office:value-type="float" office:value="1.4173781476" calcext:value-type="float">
            <text:p>1.417378147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22.150069" calcext:value-type="float">
            <text:p>222.150069</text:p>
          </table:table-cell>
          <table:table-cell office:value-type="float" office:value="81.3174197" calcext:value-type="float">
            <text:p>81.3174197</text:p>
          </table:table-cell>
          <table:table-cell office:value-type="float" office:value="1.463267423" calcext:value-type="float">
            <text:p>1.463267423</text:p>
          </table:table-cell>
          <table:table-cell office:value-type="float" office:value="0.797840847" calcext:value-type="float">
            <text:p>0.797840847</text:p>
          </table:table-cell>
          <table:table-cell office:value-type="float" office:value="0.572741772" calcext:value-type="float">
            <text:p>0.572741772</text:p>
          </table:table-cell>
          <table:table-cell office:value-type="float" office:value="0.467641695" calcext:value-type="float">
            <text:p>0.46764169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21.481141" calcext:value-type="float">
            <text:p>221.481141</text:p>
          </table:table-cell>
          <table:table-cell office:value-type="float" office:value="80.5408657" calcext:value-type="float">
            <text:p>80.5408657</text:p>
          </table:table-cell>
          <table:table-cell office:value-type="float" office:value="1.513555396" calcext:value-type="float">
            <text:p>1.513555396</text:p>
          </table:table-cell>
          <table:table-cell office:value-type="float" office:value="0.844195884" calcext:value-type="float">
            <text:p>0.844195884</text:p>
          </table:table-cell>
          <table:table-cell office:value-type="float" office:value="2.120194907" calcext:value-type="float">
            <text:p>2.120194907</text:p>
          </table:table-cell>
          <table:table-cell office:value-type="float" office:value="1.731131815" calcext:value-type="float">
            <text:p>1.73113181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20.737951" calcext:value-type="float">
            <text:p>220.737951</text:p>
          </table:table-cell>
          <table:table-cell office:value-type="float" office:value="80.5461944" calcext:value-type="float">
            <text:p>80.5461944</text:p>
          </table:table-cell>
          <table:table-cell office:value-type="float" office:value="1.461369466" calcext:value-type="float">
            <text:p>1.461369466</text:p>
          </table:table-cell>
          <table:table-cell office:value-type="float" office:value="0.81967793" calcext:value-type="float">
            <text:p>0.81967793</text:p>
          </table:table-cell>
          <table:table-cell office:value-type="float" office:value="0.844618052" calcext:value-type="float">
            <text:p>0.844618052</text:p>
          </table:table-cell>
          <table:table-cell office:value-type="float" office:value="0.689627755" calcext:value-type="float">
            <text:p>0.68962775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20.650876" calcext:value-type="float">
            <text:p>220.650876</text:p>
          </table:table-cell>
          <table:table-cell office:value-type="float" office:value="80.1812166" calcext:value-type="float">
            <text:p>80.1812166</text:p>
          </table:table-cell>
          <table:table-cell office:value-type="float" office:value="1.48418355" calcext:value-type="float">
            <text:p>1.48418355</text:p>
          </table:table-cell>
          <table:table-cell office:value-type="float" office:value="0.813539077" calcext:value-type="float">
            <text:p>0.813539077</text:p>
          </table:table-cell>
          <table:table-cell office:value-type="float" office:value="2.120144978" calcext:value-type="float">
            <text:p>2.120144978</text:p>
          </table:table-cell>
          <table:table-cell office:value-type="float" office:value="1.731091093" calcext:value-type="float">
            <text:p>1.73109109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19.946784" calcext:value-type="float">
            <text:p>219.946784</text:p>
          </table:table-cell>
          <table:table-cell office:value-type="float" office:value="80.041174" calcext:value-type="float">
            <text:p>80.041174</text:p>
          </table:table-cell>
          <table:table-cell office:value-type="float" office:value="1.45485226" calcext:value-type="float">
            <text:p>1.45485226</text:p>
          </table:table-cell>
          <table:table-cell office:value-type="float" office:value="0.816256713" calcext:value-type="float">
            <text:p>0.816256713</text:p>
          </table:table-cell>
          <table:table-cell office:value-type="float" office:value="1.086113081" calcext:value-type="float">
            <text:p>1.086113081</text:p>
          </table:table-cell>
          <table:table-cell office:value-type="float" office:value="0.886807572" calcext:value-type="float">
            <text:p>0.88680757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20.166789" calcext:value-type="float">
            <text:p>220.166789</text:p>
          </table:table-cell>
          <table:table-cell office:value-type="float" office:value="79.9059931" calcext:value-type="float">
            <text:p>79.9059931</text:p>
          </table:table-cell>
          <table:table-cell office:value-type="float" office:value="1.50604192" calcext:value-type="float">
            <text:p>1.50604192</text:p>
          </table:table-cell>
          <table:table-cell office:value-type="float" office:value="0.838386776" calcext:value-type="float">
            <text:p>0.838386776</text:p>
          </table:table-cell>
          <table:table-cell office:value-type="float" office:value="1.79060637" calcext:value-type="float">
            <text:p>1.79060637</text:p>
          </table:table-cell>
          <table:table-cell office:value-type="float" office:value="1.462023991" calcext:value-type="float">
            <text:p>1.46202399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19.602473" calcext:value-type="float">
            <text:p>219.602473</text:p>
          </table:table-cell>
          <table:table-cell office:value-type="float" office:value="79.905305" calcext:value-type="float">
            <text:p>79.905305</text:p>
          </table:table-cell>
          <table:table-cell office:value-type="float" office:value="1.49371909" calcext:value-type="float">
            <text:p>1.49371909</text:p>
          </table:table-cell>
          <table:table-cell office:value-type="float" office:value="0.832842282" calcext:value-type="float">
            <text:p>0.832842282</text:p>
          </table:table-cell>
          <table:table-cell office:value-type="float" office:value="1.758697646" calcext:value-type="float">
            <text:p>1.758697646</text:p>
          </table:table-cell>
          <table:table-cell office:value-type="float" office:value="1.435970624" calcext:value-type="float">
            <text:p>1.43597062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20.013058" calcext:value-type="float">
            <text:p>220.013058</text:p>
          </table:table-cell>
          <table:table-cell office:value-type="float" office:value="80.0139653" calcext:value-type="float">
            <text:p>80.0139653</text:p>
          </table:table-cell>
          <table:table-cell office:value-type="float" office:value="1.575596096" calcext:value-type="float">
            <text:p>1.575596096</text:p>
          </table:table-cell>
          <table:table-cell office:value-type="float" office:value="0.862039814" calcext:value-type="float">
            <text:p>0.862039814</text:p>
          </table:table-cell>
          <table:table-cell office:value-type="float" office:value="2.411012747" calcext:value-type="float">
            <text:p>2.411012747</text:p>
          </table:table-cell>
          <table:table-cell office:value-type="float" office:value="1.968583599" calcext:value-type="float">
            <text:p>1.96858359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19.466268" calcext:value-type="float">
            <text:p>219.466268</text:p>
          </table:table-cell>
          <table:table-cell office:value-type="float" office:value="79.9164519" calcext:value-type="float">
            <text:p>79.9164519</text:p>
          </table:table-cell>
          <table:table-cell office:value-type="float" office:value="1.56669077" calcext:value-type="float">
            <text:p>1.56669077</text:p>
          </table:table-cell>
          <table:table-cell office:value-type="float" office:value="0.868741144" calcext:value-type="float">
            <text:p>0.868741144</text:p>
          </table:table-cell>
          <table:table-cell office:value-type="float" office:value="1.040147593" calcext:value-type="float">
            <text:p>1.040147593</text:p>
          </table:table-cell>
          <table:table-cell office:value-type="float" office:value="0.8492769936" calcext:value-type="float">
            <text:p>0.849276993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18.404318" calcext:value-type="float">
            <text:p>218.404318</text:p>
          </table:table-cell>
          <table:table-cell office:value-type="float" office:value="79.6460419" calcext:value-type="float">
            <text:p>79.6460419</text:p>
          </table:table-cell>
          <table:table-cell office:value-type="float" office:value="1.540777065" calcext:value-type="float">
            <text:p>1.540777065</text:p>
          </table:table-cell>
          <table:table-cell office:value-type="float" office:value="0.892270537" calcext:value-type="float">
            <text:p>0.892270537</text:p>
          </table:table-cell>
          <table:table-cell office:value-type="float" office:value="2.789712503" calcext:value-type="float">
            <text:p>2.789712503</text:p>
          </table:table-cell>
          <table:table-cell office:value-type="float" office:value="2.277790672" calcext:value-type="float">
            <text:p>2.27779067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18.237702" calcext:value-type="float">
            <text:p>218.237702</text:p>
          </table:table-cell>
          <table:table-cell office:value-type="float" office:value="79.7847339" calcext:value-type="float">
            <text:p>79.7847339</text:p>
          </table:table-cell>
          <table:table-cell office:value-type="float" office:value="1.53555105" calcext:value-type="float">
            <text:p>1.53555105</text:p>
          </table:table-cell>
          <table:table-cell office:value-type="float" office:value="0.89620896" calcext:value-type="float">
            <text:p>0.89620896</text:p>
          </table:table-cell>
          <table:table-cell office:value-type="float" office:value="0.9842311063" calcext:value-type="float">
            <text:p>0.9842311063</text:p>
          </table:table-cell>
          <table:table-cell office:value-type="float" office:value="0.8036213076" calcext:value-type="float">
            <text:p>0.803621307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16.287258" calcext:value-type="float">
            <text:p>216.287258</text:p>
          </table:table-cell>
          <table:table-cell office:value-type="float" office:value="78.7837198" calcext:value-type="float">
            <text:p>78.7837198</text:p>
          </table:table-cell>
          <table:table-cell office:value-type="float" office:value="1.57631829" calcext:value-type="float">
            <text:p>1.57631829</text:p>
          </table:table-cell>
          <table:table-cell office:value-type="float" office:value="0.865724234" calcext:value-type="float">
            <text:p>0.865724234</text:p>
          </table:table-cell>
          <table:table-cell office:value-type="float" office:value="1.4298596626" calcext:value-type="float">
            <text:p>1.4298596626</text:p>
          </table:table-cell>
          <table:table-cell office:value-type="float" office:value="1.167475517" calcext:value-type="float">
            <text:p>1.1674755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16.602432" calcext:value-type="float">
            <text:p>216.602432</text:p>
          </table:table-cell>
          <table:table-cell office:value-type="float" office:value="79.315285" calcext:value-type="float">
            <text:p>79.315285</text:p>
          </table:table-cell>
          <table:table-cell office:value-type="float" office:value="1.58053756" calcext:value-type="float">
            <text:p>1.58053756</text:p>
          </table:table-cell>
          <table:table-cell office:value-type="float" office:value="0.895649337" calcext:value-type="float">
            <text:p>0.895649337</text:p>
          </table:table-cell>
          <table:table-cell office:value-type="float" office:value="2.063047227" calcext:value-type="float">
            <text:p>2.063047227</text:p>
          </table:table-cell>
          <table:table-cell office:value-type="float" office:value="1.684470994" calcext:value-type="float">
            <text:p>1.68447099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14.677121" calcext:value-type="float">
            <text:p>214.677121</text:p>
          </table:table-cell>
          <table:table-cell office:value-type="float" office:value="78.6394368" calcext:value-type="float">
            <text:p>78.6394368</text:p>
          </table:table-cell>
          <table:table-cell office:value-type="float" office:value="1.5925454" calcext:value-type="float">
            <text:p>1.5925454</text:p>
          </table:table-cell>
          <table:table-cell office:value-type="float" office:value="0.875321199" calcext:value-type="float">
            <text:p>0.875321199</text:p>
          </table:table-cell>
          <table:table-cell office:value-type="float" office:value="2.349206323" calcext:value-type="float">
            <text:p>2.349206323</text:p>
          </table:table-cell>
          <table:table-cell office:value-type="float" office:value="1.918118965" calcext:value-type="float">
            <text:p>1.91811896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15.162131" calcext:value-type="float">
            <text:p>215.162131</text:p>
          </table:table-cell>
          <table:table-cell office:value-type="float" office:value="79.0787153" calcext:value-type="float">
            <text:p>79.0787153</text:p>
          </table:table-cell>
          <table:table-cell office:value-type="float" office:value="1.57744342" calcext:value-type="float">
            <text:p>1.57744342</text:p>
          </table:table-cell>
          <table:table-cell office:value-type="float" office:value="0.883400203" calcext:value-type="float">
            <text:p>0.883400203</text:p>
          </table:table-cell>
          <table:table-cell office:value-type="float" office:value="1.258131073" calcext:value-type="float">
            <text:p>1.258131073</text:p>
          </table:table-cell>
          <table:table-cell office:value-type="float" office:value="1.027259732" calcext:value-type="float">
            <text:p>1.02725973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13.929589" calcext:value-type="float">
            <text:p>213.929589</text:p>
          </table:table-cell>
          <table:table-cell office:value-type="float" office:value="78.6384012" calcext:value-type="float">
            <text:p>78.6384012</text:p>
          </table:table-cell>
          <table:table-cell office:value-type="float" office:value="1.59129908" calcext:value-type="float">
            <text:p>1.59129908</text:p>
          </table:table-cell>
          <table:table-cell office:value-type="float" office:value="0.867392455" calcext:value-type="float">
            <text:p>0.867392455</text:p>
          </table:table-cell>
          <table:table-cell office:value-type="float" office:value="2.37437259" calcext:value-type="float">
            <text:p>2.37437259</text:p>
          </table:table-cell>
          <table:table-cell office:value-type="float" office:value="1.93866714" calcext:value-type="float">
            <text:p>1.93866714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14.257602" calcext:value-type="float">
            <text:p>214.257602</text:p>
          </table:table-cell>
          <table:table-cell office:value-type="float" office:value="78.8304406" calcext:value-type="float">
            <text:p>78.8304406</text:p>
          </table:table-cell>
          <table:table-cell office:value-type="float" office:value="1.57341391" calcext:value-type="float">
            <text:p>1.57341391</text:p>
          </table:table-cell>
          <table:table-cell office:value-type="float" office:value="0.837706245" calcext:value-type="float">
            <text:p>0.837706245</text:p>
          </table:table-cell>
          <table:table-cell office:value-type="float" office:value="0.685192463" calcext:value-type="float">
            <text:p>0.685192463</text:p>
          </table:table-cell>
          <table:table-cell office:value-type="float" office:value="0.559457292" calcext:value-type="float">
            <text:p>0.55945729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13.280585" calcext:value-type="float">
            <text:p>213.280585</text:p>
          </table:table-cell>
          <table:table-cell office:value-type="float" office:value="78.1485816" calcext:value-type="float">
            <text:p>78.1485816</text:p>
          </table:table-cell>
          <table:table-cell office:value-type="float" office:value="1.56304019" calcext:value-type="float">
            <text:p>1.56304019</text:p>
          </table:table-cell>
          <table:table-cell office:value-type="float" office:value="0.84259194" calcext:value-type="float">
            <text:p>0.84259194</text:p>
          </table:table-cell>
          <table:table-cell office:value-type="float" office:value="2.30628122" calcext:value-type="float">
            <text:p>2.30628122</text:p>
          </table:table-cell>
          <table:table-cell office:value-type="float" office:value="1.88307071" calcext:value-type="float">
            <text:p>1.8830707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13.714839" calcext:value-type="float">
            <text:p>213.714839</text:p>
          </table:table-cell>
          <table:table-cell office:value-type="float" office:value="78.345761" calcext:value-type="float">
            <text:p>78.345761</text:p>
          </table:table-cell>
          <table:table-cell office:value-type="float" office:value="1.57716245" calcext:value-type="float">
            <text:p>1.57716245</text:p>
          </table:table-cell>
          <table:table-cell office:value-type="float" office:value="0.849746478" calcext:value-type="float">
            <text:p>0.849746478</text:p>
          </table:table-cell>
          <table:table-cell office:value-type="float" office:value="0.618874558" calcext:value-type="float">
            <text:p>0.618874558</text:p>
          </table:table-cell>
          <table:table-cell office:value-type="float" office:value="0.505308952" calcext:value-type="float">
            <text:p>0.5053089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13.642493" calcext:value-type="float">
            <text:p>213.642493</text:p>
          </table:table-cell>
          <table:table-cell office:value-type="float" office:value="78.1263322" calcext:value-type="float">
            <text:p>78.1263322</text:p>
          </table:table-cell>
          <table:table-cell office:value-type="float" office:value="1.54162044" calcext:value-type="float">
            <text:p>1.54162044</text:p>
          </table:table-cell>
          <table:table-cell office:value-type="float" office:value="0.834169505" calcext:value-type="float">
            <text:p>0.834169505</text:p>
          </table:table-cell>
          <table:table-cell office:value-type="float" office:value="1.672163697" calcext:value-type="float">
            <text:p>1.672163697</text:p>
          </table:table-cell>
          <table:table-cell office:value-type="float" office:value="1.365315989" calcext:value-type="float">
            <text:p>1.36531598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13.655978" calcext:value-type="float">
            <text:p>213.655978</text:p>
          </table:table-cell>
          <table:table-cell office:value-type="float" office:value="78.0916831" calcext:value-type="float">
            <text:p>78.0916831</text:p>
          </table:table-cell>
          <table:table-cell office:value-type="float" office:value="1.5273269" calcext:value-type="float">
            <text:p>1.5273269</text:p>
          </table:table-cell>
          <table:table-cell office:value-type="float" office:value="0.806535993" calcext:value-type="float">
            <text:p>0.806535993</text:p>
          </table:table-cell>
          <table:table-cell office:value-type="float" office:value="0.557258498" calcext:value-type="float">
            <text:p>0.557258498</text:p>
          </table:table-cell>
          <table:table-cell office:value-type="float" office:value="0.454999665" calcext:value-type="float">
            <text:p>0.45499966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13.557991" calcext:value-type="float">
            <text:p>213.557991</text:p>
          </table:table-cell>
          <table:table-cell office:value-type="float" office:value="77.9086801" calcext:value-type="float">
            <text:p>77.9086801</text:p>
          </table:table-cell>
          <table:table-cell office:value-type="float" office:value="1.50048168" calcext:value-type="float">
            <text:p>1.50048168</text:p>
          </table:table-cell>
          <table:table-cell office:value-type="float" office:value="0.826708643" calcext:value-type="float">
            <text:p>0.826708643</text:p>
          </table:table-cell>
          <table:table-cell office:value-type="float" office:value="1.55095588" calcext:value-type="float">
            <text:p>1.55095588</text:p>
          </table:table-cell>
          <table:table-cell office:value-type="float" office:value="1.26635017" calcext:value-type="float">
            <text:p>1.2663501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12.929753" calcext:value-type="float">
            <text:p>212.929753</text:p>
          </table:table-cell>
          <table:table-cell office:value-type="float" office:value="77.6631121" calcext:value-type="float">
            <text:p>77.6631121</text:p>
          </table:table-cell>
          <table:table-cell office:value-type="float" office:value="1.56518117" calcext:value-type="float">
            <text:p>1.56518117</text:p>
          </table:table-cell>
          <table:table-cell office:value-type="float" office:value="0.828056987" calcext:value-type="float">
            <text:p>0.828056987</text:p>
          </table:table-cell>
          <table:table-cell office:value-type="float" office:value="0.661346787" calcext:value-type="float">
            <text:p>0.661346787</text:p>
          </table:table-cell>
          <table:table-cell office:value-type="float" office:value="0.539987389" calcext:value-type="float">
            <text:p>0.53998738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12.631131" calcext:value-type="float">
            <text:p>212.631131</text:p>
          </table:table-cell>
          <table:table-cell office:value-type="float" office:value="77.346244" calcext:value-type="float">
            <text:p>77.346244</text:p>
          </table:table-cell>
          <table:table-cell office:value-type="float" office:value="1.475122033" calcext:value-type="float">
            <text:p>1.475122033</text:p>
          </table:table-cell>
          <table:table-cell office:value-type="float" office:value="0.857297287" calcext:value-type="float">
            <text:p>0.857297287</text:p>
          </table:table-cell>
          <table:table-cell office:value-type="float" office:value="1.6677031298794" calcext:value-type="float">
            <text:p>1.6677031299</text:p>
          </table:table-cell>
          <table:table-cell office:value-type="float" office:value="1.3616738808574" calcext:value-type="float">
            <text:p>1.361673880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11.898431" calcext:value-type="float">
            <text:p>211.898431</text:p>
          </table:table-cell>
          <table:table-cell office:value-type="float" office:value="76.9764466" calcext:value-type="float">
            <text:p>76.9764466</text:p>
          </table:table-cell>
          <table:table-cell office:value-type="float" office:value="1.487136843" calcext:value-type="float">
            <text:p>1.487136843</text:p>
          </table:table-cell>
          <table:table-cell office:value-type="float" office:value="0.876360721" calcext:value-type="float">
            <text:p>0.876360721</text:p>
          </table:table-cell>
          <table:table-cell office:value-type="float" office:value="0.777457477" calcext:value-type="float">
            <text:p>0.777457477</text:p>
          </table:table-cell>
          <table:table-cell office:value-type="float" office:value="0.634791368" calcext:value-type="float">
            <text:p>0.63479136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12.458245" calcext:value-type="float">
            <text:p>212.458245</text:p>
          </table:table-cell>
          <table:table-cell office:value-type="float" office:value="76.9318433" calcext:value-type="float">
            <text:p>76.9318433</text:p>
          </table:table-cell>
          <table:table-cell office:value-type="float" office:value="1.543057945" calcext:value-type="float">
            <text:p>1.543057945</text:p>
          </table:table-cell>
          <table:table-cell office:value-type="float" office:value="0.863855241" calcext:value-type="float">
            <text:p>0.863855241</text:p>
          </table:table-cell>
          <table:table-cell office:value-type="float" office:value="1.4315293465" calcext:value-type="float">
            <text:p>1.4315293465</text:p>
          </table:table-cell>
          <table:table-cell office:value-type="float" office:value="1.1688388466" calcext:value-type="float">
            <text:p>1.1688388466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12.108789" calcext:value-type="float">
            <text:p>212.108789</text:p>
          </table:table-cell>
          <table:table-cell office:value-type="float" office:value="76.6835641" calcext:value-type="float">
            <text:p>76.6835641</text:p>
          </table:table-cell>
          <table:table-cell office:value-type="float" office:value="1.553457975" calcext:value-type="float">
            <text:p>1.553457975</text:p>
          </table:table-cell>
          <table:table-cell office:value-type="float" office:value="0.844470507" calcext:value-type="float">
            <text:p>0.844470507</text:p>
          </table:table-cell>
          <table:table-cell office:value-type="float" office:value="1.005693713" calcext:value-type="float">
            <text:p>1.005693713</text:p>
          </table:table-cell>
          <table:table-cell office:value-type="float" office:value="0.821145496" calcext:value-type="float">
            <text:p>0.821145496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12.519428" calcext:value-type="float">
            <text:p>212.519428</text:p>
          </table:table-cell>
          <table:table-cell office:value-type="float" office:value="76.4811455" calcext:value-type="float">
            <text:p>76.4811455</text:p>
          </table:table-cell>
          <table:table-cell office:value-type="float" office:value="1.54029742" calcext:value-type="float">
            <text:p>1.54029742</text:p>
          </table:table-cell>
          <table:table-cell office:value-type="float" office:value="0.843139857" calcext:value-type="float">
            <text:p>0.843139857</text:p>
          </table:table-cell>
          <table:table-cell office:value-type="float" office:value="1.7755659775073" calcext:value-type="float">
            <text:p>1.7755659775</text:p>
          </table:table-cell>
          <table:table-cell office:value-type="float" office:value="1.449743547141" calcext:value-type="float">
            <text:p>1.449743547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2.666778" calcext:value-type="float">
            <text:p>212.666778</text:p>
          </table:table-cell>
          <table:table-cell office:value-type="float" office:value="76.4292337" calcext:value-type="float">
            <text:p>76.4292337</text:p>
          </table:table-cell>
          <table:table-cell office:value-type="float" office:value="1.53144367" calcext:value-type="float">
            <text:p>1.53144367</text:p>
          </table:table-cell>
          <table:table-cell office:value-type="float" office:value="0.827469697" calcext:value-type="float">
            <text:p>0.827469697</text:p>
          </table:table-cell>
          <table:table-cell office:value-type="float" office:value="1.1806270102" calcext:value-type="float">
            <text:p>1.1806270102</text:p>
          </table:table-cell>
          <table:table-cell office:value-type="float" office:value="0.9639779323" calcext:value-type="float">
            <text:p>0.963977932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12.97686" calcext:value-type="float">
            <text:p>212.97686</text:p>
          </table:table-cell>
          <table:table-cell office:value-type="float" office:value="76.2668902" calcext:value-type="float">
            <text:p>76.2668902</text:p>
          </table:table-cell>
          <table:table-cell office:value-type="float" office:value="1.49705526" calcext:value-type="float">
            <text:p>1.49705526</text:p>
          </table:table-cell>
          <table:table-cell office:value-type="float" office:value="0.803965824" calcext:value-type="float">
            <text:p>0.803965824</text:p>
          </table:table-cell>
          <table:table-cell office:value-type="float" office:value="2.031048734" calcext:value-type="float">
            <text:p>2.031048734</text:p>
          </table:table-cell>
          <table:table-cell office:value-type="float" office:value="1.658344325" calcext:value-type="float">
            <text:p>1.658344325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13.690347" calcext:value-type="float">
            <text:p>213.690347</text:p>
          </table:table-cell>
          <table:table-cell office:value-type="float" office:value="76.1084055" calcext:value-type="float">
            <text:p>76.1084055</text:p>
          </table:table-cell>
          <table:table-cell office:value-type="float" office:value="1.51498481" calcext:value-type="float">
            <text:p>1.51498481</text:p>
          </table:table-cell>
          <table:table-cell office:value-type="float" office:value="0.80874231" calcext:value-type="float">
            <text:p>0.80874231</text:p>
          </table:table-cell>
          <table:table-cell office:value-type="float" office:value="1.127734565" calcext:value-type="float">
            <text:p>1.127734565</text:p>
          </table:table-cell>
          <table:table-cell office:value-type="float" office:value="0.920791416" calcext:value-type="float">
            <text:p>0.92079141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13.461072" calcext:value-type="float">
            <text:p>213.461072</text:p>
          </table:table-cell>
          <table:table-cell office:value-type="float" office:value="75.7886747" calcext:value-type="float">
            <text:p>75.7886747</text:p>
          </table:table-cell>
          <table:table-cell office:value-type="float" office:value="1.48446805" calcext:value-type="float">
            <text:p>1.48446805</text:p>
          </table:table-cell>
          <table:table-cell office:value-type="float" office:value="0.768544095" calcext:value-type="float">
            <text:p>0.768544095</text:p>
          </table:table-cell>
          <table:table-cell office:value-type="float" office:value="1.546719484" calcext:value-type="float">
            <text:p>1.546719484</text:p>
          </table:table-cell>
          <table:table-cell office:value-type="float" office:value="1.262891196" calcext:value-type="float">
            <text:p>1.26289119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14.426817" calcext:value-type="float">
            <text:p>214.426817</text:p>
          </table:table-cell>
          <table:table-cell office:value-type="float" office:value="75.6896713" calcext:value-type="float">
            <text:p>75.6896713</text:p>
          </table:table-cell>
          <table:table-cell office:value-type="float" office:value="1.47583021" calcext:value-type="float">
            <text:p>1.47583021</text:p>
          </table:table-cell>
          <table:table-cell office:value-type="float" office:value="0.714433945" calcext:value-type="float">
            <text:p>0.714433945</text:p>
          </table:table-cell>
          <table:table-cell office:value-type="float" office:value="1.0551970847" calcext:value-type="float">
            <text:p>1.0551970847</text:p>
          </table:table-cell>
          <table:table-cell office:value-type="float" office:value="0.8615647856" calcext:value-type="float">
            <text:p>0.861564785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13.59906" calcext:value-type="float">
            <text:p>213.59906</text:p>
          </table:table-cell>
          <table:table-cell office:value-type="float" office:value="75.0671635" calcext:value-type="float">
            <text:p>75.0671635</text:p>
          </table:table-cell>
          <table:table-cell office:value-type="float" office:value="1.49415962" calcext:value-type="float">
            <text:p>1.49415962</text:p>
          </table:table-cell>
          <table:table-cell office:value-type="float" office:value="0.724527263" calcext:value-type="float">
            <text:p>0.724527263</text:p>
          </table:table-cell>
          <table:table-cell office:value-type="float" office:value="1.86828091" calcext:value-type="float">
            <text:p>1.86828091</text:p>
          </table:table-cell>
          <table:table-cell office:value-type="float" office:value="1.525444964" calcext:value-type="float">
            <text:p>1.52544496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14.500837" calcext:value-type="float">
            <text:p>214.500837</text:p>
          </table:table-cell>
          <table:table-cell office:value-type="float" office:value="75.0429881" calcext:value-type="float">
            <text:p>75.0429881</text:p>
          </table:table-cell>
          <table:table-cell office:value-type="float" office:value="1.48657674" calcext:value-type="float">
            <text:p>1.48657674</text:p>
          </table:table-cell>
          <table:table-cell office:value-type="float" office:value="0.734294288" calcext:value-type="float">
            <text:p>0.734294288</text:p>
          </table:table-cell>
          <table:table-cell office:value-type="float" office:value="1.265021321" calcext:value-type="float">
            <text:p>1.265021321</text:p>
          </table:table-cell>
          <table:table-cell office:value-type="float" office:value="1.032885559" calcext:value-type="float">
            <text:p>1.03288555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13.922941" calcext:value-type="float">
            <text:p>213.922941</text:p>
          </table:table-cell>
          <table:table-cell office:value-type="float" office:value="74.5654466" calcext:value-type="float">
            <text:p>74.5654466</text:p>
          </table:table-cell>
          <table:table-cell office:value-type="float" office:value="1.4652501" calcext:value-type="float">
            <text:p>1.4652501</text:p>
          </table:table-cell>
          <table:table-cell office:value-type="float" office:value="0.764708439" calcext:value-type="float">
            <text:p>0.764708439</text:p>
          </table:table-cell>
          <table:table-cell office:value-type="float" office:value="1.641703746" calcext:value-type="float">
            <text:p>1.641703746</text:p>
          </table:table-cell>
          <table:table-cell office:value-type="float" office:value="1.34044551" calcext:value-type="float">
            <text:p>1.3404455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14.00001" calcext:value-type="float">
            <text:p>214.00001</text:p>
          </table:table-cell>
          <table:table-cell office:value-type="float" office:value="74.5873109" calcext:value-type="float">
            <text:p>74.5873109</text:p>
          </table:table-cell>
          <table:table-cell office:value-type="float" office:value="1.45584342" calcext:value-type="float">
            <text:p>1.45584342</text:p>
          </table:table-cell>
          <table:table-cell office:value-type="float" office:value="0.779307001" calcext:value-type="float">
            <text:p>0.779307001</text:p>
          </table:table-cell>
          <table:table-cell office:value-type="float" office:value="0.954014837" calcext:value-type="float">
            <text:p>0.954014837</text:p>
          </table:table-cell>
          <table:table-cell office:value-type="float" office:value="0.7789498586" calcext:value-type="float">
            <text:p>0.778949858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13.071273" calcext:value-type="float">
            <text:p>213.071273</text:p>
          </table:table-cell>
          <table:table-cell office:value-type="float" office:value="74.37905" calcext:value-type="float">
            <text:p>74.37905</text:p>
          </table:table-cell>
          <table:table-cell office:value-type="float" office:value="1.520876934" calcext:value-type="float">
            <text:p>1.520876934</text:p>
          </table:table-cell>
          <table:table-cell office:value-type="float" office:value="0.734175294" calcext:value-type="float">
            <text:p>0.734175294</text:p>
          </table:table-cell>
          <table:table-cell office:value-type="float" office:value="1.417955916" calcext:value-type="float">
            <text:p>1.417955916</text:p>
          </table:table-cell>
          <table:table-cell office:value-type="float" office:value="1.15775617" calcext:value-type="float">
            <text:p>1.15775617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12.674836" calcext:value-type="float">
            <text:p>212.674836</text:p>
          </table:table-cell>
          <table:table-cell office:value-type="float" office:value="74.6784423" calcext:value-type="float">
            <text:p>74.6784423</text:p>
          </table:table-cell>
          <table:table-cell office:value-type="float" office:value="1.50528635" calcext:value-type="float">
            <text:p>1.50528635</text:p>
          </table:table-cell>
          <table:table-cell office:value-type="float" office:value="0.723455392" calcext:value-type="float">
            <text:p>0.723455392</text:p>
          </table:table-cell>
          <table:table-cell office:value-type="float" office:value="1.007081011" calcext:value-type="float">
            <text:p>1.007081011</text:p>
          </table:table-cell>
          <table:table-cell office:value-type="float" office:value="0.822278207" calcext:value-type="float">
            <text:p>0.822278207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11.686292" calcext:value-type="float">
            <text:p>211.686292</text:p>
          </table:table-cell>
          <table:table-cell office:value-type="float" office:value="74.5748967" calcext:value-type="float">
            <text:p>74.5748967</text:p>
          </table:table-cell>
          <table:table-cell office:value-type="float" office:value="1.533525086" calcext:value-type="float">
            <text:p>1.533525086</text:p>
          </table:table-cell>
          <table:table-cell office:value-type="float" office:value="0.729785156" calcext:value-type="float">
            <text:p>0.729785156</text:p>
          </table:table-cell>
          <table:table-cell office:value-type="float" office:value="1.489237808" calcext:value-type="float">
            <text:p>1.489237808</text:p>
          </table:table-cell>
          <table:table-cell office:value-type="float" office:value="1.215957563" calcext:value-type="float">
            <text:p>1.21595756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11.645938" calcext:value-type="float">
            <text:p>211.645938</text:p>
          </table:table-cell>
          <table:table-cell office:value-type="float" office:value="74.5871406" calcext:value-type="float">
            <text:p>74.5871406</text:p>
          </table:table-cell>
          <table:table-cell office:value-type="float" office:value="1.496589126" calcext:value-type="float">
            <text:p>1.496589126</text:p>
          </table:table-cell>
          <table:table-cell office:value-type="float" office:value="0.72119052" calcext:value-type="float">
            <text:p>0.72119052</text:p>
          </table:table-cell>
          <table:table-cell office:value-type="float" office:value="0.8713666" calcext:value-type="float">
            <text:p>0.8713666</text:p>
          </table:table-cell>
          <table:table-cell office:value-type="float" office:value="0.711467834" calcext:value-type="float">
            <text:p>0.71146783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10.667438" calcext:value-type="float">
            <text:p>210.667438</text:p>
          </table:table-cell>
          <table:table-cell office:value-type="float" office:value="74.4729723" calcext:value-type="float">
            <text:p>74.4729723</text:p>
          </table:table-cell>
          <table:table-cell office:value-type="float" office:value="1.489746116" calcext:value-type="float">
            <text:p>1.489746116</text:p>
          </table:table-cell>
          <table:table-cell office:value-type="float" office:value="0.742750047" calcext:value-type="float">
            <text:p>0.742750047</text:p>
          </table:table-cell>
          <table:table-cell office:value-type="float" office:value="1.70425898" calcext:value-type="float">
            <text:p>1.70425898</text:p>
          </table:table-cell>
          <table:table-cell office:value-type="float" office:value="1.39152167" calcext:value-type="float">
            <text:p>1.3915216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10.898859" calcext:value-type="float">
            <text:p>210.898859</text:p>
          </table:table-cell>
          <table:table-cell office:value-type="float" office:value="74.4015899" calcext:value-type="float">
            <text:p>74.4015899</text:p>
          </table:table-cell>
          <table:table-cell office:value-type="float" office:value="1.46115402" calcext:value-type="float">
            <text:p>1.46115402</text:p>
          </table:table-cell>
          <table:table-cell office:value-type="float" office:value="0.745983714" calcext:value-type="float">
            <text:p>0.745983714</text:p>
          </table:table-cell>
          <table:table-cell office:value-type="float" office:value="0.599909967" calcext:value-type="float">
            <text:p>0.599909967</text:p>
          </table:table-cell>
          <table:table-cell office:value-type="float" office:value="0.489824449" calcext:value-type="float">
            <text:p>0.48982444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10.302083" calcext:value-type="float">
            <text:p>210.302083</text:p>
          </table:table-cell>
          <table:table-cell office:value-type="float" office:value="74.076911" calcext:value-type="float">
            <text:p>74.076911</text:p>
          </table:table-cell>
          <table:table-cell office:value-type="float" office:value="1.51877077" calcext:value-type="float">
            <text:p>1.51877077</text:p>
          </table:table-cell>
          <table:table-cell office:value-type="float" office:value="0.752582365" calcext:value-type="float">
            <text:p>0.752582365</text:p>
          </table:table-cell>
          <table:table-cell office:value-type="float" office:value="2.22242851" calcext:value-type="float">
            <text:p>2.22242851</text:p>
          </table:table-cell>
          <table:table-cell office:value-type="float" office:value="1.81460525" calcext:value-type="float">
            <text:p>1.81460525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10.415423" calcext:value-type="float">
            <text:p>210.415423</text:p>
          </table:table-cell>
          <table:table-cell office:value-type="float" office:value="73.6722374" calcext:value-type="float">
            <text:p>73.6722374</text:p>
          </table:table-cell>
          <table:table-cell office:value-type="float" office:value="1.512664953" calcext:value-type="float">
            <text:p>1.512664953</text:p>
          </table:table-cell>
          <table:table-cell office:value-type="float" office:value="0.755261349" calcext:value-type="float">
            <text:p>0.755261349</text:p>
          </table:table-cell>
          <table:table-cell office:value-type="float" office:value="0.7980146" calcext:value-type="float">
            <text:p>0.7980146</text:p>
          </table:table-cell>
          <table:table-cell office:value-type="float" office:value="0.65157619" calcext:value-type="float">
            <text:p>0.6515761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10.182665" calcext:value-type="float">
            <text:p>210.182665</text:p>
          </table:table-cell>
          <table:table-cell office:value-type="float" office:value="73.7093727" calcext:value-type="float">
            <text:p>73.7093727</text:p>
          </table:table-cell>
          <table:table-cell office:value-type="float" office:value="1.554812643" calcext:value-type="float">
            <text:p>1.554812643</text:p>
          </table:table-cell>
          <table:table-cell office:value-type="float" office:value="0.754269725" calcext:value-type="float">
            <text:p>0.754269725</text:p>
          </table:table-cell>
          <table:table-cell office:value-type="float" office:value="2.336278134" calcext:value-type="float">
            <text:p>2.336278134</text:p>
          </table:table-cell>
          <table:table-cell office:value-type="float" office:value="1.90756312" calcext:value-type="float">
            <text:p>1.9075631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10.414627" calcext:value-type="float">
            <text:p>210.414627</text:p>
          </table:table-cell>
          <table:table-cell office:value-type="float" office:value="73.3989625" calcext:value-type="float">
            <text:p>73.3989625</text:p>
          </table:table-cell>
          <table:table-cell office:value-type="float" office:value="1.54148181" calcext:value-type="float">
            <text:p>1.54148181</text:p>
          </table:table-cell>
          <table:table-cell office:value-type="float" office:value="0.739722044" calcext:value-type="float">
            <text:p>0.739722044</text:p>
          </table:table-cell>
          <table:table-cell office:value-type="float" office:value="0.783603873" calcext:value-type="float">
            <text:p>0.783603873</text:p>
          </table:table-cell>
          <table:table-cell office:value-type="float" office:value="0.63980987" calcext:value-type="float">
            <text:p>0.63980987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10.738666" calcext:value-type="float">
            <text:p>210.738666</text:p>
          </table:table-cell>
          <table:table-cell office:value-type="float" office:value="73.6930605" calcext:value-type="float">
            <text:p>73.6930605</text:p>
          </table:table-cell>
          <table:table-cell office:value-type="float" office:value="1.57609514" calcext:value-type="float">
            <text:p>1.57609514</text:p>
          </table:table-cell>
          <table:table-cell office:value-type="float" office:value="0.757194649" calcext:value-type="float">
            <text:p>0.757194649</text:p>
          </table:table-cell>
          <table:table-cell office:value-type="float" office:value="1.268426437" calcext:value-type="float">
            <text:p>1.268426437</text:p>
          </table:table-cell>
          <table:table-cell office:value-type="float" office:value="1.03566585" calcext:value-type="float">
            <text:p>1.03566585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10.658696" calcext:value-type="float">
            <text:p>210.658696</text:p>
          </table:table-cell>
          <table:table-cell office:value-type="float" office:value="73.4034033" calcext:value-type="float">
            <text:p>73.4034033</text:p>
          </table:table-cell>
          <table:table-cell office:value-type="float" office:value="1.561101719" calcext:value-type="float">
            <text:p>1.561101719</text:p>
          </table:table-cell>
          <table:table-cell office:value-type="float" office:value="0.737472982" calcext:value-type="float">
            <text:p>0.737472982</text:p>
          </table:table-cell>
          <table:table-cell office:value-type="float" office:value="1.435642832" calcext:value-type="float">
            <text:p>1.435642832</text:p>
          </table:table-cell>
          <table:table-cell office:value-type="float" office:value="1.172197455" calcext:value-type="float">
            <text:p>1.17219745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11.357974" calcext:value-type="float">
            <text:p>211.357974</text:p>
          </table:table-cell>
          <table:table-cell office:value-type="float" office:value="73.7921535" calcext:value-type="float">
            <text:p>73.7921535</text:p>
          </table:table-cell>
          <table:table-cell office:value-type="float" office:value="1.579903416" calcext:value-type="float">
            <text:p>1.579903416</text:p>
          </table:table-cell>
          <table:table-cell office:value-type="float" office:value="0.735762592" calcext:value-type="float">
            <text:p>0.735762592</text:p>
          </table:table-cell>
          <table:table-cell office:value-type="float" office:value="1.85820549" calcext:value-type="float">
            <text:p>1.85820549</text:p>
          </table:table-cell>
          <table:table-cell office:value-type="float" office:value="1.517218485" calcext:value-type="float">
            <text:p>1.51721848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1.542089" calcext:value-type="float">
            <text:p>211.542089</text:p>
          </table:table-cell>
          <table:table-cell office:value-type="float" office:value="73.4202348" calcext:value-type="float">
            <text:p>73.4202348</text:p>
          </table:table-cell>
          <table:table-cell office:value-type="float" office:value="1.574919628" calcext:value-type="float">
            <text:p>1.574919628</text:p>
          </table:table-cell>
          <table:table-cell office:value-type="float" office:value="0.730525364" calcext:value-type="float">
            <text:p>0.730525364</text:p>
          </table:table-cell>
          <table:table-cell office:value-type="float" office:value="1.610703822" calcext:value-type="float">
            <text:p>1.610703822</text:p>
          </table:table-cell>
          <table:table-cell office:value-type="float" office:value="1.315134098" calcext:value-type="float">
            <text:p>1.31513409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11.535668" calcext:value-type="float">
            <text:p>211.535668</text:p>
          </table:table-cell>
          <table:table-cell office:value-type="float" office:value="73.595331" calcext:value-type="float">
            <text:p>73.595331</text:p>
          </table:table-cell>
          <table:table-cell office:value-type="float" office:value="1.544592257" calcext:value-type="float">
            <text:p>1.544592257</text:p>
          </table:table-cell>
          <table:table-cell office:value-type="float" office:value="0.750187721" calcext:value-type="float">
            <text:p>0.750187721</text:p>
          </table:table-cell>
          <table:table-cell office:value-type="float" office:value="1.425330463" calcext:value-type="float">
            <text:p>1.425330463</text:p>
          </table:table-cell>
          <table:table-cell office:value-type="float" office:value="1.163777456" calcext:value-type="float">
            <text:p>1.1637774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12.569236" calcext:value-type="float">
            <text:p>212.569236</text:p>
          </table:table-cell>
          <table:table-cell office:value-type="float" office:value="73.9783264" calcext:value-type="float">
            <text:p>73.9783264</text:p>
          </table:table-cell>
          <table:table-cell office:value-type="float" office:value="1.538034266" calcext:value-type="float">
            <text:p>1.538034266</text:p>
          </table:table-cell>
          <table:table-cell office:value-type="float" office:value="0.746021458" calcext:value-type="float">
            <text:p>0.746021458</text:p>
          </table:table-cell>
          <table:table-cell office:value-type="float" office:value="2.411568226" calcext:value-type="float">
            <text:p>2.411568226</text:p>
          </table:table-cell>
          <table:table-cell office:value-type="float" office:value="1.969037231" calcext:value-type="float">
            <text:p>1.9690372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.239437" calcext:value-type="float">
            <text:p>212.239437</text:p>
          </table:table-cell>
          <table:table-cell office:value-type="float" office:value="74.02894" calcext:value-type="float">
            <text:p>74.02894</text:p>
          </table:table-cell>
          <table:table-cell office:value-type="float" office:value="1.57057568" calcext:value-type="float">
            <text:p>1.57057568</text:p>
          </table:table-cell>
          <table:table-cell office:value-type="float" office:value="0.73758957" calcext:value-type="float">
            <text:p>0.73758957</text:p>
          </table:table-cell>
          <table:table-cell office:value-type="float" office:value="1.830538954" calcext:value-type="float">
            <text:p>1.830538954</text:p>
          </table:table-cell>
          <table:table-cell office:value-type="float" office:value="1.494628776" calcext:value-type="float">
            <text:p>1.49462877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12.608088" calcext:value-type="float">
            <text:p>212.608088</text:p>
          </table:table-cell>
          <table:table-cell office:value-type="float" office:value="73.9556576" calcext:value-type="float">
            <text:p>73.9556576</text:p>
          </table:table-cell>
          <table:table-cell office:value-type="float" office:value="1.561914251" calcext:value-type="float">
            <text:p>1.561914251</text:p>
          </table:table-cell>
          <table:table-cell office:value-type="float" office:value="0.7336220725" calcext:value-type="float">
            <text:p>0.7336220725</text:p>
          </table:table-cell>
          <table:table-cell office:value-type="float" office:value="1.53769616" calcext:value-type="float">
            <text:p>1.53769616</text:p>
          </table:table-cell>
          <table:table-cell office:value-type="float" office:value="1.25552365" calcext:value-type="float">
            <text:p>1.2555236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12.149892" calcext:value-type="float">
            <text:p>212.149892</text:p>
          </table:table-cell>
          <table:table-cell office:value-type="float" office:value="73.8913887" calcext:value-type="float">
            <text:p>73.8913887</text:p>
          </table:table-cell>
          <table:table-cell office:value-type="float" office:value="1.569610817" calcext:value-type="float">
            <text:p>1.569610817</text:p>
          </table:table-cell>
          <table:table-cell office:value-type="float" office:value="0.7147665785" calcext:value-type="float">
            <text:p>0.7147665785</text:p>
          </table:table-cell>
          <table:table-cell office:value-type="float" office:value="1.733386907" calcext:value-type="float">
            <text:p>1.733386907</text:p>
          </table:table-cell>
          <table:table-cell office:value-type="float" office:value="1.415304516" calcext:value-type="float">
            <text:p>1.41530451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12.182639" calcext:value-type="float">
            <text:p>212.182639</text:p>
          </table:table-cell>
          <table:table-cell office:value-type="float" office:value="73.7262305" calcext:value-type="float">
            <text:p>73.7262305</text:p>
          </table:table-cell>
          <table:table-cell office:value-type="float" office:value="1.548103092" calcext:value-type="float">
            <text:p>1.548103092</text:p>
          </table:table-cell>
          <table:table-cell office:value-type="float" office:value="0.743199998" calcext:value-type="float">
            <text:p>0.743199998</text:p>
          </table:table-cell>
          <table:table-cell office:value-type="float" office:value="1.932558761" calcext:value-type="float">
            <text:p>1.932558761</text:p>
          </table:table-cell>
          <table:table-cell office:value-type="float" office:value="1.577927618" calcext:value-type="float">
            <text:p>1.57792761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11.755654" calcext:value-type="float">
            <text:p>211.755654</text:p>
          </table:table-cell>
          <table:table-cell office:value-type="float" office:value="73.5690969" calcext:value-type="float">
            <text:p>73.5690969</text:p>
          </table:table-cell>
          <table:table-cell office:value-type="float" office:value="1.544144192" calcext:value-type="float">
            <text:p>1.544144192</text:p>
          </table:table-cell>
          <table:table-cell office:value-type="float" office:value="0.74220124" calcext:value-type="float">
            <text:p>0.74220124</text:p>
          </table:table-cell>
          <table:table-cell office:value-type="float" office:value="1.5159724" calcext:value-type="float">
            <text:p>1.5159724</text:p>
          </table:table-cell>
          <table:table-cell office:value-type="float" office:value="1.23778628" calcext:value-type="float">
            <text:p>1.2377862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11.649076" calcext:value-type="float">
            <text:p>211.649076</text:p>
          </table:table-cell>
          <table:table-cell office:value-type="float" office:value="73.2060276" calcext:value-type="float">
            <text:p>73.2060276</text:p>
          </table:table-cell>
          <table:table-cell office:value-type="float" office:value="1.457822672" calcext:value-type="float">
            <text:p>1.457822672</text:p>
          </table:table-cell>
          <table:table-cell office:value-type="float" office:value="0.7346506306" calcext:value-type="float">
            <text:p>0.7346506306</text:p>
          </table:table-cell>
          <table:table-cell office:value-type="float" office:value="1.5454952056" calcext:value-type="float">
            <text:p>1.5454952056</text:p>
          </table:table-cell>
          <table:table-cell office:value-type="float" office:value="1.26189155" calcext:value-type="float">
            <text:p>1.2618915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11.021003" calcext:value-type="float">
            <text:p>211.021003</text:p>
          </table:table-cell>
          <table:table-cell office:value-type="float" office:value="72.9036904" calcext:value-type="float">
            <text:p>72.9036904</text:p>
          </table:table-cell>
          <table:table-cell office:value-type="float" office:value="1.388263085" calcext:value-type="float">
            <text:p>1.388263085</text:p>
          </table:table-cell>
          <table:table-cell office:value-type="float" office:value="0.7062976856" calcext:value-type="float">
            <text:p>0.7062976856</text:p>
          </table:table-cell>
          <table:table-cell office:value-type="float" office:value="2.08939632" calcext:value-type="float">
            <text:p>2.08939632</text:p>
          </table:table-cell>
          <table:table-cell office:value-type="float" office:value="1.705985015" calcext:value-type="float">
            <text:p>1.705985015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11.195492" calcext:value-type="float">
            <text:p>211.195492</text:p>
          </table:table-cell>
          <table:table-cell office:value-type="float" office:value="72.6343553" calcext:value-type="float">
            <text:p>72.6343553</text:p>
          </table:table-cell>
          <table:table-cell office:value-type="float" office:value="1.376716827" calcext:value-type="float">
            <text:p>1.376716827</text:p>
          </table:table-cell>
          <table:table-cell office:value-type="float" office:value="0.708996408" calcext:value-type="float">
            <text:p>0.708996408</text:p>
          </table:table-cell>
          <table:table-cell office:value-type="float" office:value="1.68518949" calcext:value-type="float">
            <text:p>1.68518949</text:p>
          </table:table-cell>
          <table:table-cell office:value-type="float" office:value="1.3759514" calcext:value-type="float">
            <text:p>1.375951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10.81052" calcext:value-type="float">
            <text:p>210.81052</text:p>
          </table:table-cell>
          <table:table-cell office:value-type="float" office:value="72.2791943" calcext:value-type="float">
            <text:p>72.2791943</text:p>
          </table:table-cell>
          <table:table-cell office:value-type="float" office:value="1.448203737" calcext:value-type="float">
            <text:p>1.448203737</text:p>
          </table:table-cell>
          <table:table-cell office:value-type="float" office:value="0.798990808" calcext:value-type="float">
            <text:p>0.798990808</text:p>
          </table:table-cell>
          <table:table-cell office:value-type="float" office:value="1.34517457" calcext:value-type="float">
            <text:p>1.34517457</text:p>
          </table:table-cell>
          <table:table-cell office:value-type="float" office:value="1.098330443" calcext:value-type="float">
            <text:p>1.098330443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10.708704" calcext:value-type="float">
            <text:p>210.708704</text:p>
          </table:table-cell>
          <table:table-cell office:value-type="float" office:value="72.1796201" calcext:value-type="float">
            <text:p>72.1796201</text:p>
          </table:table-cell>
          <table:table-cell office:value-type="float" office:value="1.518923123" calcext:value-type="float">
            <text:p>1.518923123</text:p>
          </table:table-cell>
          <table:table-cell office:value-type="float" office:value="0.786706687" calcext:value-type="float">
            <text:p>0.786706687</text:p>
          </table:table-cell>
          <table:table-cell office:value-type="float" office:value="1.30626853" calcext:value-type="float">
            <text:p>1.30626853</text:p>
          </table:table-cell>
          <table:table-cell office:value-type="float" office:value="1.06656382" calcext:value-type="float">
            <text:p>1.0665638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11.194763" calcext:value-type="float">
            <text:p>211.194763</text:p>
          </table:table-cell>
          <table:table-cell office:value-type="float" office:value="71.9613707" calcext:value-type="float">
            <text:p>71.9613707</text:p>
          </table:table-cell>
          <table:table-cell office:value-type="float" office:value="1.50243925" calcext:value-type="float">
            <text:p>1.50243925</text:p>
          </table:table-cell>
          <table:table-cell office:value-type="float" office:value="0.778238049" calcext:value-type="float">
            <text:p>0.778238049</text:p>
          </table:table-cell>
          <table:table-cell office:value-type="float" office:value="1.01578672" calcext:value-type="float">
            <text:p>1.01578672</text:p>
          </table:table-cell>
          <table:table-cell office:value-type="float" office:value="0.829386405" calcext:value-type="float">
            <text:p>0.82938640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11.131313" calcext:value-type="float">
            <text:p>211.131313</text:p>
          </table:table-cell>
          <table:table-cell office:value-type="float" office:value="71.9690574" calcext:value-type="float">
            <text:p>71.9690574</text:p>
          </table:table-cell>
          <table:table-cell office:value-type="float" office:value="1.481562943" calcext:value-type="float">
            <text:p>1.481562943</text:p>
          </table:table-cell>
          <table:table-cell office:value-type="float" office:value="0.798619178" calcext:value-type="float">
            <text:p>0.798619178</text:p>
          </table:table-cell>
          <table:table-cell office:value-type="float" office:value="1.43781899" calcext:value-type="float">
            <text:p>1.43781899</text:p>
          </table:table-cell>
          <table:table-cell office:value-type="float" office:value="1.173974305" calcext:value-type="float">
            <text:p>1.173974305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11.148401" calcext:value-type="float">
            <text:p>211.148401</text:p>
          </table:table-cell>
          <table:table-cell office:value-type="float" office:value="71.6592888" calcext:value-type="float">
            <text:p>71.6592888</text:p>
          </table:table-cell>
          <table:table-cell office:value-type="float" office:value="1.415622447" calcext:value-type="float">
            <text:p>1.415622447</text:p>
          </table:table-cell>
          <table:table-cell office:value-type="float" office:value="0.767061031" calcext:value-type="float">
            <text:p>0.767061031</text:p>
          </table:table-cell>
          <table:table-cell office:value-type="float" office:value="1.24133278" calcext:value-type="float">
            <text:p>1.24133278</text:p>
          </table:table-cell>
          <table:table-cell office:value-type="float" office:value="1.013543948" calcext:value-type="float">
            <text:p>1.01354394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11.16194" calcext:value-type="float">
            <text:p>211.16194</text:p>
          </table:table-cell>
          <table:table-cell office:value-type="float" office:value="71.9609377" calcext:value-type="float">
            <text:p>71.9609377</text:p>
          </table:table-cell>
          <table:table-cell office:value-type="float" office:value="1.389449941" calcext:value-type="float">
            <text:p>1.389449941</text:p>
          </table:table-cell>
          <table:table-cell office:value-type="float" office:value="0.739052322" calcext:value-type="float">
            <text:p>0.739052322</text:p>
          </table:table-cell>
          <table:table-cell office:value-type="float" office:value="1.14963189" calcext:value-type="float">
            <text:p>1.14963189</text:p>
          </table:table-cell>
          <table:table-cell office:value-type="float" office:value="0.9386705" calcext:value-type="float">
            <text:p>0.938670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11.535612" calcext:value-type="float">
            <text:p>211.535612</text:p>
          </table:table-cell>
          <table:table-cell office:value-type="float" office:value="72.1809761" calcext:value-type="float">
            <text:p>72.1809761</text:p>
          </table:table-cell>
          <table:table-cell office:value-type="float" office:value="1.365769657" calcext:value-type="float">
            <text:p>1.365769657</text:p>
          </table:table-cell>
          <table:table-cell office:value-type="float" office:value="0.72142279" calcext:value-type="float">
            <text:p>0.72142279</text:p>
          </table:table-cell>
          <table:table-cell office:value-type="float" office:value="1.787014292" calcext:value-type="float">
            <text:p>1.787014292</text:p>
          </table:table-cell>
          <table:table-cell office:value-type="float" office:value="1.459091062" calcext:value-type="float">
            <text:p>1.459091062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11.35239" calcext:value-type="float">
            <text:p>211.35239</text:p>
          </table:table-cell>
          <table:table-cell office:value-type="float" office:value="72.1398106" calcext:value-type="float">
            <text:p>72.1398106</text:p>
          </table:table-cell>
          <table:table-cell office:value-type="float" office:value="1.367130767" calcext:value-type="float">
            <text:p>1.367130767</text:p>
          </table:table-cell>
          <table:table-cell office:value-type="float" office:value="0.743232225" calcext:value-type="float">
            <text:p>0.743232225</text:p>
          </table:table-cell>
          <table:table-cell office:value-type="float" office:value="0.1955535715" calcext:value-type="float">
            <text:p>0.1955535715</text:p>
          </table:table-cell>
          <table:table-cell office:value-type="float" office:value="0.159668827" calcext:value-type="float">
            <text:p>0.15966882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11.898159" calcext:value-type="float">
            <text:p>211.898159</text:p>
          </table:table-cell>
          <table:table-cell office:value-type="float" office:value="71.9929764" calcext:value-type="float">
            <text:p>71.9929764</text:p>
          </table:table-cell>
          <table:table-cell office:value-type="float" office:value="1.388727297" calcext:value-type="float">
            <text:p>1.388727297</text:p>
          </table:table-cell>
          <table:table-cell office:value-type="float" office:value="0.765159352" calcext:value-type="float">
            <text:p>0.765159352</text:p>
          </table:table-cell>
          <table:table-cell office:value-type="float" office:value="1.286724687" calcext:value-type="float">
            <text:p>1.286724687</text:p>
          </table:table-cell>
          <table:table-cell office:value-type="float" office:value="1.05060632" calcext:value-type="float">
            <text:p>1.05060632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12.198885" calcext:value-type="float">
            <text:p>212.198885</text:p>
          </table:table-cell>
          <table:table-cell office:value-type="float" office:value="72.5586033" calcext:value-type="float">
            <text:p>72.5586033</text:p>
          </table:table-cell>
          <table:table-cell office:value-type="float" office:value="1.367156815" calcext:value-type="float">
            <text:p>1.367156815</text:p>
          </table:table-cell>
          <table:table-cell office:value-type="float" office:value="0.738636361" calcext:value-type="float">
            <text:p>0.738636361</text:p>
          </table:table-cell>
          <table:table-cell office:value-type="float" office:value="1.34946463" calcext:value-type="float">
            <text:p>1.34946463</text:p>
          </table:table-cell>
          <table:table-cell office:value-type="float" office:value="1.10183325" calcext:value-type="float">
            <text:p>1.10183325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12.693854" calcext:value-type="float">
            <text:p>212.693854</text:p>
          </table:table-cell>
          <table:table-cell office:value-type="float" office:value="72.4994621" calcext:value-type="float">
            <text:p>72.4994621</text:p>
          </table:table-cell>
          <table:table-cell office:value-type="float" office:value="1.374920315" calcext:value-type="float">
            <text:p>1.374920315</text:p>
          </table:table-cell>
          <table:table-cell office:value-type="float" office:value="0.744019898" calcext:value-type="float">
            <text:p>0.744019898</text:p>
          </table:table-cell>
          <table:table-cell office:value-type="float" office:value="1.42600066" calcext:value-type="float">
            <text:p>1.42600066</text:p>
          </table:table-cell>
          <table:table-cell office:value-type="float" office:value="1.164324688" calcext:value-type="float">
            <text:p>1.16432468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13.368341" calcext:value-type="float">
            <text:p>213.368341</text:p>
          </table:table-cell>
          <table:table-cell office:value-type="float" office:value="72.8070159" calcext:value-type="float">
            <text:p>72.8070159</text:p>
          </table:table-cell>
          <table:table-cell office:value-type="float" office:value="1.394556165" calcext:value-type="float">
            <text:p>1.394556165</text:p>
          </table:table-cell>
          <table:table-cell office:value-type="float" office:value="0.737592863" calcext:value-type="float">
            <text:p>0.737592863</text:p>
          </table:table-cell>
          <table:table-cell office:value-type="float" office:value="1.235825597" calcext:value-type="float">
            <text:p>1.235825597</text:p>
          </table:table-cell>
          <table:table-cell office:value-type="float" office:value="1.009047395" calcext:value-type="float">
            <text:p>1.009047395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12.398984" calcext:value-type="float">
            <text:p>212.398984</text:p>
          </table:table-cell>
          <table:table-cell office:value-type="float" office:value="72.6419997" calcext:value-type="float">
            <text:p>72.6419997</text:p>
          </table:table-cell>
          <table:table-cell office:value-type="float" office:value="1.405575785" calcext:value-type="float">
            <text:p>1.405575785</text:p>
          </table:table-cell>
          <table:table-cell office:value-type="float" office:value="0.758671733" calcext:value-type="float">
            <text:p>0.758671733</text:p>
          </table:table-cell>
          <table:table-cell office:value-type="float" office:value="2.19843805" calcext:value-type="float">
            <text:p>2.19843805</text:p>
          </table:table-cell>
          <table:table-cell office:value-type="float" office:value="1.79501716" calcext:value-type="float">
            <text:p>1.7950171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12.067426" calcext:value-type="float">
            <text:p>212.067426</text:p>
          </table:table-cell>
          <table:table-cell office:value-type="float" office:value="72.2807058" calcext:value-type="float">
            <text:p>72.2807058</text:p>
          </table:table-cell>
          <table:table-cell office:value-type="float" office:value="1.412535236" calcext:value-type="float">
            <text:p>1.412535236</text:p>
          </table:table-cell>
          <table:table-cell office:value-type="float" office:value="0.757149954" calcext:value-type="float">
            <text:p>0.757149954</text:p>
          </table:table-cell>
          <table:table-cell office:value-type="float" office:value="1.731835416" calcext:value-type="float">
            <text:p>1.731835416</text:p>
          </table:table-cell>
          <table:table-cell office:value-type="float" office:value="1.41403774" calcext:value-type="float">
            <text:p>1.4140377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10.993825" calcext:value-type="float">
            <text:p>210.993825</text:p>
          </table:table-cell>
          <table:table-cell office:value-type="float" office:value="72.1410143" calcext:value-type="float">
            <text:p>72.1410143</text:p>
          </table:table-cell>
          <table:table-cell office:value-type="float" office:value="1.419691406" calcext:value-type="float">
            <text:p>1.419691406</text:p>
          </table:table-cell>
          <table:table-cell office:value-type="float" office:value="0.773974389" calcext:value-type="float">
            <text:p>0.773974389</text:p>
          </table:table-cell>
          <table:table-cell office:value-type="float" office:value="2.55260183" calcext:value-type="float">
            <text:p>2.55260183</text:p>
          </table:table-cell>
          <table:table-cell office:value-type="float" office:value="2.08419072" calcext:value-type="float">
            <text:p>2.08419072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10.585022" calcext:value-type="float">
            <text:p>210.585022</text:p>
          </table:table-cell>
          <table:table-cell office:value-type="float" office:value="72.1994903" calcext:value-type="float">
            <text:p>72.1994903</text:p>
          </table:table-cell>
          <table:table-cell office:value-type="float" office:value="1.444465725" calcext:value-type="float">
            <text:p>1.444465725</text:p>
          </table:table-cell>
          <table:table-cell office:value-type="float" office:value="0.800662122" calcext:value-type="float">
            <text:p>0.800662122</text:p>
          </table:table-cell>
          <table:table-cell office:value-type="float" office:value="1.94138561" calcext:value-type="float">
            <text:p>1.94138561</text:p>
          </table:table-cell>
          <table:table-cell office:value-type="float" office:value="1.58513477" calcext:value-type="float">
            <text:p>1.5851347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10.102776" calcext:value-type="float">
            <text:p>210.102776</text:p>
          </table:table-cell>
          <table:table-cell office:value-type="float" office:value="71.9529727" calcext:value-type="float">
            <text:p>71.9529727</text:p>
          </table:table-cell>
          <table:table-cell office:value-type="float" office:value="1.446736045" calcext:value-type="float">
            <text:p>1.446736045</text:p>
          </table:table-cell>
          <table:table-cell office:value-type="float" office:value="0.796660519" calcext:value-type="float">
            <text:p>0.796660519</text:p>
          </table:table-cell>
          <table:table-cell office:value-type="float" office:value="2.06500193" calcext:value-type="float">
            <text:p>2.06500193</text:p>
          </table:table-cell>
          <table:table-cell office:value-type="float" office:value="1.68606706" calcext:value-type="float">
            <text:p>1.6860670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09.224683" calcext:value-type="float">
            <text:p>209.224683</text:p>
          </table:table-cell>
          <table:table-cell office:value-type="float" office:value="71.5676209" calcext:value-type="float">
            <text:p>71.5676209</text:p>
          </table:table-cell>
          <table:table-cell office:value-type="float" office:value="1.423580092" calcext:value-type="float">
            <text:p>1.423580092</text:p>
          </table:table-cell>
          <table:table-cell office:value-type="float" office:value="0.789273243" calcext:value-type="float">
            <text:p>0.789273243</text:p>
          </table:table-cell>
          <table:table-cell office:value-type="float" office:value="2.470675312" calcext:value-type="float">
            <text:p>2.470675312</text:p>
          </table:table-cell>
          <table:table-cell office:value-type="float" office:value="2.017297916" calcext:value-type="float">
            <text:p>2.01729791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09.277307" calcext:value-type="float">
            <text:p>209.277307</text:p>
          </table:table-cell>
          <table:table-cell office:value-type="float" office:value="71.6531091" calcext:value-type="float">
            <text:p>71.6531091</text:p>
          </table:table-cell>
          <table:table-cell office:value-type="float" office:value="1.372359832" calcext:value-type="float">
            <text:p>1.372359832</text:p>
          </table:table-cell>
          <table:table-cell office:value-type="float" office:value="0.823004602" calcext:value-type="float">
            <text:p>0.823004602</text:p>
          </table:table-cell>
          <table:table-cell office:value-type="float" office:value="2.00089524" calcext:value-type="float">
            <text:p>2.00089524</text:p>
          </table:table-cell>
          <table:table-cell office:value-type="float" office:value="1.63372415" calcext:value-type="float">
            <text:p>1.6337241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09.183671" calcext:value-type="float">
            <text:p>209.183671</text:p>
          </table:table-cell>
          <table:table-cell office:value-type="float" office:value="71.5182867" calcext:value-type="float">
            <text:p>71.5182867</text:p>
          </table:table-cell>
          <table:table-cell office:value-type="float" office:value="1.346104388" calcext:value-type="float">
            <text:p>1.346104388</text:p>
          </table:table-cell>
          <table:table-cell office:value-type="float" office:value="0.800717871" calcext:value-type="float">
            <text:p>0.800717871</text:p>
          </table:table-cell>
          <table:table-cell office:value-type="float" office:value="1.1294108214" calcext:value-type="float">
            <text:p>1.1294108214</text:p>
          </table:table-cell>
          <table:table-cell office:value-type="float" office:value="0.922160073" calcext:value-type="float">
            <text:p>0.922160073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10.034597" calcext:value-type="float">
            <text:p>210.034597</text:p>
          </table:table-cell>
          <table:table-cell office:value-type="float" office:value="71.4963046" calcext:value-type="float">
            <text:p>71.4963046</text:p>
          </table:table-cell>
          <table:table-cell office:value-type="float" office:value="1.458273608" calcext:value-type="float">
            <text:p>1.458273608</text:p>
          </table:table-cell>
          <table:table-cell office:value-type="float" office:value="0.743479663" calcext:value-type="float">
            <text:p>0.743479663</text:p>
          </table:table-cell>
          <table:table-cell office:value-type="float" office:value="2.4357226" calcext:value-type="float">
            <text:p>2.4357226</text:p>
          </table:table-cell>
          <table:table-cell office:value-type="float" office:value="1.98875916" calcext:value-type="float">
            <text:p>1.98875916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11.136726" calcext:value-type="float">
            <text:p>211.136726</text:p>
          </table:table-cell>
          <table:table-cell office:value-type="float" office:value="71.6377092" calcext:value-type="float">
            <text:p>71.6377092</text:p>
          </table:table-cell>
          <table:table-cell office:value-type="float" office:value="1.52632423" calcext:value-type="float">
            <text:p>1.52632423</text:p>
          </table:table-cell>
          <table:table-cell office:value-type="float" office:value="0.753670836" calcext:value-type="float">
            <text:p>0.753670836</text:p>
          </table:table-cell>
          <table:table-cell office:value-type="float" office:value="1.44294239" calcext:value-type="float">
            <text:p>1.44294239</text:p>
          </table:table-cell>
          <table:table-cell office:value-type="float" office:value="1.17815754" calcext:value-type="float">
            <text:p>1.1781575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11.893149" calcext:value-type="float">
            <text:p>211.893149</text:p>
          </table:table-cell>
          <table:table-cell office:value-type="float" office:value="71.7639961" calcext:value-type="float">
            <text:p>71.7639961</text:p>
          </table:table-cell>
          <table:table-cell office:value-type="float" office:value="1.55079182" calcext:value-type="float">
            <text:p>1.55079182</text:p>
          </table:table-cell>
          <table:table-cell office:value-type="float" office:value="0.754588985" calcext:value-type="float">
            <text:p>0.754588985</text:p>
          </table:table-cell>
          <table:table-cell office:value-type="float" office:value="1.58776074" calcext:value-type="float">
            <text:p>1.58776074</text:p>
          </table:table-cell>
          <table:table-cell office:value-type="float" office:value="1.29640118" calcext:value-type="float">
            <text:p>1.296401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12.369627" calcext:value-type="float">
            <text:p>212.369627</text:p>
          </table:table-cell>
          <table:table-cell office:value-type="float" office:value="72.1925242" calcext:value-type="float">
            <text:p>72.1925242</text:p>
          </table:table-cell>
          <table:table-cell office:value-type="float" office:value="1.463485791" calcext:value-type="float">
            <text:p>1.463485791</text:p>
          </table:table-cell>
          <table:table-cell office:value-type="float" office:value="0.695549587" calcext:value-type="float">
            <text:p>0.695549587</text:p>
          </table:table-cell>
          <table:table-cell office:value-type="float" office:value="0.691049294" calcext:value-type="float">
            <text:p>0.691049294</text:p>
          </table:table-cell>
          <table:table-cell office:value-type="float" office:value="0.56423936" calcext:value-type="float">
            <text:p>0.56423936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13.325318" calcext:value-type="float">
            <text:p>213.325318</text:p>
          </table:table-cell>
          <table:table-cell office:value-type="float" office:value="72.2512787" calcext:value-type="float">
            <text:p>72.2512787</text:p>
          </table:table-cell>
          <table:table-cell office:value-type="float" office:value="1.484647691" calcext:value-type="float">
            <text:p>1.484647691</text:p>
          </table:table-cell>
          <table:table-cell office:value-type="float" office:value="0.693349329" calcext:value-type="float">
            <text:p>0.693349329</text:p>
          </table:table-cell>
          <table:table-cell office:value-type="float" office:value="1.55916031" calcext:value-type="float">
            <text:p>1.55916031</text:p>
          </table:table-cell>
          <table:table-cell office:value-type="float" office:value="1.27304904" calcext:value-type="float">
            <text:p>1.27304904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14.09584" calcext:value-type="float">
            <text:p>214.09584</text:p>
          </table:table-cell>
          <table:table-cell office:value-type="float" office:value="72.7962328" calcext:value-type="float">
            <text:p>72.7962328</text:p>
          </table:table-cell>
          <table:table-cell office:value-type="float" office:value="1.493045974" calcext:value-type="float">
            <text:p>1.493045974</text:p>
          </table:table-cell>
          <table:table-cell office:value-type="float" office:value="0.721812317" calcext:value-type="float">
            <text:p>0.721812317</text:p>
          </table:table-cell>
          <table:table-cell office:value-type="float" office:value="0.990950921" calcext:value-type="float">
            <text:p>0.990950921</text:p>
          </table:table-cell>
          <table:table-cell office:value-type="float" office:value="0.809108038" calcext:value-type="float">
            <text:p>0.80910803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14.203491" calcext:value-type="float">
            <text:p>214.203491</text:p>
          </table:table-cell>
          <table:table-cell office:value-type="float" office:value="72.5592164" calcext:value-type="float">
            <text:p>72.5592164</text:p>
          </table:table-cell>
          <table:table-cell office:value-type="float" office:value="1.488928604" calcext:value-type="float">
            <text:p>1.488928604</text:p>
          </table:table-cell>
          <table:table-cell office:value-type="float" office:value="0.734714546" calcext:value-type="float">
            <text:p>0.734714546</text:p>
          </table:table-cell>
          <table:table-cell office:value-type="float" office:value="1.17932367" calcext:value-type="float">
            <text:p>1.17932367</text:p>
          </table:table-cell>
          <table:table-cell office:value-type="float" office:value="0.96291375" calcext:value-type="float">
            <text:p>0.96291375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14.826072" calcext:value-type="float">
            <text:p>214.826072</text:p>
          </table:table-cell>
          <table:table-cell office:value-type="float" office:value="73.0568772" calcext:value-type="float">
            <text:p>73.0568772</text:p>
          </table:table-cell>
          <table:table-cell office:value-type="float" office:value="1.530502878" calcext:value-type="float">
            <text:p>1.530502878</text:p>
          </table:table-cell>
          <table:table-cell office:value-type="float" office:value="0.76498949" calcext:value-type="float">
            <text:p>0.76498949</text:p>
          </table:table-cell>
          <table:table-cell office:value-type="float" office:value="1.368878914" calcext:value-type="float">
            <text:p>1.368878914</text:p>
          </table:table-cell>
          <table:table-cell office:value-type="float" office:value="1.117684963" calcext:value-type="float">
            <text:p>1.117684963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14.894921" calcext:value-type="float">
            <text:p>214.894921</text:p>
          </table:table-cell>
          <table:table-cell office:value-type="float" office:value="73.0738305" calcext:value-type="float">
            <text:p>73.0738305</text:p>
          </table:table-cell>
          <table:table-cell office:value-type="float" office:value="1.528645218" calcext:value-type="float">
            <text:p>1.528645218</text:p>
          </table:table-cell>
          <table:table-cell office:value-type="float" office:value="0.76897066" calcext:value-type="float">
            <text:p>0.76897066</text:p>
          </table:table-cell>
          <table:table-cell office:value-type="float" office:value="0.229866495" calcext:value-type="float">
            <text:p>0.229866495</text:p>
          </table:table-cell>
          <table:table-cell office:value-type="float" office:value="0.187685213" calcext:value-type="float">
            <text:p>0.18768521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15.169683" calcext:value-type="float">
            <text:p>215.169683</text:p>
          </table:table-cell>
          <table:table-cell office:value-type="float" office:value="73.0011286" calcext:value-type="float">
            <text:p>73.0011286</text:p>
          </table:table-cell>
          <table:table-cell office:value-type="float" office:value="1.47898798" calcext:value-type="float">
            <text:p>1.47898798</text:p>
          </table:table-cell>
          <table:table-cell office:value-type="float" office:value="0.732711939" calcext:value-type="float">
            <text:p>0.732711939</text:p>
          </table:table-cell>
          <table:table-cell office:value-type="float" office:value="2.499196875" calcext:value-type="float">
            <text:p>2.499196875</text:p>
          </table:table-cell>
          <table:table-cell office:value-type="float" office:value="2.0405857" calcext:value-type="float">
            <text:p>2.0405857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15.040593" calcext:value-type="float">
            <text:p>215.040593</text:p>
          </table:table-cell>
          <table:table-cell office:value-type="float" office:value="73.1298336" calcext:value-type="float">
            <text:p>73.1298336</text:p>
          </table:table-cell>
          <table:table-cell office:value-type="float" office:value="1.44542356" calcext:value-type="float">
            <text:p>1.44542356</text:p>
          </table:table-cell>
          <table:table-cell office:value-type="float" office:value="0.723787357" calcext:value-type="float">
            <text:p>0.723787357</text:p>
          </table:table-cell>
          <table:table-cell office:value-type="float" office:value="0.37009369" calcext:value-type="float">
            <text:p>0.37009369</text:p>
          </table:table-cell>
          <table:table-cell office:value-type="float" office:value="0.30218023" calcext:value-type="float">
            <text:p>0.3021802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14.804205" calcext:value-type="float">
            <text:p>214.804205</text:p>
          </table:table-cell>
          <table:table-cell office:value-type="float" office:value="72.816394" calcext:value-type="float">
            <text:p>72.816394</text:p>
          </table:table-cell>
          <table:table-cell office:value-type="float" office:value="1.46156698" calcext:value-type="float">
            <text:p>1.46156698</text:p>
          </table:table-cell>
          <table:table-cell office:value-type="float" office:value="0.785741472" calcext:value-type="float">
            <text:p>0.785741472</text:p>
          </table:table-cell>
          <table:table-cell office:value-type="float" office:value="3.078355666" calcext:value-type="float">
            <text:p>3.078355666</text:p>
          </table:table-cell>
          <table:table-cell office:value-type="float" office:value="2.5134669" calcext:value-type="float">
            <text:p>2.513466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14.620646" calcext:value-type="float">
            <text:p>214.620646</text:p>
          </table:table-cell>
          <table:table-cell office:value-type="float" office:value="73.0015674" calcext:value-type="float">
            <text:p>73.0015674</text:p>
          </table:table-cell>
          <table:table-cell office:value-type="float" office:value="1.45470613" calcext:value-type="float">
            <text:p>1.45470613</text:p>
          </table:table-cell>
          <table:table-cell office:value-type="float" office:value="0.783413763" calcext:value-type="float">
            <text:p>0.783413763</text:p>
          </table:table-cell>
          <table:table-cell office:value-type="float" office:value="0.52591053" calcext:value-type="float">
            <text:p>0.52591053</text:p>
          </table:table-cell>
          <table:table-cell office:value-type="float" office:value="0.42940416" calcext:value-type="float">
            <text:p>0.4294041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15.011995" calcext:value-type="float">
            <text:p>215.011995</text:p>
          </table:table-cell>
          <table:table-cell office:value-type="float" office:value="72.8040913" calcext:value-type="float">
            <text:p>72.8040913</text:p>
          </table:table-cell>
          <table:table-cell office:value-type="float" office:value="1.550995907" calcext:value-type="float">
            <text:p>1.550995907</text:p>
          </table:table-cell>
          <table:table-cell office:value-type="float" office:value="0.795597917" calcext:value-type="float">
            <text:p>0.795597917</text:p>
          </table:table-cell>
          <table:table-cell office:value-type="float" office:value="3.493513415" calcext:value-type="float">
            <text:p>3.493513415</text:p>
          </table:table-cell>
          <table:table-cell office:value-type="float" office:value="2.852441813" calcext:value-type="float">
            <text:p>2.852441813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15.013149" calcext:value-type="float">
            <text:p>215.013149</text:p>
          </table:table-cell>
          <table:table-cell office:value-type="float" office:value="72.8693943" calcext:value-type="float">
            <text:p>72.8693943</text:p>
          </table:table-cell>
          <table:table-cell office:value-type="float" office:value="1.546884147" calcext:value-type="float">
            <text:p>1.546884147</text:p>
          </table:table-cell>
          <table:table-cell office:value-type="float" office:value="0.767606614" calcext:value-type="float">
            <text:p>0.767606614</text:p>
          </table:table-cell>
          <table:table-cell office:value-type="float" office:value="0.83122405" calcext:value-type="float">
            <text:p>0.83122405</text:p>
          </table:table-cell>
          <table:table-cell office:value-type="float" office:value="0.678691594" calcext:value-type="float">
            <text:p>0.67869159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15.02003" calcext:value-type="float">
            <text:p>215.02003</text:p>
          </table:table-cell>
          <table:table-cell office:value-type="float" office:value="72.6093887" calcext:value-type="float">
            <text:p>72.6093887</text:p>
          </table:table-cell>
          <table:table-cell office:value-type="float" office:value="1.48535431" calcext:value-type="float">
            <text:p>1.48535431</text:p>
          </table:table-cell>
          <table:table-cell office:value-type="float" office:value="0.755812177" calcext:value-type="float">
            <text:p>0.755812177</text:p>
          </table:table-cell>
          <table:table-cell office:value-type="float" office:value="2.6800268089" calcext:value-type="float">
            <text:p>2.6800268089</text:p>
          </table:table-cell>
          <table:table-cell office:value-type="float" office:value="2.18823273" calcext:value-type="float">
            <text:p>2.18823273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15.452246" calcext:value-type="float">
            <text:p>215.452246</text:p>
          </table:table-cell>
          <table:table-cell office:value-type="float" office:value="72.5209997" calcext:value-type="float">
            <text:p>72.5209997</text:p>
          </table:table-cell>
          <table:table-cell office:value-type="float" office:value="1.47538904" calcext:value-type="float">
            <text:p>1.47538904</text:p>
          </table:table-cell>
          <table:table-cell office:value-type="float" office:value="0.786996389" calcext:value-type="float">
            <text:p>0.786996389</text:p>
          </table:table-cell>
          <table:table-cell office:value-type="float" office:value="0.9674289353" calcext:value-type="float">
            <text:p>0.9674289353</text:p>
          </table:table-cell>
          <table:table-cell office:value-type="float" office:value="0.7899024818" calcext:value-type="float">
            <text:p>0.789902481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15.504877" calcext:value-type="float">
            <text:p>215.504877</text:p>
          </table:table-cell>
          <table:table-cell office:value-type="float" office:value="72.4021657" calcext:value-type="float">
            <text:p>72.4021657</text:p>
          </table:table-cell>
          <table:table-cell office:value-type="float" office:value="1.44907928" calcext:value-type="float">
            <text:p>1.44907928</text:p>
          </table:table-cell>
          <table:table-cell office:value-type="float" office:value="0.796981159" calcext:value-type="float">
            <text:p>0.796981159</text:p>
          </table:table-cell>
          <table:table-cell office:value-type="float" office:value="2.73534709" calcext:value-type="float">
            <text:p>2.73534709</text:p>
          </table:table-cell>
          <table:table-cell office:value-type="float" office:value="2.23340152" calcext:value-type="float">
            <text:p>2.2334015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16.042567" calcext:value-type="float">
            <text:p>216.042567</text:p>
          </table:table-cell>
          <table:table-cell office:value-type="float" office:value="72.3051927" calcext:value-type="float">
            <text:p>72.3051927</text:p>
          </table:table-cell>
          <table:table-cell office:value-type="float" office:value="1.45453293" calcext:value-type="float">
            <text:p>1.45453293</text:p>
          </table:table-cell>
          <table:table-cell office:value-type="float" office:value="0.780927423" calcext:value-type="float">
            <text:p>0.780927423</text:p>
          </table:table-cell>
          <table:table-cell office:value-type="float" office:value="1.19944848" calcext:value-type="float">
            <text:p>1.19944848</text:p>
          </table:table-cell>
          <table:table-cell office:value-type="float" office:value="0.97934558" calcext:value-type="float">
            <text:p>0.9793455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15.421873" calcext:value-type="float">
            <text:p>215.421873</text:p>
          </table:table-cell>
          <table:table-cell office:value-type="float" office:value="71.5497821" calcext:value-type="float">
            <text:p>71.5497821</text:p>
          </table:table-cell>
          <table:table-cell office:value-type="float" office:value="1.47270373" calcext:value-type="float">
            <text:p>1.47270373</text:p>
          </table:table-cell>
          <table:table-cell office:value-type="float" office:value="0.799540719" calcext:value-type="float">
            <text:p>0.799540719</text:p>
          </table:table-cell>
          <table:table-cell office:value-type="float" office:value="2.709261441" calcext:value-type="float">
            <text:p>2.709261441</text:p>
          </table:table-cell>
          <table:table-cell office:value-type="float" office:value="2.2121027876" calcext:value-type="float">
            <text:p>2.2121027876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16.166524" calcext:value-type="float">
            <text:p>216.166524</text:p>
          </table:table-cell>
          <table:table-cell office:value-type="float" office:value="71.5650302" calcext:value-type="float">
            <text:p>71.5650302</text:p>
          </table:table-cell>
          <table:table-cell office:value-type="float" office:value="1.47859484" calcext:value-type="float">
            <text:p>1.47859484</text:p>
          </table:table-cell>
          <table:table-cell office:value-type="float" office:value="0.804062981" calcext:value-type="float">
            <text:p>0.804062981</text:p>
          </table:table-cell>
          <table:table-cell office:value-type="float" office:value="1.14124247" calcext:value-type="float">
            <text:p>1.14124247</text:p>
          </table:table-cell>
          <table:table-cell office:value-type="float" office:value="0.93182059" calcext:value-type="float">
            <text:p>0.93182059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15.421404" calcext:value-type="float">
            <text:p>215.421404</text:p>
          </table:table-cell>
          <table:table-cell office:value-type="float" office:value="71.5078311" calcext:value-type="float">
            <text:p>71.5078311</text:p>
          </table:table-cell>
          <table:table-cell office:value-type="float" office:value="1.41930437" calcext:value-type="float">
            <text:p>1.41930437</text:p>
          </table:table-cell>
          <table:table-cell office:value-type="float" office:value="0.786677792" calcext:value-type="float">
            <text:p>0.786677792</text:p>
          </table:table-cell>
          <table:table-cell office:value-type="float" office:value="2.09107105" calcext:value-type="float">
            <text:p>2.09107105</text:p>
          </table:table-cell>
          <table:table-cell office:value-type="float" office:value="1.707352387" calcext:value-type="float">
            <text:p>1.70735238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16.232293" calcext:value-type="float">
            <text:p>216.232293</text:p>
          </table:table-cell>
          <table:table-cell office:value-type="float" office:value="71.4463186" calcext:value-type="float">
            <text:p>71.4463186</text:p>
          </table:table-cell>
          <table:table-cell office:value-type="float" office:value="1.47279211" calcext:value-type="float">
            <text:p>1.47279211</text:p>
          </table:table-cell>
          <table:table-cell office:value-type="float" office:value="0.786281073" calcext:value-type="float">
            <text:p>0.786281073</text:p>
          </table:table-cell>
          <table:table-cell office:value-type="float" office:value="1.56560236" calcext:value-type="float">
            <text:p>1.56560236</text:p>
          </table:table-cell>
          <table:table-cell office:value-type="float" office:value="1.27830897" calcext:value-type="float">
            <text:p>1.2783089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16.257902" calcext:value-type="float">
            <text:p>216.257902</text:p>
          </table:table-cell>
          <table:table-cell office:value-type="float" office:value="72.0089178" calcext:value-type="float">
            <text:p>72.0089178</text:p>
          </table:table-cell>
          <table:table-cell office:value-type="float" office:value="1.52772096" calcext:value-type="float">
            <text:p>1.52772096</text:p>
          </table:table-cell>
          <table:table-cell office:value-type="float" office:value="0.809676009" calcext:value-type="float">
            <text:p>0.809676009</text:p>
          </table:table-cell>
          <table:table-cell office:value-type="float" office:value="1.65602932" calcext:value-type="float">
            <text:p>1.65602932</text:p>
          </table:table-cell>
          <table:table-cell office:value-type="float" office:value="1.352142275" calcext:value-type="float">
            <text:p>1.352142275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16.929103" calcext:value-type="float">
            <text:p>216.929103</text:p>
          </table:table-cell>
          <table:table-cell office:value-type="float" office:value="72.2305479" calcext:value-type="float">
            <text:p>72.2305479</text:p>
          </table:table-cell>
          <table:table-cell office:value-type="float" office:value="1.41693858" calcext:value-type="float">
            <text:p>1.41693858</text:p>
          </table:table-cell>
          <table:table-cell office:value-type="float" office:value="0.834885719" calcext:value-type="float">
            <text:p>0.834885719</text:p>
          </table:table-cell>
          <table:table-cell office:value-type="float" office:value="0.79857269" calcext:value-type="float">
            <text:p>0.79857269</text:p>
          </table:table-cell>
          <table:table-cell office:value-type="float" office:value="0.65203184" calcext:value-type="float">
            <text:p>0.6520318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17.119221" calcext:value-type="float">
            <text:p>217.119221</text:p>
          </table:table-cell>
          <table:table-cell office:value-type="float" office:value="72.9710587" calcext:value-type="float">
            <text:p>72.9710587</text:p>
          </table:table-cell>
          <table:table-cell office:value-type="float" office:value="1.39520566" calcext:value-type="float">
            <text:p>1.39520566</text:p>
          </table:table-cell>
          <table:table-cell office:value-type="float" office:value="0.853232756" calcext:value-type="float">
            <text:p>0.853232756</text:p>
          </table:table-cell>
          <table:table-cell office:value-type="float" office:value="1.701246694" calcext:value-type="float">
            <text:p>1.701246694</text:p>
          </table:table-cell>
          <table:table-cell office:value-type="float" office:value="1.3890621" calcext:value-type="float">
            <text:p>1.389062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17.16812" calcext:value-type="float">
            <text:p>217.16812</text:p>
          </table:table-cell>
          <table:table-cell office:value-type="float" office:value="73.0148095" calcext:value-type="float">
            <text:p>73.0148095</text:p>
          </table:table-cell>
          <table:table-cell office:value-type="float" office:value="1.51336235" calcext:value-type="float">
            <text:p>1.51336235</text:p>
          </table:table-cell>
          <table:table-cell office:value-type="float" office:value="0.933009391" calcext:value-type="float">
            <text:p>0.933009391</text:p>
          </table:table-cell>
          <table:table-cell office:value-type="float" office:value="0.80479303" calcext:value-type="float">
            <text:p>0.80479303</text:p>
          </table:table-cell>
          <table:table-cell office:value-type="float" office:value="0.65711076" calcext:value-type="float">
            <text:p>0.65711076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17.538032" calcext:value-type="float">
            <text:p>217.538032</text:p>
          </table:table-cell>
          <table:table-cell office:value-type="float" office:value="73.3192623" calcext:value-type="float">
            <text:p>73.3192623</text:p>
          </table:table-cell>
          <table:table-cell office:value-type="float" office:value="1.60919939" calcext:value-type="float">
            <text:p>1.60919939</text:p>
          </table:table-cell>
          <table:table-cell office:value-type="float" office:value="0.967191736" calcext:value-type="float">
            <text:p>0.967191736</text:p>
          </table:table-cell>
          <table:table-cell office:value-type="float" office:value="1.53698632" calcext:value-type="float">
            <text:p>1.53698632</text:p>
          </table:table-cell>
          <table:table-cell office:value-type="float" office:value="1.254944085" calcext:value-type="float">
            <text:p>1.25494408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17.729085" calcext:value-type="float">
            <text:p>217.729085</text:p>
          </table:table-cell>
          <table:table-cell office:value-type="float" office:value="73.08388" calcext:value-type="float">
            <text:p>73.08388</text:p>
          </table:table-cell>
          <table:table-cell office:value-type="float" office:value="1.64112489" calcext:value-type="float">
            <text:p>1.64112489</text:p>
          </table:table-cell>
          <table:table-cell office:value-type="float" office:value="0.938959031" calcext:value-type="float">
            <text:p>0.938959031</text:p>
          </table:table-cell>
          <table:table-cell office:value-type="float" office:value="1.232996486" calcext:value-type="float">
            <text:p>1.232996486</text:p>
          </table:table-cell>
          <table:table-cell office:value-type="float" office:value="1.00673738" calcext:value-type="float">
            <text:p>1.0067373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17.764208" calcext:value-type="float">
            <text:p>217.764208</text:p>
          </table:table-cell>
          <table:table-cell office:value-type="float" office:value="73.1538262" calcext:value-type="float">
            <text:p>73.1538262</text:p>
          </table:table-cell>
          <table:table-cell office:value-type="float" office:value="1.68392515" calcext:value-type="float">
            <text:p>1.68392515</text:p>
          </table:table-cell>
          <table:table-cell office:value-type="float" office:value="0.87314981" calcext:value-type="float">
            <text:p>0.87314981</text:p>
          </table:table-cell>
          <table:table-cell office:value-type="float" office:value="1.416447717" calcext:value-type="float">
            <text:p>1.416447717</text:p>
          </table:table-cell>
          <table:table-cell office:value-type="float" office:value="1.156524735" calcext:value-type="float">
            <text:p>1.156524735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17.681469" calcext:value-type="float">
            <text:p>217.681469</text:p>
          </table:table-cell>
          <table:table-cell office:value-type="float" office:value="72.6461777" calcext:value-type="float">
            <text:p>72.6461777</text:p>
          </table:table-cell>
          <table:table-cell office:value-type="float" office:value="1.66422917" calcext:value-type="float">
            <text:p>1.66422917</text:p>
          </table:table-cell>
          <table:table-cell office:value-type="float" office:value="0.893161144" calcext:value-type="float">
            <text:p>0.893161144</text:p>
          </table:table-cell>
          <table:table-cell office:value-type="float" office:value="1.94354867" calcext:value-type="float">
            <text:p>1.94354867</text:p>
          </table:table-cell>
          <table:table-cell office:value-type="float" office:value="1.586900817" calcext:value-type="float">
            <text:p>1.586900817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17.70276" calcext:value-type="float">
            <text:p>217.70276</text:p>
          </table:table-cell>
          <table:table-cell office:value-type="float" office:value="72.6788122" calcext:value-type="float">
            <text:p>72.6788122</text:p>
          </table:table-cell>
          <table:table-cell office:value-type="float" office:value="1.56794489" calcext:value-type="float">
            <text:p>1.56794489</text:p>
          </table:table-cell>
          <table:table-cell office:value-type="float" office:value="0.852524155" calcext:value-type="float">
            <text:p>0.852524155</text:p>
          </table:table-cell>
          <table:table-cell office:value-type="float" office:value="0.958312699" calcext:value-type="float">
            <text:p>0.958312699</text:p>
          </table:table-cell>
          <table:table-cell office:value-type="float" office:value="0.782459011" calcext:value-type="float">
            <text:p>0.782459011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16.995935" calcext:value-type="float">
            <text:p>216.995935</text:p>
          </table:table-cell>
          <table:table-cell office:value-type="float" office:value="71.8945027" calcext:value-type="float">
            <text:p>71.8945027</text:p>
          </table:table-cell>
          <table:table-cell office:value-type="float" office:value="1.50823945" calcext:value-type="float">
            <text:p>1.50823945</text:p>
          </table:table-cell>
          <table:table-cell office:value-type="float" office:value="0.859934098" calcext:value-type="float">
            <text:p>0.859934098</text:p>
          </table:table-cell>
          <table:table-cell office:value-type="float" office:value="2.236215677" calcext:value-type="float">
            <text:p>2.236215677</text:p>
          </table:table-cell>
          <table:table-cell office:value-type="float" office:value="1.82586247" calcext:value-type="float">
            <text:p>1.82586247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16.353307" calcext:value-type="float">
            <text:p>216.353307</text:p>
          </table:table-cell>
          <table:table-cell office:value-type="float" office:value="72.0717121" calcext:value-type="float">
            <text:p>72.0717121</text:p>
          </table:table-cell>
          <table:table-cell office:value-type="float" office:value="1.50123851" calcext:value-type="float">
            <text:p>1.50123851</text:p>
          </table:table-cell>
          <table:table-cell office:value-type="float" office:value="0.851910105" calcext:value-type="float">
            <text:p>0.851910105</text:p>
          </table:table-cell>
          <table:table-cell office:value-type="float" office:value="1.05153047" calcext:value-type="float">
            <text:p>1.05153047</text:p>
          </table:table-cell>
          <table:table-cell office:value-type="float" office:value="0.858571064" calcext:value-type="float">
            <text:p>0.85857106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14.994759" calcext:value-type="float">
            <text:p>214.994759</text:p>
          </table:table-cell>
          <table:table-cell office:value-type="float" office:value="71.2240351" calcext:value-type="float">
            <text:p>71.2240351</text:p>
          </table:table-cell>
          <table:table-cell office:value-type="float" office:value="1.50437181" calcext:value-type="float">
            <text:p>1.50437181</text:p>
          </table:table-cell>
          <table:table-cell office:value-type="float" office:value="0.928928247" calcext:value-type="float">
            <text:p>0.928928247</text:p>
          </table:table-cell>
          <table:table-cell office:value-type="float" office:value="3.069510496" calcext:value-type="float">
            <text:p>3.069510496</text:p>
          </table:table-cell>
          <table:table-cell office:value-type="float" office:value="2.506244827" calcext:value-type="float">
            <text:p>2.50624482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14.817317" calcext:value-type="float">
            <text:p>214.817317</text:p>
          </table:table-cell>
          <table:table-cell office:value-type="float" office:value="71.3187765" calcext:value-type="float">
            <text:p>71.3187765</text:p>
          </table:table-cell>
          <table:table-cell office:value-type="float" office:value="1.48046672" calcext:value-type="float">
            <text:p>1.48046672</text:p>
          </table:table-cell>
          <table:table-cell office:value-type="float" office:value="0.93227457" calcext:value-type="float">
            <text:p>0.93227457</text:p>
          </table:table-cell>
          <table:table-cell office:value-type="float" office:value="1.005992536" calcext:value-type="float">
            <text:p>1.005992536</text:p>
          </table:table-cell>
          <table:table-cell office:value-type="float" office:value="0.82138945" calcext:value-type="float">
            <text:p>0.8213894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13.505507" calcext:value-type="float">
            <text:p>213.505507</text:p>
          </table:table-cell>
          <table:table-cell office:value-type="float" office:value="70.5588192" calcext:value-type="float">
            <text:p>70.5588192</text:p>
          </table:table-cell>
          <table:table-cell office:value-type="float" office:value="1.5351545" calcext:value-type="float">
            <text:p>1.5351545</text:p>
          </table:table-cell>
          <table:table-cell office:value-type="float" office:value="0.935607385" calcext:value-type="float">
            <text:p>0.935607385</text:p>
          </table:table-cell>
          <table:table-cell office:value-type="float" office:value="2.29315898" calcext:value-type="float">
            <text:p>2.29315898</text:p>
          </table:table-cell>
          <table:table-cell office:value-type="float" office:value="1.872356474" calcext:value-type="float">
            <text:p>1.872356474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12.438562" calcext:value-type="float">
            <text:p>212.438562</text:p>
          </table:table-cell>
          <table:table-cell office:value-type="float" office:value="70.4935228" calcext:value-type="float">
            <text:p>70.4935228</text:p>
          </table:table-cell>
          <table:table-cell office:value-type="float" office:value="1.5204476" calcext:value-type="float">
            <text:p>1.5204476</text:p>
          </table:table-cell>
          <table:table-cell office:value-type="float" office:value="0.922251278" calcext:value-type="float">
            <text:p>0.922251278</text:p>
          </table:table-cell>
          <table:table-cell office:value-type="float" office:value="1.76513486" calcext:value-type="float">
            <text:p>1.76513486</text:p>
          </table:table-cell>
          <table:table-cell office:value-type="float" office:value="1.44122656" calcext:value-type="float">
            <text:p>1.4412265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11.988497" calcext:value-type="float">
            <text:p>211.988497</text:p>
          </table:table-cell>
          <table:table-cell office:value-type="float" office:value="70.0329252" calcext:value-type="float">
            <text:p>70.0329252</text:p>
          </table:table-cell>
          <table:table-cell office:value-type="float" office:value="1.511173005" calcext:value-type="float">
            <text:p>1.511173005</text:p>
          </table:table-cell>
          <table:table-cell office:value-type="float" office:value="0.914087245" calcext:value-type="float">
            <text:p>0.914087245</text:p>
          </table:table-cell>
          <table:table-cell office:value-type="float" office:value="2.227185178" calcext:value-type="float">
            <text:p>2.227185178</text:p>
          </table:table-cell>
          <table:table-cell office:value-type="float" office:value="1.818489111" calcext:value-type="float">
            <text:p>1.818489111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10.688768" calcext:value-type="float">
            <text:p>210.688768</text:p>
          </table:table-cell>
          <table:table-cell office:value-type="float" office:value="69.7365247" calcext:value-type="float">
            <text:p>69.7365247</text:p>
          </table:table-cell>
          <table:table-cell office:value-type="float" office:value="1.49566662" calcext:value-type="float">
            <text:p>1.49566662</text:p>
          </table:table-cell>
          <table:table-cell office:value-type="float" office:value="0.899017422" calcext:value-type="float">
            <text:p>0.899017422</text:p>
          </table:table-cell>
          <table:table-cell office:value-type="float" office:value="2.0086925" calcext:value-type="float">
            <text:p>2.0086925</text:p>
          </table:table-cell>
          <table:table-cell office:value-type="float" office:value="1.64009053" calcext:value-type="float">
            <text:p>1.6400905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10.798039" calcext:value-type="float">
            <text:p>210.798039</text:p>
          </table:table-cell>
          <table:table-cell office:value-type="float" office:value="69.6929674" calcext:value-type="float">
            <text:p>69.6929674</text:p>
          </table:table-cell>
          <table:table-cell office:value-type="float" office:value="1.493102904" calcext:value-type="float">
            <text:p>1.493102904</text:p>
          </table:table-cell>
          <table:table-cell office:value-type="float" office:value="0.880460899" calcext:value-type="float">
            <text:p>0.880460899</text:p>
          </table:table-cell>
          <table:table-cell office:value-type="float" office:value="1.704164969" calcext:value-type="float">
            <text:p>1.704164969</text:p>
          </table:table-cell>
          <table:table-cell office:value-type="float" office:value="1.391444897" calcext:value-type="float">
            <text:p>1.39144489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09.929969" calcext:value-type="float">
            <text:p>209.929969</text:p>
          </table:table-cell>
          <table:table-cell office:value-type="float" office:value="69.5447729" calcext:value-type="float">
            <text:p>69.5447729</text:p>
          </table:table-cell>
          <table:table-cell office:value-type="float" office:value="1.466299547" calcext:value-type="float">
            <text:p>1.466299547</text:p>
          </table:table-cell>
          <table:table-cell office:value-type="float" office:value="0.840444323" calcext:value-type="float">
            <text:p>0.840444323</text:p>
          </table:table-cell>
          <table:table-cell office:value-type="float" office:value="1.69756016" calcext:value-type="float">
            <text:p>1.69756016</text:p>
          </table:table-cell>
          <table:table-cell office:value-type="float" office:value="1.38605204" calcext:value-type="float">
            <text:p>1.3860520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10.009866" calcext:value-type="float">
            <text:p>210.009866</text:p>
          </table:table-cell>
          <table:table-cell office:value-type="float" office:value="69.0727883" calcext:value-type="float">
            <text:p>69.0727883</text:p>
          </table:table-cell>
          <table:table-cell office:value-type="float" office:value="1.488162134" calcext:value-type="float">
            <text:p>1.488162134</text:p>
          </table:table-cell>
          <table:table-cell office:value-type="float" office:value="0.813406862" calcext:value-type="float">
            <text:p>0.813406862</text:p>
          </table:table-cell>
          <table:table-cell office:value-type="float" office:value="1.7463276905" calcext:value-type="float">
            <text:p>1.7463276905</text:p>
          </table:table-cell>
          <table:table-cell office:value-type="float" office:value="1.425870551" calcext:value-type="float">
            <text:p>1.425870551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09.165186" calcext:value-type="float">
            <text:p>209.165186</text:p>
          </table:table-cell>
          <table:table-cell office:value-type="float" office:value="68.6363446" calcext:value-type="float">
            <text:p>68.6363446</text:p>
          </table:table-cell>
          <table:table-cell office:value-type="float" office:value="1.51585923" calcext:value-type="float">
            <text:p>1.51585923</text:p>
          </table:table-cell>
          <table:table-cell office:value-type="float" office:value="0.783605932" calcext:value-type="float">
            <text:p>0.783605932</text:p>
          </table:table-cell>
          <table:table-cell office:value-type="float" office:value="1.49788613" calcext:value-type="float">
            <text:p>1.49788613</text:p>
          </table:table-cell>
          <table:table-cell office:value-type="float" office:value="1.22301888" calcext:value-type="float">
            <text:p>1.2230188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09.935929" calcext:value-type="float">
            <text:p>209.935929</text:p>
          </table:table-cell>
          <table:table-cell office:value-type="float" office:value="68.2930643" calcext:value-type="float">
            <text:p>68.2930643</text:p>
          </table:table-cell>
          <table:table-cell office:value-type="float" office:value="1.51456095" calcext:value-type="float">
            <text:p>1.51456095</text:p>
          </table:table-cell>
          <table:table-cell office:value-type="float" office:value="0.753698563" calcext:value-type="float">
            <text:p>0.753698563</text:p>
          </table:table-cell>
          <table:table-cell office:value-type="float" office:value="1.42546182" calcext:value-type="float">
            <text:p>1.42546182</text:p>
          </table:table-cell>
          <table:table-cell office:value-type="float" office:value="1.163884694" calcext:value-type="float">
            <text:p>1.163884694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09.237283" calcext:value-type="float">
            <text:p>209.237283</text:p>
          </table:table-cell>
          <table:table-cell office:value-type="float" office:value="67.9039749" calcext:value-type="float">
            <text:p>67.9039749</text:p>
          </table:table-cell>
          <table:table-cell office:value-type="float" office:value="1.447640009" calcext:value-type="float">
            <text:p>1.447640009</text:p>
          </table:table-cell>
          <table:table-cell office:value-type="float" office:value="0.730500089" calcext:value-type="float">
            <text:p>0.730500089</text:p>
          </table:table-cell>
          <table:table-cell office:value-type="float" office:value="1.109494834" calcext:value-type="float">
            <text:p>1.109494834</text:p>
          </table:table-cell>
          <table:table-cell office:value-type="float" office:value="0.905898757" calcext:value-type="float">
            <text:p>0.90589875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09.607799" calcext:value-type="float">
            <text:p>209.607799</text:p>
          </table:table-cell>
          <table:table-cell office:value-type="float" office:value="67.6204481" calcext:value-type="float">
            <text:p>67.6204481</text:p>
          </table:table-cell>
          <table:table-cell office:value-type="float" office:value="1.386567409" calcext:value-type="float">
            <text:p>1.386567409</text:p>
          </table:table-cell>
          <table:table-cell office:value-type="float" office:value="0.685457354" calcext:value-type="float">
            <text:p>0.685457354</text:p>
          </table:table-cell>
          <table:table-cell office:value-type="float" office:value="1.293655959" calcext:value-type="float">
            <text:p>1.293655959</text:p>
          </table:table-cell>
          <table:table-cell office:value-type="float" office:value="1.056265677" calcext:value-type="float">
            <text:p>1.05626567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09.457498" calcext:value-type="float">
            <text:p>209.457498</text:p>
          </table:table-cell>
          <table:table-cell office:value-type="float" office:value="67.3048869" calcext:value-type="float">
            <text:p>67.3048869</text:p>
          </table:table-cell>
          <table:table-cell office:value-type="float" office:value="1.40898434" calcext:value-type="float">
            <text:p>1.40898434</text:p>
          </table:table-cell>
          <table:table-cell office:value-type="float" office:value="0.700582707" calcext:value-type="float">
            <text:p>0.700582707</text:p>
          </table:table-cell>
          <table:table-cell office:value-type="float" office:value="0.808624975" calcext:value-type="float">
            <text:p>0.808624975</text:p>
          </table:table-cell>
          <table:table-cell office:value-type="float" office:value="0.660239549" calcext:value-type="float">
            <text:p>0.6602395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10.018557" calcext:value-type="float">
            <text:p>210.018557</text:p>
          </table:table-cell>
          <table:table-cell office:value-type="float" office:value="67.3348852" calcext:value-type="float">
            <text:p>67.3348852</text:p>
          </table:table-cell>
          <table:table-cell office:value-type="float" office:value="1.42118733" calcext:value-type="float">
            <text:p>1.42118733</text:p>
          </table:table-cell>
          <table:table-cell office:value-type="float" office:value="0.723975069" calcext:value-type="float">
            <text:p>0.723975069</text:p>
          </table:table-cell>
          <table:table-cell office:value-type="float" office:value="1.431976451" calcext:value-type="float">
            <text:p>1.431976451</text:p>
          </table:table-cell>
          <table:table-cell office:value-type="float" office:value="1.16920387" calcext:value-type="float">
            <text:p>1.1692038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09.549661" calcext:value-type="float">
            <text:p>209.549661</text:p>
          </table:table-cell>
          <table:table-cell office:value-type="float" office:value="66.8772386" calcext:value-type="float">
            <text:p>66.8772386</text:p>
          </table:table-cell>
          <table:table-cell office:value-type="float" office:value="1.461568922" calcext:value-type="float">
            <text:p>1.461568922</text:p>
          </table:table-cell>
          <table:table-cell office:value-type="float" office:value="0.744352848" calcext:value-type="float">
            <text:p>0.744352848</text:p>
          </table:table-cell>
          <table:table-cell office:value-type="float" office:value="0.954311047" calcext:value-type="float">
            <text:p>0.954311047</text:p>
          </table:table-cell>
          <table:table-cell office:value-type="float" office:value="0.779191715" calcext:value-type="float">
            <text:p>0.779191715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10.499861" calcext:value-type="float">
            <text:p>210.499861</text:p>
          </table:table-cell>
          <table:table-cell office:value-type="float" office:value="67.4792218" calcext:value-type="float">
            <text:p>67.4792218</text:p>
          </table:table-cell>
          <table:table-cell office:value-type="float" office:value="1.426355749" calcext:value-type="float">
            <text:p>1.426355749</text:p>
          </table:table-cell>
          <table:table-cell office:value-type="float" office:value="0.77085389" calcext:value-type="float">
            <text:p>0.77085389</text:p>
          </table:table-cell>
          <table:table-cell office:value-type="float" office:value="1.682463164" calcext:value-type="float">
            <text:p>1.682463164</text:p>
          </table:table-cell>
          <table:table-cell office:value-type="float" office:value="1.373725475" calcext:value-type="float">
            <text:p>1.37372547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10.329425" calcext:value-type="float">
            <text:p>210.329425</text:p>
          </table:table-cell>
          <table:table-cell office:value-type="float" office:value="67.1766221" calcext:value-type="float">
            <text:p>67.1766221</text:p>
          </table:table-cell>
          <table:table-cell office:value-type="float" office:value="1.420987751" calcext:value-type="float">
            <text:p>1.420987751</text:p>
          </table:table-cell>
          <table:table-cell office:value-type="float" office:value="0.75887251" calcext:value-type="float">
            <text:p>0.75887251</text:p>
          </table:table-cell>
          <table:table-cell office:value-type="float" office:value="0.866076531" calcext:value-type="float">
            <text:p>0.866076531</text:p>
          </table:table-cell>
          <table:table-cell office:value-type="float" office:value="0.707148525" calcext:value-type="float">
            <text:p>0.70714852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10.516749" calcext:value-type="float">
            <text:p>210.516749</text:p>
          </table:table-cell>
          <table:table-cell office:value-type="float" office:value="67.4471643" calcext:value-type="float">
            <text:p>67.4471643</text:p>
          </table:table-cell>
          <table:table-cell office:value-type="float" office:value="1.419677045" calcext:value-type="float">
            <text:p>1.419677045</text:p>
          </table:table-cell>
          <table:table-cell office:value-type="float" office:value="0.773373289" calcext:value-type="float">
            <text:p>0.773373289</text:p>
          </table:table-cell>
          <table:table-cell office:value-type="float" office:value="2.0849480925" calcext:value-type="float">
            <text:p>2.0849480925</text:p>
          </table:table-cell>
          <table:table-cell office:value-type="float" office:value="1.702352947" calcext:value-type="float">
            <text:p>1.70235294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10.404475" calcext:value-type="float">
            <text:p>210.404475</text:p>
          </table:table-cell>
          <table:table-cell office:value-type="float" office:value="67.0701641" calcext:value-type="float">
            <text:p>67.0701641</text:p>
          </table:table-cell>
          <table:table-cell office:value-type="float" office:value="1.45186742" calcext:value-type="float">
            <text:p>1.45186742</text:p>
          </table:table-cell>
          <table:table-cell office:value-type="float" office:value="0.782080921" calcext:value-type="float">
            <text:p>0.782080921</text:p>
          </table:table-cell>
          <table:table-cell office:value-type="float" office:value="1.35736196" calcext:value-type="float">
            <text:p>1.35736196</text:p>
          </table:table-cell>
          <table:table-cell office:value-type="float" office:value="1.10828138" calcext:value-type="float">
            <text:p>1.1082813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10.582159" calcext:value-type="float">
            <text:p>210.582159</text:p>
          </table:table-cell>
          <table:table-cell office:value-type="float" office:value="67.8052906" calcext:value-type="float">
            <text:p>67.8052906</text:p>
          </table:table-cell>
          <table:table-cell office:value-type="float" office:value="1.42084077" calcext:value-type="float">
            <text:p>1.42084077</text:p>
          </table:table-cell>
          <table:table-cell office:value-type="float" office:value="0.767677385" calcext:value-type="float">
            <text:p>0.767677385</text:p>
          </table:table-cell>
          <table:table-cell office:value-type="float" office:value="1.36282407" calcext:value-type="float">
            <text:p>1.36282407</text:p>
          </table:table-cell>
          <table:table-cell office:value-type="float" office:value="1.112741186" calcext:value-type="float">
            <text:p>1.11274118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09.853377" calcext:value-type="float">
            <text:p>209.853377</text:p>
          </table:table-cell>
          <table:table-cell office:value-type="float" office:value="67.2128556" calcext:value-type="float">
            <text:p>67.2128556</text:p>
          </table:table-cell>
          <table:table-cell office:value-type="float" office:value="1.429983204" calcext:value-type="float">
            <text:p>1.429983204</text:p>
          </table:table-cell>
          <table:table-cell office:value-type="float" office:value="0.803927117" calcext:value-type="float">
            <text:p>0.803927117</text:p>
          </table:table-cell>
          <table:table-cell office:value-type="float" office:value="2.124105393" calcext:value-type="float">
            <text:p>2.124105393</text:p>
          </table:table-cell>
          <table:table-cell office:value-type="float" office:value="1.73432483" calcext:value-type="float">
            <text:p>1.7343248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09.575402" calcext:value-type="float">
            <text:p>209.575402</text:p>
          </table:table-cell>
          <table:table-cell office:value-type="float" office:value="67.349215" calcext:value-type="float">
            <text:p>67.349215</text:p>
          </table:table-cell>
          <table:table-cell office:value-type="float" office:value="1.462775314" calcext:value-type="float">
            <text:p>1.462775314</text:p>
          </table:table-cell>
          <table:table-cell office:value-type="float" office:value="0.768937423" calcext:value-type="float">
            <text:p>0.768937423</text:p>
          </table:table-cell>
          <table:table-cell office:value-type="float" office:value="2.0240312" calcext:value-type="float">
            <text:p>2.0240312</text:p>
          </table:table-cell>
          <table:table-cell office:value-type="float" office:value="1.652614535" calcext:value-type="float">
            <text:p>1.65261453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08.618706" calcext:value-type="float">
            <text:p>208.618706</text:p>
          </table:table-cell>
          <table:table-cell office:value-type="float" office:value="66.9385374" calcext:value-type="float">
            <text:p>66.9385374</text:p>
          </table:table-cell>
          <table:table-cell office:value-type="float" office:value="1.473955594" calcext:value-type="float">
            <text:p>1.473955594</text:p>
          </table:table-cell>
          <table:table-cell office:value-type="float" office:value="0.770649788" calcext:value-type="float">
            <text:p>0.770649788</text:p>
          </table:table-cell>
          <table:table-cell office:value-type="float" office:value="1.887936252" calcext:value-type="float">
            <text:p>1.887936252</text:p>
          </table:table-cell>
          <table:table-cell office:value-type="float" office:value="1.54149348" calcext:value-type="float">
            <text:p>1.5414934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08.650708" calcext:value-type="float">
            <text:p>208.650708</text:p>
          </table:table-cell>
          <table:table-cell office:value-type="float" office:value="66.8302222" calcext:value-type="float">
            <text:p>66.8302222</text:p>
          </table:table-cell>
          <table:table-cell office:value-type="float" office:value="1.518967174" calcext:value-type="float">
            <text:p>1.518967174</text:p>
          </table:table-cell>
          <table:table-cell office:value-type="float" office:value="0.76521285" calcext:value-type="float">
            <text:p>0.76521285</text:p>
          </table:table-cell>
          <table:table-cell office:value-type="float" office:value="1.88029773" calcext:value-type="float">
            <text:p>1.88029773</text:p>
          </table:table-cell>
          <table:table-cell office:value-type="float" office:value="1.5352567" calcext:value-type="float">
            <text:p>1.5352567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07.847005" calcext:value-type="float">
            <text:p>207.847005</text:p>
          </table:table-cell>
          <table:table-cell office:value-type="float" office:value="66.4021507" calcext:value-type="float">
            <text:p>66.4021507</text:p>
          </table:table-cell>
          <table:table-cell office:value-type="float" office:value="1.53450756" calcext:value-type="float">
            <text:p>1.53450756</text:p>
          </table:table-cell>
          <table:table-cell office:value-type="float" office:value="0.762096974" calcext:value-type="float">
            <text:p>0.762096974</text:p>
          </table:table-cell>
          <table:table-cell office:value-type="float" office:value="1.99251521" calcext:value-type="float">
            <text:p>1.99251521</text:p>
          </table:table-cell>
          <table:table-cell office:value-type="float" office:value="1.62688187" calcext:value-type="float">
            <text:p>1.6268818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07.653216" calcext:value-type="float">
            <text:p>207.653216</text:p>
          </table:table-cell>
          <table:table-cell office:value-type="float" office:value="66.2301172" calcext:value-type="float">
            <text:p>66.2301172</text:p>
          </table:table-cell>
          <table:table-cell office:value-type="float" office:value="1.46541227" calcext:value-type="float">
            <text:p>1.46541227</text:p>
          </table:table-cell>
          <table:table-cell office:value-type="float" office:value="0.778033223" calcext:value-type="float">
            <text:p>0.778033223</text:p>
          </table:table-cell>
          <table:table-cell office:value-type="float" office:value="1.496255369" calcext:value-type="float">
            <text:p>1.496255369</text:p>
          </table:table-cell>
          <table:table-cell office:value-type="float" office:value="1.221687397" calcext:value-type="float">
            <text:p>1.22168739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06.498088" calcext:value-type="float">
            <text:p>206.498088</text:p>
          </table:table-cell>
          <table:table-cell office:value-type="float" office:value="65.7658905" calcext:value-type="float">
            <text:p>65.7658905</text:p>
          </table:table-cell>
          <table:table-cell office:value-type="float" office:value="1.557168" calcext:value-type="float">
            <text:p>1.557168</text:p>
          </table:table-cell>
          <table:table-cell office:value-type="float" office:value="0.808136123" calcext:value-type="float">
            <text:p>0.808136123</text:p>
          </table:table-cell>
          <table:table-cell office:value-type="float" office:value="2.59312319" calcext:value-type="float">
            <text:p>2.59312319</text:p>
          </table:table-cell>
          <table:table-cell office:value-type="float" office:value="2.11727622" calcext:value-type="float">
            <text:p>2.11727622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06.364455" calcext:value-type="float">
            <text:p>206.364455</text:p>
          </table:table-cell>
          <table:table-cell office:value-type="float" office:value="65.6592947" calcext:value-type="float">
            <text:p>65.6592947</text:p>
          </table:table-cell>
          <table:table-cell office:value-type="float" office:value="1.60946081" calcext:value-type="float">
            <text:p>1.60946081</text:p>
          </table:table-cell>
          <table:table-cell office:value-type="float" office:value="0.843051844" calcext:value-type="float">
            <text:p>0.843051844</text:p>
          </table:table-cell>
          <table:table-cell office:value-type="float" office:value="1.110725935" calcext:value-type="float">
            <text:p>1.110725935</text:p>
          </table:table-cell>
          <table:table-cell office:value-type="float" office:value="0.906903939" calcext:value-type="float">
            <text:p>0.906903939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05.652832" calcext:value-type="float">
            <text:p>205.652832</text:p>
          </table:table-cell>
          <table:table-cell office:value-type="float" office:value="65.6406288" calcext:value-type="float">
            <text:p>65.6406288</text:p>
          </table:table-cell>
          <table:table-cell office:value-type="float" office:value="1.49480453" calcext:value-type="float">
            <text:p>1.49480453</text:p>
          </table:table-cell>
          <table:table-cell office:value-type="float" office:value="0.794707534" calcext:value-type="float">
            <text:p>0.794707534</text:p>
          </table:table-cell>
          <table:table-cell office:value-type="float" office:value="1.92041114" calcext:value-type="float">
            <text:p>1.92041114</text:p>
          </table:table-cell>
          <table:table-cell office:value-type="float" office:value="1.5680091" calcext:value-type="float">
            <text:p>1.568009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05.190867" calcext:value-type="float">
            <text:p>205.190867</text:p>
          </table:table-cell>
          <table:table-cell office:value-type="float" office:value="65.1767642" calcext:value-type="float">
            <text:p>65.1767642</text:p>
          </table:table-cell>
          <table:table-cell office:value-type="float" office:value="1.49431571" calcext:value-type="float">
            <text:p>1.49431571</text:p>
          </table:table-cell>
          <table:table-cell office:value-type="float" office:value="0.809045715" calcext:value-type="float">
            <text:p>0.809045715</text:p>
          </table:table-cell>
          <table:table-cell office:value-type="float" office:value="1.885821172" calcext:value-type="float">
            <text:p>1.885821172</text:p>
          </table:table-cell>
          <table:table-cell office:value-type="float" office:value="1.5397664928" calcext:value-type="float">
            <text:p>1.5397664928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05.161189" calcext:value-type="float">
            <text:p>205.161189</text:p>
          </table:table-cell>
          <table:table-cell office:value-type="float" office:value="65.0455797" calcext:value-type="float">
            <text:p>65.0455797</text:p>
          </table:table-cell>
          <table:table-cell office:value-type="float" office:value="1.476327764" calcext:value-type="float">
            <text:p>1.476327764</text:p>
          </table:table-cell>
          <table:table-cell office:value-type="float" office:value="0.794882364" calcext:value-type="float">
            <text:p>0.794882364</text:p>
          </table:table-cell>
          <table:table-cell office:value-type="float" office:value="1.07539991" calcext:value-type="float">
            <text:p>1.07539991</text:p>
          </table:table-cell>
          <table:table-cell office:value-type="float" office:value="0.87806037" calcext:value-type="float">
            <text:p>0.8780603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05.317814" calcext:value-type="float">
            <text:p>205.317814</text:p>
          </table:table-cell>
          <table:table-cell office:value-type="float" office:value="64.5514134" calcext:value-type="float">
            <text:p>64.5514134</text:p>
          </table:table-cell>
          <table:table-cell office:value-type="float" office:value="1.50474749" calcext:value-type="float">
            <text:p>1.50474749</text:p>
          </table:table-cell>
          <table:table-cell office:value-type="float" office:value="0.792987648" calcext:value-type="float">
            <text:p>0.792987648</text:p>
          </table:table-cell>
          <table:table-cell office:value-type="float" office:value="1.891093003" calcext:value-type="float">
            <text:p>1.891093003</text:p>
          </table:table-cell>
          <table:table-cell office:value-type="float" office:value="1.544070973" calcext:value-type="float">
            <text:p>1.544070973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05.022793" calcext:value-type="float">
            <text:p>205.022793</text:p>
          </table:table-cell>
          <table:table-cell office:value-type="float" office:value="64.4226785" calcext:value-type="float">
            <text:p>64.4226785</text:p>
          </table:table-cell>
          <table:table-cell office:value-type="float" office:value="1.4961801" calcext:value-type="float">
            <text:p>1.4961801</text:p>
          </table:table-cell>
          <table:table-cell office:value-type="float" office:value="0.790906727" calcext:value-type="float">
            <text:p>0.790906727</text:p>
          </table:table-cell>
          <table:table-cell office:value-type="float" office:value="0.89059325" calcext:value-type="float">
            <text:p>0.89059325</text:p>
          </table:table-cell>
          <table:table-cell office:value-type="float" office:value="0.727166356" calcext:value-type="float">
            <text:p>0.72716635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05.05848" calcext:value-type="float">
            <text:p>205.05848</text:p>
          </table:table-cell>
          <table:table-cell office:value-type="float" office:value="63.8752752" calcext:value-type="float">
            <text:p>63.8752752</text:p>
          </table:table-cell>
          <table:table-cell office:value-type="float" office:value="1.446316525" calcext:value-type="float">
            <text:p>1.446316525</text:p>
          </table:table-cell>
          <table:table-cell office:value-type="float" office:value="0.754259156" calcext:value-type="float">
            <text:p>0.754259156</text:p>
          </table:table-cell>
          <table:table-cell office:value-type="float" office:value="2.107865792" calcext:value-type="float">
            <text:p>2.107865792</text:p>
          </table:table-cell>
          <table:table-cell office:value-type="float" office:value="1.721065216" calcext:value-type="float">
            <text:p>1.721065216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04.920523" calcext:value-type="float">
            <text:p>204.920523</text:p>
          </table:table-cell>
          <table:table-cell office:value-type="float" office:value="63.8663259" calcext:value-type="float">
            <text:p>63.8663259</text:p>
          </table:table-cell>
          <table:table-cell office:value-type="float" office:value="1.438598904" calcext:value-type="float">
            <text:p>1.438598904</text:p>
          </table:table-cell>
          <table:table-cell office:value-type="float" office:value="0.732958505" calcext:value-type="float">
            <text:p>0.732958505</text:p>
          </table:table-cell>
          <table:table-cell office:value-type="float" office:value="0.54569828" calcext:value-type="float">
            <text:p>0.54569828</text:p>
          </table:table-cell>
          <table:table-cell office:value-type="float" office:value="0.445560764" calcext:value-type="float">
            <text:p>0.445560764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05.020315" calcext:value-type="float">
            <text:p>205.020315</text:p>
          </table:table-cell>
          <table:table-cell office:value-type="float" office:value="63.7361149" calcext:value-type="float">
            <text:p>63.7361149</text:p>
          </table:table-cell>
          <table:table-cell office:value-type="float" office:value="1.460087275" calcext:value-type="float">
            <text:p>1.460087275</text:p>
          </table:table-cell>
          <table:table-cell office:value-type="float" office:value="0.741655499" calcext:value-type="float">
            <text:p>0.741655499</text:p>
          </table:table-cell>
          <table:table-cell office:value-type="float" office:value="2.299701999" calcext:value-type="float">
            <text:p>2.299701999</text:p>
          </table:table-cell>
          <table:table-cell office:value-type="float" office:value="1.87769883" calcext:value-type="float">
            <text:p>1.8776988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204.923668" calcext:value-type="float">
            <text:p>204.923668</text:p>
          </table:table-cell>
          <table:table-cell office:value-type="float" office:value="63.6919631" calcext:value-type="float">
            <text:p>63.6919631</text:p>
          </table:table-cell>
          <table:table-cell office:value-type="float" office:value="1.412480085" calcext:value-type="float">
            <text:p>1.412480085</text:p>
          </table:table-cell>
          <table:table-cell office:value-type="float" office:value="0.734638851" calcext:value-type="float">
            <text:p>0.734638851</text:p>
          </table:table-cell>
          <table:table-cell office:value-type="float" office:value="0.430489878" calcext:value-type="float">
            <text:p>0.430489878</text:p>
          </table:table-cell>
          <table:table-cell office:value-type="float" office:value="0.351493518" calcext:value-type="float">
            <text:p>0.35149351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05.663142" calcext:value-type="float">
            <text:p>205.663142</text:p>
          </table:table-cell>
          <table:table-cell office:value-type="float" office:value="63.9990855" calcext:value-type="float">
            <text:p>63.9990855</text:p>
          </table:table-cell>
          <table:table-cell office:value-type="float" office:value="1.467433543" calcext:value-type="float">
            <text:p>1.467433543</text:p>
          </table:table-cell>
          <table:table-cell office:value-type="float" office:value="0.735697446" calcext:value-type="float">
            <text:p>0.735697446</text:p>
          </table:table-cell>
          <table:table-cell office:value-type="float" office:value="2.292092454" calcext:value-type="float">
            <text:p>2.292092454</text:p>
          </table:table-cell>
          <table:table-cell office:value-type="float" office:value="1.871485644" calcext:value-type="float">
            <text:p>1.871485644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05.527443" calcext:value-type="float">
            <text:p>205.527443</text:p>
          </table:table-cell>
          <table:table-cell office:value-type="float" office:value="63.9380187" calcext:value-type="float">
            <text:p>63.9380187</text:p>
          </table:table-cell>
          <table:table-cell office:value-type="float" office:value="1.525705323" calcext:value-type="float">
            <text:p>1.525705323</text:p>
          </table:table-cell>
          <table:table-cell office:value-type="float" office:value="0.728508671" calcext:value-type="float">
            <text:p>0.728508671</text:p>
          </table:table-cell>
          <table:table-cell office:value-type="float" office:value="0.624822366" calcext:value-type="float">
            <text:p>0.624822366</text:p>
          </table:table-cell>
          <table:table-cell office:value-type="float" office:value="0.510165357" calcext:value-type="float">
            <text:p>0.510165357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06.242276" calcext:value-type="float">
            <text:p>206.242276</text:p>
          </table:table-cell>
          <table:table-cell office:value-type="float" office:value="64.3521592" calcext:value-type="float">
            <text:p>64.3521592</text:p>
          </table:table-cell>
          <table:table-cell office:value-type="float" office:value="1.493766807" calcext:value-type="float">
            <text:p>1.493766807</text:p>
          </table:table-cell>
          <table:table-cell office:value-type="float" office:value="0.702455584" calcext:value-type="float">
            <text:p>0.702455584</text:p>
          </table:table-cell>
          <table:table-cell office:value-type="float" office:value="2.40310577" calcext:value-type="float">
            <text:p>2.40310577</text:p>
          </table:table-cell>
          <table:table-cell office:value-type="float" office:value="1.962127632" calcext:value-type="float">
            <text:p>1.96212763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205.95796" calcext:value-type="float">
            <text:p>205.95796</text:p>
          </table:table-cell>
          <table:table-cell office:value-type="float" office:value="63.9311484" calcext:value-type="float">
            <text:p>63.9311484</text:p>
          </table:table-cell>
          <table:table-cell office:value-type="float" office:value="1.496912841" calcext:value-type="float">
            <text:p>1.496912841</text:p>
          </table:table-cell>
          <table:table-cell office:value-type="float" office:value="0.694437123" calcext:value-type="float">
            <text:p>0.694437123</text:p>
          </table:table-cell>
          <table:table-cell office:value-type="float" office:value="1.164890275" calcext:value-type="float">
            <text:p>1.164890275</text:p>
          </table:table-cell>
          <table:table-cell office:value-type="float" office:value="0.951128936" calcext:value-type="float">
            <text:p>0.951128936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07.121051" calcext:value-type="float">
            <text:p>207.121051</text:p>
          </table:table-cell>
          <table:table-cell office:value-type="float" office:value="64.2916419" calcext:value-type="float">
            <text:p>64.2916419</text:p>
          </table:table-cell>
          <table:table-cell office:value-type="float" office:value="1.489820322" calcext:value-type="float">
            <text:p>1.489820322</text:p>
          </table:table-cell>
          <table:table-cell office:value-type="float" office:value="0.708465402" calcext:value-type="float">
            <text:p>0.708465402</text:p>
          </table:table-cell>
          <table:table-cell office:value-type="float" office:value="2.540700866" calcext:value-type="float">
            <text:p>2.540700866</text:p>
          </table:table-cell>
          <table:table-cell office:value-type="float" office:value="2.0744735965" calcext:value-type="float">
            <text:p>2.074473596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206.49282" calcext:value-type="float">
            <text:p>206.49282</text:p>
          </table:table-cell>
          <table:table-cell office:value-type="float" office:value="63.9174769" calcext:value-type="float">
            <text:p>63.9174769</text:p>
          </table:table-cell>
          <table:table-cell office:value-type="float" office:value="1.551821216" calcext:value-type="float">
            <text:p>1.551821216</text:p>
          </table:table-cell>
          <table:table-cell office:value-type="float" office:value="0.725249982" calcext:value-type="float">
            <text:p>0.725249982</text:p>
          </table:table-cell>
          <table:table-cell office:value-type="float" office:value="2.007512917" calcext:value-type="float">
            <text:p>2.007512917</text:p>
          </table:table-cell>
          <table:table-cell office:value-type="float" office:value="1.63912749" calcext:value-type="float">
            <text:p>1.6391274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07.547355" calcext:value-type="float">
            <text:p>207.547355</text:p>
          </table:table-cell>
          <table:table-cell office:value-type="float" office:value="64.7763168" calcext:value-type="float">
            <text:p>64.7763168</text:p>
          </table:table-cell>
          <table:table-cell office:value-type="float" office:value="1.54805073" calcext:value-type="float">
            <text:p>1.54805073</text:p>
          </table:table-cell>
          <table:table-cell office:value-type="float" office:value="0.742958777" calcext:value-type="float">
            <text:p>0.742958777</text:p>
          </table:table-cell>
          <table:table-cell office:value-type="float" office:value="1.65993791" calcext:value-type="float">
            <text:p>1.65993791</text:p>
          </table:table-cell>
          <table:table-cell office:value-type="float" office:value="1.35533364" calcext:value-type="float">
            <text:p>1.35533364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206.652979" calcext:value-type="float">
            <text:p>206.652979</text:p>
          </table:table-cell>
          <table:table-cell office:value-type="float" office:value="64.7576634" calcext:value-type="float">
            <text:p>64.7576634</text:p>
          </table:table-cell>
          <table:table-cell office:value-type="float" office:value="1.45996612" calcext:value-type="float">
            <text:p>1.45996612</text:p>
          </table:table-cell>
          <table:table-cell office:value-type="float" office:value="0.726976405" calcext:value-type="float">
            <text:p>0.726976405</text:p>
          </table:table-cell>
          <table:table-cell office:value-type="float" office:value="3.31458575" calcext:value-type="float">
            <text:p>3.31458575</text:p>
          </table:table-cell>
          <table:table-cell office:value-type="float" office:value="2.70634793" calcext:value-type="float">
            <text:p>2.70634793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207.353957" calcext:value-type="float">
            <text:p>207.353957</text:p>
          </table:table-cell>
          <table:table-cell office:value-type="float" office:value="65.54919" calcext:value-type="float">
            <text:p>65.54919</text:p>
          </table:table-cell>
          <table:table-cell office:value-type="float" office:value="1.38626234" calcext:value-type="float">
            <text:p>1.38626234</text:p>
          </table:table-cell>
          <table:table-cell office:value-type="float" office:value="0.734887576" calcext:value-type="float">
            <text:p>0.734887576</text:p>
          </table:table-cell>
          <table:table-cell office:value-type="float" office:value="1.858562434" calcext:value-type="float">
            <text:p>1.858562434</text:p>
          </table:table-cell>
          <table:table-cell office:value-type="float" office:value="1.517509874" calcext:value-type="float">
            <text:p>1.517509874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05.81679" calcext:value-type="float">
            <text:p>205.81679</text:p>
          </table:table-cell>
          <table:table-cell office:value-type="float" office:value="64.7707626" calcext:value-type="float">
            <text:p>64.7707626</text:p>
          </table:table-cell>
          <table:table-cell office:value-type="float" office:value="1.368683427" calcext:value-type="float">
            <text:p>1.368683427</text:p>
          </table:table-cell>
          <table:table-cell office:value-type="float" office:value="0.757640899" calcext:value-type="float">
            <text:p>0.757640899</text:p>
          </table:table-cell>
          <table:table-cell office:value-type="float" office:value="3.42475989" calcext:value-type="float">
            <text:p>3.42475989</text:p>
          </table:table-cell>
          <table:table-cell office:value-type="float" office:value="2.79630475" calcext:value-type="float">
            <text:p>2.79630475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206.3884" calcext:value-type="float">
            <text:p>206.3884</text:p>
          </table:table-cell>
          <table:table-cell office:value-type="float" office:value="64.8733212" calcext:value-type="float">
            <text:p>64.8733212</text:p>
          </table:table-cell>
          <table:table-cell office:value-type="float" office:value="1.355354774" calcext:value-type="float">
            <text:p>1.355354774</text:p>
          </table:table-cell>
          <table:table-cell office:value-type="float" office:value="0.762870279" calcext:value-type="float">
            <text:p>0.762870279</text:p>
          </table:table-cell>
          <table:table-cell office:value-type="float" office:value="1.341421338" calcext:value-type="float">
            <text:p>1.341421338</text:p>
          </table:table-cell>
          <table:table-cell office:value-type="float" office:value="1.095265944" calcext:value-type="float">
            <text:p>1.09526594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205.170931" calcext:value-type="float">
            <text:p>205.170931</text:p>
          </table:table-cell>
          <table:table-cell office:value-type="float" office:value="64.6816443" calcext:value-type="float">
            <text:p>64.6816443</text:p>
          </table:table-cell>
          <table:table-cell office:value-type="float" office:value="1.425976264" calcext:value-type="float">
            <text:p>1.425976264</text:p>
          </table:table-cell>
          <table:table-cell office:value-type="float" office:value="0.776002996" calcext:value-type="float">
            <text:p>0.776002996</text:p>
          </table:table-cell>
          <table:table-cell office:value-type="float" office:value="3.4965221" calcext:value-type="float">
            <text:p>3.4965221</text:p>
          </table:table-cell>
          <table:table-cell office:value-type="float" office:value="2.85489827" calcext:value-type="float">
            <text:p>2.85489827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05.698788" calcext:value-type="float">
            <text:p>205.698788</text:p>
          </table:table-cell>
          <table:table-cell office:value-type="float" office:value="64.9622673" calcext:value-type="float">
            <text:p>64.9622673</text:p>
          </table:table-cell>
          <table:table-cell office:value-type="float" office:value="1.392631244" calcext:value-type="float">
            <text:p>1.392631244</text:p>
          </table:table-cell>
          <table:table-cell office:value-type="float" office:value="0.771869392" calcext:value-type="float">
            <text:p>0.771869392</text:p>
          </table:table-cell>
          <table:table-cell office:value-type="float" office:value="0.795067418" calcext:value-type="float">
            <text:p>0.795067418</text:p>
          </table:table-cell>
          <table:table-cell office:value-type="float" office:value="0.649169804" calcext:value-type="float">
            <text:p>0.649169804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204.669482" calcext:value-type="float">
            <text:p>204.669482</text:p>
          </table:table-cell>
          <table:table-cell office:value-type="float" office:value="64.8773723" calcext:value-type="float">
            <text:p>64.8773723</text:p>
          </table:table-cell>
          <table:table-cell office:value-type="float" office:value="1.363640377" calcext:value-type="float">
            <text:p>1.363640377</text:p>
          </table:table-cell>
          <table:table-cell office:value-type="float" office:value="0.777434488" calcext:value-type="float">
            <text:p>0.777434488</text:p>
          </table:table-cell>
          <table:table-cell office:value-type="float" office:value="2.95076712" calcext:value-type="float">
            <text:p>2.95076712</text:p>
          </table:table-cell>
          <table:table-cell office:value-type="float" office:value="2.4092913" calcext:value-type="float">
            <text:p>2.4092913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04.823297" calcext:value-type="float">
            <text:p>204.823297</text:p>
          </table:table-cell>
          <table:table-cell office:value-type="float" office:value="64.9215168" calcext:value-type="float">
            <text:p>64.9215168</text:p>
          </table:table-cell>
          <table:table-cell office:value-type="float" office:value="1.34991176" calcext:value-type="float">
            <text:p>1.34991176</text:p>
          </table:table-cell>
          <table:table-cell office:value-type="float" office:value="0.791422929" calcext:value-type="float">
            <text:p>0.791422929</text:p>
          </table:table-cell>
          <table:table-cell office:value-type="float" office:value="0.493276649" calcext:value-type="float">
            <text:p>0.493276649</text:p>
          </table:table-cell>
          <table:table-cell office:value-type="float" office:value="0.402758694" calcext:value-type="float">
            <text:p>0.40275869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03.894556" calcext:value-type="float">
            <text:p>203.894556</text:p>
          </table:table-cell>
          <table:table-cell office:value-type="float" office:value="64.8268622" calcext:value-type="float">
            <text:p>64.8268622</text:p>
          </table:table-cell>
          <table:table-cell office:value-type="float" office:value="1.31895401" calcext:value-type="float">
            <text:p>1.31895401</text:p>
          </table:table-cell>
          <table:table-cell office:value-type="float" office:value="0.762215315" calcext:value-type="float">
            <text:p>0.762215315</text:p>
          </table:table-cell>
          <table:table-cell office:value-type="float" office:value="1.412767217" calcext:value-type="float">
            <text:p>1.412767217</text:p>
          </table:table-cell>
          <table:table-cell office:value-type="float" office:value="1.15351957" calcext:value-type="float">
            <text:p>1.1535195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03.782258" calcext:value-type="float">
            <text:p>203.782258</text:p>
          </table:table-cell>
          <table:table-cell office:value-type="float" office:value="64.840198" calcext:value-type="float">
            <text:p>64.840198</text:p>
          </table:table-cell>
          <table:table-cell office:value-type="float" office:value="1.277965808" calcext:value-type="float">
            <text:p>1.277965808</text:p>
          </table:table-cell>
          <table:table-cell office:value-type="float" office:value="0.72322562" calcext:value-type="float">
            <text:p>0.72322562</text:p>
          </table:table-cell>
          <table:table-cell office:value-type="float" office:value="1.50216459" calcext:value-type="float">
            <text:p>1.50216459</text:p>
          </table:table-cell>
          <table:table-cell office:value-type="float" office:value="1.226512232" calcext:value-type="float">
            <text:p>1.22651223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203.340589" calcext:value-type="float">
            <text:p>203.340589</text:p>
          </table:table-cell>
          <table:table-cell office:value-type="float" office:value="64.3655775" calcext:value-type="float">
            <text:p>64.3655775</text:p>
          </table:table-cell>
          <table:table-cell office:value-type="float" office:value="1.296885212" calcext:value-type="float">
            <text:p>1.296885212</text:p>
          </table:table-cell>
          <table:table-cell office:value-type="float" office:value="0.692721053" calcext:value-type="float">
            <text:p>0.692721053</text:p>
          </table:table-cell>
          <table:table-cell office:value-type="float" office:value="1.4979121" calcext:value-type="float">
            <text:p>1.4979121</text:p>
          </table:table-cell>
          <table:table-cell office:value-type="float" office:value="1.22304013" calcext:value-type="float">
            <text:p>1.2230401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03.340971" calcext:value-type="float">
            <text:p>203.340971</text:p>
          </table:table-cell>
          <table:table-cell office:value-type="float" office:value="64.4585491" calcext:value-type="float">
            <text:p>64.4585491</text:p>
          </table:table-cell>
          <table:table-cell office:value-type="float" office:value="1.287704368" calcext:value-type="float">
            <text:p>1.287704368</text:p>
          </table:table-cell>
          <table:table-cell office:value-type="float" office:value="0.661234775" calcext:value-type="float">
            <text:p>0.661234775</text:p>
          </table:table-cell>
          <table:table-cell office:value-type="float" office:value="1.194208618" calcext:value-type="float">
            <text:p>1.194208618</text:p>
          </table:table-cell>
          <table:table-cell office:value-type="float" office:value="0.975067266" calcext:value-type="float">
            <text:p>0.975067266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203.082074" calcext:value-type="float">
            <text:p>203.082074</text:p>
          </table:table-cell>
          <table:table-cell office:value-type="float" office:value="64.2797922" calcext:value-type="float">
            <text:p>64.2797922</text:p>
          </table:table-cell>
          <table:table-cell office:value-type="float" office:value="1.311192904" calcext:value-type="float">
            <text:p>1.311192904</text:p>
          </table:table-cell>
          <table:table-cell office:value-type="float" office:value="0.70796282" calcext:value-type="float">
            <text:p>0.70796282</text:p>
          </table:table-cell>
          <table:table-cell office:value-type="float" office:value="0.806950305" calcext:value-type="float">
            <text:p>0.806950305</text:p>
          </table:table-cell>
          <table:table-cell office:value-type="float" office:value="0.658872183" calcext:value-type="float">
            <text:p>0.658872183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03.273641" calcext:value-type="float">
            <text:p>203.273641</text:p>
          </table:table-cell>
          <table:table-cell office:value-type="float" office:value="64.4804567" calcext:value-type="float">
            <text:p>64.4804567</text:p>
          </table:table-cell>
          <table:table-cell office:value-type="float" office:value="1.31774449" calcext:value-type="float">
            <text:p>1.31774449</text:p>
          </table:table-cell>
          <table:table-cell office:value-type="float" office:value="0.684023442" calcext:value-type="float">
            <text:p>0.684023442</text:p>
          </table:table-cell>
          <table:table-cell office:value-type="float" office:value="1.520106039" calcext:value-type="float">
            <text:p>1.520106039</text:p>
          </table:table-cell>
          <table:table-cell office:value-type="float" office:value="1.2411613634" calcext:value-type="float">
            <text:p>1.2411613634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202.824022" calcext:value-type="float">
            <text:p>202.824022</text:p>
          </table:table-cell>
          <table:table-cell office:value-type="float" office:value="64.3705567" calcext:value-type="float">
            <text:p>64.3705567</text:p>
          </table:table-cell>
          <table:table-cell office:value-type="float" office:value="1.353832968" calcext:value-type="float">
            <text:p>1.353832968</text:p>
          </table:table-cell>
          <table:table-cell office:value-type="float" office:value="0.663264589" calcext:value-type="float">
            <text:p>0.663264589</text:p>
          </table:table-cell>
          <table:table-cell office:value-type="float" office:value="0.507751036" calcext:value-type="float">
            <text:p>0.507751036</text:p>
          </table:table-cell>
          <table:table-cell office:value-type="float" office:value="0.414576977" calcext:value-type="float">
            <text:p>0.41457697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203.426559" calcext:value-type="float">
            <text:p>203.426559</text:p>
          </table:table-cell>
          <table:table-cell office:value-type="float" office:value="64.7520342" calcext:value-type="float">
            <text:p>64.7520342</text:p>
          </table:table-cell>
          <table:table-cell office:value-type="float" office:value="1.292653408" calcext:value-type="float">
            <text:p>1.292653408</text:p>
          </table:table-cell>
          <table:table-cell office:value-type="float" office:value="0.643387001" calcext:value-type="float">
            <text:p>0.643387001</text:p>
          </table:table-cell>
          <table:table-cell office:value-type="float" office:value="2.317654844" calcext:value-type="float">
            <text:p>2.317654844</text:p>
          </table:table-cell>
          <table:table-cell office:value-type="float" office:value="1.892357253" calcext:value-type="float">
            <text:p>1.89235725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202.689926" calcext:value-type="float">
            <text:p>202.689926</text:p>
          </table:table-cell>
          <table:table-cell office:value-type="float" office:value="64.5388202" calcext:value-type="float">
            <text:p>64.5388202</text:p>
          </table:table-cell>
          <table:table-cell office:value-type="float" office:value="1.300497218" calcext:value-type="float">
            <text:p>1.300497218</text:p>
          </table:table-cell>
          <table:table-cell office:value-type="float" office:value="0.653476158" calcext:value-type="float">
            <text:p>0.653476158</text:p>
          </table:table-cell>
          <table:table-cell office:value-type="float" office:value="0.64614221" calcext:value-type="float">
            <text:p>0.64614221</text:p>
          </table:table-cell>
          <table:table-cell office:value-type="float" office:value="0.527572944" calcext:value-type="float">
            <text:p>0.52757294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203.768935" calcext:value-type="float">
            <text:p>203.768935</text:p>
          </table:table-cell>
          <table:table-cell office:value-type="float" office:value="65.2081613" calcext:value-type="float">
            <text:p>65.2081613</text:p>
          </table:table-cell>
          <table:table-cell office:value-type="float" office:value="1.337533034" calcext:value-type="float">
            <text:p>1.337533034</text:p>
          </table:table-cell>
          <table:table-cell office:value-type="float" office:value="0.67538112" calcext:value-type="float">
            <text:p>0.67538112</text:p>
          </table:table-cell>
          <table:table-cell office:value-type="float" office:value="2.25254695" calcext:value-type="float">
            <text:p>2.25254695</text:p>
          </table:table-cell>
          <table:table-cell office:value-type="float" office:value="1.83919694" calcext:value-type="float">
            <text:p>1.83919694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03.03198" calcext:value-type="float">
            <text:p>203.03198</text:p>
          </table:table-cell>
          <table:table-cell office:value-type="float" office:value="64.6829337" calcext:value-type="float">
            <text:p>64.6829337</text:p>
          </table:table-cell>
          <table:table-cell office:value-type="float" office:value="1.340657876" calcext:value-type="float">
            <text:p>1.340657876</text:p>
          </table:table-cell>
          <table:table-cell office:value-type="float" office:value="0.67481473" calcext:value-type="float">
            <text:p>0.67481473</text:p>
          </table:table-cell>
          <table:table-cell office:value-type="float" office:value="1.25833291" calcext:value-type="float">
            <text:p>1.25833291</text:p>
          </table:table-cell>
          <table:table-cell office:value-type="float" office:value="1.027424488" calcext:value-type="float">
            <text:p>1.02742448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03.627485" calcext:value-type="float">
            <text:p>203.627485</text:p>
          </table:table-cell>
          <table:table-cell office:value-type="float" office:value="65.2422023" calcext:value-type="float">
            <text:p>65.2422023</text:p>
          </table:table-cell>
          <table:table-cell office:value-type="float" office:value="1.304311897" calcext:value-type="float">
            <text:p>1.304311897</text:p>
          </table:table-cell>
          <table:table-cell office:value-type="float" office:value="0.693278991" calcext:value-type="float">
            <text:p>0.693278991</text:p>
          </table:table-cell>
          <table:table-cell office:value-type="float" office:value="1.986246294" calcext:value-type="float">
            <text:p>1.986246294</text:p>
          </table:table-cell>
          <table:table-cell office:value-type="float" office:value="1.62176332" calcext:value-type="float">
            <text:p>1.621763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03.675857" calcext:value-type="float">
            <text:p>203.675857</text:p>
          </table:table-cell>
          <table:table-cell office:value-type="float" office:value="64.9742076" calcext:value-type="float">
            <text:p>64.9742076</text:p>
          </table:table-cell>
          <table:table-cell office:value-type="float" office:value="1.306676659" calcext:value-type="float">
            <text:p>1.306676659</text:p>
          </table:table-cell>
          <table:table-cell office:value-type="float" office:value="0.702592485" calcext:value-type="float">
            <text:p>0.702592485</text:p>
          </table:table-cell>
          <table:table-cell office:value-type="float" office:value="1.85732264" calcext:value-type="float">
            <text:p>1.85732264</text:p>
          </table:table-cell>
          <table:table-cell office:value-type="float" office:value="1.51649765" calcext:value-type="float">
            <text:p>1.51649765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204.034539" calcext:value-type="float">
            <text:p>204.034539</text:p>
          </table:table-cell>
          <table:table-cell office:value-type="float" office:value="65.5157613" calcext:value-type="float">
            <text:p>65.5157613</text:p>
          </table:table-cell>
          <table:table-cell office:value-type="float" office:value="1.233332217" calcext:value-type="float">
            <text:p>1.233332217</text:p>
          </table:table-cell>
          <table:table-cell office:value-type="float" office:value="0.69729031" calcext:value-type="float">
            <text:p>0.69729031</text:p>
          </table:table-cell>
          <table:table-cell office:value-type="float" office:value="2.002420624" calcext:value-type="float">
            <text:p>2.002420624</text:p>
          </table:table-cell>
          <table:table-cell office:value-type="float" office:value="1.634969578" calcext:value-type="float">
            <text:p>1.63496957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04.287199" calcext:value-type="float">
            <text:p>204.287199</text:p>
          </table:table-cell>
          <table:table-cell office:value-type="float" office:value="65.4024326" calcext:value-type="float">
            <text:p>65.4024326</text:p>
          </table:table-cell>
          <table:table-cell office:value-type="float" office:value="1.269406495" calcext:value-type="float">
            <text:p>1.269406495</text:p>
          </table:table-cell>
          <table:table-cell office:value-type="float" office:value="0.731403166" calcext:value-type="float">
            <text:p>0.731403166</text:p>
          </table:table-cell>
          <table:table-cell office:value-type="float" office:value="1.98019861" calcext:value-type="float">
            <text:p>1.98019861</text:p>
          </table:table-cell>
          <table:table-cell office:value-type="float" office:value="1.61682537" calcext:value-type="float">
            <text:p>1.6168253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03.703956" calcext:value-type="float">
            <text:p>203.703956</text:p>
          </table:table-cell>
          <table:table-cell office:value-type="float" office:value="65.3814538" calcext:value-type="float">
            <text:p>65.3814538</text:p>
          </table:table-cell>
          <table:table-cell office:value-type="float" office:value="1.223270803" calcext:value-type="float">
            <text:p>1.223270803</text:p>
          </table:table-cell>
          <table:table-cell office:value-type="float" office:value="0.687818116" calcext:value-type="float">
            <text:p>0.687818116</text:p>
          </table:table-cell>
          <table:table-cell office:value-type="float" office:value="2.164891715" calcext:value-type="float">
            <text:p>2.164891715</text:p>
          </table:table-cell>
          <table:table-cell office:value-type="float" office:value="1.767626683" calcext:value-type="float">
            <text:p>1.76762668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04.041256" calcext:value-type="float">
            <text:p>204.041256</text:p>
          </table:table-cell>
          <table:table-cell office:value-type="float" office:value="65.2486233" calcext:value-type="float">
            <text:p>65.2486233</text:p>
          </table:table-cell>
          <table:table-cell office:value-type="float" office:value="1.254788713" calcext:value-type="float">
            <text:p>1.254788713</text:p>
          </table:table-cell>
          <table:table-cell office:value-type="float" office:value="0.709126577" calcext:value-type="float">
            <text:p>0.709126577</text:p>
          </table:table-cell>
          <table:table-cell office:value-type="float" office:value="1.96617886" calcext:value-type="float">
            <text:p>1.96617886</text:p>
          </table:table-cell>
          <table:table-cell office:value-type="float" office:value="1.60537839" calcext:value-type="float">
            <text:p>1.6053783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03.237549" calcext:value-type="float">
            <text:p>203.237549</text:p>
          </table:table-cell>
          <table:table-cell office:value-type="float" office:value="65.3803576" calcext:value-type="float">
            <text:p>65.3803576</text:p>
          </table:table-cell>
          <table:table-cell office:value-type="float" office:value="1.280924891" calcext:value-type="float">
            <text:p>1.280924891</text:p>
          </table:table-cell>
          <table:table-cell office:value-type="float" office:value="0.775347727" calcext:value-type="float">
            <text:p>0.775347727</text:p>
          </table:table-cell>
          <table:table-cell office:value-type="float" office:value="2.34728849" calcext:value-type="float">
            <text:p>2.34728849</text:p>
          </table:table-cell>
          <table:table-cell office:value-type="float" office:value="1.916553048" calcext:value-type="float">
            <text:p>1.91655304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03.915646" calcext:value-type="float">
            <text:p>203.915646</text:p>
          </table:table-cell>
          <table:table-cell office:value-type="float" office:value="65.5111835" calcext:value-type="float">
            <text:p>65.5111835</text:p>
          </table:table-cell>
          <table:table-cell office:value-type="float" office:value="1.316187981" calcext:value-type="float">
            <text:p>1.316187981</text:p>
          </table:table-cell>
          <table:table-cell office:value-type="float" office:value="0.79289859" calcext:value-type="float">
            <text:p>0.79289859</text:p>
          </table:table-cell>
          <table:table-cell office:value-type="float" office:value="1.3303062" calcext:value-type="float">
            <text:p>1.3303062</text:p>
          </table:table-cell>
          <table:table-cell office:value-type="float" office:value="1.08619046" calcext:value-type="float">
            <text:p>1.0861904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03.360224" calcext:value-type="float">
            <text:p>203.360224</text:p>
          </table:table-cell>
          <table:table-cell office:value-type="float" office:value="65.9398778" calcext:value-type="float">
            <text:p>65.9398778</text:p>
          </table:table-cell>
          <table:table-cell office:value-type="float" office:value="1.352092892" calcext:value-type="float">
            <text:p>1.352092892</text:p>
          </table:table-cell>
          <table:table-cell office:value-type="float" office:value="0.813616341" calcext:value-type="float">
            <text:p>0.813616341</text:p>
          </table:table-cell>
          <table:table-cell office:value-type="float" office:value="2.320732802" calcext:value-type="float">
            <text:p>2.320732802</text:p>
          </table:table-cell>
          <table:table-cell office:value-type="float" office:value="1.894870356" calcext:value-type="float">
            <text:p>1.89487035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04.205471" calcext:value-type="float">
            <text:p>204.205471</text:p>
          </table:table-cell>
          <table:table-cell office:value-type="float" office:value="66.2454745" calcext:value-type="float">
            <text:p>66.2454745</text:p>
          </table:table-cell>
          <table:table-cell office:value-type="float" office:value="1.376346422" calcext:value-type="float">
            <text:p>1.376346422</text:p>
          </table:table-cell>
          <table:table-cell office:value-type="float" office:value="0.816735354" calcext:value-type="float">
            <text:p>0.816735354</text:p>
          </table:table-cell>
          <table:table-cell office:value-type="float" office:value="1.21733792" calcext:value-type="float">
            <text:p>1.21733792</text:p>
          </table:table-cell>
          <table:table-cell office:value-type="float" office:value="0.99395226" calcext:value-type="float">
            <text:p>0.9939522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03.983334" calcext:value-type="float">
            <text:p>203.983334</text:p>
          </table:table-cell>
          <table:table-cell office:value-type="float" office:value="66.6318464" calcext:value-type="float">
            <text:p>66.6318464</text:p>
          </table:table-cell>
          <table:table-cell office:value-type="float" office:value="1.415922166" calcext:value-type="float">
            <text:p>1.415922166</text:p>
          </table:table-cell>
          <table:table-cell office:value-type="float" office:value="0.843259613" calcext:value-type="float">
            <text:p>0.843259613</text:p>
          </table:table-cell>
          <table:table-cell office:value-type="float" office:value="1.86947022" calcext:value-type="float">
            <text:p>1.86947022</text:p>
          </table:table-cell>
          <table:table-cell office:value-type="float" office:value="1.526416042" calcext:value-type="float">
            <text:p>1.52641604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04.900963" calcext:value-type="float">
            <text:p>204.900963</text:p>
          </table:table-cell>
          <table:table-cell office:value-type="float" office:value="67.0185044" calcext:value-type="float">
            <text:p>67.0185044</text:p>
          </table:table-cell>
          <table:table-cell office:value-type="float" office:value="1.426957216" calcext:value-type="float">
            <text:p>1.426957216</text:p>
          </table:table-cell>
          <table:table-cell office:value-type="float" office:value="0.815870207" calcext:value-type="float">
            <text:p>0.815870207</text:p>
          </table:table-cell>
          <table:table-cell office:value-type="float" office:value="1.20096476" calcext:value-type="float">
            <text:p>1.20096476</text:p>
          </table:table-cell>
          <table:table-cell office:value-type="float" office:value="0.98058361" calcext:value-type="float">
            <text:p>0.98058361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04.672182" calcext:value-type="float">
            <text:p>204.672182</text:p>
          </table:table-cell>
          <table:table-cell office:value-type="float" office:value="66.8655763" calcext:value-type="float">
            <text:p>66.8655763</text:p>
          </table:table-cell>
          <table:table-cell office:value-type="float" office:value="1.46701838" calcext:value-type="float">
            <text:p>1.46701838</text:p>
          </table:table-cell>
          <table:table-cell office:value-type="float" office:value="0.832025272" calcext:value-type="float">
            <text:p>0.832025272</text:p>
          </table:table-cell>
          <table:table-cell office:value-type="float" office:value="1.163435415" calcext:value-type="float">
            <text:p>1.163435415</text:p>
          </table:table-cell>
          <table:table-cell office:value-type="float" office:value="0.949941033" calcext:value-type="float">
            <text:p>0.949941033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05.124938" calcext:value-type="float">
            <text:p>205.124938</text:p>
          </table:table-cell>
          <table:table-cell office:value-type="float" office:value="66.9492929" calcext:value-type="float">
            <text:p>66.9492929</text:p>
          </table:table-cell>
          <table:table-cell office:value-type="float" office:value="1.517379576" calcext:value-type="float">
            <text:p>1.517379576</text:p>
          </table:table-cell>
          <table:table-cell office:value-type="float" office:value="0.862019868" calcext:value-type="float">
            <text:p>0.862019868</text:p>
          </table:table-cell>
          <table:table-cell office:value-type="float" office:value="0.94055213" calcext:value-type="float">
            <text:p>0.94055213</text:p>
          </table:table-cell>
          <table:table-cell office:value-type="float" office:value="0.76795761" calcext:value-type="float">
            <text:p>0.76795761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05.311845" calcext:value-type="float">
            <text:p>205.311845</text:p>
          </table:table-cell>
          <table:table-cell office:value-type="float" office:value="66.2910109" calcext:value-type="float">
            <text:p>66.2910109</text:p>
          </table:table-cell>
          <table:table-cell office:value-type="float" office:value="1.546188466" calcext:value-type="float">
            <text:p>1.546188466</text:p>
          </table:table-cell>
          <table:table-cell office:value-type="float" office:value="0.827415077" calcext:value-type="float">
            <text:p>0.827415077</text:p>
          </table:table-cell>
          <table:table-cell office:value-type="float" office:value="1.647222618" calcext:value-type="float">
            <text:p>1.647222618</text:p>
          </table:table-cell>
          <table:table-cell office:value-type="float" office:value="1.344951629" calcext:value-type="float">
            <text:p>1.34495162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05.489618" calcext:value-type="float">
            <text:p>205.489618</text:p>
          </table:table-cell>
          <table:table-cell office:value-type="float" office:value="66.4692984" calcext:value-type="float">
            <text:p>66.4692984</text:p>
          </table:table-cell>
          <table:table-cell office:value-type="float" office:value="1.56253501" calcext:value-type="float">
            <text:p>1.56253501</text:p>
          </table:table-cell>
          <table:table-cell office:value-type="float" office:value="0.803372541" calcext:value-type="float">
            <text:p>0.803372541</text:p>
          </table:table-cell>
          <table:table-cell office:value-type="float" office:value="0.411943231" calcext:value-type="float">
            <text:p>0.411943231</text:p>
          </table:table-cell>
          <table:table-cell office:value-type="float" office:value="0.336350249" calcext:value-type="float">
            <text:p>0.33635024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05.349489" calcext:value-type="float">
            <text:p>205.349489</text:p>
          </table:table-cell>
          <table:table-cell office:value-type="float" office:value="66.0013683" calcext:value-type="float">
            <text:p>66.0013683</text:p>
          </table:table-cell>
          <table:table-cell office:value-type="float" office:value="1.58897977" calcext:value-type="float">
            <text:p>1.58897977</text:p>
          </table:table-cell>
          <table:table-cell office:value-type="float" office:value="0.795760949" calcext:value-type="float">
            <text:p>0.795760949</text:p>
          </table:table-cell>
          <table:table-cell office:value-type="float" office:value="1.58289229" calcext:value-type="float">
            <text:p>1.58289229</text:p>
          </table:table-cell>
          <table:table-cell office:value-type="float" office:value="1.292426145" calcext:value-type="float">
            <text:p>1.29242614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05.740014" calcext:value-type="float">
            <text:p>205.740014</text:p>
          </table:table-cell>
          <table:table-cell office:value-type="float" office:value="66.152524" calcext:value-type="float">
            <text:p>66.152524</text:p>
          </table:table-cell>
          <table:table-cell office:value-type="float" office:value="1.55671559" calcext:value-type="float">
            <text:p>1.55671559</text:p>
          </table:table-cell>
          <table:table-cell office:value-type="float" office:value="0.845553064" calcext:value-type="float">
            <text:p>0.845553064</text:p>
          </table:table-cell>
          <table:table-cell office:value-type="float" office:value="0.755975804" calcext:value-type="float">
            <text:p>0.755975804</text:p>
          </table:table-cell>
          <table:table-cell office:value-type="float" office:value="0.617251639" calcext:value-type="float">
            <text:p>0.61725163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04.801602" calcext:value-type="float">
            <text:p>204.801602</text:p>
          </table:table-cell>
          <table:table-cell office:value-type="float" office:value="65.4232133" calcext:value-type="float">
            <text:p>65.4232133</text:p>
          </table:table-cell>
          <table:table-cell office:value-type="float" office:value="1.65542473" calcext:value-type="float">
            <text:p>1.65542473</text:p>
          </table:table-cell>
          <table:table-cell office:value-type="float" office:value="0.84991662" calcext:value-type="float">
            <text:p>0.84991662</text:p>
          </table:table-cell>
          <table:table-cell office:value-type="float" office:value="2.272878914" calcext:value-type="float">
            <text:p>2.272878914</text:p>
          </table:table-cell>
          <table:table-cell office:value-type="float" office:value="1.855797868" calcext:value-type="float">
            <text:p>1.85579786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05.160681" calcext:value-type="float">
            <text:p>205.160681</text:p>
          </table:table-cell>
          <table:table-cell office:value-type="float" office:value="65.7873463" calcext:value-type="float">
            <text:p>65.7873463</text:p>
          </table:table-cell>
          <table:table-cell office:value-type="float" office:value="1.64009223" calcext:value-type="float">
            <text:p>1.64009223</text:p>
          </table:table-cell>
          <table:table-cell office:value-type="float" office:value="0.873080871" calcext:value-type="float">
            <text:p>0.873080871</text:p>
          </table:table-cell>
          <table:table-cell office:value-type="float" office:value="0.452908232" calcext:value-type="float">
            <text:p>0.452908232</text:p>
          </table:table-cell>
          <table:table-cell office:value-type="float" office:value="0.369798025" calcext:value-type="float">
            <text:p>0.36979802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03.966812" calcext:value-type="float">
            <text:p>203.966812</text:p>
          </table:table-cell>
          <table:table-cell office:value-type="float" office:value="65.6140103" calcext:value-type="float">
            <text:p>65.6140103</text:p>
          </table:table-cell>
          <table:table-cell office:value-type="float" office:value="1.68082958" calcext:value-type="float">
            <text:p>1.68082958</text:p>
          </table:table-cell>
          <table:table-cell office:value-type="float" office:value="0.877693245" calcext:value-type="float">
            <text:p>0.877693245</text:p>
          </table:table-cell>
          <table:table-cell office:value-type="float" office:value="2.306859607" calcext:value-type="float">
            <text:p>2.306859607</text:p>
          </table:table-cell>
          <table:table-cell office:value-type="float" office:value="1.883542963" calcext:value-type="float">
            <text:p>1.88354296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03.82933" calcext:value-type="float">
            <text:p>203.82933</text:p>
          </table:table-cell>
          <table:table-cell office:value-type="float" office:value="65.6582582" calcext:value-type="float">
            <text:p>65.6582582</text:p>
          </table:table-cell>
          <table:table-cell office:value-type="float" office:value="1.58409102" calcext:value-type="float">
            <text:p>1.58409102</text:p>
          </table:table-cell>
          <table:table-cell office:value-type="float" office:value="0.839067044" calcext:value-type="float">
            <text:p>0.839067044</text:p>
          </table:table-cell>
          <table:table-cell office:value-type="float" office:value="0.925592766" calcext:value-type="float">
            <text:p>0.925592766</text:p>
          </table:table-cell>
          <table:table-cell office:value-type="float" office:value="0.755743326" calcext:value-type="float">
            <text:p>0.755743326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03.363669" calcext:value-type="float">
            <text:p>203.363669</text:p>
          </table:table-cell>
          <table:table-cell office:value-type="float" office:value="65.998322" calcext:value-type="float">
            <text:p>65.998322</text:p>
          </table:table-cell>
          <table:table-cell office:value-type="float" office:value="1.60069101" calcext:value-type="float">
            <text:p>1.60069101</text:p>
          </table:table-cell>
          <table:table-cell office:value-type="float" office:value="0.824479662" calcext:value-type="float">
            <text:p>0.824479662</text:p>
          </table:table-cell>
          <table:table-cell office:value-type="float" office:value="1.97899388" calcext:value-type="float">
            <text:p>1.97899388</text:p>
          </table:table-cell>
          <table:table-cell office:value-type="float" office:value="1.615841709" calcext:value-type="float">
            <text:p>1.61584170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03.190282" calcext:value-type="float">
            <text:p>203.190282</text:p>
          </table:table-cell>
          <table:table-cell office:value-type="float" office:value="65.9752723" calcext:value-type="float">
            <text:p>65.9752723</text:p>
          </table:table-cell>
          <table:table-cell office:value-type="float" office:value="1.62082877" calcext:value-type="float">
            <text:p>1.62082877</text:p>
          </table:table-cell>
          <table:table-cell office:value-type="float" office:value="0.860264971" calcext:value-type="float">
            <text:p>0.860264971</text:p>
          </table:table-cell>
          <table:table-cell office:value-type="float" office:value="1.62971207" calcext:value-type="float">
            <text:p>1.62971207</text:p>
          </table:table-cell>
          <table:table-cell office:value-type="float" office:value="1.330654306" calcext:value-type="float">
            <text:p>1.33065430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02.665677" calcext:value-type="float">
            <text:p>202.665677</text:p>
          </table:table-cell>
          <table:table-cell office:value-type="float" office:value="66.7456749" calcext:value-type="float">
            <text:p>66.7456749</text:p>
          </table:table-cell>
          <table:table-cell office:value-type="float" office:value="1.61995259" calcext:value-type="float">
            <text:p>1.61995259</text:p>
          </table:table-cell>
          <table:table-cell office:value-type="float" office:value="0.854194805" calcext:value-type="float">
            <text:p>0.854194805</text:p>
          </table:table-cell>
          <table:table-cell office:value-type="float" office:value="1.9088371796" calcext:value-type="float">
            <text:p>1.9088371796</text:p>
          </table:table-cell>
          <table:table-cell office:value-type="float" office:value="1.558559055" calcext:value-type="float">
            <text:p>1.55855905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01.915101" calcext:value-type="float">
            <text:p>201.915101</text:p>
          </table:table-cell>
          <table:table-cell office:value-type="float" office:value="66.302993" calcext:value-type="float">
            <text:p>66.302993</text:p>
          </table:table-cell>
          <table:table-cell office:value-type="float" office:value="1.60078805" calcext:value-type="float">
            <text:p>1.60078805</text:p>
          </table:table-cell>
          <table:table-cell office:value-type="float" office:value="0.860201496" calcext:value-type="float">
            <text:p>0.860201496</text:p>
          </table:table-cell>
          <table:table-cell office:value-type="float" office:value="2.71008288" calcext:value-type="float">
            <text:p>2.71008288</text:p>
          </table:table-cell>
          <table:table-cell office:value-type="float" office:value="2.21277342" calcext:value-type="float">
            <text:p>2.21277342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01.573069" calcext:value-type="float">
            <text:p>201.573069</text:p>
          </table:table-cell>
          <table:table-cell office:value-type="float" office:value="67.2443004" calcext:value-type="float">
            <text:p>67.2443004</text:p>
          </table:table-cell>
          <table:table-cell office:value-type="float" office:value="1.5552197" calcext:value-type="float">
            <text:p>1.5552197</text:p>
          </table:table-cell>
          <table:table-cell office:value-type="float" office:value="0.819839603" calcext:value-type="float">
            <text:p>0.819839603</text:p>
          </table:table-cell>
          <table:table-cell office:value-type="float" office:value="2.25590975" calcext:value-type="float">
            <text:p>2.25590975</text:p>
          </table:table-cell>
          <table:table-cell office:value-type="float" office:value="1.84194259" calcext:value-type="float">
            <text:p>1.8419425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01.569655" calcext:value-type="float">
            <text:p>201.569655</text:p>
          </table:table-cell>
          <table:table-cell office:value-type="float" office:value="67.4811517" calcext:value-type="float">
            <text:p>67.4811517</text:p>
          </table:table-cell>
          <table:table-cell office:value-type="float" office:value="1.54271748" calcext:value-type="float">
            <text:p>1.54271748</text:p>
          </table:table-cell>
          <table:table-cell office:value-type="float" office:value="0.821916262" calcext:value-type="float">
            <text:p>0.821916262</text:p>
          </table:table-cell>
          <table:table-cell office:value-type="float" office:value="1.315631147" calcext:value-type="float">
            <text:p>1.315631147</text:p>
          </table:table-cell>
          <table:table-cell office:value-type="float" office:value="1.07420833" calcext:value-type="float">
            <text:p>1.07420833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01.282966" calcext:value-type="float">
            <text:p>201.282966</text:p>
          </table:table-cell>
          <table:table-cell office:value-type="float" office:value="68.3056105" calcext:value-type="float">
            <text:p>68.3056105</text:p>
          </table:table-cell>
          <table:table-cell office:value-type="float" office:value="1.470302845" calcext:value-type="float">
            <text:p>1.470302845</text:p>
          </table:table-cell>
          <table:table-cell office:value-type="float" office:value="0.763619908" calcext:value-type="float">
            <text:p>0.763619908</text:p>
          </table:table-cell>
          <table:table-cell office:value-type="float" office:value="2.79477177" calcext:value-type="float">
            <text:p>2.79477177</text:p>
          </table:table-cell>
          <table:table-cell office:value-type="float" office:value="2.28192154" calcext:value-type="float">
            <text:p>2.28192154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01.624308" calcext:value-type="float">
            <text:p>201.624308</text:p>
          </table:table-cell>
          <table:table-cell office:value-type="float" office:value="68.4588129" calcext:value-type="float">
            <text:p>68.4588129</text:p>
          </table:table-cell>
          <table:table-cell office:value-type="float" office:value="1.449453595" calcext:value-type="float">
            <text:p>1.449453595</text:p>
          </table:table-cell>
          <table:table-cell office:value-type="float" office:value="0.761969001" calcext:value-type="float">
            <text:p>0.761969001</text:p>
          </table:table-cell>
          <table:table-cell office:value-type="float" office:value="1.50031319" calcext:value-type="float">
            <text:p>1.50031319</text:p>
          </table:table-cell>
          <table:table-cell office:value-type="float" office:value="1.22500058" calcext:value-type="float">
            <text:p>1.2250005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01.716966" calcext:value-type="float">
            <text:p>201.716966</text:p>
          </table:table-cell>
          <table:table-cell office:value-type="float" office:value="69.1344854" calcext:value-type="float">
            <text:p>69.1344854</text:p>
          </table:table-cell>
          <table:table-cell office:value-type="float" office:value="1.397034556" calcext:value-type="float">
            <text:p>1.397034556</text:p>
          </table:table-cell>
          <table:table-cell office:value-type="float" office:value="0.751836488" calcext:value-type="float">
            <text:p>0.751836488</text:p>
          </table:table-cell>
          <table:table-cell office:value-type="float" office:value="2.33129781" calcext:value-type="float">
            <text:p>2.33129781</text:p>
          </table:table-cell>
          <table:table-cell office:value-type="float" office:value="1.90349678" calcext:value-type="float">
            <text:p>1.9034967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02.622961" calcext:value-type="float">
            <text:p>202.622961</text:p>
          </table:table-cell>
          <table:table-cell office:value-type="float" office:value="69.4452817" calcext:value-type="float">
            <text:p>69.4452817</text:p>
          </table:table-cell>
          <table:table-cell office:value-type="float" office:value="1.352723636" calcext:value-type="float">
            <text:p>1.352723636</text:p>
          </table:table-cell>
          <table:table-cell office:value-type="float" office:value="0.740419918" calcext:value-type="float">
            <text:p>0.740419918</text:p>
          </table:table-cell>
          <table:table-cell office:value-type="float" office:value="1.284012188" calcext:value-type="float">
            <text:p>1.284012188</text:p>
          </table:table-cell>
          <table:table-cell office:value-type="float" office:value="1.048391564" calcext:value-type="float">
            <text:p>1.048391564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02.696171" calcext:value-type="float">
            <text:p>202.696171</text:p>
          </table:table-cell>
          <table:table-cell office:value-type="float" office:value="70.0191831" calcext:value-type="float">
            <text:p>70.0191831</text:p>
          </table:table-cell>
          <table:table-cell office:value-type="float" office:value="1.35370587" calcext:value-type="float">
            <text:p>1.35370587</text:p>
          </table:table-cell>
          <table:table-cell office:value-type="float" office:value="0.747524351" calcext:value-type="float">
            <text:p>0.747524351</text:p>
          </table:table-cell>
          <table:table-cell office:value-type="float" office:value="1.475142783" calcext:value-type="float">
            <text:p>1.475142783</text:p>
          </table:table-cell>
          <table:table-cell office:value-type="float" office:value="1.204449043" calcext:value-type="float">
            <text:p>1.20444904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03.803595" calcext:value-type="float">
            <text:p>203.803595</text:p>
          </table:table-cell>
          <table:table-cell office:value-type="float" office:value="70.2694187" calcext:value-type="float">
            <text:p>70.2694187</text:p>
          </table:table-cell>
          <table:table-cell office:value-type="float" office:value="1.34669617" calcext:value-type="float">
            <text:p>1.34669617</text:p>
          </table:table-cell>
          <table:table-cell office:value-type="float" office:value="0.731850031" calcext:value-type="float">
            <text:p>0.731850031</text:p>
          </table:table-cell>
          <table:table-cell office:value-type="float" office:value="1.359958809" calcext:value-type="float">
            <text:p>1.359958809</text:p>
          </table:table-cell>
          <table:table-cell office:value-type="float" office:value="1.110401734" calcext:value-type="float">
            <text:p>1.11040173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03.742417" calcext:value-type="float">
            <text:p>203.742417</text:p>
          </table:table-cell>
          <table:table-cell office:value-type="float" office:value="70.4024632" calcext:value-type="float">
            <text:p>70.4024632</text:p>
          </table:table-cell>
          <table:table-cell office:value-type="float" office:value="1.38401744" calcext:value-type="float">
            <text:p>1.38401744</text:p>
          </table:table-cell>
          <table:table-cell office:value-type="float" office:value="0.76295595" calcext:value-type="float">
            <text:p>0.76295595</text:p>
          </table:table-cell>
          <table:table-cell office:value-type="float" office:value="0.783516337" calcext:value-type="float">
            <text:p>0.783516337</text:p>
          </table:table-cell>
          <table:table-cell office:value-type="float" office:value="0.639738396" calcext:value-type="float">
            <text:p>0.639738396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04.407847" calcext:value-type="float">
            <text:p>204.407847</text:p>
          </table:table-cell>
          <table:table-cell office:value-type="float" office:value="70.626493" calcext:value-type="float">
            <text:p>70.626493</text:p>
          </table:table-cell>
          <table:table-cell office:value-type="float" office:value="1.35740187" calcext:value-type="float">
            <text:p>1.35740187</text:p>
          </table:table-cell>
          <table:table-cell office:value-type="float" office:value="0.76029679" calcext:value-type="float">
            <text:p>0.76029679</text:p>
          </table:table-cell>
          <table:table-cell office:value-type="float" office:value="1.103222424" calcext:value-type="float">
            <text:p>1.103222424</text:p>
          </table:table-cell>
          <table:table-cell office:value-type="float" office:value="0.900777366" calcext:value-type="float">
            <text:p>0.900777366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05.359044" calcext:value-type="float">
            <text:p>205.359044</text:p>
          </table:table-cell>
          <table:table-cell office:value-type="float" office:value="70.4386424" calcext:value-type="float">
            <text:p>70.4386424</text:p>
          </table:table-cell>
          <table:table-cell office:value-type="float" office:value="1.364245454" calcext:value-type="float">
            <text:p>1.364245454</text:p>
          </table:table-cell>
          <table:table-cell office:value-type="float" office:value="0.7966721" calcext:value-type="float">
            <text:p>0.7966721</text:p>
          </table:table-cell>
          <table:table-cell office:value-type="float" office:value="1.726499812" calcext:value-type="float">
            <text:p>1.726499812</text:p>
          </table:table-cell>
          <table:table-cell office:value-type="float" office:value="1.4096811906" calcext:value-type="float">
            <text:p>1.409681190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05.884054" calcext:value-type="float">
            <text:p>205.884054</text:p>
          </table:table-cell>
          <table:table-cell office:value-type="float" office:value="70.7379302" calcext:value-type="float">
            <text:p>70.7379302</text:p>
          </table:table-cell>
          <table:table-cell office:value-type="float" office:value="1.429515234" calcext:value-type="float">
            <text:p>1.429515234</text:p>
          </table:table-cell>
          <table:table-cell office:value-type="float" office:value="0.799167034" calcext:value-type="float">
            <text:p>0.799167034</text:p>
          </table:table-cell>
          <table:table-cell office:value-type="float" office:value="0.893086783" calcext:value-type="float">
            <text:p>0.893086783</text:p>
          </table:table-cell>
          <table:table-cell office:value-type="float" office:value="0.729202283" calcext:value-type="float">
            <text:p>0.72920228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06.593888" calcext:value-type="float">
            <text:p>206.593888</text:p>
          </table:table-cell>
          <table:table-cell office:value-type="float" office:value="70.8869788" calcext:value-type="float">
            <text:p>70.8869788</text:p>
          </table:table-cell>
          <table:table-cell office:value-type="float" office:value="1.348205117" calcext:value-type="float">
            <text:p>1.348205117</text:p>
          </table:table-cell>
          <table:table-cell office:value-type="float" office:value="0.738529135" calcext:value-type="float">
            <text:p>0.738529135</text:p>
          </table:table-cell>
          <table:table-cell office:value-type="float" office:value="1.165609392" calcext:value-type="float">
            <text:p>1.165609392</text:p>
          </table:table-cell>
          <table:table-cell office:value-type="float" office:value="0.9517161114" calcext:value-type="float">
            <text:p>0.9517161114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07.187436" calcext:value-type="float">
            <text:p>207.187436</text:p>
          </table:table-cell>
          <table:table-cell office:value-type="float" office:value="70.9704276" calcext:value-type="float">
            <text:p>70.9704276</text:p>
          </table:table-cell>
          <table:table-cell office:value-type="float" office:value="1.338493497" calcext:value-type="float">
            <text:p>1.338493497</text:p>
          </table:table-cell>
          <table:table-cell office:value-type="float" office:value="0.769045825" calcext:value-type="float">
            <text:p>0.769045825</text:p>
          </table:table-cell>
          <table:table-cell office:value-type="float" office:value="1.602692486" calcext:value-type="float">
            <text:p>1.602692486</text:p>
          </table:table-cell>
          <table:table-cell office:value-type="float" office:value="1.30859294" calcext:value-type="float">
            <text:p>1.30859294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07.430466" calcext:value-type="float">
            <text:p>207.430466</text:p>
          </table:table-cell>
          <table:table-cell office:value-type="float" office:value="70.5611482" calcext:value-type="float">
            <text:p>70.5611482</text:p>
          </table:table-cell>
          <table:table-cell office:value-type="float" office:value="1.365077924" calcext:value-type="float">
            <text:p>1.365077924</text:p>
          </table:table-cell>
          <table:table-cell office:value-type="float" office:value="0.856154473" calcext:value-type="float">
            <text:p>0.856154473</text:p>
          </table:table-cell>
          <table:table-cell office:value-type="float" office:value="2.118410464" calcext:value-type="float">
            <text:p>2.118410464</text:p>
          </table:table-cell>
          <table:table-cell office:value-type="float" office:value="1.729674911" calcext:value-type="float">
            <text:p>1.72967491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07.154963" calcext:value-type="float">
            <text:p>207.154963</text:p>
          </table:table-cell>
          <table:table-cell office:value-type="float" office:value="70.7171545" calcext:value-type="float">
            <text:p>70.7171545</text:p>
          </table:table-cell>
          <table:table-cell office:value-type="float" office:value="1.404523824" calcext:value-type="float">
            <text:p>1.404523824</text:p>
          </table:table-cell>
          <table:table-cell office:value-type="float" office:value="0.886722611" calcext:value-type="float">
            <text:p>0.886722611</text:p>
          </table:table-cell>
          <table:table-cell office:value-type="float" office:value="0.926996095" calcext:value-type="float">
            <text:p>0.926996095</text:p>
          </table:table-cell>
          <table:table-cell office:value-type="float" office:value="0.756889138" calcext:value-type="float">
            <text:p>0.75688913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07.622192" calcext:value-type="float">
            <text:p>207.622192</text:p>
          </table:table-cell>
          <table:table-cell office:value-type="float" office:value="70.7361063" calcext:value-type="float">
            <text:p>70.7361063</text:p>
          </table:table-cell>
          <table:table-cell office:value-type="float" office:value="1.423572698" calcext:value-type="float">
            <text:p>1.423572698</text:p>
          </table:table-cell>
          <table:table-cell office:value-type="float" office:value="0.892184953" calcext:value-type="float">
            <text:p>0.892184953</text:p>
          </table:table-cell>
          <table:table-cell office:value-type="float" office:value="1.937711345" calcext:value-type="float">
            <text:p>1.937711345</text:p>
          </table:table-cell>
          <table:table-cell office:value-type="float" office:value="1.582134632" calcext:value-type="float">
            <text:p>1.582134632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06.622121" calcext:value-type="float">
            <text:p>206.622121</text:p>
          </table:table-cell>
          <table:table-cell office:value-type="float" office:value="70.2193958" calcext:value-type="float">
            <text:p>70.2193958</text:p>
          </table:table-cell>
          <table:table-cell office:value-type="float" office:value="1.422689028" calcext:value-type="float">
            <text:p>1.422689028</text:p>
          </table:table-cell>
          <table:table-cell office:value-type="float" office:value="0.901534465" calcext:value-type="float">
            <text:p>0.901534465</text:p>
          </table:table-cell>
          <table:table-cell office:value-type="float" office:value="1.384559954" calcext:value-type="float">
            <text:p>1.384559954</text:p>
          </table:table-cell>
          <table:table-cell office:value-type="float" office:value="1.130488417" calcext:value-type="float">
            <text:p>1.13048841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06.854901" calcext:value-type="float">
            <text:p>206.854901</text:p>
          </table:table-cell>
          <table:table-cell office:value-type="float" office:value="70.4826361" calcext:value-type="float">
            <text:p>70.4826361</text:p>
          </table:table-cell>
          <table:table-cell office:value-type="float" office:value="1.44031652" calcext:value-type="float">
            <text:p>1.44031652</text:p>
          </table:table-cell>
          <table:table-cell office:value-type="float" office:value="0.916730356" calcext:value-type="float">
            <text:p>0.916730356</text:p>
          </table:table-cell>
          <table:table-cell office:value-type="float" office:value="2.424974913" calcext:value-type="float">
            <text:p>2.424974913</text:p>
          </table:table-cell>
          <table:table-cell office:value-type="float" office:value="1.979983668" calcext:value-type="float">
            <text:p>1.97998366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06.468922" calcext:value-type="float">
            <text:p>206.468922</text:p>
          </table:table-cell>
          <table:table-cell office:value-type="float" office:value="70.4345414" calcext:value-type="float">
            <text:p>70.4345414</text:p>
          </table:table-cell>
          <table:table-cell office:value-type="float" office:value="1.49202389" calcext:value-type="float">
            <text:p>1.49202389</text:p>
          </table:table-cell>
          <table:table-cell office:value-type="float" office:value="0.869817591" calcext:value-type="float">
            <text:p>0.869817591</text:p>
          </table:table-cell>
          <table:table-cell office:value-type="float" office:value="1.11585227" calcext:value-type="float">
            <text:p>1.11585227</text:p>
          </table:table-cell>
          <table:table-cell office:value-type="float" office:value="0.91108955" calcext:value-type="float">
            <text:p>0.91108955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05.8127" calcext:value-type="float">
            <text:p>205.8127</text:p>
          </table:table-cell>
          <table:table-cell office:value-type="float" office:value="70.3313584" calcext:value-type="float">
            <text:p>70.3313584</text:p>
          </table:table-cell>
          <table:table-cell office:value-type="float" office:value="1.48145932" calcext:value-type="float">
            <text:p>1.48145932</text:p>
          </table:table-cell>
          <table:table-cell office:value-type="float" office:value="0.878924311" calcext:value-type="float">
            <text:p>0.878924311</text:p>
          </table:table-cell>
          <table:table-cell office:value-type="float" office:value="2.63524539" calcext:value-type="float">
            <text:p>2.63524539</text:p>
          </table:table-cell>
          <table:table-cell office:value-type="float" office:value="2.15166884" calcext:value-type="float">
            <text:p>2.15166884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05.172619" calcext:value-type="float">
            <text:p>205.172619</text:p>
          </table:table-cell>
          <table:table-cell office:value-type="float" office:value="69.8076363" calcext:value-type="float">
            <text:p>69.8076363</text:p>
          </table:table-cell>
          <table:table-cell office:value-type="float" office:value="1.4831367" calcext:value-type="float">
            <text:p>1.4831367</text:p>
          </table:table-cell>
          <table:table-cell office:value-type="float" office:value="0.856713161" calcext:value-type="float">
            <text:p>0.856713161</text:p>
          </table:table-cell>
          <table:table-cell office:value-type="float" office:value="1.81028625" calcext:value-type="float">
            <text:p>1.81028625</text:p>
          </table:table-cell>
          <table:table-cell office:value-type="float" office:value="1.47809257" calcext:value-type="float">
            <text:p>1.4780925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04.532334" calcext:value-type="float">
            <text:p>204.532334</text:p>
          </table:table-cell>
          <table:table-cell office:value-type="float" office:value="69.50875" calcext:value-type="float">
            <text:p>69.50875</text:p>
          </table:table-cell>
          <table:table-cell office:value-type="float" office:value="1.475840073" calcext:value-type="float">
            <text:p>1.475840073</text:p>
          </table:table-cell>
          <table:table-cell office:value-type="float" office:value="0.863446611" calcext:value-type="float">
            <text:p>0.863446611</text:p>
          </table:table-cell>
          <table:table-cell office:value-type="float" office:value="2.50990431" calcext:value-type="float">
            <text:p>2.50990431</text:p>
          </table:table-cell>
          <table:table-cell office:value-type="float" office:value="2.04932829" calcext:value-type="float">
            <text:p>2.0493282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04.207406" calcext:value-type="float">
            <text:p>204.207406</text:p>
          </table:table-cell>
          <table:table-cell office:value-type="float" office:value="69.2081405" calcext:value-type="float">
            <text:p>69.2081405</text:p>
          </table:table-cell>
          <table:table-cell office:value-type="float" office:value="1.493828713" calcext:value-type="float">
            <text:p>1.493828713</text:p>
          </table:table-cell>
          <table:table-cell office:value-type="float" office:value="0.856058293" calcext:value-type="float">
            <text:p>0.856058293</text:p>
          </table:table-cell>
          <table:table-cell office:value-type="float" office:value="1.90040072" calcext:value-type="float">
            <text:p>1.90040072</text:p>
          </table:table-cell>
          <table:table-cell office:value-type="float" office:value="1.55167072" calcext:value-type="float">
            <text:p>1.5516707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04.079065" calcext:value-type="float">
            <text:p>204.079065</text:p>
          </table:table-cell>
          <table:table-cell office:value-type="float" office:value="69.1009421" calcext:value-type="float">
            <text:p>69.1009421</text:p>
          </table:table-cell>
          <table:table-cell office:value-type="float" office:value="1.50285688" calcext:value-type="float">
            <text:p>1.50285688</text:p>
          </table:table-cell>
          <table:table-cell office:value-type="float" office:value="0.847531103" calcext:value-type="float">
            <text:p>0.847531103</text:p>
          </table:table-cell>
          <table:table-cell office:value-type="float" office:value="1.5706351" calcext:value-type="float">
            <text:p>1.5706351</text:p>
          </table:table-cell>
          <table:table-cell office:value-type="float" office:value="1.28241819" calcext:value-type="float">
            <text:p>1.2824181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04.176296" calcext:value-type="float">
            <text:p>204.176296</text:p>
          </table:table-cell>
          <table:table-cell office:value-type="float" office:value="68.7464249" calcext:value-type="float">
            <text:p>68.7464249</text:p>
          </table:table-cell>
          <table:table-cell office:value-type="float" office:value="1.51736271" calcext:value-type="float">
            <text:p>1.51736271</text:p>
          </table:table-cell>
          <table:table-cell office:value-type="float" office:value="0.893952339" calcext:value-type="float">
            <text:p>0.893952339</text:p>
          </table:table-cell>
          <table:table-cell office:value-type="float" office:value="2.28028142" calcext:value-type="float">
            <text:p>2.28028142</text:p>
          </table:table-cell>
          <table:table-cell office:value-type="float" office:value="1.86184194" calcext:value-type="float">
            <text:p>1.86184194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04.996299" calcext:value-type="float">
            <text:p>204.996299</text:p>
          </table:table-cell>
          <table:table-cell office:value-type="float" office:value="68.3713954" calcext:value-type="float">
            <text:p>68.3713954</text:p>
          </table:table-cell>
          <table:table-cell office:value-type="float" office:value="1.50926525" calcext:value-type="float">
            <text:p>1.50926525</text:p>
          </table:table-cell>
          <table:table-cell office:value-type="float" office:value="0.899251709" calcext:value-type="float">
            <text:p>0.899251709</text:p>
          </table:table-cell>
          <table:table-cell office:value-type="float" office:value="1.5088764" calcext:value-type="float">
            <text:p>1.5088764</text:p>
          </table:table-cell>
          <table:table-cell office:value-type="float" office:value="1.2319924" calcext:value-type="float">
            <text:p>1.231992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04.522267" calcext:value-type="float">
            <text:p>204.522267</text:p>
          </table:table-cell>
          <table:table-cell office:value-type="float" office:value="68.1329783" calcext:value-type="float">
            <text:p>68.1329783</text:p>
          </table:table-cell>
          <table:table-cell office:value-type="float" office:value="1.53926472" calcext:value-type="float">
            <text:p>1.53926472</text:p>
          </table:table-cell>
          <table:table-cell office:value-type="float" office:value="0.913260821" calcext:value-type="float">
            <text:p>0.913260821</text:p>
          </table:table-cell>
          <table:table-cell office:value-type="float" office:value="2.07967785" calcext:value-type="float">
            <text:p>2.07967785</text:p>
          </table:table-cell>
          <table:table-cell office:value-type="float" office:value="1.69804983" calcext:value-type="float">
            <text:p>1.6980498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05.213303" calcext:value-type="float">
            <text:p>205.213303</text:p>
          </table:table-cell>
          <table:table-cell office:value-type="float" office:value="67.8809222" calcext:value-type="float">
            <text:p>67.8809222</text:p>
          </table:table-cell>
          <table:table-cell office:value-type="float" office:value="1.55840976" calcext:value-type="float">
            <text:p>1.55840976</text:p>
          </table:table-cell>
          <table:table-cell office:value-type="float" office:value="0.933356591" calcext:value-type="float">
            <text:p>0.933356591</text:p>
          </table:table-cell>
          <table:table-cell office:value-type="float" office:value="1.224315134" calcext:value-type="float">
            <text:p>1.224315134</text:p>
          </table:table-cell>
          <table:table-cell office:value-type="float" office:value="0.999649122" calcext:value-type="float">
            <text:p>0.99964912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05.738217" calcext:value-type="float">
            <text:p>205.738217</text:p>
          </table:table-cell>
          <table:table-cell office:value-type="float" office:value="68.0324044" calcext:value-type="float">
            <text:p>68.0324044</text:p>
          </table:table-cell>
          <table:table-cell office:value-type="float" office:value="1.59478234" calcext:value-type="float">
            <text:p>1.59478234</text:p>
          </table:table-cell>
          <table:table-cell office:value-type="float" office:value="0.925059782" calcext:value-type="float">
            <text:p>0.925059782</text:p>
          </table:table-cell>
          <table:table-cell office:value-type="float" office:value="1.918914436" calcext:value-type="float">
            <text:p>1.918914436</text:p>
          </table:table-cell>
          <table:table-cell office:value-type="float" office:value="1.566787078" calcext:value-type="float">
            <text:p>1.56678707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05.458713" calcext:value-type="float">
            <text:p>205.458713</text:p>
          </table:table-cell>
          <table:table-cell office:value-type="float" office:value="67.8004437" calcext:value-type="float">
            <text:p>67.8004437</text:p>
          </table:table-cell>
          <table:table-cell office:value-type="float" office:value="1.59387787" calcext:value-type="float">
            <text:p>1.59387787</text:p>
          </table:table-cell>
          <table:table-cell office:value-type="float" office:value="0.921392677" calcext:value-type="float">
            <text:p>0.921392677</text:p>
          </table:table-cell>
          <table:table-cell office:value-type="float" office:value="0.905331364" calcext:value-type="float">
            <text:p>0.905331364</text:p>
          </table:table-cell>
          <table:table-cell office:value-type="float" office:value="0.739199969" calcext:value-type="float">
            <text:p>0.73919996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05.483895" calcext:value-type="float">
            <text:p>205.483895</text:p>
          </table:table-cell>
          <table:table-cell office:value-type="float" office:value="67.8012391" calcext:value-type="float">
            <text:p>67.8012391</text:p>
          </table:table-cell>
          <table:table-cell office:value-type="float" office:value="1.56216015" calcext:value-type="float">
            <text:p>1.56216015</text:p>
          </table:table-cell>
          <table:table-cell office:value-type="float" office:value="0.872710206" calcext:value-type="float">
            <text:p>0.872710206</text:p>
          </table:table-cell>
          <table:table-cell office:value-type="float" office:value="0.8450517025" calcext:value-type="float">
            <text:p>0.8450517025</text:p>
          </table:table-cell>
          <table:table-cell office:value-type="float" office:value="0.689981847" calcext:value-type="float">
            <text:p>0.689981847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05.802585" calcext:value-type="float">
            <text:p>205.802585</text:p>
          </table:table-cell>
          <table:table-cell office:value-type="float" office:value="67.9556995" calcext:value-type="float">
            <text:p>67.9556995</text:p>
          </table:table-cell>
          <table:table-cell office:value-type="float" office:value="1.64573412" calcext:value-type="float">
            <text:p>1.64573412</text:p>
          </table:table-cell>
          <table:table-cell office:value-type="float" office:value="0.919690969" calcext:value-type="float">
            <text:p>0.919690969</text:p>
          </table:table-cell>
          <table:table-cell office:value-type="float" office:value="1.077874522" calcext:value-type="float">
            <text:p>1.077874522</text:p>
          </table:table-cell>
          <table:table-cell office:value-type="float" office:value="0.88008083" calcext:value-type="float">
            <text:p>0.88008083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06.745464" calcext:value-type="float">
            <text:p>206.745464</text:p>
          </table:table-cell>
          <table:table-cell office:value-type="float" office:value="68.1145324" calcext:value-type="float">
            <text:p>68.1145324</text:p>
          </table:table-cell>
          <table:table-cell office:value-type="float" office:value="1.65593855" calcext:value-type="float">
            <text:p>1.65593855</text:p>
          </table:table-cell>
          <table:table-cell office:value-type="float" office:value="0.872088184" calcext:value-type="float">
            <text:p>0.872088184</text:p>
          </table:table-cell>
          <table:table-cell office:value-type="float" office:value="1.731983556" calcext:value-type="float">
            <text:p>1.731983556</text:p>
          </table:table-cell>
          <table:table-cell office:value-type="float" office:value="1.414158648" calcext:value-type="float">
            <text:p>1.41415864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06.589135" calcext:value-type="float">
            <text:p>206.589135</text:p>
          </table:table-cell>
          <table:table-cell office:value-type="float" office:value="68.1784981" calcext:value-type="float">
            <text:p>68.1784981</text:p>
          </table:table-cell>
          <table:table-cell office:value-type="float" office:value="1.66661187" calcext:value-type="float">
            <text:p>1.66661187</text:p>
          </table:table-cell>
          <table:table-cell office:value-type="float" office:value="0.87282923" calcext:value-type="float">
            <text:p>0.87282923</text:p>
          </table:table-cell>
          <table:table-cell office:value-type="float" office:value="0.636805103" calcext:value-type="float">
            <text:p>0.636805103</text:p>
          </table:table-cell>
          <table:table-cell office:value-type="float" office:value="0.519949192" calcext:value-type="float">
            <text:p>0.51994919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06.96667" calcext:value-type="float">
            <text:p>206.96667</text:p>
          </table:table-cell>
          <table:table-cell office:value-type="float" office:value="68.2130762" calcext:value-type="float">
            <text:p>68.2130762</text:p>
          </table:table-cell>
          <table:table-cell office:value-type="float" office:value="1.63695955" calcext:value-type="float">
            <text:p>1.63695955</text:p>
          </table:table-cell>
          <table:table-cell office:value-type="float" office:value="0.865655911" calcext:value-type="float">
            <text:p>0.865655911</text:p>
          </table:table-cell>
          <table:table-cell office:value-type="float" office:value="1.336951976" calcext:value-type="float">
            <text:p>1.336951976</text:p>
          </table:table-cell>
          <table:table-cell office:value-type="float" office:value="1.091616739" calcext:value-type="float">
            <text:p>1.09161673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06.696081" calcext:value-type="float">
            <text:p>206.696081</text:p>
          </table:table-cell>
          <table:table-cell office:value-type="float" office:value="67.9751192" calcext:value-type="float">
            <text:p>67.9751192</text:p>
          </table:table-cell>
          <table:table-cell office:value-type="float" office:value="1.64239912" calcext:value-type="float">
            <text:p>1.64239912</text:p>
          </table:table-cell>
          <table:table-cell office:value-type="float" office:value="0.857635704" calcext:value-type="float">
            <text:p>0.857635704</text:p>
          </table:table-cell>
          <table:table-cell office:value-type="float" office:value="1.16184054" calcext:value-type="float">
            <text:p>1.16184054</text:p>
          </table:table-cell>
          <table:table-cell office:value-type="float" office:value="0.94863883" calcext:value-type="float">
            <text:p>0.9486388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06.550477" calcext:value-type="float">
            <text:p>206.550477</text:p>
          </table:table-cell>
          <table:table-cell office:value-type="float" office:value="67.8881157" calcext:value-type="float">
            <text:p>67.8881157</text:p>
          </table:table-cell>
          <table:table-cell office:value-type="float" office:value="1.68297832" calcext:value-type="float">
            <text:p>1.68297832</text:p>
          </table:table-cell>
          <table:table-cell office:value-type="float" office:value="0.836073223" calcext:value-type="float">
            <text:p>0.836073223</text:p>
          </table:table-cell>
          <table:table-cell office:value-type="float" office:value="2.277596272" calcext:value-type="float">
            <text:p>2.277596272</text:p>
          </table:table-cell>
          <table:table-cell office:value-type="float" office:value="1.859649562" calcext:value-type="float">
            <text:p>1.85964956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05.717237" calcext:value-type="float">
            <text:p>205.717237</text:p>
          </table:table-cell>
          <table:table-cell office:value-type="float" office:value="67.4798416" calcext:value-type="float">
            <text:p>67.4798416</text:p>
          </table:table-cell>
          <table:table-cell office:value-type="float" office:value="1.68868431" calcext:value-type="float">
            <text:p>1.68868431</text:p>
          </table:table-cell>
          <table:table-cell office:value-type="float" office:value="0.818080269" calcext:value-type="float">
            <text:p>0.818080269</text:p>
          </table:table-cell>
          <table:table-cell office:value-type="float" office:value="1.770902693" calcext:value-type="float">
            <text:p>1.770902693</text:p>
          </table:table-cell>
          <table:table-cell office:value-type="float" office:value="1.445935976" calcext:value-type="float">
            <text:p>1.445935976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05.61544" calcext:value-type="float">
            <text:p>205.61544</text:p>
          </table:table-cell>
          <table:table-cell office:value-type="float" office:value="67.3515273" calcext:value-type="float">
            <text:p>67.3515273</text:p>
          </table:table-cell>
          <table:table-cell office:value-type="float" office:value="1.69815898" calcext:value-type="float">
            <text:p>1.69815898</text:p>
          </table:table-cell>
          <table:table-cell office:value-type="float" office:value="0.837783143" calcext:value-type="float">
            <text:p>0.837783143</text:p>
          </table:table-cell>
          <table:table-cell office:value-type="float" office:value="1.886801769" calcext:value-type="float">
            <text:p>1.886801769</text:p>
          </table:table-cell>
          <table:table-cell office:value-type="float" office:value="1.540567183" calcext:value-type="float">
            <text:p>1.54056718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04.669808" calcext:value-type="float">
            <text:p>204.669808</text:p>
          </table:table-cell>
          <table:table-cell office:value-type="float" office:value="66.9169745" calcext:value-type="float">
            <text:p>66.9169745</text:p>
          </table:table-cell>
          <table:table-cell office:value-type="float" office:value="1.6919951" calcext:value-type="float">
            <text:p>1.6919951</text:p>
          </table:table-cell>
          <table:table-cell office:value-type="float" office:value="0.810615049" calcext:value-type="float">
            <text:p>0.810615049</text:p>
          </table:table-cell>
          <table:table-cell office:value-type="float" office:value="1.7797589" calcext:value-type="float">
            <text:p>1.7797589</text:p>
          </table:table-cell>
          <table:table-cell office:value-type="float" office:value="1.45316712" calcext:value-type="float">
            <text:p>1.4531671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04.78452" calcext:value-type="float">
            <text:p>204.78452</text:p>
          </table:table-cell>
          <table:table-cell office:value-type="float" office:value="66.8013796" calcext:value-type="float">
            <text:p>66.8013796</text:p>
          </table:table-cell>
          <table:table-cell office:value-type="float" office:value="1.670915467" calcext:value-type="float">
            <text:p>1.670915467</text:p>
          </table:table-cell>
          <table:table-cell office:value-type="float" office:value="0.794599071" calcext:value-type="float">
            <text:p>0.794599071</text:p>
          </table:table-cell>
          <table:table-cell office:value-type="float" office:value="2.1986706981" calcext:value-type="float">
            <text:p>2.1986706981</text:p>
          </table:table-cell>
          <table:table-cell office:value-type="float" office:value="1.7952071218" calcext:value-type="float">
            <text:p>1.795207121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04.15827" calcext:value-type="float">
            <text:p>204.15827</text:p>
          </table:table-cell>
          <table:table-cell office:value-type="float" office:value="66.2771144" calcext:value-type="float">
            <text:p>66.2771144</text:p>
          </table:table-cell>
          <table:table-cell office:value-type="float" office:value="1.655600677" calcext:value-type="float">
            <text:p>1.655600677</text:p>
          </table:table-cell>
          <table:table-cell office:value-type="float" office:value="0.782031376" calcext:value-type="float">
            <text:p>0.782031376</text:p>
          </table:table-cell>
          <table:table-cell office:value-type="float" office:value="1.965388303" calcext:value-type="float">
            <text:p>1.965388303</text:p>
          </table:table-cell>
          <table:table-cell office:value-type="float" office:value="1.604732833" calcext:value-type="float">
            <text:p>1.60473283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03.988307" calcext:value-type="float">
            <text:p>203.988307</text:p>
          </table:table-cell>
          <table:table-cell office:value-type="float" office:value="66.3427607" calcext:value-type="float">
            <text:p>66.3427607</text:p>
          </table:table-cell>
          <table:table-cell office:value-type="float" office:value="1.65850098" calcext:value-type="float">
            <text:p>1.65850098</text:p>
          </table:table-cell>
          <table:table-cell office:value-type="float" office:value="0.784999743" calcext:value-type="float">
            <text:p>0.784999743</text:p>
          </table:table-cell>
          <table:table-cell office:value-type="float" office:value="2.4505714946" calcext:value-type="float">
            <text:p>2.4505714946</text:p>
          </table:table-cell>
          <table:table-cell office:value-type="float" office:value="2.000883215" calcext:value-type="float">
            <text:p>2.00088321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4.818168" calcext:value-type="float">
            <text:p>204.818168</text:p>
          </table:table-cell>
          <table:table-cell office:value-type="float" office:value="66.2864069" calcext:value-type="float">
            <text:p>66.2864069</text:p>
          </table:table-cell>
          <table:table-cell office:value-type="float" office:value="1.6066111" calcext:value-type="float">
            <text:p>1.6066111</text:p>
          </table:table-cell>
          <table:table-cell office:value-type="float" office:value="0.780687257" calcext:value-type="float">
            <text:p>0.780687257</text:p>
          </table:table-cell>
          <table:table-cell office:value-type="float" office:value="2.021606275" calcext:value-type="float">
            <text:p>2.021606275</text:p>
          </table:table-cell>
          <table:table-cell office:value-type="float" office:value="1.650634545" calcext:value-type="float">
            <text:p>1.650634545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05.25677" calcext:value-type="float">
            <text:p>205.25677</text:p>
          </table:table-cell>
          <table:table-cell office:value-type="float" office:value="66.656627" calcext:value-type="float">
            <text:p>66.656627</text:p>
          </table:table-cell>
          <table:table-cell office:value-type="float" office:value="1.57438477" calcext:value-type="float">
            <text:p>1.57438477</text:p>
          </table:table-cell>
          <table:table-cell office:value-type="float" office:value="0.762256296" calcext:value-type="float">
            <text:p>0.762256296</text:p>
          </table:table-cell>
          <table:table-cell office:value-type="float" office:value="2.44761189" calcext:value-type="float">
            <text:p>2.44761189</text:p>
          </table:table-cell>
          <table:table-cell office:value-type="float" office:value="1.998466787" calcext:value-type="float">
            <text:p>1.99846678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06.449978" calcext:value-type="float">
            <text:p>206.449978</text:p>
          </table:table-cell>
          <table:table-cell office:value-type="float" office:value="66.745129" calcext:value-type="float">
            <text:p>66.745129</text:p>
          </table:table-cell>
          <table:table-cell office:value-type="float" office:value="1.64738249" calcext:value-type="float">
            <text:p>1.64738249</text:p>
          </table:table-cell>
          <table:table-cell office:value-type="float" office:value="0.78808094" calcext:value-type="float">
            <text:p>0.78808094</text:p>
          </table:table-cell>
          <table:table-cell office:value-type="float" office:value="1.96966727" calcext:value-type="float">
            <text:p>1.96966727</text:p>
          </table:table-cell>
          <table:table-cell office:value-type="float" office:value="1.60822658" calcext:value-type="float">
            <text:p>1.6082265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07.06968" calcext:value-type="float">
            <text:p>207.06968</text:p>
          </table:table-cell>
          <table:table-cell office:value-type="float" office:value="67.3490472" calcext:value-type="float">
            <text:p>67.3490472</text:p>
          </table:table-cell>
          <table:table-cell office:value-type="float" office:value="1.78274312" calcext:value-type="float">
            <text:p>1.78274312</text:p>
          </table:table-cell>
          <table:table-cell office:value-type="float" office:value="0.862740435" calcext:value-type="float">
            <text:p>0.862740435</text:p>
          </table:table-cell>
          <table:table-cell office:value-type="float" office:value="2.273511211" calcext:value-type="float">
            <text:p>2.273511211</text:p>
          </table:table-cell>
          <table:table-cell office:value-type="float" office:value="1.856314098" calcext:value-type="float">
            <text:p>1.85631409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08.052807" calcext:value-type="float">
            <text:p>208.052807</text:p>
          </table:table-cell>
          <table:table-cell office:value-type="float" office:value="67.4184878" calcext:value-type="float">
            <text:p>67.4184878</text:p>
          </table:table-cell>
          <table:table-cell office:value-type="float" office:value="1.79638979" calcext:value-type="float">
            <text:p>1.79638979</text:p>
          </table:table-cell>
          <table:table-cell office:value-type="float" office:value="0.86727298" calcext:value-type="float">
            <text:p>0.86727298</text:p>
          </table:table-cell>
          <table:table-cell office:value-type="float" office:value="1.731925005" calcext:value-type="float">
            <text:p>1.731925005</text:p>
          </table:table-cell>
          <table:table-cell office:value-type="float" office:value="1.414110872" calcext:value-type="float">
            <text:p>1.414110872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08.577417" calcext:value-type="float">
            <text:p>208.577417</text:p>
          </table:table-cell>
          <table:table-cell office:value-type="float" office:value="67.9067162" calcext:value-type="float">
            <text:p>67.9067162</text:p>
          </table:table-cell>
          <table:table-cell office:value-type="float" office:value="1.691129244" calcext:value-type="float">
            <text:p>1.691129244</text:p>
          </table:table-cell>
          <table:table-cell office:value-type="float" office:value="0.776279822" calcext:value-type="float">
            <text:p>0.776279822</text:p>
          </table:table-cell>
          <table:table-cell office:value-type="float" office:value="1.834679077" calcext:value-type="float">
            <text:p>1.834679077</text:p>
          </table:table-cell>
          <table:table-cell office:value-type="float" office:value="1.498009234" calcext:value-type="float">
            <text:p>1.49800923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09.281438" calcext:value-type="float">
            <text:p>209.281438</text:p>
          </table:table-cell>
          <table:table-cell office:value-type="float" office:value="68.3535057" calcext:value-type="float">
            <text:p>68.3535057</text:p>
          </table:table-cell>
          <table:table-cell office:value-type="float" office:value="1.684309374" calcext:value-type="float">
            <text:p>1.684309374</text:p>
          </table:table-cell>
          <table:table-cell office:value-type="float" office:value="0.769410938" calcext:value-type="float">
            <text:p>0.769410938</text:p>
          </table:table-cell>
          <table:table-cell office:value-type="float" office:value="0.7637894" calcext:value-type="float">
            <text:p>0.7637894</text:p>
          </table:table-cell>
          <table:table-cell office:value-type="float" office:value="0.623631455" calcext:value-type="float">
            <text:p>0.623631455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09.716524" calcext:value-type="float">
            <text:p>209.716524</text:p>
          </table:table-cell>
          <table:table-cell office:value-type="float" office:value="67.9190091" calcext:value-type="float">
            <text:p>67.9190091</text:p>
          </table:table-cell>
          <table:table-cell office:value-type="float" office:value="1.68820542" calcext:value-type="float">
            <text:p>1.68820542</text:p>
          </table:table-cell>
          <table:table-cell office:value-type="float" office:value="0.768505725" calcext:value-type="float">
            <text:p>0.768505725</text:p>
          </table:table-cell>
          <table:table-cell office:value-type="float" office:value="2.250456924" calcext:value-type="float">
            <text:p>2.250456924</text:p>
          </table:table-cell>
          <table:table-cell office:value-type="float" office:value="1.837490437" calcext:value-type="float">
            <text:p>1.837490437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10.194736" calcext:value-type="float">
            <text:p>210.194736</text:p>
          </table:table-cell>
          <table:table-cell office:value-type="float" office:value="68.1434111" calcext:value-type="float">
            <text:p>68.1434111</text:p>
          </table:table-cell>
          <table:table-cell office:value-type="float" office:value="1.67321721" calcext:value-type="float">
            <text:p>1.67321721</text:p>
          </table:table-cell>
          <table:table-cell office:value-type="float" office:value="0.786852173" calcext:value-type="float">
            <text:p>0.786852173</text:p>
          </table:table-cell>
          <table:table-cell office:value-type="float" office:value="0.980779502" calcext:value-type="float">
            <text:p>0.980779502</text:p>
          </table:table-cell>
          <table:table-cell office:value-type="float" office:value="0.80080311" calcext:value-type="float">
            <text:p>0.8008031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10.31642" calcext:value-type="float">
            <text:p>210.31642</text:p>
          </table:table-cell>
          <table:table-cell office:value-type="float" office:value="67.9033911" calcext:value-type="float">
            <text:p>67.9033911</text:p>
          </table:table-cell>
          <table:table-cell office:value-type="float" office:value="1.71828073" calcext:value-type="float">
            <text:p>1.71828073</text:p>
          </table:table-cell>
          <table:table-cell office:value-type="float" office:value="0.823858973" calcext:value-type="float">
            <text:p>0.823858973</text:p>
          </table:table-cell>
          <table:table-cell office:value-type="float" office:value="1.897194179" calcext:value-type="float">
            <text:p>1.897194179</text:p>
          </table:table-cell>
          <table:table-cell office:value-type="float" office:value="1.549052546" calcext:value-type="float">
            <text:p>1.549052546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10.737226" calcext:value-type="float">
            <text:p>210.737226</text:p>
          </table:table-cell>
          <table:table-cell office:value-type="float" office:value="68.0654705" calcext:value-type="float">
            <text:p>68.0654705</text:p>
          </table:table-cell>
          <table:table-cell office:value-type="float" office:value="1.72625814" calcext:value-type="float">
            <text:p>1.72625814</text:p>
          </table:table-cell>
          <table:table-cell office:value-type="float" office:value="0.802564278" calcext:value-type="float">
            <text:p>0.802564278</text:p>
          </table:table-cell>
          <table:table-cell office:value-type="float" office:value="0.899318025" calcext:value-type="float">
            <text:p>0.899318025</text:p>
          </table:table-cell>
          <table:table-cell office:value-type="float" office:value="0.73429009" calcext:value-type="float">
            <text:p>0.73429009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10.651029" calcext:value-type="float">
            <text:p>210.651029</text:p>
          </table:table-cell>
          <table:table-cell office:value-type="float" office:value="67.8046919" calcext:value-type="float">
            <text:p>67.8046919</text:p>
          </table:table-cell>
          <table:table-cell office:value-type="float" office:value="1.71750201" calcext:value-type="float">
            <text:p>1.71750201</text:p>
          </table:table-cell>
          <table:table-cell office:value-type="float" office:value="0.809077062" calcext:value-type="float">
            <text:p>0.809077062</text:p>
          </table:table-cell>
          <table:table-cell office:value-type="float" office:value="1.472828281" calcext:value-type="float">
            <text:p>1.472828281</text:p>
          </table:table-cell>
          <table:table-cell office:value-type="float" office:value="1.202559248" calcext:value-type="float">
            <text:p>1.20255924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10.797805" calcext:value-type="float">
            <text:p>210.797805</text:p>
          </table:table-cell>
          <table:table-cell office:value-type="float" office:value="67.8388664" calcext:value-type="float">
            <text:p>67.8388664</text:p>
          </table:table-cell>
          <table:table-cell office:value-type="float" office:value="1.71674399" calcext:value-type="float">
            <text:p>1.71674399</text:p>
          </table:table-cell>
          <table:table-cell office:value-type="float" office:value="0.822990612" calcext:value-type="float">
            <text:p>0.822990612</text:p>
          </table:table-cell>
          <table:table-cell office:value-type="float" office:value="1.078409315" calcext:value-type="float">
            <text:p>1.078409315</text:p>
          </table:table-cell>
          <table:table-cell office:value-type="float" office:value="0.880517512" calcext:value-type="float">
            <text:p>0.880517512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10.623122" calcext:value-type="float">
            <text:p>210.623122</text:p>
          </table:table-cell>
          <table:table-cell office:value-type="float" office:value="67.9305241" calcext:value-type="float">
            <text:p>67.9305241</text:p>
          </table:table-cell>
          <table:table-cell office:value-type="float" office:value="1.60427169" calcext:value-type="float">
            <text:p>1.60427169</text:p>
          </table:table-cell>
          <table:table-cell office:value-type="float" office:value="0.863191614" calcext:value-type="float">
            <text:p>0.863191614</text:p>
          </table:table-cell>
          <table:table-cell office:value-type="float" office:value="1.987252343" calcext:value-type="float">
            <text:p>1.987252343</text:p>
          </table:table-cell>
          <table:table-cell office:value-type="float" office:value="1.622584702" calcext:value-type="float">
            <text:p>1.622584702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10.20374" calcext:value-type="float">
            <text:p>210.20374</text:p>
          </table:table-cell>
          <table:table-cell office:value-type="float" office:value="67.6217958" calcext:value-type="float">
            <text:p>67.6217958</text:p>
          </table:table-cell>
          <table:table-cell office:value-type="float" office:value="1.64448229" calcext:value-type="float">
            <text:p>1.64448229</text:p>
          </table:table-cell>
          <table:table-cell office:value-type="float" office:value="0.850843003" calcext:value-type="float">
            <text:p>0.850843003</text:p>
          </table:table-cell>
          <table:table-cell office:value-type="float" office:value="1.042516054" calcext:value-type="float">
            <text:p>1.042516054</text:p>
          </table:table-cell>
          <table:table-cell office:value-type="float" office:value="0.851210762" calcext:value-type="float">
            <text:p>0.851210762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10.568905" calcext:value-type="float">
            <text:p>210.568905</text:p>
          </table:table-cell>
          <table:table-cell office:value-type="float" office:value="68.1229011" calcext:value-type="float">
            <text:p>68.1229011</text:p>
          </table:table-cell>
          <table:table-cell office:value-type="float" office:value="1.65751667" calcext:value-type="float">
            <text:p>1.65751667</text:p>
          </table:table-cell>
          <table:table-cell office:value-type="float" office:value="0.842433716" calcext:value-type="float">
            <text:p>0.842433716</text:p>
          </table:table-cell>
          <table:table-cell office:value-type="float" office:value="1.954856903" calcext:value-type="float">
            <text:p>1.954856903</text:p>
          </table:table-cell>
          <table:table-cell office:value-type="float" office:value="1.596133979" calcext:value-type="float">
            <text:p>1.59613397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10.143895" calcext:value-type="float">
            <text:p>210.143895</text:p>
          </table:table-cell>
          <table:table-cell office:value-type="float" office:value="67.7829226" calcext:value-type="float">
            <text:p>67.7829226</text:p>
          </table:table-cell>
          <table:table-cell office:value-type="float" office:value="1.63285282" calcext:value-type="float">
            <text:p>1.63285282</text:p>
          </table:table-cell>
          <table:table-cell office:value-type="float" office:value="0.852763552" calcext:value-type="float">
            <text:p>0.852763552</text:p>
          </table:table-cell>
          <table:table-cell office:value-type="float" office:value="0.376593347" calcext:value-type="float">
            <text:p>0.376593347</text:p>
          </table:table-cell>
          <table:table-cell office:value-type="float" office:value="0.307487198" calcext:value-type="float">
            <text:p>0.30748719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10.693937" calcext:value-type="float">
            <text:p>210.693937</text:p>
          </table:table-cell>
          <table:table-cell office:value-type="float" office:value="68.2330783" calcext:value-type="float">
            <text:p>68.2330783</text:p>
          </table:table-cell>
          <table:table-cell office:value-type="float" office:value="1.53455526" calcext:value-type="float">
            <text:p>1.53455526</text:p>
          </table:table-cell>
          <table:table-cell office:value-type="float" office:value="0.777853196" calcext:value-type="float">
            <text:p>0.777853196</text:p>
          </table:table-cell>
          <table:table-cell office:value-type="float" office:value="2.570463491" calcext:value-type="float">
            <text:p>2.570463491</text:p>
          </table:table-cell>
          <table:table-cell office:value-type="float" office:value="2.098774558" calcext:value-type="float">
            <text:p>2.09877455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10.012895" calcext:value-type="float">
            <text:p>210.012895</text:p>
          </table:table-cell>
          <table:table-cell office:value-type="float" office:value="67.7867406" calcext:value-type="float">
            <text:p>67.7867406</text:p>
          </table:table-cell>
          <table:table-cell office:value-type="float" office:value="1.53876125" calcext:value-type="float">
            <text:p>1.53876125</text:p>
          </table:table-cell>
          <table:table-cell office:value-type="float" office:value="0.763442726" calcext:value-type="float">
            <text:p>0.763442726</text:p>
          </table:table-cell>
          <table:table-cell office:value-type="float" office:value="0.68073958" calcext:value-type="float">
            <text:p>0.68073958</text:p>
          </table:table-cell>
          <table:table-cell office:value-type="float" office:value="0.555821535" calcext:value-type="float">
            <text:p>0.55582153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210.393222" calcext:value-type="float">
            <text:p>210.393222</text:p>
          </table:table-cell>
          <table:table-cell office:value-type="float" office:value="68.7994876" calcext:value-type="float">
            <text:p>68.7994876</text:p>
          </table:table-cell>
          <table:table-cell office:value-type="float" office:value="1.566523136" calcext:value-type="float">
            <text:p>1.566523136</text:p>
          </table:table-cell>
          <table:table-cell office:value-type="float" office:value="0.76354152" calcext:value-type="float">
            <text:p>0.76354152</text:p>
          </table:table-cell>
          <table:table-cell office:value-type="float" office:value="3.5136584674" calcext:value-type="float">
            <text:p>3.5136584674</text:p>
          </table:table-cell>
          <table:table-cell office:value-type="float" office:value="2.868890122" calcext:value-type="float">
            <text:p>2.86889012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09.417173" calcext:value-type="float">
            <text:p>209.417173</text:p>
          </table:table-cell>
          <table:table-cell office:value-type="float" office:value="68.1886406" calcext:value-type="float">
            <text:p>68.1886406</text:p>
          </table:table-cell>
          <table:table-cell office:value-type="float" office:value="1.559117986" calcext:value-type="float">
            <text:p>1.559117986</text:p>
          </table:table-cell>
          <table:table-cell office:value-type="float" office:value="0.751573047" calcext:value-type="float">
            <text:p>0.751573047</text:p>
          </table:table-cell>
          <table:table-cell office:value-type="float" office:value="0.89857266" calcext:value-type="float">
            <text:p>0.89857266</text:p>
          </table:table-cell>
          <table:table-cell office:value-type="float" office:value="0.73368151" calcext:value-type="float">
            <text:p>0.73368151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09.056675" calcext:value-type="float">
            <text:p>209.056675</text:p>
          </table:table-cell>
          <table:table-cell office:value-type="float" office:value="68.5194923" calcext:value-type="float">
            <text:p>68.5194923</text:p>
          </table:table-cell>
          <table:table-cell office:value-type="float" office:value="1.57205618" calcext:value-type="float">
            <text:p>1.57205618</text:p>
          </table:table-cell>
          <table:table-cell office:value-type="float" office:value="0.758275405" calcext:value-type="float">
            <text:p>0.758275405</text:p>
          </table:table-cell>
          <table:table-cell office:value-type="float" office:value="2.702455426" calcext:value-type="float">
            <text:p>2.702455426</text:p>
          </table:table-cell>
          <table:table-cell office:value-type="float" office:value="2.20654565" calcext:value-type="float">
            <text:p>2.20654565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09.365476" calcext:value-type="float">
            <text:p>209.365476</text:p>
          </table:table-cell>
          <table:table-cell office:value-type="float" office:value="68.7991907" calcext:value-type="float">
            <text:p>68.7991907</text:p>
          </table:table-cell>
          <table:table-cell office:value-type="float" office:value="1.5762447" calcext:value-type="float">
            <text:p>1.5762447</text:p>
          </table:table-cell>
          <table:table-cell office:value-type="float" office:value="0.747215468" calcext:value-type="float">
            <text:p>0.747215468</text:p>
          </table:table-cell>
          <table:table-cell office:value-type="float" office:value="1.541936854" calcext:value-type="float">
            <text:p>1.541936854</text:p>
          </table:table-cell>
          <table:table-cell office:value-type="float" office:value="1.258986193" calcext:value-type="float">
            <text:p>1.25898619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08.848453" calcext:value-type="float">
            <text:p>208.848453</text:p>
          </table:table-cell>
          <table:table-cell office:value-type="float" office:value="68.8200783" calcext:value-type="float">
            <text:p>68.8200783</text:p>
          </table:table-cell>
          <table:table-cell office:value-type="float" office:value="1.516885245" calcext:value-type="float">
            <text:p>1.516885245</text:p>
          </table:table-cell>
          <table:table-cell office:value-type="float" office:value="0.720505794" calcext:value-type="float">
            <text:p>0.720505794</text:p>
          </table:table-cell>
          <table:table-cell office:value-type="float" office:value="3.03320994" calcext:value-type="float">
            <text:p>3.03320994</text:p>
          </table:table-cell>
          <table:table-cell office:value-type="float" office:value="2.47660552" calcext:value-type="float">
            <text:p>2.4766055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08.21097" calcext:value-type="float">
            <text:p>208.21097</text:p>
          </table:table-cell>
          <table:table-cell office:value-type="float" office:value="68.9920207" calcext:value-type="float">
            <text:p>68.9920207</text:p>
          </table:table-cell>
          <table:table-cell office:value-type="float" office:value="1.502337455" calcext:value-type="float">
            <text:p>1.502337455</text:p>
          </table:table-cell>
          <table:table-cell office:value-type="float" office:value="0.745692689" calcext:value-type="float">
            <text:p>0.745692689</text:p>
          </table:table-cell>
          <table:table-cell office:value-type="float" office:value="2.7480495" calcext:value-type="float">
            <text:p>2.7480495</text:p>
          </table:table-cell>
          <table:table-cell office:value-type="float" office:value="2.243773" calcext:value-type="float">
            <text:p>2.24377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08.659424" calcext:value-type="float">
            <text:p>208.659424</text:p>
          </table:table-cell>
          <table:table-cell office:value-type="float" office:value="69.5006132" calcext:value-type="float">
            <text:p>69.5006132</text:p>
          </table:table-cell>
          <table:table-cell office:value-type="float" office:value="1.47768339" calcext:value-type="float">
            <text:p>1.47768339</text:p>
          </table:table-cell>
          <table:table-cell office:value-type="float" office:value="0.732547513" calcext:value-type="float">
            <text:p>0.732547513</text:p>
          </table:table-cell>
          <table:table-cell office:value-type="float" office:value="2.152595868" calcext:value-type="float">
            <text:p>2.152595868</text:p>
          </table:table-cell>
          <table:table-cell office:value-type="float" office:value="1.757587132" calcext:value-type="float">
            <text:p>1.75758713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07.9267" calcext:value-type="float">
            <text:p>207.9267</text:p>
          </table:table-cell>
          <table:table-cell office:value-type="float" office:value="69.5933548" calcext:value-type="float">
            <text:p>69.5933548</text:p>
          </table:table-cell>
          <table:table-cell office:value-type="float" office:value="1.445131" calcext:value-type="float">
            <text:p>1.445131</text:p>
          </table:table-cell>
          <table:table-cell office:value-type="float" office:value="0.722635374" calcext:value-type="float">
            <text:p>0.722635374</text:p>
          </table:table-cell>
          <table:table-cell office:value-type="float" office:value="2.37478424" calcext:value-type="float">
            <text:p>2.37478424</text:p>
          </table:table-cell>
          <table:table-cell office:value-type="float" office:value="1.9390032" calcext:value-type="float">
            <text:p>1.9390032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08.153064" calcext:value-type="float">
            <text:p>208.153064</text:p>
          </table:table-cell>
          <table:table-cell office:value-type="float" office:value="70.2902298" calcext:value-type="float">
            <text:p>70.2902298</text:p>
          </table:table-cell>
          <table:table-cell office:value-type="float" office:value="1.466577343" calcext:value-type="float">
            <text:p>1.466577343</text:p>
          </table:table-cell>
          <table:table-cell office:value-type="float" office:value="0.718413108" calcext:value-type="float">
            <text:p>0.718413108</text:p>
          </table:table-cell>
          <table:table-cell office:value-type="float" office:value="2.136337016" calcext:value-type="float">
            <text:p>2.136337016</text:p>
          </table:table-cell>
          <table:table-cell office:value-type="float" office:value="1.744311904" calcext:value-type="float">
            <text:p>1.74431190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07.659317" calcext:value-type="float">
            <text:p>207.659317</text:p>
          </table:table-cell>
          <table:table-cell office:value-type="float" office:value="70.2533776" calcext:value-type="float">
            <text:p>70.2533776</text:p>
          </table:table-cell>
          <table:table-cell office:value-type="float" office:value="1.452747443" calcext:value-type="float">
            <text:p>1.452747443</text:p>
          </table:table-cell>
          <table:table-cell office:value-type="float" office:value="0.71228753" calcext:value-type="float">
            <text:p>0.71228753</text:p>
          </table:table-cell>
          <table:table-cell office:value-type="float" office:value="1.207291384" calcext:value-type="float">
            <text:p>1.207291384</text:p>
          </table:table-cell>
          <table:table-cell office:value-type="float" office:value="0.985749289" calcext:value-type="float">
            <text:p>0.985749289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07.800658" calcext:value-type="float">
            <text:p>207.800658</text:p>
          </table:table-cell>
          <table:table-cell office:value-type="float" office:value="70.6010833" calcext:value-type="float">
            <text:p>70.6010833</text:p>
          </table:table-cell>
          <table:table-cell office:value-type="float" office:value="1.48183108" calcext:value-type="float">
            <text:p>1.48183108</text:p>
          </table:table-cell>
          <table:table-cell office:value-type="float" office:value="0.782373819" calcext:value-type="float">
            <text:p>0.782373819</text:p>
          </table:table-cell>
          <table:table-cell office:value-type="float" office:value="1.75025521" calcext:value-type="float">
            <text:p>1.75025521</text:p>
          </table:table-cell>
          <table:table-cell office:value-type="float" office:value="1.42907739" calcext:value-type="float">
            <text:p>1.42907739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6.600514" calcext:value-type="float">
            <text:p>206.600514</text:p>
          </table:table-cell>
          <table:table-cell office:value-type="float" office:value="70.3227836" calcext:value-type="float">
            <text:p>70.3227836</text:p>
          </table:table-cell>
          <table:table-cell office:value-type="float" office:value="1.42055237" calcext:value-type="float">
            <text:p>1.42055237</text:p>
          </table:table-cell>
          <table:table-cell office:value-type="float" office:value="0.759674137" calcext:value-type="float">
            <text:p>0.759674137</text:p>
          </table:table-cell>
          <table:table-cell office:value-type="float" office:value="1.603530806" calcext:value-type="float">
            <text:p>1.603530806</text:p>
          </table:table-cell>
          <table:table-cell office:value-type="float" office:value="1.3092774155" calcext:value-type="float">
            <text:p>1.309277415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06.724721" calcext:value-type="float">
            <text:p>206.724721</text:p>
          </table:table-cell>
          <table:table-cell office:value-type="float" office:value="70.2133474" calcext:value-type="float">
            <text:p>70.2133474</text:p>
          </table:table-cell>
          <table:table-cell office:value-type="float" office:value="1.40580104" calcext:value-type="float">
            <text:p>1.40580104</text:p>
          </table:table-cell>
          <table:table-cell office:value-type="float" office:value="0.780711692" calcext:value-type="float">
            <text:p>0.780711692</text:p>
          </table:table-cell>
          <table:table-cell office:value-type="float" office:value="1.07468373" calcext:value-type="float">
            <text:p>1.07468373</text:p>
          </table:table-cell>
          <table:table-cell office:value-type="float" office:value="0.877475595" calcext:value-type="float">
            <text:p>0.87747559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05.294055" calcext:value-type="float">
            <text:p>205.294055</text:p>
          </table:table-cell>
          <table:table-cell office:value-type="float" office:value="69.8063913" calcext:value-type="float">
            <text:p>69.8063913</text:p>
          </table:table-cell>
          <table:table-cell office:value-type="float" office:value="1.42920546" calcext:value-type="float">
            <text:p>1.42920546</text:p>
          </table:table-cell>
          <table:table-cell office:value-type="float" office:value="0.790683891" calcext:value-type="float">
            <text:p>0.790683891</text:p>
          </table:table-cell>
          <table:table-cell office:value-type="float" office:value="1.66713577" calcext:value-type="float">
            <text:p>1.66713577</text:p>
          </table:table-cell>
          <table:table-cell office:value-type="float" office:value="1.361210639" calcext:value-type="float">
            <text:p>1.36121063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04.939171" calcext:value-type="float">
            <text:p>204.939171</text:p>
          </table:table-cell>
          <table:table-cell office:value-type="float" office:value="69.7233977" calcext:value-type="float">
            <text:p>69.7233977</text:p>
          </table:table-cell>
          <table:table-cell office:value-type="float" office:value="1.45809658" calcext:value-type="float">
            <text:p>1.45809658</text:p>
          </table:table-cell>
          <table:table-cell office:value-type="float" office:value="0.846010103" calcext:value-type="float">
            <text:p>0.846010103</text:p>
          </table:table-cell>
          <table:table-cell office:value-type="float" office:value="0.776149967" calcext:value-type="float">
            <text:p>0.776149967</text:p>
          </table:table-cell>
          <table:table-cell office:value-type="float" office:value="0.63372382" calcext:value-type="float">
            <text:p>0.63372382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03.092346" calcext:value-type="float">
            <text:p>203.092346</text:p>
          </table:table-cell>
          <table:table-cell office:value-type="float" office:value="69.3020328" calcext:value-type="float">
            <text:p>69.3020328</text:p>
          </table:table-cell>
          <table:table-cell office:value-type="float" office:value="1.498369815" calcext:value-type="float">
            <text:p>1.498369815</text:p>
          </table:table-cell>
          <table:table-cell office:value-type="float" office:value="0.863114972" calcext:value-type="float">
            <text:p>0.863114972</text:p>
          </table:table-cell>
          <table:table-cell office:value-type="float" office:value="1.901064941" calcext:value-type="float">
            <text:p>1.901064941</text:p>
          </table:table-cell>
          <table:table-cell office:value-type="float" office:value="1.552212957" calcext:value-type="float">
            <text:p>1.55221295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02.87914" calcext:value-type="float">
            <text:p>202.87914</text:p>
          </table:table-cell>
          <table:table-cell office:value-type="float" office:value="69.2644792" calcext:value-type="float">
            <text:p>69.2644792</text:p>
          </table:table-cell>
          <table:table-cell office:value-type="float" office:value="1.480156575" calcext:value-type="float">
            <text:p>1.480156575</text:p>
          </table:table-cell>
          <table:table-cell office:value-type="float" office:value="0.869269536" calcext:value-type="float">
            <text:p>0.869269536</text:p>
          </table:table-cell>
          <table:table-cell office:value-type="float" office:value="0.945251339" calcext:value-type="float">
            <text:p>0.945251339</text:p>
          </table:table-cell>
          <table:table-cell office:value-type="float" office:value="0.771794496" calcext:value-type="float">
            <text:p>0.77179449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01.027527" calcext:value-type="float">
            <text:p>201.027527</text:p>
          </table:table-cell>
          <table:table-cell office:value-type="float" office:value="68.5628903" calcext:value-type="float">
            <text:p>68.5628903</text:p>
          </table:table-cell>
          <table:table-cell office:value-type="float" office:value="1.529449535" calcext:value-type="float">
            <text:p>1.529449535</text:p>
          </table:table-cell>
          <table:table-cell office:value-type="float" office:value="0.922190919" calcext:value-type="float">
            <text:p>0.922190919</text:p>
          </table:table-cell>
          <table:table-cell office:value-type="float" office:value="1.895748524" calcext:value-type="float">
            <text:p>1.895748524</text:p>
          </table:table-cell>
          <table:table-cell office:value-type="float" office:value="1.547872171" calcext:value-type="float">
            <text:p>1.54787217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01.164999" calcext:value-type="float">
            <text:p>201.164999</text:p>
          </table:table-cell>
          <table:table-cell office:value-type="float" office:value="68.5747031" calcext:value-type="float">
            <text:p>68.5747031</text:p>
          </table:table-cell>
          <table:table-cell office:value-type="float" office:value="1.518260775" calcext:value-type="float">
            <text:p>1.518260775</text:p>
          </table:table-cell>
          <table:table-cell office:value-type="float" office:value="0.912604971" calcext:value-type="float">
            <text:p>0.912604971</text:p>
          </table:table-cell>
          <table:table-cell office:value-type="float" office:value="0.661510436" calcext:value-type="float">
            <text:p>0.661510436</text:p>
          </table:table-cell>
          <table:table-cell office:value-type="float" office:value="0.54012101" calcext:value-type="float">
            <text:p>0.5401210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00.032159" calcext:value-type="float">
            <text:p>200.032159</text:p>
          </table:table-cell>
          <table:table-cell office:value-type="float" office:value="68.0588807" calcext:value-type="float">
            <text:p>68.0588807</text:p>
          </table:table-cell>
          <table:table-cell office:value-type="float" office:value="1.551417433" calcext:value-type="float">
            <text:p>1.551417433</text:p>
          </table:table-cell>
          <table:table-cell office:value-type="float" office:value="0.938271696" calcext:value-type="float">
            <text:p>0.938271696</text:p>
          </table:table-cell>
          <table:table-cell office:value-type="float" office:value="1.988658295" calcext:value-type="float">
            <text:p>1.988658295</text:p>
          </table:table-cell>
          <table:table-cell office:value-type="float" office:value="1.623732754" calcext:value-type="float">
            <text:p>1.623732754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00.151136" calcext:value-type="float">
            <text:p>200.151136</text:p>
          </table:table-cell>
          <table:table-cell office:value-type="float" office:value="67.9763971" calcext:value-type="float">
            <text:p>67.9763971</text:p>
          </table:table-cell>
          <table:table-cell office:value-type="float" office:value="1.554470693" calcext:value-type="float">
            <text:p>1.554470693</text:p>
          </table:table-cell>
          <table:table-cell office:value-type="float" office:value="0.922830951" calcext:value-type="float">
            <text:p>0.922830951</text:p>
          </table:table-cell>
          <table:table-cell office:value-type="float" office:value="0.47061318" calcext:value-type="float">
            <text:p>0.47061318</text:p>
          </table:table-cell>
          <table:table-cell office:value-type="float" office:value="0.384254047" calcext:value-type="float">
            <text:p>0.38425404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98.821123" calcext:value-type="float">
            <text:p>198.821123</text:p>
          </table:table-cell>
          <table:table-cell office:value-type="float" office:value="67.2921902" calcext:value-type="float">
            <text:p>67.2921902</text:p>
          </table:table-cell>
          <table:table-cell office:value-type="float" office:value="1.50970803" calcext:value-type="float">
            <text:p>1.50970803</text:p>
          </table:table-cell>
          <table:table-cell office:value-type="float" office:value="0.895183382" calcext:value-type="float">
            <text:p>0.895183382</text:p>
          </table:table-cell>
          <table:table-cell office:value-type="float" office:value="2.291405744" calcext:value-type="float">
            <text:p>2.291405744</text:p>
          </table:table-cell>
          <table:table-cell office:value-type="float" office:value="1.87092494" calcext:value-type="float">
            <text:p>1.87092494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99.21376" calcext:value-type="float">
            <text:p>199.21376</text:p>
          </table:table-cell>
          <table:table-cell office:value-type="float" office:value="67.4824754" calcext:value-type="float">
            <text:p>67.4824754</text:p>
          </table:table-cell>
          <table:table-cell office:value-type="float" office:value="1.54006421" calcext:value-type="float">
            <text:p>1.54006421</text:p>
          </table:table-cell>
          <table:table-cell office:value-type="float" office:value="0.876134675" calcext:value-type="float">
            <text:p>0.876134675</text:p>
          </table:table-cell>
          <table:table-cell office:value-type="float" office:value="0.808266059" calcext:value-type="float">
            <text:p>0.808266059</text:p>
          </table:table-cell>
          <table:table-cell office:value-type="float" office:value="0.659946483" calcext:value-type="float">
            <text:p>0.659946483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97.165894" calcext:value-type="float">
            <text:p>197.165894</text:p>
          </table:table-cell>
          <table:table-cell office:value-type="float" office:value="66.5930776" calcext:value-type="float">
            <text:p>66.5930776</text:p>
          </table:table-cell>
          <table:table-cell office:value-type="float" office:value="1.63729579" calcext:value-type="float">
            <text:p>1.63729579</text:p>
          </table:table-cell>
          <table:table-cell office:value-type="float" office:value="0.97135472" calcext:value-type="float">
            <text:p>0.97135472</text:p>
          </table:table-cell>
          <table:table-cell office:value-type="float" office:value="2.67190789" calcext:value-type="float">
            <text:p>2.67190789</text:p>
          </table:table-cell>
          <table:table-cell office:value-type="float" office:value="2.18160369" calcext:value-type="float">
            <text:p>2.1816036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97.454043" calcext:value-type="float">
            <text:p>197.454043</text:p>
          </table:table-cell>
          <table:table-cell office:value-type="float" office:value="67.1042036" calcext:value-type="float">
            <text:p>67.1042036</text:p>
          </table:table-cell>
          <table:table-cell office:value-type="float" office:value="1.60029152" calcext:value-type="float">
            <text:p>1.60029152</text:p>
          </table:table-cell>
          <table:table-cell office:value-type="float" office:value="0.957440156" calcext:value-type="float">
            <text:p>0.957440156</text:p>
          </table:table-cell>
          <table:table-cell office:value-type="float" office:value="1.179790302" calcext:value-type="float">
            <text:p>1.179790302</text:p>
          </table:table-cell>
          <table:table-cell office:value-type="float" office:value="0.963294757" calcext:value-type="float">
            <text:p>0.963294757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96.418229" calcext:value-type="float">
            <text:p>196.418229</text:p>
          </table:table-cell>
          <table:table-cell office:value-type="float" office:value="66.0840486" calcext:value-type="float">
            <text:p>66.0840486</text:p>
          </table:table-cell>
          <table:table-cell office:value-type="float" office:value="1.4997193" calcext:value-type="float">
            <text:p>1.4997193</text:p>
          </table:table-cell>
          <table:table-cell office:value-type="float" office:value="0.843797484" calcext:value-type="float">
            <text:p>0.843797484</text:p>
          </table:table-cell>
          <table:table-cell office:value-type="float" office:value="2.09231455" calcext:value-type="float">
            <text:p>2.09231455</text:p>
          </table:table-cell>
          <table:table-cell office:value-type="float" office:value="1.70836765" calcext:value-type="float">
            <text:p>1.7083676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96.704536" calcext:value-type="float">
            <text:p>196.704536</text:p>
          </table:table-cell>
          <table:table-cell office:value-type="float" office:value="67.0275075" calcext:value-type="float">
            <text:p>67.0275075</text:p>
          </table:table-cell>
          <table:table-cell office:value-type="float" office:value="1.53818664" calcext:value-type="float">
            <text:p>1.53818664</text:p>
          </table:table-cell>
          <table:table-cell office:value-type="float" office:value="0.858995899" calcext:value-type="float">
            <text:p>0.858995899</text:p>
          </table:table-cell>
          <table:table-cell office:value-type="float" office:value="1.54739666" calcext:value-type="float">
            <text:p>1.54739666</text:p>
          </table:table-cell>
          <table:table-cell office:value-type="float" office:value="1.2634441" calcext:value-type="float">
            <text:p>1.2634441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95.892244" calcext:value-type="float">
            <text:p>195.892244</text:p>
          </table:table-cell>
          <table:table-cell office:value-type="float" office:value="66.1563469" calcext:value-type="float">
            <text:p>66.1563469</text:p>
          </table:table-cell>
          <table:table-cell office:value-type="float" office:value="1.54351157" calcext:value-type="float">
            <text:p>1.54351157</text:p>
          </table:table-cell>
          <table:table-cell office:value-type="float" office:value="0.840116785" calcext:value-type="float">
            <text:p>0.840116785</text:p>
          </table:table-cell>
          <table:table-cell office:value-type="float" office:value="2.104288128" calcext:value-type="float">
            <text:p>2.104288128</text:p>
          </table:table-cell>
          <table:table-cell office:value-type="float" office:value="1.718144124" calcext:value-type="float">
            <text:p>1.718144124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95.898101" calcext:value-type="float">
            <text:p>195.898101</text:p>
          </table:table-cell>
          <table:table-cell office:value-type="float" office:value="67.2806611" calcext:value-type="float">
            <text:p>67.2806611</text:p>
          </table:table-cell>
          <table:table-cell office:value-type="float" office:value="1.57079195" calcext:value-type="float">
            <text:p>1.57079195</text:p>
          </table:table-cell>
          <table:table-cell office:value-type="float" office:value="0.842003909" calcext:value-type="float">
            <text:p>0.842003909</text:p>
          </table:table-cell>
          <table:table-cell office:value-type="float" office:value="1.76712611" calcext:value-type="float">
            <text:p>1.76712611</text:p>
          </table:table-cell>
          <table:table-cell office:value-type="float" office:value="1.44285243" calcext:value-type="float">
            <text:p>1.44285243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95.565512" calcext:value-type="float">
            <text:p>195.565512</text:p>
          </table:table-cell>
          <table:table-cell office:value-type="float" office:value="67.1281443" calcext:value-type="float">
            <text:p>67.1281443</text:p>
          </table:table-cell>
          <table:table-cell office:value-type="float" office:value="1.514169507" calcext:value-type="float">
            <text:p>1.514169507</text:p>
          </table:table-cell>
          <table:table-cell office:value-type="float" office:value="0.800459422" calcext:value-type="float">
            <text:p>0.800459422</text:p>
          </table:table-cell>
          <table:table-cell office:value-type="float" office:value="1.080507907" calcext:value-type="float">
            <text:p>1.080507907</text:p>
          </table:table-cell>
          <table:table-cell office:value-type="float" office:value="0.882231017" calcext:value-type="float">
            <text:p>0.88223101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95.255506" calcext:value-type="float">
            <text:p>195.255506</text:p>
          </table:table-cell>
          <table:table-cell office:value-type="float" office:value="67.9370457" calcext:value-type="float">
            <text:p>67.9370457</text:p>
          </table:table-cell>
          <table:table-cell office:value-type="float" office:value="1.568240957" calcext:value-type="float">
            <text:p>1.568240957</text:p>
          </table:table-cell>
          <table:table-cell office:value-type="float" office:value="0.786056649" calcext:value-type="float">
            <text:p>0.786056649</text:p>
          </table:table-cell>
          <table:table-cell office:value-type="float" office:value="2.218027842" calcext:value-type="float">
            <text:p>2.218027842</text:p>
          </table:table-cell>
          <table:table-cell office:value-type="float" office:value="1.81101222" calcext:value-type="float">
            <text:p>1.8110122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94.842706" calcext:value-type="float">
            <text:p>194.842706</text:p>
          </table:table-cell>
          <table:table-cell office:value-type="float" office:value="67.992077" calcext:value-type="float">
            <text:p>67.992077</text:p>
          </table:table-cell>
          <table:table-cell office:value-type="float" office:value="1.587342806" calcext:value-type="float">
            <text:p>1.587342806</text:p>
          </table:table-cell>
          <table:table-cell office:value-type="float" office:value="0.771992714" calcext:value-type="float">
            <text:p>0.771992714</text:p>
          </table:table-cell>
          <table:table-cell office:value-type="float" office:value="0.765032862" calcext:value-type="float">
            <text:p>0.765032862</text:p>
          </table:table-cell>
          <table:table-cell office:value-type="float" office:value="0.62464673" calcext:value-type="float">
            <text:p>0.62464673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95.106233" calcext:value-type="float">
            <text:p>195.106233</text:p>
          </table:table-cell>
          <table:table-cell office:value-type="float" office:value="68.0619804" calcext:value-type="float">
            <text:p>68.0619804</text:p>
          </table:table-cell>
          <table:table-cell office:value-type="float" office:value="1.567821586" calcext:value-type="float">
            <text:p>1.567821586</text:p>
          </table:table-cell>
          <table:table-cell office:value-type="float" office:value="0.780205204" calcext:value-type="float">
            <text:p>0.780205204</text:p>
          </table:table-cell>
          <table:table-cell office:value-type="float" office:value="1.90769927" calcext:value-type="float">
            <text:p>1.90769927</text:p>
          </table:table-cell>
          <table:table-cell office:value-type="float" office:value="1.557629885" calcext:value-type="float">
            <text:p>1.557629885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94.802014" calcext:value-type="float">
            <text:p>194.802014</text:p>
          </table:table-cell>
          <table:table-cell office:value-type="float" office:value="67.8829508" calcext:value-type="float">
            <text:p>67.8829508</text:p>
          </table:table-cell>
          <table:table-cell office:value-type="float" office:value="1.576378444" calcext:value-type="float">
            <text:p>1.576378444</text:p>
          </table:table-cell>
          <table:table-cell office:value-type="float" office:value="0.775319091" calcext:value-type="float">
            <text:p>0.775319091</text:p>
          </table:table-cell>
          <table:table-cell office:value-type="float" office:value="1.104596845" calcext:value-type="float">
            <text:p>1.104596845</text:p>
          </table:table-cell>
          <table:table-cell office:value-type="float" office:value="0.901899544" calcext:value-type="float">
            <text:p>0.901899544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95.405681" calcext:value-type="float">
            <text:p>195.405681</text:p>
          </table:table-cell>
          <table:table-cell office:value-type="float" office:value="67.7245166" calcext:value-type="float">
            <text:p>67.7245166</text:p>
          </table:table-cell>
          <table:table-cell office:value-type="float" office:value="1.586987864" calcext:value-type="float">
            <text:p>1.586987864</text:p>
          </table:table-cell>
          <table:table-cell office:value-type="float" office:value="0.768550391" calcext:value-type="float">
            <text:p>0.768550391</text:p>
          </table:table-cell>
          <table:table-cell office:value-type="float" office:value="1.444939996" calcext:value-type="float">
            <text:p>1.444939996</text:p>
          </table:table-cell>
          <table:table-cell office:value-type="float" office:value="1.179788535" calcext:value-type="float">
            <text:p>1.17978853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95.290692" calcext:value-type="float">
            <text:p>195.290692</text:p>
          </table:table-cell>
          <table:table-cell office:value-type="float" office:value="67.7052665" calcext:value-type="float">
            <text:p>67.7052665</text:p>
          </table:table-cell>
          <table:table-cell office:value-type="float" office:value="1.61343767" calcext:value-type="float">
            <text:p>1.61343767</text:p>
          </table:table-cell>
          <table:table-cell office:value-type="float" office:value="0.743946705" calcext:value-type="float">
            <text:p>0.743946705</text:p>
          </table:table-cell>
          <table:table-cell office:value-type="float" office:value="1.260368904" calcext:value-type="float">
            <text:p>1.260368904</text:p>
          </table:table-cell>
          <table:table-cell office:value-type="float" office:value="1.029086909" calcext:value-type="float">
            <text:p>1.029086909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95.687394" calcext:value-type="float">
            <text:p>195.687394</text:p>
          </table:table-cell>
          <table:table-cell office:value-type="float" office:value="67.5025248" calcext:value-type="float">
            <text:p>67.5025248</text:p>
          </table:table-cell>
          <table:table-cell office:value-type="float" office:value="1.61588964" calcext:value-type="float">
            <text:p>1.61588964</text:p>
          </table:table-cell>
          <table:table-cell office:value-type="float" office:value="0.739840409" calcext:value-type="float">
            <text:p>0.739840409</text:p>
          </table:table-cell>
          <table:table-cell office:value-type="float" office:value="1.285698516" calcext:value-type="float">
            <text:p>1.285698516</text:p>
          </table:table-cell>
          <table:table-cell office:value-type="float" office:value="1.049768409" calcext:value-type="float">
            <text:p>1.049768409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95.45403" calcext:value-type="float">
            <text:p>195.45403</text:p>
          </table:table-cell>
          <table:table-cell office:value-type="float" office:value="67.55869" calcext:value-type="float">
            <text:p>67.55869</text:p>
          </table:table-cell>
          <table:table-cell office:value-type="float" office:value="1.56364235" calcext:value-type="float">
            <text:p>1.56364235</text:p>
          </table:table-cell>
          <table:table-cell office:value-type="float" office:value="0.792541725" calcext:value-type="float">
            <text:p>0.792541725</text:p>
          </table:table-cell>
          <table:table-cell office:value-type="float" office:value="1.539339172" calcext:value-type="float">
            <text:p>1.539339172</text:p>
          </table:table-cell>
          <table:table-cell office:value-type="float" office:value="1.256865199" calcext:value-type="float">
            <text:p>1.256865199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96.275566" calcext:value-type="float">
            <text:p>196.275566</text:p>
          </table:table-cell>
          <table:table-cell office:value-type="float" office:value="67.3215585" calcext:value-type="float">
            <text:p>67.3215585</text:p>
          </table:table-cell>
          <table:table-cell office:value-type="float" office:value="1.54915614" calcext:value-type="float">
            <text:p>1.54915614</text:p>
          </table:table-cell>
          <table:table-cell office:value-type="float" office:value="0.770796473" calcext:value-type="float">
            <text:p>0.770796473</text:p>
          </table:table-cell>
          <table:table-cell office:value-type="float" office:value="1.393355459" calcext:value-type="float">
            <text:p>1.393355459</text:p>
          </table:table-cell>
          <table:table-cell office:value-type="float" office:value="1.137669997" calcext:value-type="float">
            <text:p>1.13766999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95.562893" calcext:value-type="float">
            <text:p>195.562893</text:p>
          </table:table-cell>
          <table:table-cell office:value-type="float" office:value="67.0291838" calcext:value-type="float">
            <text:p>67.0291838</text:p>
          </table:table-cell>
          <table:table-cell office:value-type="float" office:value="1.65898573" calcext:value-type="float">
            <text:p>1.65898573</text:p>
          </table:table-cell>
          <table:table-cell office:value-type="float" office:value="0.825070861" calcext:value-type="float">
            <text:p>0.825070861</text:p>
          </table:table-cell>
          <table:table-cell office:value-type="float" office:value="1.669181274" calcext:value-type="float">
            <text:p>1.669181274</text:p>
          </table:table-cell>
          <table:table-cell office:value-type="float" office:value="1.362880818" calcext:value-type="float">
            <text:p>1.36288081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95.918573" calcext:value-type="float">
            <text:p>195.918573</text:p>
          </table:table-cell>
          <table:table-cell office:value-type="float" office:value="66.7238902" calcext:value-type="float">
            <text:p>66.7238902</text:p>
          </table:table-cell>
          <table:table-cell office:value-type="float" office:value="1.65344362" calcext:value-type="float">
            <text:p>1.65344362</text:p>
          </table:table-cell>
          <table:table-cell office:value-type="float" office:value="0.832822306" calcext:value-type="float">
            <text:p>0.832822306</text:p>
          </table:table-cell>
          <table:table-cell office:value-type="float" office:value="0.800409128" calcext:value-type="float">
            <text:p>0.800409128</text:p>
          </table:table-cell>
          <table:table-cell office:value-type="float" office:value="0.653531335" calcext:value-type="float">
            <text:p>0.65353133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94.356189" calcext:value-type="float">
            <text:p>194.356189</text:p>
          </table:table-cell>
          <table:table-cell office:value-type="float" office:value="66.239757" calcext:value-type="float">
            <text:p>66.239757</text:p>
          </table:table-cell>
          <table:table-cell office:value-type="float" office:value="1.54651697" calcext:value-type="float">
            <text:p>1.54651697</text:p>
          </table:table-cell>
          <table:table-cell office:value-type="float" office:value="0.785530835" calcext:value-type="float">
            <text:p>0.785530835</text:p>
          </table:table-cell>
          <table:table-cell office:value-type="float" office:value="2.027486868" calcext:value-type="float">
            <text:p>2.027486868</text:p>
          </table:table-cell>
          <table:table-cell office:value-type="float" office:value="1.655436048" calcext:value-type="float">
            <text:p>1.655436048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94.735833" calcext:value-type="float">
            <text:p>194.735833</text:p>
          </table:table-cell>
          <table:table-cell office:value-type="float" office:value="66.3365695" calcext:value-type="float">
            <text:p>66.3365695</text:p>
          </table:table-cell>
          <table:table-cell office:value-type="float" office:value="1.42571324" calcext:value-type="float">
            <text:p>1.42571324</text:p>
          </table:table-cell>
          <table:table-cell office:value-type="float" office:value="0.7698828" calcext:value-type="float">
            <text:p>0.7698828</text:p>
          </table:table-cell>
          <table:table-cell office:value-type="float" office:value="1.488771774" calcext:value-type="float">
            <text:p>1.488771774</text:p>
          </table:table-cell>
          <table:table-cell office:value-type="float" office:value="1.215577046" calcext:value-type="float">
            <text:p>1.21557704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93.599804" calcext:value-type="float">
            <text:p>193.599804</text:p>
          </table:table-cell>
          <table:table-cell office:value-type="float" office:value="65.9896841" calcext:value-type="float">
            <text:p>65.9896841</text:p>
          </table:table-cell>
          <table:table-cell office:value-type="float" office:value="1.357465496" calcext:value-type="float">
            <text:p>1.357465496</text:p>
          </table:table-cell>
          <table:table-cell office:value-type="float" office:value="0.75410638" calcext:value-type="float">
            <text:p>0.75410638</text:p>
          </table:table-cell>
          <table:table-cell office:value-type="float" office:value="1.508902012" calcext:value-type="float">
            <text:p>1.508902012</text:p>
          </table:table-cell>
          <table:table-cell office:value-type="float" office:value="1.232013302" calcext:value-type="float">
            <text:p>1.23201330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93.815206" calcext:value-type="float">
            <text:p>193.815206</text:p>
          </table:table-cell>
          <table:table-cell office:value-type="float" office:value="66.2221959" calcext:value-type="float">
            <text:p>66.2221959</text:p>
          </table:table-cell>
          <table:table-cell office:value-type="float" office:value="1.363307626" calcext:value-type="float">
            <text:p>1.363307626</text:p>
          </table:table-cell>
          <table:table-cell office:value-type="float" office:value="0.791939522" calcext:value-type="float">
            <text:p>0.791939522</text:p>
          </table:table-cell>
          <table:table-cell office:value-type="float" office:value="1.872667483" calcext:value-type="float">
            <text:p>1.872667483</text:p>
          </table:table-cell>
          <table:table-cell office:value-type="float" office:value="1.529026565" calcext:value-type="float">
            <text:p>1.52902656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93.453651" calcext:value-type="float">
            <text:p>193.453651</text:p>
          </table:table-cell>
          <table:table-cell office:value-type="float" office:value="65.9110365" calcext:value-type="float">
            <text:p>65.9110365</text:p>
          </table:table-cell>
          <table:table-cell office:value-type="float" office:value="1.363546117" calcext:value-type="float">
            <text:p>1.363546117</text:p>
          </table:table-cell>
          <table:table-cell office:value-type="float" office:value="0.819855527" calcext:value-type="float">
            <text:p>0.819855527</text:p>
          </table:table-cell>
          <table:table-cell office:value-type="float" office:value="1.567213306" calcext:value-type="float">
            <text:p>1.567213306</text:p>
          </table:table-cell>
          <table:table-cell office:value-type="float" office:value="1.279624313" calcext:value-type="float">
            <text:p>1.279624313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93.634125" calcext:value-type="float">
            <text:p>193.634125</text:p>
          </table:table-cell>
          <table:table-cell office:value-type="float" office:value="66.0304976" calcext:value-type="float">
            <text:p>66.0304976</text:p>
          </table:table-cell>
          <table:table-cell office:value-type="float" office:value="1.312703807" calcext:value-type="float">
            <text:p>1.312703807</text:p>
          </table:table-cell>
          <table:table-cell office:value-type="float" office:value="0.801533736" calcext:value-type="float">
            <text:p>0.801533736</text:p>
          </table:table-cell>
          <table:table-cell office:value-type="float" office:value="2.048711274" calcext:value-type="float">
            <text:p>2.048711274</text:p>
          </table:table-cell>
          <table:table-cell office:value-type="float" office:value="1.672765757" calcext:value-type="float">
            <text:p>1.67276575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93.431119" calcext:value-type="float">
            <text:p>193.431119</text:p>
          </table:table-cell>
          <table:table-cell office:value-type="float" office:value="65.9614524" calcext:value-type="float">
            <text:p>65.9614524</text:p>
          </table:table-cell>
          <table:table-cell office:value-type="float" office:value="1.42789099" calcext:value-type="float">
            <text:p>1.42789099</text:p>
          </table:table-cell>
          <table:table-cell office:value-type="float" office:value="0.832273665" calcext:value-type="float">
            <text:p>0.832273665</text:p>
          </table:table-cell>
          <table:table-cell office:value-type="float" office:value="1.502672984" calcext:value-type="float">
            <text:p>1.502672984</text:p>
          </table:table-cell>
          <table:table-cell office:value-type="float" office:value="1.22692733" calcext:value-type="float">
            <text:p>1.2269273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93.658373" calcext:value-type="float">
            <text:p>193.658373</text:p>
          </table:table-cell>
          <table:table-cell office:value-type="float" office:value="66.403298" calcext:value-type="float">
            <text:p>66.403298</text:p>
          </table:table-cell>
          <table:table-cell office:value-type="float" office:value="1.41041542" calcext:value-type="float">
            <text:p>1.41041542</text:p>
          </table:table-cell>
          <table:table-cell office:value-type="float" office:value="0.81268104" calcext:value-type="float">
            <text:p>0.81268104</text:p>
          </table:table-cell>
          <table:table-cell office:value-type="float" office:value="2.243773446" calcext:value-type="float">
            <text:p>2.243773446</text:p>
          </table:table-cell>
          <table:table-cell office:value-type="float" office:value="1.8320334" calcext:value-type="float">
            <text:p>1.8320334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93.354694" calcext:value-type="float">
            <text:p>193.354694</text:p>
          </table:table-cell>
          <table:table-cell office:value-type="float" office:value="66.5343501" calcext:value-type="float">
            <text:p>66.5343501</text:p>
          </table:table-cell>
          <table:table-cell office:value-type="float" office:value="1.30765793" calcext:value-type="float">
            <text:p>1.30765793</text:p>
          </table:table-cell>
          <table:table-cell office:value-type="float" office:value="0.736757677" calcext:value-type="float">
            <text:p>0.736757677</text:p>
          </table:table-cell>
          <table:table-cell office:value-type="float" office:value="1.25700713" calcext:value-type="float">
            <text:p>1.25700713</text:p>
          </table:table-cell>
          <table:table-cell office:value-type="float" office:value="1.026342015" calcext:value-type="float">
            <text:p>1.02634201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93.229712" calcext:value-type="float">
            <text:p>193.229712</text:p>
          </table:table-cell>
          <table:table-cell office:value-type="float" office:value="67.1689489" calcext:value-type="float">
            <text:p>67.1689489</text:p>
          </table:table-cell>
          <table:table-cell office:value-type="float" office:value="1.30657959" calcext:value-type="float">
            <text:p>1.30657959</text:p>
          </table:table-cell>
          <table:table-cell office:value-type="float" office:value="0.718612056" calcext:value-type="float">
            <text:p>0.718612056</text:p>
          </table:table-cell>
          <table:table-cell office:value-type="float" office:value="2.21089131" calcext:value-type="float">
            <text:p>2.21089131</text:p>
          </table:table-cell>
          <table:table-cell office:value-type="float" office:value="1.805185192" calcext:value-type="float">
            <text:p>1.80518519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3.334455" calcext:value-type="float">
            <text:p>193.334455</text:p>
          </table:table-cell>
          <table:table-cell office:value-type="float" office:value="67.2245266" calcext:value-type="float">
            <text:p>67.2245266</text:p>
          </table:table-cell>
          <table:table-cell office:value-type="float" office:value="1.350218553" calcext:value-type="float">
            <text:p>1.350218553</text:p>
          </table:table-cell>
          <table:table-cell office:value-type="float" office:value="0.71741765" calcext:value-type="float">
            <text:p>0.71741765</text:p>
          </table:table-cell>
          <table:table-cell office:value-type="float" office:value="1.202401643" calcext:value-type="float">
            <text:p>1.202401643</text:p>
          </table:table-cell>
          <table:table-cell office:value-type="float" office:value="0.981756827" calcext:value-type="float">
            <text:p>0.981756827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93.210321" calcext:value-type="float">
            <text:p>193.210321</text:p>
          </table:table-cell>
          <table:table-cell office:value-type="float" office:value="67.6248312" calcext:value-type="float">
            <text:p>67.6248312</text:p>
          </table:table-cell>
          <table:table-cell office:value-type="float" office:value="1.247281679" calcext:value-type="float">
            <text:p>1.247281679</text:p>
          </table:table-cell>
          <table:table-cell office:value-type="float" office:value="0.630062339" calcext:value-type="float">
            <text:p>0.630062339</text:p>
          </table:table-cell>
          <table:table-cell office:value-type="float" office:value="2.030281795" calcext:value-type="float">
            <text:p>2.030281795</text:p>
          </table:table-cell>
          <table:table-cell office:value-type="float" office:value="1.657718104" calcext:value-type="float">
            <text:p>1.65771810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92.860145" calcext:value-type="float">
            <text:p>192.860145</text:p>
          </table:table-cell>
          <table:table-cell office:value-type="float" office:value="67.4517498" calcext:value-type="float">
            <text:p>67.4517498</text:p>
          </table:table-cell>
          <table:table-cell office:value-type="float" office:value="1.252104823" calcext:value-type="float">
            <text:p>1.252104823</text:p>
          </table:table-cell>
          <table:table-cell office:value-type="float" office:value="0.638871162" calcext:value-type="float">
            <text:p>0.638871162</text:p>
          </table:table-cell>
          <table:table-cell office:value-type="float" office:value="1.3195584" calcext:value-type="float">
            <text:p>1.3195584</text:p>
          </table:table-cell>
          <table:table-cell office:value-type="float" office:value="1.07741491" calcext:value-type="float">
            <text:p>1.0774149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93.056898" calcext:value-type="float">
            <text:p>193.056898</text:p>
          </table:table-cell>
          <table:table-cell office:value-type="float" office:value="67.9153963" calcext:value-type="float">
            <text:p>67.9153963</text:p>
          </table:table-cell>
          <table:table-cell office:value-type="float" office:value="1.220491593" calcext:value-type="float">
            <text:p>1.220491593</text:p>
          </table:table-cell>
          <table:table-cell office:value-type="float" office:value="0.639964435" calcext:value-type="float">
            <text:p>0.639964435</text:p>
          </table:table-cell>
          <table:table-cell office:value-type="float" office:value="1.54603312" calcext:value-type="float">
            <text:p>1.54603312</text:p>
          </table:table-cell>
          <table:table-cell office:value-type="float" office:value="1.26233072" calcext:value-type="float">
            <text:p>1.26233072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92.778249" calcext:value-type="float">
            <text:p>192.778249</text:p>
          </table:table-cell>
          <table:table-cell office:value-type="float" office:value="67.7078864" calcext:value-type="float">
            <text:p>67.7078864</text:p>
          </table:table-cell>
          <table:table-cell office:value-type="float" office:value="1.46042534" calcext:value-type="float">
            <text:p>1.46042534</text:p>
          </table:table-cell>
          <table:table-cell office:value-type="float" office:value="0.789334386" calcext:value-type="float">
            <text:p>0.789334386</text:p>
          </table:table-cell>
          <table:table-cell office:value-type="float" office:value="1.696209403" calcext:value-type="float">
            <text:p>1.696209403</text:p>
          </table:table-cell>
          <table:table-cell office:value-type="float" office:value="1.384949177" calcext:value-type="float">
            <text:p>1.384949177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92.850379" calcext:value-type="float">
            <text:p>192.850379</text:p>
          </table:table-cell>
          <table:table-cell office:value-type="float" office:value="68.2023837" calcext:value-type="float">
            <text:p>68.2023837</text:p>
          </table:table-cell>
          <table:table-cell office:value-type="float" office:value="1.44006802" calcext:value-type="float">
            <text:p>1.44006802</text:p>
          </table:table-cell>
          <table:table-cell office:value-type="float" office:value="0.772981785" calcext:value-type="float">
            <text:p>0.772981785</text:p>
          </table:table-cell>
          <table:table-cell office:value-type="float" office:value="1.656050724" calcext:value-type="float">
            <text:p>1.656050724</text:p>
          </table:table-cell>
          <table:table-cell office:value-type="float" office:value="1.3521597136" calcext:value-type="float">
            <text:p>1.352159713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92.165418" calcext:value-type="float">
            <text:p>192.165418</text:p>
          </table:table-cell>
          <table:table-cell office:value-type="float" office:value="67.7468376" calcext:value-type="float">
            <text:p>67.7468376</text:p>
          </table:table-cell>
          <table:table-cell office:value-type="float" office:value="1.44727923" calcext:value-type="float">
            <text:p>1.44727923</text:p>
          </table:table-cell>
          <table:table-cell office:value-type="float" office:value="0.819441029" calcext:value-type="float">
            <text:p>0.819441029</text:p>
          </table:table-cell>
          <table:table-cell office:value-type="float" office:value="1.569075286" calcext:value-type="float">
            <text:p>1.569075286</text:p>
          </table:table-cell>
          <table:table-cell office:value-type="float" office:value="1.2811445878" calcext:value-type="float">
            <text:p>1.281144587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91.429456" calcext:value-type="float">
            <text:p>191.429456</text:p>
          </table:table-cell>
          <table:table-cell office:value-type="float" office:value="67.9280413" calcext:value-type="float">
            <text:p>67.9280413</text:p>
          </table:table-cell>
          <table:table-cell office:value-type="float" office:value="1.40738949" calcext:value-type="float">
            <text:p>1.40738949</text:p>
          </table:table-cell>
          <table:table-cell office:value-type="float" office:value="0.783335886" calcext:value-type="float">
            <text:p>0.783335886</text:p>
          </table:table-cell>
          <table:table-cell office:value-type="float" office:value="1.740814899" calcext:value-type="float">
            <text:p>1.740814899</text:p>
          </table:table-cell>
          <table:table-cell office:value-type="float" office:value="1.421369422" calcext:value-type="float">
            <text:p>1.421369422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91.343897" calcext:value-type="float">
            <text:p>191.343897</text:p>
          </table:table-cell>
          <table:table-cell office:value-type="float" office:value="67.782853" calcext:value-type="float">
            <text:p>67.782853</text:p>
          </table:table-cell>
          <table:table-cell office:value-type="float" office:value="1.44375385" calcext:value-type="float">
            <text:p>1.44375385</text:p>
          </table:table-cell>
          <table:table-cell office:value-type="float" office:value="0.739471545" calcext:value-type="float">
            <text:p>0.739471545</text:p>
          </table:table-cell>
          <table:table-cell office:value-type="float" office:value="1.110818251" calcext:value-type="float">
            <text:p>1.110818251</text:p>
          </table:table-cell>
          <table:table-cell office:value-type="float" office:value="0.906979319" calcext:value-type="float">
            <text:p>0.906979319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90.779065" calcext:value-type="float">
            <text:p>190.779065</text:p>
          </table:table-cell>
          <table:table-cell office:value-type="float" office:value="68.0068148" calcext:value-type="float">
            <text:p>68.0068148</text:p>
          </table:table-cell>
          <table:table-cell office:value-type="float" office:value="1.49957235" calcext:value-type="float">
            <text:p>1.49957235</text:p>
          </table:table-cell>
          <table:table-cell office:value-type="float" office:value="0.792247739" calcext:value-type="float">
            <text:p>0.792247739</text:p>
          </table:table-cell>
          <table:table-cell office:value-type="float" office:value="1.54730231" calcext:value-type="float">
            <text:p>1.54730231</text:p>
          </table:table-cell>
          <table:table-cell office:value-type="float" office:value="1.263367036" calcext:value-type="float">
            <text:p>1.26336703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90.487065" calcext:value-type="float">
            <text:p>190.487065</text:p>
          </table:table-cell>
          <table:table-cell office:value-type="float" office:value="67.7182743" calcext:value-type="float">
            <text:p>67.7182743</text:p>
          </table:table-cell>
          <table:table-cell office:value-type="float" office:value="1.50373139" calcext:value-type="float">
            <text:p>1.50373139</text:p>
          </table:table-cell>
          <table:table-cell office:value-type="float" office:value="0.782750589" calcext:value-type="float">
            <text:p>0.782750589</text:p>
          </table:table-cell>
          <table:table-cell office:value-type="float" office:value="1.237999638" calcext:value-type="float">
            <text:p>1.237999638</text:p>
          </table:table-cell>
          <table:table-cell office:value-type="float" office:value="1.010822515" calcext:value-type="float">
            <text:p>1.01082251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90.372786" calcext:value-type="float">
            <text:p>190.372786</text:p>
          </table:table-cell>
          <table:table-cell office:value-type="float" office:value="67.8425178" calcext:value-type="float">
            <text:p>67.8425178</text:p>
          </table:table-cell>
          <table:table-cell office:value-type="float" office:value="1.46935795" calcext:value-type="float">
            <text:p>1.46935795</text:p>
          </table:table-cell>
          <table:table-cell office:value-type="float" office:value="0.805842328" calcext:value-type="float">
            <text:p>0.805842328</text:p>
          </table:table-cell>
          <table:table-cell office:value-type="float" office:value="1.05732552" calcext:value-type="float">
            <text:p>1.05732552</text:p>
          </table:table-cell>
          <table:table-cell office:value-type="float" office:value="0.86330266" calcext:value-type="float">
            <text:p>0.8633026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89.372766" calcext:value-type="float">
            <text:p>189.372766</text:p>
          </table:table-cell>
          <table:table-cell office:value-type="float" office:value="67.7311894" calcext:value-type="float">
            <text:p>67.7311894</text:p>
          </table:table-cell>
          <table:table-cell office:value-type="float" office:value="1.46516928" calcext:value-type="float">
            <text:p>1.46516928</text:p>
          </table:table-cell>
          <table:table-cell office:value-type="float" office:value="0.776915384" calcext:value-type="float">
            <text:p>0.776915384</text:p>
          </table:table-cell>
          <table:table-cell office:value-type="float" office:value="1.7236025384" calcext:value-type="float">
            <text:p>1.7236025384</text:p>
          </table:table-cell>
          <table:table-cell office:value-type="float" office:value="1.407315565" calcext:value-type="float">
            <text:p>1.40731556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88.809855" calcext:value-type="float">
            <text:p>188.809855</text:p>
          </table:table-cell>
          <table:table-cell office:value-type="float" office:value="67.3830864" calcext:value-type="float">
            <text:p>67.3830864</text:p>
          </table:table-cell>
          <table:table-cell office:value-type="float" office:value="1.52892871" calcext:value-type="float">
            <text:p>1.52892871</text:p>
          </table:table-cell>
          <table:table-cell office:value-type="float" office:value="0.80169906" calcext:value-type="float">
            <text:p>0.80169906</text:p>
          </table:table-cell>
          <table:table-cell office:value-type="float" office:value="2.44016211" calcext:value-type="float">
            <text:p>2.44016211</text:p>
          </table:table-cell>
          <table:table-cell office:value-type="float" office:value="1.992384015" calcext:value-type="float">
            <text:p>1.99238401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87.681922" calcext:value-type="float">
            <text:p>187.681922</text:p>
          </table:table-cell>
          <table:table-cell office:value-type="float" office:value="66.8773133" calcext:value-type="float">
            <text:p>66.8773133</text:p>
          </table:table-cell>
          <table:table-cell office:value-type="float" office:value="1.59156027" calcext:value-type="float">
            <text:p>1.59156027</text:p>
          </table:table-cell>
          <table:table-cell office:value-type="float" office:value="0.798426392" calcext:value-type="float">
            <text:p>0.798426392</text:p>
          </table:table-cell>
          <table:table-cell office:value-type="float" office:value="1.5335560546" calcext:value-type="float">
            <text:p>1.5335560546</text:p>
          </table:table-cell>
          <table:table-cell office:value-type="float" office:value="1.252143248" calcext:value-type="float">
            <text:p>1.25214324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86.982618" calcext:value-type="float">
            <text:p>186.982618</text:p>
          </table:table-cell>
          <table:table-cell office:value-type="float" office:value="66.7373204" calcext:value-type="float">
            <text:p>66.7373204</text:p>
          </table:table-cell>
          <table:table-cell office:value-type="float" office:value="1.555173393" calcext:value-type="float">
            <text:p>1.555173393</text:p>
          </table:table-cell>
          <table:table-cell office:value-type="float" office:value="0.754667781" calcext:value-type="float">
            <text:p>0.754667781</text:p>
          </table:table-cell>
          <table:table-cell office:value-type="float" office:value="2.28826585" calcext:value-type="float">
            <text:p>2.28826585</text:p>
          </table:table-cell>
          <table:table-cell office:value-type="float" office:value="1.86836124" calcext:value-type="float">
            <text:p>1.86836124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85.477429" calcext:value-type="float">
            <text:p>185.477429</text:p>
          </table:table-cell>
          <table:table-cell office:value-type="float" office:value="66.4994009" calcext:value-type="float">
            <text:p>66.4994009</text:p>
          </table:table-cell>
          <table:table-cell office:value-type="float" office:value="1.520803343" calcext:value-type="float">
            <text:p>1.520803343</text:p>
          </table:table-cell>
          <table:table-cell office:value-type="float" office:value="0.756604568" calcext:value-type="float">
            <text:p>0.756604568</text:p>
          </table:table-cell>
          <table:table-cell office:value-type="float" office:value="1.64374659" calcext:value-type="float">
            <text:p>1.64374659</text:p>
          </table:table-cell>
          <table:table-cell office:value-type="float" office:value="1.34211343" calcext:value-type="float">
            <text:p>1.3421134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85.100093" calcext:value-type="float">
            <text:p>185.100093</text:p>
          </table:table-cell>
          <table:table-cell office:value-type="float" office:value="66.2657372" calcext:value-type="float">
            <text:p>66.2657372</text:p>
          </table:table-cell>
          <table:table-cell office:value-type="float" office:value="1.536453193" calcext:value-type="float">
            <text:p>1.536453193</text:p>
          </table:table-cell>
          <table:table-cell office:value-type="float" office:value="0.722911117" calcext:value-type="float">
            <text:p>0.722911117</text:p>
          </table:table-cell>
          <table:table-cell office:value-type="float" office:value="2.019874549" calcext:value-type="float">
            <text:p>2.019874549</text:p>
          </table:table-cell>
          <table:table-cell office:value-type="float" office:value="1.649220629" calcext:value-type="float">
            <text:p>1.64922062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84.176076" calcext:value-type="float">
            <text:p>184.176076</text:p>
          </table:table-cell>
          <table:table-cell office:value-type="float" office:value="65.9247026" calcext:value-type="float">
            <text:p>65.9247026</text:p>
          </table:table-cell>
          <table:table-cell office:value-type="float" office:value="1.564121753" calcext:value-type="float">
            <text:p>1.564121753</text:p>
          </table:table-cell>
          <table:table-cell office:value-type="float" office:value="0.750198732" calcext:value-type="float">
            <text:p>0.750198732</text:p>
          </table:table-cell>
          <table:table-cell office:value-type="float" office:value="1.83356917" calcext:value-type="float">
            <text:p>1.83356917</text:p>
          </table:table-cell>
          <table:table-cell office:value-type="float" office:value="1.497102902" calcext:value-type="float">
            <text:p>1.49710290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84.100146" calcext:value-type="float">
            <text:p>184.100146</text:p>
          </table:table-cell>
          <table:table-cell office:value-type="float" office:value="66.0489509" calcext:value-type="float">
            <text:p>66.0489509</text:p>
          </table:table-cell>
          <table:table-cell office:value-type="float" office:value="1.588942564" calcext:value-type="float">
            <text:p>1.588942564</text:p>
          </table:table-cell>
          <table:table-cell office:value-type="float" office:value="0.748279614" calcext:value-type="float">
            <text:p>0.748279614</text:p>
          </table:table-cell>
          <table:table-cell office:value-type="float" office:value="2.225688609" calcext:value-type="float">
            <text:p>2.225688609</text:p>
          </table:table-cell>
          <table:table-cell office:value-type="float" office:value="1.817267174" calcext:value-type="float">
            <text:p>1.81726717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83.530485" calcext:value-type="float">
            <text:p>183.530485</text:p>
          </table:table-cell>
          <table:table-cell office:value-type="float" office:value="66.3368543" calcext:value-type="float">
            <text:p>66.3368543</text:p>
          </table:table-cell>
          <table:table-cell office:value-type="float" office:value="1.635463194" calcext:value-type="float">
            <text:p>1.635463194</text:p>
          </table:table-cell>
          <table:table-cell office:value-type="float" office:value="0.737495322" calcext:value-type="float">
            <text:p>0.737495322</text:p>
          </table:table-cell>
          <table:table-cell office:value-type="float" office:value="1.403996516" calcext:value-type="float">
            <text:p>1.403996516</text:p>
          </table:table-cell>
          <table:table-cell office:value-type="float" office:value="1.146358334" calcext:value-type="float">
            <text:p>1.146358334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82.671235" calcext:value-type="float">
            <text:p>182.671235</text:p>
          </table:table-cell>
          <table:table-cell office:value-type="float" office:value="65.9074238" calcext:value-type="float">
            <text:p>65.9074238</text:p>
          </table:table-cell>
          <table:table-cell office:value-type="float" office:value="1.64977328" calcext:value-type="float">
            <text:p>1.64977328</text:p>
          </table:table-cell>
          <table:table-cell office:value-type="float" office:value="0.757576672" calcext:value-type="float">
            <text:p>0.757576672</text:p>
          </table:table-cell>
          <table:table-cell office:value-type="float" office:value="1.6274556" calcext:value-type="float">
            <text:p>1.6274556</text:p>
          </table:table-cell>
          <table:table-cell office:value-type="float" office:value="1.32881193" calcext:value-type="float">
            <text:p>1.3288119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82.269749" calcext:value-type="float">
            <text:p>182.269749</text:p>
          </table:table-cell>
          <table:table-cell office:value-type="float" office:value="66.1349099" calcext:value-type="float">
            <text:p>66.1349099</text:p>
          </table:table-cell>
          <table:table-cell office:value-type="float" office:value="1.65124531" calcext:value-type="float">
            <text:p>1.65124531</text:p>
          </table:table-cell>
          <table:table-cell office:value-type="float" office:value="0.790904126" calcext:value-type="float">
            <text:p>0.790904126</text:p>
          </table:table-cell>
          <table:table-cell office:value-type="float" office:value="1.974861923" calcext:value-type="float">
            <text:p>1.974861923</text:p>
          </table:table-cell>
          <table:table-cell office:value-type="float" office:value="1.612468026" calcext:value-type="float">
            <text:p>1.61246802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82.244121" calcext:value-type="float">
            <text:p>182.244121</text:p>
          </table:table-cell>
          <table:table-cell office:value-type="float" office:value="65.7938671" calcext:value-type="float">
            <text:p>65.7938671</text:p>
          </table:table-cell>
          <table:table-cell office:value-type="float" office:value="1.67858407" calcext:value-type="float">
            <text:p>1.67858407</text:p>
          </table:table-cell>
          <table:table-cell office:value-type="float" office:value="0.792731508" calcext:value-type="float">
            <text:p>0.792731508</text:p>
          </table:table-cell>
          <table:table-cell office:value-type="float" office:value="1.535523259" calcext:value-type="float">
            <text:p>1.535523259</text:p>
          </table:table-cell>
          <table:table-cell office:value-type="float" office:value="1.253749515" calcext:value-type="float">
            <text:p>1.25374951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81.387877" calcext:value-type="float">
            <text:p>181.387877</text:p>
          </table:table-cell>
          <table:table-cell office:value-type="float" office:value="64.6428191" calcext:value-type="float">
            <text:p>64.6428191</text:p>
          </table:table-cell>
          <table:table-cell office:value-type="float" office:value="1.67199161" calcext:value-type="float">
            <text:p>1.67199161</text:p>
          </table:table-cell>
          <table:table-cell office:value-type="float" office:value="0.737370639" calcext:value-type="float">
            <text:p>0.737370639</text:p>
          </table:table-cell>
          <table:table-cell office:value-type="float" office:value="1.901760599" calcext:value-type="float">
            <text:p>1.901760599</text:p>
          </table:table-cell>
          <table:table-cell office:value-type="float" office:value="1.55278104" calcext:value-type="float">
            <text:p>1.5527810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81.725987" calcext:value-type="float">
            <text:p>181.725987</text:p>
          </table:table-cell>
          <table:table-cell office:value-type="float" office:value="64.4701609" calcext:value-type="float">
            <text:p>64.4701609</text:p>
          </table:table-cell>
          <table:table-cell office:value-type="float" office:value="1.67750567" calcext:value-type="float">
            <text:p>1.67750567</text:p>
          </table:table-cell>
          <table:table-cell office:value-type="float" office:value="0.769654115" calcext:value-type="float">
            <text:p>0.769654115</text:p>
          </table:table-cell>
          <table:table-cell office:value-type="float" office:value="1.42967174" calcext:value-type="float">
            <text:p>1.42967174</text:p>
          </table:table-cell>
          <table:table-cell office:value-type="float" office:value="1.16732211" calcext:value-type="float">
            <text:p>1.16732211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80.428857" calcext:value-type="float">
            <text:p>180.428857</text:p>
          </table:table-cell>
          <table:table-cell office:value-type="float" office:value="63.369609" calcext:value-type="float">
            <text:p>63.369609</text:p>
          </table:table-cell>
          <table:table-cell office:value-type="float" office:value="1.611736452" calcext:value-type="float">
            <text:p>1.611736452</text:p>
          </table:table-cell>
          <table:table-cell office:value-type="float" office:value="0.767962873" calcext:value-type="float">
            <text:p>0.767962873</text:p>
          </table:table-cell>
          <table:table-cell office:value-type="float" office:value="1.874769845" calcext:value-type="float">
            <text:p>1.874769845</text:p>
          </table:table-cell>
          <table:table-cell office:value-type="float" office:value="1.530743174" calcext:value-type="float">
            <text:p>1.53074317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80.54866" calcext:value-type="float">
            <text:p>180.54866</text:p>
          </table:table-cell>
          <table:table-cell office:value-type="float" office:value="63.3631529" calcext:value-type="float">
            <text:p>63.3631529</text:p>
          </table:table-cell>
          <table:table-cell office:value-type="float" office:value="1.573485292" calcext:value-type="float">
            <text:p>1.573485292</text:p>
          </table:table-cell>
          <table:table-cell office:value-type="float" office:value="0.780200985" calcext:value-type="float">
            <text:p>0.780200985</text:p>
          </table:table-cell>
          <table:table-cell office:value-type="float" office:value="1.2417163" calcext:value-type="float">
            <text:p>1.2417163</text:p>
          </table:table-cell>
          <table:table-cell office:value-type="float" office:value="1.01385712" calcext:value-type="float">
            <text:p>1.0138571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79.426128" calcext:value-type="float">
            <text:p>179.426128</text:p>
          </table:table-cell>
          <table:table-cell office:value-type="float" office:value="62.6450326" calcext:value-type="float">
            <text:p>62.6450326</text:p>
          </table:table-cell>
          <table:table-cell office:value-type="float" office:value="1.56085286" calcext:value-type="float">
            <text:p>1.56085286</text:p>
          </table:table-cell>
          <table:table-cell office:value-type="float" office:value="0.780641649" calcext:value-type="float">
            <text:p>0.780641649</text:p>
          </table:table-cell>
          <table:table-cell office:value-type="float" office:value="2.359685049" calcext:value-type="float">
            <text:p>2.359685049</text:p>
          </table:table-cell>
          <table:table-cell office:value-type="float" office:value="1.9266748254" calcext:value-type="float">
            <text:p>1.9266748254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79.657196" calcext:value-type="float">
            <text:p>179.657196</text:p>
          </table:table-cell>
          <table:table-cell office:value-type="float" office:value="62.5270682" calcext:value-type="float">
            <text:p>62.5270682</text:p>
          </table:table-cell>
          <table:table-cell office:value-type="float" office:value="1.59114885" calcext:value-type="float">
            <text:p>1.59114885</text:p>
          </table:table-cell>
          <table:table-cell office:value-type="float" office:value="0.745827387" calcext:value-type="float">
            <text:p>0.745827387</text:p>
          </table:table-cell>
          <table:table-cell office:value-type="float" office:value="1.27956512" calcext:value-type="float">
            <text:p>1.27956512</text:p>
          </table:table-cell>
          <table:table-cell office:value-type="float" office:value="1.04476056" calcext:value-type="float">
            <text:p>1.0447605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78.977205" calcext:value-type="float">
            <text:p>178.977205</text:p>
          </table:table-cell>
          <table:table-cell office:value-type="float" office:value="62.3697019" calcext:value-type="float">
            <text:p>62.3697019</text:p>
          </table:table-cell>
          <table:table-cell office:value-type="float" office:value="1.640408325" calcext:value-type="float">
            <text:p>1.640408325</text:p>
          </table:table-cell>
          <table:table-cell office:value-type="float" office:value="0.762328077" calcext:value-type="float">
            <text:p>0.762328077</text:p>
          </table:table-cell>
          <table:table-cell office:value-type="float" office:value="2.6136170644" calcext:value-type="float">
            <text:p>2.6136170644</text:p>
          </table:table-cell>
          <table:table-cell office:value-type="float" office:value="2.1340094068" calcext:value-type="float">
            <text:p>2.134009406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79.387356" calcext:value-type="float">
            <text:p>179.387356</text:p>
          </table:table-cell>
          <table:table-cell office:value-type="float" office:value="62.309574" calcext:value-type="float">
            <text:p>62.309574</text:p>
          </table:table-cell>
          <table:table-cell office:value-type="float" office:value="1.611743635" calcext:value-type="float">
            <text:p>1.611743635</text:p>
          </table:table-cell>
          <table:table-cell office:value-type="float" office:value="0.772031725" calcext:value-type="float">
            <text:p>0.772031725</text:p>
          </table:table-cell>
          <table:table-cell office:value-type="float" office:value="0.873222564" calcext:value-type="float">
            <text:p>0.873222564</text:p>
          </table:table-cell>
          <table:table-cell office:value-type="float" office:value="0.71298323" calcext:value-type="float">
            <text:p>0.7129832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79.182257" calcext:value-type="float">
            <text:p>179.182257</text:p>
          </table:table-cell>
          <table:table-cell office:value-type="float" office:value="63.1051161" calcext:value-type="float">
            <text:p>63.1051161</text:p>
          </table:table-cell>
          <table:table-cell office:value-type="float" office:value="1.66407281" calcext:value-type="float">
            <text:p>1.66407281</text:p>
          </table:table-cell>
          <table:table-cell office:value-type="float" office:value="0.796854143" calcext:value-type="float">
            <text:p>0.796854143</text:p>
          </table:table-cell>
          <table:table-cell office:value-type="float" office:value="2.00787602" calcext:value-type="float">
            <text:p>2.00787602</text:p>
          </table:table-cell>
          <table:table-cell office:value-type="float" office:value="1.639423878" calcext:value-type="float">
            <text:p>1.63942387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79.205873" calcext:value-type="float">
            <text:p>179.205873</text:p>
          </table:table-cell>
          <table:table-cell office:value-type="float" office:value="62.900235" calcext:value-type="float">
            <text:p>62.900235</text:p>
          </table:table-cell>
          <table:table-cell office:value-type="float" office:value="1.67710126" calcext:value-type="float">
            <text:p>1.67710126</text:p>
          </table:table-cell>
          <table:table-cell office:value-type="float" office:value="0.82051503" calcext:value-type="float">
            <text:p>0.82051503</text:p>
          </table:table-cell>
          <table:table-cell office:value-type="float" office:value="1.222220483" calcext:value-type="float">
            <text:p>1.222220483</text:p>
          </table:table-cell>
          <table:table-cell office:value-type="float" office:value="0.997938844" calcext:value-type="float">
            <text:p>0.997938844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78.838766" calcext:value-type="float">
            <text:p>178.838766</text:p>
          </table:table-cell>
          <table:table-cell office:value-type="float" office:value="63.4385648" calcext:value-type="float">
            <text:p>63.4385648</text:p>
          </table:table-cell>
          <table:table-cell office:value-type="float" office:value="1.7259725" calcext:value-type="float">
            <text:p>1.7259725</text:p>
          </table:table-cell>
          <table:table-cell office:value-type="float" office:value="0.77984434" calcext:value-type="float">
            <text:p>0.77984434</text:p>
          </table:table-cell>
          <table:table-cell office:value-type="float" office:value="1.739404849" calcext:value-type="float">
            <text:p>1.739404849</text:p>
          </table:table-cell>
          <table:table-cell office:value-type="float" office:value="1.420218145" calcext:value-type="float">
            <text:p>1.42021814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79.051805" calcext:value-type="float">
            <text:p>179.051805</text:p>
          </table:table-cell>
          <table:table-cell office:value-type="float" office:value="63.3581626" calcext:value-type="float">
            <text:p>63.3581626</text:p>
          </table:table-cell>
          <table:table-cell office:value-type="float" office:value="1.7195903" calcext:value-type="float">
            <text:p>1.7195903</text:p>
          </table:table-cell>
          <table:table-cell office:value-type="float" office:value="0.781621322" calcext:value-type="float">
            <text:p>0.781621322</text:p>
          </table:table-cell>
          <table:table-cell office:value-type="float" office:value="1.02321065" calcext:value-type="float">
            <text:p>1.02321065</text:p>
          </table:table-cell>
          <table:table-cell office:value-type="float" office:value="0.83544799" calcext:value-type="float">
            <text:p>0.8354479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78.780316" calcext:value-type="float">
            <text:p>178.780316</text:p>
          </table:table-cell>
          <table:table-cell office:value-type="float" office:value="63.4765449" calcext:value-type="float">
            <text:p>63.4765449</text:p>
          </table:table-cell>
          <table:table-cell office:value-type="float" office:value="1.70791949" calcext:value-type="float">
            <text:p>1.70791949</text:p>
          </table:table-cell>
          <table:table-cell office:value-type="float" office:value="0.85397844" calcext:value-type="float">
            <text:p>0.85397844</text:p>
          </table:table-cell>
          <table:table-cell office:value-type="float" office:value="1.505953105" calcext:value-type="float">
            <text:p>1.505953105</text:p>
          </table:table-cell>
          <table:table-cell office:value-type="float" office:value="1.2296055667" calcext:value-type="float">
            <text:p>1.229605566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78.1929" calcext:value-type="float">
            <text:p>178.1929</text:p>
          </table:table-cell>
          <table:table-cell office:value-type="float" office:value="62.8687487" calcext:value-type="float">
            <text:p>62.8687487</text:p>
          </table:table-cell>
          <table:table-cell office:value-type="float" office:value="1.71747723" calcext:value-type="float">
            <text:p>1.71747723</text:p>
          </table:table-cell>
          <table:table-cell office:value-type="float" office:value="0.86117763" calcext:value-type="float">
            <text:p>0.86117763</text:p>
          </table:table-cell>
          <table:table-cell office:value-type="float" office:value="1.19940805" calcext:value-type="float">
            <text:p>1.19940805</text:p>
          </table:table-cell>
          <table:table-cell office:value-type="float" office:value="0.97931259" calcext:value-type="float">
            <text:p>0.9793125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78.301752" calcext:value-type="float">
            <text:p>178.301752</text:p>
          </table:table-cell>
          <table:table-cell office:value-type="float" office:value="62.9330209" calcext:value-type="float">
            <text:p>62.9330209</text:p>
          </table:table-cell>
          <table:table-cell office:value-type="float" office:value="1.730144614" calcext:value-type="float">
            <text:p>1.730144614</text:p>
          </table:table-cell>
          <table:table-cell office:value-type="float" office:value="0.910958756" calcext:value-type="float">
            <text:p>0.910958756</text:p>
          </table:table-cell>
          <table:table-cell office:value-type="float" office:value="1.22070472" calcext:value-type="float">
            <text:p>1.22070472</text:p>
          </table:table-cell>
          <table:table-cell office:value-type="float" office:value="0.996701217" calcext:value-type="float">
            <text:p>0.99670121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77.7926" calcext:value-type="float">
            <text:p>177.7926</text:p>
          </table:table-cell>
          <table:table-cell office:value-type="float" office:value="62.1610929" calcext:value-type="float">
            <text:p>62.1610929</text:p>
          </table:table-cell>
          <table:table-cell office:value-type="float" office:value="1.733487014" calcext:value-type="float">
            <text:p>1.733487014</text:p>
          </table:table-cell>
          <table:table-cell office:value-type="float" office:value="0.877963701" calcext:value-type="float">
            <text:p>0.877963701</text:p>
          </table:table-cell>
          <table:table-cell office:value-type="float" office:value="1.514539197" calcext:value-type="float">
            <text:p>1.514539197</text:p>
          </table:table-cell>
          <table:table-cell office:value-type="float" office:value="1.236616046" calcext:value-type="float">
            <text:p>1.23661604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77.732989" calcext:value-type="float">
            <text:p>177.732989</text:p>
          </table:table-cell>
          <table:table-cell office:value-type="float" office:value="62.4154467" calcext:value-type="float">
            <text:p>62.4154467</text:p>
          </table:table-cell>
          <table:table-cell office:value-type="float" office:value="1.71836662" calcext:value-type="float">
            <text:p>1.71836662</text:p>
          </table:table-cell>
          <table:table-cell office:value-type="float" office:value="0.918548222" calcext:value-type="float">
            <text:p>0.918548222</text:p>
          </table:table-cell>
          <table:table-cell office:value-type="float" office:value="1.583279246" calcext:value-type="float">
            <text:p>1.583279246</text:p>
          </table:table-cell>
          <table:table-cell office:value-type="float" office:value="1.29274211" calcext:value-type="float">
            <text:p>1.2927421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77.151046" calcext:value-type="float">
            <text:p>177.151046</text:p>
          </table:table-cell>
          <table:table-cell office:value-type="float" office:value="61.8752357" calcext:value-type="float">
            <text:p>61.8752357</text:p>
          </table:table-cell>
          <table:table-cell office:value-type="float" office:value="1.73467074" calcext:value-type="float">
            <text:p>1.73467074</text:p>
          </table:table-cell>
          <table:table-cell office:value-type="float" office:value="0.907858047" calcext:value-type="float">
            <text:p>0.907858047</text:p>
          </table:table-cell>
          <table:table-cell office:value-type="float" office:value="1.46010124" calcext:value-type="float">
            <text:p>1.46010124</text:p>
          </table:table-cell>
          <table:table-cell office:value-type="float" office:value="1.19216765" calcext:value-type="float">
            <text:p>1.1921676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77.172627" calcext:value-type="float">
            <text:p>177.172627</text:p>
          </table:table-cell>
          <table:table-cell office:value-type="float" office:value="62.34226" calcext:value-type="float">
            <text:p>62.34226</text:p>
          </table:table-cell>
          <table:table-cell office:value-type="float" office:value="1.73772015" calcext:value-type="float">
            <text:p>1.73772015</text:p>
          </table:table-cell>
          <table:table-cell office:value-type="float" office:value="0.956138374" calcext:value-type="float">
            <text:p>0.956138374</text:p>
          </table:table-cell>
          <table:table-cell office:value-type="float" office:value="1.394918567" calcext:value-type="float">
            <text:p>1.394918567</text:p>
          </table:table-cell>
          <table:table-cell office:value-type="float" office:value="1.1389462955" calcext:value-type="float">
            <text:p>1.138946295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77.169236" calcext:value-type="float">
            <text:p>177.169236</text:p>
          </table:table-cell>
          <table:table-cell office:value-type="float" office:value="62.2711022" calcext:value-type="float">
            <text:p>62.2711022</text:p>
          </table:table-cell>
          <table:table-cell office:value-type="float" office:value="1.74712375" calcext:value-type="float">
            <text:p>1.74712375</text:p>
          </table:table-cell>
          <table:table-cell office:value-type="float" office:value="0.959972798" calcext:value-type="float">
            <text:p>0.959972798</text:p>
          </table:table-cell>
          <table:table-cell office:value-type="float" office:value="1.6032871185" calcext:value-type="float">
            <text:p>1.6032871185</text:p>
          </table:table-cell>
          <table:table-cell office:value-type="float" office:value="1.3090784496" calcext:value-type="float">
            <text:p>1.309078449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77.570719" calcext:value-type="float">
            <text:p>177.570719</text:p>
          </table:table-cell>
          <table:table-cell office:value-type="float" office:value="62.6663884" calcext:value-type="float">
            <text:p>62.6663884</text:p>
          </table:table-cell>
          <table:table-cell office:value-type="float" office:value="1.79239979" calcext:value-type="float">
            <text:p>1.79239979</text:p>
          </table:table-cell>
          <table:table-cell office:value-type="float" office:value="0.899866119" calcext:value-type="float">
            <text:p>0.899866119</text:p>
          </table:table-cell>
          <table:table-cell office:value-type="float" office:value="1.379834815" calcext:value-type="float">
            <text:p>1.379834815</text:p>
          </table:table-cell>
          <table:table-cell office:value-type="float" office:value="1.126630384" calcext:value-type="float">
            <text:p>1.12663038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77.945814" calcext:value-type="float">
            <text:p>177.945814</text:p>
          </table:table-cell>
          <table:table-cell office:value-type="float" office:value="62.9522654" calcext:value-type="float">
            <text:p>62.9522654</text:p>
          </table:table-cell>
          <table:table-cell office:value-type="float" office:value="1.7873199" calcext:value-type="float">
            <text:p>1.7873199</text:p>
          </table:table-cell>
          <table:table-cell office:value-type="float" office:value="0.882265064" calcext:value-type="float">
            <text:p>0.882265064</text:p>
          </table:table-cell>
          <table:table-cell office:value-type="float" office:value="1.433960028" calcext:value-type="float">
            <text:p>1.433960028</text:p>
          </table:table-cell>
          <table:table-cell office:value-type="float" office:value="1.170823439" calcext:value-type="float">
            <text:p>1.17082343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78.297731" calcext:value-type="float">
            <text:p>178.297731</text:p>
          </table:table-cell>
          <table:table-cell office:value-type="float" office:value="63.3637471" calcext:value-type="float">
            <text:p>63.3637471</text:p>
          </table:table-cell>
          <table:table-cell office:value-type="float" office:value="1.75590446" calcext:value-type="float">
            <text:p>1.75590446</text:p>
          </table:table-cell>
          <table:table-cell office:value-type="float" office:value="0.885522825" calcext:value-type="float">
            <text:p>0.885522825</text:p>
          </table:table-cell>
          <table:table-cell office:value-type="float" office:value="1.772276775" calcext:value-type="float">
            <text:p>1.772276775</text:p>
          </table:table-cell>
          <table:table-cell office:value-type="float" office:value="1.447057937" calcext:value-type="float">
            <text:p>1.447057937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78.952429" calcext:value-type="float">
            <text:p>178.952429</text:p>
          </table:table-cell>
          <table:table-cell office:value-type="float" office:value="63.9106839" calcext:value-type="float">
            <text:p>63.9106839</text:p>
          </table:table-cell>
          <table:table-cell office:value-type="float" office:value="1.76362891" calcext:value-type="float">
            <text:p>1.76362891</text:p>
          </table:table-cell>
          <table:table-cell office:value-type="float" office:value="0.879252389" calcext:value-type="float">
            <text:p>0.879252389</text:p>
          </table:table-cell>
          <table:table-cell office:value-type="float" office:value="1.229661414" calcext:value-type="float">
            <text:p>1.229661414</text:p>
          </table:table-cell>
          <table:table-cell office:value-type="float" office:value="1.00401433" calcext:value-type="float">
            <text:p>1.0040143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79.153426" calcext:value-type="float">
            <text:p>179.153426</text:p>
          </table:table-cell>
          <table:table-cell office:value-type="float" office:value="63.7803206" calcext:value-type="float">
            <text:p>63.7803206</text:p>
          </table:table-cell>
          <table:table-cell office:value-type="float" office:value="1.73195687" calcext:value-type="float">
            <text:p>1.73195687</text:p>
          </table:table-cell>
          <table:table-cell office:value-type="float" office:value="0.874137381" calcext:value-type="float">
            <text:p>0.874137381</text:p>
          </table:table-cell>
          <table:table-cell office:value-type="float" office:value="1.578379599" calcext:value-type="float">
            <text:p>1.578379599</text:p>
          </table:table-cell>
          <table:table-cell office:value-type="float" office:value="1.288741557" calcext:value-type="float">
            <text:p>1.288741557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79.357964" calcext:value-type="float">
            <text:p>179.357964</text:p>
          </table:table-cell>
          <table:table-cell office:value-type="float" office:value="63.6674862" calcext:value-type="float">
            <text:p>63.6674862</text:p>
          </table:table-cell>
          <table:table-cell office:value-type="float" office:value="1.72888603" calcext:value-type="float">
            <text:p>1.72888603</text:p>
          </table:table-cell>
          <table:table-cell office:value-type="float" office:value="0.886325718" calcext:value-type="float">
            <text:p>0.886325718</text:p>
          </table:table-cell>
          <table:table-cell office:value-type="float" office:value="1.57002333" calcext:value-type="float">
            <text:p>1.57002333</text:p>
          </table:table-cell>
          <table:table-cell office:value-type="float" office:value="1.281918698" calcext:value-type="float">
            <text:p>1.28191869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79.700171" calcext:value-type="float">
            <text:p>179.700171</text:p>
          </table:table-cell>
          <table:table-cell office:value-type="float" office:value="63.861503" calcext:value-type="float">
            <text:p>63.861503</text:p>
          </table:table-cell>
          <table:table-cell office:value-type="float" office:value="1.71518327" calcext:value-type="float">
            <text:p>1.71518327</text:p>
          </table:table-cell>
          <table:table-cell office:value-type="float" office:value="0.919779081" calcext:value-type="float">
            <text:p>0.919779081</text:p>
          </table:table-cell>
          <table:table-cell office:value-type="float" office:value="0.900464182" calcext:value-type="float">
            <text:p>0.900464182</text:p>
          </table:table-cell>
          <table:table-cell office:value-type="float" office:value="0.735225914" calcext:value-type="float">
            <text:p>0.735225914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80.166964" calcext:value-type="float">
            <text:p>180.166964</text:p>
          </table:table-cell>
          <table:table-cell office:value-type="float" office:value="63.9576552" calcext:value-type="float">
            <text:p>63.9576552</text:p>
          </table:table-cell>
          <table:table-cell office:value-type="float" office:value="1.67566098" calcext:value-type="float">
            <text:p>1.67566098</text:p>
          </table:table-cell>
          <table:table-cell office:value-type="float" office:value="0.911947426" calcext:value-type="float">
            <text:p>0.911947426</text:p>
          </table:table-cell>
          <table:table-cell office:value-type="float" office:value="1.430444024" calcext:value-type="float">
            <text:p>1.430444024</text:p>
          </table:table-cell>
          <table:table-cell office:value-type="float" office:value="1.167952638" calcext:value-type="float">
            <text:p>1.16795263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80.093096" calcext:value-type="float">
            <text:p>180.093096</text:p>
          </table:table-cell>
          <table:table-cell office:value-type="float" office:value="63.9800307" calcext:value-type="float">
            <text:p>63.9800307</text:p>
          </table:table-cell>
          <table:table-cell office:value-type="float" office:value="1.645681795" calcext:value-type="float">
            <text:p>1.645681795</text:p>
          </table:table-cell>
          <table:table-cell office:value-type="float" office:value="0.900729533" calcext:value-type="float">
            <text:p>0.900729533</text:p>
          </table:table-cell>
          <table:table-cell office:value-type="float" office:value="1.245058597" calcext:value-type="float">
            <text:p>1.245058597</text:p>
          </table:table-cell>
          <table:table-cell office:value-type="float" office:value="1.016586067" calcext:value-type="float">
            <text:p>1.016586067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80.289833" calcext:value-type="float">
            <text:p>180.289833</text:p>
          </table:table-cell>
          <table:table-cell office:value-type="float" office:value="64.2283417" calcext:value-type="float">
            <text:p>64.2283417</text:p>
          </table:table-cell>
          <table:table-cell office:value-type="float" office:value="1.632558945" calcext:value-type="float">
            <text:p>1.632558945</text:p>
          </table:table-cell>
          <table:table-cell office:value-type="float" office:value="0.934915541" calcext:value-type="float">
            <text:p>0.934915541</text:p>
          </table:table-cell>
          <table:table-cell office:value-type="float" office:value="0.744186523" calcext:value-type="float">
            <text:p>0.744186523</text:p>
          </table:table-cell>
          <table:table-cell office:value-type="float" office:value="0.607625763" calcext:value-type="float">
            <text:p>0.607625763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80.130986" calcext:value-type="float">
            <text:p>180.130986</text:p>
          </table:table-cell>
          <table:table-cell office:value-type="float" office:value="64.2798531" calcext:value-type="float">
            <text:p>64.2798531</text:p>
          </table:table-cell>
          <table:table-cell office:value-type="float" office:value="1.70465314" calcext:value-type="float">
            <text:p>1.70465314</text:p>
          </table:table-cell>
          <table:table-cell office:value-type="float" office:value="0.936528566" calcext:value-type="float">
            <text:p>0.936528566</text:p>
          </table:table-cell>
          <table:table-cell office:value-type="float" office:value="0.973045806" calcext:value-type="float">
            <text:p>0.973045806</text:p>
          </table:table-cell>
          <table:table-cell office:value-type="float" office:value="0.794488561" calcext:value-type="float">
            <text:p>0.79448856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79.822659" calcext:value-type="float">
            <text:p>179.822659</text:p>
          </table:table-cell>
          <table:table-cell office:value-type="float" office:value="64.4516801" calcext:value-type="float">
            <text:p>64.4516801</text:p>
          </table:table-cell>
          <table:table-cell office:value-type="float" office:value="1.71083069" calcext:value-type="float">
            <text:p>1.71083069</text:p>
          </table:table-cell>
          <table:table-cell office:value-type="float" office:value="0.960154113" calcext:value-type="float">
            <text:p>0.960154113</text:p>
          </table:table-cell>
          <table:table-cell office:value-type="float" office:value="0.95065555" calcext:value-type="float">
            <text:p>0.95065555</text:p>
          </table:table-cell>
          <table:table-cell office:value-type="float" office:value="0.776207003" calcext:value-type="float">
            <text:p>0.77620700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79.731243" calcext:value-type="float">
            <text:p>179.731243</text:p>
          </table:table-cell>
          <table:table-cell office:value-type="float" office:value="64.5497948" calcext:value-type="float">
            <text:p>64.5497948</text:p>
          </table:table-cell>
          <table:table-cell office:value-type="float" office:value="1.73829571" calcext:value-type="float">
            <text:p>1.73829571</text:p>
          </table:table-cell>
          <table:table-cell office:value-type="float" office:value="0.941830686" calcext:value-type="float">
            <text:p>0.941830686</text:p>
          </table:table-cell>
          <table:table-cell office:value-type="float" office:value="0.8878638576" calcext:value-type="float">
            <text:p>0.8878638576</text:p>
          </table:table-cell>
          <table:table-cell office:value-type="float" office:value="0.7249378174" calcext:value-type="float">
            <text:p>0.724937817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79.78456" calcext:value-type="float">
            <text:p>179.78456</text:p>
          </table:table-cell>
          <table:table-cell office:value-type="float" office:value="64.531781" calcext:value-type="float">
            <text:p>64.531781</text:p>
          </table:table-cell>
          <table:table-cell office:value-type="float" office:value="1.74763915" calcext:value-type="float">
            <text:p>1.74763915</text:p>
          </table:table-cell>
          <table:table-cell office:value-type="float" office:value="0.957260148" calcext:value-type="float">
            <text:p>0.957260148</text:p>
          </table:table-cell>
          <table:table-cell office:value-type="float" office:value="0.695694642" calcext:value-type="float">
            <text:p>0.695694642</text:p>
          </table:table-cell>
          <table:table-cell office:value-type="float" office:value="0.568032316" calcext:value-type="float">
            <text:p>0.568032316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79.612641" calcext:value-type="float">
            <text:p>179.612641</text:p>
          </table:table-cell>
          <table:table-cell office:value-type="float" office:value="64.3592001" calcext:value-type="float">
            <text:p>64.3592001</text:p>
          </table:table-cell>
          <table:table-cell office:value-type="float" office:value="1.75083876" calcext:value-type="float">
            <text:p>1.75083876</text:p>
          </table:table-cell>
          <table:table-cell office:value-type="float" office:value="0.953367085" calcext:value-type="float">
            <text:p>0.953367085</text:p>
          </table:table-cell>
          <table:table-cell office:value-type="float" office:value="1.407709372" calcext:value-type="float">
            <text:p>1.407709372</text:p>
          </table:table-cell>
          <table:table-cell office:value-type="float" office:value="1.149389888" calcext:value-type="float">
            <text:p>1.149389888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79.645901" calcext:value-type="float">
            <text:p>179.645901</text:p>
          </table:table-cell>
          <table:table-cell office:value-type="float" office:value="64.2963668" calcext:value-type="float">
            <text:p>64.2963668</text:p>
          </table:table-cell>
          <table:table-cell office:value-type="float" office:value="1.77910713" calcext:value-type="float">
            <text:p>1.77910713</text:p>
          </table:table-cell>
          <table:table-cell office:value-type="float" office:value="0.96986798" calcext:value-type="float">
            <text:p>0.96986798</text:p>
          </table:table-cell>
          <table:table-cell office:value-type="float" office:value="0.944665112" calcext:value-type="float">
            <text:p>0.944665112</text:p>
          </table:table-cell>
          <table:table-cell office:value-type="float" office:value="0.771315849" calcext:value-type="float">
            <text:p>0.771315849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80.066169" calcext:value-type="float">
            <text:p>180.066169</text:p>
          </table:table-cell>
          <table:table-cell office:value-type="float" office:value="64.1754096" calcext:value-type="float">
            <text:p>64.1754096</text:p>
          </table:table-cell>
          <table:table-cell office:value-type="float" office:value="1.78602491" calcext:value-type="float">
            <text:p>1.78602491</text:p>
          </table:table-cell>
          <table:table-cell office:value-type="float" office:value="0.970754087" calcext:value-type="float">
            <text:p>0.970754087</text:p>
          </table:table-cell>
          <table:table-cell office:value-type="float" office:value="1.168262164" calcext:value-type="float">
            <text:p>1.168262164</text:p>
          </table:table-cell>
          <table:table-cell office:value-type="float" office:value="0.9538820468" calcext:value-type="float">
            <text:p>0.953882046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80.020556" calcext:value-type="float">
            <text:p>180.020556</text:p>
          </table:table-cell>
          <table:table-cell office:value-type="float" office:value="64.257338" calcext:value-type="float">
            <text:p>64.257338</text:p>
          </table:table-cell>
          <table:table-cell office:value-type="float" office:value="1.81154369" calcext:value-type="float">
            <text:p>1.81154369</text:p>
          </table:table-cell>
          <table:table-cell office:value-type="float" office:value="0.940991865" calcext:value-type="float">
            <text:p>0.940991865</text:p>
          </table:table-cell>
          <table:table-cell office:value-type="float" office:value="1.62324802" calcext:value-type="float">
            <text:p>1.62324802</text:p>
          </table:table-cell>
          <table:table-cell office:value-type="float" office:value="1.325376437" calcext:value-type="float">
            <text:p>1.325376437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80.515103" calcext:value-type="float">
            <text:p>180.515103</text:p>
          </table:table-cell>
          <table:table-cell office:value-type="float" office:value="64.1205158" calcext:value-type="float">
            <text:p>64.1205158</text:p>
          </table:table-cell>
          <table:table-cell office:value-type="float" office:value="1.81495" calcext:value-type="float">
            <text:p>1.81495</text:p>
          </table:table-cell>
          <table:table-cell office:value-type="float" office:value="0.926291775" calcext:value-type="float">
            <text:p>0.926291775</text:p>
          </table:table-cell>
          <table:table-cell office:value-type="float" office:value="0.936204021" calcext:value-type="float">
            <text:p>0.936204021</text:p>
          </table:table-cell>
          <table:table-cell office:value-type="float" office:value="0.764407373" calcext:value-type="float">
            <text:p>0.76440737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80.704392" calcext:value-type="float">
            <text:p>180.704392</text:p>
          </table:table-cell>
          <table:table-cell office:value-type="float" office:value="64.1803842" calcext:value-type="float">
            <text:p>64.1803842</text:p>
          </table:table-cell>
          <table:table-cell office:value-type="float" office:value="1.75953535" calcext:value-type="float">
            <text:p>1.75953535</text:p>
          </table:table-cell>
          <table:table-cell office:value-type="float" office:value="0.921777889" calcext:value-type="float">
            <text:p>0.921777889</text:p>
          </table:table-cell>
          <table:table-cell office:value-type="float" office:value="2.01208052" calcext:value-type="float">
            <text:p>2.01208052</text:p>
          </table:table-cell>
          <table:table-cell office:value-type="float" office:value="1.642856865" calcext:value-type="float">
            <text:p>1.642856865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81.400238" calcext:value-type="float">
            <text:p>181.400238</text:p>
          </table:table-cell>
          <table:table-cell office:value-type="float" office:value="64.338649" calcext:value-type="float">
            <text:p>64.338649</text:p>
          </table:table-cell>
          <table:table-cell office:value-type="float" office:value="1.76047024" calcext:value-type="float">
            <text:p>1.76047024</text:p>
          </table:table-cell>
          <table:table-cell office:value-type="float" office:value="0.892881665" calcext:value-type="float">
            <text:p>0.892881665</text:p>
          </table:table-cell>
          <table:table-cell office:value-type="float" office:value="1.136823032" calcext:value-type="float">
            <text:p>1.136823032</text:p>
          </table:table-cell>
          <table:table-cell office:value-type="float" office:value="0.92821213" calcext:value-type="float">
            <text:p>0.92821213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82.18181" calcext:value-type="float">
            <text:p>182.18181</text:p>
          </table:table-cell>
          <table:table-cell office:value-type="float" office:value="64.7532654" calcext:value-type="float">
            <text:p>64.7532654</text:p>
          </table:table-cell>
          <table:table-cell office:value-type="float" office:value="1.76507694" calcext:value-type="float">
            <text:p>1.76507694</text:p>
          </table:table-cell>
          <table:table-cell office:value-type="float" office:value="0.881005999" calcext:value-type="float">
            <text:p>0.881005999</text:p>
          </table:table-cell>
          <table:table-cell office:value-type="float" office:value="1.9225834" calcext:value-type="float">
            <text:p>1.9225834</text:p>
          </table:table-cell>
          <table:table-cell office:value-type="float" office:value="1.569782764" calcext:value-type="float">
            <text:p>1.56978276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81.661776" calcext:value-type="float">
            <text:p>181.661776</text:p>
          </table:table-cell>
          <table:table-cell office:value-type="float" office:value="64.4450624" calcext:value-type="float">
            <text:p>64.4450624</text:p>
          </table:table-cell>
          <table:table-cell office:value-type="float" office:value="1.70755468" calcext:value-type="float">
            <text:p>1.70755468</text:p>
          </table:table-cell>
          <table:table-cell office:value-type="float" office:value="0.849735022" calcext:value-type="float">
            <text:p>0.849735022</text:p>
          </table:table-cell>
          <table:table-cell office:value-type="float" office:value="1.46098485" calcext:value-type="float">
            <text:p>1.46098485</text:p>
          </table:table-cell>
          <table:table-cell office:value-type="float" office:value="1.19288912" calcext:value-type="float">
            <text:p>1.19288912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81.766005" calcext:value-type="float">
            <text:p>181.766005</text:p>
          </table:table-cell>
          <table:table-cell office:value-type="float" office:value="64.8100682" calcext:value-type="float">
            <text:p>64.8100682</text:p>
          </table:table-cell>
          <table:table-cell office:value-type="float" office:value="1.67763588" calcext:value-type="float">
            <text:p>1.67763588</text:p>
          </table:table-cell>
          <table:table-cell office:value-type="float" office:value="0.816135236" calcext:value-type="float">
            <text:p>0.816135236</text:p>
          </table:table-cell>
          <table:table-cell office:value-type="float" office:value="2.660756358" calcext:value-type="float">
            <text:p>2.660756358</text:p>
          </table:table-cell>
          <table:table-cell office:value-type="float" office:value="2.1724985265" calcext:value-type="float">
            <text:p>2.1724985265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81.382294" calcext:value-type="float">
            <text:p>181.382294</text:p>
          </table:table-cell>
          <table:table-cell office:value-type="float" office:value="64.59398" calcext:value-type="float">
            <text:p>64.59398</text:p>
          </table:table-cell>
          <table:table-cell office:value-type="float" office:value="1.73024715" calcext:value-type="float">
            <text:p>1.73024715</text:p>
          </table:table-cell>
          <table:table-cell office:value-type="float" office:value="0.83034092" calcext:value-type="float">
            <text:p>0.83034092</text:p>
          </table:table-cell>
          <table:table-cell office:value-type="float" office:value="1.54839624" calcext:value-type="float">
            <text:p>1.54839624</text:p>
          </table:table-cell>
          <table:table-cell office:value-type="float" office:value="1.26426025" calcext:value-type="float">
            <text:p>1.26426025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81.566665" calcext:value-type="float">
            <text:p>181.566665</text:p>
          </table:table-cell>
          <table:table-cell office:value-type="float" office:value="64.8897161" calcext:value-type="float">
            <text:p>64.8897161</text:p>
          </table:table-cell>
          <table:table-cell office:value-type="float" office:value="1.74850429" calcext:value-type="float">
            <text:p>1.74850429</text:p>
          </table:table-cell>
          <table:table-cell office:value-type="float" office:value="0.809139993" calcext:value-type="float">
            <text:p>0.809139993</text:p>
          </table:table-cell>
          <table:table-cell office:value-type="float" office:value="2.8478442246" calcext:value-type="float">
            <text:p>2.8478442246</text:p>
          </table:table-cell>
          <table:table-cell office:value-type="float" office:value="2.3252550189" calcext:value-type="float">
            <text:p>2.3252550189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81.231899" calcext:value-type="float">
            <text:p>181.231899</text:p>
          </table:table-cell>
          <table:table-cell office:value-type="float" office:value="64.6192069" calcext:value-type="float">
            <text:p>64.6192069</text:p>
          </table:table-cell>
          <table:table-cell office:value-type="float" office:value="1.74450591" calcext:value-type="float">
            <text:p>1.74450591</text:p>
          </table:table-cell>
          <table:table-cell office:value-type="float" office:value="0.83432931" calcext:value-type="float">
            <text:p>0.83432931</text:p>
          </table:table-cell>
          <table:table-cell office:value-type="float" office:value="1.81680426" calcext:value-type="float">
            <text:p>1.81680426</text:p>
          </table:table-cell>
          <table:table-cell office:value-type="float" office:value="1.48341447" calcext:value-type="float">
            <text:p>1.48341447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81.896389" calcext:value-type="float">
            <text:p>181.896389</text:p>
          </table:table-cell>
          <table:table-cell office:value-type="float" office:value="65.5135399" calcext:value-type="float">
            <text:p>65.5135399</text:p>
          </table:table-cell>
          <table:table-cell office:value-type="float" office:value="1.73899886" calcext:value-type="float">
            <text:p>1.73899886</text:p>
          </table:table-cell>
          <table:table-cell office:value-type="float" office:value="0.848063015" calcext:value-type="float">
            <text:p>0.848063015</text:p>
          </table:table-cell>
          <table:table-cell office:value-type="float" office:value="2.182361743" calcext:value-type="float">
            <text:p>2.182361743</text:p>
          </table:table-cell>
          <table:table-cell office:value-type="float" office:value="1.78189084" calcext:value-type="float">
            <text:p>1.78189084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80.884834" calcext:value-type="float">
            <text:p>180.884834</text:p>
          </table:table-cell>
          <table:table-cell office:value-type="float" office:value="65.1912656" calcext:value-type="float">
            <text:p>65.1912656</text:p>
          </table:table-cell>
          <table:table-cell office:value-type="float" office:value="1.73858801" calcext:value-type="float">
            <text:p>1.73858801</text:p>
          </table:table-cell>
          <table:table-cell office:value-type="float" office:value="0.900725483" calcext:value-type="float">
            <text:p>0.900725483</text:p>
          </table:table-cell>
          <table:table-cell office:value-type="float" office:value="2.44088333" calcext:value-type="float">
            <text:p>2.44088333</text:p>
          </table:table-cell>
          <table:table-cell office:value-type="float" office:value="1.992972893" calcext:value-type="float">
            <text:p>1.99297289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81.481054" calcext:value-type="float">
            <text:p>181.481054</text:p>
          </table:table-cell>
          <table:table-cell office:value-type="float" office:value="65.8519273" calcext:value-type="float">
            <text:p>65.8519273</text:p>
          </table:table-cell>
          <table:table-cell office:value-type="float" office:value="1.70684435" calcext:value-type="float">
            <text:p>1.70684435</text:p>
          </table:table-cell>
          <table:table-cell office:value-type="float" office:value="0.918466543" calcext:value-type="float">
            <text:p>0.918466543</text:p>
          </table:table-cell>
          <table:table-cell office:value-type="float" office:value="2.554266355" calcext:value-type="float">
            <text:p>2.554266355</text:p>
          </table:table-cell>
          <table:table-cell office:value-type="float" office:value="2.085549734" calcext:value-type="float">
            <text:p>2.08554973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81.394218" calcext:value-type="float">
            <text:p>181.394218</text:p>
          </table:table-cell>
          <table:table-cell office:value-type="float" office:value="65.9315223" calcext:value-type="float">
            <text:p>65.9315223</text:p>
          </table:table-cell>
          <table:table-cell office:value-type="float" office:value="1.69729136" calcext:value-type="float">
            <text:p>1.69729136</text:p>
          </table:table-cell>
          <table:table-cell office:value-type="float" office:value="0.895718735" calcext:value-type="float">
            <text:p>0.895718735</text:p>
          </table:table-cell>
          <table:table-cell office:value-type="float" office:value="1.92831799" calcext:value-type="float">
            <text:p>1.92831799</text:p>
          </table:table-cell>
          <table:table-cell office:value-type="float" office:value="1.574465075" calcext:value-type="float">
            <text:p>1.57446507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81.878786" calcext:value-type="float">
            <text:p>181.878786</text:p>
          </table:table-cell>
          <table:table-cell office:value-type="float" office:value="66.1404365" calcext:value-type="float">
            <text:p>66.1404365</text:p>
          </table:table-cell>
          <table:table-cell office:value-type="float" office:value="1.68027157" calcext:value-type="float">
            <text:p>1.68027157</text:p>
          </table:table-cell>
          <table:table-cell office:value-type="float" office:value="0.898297894" calcext:value-type="float">
            <text:p>0.898297894</text:p>
          </table:table-cell>
          <table:table-cell office:value-type="float" office:value="1.131357559" calcext:value-type="float">
            <text:p>1.131357559</text:p>
          </table:table-cell>
          <table:table-cell office:value-type="float" office:value="0.923749597" calcext:value-type="float">
            <text:p>0.92374959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82.043378" calcext:value-type="float">
            <text:p>182.043378</text:p>
          </table:table-cell>
          <table:table-cell office:value-type="float" office:value="66.5953551" calcext:value-type="float">
            <text:p>66.5953551</text:p>
          </table:table-cell>
          <table:table-cell office:value-type="float" office:value="1.68134306" calcext:value-type="float">
            <text:p>1.68134306</text:p>
          </table:table-cell>
          <table:table-cell office:value-type="float" office:value="0.87852062" calcext:value-type="float">
            <text:p>0.87852062</text:p>
          </table:table-cell>
          <table:table-cell office:value-type="float" office:value="1.738714355" calcext:value-type="float">
            <text:p>1.738714355</text:p>
          </table:table-cell>
          <table:table-cell office:value-type="float" office:value="1.419654288" calcext:value-type="float">
            <text:p>1.41965428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82.213117" calcext:value-type="float">
            <text:p>182.213117</text:p>
          </table:table-cell>
          <table:table-cell office:value-type="float" office:value="66.3562208" calcext:value-type="float">
            <text:p>66.3562208</text:p>
          </table:table-cell>
          <table:table-cell office:value-type="float" office:value="1.62210323" calcext:value-type="float">
            <text:p>1.62210323</text:p>
          </table:table-cell>
          <table:table-cell office:value-type="float" office:value="0.855388379" calcext:value-type="float">
            <text:p>0.855388379</text:p>
          </table:table-cell>
          <table:table-cell office:value-type="float" office:value="0.786181338" calcext:value-type="float">
            <text:p>0.786181338</text:p>
          </table:table-cell>
          <table:table-cell office:value-type="float" office:value="0.641914374" calcext:value-type="float">
            <text:p>0.64191437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82.073977" calcext:value-type="float">
            <text:p>182.073977</text:p>
          </table:table-cell>
          <table:table-cell office:value-type="float" office:value="66.6385471" calcext:value-type="float">
            <text:p>66.6385471</text:p>
          </table:table-cell>
          <table:table-cell office:value-type="float" office:value="1.59782623" calcext:value-type="float">
            <text:p>1.59782623</text:p>
          </table:table-cell>
          <table:table-cell office:value-type="float" office:value="0.862712063" calcext:value-type="float">
            <text:p>0.862712063</text:p>
          </table:table-cell>
          <table:table-cell office:value-type="float" office:value="1.4332879" calcext:value-type="float">
            <text:p>1.4332879</text:p>
          </table:table-cell>
          <table:table-cell office:value-type="float" office:value="1.170274667" calcext:value-type="float">
            <text:p>1.170274667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81.856477" calcext:value-type="float">
            <text:p>181.856477</text:p>
          </table:table-cell>
          <table:table-cell office:value-type="float" office:value="66.3107617" calcext:value-type="float">
            <text:p>66.3107617</text:p>
          </table:table-cell>
          <table:table-cell office:value-type="float" office:value="1.555940775" calcext:value-type="float">
            <text:p>1.555940775</text:p>
          </table:table-cell>
          <table:table-cell office:value-type="float" office:value="0.814833096" calcext:value-type="float">
            <text:p>0.814833096</text:p>
          </table:table-cell>
          <table:table-cell office:value-type="float" office:value="0.90115382" calcext:value-type="float">
            <text:p>0.90115382</text:p>
          </table:table-cell>
          <table:table-cell office:value-type="float" office:value="0.73578902" calcext:value-type="float">
            <text:p>0.7357890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81.481186" calcext:value-type="float">
            <text:p>181.481186</text:p>
          </table:table-cell>
          <table:table-cell office:value-type="float" office:value="66.2559027" calcext:value-type="float">
            <text:p>66.2559027</text:p>
          </table:table-cell>
          <table:table-cell office:value-type="float" office:value="1.578466195" calcext:value-type="float">
            <text:p>1.578466195</text:p>
          </table:table-cell>
          <table:table-cell office:value-type="float" office:value="0.808949447" calcext:value-type="float">
            <text:p>0.808949447</text:p>
          </table:table-cell>
          <table:table-cell office:value-type="float" office:value="1.081560467" calcext:value-type="float">
            <text:p>1.081560467</text:p>
          </table:table-cell>
          <table:table-cell office:value-type="float" office:value="0.883090429" calcext:value-type="float">
            <text:p>0.883090429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81.629892" calcext:value-type="float">
            <text:p>181.629892</text:p>
          </table:table-cell>
          <table:table-cell office:value-type="float" office:value="65.9245479" calcext:value-type="float">
            <text:p>65.9245479</text:p>
          </table:table-cell>
          <table:table-cell office:value-type="float" office:value="1.5775974" calcext:value-type="float">
            <text:p>1.5775974</text:p>
          </table:table-cell>
          <table:table-cell office:value-type="float" office:value="0.835665699" calcext:value-type="float">
            <text:p>0.835665699</text:p>
          </table:table-cell>
          <table:table-cell office:value-type="float" office:value="1.16955819" calcext:value-type="float">
            <text:p>1.16955819</text:p>
          </table:table-cell>
          <table:table-cell office:value-type="float" office:value="0.954940285" calcext:value-type="float">
            <text:p>0.95494028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81.790326" calcext:value-type="float">
            <text:p>181.790326</text:p>
          </table:table-cell>
          <table:table-cell office:value-type="float" office:value="65.846426" calcext:value-type="float">
            <text:p>65.846426</text:p>
          </table:table-cell>
          <table:table-cell office:value-type="float" office:value="1.54887416" calcext:value-type="float">
            <text:p>1.54887416</text:p>
          </table:table-cell>
          <table:table-cell office:value-type="float" office:value="0.827939223" calcext:value-type="float">
            <text:p>0.827939223</text:p>
          </table:table-cell>
          <table:table-cell office:value-type="float" office:value="0.691581769" calcext:value-type="float">
            <text:p>0.691581769</text:p>
          </table:table-cell>
          <table:table-cell office:value-type="float" office:value="0.564674171" calcext:value-type="float">
            <text:p>0.56467417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81.649765" calcext:value-type="float">
            <text:p>181.649765</text:p>
          </table:table-cell>
          <table:table-cell office:value-type="float" office:value="65.5814115" calcext:value-type="float">
            <text:p>65.5814115</text:p>
          </table:table-cell>
          <table:table-cell office:value-type="float" office:value="1.552829115" calcext:value-type="float">
            <text:p>1.552829115</text:p>
          </table:table-cell>
          <table:table-cell office:value-type="float" office:value="0.8060725" calcext:value-type="float">
            <text:p>0.8060725</text:p>
          </table:table-cell>
          <table:table-cell office:value-type="float" office:value="1.398063646" calcext:value-type="float">
            <text:p>1.398063646</text:p>
          </table:table-cell>
          <table:table-cell office:value-type="float" office:value="1.141514168" calcext:value-type="float">
            <text:p>1.14151416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81.555379" calcext:value-type="float">
            <text:p>181.555379</text:p>
          </table:table-cell>
          <table:table-cell office:value-type="float" office:value="65.5682233" calcext:value-type="float">
            <text:p>65.5682233</text:p>
          </table:table-cell>
          <table:table-cell office:value-type="float" office:value="1.542244605" calcext:value-type="float">
            <text:p>1.542244605</text:p>
          </table:table-cell>
          <table:table-cell office:value-type="float" office:value="0.793873424" calcext:value-type="float">
            <text:p>0.793873424</text:p>
          </table:table-cell>
          <table:table-cell office:value-type="float" office:value="0.768163325" calcext:value-type="float">
            <text:p>0.768163325</text:p>
          </table:table-cell>
          <table:table-cell office:value-type="float" office:value="0.627202745" calcext:value-type="float">
            <text:p>0.627202745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81.536425" calcext:value-type="float">
            <text:p>181.536425</text:p>
          </table:table-cell>
          <table:table-cell office:value-type="float" office:value="65.3519783" calcext:value-type="float">
            <text:p>65.3519783</text:p>
          </table:table-cell>
          <table:table-cell office:value-type="float" office:value="1.568913247" calcext:value-type="float">
            <text:p>1.568913247</text:p>
          </table:table-cell>
          <table:table-cell office:value-type="float" office:value="0.803251304" calcext:value-type="float">
            <text:p>0.803251304</text:p>
          </table:table-cell>
          <table:table-cell office:value-type="float" office:value="1.462714807" calcext:value-type="float">
            <text:p>1.462714807</text:p>
          </table:table-cell>
          <table:table-cell office:value-type="float" office:value="1.194301607" calcext:value-type="float">
            <text:p>1.19430160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81.354261" calcext:value-type="float">
            <text:p>181.354261</text:p>
          </table:table-cell>
          <table:table-cell office:value-type="float" office:value="65.3397794" calcext:value-type="float">
            <text:p>65.3397794</text:p>
          </table:table-cell>
          <table:table-cell office:value-type="float" office:value="1.579345147" calcext:value-type="float">
            <text:p>1.579345147</text:p>
          </table:table-cell>
          <table:table-cell office:value-type="float" office:value="0.810128235" calcext:value-type="float">
            <text:p>0.810128235</text:p>
          </table:table-cell>
          <table:table-cell office:value-type="float" office:value="1.02557586" calcext:value-type="float">
            <text:p>1.02557586</text:p>
          </table:table-cell>
          <table:table-cell office:value-type="float" office:value="0.837379183" calcext:value-type="float">
            <text:p>0.83737918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81.500783" calcext:value-type="float">
            <text:p>181.500783</text:p>
          </table:table-cell>
          <table:table-cell office:value-type="float" office:value="65.2528047" calcext:value-type="float">
            <text:p>65.2528047</text:p>
          </table:table-cell>
          <table:table-cell office:value-type="float" office:value="1.583633327" calcext:value-type="float">
            <text:p>1.583633327</text:p>
          </table:table-cell>
          <table:table-cell office:value-type="float" office:value="0.83461144" calcext:value-type="float">
            <text:p>0.83461144</text:p>
          </table:table-cell>
          <table:table-cell office:value-type="float" office:value="1.42640894" calcext:value-type="float">
            <text:p>1.42640894</text:p>
          </table:table-cell>
          <table:table-cell office:value-type="float" office:value="1.16465805" calcext:value-type="float">
            <text:p>1.16465805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81.127263" calcext:value-type="float">
            <text:p>181.127263</text:p>
          </table:table-cell>
          <table:table-cell office:value-type="float" office:value="65.3377972" calcext:value-type="float">
            <text:p>65.3377972</text:p>
          </table:table-cell>
          <table:table-cell office:value-type="float" office:value="1.54666472" calcext:value-type="float">
            <text:p>1.54666472</text:p>
          </table:table-cell>
          <table:table-cell office:value-type="float" office:value="0.812391826" calcext:value-type="float">
            <text:p>0.812391826</text:p>
          </table:table-cell>
          <table:table-cell office:value-type="float" office:value="0.897020267" calcext:value-type="float">
            <text:p>0.897020267</text:p>
          </table:table-cell>
          <table:table-cell office:value-type="float" office:value="0.732413992" calcext:value-type="float">
            <text:p>0.73241399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81.7067" calcext:value-type="float">
            <text:p>181.7067</text:p>
          </table:table-cell>
          <table:table-cell office:value-type="float" office:value="65.6244227" calcext:value-type="float">
            <text:p>65.6244227</text:p>
          </table:table-cell>
          <table:table-cell office:value-type="float" office:value="1.581106966" calcext:value-type="float">
            <text:p>1.581106966</text:p>
          </table:table-cell>
          <table:table-cell office:value-type="float" office:value="0.819315918" calcext:value-type="float">
            <text:p>0.819315918</text:p>
          </table:table-cell>
          <table:table-cell office:value-type="float" office:value="1.993060455" calcext:value-type="float">
            <text:p>1.993060455</text:p>
          </table:table-cell>
          <table:table-cell office:value-type="float" office:value="1.62732706" calcext:value-type="float">
            <text:p>1.6273270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81.216088" calcext:value-type="float">
            <text:p>181.216088</text:p>
          </table:table-cell>
          <table:table-cell office:value-type="float" office:value="65.8521236" calcext:value-type="float">
            <text:p>65.8521236</text:p>
          </table:table-cell>
          <table:table-cell office:value-type="float" office:value="1.577033136" calcext:value-type="float">
            <text:p>1.577033136</text:p>
          </table:table-cell>
          <table:table-cell office:value-type="float" office:value="0.814695132" calcext:value-type="float">
            <text:p>0.814695132</text:p>
          </table:table-cell>
          <table:table-cell office:value-type="float" office:value="1.445038074" calcext:value-type="float">
            <text:p>1.445038074</text:p>
          </table:table-cell>
          <table:table-cell office:value-type="float" office:value="1.179868673" calcext:value-type="float">
            <text:p>1.17986867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82.062608" calcext:value-type="float">
            <text:p>182.062608</text:p>
          </table:table-cell>
          <table:table-cell office:value-type="float" office:value="66.3478519" calcext:value-type="float">
            <text:p>66.3478519</text:p>
          </table:table-cell>
          <table:table-cell office:value-type="float" office:value="1.612676735" calcext:value-type="float">
            <text:p>1.612676735</text:p>
          </table:table-cell>
          <table:table-cell office:value-type="float" office:value="0.817051138" calcext:value-type="float">
            <text:p>0.817051138</text:p>
          </table:table-cell>
          <table:table-cell office:value-type="float" office:value="1.89711631" calcext:value-type="float">
            <text:p>1.89711631</text:p>
          </table:table-cell>
          <table:table-cell office:value-type="float" office:value="1.54898896" calcext:value-type="float">
            <text:p>1.5489889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81.51431" calcext:value-type="float">
            <text:p>181.51431</text:p>
          </table:table-cell>
          <table:table-cell office:value-type="float" office:value="66.6133313" calcext:value-type="float">
            <text:p>66.6133313</text:p>
          </table:table-cell>
          <table:table-cell office:value-type="float" office:value="1.620009475" calcext:value-type="float">
            <text:p>1.620009475</text:p>
          </table:table-cell>
          <table:table-cell office:value-type="float" office:value="0.815284215" calcext:value-type="float">
            <text:p>0.815284215</text:p>
          </table:table-cell>
          <table:table-cell office:value-type="float" office:value="1.84804509" calcext:value-type="float">
            <text:p>1.84804509</text:p>
          </table:table-cell>
          <table:table-cell office:value-type="float" office:value="1.50892249" calcext:value-type="float">
            <text:p>1.50892249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82.078649" calcext:value-type="float">
            <text:p>182.078649</text:p>
          </table:table-cell>
          <table:table-cell office:value-type="float" office:value="67.3674771" calcext:value-type="float">
            <text:p>67.3674771</text:p>
          </table:table-cell>
          <table:table-cell office:value-type="float" office:value="1.54675171" calcext:value-type="float">
            <text:p>1.54675171</text:p>
          </table:table-cell>
          <table:table-cell office:value-type="float" office:value="0.797364622" calcext:value-type="float">
            <text:p>0.797364622</text:p>
          </table:table-cell>
          <table:table-cell office:value-type="float" office:value="1.863669737" calcext:value-type="float">
            <text:p>1.863669737</text:p>
          </table:table-cell>
          <table:table-cell office:value-type="float" office:value="1.52167992" calcext:value-type="float">
            <text:p>1.5216799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81.759637" calcext:value-type="float">
            <text:p>181.759637</text:p>
          </table:table-cell>
          <table:table-cell office:value-type="float" office:value="67.6682081" calcext:value-type="float">
            <text:p>67.6682081</text:p>
          </table:table-cell>
          <table:table-cell office:value-type="float" office:value="1.5277057" calcext:value-type="float">
            <text:p>1.5277057</text:p>
          </table:table-cell>
          <table:table-cell office:value-type="float" office:value="0.823112222" calcext:value-type="float">
            <text:p>0.823112222</text:p>
          </table:table-cell>
          <table:table-cell office:value-type="float" office:value="1.935661393" calcext:value-type="float">
            <text:p>1.935661393</text:p>
          </table:table-cell>
          <table:table-cell office:value-type="float" office:value="1.580460883" calcext:value-type="float">
            <text:p>1.580460883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81.760687" calcext:value-type="float">
            <text:p>181.760687</text:p>
          </table:table-cell>
          <table:table-cell office:value-type="float" office:value="68.2545007" calcext:value-type="float">
            <text:p>68.2545007</text:p>
          </table:table-cell>
          <table:table-cell office:value-type="float" office:value="1.473388235" calcext:value-type="float">
            <text:p>1.473388235</text:p>
          </table:table-cell>
          <table:table-cell office:value-type="float" office:value="0.830404365" calcext:value-type="float">
            <text:p>0.830404365</text:p>
          </table:table-cell>
          <table:table-cell office:value-type="float" office:value="1.289991232" calcext:value-type="float">
            <text:p>1.289991232</text:p>
          </table:table-cell>
          <table:table-cell office:value-type="float" office:value="1.053273442" calcext:value-type="float">
            <text:p>1.05327344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81.820767" calcext:value-type="float">
            <text:p>181.820767</text:p>
          </table:table-cell>
          <table:table-cell office:value-type="float" office:value="68.591476" calcext:value-type="float">
            <text:p>68.591476</text:p>
          </table:table-cell>
          <table:table-cell office:value-type="float" office:value="1.478065975" calcext:value-type="float">
            <text:p>1.478065975</text:p>
          </table:table-cell>
          <table:table-cell office:value-type="float" office:value="0.799064551" calcext:value-type="float">
            <text:p>0.799064551</text:p>
          </table:table-cell>
          <table:table-cell office:value-type="float" office:value="1.70605653" calcext:value-type="float">
            <text:p>1.70605653</text:p>
          </table:table-cell>
          <table:table-cell office:value-type="float" office:value="1.39298928" calcext:value-type="float">
            <text:p>1.3929892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80.660224" calcext:value-type="float">
            <text:p>180.660224</text:p>
          </table:table-cell>
          <table:table-cell office:value-type="float" office:value="68.4013664" calcext:value-type="float">
            <text:p>68.4013664</text:p>
          </table:table-cell>
          <table:table-cell office:value-type="float" office:value="1.467342265" calcext:value-type="float">
            <text:p>1.467342265</text:p>
          </table:table-cell>
          <table:table-cell office:value-type="float" office:value="0.752808228" calcext:value-type="float">
            <text:p>0.752808228</text:p>
          </table:table-cell>
          <table:table-cell office:value-type="float" office:value="1.425638165" calcext:value-type="float">
            <text:p>1.425638165</text:p>
          </table:table-cell>
          <table:table-cell office:value-type="float" office:value="1.164028708" calcext:value-type="float">
            <text:p>1.16402870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80.752591" calcext:value-type="float">
            <text:p>180.752591</text:p>
          </table:table-cell>
          <table:table-cell office:value-type="float" office:value="68.8698133" calcext:value-type="float">
            <text:p>68.8698133</text:p>
          </table:table-cell>
          <table:table-cell office:value-type="float" office:value="1.425971865" calcext:value-type="float">
            <text:p>1.425971865</text:p>
          </table:table-cell>
          <table:table-cell office:value-type="float" office:value="0.765896439" calcext:value-type="float">
            <text:p>0.765896439</text:p>
          </table:table-cell>
          <table:table-cell office:value-type="float" office:value="1.686412255" calcext:value-type="float">
            <text:p>1.686412255</text:p>
          </table:table-cell>
          <table:table-cell office:value-type="float" office:value="1.37694987" calcext:value-type="float">
            <text:p>1.3769498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80.385805" calcext:value-type="float">
            <text:p>180.385805</text:p>
          </table:table-cell>
          <table:table-cell office:value-type="float" office:value="68.9123467" calcext:value-type="float">
            <text:p>68.9123467</text:p>
          </table:table-cell>
          <table:table-cell office:value-type="float" office:value="1.47265897" calcext:value-type="float">
            <text:p>1.47265897</text:p>
          </table:table-cell>
          <table:table-cell office:value-type="float" office:value="0.751129221" calcext:value-type="float">
            <text:p>0.751129221</text:p>
          </table:table-cell>
          <table:table-cell office:value-type="float" office:value="0.70474742" calcext:value-type="float">
            <text:p>0.70474742</text:p>
          </table:table-cell>
          <table:table-cell office:value-type="float" office:value="0.57542387" calcext:value-type="float">
            <text:p>0.5754238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80.286636" calcext:value-type="float">
            <text:p>180.286636</text:p>
          </table:table-cell>
          <table:table-cell office:value-type="float" office:value="68.8101325" calcext:value-type="float">
            <text:p>68.8101325</text:p>
          </table:table-cell>
          <table:table-cell office:value-type="float" office:value="1.4718384" calcext:value-type="float">
            <text:p>1.4718384</text:p>
          </table:table-cell>
          <table:table-cell office:value-type="float" office:value="0.72587285" calcext:value-type="float">
            <text:p>0.72587285</text:p>
          </table:table-cell>
          <table:table-cell office:value-type="float" office:value="1.335134244" calcext:value-type="float">
            <text:p>1.335134244</text:p>
          </table:table-cell>
          <table:table-cell office:value-type="float" office:value="1.090132563" calcext:value-type="float">
            <text:p>1.09013256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80.892275" calcext:value-type="float">
            <text:p>180.892275</text:p>
          </table:table-cell>
          <table:table-cell office:value-type="float" office:value="69.3630888" calcext:value-type="float">
            <text:p>69.3630888</text:p>
          </table:table-cell>
          <table:table-cell office:value-type="float" office:value="1.50046723" calcext:value-type="float">
            <text:p>1.50046723</text:p>
          </table:table-cell>
          <table:table-cell office:value-type="float" office:value="0.722682422" calcext:value-type="float">
            <text:p>0.722682422</text:p>
          </table:table-cell>
          <table:table-cell office:value-type="float" office:value="1.244929347" calcext:value-type="float">
            <text:p>1.244929347</text:p>
          </table:table-cell>
          <table:table-cell office:value-type="float" office:value="1.016480555" calcext:value-type="float">
            <text:p>1.016480555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81.164214" calcext:value-type="float">
            <text:p>181.164214</text:p>
          </table:table-cell>
          <table:table-cell office:value-type="float" office:value="69.3939715" calcext:value-type="float">
            <text:p>69.3939715</text:p>
          </table:table-cell>
          <table:table-cell office:value-type="float" office:value="1.5230753" calcext:value-type="float">
            <text:p>1.5230753</text:p>
          </table:table-cell>
          <table:table-cell office:value-type="float" office:value="0.727453014" calcext:value-type="float">
            <text:p>0.727453014</text:p>
          </table:table-cell>
          <table:table-cell office:value-type="float" office:value="1.3121138" calcext:value-type="float">
            <text:p>1.3121138</text:p>
          </table:table-cell>
          <table:table-cell office:value-type="float" office:value="1.071336424" calcext:value-type="float">
            <text:p>1.071336424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80.985776" calcext:value-type="float">
            <text:p>180.985776</text:p>
          </table:table-cell>
          <table:table-cell office:value-type="float" office:value="69.3971409" calcext:value-type="float">
            <text:p>69.3971409</text:p>
          </table:table-cell>
          <table:table-cell office:value-type="float" office:value="1.550638265" calcext:value-type="float">
            <text:p>1.550638265</text:p>
          </table:table-cell>
          <table:table-cell office:value-type="float" office:value="0.699665951" calcext:value-type="float">
            <text:p>0.699665951</text:p>
          </table:table-cell>
          <table:table-cell office:value-type="float" office:value="1.055634846" calcext:value-type="float">
            <text:p>1.055634846</text:p>
          </table:table-cell>
          <table:table-cell office:value-type="float" office:value="0.861922248" calcext:value-type="float">
            <text:p>0.86192224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81.108306" calcext:value-type="float">
            <text:p>181.108306</text:p>
          </table:table-cell>
          <table:table-cell office:value-type="float" office:value="69.3506399" calcext:value-type="float">
            <text:p>69.3506399</text:p>
          </table:table-cell>
          <table:table-cell office:value-type="float" office:value="1.569645945" calcext:value-type="float">
            <text:p>1.569645945</text:p>
          </table:table-cell>
          <table:table-cell office:value-type="float" office:value="0.719751161" calcext:value-type="float">
            <text:p>0.719751161</text:p>
          </table:table-cell>
          <table:table-cell office:value-type="float" office:value="0.66545705" calcext:value-type="float">
            <text:p>0.66545705</text:p>
          </table:table-cell>
          <table:table-cell office:value-type="float" office:value="0.54334341" calcext:value-type="float">
            <text:p>0.5433434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80.901324" calcext:value-type="float">
            <text:p>180.901324</text:p>
          </table:table-cell>
          <table:table-cell office:value-type="float" office:value="68.9869801" calcext:value-type="float">
            <text:p>68.9869801</text:p>
          </table:table-cell>
          <table:table-cell office:value-type="float" office:value="1.49338769" calcext:value-type="float">
            <text:p>1.49338769</text:p>
          </table:table-cell>
          <table:table-cell office:value-type="float" office:value="0.744416484" calcext:value-type="float">
            <text:p>0.744416484</text:p>
          </table:table-cell>
          <table:table-cell office:value-type="float" office:value="1.97202934" calcext:value-type="float">
            <text:p>1.97202934</text:p>
          </table:table-cell>
          <table:table-cell office:value-type="float" office:value="1.610155194" calcext:value-type="float">
            <text:p>1.61015519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81.269244" calcext:value-type="float">
            <text:p>181.269244</text:p>
          </table:table-cell>
          <table:table-cell office:value-type="float" office:value="69.0212471" calcext:value-type="float">
            <text:p>69.0212471</text:p>
          </table:table-cell>
          <table:table-cell office:value-type="float" office:value="1.47960392" calcext:value-type="float">
            <text:p>1.47960392</text:p>
          </table:table-cell>
          <table:table-cell office:value-type="float" office:value="0.737274717" calcext:value-type="float">
            <text:p>0.737274717</text:p>
          </table:table-cell>
          <table:table-cell office:value-type="float" office:value="0.526746743" calcext:value-type="float">
            <text:p>0.526746743</text:p>
          </table:table-cell>
          <table:table-cell office:value-type="float" office:value="0.43008691" calcext:value-type="float">
            <text:p>0.4300869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80.804796" calcext:value-type="float">
            <text:p>180.804796</text:p>
          </table:table-cell>
          <table:table-cell office:value-type="float" office:value="68.745665" calcext:value-type="float">
            <text:p>68.745665</text:p>
          </table:table-cell>
          <table:table-cell office:value-type="float" office:value="1.52213169" calcext:value-type="float">
            <text:p>1.52213169</text:p>
          </table:table-cell>
          <table:table-cell office:value-type="float" office:value="0.745727054" calcext:value-type="float">
            <text:p>0.745727054</text:p>
          </table:table-cell>
          <table:table-cell office:value-type="float" office:value="1.519984736" calcext:value-type="float">
            <text:p>1.519984736</text:p>
          </table:table-cell>
          <table:table-cell office:value-type="float" office:value="1.241062314" calcext:value-type="float">
            <text:p>1.241062314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81.072061" calcext:value-type="float">
            <text:p>181.072061</text:p>
          </table:table-cell>
          <table:table-cell office:value-type="float" office:value="68.6102333" calcext:value-type="float">
            <text:p>68.6102333</text:p>
          </table:table-cell>
          <table:table-cell office:value-type="float" office:value="1.49337869" calcext:value-type="float">
            <text:p>1.49337869</text:p>
          </table:table-cell>
          <table:table-cell office:value-type="float" office:value="0.709740378" calcext:value-type="float">
            <text:p>0.709740378</text:p>
          </table:table-cell>
          <table:table-cell office:value-type="float" office:value="1.092896787" calcext:value-type="float">
            <text:p>1.092896787</text:p>
          </table:table-cell>
          <table:table-cell office:value-type="float" office:value="0.8923465" calcext:value-type="float">
            <text:p>0.8923465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80.866131" calcext:value-type="float">
            <text:p>180.866131</text:p>
          </table:table-cell>
          <table:table-cell office:value-type="float" office:value="68.5710489" calcext:value-type="float">
            <text:p>68.5710489</text:p>
          </table:table-cell>
          <table:table-cell office:value-type="float" office:value="1.523048207" calcext:value-type="float">
            <text:p>1.523048207</text:p>
          </table:table-cell>
          <table:table-cell office:value-type="float" office:value="0.714552182" calcext:value-type="float">
            <text:p>0.714552182</text:p>
          </table:table-cell>
          <table:table-cell office:value-type="float" office:value="1.56540966" calcext:value-type="float">
            <text:p>1.56540966</text:p>
          </table:table-cell>
          <table:table-cell office:value-type="float" office:value="1.278151614" calcext:value-type="float">
            <text:p>1.27815161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80.183749" calcext:value-type="float">
            <text:p>180.183749</text:p>
          </table:table-cell>
          <table:table-cell office:value-type="float" office:value="68.3924267" calcext:value-type="float">
            <text:p>68.3924267</text:p>
          </table:table-cell>
          <table:table-cell office:value-type="float" office:value="1.420476987" calcext:value-type="float">
            <text:p>1.420476987</text:p>
          </table:table-cell>
          <table:table-cell office:value-type="float" office:value="0.693916511" calcext:value-type="float">
            <text:p>0.693916511</text:p>
          </table:table-cell>
          <table:table-cell office:value-type="float" office:value="1.03752892" calcext:value-type="float">
            <text:p>1.03752892</text:p>
          </table:table-cell>
          <table:table-cell office:value-type="float" office:value="0.847138832" calcext:value-type="float">
            <text:p>0.84713883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80.035152" calcext:value-type="float">
            <text:p>180.035152</text:p>
          </table:table-cell>
          <table:table-cell office:value-type="float" office:value="68.503887" calcext:value-type="float">
            <text:p>68.503887</text:p>
          </table:table-cell>
          <table:table-cell office:value-type="float" office:value="1.334757825" calcext:value-type="float">
            <text:p>1.334757825</text:p>
          </table:table-cell>
          <table:table-cell office:value-type="float" office:value="0.710349789" calcext:value-type="float">
            <text:p>0.710349789</text:p>
          </table:table-cell>
          <table:table-cell office:value-type="float" office:value="1.73075721" calcext:value-type="float">
            <text:p>1.73075721</text:p>
          </table:table-cell>
          <table:table-cell office:value-type="float" office:value="1.413157309" calcext:value-type="float">
            <text:p>1.41315730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79.346564" calcext:value-type="float">
            <text:p>179.346564</text:p>
          </table:table-cell>
          <table:table-cell office:value-type="float" office:value="68.3458938" calcext:value-type="float">
            <text:p>68.3458938</text:p>
          </table:table-cell>
          <table:table-cell office:value-type="float" office:value="1.404909255" calcext:value-type="float">
            <text:p>1.404909255</text:p>
          </table:table-cell>
          <table:table-cell office:value-type="float" office:value="0.722400638" calcext:value-type="float">
            <text:p>0.722400638</text:p>
          </table:table-cell>
          <table:table-cell office:value-type="float" office:value="1.758811875" calcext:value-type="float">
            <text:p>1.758811875</text:p>
          </table:table-cell>
          <table:table-cell office:value-type="float" office:value="1.436063933" calcext:value-type="float">
            <text:p>1.436063933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79.084647" calcext:value-type="float">
            <text:p>179.084647</text:p>
          </table:table-cell>
          <table:table-cell office:value-type="float" office:value="68.4661394" calcext:value-type="float">
            <text:p>68.4661394</text:p>
          </table:table-cell>
          <table:table-cell office:value-type="float" office:value="1.45153285" calcext:value-type="float">
            <text:p>1.45153285</text:p>
          </table:table-cell>
          <table:table-cell office:value-type="float" office:value="0.728561113" calcext:value-type="float">
            <text:p>0.728561113</text:p>
          </table:table-cell>
          <table:table-cell office:value-type="float" office:value="1.73999411" calcext:value-type="float">
            <text:p>1.73999411</text:p>
          </table:table-cell>
          <table:table-cell office:value-type="float" office:value="1.42069924" calcext:value-type="float">
            <text:p>1.4206992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78.773955" calcext:value-type="float">
            <text:p>178.773955</text:p>
          </table:table-cell>
          <table:table-cell office:value-type="float" office:value="68.680201" calcext:value-type="float">
            <text:p>68.680201</text:p>
          </table:table-cell>
          <table:table-cell office:value-type="float" office:value="1.44107271" calcext:value-type="float">
            <text:p>1.44107271</text:p>
          </table:table-cell>
          <table:table-cell office:value-type="float" office:value="0.750035094" calcext:value-type="float">
            <text:p>0.750035094</text:p>
          </table:table-cell>
          <table:table-cell office:value-type="float" office:value="2.20112418" calcext:value-type="float">
            <text:p>2.20112418</text:p>
          </table:table-cell>
          <table:table-cell office:value-type="float" office:value="1.79721032" calcext:value-type="float">
            <text:p>1.79721032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79.180216" calcext:value-type="float">
            <text:p>179.180216</text:p>
          </table:table-cell>
          <table:table-cell office:value-type="float" office:value="68.6374307" calcext:value-type="float">
            <text:p>68.6374307</text:p>
          </table:table-cell>
          <table:table-cell office:value-type="float" office:value="1.503490025" calcext:value-type="float">
            <text:p>1.503490025</text:p>
          </table:table-cell>
          <table:table-cell office:value-type="float" office:value="0.767683273" calcext:value-type="float">
            <text:p>0.767683273</text:p>
          </table:table-cell>
          <table:table-cell office:value-type="float" office:value="1.48312893" calcext:value-type="float">
            <text:p>1.48312893</text:p>
          </table:table-cell>
          <table:table-cell office:value-type="float" office:value="1.21096967" calcext:value-type="float">
            <text:p>1.2109696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78.1952" calcext:value-type="float">
            <text:p>178.1952</text:p>
          </table:table-cell>
          <table:table-cell office:value-type="float" office:value="68.6487211" calcext:value-type="float">
            <text:p>68.6487211</text:p>
          </table:table-cell>
          <table:table-cell office:value-type="float" office:value="1.526162375" calcext:value-type="float">
            <text:p>1.526162375</text:p>
          </table:table-cell>
          <table:table-cell office:value-type="float" office:value="0.771981841" calcext:value-type="float">
            <text:p>0.771981841</text:p>
          </table:table-cell>
          <table:table-cell office:value-type="float" office:value="2.53976071" calcext:value-type="float">
            <text:p>2.53976071</text:p>
          </table:table-cell>
          <table:table-cell office:value-type="float" office:value="2.07370601" calcext:value-type="float">
            <text:p>2.07370601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79.025276" calcext:value-type="float">
            <text:p>179.025276</text:p>
          </table:table-cell>
          <table:table-cell office:value-type="float" office:value="68.836755" calcext:value-type="float">
            <text:p>68.836755</text:p>
          </table:table-cell>
          <table:table-cell office:value-type="float" office:value="1.56419959" calcext:value-type="float">
            <text:p>1.56419959</text:p>
          </table:table-cell>
          <table:table-cell office:value-type="float" office:value="0.77124679" calcext:value-type="float">
            <text:p>0.77124679</text:p>
          </table:table-cell>
          <table:table-cell office:value-type="float" office:value="1.99356985" calcext:value-type="float">
            <text:p>1.99356985</text:p>
          </table:table-cell>
          <table:table-cell office:value-type="float" office:value="1.62774294" calcext:value-type="float">
            <text:p>1.62774294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78.770686" calcext:value-type="float">
            <text:p>178.770686</text:p>
          </table:table-cell>
          <table:table-cell office:value-type="float" office:value="69.3646271" calcext:value-type="float">
            <text:p>69.3646271</text:p>
          </table:table-cell>
          <table:table-cell office:value-type="float" office:value="1.523835354" calcext:value-type="float">
            <text:p>1.523835354</text:p>
          </table:table-cell>
          <table:table-cell office:value-type="float" office:value="0.718158485" calcext:value-type="float">
            <text:p>0.718158485</text:p>
          </table:table-cell>
          <table:table-cell office:value-type="float" office:value="2.42885158" calcext:value-type="float">
            <text:p>2.42885158</text:p>
          </table:table-cell>
          <table:table-cell office:value-type="float" office:value="1.983149017" calcext:value-type="float">
            <text:p>1.983149017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79.987132" calcext:value-type="float">
            <text:p>179.987132</text:p>
          </table:table-cell>
          <table:table-cell office:value-type="float" office:value="69.9003614" calcext:value-type="float">
            <text:p>69.9003614</text:p>
          </table:table-cell>
          <table:table-cell office:value-type="float" office:value="1.52509599" calcext:value-type="float">
            <text:p>1.52509599</text:p>
          </table:table-cell>
          <table:table-cell office:value-type="float" office:value="0.705344079" calcext:value-type="float">
            <text:p>0.705344079</text:p>
          </table:table-cell>
          <table:table-cell office:value-type="float" office:value="2.17484278" calcext:value-type="float">
            <text:p>2.17484278</text:p>
          </table:table-cell>
          <table:table-cell office:value-type="float" office:value="1.775751674" calcext:value-type="float">
            <text:p>1.775751674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78.957994" calcext:value-type="float">
            <text:p>178.957994</text:p>
          </table:table-cell>
          <table:table-cell office:value-type="float" office:value="69.6643139" calcext:value-type="float">
            <text:p>69.6643139</text:p>
          </table:table-cell>
          <table:table-cell office:value-type="float" office:value="1.52755516" calcext:value-type="float">
            <text:p>1.52755516</text:p>
          </table:table-cell>
          <table:table-cell office:value-type="float" office:value="0.714689515" calcext:value-type="float">
            <text:p>0.714689515</text:p>
          </table:table-cell>
          <table:table-cell office:value-type="float" office:value="1.48169864" calcext:value-type="float">
            <text:p>1.48169864</text:p>
          </table:table-cell>
          <table:table-cell office:value-type="float" office:value="1.20980186" calcext:value-type="float">
            <text:p>1.2098018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79.336224" calcext:value-type="float">
            <text:p>179.336224</text:p>
          </table:table-cell>
          <table:table-cell office:value-type="float" office:value="69.9019791" calcext:value-type="float">
            <text:p>69.9019791</text:p>
          </table:table-cell>
          <table:table-cell office:value-type="float" office:value="1.4227206" calcext:value-type="float">
            <text:p>1.4227206</text:p>
          </table:table-cell>
          <table:table-cell office:value-type="float" office:value="0.684593915" calcext:value-type="float">
            <text:p>0.684593915</text:p>
          </table:table-cell>
          <table:table-cell office:value-type="float" office:value="1.37659064" calcext:value-type="float">
            <text:p>1.37659064</text:p>
          </table:table-cell>
          <table:table-cell office:value-type="float" office:value="1.12398155" calcext:value-type="float">
            <text:p>1.1239815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79.594176" calcext:value-type="float">
            <text:p>179.594176</text:p>
          </table:table-cell>
          <table:table-cell office:value-type="float" office:value="69.8099405" calcext:value-type="float">
            <text:p>69.8099405</text:p>
          </table:table-cell>
          <table:table-cell office:value-type="float" office:value="1.43146958" calcext:value-type="float">
            <text:p>1.43146958</text:p>
          </table:table-cell>
          <table:table-cell office:value-type="float" office:value="0.69878965" calcext:value-type="float">
            <text:p>0.69878965</text:p>
          </table:table-cell>
          <table:table-cell office:value-type="float" office:value="0.84946444" calcext:value-type="float">
            <text:p>0.84946444</text:p>
          </table:table-cell>
          <table:table-cell office:value-type="float" office:value="0.6935848" calcext:value-type="float">
            <text:p>0.693584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79.712035" calcext:value-type="float">
            <text:p>179.712035</text:p>
          </table:table-cell>
          <table:table-cell office:value-type="float" office:value="69.5013162" calcext:value-type="float">
            <text:p>69.5013162</text:p>
          </table:table-cell>
          <table:table-cell office:value-type="float" office:value="1.426964835" calcext:value-type="float">
            <text:p>1.426964835</text:p>
          </table:table-cell>
          <table:table-cell office:value-type="float" office:value="0.719751767" calcext:value-type="float">
            <text:p>0.719751767</text:p>
          </table:table-cell>
          <table:table-cell office:value-type="float" office:value="2.30404987" calcext:value-type="float">
            <text:p>2.30404987</text:p>
          </table:table-cell>
          <table:table-cell office:value-type="float" office:value="1.88124892" calcext:value-type="float">
            <text:p>1.88124892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79.79665" calcext:value-type="float">
            <text:p>179.79665</text:p>
          </table:table-cell>
          <table:table-cell office:value-type="float" office:value="69.5331992" calcext:value-type="float">
            <text:p>69.5331992</text:p>
          </table:table-cell>
          <table:table-cell office:value-type="float" office:value="1.407397525" calcext:value-type="float">
            <text:p>1.407397525</text:p>
          </table:table-cell>
          <table:table-cell office:value-type="float" office:value="0.721574954" calcext:value-type="float">
            <text:p>0.721574954</text:p>
          </table:table-cell>
          <table:table-cell office:value-type="float" office:value="0.54114675" calcext:value-type="float">
            <text:p>0.54114675</text:p>
          </table:table-cell>
          <table:table-cell office:value-type="float" office:value="0.44184445" calcext:value-type="float">
            <text:p>0.4418444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80.056406" calcext:value-type="float">
            <text:p>180.056406</text:p>
          </table:table-cell>
          <table:table-cell office:value-type="float" office:value="69.4247263" calcext:value-type="float">
            <text:p>69.4247263</text:p>
          </table:table-cell>
          <table:table-cell office:value-type="float" office:value="1.319892764" calcext:value-type="float">
            <text:p>1.319892764</text:p>
          </table:table-cell>
          <table:table-cell office:value-type="float" office:value="0.725268571" calcext:value-type="float">
            <text:p>0.725268571</text:p>
          </table:table-cell>
          <table:table-cell office:value-type="float" office:value="1.32369709" calcext:value-type="float">
            <text:p>1.32369709</text:p>
          </table:table-cell>
          <table:table-cell office:value-type="float" office:value="1.08079413" calcext:value-type="float">
            <text:p>1.08079413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80.260582" calcext:value-type="float">
            <text:p>180.260582</text:p>
          </table:table-cell>
          <table:table-cell office:value-type="float" office:value="69.3948853" calcext:value-type="float">
            <text:p>69.3948853</text:p>
          </table:table-cell>
          <table:table-cell office:value-type="float" office:value="1.309427784" calcext:value-type="float">
            <text:p>1.309427784</text:p>
          </table:table-cell>
          <table:table-cell office:value-type="float" office:value="0.706840068" calcext:value-type="float">
            <text:p>0.706840068</text:p>
          </table:table-cell>
          <table:table-cell office:value-type="float" office:value="0.315173504" calcext:value-type="float">
            <text:p>0.315173504</text:p>
          </table:table-cell>
          <table:table-cell office:value-type="float" office:value="0.257338096" calcext:value-type="float">
            <text:p>0.25733809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80.582124" calcext:value-type="float">
            <text:p>180.582124</text:p>
          </table:table-cell>
          <table:table-cell office:value-type="float" office:value="69.0212459" calcext:value-type="float">
            <text:p>69.0212459</text:p>
          </table:table-cell>
          <table:table-cell office:value-type="float" office:value="1.408811592" calcext:value-type="float">
            <text:p>1.408811592</text:p>
          </table:table-cell>
          <table:table-cell office:value-type="float" office:value="0.680131961" calcext:value-type="float">
            <text:p>0.680131961</text:p>
          </table:table-cell>
          <table:table-cell office:value-type="float" office:value="2.66225178" calcext:value-type="float">
            <text:p>2.66225178</text:p>
          </table:table-cell>
          <table:table-cell office:value-type="float" office:value="2.1737195" calcext:value-type="float">
            <text:p>2.1737195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80.86506" calcext:value-type="float">
            <text:p>180.86506</text:p>
          </table:table-cell>
          <table:table-cell office:value-type="float" office:value="68.9899165" calcext:value-type="float">
            <text:p>68.9899165</text:p>
          </table:table-cell>
          <table:table-cell office:value-type="float" office:value="1.396408112" calcext:value-type="float">
            <text:p>1.396408112</text:p>
          </table:table-cell>
          <table:table-cell office:value-type="float" office:value="0.67525199" calcext:value-type="float">
            <text:p>0.67525199</text:p>
          </table:table-cell>
          <table:table-cell office:value-type="float" office:value="0.339013865" calcext:value-type="float">
            <text:p>0.339013865</text:p>
          </table:table-cell>
          <table:table-cell office:value-type="float" office:value="0.276803676" calcext:value-type="float">
            <text:p>0.27680367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80.554447" calcext:value-type="float">
            <text:p>180.554447</text:p>
          </table:table-cell>
          <table:table-cell office:value-type="float" office:value="69.074546" calcext:value-type="float">
            <text:p>69.074546</text:p>
          </table:table-cell>
          <table:table-cell office:value-type="float" office:value="1.311013701" calcext:value-type="float">
            <text:p>1.311013701</text:p>
          </table:table-cell>
          <table:table-cell office:value-type="float" office:value="0.659926781" calcext:value-type="float">
            <text:p>0.659926781</text:p>
          </table:table-cell>
          <table:table-cell office:value-type="float" office:value="1.62589556" calcext:value-type="float">
            <text:p>1.62589556</text:p>
          </table:table-cell>
          <table:table-cell office:value-type="float" office:value="1.32753817" calcext:value-type="float">
            <text:p>1.3275381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80.100684" calcext:value-type="float">
            <text:p>180.100684</text:p>
          </table:table-cell>
          <table:table-cell office:value-type="float" office:value="68.6644442" calcext:value-type="float">
            <text:p>68.6644442</text:p>
          </table:table-cell>
          <table:table-cell office:value-type="float" office:value="1.312182245" calcext:value-type="float">
            <text:p>1.312182245</text:p>
          </table:table-cell>
          <table:table-cell office:value-type="float" office:value="0.661453654" calcext:value-type="float">
            <text:p>0.661453654</text:p>
          </table:table-cell>
          <table:table-cell office:value-type="float" office:value="1.259934321" calcext:value-type="float">
            <text:p>1.259934321</text:p>
          </table:table-cell>
          <table:table-cell office:value-type="float" office:value="1.028732023" calcext:value-type="float">
            <text:p>1.02873202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80.46989" calcext:value-type="float">
            <text:p>180.46989</text:p>
          </table:table-cell>
          <table:table-cell office:value-type="float" office:value="68.8841463" calcext:value-type="float">
            <text:p>68.8841463</text:p>
          </table:table-cell>
          <table:table-cell office:value-type="float" office:value="1.433520937" calcext:value-type="float">
            <text:p>1.433520937</text:p>
          </table:table-cell>
          <table:table-cell office:value-type="float" office:value="0.722117479" calcext:value-type="float">
            <text:p>0.722117479</text:p>
          </table:table-cell>
          <table:table-cell office:value-type="float" office:value="1.381277147" calcext:value-type="float">
            <text:p>1.381277147</text:p>
          </table:table-cell>
          <table:table-cell office:value-type="float" office:value="1.127808075" calcext:value-type="float">
            <text:p>1.12780807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80.513393" calcext:value-type="float">
            <text:p>180.513393</text:p>
          </table:table-cell>
          <table:table-cell office:value-type="float" office:value="68.8823166" calcext:value-type="float">
            <text:p>68.8823166</text:p>
          </table:table-cell>
          <table:table-cell office:value-type="float" office:value="1.447093777" calcext:value-type="float">
            <text:p>1.447093777</text:p>
          </table:table-cell>
          <table:table-cell office:value-type="float" office:value="0.726804659" calcext:value-type="float">
            <text:p>0.726804659</text:p>
          </table:table-cell>
          <table:table-cell office:value-type="float" office:value="0.1825551576" calcext:value-type="float">
            <text:p>0.1825551576</text:p>
          </table:table-cell>
          <table:table-cell office:value-type="float" office:value="0.1490556634" calcext:value-type="float">
            <text:p>0.1490556634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80.338334" calcext:value-type="float">
            <text:p>180.338334</text:p>
          </table:table-cell>
          <table:table-cell office:value-type="float" office:value="68.8507155" calcext:value-type="float">
            <text:p>68.8507155</text:p>
          </table:table-cell>
          <table:table-cell office:value-type="float" office:value="1.44654373" calcext:value-type="float">
            <text:p>1.44654373</text:p>
          </table:table-cell>
          <table:table-cell office:value-type="float" office:value="0.724162202" calcext:value-type="float">
            <text:p>0.724162202</text:p>
          </table:table-cell>
          <table:table-cell office:value-type="float" office:value="2.0368798" calcext:value-type="float">
            <text:p>2.0368798</text:p>
          </table:table-cell>
          <table:table-cell office:value-type="float" office:value="1.663105376" calcext:value-type="float">
            <text:p>1.66310537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79.899813" calcext:value-type="float">
            <text:p>179.899813</text:p>
          </table:table-cell>
          <table:table-cell office:value-type="float" office:value="68.7984205" calcext:value-type="float">
            <text:p>68.7984205</text:p>
          </table:table-cell>
          <table:table-cell office:value-type="float" office:value="1.45487725" calcext:value-type="float">
            <text:p>1.45487725</text:p>
          </table:table-cell>
          <table:table-cell office:value-type="float" office:value="0.717903825" calcext:value-type="float">
            <text:p>0.717903825</text:p>
          </table:table-cell>
          <table:table-cell office:value-type="float" office:value="0.687716932" calcext:value-type="float">
            <text:p>0.687716932</text:p>
          </table:table-cell>
          <table:table-cell office:value-type="float" office:value="0.561518536" calcext:value-type="float">
            <text:p>0.56151853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80.264012" calcext:value-type="float">
            <text:p>180.264012</text:p>
          </table:table-cell>
          <table:table-cell office:value-type="float" office:value="69.2101374" calcext:value-type="float">
            <text:p>69.2101374</text:p>
          </table:table-cell>
          <table:table-cell office:value-type="float" office:value="1.44833147" calcext:value-type="float">
            <text:p>1.44833147</text:p>
          </table:table-cell>
          <table:table-cell office:value-type="float" office:value="0.705068246" calcext:value-type="float">
            <text:p>0.705068246</text:p>
          </table:table-cell>
          <table:table-cell office:value-type="float" office:value="1.536849996" calcext:value-type="float">
            <text:p>1.536849996</text:p>
          </table:table-cell>
          <table:table-cell office:value-type="float" office:value="1.254832794" calcext:value-type="float">
            <text:p>1.254832794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79.94641" calcext:value-type="float">
            <text:p>179.94641</text:p>
          </table:table-cell>
          <table:table-cell office:value-type="float" office:value="69.0061771" calcext:value-type="float">
            <text:p>69.0061771</text:p>
          </table:table-cell>
          <table:table-cell office:value-type="float" office:value="1.44488201" calcext:value-type="float">
            <text:p>1.44488201</text:p>
          </table:table-cell>
          <table:table-cell office:value-type="float" office:value="0.695751949" calcext:value-type="float">
            <text:p>0.695751949</text:p>
          </table:table-cell>
          <table:table-cell office:value-type="float" office:value="0.777290824" calcext:value-type="float">
            <text:p>0.777290824</text:p>
          </table:table-cell>
          <table:table-cell office:value-type="float" office:value="0.634655279" calcext:value-type="float">
            <text:p>0.634655279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80.534043" calcext:value-type="float">
            <text:p>180.534043</text:p>
          </table:table-cell>
          <table:table-cell office:value-type="float" office:value="69.3521122" calcext:value-type="float">
            <text:p>69.3521122</text:p>
          </table:table-cell>
          <table:table-cell office:value-type="float" office:value="1.50475703" calcext:value-type="float">
            <text:p>1.50475703</text:p>
          </table:table-cell>
          <table:table-cell office:value-type="float" office:value="0.710677407" calcext:value-type="float">
            <text:p>0.710677407</text:p>
          </table:table-cell>
          <table:table-cell office:value-type="float" office:value="2.078900545" calcext:value-type="float">
            <text:p>2.078900545</text:p>
          </table:table-cell>
          <table:table-cell office:value-type="float" office:value="1.697415191" calcext:value-type="float">
            <text:p>1.69741519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79.471559" calcext:value-type="float">
            <text:p>179.471559</text:p>
          </table:table-cell>
          <table:table-cell office:value-type="float" office:value="69.1398083" calcext:value-type="float">
            <text:p>69.1398083</text:p>
          </table:table-cell>
          <table:table-cell office:value-type="float" office:value="1.484384025" calcext:value-type="float">
            <text:p>1.484384025</text:p>
          </table:table-cell>
          <table:table-cell office:value-type="float" office:value="0.713399563" calcext:value-type="float">
            <text:p>0.713399563</text:p>
          </table:table-cell>
          <table:table-cell office:value-type="float" office:value="1.300385326" calcext:value-type="float">
            <text:p>1.300385326</text:p>
          </table:table-cell>
          <table:table-cell office:value-type="float" office:value="1.061760215" calcext:value-type="float">
            <text:p>1.061760215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80.362623" calcext:value-type="float">
            <text:p>180.362623</text:p>
          </table:table-cell>
          <table:table-cell office:value-type="float" office:value="69.41115" calcext:value-type="float">
            <text:p>69.41115</text:p>
          </table:table-cell>
          <table:table-cell office:value-type="float" office:value="1.496382555" calcext:value-type="float">
            <text:p>1.496382555</text:p>
          </table:table-cell>
          <table:table-cell office:value-type="float" office:value="0.730132397" calcext:value-type="float">
            <text:p>0.730132397</text:p>
          </table:table-cell>
          <table:table-cell office:value-type="float" office:value="1.518262124" calcext:value-type="float">
            <text:p>1.518262124</text:p>
          </table:table-cell>
          <table:table-cell office:value-type="float" office:value="1.239655843" calcext:value-type="float">
            <text:p>1.23965584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79.901509" calcext:value-type="float">
            <text:p>179.901509</text:p>
          </table:table-cell>
          <table:table-cell office:value-type="float" office:value="69.5063005" calcext:value-type="float">
            <text:p>69.5063005</text:p>
          </table:table-cell>
          <table:table-cell office:value-type="float" office:value="1.487005574" calcext:value-type="float">
            <text:p>1.487005574</text:p>
          </table:table-cell>
          <table:table-cell office:value-type="float" office:value="0.748997623" calcext:value-type="float">
            <text:p>0.748997623</text:p>
          </table:table-cell>
          <table:table-cell office:value-type="float" office:value="0.438219339" calcext:value-type="float">
            <text:p>0.438219339</text:p>
          </table:table-cell>
          <table:table-cell office:value-type="float" office:value="0.357804597" calcext:value-type="float">
            <text:p>0.35780459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80.200102" calcext:value-type="float">
            <text:p>180.200102</text:p>
          </table:table-cell>
          <table:table-cell office:value-type="float" office:value="70.0776603" calcext:value-type="float">
            <text:p>70.0776603</text:p>
          </table:table-cell>
          <table:table-cell office:value-type="float" office:value="1.431843074" calcext:value-type="float">
            <text:p>1.431843074</text:p>
          </table:table-cell>
          <table:table-cell office:value-type="float" office:value="0.720666338" calcext:value-type="float">
            <text:p>0.720666338</text:p>
          </table:table-cell>
          <table:table-cell office:value-type="float" office:value="3.0798757606" calcext:value-type="float">
            <text:p>3.0798757606</text:p>
          </table:table-cell>
          <table:table-cell office:value-type="float" office:value="2.5147081103" calcext:value-type="float">
            <text:p>2.514708110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79.836776" calcext:value-type="float">
            <text:p>179.836776</text:p>
          </table:table-cell>
          <table:table-cell office:value-type="float" office:value="70.1004532" calcext:value-type="float">
            <text:p>70.1004532</text:p>
          </table:table-cell>
          <table:table-cell office:value-type="float" office:value="1.42141532" calcext:value-type="float">
            <text:p>1.42141532</text:p>
          </table:table-cell>
          <table:table-cell office:value-type="float" office:value="0.704459928" calcext:value-type="float">
            <text:p>0.704459928</text:p>
          </table:table-cell>
          <table:table-cell office:value-type="float" office:value="0.405434823" calcext:value-type="float">
            <text:p>0.405434823</text:p>
          </table:table-cell>
          <table:table-cell office:value-type="float" office:value="0.331036145" calcext:value-type="float">
            <text:p>0.33103614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80.230731" calcext:value-type="float">
            <text:p>180.230731</text:p>
          </table:table-cell>
          <table:table-cell office:value-type="float" office:value="70.1390716" calcext:value-type="float">
            <text:p>70.1390716</text:p>
          </table:table-cell>
          <table:table-cell office:value-type="float" office:value="1.494076296" calcext:value-type="float">
            <text:p>1.494076296</text:p>
          </table:table-cell>
          <table:table-cell office:value-type="float" office:value="0.734925938" calcext:value-type="float">
            <text:p>0.734925938</text:p>
          </table:table-cell>
          <table:table-cell office:value-type="float" office:value="2.250562874" calcext:value-type="float">
            <text:p>2.250562874</text:p>
          </table:table-cell>
          <table:table-cell office:value-type="float" office:value="1.8375769126" calcext:value-type="float">
            <text:p>1.8375769126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79.928692" calcext:value-type="float">
            <text:p>179.928692</text:p>
          </table:table-cell>
          <table:table-cell office:value-type="float" office:value="70.0140994" calcext:value-type="float">
            <text:p>70.0140994</text:p>
          </table:table-cell>
          <table:table-cell office:value-type="float" office:value="1.499945546" calcext:value-type="float">
            <text:p>1.499945546</text:p>
          </table:table-cell>
          <table:table-cell office:value-type="float" office:value="0.724709067" calcext:value-type="float">
            <text:p>0.724709067</text:p>
          </table:table-cell>
          <table:table-cell office:value-type="float" office:value="0.9398556354" calcext:value-type="float">
            <text:p>0.9398556354</text:p>
          </table:table-cell>
          <table:table-cell office:value-type="float" office:value="0.7673888929" calcext:value-type="float">
            <text:p>0.767388892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80.4588335" calcext:value-type="float">
            <text:p>180.4588335</text:p>
          </table:table-cell>
          <table:table-cell office:value-type="float" office:value="70.004184" calcext:value-type="float">
            <text:p>70.004184</text:p>
          </table:table-cell>
          <table:table-cell office:value-type="float" office:value="1.43044743" calcext:value-type="float">
            <text:p>1.43044743</text:p>
          </table:table-cell>
          <table:table-cell office:value-type="float" office:value="0.720649424" calcext:value-type="float">
            <text:p>0.720649424</text:p>
          </table:table-cell>
          <table:table-cell office:value-type="float" office:value="1.9279876" calcext:value-type="float">
            <text:p>1.9279876</text:p>
          </table:table-cell>
          <table:table-cell office:value-type="float" office:value="1.57419527" calcext:value-type="float">
            <text:p>1.5741952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79.9123195" calcext:value-type="float">
            <text:p>179.9123195</text:p>
          </table:table-cell>
          <table:table-cell office:value-type="float" office:value="69.4117064" calcext:value-type="float">
            <text:p>69.4117064</text:p>
          </table:table-cell>
          <table:table-cell office:value-type="float" office:value="1.42704382" calcext:value-type="float">
            <text:p>1.42704382</text:p>
          </table:table-cell>
          <table:table-cell office:value-type="float" office:value="0.732239205" calcext:value-type="float">
            <text:p>0.732239205</text:p>
          </table:table-cell>
          <table:table-cell office:value-type="float" office:value="0.80380092" calcext:value-type="float">
            <text:p>0.80380092</text:p>
          </table:table-cell>
          <table:table-cell office:value-type="float" office:value="0.656300696" calcext:value-type="float">
            <text:p>0.656300696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79.945437" calcext:value-type="float">
            <text:p>179.945437</text:p>
          </table:table-cell>
          <table:table-cell office:value-type="float" office:value="69.3834226" calcext:value-type="float">
            <text:p>69.3834226</text:p>
          </table:table-cell>
          <table:table-cell office:value-type="float" office:value="1.408223893" calcext:value-type="float">
            <text:p>1.408223893</text:p>
          </table:table-cell>
          <table:table-cell office:value-type="float" office:value="0.749642123" calcext:value-type="float">
            <text:p>0.749642123</text:p>
          </table:table-cell>
          <table:table-cell office:value-type="float" office:value="1.41877999" calcext:value-type="float">
            <text:p>1.41877999</text:p>
          </table:table-cell>
          <table:table-cell office:value-type="float" office:value="1.158429" calcext:value-type="float">
            <text:p>1.158429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79.470346" calcext:value-type="float">
            <text:p>179.470346</text:p>
          </table:table-cell>
          <table:table-cell office:value-type="float" office:value="68.6417292" calcext:value-type="float">
            <text:p>68.6417292</text:p>
          </table:table-cell>
          <table:table-cell office:value-type="float" office:value="1.414437347" calcext:value-type="float">
            <text:p>1.414437347</text:p>
          </table:table-cell>
          <table:table-cell office:value-type="float" office:value="0.746077228" calcext:value-type="float">
            <text:p>0.746077228</text:p>
          </table:table-cell>
          <table:table-cell office:value-type="float" office:value="0.947815406" calcext:value-type="float">
            <text:p>0.947815406</text:p>
          </table:table-cell>
          <table:table-cell office:value-type="float" office:value="0.773888022" calcext:value-type="float">
            <text:p>0.773888022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79.322905" calcext:value-type="float">
            <text:p>179.322905</text:p>
          </table:table-cell>
          <table:table-cell office:value-type="float" office:value="68.9504636" calcext:value-type="float">
            <text:p>68.9504636</text:p>
          </table:table-cell>
          <table:table-cell office:value-type="float" office:value="1.382384227" calcext:value-type="float">
            <text:p>1.382384227</text:p>
          </table:table-cell>
          <table:table-cell office:value-type="float" office:value="0.794236839" calcext:value-type="float">
            <text:p>0.794236839</text:p>
          </table:table-cell>
          <table:table-cell office:value-type="float" office:value="1.481224466" calcext:value-type="float">
            <text:p>1.481224466</text:p>
          </table:table-cell>
          <table:table-cell office:value-type="float" office:value="1.209414684" calcext:value-type="float">
            <text:p>1.20941468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78.728825" calcext:value-type="float">
            <text:p>178.728825</text:p>
          </table:table-cell>
          <table:table-cell office:value-type="float" office:value="68.1697484" calcext:value-type="float">
            <text:p>68.1697484</text:p>
          </table:table-cell>
          <table:table-cell office:value-type="float" office:value="1.381282613" calcext:value-type="float">
            <text:p>1.381282613</text:p>
          </table:table-cell>
          <table:table-cell office:value-type="float" office:value="0.7706844" calcext:value-type="float">
            <text:p>0.7706844</text:p>
          </table:table-cell>
          <table:table-cell office:value-type="float" office:value="1.127782324" calcext:value-type="float">
            <text:p>1.127782324</text:p>
          </table:table-cell>
          <table:table-cell office:value-type="float" office:value="0.920830402" calcext:value-type="float">
            <text:p>0.920830402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78.386911" calcext:value-type="float">
            <text:p>178.386911</text:p>
          </table:table-cell>
          <table:table-cell office:value-type="float" office:value="68.2807073" calcext:value-type="float">
            <text:p>68.2807073</text:p>
          </table:table-cell>
          <table:table-cell office:value-type="float" office:value="1.37700289" calcext:value-type="float">
            <text:p>1.37700289</text:p>
          </table:table-cell>
          <table:table-cell office:value-type="float" office:value="0.808254242" calcext:value-type="float">
            <text:p>0.808254242</text:p>
          </table:table-cell>
          <table:table-cell office:value-type="float" office:value="1.0547175" calcext:value-type="float">
            <text:p>1.0547175</text:p>
          </table:table-cell>
          <table:table-cell office:value-type="float" office:value="0.861173223" calcext:value-type="float">
            <text:p>0.861173223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78.839874" calcext:value-type="float">
            <text:p>178.839874</text:p>
          </table:table-cell>
          <table:table-cell office:value-type="float" office:value="67.9898436" calcext:value-type="float">
            <text:p>67.9898436</text:p>
          </table:table-cell>
          <table:table-cell office:value-type="float" office:value="1.37316544" calcext:value-type="float">
            <text:p>1.37316544</text:p>
          </table:table-cell>
          <table:table-cell office:value-type="float" office:value="0.783384005" calcext:value-type="float">
            <text:p>0.783384005</text:p>
          </table:table-cell>
          <table:table-cell office:value-type="float" office:value="1.70775363" calcext:value-type="float">
            <text:p>1.70775363</text:p>
          </table:table-cell>
          <table:table-cell office:value-type="float" office:value="1.39437501" calcext:value-type="float">
            <text:p>1.3943750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77.753334" calcext:value-type="float">
            <text:p>177.753334</text:p>
          </table:table-cell>
          <table:table-cell office:value-type="float" office:value="67.6887618" calcext:value-type="float">
            <text:p>67.6887618</text:p>
          </table:table-cell>
          <table:table-cell office:value-type="float" office:value="1.371516614" calcext:value-type="float">
            <text:p>1.371516614</text:p>
          </table:table-cell>
          <table:table-cell office:value-type="float" office:value="0.80989622" calcext:value-type="float">
            <text:p>0.80989622</text:p>
          </table:table-cell>
          <table:table-cell office:value-type="float" office:value="2.071847412" calcext:value-type="float">
            <text:p>2.071847412</text:p>
          </table:table-cell>
          <table:table-cell office:value-type="float" office:value="1.691656296" calcext:value-type="float">
            <text:p>1.69165629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77.963784" calcext:value-type="float">
            <text:p>177.963784</text:p>
          </table:table-cell>
          <table:table-cell office:value-type="float" office:value="67.5914665" calcext:value-type="float">
            <text:p>67.5914665</text:p>
          </table:table-cell>
          <table:table-cell office:value-type="float" office:value="1.363764834" calcext:value-type="float">
            <text:p>1.363764834</text:p>
          </table:table-cell>
          <table:table-cell office:value-type="float" office:value="0.798374933" calcext:value-type="float">
            <text:p>0.798374933</text:p>
          </table:table-cell>
          <table:table-cell office:value-type="float" office:value="0.58314861" calcext:value-type="float">
            <text:p>0.58314861</text:p>
          </table:table-cell>
          <table:table-cell office:value-type="float" office:value="0.47613883" calcext:value-type="float">
            <text:p>0.47613883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77.734346" calcext:value-type="float">
            <text:p>177.734346</text:p>
          </table:table-cell>
          <table:table-cell office:value-type="float" office:value="67.5463157" calcext:value-type="float">
            <text:p>67.5463157</text:p>
          </table:table-cell>
          <table:table-cell office:value-type="float" office:value="1.305377106" calcext:value-type="float">
            <text:p>1.305377106</text:p>
          </table:table-cell>
          <table:table-cell office:value-type="float" office:value="0.765157389" calcext:value-type="float">
            <text:p>0.765157389</text:p>
          </table:table-cell>
          <table:table-cell office:value-type="float" office:value="1.480616969" calcext:value-type="float">
            <text:p>1.480616969</text:p>
          </table:table-cell>
          <table:table-cell office:value-type="float" office:value="1.2089186955" calcext:value-type="float">
            <text:p>1.208918695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78.266717" calcext:value-type="float">
            <text:p>178.266717</text:p>
          </table:table-cell>
          <table:table-cell office:value-type="float" office:value="67.7379586" calcext:value-type="float">
            <text:p>67.7379586</text:p>
          </table:table-cell>
          <table:table-cell office:value-type="float" office:value="1.331316482" calcext:value-type="float">
            <text:p>1.331316482</text:p>
          </table:table-cell>
          <table:table-cell office:value-type="float" office:value="0.767529535" calcext:value-type="float">
            <text:p>0.767529535</text:p>
          </table:table-cell>
          <table:table-cell office:value-type="float" office:value="0.994142204" calcext:value-type="float">
            <text:p>0.994142204</text:p>
          </table:table-cell>
          <table:table-cell office:value-type="float" office:value="0.81171371" calcext:value-type="float">
            <text:p>0.8117137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78.389956" calcext:value-type="float">
            <text:p>178.389956</text:p>
          </table:table-cell>
          <table:table-cell office:value-type="float" office:value="67.6387569" calcext:value-type="float">
            <text:p>67.6387569</text:p>
          </table:table-cell>
          <table:table-cell office:value-type="float" office:value="1.36466955" calcext:value-type="float">
            <text:p>1.36466955</text:p>
          </table:table-cell>
          <table:table-cell office:value-type="float" office:value="0.768066558" calcext:value-type="float">
            <text:p>0.768066558</text:p>
          </table:table-cell>
          <table:table-cell office:value-type="float" office:value="1.804531013" calcext:value-type="float">
            <text:p>1.804531013</text:p>
          </table:table-cell>
          <table:table-cell office:value-type="float" office:value="1.473393382" calcext:value-type="float">
            <text:p>1.473393382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78.941702" calcext:value-type="float">
            <text:p>178.941702</text:p>
          </table:table-cell>
          <table:table-cell office:value-type="float" office:value="67.8726808" calcext:value-type="float">
            <text:p>67.8726808</text:p>
          </table:table-cell>
          <table:table-cell office:value-type="float" office:value="1.37089572" calcext:value-type="float">
            <text:p>1.37089572</text:p>
          </table:table-cell>
          <table:table-cell office:value-type="float" office:value="0.784325037" calcext:value-type="float">
            <text:p>0.784325037</text:p>
          </table:table-cell>
          <table:table-cell office:value-type="float" office:value="0.671256877" calcext:value-type="float">
            <text:p>0.671256877</text:p>
          </table:table-cell>
          <table:table-cell office:value-type="float" office:value="0.548078932" calcext:value-type="float">
            <text:p>0.54807893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78.940289" calcext:value-type="float">
            <text:p>178.940289</text:p>
          </table:table-cell>
          <table:table-cell office:value-type="float" office:value="66.9931704" calcext:value-type="float">
            <text:p>66.9931704</text:p>
          </table:table-cell>
          <table:table-cell office:value-type="float" office:value="1.360505506" calcext:value-type="float">
            <text:p>1.360505506</text:p>
          </table:table-cell>
          <table:table-cell office:value-type="float" office:value="0.790866093" calcext:value-type="float">
            <text:p>0.790866093</text:p>
          </table:table-cell>
          <table:table-cell office:value-type="float" office:value="2.2642257804" calcext:value-type="float">
            <text:p>2.2642257804</text:p>
          </table:table-cell>
          <table:table-cell office:value-type="float" office:value="1.848732556" calcext:value-type="float">
            <text:p>1.84873255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79.77815" calcext:value-type="float">
            <text:p>179.77815</text:p>
          </table:table-cell>
          <table:table-cell office:value-type="float" office:value="67.3430526" calcext:value-type="float">
            <text:p>67.3430526</text:p>
          </table:table-cell>
          <table:table-cell office:value-type="float" office:value="1.351001256" calcext:value-type="float">
            <text:p>1.351001256</text:p>
          </table:table-cell>
          <table:table-cell office:value-type="float" office:value="0.808671993" calcext:value-type="float">
            <text:p>0.808671993</text:p>
          </table:table-cell>
          <table:table-cell office:value-type="float" office:value="1.057712062" calcext:value-type="float">
            <text:p>1.057712062</text:p>
          </table:table-cell>
          <table:table-cell office:value-type="float" office:value="0.863618268" calcext:value-type="float">
            <text:p>0.86361826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79.370683" calcext:value-type="float">
            <text:p>179.370683</text:p>
          </table:table-cell>
          <table:table-cell office:value-type="float" office:value="66.3276956" calcext:value-type="float">
            <text:p>66.3276956</text:p>
          </table:table-cell>
          <table:table-cell office:value-type="float" office:value="1.356849173" calcext:value-type="float">
            <text:p>1.356849173</text:p>
          </table:table-cell>
          <table:table-cell office:value-type="float" office:value="0.813344463" calcext:value-type="float">
            <text:p>0.813344463</text:p>
          </table:table-cell>
          <table:table-cell office:value-type="float" office:value="2.526429854" calcext:value-type="float">
            <text:p>2.526429854</text:p>
          </table:table-cell>
          <table:table-cell office:value-type="float" office:value="2.062821345" calcext:value-type="float">
            <text:p>2.06282134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79.925171" calcext:value-type="float">
            <text:p>179.925171</text:p>
          </table:table-cell>
          <table:table-cell office:value-type="float" office:value="66.2210449" calcext:value-type="float">
            <text:p>66.2210449</text:p>
          </table:table-cell>
          <table:table-cell office:value-type="float" office:value="1.352575893" calcext:value-type="float">
            <text:p>1.352575893</text:p>
          </table:table-cell>
          <table:table-cell office:value-type="float" office:value="0.825521203" calcext:value-type="float">
            <text:p>0.825521203</text:p>
          </table:table-cell>
          <table:table-cell office:value-type="float" office:value="0.891439291" calcext:value-type="float">
            <text:p>0.891439291</text:p>
          </table:table-cell>
          <table:table-cell office:value-type="float" office:value="0.72785711" calcext:value-type="float">
            <text:p>0.72785711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79.44956" calcext:value-type="float">
            <text:p>179.44956</text:p>
          </table:table-cell>
          <table:table-cell office:value-type="float" office:value="65.5664762" calcext:value-type="float">
            <text:p>65.5664762</text:p>
          </table:table-cell>
          <table:table-cell office:value-type="float" office:value="1.364013064" calcext:value-type="float">
            <text:p>1.364013064</text:p>
          </table:table-cell>
          <table:table-cell office:value-type="float" office:value="0.838993087" calcext:value-type="float">
            <text:p>0.838993087</text:p>
          </table:table-cell>
          <table:table-cell office:value-type="float" office:value="2.440502467" calcext:value-type="float">
            <text:p>2.440502467</text:p>
          </table:table-cell>
          <table:table-cell office:value-type="float" office:value="1.992661927" calcext:value-type="float">
            <text:p>1.992661927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79.609608" calcext:value-type="float">
            <text:p>179.609608</text:p>
          </table:table-cell>
          <table:table-cell office:value-type="float" office:value="64.8383009" calcext:value-type="float">
            <text:p>64.8383009</text:p>
          </table:table-cell>
          <table:table-cell office:value-type="float" office:value="1.336212904" calcext:value-type="float">
            <text:p>1.336212904</text:p>
          </table:table-cell>
          <table:table-cell office:value-type="float" office:value="0.839299315" calcext:value-type="float">
            <text:p>0.839299315</text:p>
          </table:table-cell>
          <table:table-cell office:value-type="float" office:value="1.240205645" calcext:value-type="float">
            <text:p>1.240205645</text:p>
          </table:table-cell>
          <table:table-cell office:value-type="float" office:value="1.01262367" calcext:value-type="float">
            <text:p>1.0126236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79.881855" calcext:value-type="float">
            <text:p>179.881855</text:p>
          </table:table-cell>
          <table:table-cell office:value-type="float" office:value="64.6563764" calcext:value-type="float">
            <text:p>64.6563764</text:p>
          </table:table-cell>
          <table:table-cell office:value-type="float" office:value="1.39465459" calcext:value-type="float">
            <text:p>1.39465459</text:p>
          </table:table-cell>
          <table:table-cell office:value-type="float" office:value="0.832185818" calcext:value-type="float">
            <text:p>0.832185818</text:p>
          </table:table-cell>
          <table:table-cell office:value-type="float" office:value="2.1327804243" calcext:value-type="float">
            <text:p>2.1327804243</text:p>
          </table:table-cell>
          <table:table-cell office:value-type="float" office:value="1.741407903" calcext:value-type="float">
            <text:p>1.74140790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79.945791" calcext:value-type="float">
            <text:p>179.945791</text:p>
          </table:table-cell>
          <table:table-cell office:value-type="float" office:value="63.9153777" calcext:value-type="float">
            <text:p>63.9153777</text:p>
          </table:table-cell>
          <table:table-cell office:value-type="float" office:value="1.37591419" calcext:value-type="float">
            <text:p>1.37591419</text:p>
          </table:table-cell>
          <table:table-cell office:value-type="float" office:value="0.834067301" calcext:value-type="float">
            <text:p>0.834067301</text:p>
          </table:table-cell>
          <table:table-cell office:value-type="float" office:value="1.1655999136" calcext:value-type="float">
            <text:p>1.1655999136</text:p>
          </table:table-cell>
          <table:table-cell office:value-type="float" office:value="0.9517083467" calcext:value-type="float">
            <text:p>0.9517083467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80.350908" calcext:value-type="float">
            <text:p>180.350908</text:p>
          </table:table-cell>
          <table:table-cell office:value-type="float" office:value="63.8485044" calcext:value-type="float">
            <text:p>63.8485044</text:p>
          </table:table-cell>
          <table:table-cell office:value-type="float" office:value="1.39847852" calcext:value-type="float">
            <text:p>1.39847852</text:p>
          </table:table-cell>
          <table:table-cell office:value-type="float" office:value="0.866316969" calcext:value-type="float">
            <text:p>0.866316969</text:p>
          </table:table-cell>
          <table:table-cell office:value-type="float" office:value="1.83290852" calcext:value-type="float">
            <text:p>1.83290852</text:p>
          </table:table-cell>
          <table:table-cell office:value-type="float" office:value="1.496563544" calcext:value-type="float">
            <text:p>1.49656354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80.356883" calcext:value-type="float">
            <text:p>180.356883</text:p>
          </table:table-cell>
          <table:table-cell office:value-type="float" office:value="63.2674669" calcext:value-type="float">
            <text:p>63.2674669</text:p>
          </table:table-cell>
          <table:table-cell office:value-type="float" office:value="1.38093517" calcext:value-type="float">
            <text:p>1.38093517</text:p>
          </table:table-cell>
          <table:table-cell office:value-type="float" office:value="0.857502563" calcext:value-type="float">
            <text:p>0.857502563</text:p>
          </table:table-cell>
          <table:table-cell office:value-type="float" office:value="1.21235991" calcext:value-type="float">
            <text:p>1.21235991</text:p>
          </table:table-cell>
          <table:table-cell office:value-type="float" office:value="0.989887748" calcext:value-type="float">
            <text:p>0.98988774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80.506821" calcext:value-type="float">
            <text:p>180.506821</text:p>
          </table:table-cell>
          <table:table-cell office:value-type="float" office:value="63.3561199" calcext:value-type="float">
            <text:p>63.3561199</text:p>
          </table:table-cell>
          <table:table-cell office:value-type="float" office:value="1.42097637" calcext:value-type="float">
            <text:p>1.42097637</text:p>
          </table:table-cell>
          <table:table-cell office:value-type="float" office:value="0.836282287" calcext:value-type="float">
            <text:p>0.836282287</text:p>
          </table:table-cell>
          <table:table-cell office:value-type="float" office:value="1.415190954" calcext:value-type="float">
            <text:p>1.415190954</text:p>
          </table:table-cell>
          <table:table-cell office:value-type="float" office:value="1.1554986" calcext:value-type="float">
            <text:p>1.155498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79.803847" calcext:value-type="float">
            <text:p>179.803847</text:p>
          </table:table-cell>
          <table:table-cell office:value-type="float" office:value="63.2724233" calcext:value-type="float">
            <text:p>63.2724233</text:p>
          </table:table-cell>
          <table:table-cell office:value-type="float" office:value="1.42673292" calcext:value-type="float">
            <text:p>1.42673292</text:p>
          </table:table-cell>
          <table:table-cell office:value-type="float" office:value="0.828662041" calcext:value-type="float">
            <text:p>0.828662041</text:p>
          </table:table-cell>
          <table:table-cell office:value-type="float" office:value="1.69368463" calcext:value-type="float">
            <text:p>1.69368463</text:p>
          </table:table-cell>
          <table:table-cell office:value-type="float" office:value="1.382887736" calcext:value-type="float">
            <text:p>1.38288773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80.387727" calcext:value-type="float">
            <text:p>180.387727</text:p>
          </table:table-cell>
          <table:table-cell office:value-type="float" office:value="63.3186929" calcext:value-type="float">
            <text:p>63.3186929</text:p>
          </table:table-cell>
          <table:table-cell office:value-type="float" office:value="1.49782459" calcext:value-type="float">
            <text:p>1.49782459</text:p>
          </table:table-cell>
          <table:table-cell office:value-type="float" office:value="0.814704957" calcext:value-type="float">
            <text:p>0.814704957</text:p>
          </table:table-cell>
          <table:table-cell office:value-type="float" office:value="1.69669513" calcext:value-type="float">
            <text:p>1.69669513</text:p>
          </table:table-cell>
          <table:table-cell office:value-type="float" office:value="1.385345784" calcext:value-type="float">
            <text:p>1.385345784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79.943105" calcext:value-type="float">
            <text:p>179.943105</text:p>
          </table:table-cell>
          <table:table-cell office:value-type="float" office:value="63.2040697" calcext:value-type="float">
            <text:p>63.2040697</text:p>
          </table:table-cell>
          <table:table-cell office:value-type="float" office:value="1.47776602" calcext:value-type="float">
            <text:p>1.47776602</text:p>
          </table:table-cell>
          <table:table-cell office:value-type="float" office:value="0.822563464" calcext:value-type="float">
            <text:p>0.822563464</text:p>
          </table:table-cell>
          <table:table-cell office:value-type="float" office:value="1.006638223" calcext:value-type="float">
            <text:p>1.006638223</text:p>
          </table:table-cell>
          <table:table-cell office:value-type="float" office:value="0.821916654" calcext:value-type="float">
            <text:p>0.82191665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80.188898" calcext:value-type="float">
            <text:p>180.188898</text:p>
          </table:table-cell>
          <table:table-cell office:value-type="float" office:value="63.1034725" calcext:value-type="float">
            <text:p>63.1034725</text:p>
          </table:table-cell>
          <table:table-cell office:value-type="float" office:value="1.473767266" calcext:value-type="float">
            <text:p>1.473767266</text:p>
          </table:table-cell>
          <table:table-cell office:value-type="float" office:value="0.793630266" calcext:value-type="float">
            <text:p>0.793630266</text:p>
          </table:table-cell>
          <table:table-cell office:value-type="float" office:value="1.38810892" calcext:value-type="float">
            <text:p>1.38810892</text:p>
          </table:table-cell>
          <table:table-cell office:value-type="float" office:value="1.133386156" calcext:value-type="float">
            <text:p>1.13338615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79.648243" calcext:value-type="float">
            <text:p>179.648243</text:p>
          </table:table-cell>
          <table:table-cell office:value-type="float" office:value="63.1881242" calcext:value-type="float">
            <text:p>63.1881242</text:p>
          </table:table-cell>
          <table:table-cell office:value-type="float" office:value="1.506065376" calcext:value-type="float">
            <text:p>1.506065376</text:p>
          </table:table-cell>
          <table:table-cell office:value-type="float" office:value="0.814871355" calcext:value-type="float">
            <text:p>0.814871355</text:p>
          </table:table-cell>
          <table:table-cell office:value-type="float" office:value="1.0404721" calcext:value-type="float">
            <text:p>1.0404721</text:p>
          </table:table-cell>
          <table:table-cell office:value-type="float" office:value="0.8495419" calcext:value-type="float">
            <text:p>0.849541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79.467815" calcext:value-type="float">
            <text:p>179.467815</text:p>
          </table:table-cell>
          <table:table-cell office:value-type="float" office:value="62.9536865" calcext:value-type="float">
            <text:p>62.9536865</text:p>
          </table:table-cell>
          <table:table-cell office:value-type="float" office:value="1.615773915" calcext:value-type="float">
            <text:p>1.615773915</text:p>
          </table:table-cell>
          <table:table-cell office:value-type="float" office:value="0.880010393" calcext:value-type="float">
            <text:p>0.880010393</text:p>
          </table:table-cell>
          <table:table-cell office:value-type="float" office:value="1.238326914" calcext:value-type="float">
            <text:p>1.238326914</text:p>
          </table:table-cell>
          <table:table-cell office:value-type="float" office:value="1.0110896895" calcext:value-type="float">
            <text:p>1.011089689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79.341804" calcext:value-type="float">
            <text:p>179.341804</text:p>
          </table:table-cell>
          <table:table-cell office:value-type="float" office:value="63.0639179" calcext:value-type="float">
            <text:p>63.0639179</text:p>
          </table:table-cell>
          <table:table-cell office:value-type="float" office:value="1.62694626" calcext:value-type="float">
            <text:p>1.62694626</text:p>
          </table:table-cell>
          <table:table-cell office:value-type="float" office:value="0.881098237" calcext:value-type="float">
            <text:p>0.881098237</text:p>
          </table:table-cell>
          <table:table-cell office:value-type="float" office:value="0.74889738" calcext:value-type="float">
            <text:p>0.74889738</text:p>
          </table:table-cell>
          <table:table-cell office:value-type="float" office:value="0.61147215" calcext:value-type="float">
            <text:p>0.6114721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79.013008" calcext:value-type="float">
            <text:p>179.013008</text:p>
          </table:table-cell>
          <table:table-cell office:value-type="float" office:value="62.9537081" calcext:value-type="float">
            <text:p>62.9537081</text:p>
          </table:table-cell>
          <table:table-cell office:value-type="float" office:value="1.65007179" calcext:value-type="float">
            <text:p>1.65007179</text:p>
          </table:table-cell>
          <table:table-cell office:value-type="float" office:value="0.877818788" calcext:value-type="float">
            <text:p>0.877818788</text:p>
          </table:table-cell>
          <table:table-cell office:value-type="float" office:value="1.5772945714" calcext:value-type="float">
            <text:p>1.5772945714</text:p>
          </table:table-cell>
          <table:table-cell office:value-type="float" office:value="1.287855644" calcext:value-type="float">
            <text:p>1.287855644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79.047466" calcext:value-type="float">
            <text:p>179.047466</text:p>
          </table:table-cell>
          <table:table-cell office:value-type="float" office:value="62.6710395" calcext:value-type="float">
            <text:p>62.6710395</text:p>
          </table:table-cell>
          <table:table-cell office:value-type="float" office:value="1.66869878" calcext:value-type="float">
            <text:p>1.66869878</text:p>
          </table:table-cell>
          <table:table-cell office:value-type="float" office:value="0.896586177" calcext:value-type="float">
            <text:p>0.896586177</text:p>
          </table:table-cell>
          <table:table-cell office:value-type="float" office:value="1.189278415" calcext:value-type="float">
            <text:p>1.189278415</text:p>
          </table:table-cell>
          <table:table-cell office:value-type="float" office:value="0.97104177" calcext:value-type="float">
            <text:p>0.97104177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78.938804" calcext:value-type="float">
            <text:p>178.938804</text:p>
          </table:table-cell>
          <table:table-cell office:value-type="float" office:value="62.606984" calcext:value-type="float">
            <text:p>62.606984</text:p>
          </table:table-cell>
          <table:table-cell office:value-type="float" office:value="1.65801411" calcext:value-type="float">
            <text:p>1.65801411</text:p>
          </table:table-cell>
          <table:table-cell office:value-type="float" office:value="0.830490887" calcext:value-type="float">
            <text:p>0.830490887</text:p>
          </table:table-cell>
          <table:table-cell office:value-type="float" office:value="1.739695045" calcext:value-type="float">
            <text:p>1.739695045</text:p>
          </table:table-cell>
          <table:table-cell office:value-type="float" office:value="1.420455115" calcext:value-type="float">
            <text:p>1.42045511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78.754382" calcext:value-type="float">
            <text:p>178.754382</text:p>
          </table:table-cell>
          <table:table-cell office:value-type="float" office:value="62.2258993" calcext:value-type="float">
            <text:p>62.2258993</text:p>
          </table:table-cell>
          <table:table-cell office:value-type="float" office:value="1.64511119" calcext:value-type="float">
            <text:p>1.64511119</text:p>
          </table:table-cell>
          <table:table-cell office:value-type="float" office:value="0.805447776" calcext:value-type="float">
            <text:p>0.805447776</text:p>
          </table:table-cell>
          <table:table-cell office:value-type="float" office:value="1.36000104" calcext:value-type="float">
            <text:p>1.36000104</text:p>
          </table:table-cell>
          <table:table-cell office:value-type="float" office:value="1.110436184" calcext:value-type="float">
            <text:p>1.11043618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78.0278296" calcext:value-type="float">
            <text:p>178.0278296</text:p>
          </table:table-cell>
          <table:table-cell office:value-type="float" office:value="62.2414372" calcext:value-type="float">
            <text:p>62.2414372</text:p>
          </table:table-cell>
          <table:table-cell office:value-type="float" office:value="1.59350207" calcext:value-type="float">
            <text:p>1.59350207</text:p>
          </table:table-cell>
          <table:table-cell office:value-type="float" office:value="0.874966936" calcext:value-type="float">
            <text:p>0.874966936</text:p>
          </table:table-cell>
          <table:table-cell office:value-type="float" office:value="1.875755552" calcext:value-type="float">
            <text:p>1.875755552</text:p>
          </table:table-cell>
          <table:table-cell office:value-type="float" office:value="1.531548029" calcext:value-type="float">
            <text:p>1.53154802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78.0648336" calcext:value-type="float">
            <text:p>178.0648336</text:p>
          </table:table-cell>
          <table:table-cell office:value-type="float" office:value="62.0426966" calcext:value-type="float">
            <text:p>62.0426966</text:p>
          </table:table-cell>
          <table:table-cell office:value-type="float" office:value="1.55119281" calcext:value-type="float">
            <text:p>1.55119281</text:p>
          </table:table-cell>
          <table:table-cell office:value-type="float" office:value="0.86942989" calcext:value-type="float">
            <text:p>0.86942989</text:p>
          </table:table-cell>
          <table:table-cell office:value-type="float" office:value="1.78247471" calcext:value-type="float">
            <text:p>1.78247471</text:p>
          </table:table-cell>
          <table:table-cell office:value-type="float" office:value="1.45538451" calcext:value-type="float">
            <text:p>1.45538451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78.041815" calcext:value-type="float">
            <text:p>178.041815</text:p>
          </table:table-cell>
          <table:table-cell office:value-type="float" office:value="62.3080666" calcext:value-type="float">
            <text:p>62.3080666</text:p>
          </table:table-cell>
          <table:table-cell office:value-type="float" office:value="1.55789537" calcext:value-type="float">
            <text:p>1.55789537</text:p>
          </table:table-cell>
          <table:table-cell office:value-type="float" office:value="0.799084529" calcext:value-type="float">
            <text:p>0.799084529</text:p>
          </table:table-cell>
          <table:table-cell office:value-type="float" office:value="1.81094658" calcext:value-type="float">
            <text:p>1.81094658</text:p>
          </table:table-cell>
          <table:table-cell office:value-type="float" office:value="1.478631674" calcext:value-type="float">
            <text:p>1.47863167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77.687906" calcext:value-type="float">
            <text:p>177.687906</text:p>
          </table:table-cell>
          <table:table-cell office:value-type="float" office:value="61.9538065" calcext:value-type="float">
            <text:p>61.9538065</text:p>
          </table:table-cell>
          <table:table-cell office:value-type="float" office:value="1.558052445" calcext:value-type="float">
            <text:p>1.558052445</text:p>
          </table:table-cell>
          <table:table-cell office:value-type="float" office:value="0.796503743" calcext:value-type="float">
            <text:p>0.796503743</text:p>
          </table:table-cell>
          <table:table-cell office:value-type="float" office:value="1.528216285" calcext:value-type="float">
            <text:p>1.528216285</text:p>
          </table:table-cell>
          <table:table-cell office:value-type="float" office:value="1.24778339" calcext:value-type="float">
            <text:p>1.2477833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78.153608" calcext:value-type="float">
            <text:p>178.153608</text:p>
          </table:table-cell>
          <table:table-cell office:value-type="float" office:value="62.4697432" calcext:value-type="float">
            <text:p>62.4697432</text:p>
          </table:table-cell>
          <table:table-cell office:value-type="float" office:value="1.541077805" calcext:value-type="float">
            <text:p>1.541077805</text:p>
          </table:table-cell>
          <table:table-cell office:value-type="float" office:value="0.803446316" calcext:value-type="float">
            <text:p>0.803446316</text:p>
          </table:table-cell>
          <table:table-cell office:value-type="float" office:value="1.5242095622" calcext:value-type="float">
            <text:p>1.5242095622</text:p>
          </table:table-cell>
          <table:table-cell office:value-type="float" office:value="1.2445119039" calcext:value-type="float">
            <text:p>1.244511903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78.043853" calcext:value-type="float">
            <text:p>178.043853</text:p>
          </table:table-cell>
          <table:table-cell office:value-type="float" office:value="62.4847395" calcext:value-type="float">
            <text:p>62.4847395</text:p>
          </table:table-cell>
          <table:table-cell office:value-type="float" office:value="1.57955402" calcext:value-type="float">
            <text:p>1.57955402</text:p>
          </table:table-cell>
          <table:table-cell office:value-type="float" office:value="0.821457681" calcext:value-type="float">
            <text:p>0.821457681</text:p>
          </table:table-cell>
          <table:table-cell office:value-type="float" office:value="1.58465587" calcext:value-type="float">
            <text:p>1.58465587</text:p>
          </table:table-cell>
          <table:table-cell office:value-type="float" office:value="1.29386611" calcext:value-type="float">
            <text:p>1.29386611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78.3750625" calcext:value-type="float">
            <text:p>178.3750625</text:p>
          </table:table-cell>
          <table:table-cell office:value-type="float" office:value="62.8232672" calcext:value-type="float">
            <text:p>62.8232672</text:p>
          </table:table-cell>
          <table:table-cell office:value-type="float" office:value="1.58409011" calcext:value-type="float">
            <text:p>1.58409011</text:p>
          </table:table-cell>
          <table:table-cell office:value-type="float" office:value="0.808160992" calcext:value-type="float">
            <text:p>0.808160992</text:p>
          </table:table-cell>
          <table:table-cell office:value-type="float" office:value="1.862914337" calcext:value-type="float">
            <text:p>1.862914337</text:p>
          </table:table-cell>
          <table:table-cell office:value-type="float" office:value="1.521063173" calcext:value-type="float">
            <text:p>1.521063173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78.0804855" calcext:value-type="float">
            <text:p>178.0804855</text:p>
          </table:table-cell>
          <table:table-cell office:value-type="float" office:value="62.9064894" calcext:value-type="float">
            <text:p>62.9064894</text:p>
          </table:table-cell>
          <table:table-cell office:value-type="float" office:value="1.586576914" calcext:value-type="float">
            <text:p>1.586576914</text:p>
          </table:table-cell>
          <table:table-cell office:value-type="float" office:value="0.815049211" calcext:value-type="float">
            <text:p>0.815049211</text:p>
          </table:table-cell>
          <table:table-cell office:value-type="float" office:value="1.65429258" calcext:value-type="float">
            <text:p>1.65429258</text:p>
          </table:table-cell>
          <table:table-cell office:value-type="float" office:value="1.35072428" calcext:value-type="float">
            <text:p>1.3507242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78.251218" calcext:value-type="float">
            <text:p>178.251218</text:p>
          </table:table-cell>
          <table:table-cell office:value-type="float" office:value="63.2814436" calcext:value-type="float">
            <text:p>63.2814436</text:p>
          </table:table-cell>
          <table:table-cell office:value-type="float" office:value="1.59958917" calcext:value-type="float">
            <text:p>1.59958917</text:p>
          </table:table-cell>
          <table:table-cell office:value-type="float" office:value="0.801710694" calcext:value-type="float">
            <text:p>0.801710694</text:p>
          </table:table-cell>
          <table:table-cell office:value-type="float" office:value="1.865921833" calcext:value-type="float">
            <text:p>1.865921833</text:p>
          </table:table-cell>
          <table:table-cell office:value-type="float" office:value="1.52351878" calcext:value-type="float">
            <text:p>1.5235187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77.093657" calcext:value-type="float">
            <text:p>177.093657</text:p>
          </table:table-cell>
          <table:table-cell office:value-type="float" office:value="62.8777168" calcext:value-type="float">
            <text:p>62.8777168</text:p>
          </table:table-cell>
          <table:table-cell office:value-type="float" office:value="1.63418191" calcext:value-type="float">
            <text:p>1.63418191</text:p>
          </table:table-cell>
          <table:table-cell office:value-type="float" office:value="0.815589904" calcext:value-type="float">
            <text:p>0.815589904</text:p>
          </table:table-cell>
          <table:table-cell office:value-type="float" office:value="1.24283921" calcext:value-type="float">
            <text:p>1.24283921</text:p>
          </table:table-cell>
          <table:table-cell office:value-type="float" office:value="1.014773956" calcext:value-type="float">
            <text:p>1.01477395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77.198472" calcext:value-type="float">
            <text:p>177.198472</text:p>
          </table:table-cell>
          <table:table-cell office:value-type="float" office:value="63.2798584" calcext:value-type="float">
            <text:p>63.2798584</text:p>
          </table:table-cell>
          <table:table-cell office:value-type="float" office:value="1.62263456" calcext:value-type="float">
            <text:p>1.62263456</text:p>
          </table:table-cell>
          <table:table-cell office:value-type="float" office:value="0.829678291" calcext:value-type="float">
            <text:p>0.829678291</text:p>
          </table:table-cell>
          <table:table-cell office:value-type="float" office:value="1.3796972" calcext:value-type="float">
            <text:p>1.3796972</text:p>
          </table:table-cell>
          <table:table-cell office:value-type="float" office:value="1.126518074" calcext:value-type="float">
            <text:p>1.12651807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75.934036" calcext:value-type="float">
            <text:p>175.934036</text:p>
          </table:table-cell>
          <table:table-cell office:value-type="float" office:value="62.9577138" calcext:value-type="float">
            <text:p>62.9577138</text:p>
          </table:table-cell>
          <table:table-cell office:value-type="float" office:value="1.62603639" calcext:value-type="float">
            <text:p>1.62603639</text:p>
          </table:table-cell>
          <table:table-cell office:value-type="float" office:value="0.858319755" calcext:value-type="float">
            <text:p>0.858319755</text:p>
          </table:table-cell>
          <table:table-cell office:value-type="float" office:value="1.667573594" calcext:value-type="float">
            <text:p>1.667573594</text:p>
          </table:table-cell>
          <table:table-cell office:value-type="float" office:value="1.361568113" calcext:value-type="float">
            <text:p>1.36156811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75.9304594" calcext:value-type="float">
            <text:p>175.9304594</text:p>
          </table:table-cell>
          <table:table-cell office:value-type="float" office:value="63.4659272" calcext:value-type="float">
            <text:p>63.4659272</text:p>
          </table:table-cell>
          <table:table-cell office:value-type="float" office:value="1.62276668" calcext:value-type="float">
            <text:p>1.62276668</text:p>
          </table:table-cell>
          <table:table-cell office:value-type="float" office:value="0.857529826" calcext:value-type="float">
            <text:p>0.857529826</text:p>
          </table:table-cell>
          <table:table-cell office:value-type="float" office:value="1.308523296" calcext:value-type="float">
            <text:p>1.308523296</text:p>
          </table:table-cell>
          <table:table-cell office:value-type="float" office:value="1.068404791" calcext:value-type="float">
            <text:p>1.068404791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75.0827634" calcext:value-type="float">
            <text:p>175.0827634</text:p>
          </table:table-cell>
          <table:table-cell office:value-type="float" office:value="63.4907726" calcext:value-type="float">
            <text:p>63.4907726</text:p>
          </table:table-cell>
          <table:table-cell office:value-type="float" office:value="1.60614011" calcext:value-type="float">
            <text:p>1.60614011</text:p>
          </table:table-cell>
          <table:table-cell office:value-type="float" office:value="0.825420855" calcext:value-type="float">
            <text:p>0.825420855</text:p>
          </table:table-cell>
          <table:table-cell office:value-type="float" office:value="1.041652046" calcext:value-type="float">
            <text:p>1.041652046</text:p>
          </table:table-cell>
          <table:table-cell office:value-type="float" office:value="0.85050534" calcext:value-type="float">
            <text:p>0.8505053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75.0018045" calcext:value-type="float">
            <text:p>175.0018045</text:p>
          </table:table-cell>
          <table:table-cell office:value-type="float" office:value="63.8497514" calcext:value-type="float">
            <text:p>63.8497514</text:p>
          </table:table-cell>
          <table:table-cell office:value-type="float" office:value="1.528141165" calcext:value-type="float">
            <text:p>1.528141165</text:p>
          </table:table-cell>
          <table:table-cell office:value-type="float" office:value="0.859195202" calcext:value-type="float">
            <text:p>0.859195202</text:p>
          </table:table-cell>
          <table:table-cell office:value-type="float" office:value="1.290927767" calcext:value-type="float">
            <text:p>1.290927767</text:p>
          </table:table-cell>
          <table:table-cell office:value-type="float" office:value="1.054038153" calcext:value-type="float">
            <text:p>1.05403815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73.7757725" calcext:value-type="float">
            <text:p>173.7757725</text:p>
          </table:table-cell>
          <table:table-cell office:value-type="float" office:value="63.7447508" calcext:value-type="float">
            <text:p>63.7447508</text:p>
          </table:table-cell>
          <table:table-cell office:value-type="float" office:value="1.521036755" calcext:value-type="float">
            <text:p>1.521036755</text:p>
          </table:table-cell>
          <table:table-cell office:value-type="float" office:value="0.820911265" calcext:value-type="float">
            <text:p>0.820911265</text:p>
          </table:table-cell>
          <table:table-cell office:value-type="float" office:value="1.13025344" calcext:value-type="float">
            <text:p>1.13025344</text:p>
          </table:table-cell>
          <table:table-cell office:value-type="float" office:value="0.92284806" calcext:value-type="float">
            <text:p>0.9228480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73.631359" calcext:value-type="float">
            <text:p>173.631359</text:p>
          </table:table-cell>
          <table:table-cell office:value-type="float" office:value="63.6332846" calcext:value-type="float">
            <text:p>63.6332846</text:p>
          </table:table-cell>
          <table:table-cell office:value-type="float" office:value="1.520687974" calcext:value-type="float">
            <text:p>1.520687974</text:p>
          </table:table-cell>
          <table:table-cell office:value-type="float" office:value="0.761837114" calcext:value-type="float">
            <text:p>0.761837114</text:p>
          </table:table-cell>
          <table:table-cell office:value-type="float" office:value="0.997304001" calcext:value-type="float">
            <text:p>0.997304001</text:p>
          </table:table-cell>
          <table:table-cell office:value-type="float" office:value="0.814295315" calcext:value-type="float">
            <text:p>0.81429531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72.855021" calcext:value-type="float">
            <text:p>172.855021</text:p>
          </table:table-cell>
          <table:table-cell office:value-type="float" office:value="63.4770147" calcext:value-type="float">
            <text:p>63.4770147</text:p>
          </table:table-cell>
          <table:table-cell office:value-type="float" office:value="1.495283684" calcext:value-type="float">
            <text:p>1.495283684</text:p>
          </table:table-cell>
          <table:table-cell office:value-type="float" office:value="0.740755914" calcext:value-type="float">
            <text:p>0.740755914</text:p>
          </table:table-cell>
          <table:table-cell office:value-type="float" office:value="1.074371441" calcext:value-type="float">
            <text:p>1.074371441</text:p>
          </table:table-cell>
          <table:table-cell office:value-type="float" office:value="0.877220612" calcext:value-type="float">
            <text:p>0.877220612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72.5770894" calcext:value-type="float">
            <text:p>172.5770894</text:p>
          </table:table-cell>
          <table:table-cell office:value-type="float" office:value="63.6166333" calcext:value-type="float">
            <text:p>63.6166333</text:p>
          </table:table-cell>
          <table:table-cell office:value-type="float" office:value="1.46905574" calcext:value-type="float">
            <text:p>1.46905574</text:p>
          </table:table-cell>
          <table:table-cell office:value-type="float" office:value="0.718204585" calcext:value-type="float">
            <text:p>0.718204585</text:p>
          </table:table-cell>
          <table:table-cell office:value-type="float" office:value="1.243372646" calcext:value-type="float">
            <text:p>1.243372646</text:p>
          </table:table-cell>
          <table:table-cell office:value-type="float" office:value="1.01520952" calcext:value-type="float">
            <text:p>1.0152095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71.8630464" calcext:value-type="float">
            <text:p>171.8630464</text:p>
          </table:table-cell>
          <table:table-cell office:value-type="float" office:value="63.0667595" calcext:value-type="float">
            <text:p>63.0667595</text:p>
          </table:table-cell>
          <table:table-cell office:value-type="float" office:value="1.4665687" calcext:value-type="float">
            <text:p>1.4665687</text:p>
          </table:table-cell>
          <table:table-cell office:value-type="float" office:value="0.728063529" calcext:value-type="float">
            <text:p>0.728063529</text:p>
          </table:table-cell>
          <table:table-cell office:value-type="float" office:value="1.5099443865" calcext:value-type="float">
            <text:p>1.5099443865</text:p>
          </table:table-cell>
          <table:table-cell office:value-type="float" office:value="1.2328644096" calcext:value-type="float">
            <text:p>1.2328644096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71.576316" calcext:value-type="float">
            <text:p>171.576316</text:p>
          </table:table-cell>
          <table:table-cell office:value-type="float" office:value="63.0812563" calcext:value-type="float">
            <text:p>63.0812563</text:p>
          </table:table-cell>
          <table:table-cell office:value-type="float" office:value="1.447986339" calcext:value-type="float">
            <text:p>1.447986339</text:p>
          </table:table-cell>
          <table:table-cell office:value-type="float" office:value="0.758790537" calcext:value-type="float">
            <text:p>0.758790537</text:p>
          </table:table-cell>
          <table:table-cell office:value-type="float" office:value="1.36922072" calcext:value-type="float">
            <text:p>1.36922072</text:p>
          </table:table-cell>
          <table:table-cell office:value-type="float" office:value="1.11796404" calcext:value-type="float">
            <text:p>1.1179640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70.606696" calcext:value-type="float">
            <text:p>170.606696</text:p>
          </table:table-cell>
          <table:table-cell office:value-type="float" office:value="62.7634972" calcext:value-type="float">
            <text:p>62.7634972</text:p>
          </table:table-cell>
          <table:table-cell office:value-type="float" office:value="1.467415179" calcext:value-type="float">
            <text:p>1.467415179</text:p>
          </table:table-cell>
          <table:table-cell office:value-type="float" office:value="0.758969176" calcext:value-type="float">
            <text:p>0.758969176</text:p>
          </table:table-cell>
          <table:table-cell office:value-type="float" office:value="1.7025666287" calcext:value-type="float">
            <text:p>1.7025666287</text:p>
          </table:table-cell>
          <table:table-cell office:value-type="float" office:value="1.3901398435" calcext:value-type="float">
            <text:p>1.390139843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70.1386125" calcext:value-type="float">
            <text:p>170.1386125</text:p>
          </table:table-cell>
          <table:table-cell office:value-type="float" office:value="62.9110855" calcext:value-type="float">
            <text:p>62.9110855</text:p>
          </table:table-cell>
          <table:table-cell office:value-type="float" office:value="1.47578412" calcext:value-type="float">
            <text:p>1.47578412</text:p>
          </table:table-cell>
          <table:table-cell office:value-type="float" office:value="0.774977267" calcext:value-type="float">
            <text:p>0.774977267</text:p>
          </table:table-cell>
          <table:table-cell office:value-type="float" office:value="1.51854935" calcext:value-type="float">
            <text:p>1.51854935</text:p>
          </table:table-cell>
          <table:table-cell office:value-type="float" office:value="1.23989035" calcext:value-type="float">
            <text:p>1.23989035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69.4072785" calcext:value-type="float">
            <text:p>169.4072785</text:p>
          </table:table-cell>
          <table:table-cell office:value-type="float" office:value="62.7070147" calcext:value-type="float">
            <text:p>62.7070147</text:p>
          </table:table-cell>
          <table:table-cell office:value-type="float" office:value="1.48909055" calcext:value-type="float">
            <text:p>1.48909055</text:p>
          </table:table-cell>
          <table:table-cell office:value-type="float" office:value="0.778262217" calcext:value-type="float">
            <text:p>0.778262217</text:p>
          </table:table-cell>
          <table:table-cell office:value-type="float" office:value="1.557406641" calcext:value-type="float">
            <text:p>1.557406641</text:p>
          </table:table-cell>
          <table:table-cell office:value-type="float" office:value="1.271617244" calcext:value-type="float">
            <text:p>1.271617244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68.519487" calcext:value-type="float">
            <text:p>168.519487</text:p>
          </table:table-cell>
          <table:table-cell office:value-type="float" office:value="62.7516132" calcext:value-type="float">
            <text:p>62.7516132</text:p>
          </table:table-cell>
          <table:table-cell office:value-type="float" office:value="1.509532656" calcext:value-type="float">
            <text:p>1.509532656</text:p>
          </table:table-cell>
          <table:table-cell office:value-type="float" office:value="0.75569293" calcext:value-type="float">
            <text:p>0.75569293</text:p>
          </table:table-cell>
          <table:table-cell office:value-type="float" office:value="1.73932435" calcext:value-type="float">
            <text:p>1.73932435</text:p>
          </table:table-cell>
          <table:table-cell office:value-type="float" office:value="1.420152377" calcext:value-type="float">
            <text:p>1.42015237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68.160905" calcext:value-type="float">
            <text:p>168.160905</text:p>
          </table:table-cell>
          <table:table-cell office:value-type="float" office:value="62.4390179" calcext:value-type="float">
            <text:p>62.4390179</text:p>
          </table:table-cell>
          <table:table-cell office:value-type="float" office:value="1.525502046" calcext:value-type="float">
            <text:p>1.525502046</text:p>
          </table:table-cell>
          <table:table-cell office:value-type="float" office:value="0.768596058" calcext:value-type="float">
            <text:p>0.768596058</text:p>
          </table:table-cell>
          <table:table-cell office:value-type="float" office:value="1.7701246653" calcext:value-type="float">
            <text:p>1.7701246653</text:p>
          </table:table-cell>
          <table:table-cell office:value-type="float" office:value="1.4453007293" calcext:value-type="float">
            <text:p>1.445300729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7.4720785" calcext:value-type="float">
            <text:p>167.4720785</text:p>
          </table:table-cell>
          <table:table-cell office:value-type="float" office:value="62.4045132" calcext:value-type="float">
            <text:p>62.4045132</text:p>
          </table:table-cell>
          <table:table-cell office:value-type="float" office:value="1.539711697" calcext:value-type="float">
            <text:p>1.539711697</text:p>
          </table:table-cell>
          <table:table-cell office:value-type="float" office:value="0.800225259" calcext:value-type="float">
            <text:p>0.800225259</text:p>
          </table:table-cell>
          <table:table-cell office:value-type="float" office:value="1.670714385" calcext:value-type="float">
            <text:p>1.670714385</text:p>
          </table:table-cell>
          <table:table-cell office:value-type="float" office:value="1.364132551" calcext:value-type="float">
            <text:p>1.364132551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67.3311555" calcext:value-type="float">
            <text:p>167.3311555</text:p>
          </table:table-cell>
          <table:table-cell office:value-type="float" office:value="62.4526013" calcext:value-type="float">
            <text:p>62.4526013</text:p>
          </table:table-cell>
          <table:table-cell office:value-type="float" office:value="1.516612377" calcext:value-type="float">
            <text:p>1.516612377</text:p>
          </table:table-cell>
          <table:table-cell office:value-type="float" office:value="0.783659216" calcext:value-type="float">
            <text:p>0.783659216</text:p>
          </table:table-cell>
          <table:table-cell office:value-type="float" office:value="1.392591594" calcext:value-type="float">
            <text:p>1.392591594</text:p>
          </table:table-cell>
          <table:table-cell office:value-type="float" office:value="1.1370462868" calcext:value-type="float">
            <text:p>1.137046286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67.1876658" calcext:value-type="float">
            <text:p>167.1876658</text:p>
          </table:table-cell>
          <table:table-cell office:value-type="float" office:value="62.3383067" calcext:value-type="float">
            <text:p>62.3383067</text:p>
          </table:table-cell>
          <table:table-cell office:value-type="float" office:value="1.525117552" calcext:value-type="float">
            <text:p>1.525117552</text:p>
          </table:table-cell>
          <table:table-cell office:value-type="float" office:value="0.777603765" calcext:value-type="float">
            <text:p>0.777603765</text:p>
          </table:table-cell>
          <table:table-cell office:value-type="float" office:value="1.81759727" calcext:value-type="float">
            <text:p>1.81759727</text:p>
          </table:table-cell>
          <table:table-cell office:value-type="float" office:value="1.484061946" calcext:value-type="float">
            <text:p>1.48406194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7.1969248" calcext:value-type="float">
            <text:p>167.1969248</text:p>
          </table:table-cell>
          <table:table-cell office:value-type="float" office:value="62.4946288" calcext:value-type="float">
            <text:p>62.4946288</text:p>
          </table:table-cell>
          <table:table-cell office:value-type="float" office:value="1.484650442" calcext:value-type="float">
            <text:p>1.484650442</text:p>
          </table:table-cell>
          <table:table-cell office:value-type="float" office:value="0.786411382" calcext:value-type="float">
            <text:p>0.786411382</text:p>
          </table:table-cell>
          <table:table-cell office:value-type="float" office:value="1.026301464" calcext:value-type="float">
            <text:p>1.026301464</text:p>
          </table:table-cell>
          <table:table-cell office:value-type="float" office:value="0.837971619" calcext:value-type="float">
            <text:p>0.837971619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67.6042924" calcext:value-type="float">
            <text:p>167.6042924</text:p>
          </table:table-cell>
          <table:table-cell office:value-type="float" office:value="62.8640764" calcext:value-type="float">
            <text:p>62.8640764</text:p>
          </table:table-cell>
          <table:table-cell office:value-type="float" office:value="1.481206202" calcext:value-type="float">
            <text:p>1.481206202</text:p>
          </table:table-cell>
          <table:table-cell office:value-type="float" office:value="0.773444983" calcext:value-type="float">
            <text:p>0.773444983</text:p>
          </table:table-cell>
          <table:table-cell office:value-type="float" office:value="0.78872118" calcext:value-type="float">
            <text:p>0.78872118</text:p>
          </table:table-cell>
          <table:table-cell office:value-type="float" office:value="0.643988163" calcext:value-type="float">
            <text:p>0.64398816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67.1836076" calcext:value-type="float">
            <text:p>167.1836076</text:p>
          </table:table-cell>
          <table:table-cell office:value-type="float" office:value="62.3198146" calcext:value-type="float">
            <text:p>62.3198146</text:p>
          </table:table-cell>
          <table:table-cell office:value-type="float" office:value="1.461269855" calcext:value-type="float">
            <text:p>1.461269855</text:p>
          </table:table-cell>
          <table:table-cell office:value-type="float" office:value="0.783485585" calcext:value-type="float">
            <text:p>0.783485585</text:p>
          </table:table-cell>
          <table:table-cell office:value-type="float" office:value="1.6431681744" calcext:value-type="float">
            <text:p>1.6431681744</text:p>
          </table:table-cell>
          <table:table-cell office:value-type="float" office:value="1.34164116" calcext:value-type="float">
            <text:p>1.34164116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67.350523" calcext:value-type="float">
            <text:p>167.350523</text:p>
          </table:table-cell>
          <table:table-cell office:value-type="float" office:value="62.2496219" calcext:value-type="float">
            <text:p>62.2496219</text:p>
          </table:table-cell>
          <table:table-cell office:value-type="float" office:value="1.458217986" calcext:value-type="float">
            <text:p>1.458217986</text:p>
          </table:table-cell>
          <table:table-cell office:value-type="float" office:value="0.772730961" calcext:value-type="float">
            <text:p>0.772730961</text:p>
          </table:table-cell>
          <table:table-cell office:value-type="float" office:value="0.696737116" calcext:value-type="float">
            <text:p>0.696737116</text:p>
          </table:table-cell>
          <table:table-cell office:value-type="float" office:value="0.568883507" calcext:value-type="float">
            <text:p>0.568883507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67.494307" calcext:value-type="float">
            <text:p>167.494307</text:p>
          </table:table-cell>
          <table:table-cell office:value-type="float" office:value="61.8111212" calcext:value-type="float">
            <text:p>61.8111212</text:p>
          </table:table-cell>
          <table:table-cell office:value-type="float" office:value="1.36623501" calcext:value-type="float">
            <text:p>1.36623501</text:p>
          </table:table-cell>
          <table:table-cell office:value-type="float" office:value="0.744764088" calcext:value-type="float">
            <text:p>0.744764088</text:p>
          </table:table-cell>
          <table:table-cell office:value-type="float" office:value="1.4943812054" calcext:value-type="float">
            <text:p>1.4943812054</text:p>
          </table:table-cell>
          <table:table-cell office:value-type="float" office:value="1.220157188" calcext:value-type="float">
            <text:p>1.22015718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67.726939" calcext:value-type="float">
            <text:p>167.726939</text:p>
          </table:table-cell>
          <table:table-cell office:value-type="float" office:value="61.8996294" calcext:value-type="float">
            <text:p>61.8996294</text:p>
          </table:table-cell>
          <table:table-cell office:value-type="float" office:value="1.38375871" calcext:value-type="float">
            <text:p>1.38375871</text:p>
          </table:table-cell>
          <table:table-cell office:value-type="float" office:value="0.761208147" calcext:value-type="float">
            <text:p>0.761208147</text:p>
          </table:table-cell>
          <table:table-cell office:value-type="float" office:value="0.341416676" calcext:value-type="float">
            <text:p>0.341416676</text:p>
          </table:table-cell>
          <table:table-cell office:value-type="float" office:value="0.278765563" calcext:value-type="float">
            <text:p>0.27876556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67.614364" calcext:value-type="float">
            <text:p>167.614364</text:p>
          </table:table-cell>
          <table:table-cell office:value-type="float" office:value="61.6373898" calcext:value-type="float">
            <text:p>61.6373898</text:p>
          </table:table-cell>
          <table:table-cell office:value-type="float" office:value="1.244185756" calcext:value-type="float">
            <text:p>1.244185756</text:p>
          </table:table-cell>
          <table:table-cell office:value-type="float" office:value="0.718007086" calcext:value-type="float">
            <text:p>0.718007086</text:p>
          </table:table-cell>
          <table:table-cell office:value-type="float" office:value="1.7512847114" calcext:value-type="float">
            <text:p>1.7512847114</text:p>
          </table:table-cell>
          <table:table-cell office:value-type="float" office:value="1.429917985" calcext:value-type="float">
            <text:p>1.429917985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67.531653" calcext:value-type="float">
            <text:p>167.531653</text:p>
          </table:table-cell>
          <table:table-cell office:value-type="float" office:value="61.6689435" calcext:value-type="float">
            <text:p>61.6689435</text:p>
          </table:table-cell>
          <table:table-cell office:value-type="float" office:value="1.266957316" calcext:value-type="float">
            <text:p>1.266957316</text:p>
          </table:table-cell>
          <table:table-cell office:value-type="float" office:value="0.732698856" calcext:value-type="float">
            <text:p>0.732698856</text:p>
          </table:table-cell>
          <table:table-cell office:value-type="float" office:value="0.33329089" calcext:value-type="float">
            <text:p>0.33329089</text:p>
          </table:table-cell>
          <table:table-cell office:value-type="float" office:value="0.2721308736" calcext:value-type="float">
            <text:p>0.272130873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67.459761" calcext:value-type="float">
            <text:p>167.459761</text:p>
          </table:table-cell>
          <table:table-cell office:value-type="float" office:value="61.6023561" calcext:value-type="float">
            <text:p>61.6023561</text:p>
          </table:table-cell>
          <table:table-cell office:value-type="float" office:value="1.35831206" calcext:value-type="float">
            <text:p>1.35831206</text:p>
          </table:table-cell>
          <table:table-cell office:value-type="float" office:value="0.713789357" calcext:value-type="float">
            <text:p>0.713789357</text:p>
          </table:table-cell>
          <table:table-cell office:value-type="float" office:value="1.574543675" calcext:value-type="float">
            <text:p>1.574543675</text:p>
          </table:table-cell>
          <table:table-cell office:value-type="float" office:value="1.2856095265" calcext:value-type="float">
            <text:p>1.2856095265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67.227051" calcext:value-type="float">
            <text:p>167.227051</text:p>
          </table:table-cell>
          <table:table-cell office:value-type="float" office:value="61.63879" calcext:value-type="float">
            <text:p>61.63879</text:p>
          </table:table-cell>
          <table:table-cell office:value-type="float" office:value="1.38603931" calcext:value-type="float">
            <text:p>1.38603931</text:p>
          </table:table-cell>
          <table:table-cell office:value-type="float" office:value="0.680539033" calcext:value-type="float">
            <text:p>0.680539033</text:p>
          </table:table-cell>
          <table:table-cell office:value-type="float" office:value="0.437123341" calcext:value-type="float">
            <text:p>0.437123341</text:p>
          </table:table-cell>
          <table:table-cell office:value-type="float" office:value="0.356909716" calcext:value-type="float">
            <text:p>0.35690971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67.309934" calcext:value-type="float">
            <text:p>167.309934</text:p>
          </table:table-cell>
          <table:table-cell office:value-type="float" office:value="61.8392235" calcext:value-type="float">
            <text:p>61.8392235</text:p>
          </table:table-cell>
          <table:table-cell office:value-type="float" office:value="1.254739406" calcext:value-type="float">
            <text:p>1.254739406</text:p>
          </table:table-cell>
          <table:table-cell office:value-type="float" office:value="0.61472398" calcext:value-type="float">
            <text:p>0.61472398</text:p>
          </table:table-cell>
          <table:table-cell office:value-type="float" office:value="1.574624446" calcext:value-type="float">
            <text:p>1.574624446</text:p>
          </table:table-cell>
          <table:table-cell office:value-type="float" office:value="1.285675481" calcext:value-type="float">
            <text:p>1.285675481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67.0007046" calcext:value-type="float">
            <text:p>167.0007046</text:p>
          </table:table-cell>
          <table:table-cell office:value-type="float" office:value="61.6726226" calcext:value-type="float">
            <text:p>61.6726226</text:p>
          </table:table-cell>
          <table:table-cell office:value-type="float" office:value="1.235945256" calcext:value-type="float">
            <text:p>1.235945256</text:p>
          </table:table-cell>
          <table:table-cell office:value-type="float" office:value="0.568874789" calcext:value-type="float">
            <text:p>0.568874789</text:p>
          </table:table-cell>
          <table:table-cell office:value-type="float" office:value="0.80797767" calcext:value-type="float">
            <text:p>0.80797767</text:p>
          </table:table-cell>
          <table:table-cell office:value-type="float" office:value="0.659711011" calcext:value-type="float">
            <text:p>0.659711011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67.3844826" calcext:value-type="float">
            <text:p>167.3844826</text:p>
          </table:table-cell>
          <table:table-cell office:value-type="float" office:value="61.7679346" calcext:value-type="float">
            <text:p>61.7679346</text:p>
          </table:table-cell>
          <table:table-cell office:value-type="float" office:value="1.270340348" calcext:value-type="float">
            <text:p>1.270340348</text:p>
          </table:table-cell>
          <table:table-cell office:value-type="float" office:value="0.572797291" calcext:value-type="float">
            <text:p>0.572797291</text:p>
          </table:table-cell>
          <table:table-cell office:value-type="float" office:value="1.9563793045" calcext:value-type="float">
            <text:p>1.9563793045</text:p>
          </table:table-cell>
          <table:table-cell office:value-type="float" office:value="1.597377037" calcext:value-type="float">
            <text:p>1.59737703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66.8257825" calcext:value-type="float">
            <text:p>166.8257825</text:p>
          </table:table-cell>
          <table:table-cell office:value-type="float" office:value="61.6401817" calcext:value-type="float">
            <text:p>61.6401817</text:p>
          </table:table-cell>
          <table:table-cell office:value-type="float" office:value="1.259130348" calcext:value-type="float">
            <text:p>1.259130348</text:p>
          </table:table-cell>
          <table:table-cell office:value-type="float" office:value="0.575822448" calcext:value-type="float">
            <text:p>0.575822448</text:p>
          </table:table-cell>
          <table:table-cell office:value-type="float" office:value="1.19071096" calcext:value-type="float">
            <text:p>1.19071096</text:p>
          </table:table-cell>
          <table:table-cell office:value-type="float" office:value="0.97221141" calcext:value-type="float">
            <text:p>0.9722114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66.1196775" calcext:value-type="float">
            <text:p>166.1196775</text:p>
          </table:table-cell>
          <table:table-cell office:value-type="float" office:value="61.2275674" calcext:value-type="float">
            <text:p>61.2275674</text:p>
          </table:table-cell>
          <table:table-cell office:value-type="float" office:value="1.320772333" calcext:value-type="float">
            <text:p>1.320772333</text:p>
          </table:table-cell>
          <table:table-cell office:value-type="float" office:value="0.615586045" calcext:value-type="float">
            <text:p>0.615586045</text:p>
          </table:table-cell>
          <table:table-cell office:value-type="float" office:value="2.299968568" calcext:value-type="float">
            <text:p>2.299968568</text:p>
          </table:table-cell>
          <table:table-cell office:value-type="float" office:value="1.877916473" calcext:value-type="float">
            <text:p>1.87791647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66.1236674" calcext:value-type="float">
            <text:p>166.1236674</text:p>
          </table:table-cell>
          <table:table-cell office:value-type="float" office:value="61.1906014" calcext:value-type="float">
            <text:p>61.1906014</text:p>
          </table:table-cell>
          <table:table-cell office:value-type="float" office:value="1.302931213" calcext:value-type="float">
            <text:p>1.302931213</text:p>
          </table:table-cell>
          <table:table-cell office:value-type="float" office:value="0.622654679" calcext:value-type="float">
            <text:p>0.622654679</text:p>
          </table:table-cell>
          <table:table-cell office:value-type="float" office:value="1.55450325" calcext:value-type="float">
            <text:p>1.55450325</text:p>
          </table:table-cell>
          <table:table-cell office:value-type="float" office:value="1.2692466" calcext:value-type="float">
            <text:p>1.269246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65.4715334" calcext:value-type="float">
            <text:p>165.4715334</text:p>
          </table:table-cell>
          <table:table-cell office:value-type="float" office:value="60.7745992" calcext:value-type="float">
            <text:p>60.7745992</text:p>
          </table:table-cell>
          <table:table-cell office:value-type="float" office:value="1.40562361" calcext:value-type="float">
            <text:p>1.40562361</text:p>
          </table:table-cell>
          <table:table-cell office:value-type="float" office:value="0.685018639" calcext:value-type="float">
            <text:p>0.685018639</text:p>
          </table:table-cell>
          <table:table-cell office:value-type="float" office:value="2.7704643015" calcext:value-type="float">
            <text:p>2.7704643015</text:p>
          </table:table-cell>
          <table:table-cell office:value-type="float" office:value="2.2620746366" calcext:value-type="float">
            <text:p>2.2620746366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65.599561" calcext:value-type="float">
            <text:p>165.599561</text:p>
          </table:table-cell>
          <table:table-cell office:value-type="float" office:value="60.5498481" calcext:value-type="float">
            <text:p>60.5498481</text:p>
          </table:table-cell>
          <table:table-cell office:value-type="float" office:value="1.38897979" calcext:value-type="float">
            <text:p>1.38897979</text:p>
          </table:table-cell>
          <table:table-cell office:value-type="float" office:value="0.689290898" calcext:value-type="float">
            <text:p>0.689290898</text:p>
          </table:table-cell>
          <table:table-cell office:value-type="float" office:value="1.43033531" calcext:value-type="float">
            <text:p>1.43033531</text:p>
          </table:table-cell>
          <table:table-cell office:value-type="float" office:value="1.16786388" calcext:value-type="float">
            <text:p>1.16786388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65.431752" calcext:value-type="float">
            <text:p>165.431752</text:p>
          </table:table-cell>
          <table:table-cell office:value-type="float" office:value="60.2711696" calcext:value-type="float">
            <text:p>60.2711696</text:p>
          </table:table-cell>
          <table:table-cell office:value-type="float" office:value="1.44366866" calcext:value-type="float">
            <text:p>1.44366866</text:p>
          </table:table-cell>
          <table:table-cell office:value-type="float" office:value="0.728873362" calcext:value-type="float">
            <text:p>0.728873362</text:p>
          </table:table-cell>
          <table:table-cell office:value-type="float" office:value="2.872177375" calcext:value-type="float">
            <text:p>2.872177375</text:p>
          </table:table-cell>
          <table:table-cell office:value-type="float" office:value="2.345123025" calcext:value-type="float">
            <text:p>2.34512302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65.955833" calcext:value-type="float">
            <text:p>165.955833</text:p>
          </table:table-cell>
          <table:table-cell office:value-type="float" office:value="60.2242639" calcext:value-type="float">
            <text:p>60.2242639</text:p>
          </table:table-cell>
          <table:table-cell office:value-type="float" office:value="1.43061188" calcext:value-type="float">
            <text:p>1.43061188</text:p>
          </table:table-cell>
          <table:table-cell office:value-type="float" office:value="0.698213561" calcext:value-type="float">
            <text:p>0.698213561</text:p>
          </table:table-cell>
          <table:table-cell office:value-type="float" office:value="1.69240273" calcext:value-type="float">
            <text:p>1.69240273</text:p>
          </table:table-cell>
          <table:table-cell office:value-type="float" office:value="1.38184105" calcext:value-type="float">
            <text:p>1.3818410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66.259712" calcext:value-type="float">
            <text:p>166.259712</text:p>
          </table:table-cell>
          <table:table-cell office:value-type="float" office:value="60.3557032" calcext:value-type="float">
            <text:p>60.3557032</text:p>
          </table:table-cell>
          <table:table-cell office:value-type="float" office:value="1.464101484" calcext:value-type="float">
            <text:p>1.464101484</text:p>
          </table:table-cell>
          <table:table-cell office:value-type="float" office:value="0.708698525" calcext:value-type="float">
            <text:p>0.708698525</text:p>
          </table:table-cell>
          <table:table-cell office:value-type="float" office:value="2.150211635" calcext:value-type="float">
            <text:p>2.150211635</text:p>
          </table:table-cell>
          <table:table-cell office:value-type="float" office:value="1.755640401" calcext:value-type="float">
            <text:p>1.75564040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66.867512" calcext:value-type="float">
            <text:p>166.867512</text:p>
          </table:table-cell>
          <table:table-cell office:value-type="float" office:value="60.2424922" calcext:value-type="float">
            <text:p>60.2424922</text:p>
          </table:table-cell>
          <table:table-cell office:value-type="float" office:value="1.373580074" calcext:value-type="float">
            <text:p>1.373580074</text:p>
          </table:table-cell>
          <table:table-cell office:value-type="float" office:value="0.67199626" calcext:value-type="float">
            <text:p>0.67199626</text:p>
          </table:table-cell>
          <table:table-cell office:value-type="float" office:value="1.19349707" calcext:value-type="float">
            <text:p>1.19349707</text:p>
          </table:table-cell>
          <table:table-cell office:value-type="float" office:value="0.97448626" calcext:value-type="float">
            <text:p>0.9744862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66.83072" calcext:value-type="float">
            <text:p>166.83072</text:p>
          </table:table-cell>
          <table:table-cell office:value-type="float" office:value="60.1238032" calcext:value-type="float">
            <text:p>60.1238032</text:p>
          </table:table-cell>
          <table:table-cell office:value-type="float" office:value="1.381954263" calcext:value-type="float">
            <text:p>1.381954263</text:p>
          </table:table-cell>
          <table:table-cell office:value-type="float" office:value="0.687216946" calcext:value-type="float">
            <text:p>0.687216946</text:p>
          </table:table-cell>
          <table:table-cell office:value-type="float" office:value="2.045911888" calcext:value-type="float">
            <text:p>2.045911888</text:p>
          </table:table-cell>
          <table:table-cell office:value-type="float" office:value="1.670480006" calcext:value-type="float">
            <text:p>1.67048000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66.8496354" calcext:value-type="float">
            <text:p>166.8496354</text:p>
          </table:table-cell>
          <table:table-cell office:value-type="float" office:value="59.7881363" calcext:value-type="float">
            <text:p>59.7881363</text:p>
          </table:table-cell>
          <table:table-cell office:value-type="float" office:value="1.429359853" calcext:value-type="float">
            <text:p>1.429359853</text:p>
          </table:table-cell>
          <table:table-cell office:value-type="float" office:value="0.747820432" calcext:value-type="float">
            <text:p>0.747820432</text:p>
          </table:table-cell>
          <table:table-cell office:value-type="float" office:value="1.58930184" calcext:value-type="float">
            <text:p>1.58930184</text:p>
          </table:table-cell>
          <table:table-cell office:value-type="float" office:value="1.29765951" calcext:value-type="float">
            <text:p>1.2976595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67.3607178" calcext:value-type="float">
            <text:p>167.3607178</text:p>
          </table:table-cell>
          <table:table-cell office:value-type="float" office:value="59.9956114" calcext:value-type="float">
            <text:p>59.9956114</text:p>
          </table:table-cell>
          <table:table-cell office:value-type="float" office:value="1.42548026" calcext:value-type="float">
            <text:p>1.42548026</text:p>
          </table:table-cell>
          <table:table-cell office:value-type="float" office:value="0.758652867" calcext:value-type="float">
            <text:p>0.758652867</text:p>
          </table:table-cell>
          <table:table-cell office:value-type="float" office:value="1.592540851" calcext:value-type="float">
            <text:p>1.592540851</text:p>
          </table:table-cell>
          <table:table-cell office:value-type="float" office:value="1.300304134" calcext:value-type="float">
            <text:p>1.30030413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67.0334508" calcext:value-type="float">
            <text:p>167.0334508</text:p>
          </table:table-cell>
          <table:table-cell office:value-type="float" office:value="59.5543049" calcext:value-type="float">
            <text:p>59.5543049</text:p>
          </table:table-cell>
          <table:table-cell office:value-type="float" office:value="1.444299306" calcext:value-type="float">
            <text:p>1.444299306</text:p>
          </table:table-cell>
          <table:table-cell office:value-type="float" office:value="0.739188099" calcext:value-type="float">
            <text:p>0.739188099</text:p>
          </table:table-cell>
          <table:table-cell office:value-type="float" office:value="1.199411245" calcext:value-type="float">
            <text:p>1.199411245</text:p>
          </table:table-cell>
          <table:table-cell office:value-type="float" office:value="0.979315197" calcext:value-type="float">
            <text:p>0.97931519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67.3353634" calcext:value-type="float">
            <text:p>167.3353634</text:p>
          </table:table-cell>
          <table:table-cell office:value-type="float" office:value="59.6363942" calcext:value-type="float">
            <text:p>59.6363942</text:p>
          </table:table-cell>
          <table:table-cell office:value-type="float" office:value="1.323138416" calcext:value-type="float">
            <text:p>1.323138416</text:p>
          </table:table-cell>
          <table:table-cell office:value-type="float" office:value="0.73518954" calcext:value-type="float">
            <text:p>0.73518954</text:p>
          </table:table-cell>
          <table:table-cell office:value-type="float" office:value="1.213331508" calcext:value-type="float">
            <text:p>1.213331508</text:p>
          </table:table-cell>
          <table:table-cell office:value-type="float" office:value="0.990681034" calcext:value-type="float">
            <text:p>0.99068103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67.127275" calcext:value-type="float">
            <text:p>167.127275</text:p>
          </table:table-cell>
          <table:table-cell office:value-type="float" office:value="59.4022623" calcext:value-type="float">
            <text:p>59.4022623</text:p>
          </table:table-cell>
          <table:table-cell office:value-type="float" office:value="1.33313804" calcext:value-type="float">
            <text:p>1.33313804</text:p>
          </table:table-cell>
          <table:table-cell office:value-type="float" office:value="0.739868578" calcext:value-type="float">
            <text:p>0.739868578</text:p>
          </table:table-cell>
          <table:table-cell office:value-type="float" office:value="1.54422137" calcext:value-type="float">
            <text:p>1.54422137</text:p>
          </table:table-cell>
          <table:table-cell office:value-type="float" office:value="1.260851464" calcext:value-type="float">
            <text:p>1.260851464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67.333514" calcext:value-type="float">
            <text:p>167.333514</text:p>
          </table:table-cell>
          <table:table-cell office:value-type="float" office:value="59.5999082" calcext:value-type="float">
            <text:p>59.5999082</text:p>
          </table:table-cell>
          <table:table-cell office:value-type="float" office:value="1.42210072" calcext:value-type="float">
            <text:p>1.42210072</text:p>
          </table:table-cell>
          <table:table-cell office:value-type="float" office:value="0.771103421" calcext:value-type="float">
            <text:p>0.771103421</text:p>
          </table:table-cell>
          <table:table-cell office:value-type="float" office:value="1.157647754" calcext:value-type="float">
            <text:p>1.157647754</text:p>
          </table:table-cell>
          <table:table-cell office:value-type="float" office:value="0.94521543" calcext:value-type="float">
            <text:p>0.9452154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67.077468" calcext:value-type="float">
            <text:p>167.077468</text:p>
          </table:table-cell>
          <table:table-cell office:value-type="float" office:value="59.5875252" calcext:value-type="float">
            <text:p>59.5875252</text:p>
          </table:table-cell>
          <table:table-cell office:value-type="float" office:value="1.410793934" calcext:value-type="float">
            <text:p>1.410793934</text:p>
          </table:table-cell>
          <table:table-cell office:value-type="float" office:value="0.764184217" calcext:value-type="float">
            <text:p>0.764184217</text:p>
          </table:table-cell>
          <table:table-cell office:value-type="float" office:value="1.123514791" calcext:value-type="float">
            <text:p>1.123514791</text:p>
          </table:table-cell>
          <table:table-cell office:value-type="float" office:value="0.917345998" calcext:value-type="float">
            <text:p>0.91734599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67.230358" calcext:value-type="float">
            <text:p>167.230358</text:p>
          </table:table-cell>
          <table:table-cell office:value-type="float" office:value="59.9623572" calcext:value-type="float">
            <text:p>59.9623572</text:p>
          </table:table-cell>
          <table:table-cell office:value-type="float" office:value="1.417791759" calcext:value-type="float">
            <text:p>1.417791759</text:p>
          </table:table-cell>
          <table:table-cell office:value-type="float" office:value="0.752714787" calcext:value-type="float">
            <text:p>0.752714787</text:p>
          </table:table-cell>
          <table:table-cell office:value-type="float" office:value="1.181939451" calcext:value-type="float">
            <text:p>1.181939451</text:p>
          </table:table-cell>
          <table:table-cell office:value-type="float" office:value="0.9650495085" calcext:value-type="float">
            <text:p>0.965049508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67.1789435" calcext:value-type="float">
            <text:p>167.1789435</text:p>
          </table:table-cell>
          <table:table-cell office:value-type="float" office:value="60.2631533" calcext:value-type="float">
            <text:p>60.2631533</text:p>
          </table:table-cell>
          <table:table-cell office:value-type="float" office:value="1.410861485" calcext:value-type="float">
            <text:p>1.410861485</text:p>
          </table:table-cell>
          <table:table-cell office:value-type="float" office:value="0.74160974" calcext:value-type="float">
            <text:p>0.74160974</text:p>
          </table:table-cell>
          <table:table-cell office:value-type="float" office:value="0.944402752" calcext:value-type="float">
            <text:p>0.944402752</text:p>
          </table:table-cell>
          <table:table-cell office:value-type="float" office:value="0.771101586" calcext:value-type="float">
            <text:p>0.771101586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66.9530065" calcext:value-type="float">
            <text:p>166.9530065</text:p>
          </table:table-cell>
          <table:table-cell office:value-type="float" office:value="60.362785" calcext:value-type="float">
            <text:p>60.362785</text:p>
          </table:table-cell>
          <table:table-cell office:value-type="float" office:value="1.37263902" calcext:value-type="float">
            <text:p>1.37263902</text:p>
          </table:table-cell>
          <table:table-cell office:value-type="float" office:value="0.710795697" calcext:value-type="float">
            <text:p>0.710795697</text:p>
          </table:table-cell>
          <table:table-cell office:value-type="float" office:value="0.903537543" calcext:value-type="float">
            <text:p>0.903537543</text:p>
          </table:table-cell>
          <table:table-cell office:value-type="float" office:value="0.737735314" calcext:value-type="float">
            <text:p>0.737735314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67.550585" calcext:value-type="float">
            <text:p>167.550585</text:p>
          </table:table-cell>
          <table:table-cell office:value-type="float" office:value="60.964985" calcext:value-type="float">
            <text:p>60.964985</text:p>
          </table:table-cell>
          <table:table-cell office:value-type="float" office:value="1.370158783" calcext:value-type="float">
            <text:p>1.370158783</text:p>
          </table:table-cell>
          <table:table-cell office:value-type="float" office:value="0.681855305" calcext:value-type="float">
            <text:p>0.681855305</text:p>
          </table:table-cell>
          <table:table-cell office:value-type="float" office:value="1.642011008" calcext:value-type="float">
            <text:p>1.642011008</text:p>
          </table:table-cell>
          <table:table-cell office:value-type="float" office:value="1.340696361" calcext:value-type="float">
            <text:p>1.34069636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67.201138" calcext:value-type="float">
            <text:p>167.201138</text:p>
          </table:table-cell>
          <table:table-cell office:value-type="float" office:value="60.7520389" calcext:value-type="float">
            <text:p>60.7520389</text:p>
          </table:table-cell>
          <table:table-cell office:value-type="float" office:value="1.370283593" calcext:value-type="float">
            <text:p>1.370283593</text:p>
          </table:table-cell>
          <table:table-cell office:value-type="float" office:value="0.66210266" calcext:value-type="float">
            <text:p>0.66210266</text:p>
          </table:table-cell>
          <table:table-cell office:value-type="float" office:value="1.21294444" calcext:value-type="float">
            <text:p>1.21294444</text:p>
          </table:table-cell>
          <table:table-cell office:value-type="float" office:value="0.99036501" calcext:value-type="float">
            <text:p>0.99036501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68.218807" calcext:value-type="float">
            <text:p>168.218807</text:p>
          </table:table-cell>
          <table:table-cell office:value-type="float" office:value="61.5497821" calcext:value-type="float">
            <text:p>61.5497821</text:p>
          </table:table-cell>
          <table:table-cell office:value-type="float" office:value="1.306277763" calcext:value-type="float">
            <text:p>1.306277763</text:p>
          </table:table-cell>
          <table:table-cell office:value-type="float" office:value="0.664361521" calcext:value-type="float">
            <text:p>0.664361521</text:p>
          </table:table-cell>
          <table:table-cell office:value-type="float" office:value="1.52677241" calcext:value-type="float">
            <text:p>1.52677241</text:p>
          </table:table-cell>
          <table:table-cell office:value-type="float" office:value="1.24660444" calcext:value-type="float">
            <text:p>1.2466044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67.742695" calcext:value-type="float">
            <text:p>167.742695</text:p>
          </table:table-cell>
          <table:table-cell office:value-type="float" office:value="61.2293311" calcext:value-type="float">
            <text:p>61.2293311</text:p>
          </table:table-cell>
          <table:table-cell office:value-type="float" office:value="1.406148553" calcext:value-type="float">
            <text:p>1.406148553</text:p>
          </table:table-cell>
          <table:table-cell office:value-type="float" office:value="0.723682185" calcext:value-type="float">
            <text:p>0.723682185</text:p>
          </table:table-cell>
          <table:table-cell office:value-type="float" office:value="1.672490286" calcext:value-type="float">
            <text:p>1.672490286</text:p>
          </table:table-cell>
          <table:table-cell office:value-type="float" office:value="1.36558258" calcext:value-type="float">
            <text:p>1.3655825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69.093768" calcext:value-type="float">
            <text:p>169.093768</text:p>
          </table:table-cell>
          <table:table-cell office:value-type="float" office:value="62.1635423" calcext:value-type="float">
            <text:p>62.1635423</text:p>
          </table:table-cell>
          <table:table-cell office:value-type="float" office:value="1.4228186" calcext:value-type="float">
            <text:p>1.4228186</text:p>
          </table:table-cell>
          <table:table-cell office:value-type="float" office:value="0.729855387" calcext:value-type="float">
            <text:p>0.729855387</text:p>
          </table:table-cell>
          <table:table-cell office:value-type="float" office:value="1.60693235" calcext:value-type="float">
            <text:p>1.60693235</text:p>
          </table:table-cell>
          <table:table-cell office:value-type="float" office:value="1.31205476" calcext:value-type="float">
            <text:p>1.3120547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68.87691" calcext:value-type="float">
            <text:p>168.87691</text:p>
          </table:table-cell>
          <table:table-cell office:value-type="float" office:value="62.0097876" calcext:value-type="float">
            <text:p>62.0097876</text:p>
          </table:table-cell>
          <table:table-cell office:value-type="float" office:value="1.44018458" calcext:value-type="float">
            <text:p>1.44018458</text:p>
          </table:table-cell>
          <table:table-cell office:value-type="float" office:value="0.752409752" calcext:value-type="float">
            <text:p>0.752409752</text:p>
          </table:table-cell>
          <table:table-cell office:value-type="float" office:value="1.186933203" calcext:value-type="float">
            <text:p>1.186933203</text:p>
          </table:table-cell>
          <table:table-cell office:value-type="float" office:value="0.969126884" calcext:value-type="float">
            <text:p>0.96912688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70.547922" calcext:value-type="float">
            <text:p>170.547922</text:p>
          </table:table-cell>
          <table:table-cell office:value-type="float" office:value="63.2433736" calcext:value-type="float">
            <text:p>63.2433736</text:p>
          </table:table-cell>
          <table:table-cell office:value-type="float" office:value="1.436855214" calcext:value-type="float">
            <text:p>1.436855214</text:p>
          </table:table-cell>
          <table:table-cell office:value-type="float" office:value="0.785332038" calcext:value-type="float">
            <text:p>0.785332038</text:p>
          </table:table-cell>
          <table:table-cell office:value-type="float" office:value="1.55971088" calcext:value-type="float">
            <text:p>1.55971088</text:p>
          </table:table-cell>
          <table:table-cell office:value-type="float" office:value="1.27349861" calcext:value-type="float">
            <text:p>1.2734986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70.472924" calcext:value-type="float">
            <text:p>170.472924</text:p>
          </table:table-cell>
          <table:table-cell office:value-type="float" office:value="63.7746309" calcext:value-type="float">
            <text:p>63.7746309</text:p>
          </table:table-cell>
          <table:table-cell office:value-type="float" office:value="1.493258194" calcext:value-type="float">
            <text:p>1.493258194</text:p>
          </table:table-cell>
          <table:table-cell office:value-type="float" office:value="0.837567233" calcext:value-type="float">
            <text:p>0.837567233</text:p>
          </table:table-cell>
          <table:table-cell office:value-type="float" office:value="2.494848501" calcext:value-type="float">
            <text:p>2.494848501</text:p>
          </table:table-cell>
          <table:table-cell office:value-type="float" office:value="2.0370353" calcext:value-type="float">
            <text:p>2.037035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72.150094" calcext:value-type="float">
            <text:p>172.150094</text:p>
          </table:table-cell>
          <table:table-cell office:value-type="float" office:value="64.7743915" calcext:value-type="float">
            <text:p>64.7743915</text:p>
          </table:table-cell>
          <table:table-cell office:value-type="float" office:value="1.504234045" calcext:value-type="float">
            <text:p>1.504234045</text:p>
          </table:table-cell>
          <table:table-cell office:value-type="float" office:value="0.86362899" calcext:value-type="float">
            <text:p>0.86362899</text:p>
          </table:table-cell>
          <table:table-cell office:value-type="float" office:value="1.441812912" calcext:value-type="float">
            <text:p>1.441812912</text:p>
          </table:table-cell>
          <table:table-cell office:value-type="float" office:value="1.177235267" calcext:value-type="float">
            <text:p>1.17723526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72.579488" calcext:value-type="float">
            <text:p>172.579488</text:p>
          </table:table-cell>
          <table:table-cell office:value-type="float" office:value="65.2091501" calcext:value-type="float">
            <text:p>65.2091501</text:p>
          </table:table-cell>
          <table:table-cell office:value-type="float" office:value="1.531652705" calcext:value-type="float">
            <text:p>1.531652705</text:p>
          </table:table-cell>
          <table:table-cell office:value-type="float" office:value="0.886803301" calcext:value-type="float">
            <text:p>0.886803301</text:p>
          </table:table-cell>
          <table:table-cell office:value-type="float" office:value="0.96074183" calcext:value-type="float">
            <text:p>0.96074183</text:p>
          </table:table-cell>
          <table:table-cell office:value-type="float" office:value="0.784442423" calcext:value-type="float">
            <text:p>0.78444242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72.5699706" calcext:value-type="float">
            <text:p>172.5699706</text:p>
          </table:table-cell>
          <table:table-cell office:value-type="float" office:value="65.2280402" calcext:value-type="float">
            <text:p>65.2280402</text:p>
          </table:table-cell>
          <table:table-cell office:value-type="float" office:value="1.60950643" calcext:value-type="float">
            <text:p>1.60950643</text:p>
          </table:table-cell>
          <table:table-cell office:value-type="float" office:value="0.889654772" calcext:value-type="float">
            <text:p>0.889654772</text:p>
          </table:table-cell>
          <table:table-cell office:value-type="float" office:value="1.218439738" calcext:value-type="float">
            <text:p>1.218439738</text:p>
          </table:table-cell>
          <table:table-cell office:value-type="float" office:value="0.994851871" calcext:value-type="float">
            <text:p>0.99485187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2.9035156" calcext:value-type="float">
            <text:p>172.9035156</text:p>
          </table:table-cell>
          <table:table-cell office:value-type="float" office:value="65.379011" calcext:value-type="float">
            <text:p>65.379011</text:p>
          </table:table-cell>
          <table:table-cell office:value-type="float" office:value="1.62828848" calcext:value-type="float">
            <text:p>1.62828848</text:p>
          </table:table-cell>
          <table:table-cell office:value-type="float" office:value="0.907603368" calcext:value-type="float">
            <text:p>0.907603368</text:p>
          </table:table-cell>
          <table:table-cell office:value-type="float" office:value="0.862286651061" calcext:value-type="float">
            <text:p>0.8622866511</text:p>
          </table:table-cell>
          <table:table-cell office:value-type="float" office:value="0.7040541259728" calcext:value-type="float">
            <text:p>0.704054126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71.960431" calcext:value-type="float">
            <text:p>171.960431</text:p>
          </table:table-cell>
          <table:table-cell office:value-type="float" office:value="64.6369612" calcext:value-type="float">
            <text:p>64.6369612</text:p>
          </table:table-cell>
          <table:table-cell office:value-type="float" office:value="1.545832597" calcext:value-type="float">
            <text:p>1.545832597</text:p>
          </table:table-cell>
          <table:table-cell office:value-type="float" office:value="0.9296022704" calcext:value-type="float">
            <text:p>0.9296022704</text:p>
          </table:table-cell>
          <table:table-cell office:value-type="float" office:value="0.9688428" calcext:value-type="float">
            <text:p>0.9688428</text:p>
          </table:table-cell>
          <table:table-cell office:value-type="float" office:value="0.791056842" calcext:value-type="float">
            <text:p>0.79105684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72.072743" calcext:value-type="float">
            <text:p>172.072743</text:p>
          </table:table-cell>
          <table:table-cell office:value-type="float" office:value="64.7205204" calcext:value-type="float">
            <text:p>64.7205204</text:p>
          </table:table-cell>
          <table:table-cell office:value-type="float" office:value="1.567204877" calcext:value-type="float">
            <text:p>1.567204877</text:p>
          </table:table-cell>
          <table:table-cell office:value-type="float" office:value="0.8975383124" calcext:value-type="float">
            <text:p>0.8975383124</text:p>
          </table:table-cell>
          <table:table-cell office:value-type="float" office:value="1.088440914" calcext:value-type="float">
            <text:p>1.088440914</text:p>
          </table:table-cell>
          <table:table-cell office:value-type="float" office:value="0.888708274" calcext:value-type="float">
            <text:p>0.888708274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71.6577445" calcext:value-type="float">
            <text:p>171.6577445</text:p>
          </table:table-cell>
          <table:table-cell office:value-type="float" office:value="64.207155" calcext:value-type="float">
            <text:p>64.207155</text:p>
          </table:table-cell>
          <table:table-cell office:value-type="float" office:value="1.603175886" calcext:value-type="float">
            <text:p>1.603175886</text:p>
          </table:table-cell>
          <table:table-cell office:value-type="float" office:value="0.8267453035" calcext:value-type="float">
            <text:p>0.8267453035</text:p>
          </table:table-cell>
          <table:table-cell office:value-type="float" office:value="1.042040812" calcext:value-type="float">
            <text:p>1.042040812</text:p>
          </table:table-cell>
          <table:table-cell office:value-type="float" office:value="0.850822747" calcext:value-type="float">
            <text:p>0.850822747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71.6015885" calcext:value-type="float">
            <text:p>171.6015885</text:p>
          </table:table-cell>
          <table:table-cell office:value-type="float" office:value="64.4458839" calcext:value-type="float">
            <text:p>64.4458839</text:p>
          </table:table-cell>
          <table:table-cell office:value-type="float" office:value="1.596282976" calcext:value-type="float">
            <text:p>1.596282976</text:p>
          </table:table-cell>
          <table:table-cell office:value-type="float" office:value="0.8073652445" calcext:value-type="float">
            <text:p>0.8073652445</text:p>
          </table:table-cell>
          <table:table-cell office:value-type="float" office:value="0.92242951" calcext:value-type="float">
            <text:p>0.92242951</text:p>
          </table:table-cell>
          <table:table-cell office:value-type="float" office:value="0.75316057" calcext:value-type="float">
            <text:p>0.7531605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71.383029" calcext:value-type="float">
            <text:p>171.383029</text:p>
          </table:table-cell>
          <table:table-cell office:value-type="float" office:value="64.3207732" calcext:value-type="float">
            <text:p>64.3207732</text:p>
          </table:table-cell>
          <table:table-cell office:value-type="float" office:value="1.62797751" calcext:value-type="float">
            <text:p>1.62797751</text:p>
          </table:table-cell>
          <table:table-cell office:value-type="float" office:value="0.82702768" calcext:value-type="float">
            <text:p>0.82702768</text:p>
          </table:table-cell>
          <table:table-cell office:value-type="float" office:value="0.49288951" calcext:value-type="float">
            <text:p>0.49288951</text:p>
          </table:table-cell>
          <table:table-cell office:value-type="float" office:value="0.402442598" calcext:value-type="float">
            <text:p>0.402442598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1.63946" calcext:value-type="float">
            <text:p>171.63946</text:p>
          </table:table-cell>
          <table:table-cell office:value-type="float" office:value="64.3164062" calcext:value-type="float">
            <text:p>64.3164062</text:p>
          </table:table-cell>
          <table:table-cell office:value-type="float" office:value="1.66437014" calcext:value-type="float">
            <text:p>1.66437014</text:p>
          </table:table-cell>
          <table:table-cell office:value-type="float" office:value="0.794031463" calcext:value-type="float">
            <text:p>0.794031463</text:p>
          </table:table-cell>
          <table:table-cell office:value-type="float" office:value="1.162191865" calcext:value-type="float">
            <text:p>1.162191865</text:p>
          </table:table-cell>
          <table:table-cell office:value-type="float" office:value="0.948925691" calcext:value-type="float">
            <text:p>0.94892569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72.187226" calcext:value-type="float">
            <text:p>172.187226</text:p>
          </table:table-cell>
          <table:table-cell office:value-type="float" office:value="64.2326843" calcext:value-type="float">
            <text:p>64.2326843</text:p>
          </table:table-cell>
          <table:table-cell office:value-type="float" office:value="1.61623227" calcext:value-type="float">
            <text:p>1.61623227</text:p>
          </table:table-cell>
          <table:table-cell office:value-type="float" office:value="0.779047258" calcext:value-type="float">
            <text:p>0.779047258</text:p>
          </table:table-cell>
          <table:table-cell office:value-type="float" office:value="0.920913467" calcext:value-type="float">
            <text:p>0.920913467</text:p>
          </table:table-cell>
          <table:table-cell office:value-type="float" office:value="0.751922727" calcext:value-type="float">
            <text:p>0.751922727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72.757924" calcext:value-type="float">
            <text:p>172.757924</text:p>
          </table:table-cell>
          <table:table-cell office:value-type="float" office:value="64.2540263" calcext:value-type="float">
            <text:p>64.2540263</text:p>
          </table:table-cell>
          <table:table-cell office:value-type="float" office:value="1.62350138" calcext:value-type="float">
            <text:p>1.62350138</text:p>
          </table:table-cell>
          <table:table-cell office:value-type="float" office:value="0.758406204" calcext:value-type="float">
            <text:p>0.758406204</text:p>
          </table:table-cell>
          <table:table-cell office:value-type="float" office:value="0.912857456" calcext:value-type="float">
            <text:p>0.912857456</text:p>
          </table:table-cell>
          <table:table-cell office:value-type="float" office:value="0.745345" calcext:value-type="float">
            <text:p>0.74534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73.568847" calcext:value-type="float">
            <text:p>173.568847</text:p>
          </table:table-cell>
          <table:table-cell office:value-type="float" office:value="63.8359075" calcext:value-type="float">
            <text:p>63.8359075</text:p>
          </table:table-cell>
          <table:table-cell office:value-type="float" office:value="1.65259888" calcext:value-type="float">
            <text:p>1.65259888</text:p>
          </table:table-cell>
          <table:table-cell office:value-type="float" office:value="0.786379412" calcext:value-type="float">
            <text:p>0.786379412</text:p>
          </table:table-cell>
          <table:table-cell office:value-type="float" office:value="1.325394494" calcext:value-type="float">
            <text:p>1.325394494</text:p>
          </table:table-cell>
          <table:table-cell office:value-type="float" office:value="1.08218008" calcext:value-type="float">
            <text:p>1.0821800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74.2311995" calcext:value-type="float">
            <text:p>174.2311995</text:p>
          </table:table-cell>
          <table:table-cell office:value-type="float" office:value="63.6119497" calcext:value-type="float">
            <text:p>63.6119497</text:p>
          </table:table-cell>
          <table:table-cell office:value-type="float" office:value="1.61489868" calcext:value-type="float">
            <text:p>1.61489868</text:p>
          </table:table-cell>
          <table:table-cell office:value-type="float" office:value="0.811699928" calcext:value-type="float">
            <text:p>0.811699928</text:p>
          </table:table-cell>
          <table:table-cell office:value-type="float" office:value="1.071101248" calcext:value-type="float">
            <text:p>1.071101248</text:p>
          </table:table-cell>
          <table:table-cell office:value-type="float" office:value="0.874550487" calcext:value-type="float">
            <text:p>0.87455048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75.4658775" calcext:value-type="float">
            <text:p>175.4658775</text:p>
          </table:table-cell>
          <table:table-cell office:value-type="float" office:value="63.0734682" calcext:value-type="float">
            <text:p>63.0734682</text:p>
          </table:table-cell>
          <table:table-cell office:value-type="float" office:value="1.564342197" calcext:value-type="float">
            <text:p>1.564342197</text:p>
          </table:table-cell>
          <table:table-cell office:value-type="float" office:value="0.777346891" calcext:value-type="float">
            <text:p>0.777346891</text:p>
          </table:table-cell>
          <table:table-cell office:value-type="float" office:value="1.934111217" calcext:value-type="float">
            <text:p>1.934111217</text:p>
          </table:table-cell>
          <table:table-cell office:value-type="float" office:value="1.579195158" calcext:value-type="float">
            <text:p>1.57919515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76.4900465" calcext:value-type="float">
            <text:p>176.4900465</text:p>
          </table:table-cell>
          <table:table-cell office:value-type="float" office:value="63.0635584" calcext:value-type="float">
            <text:p>63.0635584</text:p>
          </table:table-cell>
          <table:table-cell office:value-type="float" office:value="1.598194737" calcext:value-type="float">
            <text:p>1.598194737</text:p>
          </table:table-cell>
          <table:table-cell office:value-type="float" office:value="0.784052382" calcext:value-type="float">
            <text:p>0.784052382</text:p>
          </table:table-cell>
          <table:table-cell office:value-type="float" office:value="1.300641866" calcext:value-type="float">
            <text:p>1.300641866</text:p>
          </table:table-cell>
          <table:table-cell office:value-type="float" office:value="1.061969673" calcext:value-type="float">
            <text:p>1.06196967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78.1354205" calcext:value-type="float">
            <text:p>178.1354205</text:p>
          </table:table-cell>
          <table:table-cell office:value-type="float" office:value="62.2384874" calcext:value-type="float">
            <text:p>62.2384874</text:p>
          </table:table-cell>
          <table:table-cell office:value-type="float" office:value="1.680458287" calcext:value-type="float">
            <text:p>1.680458287</text:p>
          </table:table-cell>
          <table:table-cell office:value-type="float" office:value="0.79307671" calcext:value-type="float">
            <text:p>0.79307671</text:p>
          </table:table-cell>
          <table:table-cell office:value-type="float" office:value="2.501480803" calcext:value-type="float">
            <text:p>2.501480803</text:p>
          </table:table-cell>
          <table:table-cell office:value-type="float" office:value="2.042450512" calcext:value-type="float">
            <text:p>2.04245051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79.6811055" calcext:value-type="float">
            <text:p>179.6811055</text:p>
          </table:table-cell>
          <table:table-cell office:value-type="float" office:value="62.6117953" calcext:value-type="float">
            <text:p>62.6117953</text:p>
          </table:table-cell>
          <table:table-cell office:value-type="float" office:value="1.672751497" calcext:value-type="float">
            <text:p>1.672751497</text:p>
          </table:table-cell>
          <table:table-cell office:value-type="float" office:value="0.810822966" calcext:value-type="float">
            <text:p>0.810822966</text:p>
          </table:table-cell>
          <table:table-cell office:value-type="float" office:value="1.720296885" calcext:value-type="float">
            <text:p>1.720296885</text:p>
          </table:table-cell>
          <table:table-cell office:value-type="float" office:value="1.404616531" calcext:value-type="float">
            <text:p>1.40461653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81.551329" calcext:value-type="float">
            <text:p>181.551329</text:p>
          </table:table-cell>
          <table:table-cell office:value-type="float" office:value="62.2609955" calcext:value-type="float">
            <text:p>62.2609955</text:p>
          </table:table-cell>
          <table:table-cell office:value-type="float" office:value="1.63840955" calcext:value-type="float">
            <text:p>1.63840955</text:p>
          </table:table-cell>
          <table:table-cell office:value-type="float" office:value="0.834739651" calcext:value-type="float">
            <text:p>0.834739651</text:p>
          </table:table-cell>
          <table:table-cell office:value-type="float" office:value="3.523200866" calcext:value-type="float">
            <text:p>3.523200866</text:p>
          </table:table-cell>
          <table:table-cell office:value-type="float" office:value="2.876681583" calcext:value-type="float">
            <text:p>2.876681583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83.299504" calcext:value-type="float">
            <text:p>183.299504</text:p>
          </table:table-cell>
          <table:table-cell office:value-type="float" office:value="62.8669385" calcext:value-type="float">
            <text:p>62.8669385</text:p>
          </table:table-cell>
          <table:table-cell office:value-type="float" office:value="1.62935921" calcext:value-type="float">
            <text:p>1.62935921</text:p>
          </table:table-cell>
          <table:table-cell office:value-type="float" office:value="0.824583097" calcext:value-type="float">
            <text:p>0.824583097</text:p>
          </table:table-cell>
          <table:table-cell office:value-type="float" office:value="1.97582906" calcext:value-type="float">
            <text:p>1.97582906</text:p>
          </table:table-cell>
          <table:table-cell office:value-type="float" office:value="1.613257693" calcext:value-type="float">
            <text:p>1.613257693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84.919948" calcext:value-type="float">
            <text:p>184.919948</text:p>
          </table:table-cell>
          <table:table-cell office:value-type="float" office:value="62.7565897" calcext:value-type="float">
            <text:p>62.7565897</text:p>
          </table:table-cell>
          <table:table-cell office:value-type="float" office:value="1.65835398" calcext:value-type="float">
            <text:p>1.65835398</text:p>
          </table:table-cell>
          <table:table-cell office:value-type="float" office:value="0.850319075" calcext:value-type="float">
            <text:p>0.850319075</text:p>
          </table:table-cell>
          <table:table-cell office:value-type="float" office:value="2.89244899" calcext:value-type="float">
            <text:p>2.89244899</text:p>
          </table:table-cell>
          <table:table-cell office:value-type="float" office:value="2.36167469" calcext:value-type="float">
            <text:p>2.36167469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86.83886" calcext:value-type="float">
            <text:p>186.83886</text:p>
          </table:table-cell>
          <table:table-cell office:value-type="float" office:value="63.2766671" calcext:value-type="float">
            <text:p>63.2766671</text:p>
          </table:table-cell>
          <table:table-cell office:value-type="float" office:value="1.67370009" calcext:value-type="float">
            <text:p>1.67370009</text:p>
          </table:table-cell>
          <table:table-cell office:value-type="float" office:value="0.832444591" calcext:value-type="float">
            <text:p>0.832444591</text:p>
          </table:table-cell>
          <table:table-cell office:value-type="float" office:value="2.626286893" calcext:value-type="float">
            <text:p>2.626286893</text:p>
          </table:table-cell>
          <table:table-cell office:value-type="float" office:value="2.144354358" calcext:value-type="float">
            <text:p>2.144354358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87.556073" calcext:value-type="float">
            <text:p>187.556073</text:p>
          </table:table-cell>
          <table:table-cell office:value-type="float" office:value="63.0173743" calcext:value-type="float">
            <text:p>63.0173743</text:p>
          </table:table-cell>
          <table:table-cell office:value-type="float" office:value="1.64497181" calcext:value-type="float">
            <text:p>1.64497181</text:p>
          </table:table-cell>
          <table:table-cell office:value-type="float" office:value="0.84528368" calcext:value-type="float">
            <text:p>0.84528368</text:p>
          </table:table-cell>
          <table:table-cell office:value-type="float" office:value="1.977710603" calcext:value-type="float">
            <text:p>1.977710603</text:p>
          </table:table-cell>
          <table:table-cell office:value-type="float" office:value="1.614793925" calcext:value-type="float">
            <text:p>1.614793925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88.420751" calcext:value-type="float">
            <text:p>188.420751</text:p>
          </table:table-cell>
          <table:table-cell office:value-type="float" office:value="63.1501779" calcext:value-type="float">
            <text:p>63.1501779</text:p>
          </table:table-cell>
          <table:table-cell office:value-type="float" office:value="1.65490889" calcext:value-type="float">
            <text:p>1.65490889</text:p>
          </table:table-cell>
          <table:table-cell office:value-type="float" office:value="0.827196782" calcext:value-type="float">
            <text:p>0.827196782</text:p>
          </table:table-cell>
          <table:table-cell office:value-type="float" office:value="1.429750793" calcext:value-type="float">
            <text:p>1.429750793</text:p>
          </table:table-cell>
          <table:table-cell office:value-type="float" office:value="1.167386628" calcext:value-type="float">
            <text:p>1.16738662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88.285977" calcext:value-type="float">
            <text:p>188.285977</text:p>
          </table:table-cell>
          <table:table-cell office:value-type="float" office:value="63.0954205" calcext:value-type="float">
            <text:p>63.0954205</text:p>
          </table:table-cell>
          <table:table-cell office:value-type="float" office:value="1.6143938" calcext:value-type="float">
            <text:p>1.6143938</text:p>
          </table:table-cell>
          <table:table-cell office:value-type="float" office:value="0.836073238" calcext:value-type="float">
            <text:p>0.836073238</text:p>
          </table:table-cell>
          <table:table-cell office:value-type="float" office:value="1.54782878" calcext:value-type="float">
            <text:p>1.54782878</text:p>
          </table:table-cell>
          <table:table-cell office:value-type="float" office:value="1.26379693" calcext:value-type="float">
            <text:p>1.26379693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89.319165" calcext:value-type="float">
            <text:p>189.319165</text:p>
          </table:table-cell>
          <table:table-cell office:value-type="float" office:value="63.3391639" calcext:value-type="float">
            <text:p>63.3391639</text:p>
          </table:table-cell>
          <table:table-cell office:value-type="float" office:value="1.61734114" calcext:value-type="float">
            <text:p>1.61734114</text:p>
          </table:table-cell>
          <table:table-cell office:value-type="float" office:value="0.83890661" calcext:value-type="float">
            <text:p>0.83890661</text:p>
          </table:table-cell>
          <table:table-cell office:value-type="float" office:value="2.109423027" calcext:value-type="float">
            <text:p>2.109423027</text:p>
          </table:table-cell>
          <table:table-cell office:value-type="float" office:value="1.722336672" calcext:value-type="float">
            <text:p>1.722336672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89.164372" calcext:value-type="float">
            <text:p>189.164372</text:p>
          </table:table-cell>
          <table:table-cell office:value-type="float" office:value="63.6416007" calcext:value-type="float">
            <text:p>63.6416007</text:p>
          </table:table-cell>
          <table:table-cell office:value-type="float" office:value="1.55515827" calcext:value-type="float">
            <text:p>1.55515827</text:p>
          </table:table-cell>
          <table:table-cell office:value-type="float" office:value="0.837705638" calcext:value-type="float">
            <text:p>0.837705638</text:p>
          </table:table-cell>
          <table:table-cell office:value-type="float" office:value="1.266979681" calcext:value-type="float">
            <text:p>1.266979681</text:p>
          </table:table-cell>
          <table:table-cell office:value-type="float" office:value="1.03448458" calcext:value-type="float">
            <text:p>1.0344845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89.614035" calcext:value-type="float">
            <text:p>189.614035</text:p>
          </table:table-cell>
          <table:table-cell office:value-type="float" office:value="63.5574946" calcext:value-type="float">
            <text:p>63.5574946</text:p>
          </table:table-cell>
          <table:table-cell office:value-type="float" office:value="1.52155596" calcext:value-type="float">
            <text:p>1.52155596</text:p>
          </table:table-cell>
          <table:table-cell office:value-type="float" office:value="0.8685073" calcext:value-type="float">
            <text:p>0.8685073</text:p>
          </table:table-cell>
          <table:table-cell office:value-type="float" office:value="1.014834886" calcext:value-type="float">
            <text:p>1.014834886</text:p>
          </table:table-cell>
          <table:table-cell office:value-type="float" office:value="0.828609209" calcext:value-type="float">
            <text:p>0.82860920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89.184942" calcext:value-type="float">
            <text:p>189.184942</text:p>
          </table:table-cell>
          <table:table-cell office:value-type="float" office:value="63.7471405" calcext:value-type="float">
            <text:p>63.7471405</text:p>
          </table:table-cell>
          <table:table-cell office:value-type="float" office:value="1.510234527" calcext:value-type="float">
            <text:p>1.510234527</text:p>
          </table:table-cell>
          <table:table-cell office:value-type="float" office:value="0.825524837" calcext:value-type="float">
            <text:p>0.825524837</text:p>
          </table:table-cell>
          <table:table-cell office:value-type="float" office:value="1.598469174" calcext:value-type="float">
            <text:p>1.598469174</text:p>
          </table:table-cell>
          <table:table-cell office:value-type="float" office:value="1.305144614" calcext:value-type="float">
            <text:p>1.305144614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90.032575" calcext:value-type="float">
            <text:p>190.032575</text:p>
          </table:table-cell>
          <table:table-cell office:value-type="float" office:value="63.91474" calcext:value-type="float">
            <text:p>63.91474</text:p>
          </table:table-cell>
          <table:table-cell office:value-type="float" office:value="1.512716447" calcext:value-type="float">
            <text:p>1.512716447</text:p>
          </table:table-cell>
          <table:table-cell office:value-type="float" office:value="0.819843091" calcext:value-type="float">
            <text:p>0.819843091</text:p>
          </table:table-cell>
          <table:table-cell office:value-type="float" office:value="0.585529386" calcext:value-type="float">
            <text:p>0.585529386</text:p>
          </table:table-cell>
          <table:table-cell office:value-type="float" office:value="0.478082715" calcext:value-type="float">
            <text:p>0.478082715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89.398283" calcext:value-type="float">
            <text:p>189.398283</text:p>
          </table:table-cell>
          <table:table-cell office:value-type="float" office:value="64.3604943" calcext:value-type="float">
            <text:p>64.3604943</text:p>
          </table:table-cell>
          <table:table-cell office:value-type="float" office:value="1.472971436" calcext:value-type="float">
            <text:p>1.472971436</text:p>
          </table:table-cell>
          <table:table-cell office:value-type="float" office:value="0.838002161" calcext:value-type="float">
            <text:p>0.838002161</text:p>
          </table:table-cell>
          <table:table-cell office:value-type="float" office:value="1.213206064" calcext:value-type="float">
            <text:p>1.213206064</text:p>
          </table:table-cell>
          <table:table-cell office:value-type="float" office:value="0.990578614" calcext:value-type="float">
            <text:p>0.990578614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89.801198" calcext:value-type="float">
            <text:p>189.801198</text:p>
          </table:table-cell>
          <table:table-cell office:value-type="float" office:value="64.3567171" calcext:value-type="float">
            <text:p>64.3567171</text:p>
          </table:table-cell>
          <table:table-cell office:value-type="float" office:value="1.461929396" calcext:value-type="float">
            <text:p>1.461929396</text:p>
          </table:table-cell>
          <table:table-cell office:value-type="float" office:value="0.834443141" calcext:value-type="float">
            <text:p>0.834443141</text:p>
          </table:table-cell>
          <table:table-cell office:value-type="float" office:value="0.334637709" calcext:value-type="float">
            <text:p>0.334637709</text:p>
          </table:table-cell>
          <table:table-cell office:value-type="float" office:value="0.273230542" calcext:value-type="float">
            <text:p>0.273230542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89.865071" calcext:value-type="float">
            <text:p>189.865071</text:p>
          </table:table-cell>
          <table:table-cell office:value-type="float" office:value="65.0624194" calcext:value-type="float">
            <text:p>65.0624194</text:p>
          </table:table-cell>
          <table:table-cell office:value-type="float" office:value="1.54255209" calcext:value-type="float">
            <text:p>1.54255209</text:p>
          </table:table-cell>
          <table:table-cell office:value-type="float" office:value="0.90903639" calcext:value-type="float">
            <text:p>0.90903639</text:p>
          </table:table-cell>
          <table:table-cell office:value-type="float" office:value="1.720941045" calcext:value-type="float">
            <text:p>1.720941045</text:p>
          </table:table-cell>
          <table:table-cell office:value-type="float" office:value="1.405142487" calcext:value-type="float">
            <text:p>1.40514248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90.328828" calcext:value-type="float">
            <text:p>190.328828</text:p>
          </table:table-cell>
          <table:table-cell office:value-type="float" office:value="65.0784844" calcext:value-type="float">
            <text:p>65.0784844</text:p>
          </table:table-cell>
          <table:table-cell office:value-type="float" office:value="1.56139956" calcext:value-type="float">
            <text:p>1.56139956</text:p>
          </table:table-cell>
          <table:table-cell office:value-type="float" office:value="0.888697954" calcext:value-type="float">
            <text:p>0.888697954</text:p>
          </table:table-cell>
          <table:table-cell office:value-type="float" office:value="0.420719022" calcext:value-type="float">
            <text:p>0.420719022</text:p>
          </table:table-cell>
          <table:table-cell office:value-type="float" office:value="0.343515644" calcext:value-type="float">
            <text:p>0.34351564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89.57985" calcext:value-type="float">
            <text:p>189.57985</text:p>
          </table:table-cell>
          <table:table-cell office:value-type="float" office:value="65.2595484" calcext:value-type="float">
            <text:p>65.2595484</text:p>
          </table:table-cell>
          <table:table-cell office:value-type="float" office:value="1.45621314" calcext:value-type="float">
            <text:p>1.45621314</text:p>
          </table:table-cell>
          <table:table-cell office:value-type="float" office:value="0.851923576" calcext:value-type="float">
            <text:p>0.851923576</text:p>
          </table:table-cell>
          <table:table-cell office:value-type="float" office:value="2.073727926" calcext:value-type="float">
            <text:p>2.073727926</text:p>
          </table:table-cell>
          <table:table-cell office:value-type="float" office:value="1.69319176" calcext:value-type="float">
            <text:p>1.6931917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90.067504" calcext:value-type="float">
            <text:p>190.067504</text:p>
          </table:table-cell>
          <table:table-cell office:value-type="float" office:value="65.3863705" calcext:value-type="float">
            <text:p>65.3863705</text:p>
          </table:table-cell>
          <table:table-cell office:value-type="float" office:value="1.46642836" calcext:value-type="float">
            <text:p>1.46642836</text:p>
          </table:table-cell>
          <table:table-cell office:value-type="float" office:value="0.838859159" calcext:value-type="float">
            <text:p>0.838859159</text:p>
          </table:table-cell>
          <table:table-cell office:value-type="float" office:value="0.418446373" calcext:value-type="float">
            <text:p>0.418446373</text:p>
          </table:table-cell>
          <table:table-cell office:value-type="float" office:value="0.3416600327" calcext:value-type="float">
            <text:p>0.341660032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88.949937" calcext:value-type="float">
            <text:p>188.949937</text:p>
          </table:table-cell>
          <table:table-cell office:value-type="float" office:value="64.6686553" calcext:value-type="float">
            <text:p>64.6686553</text:p>
          </table:table-cell>
          <table:table-cell office:value-type="float" office:value="1.4943194" calcext:value-type="float">
            <text:p>1.4943194</text:p>
          </table:table-cell>
          <table:table-cell office:value-type="float" office:value="0.810710516" calcext:value-type="float">
            <text:p>0.810710516</text:p>
          </table:table-cell>
          <table:table-cell office:value-type="float" office:value="2.457602468" calcext:value-type="float">
            <text:p>2.457602468</text:p>
          </table:table-cell>
          <table:table-cell office:value-type="float" office:value="2.006624008" calcext:value-type="float">
            <text:p>2.00662400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88.971092" calcext:value-type="float">
            <text:p>188.971092</text:p>
          </table:table-cell>
          <table:table-cell office:value-type="float" office:value="65.1193912" calcext:value-type="float">
            <text:p>65.1193912</text:p>
          </table:table-cell>
          <table:table-cell office:value-type="float" office:value="1.52329113" calcext:value-type="float">
            <text:p>1.52329113</text:p>
          </table:table-cell>
          <table:table-cell office:value-type="float" office:value="0.824853832" calcext:value-type="float">
            <text:p>0.824853832</text:p>
          </table:table-cell>
          <table:table-cell office:value-type="float" office:value="0.6639166848" calcext:value-type="float">
            <text:p>0.6639166848</text:p>
          </table:table-cell>
          <table:table-cell office:value-type="float" office:value="0.5420857048" calcext:value-type="float">
            <text:p>0.542085704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88.057218" calcext:value-type="float">
            <text:p>188.057218</text:p>
          </table:table-cell>
          <table:table-cell office:value-type="float" office:value="64.0345835" calcext:value-type="float">
            <text:p>64.0345835</text:p>
          </table:table-cell>
          <table:table-cell office:value-type="float" office:value="1.45798389" calcext:value-type="float">
            <text:p>1.45798389</text:p>
          </table:table-cell>
          <table:table-cell office:value-type="float" office:value="0.839136418" calcext:value-type="float">
            <text:p>0.839136418</text:p>
          </table:table-cell>
          <table:table-cell office:value-type="float" office:value="2.641283889" calcext:value-type="float">
            <text:p>2.641283889</text:p>
          </table:table-cell>
          <table:table-cell office:value-type="float" office:value="2.156599255" calcext:value-type="float">
            <text:p>2.15659925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88.037652" calcext:value-type="float">
            <text:p>188.037652</text:p>
          </table:table-cell>
          <table:table-cell office:value-type="float" office:value="64.1488091" calcext:value-type="float">
            <text:p>64.1488091</text:p>
          </table:table-cell>
          <table:table-cell office:value-type="float" office:value="1.47324472" calcext:value-type="float">
            <text:p>1.47324472</text:p>
          </table:table-cell>
          <table:table-cell office:value-type="float" office:value="0.841216635" calcext:value-type="float">
            <text:p>0.841216635</text:p>
          </table:table-cell>
          <table:table-cell office:value-type="float" office:value="0.75637982" calcext:value-type="float">
            <text:p>0.75637982</text:p>
          </table:table-cell>
          <table:table-cell office:value-type="float" office:value="0.61758151" calcext:value-type="float">
            <text:p>0.61758151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87.847946" calcext:value-type="float">
            <text:p>187.847946</text:p>
          </table:table-cell>
          <table:table-cell office:value-type="float" office:value="63.6326136" calcext:value-type="float">
            <text:p>63.6326136</text:p>
          </table:table-cell>
          <table:table-cell office:value-type="float" office:value="1.48002232" calcext:value-type="float">
            <text:p>1.48002232</text:p>
          </table:table-cell>
          <table:table-cell office:value-type="float" office:value="0.822902549" calcext:value-type="float">
            <text:p>0.822902549</text:p>
          </table:table-cell>
          <table:table-cell office:value-type="float" office:value="2.371090496" calcext:value-type="float">
            <text:p>2.371090496</text:p>
          </table:table-cell>
          <table:table-cell office:value-type="float" office:value="1.935987292" calcext:value-type="float">
            <text:p>1.935987292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87.566615" calcext:value-type="float">
            <text:p>187.566615</text:p>
          </table:table-cell>
          <table:table-cell office:value-type="float" office:value="63.1432006" calcext:value-type="float">
            <text:p>63.1432006</text:p>
          </table:table-cell>
          <table:table-cell office:value-type="float" office:value="1.52240977" calcext:value-type="float">
            <text:p>1.52240977</text:p>
          </table:table-cell>
          <table:table-cell office:value-type="float" office:value="0.843486842" calcext:value-type="float">
            <text:p>0.843486842</text:p>
          </table:table-cell>
          <table:table-cell office:value-type="float" office:value="1.381549314" calcext:value-type="float">
            <text:p>1.381549314</text:p>
          </table:table-cell>
          <table:table-cell office:value-type="float" office:value="1.12803031" calcext:value-type="float">
            <text:p>1.12803031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87.222466" calcext:value-type="float">
            <text:p>187.222466</text:p>
          </table:table-cell>
          <table:table-cell office:value-type="float" office:value="62.3658572" calcext:value-type="float">
            <text:p>62.3658572</text:p>
          </table:table-cell>
          <table:table-cell office:value-type="float" office:value="1.63875148" calcext:value-type="float">
            <text:p>1.63875148</text:p>
          </table:table-cell>
          <table:table-cell office:value-type="float" office:value="0.878930673" calcext:value-type="float">
            <text:p>0.878930673</text:p>
          </table:table-cell>
          <table:table-cell office:value-type="float" office:value="2.575693742" calcext:value-type="float">
            <text:p>2.575693742</text:p>
          </table:table-cell>
          <table:table-cell office:value-type="float" office:value="2.103045144" calcext:value-type="float">
            <text:p>2.103045144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87.092511" calcext:value-type="float">
            <text:p>187.092511</text:p>
          </table:table-cell>
          <table:table-cell office:value-type="float" office:value="62.3641969" calcext:value-type="float">
            <text:p>62.3641969</text:p>
          </table:table-cell>
          <table:table-cell office:value-type="float" office:value="1.6360196" calcext:value-type="float">
            <text:p>1.6360196</text:p>
          </table:table-cell>
          <table:table-cell office:value-type="float" office:value="0.864922143" calcext:value-type="float">
            <text:p>0.864922143</text:p>
          </table:table-cell>
          <table:table-cell office:value-type="float" office:value="0.98551494" calcext:value-type="float">
            <text:p>0.98551494</text:p>
          </table:table-cell>
          <table:table-cell office:value-type="float" office:value="0.80466958" calcext:value-type="float">
            <text:p>0.8046695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87.065061" calcext:value-type="float">
            <text:p>187.065061</text:p>
          </table:table-cell>
          <table:table-cell office:value-type="float" office:value="61.8226311" calcext:value-type="float">
            <text:p>61.8226311</text:p>
          </table:table-cell>
          <table:table-cell office:value-type="float" office:value="1.59644968" calcext:value-type="float">
            <text:p>1.59644968</text:p>
          </table:table-cell>
          <table:table-cell office:value-type="float" office:value="0.867093555" calcext:value-type="float">
            <text:p>0.867093555</text:p>
          </table:table-cell>
          <table:table-cell office:value-type="float" office:value="2.140153488" calcext:value-type="float">
            <text:p>2.140153488</text:p>
          </table:table-cell>
          <table:table-cell office:value-type="float" office:value="1.7474280374" calcext:value-type="float">
            <text:p>1.7474280374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86.846944" calcext:value-type="float">
            <text:p>186.846944</text:p>
          </table:table-cell>
          <table:table-cell office:value-type="float" office:value="62.0538839" calcext:value-type="float">
            <text:p>62.0538839</text:p>
          </table:table-cell>
          <table:table-cell office:value-type="float" office:value="1.56090374" calcext:value-type="float">
            <text:p>1.56090374</text:p>
          </table:table-cell>
          <table:table-cell office:value-type="float" office:value="0.828923992" calcext:value-type="float">
            <text:p>0.828923992</text:p>
          </table:table-cell>
          <table:table-cell office:value-type="float" office:value="1.20185054" calcext:value-type="float">
            <text:p>1.20185054</text:p>
          </table:table-cell>
          <table:table-cell office:value-type="float" office:value="0.98130686" calcext:value-type="float">
            <text:p>0.98130686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87.063826" calcext:value-type="float">
            <text:p>187.063826</text:p>
          </table:table-cell>
          <table:table-cell office:value-type="float" office:value="61.9488482" calcext:value-type="float">
            <text:p>61.9488482</text:p>
          </table:table-cell>
          <table:table-cell office:value-type="float" office:value="1.5961162" calcext:value-type="float">
            <text:p>1.5961162</text:p>
          </table:table-cell>
          <table:table-cell office:value-type="float" office:value="0.804739433" calcext:value-type="float">
            <text:p>0.804739433</text:p>
          </table:table-cell>
          <table:table-cell office:value-type="float" office:value="1.623199052" calcext:value-type="float">
            <text:p>1.623199052</text:p>
          </table:table-cell>
          <table:table-cell office:value-type="float" office:value="1.325336507" calcext:value-type="float">
            <text:p>1.325336507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86.745449" calcext:value-type="float">
            <text:p>186.745449</text:p>
          </table:table-cell>
          <table:table-cell office:value-type="float" office:value="62.1632846" calcext:value-type="float">
            <text:p>62.1632846</text:p>
          </table:table-cell>
          <table:table-cell office:value-type="float" office:value="1.56118687" calcext:value-type="float">
            <text:p>1.56118687</text:p>
          </table:table-cell>
          <table:table-cell office:value-type="float" office:value="0.774781811" calcext:value-type="float">
            <text:p>0.774781811</text:p>
          </table:table-cell>
          <table:table-cell office:value-type="float" office:value="0.660066485" calcext:value-type="float">
            <text:p>0.660066485</text:p>
          </table:table-cell>
          <table:table-cell office:value-type="float" office:value="0.5389419934" calcext:value-type="float">
            <text:p>0.5389419934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186.72101" calcext:value-type="float">
            <text:p>186.72101</text:p>
          </table:table-cell>
          <table:table-cell office:value-type="float" office:value="62.3193316" calcext:value-type="float">
            <text:p>62.3193316</text:p>
          </table:table-cell>
          <table:table-cell office:value-type="float" office:value="1.62555573" calcext:value-type="float">
            <text:p>1.62555573</text:p>
          </table:table-cell>
          <table:table-cell office:value-type="float" office:value="0.800620424" calcext:value-type="float">
            <text:p>0.800620424</text:p>
          </table:table-cell>
          <table:table-cell office:value-type="float" office:value="1.15902647" calcext:value-type="float">
            <text:p>1.15902647</text:p>
          </table:table-cell>
          <table:table-cell office:value-type="float" office:value="0.946341158" calcext:value-type="float">
            <text:p>0.94634115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86.927887" calcext:value-type="float">
            <text:p>186.927887</text:p>
          </table:table-cell>
          <table:table-cell office:value-type="float" office:value="62.6105406" calcext:value-type="float">
            <text:p>62.6105406</text:p>
          </table:table-cell>
          <table:table-cell office:value-type="float" office:value="1.62354265" calcext:value-type="float">
            <text:p>1.62354265</text:p>
          </table:table-cell>
          <table:table-cell office:value-type="float" office:value="0.785693056" calcext:value-type="float">
            <text:p>0.785693056</text:p>
          </table:table-cell>
          <table:table-cell office:value-type="float" office:value="0.934000339" calcext:value-type="float">
            <text:p>0.934000339</text:p>
          </table:table-cell>
          <table:table-cell office:value-type="float" office:value="0.762608121" calcext:value-type="float">
            <text:p>0.762608121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86.883872" calcext:value-type="float">
            <text:p>186.883872</text:p>
          </table:table-cell>
          <table:table-cell office:value-type="float" office:value="62.7443373" calcext:value-type="float">
            <text:p>62.7443373</text:p>
          </table:table-cell>
          <table:table-cell office:value-type="float" office:value="1.61075172" calcext:value-type="float">
            <text:p>1.61075172</text:p>
          </table:table-cell>
          <table:table-cell office:value-type="float" office:value="0.783411046" calcext:value-type="float">
            <text:p>0.783411046</text:p>
          </table:table-cell>
          <table:table-cell office:value-type="float" office:value="1.110855544" calcext:value-type="float">
            <text:p>1.110855544</text:p>
          </table:table-cell>
          <table:table-cell office:value-type="float" office:value="0.907009746" calcext:value-type="float">
            <text:p>0.907009746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86.860811" calcext:value-type="float">
            <text:p>186.860811</text:p>
          </table:table-cell>
          <table:table-cell office:value-type="float" office:value="63.1208183" calcext:value-type="float">
            <text:p>63.1208183</text:p>
          </table:table-cell>
          <table:table-cell office:value-type="float" office:value="1.62548226" calcext:value-type="float">
            <text:p>1.62548226</text:p>
          </table:table-cell>
          <table:table-cell office:value-type="float" office:value="0.788989005" calcext:value-type="float">
            <text:p>0.788989005</text:p>
          </table:table-cell>
          <table:table-cell office:value-type="float" office:value="0.83704851" calcext:value-type="float">
            <text:p>0.83704851</text:p>
          </table:table-cell>
          <table:table-cell office:value-type="float" office:value="0.683447236" calcext:value-type="float">
            <text:p>0.68344723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87.1235126" calcext:value-type="float">
            <text:p>187.1235126</text:p>
          </table:table-cell>
          <table:table-cell office:value-type="float" office:value="63.4401803" calcext:value-type="float">
            <text:p>63.4401803</text:p>
          </table:table-cell>
          <table:table-cell office:value-type="float" office:value="1.47126557" calcext:value-type="float">
            <text:p>1.47126557</text:p>
          </table:table-cell>
          <table:table-cell office:value-type="float" office:value="0.758908402" calcext:value-type="float">
            <text:p>0.758908402</text:p>
          </table:table-cell>
          <table:table-cell office:value-type="float" office:value="0.853725925" calcext:value-type="float">
            <text:p>0.853725925</text:p>
          </table:table-cell>
          <table:table-cell office:value-type="float" office:value="0.697064297" calcext:value-type="float">
            <text:p>0.697064297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86.6523706" calcext:value-type="float">
            <text:p>186.6523706</text:p>
          </table:table-cell>
          <table:table-cell office:value-type="float" office:value="63.7271937" calcext:value-type="float">
            <text:p>63.7271937</text:p>
          </table:table-cell>
          <table:table-cell office:value-type="float" office:value="1.42675146" calcext:value-type="float">
            <text:p>1.42675146</text:p>
          </table:table-cell>
          <table:table-cell office:value-type="float" office:value="0.728341181" calcext:value-type="float">
            <text:p>0.728341181</text:p>
          </table:table-cell>
          <table:table-cell office:value-type="float" office:value="0.80347413" calcext:value-type="float">
            <text:p>0.80347413</text:p>
          </table:table-cell>
          <table:table-cell office:value-type="float" office:value="0.656033854" calcext:value-type="float">
            <text:p>0.65603385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87.030428" calcext:value-type="float">
            <text:p>187.030428</text:p>
          </table:table-cell>
          <table:table-cell office:value-type="float" office:value="63.9547357" calcext:value-type="float">
            <text:p>63.9547357</text:p>
          </table:table-cell>
          <table:table-cell office:value-type="float" office:value="1.432868705" calcext:value-type="float">
            <text:p>1.432868705</text:p>
          </table:table-cell>
          <table:table-cell office:value-type="float" office:value="0.736009892" calcext:value-type="float">
            <text:p>0.736009892</text:p>
          </table:table-cell>
          <table:table-cell office:value-type="float" office:value="1.108106875" calcext:value-type="float">
            <text:p>1.108106875</text:p>
          </table:table-cell>
          <table:table-cell office:value-type="float" office:value="0.904765476" calcext:value-type="float">
            <text:p>0.90476547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86.737612" calcext:value-type="float">
            <text:p>186.737612</text:p>
          </table:table-cell>
          <table:table-cell office:value-type="float" office:value="64.2552714" calcext:value-type="float">
            <text:p>64.2552714</text:p>
          </table:table-cell>
          <table:table-cell office:value-type="float" office:value="1.516312625" calcext:value-type="float">
            <text:p>1.516312625</text:p>
          </table:table-cell>
          <table:table-cell office:value-type="float" office:value="0.781826613" calcext:value-type="float">
            <text:p>0.781826613</text:p>
          </table:table-cell>
          <table:table-cell office:value-type="float" office:value="0.7009999906" calcext:value-type="float">
            <text:p>0.7009999906</text:p>
          </table:table-cell>
          <table:table-cell office:value-type="float" office:value="0.5723641245" calcext:value-type="float">
            <text:p>0.5723641245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86.356631" calcext:value-type="float">
            <text:p>186.356631</text:p>
          </table:table-cell>
          <table:table-cell office:value-type="float" office:value="63.9893486" calcext:value-type="float">
            <text:p>63.9893486</text:p>
          </table:table-cell>
          <table:table-cell office:value-type="float" office:value="1.525683175" calcext:value-type="float">
            <text:p>1.525683175</text:p>
          </table:table-cell>
          <table:table-cell office:value-type="float" office:value="0.777166849" calcext:value-type="float">
            <text:p>0.777166849</text:p>
          </table:table-cell>
          <table:table-cell office:value-type="float" office:value="1.47435674" calcext:value-type="float">
            <text:p>1.47435674</text:p>
          </table:table-cell>
          <table:table-cell office:value-type="float" office:value="1.20380725" calcext:value-type="float">
            <text:p>1.20380725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85.977298" calcext:value-type="float">
            <text:p>185.977298</text:p>
          </table:table-cell>
          <table:table-cell office:value-type="float" office:value="64.3534175" calcext:value-type="float">
            <text:p>64.3534175</text:p>
          </table:table-cell>
          <table:table-cell office:value-type="float" office:value="1.514719215" calcext:value-type="float">
            <text:p>1.514719215</text:p>
          </table:table-cell>
          <table:table-cell office:value-type="float" office:value="0.796793247" calcext:value-type="float">
            <text:p>0.796793247</text:p>
          </table:table-cell>
          <table:table-cell office:value-type="float" office:value="1.07773141" calcext:value-type="float">
            <text:p>1.07773141</text:p>
          </table:table-cell>
          <table:table-cell office:value-type="float" office:value="0.879964025" calcext:value-type="float">
            <text:p>0.87996402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85.230431" calcext:value-type="float">
            <text:p>185.230431</text:p>
          </table:table-cell>
          <table:table-cell office:value-type="float" office:value="63.9414111" calcext:value-type="float">
            <text:p>63.9414111</text:p>
          </table:table-cell>
          <table:table-cell office:value-type="float" office:value="1.485453925" calcext:value-type="float">
            <text:p>1.485453925</text:p>
          </table:table-cell>
          <table:table-cell office:value-type="float" office:value="0.795773454" calcext:value-type="float">
            <text:p>0.795773454</text:p>
          </table:table-cell>
          <table:table-cell office:value-type="float" office:value="1.607455817" calcext:value-type="float">
            <text:p>1.607455817</text:p>
          </table:table-cell>
          <table:table-cell office:value-type="float" office:value="1.312482124" calcext:value-type="float">
            <text:p>1.312482124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85.296546" calcext:value-type="float">
            <text:p>185.296546</text:p>
          </table:table-cell>
          <table:table-cell office:value-type="float" office:value="64.2238937" calcext:value-type="float">
            <text:p>64.2238937</text:p>
          </table:table-cell>
          <table:table-cell office:value-type="float" office:value="1.479373455" calcext:value-type="float">
            <text:p>1.479373455</text:p>
          </table:table-cell>
          <table:table-cell office:value-type="float" office:value="0.81353686" calcext:value-type="float">
            <text:p>0.81353686</text:p>
          </table:table-cell>
          <table:table-cell office:value-type="float" office:value="1.133767515" calcext:value-type="float">
            <text:p>1.133767515</text:p>
          </table:table-cell>
          <table:table-cell office:value-type="float" office:value="0.925717358" calcext:value-type="float">
            <text:p>0.92571735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84.6012" calcext:value-type="float">
            <text:p>184.6012</text:p>
          </table:table-cell>
          <table:table-cell office:value-type="float" office:value="63.7398826" calcext:value-type="float">
            <text:p>63.7398826</text:p>
          </table:table-cell>
          <table:table-cell office:value-type="float" office:value="1.54855458" calcext:value-type="float">
            <text:p>1.54855458</text:p>
          </table:table-cell>
          <table:table-cell office:value-type="float" office:value="0.859888867" calcext:value-type="float">
            <text:p>0.859888867</text:p>
          </table:table-cell>
          <table:table-cell office:value-type="float" office:value="2.216460715" calcext:value-type="float">
            <text:p>2.216460715</text:p>
          </table:table-cell>
          <table:table-cell office:value-type="float" office:value="1.809732602" calcext:value-type="float">
            <text:p>1.809732602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84.799575" calcext:value-type="float">
            <text:p>184.799575</text:p>
          </table:table-cell>
          <table:table-cell office:value-type="float" office:value="63.9731574" calcext:value-type="float">
            <text:p>63.9731574</text:p>
          </table:table-cell>
          <table:table-cell office:value-type="float" office:value="1.52937805" calcext:value-type="float">
            <text:p>1.52937805</text:p>
          </table:table-cell>
          <table:table-cell office:value-type="float" office:value="0.87260023" calcext:value-type="float">
            <text:p>0.87260023</text:p>
          </table:table-cell>
          <table:table-cell office:value-type="float" office:value="0.907456127" calcext:value-type="float">
            <text:p>0.907456127</text:p>
          </table:table-cell>
          <table:table-cell office:value-type="float" office:value="0.740934811" calcext:value-type="float">
            <text:p>0.740934811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84.492544" calcext:value-type="float">
            <text:p>184.492544</text:p>
          </table:table-cell>
          <table:table-cell office:value-type="float" office:value="63.6648812" calcext:value-type="float">
            <text:p>63.6648812</text:p>
          </table:table-cell>
          <table:table-cell office:value-type="float" office:value="1.55562792" calcext:value-type="float">
            <text:p>1.55562792</text:p>
          </table:table-cell>
          <table:table-cell office:value-type="float" office:value="0.902063879" calcext:value-type="float">
            <text:p>0.902063879</text:p>
          </table:table-cell>
          <table:table-cell office:value-type="float" office:value="1.640139436" calcext:value-type="float">
            <text:p>1.640139436</text:p>
          </table:table-cell>
          <table:table-cell office:value-type="float" office:value="1.339168209" calcext:value-type="float">
            <text:p>1.339168209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4.220308" calcext:value-type="float">
            <text:p>184.220308</text:p>
          </table:table-cell>
          <table:table-cell office:value-type="float" office:value="63.950259" calcext:value-type="float">
            <text:p>63.950259</text:p>
          </table:table-cell>
          <table:table-cell office:value-type="float" office:value="1.57076849" calcext:value-type="float">
            <text:p>1.57076849</text:p>
          </table:table-cell>
          <table:table-cell office:value-type="float" office:value="0.852045689" calcext:value-type="float">
            <text:p>0.852045689</text:p>
          </table:table-cell>
          <table:table-cell office:value-type="float" office:value="1.30921058" calcext:value-type="float">
            <text:p>1.30921058</text:p>
          </table:table-cell>
          <table:table-cell office:value-type="float" office:value="1.068965975" calcext:value-type="float">
            <text:p>1.068965975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83.750816" calcext:value-type="float">
            <text:p>183.750816</text:p>
          </table:table-cell>
          <table:table-cell office:value-type="float" office:value="63.6536452" calcext:value-type="float">
            <text:p>63.6536452</text:p>
          </table:table-cell>
          <table:table-cell office:value-type="float" office:value="1.55832094" calcext:value-type="float">
            <text:p>1.55832094</text:p>
          </table:table-cell>
          <table:table-cell office:value-type="float" office:value="0.807473626" calcext:value-type="float">
            <text:p>0.807473626</text:p>
          </table:table-cell>
          <table:table-cell office:value-type="float" office:value="1.416787718" calcext:value-type="float">
            <text:p>1.416787718</text:p>
          </table:table-cell>
          <table:table-cell office:value-type="float" office:value="1.156802339" calcext:value-type="float">
            <text:p>1.156802339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83.590022" calcext:value-type="float">
            <text:p>183.590022</text:p>
          </table:table-cell>
          <table:table-cell office:value-type="float" office:value="63.9117679" calcext:value-type="float">
            <text:p>63.9117679</text:p>
          </table:table-cell>
          <table:table-cell office:value-type="float" office:value="1.598178334" calcext:value-type="float">
            <text:p>1.598178334</text:p>
          </table:table-cell>
          <table:table-cell office:value-type="float" office:value="0.857386166" calcext:value-type="float">
            <text:p>0.857386166</text:p>
          </table:table-cell>
          <table:table-cell office:value-type="float" office:value="1.200766635" calcext:value-type="float">
            <text:p>1.200766635</text:p>
          </table:table-cell>
          <table:table-cell office:value-type="float" office:value="0.980421852" calcext:value-type="float">
            <text:p>0.980421852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83.550316" calcext:value-type="float">
            <text:p>183.550316</text:p>
          </table:table-cell>
          <table:table-cell office:value-type="float" office:value="63.6271489" calcext:value-type="float">
            <text:p>63.6271489</text:p>
          </table:table-cell>
          <table:table-cell office:value-type="float" office:value="1.599243314" calcext:value-type="float">
            <text:p>1.599243314</text:p>
          </table:table-cell>
          <table:table-cell office:value-type="float" office:value="0.896374991" calcext:value-type="float">
            <text:p>0.896374991</text:p>
          </table:table-cell>
          <table:table-cell office:value-type="float" office:value="0.930729683" calcext:value-type="float">
            <text:p>0.930729683</text:p>
          </table:table-cell>
          <table:table-cell office:value-type="float" office:value="0.759937606" calcext:value-type="float">
            <text:p>0.759937606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83.370385" calcext:value-type="float">
            <text:p>183.370385</text:p>
          </table:table-cell>
          <table:table-cell office:value-type="float" office:value="63.5898461" calcext:value-type="float">
            <text:p>63.5898461</text:p>
          </table:table-cell>
          <table:table-cell office:value-type="float" office:value="1.503276389" calcext:value-type="float">
            <text:p>1.503276389</text:p>
          </table:table-cell>
          <table:table-cell office:value-type="float" office:value="0.84704034" calcext:value-type="float">
            <text:p>0.84704034</text:p>
          </table:table-cell>
          <table:table-cell office:value-type="float" office:value="0.830569947" calcext:value-type="float">
            <text:p>0.830569947</text:p>
          </table:table-cell>
          <table:table-cell office:value-type="float" office:value="0.67815751" calcext:value-type="float">
            <text:p>0.67815751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83.357748" calcext:value-type="float">
            <text:p>183.357748</text:p>
          </table:table-cell>
          <table:table-cell office:value-type="float" office:value="63.1501113" calcext:value-type="float">
            <text:p>63.1501113</text:p>
          </table:table-cell>
          <table:table-cell office:value-type="float" office:value="1.456447453" calcext:value-type="float">
            <text:p>1.456447453</text:p>
          </table:table-cell>
          <table:table-cell office:value-type="float" office:value="0.82237121" calcext:value-type="float">
            <text:p>0.82237121</text:p>
          </table:table-cell>
          <table:table-cell office:value-type="float" office:value="1.644640948" calcext:value-type="float">
            <text:p>1.644640948</text:p>
          </table:table-cell>
          <table:table-cell office:value-type="float" office:value="1.34284373" calcext:value-type="float">
            <text:p>1.34284373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82.884015" calcext:value-type="float">
            <text:p>182.884015</text:p>
          </table:table-cell>
          <table:table-cell office:value-type="float" office:value="62.6490412" calcext:value-type="float">
            <text:p>62.6490412</text:p>
          </table:table-cell>
          <table:table-cell office:value-type="float" office:value="1.418452823" calcext:value-type="float">
            <text:p>1.418452823</text:p>
          </table:table-cell>
          <table:table-cell office:value-type="float" office:value="0.814813936" calcext:value-type="float">
            <text:p>0.814813936</text:p>
          </table:table-cell>
          <table:table-cell office:value-type="float" office:value="0.659174007" calcext:value-type="float">
            <text:p>0.659174007</text:p>
          </table:table-cell>
          <table:table-cell office:value-type="float" office:value="0.538213339" calcext:value-type="float">
            <text:p>0.538213339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82.119452" calcext:value-type="float">
            <text:p>182.119452</text:p>
          </table:table-cell>
          <table:table-cell office:value-type="float" office:value="61.7577578" calcext:value-type="float">
            <text:p>61.7577578</text:p>
          </table:table-cell>
          <table:table-cell office:value-type="float" office:value="1.432981233" calcext:value-type="float">
            <text:p>1.432981233</text:p>
          </table:table-cell>
          <table:table-cell office:value-type="float" office:value="0.748459488" calcext:value-type="float">
            <text:p>0.748459488</text:p>
          </table:table-cell>
          <table:table-cell office:value-type="float" office:value="1.6180729154" calcext:value-type="float">
            <text:p>1.6180729154</text:p>
          </table:table-cell>
          <table:table-cell office:value-type="float" office:value="1.321151015" calcext:value-type="float">
            <text:p>1.32115101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81.7685404" calcext:value-type="float">
            <text:p>181.7685404</text:p>
          </table:table-cell>
          <table:table-cell office:value-type="float" office:value="61.0178971" calcext:value-type="float">
            <text:p>61.0178971</text:p>
          </table:table-cell>
          <table:table-cell office:value-type="float" office:value="1.404808492" calcext:value-type="float">
            <text:p>1.404808492</text:p>
          </table:table-cell>
          <table:table-cell office:value-type="float" office:value="0.752009" calcext:value-type="float">
            <text:p>0.752009</text:p>
          </table:table-cell>
          <table:table-cell office:value-type="float" office:value="1.183901901" calcext:value-type="float">
            <text:p>1.183901901</text:p>
          </table:table-cell>
          <table:table-cell office:value-type="float" office:value="0.966651888" calcext:value-type="float">
            <text:p>0.96665188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81.4561464" calcext:value-type="float">
            <text:p>181.4561464</text:p>
          </table:table-cell>
          <table:table-cell office:value-type="float" office:value="60.8142794" calcext:value-type="float">
            <text:p>60.8142794</text:p>
          </table:table-cell>
          <table:table-cell office:value-type="float" office:value="1.393434702" calcext:value-type="float">
            <text:p>1.393434702</text:p>
          </table:table-cell>
          <table:table-cell office:value-type="float" office:value="0.709895742" calcext:value-type="float">
            <text:p>0.709895742</text:p>
          </table:table-cell>
          <table:table-cell office:value-type="float" office:value="1.042262075" calcext:value-type="float">
            <text:p>1.042262075</text:p>
          </table:table-cell>
          <table:table-cell office:value-type="float" office:value="0.8510034056" calcext:value-type="float">
            <text:p>0.8510034056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81.444674" calcext:value-type="float">
            <text:p>181.444674</text:p>
          </table:table-cell>
          <table:table-cell office:value-type="float" office:value="60.5478937" calcext:value-type="float">
            <text:p>60.5478937</text:p>
          </table:table-cell>
          <table:table-cell office:value-type="float" office:value="1.405558752" calcext:value-type="float">
            <text:p>1.405558752</text:p>
          </table:table-cell>
          <table:table-cell office:value-type="float" office:value="0.711441309" calcext:value-type="float">
            <text:p>0.711441309</text:p>
          </table:table-cell>
          <table:table-cell office:value-type="float" office:value="0.540614341" calcext:value-type="float">
            <text:p>0.540614341</text:p>
          </table:table-cell>
          <table:table-cell office:value-type="float" office:value="0.441409752" calcext:value-type="float">
            <text:p>0.44140975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80.883553" calcext:value-type="float">
            <text:p>180.883553</text:p>
          </table:table-cell>
          <table:table-cell office:value-type="float" office:value="60.2122656" calcext:value-type="float">
            <text:p>60.2122656</text:p>
          </table:table-cell>
          <table:table-cell office:value-type="float" office:value="1.490404498" calcext:value-type="float">
            <text:p>1.490404498</text:p>
          </table:table-cell>
          <table:table-cell office:value-type="float" office:value="0.757795974" calcext:value-type="float">
            <text:p>0.757795974</text:p>
          </table:table-cell>
          <table:table-cell office:value-type="float" office:value="1.312463757" calcext:value-type="float">
            <text:p>1.312463757</text:p>
          </table:table-cell>
          <table:table-cell office:value-type="float" office:value="1.07162218" calcext:value-type="float">
            <text:p>1.07162218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80.660948" calcext:value-type="float">
            <text:p>180.660948</text:p>
          </table:table-cell>
          <table:table-cell office:value-type="float" office:value="60.0617513" calcext:value-type="float">
            <text:p>60.0617513</text:p>
          </table:table-cell>
          <table:table-cell office:value-type="float" office:value="1.475820627" calcext:value-type="float">
            <text:p>1.475820627</text:p>
          </table:table-cell>
          <table:table-cell office:value-type="float" office:value="0.734075055" calcext:value-type="float">
            <text:p>0.734075055</text:p>
          </table:table-cell>
          <table:table-cell office:value-type="float" office:value="1.16120065" calcext:value-type="float">
            <text:p>1.16120065</text:p>
          </table:table-cell>
          <table:table-cell office:value-type="float" office:value="0.948116367" calcext:value-type="float">
            <text:p>0.94811636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80.2333295" calcext:value-type="float">
            <text:p>180.2333295</text:p>
          </table:table-cell>
          <table:table-cell office:value-type="float" office:value="59.8813947" calcext:value-type="float">
            <text:p>59.8813947</text:p>
          </table:table-cell>
          <table:table-cell office:value-type="float" office:value="1.459479477" calcext:value-type="float">
            <text:p>1.459479477</text:p>
          </table:table-cell>
          <table:table-cell office:value-type="float" office:value="0.734843304" calcext:value-type="float">
            <text:p>0.734843304</text:p>
          </table:table-cell>
          <table:table-cell office:value-type="float" office:value="1.4434459713" calcext:value-type="float">
            <text:p>1.4434459713</text:p>
          </table:table-cell>
          <table:table-cell office:value-type="float" office:value="1.1785687033" calcext:value-type="float">
            <text:p>1.1785687033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79.8524875" calcext:value-type="float">
            <text:p>179.8524875</text:p>
          </table:table-cell>
          <table:table-cell office:value-type="float" office:value="60.005378" calcext:value-type="float">
            <text:p>60.005378</text:p>
          </table:table-cell>
          <table:table-cell office:value-type="float" office:value="1.459242302" calcext:value-type="float">
            <text:p>1.459242302</text:p>
          </table:table-cell>
          <table:table-cell office:value-type="float" office:value="0.729901063" calcext:value-type="float">
            <text:p>0.729901063</text:p>
          </table:table-cell>
          <table:table-cell office:value-type="float" office:value="1.11992264" calcext:value-type="float">
            <text:p>1.11992264</text:p>
          </table:table-cell>
          <table:table-cell office:value-type="float" office:value="0.914413016" calcext:value-type="float">
            <text:p>0.91441301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78.870246" calcext:value-type="float">
            <text:p>178.870246</text:p>
          </table:table-cell>
          <table:table-cell office:value-type="float" office:value="59.6224345" calcext:value-type="float">
            <text:p>59.6224345</text:p>
          </table:table-cell>
          <table:table-cell office:value-type="float" office:value="1.444635782" calcext:value-type="float">
            <text:p>1.444635782</text:p>
          </table:table-cell>
          <table:table-cell office:value-type="float" office:value="0.714737542" calcext:value-type="float">
            <text:p>0.714737542</text:p>
          </table:table-cell>
          <table:table-cell office:value-type="float" office:value="1.940264058" calcext:value-type="float">
            <text:p>1.940264058</text:p>
          </table:table-cell>
          <table:table-cell office:value-type="float" office:value="1.584219018" calcext:value-type="float">
            <text:p>1.58421901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78.41642" calcext:value-type="float">
            <text:p>178.41642</text:p>
          </table:table-cell>
          <table:table-cell office:value-type="float" office:value="60.2261134" calcext:value-type="float">
            <text:p>60.2261134</text:p>
          </table:table-cell>
          <table:table-cell office:value-type="float" office:value="1.40963933" calcext:value-type="float">
            <text:p>1.40963933</text:p>
          </table:table-cell>
          <table:table-cell office:value-type="float" office:value="0.745031365" calcext:value-type="float">
            <text:p>0.745031365</text:p>
          </table:table-cell>
          <table:table-cell office:value-type="float" office:value="1.86800501" calcext:value-type="float">
            <text:p>1.86800501</text:p>
          </table:table-cell>
          <table:table-cell office:value-type="float" office:value="1.52521969" calcext:value-type="float">
            <text:p>1.5252196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77.0762054" calcext:value-type="float">
            <text:p>177.0762054</text:p>
          </table:table-cell>
          <table:table-cell office:value-type="float" office:value="59.6994863" calcext:value-type="float">
            <text:p>59.6994863</text:p>
          </table:table-cell>
          <table:table-cell office:value-type="float" office:value="1.46253298" calcext:value-type="float">
            <text:p>1.46253298</text:p>
          </table:table-cell>
          <table:table-cell office:value-type="float" office:value="0.786008605" calcext:value-type="float">
            <text:p>0.786008605</text:p>
          </table:table-cell>
          <table:table-cell office:value-type="float" office:value="1.863426428" calcext:value-type="float">
            <text:p>1.863426428</text:p>
          </table:table-cell>
          <table:table-cell office:value-type="float" office:value="1.52148133" calcext:value-type="float">
            <text:p>1.52148133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76.3803414" calcext:value-type="float">
            <text:p>176.3803414</text:p>
          </table:table-cell>
          <table:table-cell office:value-type="float" office:value="59.9400975" calcext:value-type="float">
            <text:p>59.9400975</text:p>
          </table:table-cell>
          <table:table-cell office:value-type="float" office:value="1.45940374" calcext:value-type="float">
            <text:p>1.45940374</text:p>
          </table:table-cell>
          <table:table-cell office:value-type="float" office:value="0.809893351" calcext:value-type="float">
            <text:p>0.809893351</text:p>
          </table:table-cell>
          <table:table-cell office:value-type="float" office:value="1.37624889" calcext:value-type="float">
            <text:p>1.37624889</text:p>
          </table:table-cell>
          <table:table-cell office:value-type="float" office:value="1.1237025" calcext:value-type="float">
            <text:p>1.1237025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75.434844" calcext:value-type="float">
            <text:p>175.434844</text:p>
          </table:table-cell>
          <table:table-cell office:value-type="float" office:value="59.3945913" calcext:value-type="float">
            <text:p>59.3945913</text:p>
          </table:table-cell>
          <table:table-cell office:value-type="float" office:value="1.435542327" calcext:value-type="float">
            <text:p>1.435542327</text:p>
          </table:table-cell>
          <table:table-cell office:value-type="float" office:value="0.818784509" calcext:value-type="float">
            <text:p>0.818784509</text:p>
          </table:table-cell>
          <table:table-cell office:value-type="float" office:value="1.552601573" calcext:value-type="float">
            <text:p>1.552601573</text:p>
          </table:table-cell>
          <table:table-cell office:value-type="float" office:value="1.267693962" calcext:value-type="float">
            <text:p>1.267693962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75.0862" calcext:value-type="float">
            <text:p>175.0862</text:p>
          </table:table-cell>
          <table:table-cell office:value-type="float" office:value="59.8513421" calcext:value-type="float">
            <text:p>59.8513421</text:p>
          </table:table-cell>
          <table:table-cell office:value-type="float" office:value="1.412485597" calcext:value-type="float">
            <text:p>1.412485597</text:p>
          </table:table-cell>
          <table:table-cell office:value-type="float" office:value="0.824632247" calcext:value-type="float">
            <text:p>0.824632247</text:p>
          </table:table-cell>
          <table:table-cell office:value-type="float" office:value="1.74782934" calcext:value-type="float">
            <text:p>1.74782934</text:p>
          </table:table-cell>
          <table:table-cell office:value-type="float" office:value="1.42709666" calcext:value-type="float">
            <text:p>1.4270966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74.308154" calcext:value-type="float">
            <text:p>174.308154</text:p>
          </table:table-cell>
          <table:table-cell office:value-type="float" office:value="59.5522996" calcext:value-type="float">
            <text:p>59.5522996</text:p>
          </table:table-cell>
          <table:table-cell office:value-type="float" office:value="1.40073303" calcext:value-type="float">
            <text:p>1.40073303</text:p>
          </table:table-cell>
          <table:table-cell office:value-type="float" office:value="0.806397276" calcext:value-type="float">
            <text:p>0.806397276</text:p>
          </table:table-cell>
          <table:table-cell office:value-type="float" office:value="1.783816266" calcext:value-type="float">
            <text:p>1.783816266</text:p>
          </table:table-cell>
          <table:table-cell office:value-type="float" office:value="1.456479907" calcext:value-type="float">
            <text:p>1.456479907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74.274608" calcext:value-type="float">
            <text:p>174.274608</text:p>
          </table:table-cell>
          <table:table-cell office:value-type="float" office:value="59.8249299" calcext:value-type="float">
            <text:p>59.8249299</text:p>
          </table:table-cell>
          <table:table-cell office:value-type="float" office:value="1.38606149" calcext:value-type="float">
            <text:p>1.38606149</text:p>
          </table:table-cell>
          <table:table-cell office:value-type="float" office:value="0.768789615" calcext:value-type="float">
            <text:p>0.768789615</text:p>
          </table:table-cell>
          <table:table-cell office:value-type="float" office:value="1.105753695" calcext:value-type="float">
            <text:p>1.105753695</text:p>
          </table:table-cell>
          <table:table-cell office:value-type="float" office:value="0.902844152" calcext:value-type="float">
            <text:p>0.902844152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73.279187" calcext:value-type="float">
            <text:p>173.279187</text:p>
          </table:table-cell>
          <table:table-cell office:value-type="float" office:value="59.8896202" calcext:value-type="float">
            <text:p>59.8896202</text:p>
          </table:table-cell>
          <table:table-cell office:value-type="float" office:value="1.385047037" calcext:value-type="float">
            <text:p>1.385047037</text:p>
          </table:table-cell>
          <table:table-cell office:value-type="float" office:value="0.769951254" calcext:value-type="float">
            <text:p>0.769951254</text:p>
          </table:table-cell>
          <table:table-cell office:value-type="float" office:value="1.919674242" calcext:value-type="float">
            <text:p>1.919674242</text:p>
          </table:table-cell>
          <table:table-cell office:value-type="float" office:value="1.56740749" calcext:value-type="float">
            <text:p>1.56740749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73.2300144" calcext:value-type="float">
            <text:p>173.2300144</text:p>
          </table:table-cell>
          <table:table-cell office:value-type="float" office:value="60.2018159" calcext:value-type="float">
            <text:p>60.2018159</text:p>
          </table:table-cell>
          <table:table-cell office:value-type="float" office:value="1.455064687" calcext:value-type="float">
            <text:p>1.455064687</text:p>
          </table:table-cell>
          <table:table-cell office:value-type="float" office:value="0.77306626" calcext:value-type="float">
            <text:p>0.77306626</text:p>
          </table:table-cell>
          <table:table-cell office:value-type="float" office:value="1.325745661" calcext:value-type="float">
            <text:p>1.325745661</text:p>
          </table:table-cell>
          <table:table-cell office:value-type="float" office:value="1.0824668" calcext:value-type="float">
            <text:p>1.082466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73.171465" calcext:value-type="float">
            <text:p>173.171465</text:p>
          </table:table-cell>
          <table:table-cell office:value-type="float" office:value="60.4392601" calcext:value-type="float">
            <text:p>60.4392601</text:p>
          </table:table-cell>
          <table:table-cell office:value-type="float" office:value="1.398588695" calcext:value-type="float">
            <text:p>1.398588695</text:p>
          </table:table-cell>
          <table:table-cell office:value-type="float" office:value="0.788436415" calcext:value-type="float">
            <text:p>0.788436415</text:p>
          </table:table-cell>
          <table:table-cell office:value-type="float" office:value="1.506556362" calcext:value-type="float">
            <text:p>1.506556362</text:p>
          </table:table-cell>
          <table:table-cell office:value-type="float" office:value="1.230098093" calcext:value-type="float">
            <text:p>1.230098093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73.077576" calcext:value-type="float">
            <text:p>173.077576</text:p>
          </table:table-cell>
          <table:table-cell office:value-type="float" office:value="60.1390263" calcext:value-type="float">
            <text:p>60.1390263</text:p>
          </table:table-cell>
          <table:table-cell office:value-type="float" office:value="1.379630649" calcext:value-type="float">
            <text:p>1.379630649</text:p>
          </table:table-cell>
          <table:table-cell office:value-type="float" office:value="0.73213887" calcext:value-type="float">
            <text:p>0.73213887</text:p>
          </table:table-cell>
          <table:table-cell office:value-type="float" office:value="0.512013858" calcext:value-type="float">
            <text:p>0.512013858</text:p>
          </table:table-cell>
          <table:table-cell office:value-type="float" office:value="0.418057558" calcext:value-type="float">
            <text:p>0.41805755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71.56498" calcext:value-type="float">
            <text:p>171.56498</text:p>
          </table:table-cell>
          <table:table-cell office:value-type="float" office:value="59.634362" calcext:value-type="float">
            <text:p>59.634362</text:p>
          </table:table-cell>
          <table:table-cell office:value-type="float" office:value="1.488996729" calcext:value-type="float">
            <text:p>1.488996729</text:p>
          </table:table-cell>
          <table:table-cell office:value-type="float" office:value="0.813373815" calcext:value-type="float">
            <text:p>0.813373815</text:p>
          </table:table-cell>
          <table:table-cell office:value-type="float" office:value="2.156743178" calcext:value-type="float">
            <text:p>2.156743178</text:p>
          </table:table-cell>
          <table:table-cell office:value-type="float" office:value="1.760973377" calcext:value-type="float">
            <text:p>1.760973377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71.483748" calcext:value-type="float">
            <text:p>171.483748</text:p>
          </table:table-cell>
          <table:table-cell office:value-type="float" office:value="59.421224" calcext:value-type="float">
            <text:p>59.421224</text:p>
          </table:table-cell>
          <table:table-cell office:value-type="float" office:value="1.565540875" calcext:value-type="float">
            <text:p>1.565540875</text:p>
          </table:table-cell>
          <table:table-cell office:value-type="float" office:value="0.871905349" calcext:value-type="float">
            <text:p>0.871905349</text:p>
          </table:table-cell>
          <table:table-cell office:value-type="float" office:value="0.41462836" calcext:value-type="float">
            <text:p>0.41462836</text:p>
          </table:table-cell>
          <table:table-cell office:value-type="float" office:value="0.338542621" calcext:value-type="float">
            <text:p>0.33854262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71.3577745" calcext:value-type="float">
            <text:p>171.3577745</text:p>
          </table:table-cell>
          <table:table-cell office:value-type="float" office:value="59.4574421" calcext:value-type="float">
            <text:p>59.4574421</text:p>
          </table:table-cell>
          <table:table-cell office:value-type="float" office:value="1.533684234" calcext:value-type="float">
            <text:p>1.533684234</text:p>
          </table:table-cell>
          <table:table-cell office:value-type="float" office:value="0.893676449" calcext:value-type="float">
            <text:p>0.893676449</text:p>
          </table:table-cell>
          <table:table-cell office:value-type="float" office:value="1.074657324" calcext:value-type="float">
            <text:p>1.074657324</text:p>
          </table:table-cell>
          <table:table-cell office:value-type="float" office:value="0.877454025" calcext:value-type="float">
            <text:p>0.877454025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71.5115015" calcext:value-type="float">
            <text:p>171.5115015</text:p>
          </table:table-cell>
          <table:table-cell office:value-type="float" office:value="59.2484726" calcext:value-type="float">
            <text:p>59.2484726</text:p>
          </table:table-cell>
          <table:table-cell office:value-type="float" office:value="1.536060844" calcext:value-type="float">
            <text:p>1.536060844</text:p>
          </table:table-cell>
          <table:table-cell office:value-type="float" office:value="0.901841452" calcext:value-type="float">
            <text:p>0.901841452</text:p>
          </table:table-cell>
          <table:table-cell office:value-type="float" office:value="0.650615049" calcext:value-type="float">
            <text:p>0.650615049</text:p>
          </table:table-cell>
          <table:table-cell office:value-type="float" office:value="0.531224968" calcext:value-type="float">
            <text:p>0.53122496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70.5037645" calcext:value-type="float">
            <text:p>170.5037645</text:p>
          </table:table-cell>
          <table:table-cell office:value-type="float" office:value="59.2229214" calcext:value-type="float">
            <text:p>59.2229214</text:p>
          </table:table-cell>
          <table:table-cell office:value-type="float" office:value="1.59853939" calcext:value-type="float">
            <text:p>1.59853939</text:p>
          </table:table-cell>
          <table:table-cell office:value-type="float" office:value="0.866246963" calcext:value-type="float">
            <text:p>0.866246963</text:p>
          </table:table-cell>
          <table:table-cell office:value-type="float" office:value="1.867730896" calcext:value-type="float">
            <text:p>1.867730896</text:p>
          </table:table-cell>
          <table:table-cell office:value-type="float" office:value="1.524995889" calcext:value-type="float">
            <text:p>1.524995889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0.643844" calcext:value-type="float">
            <text:p>170.643844</text:p>
          </table:table-cell>
          <table:table-cell office:value-type="float" office:value="59.252097" calcext:value-type="float">
            <text:p>59.252097</text:p>
          </table:table-cell>
          <table:table-cell office:value-type="float" office:value="1.60051116" calcext:value-type="float">
            <text:p>1.60051116</text:p>
          </table:table-cell>
          <table:table-cell office:value-type="float" office:value="0.860490231" calcext:value-type="float">
            <text:p>0.860490231</text:p>
          </table:table-cell>
          <table:table-cell office:value-type="float" office:value="1.013842098" calcext:value-type="float">
            <text:p>1.013842098</text:p>
          </table:table-cell>
          <table:table-cell office:value-type="float" office:value="0.827798619" calcext:value-type="float">
            <text:p>0.82779861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70.537117" calcext:value-type="float">
            <text:p>170.537117</text:p>
          </table:table-cell>
          <table:table-cell office:value-type="float" office:value="59.0236711" calcext:value-type="float">
            <text:p>59.0236711</text:p>
          </table:table-cell>
          <table:table-cell office:value-type="float" office:value="1.5968514" calcext:value-type="float">
            <text:p>1.5968514</text:p>
          </table:table-cell>
          <table:table-cell office:value-type="float" office:value="0.858844659" calcext:value-type="float">
            <text:p>0.858844659</text:p>
          </table:table-cell>
          <table:table-cell office:value-type="float" office:value="0.804947403" calcext:value-type="float">
            <text:p>0.804947403</text:p>
          </table:table-cell>
          <table:table-cell office:value-type="float" office:value="0.6572367986" calcext:value-type="float">
            <text:p>0.6572367986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71.409429" calcext:value-type="float">
            <text:p>171.409429</text:p>
          </table:table-cell>
          <table:table-cell office:value-type="float" office:value="59.5517703" calcext:value-type="float">
            <text:p>59.5517703</text:p>
          </table:table-cell>
          <table:table-cell office:value-type="float" office:value="1.60937231" calcext:value-type="float">
            <text:p>1.60937231</text:p>
          </table:table-cell>
          <table:table-cell office:value-type="float" office:value="0.855742364" calcext:value-type="float">
            <text:p>0.855742364</text:p>
          </table:table-cell>
          <table:table-cell office:value-type="float" office:value="1.88822273" calcext:value-type="float">
            <text:p>1.88822273</text:p>
          </table:table-cell>
          <table:table-cell office:value-type="float" office:value="1.54172738" calcext:value-type="float">
            <text:p>1.54172738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71.494319" calcext:value-type="float">
            <text:p>171.494319</text:p>
          </table:table-cell>
          <table:table-cell office:value-type="float" office:value="59.0737911" calcext:value-type="float">
            <text:p>59.0737911</text:p>
          </table:table-cell>
          <table:table-cell office:value-type="float" office:value="1.56158917" calcext:value-type="float">
            <text:p>1.56158917</text:p>
          </table:table-cell>
          <table:table-cell office:value-type="float" office:value="0.786274886" calcext:value-type="float">
            <text:p>0.786274886</text:p>
          </table:table-cell>
          <table:table-cell office:value-type="float" office:value="1.369773885" calcext:value-type="float">
            <text:p>1.369773885</text:p>
          </table:table-cell>
          <table:table-cell office:value-type="float" office:value="1.118415696" calcext:value-type="float">
            <text:p>1.11841569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71.380641" calcext:value-type="float">
            <text:p>171.380641</text:p>
          </table:table-cell>
          <table:table-cell office:value-type="float" office:value="59.2004505" calcext:value-type="float">
            <text:p>59.2004505</text:p>
          </table:table-cell>
          <table:table-cell office:value-type="float" office:value="1.56417726" calcext:value-type="float">
            <text:p>1.56417726</text:p>
          </table:table-cell>
          <table:table-cell office:value-type="float" office:value="0.776845192" calcext:value-type="float">
            <text:p>0.776845192</text:p>
          </table:table-cell>
          <table:table-cell office:value-type="float" office:value="0.81534311" calcext:value-type="float">
            <text:p>0.81534311</text:p>
          </table:table-cell>
          <table:table-cell office:value-type="float" office:value="0.66572488" calcext:value-type="float">
            <text:p>0.66572488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1.242792" calcext:value-type="float">
            <text:p>171.242792</text:p>
          </table:table-cell>
          <table:table-cell office:value-type="float" office:value="58.9085303" calcext:value-type="float">
            <text:p>58.9085303</text:p>
          </table:table-cell>
          <table:table-cell office:value-type="float" office:value="1.552174386" calcext:value-type="float">
            <text:p>1.552174386</text:p>
          </table:table-cell>
          <table:table-cell office:value-type="float" office:value="0.695011433" calcext:value-type="float">
            <text:p>0.695011433</text:p>
          </table:table-cell>
          <table:table-cell office:value-type="float" office:value="1.919269263" calcext:value-type="float">
            <text:p>1.919269263</text:p>
          </table:table-cell>
          <table:table-cell office:value-type="float" office:value="1.567076775" calcext:value-type="float">
            <text:p>1.567076775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71.8958425" calcext:value-type="float">
            <text:p>171.8958425</text:p>
          </table:table-cell>
          <table:table-cell office:value-type="float" office:value="59.3653571" calcext:value-type="float">
            <text:p>59.3653571</text:p>
          </table:table-cell>
          <table:table-cell office:value-type="float" office:value="1.506477946" calcext:value-type="float">
            <text:p>1.506477946</text:p>
          </table:table-cell>
          <table:table-cell office:value-type="float" office:value="0.718400299" calcext:value-type="float">
            <text:p>0.718400299</text:p>
          </table:table-cell>
          <table:table-cell office:value-type="float" office:value="0.8299401" calcext:value-type="float">
            <text:p>0.8299401</text:p>
          </table:table-cell>
          <table:table-cell office:value-type="float" office:value="0.677643258" calcext:value-type="float">
            <text:p>0.677643258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71.6311235" calcext:value-type="float">
            <text:p>171.6311235</text:p>
          </table:table-cell>
          <table:table-cell office:value-type="float" office:value="59.0628351" calcext:value-type="float">
            <text:p>59.0628351</text:p>
          </table:table-cell>
          <table:table-cell office:value-type="float" office:value="1.458578588" calcext:value-type="float">
            <text:p>1.458578588</text:p>
          </table:table-cell>
          <table:table-cell office:value-type="float" office:value="0.713794058" calcext:value-type="float">
            <text:p>0.713794058</text:p>
          </table:table-cell>
          <table:table-cell office:value-type="float" office:value="1.960398839" calcext:value-type="float">
            <text:p>1.960398839</text:p>
          </table:table-cell>
          <table:table-cell office:value-type="float" office:value="1.600658937" calcext:value-type="float">
            <text:p>1.600658937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71.912034" calcext:value-type="float">
            <text:p>171.912034</text:p>
          </table:table-cell>
          <table:table-cell office:value-type="float" office:value="59.5945743" calcext:value-type="float">
            <text:p>59.5945743</text:p>
          </table:table-cell>
          <table:table-cell office:value-type="float" office:value="1.489888058" calcext:value-type="float">
            <text:p>1.489888058</text:p>
          </table:table-cell>
          <table:table-cell office:value-type="float" office:value="0.702669903" calcext:value-type="float">
            <text:p>0.702669903</text:p>
          </table:table-cell>
          <table:table-cell office:value-type="float" office:value="0.997131923" calcext:value-type="float">
            <text:p>0.997131923</text:p>
          </table:table-cell>
          <table:table-cell office:value-type="float" office:value="0.814154804" calcext:value-type="float">
            <text:p>0.814154804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72.030793" calcext:value-type="float">
            <text:p>172.030793</text:p>
          </table:table-cell>
          <table:table-cell office:value-type="float" office:value="59.6121674" calcext:value-type="float">
            <text:p>59.6121674</text:p>
          </table:table-cell>
          <table:table-cell office:value-type="float" office:value="1.47378225" calcext:value-type="float">
            <text:p>1.47378225</text:p>
          </table:table-cell>
          <table:table-cell office:value-type="float" office:value="0.729406754" calcext:value-type="float">
            <text:p>0.729406754</text:p>
          </table:table-cell>
          <table:table-cell office:value-type="float" office:value="2.1043942904" calcext:value-type="float">
            <text:p>2.1043942904</text:p>
          </table:table-cell>
          <table:table-cell office:value-type="float" office:value="1.718230806" calcext:value-type="float">
            <text:p>1.718230806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71.932162" calcext:value-type="float">
            <text:p>171.932162</text:p>
          </table:table-cell>
          <table:table-cell office:value-type="float" office:value="59.9721867" calcext:value-type="float">
            <text:p>59.9721867</text:p>
          </table:table-cell>
          <table:table-cell office:value-type="float" office:value="1.42369685" calcext:value-type="float">
            <text:p>1.42369685</text:p>
          </table:table-cell>
          <table:table-cell office:value-type="float" office:value="0.764002295" calcext:value-type="float">
            <text:p>0.764002295</text:p>
          </table:table-cell>
          <table:table-cell office:value-type="float" office:value="1.277103375" calcext:value-type="float">
            <text:p>1.277103375</text:p>
          </table:table-cell>
          <table:table-cell office:value-type="float" office:value="1.04275058" calcext:value-type="float">
            <text:p>1.04275058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72.203526" calcext:value-type="float">
            <text:p>172.203526</text:p>
          </table:table-cell>
          <table:table-cell office:value-type="float" office:value="60.0799968" calcext:value-type="float">
            <text:p>60.0799968</text:p>
          </table:table-cell>
          <table:table-cell office:value-type="float" office:value="1.417155093" calcext:value-type="float">
            <text:p>1.417155093</text:p>
          </table:table-cell>
          <table:table-cell office:value-type="float" office:value="0.799407627" calcext:value-type="float">
            <text:p>0.799407627</text:p>
          </table:table-cell>
          <table:table-cell office:value-type="float" office:value="1.3414508621" calcext:value-type="float">
            <text:p>1.3414508621</text:p>
          </table:table-cell>
          <table:table-cell office:value-type="float" office:value="1.0952900428" calcext:value-type="float">
            <text:p>1.095290042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72.5120525" calcext:value-type="float">
            <text:p>172.5120525</text:p>
          </table:table-cell>
          <table:table-cell office:value-type="float" office:value="60.5498793" calcext:value-type="float">
            <text:p>60.5498793</text:p>
          </table:table-cell>
          <table:table-cell office:value-type="float" office:value="1.414954723" calcext:value-type="float">
            <text:p>1.414954723</text:p>
          </table:table-cell>
          <table:table-cell office:value-type="float" office:value="0.81750797" calcext:value-type="float">
            <text:p>0.81750797</text:p>
          </table:table-cell>
          <table:table-cell office:value-type="float" office:value="0.974449016" calcext:value-type="float">
            <text:p>0.974449016</text:p>
          </table:table-cell>
          <table:table-cell office:value-type="float" office:value="0.795634274" calcext:value-type="float">
            <text:p>0.795634274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72.7100735" calcext:value-type="float">
            <text:p>172.7100735</text:p>
          </table:table-cell>
          <table:table-cell office:value-type="float" office:value="60.5207842" calcext:value-type="float">
            <text:p>60.5207842</text:p>
          </table:table-cell>
          <table:table-cell office:value-type="float" office:value="1.45584563" calcext:value-type="float">
            <text:p>1.45584563</text:p>
          </table:table-cell>
          <table:table-cell office:value-type="float" office:value="0.855608093" calcext:value-type="float">
            <text:p>0.855608093</text:p>
          </table:table-cell>
          <table:table-cell office:value-type="float" office:value="2.01133402" calcext:value-type="float">
            <text:p>2.01133402</text:p>
          </table:table-cell>
          <table:table-cell office:value-type="float" office:value="1.64224736" calcext:value-type="float">
            <text:p>1.6422473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2.812033" calcext:value-type="float">
            <text:p>172.812033</text:p>
          </table:table-cell>
          <table:table-cell office:value-type="float" office:value="60.8482667" calcext:value-type="float">
            <text:p>60.8482667</text:p>
          </table:table-cell>
          <table:table-cell office:value-type="float" office:value="1.46650469" calcext:value-type="float">
            <text:p>1.46650469</text:p>
          </table:table-cell>
          <table:table-cell office:value-type="float" office:value="0.858370032" calcext:value-type="float">
            <text:p>0.858370032</text:p>
          </table:table-cell>
          <table:table-cell office:value-type="float" office:value="0.6084111507" calcext:value-type="float">
            <text:p>0.6084111507</text:p>
          </table:table-cell>
          <table:table-cell office:value-type="float" office:value="0.496765636" calcext:value-type="float">
            <text:p>0.49676563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72.7489856" calcext:value-type="float">
            <text:p>172.7489856</text:p>
          </table:table-cell>
          <table:table-cell office:value-type="float" office:value="60.3990373" calcext:value-type="float">
            <text:p>60.3990373</text:p>
          </table:table-cell>
          <table:table-cell office:value-type="float" office:value="1.394469004" calcext:value-type="float">
            <text:p>1.394469004</text:p>
          </table:table-cell>
          <table:table-cell office:value-type="float" office:value="0.828339089" calcext:value-type="float">
            <text:p>0.828339089</text:p>
          </table:table-cell>
          <table:table-cell office:value-type="float" office:value="2.05439516" calcext:value-type="float">
            <text:p>2.05439516</text:p>
          </table:table-cell>
          <table:table-cell office:value-type="float" office:value="1.677406587" calcext:value-type="float">
            <text:p>1.677406587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72.40852" calcext:value-type="float">
            <text:p>172.40852</text:p>
          </table:table-cell>
          <table:table-cell office:value-type="float" office:value="60.3453489" calcext:value-type="float">
            <text:p>60.3453489</text:p>
          </table:table-cell>
          <table:table-cell office:value-type="float" office:value="1.391168984" calcext:value-type="float">
            <text:p>1.391168984</text:p>
          </table:table-cell>
          <table:table-cell office:value-type="float" office:value="0.851055659" calcext:value-type="float">
            <text:p>0.851055659</text:p>
          </table:table-cell>
          <table:table-cell office:value-type="float" office:value="0.27465537" calcext:value-type="float">
            <text:p>0.27465537</text:p>
          </table:table-cell>
          <table:table-cell office:value-type="float" office:value="0.224255171" calcext:value-type="float">
            <text:p>0.224255171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71.4089164" calcext:value-type="float">
            <text:p>171.4089164</text:p>
          </table:table-cell>
          <table:table-cell office:value-type="float" office:value="59.7011358" calcext:value-type="float">
            <text:p>59.7011358</text:p>
          </table:table-cell>
          <table:table-cell office:value-type="float" office:value="1.38667999" calcext:value-type="float">
            <text:p>1.38667999</text:p>
          </table:table-cell>
          <table:table-cell office:value-type="float" office:value="0.859620314" calcext:value-type="float">
            <text:p>0.859620314</text:p>
          </table:table-cell>
          <table:table-cell office:value-type="float" office:value="1.3431064365" calcext:value-type="float">
            <text:p>1.3431064365</text:p>
          </table:table-cell>
          <table:table-cell office:value-type="float" office:value="1.0966418214" calcext:value-type="float">
            <text:p>1.0966418214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71.256712" calcext:value-type="float">
            <text:p>171.256712</text:p>
          </table:table-cell>
          <table:table-cell office:value-type="float" office:value="59.4773533" calcext:value-type="float">
            <text:p>59.4773533</text:p>
          </table:table-cell>
          <table:table-cell office:value-type="float" office:value="1.38158583" calcext:value-type="float">
            <text:p>1.38158583</text:p>
          </table:table-cell>
          <table:table-cell office:value-type="float" office:value="0.831806796" calcext:value-type="float">
            <text:p>0.831806796</text:p>
          </table:table-cell>
          <table:table-cell office:value-type="float" office:value="1.13494548" calcext:value-type="float">
            <text:p>1.13494548</text:p>
          </table:table-cell>
          <table:table-cell office:value-type="float" office:value="0.926679101" calcext:value-type="float">
            <text:p>0.92667910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70.1895266" calcext:value-type="float">
            <text:p>170.1895266</text:p>
          </table:table-cell>
          <table:table-cell office:value-type="float" office:value="58.8622944" calcext:value-type="float">
            <text:p>58.8622944</text:p>
          </table:table-cell>
          <table:table-cell office:value-type="float" office:value="1.38595735" calcext:value-type="float">
            <text:p>1.38595735</text:p>
          </table:table-cell>
          <table:table-cell office:value-type="float" office:value="0.819539473" calcext:value-type="float">
            <text:p>0.819539473</text:p>
          </table:table-cell>
          <table:table-cell office:value-type="float" office:value="1.784324666" calcext:value-type="float">
            <text:p>1.784324666</text:p>
          </table:table-cell>
          <table:table-cell office:value-type="float" office:value="1.456894966" calcext:value-type="float">
            <text:p>1.456894966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170.0377396" calcext:value-type="float">
            <text:p>170.0377396</text:p>
          </table:table-cell>
          <table:table-cell office:value-type="float" office:value="59.1863588" calcext:value-type="float">
            <text:p>59.1863588</text:p>
          </table:table-cell>
          <table:table-cell office:value-type="float" office:value="1.44549892" calcext:value-type="float">
            <text:p>1.44549892</text:p>
          </table:table-cell>
          <table:table-cell office:value-type="float" office:value="0.785452234" calcext:value-type="float">
            <text:p>0.785452234</text:p>
          </table:table-cell>
          <table:table-cell office:value-type="float" office:value="0.717841904" calcext:value-type="float">
            <text:p>0.717841904</text:p>
          </table:table-cell>
          <table:table-cell office:value-type="float" office:value="0.586115481" calcext:value-type="float">
            <text:p>0.586115481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70.459224" calcext:value-type="float">
            <text:p>170.459224</text:p>
          </table:table-cell>
          <table:table-cell office:value-type="float" office:value="59.5109669" calcext:value-type="float">
            <text:p>59.5109669</text:p>
          </table:table-cell>
          <table:table-cell office:value-type="float" office:value="1.4439458" calcext:value-type="float">
            <text:p>1.4439458</text:p>
          </table:table-cell>
          <table:table-cell office:value-type="float" office:value="0.802493798" calcext:value-type="float">
            <text:p>0.802493798</text:p>
          </table:table-cell>
          <table:table-cell office:value-type="float" office:value="1.578979947" calcext:value-type="float">
            <text:p>1.578979947</text:p>
          </table:table-cell>
          <table:table-cell office:value-type="float" office:value="1.289231716" calcext:value-type="float">
            <text:p>1.289231716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70.431153" calcext:value-type="float">
            <text:p>170.431153</text:p>
          </table:table-cell>
          <table:table-cell office:value-type="float" office:value="59.9207422" calcext:value-type="float">
            <text:p>59.9207422</text:p>
          </table:table-cell>
          <table:table-cell office:value-type="float" office:value="1.42707964" calcext:value-type="float">
            <text:p>1.42707964</text:p>
          </table:table-cell>
          <table:table-cell office:value-type="float" office:value="0.791694208" calcext:value-type="float">
            <text:p>0.791694208</text:p>
          </table:table-cell>
          <table:table-cell office:value-type="float" office:value="2.05451008" calcext:value-type="float">
            <text:p>2.05451008</text:p>
          </table:table-cell>
          <table:table-cell office:value-type="float" office:value="1.677500478" calcext:value-type="float">
            <text:p>1.67750047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70.6329375" calcext:value-type="float">
            <text:p>170.6329375</text:p>
          </table:table-cell>
          <table:table-cell office:value-type="float" office:value="59.8664554" calcext:value-type="float">
            <text:p>59.8664554</text:p>
          </table:table-cell>
          <table:table-cell office:value-type="float" office:value="1.48032293" calcext:value-type="float">
            <text:p>1.48032293</text:p>
          </table:table-cell>
          <table:table-cell office:value-type="float" office:value="0.760852055" calcext:value-type="float">
            <text:p>0.760852055</text:p>
          </table:table-cell>
          <table:table-cell office:value-type="float" office:value="1.090444473" calcext:value-type="float">
            <text:p>1.090444473</text:p>
          </table:table-cell>
          <table:table-cell office:value-type="float" office:value="0.890344193" calcext:value-type="float">
            <text:p>0.89034419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70.1089805" calcext:value-type="float">
            <text:p>170.1089805</text:p>
          </table:table-cell>
          <table:table-cell office:value-type="float" office:value="60.0394732" calcext:value-type="float">
            <text:p>60.0394732</text:p>
          </table:table-cell>
          <table:table-cell office:value-type="float" office:value="1.46029074" calcext:value-type="float">
            <text:p>1.46029074</text:p>
          </table:table-cell>
          <table:table-cell office:value-type="float" office:value="0.779851125" calcext:value-type="float">
            <text:p>0.779851125</text:p>
          </table:table-cell>
          <table:table-cell office:value-type="float" office:value="1.05317156" calcext:value-type="float">
            <text:p>1.05317156</text:p>
          </table:table-cell>
          <table:table-cell office:value-type="float" office:value="0.859910978" calcext:value-type="float">
            <text:p>0.85991097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70.633394" calcext:value-type="float">
            <text:p>170.633394</text:p>
          </table:table-cell>
          <table:table-cell office:value-type="float" office:value="60.1498201" calcext:value-type="float">
            <text:p>60.1498201</text:p>
          </table:table-cell>
          <table:table-cell office:value-type="float" office:value="1.49436324" calcext:value-type="float">
            <text:p>1.49436324</text:p>
          </table:table-cell>
          <table:table-cell office:value-type="float" office:value="0.810957222" calcext:value-type="float">
            <text:p>0.810957222</text:p>
          </table:table-cell>
          <table:table-cell office:value-type="float" office:value="1.873715046" calcext:value-type="float">
            <text:p>1.873715046</text:p>
          </table:table-cell>
          <table:table-cell office:value-type="float" office:value="1.529881945" calcext:value-type="float">
            <text:p>1.529881945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70.350004" calcext:value-type="float">
            <text:p>170.350004</text:p>
          </table:table-cell>
          <table:table-cell office:value-type="float" office:value="60.7442972" calcext:value-type="float">
            <text:p>60.7442972</text:p>
          </table:table-cell>
          <table:table-cell office:value-type="float" office:value="1.49250008" calcext:value-type="float">
            <text:p>1.49250008</text:p>
          </table:table-cell>
          <table:table-cell office:value-type="float" office:value="0.822733201" calcext:value-type="float">
            <text:p>0.822733201</text:p>
          </table:table-cell>
          <table:table-cell office:value-type="float" office:value="0.938678868" calcext:value-type="float">
            <text:p>0.938678868</text:p>
          </table:table-cell>
          <table:table-cell office:value-type="float" office:value="0.766428084" calcext:value-type="float">
            <text:p>0.766428084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70.415187" calcext:value-type="float">
            <text:p>170.415187</text:p>
          </table:table-cell>
          <table:table-cell office:value-type="float" office:value="60.5401187" calcext:value-type="float">
            <text:p>60.5401187</text:p>
          </table:table-cell>
          <table:table-cell office:value-type="float" office:value="1.55689812" calcext:value-type="float">
            <text:p>1.55689812</text:p>
          </table:table-cell>
          <table:table-cell office:value-type="float" office:value="0.808711383" calcext:value-type="float">
            <text:p>0.808711383</text:p>
          </table:table-cell>
          <table:table-cell office:value-type="float" office:value="1.455676496" calcext:value-type="float">
            <text:p>1.455676496</text:p>
          </table:table-cell>
          <table:table-cell office:value-type="float" office:value="1.188554934" calcext:value-type="float">
            <text:p>1.18855493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70.388198" calcext:value-type="float">
            <text:p>170.388198</text:p>
          </table:table-cell>
          <table:table-cell office:value-type="float" office:value="61.0694145" calcext:value-type="float">
            <text:p>61.0694145</text:p>
          </table:table-cell>
          <table:table-cell office:value-type="float" office:value="1.61360308" calcext:value-type="float">
            <text:p>1.61360308</text:p>
          </table:table-cell>
          <table:table-cell office:value-type="float" office:value="0.779534037" calcext:value-type="float">
            <text:p>0.779534037</text:p>
          </table:table-cell>
          <table:table-cell office:value-type="float" office:value="0.838821384" calcext:value-type="float">
            <text:p>0.838821384</text:p>
          </table:table-cell>
          <table:table-cell office:value-type="float" office:value="0.6848947946" calcext:value-type="float">
            <text:p>0.6848947946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70.740567" calcext:value-type="float">
            <text:p>170.740567</text:p>
          </table:table-cell>
          <table:table-cell office:value-type="float" office:value="61.3199806" calcext:value-type="float">
            <text:p>61.3199806</text:p>
          </table:table-cell>
          <table:table-cell office:value-type="float" office:value="1.56512645" calcext:value-type="float">
            <text:p>1.56512645</text:p>
          </table:table-cell>
          <table:table-cell office:value-type="float" office:value="0.772221044" calcext:value-type="float">
            <text:p>0.772221044</text:p>
          </table:table-cell>
          <table:table-cell office:value-type="float" office:value="2.366971158" calcext:value-type="float">
            <text:p>2.366971158</text:p>
          </table:table-cell>
          <table:table-cell office:value-type="float" office:value="1.932623854" calcext:value-type="float">
            <text:p>1.93262385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70.9811354" calcext:value-type="float">
            <text:p>170.9811354</text:p>
          </table:table-cell>
          <table:table-cell office:value-type="float" office:value="61.3804202" calcext:value-type="float">
            <text:p>61.3804202</text:p>
          </table:table-cell>
          <table:table-cell office:value-type="float" office:value="1.57239283" calcext:value-type="float">
            <text:p>1.57239283</text:p>
          </table:table-cell>
          <table:table-cell office:value-type="float" office:value="0.774771605" calcext:value-type="float">
            <text:p>0.774771605</text:p>
          </table:table-cell>
          <table:table-cell office:value-type="float" office:value="1.241836147" calcext:value-type="float">
            <text:p>1.241836147</text:p>
          </table:table-cell>
          <table:table-cell office:value-type="float" office:value="1.013954963" calcext:value-type="float">
            <text:p>1.01395496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0.4801884" calcext:value-type="float">
            <text:p>170.4801884</text:p>
          </table:table-cell>
          <table:table-cell office:value-type="float" office:value="61.3742306" calcext:value-type="float">
            <text:p>61.3742306</text:p>
          </table:table-cell>
          <table:table-cell office:value-type="float" office:value="1.57334177" calcext:value-type="float">
            <text:p>1.57334177</text:p>
          </table:table-cell>
          <table:table-cell office:value-type="float" office:value="0.800355516" calcext:value-type="float">
            <text:p>0.800355516</text:p>
          </table:table-cell>
          <table:table-cell office:value-type="float" office:value="1.877747644" calcext:value-type="float">
            <text:p>1.877747644</text:p>
          </table:table-cell>
          <table:table-cell office:value-type="float" office:value="1.533174576" calcext:value-type="float">
            <text:p>1.533174576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70.285764" calcext:value-type="float">
            <text:p>170.285764</text:p>
          </table:table-cell>
          <table:table-cell office:value-type="float" office:value="61.4990332" calcext:value-type="float">
            <text:p>61.4990332</text:p>
          </table:table-cell>
          <table:table-cell office:value-type="float" office:value="1.52520448" calcext:value-type="float">
            <text:p>1.52520448</text:p>
          </table:table-cell>
          <table:table-cell office:value-type="float" office:value="0.798604685" calcext:value-type="float">
            <text:p>0.798604685</text:p>
          </table:table-cell>
          <table:table-cell office:value-type="float" office:value="0.723777468" calcext:value-type="float">
            <text:p>0.723777468</text:p>
          </table:table-cell>
          <table:table-cell office:value-type="float" office:value="0.590961817" calcext:value-type="float">
            <text:p>0.59096181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69.513204" calcext:value-type="float">
            <text:p>169.513204</text:p>
          </table:table-cell>
          <table:table-cell office:value-type="float" office:value="61.5850554" calcext:value-type="float">
            <text:p>61.5850554</text:p>
          </table:table-cell>
          <table:table-cell office:value-type="float" office:value="1.47513509" calcext:value-type="float">
            <text:p>1.47513509</text:p>
          </table:table-cell>
          <table:table-cell office:value-type="float" office:value="0.82146352" calcext:value-type="float">
            <text:p>0.82146352</text:p>
          </table:table-cell>
          <table:table-cell office:value-type="float" office:value="1.763235984" calcext:value-type="float">
            <text:p>1.763235984</text:p>
          </table:table-cell>
          <table:table-cell office:value-type="float" office:value="1.439676185" calcext:value-type="float">
            <text:p>1.439676185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8.584114" calcext:value-type="float">
            <text:p>168.584114</text:p>
          </table:table-cell>
          <table:table-cell office:value-type="float" office:value="61.4417441" calcext:value-type="float">
            <text:p>61.4417441</text:p>
          </table:table-cell>
          <table:table-cell office:value-type="float" office:value="1.49428606" calcext:value-type="float">
            <text:p>1.49428606</text:p>
          </table:table-cell>
          <table:table-cell office:value-type="float" office:value="0.848727321" calcext:value-type="float">
            <text:p>0.848727321</text:p>
          </table:table-cell>
          <table:table-cell office:value-type="float" office:value="1.142561968" calcext:value-type="float">
            <text:p>1.142561968</text:p>
          </table:table-cell>
          <table:table-cell office:value-type="float" office:value="0.9328979725" calcext:value-type="float">
            <text:p>0.9328979725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68.907149" calcext:value-type="float">
            <text:p>168.907149</text:p>
          </table:table-cell>
          <table:table-cell office:value-type="float" office:value="61.741733" calcext:value-type="float">
            <text:p>61.741733</text:p>
          </table:table-cell>
          <table:table-cell office:value-type="float" office:value="1.41771422" calcext:value-type="float">
            <text:p>1.41771422</text:p>
          </table:table-cell>
          <table:table-cell office:value-type="float" office:value="0.854507716" calcext:value-type="float">
            <text:p>0.854507716</text:p>
          </table:table-cell>
          <table:table-cell office:value-type="float" office:value="1.09534566" calcext:value-type="float">
            <text:p>1.09534566</text:p>
          </table:table-cell>
          <table:table-cell office:value-type="float" office:value="0.894345973" calcext:value-type="float">
            <text:p>0.89434597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168.77595" calcext:value-type="float">
            <text:p>168.77595</text:p>
          </table:table-cell>
          <table:table-cell office:value-type="float" office:value="61.6308505" calcext:value-type="float">
            <text:p>61.6308505</text:p>
          </table:table-cell>
          <table:table-cell office:value-type="float" office:value="1.444375253" calcext:value-type="float">
            <text:p>1.444375253</text:p>
          </table:table-cell>
          <table:table-cell office:value-type="float" office:value="0.7948217" calcext:value-type="float">
            <text:p>0.7948217</text:p>
          </table:table-cell>
          <table:table-cell office:value-type="float" office:value="1.37998835" calcext:value-type="float">
            <text:p>1.37998835</text:p>
          </table:table-cell>
          <table:table-cell office:value-type="float" office:value="1.126755757" calcext:value-type="float">
            <text:p>1.126755757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69.32879" calcext:value-type="float">
            <text:p>169.32879</text:p>
          </table:table-cell>
          <table:table-cell office:value-type="float" office:value="61.7680107" calcext:value-type="float">
            <text:p>61.7680107</text:p>
          </table:table-cell>
          <table:table-cell office:value-type="float" office:value="1.443705563" calcext:value-type="float">
            <text:p>1.443705563</text:p>
          </table:table-cell>
          <table:table-cell office:value-type="float" office:value="0.806690062" calcext:value-type="float">
            <text:p>0.806690062</text:p>
          </table:table-cell>
          <table:table-cell office:value-type="float" office:value="1.212716667" calcext:value-type="float">
            <text:p>1.212716667</text:p>
          </table:table-cell>
          <table:table-cell office:value-type="float" office:value="0.990179" calcext:value-type="float">
            <text:p>0.990179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168.762928" calcext:value-type="float">
            <text:p>168.762928</text:p>
          </table:table-cell>
          <table:table-cell office:value-type="float" office:value="61.7394579" calcext:value-type="float">
            <text:p>61.7394579</text:p>
          </table:table-cell>
          <table:table-cell office:value-type="float" office:value="1.37530397" calcext:value-type="float">
            <text:p>1.37530397</text:p>
          </table:table-cell>
          <table:table-cell office:value-type="float" office:value="0.796494591" calcext:value-type="float">
            <text:p>0.796494591</text:p>
          </table:table-cell>
          <table:table-cell office:value-type="float" office:value="1.1251970866" calcext:value-type="float">
            <text:p>1.1251970866</text:p>
          </table:table-cell>
          <table:table-cell office:value-type="float" office:value="0.918719583" calcext:value-type="float">
            <text:p>0.91871958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69.405687" calcext:value-type="float">
            <text:p>169.405687</text:p>
          </table:table-cell>
          <table:table-cell office:value-type="float" office:value="61.6521265" calcext:value-type="float">
            <text:p>61.6521265</text:p>
          </table:table-cell>
          <table:table-cell office:value-type="float" office:value="1.36133293" calcext:value-type="float">
            <text:p>1.36133293</text:p>
          </table:table-cell>
          <table:table-cell office:value-type="float" office:value="0.768816538" calcext:value-type="float">
            <text:p>0.768816538</text:p>
          </table:table-cell>
          <table:table-cell office:value-type="float" office:value="1.036005624" calcext:value-type="float">
            <text:p>1.036005624</text:p>
          </table:table-cell>
          <table:table-cell office:value-type="float" office:value="0.845895049" calcext:value-type="float">
            <text:p>0.845895049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69.124697" calcext:value-type="float">
            <text:p>169.124697</text:p>
          </table:table-cell>
          <table:table-cell office:value-type="float" office:value="61.8061522" calcext:value-type="float">
            <text:p>61.8061522</text:p>
          </table:table-cell>
          <table:table-cell office:value-type="float" office:value="1.36753768" calcext:value-type="float">
            <text:p>1.36753768</text:p>
          </table:table-cell>
          <table:table-cell office:value-type="float" office:value="0.760346646" calcext:value-type="float">
            <text:p>0.760346646</text:p>
          </table:table-cell>
          <table:table-cell office:value-type="float" office:value="1.050864843" calcext:value-type="float">
            <text:p>1.050864843</text:p>
          </table:table-cell>
          <table:table-cell office:value-type="float" office:value="0.8580275695" calcext:value-type="float">
            <text:p>0.8580275695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69.84903" calcext:value-type="float">
            <text:p>169.84903</text:p>
          </table:table-cell>
          <table:table-cell office:value-type="float" office:value="61.6890567" calcext:value-type="float">
            <text:p>61.6890567</text:p>
          </table:table-cell>
          <table:table-cell office:value-type="float" office:value="1.347953237" calcext:value-type="float">
            <text:p>1.347953237</text:p>
          </table:table-cell>
          <table:table-cell office:value-type="float" office:value="0.720533479" calcext:value-type="float">
            <text:p>0.720533479</text:p>
          </table:table-cell>
          <table:table-cell office:value-type="float" office:value="1.216799551" calcext:value-type="float">
            <text:p>1.216799551</text:p>
          </table:table-cell>
          <table:table-cell office:value-type="float" office:value="0.993512669" calcext:value-type="float">
            <text:p>0.993512669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70.096474" calcext:value-type="float">
            <text:p>170.096474</text:p>
          </table:table-cell>
          <table:table-cell office:value-type="float" office:value="61.9840709" calcext:value-type="float">
            <text:p>61.9840709</text:p>
          </table:table-cell>
          <table:table-cell office:value-type="float" office:value="1.281361144" calcext:value-type="float">
            <text:p>1.281361144</text:p>
          </table:table-cell>
          <table:table-cell office:value-type="float" office:value="0.73701437" calcext:value-type="float">
            <text:p>0.73701437</text:p>
          </table:table-cell>
          <table:table-cell office:value-type="float" office:value="1.109422049" calcext:value-type="float">
            <text:p>1.109422049</text:p>
          </table:table-cell>
          <table:table-cell office:value-type="float" office:value="0.905839298" calcext:value-type="float">
            <text:p>0.90583929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70.98027" calcext:value-type="float">
            <text:p>170.98027</text:p>
          </table:table-cell>
          <table:table-cell office:value-type="float" office:value="61.9239912" calcext:value-type="float">
            <text:p>61.9239912</text:p>
          </table:table-cell>
          <table:table-cell office:value-type="float" office:value="1.303193087" calcext:value-type="float">
            <text:p>1.303193087</text:p>
          </table:table-cell>
          <table:table-cell office:value-type="float" office:value="0.719289433" calcext:value-type="float">
            <text:p>0.719289433</text:p>
          </table:table-cell>
          <table:table-cell office:value-type="float" office:value="1.442476925" calcext:value-type="float">
            <text:p>1.442476925</text:p>
          </table:table-cell>
          <table:table-cell office:value-type="float" office:value="1.1777774984" calcext:value-type="float">
            <text:p>1.1777774984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71.591315" calcext:value-type="float">
            <text:p>171.591315</text:p>
          </table:table-cell>
          <table:table-cell office:value-type="float" office:value="61.9434954" calcext:value-type="float">
            <text:p>61.9434954</text:p>
          </table:table-cell>
          <table:table-cell office:value-type="float" office:value="1.242519272" calcext:value-type="float">
            <text:p>1.242519272</text:p>
          </table:table-cell>
          <table:table-cell office:value-type="float" office:value="0.737082039" calcext:value-type="float">
            <text:p>0.737082039</text:p>
          </table:table-cell>
          <table:table-cell office:value-type="float" office:value="1.444511306" calcext:value-type="float">
            <text:p>1.444511306</text:p>
          </table:table-cell>
          <table:table-cell office:value-type="float" office:value="1.17943853" calcext:value-type="float">
            <text:p>1.17943853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2.108922" calcext:value-type="float">
            <text:p>172.108922</text:p>
          </table:table-cell>
          <table:table-cell office:value-type="float" office:value="61.7857965" calcext:value-type="float">
            <text:p>61.7857965</text:p>
          </table:table-cell>
          <table:table-cell office:value-type="float" office:value="1.388106362" calcext:value-type="float">
            <text:p>1.388106362</text:p>
          </table:table-cell>
          <table:table-cell office:value-type="float" office:value="0.812706107" calcext:value-type="float">
            <text:p>0.812706107</text:p>
          </table:table-cell>
          <table:table-cell office:value-type="float" office:value="1.24859944" calcext:value-type="float">
            <text:p>1.24859944</text:p>
          </table:table-cell>
          <table:table-cell office:value-type="float" office:value="1.01947717" calcext:value-type="float">
            <text:p>1.01947717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73.120422" calcext:value-type="float">
            <text:p>173.120422</text:p>
          </table:table-cell>
          <table:table-cell office:value-type="float" office:value="62.0885379" calcext:value-type="float">
            <text:p>62.0885379</text:p>
          </table:table-cell>
          <table:table-cell office:value-type="float" office:value="1.38529168" calcext:value-type="float">
            <text:p>1.38529168</text:p>
          </table:table-cell>
          <table:table-cell office:value-type="float" office:value="0.827688084" calcext:value-type="float">
            <text:p>0.827688084</text:p>
          </table:table-cell>
          <table:table-cell office:value-type="float" office:value="1.58628888" calcext:value-type="float">
            <text:p>1.58628888</text:p>
          </table:table-cell>
          <table:table-cell office:value-type="float" office:value="1.295199443" calcext:value-type="float">
            <text:p>1.295199443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73.741907" calcext:value-type="float">
            <text:p>173.741907</text:p>
          </table:table-cell>
          <table:table-cell office:value-type="float" office:value="61.9129999" calcext:value-type="float">
            <text:p>61.9129999</text:p>
          </table:table-cell>
          <table:table-cell office:value-type="float" office:value="1.36614342" calcext:value-type="float">
            <text:p>1.36614342</text:p>
          </table:table-cell>
          <table:table-cell office:value-type="float" office:value="0.75413054" calcext:value-type="float">
            <text:p>0.75413054</text:p>
          </table:table-cell>
          <table:table-cell office:value-type="float" office:value="1.2319815273" calcext:value-type="float">
            <text:p>1.2319815273</text:p>
          </table:table-cell>
          <table:table-cell office:value-type="float" office:value="1.005908701" calcext:value-type="float">
            <text:p>1.005908701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174.545414" calcext:value-type="float">
            <text:p>174.545414</text:p>
          </table:table-cell>
          <table:table-cell office:value-type="float" office:value="62.3772814" calcext:value-type="float">
            <text:p>62.3772814</text:p>
          </table:table-cell>
          <table:table-cell office:value-type="float" office:value="1.37917154" calcext:value-type="float">
            <text:p>1.37917154</text:p>
          </table:table-cell>
          <table:table-cell office:value-type="float" office:value="0.730699654" calcext:value-type="float">
            <text:p>0.730699654</text:p>
          </table:table-cell>
          <table:table-cell office:value-type="float" office:value="1.689312664" calcext:value-type="float">
            <text:p>1.689312664</text:p>
          </table:table-cell>
          <table:table-cell office:value-type="float" office:value="1.37931798" calcext:value-type="float">
            <text:p>1.37931798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74.851156" calcext:value-type="float">
            <text:p>174.851156</text:p>
          </table:table-cell>
          <table:table-cell office:value-type="float" office:value="62.423603" calcext:value-type="float">
            <text:p>62.423603</text:p>
          </table:table-cell>
          <table:table-cell office:value-type="float" office:value="1.42703066" calcext:value-type="float">
            <text:p>1.42703066</text:p>
          </table:table-cell>
          <table:table-cell office:value-type="float" office:value="0.796799774" calcext:value-type="float">
            <text:p>0.796799774</text:p>
          </table:table-cell>
          <table:table-cell office:value-type="float" office:value="1.331461325" calcext:value-type="float">
            <text:p>1.331461325</text:p>
          </table:table-cell>
          <table:table-cell office:value-type="float" office:value="1.087133625" calcext:value-type="float">
            <text:p>1.087133625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75.824737" calcext:value-type="float">
            <text:p>175.824737</text:p>
          </table:table-cell>
          <table:table-cell office:value-type="float" office:value="63.0899613" calcext:value-type="float">
            <text:p>63.0899613</text:p>
          </table:table-cell>
          <table:table-cell office:value-type="float" office:value="1.4709701" calcext:value-type="float">
            <text:p>1.4709701</text:p>
          </table:table-cell>
          <table:table-cell office:value-type="float" office:value="0.797090964" calcext:value-type="float">
            <text:p>0.797090964</text:p>
          </table:table-cell>
          <table:table-cell office:value-type="float" office:value="1.644029478" calcext:value-type="float">
            <text:p>1.644029478</text:p>
          </table:table-cell>
          <table:table-cell office:value-type="float" office:value="1.3423444455" calcext:value-type="float">
            <text:p>1.3423444455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75.634386" calcext:value-type="float">
            <text:p>175.634386</text:p>
          </table:table-cell>
          <table:table-cell office:value-type="float" office:value="63.0668636" calcext:value-type="float">
            <text:p>63.0668636</text:p>
          </table:table-cell>
          <table:table-cell office:value-type="float" office:value="1.52431266" calcext:value-type="float">
            <text:p>1.52431266</text:p>
          </table:table-cell>
          <table:table-cell office:value-type="float" office:value="0.824705485" calcext:value-type="float">
            <text:p>0.824705485</text:p>
          </table:table-cell>
          <table:table-cell office:value-type="float" office:value="1.31546126" calcext:value-type="float">
            <text:p>1.31546126</text:p>
          </table:table-cell>
          <table:table-cell office:value-type="float" office:value="1.07406964" calcext:value-type="float">
            <text:p>1.07406964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76.756443" calcext:value-type="float">
            <text:p>176.756443</text:p>
          </table:table-cell>
          <table:table-cell office:value-type="float" office:value="63.6799043" calcext:value-type="float">
            <text:p>63.6799043</text:p>
          </table:table-cell>
          <table:table-cell office:value-type="float" office:value="1.573148695" calcext:value-type="float">
            <text:p>1.573148695</text:p>
          </table:table-cell>
          <table:table-cell office:value-type="float" office:value="0.789890273" calcext:value-type="float">
            <text:p>0.789890273</text:p>
          </table:table-cell>
          <table:table-cell office:value-type="float" office:value="1.568531013" calcext:value-type="float">
            <text:p>1.568531013</text:p>
          </table:table-cell>
          <table:table-cell office:value-type="float" office:value="1.280700275" calcext:value-type="float">
            <text:p>1.280700275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77.097104" calcext:value-type="float">
            <text:p>177.097104</text:p>
          </table:table-cell>
          <table:table-cell office:value-type="float" office:value="63.5502173" calcext:value-type="float">
            <text:p>63.5502173</text:p>
          </table:table-cell>
          <table:table-cell office:value-type="float" office:value="1.594008205" calcext:value-type="float">
            <text:p>1.594008205</text:p>
          </table:table-cell>
          <table:table-cell office:value-type="float" office:value="0.79417141" calcext:value-type="float">
            <text:p>0.79417141</text:p>
          </table:table-cell>
          <table:table-cell office:value-type="float" office:value="1.44279933" calcext:value-type="float">
            <text:p>1.44279933</text:p>
          </table:table-cell>
          <table:table-cell office:value-type="float" office:value="1.178040735" calcext:value-type="float">
            <text:p>1.178040735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77.777167" calcext:value-type="float">
            <text:p>177.777167</text:p>
          </table:table-cell>
          <table:table-cell office:value-type="float" office:value="63.6597768" calcext:value-type="float">
            <text:p>63.6597768</text:p>
          </table:table-cell>
          <table:table-cell office:value-type="float" office:value="1.64743248" calcext:value-type="float">
            <text:p>1.64743248</text:p>
          </table:table-cell>
          <table:table-cell office:value-type="float" office:value="0.829113497" calcext:value-type="float">
            <text:p>0.829113497</text:p>
          </table:table-cell>
          <table:table-cell office:value-type="float" office:value="1.334267041" calcext:value-type="float">
            <text:p>1.334267041</text:p>
          </table:table-cell>
          <table:table-cell office:value-type="float" office:value="1.089424453" calcext:value-type="float">
            <text:p>1.089424453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78.286595" calcext:value-type="float">
            <text:p>178.286595</text:p>
          </table:table-cell>
          <table:table-cell office:value-type="float" office:value="63.4876391" calcext:value-type="float">
            <text:p>63.4876391</text:p>
          </table:table-cell>
          <table:table-cell office:value-type="float" office:value="1.65043727" calcext:value-type="float">
            <text:p>1.65043727</text:p>
          </table:table-cell>
          <table:table-cell office:value-type="float" office:value="0.827803903" calcext:value-type="float">
            <text:p>0.827803903</text:p>
          </table:table-cell>
          <table:table-cell office:value-type="float" office:value="1.166496297" calcext:value-type="float">
            <text:p>1.166496297</text:p>
          </table:table-cell>
          <table:table-cell office:value-type="float" office:value="0.952440226" calcext:value-type="float">
            <text:p>0.952440226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79.182175" calcext:value-type="float">
            <text:p>179.182175</text:p>
          </table:table-cell>
          <table:table-cell office:value-type="float" office:value="63.8409493" calcext:value-type="float">
            <text:p>63.8409493</text:p>
          </table:table-cell>
          <table:table-cell office:value-type="float" office:value="1.80831947" calcext:value-type="float">
            <text:p>1.80831947</text:p>
          </table:table-cell>
          <table:table-cell office:value-type="float" office:value="0.876708321" calcext:value-type="float">
            <text:p>0.876708321</text:p>
          </table:table-cell>
          <table:table-cell office:value-type="float" office:value="1.456869285" calcext:value-type="float">
            <text:p>1.456869285</text:p>
          </table:table-cell>
          <table:table-cell office:value-type="float" office:value="1.1895288" calcext:value-type="float">
            <text:p>1.189528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79.602237" calcext:value-type="float">
            <text:p>179.602237</text:p>
          </table:table-cell>
          <table:table-cell office:value-type="float" office:value="63.9765524" calcext:value-type="float">
            <text:p>63.9765524</text:p>
          </table:table-cell>
          <table:table-cell office:value-type="float" office:value="1.80089748" calcext:value-type="float">
            <text:p>1.80089748</text:p>
          </table:table-cell>
          <table:table-cell office:value-type="float" office:value="0.879824733" calcext:value-type="float">
            <text:p>0.879824733</text:p>
          </table:table-cell>
          <table:table-cell office:value-type="float" office:value="0.592768153" calcext:value-type="float">
            <text:p>0.592768153</text:p>
          </table:table-cell>
          <table:table-cell office:value-type="float" office:value="0.483993169" calcext:value-type="float">
            <text:p>0.483993169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80.017451" calcext:value-type="float">
            <text:p>180.017451</text:p>
          </table:table-cell>
          <table:table-cell office:value-type="float" office:value="63.8326573" calcext:value-type="float">
            <text:p>63.8326573</text:p>
          </table:table-cell>
          <table:table-cell office:value-type="float" office:value="1.69645245" calcext:value-type="float">
            <text:p>1.69645245</text:p>
          </table:table-cell>
          <table:table-cell office:value-type="float" office:value="0.865983999" calcext:value-type="float">
            <text:p>0.865983999</text:p>
          </table:table-cell>
          <table:table-cell office:value-type="float" office:value="1.839013397" calcext:value-type="float">
            <text:p>1.839013397</text:p>
          </table:table-cell>
          <table:table-cell office:value-type="float" office:value="1.501548155" calcext:value-type="float">
            <text:p>1.501548155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180.880207" calcext:value-type="float">
            <text:p>180.880207</text:p>
          </table:table-cell>
          <table:table-cell office:value-type="float" office:value="64.1913745" calcext:value-type="float">
            <text:p>64.1913745</text:p>
          </table:table-cell>
          <table:table-cell office:value-type="float" office:value="1.68656237" calcext:value-type="float">
            <text:p>1.68656237</text:p>
          </table:table-cell>
          <table:table-cell office:value-type="float" office:value="0.868843812" calcext:value-type="float">
            <text:p>0.868843812</text:p>
          </table:table-cell>
          <table:table-cell office:value-type="float" office:value="0.93603057" calcext:value-type="float">
            <text:p>0.93603057</text:p>
          </table:table-cell>
          <table:table-cell office:value-type="float" office:value="0.764265745" calcext:value-type="float">
            <text:p>0.764265745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80.667218" calcext:value-type="float">
            <text:p>180.667218</text:p>
          </table:table-cell>
          <table:table-cell office:value-type="float" office:value="64.0833548" calcext:value-type="float">
            <text:p>64.0833548</text:p>
          </table:table-cell>
          <table:table-cell office:value-type="float" office:value="1.70337124" calcext:value-type="float">
            <text:p>1.70337124</text:p>
          </table:table-cell>
          <table:table-cell office:value-type="float" office:value="0.890400263" calcext:value-type="float">
            <text:p>0.890400263</text:p>
          </table:table-cell>
          <table:table-cell office:value-type="float" office:value="1.401545741" calcext:value-type="float">
            <text:p>1.401545741</text:p>
          </table:table-cell>
          <table:table-cell office:value-type="float" office:value="1.144357267" calcext:value-type="float">
            <text:p>1.14435726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81.412169" calcext:value-type="float">
            <text:p>181.412169</text:p>
          </table:table-cell>
          <table:table-cell office:value-type="float" office:value="64.5763536" calcext:value-type="float">
            <text:p>64.5763536</text:p>
          </table:table-cell>
          <table:table-cell office:value-type="float" office:value="1.68729071" calcext:value-type="float">
            <text:p>1.68729071</text:p>
          </table:table-cell>
          <table:table-cell office:value-type="float" office:value="0.851087106" calcext:value-type="float">
            <text:p>0.851087106</text:p>
          </table:table-cell>
          <table:table-cell office:value-type="float" office:value="0.766011981" calcext:value-type="float">
            <text:p>0.766011981</text:p>
          </table:table-cell>
          <table:table-cell office:value-type="float" office:value="0.625446174" calcext:value-type="float">
            <text:p>0.625446174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81.239578" calcext:value-type="float">
            <text:p>181.239578</text:p>
          </table:table-cell>
          <table:table-cell office:value-type="float" office:value="64.5190093" calcext:value-type="float">
            <text:p>64.5190093</text:p>
          </table:table-cell>
          <table:table-cell office:value-type="float" office:value="1.69115628" calcext:value-type="float">
            <text:p>1.69115628</text:p>
          </table:table-cell>
          <table:table-cell office:value-type="float" office:value="0.854944017" calcext:value-type="float">
            <text:p>0.854944017</text:p>
          </table:table-cell>
          <table:table-cell office:value-type="float" office:value="1.490942353" calcext:value-type="float">
            <text:p>1.490942353</text:p>
          </table:table-cell>
          <table:table-cell office:value-type="float" office:value="1.217349313" calcext:value-type="float">
            <text:p>1.21734931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81.657994" calcext:value-type="float">
            <text:p>181.657994</text:p>
          </table:table-cell>
          <table:table-cell office:value-type="float" office:value="64.9962597" calcext:value-type="float">
            <text:p>64.9962597</text:p>
          </table:table-cell>
          <table:table-cell office:value-type="float" office:value="1.63229345" calcext:value-type="float">
            <text:p>1.63229345</text:p>
          </table:table-cell>
          <table:table-cell office:value-type="float" office:value="0.875506263" calcext:value-type="float">
            <text:p>0.875506263</text:p>
          </table:table-cell>
          <table:table-cell office:value-type="float" office:value="0.727176879" calcext:value-type="float">
            <text:p>0.727176879</text:p>
          </table:table-cell>
          <table:table-cell office:value-type="float" office:value="0.5937374505" calcext:value-type="float">
            <text:p>0.593737450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81.484061" calcext:value-type="float">
            <text:p>181.484061</text:p>
          </table:table-cell>
          <table:table-cell office:value-type="float" office:value="64.9256308" calcext:value-type="float">
            <text:p>64.9256308</text:p>
          </table:table-cell>
          <table:table-cell office:value-type="float" office:value="1.70435687" calcext:value-type="float">
            <text:p>1.70435687</text:p>
          </table:table-cell>
          <table:table-cell office:value-type="float" office:value="0.857528596" calcext:value-type="float">
            <text:p>0.857528596</text:p>
          </table:table-cell>
          <table:table-cell office:value-type="float" office:value="1.63105469" calcext:value-type="float">
            <text:p>1.63105469</text:p>
          </table:table-cell>
          <table:table-cell office:value-type="float" office:value="1.331750611" calcext:value-type="float">
            <text:p>1.331750611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81.618544" calcext:value-type="float">
            <text:p>181.618544</text:p>
          </table:table-cell>
          <table:table-cell office:value-type="float" office:value="65.0987828" calcext:value-type="float">
            <text:p>65.0987828</text:p>
          </table:table-cell>
          <table:table-cell office:value-type="float" office:value="1.69304984" calcext:value-type="float">
            <text:p>1.69304984</text:p>
          </table:table-cell>
          <table:table-cell office:value-type="float" office:value="0.84769675" calcext:value-type="float">
            <text:p>0.84769675</text:p>
          </table:table-cell>
          <table:table-cell office:value-type="float" office:value="0.590513776" calcext:value-type="float">
            <text:p>0.590513776</text:p>
          </table:table-cell>
          <table:table-cell office:value-type="float" office:value="0.482152471" calcext:value-type="float">
            <text:p>0.482152471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81.497122" calcext:value-type="float">
            <text:p>181.497122</text:p>
          </table:table-cell>
          <table:table-cell office:value-type="float" office:value="64.9556217" calcext:value-type="float">
            <text:p>64.9556217</text:p>
          </table:table-cell>
          <table:table-cell office:value-type="float" office:value="1.62778964" calcext:value-type="float">
            <text:p>1.62778964</text:p>
          </table:table-cell>
          <table:table-cell office:value-type="float" office:value="0.852240666" calcext:value-type="float">
            <text:p>0.852240666</text:p>
          </table:table-cell>
          <table:table-cell office:value-type="float" office:value="1.39781901" calcext:value-type="float">
            <text:p>1.39781901</text:p>
          </table:table-cell>
          <table:table-cell office:value-type="float" office:value="1.14131448" calcext:value-type="float">
            <text:p>1.1413144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81.644678" calcext:value-type="float">
            <text:p>181.644678</text:p>
          </table:table-cell>
          <table:table-cell office:value-type="float" office:value="64.9895767" calcext:value-type="float">
            <text:p>64.9895767</text:p>
          </table:table-cell>
          <table:table-cell office:value-type="float" office:value="1.54937016" calcext:value-type="float">
            <text:p>1.54937016</text:p>
          </table:table-cell>
          <table:table-cell office:value-type="float" office:value="0.848100271" calcext:value-type="float">
            <text:p>0.848100271</text:p>
          </table:table-cell>
          <table:table-cell office:value-type="float" office:value="0.976650596" calcext:value-type="float">
            <text:p>0.976650596</text:p>
          </table:table-cell>
          <table:table-cell office:value-type="float" office:value="0.797431872" calcext:value-type="float">
            <text:p>0.797431872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81.644515" calcext:value-type="float">
            <text:p>181.644515</text:p>
          </table:table-cell>
          <table:table-cell office:value-type="float" office:value="64.8179105" calcext:value-type="float">
            <text:p>64.8179105</text:p>
          </table:table-cell>
          <table:table-cell office:value-type="float" office:value="1.42087901" calcext:value-type="float">
            <text:p>1.42087901</text:p>
          </table:table-cell>
          <table:table-cell office:value-type="float" office:value="0.788169225" calcext:value-type="float">
            <text:p>0.788169225</text:p>
          </table:table-cell>
          <table:table-cell office:value-type="float" office:value="1.17453941" calcext:value-type="float">
            <text:p>1.17453941</text:p>
          </table:table-cell>
          <table:table-cell office:value-type="float" office:value="0.959007411" calcext:value-type="float">
            <text:p>0.959007411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82.066775" calcext:value-type="float">
            <text:p>182.066775</text:p>
          </table:table-cell>
          <table:table-cell office:value-type="float" office:value="64.8428748" calcext:value-type="float">
            <text:p>64.8428748</text:p>
          </table:table-cell>
          <table:table-cell office:value-type="float" office:value="1.38915464" calcext:value-type="float">
            <text:p>1.38915464</text:p>
          </table:table-cell>
          <table:table-cell office:value-type="float" office:value="0.786131501" calcext:value-type="float">
            <text:p>0.786131501</text:p>
          </table:table-cell>
          <table:table-cell office:value-type="float" office:value="1.019333595" calcext:value-type="float">
            <text:p>1.019333595</text:p>
          </table:table-cell>
          <table:table-cell office:value-type="float" office:value="0.832282389" calcext:value-type="float">
            <text:p>0.832282389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82.217782" calcext:value-type="float">
            <text:p>182.217782</text:p>
          </table:table-cell>
          <table:table-cell office:value-type="float" office:value="64.7868153" calcext:value-type="float">
            <text:p>64.7868153</text:p>
          </table:table-cell>
          <table:table-cell office:value-type="float" office:value="1.47677573" calcext:value-type="float">
            <text:p>1.47677573</text:p>
          </table:table-cell>
          <table:table-cell office:value-type="float" office:value="0.772586474" calcext:value-type="float">
            <text:p>0.772586474</text:p>
          </table:table-cell>
          <table:table-cell office:value-type="float" office:value="0.78880887" calcext:value-type="float">
            <text:p>0.78880887</text:p>
          </table:table-cell>
          <table:table-cell office:value-type="float" office:value="0.644059736" calcext:value-type="float">
            <text:p>0.64405973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82.579609" calcext:value-type="float">
            <text:p>182.579609</text:p>
          </table:table-cell>
          <table:table-cell office:value-type="float" office:value="64.7230688" calcext:value-type="float">
            <text:p>64.7230688</text:p>
          </table:table-cell>
          <table:table-cell office:value-type="float" office:value="1.432506387" calcext:value-type="float">
            <text:p>1.432506387</text:p>
          </table:table-cell>
          <table:table-cell office:value-type="float" office:value="0.733119391" calcext:value-type="float">
            <text:p>0.733119391</text:p>
          </table:table-cell>
          <table:table-cell office:value-type="float" office:value="1.02015573" calcext:value-type="float">
            <text:p>1.02015573</text:p>
          </table:table-cell>
          <table:table-cell office:value-type="float" office:value="0.83295364" calcext:value-type="float">
            <text:p>0.83295364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82.535908" calcext:value-type="float">
            <text:p>182.535908</text:p>
          </table:table-cell>
          <table:table-cell office:value-type="float" office:value="64.5810333" calcext:value-type="float">
            <text:p>64.5810333</text:p>
          </table:table-cell>
          <table:table-cell office:value-type="float" office:value="1.385149377" calcext:value-type="float">
            <text:p>1.385149377</text:p>
          </table:table-cell>
          <table:table-cell office:value-type="float" office:value="0.755749365" calcext:value-type="float">
            <text:p>0.755749365</text:p>
          </table:table-cell>
          <table:table-cell office:value-type="float" office:value="1.16520324" calcext:value-type="float">
            <text:p>1.16520324</text:p>
          </table:table-cell>
          <table:table-cell office:value-type="float" office:value="0.951384449" calcext:value-type="float">
            <text:p>0.951384449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82.627536" calcext:value-type="float">
            <text:p>182.627536</text:p>
          </table:table-cell>
          <table:table-cell office:value-type="float" office:value="64.7002828" calcext:value-type="float">
            <text:p>64.7002828</text:p>
          </table:table-cell>
          <table:table-cell office:value-type="float" office:value="1.40052357" calcext:value-type="float">
            <text:p>1.40052357</text:p>
          </table:table-cell>
          <table:table-cell office:value-type="float" office:value="0.770426321" calcext:value-type="float">
            <text:p>0.770426321</text:p>
          </table:table-cell>
          <table:table-cell office:value-type="float" office:value="1.26046767" calcext:value-type="float">
            <text:p>1.26046767</text:p>
          </table:table-cell>
          <table:table-cell office:value-type="float" office:value="1.02916756" calcext:value-type="float">
            <text:p>1.02916756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82.389625" calcext:value-type="float">
            <text:p>182.389625</text:p>
          </table:table-cell>
          <table:table-cell office:value-type="float" office:value="64.8526313" calcext:value-type="float">
            <text:p>64.8526313</text:p>
          </table:table-cell>
          <table:table-cell office:value-type="float" office:value="1.45351751" calcext:value-type="float">
            <text:p>1.45351751</text:p>
          </table:table-cell>
          <table:table-cell office:value-type="float" office:value="0.785875008" calcext:value-type="float">
            <text:p>0.785875008</text:p>
          </table:table-cell>
          <table:table-cell office:value-type="float" office:value="0.823443321" calcext:value-type="float">
            <text:p>0.823443321</text:p>
          </table:table-cell>
          <table:table-cell office:value-type="float" office:value="0.672338675" calcext:value-type="float">
            <text:p>0.672338675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82.491795" calcext:value-type="float">
            <text:p>182.491795</text:p>
          </table:table-cell>
          <table:table-cell office:value-type="float" office:value="65.0028278" calcext:value-type="float">
            <text:p>65.0028278</text:p>
          </table:table-cell>
          <table:table-cell office:value-type="float" office:value="1.377564956" calcext:value-type="float">
            <text:p>1.377564956</text:p>
          </table:table-cell>
          <table:table-cell office:value-type="float" office:value="0.703577424" calcext:value-type="float">
            <text:p>0.703577424</text:p>
          </table:table-cell>
          <table:table-cell office:value-type="float" office:value="1.919770762" calcext:value-type="float">
            <text:p>1.919770762</text:p>
          </table:table-cell>
          <table:table-cell office:value-type="float" office:value="1.567486299" calcext:value-type="float">
            <text:p>1.567486299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82.364551" calcext:value-type="float">
            <text:p>182.364551</text:p>
          </table:table-cell>
          <table:table-cell office:value-type="float" office:value="65.3312279" calcext:value-type="float">
            <text:p>65.3312279</text:p>
          </table:table-cell>
          <table:table-cell office:value-type="float" office:value="1.341151296" calcext:value-type="float">
            <text:p>1.341151296</text:p>
          </table:table-cell>
          <table:table-cell office:value-type="float" office:value="0.690469466" calcext:value-type="float">
            <text:p>0.690469466</text:p>
          </table:table-cell>
          <table:table-cell office:value-type="float" office:value="0.747863504" calcext:value-type="float">
            <text:p>0.747863504</text:p>
          </table:table-cell>
          <table:table-cell office:value-type="float" office:value="0.610627987" calcext:value-type="float">
            <text:p>0.610627987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82.619862" calcext:value-type="float">
            <text:p>182.619862</text:p>
          </table:table-cell>
          <table:table-cell office:value-type="float" office:value="65.577905" calcext:value-type="float">
            <text:p>65.577905</text:p>
          </table:table-cell>
          <table:table-cell office:value-type="float" office:value="1.329292645" calcext:value-type="float">
            <text:p>1.329292645</text:p>
          </table:table-cell>
          <table:table-cell office:value-type="float" office:value="0.696097375" calcext:value-type="float">
            <text:p>0.696097375</text:p>
          </table:table-cell>
          <table:table-cell office:value-type="float" office:value="1.83695668" calcext:value-type="float">
            <text:p>1.83695668</text:p>
          </table:table-cell>
          <table:table-cell office:value-type="float" office:value="1.49986884" calcext:value-type="float">
            <text:p>1.49986884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82.907508" calcext:value-type="float">
            <text:p>182.907508</text:p>
          </table:table-cell>
          <table:table-cell office:value-type="float" office:value="65.855789" calcext:value-type="float">
            <text:p>65.855789</text:p>
          </table:table-cell>
          <table:table-cell office:value-type="float" office:value="1.374141455" calcext:value-type="float">
            <text:p>1.374141455</text:p>
          </table:table-cell>
          <table:table-cell office:value-type="float" office:value="0.682290691" calcext:value-type="float">
            <text:p>0.682290691</text:p>
          </table:table-cell>
          <table:table-cell office:value-type="float" office:value="1.167339648" calcext:value-type="float">
            <text:p>1.167339648</text:p>
          </table:table-cell>
          <table:table-cell office:value-type="float" office:value="0.953128806" calcext:value-type="float">
            <text:p>0.953128806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83.284137" calcext:value-type="float">
            <text:p>183.284137</text:p>
          </table:table-cell>
          <table:table-cell office:value-type="float" office:value="66.4517047" calcext:value-type="float">
            <text:p>66.4517047</text:p>
          </table:table-cell>
          <table:table-cell office:value-type="float" office:value="1.39053714" calcext:value-type="float">
            <text:p>1.39053714</text:p>
          </table:table-cell>
          <table:table-cell office:value-type="float" office:value="0.728015038" calcext:value-type="float">
            <text:p>0.728015038</text:p>
          </table:table-cell>
          <table:table-cell office:value-type="float" office:value="2.03256162" calcext:value-type="float">
            <text:p>2.03256162</text:p>
          </table:table-cell>
          <table:table-cell office:value-type="float" office:value="1.65957966" calcext:value-type="float">
            <text:p>1.65957966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83.350922" calcext:value-type="float">
            <text:p>183.350922</text:p>
          </table:table-cell>
          <table:table-cell office:value-type="float" office:value="66.519633" calcext:value-type="float">
            <text:p>66.519633</text:p>
          </table:table-cell>
          <table:table-cell office:value-type="float" office:value="1.41710838" calcext:value-type="float">
            <text:p>1.41710838</text:p>
          </table:table-cell>
          <table:table-cell office:value-type="float" office:value="0.751973494" calcext:value-type="float">
            <text:p>0.751973494</text:p>
          </table:table-cell>
          <table:table-cell office:value-type="float" office:value="0.894687875" calcext:value-type="float">
            <text:p>0.894687875</text:p>
          </table:table-cell>
          <table:table-cell office:value-type="float" office:value="0.73050957" calcext:value-type="float">
            <text:p>0.73050957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84.25352" calcext:value-type="float">
            <text:p>184.25352</text:p>
          </table:table-cell>
          <table:table-cell office:value-type="float" office:value="67.4357666" calcext:value-type="float">
            <text:p>67.4357666</text:p>
          </table:table-cell>
          <table:table-cell office:value-type="float" office:value="1.440751706" calcext:value-type="float">
            <text:p>1.440751706</text:p>
          </table:table-cell>
          <table:table-cell office:value-type="float" office:value="0.793589934" calcext:value-type="float">
            <text:p>0.793589934</text:p>
          </table:table-cell>
          <table:table-cell office:value-type="float" office:value="2.031549022" calcext:value-type="float">
            <text:p>2.031549022</text:p>
          </table:table-cell>
          <table:table-cell office:value-type="float" office:value="1.658752828" calcext:value-type="float">
            <text:p>1.65875282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84.4095345" calcext:value-type="float">
            <text:p>184.4095345</text:p>
          </table:table-cell>
          <table:table-cell office:value-type="float" office:value="67.4932473" calcext:value-type="float">
            <text:p>67.4932473</text:p>
          </table:table-cell>
          <table:table-cell office:value-type="float" office:value="1.475155756" calcext:value-type="float">
            <text:p>1.475155756</text:p>
          </table:table-cell>
          <table:table-cell office:value-type="float" office:value="0.809854177" calcext:value-type="float">
            <text:p>0.809854177</text:p>
          </table:table-cell>
          <table:table-cell office:value-type="float" office:value="0.899795292" calcext:value-type="float">
            <text:p>0.899795292</text:p>
          </table:table-cell>
          <table:table-cell office:value-type="float" office:value="0.734679809" calcext:value-type="float">
            <text:p>0.734679809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85.4112035" calcext:value-type="float">
            <text:p>185.4112035</text:p>
          </table:table-cell>
          <table:table-cell office:value-type="float" office:value="67.8591802" calcext:value-type="float">
            <text:p>67.8591802</text:p>
          </table:table-cell>
          <table:table-cell office:value-type="float" office:value="1.50634598" calcext:value-type="float">
            <text:p>1.50634598</text:p>
          </table:table-cell>
          <table:table-cell office:value-type="float" office:value="0.813497887" calcext:value-type="float">
            <text:p>0.813497887</text:p>
          </table:table-cell>
          <table:table-cell office:value-type="float" office:value="1.35094123" calcext:value-type="float">
            <text:p>1.35094123</text:p>
          </table:table-cell>
          <table:table-cell office:value-type="float" office:value="1.103038885" calcext:value-type="float">
            <text:p>1.10303888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85.845576" calcext:value-type="float">
            <text:p>185.845576</text:p>
          </table:table-cell>
          <table:table-cell office:value-type="float" office:value="68.5422071" calcext:value-type="float">
            <text:p>68.5422071</text:p>
          </table:table-cell>
          <table:table-cell office:value-type="float" office:value="1.55499015" calcext:value-type="float">
            <text:p>1.55499015</text:p>
          </table:table-cell>
          <table:table-cell office:value-type="float" office:value="0.834817332" calcext:value-type="float">
            <text:p>0.834817332</text:p>
          </table:table-cell>
          <table:table-cell office:value-type="float" office:value="1.14747764" calcext:value-type="float">
            <text:p>1.14747764</text:p>
          </table:table-cell>
          <table:table-cell office:value-type="float" office:value="0.93691158" calcext:value-type="float">
            <text:p>0.9369115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86.21841" calcext:value-type="float">
            <text:p>186.21841</text:p>
          </table:table-cell>
          <table:table-cell office:value-type="float" office:value="68.5232908" calcext:value-type="float">
            <text:p>68.5232908</text:p>
          </table:table-cell>
          <table:table-cell office:value-type="float" office:value="1.59069024" calcext:value-type="float">
            <text:p>1.59069024</text:p>
          </table:table-cell>
          <table:table-cell office:value-type="float" office:value="0.852127192" calcext:value-type="float">
            <text:p>0.852127192</text:p>
          </table:table-cell>
          <table:table-cell office:value-type="float" office:value="1.194490927" calcext:value-type="float">
            <text:p>1.194490927</text:p>
          </table:table-cell>
          <table:table-cell office:value-type="float" office:value="0.975297776" calcext:value-type="float">
            <text:p>0.97529777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87.287234" calcext:value-type="float">
            <text:p>187.287234</text:p>
          </table:table-cell>
          <table:table-cell office:value-type="float" office:value="68.9507923" calcext:value-type="float">
            <text:p>68.9507923</text:p>
          </table:table-cell>
          <table:table-cell office:value-type="float" office:value="1.67643051" calcext:value-type="float">
            <text:p>1.67643051</text:p>
          </table:table-cell>
          <table:table-cell office:value-type="float" office:value="0.902268946" calcext:value-type="float">
            <text:p>0.902268946</text:p>
          </table:table-cell>
          <table:table-cell office:value-type="float" office:value="1.701109535" calcext:value-type="float">
            <text:p>1.701109535</text:p>
          </table:table-cell>
          <table:table-cell office:value-type="float" office:value="1.38895014" calcext:value-type="float">
            <text:p>1.38895014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87.158947" calcext:value-type="float">
            <text:p>187.158947</text:p>
          </table:table-cell>
          <table:table-cell office:value-type="float" office:value="68.6893541" calcext:value-type="float">
            <text:p>68.6893541</text:p>
          </table:table-cell>
          <table:table-cell office:value-type="float" office:value="1.62855727" calcext:value-type="float">
            <text:p>1.62855727</text:p>
          </table:table-cell>
          <table:table-cell office:value-type="float" office:value="0.9174454" calcext:value-type="float">
            <text:p>0.9174454</text:p>
          </table:table-cell>
          <table:table-cell office:value-type="float" office:value="1.054024881" calcext:value-type="float">
            <text:p>1.054024881</text:p>
          </table:table-cell>
          <table:table-cell office:value-type="float" office:value="0.8606077039" calcext:value-type="float">
            <text:p>0.8606077039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87.388755" calcext:value-type="float">
            <text:p>187.388755</text:p>
          </table:table-cell>
          <table:table-cell office:value-type="float" office:value="68.6097962" calcext:value-type="float">
            <text:p>68.6097962</text:p>
          </table:table-cell>
          <table:table-cell office:value-type="float" office:value="1.53889519" calcext:value-type="float">
            <text:p>1.53889519</text:p>
          </table:table-cell>
          <table:table-cell office:value-type="float" office:value="0.889808312" calcext:value-type="float">
            <text:p>0.889808312</text:p>
          </table:table-cell>
          <table:table-cell office:value-type="float" office:value="1.038360266" calcext:value-type="float">
            <text:p>1.038360266</text:p>
          </table:table-cell>
          <table:table-cell office:value-type="float" office:value="0.84781759" calcext:value-type="float">
            <text:p>0.84781759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87.380565" calcext:value-type="float">
            <text:p>187.380565</text:p>
          </table:table-cell>
          <table:table-cell office:value-type="float" office:value="68.3147812" calcext:value-type="float">
            <text:p>68.3147812</text:p>
          </table:table-cell>
          <table:table-cell office:value-type="float" office:value="1.51004974" calcext:value-type="float">
            <text:p>1.51004974</text:p>
          </table:table-cell>
          <table:table-cell office:value-type="float" office:value="0.908847645" calcext:value-type="float">
            <text:p>0.908847645</text:p>
          </table:table-cell>
          <table:table-cell office:value-type="float" office:value="1.278661318" calcext:value-type="float">
            <text:p>1.278661318</text:p>
          </table:table-cell>
          <table:table-cell office:value-type="float" office:value="1.044022582" calcext:value-type="float">
            <text:p>1.044022582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87.845047" calcext:value-type="float">
            <text:p>187.845047</text:p>
          </table:table-cell>
          <table:table-cell office:value-type="float" office:value="68.1487974" calcext:value-type="float">
            <text:p>68.1487974</text:p>
          </table:table-cell>
          <table:table-cell office:value-type="float" office:value="1.49549534" calcext:value-type="float">
            <text:p>1.49549534</text:p>
          </table:table-cell>
          <table:table-cell office:value-type="float" office:value="0.912891652" calcext:value-type="float">
            <text:p>0.912891652</text:p>
          </table:table-cell>
          <table:table-cell office:value-type="float" office:value="1.085930408" calcext:value-type="float">
            <text:p>1.085930408</text:p>
          </table:table-cell>
          <table:table-cell office:value-type="float" office:value="0.886658431" calcext:value-type="float">
            <text:p>0.886658431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87.382515" calcext:value-type="float">
            <text:p>187.382515</text:p>
          </table:table-cell>
          <table:table-cell office:value-type="float" office:value="68.0499764" calcext:value-type="float">
            <text:p>68.0499764</text:p>
          </table:table-cell>
          <table:table-cell office:value-type="float" office:value="1.54898539" calcext:value-type="float">
            <text:p>1.54898539</text:p>
          </table:table-cell>
          <table:table-cell office:value-type="float" office:value="0.923093384" calcext:value-type="float">
            <text:p>0.923093384</text:p>
          </table:table-cell>
          <table:table-cell office:value-type="float" office:value="1.770255991" calcext:value-type="float">
            <text:p>1.770255991</text:p>
          </table:table-cell>
          <table:table-cell office:value-type="float" office:value="1.445407967" calcext:value-type="float">
            <text:p>1.445407967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87.956995" calcext:value-type="float">
            <text:p>187.956995</text:p>
          </table:table-cell>
          <table:table-cell office:value-type="float" office:value="68.1325921" calcext:value-type="float">
            <text:p>68.1325921</text:p>
          </table:table-cell>
          <table:table-cell office:value-type="float" office:value="1.5576102" calcext:value-type="float">
            <text:p>1.5576102</text:p>
          </table:table-cell>
          <table:table-cell office:value-type="float" office:value="0.919025231" calcext:value-type="float">
            <text:p>0.919025231</text:p>
          </table:table-cell>
          <table:table-cell office:value-type="float" office:value="0.715727293" calcext:value-type="float">
            <text:p>0.715727293</text:p>
          </table:table-cell>
          <table:table-cell office:value-type="float" office:value="0.58438889" calcext:value-type="float">
            <text:p>0.5843888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87.321497" calcext:value-type="float">
            <text:p>187.321497</text:p>
          </table:table-cell>
          <table:table-cell office:value-type="float" office:value="68.008369" calcext:value-type="float">
            <text:p>68.008369</text:p>
          </table:table-cell>
          <table:table-cell office:value-type="float" office:value="1.57196834" calcext:value-type="float">
            <text:p>1.57196834</text:p>
          </table:table-cell>
          <table:table-cell office:value-type="float" office:value="0.931237085" calcext:value-type="float">
            <text:p>0.931237085</text:p>
          </table:table-cell>
          <table:table-cell office:value-type="float" office:value="2.140662486" calcext:value-type="float">
            <text:p>2.140662486</text:p>
          </table:table-cell>
          <table:table-cell office:value-type="float" office:value="1.747843617" calcext:value-type="float">
            <text:p>1.747843617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87.283532" calcext:value-type="float">
            <text:p>187.283532</text:p>
          </table:table-cell>
          <table:table-cell office:value-type="float" office:value="68.3280191" calcext:value-type="float">
            <text:p>68.3280191</text:p>
          </table:table-cell>
          <table:table-cell office:value-type="float" office:value="1.58212835" calcext:value-type="float">
            <text:p>1.58212835</text:p>
          </table:table-cell>
          <table:table-cell office:value-type="float" office:value="0.952699835" calcext:value-type="float">
            <text:p>0.952699835</text:p>
          </table:table-cell>
          <table:table-cell office:value-type="float" office:value="1.1810379985" calcext:value-type="float">
            <text:p>1.1810379985</text:p>
          </table:table-cell>
          <table:table-cell office:value-type="float" office:value="0.9643134594" calcext:value-type="float">
            <text:p>0.9643134594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86.789732" calcext:value-type="float">
            <text:p>186.789732</text:p>
          </table:table-cell>
          <table:table-cell office:value-type="float" office:value="68.1590646" calcext:value-type="float">
            <text:p>68.1590646</text:p>
          </table:table-cell>
          <table:table-cell office:value-type="float" office:value="1.57568011" calcext:value-type="float">
            <text:p>1.57568011</text:p>
          </table:table-cell>
          <table:table-cell office:value-type="float" office:value="0.94091791" calcext:value-type="float">
            <text:p>0.94091791</text:p>
          </table:table-cell>
          <table:table-cell office:value-type="float" office:value="1.552573414" calcext:value-type="float">
            <text:p>1.552573414</text:p>
          </table:table-cell>
          <table:table-cell office:value-type="float" office:value="1.267670842" calcext:value-type="float">
            <text:p>1.267670842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86.8588384" calcext:value-type="float">
            <text:p>186.8588384</text:p>
          </table:table-cell>
          <table:table-cell office:value-type="float" office:value="68.4196746" calcext:value-type="float">
            <text:p>68.4196746</text:p>
          </table:table-cell>
          <table:table-cell office:value-type="float" office:value="1.54758153" calcext:value-type="float">
            <text:p>1.54758153</text:p>
          </table:table-cell>
          <table:table-cell office:value-type="float" office:value="0.894062352" calcext:value-type="float">
            <text:p>0.894062352</text:p>
          </table:table-cell>
          <table:table-cell office:value-type="float" office:value="1.41221168" calcext:value-type="float">
            <text:p>1.41221168</text:p>
          </table:table-cell>
          <table:table-cell office:value-type="float" office:value="1.15306602" calcext:value-type="float">
            <text:p>1.15306602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86.3552394" calcext:value-type="float">
            <text:p>186.3552394</text:p>
          </table:table-cell>
          <table:table-cell office:value-type="float" office:value="68.3741557" calcext:value-type="float">
            <text:p>68.3741557</text:p>
          </table:table-cell>
          <table:table-cell office:value-type="float" office:value="1.54546683" calcext:value-type="float">
            <text:p>1.54546683</text:p>
          </table:table-cell>
          <table:table-cell office:value-type="float" office:value="0.902932745" calcext:value-type="float">
            <text:p>0.902932745</text:p>
          </table:table-cell>
          <table:table-cell office:value-type="float" office:value="1.60358463" calcext:value-type="float">
            <text:p>1.60358463</text:p>
          </table:table-cell>
          <table:table-cell office:value-type="float" office:value="1.3093213714" calcext:value-type="float">
            <text:p>1.3093213714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87.3439954" calcext:value-type="float">
            <text:p>187.3439954</text:p>
          </table:table-cell>
          <table:table-cell office:value-type="float" office:value="68.9553288" calcext:value-type="float">
            <text:p>68.9553288</text:p>
          </table:table-cell>
          <table:table-cell office:value-type="float" office:value="1.54949472" calcext:value-type="float">
            <text:p>1.54949472</text:p>
          </table:table-cell>
          <table:table-cell office:value-type="float" office:value="0.890563435" calcext:value-type="float">
            <text:p>0.890563435</text:p>
          </table:table-cell>
          <table:table-cell office:value-type="float" office:value="2.23967181" calcext:value-type="float">
            <text:p>2.23967181</text:p>
          </table:table-cell>
          <table:table-cell office:value-type="float" office:value="1.82868435" calcext:value-type="float">
            <text:p>1.8286843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187.0670244" calcext:value-type="float">
            <text:p>187.0670244</text:p>
          </table:table-cell>
          <table:table-cell office:value-type="float" office:value="69.0504109" calcext:value-type="float">
            <text:p>69.0504109</text:p>
          </table:table-cell>
          <table:table-cell office:value-type="float" office:value="1.55099626" calcext:value-type="float">
            <text:p>1.55099626</text:p>
          </table:table-cell>
          <table:table-cell office:value-type="float" office:value="0.894892648" calcext:value-type="float">
            <text:p>0.894892648</text:p>
          </table:table-cell>
          <table:table-cell office:value-type="float" office:value="2.091624465" calcext:value-type="float">
            <text:p>2.091624465</text:p>
          </table:table-cell>
          <table:table-cell office:value-type="float" office:value="1.70780426" calcext:value-type="float">
            <text:p>1.70780426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87.302569" calcext:value-type="float">
            <text:p>187.302569</text:p>
          </table:table-cell>
          <table:table-cell office:value-type="float" office:value="68.9407709" calcext:value-type="float">
            <text:p>68.9407709</text:p>
          </table:table-cell>
          <table:table-cell office:value-type="float" office:value="1.61599993" calcext:value-type="float">
            <text:p>1.61599993</text:p>
          </table:table-cell>
          <table:table-cell office:value-type="float" office:value="0.89260059" calcext:value-type="float">
            <text:p>0.89260059</text:p>
          </table:table-cell>
          <table:table-cell office:value-type="float" office:value="1.62773043" calcext:value-type="float">
            <text:p>1.62773043</text:p>
          </table:table-cell>
          <table:table-cell office:value-type="float" office:value="1.32903637" calcext:value-type="float">
            <text:p>1.32903637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87.022233" calcext:value-type="float">
            <text:p>187.022233</text:p>
          </table:table-cell>
          <table:table-cell office:value-type="float" office:value="68.7514331" calcext:value-type="float">
            <text:p>68.7514331</text:p>
          </table:table-cell>
          <table:table-cell office:value-type="float" office:value="1.60754918" calcext:value-type="float">
            <text:p>1.60754918</text:p>
          </table:table-cell>
          <table:table-cell office:value-type="float" office:value="0.851459987" calcext:value-type="float">
            <text:p>0.851459987</text:p>
          </table:table-cell>
          <table:table-cell office:value-type="float" office:value="2.229159364" calcext:value-type="float">
            <text:p>2.229159364</text:p>
          </table:table-cell>
          <table:table-cell office:value-type="float" office:value="1.820100987" calcext:value-type="float">
            <text:p>1.82010098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87.423255" calcext:value-type="float">
            <text:p>187.423255</text:p>
          </table:table-cell>
          <table:table-cell office:value-type="float" office:value="68.6622462" calcext:value-type="float">
            <text:p>68.6622462</text:p>
          </table:table-cell>
          <table:table-cell office:value-type="float" office:value="1.53710455" calcext:value-type="float">
            <text:p>1.53710455</text:p>
          </table:table-cell>
          <table:table-cell office:value-type="float" office:value="0.851818737" calcext:value-type="float">
            <text:p>0.851818737</text:p>
          </table:table-cell>
          <table:table-cell office:value-type="float" office:value="0.94000381" calcext:value-type="float">
            <text:p>0.94000381</text:p>
          </table:table-cell>
          <table:table-cell office:value-type="float" office:value="0.76750988" calcext:value-type="float">
            <text:p>0.7675098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87.009442" calcext:value-type="float">
            <text:p>187.009442</text:p>
          </table:table-cell>
          <table:table-cell office:value-type="float" office:value="68.178373" calcext:value-type="float">
            <text:p>68.178373</text:p>
          </table:table-cell>
          <table:table-cell office:value-type="float" office:value="1.46291146" calcext:value-type="float">
            <text:p>1.46291146</text:p>
          </table:table-cell>
          <table:table-cell office:value-type="float" office:value="0.790356533" calcext:value-type="float">
            <text:p>0.790356533</text:p>
          </table:table-cell>
          <table:table-cell office:value-type="float" office:value="1.83471373" calcext:value-type="float">
            <text:p>1.83471373</text:p>
          </table:table-cell>
          <table:table-cell office:value-type="float" office:value="1.498037476" calcext:value-type="float">
            <text:p>1.498037476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87.362735" calcext:value-type="float">
            <text:p>187.362735</text:p>
          </table:table-cell>
          <table:table-cell office:value-type="float" office:value="67.8619778" calcext:value-type="float">
            <text:p>67.8619778</text:p>
          </table:table-cell>
          <table:table-cell office:value-type="float" office:value="1.41572327" calcext:value-type="float">
            <text:p>1.41572327</text:p>
          </table:table-cell>
          <table:table-cell office:value-type="float" office:value="0.817249298" calcext:value-type="float">
            <text:p>0.817249298</text:p>
          </table:table-cell>
          <table:table-cell office:value-type="float" office:value="0.75889041" calcext:value-type="float">
            <text:p>0.75889041</text:p>
          </table:table-cell>
          <table:table-cell office:value-type="float" office:value="0.619631428" calcext:value-type="float">
            <text:p>0.61963142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87.602001" calcext:value-type="float">
            <text:p>187.602001</text:p>
          </table:table-cell>
          <table:table-cell office:value-type="float" office:value="67.6693491" calcext:value-type="float">
            <text:p>67.6693491</text:p>
          </table:table-cell>
          <table:table-cell office:value-type="float" office:value="1.42768618" calcext:value-type="float">
            <text:p>1.42768618</text:p>
          </table:table-cell>
          <table:table-cell office:value-type="float" office:value="0.779425719" calcext:value-type="float">
            <text:p>0.779425719</text:p>
          </table:table-cell>
          <table:table-cell office:value-type="float" office:value="2.289717334" calcext:value-type="float">
            <text:p>2.289717334</text:p>
          </table:table-cell>
          <table:table-cell office:value-type="float" office:value="1.86954642" calcext:value-type="float">
            <text:p>1.86954642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87.8102586" calcext:value-type="float">
            <text:p>187.8102586</text:p>
          </table:table-cell>
          <table:table-cell office:value-type="float" office:value="67.4726543" calcext:value-type="float">
            <text:p>67.4726543</text:p>
          </table:table-cell>
          <table:table-cell office:value-type="float" office:value="1.45206495" calcext:value-type="float">
            <text:p>1.45206495</text:p>
          </table:table-cell>
          <table:table-cell office:value-type="float" office:value="0.754288459" calcext:value-type="float">
            <text:p>0.754288459</text:p>
          </table:table-cell>
          <table:table-cell office:value-type="float" office:value="0.903164004" calcext:value-type="float">
            <text:p>0.903164004</text:p>
          </table:table-cell>
          <table:table-cell office:value-type="float" office:value="0.73743032" calcext:value-type="float">
            <text:p>0.7374303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86.9550286" calcext:value-type="float">
            <text:p>186.9550286</text:p>
          </table:table-cell>
          <table:table-cell office:value-type="float" office:value="66.9888583" calcext:value-type="float">
            <text:p>66.9888583</text:p>
          </table:table-cell>
          <table:table-cell office:value-type="float" office:value="1.49812384" calcext:value-type="float">
            <text:p>1.49812384</text:p>
          </table:table-cell>
          <table:table-cell office:value-type="float" office:value="0.761056522" calcext:value-type="float">
            <text:p>0.761056522</text:p>
          </table:table-cell>
          <table:table-cell office:value-type="float" office:value="1.259050953" calcext:value-type="float">
            <text:p>1.259050953</text:p>
          </table:table-cell>
          <table:table-cell office:value-type="float" office:value="1.02801078" calcext:value-type="float">
            <text:p>1.0280107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87.432613" calcext:value-type="float">
            <text:p>187.432613</text:p>
          </table:table-cell>
          <table:table-cell office:value-type="float" office:value="67.2623133" calcext:value-type="float">
            <text:p>67.2623133</text:p>
          </table:table-cell>
          <table:table-cell office:value-type="float" office:value="1.55222053" calcext:value-type="float">
            <text:p>1.55222053</text:p>
          </table:table-cell>
          <table:table-cell office:value-type="float" office:value="0.781773584" calcext:value-type="float">
            <text:p>0.781773584</text:p>
          </table:table-cell>
          <table:table-cell office:value-type="float" office:value="1.160536687" calcext:value-type="float">
            <text:p>1.160536687</text:p>
          </table:table-cell>
          <table:table-cell office:value-type="float" office:value="0.947574246" calcext:value-type="float">
            <text:p>0.947574246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86.790513" calcext:value-type="float">
            <text:p>186.790513</text:p>
          </table:table-cell>
          <table:table-cell office:value-type="float" office:value="66.9331363" calcext:value-type="float">
            <text:p>66.9331363</text:p>
          </table:table-cell>
          <table:table-cell office:value-type="float" office:value="1.54243311" calcext:value-type="float">
            <text:p>1.54243311</text:p>
          </table:table-cell>
          <table:table-cell office:value-type="float" office:value="0.850425845" calcext:value-type="float">
            <text:p>0.850425845</text:p>
          </table:table-cell>
          <table:table-cell office:value-type="float" office:value="1.111871916" calcext:value-type="float">
            <text:p>1.111871916</text:p>
          </table:table-cell>
          <table:table-cell office:value-type="float" office:value="0.9078396126" calcext:value-type="float">
            <text:p>0.907839612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86.187846" calcext:value-type="float">
            <text:p>186.187846</text:p>
          </table:table-cell>
          <table:table-cell office:value-type="float" office:value="67.0276712" calcext:value-type="float">
            <text:p>67.0276712</text:p>
          </table:table-cell>
          <table:table-cell office:value-type="float" office:value="1.48298332" calcext:value-type="float">
            <text:p>1.48298332</text:p>
          </table:table-cell>
          <table:table-cell office:value-type="float" office:value="0.835564007" calcext:value-type="float">
            <text:p>0.835564007</text:p>
          </table:table-cell>
          <table:table-cell office:value-type="float" office:value="0.78090747" calcext:value-type="float">
            <text:p>0.78090747</text:p>
          </table:table-cell>
          <table:table-cell office:value-type="float" office:value="0.637608274" calcext:value-type="float">
            <text:p>0.637608274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85.8439676" calcext:value-type="float">
            <text:p>185.8439676</text:p>
          </table:table-cell>
          <table:table-cell office:value-type="float" office:value="66.975609" calcext:value-type="float">
            <text:p>66.975609</text:p>
          </table:table-cell>
          <table:table-cell office:value-type="float" office:value="1.5686763" calcext:value-type="float">
            <text:p>1.5686763</text:p>
          </table:table-cell>
          <table:table-cell office:value-type="float" office:value="0.838409834" calcext:value-type="float">
            <text:p>0.838409834</text:p>
          </table:table-cell>
          <table:table-cell office:value-type="float" office:value="0.907735945" calcext:value-type="float">
            <text:p>0.907735945</text:p>
          </table:table-cell>
          <table:table-cell office:value-type="float" office:value="0.741163266" calcext:value-type="float">
            <text:p>0.741163266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85.1877486" calcext:value-type="float">
            <text:p>185.1877486</text:p>
          </table:table-cell>
          <table:table-cell office:value-type="float" office:value="66.8016769" calcext:value-type="float">
            <text:p>66.8016769</text:p>
          </table:table-cell>
          <table:table-cell office:value-type="float" office:value="1.512437923" calcext:value-type="float">
            <text:p>1.512437923</text:p>
          </table:table-cell>
          <table:table-cell office:value-type="float" office:value="0.790648947" calcext:value-type="float">
            <text:p>0.790648947</text:p>
          </table:table-cell>
          <table:table-cell office:value-type="float" office:value="1.397653706" calcext:value-type="float">
            <text:p>1.397653706</text:p>
          </table:table-cell>
          <table:table-cell office:value-type="float" office:value="1.14117945" calcext:value-type="float">
            <text:p>1.14117945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184.697999" calcext:value-type="float">
            <text:p>184.697999</text:p>
          </table:table-cell>
          <table:table-cell office:value-type="float" office:value="66.6848612" calcext:value-type="float">
            <text:p>66.6848612</text:p>
          </table:table-cell>
          <table:table-cell office:value-type="float" office:value="1.527832763" calcext:value-type="float">
            <text:p>1.527832763</text:p>
          </table:table-cell>
          <table:table-cell office:value-type="float" office:value="0.805790898" calcext:value-type="float">
            <text:p>0.805790898</text:p>
          </table:table-cell>
          <table:table-cell office:value-type="float" office:value="0.9927216042" calcext:value-type="float">
            <text:p>0.9927216042</text:p>
          </table:table-cell>
          <table:table-cell office:value-type="float" office:value="0.810553796" calcext:value-type="float">
            <text:p>0.81055379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4.164754" calcext:value-type="float">
            <text:p>184.164754</text:p>
          </table:table-cell>
          <table:table-cell office:value-type="float" office:value="66.6869713" calcext:value-type="float">
            <text:p>66.6869713</text:p>
          </table:table-cell>
          <table:table-cell office:value-type="float" office:value="1.515914399" calcext:value-type="float">
            <text:p>1.515914399</text:p>
          </table:table-cell>
          <table:table-cell office:value-type="float" office:value="0.791932284" calcext:value-type="float">
            <text:p>0.791932284</text:p>
          </table:table-cell>
          <table:table-cell office:value-type="float" office:value="0.956291431" calcext:value-type="float">
            <text:p>0.956291431</text:p>
          </table:table-cell>
          <table:table-cell office:value-type="float" office:value="0.780808681" calcext:value-type="float">
            <text:p>0.780808681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84.24313" calcext:value-type="float">
            <text:p>184.24313</text:p>
          </table:table-cell>
          <table:table-cell office:value-type="float" office:value="66.5974101" calcext:value-type="float">
            <text:p>66.5974101</text:p>
          </table:table-cell>
          <table:table-cell office:value-type="float" office:value="1.564753439" calcext:value-type="float">
            <text:p>1.564753439</text:p>
          </table:table-cell>
          <table:table-cell office:value-type="float" office:value="0.755736131" calcext:value-type="float">
            <text:p>0.755736131</text:p>
          </table:table-cell>
          <table:table-cell office:value-type="float" office:value="1.492970045" calcext:value-type="float">
            <text:p>1.492970045</text:p>
          </table:table-cell>
          <table:table-cell office:value-type="float" office:value="1.219004926" calcext:value-type="float">
            <text:p>1.219004926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183.614529" calcext:value-type="float">
            <text:p>183.614529</text:p>
          </table:table-cell>
          <table:table-cell office:value-type="float" office:value="66.3652042" calcext:value-type="float">
            <text:p>66.3652042</text:p>
          </table:table-cell>
          <table:table-cell office:value-type="float" office:value="1.568156696" calcext:value-type="float">
            <text:p>1.568156696</text:p>
          </table:table-cell>
          <table:table-cell office:value-type="float" office:value="0.743729335" calcext:value-type="float">
            <text:p>0.743729335</text:p>
          </table:table-cell>
          <table:table-cell office:value-type="float" office:value="1.228203478" calcext:value-type="float">
            <text:p>1.228203478</text:p>
          </table:table-cell>
          <table:table-cell office:value-type="float" office:value="1.002823914" calcext:value-type="float">
            <text:p>1.002823914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83.823874" calcext:value-type="float">
            <text:p>183.823874</text:p>
          </table:table-cell>
          <table:table-cell office:value-type="float" office:value="66.2996427" calcext:value-type="float">
            <text:p>66.2996427</text:p>
          </table:table-cell>
          <table:table-cell office:value-type="float" office:value="1.568458666" calcext:value-type="float">
            <text:p>1.568458666</text:p>
          </table:table-cell>
          <table:table-cell office:value-type="float" office:value="0.726709239" calcext:value-type="float">
            <text:p>0.726709239</text:p>
          </table:table-cell>
          <table:table-cell office:value-type="float" office:value="1.309651321" calcext:value-type="float">
            <text:p>1.309651321</text:p>
          </table:table-cell>
          <table:table-cell office:value-type="float" office:value="1.069325801" calcext:value-type="float">
            <text:p>1.069325801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82.791801" calcext:value-type="float">
            <text:p>182.791801</text:p>
          </table:table-cell>
          <table:table-cell office:value-type="float" office:value="65.8968986" calcext:value-type="float">
            <text:p>65.8968986</text:p>
          </table:table-cell>
          <table:table-cell office:value-type="float" office:value="1.57909471" calcext:value-type="float">
            <text:p>1.57909471</text:p>
          </table:table-cell>
          <table:table-cell office:value-type="float" office:value="0.746717831" calcext:value-type="float">
            <text:p>0.746717831</text:p>
          </table:table-cell>
          <table:table-cell office:value-type="float" office:value="1.465334689" calcext:value-type="float">
            <text:p>1.465334689</text:p>
          </table:table-cell>
          <table:table-cell office:value-type="float" office:value="1.196440772" calcext:value-type="float">
            <text:p>1.19644077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183.19216" calcext:value-type="float">
            <text:p>183.19216</text:p>
          </table:table-cell>
          <table:table-cell office:value-type="float" office:value="65.7966824" calcext:value-type="float">
            <text:p>65.7966824</text:p>
          </table:table-cell>
          <table:table-cell office:value-type="float" office:value="1.509112497" calcext:value-type="float">
            <text:p>1.509112497</text:p>
          </table:table-cell>
          <table:table-cell office:value-type="float" office:value="0.731340713" calcext:value-type="float">
            <text:p>0.731340713</text:p>
          </table:table-cell>
          <table:table-cell office:value-type="float" office:value="1.237763452" calcext:value-type="float">
            <text:p>1.237763452</text:p>
          </table:table-cell>
          <table:table-cell office:value-type="float" office:value="1.0106295763" calcext:value-type="float">
            <text:p>1.0106295763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82.5124525" calcext:value-type="float">
            <text:p>182.5124525</text:p>
          </table:table-cell>
          <table:table-cell office:value-type="float" office:value="65.3373427" calcext:value-type="float">
            <text:p>65.3373427</text:p>
          </table:table-cell>
          <table:table-cell office:value-type="float" office:value="1.50632775" calcext:value-type="float">
            <text:p>1.50632775</text:p>
          </table:table-cell>
          <table:table-cell office:value-type="float" office:value="0.737234277" calcext:value-type="float">
            <text:p>0.737234277</text:p>
          </table:table-cell>
          <table:table-cell office:value-type="float" office:value="1.556262096" calcext:value-type="float">
            <text:p>1.556262096</text:p>
          </table:table-cell>
          <table:table-cell office:value-type="float" office:value="1.270682688" calcext:value-type="float">
            <text:p>1.27068268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183.2136485" calcext:value-type="float">
            <text:p>183.2136485</text:p>
          </table:table-cell>
          <table:table-cell office:value-type="float" office:value="65.1867057" calcext:value-type="float">
            <text:p>65.1867057</text:p>
          </table:table-cell>
          <table:table-cell office:value-type="float" office:value="1.56857371" calcext:value-type="float">
            <text:p>1.56857371</text:p>
          </table:table-cell>
          <table:table-cell office:value-type="float" office:value="0.793180893" calcext:value-type="float">
            <text:p>0.793180893</text:p>
          </table:table-cell>
          <table:table-cell office:value-type="float" office:value="1.46938291" calcext:value-type="float">
            <text:p>1.46938291</text:p>
          </table:table-cell>
          <table:table-cell office:value-type="float" office:value="1.1997461" calcext:value-type="float">
            <text:p>1.199746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81.951086" calcext:value-type="float">
            <text:p>181.951086</text:p>
          </table:table-cell>
          <table:table-cell office:value-type="float" office:value="65.0464278" calcext:value-type="float">
            <text:p>65.0464278</text:p>
          </table:table-cell>
          <table:table-cell office:value-type="float" office:value="1.56091673" calcext:value-type="float">
            <text:p>1.56091673</text:p>
          </table:table-cell>
          <table:table-cell office:value-type="float" office:value="0.789418326" calcext:value-type="float">
            <text:p>0.789418326</text:p>
          </table:table-cell>
          <table:table-cell office:value-type="float" office:value="1.384917684" calcext:value-type="float">
            <text:p>1.384917684</text:p>
          </table:table-cell>
          <table:table-cell office:value-type="float" office:value="1.130780585" calcext:value-type="float">
            <text:p>1.13078058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83.039012" calcext:value-type="float">
            <text:p>183.039012</text:p>
          </table:table-cell>
          <table:table-cell office:value-type="float" office:value="64.6411026" calcext:value-type="float">
            <text:p>64.6411026</text:p>
          </table:table-cell>
          <table:table-cell office:value-type="float" office:value="1.54353968" calcext:value-type="float">
            <text:p>1.54353968</text:p>
          </table:table-cell>
          <table:table-cell office:value-type="float" office:value="0.794025578" calcext:value-type="float">
            <text:p>0.794025578</text:p>
          </table:table-cell>
          <table:table-cell office:value-type="float" office:value="2.016189537" calcext:value-type="float">
            <text:p>2.016189537</text:p>
          </table:table-cell>
          <table:table-cell office:value-type="float" office:value="1.64621187" calcext:value-type="float">
            <text:p>1.64621187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81.839266" calcext:value-type="float">
            <text:p>181.839266</text:p>
          </table:table-cell>
          <table:table-cell office:value-type="float" office:value="64.5055962" calcext:value-type="float">
            <text:p>64.5055962</text:p>
          </table:table-cell>
          <table:table-cell office:value-type="float" office:value="1.57281722" calcext:value-type="float">
            <text:p>1.57281722</text:p>
          </table:table-cell>
          <table:table-cell office:value-type="float" office:value="0.790112381" calcext:value-type="float">
            <text:p>0.790112381</text:p>
          </table:table-cell>
          <table:table-cell office:value-type="float" office:value="1.3706472" calcext:value-type="float">
            <text:p>1.3706472</text:p>
          </table:table-cell>
          <table:table-cell office:value-type="float" office:value="1.11912877" calcext:value-type="float">
            <text:p>1.1191287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82.866381" calcext:value-type="float">
            <text:p>182.866381</text:p>
          </table:table-cell>
          <table:table-cell office:value-type="float" office:value="64.2510715" calcext:value-type="float">
            <text:p>64.2510715</text:p>
          </table:table-cell>
          <table:table-cell office:value-type="float" office:value="1.58209049" calcext:value-type="float">
            <text:p>1.58209049</text:p>
          </table:table-cell>
          <table:table-cell office:value-type="float" office:value="0.817846055" calcext:value-type="float">
            <text:p>0.817846055</text:p>
          </table:table-cell>
          <table:table-cell office:value-type="float" office:value="2.193743194" calcext:value-type="float">
            <text:p>2.193743194</text:p>
          </table:table-cell>
          <table:table-cell office:value-type="float" office:value="1.791183758" calcext:value-type="float">
            <text:p>1.791183758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181.842389" calcext:value-type="float">
            <text:p>181.842389</text:p>
          </table:table-cell>
          <table:table-cell office:value-type="float" office:value="64.2147348" calcext:value-type="float">
            <text:p>64.2147348</text:p>
          </table:table-cell>
          <table:table-cell office:value-type="float" office:value="1.56748539" calcext:value-type="float">
            <text:p>1.56748539</text:p>
          </table:table-cell>
          <table:table-cell office:value-type="float" office:value="0.809234832" calcext:value-type="float">
            <text:p>0.809234832</text:p>
          </table:table-cell>
          <table:table-cell office:value-type="float" office:value="1.155889005" calcext:value-type="float">
            <text:p>1.155889005</text:p>
          </table:table-cell>
          <table:table-cell office:value-type="float" office:value="0.943779424" calcext:value-type="float">
            <text:p>0.943779424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82.324973" calcext:value-type="float">
            <text:p>182.324973</text:p>
          </table:table-cell>
          <table:table-cell office:value-type="float" office:value="64.2929384" calcext:value-type="float">
            <text:p>64.2929384</text:p>
          </table:table-cell>
          <table:table-cell office:value-type="float" office:value="1.600729996" calcext:value-type="float">
            <text:p>1.600729996</text:p>
          </table:table-cell>
          <table:table-cell office:value-type="float" office:value="0.800391725" calcext:value-type="float">
            <text:p>0.800391725</text:p>
          </table:table-cell>
          <table:table-cell office:value-type="float" office:value="1.609947387" calcext:value-type="float">
            <text:p>1.609947387</text:p>
          </table:table-cell>
          <table:table-cell office:value-type="float" office:value="1.3145165792" calcext:value-type="float">
            <text:p>1.3145165792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81.557322" calcext:value-type="float">
            <text:p>181.557322</text:p>
          </table:table-cell>
          <table:table-cell office:value-type="float" office:value="64.3423911" calcext:value-type="float">
            <text:p>64.3423911</text:p>
          </table:table-cell>
          <table:table-cell office:value-type="float" office:value="1.639538836" calcext:value-type="float">
            <text:p>1.639538836</text:p>
          </table:table-cell>
          <table:table-cell office:value-type="float" office:value="0.794365869" calcext:value-type="float">
            <text:p>0.794365869</text:p>
          </table:table-cell>
          <table:table-cell office:value-type="float" office:value="0.885760425" calcext:value-type="float">
            <text:p>0.885760425</text:p>
          </table:table-cell>
          <table:table-cell office:value-type="float" office:value="0.723220326" calcext:value-type="float">
            <text:p>0.723220326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1.365397" calcext:value-type="float">
            <text:p>181.365397</text:p>
          </table:table-cell>
          <table:table-cell office:value-type="float" office:value="64.1128928" calcext:value-type="float">
            <text:p>64.1128928</text:p>
          </table:table-cell>
          <table:table-cell office:value-type="float" office:value="1.607397765" calcext:value-type="float">
            <text:p>1.607397765</text:p>
          </table:table-cell>
          <table:table-cell office:value-type="float" office:value="0.802205995" calcext:value-type="float">
            <text:p>0.802205995</text:p>
          </table:table-cell>
          <table:table-cell office:value-type="float" office:value="1.666466293" calcext:value-type="float">
            <text:p>1.666466293</text:p>
          </table:table-cell>
          <table:table-cell office:value-type="float" office:value="1.360664031" calcext:value-type="float">
            <text:p>1.360664031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80.9126455" calcext:value-type="float">
            <text:p>180.9126455</text:p>
          </table:table-cell>
          <table:table-cell office:value-type="float" office:value="64.247658" calcext:value-type="float">
            <text:p>64.247658</text:p>
          </table:table-cell>
          <table:table-cell office:value-type="float" office:value="1.585850915" calcext:value-type="float">
            <text:p>1.585850915</text:p>
          </table:table-cell>
          <table:table-cell office:value-type="float" office:value="0.751315766" calcext:value-type="float">
            <text:p>0.751315766</text:p>
          </table:table-cell>
          <table:table-cell office:value-type="float" office:value="0.677189045" calcext:value-type="float">
            <text:p>0.677189045</text:p>
          </table:table-cell>
          <table:table-cell office:value-type="float" office:value="0.552922556" calcext:value-type="float">
            <text:p>0.552922556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181.3193285" calcext:value-type="float">
            <text:p>181.3193285</text:p>
          </table:table-cell>
          <table:table-cell office:value-type="float" office:value="64.0903362" calcext:value-type="float">
            <text:p>64.0903362</text:p>
          </table:table-cell>
          <table:table-cell office:value-type="float" office:value="1.55477081" calcext:value-type="float">
            <text:p>1.55477081</text:p>
          </table:table-cell>
          <table:table-cell office:value-type="float" office:value="0.7714749" calcext:value-type="float">
            <text:p>0.7714749</text:p>
          </table:table-cell>
          <table:table-cell office:value-type="float" office:value="1.44826218" calcext:value-type="float">
            <text:p>1.44826218</text:p>
          </table:table-cell>
          <table:table-cell office:value-type="float" office:value="1.18250108" calcext:value-type="float">
            <text:p>1.1825010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81.159408" calcext:value-type="float">
            <text:p>181.159408</text:p>
          </table:table-cell>
          <table:table-cell office:value-type="float" office:value="64.4330544" calcext:value-type="float">
            <text:p>64.4330544</text:p>
          </table:table-cell>
          <table:table-cell office:value-type="float" office:value="1.56901861" calcext:value-type="float">
            <text:p>1.56901861</text:p>
          </table:table-cell>
          <table:table-cell office:value-type="float" office:value="0.769230267" calcext:value-type="float">
            <text:p>0.769230267</text:p>
          </table:table-cell>
          <table:table-cell office:value-type="float" office:value="0.554135866" calcext:value-type="float">
            <text:p>0.554135866</text:p>
          </table:table-cell>
          <table:table-cell office:value-type="float" office:value="0.452450041" calcext:value-type="float">
            <text:p>0.45245004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81.78094" calcext:value-type="float">
            <text:p>181.78094</text:p>
          </table:table-cell>
          <table:table-cell office:value-type="float" office:value="64.4282842" calcext:value-type="float">
            <text:p>64.4282842</text:p>
          </table:table-cell>
          <table:table-cell office:value-type="float" office:value="1.6332548" calcext:value-type="float">
            <text:p>1.6332548</text:p>
          </table:table-cell>
          <table:table-cell office:value-type="float" office:value="0.749983758" calcext:value-type="float">
            <text:p>0.749983758</text:p>
          </table:table-cell>
          <table:table-cell office:value-type="float" office:value="1.30047677" calcext:value-type="float">
            <text:p>1.30047677</text:p>
          </table:table-cell>
          <table:table-cell office:value-type="float" office:value="1.061834854" calcext:value-type="float">
            <text:p>1.061834854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81.766527" calcext:value-type="float">
            <text:p>181.766527</text:p>
          </table:table-cell>
          <table:table-cell office:value-type="float" office:value="64.8659834" calcext:value-type="float">
            <text:p>64.8659834</text:p>
          </table:table-cell>
          <table:table-cell office:value-type="float" office:value="1.64651569" calcext:value-type="float">
            <text:p>1.64651569</text:p>
          </table:table-cell>
          <table:table-cell office:value-type="float" office:value="0.77224523" calcext:value-type="float">
            <text:p>0.77224523</text:p>
          </table:table-cell>
          <table:table-cell office:value-type="float" office:value="0.582151437" calcext:value-type="float">
            <text:p>0.582151437</text:p>
          </table:table-cell>
          <table:table-cell office:value-type="float" office:value="0.475324667" calcext:value-type="float">
            <text:p>0.475324667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81.774901" calcext:value-type="float">
            <text:p>181.774901</text:p>
          </table:table-cell>
          <table:table-cell office:value-type="float" office:value="64.6663924" calcext:value-type="float">
            <text:p>64.6663924</text:p>
          </table:table-cell>
          <table:table-cell office:value-type="float" office:value="1.65628932" calcext:value-type="float">
            <text:p>1.65628932</text:p>
          </table:table-cell>
          <table:table-cell office:value-type="float" office:value="0.782348944" calcext:value-type="float">
            <text:p>0.782348944</text:p>
          </table:table-cell>
          <table:table-cell office:value-type="float" office:value="1.501021592" calcext:value-type="float">
            <text:p>1.501021592</text:p>
          </table:table-cell>
          <table:table-cell office:value-type="float" office:value="1.225579008" calcext:value-type="float">
            <text:p>1.22557900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82.103856" calcext:value-type="float">
            <text:p>182.103856</text:p>
          </table:table-cell>
          <table:table-cell office:value-type="float" office:value="65.1191542" calcext:value-type="float">
            <text:p>65.1191542</text:p>
          </table:table-cell>
          <table:table-cell office:value-type="float" office:value="1.67930083" calcext:value-type="float">
            <text:p>1.67930083</text:p>
          </table:table-cell>
          <table:table-cell office:value-type="float" office:value="0.811766983" calcext:value-type="float">
            <text:p>0.811766983</text:p>
          </table:table-cell>
          <table:table-cell office:value-type="float" office:value="0.789153714" calcext:value-type="float">
            <text:p>0.789153714</text:p>
          </table:table-cell>
          <table:table-cell office:value-type="float" office:value="0.644341314" calcext:value-type="float">
            <text:p>0.644341314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181.718461" calcext:value-type="float">
            <text:p>181.718461</text:p>
          </table:table-cell>
          <table:table-cell office:value-type="float" office:value="64.977842" calcext:value-type="float">
            <text:p>64.977842</text:p>
          </table:table-cell>
          <table:table-cell office:value-type="float" office:value="1.652468236" calcext:value-type="float">
            <text:p>1.652468236</text:p>
          </table:table-cell>
          <table:table-cell office:value-type="float" office:value="0.782555028" calcext:value-type="float">
            <text:p>0.782555028</text:p>
          </table:table-cell>
          <table:table-cell office:value-type="float" office:value="1.638465436" calcext:value-type="float">
            <text:p>1.638465436</text:p>
          </table:table-cell>
          <table:table-cell office:value-type="float" office:value="1.337801449" calcext:value-type="float">
            <text:p>1.337801449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182.169387" calcext:value-type="float">
            <text:p>182.169387</text:p>
          </table:table-cell>
          <table:table-cell office:value-type="float" office:value="65.1856384" calcext:value-type="float">
            <text:p>65.1856384</text:p>
          </table:table-cell>
          <table:table-cell office:value-type="float" office:value="1.685018786" calcext:value-type="float">
            <text:p>1.685018786</text:p>
          </table:table-cell>
          <table:table-cell office:value-type="float" office:value="0.799417593" calcext:value-type="float">
            <text:p>0.799417593</text:p>
          </table:table-cell>
          <table:table-cell office:value-type="float" office:value="1.005509369" calcext:value-type="float">
            <text:p>1.005509369</text:p>
          </table:table-cell>
          <table:table-cell office:value-type="float" office:value="0.820994958" calcext:value-type="float">
            <text:p>0.82099495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181.991962" calcext:value-type="float">
            <text:p>181.991962</text:p>
          </table:table-cell>
          <table:table-cell office:value-type="float" office:value="64.9469678" calcext:value-type="float">
            <text:p>64.9469678</text:p>
          </table:table-cell>
          <table:table-cell office:value-type="float" office:value="1.6563888" calcext:value-type="float">
            <text:p>1.6563888</text:p>
          </table:table-cell>
          <table:table-cell office:value-type="float" office:value="0.807097599" calcext:value-type="float">
            <text:p>0.807097599</text:p>
          </table:table-cell>
          <table:table-cell office:value-type="float" office:value="1.873192249" calcext:value-type="float">
            <text:p>1.873192249</text:p>
          </table:table-cell>
          <table:table-cell office:value-type="float" office:value="1.529455077" calcext:value-type="float">
            <text:p>1.52945507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82.178671" calcext:value-type="float">
            <text:p>182.178671</text:p>
          </table:table-cell>
          <table:table-cell office:value-type="float" office:value="64.9913422" calcext:value-type="float">
            <text:p>64.9913422</text:p>
          </table:table-cell>
          <table:table-cell office:value-type="float" office:value="1.65029533" calcext:value-type="float">
            <text:p>1.65029533</text:p>
          </table:table-cell>
          <table:table-cell office:value-type="float" office:value="0.845345004" calcext:value-type="float">
            <text:p>0.845345004</text:p>
          </table:table-cell>
          <table:table-cell office:value-type="float" office:value="1.165735419" calcext:value-type="float">
            <text:p>1.165735419</text:p>
          </table:table-cell>
          <table:table-cell office:value-type="float" office:value="0.951818958" calcext:value-type="float">
            <text:p>0.95181895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82.040851" calcext:value-type="float">
            <text:p>182.040851</text:p>
          </table:table-cell>
          <table:table-cell office:value-type="float" office:value="64.7830161" calcext:value-type="float">
            <text:p>64.7830161</text:p>
          </table:table-cell>
          <table:table-cell office:value-type="float" office:value="1.686643204" calcext:value-type="float">
            <text:p>1.686643204</text:p>
          </table:table-cell>
          <table:table-cell office:value-type="float" office:value="0.852919366" calcext:value-type="float">
            <text:p>0.852919366</text:p>
          </table:table-cell>
          <table:table-cell office:value-type="float" office:value="2.044816247" calcext:value-type="float">
            <text:p>2.044816247</text:p>
          </table:table-cell>
          <table:table-cell office:value-type="float" office:value="1.669585464" calcext:value-type="float">
            <text:p>1.669585464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181.627864" calcext:value-type="float">
            <text:p>181.627864</text:p>
          </table:table-cell>
          <table:table-cell office:value-type="float" office:value="64.3928237" calcext:value-type="float">
            <text:p>64.3928237</text:p>
          </table:table-cell>
          <table:table-cell office:value-type="float" office:value="1.696874004" calcext:value-type="float">
            <text:p>1.696874004</text:p>
          </table:table-cell>
          <table:table-cell office:value-type="float" office:value="0.81304898" calcext:value-type="float">
            <text:p>0.81304898</text:p>
          </table:table-cell>
          <table:table-cell office:value-type="float" office:value="0.593576804" calcext:value-type="float">
            <text:p>0.593576804</text:p>
          </table:table-cell>
          <table:table-cell office:value-type="float" office:value="0.484653445" calcext:value-type="float">
            <text:p>0.484653445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82.57264" calcext:value-type="float">
            <text:p>182.57264</text:p>
          </table:table-cell>
          <table:table-cell office:value-type="float" office:value="64.9186587" calcext:value-type="float">
            <text:p>64.9186587</text:p>
          </table:table-cell>
          <table:table-cell office:value-type="float" office:value="1.672244138" calcext:value-type="float">
            <text:p>1.672244138</text:p>
          </table:table-cell>
          <table:table-cell office:value-type="float" office:value="0.793750372" calcext:value-type="float">
            <text:p>0.793750372</text:p>
          </table:table-cell>
          <table:table-cell office:value-type="float" office:value="2.63133746" calcext:value-type="float">
            <text:p>2.63133746</text:p>
          </table:table-cell>
          <table:table-cell office:value-type="float" office:value="2.148478086" calcext:value-type="float">
            <text:p>2.148478086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82.637238" calcext:value-type="float">
            <text:p>182.637238</text:p>
          </table:table-cell>
          <table:table-cell office:value-type="float" office:value="64.5964964" calcext:value-type="float">
            <text:p>64.5964964</text:p>
          </table:table-cell>
          <table:table-cell office:value-type="float" office:value="1.667735338" calcext:value-type="float">
            <text:p>1.667735338</text:p>
          </table:table-cell>
          <table:table-cell office:value-type="float" office:value="0.800332297" calcext:value-type="float">
            <text:p>0.800332297</text:p>
          </table:table-cell>
          <table:table-cell office:value-type="float" office:value="0.97277224" calcext:value-type="float">
            <text:p>0.97277224</text:p>
          </table:table-cell>
          <table:table-cell office:value-type="float" office:value="0.7942652" calcext:value-type="float">
            <text:p>0.794265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184.085707" calcext:value-type="float">
            <text:p>184.085707</text:p>
          </table:table-cell>
          <table:table-cell office:value-type="float" office:value="65.1471164" calcext:value-type="float">
            <text:p>65.1471164</text:p>
          </table:table-cell>
          <table:table-cell office:value-type="float" office:value="1.631240154" calcext:value-type="float">
            <text:p>1.631240154</text:p>
          </table:table-cell>
          <table:table-cell office:value-type="float" office:value="0.808159647" calcext:value-type="float">
            <text:p>0.808159647</text:p>
          </table:table-cell>
          <table:table-cell office:value-type="float" office:value="2.76054941" calcext:value-type="float">
            <text:p>2.76054941</text:p>
          </table:table-cell>
          <table:table-cell office:value-type="float" office:value="2.253979226" calcext:value-type="float">
            <text:p>2.25397922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84.229024" calcext:value-type="float">
            <text:p>184.229024</text:p>
          </table:table-cell>
          <table:table-cell office:value-type="float" office:value="64.7852828" calcext:value-type="float">
            <text:p>64.7852828</text:p>
          </table:table-cell>
          <table:table-cell office:value-type="float" office:value="1.634235444" calcext:value-type="float">
            <text:p>1.634235444</text:p>
          </table:table-cell>
          <table:table-cell office:value-type="float" office:value="0.820430673" calcext:value-type="float">
            <text:p>0.820430673</text:p>
          </table:table-cell>
          <table:table-cell office:value-type="float" office:value="1.13853188" calcext:value-type="float">
            <text:p>1.13853188</text:p>
          </table:table-cell>
          <table:table-cell office:value-type="float" office:value="0.92960739" calcext:value-type="float">
            <text:p>0.9296073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85.509492" calcext:value-type="float">
            <text:p>185.509492</text:p>
          </table:table-cell>
          <table:table-cell office:value-type="float" office:value="65.1361379" calcext:value-type="float">
            <text:p>65.1361379</text:p>
          </table:table-cell>
          <table:table-cell office:value-type="float" office:value="1.69551971" calcext:value-type="float">
            <text:p>1.69551971</text:p>
          </table:table-cell>
          <table:table-cell office:value-type="float" office:value="0.887553236" calcext:value-type="float">
            <text:p>0.887553236</text:p>
          </table:table-cell>
          <table:table-cell office:value-type="float" office:value="2.5711317" calcext:value-type="float">
            <text:p>2.5711317</text:p>
          </table:table-cell>
          <table:table-cell office:value-type="float" office:value="2.09932027" calcext:value-type="float">
            <text:p>2.0993202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185.5222304" calcext:value-type="float">
            <text:p>185.5222304</text:p>
          </table:table-cell>
          <table:table-cell office:value-type="float" office:value="64.7336403" calcext:value-type="float">
            <text:p>64.7336403</text:p>
          </table:table-cell>
          <table:table-cell office:value-type="float" office:value="1.68165644" calcext:value-type="float">
            <text:p>1.68165644</text:p>
          </table:table-cell>
          <table:table-cell office:value-type="float" office:value="0.882061584" calcext:value-type="float">
            <text:p>0.882061584</text:p>
          </table:table-cell>
          <table:table-cell office:value-type="float" office:value="0.95180366" calcext:value-type="float">
            <text:p>0.95180366</text:p>
          </table:table-cell>
          <table:table-cell office:value-type="float" office:value="0.77714446" calcext:value-type="float">
            <text:p>0.7771444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186.8309174" calcext:value-type="float">
            <text:p>186.8309174</text:p>
          </table:table-cell>
          <table:table-cell office:value-type="float" office:value="64.9887604" calcext:value-type="float">
            <text:p>64.9887604</text:p>
          </table:table-cell>
          <table:table-cell office:value-type="float" office:value="1.673816293" calcext:value-type="float">
            <text:p>1.673816293</text:p>
          </table:table-cell>
          <table:table-cell office:value-type="float" office:value="0.833133594" calcext:value-type="float">
            <text:p>0.833133594</text:p>
          </table:table-cell>
          <table:table-cell office:value-type="float" office:value="2.42599488" calcext:value-type="float">
            <text:p>2.42599488</text:p>
          </table:table-cell>
          <table:table-cell office:value-type="float" office:value="1.98081656" calcext:value-type="float">
            <text:p>1.9808165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186.863897" calcext:value-type="float">
            <text:p>186.863897</text:p>
          </table:table-cell>
          <table:table-cell office:value-type="float" office:value="64.6640864" calcext:value-type="float">
            <text:p>64.6640864</text:p>
          </table:table-cell>
          <table:table-cell office:value-type="float" office:value="1.676462653" calcext:value-type="float">
            <text:p>1.676462653</text:p>
          </table:table-cell>
          <table:table-cell office:value-type="float" office:value="0.844532489" calcext:value-type="float">
            <text:p>0.844532489</text:p>
          </table:table-cell>
          <table:table-cell office:value-type="float" office:value="0.822014337" calcext:value-type="float">
            <text:p>0.822014337</text:p>
          </table:table-cell>
          <table:table-cell office:value-type="float" office:value="0.6711719" calcext:value-type="float">
            <text:p>0.671171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87.7417006" calcext:value-type="float">
            <text:p>187.7417006</text:p>
          </table:table-cell>
          <table:table-cell office:value-type="float" office:value="64.8015801" calcext:value-type="float">
            <text:p>64.8015801</text:p>
          </table:table-cell>
          <table:table-cell office:value-type="float" office:value="1.679342956" calcext:value-type="float">
            <text:p>1.679342956</text:p>
          </table:table-cell>
          <table:table-cell office:value-type="float" office:value="0.819075213" calcext:value-type="float">
            <text:p>0.819075213</text:p>
          </table:table-cell>
          <table:table-cell office:value-type="float" office:value="2.23261351" calcext:value-type="float">
            <text:p>2.23261351</text:p>
          </table:table-cell>
          <table:table-cell office:value-type="float" office:value="1.82292135" calcext:value-type="float">
            <text:p>1.82292135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187.671907" calcext:value-type="float">
            <text:p>187.671907</text:p>
          </table:table-cell>
          <table:table-cell office:value-type="float" office:value="64.4589678" calcext:value-type="float">
            <text:p>64.4589678</text:p>
          </table:table-cell>
          <table:table-cell office:value-type="float" office:value="1.652847806" calcext:value-type="float">
            <text:p>1.652847806</text:p>
          </table:table-cell>
          <table:table-cell office:value-type="float" office:value="0.813849434" calcext:value-type="float">
            <text:p>0.813849434</text:p>
          </table:table-cell>
          <table:table-cell office:value-type="float" office:value="0.790461795" calcext:value-type="float">
            <text:p>0.790461795</text:p>
          </table:table-cell>
          <table:table-cell office:value-type="float" office:value="0.64540936" calcext:value-type="float">
            <text:p>0.64540936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88.4515934" calcext:value-type="float">
            <text:p>188.4515934</text:p>
          </table:table-cell>
          <table:table-cell office:value-type="float" office:value="64.6288911" calcext:value-type="float">
            <text:p>64.6288911</text:p>
          </table:table-cell>
          <table:table-cell office:value-type="float" office:value="1.617645915" calcext:value-type="float">
            <text:p>1.617645915</text:p>
          </table:table-cell>
          <table:table-cell office:value-type="float" office:value="0.747717336" calcext:value-type="float">
            <text:p>0.747717336</text:p>
          </table:table-cell>
          <table:table-cell office:value-type="float" office:value="1.90018208" calcext:value-type="float">
            <text:p>1.90018208</text:p>
          </table:table-cell>
          <table:table-cell office:value-type="float" office:value="1.551492177" calcext:value-type="float">
            <text:p>1.551492177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88.5286094" calcext:value-type="float">
            <text:p>188.5286094</text:p>
          </table:table-cell>
          <table:table-cell office:value-type="float" office:value="64.6715127" calcext:value-type="float">
            <text:p>64.6715127</text:p>
          </table:table-cell>
          <table:table-cell office:value-type="float" office:value="1.554750525" calcext:value-type="float">
            <text:p>1.554750525</text:p>
          </table:table-cell>
          <table:table-cell office:value-type="float" office:value="0.683686947" calcext:value-type="float">
            <text:p>0.683686947</text:p>
          </table:table-cell>
          <table:table-cell office:value-type="float" office:value="0.165803918" calcext:value-type="float">
            <text:p>0.165803918</text:p>
          </table:table-cell>
          <table:table-cell office:value-type="float" office:value="0.135378327" calcext:value-type="float">
            <text:p>0.135378327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188.653666" calcext:value-type="float">
            <text:p>188.653666</text:p>
          </table:table-cell>
          <table:table-cell office:value-type="float" office:value="64.6799072" calcext:value-type="float">
            <text:p>64.6799072</text:p>
          </table:table-cell>
          <table:table-cell office:value-type="float" office:value="1.5571168" calcext:value-type="float">
            <text:p>1.5571168</text:p>
          </table:table-cell>
          <table:table-cell office:value-type="float" office:value="0.683802753" calcext:value-type="float">
            <text:p>0.683802753</text:p>
          </table:table-cell>
          <table:table-cell office:value-type="float" office:value="2.31566674" calcext:value-type="float">
            <text:p>2.31566674</text:p>
          </table:table-cell>
          <table:table-cell office:value-type="float" office:value="1.89073401" calcext:value-type="float">
            <text:p>1.89073401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88.3437151" calcext:value-type="float">
            <text:p>188.3437151</text:p>
          </table:table-cell>
          <table:table-cell office:value-type="float" office:value="64.4707036" calcext:value-type="float">
            <text:p>64.4707036</text:p>
          </table:table-cell>
          <table:table-cell office:value-type="float" office:value="1.54269294" calcext:value-type="float">
            <text:p>1.54269294</text:p>
          </table:table-cell>
          <table:table-cell office:value-type="float" office:value="0.676863989" calcext:value-type="float">
            <text:p>0.676863989</text:p>
          </table:table-cell>
          <table:table-cell office:value-type="float" office:value="0.318184226" calcext:value-type="float">
            <text:p>0.318184226</text:p>
          </table:table-cell>
          <table:table-cell office:value-type="float" office:value="0.259796321" calcext:value-type="float">
            <text:p>0.259796321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8.8132771" calcext:value-type="float">
            <text:p>188.8132771</text:p>
          </table:table-cell>
          <table:table-cell office:value-type="float" office:value="64.7323477" calcext:value-type="float">
            <text:p>64.7323477</text:p>
          </table:table-cell>
          <table:table-cell office:value-type="float" office:value="1.59780342" calcext:value-type="float">
            <text:p>1.59780342</text:p>
          </table:table-cell>
          <table:table-cell office:value-type="float" office:value="0.70982898" calcext:value-type="float">
            <text:p>0.70982898</text:p>
          </table:table-cell>
          <table:table-cell office:value-type="float" office:value="2.135974194" calcext:value-type="float">
            <text:p>2.135974194</text:p>
          </table:table-cell>
          <table:table-cell office:value-type="float" office:value="1.744015644" calcext:value-type="float">
            <text:p>1.744015644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188.5666944" calcext:value-type="float">
            <text:p>188.5666944</text:p>
          </table:table-cell>
          <table:table-cell office:value-type="float" office:value="64.5537193" calcext:value-type="float">
            <text:p>64.5537193</text:p>
          </table:table-cell>
          <table:table-cell office:value-type="float" office:value="1.58095557" calcext:value-type="float">
            <text:p>1.58095557</text:p>
          </table:table-cell>
          <table:table-cell office:value-type="float" office:value="0.724750933" calcext:value-type="float">
            <text:p>0.724750933</text:p>
          </table:table-cell>
          <table:table-cell office:value-type="float" office:value="0.724270283" calcext:value-type="float">
            <text:p>0.724270283</text:p>
          </table:table-cell>
          <table:table-cell office:value-type="float" office:value="0.591364246" calcext:value-type="float">
            <text:p>0.591364246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88.7890494" calcext:value-type="float">
            <text:p>188.7890494</text:p>
          </table:table-cell>
          <table:table-cell office:value-type="float" office:value="64.6417335" calcext:value-type="float">
            <text:p>64.6417335</text:p>
          </table:table-cell>
          <table:table-cell office:value-type="float" office:value="1.53371028" calcext:value-type="float">
            <text:p>1.53371028</text:p>
          </table:table-cell>
          <table:table-cell office:value-type="float" office:value="0.74065554" calcext:value-type="float">
            <text:p>0.74065554</text:p>
          </table:table-cell>
          <table:table-cell office:value-type="float" office:value="2.011349167" calcext:value-type="float">
            <text:p>2.011349167</text:p>
          </table:table-cell>
          <table:table-cell office:value-type="float" office:value="1.642259716" calcext:value-type="float">
            <text:p>1.642259716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188.398858" calcext:value-type="float">
            <text:p>188.398858</text:p>
          </table:table-cell>
          <table:table-cell office:value-type="float" office:value="64.1192041" calcext:value-type="float">
            <text:p>64.1192041</text:p>
          </table:table-cell>
          <table:table-cell office:value-type="float" office:value="1.55838959" calcext:value-type="float">
            <text:p>1.55838959</text:p>
          </table:table-cell>
          <table:table-cell office:value-type="float" office:value="0.781260766" calcext:value-type="float">
            <text:p>0.781260766</text:p>
          </table:table-cell>
          <table:table-cell office:value-type="float" office:value="0.959039325" calcext:value-type="float">
            <text:p>0.959039325</text:p>
          </table:table-cell>
          <table:table-cell office:value-type="float" office:value="0.78305232" calcext:value-type="float">
            <text:p>0.78305232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188.709788" calcext:value-type="float">
            <text:p>188.709788</text:p>
          </table:table-cell>
          <table:table-cell office:value-type="float" office:value="64.2227027" calcext:value-type="float">
            <text:p>64.2227027</text:p>
          </table:table-cell>
          <table:table-cell office:value-type="float" office:value="1.541610495" calcext:value-type="float">
            <text:p>1.541610495</text:p>
          </table:table-cell>
          <table:table-cell office:value-type="float" office:value="0.806205399" calcext:value-type="float">
            <text:p>0.806205399</text:p>
          </table:table-cell>
          <table:table-cell office:value-type="float" office:value="1.369039483" calcext:value-type="float">
            <text:p>1.369039483</text:p>
          </table:table-cell>
          <table:table-cell office:value-type="float" office:value="1.117816036" calcext:value-type="float">
            <text:p>1.117816036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188.524443" calcext:value-type="float">
            <text:p>188.524443</text:p>
          </table:table-cell>
          <table:table-cell office:value-type="float" office:value="63.8661788" calcext:value-type="float">
            <text:p>63.8661788</text:p>
          </table:table-cell>
          <table:table-cell office:value-type="float" office:value="1.57921609" calcext:value-type="float">
            <text:p>1.57921609</text:p>
          </table:table-cell>
          <table:table-cell office:value-type="float" office:value="0.811947942" calcext:value-type="float">
            <text:p>0.811947942</text:p>
          </table:table-cell>
          <table:table-cell office:value-type="float" office:value="1.166322365" calcext:value-type="float">
            <text:p>1.166322365</text:p>
          </table:table-cell>
          <table:table-cell office:value-type="float" office:value="0.952298223" calcext:value-type="float">
            <text:p>0.952298223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188.969721" calcext:value-type="float">
            <text:p>188.969721</text:p>
          </table:table-cell>
          <table:table-cell office:value-type="float" office:value="63.9990325" calcext:value-type="float">
            <text:p>63.9990325</text:p>
          </table:table-cell>
          <table:table-cell office:value-type="float" office:value="1.563539037" calcext:value-type="float">
            <text:p>1.563539037</text:p>
          </table:table-cell>
          <table:table-cell office:value-type="float" office:value="0.878529973" calcext:value-type="float">
            <text:p>0.878529973</text:p>
          </table:table-cell>
          <table:table-cell office:value-type="float" office:value="1.539244494" calcext:value-type="float">
            <text:p>1.539244494</text:p>
          </table:table-cell>
          <table:table-cell office:value-type="float" office:value="1.256787882" calcext:value-type="float">
            <text:p>1.25678788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8.9506475" calcext:value-type="float">
            <text:p>188.9506475</text:p>
          </table:table-cell>
          <table:table-cell office:value-type="float" office:value="63.912079" calcext:value-type="float">
            <text:p>63.912079</text:p>
          </table:table-cell>
          <table:table-cell office:value-type="float" office:value="1.577582297" calcext:value-type="float">
            <text:p>1.577582297</text:p>
          </table:table-cell>
          <table:table-cell office:value-type="float" office:value="0.87991284" calcext:value-type="float">
            <text:p>0.87991284</text:p>
          </table:table-cell>
          <table:table-cell office:value-type="float" office:value="1.33144413" calcext:value-type="float">
            <text:p>1.33144413</text:p>
          </table:table-cell>
          <table:table-cell office:value-type="float" office:value="1.08711954" calcext:value-type="float">
            <text:p>1.08711954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9.3768505" calcext:value-type="float">
            <text:p>189.3768505</text:p>
          </table:table-cell>
          <table:table-cell office:value-type="float" office:value="64.1324591" calcext:value-type="float">
            <text:p>64.1324591</text:p>
          </table:table-cell>
          <table:table-cell office:value-type="float" office:value="1.628892924" calcext:value-type="float">
            <text:p>1.628892924</text:p>
          </table:table-cell>
          <table:table-cell office:value-type="float" office:value="0.855237551" calcext:value-type="float">
            <text:p>0.855237551</text:p>
          </table:table-cell>
          <table:table-cell office:value-type="float" office:value="1.405898997" calcext:value-type="float">
            <text:p>1.405898997</text:p>
          </table:table-cell>
          <table:table-cell office:value-type="float" office:value="1.147911714" calcext:value-type="float">
            <text:p>1.147911714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9.575049" calcext:value-type="float">
            <text:p>189.575049</text:p>
          </table:table-cell>
          <table:table-cell office:value-type="float" office:value="64.2520773" calcext:value-type="float">
            <text:p>64.2520773</text:p>
          </table:table-cell>
          <table:table-cell office:value-type="float" office:value="1.636037784" calcext:value-type="float">
            <text:p>1.636037784</text:p>
          </table:table-cell>
          <table:table-cell office:value-type="float" office:value="0.87030557" calcext:value-type="float">
            <text:p>0.87030557</text:p>
          </table:table-cell>
          <table:table-cell office:value-type="float" office:value="1.054381725" calcext:value-type="float">
            <text:p>1.054381725</text:p>
          </table:table-cell>
          <table:table-cell office:value-type="float" office:value="0.860899082" calcext:value-type="float">
            <text:p>0.860899082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190.931716" calcext:value-type="float">
            <text:p>190.931716</text:p>
          </table:table-cell>
          <table:table-cell office:value-type="float" office:value="64.823424" calcext:value-type="float">
            <text:p>64.823424</text:p>
          </table:table-cell>
          <table:table-cell office:value-type="float" office:value="1.72663428" calcext:value-type="float">
            <text:p>1.72663428</text:p>
          </table:table-cell>
          <table:table-cell office:value-type="float" office:value="0.869725438" calcext:value-type="float">
            <text:p>0.869725438</text:p>
          </table:table-cell>
          <table:table-cell office:value-type="float" office:value="1.75062365" calcext:value-type="float">
            <text:p>1.75062365</text:p>
          </table:table-cell>
          <table:table-cell office:value-type="float" office:value="1.42937824" calcext:value-type="float">
            <text:p>1.42937824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92.026694" calcext:value-type="float">
            <text:p>192.026694</text:p>
          </table:table-cell>
          <table:table-cell office:value-type="float" office:value="65.4561121" calcext:value-type="float">
            <text:p>65.4561121</text:p>
          </table:table-cell>
          <table:table-cell office:value-type="float" office:value="1.73008465" calcext:value-type="float">
            <text:p>1.73008465</text:p>
          </table:table-cell>
          <table:table-cell office:value-type="float" office:value="0.856093393" calcext:value-type="float">
            <text:p>0.856093393</text:p>
          </table:table-cell>
          <table:table-cell office:value-type="float" office:value="1.177037745" calcext:value-type="float">
            <text:p>1.177037745</text:p>
          </table:table-cell>
          <table:table-cell office:value-type="float" office:value="0.961047295" calcext:value-type="float">
            <text:p>0.96104729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93.273308" calcext:value-type="float">
            <text:p>193.273308</text:p>
          </table:table-cell>
          <table:table-cell office:value-type="float" office:value="65.6876541" calcext:value-type="float">
            <text:p>65.6876541</text:p>
          </table:table-cell>
          <table:table-cell office:value-type="float" office:value="1.64781181" calcext:value-type="float">
            <text:p>1.64781181</text:p>
          </table:table-cell>
          <table:table-cell office:value-type="float" office:value="0.83029077" calcext:value-type="float">
            <text:p>0.83029077</text:p>
          </table:table-cell>
          <table:table-cell office:value-type="float" office:value="1.688681253" calcext:value-type="float">
            <text:p>1.688681253</text:p>
          </table:table-cell>
          <table:table-cell office:value-type="float" office:value="1.37880246" calcext:value-type="float">
            <text:p>1.3788024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94.900381" calcext:value-type="float">
            <text:p>194.900381</text:p>
          </table:table-cell>
          <table:table-cell office:value-type="float" office:value="66.373235" calcext:value-type="float">
            <text:p>66.373235</text:p>
          </table:table-cell>
          <table:table-cell office:value-type="float" office:value="1.63106872" calcext:value-type="float">
            <text:p>1.63106872</text:p>
          </table:table-cell>
          <table:table-cell office:value-type="float" office:value="0.8019967" calcext:value-type="float">
            <text:p>0.8019967</text:p>
          </table:table-cell>
          <table:table-cell office:value-type="float" office:value="1.38834787" calcext:value-type="float">
            <text:p>1.38834787</text:p>
          </table:table-cell>
          <table:table-cell office:value-type="float" office:value="1.133581303" calcext:value-type="float">
            <text:p>1.133581303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96.204087" calcext:value-type="float">
            <text:p>196.204087</text:p>
          </table:table-cell>
          <table:table-cell office:value-type="float" office:value="66.6242161" calcext:value-type="float">
            <text:p>66.6242161</text:p>
          </table:table-cell>
          <table:table-cell office:value-type="float" office:value="1.67169291" calcext:value-type="float">
            <text:p>1.67169291</text:p>
          </table:table-cell>
          <table:table-cell office:value-type="float" office:value="0.834045892" calcext:value-type="float">
            <text:p>0.834045892</text:p>
          </table:table-cell>
          <table:table-cell office:value-type="float" office:value="2.06624801" calcext:value-type="float">
            <text:p>2.06624801</text:p>
          </table:table-cell>
          <table:table-cell office:value-type="float" office:value="1.68708436" calcext:value-type="float">
            <text:p>1.68708436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97.768498" calcext:value-type="float">
            <text:p>197.768498</text:p>
          </table:table-cell>
          <table:table-cell office:value-type="float" office:value="67.2475388" calcext:value-type="float">
            <text:p>67.2475388</text:p>
          </table:table-cell>
          <table:table-cell office:value-type="float" office:value="1.6574233" calcext:value-type="float">
            <text:p>1.6574233</text:p>
          </table:table-cell>
          <table:table-cell office:value-type="float" office:value="0.824136864" calcext:value-type="float">
            <text:p>0.824136864</text:p>
          </table:table-cell>
          <table:table-cell office:value-type="float" office:value="1.189552072" calcext:value-type="float">
            <text:p>1.189552072</text:p>
          </table:table-cell>
          <table:table-cell office:value-type="float" office:value="0.971265226" calcext:value-type="float">
            <text:p>0.971265226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99.355057" calcext:value-type="float">
            <text:p>199.355057</text:p>
          </table:table-cell>
          <table:table-cell office:value-type="float" office:value="67.6290318" calcext:value-type="float">
            <text:p>67.6290318</text:p>
          </table:table-cell>
          <table:table-cell office:value-type="float" office:value="1.65050606" calcext:value-type="float">
            <text:p>1.65050606</text:p>
          </table:table-cell>
          <table:table-cell office:value-type="float" office:value="0.865465012" calcext:value-type="float">
            <text:p>0.865465012</text:p>
          </table:table-cell>
          <table:table-cell office:value-type="float" office:value="1.71163773" calcext:value-type="float">
            <text:p>1.71163773</text:p>
          </table:table-cell>
          <table:table-cell office:value-type="float" office:value="1.397546373" calcext:value-type="float">
            <text:p>1.397546373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99.560059" calcext:value-type="float">
            <text:p>199.560059</text:p>
          </table:table-cell>
          <table:table-cell office:value-type="float" office:value="67.684333" calcext:value-type="float">
            <text:p>67.684333</text:p>
          </table:table-cell>
          <table:table-cell office:value-type="float" office:value="1.62514508" calcext:value-type="float">
            <text:p>1.62514508</text:p>
          </table:table-cell>
          <table:table-cell office:value-type="float" office:value="0.864106147" calcext:value-type="float">
            <text:p>0.864106147</text:p>
          </table:table-cell>
          <table:table-cell office:value-type="float" office:value="1.169321645" calcext:value-type="float">
            <text:p>1.169321645</text:p>
          </table:table-cell>
          <table:table-cell office:value-type="float" office:value="0.95474708" calcext:value-type="float">
            <text:p>0.9547470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01.4556984" calcext:value-type="float">
            <text:p>201.4556984</text:p>
          </table:table-cell>
          <table:table-cell office:value-type="float" office:value="68.2158368" calcext:value-type="float">
            <text:p>68.2158368</text:p>
          </table:table-cell>
          <table:table-cell office:value-type="float" office:value="1.60143062" calcext:value-type="float">
            <text:p>1.60143062</text:p>
          </table:table-cell>
          <table:table-cell office:value-type="float" office:value="0.897406911" calcext:value-type="float">
            <text:p>0.897406911</text:p>
          </table:table-cell>
          <table:table-cell office:value-type="float" office:value="1.71089886" calcext:value-type="float">
            <text:p>1.71089886</text:p>
          </table:table-cell>
          <table:table-cell office:value-type="float" office:value="1.39694311" calcext:value-type="float">
            <text:p>1.3969431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00.7272644" calcext:value-type="float">
            <text:p>200.7272644</text:p>
          </table:table-cell>
          <table:table-cell office:value-type="float" office:value="68.2308804" calcext:value-type="float">
            <text:p>68.2308804</text:p>
          </table:table-cell>
          <table:table-cell office:value-type="float" office:value="1.62514588" calcext:value-type="float">
            <text:p>1.62514588</text:p>
          </table:table-cell>
          <table:table-cell office:value-type="float" office:value="0.909767501" calcext:value-type="float">
            <text:p>0.909767501</text:p>
          </table:table-cell>
          <table:table-cell office:value-type="float" office:value="1.28547282" calcext:value-type="float">
            <text:p>1.28547282</text:p>
          </table:table-cell>
          <table:table-cell office:value-type="float" office:value="1.04958414" calcext:value-type="float">
            <text:p>1.04958414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01.4809014" calcext:value-type="float">
            <text:p>201.4809014</text:p>
          </table:table-cell>
          <table:table-cell office:value-type="float" office:value="68.5691954" calcext:value-type="float">
            <text:p>68.5691954</text:p>
          </table:table-cell>
          <table:table-cell office:value-type="float" office:value="1.61877492" calcext:value-type="float">
            <text:p>1.61877492</text:p>
          </table:table-cell>
          <table:table-cell office:value-type="float" office:value="0.934776294" calcext:value-type="float">
            <text:p>0.934776294</text:p>
          </table:table-cell>
          <table:table-cell office:value-type="float" office:value="1.301946134" calcext:value-type="float">
            <text:p>1.301946134</text:p>
          </table:table-cell>
          <table:table-cell office:value-type="float" office:value="1.06303455" calcext:value-type="float">
            <text:p>1.06303455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01.0024224" calcext:value-type="float">
            <text:p>201.0024224</text:p>
          </table:table-cell>
          <table:table-cell office:value-type="float" office:value="68.4480742" calcext:value-type="float">
            <text:p>68.4480742</text:p>
          </table:table-cell>
          <table:table-cell office:value-type="float" office:value="1.57536998" calcext:value-type="float">
            <text:p>1.57536998</text:p>
          </table:table-cell>
          <table:table-cell office:value-type="float" office:value="0.938729802" calcext:value-type="float">
            <text:p>0.938729802</text:p>
          </table:table-cell>
          <table:table-cell office:value-type="float" office:value="1.234519637" calcext:value-type="float">
            <text:p>1.234519637</text:p>
          </table:table-cell>
          <table:table-cell office:value-type="float" office:value="1.007981048" calcext:value-type="float">
            <text:p>1.007981048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01.942378" calcext:value-type="float">
            <text:p>201.942378</text:p>
          </table:table-cell>
          <table:table-cell office:value-type="float" office:value="68.5542471" calcext:value-type="float">
            <text:p>68.5542471</text:p>
          </table:table-cell>
          <table:table-cell office:value-type="float" office:value="1.58720764" calcext:value-type="float">
            <text:p>1.58720764</text:p>
          </table:table-cell>
          <table:table-cell office:value-type="float" office:value="0.946978542" calcext:value-type="float">
            <text:p>0.946978542</text:p>
          </table:table-cell>
          <table:table-cell office:value-type="float" office:value="1.32887335" calcext:value-type="float">
            <text:p>1.32887335</text:p>
          </table:table-cell>
          <table:table-cell office:value-type="float" office:value="1.085020573" calcext:value-type="float">
            <text:p>1.085020573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01.853873" calcext:value-type="float">
            <text:p>201.853873</text:p>
          </table:table-cell>
          <table:table-cell office:value-type="float" office:value="68.3076806" calcext:value-type="float">
            <text:p>68.3076806</text:p>
          </table:table-cell>
          <table:table-cell office:value-type="float" office:value="1.57018515" calcext:value-type="float">
            <text:p>1.57018515</text:p>
          </table:table-cell>
          <table:table-cell office:value-type="float" office:value="0.90970715" calcext:value-type="float">
            <text:p>0.90970715</text:p>
          </table:table-cell>
          <table:table-cell office:value-type="float" office:value="1.321839435" calcext:value-type="float">
            <text:p>1.321839435</text:p>
          </table:table-cell>
          <table:table-cell office:value-type="float" office:value="1.079277393" calcext:value-type="float">
            <text:p>1.079277393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02.4500225" calcext:value-type="float">
            <text:p>202.4500225</text:p>
          </table:table-cell>
          <table:table-cell office:value-type="float" office:value="68.2636461" calcext:value-type="float">
            <text:p>68.2636461</text:p>
          </table:table-cell>
          <table:table-cell office:value-type="float" office:value="1.60036322" calcext:value-type="float">
            <text:p>1.60036322</text:p>
          </table:table-cell>
          <table:table-cell office:value-type="float" office:value="0.899274003" calcext:value-type="float">
            <text:p>0.899274003</text:p>
          </table:table-cell>
          <table:table-cell office:value-type="float" office:value="1.325906777" calcext:value-type="float">
            <text:p>1.325906777</text:p>
          </table:table-cell>
          <table:table-cell office:value-type="float" office:value="1.082598349" calcext:value-type="float">
            <text:p>1.082598349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02.3264365" calcext:value-type="float">
            <text:p>202.3264365</text:p>
          </table:table-cell>
          <table:table-cell office:value-type="float" office:value="67.9939255" calcext:value-type="float">
            <text:p>67.9939255</text:p>
          </table:table-cell>
          <table:table-cell office:value-type="float" office:value="1.57670916" calcext:value-type="float">
            <text:p>1.57670916</text:p>
          </table:table-cell>
          <table:table-cell office:value-type="float" office:value="0.874508969" calcext:value-type="float">
            <text:p>0.874508969</text:p>
          </table:table-cell>
          <table:table-cell office:value-type="float" office:value="1.66651234" calcext:value-type="float">
            <text:p>1.66651234</text:p>
          </table:table-cell>
          <table:table-cell office:value-type="float" office:value="1.360701588" calcext:value-type="float">
            <text:p>1.36070158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02.649665" calcext:value-type="float">
            <text:p>202.649665</text:p>
          </table:table-cell>
          <table:table-cell office:value-type="float" office:value="67.8307223" calcext:value-type="float">
            <text:p>67.8307223</text:p>
          </table:table-cell>
          <table:table-cell office:value-type="float" office:value="1.5722191" calcext:value-type="float">
            <text:p>1.5722191</text:p>
          </table:table-cell>
          <table:table-cell office:value-type="float" office:value="0.870492756" calcext:value-type="float">
            <text:p>0.870492756</text:p>
          </table:table-cell>
          <table:table-cell office:value-type="float" office:value="1.402334029" calcext:value-type="float">
            <text:p>1.402334029</text:p>
          </table:table-cell>
          <table:table-cell office:value-type="float" office:value="1.145000948" calcext:value-type="float">
            <text:p>1.14500094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02.664257" calcext:value-type="float">
            <text:p>202.664257</text:p>
          </table:table-cell>
          <table:table-cell office:value-type="float" office:value="67.6322116" calcext:value-type="float">
            <text:p>67.6322116</text:p>
          </table:table-cell>
          <table:table-cell office:value-type="float" office:value="1.549333896" calcext:value-type="float">
            <text:p>1.549333896</text:p>
          </table:table-cell>
          <table:table-cell office:value-type="float" office:value="0.865831672" calcext:value-type="float">
            <text:p>0.865831672</text:p>
          </table:table-cell>
          <table:table-cell office:value-type="float" office:value="1.5022334083" calcext:value-type="float">
            <text:p>1.5022334083</text:p>
          </table:table-cell>
          <table:table-cell office:value-type="float" office:value="1.226568494" calcext:value-type="float">
            <text:p>1.226568494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02.250987" calcext:value-type="float">
            <text:p>202.250987</text:p>
          </table:table-cell>
          <table:table-cell office:value-type="float" office:value="67.5184272" calcext:value-type="float">
            <text:p>67.5184272</text:p>
          </table:table-cell>
          <table:table-cell office:value-type="float" office:value="1.573355445" calcext:value-type="float">
            <text:p>1.573355445</text:p>
          </table:table-cell>
          <table:table-cell office:value-type="float" office:value="0.860292629" calcext:value-type="float">
            <text:p>0.860292629</text:p>
          </table:table-cell>
          <table:table-cell office:value-type="float" office:value="2.048821606" calcext:value-type="float">
            <text:p>2.048821606</text:p>
          </table:table-cell>
          <table:table-cell office:value-type="float" office:value="1.67285588" calcext:value-type="float">
            <text:p>1.67285588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02.19989" calcext:value-type="float">
            <text:p>202.19989</text:p>
          </table:table-cell>
          <table:table-cell office:value-type="float" office:value="67.2041039" calcext:value-type="float">
            <text:p>67.2041039</text:p>
          </table:table-cell>
          <table:table-cell office:value-type="float" office:value="1.572882235" calcext:value-type="float">
            <text:p>1.572882235</text:p>
          </table:table-cell>
          <table:table-cell office:value-type="float" office:value="0.86710663" calcext:value-type="float">
            <text:p>0.86710663</text:p>
          </table:table-cell>
          <table:table-cell office:value-type="float" office:value="1.43308519" calcext:value-type="float">
            <text:p>1.43308519</text:p>
          </table:table-cell>
          <table:table-cell office:value-type="float" office:value="1.17010918" calcext:value-type="float">
            <text:p>1.1701091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02.512745" calcext:value-type="float">
            <text:p>202.512745</text:p>
          </table:table-cell>
          <table:table-cell office:value-type="float" office:value="67.2186302" calcext:value-type="float">
            <text:p>67.2186302</text:p>
          </table:table-cell>
          <table:table-cell office:value-type="float" office:value="1.566596713" calcext:value-type="float">
            <text:p>1.566596713</text:p>
          </table:table-cell>
          <table:table-cell office:value-type="float" office:value="0.939166654" calcext:value-type="float">
            <text:p>0.939166654</text:p>
          </table:table-cell>
          <table:table-cell office:value-type="float" office:value="1.70438235" calcext:value-type="float">
            <text:p>1.70438235</text:p>
          </table:table-cell>
          <table:table-cell office:value-type="float" office:value="1.39162237" calcext:value-type="float">
            <text:p>1.39162237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02.263849" calcext:value-type="float">
            <text:p>202.263849</text:p>
          </table:table-cell>
          <table:table-cell office:value-type="float" office:value="67.271128" calcext:value-type="float">
            <text:p>67.271128</text:p>
          </table:table-cell>
          <table:table-cell office:value-type="float" office:value="1.571571483" calcext:value-type="float">
            <text:p>1.571571483</text:p>
          </table:table-cell>
          <table:table-cell office:value-type="float" office:value="0.934804628" calcext:value-type="float">
            <text:p>0.934804628</text:p>
          </table:table-cell>
          <table:table-cell office:value-type="float" office:value="1.26833774" calcext:value-type="float">
            <text:p>1.26833774</text:p>
          </table:table-cell>
          <table:table-cell office:value-type="float" office:value="1.03559344" calcext:value-type="float">
            <text:p>1.03559344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02.939202" calcext:value-type="float">
            <text:p>202.939202</text:p>
          </table:table-cell>
          <table:table-cell office:value-type="float" office:value="67.4938411" calcext:value-type="float">
            <text:p>67.4938411</text:p>
          </table:table-cell>
          <table:table-cell office:value-type="float" office:value="1.581963993" calcext:value-type="float">
            <text:p>1.581963993</text:p>
          </table:table-cell>
          <table:table-cell office:value-type="float" office:value="0.901998602" calcext:value-type="float">
            <text:p>0.901998602</text:p>
          </table:table-cell>
          <table:table-cell office:value-type="float" office:value="1.87697486" calcext:value-type="float">
            <text:p>1.87697486</text:p>
          </table:table-cell>
          <table:table-cell office:value-type="float" office:value="1.53254356" calcext:value-type="float">
            <text:p>1.53254356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02.586135" calcext:value-type="float">
            <text:p>202.586135</text:p>
          </table:table-cell>
          <table:table-cell office:value-type="float" office:value="67.7255095" calcext:value-type="float">
            <text:p>67.7255095</text:p>
          </table:table-cell>
          <table:table-cell office:value-type="float" office:value="1.61363348" calcext:value-type="float">
            <text:p>1.61363348</text:p>
          </table:table-cell>
          <table:table-cell office:value-type="float" office:value="0.895471421" calcext:value-type="float">
            <text:p>0.895471421</text:p>
          </table:table-cell>
          <table:table-cell office:value-type="float" office:value="1.221949994" calcext:value-type="float">
            <text:p>1.221949994</text:p>
          </table:table-cell>
          <table:table-cell office:value-type="float" office:value="0.9977179808" calcext:value-type="float">
            <text:p>0.997717980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03.128576" calcext:value-type="float">
            <text:p>203.128576</text:p>
          </table:table-cell>
          <table:table-cell office:value-type="float" office:value="68.0587898" calcext:value-type="float">
            <text:p>68.0587898</text:p>
          </table:table-cell>
          <table:table-cell office:value-type="float" office:value="1.62543262" calcext:value-type="float">
            <text:p>1.62543262</text:p>
          </table:table-cell>
          <table:table-cell office:value-type="float" office:value="0.88535746" calcext:value-type="float">
            <text:p>0.88535746</text:p>
          </table:table-cell>
          <table:table-cell office:value-type="float" office:value="1.57368433" calcext:value-type="float">
            <text:p>1.57368433</text:p>
          </table:table-cell>
          <table:table-cell office:value-type="float" office:value="1.284907894" calcext:value-type="float">
            <text:p>1.284907894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02.420086" calcext:value-type="float">
            <text:p>202.420086</text:p>
          </table:table-cell>
          <table:table-cell office:value-type="float" office:value="67.9629443" calcext:value-type="float">
            <text:p>67.9629443</text:p>
          </table:table-cell>
          <table:table-cell office:value-type="float" office:value="1.66218272" calcext:value-type="float">
            <text:p>1.66218272</text:p>
          </table:table-cell>
          <table:table-cell office:value-type="float" office:value="0.870763573" calcext:value-type="float">
            <text:p>0.870763573</text:p>
          </table:table-cell>
          <table:table-cell office:value-type="float" office:value="1.259775607" calcext:value-type="float">
            <text:p>1.259775607</text:p>
          </table:table-cell>
          <table:table-cell office:value-type="float" office:value="1.028602478" calcext:value-type="float">
            <text:p>1.02860247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02.566499" calcext:value-type="float">
            <text:p>202.566499</text:p>
          </table:table-cell>
          <table:table-cell office:value-type="float" office:value="68.0614997" calcext:value-type="float">
            <text:p>68.0614997</text:p>
          </table:table-cell>
          <table:table-cell office:value-type="float" office:value="1.68131912" calcext:value-type="float">
            <text:p>1.68131912</text:p>
          </table:table-cell>
          <table:table-cell office:value-type="float" office:value="0.876517094" calcext:value-type="float">
            <text:p>0.876517094</text:p>
          </table:table-cell>
          <table:table-cell office:value-type="float" office:value="2.2390572" calcext:value-type="float">
            <text:p>2.2390572</text:p>
          </table:table-cell>
          <table:table-cell office:value-type="float" office:value="1.828182557" calcext:value-type="float">
            <text:p>1.82818255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02.800038" calcext:value-type="float">
            <text:p>202.800038</text:p>
          </table:table-cell>
          <table:table-cell office:value-type="float" office:value="68.4224705" calcext:value-type="float">
            <text:p>68.4224705</text:p>
          </table:table-cell>
          <table:table-cell office:value-type="float" office:value="1.64735468" calcext:value-type="float">
            <text:p>1.64735468</text:p>
          </table:table-cell>
          <table:table-cell office:value-type="float" office:value="0.907969268" calcext:value-type="float">
            <text:p>0.907969268</text:p>
          </table:table-cell>
          <table:table-cell office:value-type="float" office:value="0.859751683" calcext:value-type="float">
            <text:p>0.859751683</text:p>
          </table:table-cell>
          <table:table-cell office:value-type="float" office:value="0.701984306" calcext:value-type="float">
            <text:p>0.70198430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03.289415" calcext:value-type="float">
            <text:p>203.289415</text:p>
          </table:table-cell>
          <table:table-cell office:value-type="float" office:value="68.9285671" calcext:value-type="float">
            <text:p>68.9285671</text:p>
          </table:table-cell>
          <table:table-cell office:value-type="float" office:value="1.66269846" calcext:value-type="float">
            <text:p>1.66269846</text:p>
          </table:table-cell>
          <table:table-cell office:value-type="float" office:value="0.944647624" calcext:value-type="float">
            <text:p>0.944647624</text:p>
          </table:table-cell>
          <table:table-cell office:value-type="float" office:value="1.93225468" calcext:value-type="float">
            <text:p>1.93225468</text:p>
          </table:table-cell>
          <table:table-cell office:value-type="float" office:value="1.57767927" calcext:value-type="float">
            <text:p>1.5776792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02.602746" calcext:value-type="float">
            <text:p>202.602746</text:p>
          </table:table-cell>
          <table:table-cell office:value-type="float" office:value="68.5062167" calcext:value-type="float">
            <text:p>68.5062167</text:p>
          </table:table-cell>
          <table:table-cell office:value-type="float" office:value="1.67468143" calcext:value-type="float">
            <text:p>1.67468143</text:p>
          </table:table-cell>
          <table:table-cell office:value-type="float" office:value="0.97184519" calcext:value-type="float">
            <text:p>0.97184519</text:p>
          </table:table-cell>
          <table:table-cell office:value-type="float" office:value="1.496127838" calcext:value-type="float">
            <text:p>1.496127838</text:p>
          </table:table-cell>
          <table:table-cell office:value-type="float" office:value="1.2215832566" calcext:value-type="float">
            <text:p>1.2215832566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02.847939" calcext:value-type="float">
            <text:p>202.847939</text:p>
          </table:table-cell>
          <table:table-cell office:value-type="float" office:value="69.1046323" calcext:value-type="float">
            <text:p>69.1046323</text:p>
          </table:table-cell>
          <table:table-cell office:value-type="float" office:value="1.68607321" calcext:value-type="float">
            <text:p>1.68607321</text:p>
          </table:table-cell>
          <table:table-cell office:value-type="float" office:value="1.000342254" calcext:value-type="float">
            <text:p>1.000342254</text:p>
          </table:table-cell>
          <table:table-cell office:value-type="float" office:value="1.85026382" calcext:value-type="float">
            <text:p>1.85026382</text:p>
          </table:table-cell>
          <table:table-cell office:value-type="float" office:value="1.51073412" calcext:value-type="float">
            <text:p>1.51073412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02.281301" calcext:value-type="float">
            <text:p>202.281301</text:p>
          </table:table-cell>
          <table:table-cell office:value-type="float" office:value="68.7097893" calcext:value-type="float">
            <text:p>68.7097893</text:p>
          </table:table-cell>
          <table:table-cell office:value-type="float" office:value="1.65259261" calcext:value-type="float">
            <text:p>1.65259261</text:p>
          </table:table-cell>
          <table:table-cell office:value-type="float" office:value="0.956706804" calcext:value-type="float">
            <text:p>0.956706804</text:p>
          </table:table-cell>
          <table:table-cell office:value-type="float" office:value="0.94661632" calcext:value-type="float">
            <text:p>0.94661632</text:p>
          </table:table-cell>
          <table:table-cell office:value-type="float" office:value="0.772908959" calcext:value-type="float">
            <text:p>0.772908959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02.4556965" calcext:value-type="float">
            <text:p>202.4556965</text:p>
          </table:table-cell>
          <table:table-cell office:value-type="float" office:value="69.0826648" calcext:value-type="float">
            <text:p>69.0826648</text:p>
          </table:table-cell>
          <table:table-cell office:value-type="float" office:value="1.64311263" calcext:value-type="float">
            <text:p>1.64311263</text:p>
          </table:table-cell>
          <table:table-cell office:value-type="float" office:value="0.97955461" calcext:value-type="float">
            <text:p>0.97955461</text:p>
          </table:table-cell>
          <table:table-cell office:value-type="float" office:value="1.3374362" calcext:value-type="float">
            <text:p>1.3374362</text:p>
          </table:table-cell>
          <table:table-cell office:value-type="float" office:value="1.092012137" calcext:value-type="float">
            <text:p>1.09201213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01.4743075" calcext:value-type="float">
            <text:p>201.4743075</text:p>
          </table:table-cell>
          <table:table-cell office:value-type="float" office:value="68.4245448" calcext:value-type="float">
            <text:p>68.4245448</text:p>
          </table:table-cell>
          <table:table-cell office:value-type="float" office:value="1.69508842" calcext:value-type="float">
            <text:p>1.69508842</text:p>
          </table:table-cell>
          <table:table-cell office:value-type="float" office:value="1.019672771" calcext:value-type="float">
            <text:p>1.019672771</text:p>
          </table:table-cell>
          <table:table-cell office:value-type="float" office:value="1.128531439" calcext:value-type="float">
            <text:p>1.128531439</text:p>
          </table:table-cell>
          <table:table-cell office:value-type="float" office:value="0.921442062" calcext:value-type="float">
            <text:p>0.921442062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02.013451" calcext:value-type="float">
            <text:p>202.013451</text:p>
          </table:table-cell>
          <table:table-cell office:value-type="float" office:value="68.8191496" calcext:value-type="float">
            <text:p>68.8191496</text:p>
          </table:table-cell>
          <table:table-cell office:value-type="float" office:value="1.67553917" calcext:value-type="float">
            <text:p>1.67553917</text:p>
          </table:table-cell>
          <table:table-cell office:value-type="float" office:value="0.977895491" calcext:value-type="float">
            <text:p>0.977895491</text:p>
          </table:table-cell>
          <table:table-cell office:value-type="float" office:value="1.260646804" calcext:value-type="float">
            <text:p>1.260646804</text:p>
          </table:table-cell>
          <table:table-cell office:value-type="float" office:value="1.029313779" calcext:value-type="float">
            <text:p>1.029313779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00.467046" calcext:value-type="float">
            <text:p>200.467046</text:p>
          </table:table-cell>
          <table:table-cell office:value-type="float" office:value="68.4696554" calcext:value-type="float">
            <text:p>68.4696554</text:p>
          </table:table-cell>
          <table:table-cell office:value-type="float" office:value="1.68280804" calcext:value-type="float">
            <text:p>1.68280804</text:p>
          </table:table-cell>
          <table:table-cell office:value-type="float" office:value="0.966995153" calcext:value-type="float">
            <text:p>0.966995153</text:p>
          </table:table-cell>
          <table:table-cell office:value-type="float" office:value="1.517874502" calcext:value-type="float">
            <text:p>1.517874502</text:p>
          </table:table-cell>
          <table:table-cell office:value-type="float" office:value="1.239339345" calcext:value-type="float">
            <text:p>1.239339345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01.341608" calcext:value-type="float">
            <text:p>201.341608</text:p>
          </table:table-cell>
          <table:table-cell office:value-type="float" office:value="69.0677951" calcext:value-type="float">
            <text:p>69.0677951</text:p>
          </table:table-cell>
          <table:table-cell office:value-type="float" office:value="1.71302316" calcext:value-type="float">
            <text:p>1.71302316</text:p>
          </table:table-cell>
          <table:table-cell office:value-type="float" office:value="0.963822622" calcext:value-type="float">
            <text:p>0.963822622</text:p>
          </table:table-cell>
          <table:table-cell office:value-type="float" office:value="1.495801243" calcext:value-type="float">
            <text:p>1.495801243</text:p>
          </table:table-cell>
          <table:table-cell office:value-type="float" office:value="1.221316595" calcext:value-type="float">
            <text:p>1.221316595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00.014002" calcext:value-type="float">
            <text:p>200.014002</text:p>
          </table:table-cell>
          <table:table-cell office:value-type="float" office:value="68.7051882" calcext:value-type="float">
            <text:p>68.7051882</text:p>
          </table:table-cell>
          <table:table-cell office:value-type="float" office:value="1.70351878" calcext:value-type="float">
            <text:p>1.70351878</text:p>
          </table:table-cell>
          <table:table-cell office:value-type="float" office:value="0.942014061" calcext:value-type="float">
            <text:p>0.942014061</text:p>
          </table:table-cell>
          <table:table-cell office:value-type="float" office:value="1.395672403" calcext:value-type="float">
            <text:p>1.395672403</text:p>
          </table:table-cell>
          <table:table-cell office:value-type="float" office:value="1.139561802" calcext:value-type="float">
            <text:p>1.139561802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00.631879" calcext:value-type="float">
            <text:p>200.631879</text:p>
          </table:table-cell>
          <table:table-cell office:value-type="float" office:value="68.9589123" calcext:value-type="float">
            <text:p>68.9589123</text:p>
          </table:table-cell>
          <table:table-cell office:value-type="float" office:value="1.71196244" calcext:value-type="float">
            <text:p>1.71196244</text:p>
          </table:table-cell>
          <table:table-cell office:value-type="float" office:value="0.971143561" calcext:value-type="float">
            <text:p>0.971143561</text:p>
          </table:table-cell>
          <table:table-cell office:value-type="float" office:value="1.267072063" calcext:value-type="float">
            <text:p>1.267072063</text:p>
          </table:table-cell>
          <table:table-cell office:value-type="float" office:value="1.034559998" calcext:value-type="float">
            <text:p>1.03455999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99.662513" calcext:value-type="float">
            <text:p>199.662513</text:p>
          </table:table-cell>
          <table:table-cell office:value-type="float" office:value="68.7263334" calcext:value-type="float">
            <text:p>68.7263334</text:p>
          </table:table-cell>
          <table:table-cell office:value-type="float" office:value="1.61363231" calcext:value-type="float">
            <text:p>1.61363231</text:p>
          </table:table-cell>
          <table:table-cell office:value-type="float" office:value="0.868137844" calcext:value-type="float">
            <text:p>0.868137844</text:p>
          </table:table-cell>
          <table:table-cell office:value-type="float" office:value="1.749039563" calcext:value-type="float">
            <text:p>1.749039563</text:p>
          </table:table-cell>
          <table:table-cell office:value-type="float" office:value="1.428084862" calcext:value-type="float">
            <text:p>1.428084862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00.040513" calcext:value-type="float">
            <text:p>200.040513</text:p>
          </table:table-cell>
          <table:table-cell office:value-type="float" office:value="68.710088" calcext:value-type="float">
            <text:p>68.710088</text:p>
          </table:table-cell>
          <table:table-cell office:value-type="float" office:value="1.61461019" calcext:value-type="float">
            <text:p>1.61461019</text:p>
          </table:table-cell>
          <table:table-cell office:value-type="float" office:value="0.865397663" calcext:value-type="float">
            <text:p>0.865397663</text:p>
          </table:table-cell>
          <table:table-cell office:value-type="float" office:value="0.989741071" calcext:value-type="float">
            <text:p>0.989741071</text:p>
          </table:table-cell>
          <table:table-cell office:value-type="float" office:value="0.808120161" calcext:value-type="float">
            <text:p>0.80812016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98.808141" calcext:value-type="float">
            <text:p>198.808141</text:p>
          </table:table-cell>
          <table:table-cell office:value-type="float" office:value="68.3167317" calcext:value-type="float">
            <text:p>68.3167317</text:p>
          </table:table-cell>
          <table:table-cell office:value-type="float" office:value="1.64129829" calcext:value-type="float">
            <text:p>1.64129829</text:p>
          </table:table-cell>
          <table:table-cell office:value-type="float" office:value="0.877492739" calcext:value-type="float">
            <text:p>0.877492739</text:p>
          </table:table-cell>
          <table:table-cell office:value-type="float" office:value="1.674429746" calcext:value-type="float">
            <text:p>1.674429746</text:p>
          </table:table-cell>
          <table:table-cell office:value-type="float" office:value="1.367166164" calcext:value-type="float">
            <text:p>1.36716616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99.228044" calcext:value-type="float">
            <text:p>199.228044</text:p>
          </table:table-cell>
          <table:table-cell office:value-type="float" office:value="68.3948802" calcext:value-type="float">
            <text:p>68.3948802</text:p>
          </table:table-cell>
          <table:table-cell office:value-type="float" office:value="1.62499221" calcext:value-type="float">
            <text:p>1.62499221</text:p>
          </table:table-cell>
          <table:table-cell office:value-type="float" office:value="0.847112854" calcext:value-type="float">
            <text:p>0.847112854</text:p>
          </table:table-cell>
          <table:table-cell office:value-type="float" office:value="0.993785873" calcext:value-type="float">
            <text:p>0.993785873</text:p>
          </table:table-cell>
          <table:table-cell office:value-type="float" office:value="0.811422751" calcext:value-type="float">
            <text:p>0.811422751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98.463107" calcext:value-type="float">
            <text:p>198.463107</text:p>
          </table:table-cell>
          <table:table-cell office:value-type="float" office:value="68.2791649" calcext:value-type="float">
            <text:p>68.2791649</text:p>
          </table:table-cell>
          <table:table-cell office:value-type="float" office:value="1.678342736" calcext:value-type="float">
            <text:p>1.678342736</text:p>
          </table:table-cell>
          <table:table-cell office:value-type="float" office:value="0.870162527" calcext:value-type="float">
            <text:p>0.870162527</text:p>
          </table:table-cell>
          <table:table-cell office:value-type="float" office:value="1.187697331" calcext:value-type="float">
            <text:p>1.187697331</text:p>
          </table:table-cell>
          <table:table-cell office:value-type="float" office:value="0.969750815" calcext:value-type="float">
            <text:p>0.96975081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99.024517" calcext:value-type="float">
            <text:p>199.024517</text:p>
          </table:table-cell>
          <table:table-cell office:value-type="float" office:value="68.3609138" calcext:value-type="float">
            <text:p>68.3609138</text:p>
          </table:table-cell>
          <table:table-cell office:value-type="float" office:value="1.657057676" calcext:value-type="float">
            <text:p>1.657057676</text:p>
          </table:table-cell>
          <table:table-cell office:value-type="float" office:value="0.877954883" calcext:value-type="float">
            <text:p>0.877954883</text:p>
          </table:table-cell>
          <table:table-cell office:value-type="float" office:value="0.697871414" calcext:value-type="float">
            <text:p>0.697871414</text:p>
          </table:table-cell>
          <table:table-cell office:value-type="float" office:value="0.56980962" calcext:value-type="float">
            <text:p>0.56980962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98.767161" calcext:value-type="float">
            <text:p>198.767161</text:p>
          </table:table-cell>
          <table:table-cell office:value-type="float" office:value="68.4829429" calcext:value-type="float">
            <text:p>68.4829429</text:p>
          </table:table-cell>
          <table:table-cell office:value-type="float" office:value="1.5761424" calcext:value-type="float">
            <text:p>1.5761424</text:p>
          </table:table-cell>
          <table:table-cell office:value-type="float" office:value="0.789594662" calcext:value-type="float">
            <text:p>0.789594662</text:p>
          </table:table-cell>
          <table:table-cell office:value-type="float" office:value="1.35602391" calcext:value-type="float">
            <text:p>1.35602391</text:p>
          </table:table-cell>
          <table:table-cell office:value-type="float" office:value="1.107188866" calcext:value-type="float">
            <text:p>1.107188866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00.5828165" calcext:value-type="float">
            <text:p>200.5828165</text:p>
          </table:table-cell>
          <table:table-cell office:value-type="float" office:value="69.4594239" calcext:value-type="float">
            <text:p>69.4594239</text:p>
          </table:table-cell>
          <table:table-cell office:value-type="float" office:value="1.53702669" calcext:value-type="float">
            <text:p>1.53702669</text:p>
          </table:table-cell>
          <table:table-cell office:value-type="float" office:value="0.751190797" calcext:value-type="float">
            <text:p>0.751190797</text:p>
          </table:table-cell>
          <table:table-cell office:value-type="float" office:value="1.80662708" calcext:value-type="float">
            <text:p>1.80662708</text:p>
          </table:table-cell>
          <table:table-cell office:value-type="float" office:value="1.47510485" calcext:value-type="float">
            <text:p>1.47510485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00.3208925" calcext:value-type="float">
            <text:p>200.3208925</text:p>
          </table:table-cell>
          <table:table-cell office:value-type="float" office:value="69.5691444" calcext:value-type="float">
            <text:p>69.5691444</text:p>
          </table:table-cell>
          <table:table-cell office:value-type="float" office:value="1.6126956" calcext:value-type="float">
            <text:p>1.6126956</text:p>
          </table:table-cell>
          <table:table-cell office:value-type="float" office:value="0.786082753" calcext:value-type="float">
            <text:p>0.786082753</text:p>
          </table:table-cell>
          <table:table-cell office:value-type="float" office:value="1.58067422" calcext:value-type="float">
            <text:p>1.58067422</text:p>
          </table:table-cell>
          <table:table-cell office:value-type="float" office:value="1.2906151" calcext:value-type="float">
            <text:p>1.2906151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01.3156095" calcext:value-type="float">
            <text:p>201.3156095</text:p>
          </table:table-cell>
          <table:table-cell office:value-type="float" office:value="70.1645082" calcext:value-type="float">
            <text:p>70.1645082</text:p>
          </table:table-cell>
          <table:table-cell office:value-type="float" office:value="1.71355802" calcext:value-type="float">
            <text:p>1.71355802</text:p>
          </table:table-cell>
          <table:table-cell office:value-type="float" office:value="0.772296322" calcext:value-type="float">
            <text:p>0.772296322</text:p>
          </table:table-cell>
          <table:table-cell office:value-type="float" office:value="1.29316989" calcext:value-type="float">
            <text:p>1.29316989</text:p>
          </table:table-cell>
          <table:table-cell office:value-type="float" office:value="1.05586879" calcext:value-type="float">
            <text:p>1.05586879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00.5302865" calcext:value-type="float">
            <text:p>200.5302865</text:p>
          </table:table-cell>
          <table:table-cell office:value-type="float" office:value="70.059959" calcext:value-type="float">
            <text:p>70.059959</text:p>
          </table:table-cell>
          <table:table-cell office:value-type="float" office:value="1.623670295" calcext:value-type="float">
            <text:p>1.623670295</text:p>
          </table:table-cell>
          <table:table-cell office:value-type="float" office:value="0.734817853" calcext:value-type="float">
            <text:p>0.734817853</text:p>
          </table:table-cell>
          <table:table-cell office:value-type="float" office:value="1.312016663" calcext:value-type="float">
            <text:p>1.312016663</text:p>
          </table:table-cell>
          <table:table-cell office:value-type="float" office:value="1.071257113" calcext:value-type="float">
            <text:p>1.07125711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02.148518" calcext:value-type="float">
            <text:p>202.148518</text:p>
          </table:table-cell>
          <table:table-cell office:value-type="float" office:value="71.0777725" calcext:value-type="float">
            <text:p>71.0777725</text:p>
          </table:table-cell>
          <table:table-cell office:value-type="float" office:value="1.599232225" calcext:value-type="float">
            <text:p>1.599232225</text:p>
          </table:table-cell>
          <table:table-cell office:value-type="float" office:value="0.732032834" calcext:value-type="float">
            <text:p>0.732032834</text:p>
          </table:table-cell>
          <table:table-cell office:value-type="float" office:value="1.800786254" calcext:value-type="float">
            <text:p>1.800786254</text:p>
          </table:table-cell>
          <table:table-cell office:value-type="float" office:value="1.470335816" calcext:value-type="float">
            <text:p>1.470335816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01.505747" calcext:value-type="float">
            <text:p>201.505747</text:p>
          </table:table-cell>
          <table:table-cell office:value-type="float" office:value="70.880796" calcext:value-type="float">
            <text:p>70.880796</text:p>
          </table:table-cell>
          <table:table-cell office:value-type="float" office:value="1.714839275" calcext:value-type="float">
            <text:p>1.714839275</text:p>
          </table:table-cell>
          <table:table-cell office:value-type="float" office:value="0.759976448" calcext:value-type="float">
            <text:p>0.759976448</text:p>
          </table:table-cell>
          <table:table-cell office:value-type="float" office:value="1.025179645" calcext:value-type="float">
            <text:p>1.025179645</text:p>
          </table:table-cell>
          <table:table-cell office:value-type="float" office:value="0.837055642" calcext:value-type="float">
            <text:p>0.83705564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02.100798" calcext:value-type="float">
            <text:p>202.100798</text:p>
          </table:table-cell>
          <table:table-cell office:value-type="float" office:value="71.2546456" calcext:value-type="float">
            <text:p>71.2546456</text:p>
          </table:table-cell>
          <table:table-cell office:value-type="float" office:value="1.752259715" calcext:value-type="float">
            <text:p>1.752259715</text:p>
          </table:table-cell>
          <table:table-cell office:value-type="float" office:value="0.75991355" calcext:value-type="float">
            <text:p>0.75991355</text:p>
          </table:table-cell>
          <table:table-cell office:value-type="float" office:value="0.81542461" calcext:value-type="float">
            <text:p>0.81542461</text:p>
          </table:table-cell>
          <table:table-cell office:value-type="float" office:value="0.665791413" calcext:value-type="float">
            <text:p>0.66579141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01.6456055" calcext:value-type="float">
            <text:p>201.6456055</text:p>
          </table:table-cell>
          <table:table-cell office:value-type="float" office:value="70.9062031" calcext:value-type="float">
            <text:p>70.9062031</text:p>
          </table:table-cell>
          <table:table-cell office:value-type="float" office:value="1.74493284" calcext:value-type="float">
            <text:p>1.74493284</text:p>
          </table:table-cell>
          <table:table-cell office:value-type="float" office:value="0.785572669" calcext:value-type="float">
            <text:p>0.785572669</text:p>
          </table:table-cell>
          <table:table-cell office:value-type="float" office:value="1.293842551" calcext:value-type="float">
            <text:p>1.293842551</text:p>
          </table:table-cell>
          <table:table-cell office:value-type="float" office:value="1.05641802" calcext:value-type="float">
            <text:p>1.0564180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02.0765485" calcext:value-type="float">
            <text:p>202.0765485</text:p>
          </table:table-cell>
          <table:table-cell office:value-type="float" office:value="71.4823446" calcext:value-type="float">
            <text:p>71.4823446</text:p>
          </table:table-cell>
          <table:table-cell office:value-type="float" office:value="1.68180797" calcext:value-type="float">
            <text:p>1.68180797</text:p>
          </table:table-cell>
          <table:table-cell office:value-type="float" office:value="0.772990045" calcext:value-type="float">
            <text:p>0.772990045</text:p>
          </table:table-cell>
          <table:table-cell office:value-type="float" office:value="1.24931226" calcext:value-type="float">
            <text:p>1.24931226</text:p>
          </table:table-cell>
          <table:table-cell office:value-type="float" office:value="1.020059183" calcext:value-type="float">
            <text:p>1.020059183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01.855425" calcext:value-type="float">
            <text:p>201.855425</text:p>
          </table:table-cell>
          <table:table-cell office:value-type="float" office:value="70.7621519" calcext:value-type="float">
            <text:p>70.7621519</text:p>
          </table:table-cell>
          <table:table-cell office:value-type="float" office:value="1.62700875" calcext:value-type="float">
            <text:p>1.62700875</text:p>
          </table:table-cell>
          <table:table-cell office:value-type="float" office:value="0.771086591" calcext:value-type="float">
            <text:p>0.771086591</text:p>
          </table:table-cell>
          <table:table-cell office:value-type="float" office:value="1.3782614455" calcext:value-type="float">
            <text:p>1.3782614455</text:p>
          </table:table-cell>
          <table:table-cell office:value-type="float" office:value="1.125345754" calcext:value-type="float">
            <text:p>1.125345754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01.514923" calcext:value-type="float">
            <text:p>201.514923</text:p>
          </table:table-cell>
          <table:table-cell office:value-type="float" office:value="71.2069741" calcext:value-type="float">
            <text:p>71.2069741</text:p>
          </table:table-cell>
          <table:table-cell office:value-type="float" office:value="1.6577013" calcext:value-type="float">
            <text:p>1.6577013</text:p>
          </table:table-cell>
          <table:table-cell office:value-type="float" office:value="0.806388808" calcext:value-type="float">
            <text:p>0.806388808</text:p>
          </table:table-cell>
          <table:table-cell office:value-type="float" office:value="1.379911876" calcext:value-type="float">
            <text:p>1.379911876</text:p>
          </table:table-cell>
          <table:table-cell office:value-type="float" office:value="1.12669332" calcext:value-type="float">
            <text:p>1.12669332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01.562059" calcext:value-type="float">
            <text:p>201.562059</text:p>
          </table:table-cell>
          <table:table-cell office:value-type="float" office:value="70.3718279" calcext:value-type="float">
            <text:p>70.3718279</text:p>
          </table:table-cell>
          <table:table-cell office:value-type="float" office:value="1.71295953" calcext:value-type="float">
            <text:p>1.71295953</text:p>
          </table:table-cell>
          <table:table-cell office:value-type="float" office:value="0.857603879" calcext:value-type="float">
            <text:p>0.857603879</text:p>
          </table:table-cell>
          <table:table-cell office:value-type="float" office:value="1.933557972" calcext:value-type="float">
            <text:p>1.933557972</text:p>
          </table:table-cell>
          <table:table-cell office:value-type="float" office:value="1.578743487" calcext:value-type="float">
            <text:p>1.57874348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01.0351" calcext:value-type="float">
            <text:p>201.0351</text:p>
          </table:table-cell>
          <table:table-cell office:value-type="float" office:value="70.8042648" calcext:value-type="float">
            <text:p>70.8042648</text:p>
          </table:table-cell>
          <table:table-cell office:value-type="float" office:value="1.66702799" calcext:value-type="float">
            <text:p>1.66702799</text:p>
          </table:table-cell>
          <table:table-cell office:value-type="float" office:value="0.8114808" calcext:value-type="float">
            <text:p>0.8114808</text:p>
          </table:table-cell>
          <table:table-cell office:value-type="float" office:value="1.645875774" calcext:value-type="float">
            <text:p>1.645875774</text:p>
          </table:table-cell>
          <table:table-cell office:value-type="float" office:value="1.343851914" calcext:value-type="float">
            <text:p>1.343851914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00.404156" calcext:value-type="float">
            <text:p>200.404156</text:p>
          </table:table-cell>
          <table:table-cell office:value-type="float" office:value="69.9958606" calcext:value-type="float">
            <text:p>69.9958606</text:p>
          </table:table-cell>
          <table:table-cell office:value-type="float" office:value="1.68743429" calcext:value-type="float">
            <text:p>1.68743429</text:p>
          </table:table-cell>
          <table:table-cell office:value-type="float" office:value="0.836772749" calcext:value-type="float">
            <text:p>0.836772749</text:p>
          </table:table-cell>
          <table:table-cell office:value-type="float" office:value="1.484440724" calcext:value-type="float">
            <text:p>1.484440724</text:p>
          </table:table-cell>
          <table:table-cell office:value-type="float" office:value="1.2120407704" calcext:value-type="float">
            <text:p>1.212040770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00.9411995" calcext:value-type="float">
            <text:p>200.9411995</text:p>
          </table:table-cell>
          <table:table-cell office:value-type="float" office:value="70.8272113" calcext:value-type="float">
            <text:p>70.8272113</text:p>
          </table:table-cell>
          <table:table-cell office:value-type="float" office:value="1.77952251" calcext:value-type="float">
            <text:p>1.77952251</text:p>
          </table:table-cell>
          <table:table-cell office:value-type="float" office:value="0.906445528" calcext:value-type="float">
            <text:p>0.906445528</text:p>
          </table:table-cell>
          <table:table-cell office:value-type="float" office:value="2.065454623" calcext:value-type="float">
            <text:p>2.065454623</text:p>
          </table:table-cell>
          <table:table-cell office:value-type="float" office:value="1.6864366186" calcext:value-type="float">
            <text:p>1.6864366186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00.6181165" calcext:value-type="float">
            <text:p>200.6181165</text:p>
          </table:table-cell>
          <table:table-cell office:value-type="float" office:value="70.0796256" calcext:value-type="float">
            <text:p>70.0796256</text:p>
          </table:table-cell>
          <table:table-cell office:value-type="float" office:value="1.80386316" calcext:value-type="float">
            <text:p>1.80386316</text:p>
          </table:table-cell>
          <table:table-cell office:value-type="float" office:value="0.897533062" calcext:value-type="float">
            <text:p>0.897533062</text:p>
          </table:table-cell>
          <table:table-cell office:value-type="float" office:value="1.683997527" calcext:value-type="float">
            <text:p>1.683997527</text:p>
          </table:table-cell>
          <table:table-cell office:value-type="float" office:value="1.374978194" calcext:value-type="float">
            <text:p>1.37497819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01.282528" calcext:value-type="float">
            <text:p>201.282528</text:p>
          </table:table-cell>
          <table:table-cell office:value-type="float" office:value="70.6346963" calcext:value-type="float">
            <text:p>70.6346963</text:p>
          </table:table-cell>
          <table:table-cell office:value-type="float" office:value="1.7310827" calcext:value-type="float">
            <text:p>1.7310827</text:p>
          </table:table-cell>
          <table:table-cell office:value-type="float" office:value="0.918236807" calcext:value-type="float">
            <text:p>0.918236807</text:p>
          </table:table-cell>
          <table:table-cell office:value-type="float" office:value="1.867340308" calcext:value-type="float">
            <text:p>1.867340308</text:p>
          </table:table-cell>
          <table:table-cell office:value-type="float" office:value="1.524676908" calcext:value-type="float">
            <text:p>1.52467690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01.323384" calcext:value-type="float">
            <text:p>201.323384</text:p>
          </table:table-cell>
          <table:table-cell office:value-type="float" office:value="70.4081942" calcext:value-type="float">
            <text:p>70.4081942</text:p>
          </table:table-cell>
          <table:table-cell office:value-type="float" office:value="1.75189057" calcext:value-type="float">
            <text:p>1.75189057</text:p>
          </table:table-cell>
          <table:table-cell office:value-type="float" office:value="0.918724303" calcext:value-type="float">
            <text:p>0.918724303</text:p>
          </table:table-cell>
          <table:table-cell office:value-type="float" office:value="1.56482554" calcext:value-type="float">
            <text:p>1.56482554</text:p>
          </table:table-cell>
          <table:table-cell office:value-type="float" office:value="1.277674674" calcext:value-type="float">
            <text:p>1.277674674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01.645933" calcext:value-type="float">
            <text:p>201.645933</text:p>
          </table:table-cell>
          <table:table-cell office:value-type="float" office:value="70.8190273" calcext:value-type="float">
            <text:p>70.8190273</text:p>
          </table:table-cell>
          <table:table-cell office:value-type="float" office:value="1.71002758" calcext:value-type="float">
            <text:p>1.71002758</text:p>
          </table:table-cell>
          <table:table-cell office:value-type="float" office:value="0.874461619" calcext:value-type="float">
            <text:p>0.874461619</text:p>
          </table:table-cell>
          <table:table-cell office:value-type="float" office:value="1.932518882" calcext:value-type="float">
            <text:p>1.932518882</text:p>
          </table:table-cell>
          <table:table-cell office:value-type="float" office:value="1.577895103" calcext:value-type="float">
            <text:p>1.57789510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02.259495" calcext:value-type="float">
            <text:p>202.259495</text:p>
          </table:table-cell>
          <table:table-cell office:value-type="float" office:value="71.1613173" calcext:value-type="float">
            <text:p>71.1613173</text:p>
          </table:table-cell>
          <table:table-cell office:value-type="float" office:value="1.71529235" calcext:value-type="float">
            <text:p>1.71529235</text:p>
          </table:table-cell>
          <table:table-cell office:value-type="float" office:value="0.867820768" calcext:value-type="float">
            <text:p>0.867820768</text:p>
          </table:table-cell>
          <table:table-cell office:value-type="float" office:value="1.23803578" calcext:value-type="float">
            <text:p>1.23803578</text:p>
          </table:table-cell>
          <table:table-cell office:value-type="float" office:value="1.010851985" calcext:value-type="float">
            <text:p>1.010851985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02.196567" calcext:value-type="float">
            <text:p>202.196567</text:p>
          </table:table-cell>
          <table:table-cell office:value-type="float" office:value="71.195176" calcext:value-type="float">
            <text:p>71.195176</text:p>
          </table:table-cell>
          <table:table-cell office:value-type="float" office:value="1.69371981" calcext:value-type="float">
            <text:p>1.69371981</text:p>
          </table:table-cell>
          <table:table-cell office:value-type="float" office:value="0.865362878" calcext:value-type="float">
            <text:p>0.865362878</text:p>
          </table:table-cell>
          <table:table-cell office:value-type="float" office:value="1.54586499" calcext:value-type="float">
            <text:p>1.54586499</text:p>
          </table:table-cell>
          <table:table-cell office:value-type="float" office:value="1.26219349" calcext:value-type="float">
            <text:p>1.26219349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02.640122" calcext:value-type="float">
            <text:p>202.640122</text:p>
          </table:table-cell>
          <table:table-cell office:value-type="float" office:value="71.6725528" calcext:value-type="float">
            <text:p>71.6725528</text:p>
          </table:table-cell>
          <table:table-cell office:value-type="float" office:value="1.66906681" calcext:value-type="float">
            <text:p>1.66906681</text:p>
          </table:table-cell>
          <table:table-cell office:value-type="float" office:value="0.8956809" calcext:value-type="float">
            <text:p>0.8956809</text:p>
          </table:table-cell>
          <table:table-cell office:value-type="float" office:value="1.11162391" calcext:value-type="float">
            <text:p>1.11162391</text:p>
          </table:table-cell>
          <table:table-cell office:value-type="float" office:value="0.907637144" calcext:value-type="float">
            <text:p>0.907637144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02.52399" calcext:value-type="float">
            <text:p>202.52399</text:p>
          </table:table-cell>
          <table:table-cell office:value-type="float" office:value="71.9779458" calcext:value-type="float">
            <text:p>71.9779458</text:p>
          </table:table-cell>
          <table:table-cell office:value-type="float" office:value="1.66587317" calcext:value-type="float">
            <text:p>1.66587317</text:p>
          </table:table-cell>
          <table:table-cell office:value-type="float" office:value="0.873210697" calcext:value-type="float">
            <text:p>0.873210697</text:p>
          </table:table-cell>
          <table:table-cell office:value-type="float" office:value="1.96474991" calcext:value-type="float">
            <text:p>1.96474991</text:p>
          </table:table-cell>
          <table:table-cell office:value-type="float" office:value="1.604211585" calcext:value-type="float">
            <text:p>1.604211585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03.395781" calcext:value-type="float">
            <text:p>203.395781</text:p>
          </table:table-cell>
          <table:table-cell office:value-type="float" office:value="72.3264141" calcext:value-type="float">
            <text:p>72.3264141</text:p>
          </table:table-cell>
          <table:table-cell office:value-type="float" office:value="1.665606224" calcext:value-type="float">
            <text:p>1.665606224</text:p>
          </table:table-cell>
          <table:table-cell office:value-type="float" office:value="0.848235621" calcext:value-type="float">
            <text:p>0.848235621</text:p>
          </table:table-cell>
          <table:table-cell office:value-type="float" office:value="0.65828304" calcext:value-type="float">
            <text:p>0.65828304</text:p>
          </table:table-cell>
          <table:table-cell office:value-type="float" office:value="0.537485846" calcext:value-type="float">
            <text:p>0.53748584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03.644899" calcext:value-type="float">
            <text:p>203.644899</text:p>
          </table:table-cell>
          <table:table-cell office:value-type="float" office:value="72.9959312" calcext:value-type="float">
            <text:p>72.9959312</text:p>
          </table:table-cell>
          <table:table-cell office:value-type="float" office:value="1.686437084" calcext:value-type="float">
            <text:p>1.686437084</text:p>
          </table:table-cell>
          <table:table-cell office:value-type="float" office:value="0.832285357" calcext:value-type="float">
            <text:p>0.832285357</text:p>
          </table:table-cell>
          <table:table-cell office:value-type="float" office:value="1.768704685" calcext:value-type="float">
            <text:p>1.768704685</text:p>
          </table:table-cell>
          <table:table-cell office:value-type="float" office:value="1.444141276" calcext:value-type="float">
            <text:p>1.444141276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04.480681" calcext:value-type="float">
            <text:p>204.480681</text:p>
          </table:table-cell>
          <table:table-cell office:value-type="float" office:value="73.3828049" calcext:value-type="float">
            <text:p>73.3828049</text:p>
          </table:table-cell>
          <table:table-cell office:value-type="float" office:value="1.66737733" calcext:value-type="float">
            <text:p>1.66737733</text:p>
          </table:table-cell>
          <table:table-cell office:value-type="float" office:value="0.802179935" calcext:value-type="float">
            <text:p>0.802179935</text:p>
          </table:table-cell>
          <table:table-cell office:value-type="float" office:value="1.05312136" calcext:value-type="float">
            <text:p>1.05312136</text:p>
          </table:table-cell>
          <table:table-cell office:value-type="float" office:value="0.85987001" calcext:value-type="float">
            <text:p>0.8598700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04.410944" calcext:value-type="float">
            <text:p>204.410944</text:p>
          </table:table-cell>
          <table:table-cell office:value-type="float" office:value="73.5246431" calcext:value-type="float">
            <text:p>73.5246431</text:p>
          </table:table-cell>
          <table:table-cell office:value-type="float" office:value="1.69235234" calcext:value-type="float">
            <text:p>1.69235234</text:p>
          </table:table-cell>
          <table:table-cell office:value-type="float" office:value="0.818115885" calcext:value-type="float">
            <text:p>0.818115885</text:p>
          </table:table-cell>
          <table:table-cell office:value-type="float" office:value="1.649041838" calcext:value-type="float">
            <text:p>1.649041838</text:p>
          </table:table-cell>
          <table:table-cell office:value-type="float" office:value="1.346437058" calcext:value-type="float">
            <text:p>1.34643705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05.084616" calcext:value-type="float">
            <text:p>205.084616</text:p>
          </table:table-cell>
          <table:table-cell office:value-type="float" office:value="73.8649963" calcext:value-type="float">
            <text:p>73.8649963</text:p>
          </table:table-cell>
          <table:table-cell office:value-type="float" office:value="1.67196714" calcext:value-type="float">
            <text:p>1.67196714</text:p>
          </table:table-cell>
          <table:table-cell office:value-type="float" office:value="0.812468058" calcext:value-type="float">
            <text:p>0.812468058</text:p>
          </table:table-cell>
          <table:table-cell office:value-type="float" office:value="0.822773975" calcext:value-type="float">
            <text:p>0.822773975</text:p>
          </table:table-cell>
          <table:table-cell office:value-type="float" office:value="0.6717921" calcext:value-type="float">
            <text:p>0.6717921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05.314504" calcext:value-type="float">
            <text:p>205.314504</text:p>
          </table:table-cell>
          <table:table-cell office:value-type="float" office:value="74.2750028" calcext:value-type="float">
            <text:p>74.2750028</text:p>
          </table:table-cell>
          <table:table-cell office:value-type="float" office:value="1.67124899" calcext:value-type="float">
            <text:p>1.67124899</text:p>
          </table:table-cell>
          <table:table-cell office:value-type="float" office:value="0.791568775" calcext:value-type="float">
            <text:p>0.791568775</text:p>
          </table:table-cell>
          <table:table-cell office:value-type="float" office:value="0.995731392" calcext:value-type="float">
            <text:p>0.995731392</text:p>
          </table:table-cell>
          <table:table-cell office:value-type="float" office:value="0.813011278" calcext:value-type="float">
            <text:p>0.81301127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05.297617" calcext:value-type="float">
            <text:p>205.297617</text:p>
          </table:table-cell>
          <table:table-cell office:value-type="float" office:value="74.2641924" calcext:value-type="float">
            <text:p>74.2641924</text:p>
          </table:table-cell>
          <table:table-cell office:value-type="float" office:value="1.64890412" calcext:value-type="float">
            <text:p>1.64890412</text:p>
          </table:table-cell>
          <table:table-cell office:value-type="float" office:value="0.793230277" calcext:value-type="float">
            <text:p>0.793230277</text:p>
          </table:table-cell>
          <table:table-cell office:value-type="float" office:value="0.8066086614" calcext:value-type="float">
            <text:p>0.8066086614</text:p>
          </table:table-cell>
          <table:table-cell office:value-type="float" office:value="0.6585932134" calcext:value-type="float">
            <text:p>0.6585932134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05.257796" calcext:value-type="float">
            <text:p>205.257796</text:p>
          </table:table-cell>
          <table:table-cell office:value-type="float" office:value="74.374488" calcext:value-type="float">
            <text:p>74.374488</text:p>
          </table:table-cell>
          <table:table-cell office:value-type="float" office:value="1.63274004" calcext:value-type="float">
            <text:p>1.63274004</text:p>
          </table:table-cell>
          <table:table-cell office:value-type="float" office:value="0.833527466" calcext:value-type="float">
            <text:p>0.833527466</text:p>
          </table:table-cell>
          <table:table-cell office:value-type="float" office:value="1.065200404" calcext:value-type="float">
            <text:p>1.065200404</text:p>
          </table:table-cell>
          <table:table-cell office:value-type="float" office:value="0.869732504" calcext:value-type="float">
            <text:p>0.86973250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04.675892" calcext:value-type="float">
            <text:p>204.675892</text:p>
          </table:table-cell>
          <table:table-cell office:value-type="float" office:value="73.9214577" calcext:value-type="float">
            <text:p>73.9214577</text:p>
          </table:table-cell>
          <table:table-cell office:value-type="float" office:value="1.606478964" calcext:value-type="float">
            <text:p>1.606478964</text:p>
          </table:table-cell>
          <table:table-cell office:value-type="float" office:value="0.80342745" calcext:value-type="float">
            <text:p>0.80342745</text:p>
          </table:table-cell>
          <table:table-cell office:value-type="float" office:value="1.096402368" calcext:value-type="float">
            <text:p>1.096402368</text:p>
          </table:table-cell>
          <table:table-cell office:value-type="float" office:value="0.895208724" calcext:value-type="float">
            <text:p>0.895208724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04.638044" calcext:value-type="float">
            <text:p>204.638044</text:p>
          </table:table-cell>
          <table:table-cell office:value-type="float" office:value="73.9274156" calcext:value-type="float">
            <text:p>73.9274156</text:p>
          </table:table-cell>
          <table:table-cell office:value-type="float" office:value="1.604384484" calcext:value-type="float">
            <text:p>1.604384484</text:p>
          </table:table-cell>
          <table:table-cell office:value-type="float" office:value="0.797151874" calcext:value-type="float">
            <text:p>0.797151874</text:p>
          </table:table-cell>
          <table:table-cell office:value-type="float" office:value="1.815787875" calcext:value-type="float">
            <text:p>1.815787875</text:p>
          </table:table-cell>
          <table:table-cell office:value-type="float" office:value="1.482584606" calcext:value-type="float">
            <text:p>1.482584606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04.0938726" calcext:value-type="float">
            <text:p>204.0938726</text:p>
          </table:table-cell>
          <table:table-cell office:value-type="float" office:value="73.4355087" calcext:value-type="float">
            <text:p>73.4355087</text:p>
          </table:table-cell>
          <table:table-cell office:value-type="float" office:value="1.59023238" calcext:value-type="float">
            <text:p>1.59023238</text:p>
          </table:table-cell>
          <table:table-cell office:value-type="float" office:value="0.805455885" calcext:value-type="float">
            <text:p>0.805455885</text:p>
          </table:table-cell>
          <table:table-cell office:value-type="float" office:value="1.333811482" calcext:value-type="float">
            <text:p>1.333811482</text:p>
          </table:table-cell>
          <table:table-cell office:value-type="float" office:value="1.089052513" calcext:value-type="float">
            <text:p>1.089052513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03.7947736" calcext:value-type="float">
            <text:p>203.7947736</text:p>
          </table:table-cell>
          <table:table-cell office:value-type="float" office:value="73.3318073" calcext:value-type="float">
            <text:p>73.3318073</text:p>
          </table:table-cell>
          <table:table-cell office:value-type="float" office:value="1.56827268" calcext:value-type="float">
            <text:p>1.56827268</text:p>
          </table:table-cell>
          <table:table-cell office:value-type="float" office:value="0.813642172" calcext:value-type="float">
            <text:p>0.813642172</text:p>
          </table:table-cell>
          <table:table-cell office:value-type="float" office:value="2.401376875" calcext:value-type="float">
            <text:p>2.401376875</text:p>
          </table:table-cell>
          <table:table-cell office:value-type="float" office:value="1.96071603" calcext:value-type="float">
            <text:p>1.96071603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02.974948" calcext:value-type="float">
            <text:p>202.974948</text:p>
          </table:table-cell>
          <table:table-cell office:value-type="float" office:value="73.0520347" calcext:value-type="float">
            <text:p>73.0520347</text:p>
          </table:table-cell>
          <table:table-cell office:value-type="float" office:value="1.63069798" calcext:value-type="float">
            <text:p>1.63069798</text:p>
          </table:table-cell>
          <table:table-cell office:value-type="float" office:value="0.893816375" calcext:value-type="float">
            <text:p>0.893816375</text:p>
          </table:table-cell>
          <table:table-cell office:value-type="float" office:value="1.517628202" calcext:value-type="float">
            <text:p>1.517628202</text:p>
          </table:table-cell>
          <table:table-cell office:value-type="float" office:value="1.239138257" calcext:value-type="float">
            <text:p>1.239138257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02.432639" calcext:value-type="float">
            <text:p>202.432639</text:p>
          </table:table-cell>
          <table:table-cell office:value-type="float" office:value="72.6420832" calcext:value-type="float">
            <text:p>72.6420832</text:p>
          </table:table-cell>
          <table:table-cell office:value-type="float" office:value="1.616150297" calcext:value-type="float">
            <text:p>1.616150297</text:p>
          </table:table-cell>
          <table:table-cell office:value-type="float" office:value="0.912444354" calcext:value-type="float">
            <text:p>0.912444354</text:p>
          </table:table-cell>
          <table:table-cell office:value-type="float" office:value="2.82048309" calcext:value-type="float">
            <text:p>2.82048309</text:p>
          </table:table-cell>
          <table:table-cell office:value-type="float" office:value="2.30291479" calcext:value-type="float">
            <text:p>2.30291479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01.831564" calcext:value-type="float">
            <text:p>201.831564</text:p>
          </table:table-cell>
          <table:table-cell office:value-type="float" office:value="72.5160818" calcext:value-type="float">
            <text:p>72.5160818</text:p>
          </table:table-cell>
          <table:table-cell office:value-type="float" office:value="1.597778475" calcext:value-type="float">
            <text:p>1.597778475</text:p>
          </table:table-cell>
          <table:table-cell office:value-type="float" office:value="0.883322104" calcext:value-type="float">
            <text:p>0.883322104</text:p>
          </table:table-cell>
          <table:table-cell office:value-type="float" office:value="1.391846481" calcext:value-type="float">
            <text:p>1.391846481</text:p>
          </table:table-cell>
          <table:table-cell office:value-type="float" office:value="1.136437886" calcext:value-type="float">
            <text:p>1.136437886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01.497827" calcext:value-type="float">
            <text:p>201.497827</text:p>
          </table:table-cell>
          <table:table-cell office:value-type="float" office:value="72.4058237" calcext:value-type="float">
            <text:p>72.4058237</text:p>
          </table:table-cell>
          <table:table-cell office:value-type="float" office:value="1.587295393" calcext:value-type="float">
            <text:p>1.587295393</text:p>
          </table:table-cell>
          <table:table-cell office:value-type="float" office:value="0.897273989" calcext:value-type="float">
            <text:p>0.897273989</text:p>
          </table:table-cell>
          <table:table-cell office:value-type="float" office:value="3.00887618" calcext:value-type="float">
            <text:p>3.00887618</text:p>
          </table:table-cell>
          <table:table-cell office:value-type="float" office:value="2.456737138" calcext:value-type="float">
            <text:p>2.45673713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01.2144304" calcext:value-type="float">
            <text:p>201.2144304</text:p>
          </table:table-cell>
          <table:table-cell office:value-type="float" office:value="72.5388447" calcext:value-type="float">
            <text:p>72.5388447</text:p>
          </table:table-cell>
          <table:table-cell office:value-type="float" office:value="1.54785101" calcext:value-type="float">
            <text:p>1.54785101</text:p>
          </table:table-cell>
          <table:table-cell office:value-type="float" office:value="0.854848194" calcext:value-type="float">
            <text:p>0.854848194</text:p>
          </table:table-cell>
          <table:table-cell office:value-type="float" office:value="1.072637422" calcext:value-type="float">
            <text:p>1.072637422</text:p>
          </table:table-cell>
          <table:table-cell office:value-type="float" office:value="0.8758048184" calcext:value-type="float">
            <text:p>0.8758048184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01.0297774" calcext:value-type="float">
            <text:p>201.0297774</text:p>
          </table:table-cell>
          <table:table-cell office:value-type="float" office:value="72.5999376" calcext:value-type="float">
            <text:p>72.5999376</text:p>
          </table:table-cell>
          <table:table-cell office:value-type="float" office:value="1.54326767" calcext:value-type="float">
            <text:p>1.54326767</text:p>
          </table:table-cell>
          <table:table-cell office:value-type="float" office:value="0.866842696" calcext:value-type="float">
            <text:p>0.866842696</text:p>
          </table:table-cell>
          <table:table-cell office:value-type="float" office:value="1.819486967" calcext:value-type="float">
            <text:p>1.819486967</text:p>
          </table:table-cell>
          <table:table-cell office:value-type="float" office:value="1.485604882" calcext:value-type="float">
            <text:p>1.485604882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00.979286" calcext:value-type="float">
            <text:p>200.979286</text:p>
          </table:table-cell>
          <table:table-cell office:value-type="float" office:value="72.9608704" calcext:value-type="float">
            <text:p>72.9608704</text:p>
          </table:table-cell>
          <table:table-cell office:value-type="float" office:value="1.60569173" calcext:value-type="float">
            <text:p>1.60569173</text:p>
          </table:table-cell>
          <table:table-cell office:value-type="float" office:value="0.863293411" calcext:value-type="float">
            <text:p>0.863293411</text:p>
          </table:table-cell>
          <table:table-cell office:value-type="float" office:value="1.27726248" calcext:value-type="float">
            <text:p>1.27726248</text:p>
          </table:table-cell>
          <table:table-cell office:value-type="float" office:value="1.042880459" calcext:value-type="float">
            <text:p>1.042880459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00.6122145" calcext:value-type="float">
            <text:p>200.6122145</text:p>
          </table:table-cell>
          <table:table-cell office:value-type="float" office:value="72.7208648" calcext:value-type="float">
            <text:p>72.7208648</text:p>
          </table:table-cell>
          <table:table-cell office:value-type="float" office:value="1.57946939" calcext:value-type="float">
            <text:p>1.57946939</text:p>
          </table:table-cell>
          <table:table-cell office:value-type="float" office:value="0.88555442" calcext:value-type="float">
            <text:p>0.88555442</text:p>
          </table:table-cell>
          <table:table-cell office:value-type="float" office:value="1.334920791" calcext:value-type="float">
            <text:p>1.334920791</text:p>
          </table:table-cell>
          <table:table-cell office:value-type="float" office:value="1.089958253" calcext:value-type="float">
            <text:p>1.089958253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01.1241375" calcext:value-type="float">
            <text:p>201.1241375</text:p>
          </table:table-cell>
          <table:table-cell office:value-type="float" office:value="73.4301256" calcext:value-type="float">
            <text:p>73.4301256</text:p>
          </table:table-cell>
          <table:table-cell office:value-type="float" office:value="1.529638353" calcext:value-type="float">
            <text:p>1.529638353</text:p>
          </table:table-cell>
          <table:table-cell office:value-type="float" office:value="0.833627214" calcext:value-type="float">
            <text:p>0.833627214</text:p>
          </table:table-cell>
          <table:table-cell office:value-type="float" office:value="1.40733791" calcext:value-type="float">
            <text:p>1.40733791</text:p>
          </table:table-cell>
          <table:table-cell office:value-type="float" office:value="1.149086609" calcext:value-type="float">
            <text:p>1.14908660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01.213797" calcext:value-type="float">
            <text:p>201.213797</text:p>
          </table:table-cell>
          <table:table-cell office:value-type="float" office:value="73.4736941" calcext:value-type="float">
            <text:p>73.4736941</text:p>
          </table:table-cell>
          <table:table-cell office:value-type="float" office:value="1.52453894" calcext:value-type="float">
            <text:p>1.52453894</text:p>
          </table:table-cell>
          <table:table-cell office:value-type="float" office:value="0.825220826" calcext:value-type="float">
            <text:p>0.825220826</text:p>
          </table:table-cell>
          <table:table-cell office:value-type="float" office:value="1.645225094" calcext:value-type="float">
            <text:p>1.645225094</text:p>
          </table:table-cell>
          <table:table-cell office:value-type="float" office:value="1.343320614" calcext:value-type="float">
            <text:p>1.343320614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02.059455" calcext:value-type="float">
            <text:p>202.059455</text:p>
          </table:table-cell>
          <table:table-cell office:value-type="float" office:value="74.3187204" calcext:value-type="float">
            <text:p>74.3187204</text:p>
          </table:table-cell>
          <table:table-cell office:value-type="float" office:value="1.530995543" calcext:value-type="float">
            <text:p>1.530995543</text:p>
          </table:table-cell>
          <table:table-cell office:value-type="float" office:value="0.825421514" calcext:value-type="float">
            <text:p>0.825421514</text:p>
          </table:table-cell>
          <table:table-cell office:value-type="float" office:value="1.1916128986" calcext:value-type="float">
            <text:p>1.1916128986</text:p>
          </table:table-cell>
          <table:table-cell office:value-type="float" office:value="0.9729478957" calcext:value-type="float">
            <text:p>0.972947895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02.34751" calcext:value-type="float">
            <text:p>202.34751</text:p>
          </table:table-cell>
          <table:table-cell office:value-type="float" office:value="74.5817967" calcext:value-type="float">
            <text:p>74.5817967</text:p>
          </table:table-cell>
          <table:table-cell office:value-type="float" office:value="1.5113722" calcext:value-type="float">
            <text:p>1.5113722</text:p>
          </table:table-cell>
          <table:table-cell office:value-type="float" office:value="0.760691492" calcext:value-type="float">
            <text:p>0.760691492</text:p>
          </table:table-cell>
          <table:table-cell office:value-type="float" office:value="1.999939857" calcext:value-type="float">
            <text:p>1.999939857</text:p>
          </table:table-cell>
          <table:table-cell office:value-type="float" office:value="1.632944044" calcext:value-type="float">
            <text:p>1.632944044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02.7330925" calcext:value-type="float">
            <text:p>202.7330925</text:p>
          </table:table-cell>
          <table:table-cell office:value-type="float" office:value="74.8642951" calcext:value-type="float">
            <text:p>74.8642951</text:p>
          </table:table-cell>
          <table:table-cell office:value-type="float" office:value="1.49485995" calcext:value-type="float">
            <text:p>1.49485995</text:p>
          </table:table-cell>
          <table:table-cell office:value-type="float" office:value="0.753662647" calcext:value-type="float">
            <text:p>0.753662647</text:p>
          </table:table-cell>
          <table:table-cell office:value-type="float" office:value="1.197897473" calcext:value-type="float">
            <text:p>1.197897473</text:p>
          </table:table-cell>
          <table:table-cell office:value-type="float" office:value="0.978079196" calcext:value-type="float">
            <text:p>0.978079196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03.1281279" calcext:value-type="float">
            <text:p>203.1281279</text:p>
          </table:table-cell>
          <table:table-cell office:value-type="float" office:value="75.1571566" calcext:value-type="float">
            <text:p>75.1571566</text:p>
          </table:table-cell>
          <table:table-cell office:value-type="float" office:value="1.568205015" calcext:value-type="float">
            <text:p>1.568205015</text:p>
          </table:table-cell>
          <table:table-cell office:value-type="float" office:value="0.772402278" calcext:value-type="float">
            <text:p>0.772402278</text:p>
          </table:table-cell>
          <table:table-cell office:value-type="float" office:value="1.438980662" calcext:value-type="float">
            <text:p>1.438980662</text:p>
          </table:table-cell>
          <table:table-cell office:value-type="float" office:value="1.174922777" calcext:value-type="float">
            <text:p>1.174922777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03.4690958" calcext:value-type="float">
            <text:p>203.4690958</text:p>
          </table:table-cell>
          <table:table-cell office:value-type="float" office:value="75.6762267" calcext:value-type="float">
            <text:p>75.6762267</text:p>
          </table:table-cell>
          <table:table-cell office:value-type="float" office:value="1.52435747" calcext:value-type="float">
            <text:p>1.52435747</text:p>
          </table:table-cell>
          <table:table-cell office:value-type="float" office:value="0.753758262" calcext:value-type="float">
            <text:p>0.753758262</text:p>
          </table:table-cell>
          <table:table-cell office:value-type="float" office:value="1.256068116" calcext:value-type="float">
            <text:p>1.256068116</text:p>
          </table:table-cell>
          <table:table-cell office:value-type="float" office:value="1.0255753474" calcext:value-type="float">
            <text:p>1.0255753474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03.5879049" calcext:value-type="float">
            <text:p>203.5879049</text:p>
          </table:table-cell>
          <table:table-cell office:value-type="float" office:value="75.6867376" calcext:value-type="float">
            <text:p>75.6867376</text:p>
          </table:table-cell>
          <table:table-cell office:value-type="float" office:value="1.513941064" calcext:value-type="float">
            <text:p>1.513941064</text:p>
          </table:table-cell>
          <table:table-cell office:value-type="float" office:value="0.726840129" calcext:value-type="float">
            <text:p>0.726840129</text:p>
          </table:table-cell>
          <table:table-cell office:value-type="float" office:value="1.022545097" calcext:value-type="float">
            <text:p>1.022545097</text:p>
          </table:table-cell>
          <table:table-cell office:value-type="float" office:value="0.834904595" calcext:value-type="float">
            <text:p>0.83490459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03.7973125" calcext:value-type="float">
            <text:p>203.7973125</text:p>
          </table:table-cell>
          <table:table-cell office:value-type="float" office:value="76.1339123" calcext:value-type="float">
            <text:p>76.1339123</text:p>
          </table:table-cell>
          <table:table-cell office:value-type="float" office:value="1.52079701" calcext:value-type="float">
            <text:p>1.52079701</text:p>
          </table:table-cell>
          <table:table-cell office:value-type="float" office:value="0.720174056" calcext:value-type="float">
            <text:p>0.720174056</text:p>
          </table:table-cell>
          <table:table-cell office:value-type="float" office:value="1.51309814" calcext:value-type="float">
            <text:p>1.51309814</text:p>
          </table:table-cell>
          <table:table-cell office:value-type="float" office:value="1.235439438" calcext:value-type="float">
            <text:p>1.23543943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03.7600455" calcext:value-type="float">
            <text:p>203.7600455</text:p>
          </table:table-cell>
          <table:table-cell office:value-type="float" office:value="75.8905413" calcext:value-type="float">
            <text:p>75.8905413</text:p>
          </table:table-cell>
          <table:table-cell office:value-type="float" office:value="1.51183933" calcext:value-type="float">
            <text:p>1.51183933</text:p>
          </table:table-cell>
          <table:table-cell office:value-type="float" office:value="0.716393853" calcext:value-type="float">
            <text:p>0.716393853</text:p>
          </table:table-cell>
          <table:table-cell office:value-type="float" office:value="0.930350075" calcext:value-type="float">
            <text:p>0.930350075</text:p>
          </table:table-cell>
          <table:table-cell office:value-type="float" office:value="0.759627629" calcext:value-type="float">
            <text:p>0.759627629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03.2534325" calcext:value-type="float">
            <text:p>203.2534325</text:p>
          </table:table-cell>
          <table:table-cell office:value-type="float" office:value="76.0423167" calcext:value-type="float">
            <text:p>76.0423167</text:p>
          </table:table-cell>
          <table:table-cell office:value-type="float" office:value="1.507562004" calcext:value-type="float">
            <text:p>1.507562004</text:p>
          </table:table-cell>
          <table:table-cell office:value-type="float" office:value="0.725012321" calcext:value-type="float">
            <text:p>0.725012321</text:p>
          </table:table-cell>
          <table:table-cell office:value-type="float" office:value="1.825299535" calcext:value-type="float">
            <text:p>1.825299535</text:p>
          </table:table-cell>
          <table:table-cell office:value-type="float" office:value="1.490350853" calcext:value-type="float">
            <text:p>1.49035085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02.669634" calcext:value-type="float">
            <text:p>202.669634</text:p>
          </table:table-cell>
          <table:table-cell office:value-type="float" office:value="76.4351588" calcext:value-type="float">
            <text:p>76.4351588</text:p>
          </table:table-cell>
          <table:table-cell office:value-type="float" office:value="1.51802609" calcext:value-type="float">
            <text:p>1.51802609</text:p>
          </table:table-cell>
          <table:table-cell office:value-type="float" office:value="0.7087278" calcext:value-type="float">
            <text:p>0.7087278</text:p>
          </table:table-cell>
          <table:table-cell office:value-type="float" office:value="1.767127827" calcext:value-type="float">
            <text:p>1.767127827</text:p>
          </table:table-cell>
          <table:table-cell office:value-type="float" office:value="1.442853864" calcext:value-type="float">
            <text:p>1.442853864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01.8360484" calcext:value-type="float">
            <text:p>201.8360484</text:p>
          </table:table-cell>
          <table:table-cell office:value-type="float" office:value="76.332319" calcext:value-type="float">
            <text:p>76.332319</text:p>
          </table:table-cell>
          <table:table-cell office:value-type="float" office:value="1.52027705" calcext:value-type="float">
            <text:p>1.52027705</text:p>
          </table:table-cell>
          <table:table-cell office:value-type="float" office:value="0.713009849" calcext:value-type="float">
            <text:p>0.713009849</text:p>
          </table:table-cell>
          <table:table-cell office:value-type="float" office:value="1.622404943" calcext:value-type="float">
            <text:p>1.622404943</text:p>
          </table:table-cell>
          <table:table-cell office:value-type="float" office:value="1.324688104" calcext:value-type="float">
            <text:p>1.32468810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00.9800944" calcext:value-type="float">
            <text:p>200.9800944</text:p>
          </table:table-cell>
          <table:table-cell office:value-type="float" office:value="76.8000095" calcext:value-type="float">
            <text:p>76.8000095</text:p>
          </table:table-cell>
          <table:table-cell office:value-type="float" office:value="1.475389444" calcext:value-type="float">
            <text:p>1.475389444</text:p>
          </table:table-cell>
          <table:table-cell office:value-type="float" office:value="0.702386626" calcext:value-type="float">
            <text:p>0.702386626</text:p>
          </table:table-cell>
          <table:table-cell office:value-type="float" office:value="2.144489778" calcext:value-type="float">
            <text:p>2.144489778</text:p>
          </table:table-cell>
          <table:table-cell office:value-type="float" office:value="1.750968636" calcext:value-type="float">
            <text:p>1.750968636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99.9975514" calcext:value-type="float">
            <text:p>199.9975514</text:p>
          </table:table-cell>
          <table:table-cell office:value-type="float" office:value="76.4754619" calcext:value-type="float">
            <text:p>76.4754619</text:p>
          </table:table-cell>
          <table:table-cell office:value-type="float" office:value="1.43857556" calcext:value-type="float">
            <text:p>1.43857556</text:p>
          </table:table-cell>
          <table:table-cell office:value-type="float" office:value="0.698184301" calcext:value-type="float">
            <text:p>0.698184301</text:p>
          </table:table-cell>
          <table:table-cell office:value-type="float" office:value="1.41209402" calcext:value-type="float">
            <text:p>1.41209402</text:p>
          </table:table-cell>
          <table:table-cell office:value-type="float" office:value="1.15296992" calcext:value-type="float">
            <text:p>1.15296992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99.2893978" calcext:value-type="float">
            <text:p>199.2893978</text:p>
          </table:table-cell>
          <table:table-cell office:value-type="float" office:value="77.1424349" calcext:value-type="float">
            <text:p>77.1424349</text:p>
          </table:table-cell>
          <table:table-cell office:value-type="float" office:value="1.45162202" calcext:value-type="float">
            <text:p>1.45162202</text:p>
          </table:table-cell>
          <table:table-cell office:value-type="float" office:value="0.716074092" calcext:value-type="float">
            <text:p>0.716074092</text:p>
          </table:table-cell>
          <table:table-cell office:value-type="float" office:value="1.895295777" calcext:value-type="float">
            <text:p>1.895295777</text:p>
          </table:table-cell>
          <table:table-cell office:value-type="float" office:value="1.54750258" calcext:value-type="float">
            <text:p>1.5475025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198.2647584" calcext:value-type="float">
            <text:p>198.2647584</text:p>
          </table:table-cell>
          <table:table-cell office:value-type="float" office:value="76.8671147" calcext:value-type="float">
            <text:p>76.8671147</text:p>
          </table:table-cell>
          <table:table-cell office:value-type="float" office:value="1.44195561" calcext:value-type="float">
            <text:p>1.44195561</text:p>
          </table:table-cell>
          <table:table-cell office:value-type="float" office:value="0.724206483" calcext:value-type="float">
            <text:p>0.724206483</text:p>
          </table:table-cell>
          <table:table-cell office:value-type="float" office:value="1.174312558" calcext:value-type="float">
            <text:p>1.174312558</text:p>
          </table:table-cell>
          <table:table-cell office:value-type="float" office:value="0.958822204" calcext:value-type="float">
            <text:p>0.958822204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97.5574025" calcext:value-type="float">
            <text:p>197.5574025</text:p>
          </table:table-cell>
          <table:table-cell office:value-type="float" office:value="77.4548446" calcext:value-type="float">
            <text:p>77.4548446</text:p>
          </table:table-cell>
          <table:table-cell office:value-type="float" office:value="1.42428254" calcext:value-type="float">
            <text:p>1.42428254</text:p>
          </table:table-cell>
          <table:table-cell office:value-type="float" office:value="0.699780954" calcext:value-type="float">
            <text:p>0.699780954</text:p>
          </table:table-cell>
          <table:table-cell office:value-type="float" office:value="1.411013366" calcext:value-type="float">
            <text:p>1.411013366</text:p>
          </table:table-cell>
          <table:table-cell office:value-type="float" office:value="1.152087584" calcext:value-type="float">
            <text:p>1.15208758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96.6643791" calcext:value-type="float">
            <text:p>196.6643791</text:p>
          </table:table-cell>
          <table:table-cell office:value-type="float" office:value="77.4418136" calcext:value-type="float">
            <text:p>77.4418136</text:p>
          </table:table-cell>
          <table:table-cell office:value-type="float" office:value="1.412632709" calcext:value-type="float">
            <text:p>1.412632709</text:p>
          </table:table-cell>
          <table:table-cell office:value-type="float" office:value="0.690544824" calcext:value-type="float">
            <text:p>0.690544824</text:p>
          </table:table-cell>
          <table:table-cell office:value-type="float" office:value="1.2111661767" calcext:value-type="float">
            <text:p>1.2111661767</text:p>
          </table:table-cell>
          <table:table-cell office:value-type="float" office:value="0.9889130205" calcext:value-type="float">
            <text:p>0.988913020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5.306192" calcext:value-type="float">
            <text:p>195.306192</text:p>
          </table:table-cell>
          <table:table-cell office:value-type="float" office:value="77.5396727" calcext:value-type="float">
            <text:p>77.5396727</text:p>
          </table:table-cell>
          <table:table-cell office:value-type="float" office:value="1.40287153" calcext:value-type="float">
            <text:p>1.40287153</text:p>
          </table:table-cell>
          <table:table-cell office:value-type="float" office:value="0.700665622" calcext:value-type="float">
            <text:p>0.700665622</text:p>
          </table:table-cell>
          <table:table-cell office:value-type="float" office:value="1.573794513" calcext:value-type="float">
            <text:p>1.573794513</text:p>
          </table:table-cell>
          <table:table-cell office:value-type="float" office:value="1.284997885" calcext:value-type="float">
            <text:p>1.284997885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5.044113" calcext:value-type="float">
            <text:p>195.044113</text:p>
          </table:table-cell>
          <table:table-cell office:value-type="float" office:value="77.5976283" calcext:value-type="float">
            <text:p>77.5976283</text:p>
          </table:table-cell>
          <table:table-cell office:value-type="float" office:value="1.366037494" calcext:value-type="float">
            <text:p>1.366037494</text:p>
          </table:table-cell>
          <table:table-cell office:value-type="float" office:value="0.678865902" calcext:value-type="float">
            <text:p>0.678865902</text:p>
          </table:table-cell>
          <table:table-cell office:value-type="float" office:value="0.4153464182" calcext:value-type="float">
            <text:p>0.4153464182</text:p>
          </table:table-cell>
          <table:table-cell office:value-type="float" office:value="0.3391289315" calcext:value-type="float">
            <text:p>0.3391289315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4.288726" calcext:value-type="float">
            <text:p>194.288726</text:p>
          </table:table-cell>
          <table:table-cell office:value-type="float" office:value="77.3851364" calcext:value-type="float">
            <text:p>77.3851364</text:p>
          </table:table-cell>
          <table:table-cell office:value-type="float" office:value="1.373474286" calcext:value-type="float">
            <text:p>1.373474286</text:p>
          </table:table-cell>
          <table:table-cell office:value-type="float" office:value="0.736698172" calcext:value-type="float">
            <text:p>0.736698172</text:p>
          </table:table-cell>
          <table:table-cell office:value-type="float" office:value="1.514627465" calcext:value-type="float">
            <text:p>1.514627465</text:p>
          </table:table-cell>
          <table:table-cell office:value-type="float" office:value="1.236688153" calcext:value-type="float">
            <text:p>1.236688153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4.81044" calcext:value-type="float">
            <text:p>194.81044</text:p>
          </table:table-cell>
          <table:table-cell office:value-type="float" office:value="77.7103801" calcext:value-type="float">
            <text:p>77.7103801</text:p>
          </table:table-cell>
          <table:table-cell office:value-type="float" office:value="1.337329104" calcext:value-type="float">
            <text:p>1.337329104</text:p>
          </table:table-cell>
          <table:table-cell office:value-type="float" office:value="0.698872074" calcext:value-type="float">
            <text:p>0.698872074</text:p>
          </table:table-cell>
          <table:table-cell office:value-type="float" office:value="0.6582343555" calcext:value-type="float">
            <text:p>0.6582343555</text:p>
          </table:table-cell>
          <table:table-cell office:value-type="float" office:value="0.537446093" calcext:value-type="float">
            <text:p>0.537446093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4.0719815" calcext:value-type="float">
            <text:p>194.0719815</text:p>
          </table:table-cell>
          <table:table-cell office:value-type="float" office:value="77.6658984" calcext:value-type="float">
            <text:p>77.6658984</text:p>
          </table:table-cell>
          <table:table-cell office:value-type="float" office:value="1.3717755" calcext:value-type="float">
            <text:p>1.3717755</text:p>
          </table:table-cell>
          <table:table-cell office:value-type="float" office:value="0.69829537" calcext:value-type="float">
            <text:p>0.69829537</text:p>
          </table:table-cell>
          <table:table-cell office:value-type="float" office:value="1.76106256" calcext:value-type="float">
            <text:p>1.76106256</text:p>
          </table:table-cell>
          <table:table-cell office:value-type="float" office:value="1.437901507" calcext:value-type="float">
            <text:p>1.437901507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94.5896645" calcext:value-type="float">
            <text:p>194.5896645</text:p>
          </table:table-cell>
          <table:table-cell office:value-type="float" office:value="78.1045906" calcext:value-type="float">
            <text:p>78.1045906</text:p>
          </table:table-cell>
          <table:table-cell office:value-type="float" office:value="1.34976262" calcext:value-type="float">
            <text:p>1.34976262</text:p>
          </table:table-cell>
          <table:table-cell office:value-type="float" office:value="0.679529144" calcext:value-type="float">
            <text:p>0.679529144</text:p>
          </table:table-cell>
          <table:table-cell office:value-type="float" office:value="0.7425050515" calcext:value-type="float">
            <text:p>0.7425050515</text:p>
          </table:table-cell>
          <table:table-cell office:value-type="float" office:value="0.606252812" calcext:value-type="float">
            <text:p>0.60625281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93.617049" calcext:value-type="float">
            <text:p>193.617049</text:p>
          </table:table-cell>
          <table:table-cell office:value-type="float" office:value="78.1716596" calcext:value-type="float">
            <text:p>78.1716596</text:p>
          </table:table-cell>
          <table:table-cell office:value-type="float" office:value="1.36143333" calcext:value-type="float">
            <text:p>1.36143333</text:p>
          </table:table-cell>
          <table:table-cell office:value-type="float" office:value="0.673588073" calcext:value-type="float">
            <text:p>0.673588073</text:p>
          </table:table-cell>
          <table:table-cell office:value-type="float" office:value="1.569460948" calcext:value-type="float">
            <text:p>1.569460948</text:p>
          </table:table-cell>
          <table:table-cell office:value-type="float" office:value="1.281459516" calcext:value-type="float">
            <text:p>1.281459516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94.126597" calcext:value-type="float">
            <text:p>194.126597</text:p>
          </table:table-cell>
          <table:table-cell office:value-type="float" office:value="78.6246595" calcext:value-type="float">
            <text:p>78.6246595</text:p>
          </table:table-cell>
          <table:table-cell office:value-type="float" office:value="1.378841186" calcext:value-type="float">
            <text:p>1.378841186</text:p>
          </table:table-cell>
          <table:table-cell office:value-type="float" office:value="0.677026404" calcext:value-type="float">
            <text:p>0.677026404</text:p>
          </table:table-cell>
          <table:table-cell office:value-type="float" office:value="0.946607768" calcext:value-type="float">
            <text:p>0.946607768</text:p>
          </table:table-cell>
          <table:table-cell office:value-type="float" office:value="0.7729019963" calcext:value-type="float">
            <text:p>0.772901996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93.164453" calcext:value-type="float">
            <text:p>193.164453</text:p>
          </table:table-cell>
          <table:table-cell office:value-type="float" office:value="78.5850555" calcext:value-type="float">
            <text:p>78.5850555</text:p>
          </table:table-cell>
          <table:table-cell office:value-type="float" office:value="1.357822749" calcext:value-type="float">
            <text:p>1.357822749</text:p>
          </table:table-cell>
          <table:table-cell office:value-type="float" office:value="0.691765458" calcext:value-type="float">
            <text:p>0.691765458</text:p>
          </table:table-cell>
          <table:table-cell office:value-type="float" office:value="1.608951292" calcext:value-type="float">
            <text:p>1.608951292</text:p>
          </table:table-cell>
          <table:table-cell office:value-type="float" office:value="1.313703273" calcext:value-type="float">
            <text:p>1.313703273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3.763139" calcext:value-type="float">
            <text:p>193.763139</text:p>
          </table:table-cell>
          <table:table-cell office:value-type="float" office:value="78.9068613" calcext:value-type="float">
            <text:p>78.9068613</text:p>
          </table:table-cell>
          <table:table-cell office:value-type="float" office:value="1.372240425" calcext:value-type="float">
            <text:p>1.372240425</text:p>
          </table:table-cell>
          <table:table-cell office:value-type="float" office:value="0.700367314" calcext:value-type="float">
            <text:p>0.700367314</text:p>
          </table:table-cell>
          <table:table-cell office:value-type="float" office:value="1.110374194" calcext:value-type="float">
            <text:p>1.110374194</text:p>
          </table:table-cell>
          <table:table-cell office:value-type="float" office:value="0.906616709" calcext:value-type="float">
            <text:p>0.90661670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93.530911" calcext:value-type="float">
            <text:p>193.530911</text:p>
          </table:table-cell>
          <table:table-cell office:value-type="float" office:value="78.6496232" calcext:value-type="float">
            <text:p>78.6496232</text:p>
          </table:table-cell>
          <table:table-cell office:value-type="float" office:value="1.403512105" calcext:value-type="float">
            <text:p>1.403512105</text:p>
          </table:table-cell>
          <table:table-cell office:value-type="float" office:value="0.708259334" calcext:value-type="float">
            <text:p>0.708259334</text:p>
          </table:table-cell>
          <table:table-cell office:value-type="float" office:value="1.604382751" calcext:value-type="float">
            <text:p>1.604382751</text:p>
          </table:table-cell>
          <table:table-cell office:value-type="float" office:value="1.309973037" calcext:value-type="float">
            <text:p>1.309973037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193.97907" calcext:value-type="float">
            <text:p>193.97907</text:p>
          </table:table-cell>
          <table:table-cell office:value-type="float" office:value="78.8678449" calcext:value-type="float">
            <text:p>78.8678449</text:p>
          </table:table-cell>
          <table:table-cell office:value-type="float" office:value="1.4588139" calcext:value-type="float">
            <text:p>1.4588139</text:p>
          </table:table-cell>
          <table:table-cell office:value-type="float" office:value="0.735278713" calcext:value-type="float">
            <text:p>0.735278713</text:p>
          </table:table-cell>
          <table:table-cell office:value-type="float" office:value="1.54046193" calcext:value-type="float">
            <text:p>1.54046193</text:p>
          </table:table-cell>
          <table:table-cell office:value-type="float" office:value="1.25778191" calcext:value-type="float">
            <text:p>1.25778191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93.798915" calcext:value-type="float">
            <text:p>193.798915</text:p>
          </table:table-cell>
          <table:table-cell office:value-type="float" office:value="78.4655778" calcext:value-type="float">
            <text:p>78.4655778</text:p>
          </table:table-cell>
          <table:table-cell office:value-type="float" office:value="1.489452125" calcext:value-type="float">
            <text:p>1.489452125</text:p>
          </table:table-cell>
          <table:table-cell office:value-type="float" office:value="0.752148714" calcext:value-type="float">
            <text:p>0.752148714</text:p>
          </table:table-cell>
          <table:table-cell office:value-type="float" office:value="1.334009217" calcext:value-type="float">
            <text:p>1.334009217</text:p>
          </table:table-cell>
          <table:table-cell office:value-type="float" office:value="1.089213956" calcext:value-type="float">
            <text:p>1.089213956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93.921942" calcext:value-type="float">
            <text:p>193.921942</text:p>
          </table:table-cell>
          <table:table-cell office:value-type="float" office:value="78.2534082" calcext:value-type="float">
            <text:p>78.2534082</text:p>
          </table:table-cell>
          <table:table-cell office:value-type="float" office:value="1.51049198" calcext:value-type="float">
            <text:p>1.51049198</text:p>
          </table:table-cell>
          <table:table-cell office:value-type="float" office:value="0.734638114" calcext:value-type="float">
            <text:p>0.734638114</text:p>
          </table:table-cell>
          <table:table-cell office:value-type="float" office:value="1.774584635" calcext:value-type="float">
            <text:p>1.774584635</text:p>
          </table:table-cell>
          <table:table-cell office:value-type="float" office:value="1.44894231" calcext:value-type="float">
            <text:p>1.44894231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94.196327" calcext:value-type="float">
            <text:p>194.196327</text:p>
          </table:table-cell>
          <table:table-cell office:value-type="float" office:value="77.7823448" calcext:value-type="float">
            <text:p>77.7823448</text:p>
          </table:table-cell>
          <table:table-cell office:value-type="float" office:value="1.54373302" calcext:value-type="float">
            <text:p>1.54373302</text:p>
          </table:table-cell>
          <table:table-cell office:value-type="float" office:value="0.76819529" calcext:value-type="float">
            <text:p>0.76819529</text:p>
          </table:table-cell>
          <table:table-cell office:value-type="float" office:value="1.551777723" calcext:value-type="float">
            <text:p>1.551777723</text:p>
          </table:table-cell>
          <table:table-cell office:value-type="float" office:value="1.267021195" calcext:value-type="float">
            <text:p>1.267021195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193.71466" calcext:value-type="float">
            <text:p>193.71466</text:p>
          </table:table-cell>
          <table:table-cell office:value-type="float" office:value="77.5876654" calcext:value-type="float">
            <text:p>77.5876654</text:p>
          </table:table-cell>
          <table:table-cell office:value-type="float" office:value="1.618604327" calcext:value-type="float">
            <text:p>1.618604327</text:p>
          </table:table-cell>
          <table:table-cell office:value-type="float" office:value="0.771569399" calcext:value-type="float">
            <text:p>0.771569399</text:p>
          </table:table-cell>
          <table:table-cell office:value-type="float" office:value="1.795447977" calcext:value-type="float">
            <text:p>1.795447977</text:p>
          </table:table-cell>
          <table:table-cell office:value-type="float" office:value="1.46597716" calcext:value-type="float">
            <text:p>1.46597716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94.196106" calcext:value-type="float">
            <text:p>194.196106</text:p>
          </table:table-cell>
          <table:table-cell office:value-type="float" office:value="77.0556532" calcext:value-type="float">
            <text:p>77.0556532</text:p>
          </table:table-cell>
          <table:table-cell office:value-type="float" office:value="1.637286097" calcext:value-type="float">
            <text:p>1.637286097</text:p>
          </table:table-cell>
          <table:table-cell office:value-type="float" office:value="0.77597623" calcext:value-type="float">
            <text:p>0.77597623</text:p>
          </table:table-cell>
          <table:table-cell office:value-type="float" office:value="1.456529682" calcext:value-type="float">
            <text:p>1.456529682</text:p>
          </table:table-cell>
          <table:table-cell office:value-type="float" office:value="1.189251531" calcext:value-type="float">
            <text:p>1.189251531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3.570734" calcext:value-type="float">
            <text:p>193.570734</text:p>
          </table:table-cell>
          <table:table-cell office:value-type="float" office:value="77.037007" calcext:value-type="float">
            <text:p>77.037007</text:p>
          </table:table-cell>
          <table:table-cell office:value-type="float" office:value="1.613148625" calcext:value-type="float">
            <text:p>1.613148625</text:p>
          </table:table-cell>
          <table:table-cell office:value-type="float" office:value="0.77453987" calcext:value-type="float">
            <text:p>0.77453987</text:p>
          </table:table-cell>
          <table:table-cell office:value-type="float" office:value="1.9451575" calcext:value-type="float">
            <text:p>1.9451575</text:p>
          </table:table-cell>
          <table:table-cell office:value-type="float" office:value="1.58821442" calcext:value-type="float">
            <text:p>1.5882144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94.4942426" calcext:value-type="float">
            <text:p>194.4942426</text:p>
          </table:table-cell>
          <table:table-cell office:value-type="float" office:value="76.6382155" calcext:value-type="float">
            <text:p>76.6382155</text:p>
          </table:table-cell>
          <table:table-cell office:value-type="float" office:value="1.582734735" calcext:value-type="float">
            <text:p>1.582734735</text:p>
          </table:table-cell>
          <table:table-cell office:value-type="float" office:value="0.760072377" calcext:value-type="float">
            <text:p>0.760072377</text:p>
          </table:table-cell>
          <table:table-cell office:value-type="float" office:value="1.398101517" calcext:value-type="float">
            <text:p>1.398101517</text:p>
          </table:table-cell>
          <table:table-cell office:value-type="float" office:value="1.141545114" calcext:value-type="float">
            <text:p>1.14154511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4.0379836" calcext:value-type="float">
            <text:p>194.0379836</text:p>
          </table:table-cell>
          <table:table-cell office:value-type="float" office:value="76.641158" calcext:value-type="float">
            <text:p>76.641158</text:p>
          </table:table-cell>
          <table:table-cell office:value-type="float" office:value="1.56871843" calcext:value-type="float">
            <text:p>1.56871843</text:p>
          </table:table-cell>
          <table:table-cell office:value-type="float" office:value="0.788625427" calcext:value-type="float">
            <text:p>0.788625427</text:p>
          </table:table-cell>
          <table:table-cell office:value-type="float" office:value="1.7351038" calcext:value-type="float">
            <text:p>1.7351038</text:p>
          </table:table-cell>
          <table:table-cell office:value-type="float" office:value="1.41670627" calcext:value-type="float">
            <text:p>1.4167062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5.0044726" calcext:value-type="float">
            <text:p>195.0044726</text:p>
          </table:table-cell>
          <table:table-cell office:value-type="float" office:value="76.3443922" calcext:value-type="float">
            <text:p>76.3443922</text:p>
          </table:table-cell>
          <table:table-cell office:value-type="float" office:value="1.549223746" calcext:value-type="float">
            <text:p>1.549223746</text:p>
          </table:table-cell>
          <table:table-cell office:value-type="float" office:value="0.77960159" calcext:value-type="float">
            <text:p>0.77960159</text:p>
          </table:table-cell>
          <table:table-cell office:value-type="float" office:value="1.307532105" calcext:value-type="float">
            <text:p>1.307532105</text:p>
          </table:table-cell>
          <table:table-cell office:value-type="float" office:value="1.067595506" calcext:value-type="float">
            <text:p>1.067595506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4.9295596" calcext:value-type="float">
            <text:p>194.9295596</text:p>
          </table:table-cell>
          <table:table-cell office:value-type="float" office:value="76.5703352" calcext:value-type="float">
            <text:p>76.5703352</text:p>
          </table:table-cell>
          <table:table-cell office:value-type="float" office:value="1.580672466" calcext:value-type="float">
            <text:p>1.580672466</text:p>
          </table:table-cell>
          <table:table-cell office:value-type="float" office:value="0.777995162" calcext:value-type="float">
            <text:p>0.777995162</text:p>
          </table:table-cell>
          <table:table-cell office:value-type="float" office:value="1.088250898" calcext:value-type="float">
            <text:p>1.088250898</text:p>
          </table:table-cell>
          <table:table-cell office:value-type="float" office:value="0.888553106" calcext:value-type="float">
            <text:p>0.888553106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5.459959" calcext:value-type="float">
            <text:p>195.459959</text:p>
          </table:table-cell>
          <table:table-cell office:value-type="float" office:value="76.3408329" calcext:value-type="float">
            <text:p>76.3408329</text:p>
          </table:table-cell>
          <table:table-cell office:value-type="float" office:value="1.5931944" calcext:value-type="float">
            <text:p>1.5931944</text:p>
          </table:table-cell>
          <table:table-cell office:value-type="float" office:value="0.75465106" calcext:value-type="float">
            <text:p>0.75465106</text:p>
          </table:table-cell>
          <table:table-cell office:value-type="float" office:value="1.36472942" calcext:value-type="float">
            <text:p>1.36472942</text:p>
          </table:table-cell>
          <table:table-cell office:value-type="float" office:value="1.114296939" calcext:value-type="float">
            <text:p>1.114296939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195.520215" calcext:value-type="float">
            <text:p>195.520215</text:p>
          </table:table-cell>
          <table:table-cell office:value-type="float" office:value="76.3886237" calcext:value-type="float">
            <text:p>76.3886237</text:p>
          </table:table-cell>
          <table:table-cell office:value-type="float" office:value="1.598510595" calcext:value-type="float">
            <text:p>1.598510595</text:p>
          </table:table-cell>
          <table:table-cell office:value-type="float" office:value="0.761659183" calcext:value-type="float">
            <text:p>0.761659183</text:p>
          </table:table-cell>
          <table:table-cell office:value-type="float" office:value="0.79169499" calcext:value-type="float">
            <text:p>0.79169499</text:p>
          </table:table-cell>
          <table:table-cell office:value-type="float" office:value="0.646416243" calcext:value-type="float">
            <text:p>0.64641624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96.378177" calcext:value-type="float">
            <text:p>196.378177</text:p>
          </table:table-cell>
          <table:table-cell office:value-type="float" office:value="76.3895207" calcext:value-type="float">
            <text:p>76.3895207</text:p>
          </table:table-cell>
          <table:table-cell office:value-type="float" office:value="1.624607233" calcext:value-type="float">
            <text:p>1.624607233</text:p>
          </table:table-cell>
          <table:table-cell office:value-type="float" office:value="0.790039593" calcext:value-type="float">
            <text:p>0.790039593</text:p>
          </table:table-cell>
          <table:table-cell office:value-type="float" office:value="1.920503532" calcext:value-type="float">
            <text:p>1.920503532</text:p>
          </table:table-cell>
          <table:table-cell office:value-type="float" office:value="1.568084556" calcext:value-type="float">
            <text:p>1.568084556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96.282528" calcext:value-type="float">
            <text:p>196.282528</text:p>
          </table:table-cell>
          <table:table-cell office:value-type="float" office:value="76.0679064" calcext:value-type="float">
            <text:p>76.0679064</text:p>
          </table:table-cell>
          <table:table-cell office:value-type="float" office:value="1.63064788" calcext:value-type="float">
            <text:p>1.63064788</text:p>
          </table:table-cell>
          <table:table-cell office:value-type="float" office:value="0.796873217" calcext:value-type="float">
            <text:p>0.796873217</text:p>
          </table:table-cell>
          <table:table-cell office:value-type="float" office:value="0.655680931" calcext:value-type="float">
            <text:p>0.655680931</text:p>
          </table:table-cell>
          <table:table-cell office:value-type="float" office:value="0.535361234" calcext:value-type="float">
            <text:p>0.535361234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96.95716" calcext:value-type="float">
            <text:p>196.95716</text:p>
          </table:table-cell>
          <table:table-cell office:value-type="float" office:value="75.6805241" calcext:value-type="float">
            <text:p>75.6805241</text:p>
          </table:table-cell>
          <table:table-cell office:value-type="float" office:value="1.631093464" calcext:value-type="float">
            <text:p>1.631093464</text:p>
          </table:table-cell>
          <table:table-cell office:value-type="float" office:value="0.772866687" calcext:value-type="float">
            <text:p>0.772866687</text:p>
          </table:table-cell>
          <table:table-cell office:value-type="float" office:value="1.790569924" calcext:value-type="float">
            <text:p>1.790569924</text:p>
          </table:table-cell>
          <table:table-cell office:value-type="float" office:value="1.461994237" calcext:value-type="float">
            <text:p>1.461994237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7.104259" calcext:value-type="float">
            <text:p>197.104259</text:p>
          </table:table-cell>
          <table:table-cell office:value-type="float" office:value="75.5702002" calcext:value-type="float">
            <text:p>75.5702002</text:p>
          </table:table-cell>
          <table:table-cell office:value-type="float" office:value="1.66459364" calcext:value-type="float">
            <text:p>1.66459364</text:p>
          </table:table-cell>
          <table:table-cell office:value-type="float" office:value="0.790427436" calcext:value-type="float">
            <text:p>0.790427436</text:p>
          </table:table-cell>
          <table:table-cell office:value-type="float" office:value="1.14527966" calcext:value-type="float">
            <text:p>1.14527966</text:p>
          </table:table-cell>
          <table:table-cell office:value-type="float" office:value="0.93511694" calcext:value-type="float">
            <text:p>0.93511694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7.4266576" calcext:value-type="float">
            <text:p>197.4266576</text:p>
          </table:table-cell>
          <table:table-cell office:value-type="float" office:value="75.411257" calcext:value-type="float">
            <text:p>75.411257</text:p>
          </table:table-cell>
          <table:table-cell office:value-type="float" office:value="1.65708935" calcext:value-type="float">
            <text:p>1.65708935</text:p>
          </table:table-cell>
          <table:table-cell office:value-type="float" office:value="0.805374628" calcext:value-type="float">
            <text:p>0.805374628</text:p>
          </table:table-cell>
          <table:table-cell office:value-type="float" office:value="1.776530553" calcext:value-type="float">
            <text:p>1.776530553</text:p>
          </table:table-cell>
          <table:table-cell office:value-type="float" office:value="1.450531093" calcext:value-type="float">
            <text:p>1.450531093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7.7097336" calcext:value-type="float">
            <text:p>197.7097336</text:p>
          </table:table-cell>
          <table:table-cell office:value-type="float" office:value="75.6225668" calcext:value-type="float">
            <text:p>75.6225668</text:p>
          </table:table-cell>
          <table:table-cell office:value-type="float" office:value="1.68810854" calcext:value-type="float">
            <text:p>1.68810854</text:p>
          </table:table-cell>
          <table:table-cell office:value-type="float" office:value="0.796757237" calcext:value-type="float">
            <text:p>0.796757237</text:p>
          </table:table-cell>
          <table:table-cell office:value-type="float" office:value="1.01464889" calcext:value-type="float">
            <text:p>1.01464889</text:p>
          </table:table-cell>
          <table:table-cell office:value-type="float" office:value="0.82845735" calcext:value-type="float">
            <text:p>0.8284573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8.846254" calcext:value-type="float">
            <text:p>198.846254</text:p>
          </table:table-cell>
          <table:table-cell office:value-type="float" office:value="76.3345439" calcext:value-type="float">
            <text:p>76.3345439</text:p>
          </table:table-cell>
          <table:table-cell office:value-type="float" office:value="1.68051792" calcext:value-type="float">
            <text:p>1.68051792</text:p>
          </table:table-cell>
          <table:table-cell office:value-type="float" office:value="0.792178514" calcext:value-type="float">
            <text:p>0.792178514</text:p>
          </table:table-cell>
          <table:table-cell office:value-type="float" office:value="1.94407337" calcext:value-type="float">
            <text:p>1.94407337</text:p>
          </table:table-cell>
          <table:table-cell office:value-type="float" office:value="1.58732926" calcext:value-type="float">
            <text:p>1.58732926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9.067163" calcext:value-type="float">
            <text:p>199.067163</text:p>
          </table:table-cell>
          <table:table-cell office:value-type="float" office:value="76.5214143" calcext:value-type="float">
            <text:p>76.5214143</text:p>
          </table:table-cell>
          <table:table-cell office:value-type="float" office:value="1.713190066" calcext:value-type="float">
            <text:p>1.713190066</text:p>
          </table:table-cell>
          <table:table-cell office:value-type="float" office:value="0.785276056" calcext:value-type="float">
            <text:p>0.785276056</text:p>
          </table:table-cell>
          <table:table-cell office:value-type="float" office:value="0.691332987" calcext:value-type="float">
            <text:p>0.691332987</text:p>
          </table:table-cell>
          <table:table-cell office:value-type="float" office:value="0.564471008" calcext:value-type="float">
            <text:p>0.56447100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0.335289" calcext:value-type="float">
            <text:p>200.335289</text:p>
          </table:table-cell>
          <table:table-cell office:value-type="float" office:value="77.109931" calcext:value-type="float">
            <text:p>77.109931</text:p>
          </table:table-cell>
          <table:table-cell office:value-type="float" office:value="1.7138493" calcext:value-type="float">
            <text:p>1.7138493</text:p>
          </table:table-cell>
          <table:table-cell office:value-type="float" office:value="0.800914241" calcext:value-type="float">
            <text:p>0.800914241</text:p>
          </table:table-cell>
          <table:table-cell office:value-type="float" office:value="1.602284854" calcext:value-type="float">
            <text:p>1.602284854</text:p>
          </table:table-cell>
          <table:table-cell office:value-type="float" office:value="1.308260112" calcext:value-type="float">
            <text:p>1.308260112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200.223283" calcext:value-type="float">
            <text:p>200.223283</text:p>
          </table:table-cell>
          <table:table-cell office:value-type="float" office:value="77.177559" calcext:value-type="float">
            <text:p>77.177559</text:p>
          </table:table-cell>
          <table:table-cell office:value-type="float" office:value="1.75043725" calcext:value-type="float">
            <text:p>1.75043725</text:p>
          </table:table-cell>
          <table:table-cell office:value-type="float" office:value="0.817747261" calcext:value-type="float">
            <text:p>0.817747261</text:p>
          </table:table-cell>
          <table:table-cell office:value-type="float" office:value="0.620676228" calcext:value-type="float">
            <text:p>0.620676228</text:p>
          </table:table-cell>
          <table:table-cell office:value-type="float" office:value="0.506780005" calcext:value-type="float">
            <text:p>0.506780005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0.555513" calcext:value-type="float">
            <text:p>200.555513</text:p>
          </table:table-cell>
          <table:table-cell office:value-type="float" office:value="77.1923929" calcext:value-type="float">
            <text:p>77.1923929</text:p>
          </table:table-cell>
          <table:table-cell office:value-type="float" office:value="1.77121716" calcext:value-type="float">
            <text:p>1.77121716</text:p>
          </table:table-cell>
          <table:table-cell office:value-type="float" office:value="0.86674063" calcext:value-type="float">
            <text:p>0.86674063</text:p>
          </table:table-cell>
          <table:table-cell office:value-type="float" office:value="2.07437869" calcext:value-type="float">
            <text:p>2.07437869</text:p>
          </table:table-cell>
          <table:table-cell office:value-type="float" office:value="1.693723084" calcext:value-type="float">
            <text:p>1.693723084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200.298023" calcext:value-type="float">
            <text:p>200.298023</text:p>
          </table:table-cell>
          <table:table-cell office:value-type="float" office:value="77.2359729" calcext:value-type="float">
            <text:p>77.2359729</text:p>
          </table:table-cell>
          <table:table-cell office:value-type="float" office:value="1.78767307" calcext:value-type="float">
            <text:p>1.78767307</text:p>
          </table:table-cell>
          <table:table-cell office:value-type="float" office:value="0.860188621" calcext:value-type="float">
            <text:p>0.860188621</text:p>
          </table:table-cell>
          <table:table-cell office:value-type="float" office:value="0.985563548" calcext:value-type="float">
            <text:p>0.985563548</text:p>
          </table:table-cell>
          <table:table-cell office:value-type="float" office:value="0.804709254" calcext:value-type="float">
            <text:p>0.804709254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1.243945" calcext:value-type="float">
            <text:p>201.243945</text:p>
          </table:table-cell>
          <table:table-cell office:value-type="float" office:value="77.6336906" calcext:value-type="float">
            <text:p>77.6336906</text:p>
          </table:table-cell>
          <table:table-cell office:value-type="float" office:value="1.78832738" calcext:value-type="float">
            <text:p>1.78832738</text:p>
          </table:table-cell>
          <table:table-cell office:value-type="float" office:value="0.857639147" calcext:value-type="float">
            <text:p>0.857639147</text:p>
          </table:table-cell>
          <table:table-cell office:value-type="float" office:value="2.203947616" calcext:value-type="float">
            <text:p>2.203947616</text:p>
          </table:table-cell>
          <table:table-cell office:value-type="float" office:value="1.799515681" calcext:value-type="float">
            <text:p>1.799515681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99.606444" calcext:value-type="float">
            <text:p>199.606444</text:p>
          </table:table-cell>
          <table:table-cell office:value-type="float" office:value="76.9574781" calcext:value-type="float">
            <text:p>76.9574781</text:p>
          </table:table-cell>
          <table:table-cell office:value-type="float" office:value="1.78598791" calcext:value-type="float">
            <text:p>1.78598791</text:p>
          </table:table-cell>
          <table:table-cell office:value-type="float" office:value="0.874674844" calcext:value-type="float">
            <text:p>0.874674844</text:p>
          </table:table-cell>
          <table:table-cell office:value-type="float" office:value="1.816747227" calcext:value-type="float">
            <text:p>1.816747227</text:p>
          </table:table-cell>
          <table:table-cell office:value-type="float" office:value="1.4833679" calcext:value-type="float">
            <text:p>1.483367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99.987117" calcext:value-type="float">
            <text:p>199.987117</text:p>
          </table:table-cell>
          <table:table-cell office:value-type="float" office:value="77.3078005" calcext:value-type="float">
            <text:p>77.3078005</text:p>
          </table:table-cell>
          <table:table-cell office:value-type="float" office:value="1.82371718" calcext:value-type="float">
            <text:p>1.82371718</text:p>
          </table:table-cell>
          <table:table-cell office:value-type="float" office:value="0.953485015" calcext:value-type="float">
            <text:p>0.953485015</text:p>
          </table:table-cell>
          <table:table-cell office:value-type="float" office:value="2.2118216096" calcext:value-type="float">
            <text:p>2.2118216096</text:p>
          </table:table-cell>
          <table:table-cell office:value-type="float" office:value="1.805944766" calcext:value-type="float">
            <text:p>1.80594476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9.213054" calcext:value-type="float">
            <text:p>199.213054</text:p>
          </table:table-cell>
          <table:table-cell office:value-type="float" office:value="76.774482" calcext:value-type="float">
            <text:p>76.774482</text:p>
          </table:table-cell>
          <table:table-cell office:value-type="float" office:value="1.80754464" calcext:value-type="float">
            <text:p>1.80754464</text:p>
          </table:table-cell>
          <table:table-cell office:value-type="float" office:value="0.947665801" calcext:value-type="float">
            <text:p>0.947665801</text:p>
          </table:table-cell>
          <table:table-cell office:value-type="float" office:value="1.74715984" calcext:value-type="float">
            <text:p>1.74715984</text:p>
          </table:table-cell>
          <table:table-cell office:value-type="float" office:value="1.426550018" calcext:value-type="float">
            <text:p>1.42655001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8.854789" calcext:value-type="float">
            <text:p>198.854789</text:p>
          </table:table-cell>
          <table:table-cell office:value-type="float" office:value="76.7996405" calcext:value-type="float">
            <text:p>76.7996405</text:p>
          </table:table-cell>
          <table:table-cell office:value-type="float" office:value="1.8081167" calcext:value-type="float">
            <text:p>1.8081167</text:p>
          </table:table-cell>
          <table:table-cell office:value-type="float" office:value="0.94447329" calcext:value-type="float">
            <text:p>0.94447329</text:p>
          </table:table-cell>
          <table:table-cell office:value-type="float" office:value="2.800739663" calcext:value-type="float">
            <text:p>2.800739663</text:p>
          </table:table-cell>
          <table:table-cell office:value-type="float" office:value="2.286794358" calcext:value-type="float">
            <text:p>2.28679435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8.771881" calcext:value-type="float">
            <text:p>198.771881</text:p>
          </table:table-cell>
          <table:table-cell office:value-type="float" office:value="76.6869534" calcext:value-type="float">
            <text:p>76.6869534</text:p>
          </table:table-cell>
          <table:table-cell office:value-type="float" office:value="1.80760185" calcext:value-type="float">
            <text:p>1.80760185</text:p>
          </table:table-cell>
          <table:table-cell office:value-type="float" office:value="0.946093" calcext:value-type="float">
            <text:p>0.946093</text:p>
          </table:table-cell>
          <table:table-cell office:value-type="float" office:value="1.03015872" calcext:value-type="float">
            <text:p>1.03015872</text:p>
          </table:table-cell>
          <table:table-cell office:value-type="float" office:value="0.84112107" calcext:value-type="float">
            <text:p>0.84112107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99.2170244" calcext:value-type="float">
            <text:p>199.2170244</text:p>
          </table:table-cell>
          <table:table-cell office:value-type="float" office:value="76.738898" calcext:value-type="float">
            <text:p>76.738898</text:p>
          </table:table-cell>
          <table:table-cell office:value-type="float" office:value="1.78361523" calcext:value-type="float">
            <text:p>1.78361523</text:p>
          </table:table-cell>
          <table:table-cell office:value-type="float" office:value="0.941166635" calcext:value-type="float">
            <text:p>0.941166635</text:p>
          </table:table-cell>
          <table:table-cell office:value-type="float" office:value="1.889234362" calcext:value-type="float">
            <text:p>1.889234362</text:p>
          </table:table-cell>
          <table:table-cell office:value-type="float" office:value="1.542553347" calcext:value-type="float">
            <text:p>1.54255334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9.0730824" calcext:value-type="float">
            <text:p>199.0730824</text:p>
          </table:table-cell>
          <table:table-cell office:value-type="float" office:value="76.8694283" calcext:value-type="float">
            <text:p>76.8694283</text:p>
          </table:table-cell>
          <table:table-cell office:value-type="float" office:value="1.76714145" calcext:value-type="float">
            <text:p>1.76714145</text:p>
          </table:table-cell>
          <table:table-cell office:value-type="float" office:value="0.944480459" calcext:value-type="float">
            <text:p>0.944480459</text:p>
          </table:table-cell>
          <table:table-cell office:value-type="float" office:value="1.57692571" calcext:value-type="float">
            <text:p>1.57692571</text:p>
          </table:table-cell>
          <table:table-cell office:value-type="float" office:value="1.28755443" calcext:value-type="float">
            <text:p>1.28755443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99.279667" calcext:value-type="float">
            <text:p>199.279667</text:p>
          </table:table-cell>
          <table:table-cell office:value-type="float" office:value="76.9196165" calcext:value-type="float">
            <text:p>76.9196165</text:p>
          </table:table-cell>
          <table:table-cell office:value-type="float" office:value="1.70701686" calcext:value-type="float">
            <text:p>1.70701686</text:p>
          </table:table-cell>
          <table:table-cell office:value-type="float" office:value="0.910828479" calcext:value-type="float">
            <text:p>0.910828479</text:p>
          </table:table-cell>
          <table:table-cell office:value-type="float" office:value="1.554643331" calcext:value-type="float">
            <text:p>1.554643331</text:p>
          </table:table-cell>
          <table:table-cell office:value-type="float" office:value="1.269360964" calcext:value-type="float">
            <text:p>1.269360964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9.382534" calcext:value-type="float">
            <text:p>199.382534</text:p>
          </table:table-cell>
          <table:table-cell office:value-type="float" office:value="77.0274852" calcext:value-type="float">
            <text:p>77.0274852</text:p>
          </table:table-cell>
          <table:table-cell office:value-type="float" office:value="1.7488388" calcext:value-type="float">
            <text:p>1.7488388</text:p>
          </table:table-cell>
          <table:table-cell office:value-type="float" office:value="0.932311695" calcext:value-type="float">
            <text:p>0.932311695</text:p>
          </table:table-cell>
          <table:table-cell office:value-type="float" office:value="1.21777796" calcext:value-type="float">
            <text:p>1.21777796</text:p>
          </table:table-cell>
          <table:table-cell office:value-type="float" office:value="0.99431151" calcext:value-type="float">
            <text:p>0.99431151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99.1533055" calcext:value-type="float">
            <text:p>199.1533055</text:p>
          </table:table-cell>
          <table:table-cell office:value-type="float" office:value="77.0539374" calcext:value-type="float">
            <text:p>77.0539374</text:p>
          </table:table-cell>
          <table:table-cell office:value-type="float" office:value="1.572717127" calcext:value-type="float">
            <text:p>1.572717127</text:p>
          </table:table-cell>
          <table:table-cell office:value-type="float" office:value="0.787801288" calcext:value-type="float">
            <text:p>0.787801288</text:p>
          </table:table-cell>
          <table:table-cell office:value-type="float" office:value="1.678772626" calcext:value-type="float">
            <text:p>1.678772626</text:p>
          </table:table-cell>
          <table:table-cell office:value-type="float" office:value="1.370712117" calcext:value-type="float">
            <text:p>1.370712117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9.2297795" calcext:value-type="float">
            <text:p>199.2297795</text:p>
          </table:table-cell>
          <table:table-cell office:value-type="float" office:value="77.2693127" calcext:value-type="float">
            <text:p>77.2693127</text:p>
          </table:table-cell>
          <table:table-cell office:value-type="float" office:value="1.4871642" calcext:value-type="float">
            <text:p>1.4871642</text:p>
          </table:table-cell>
          <table:table-cell office:value-type="float" office:value="0.716083384" calcext:value-type="float">
            <text:p>0.716083384</text:p>
          </table:table-cell>
          <table:table-cell office:value-type="float" office:value="1.142253934" calcext:value-type="float">
            <text:p>1.142253934</text:p>
          </table:table-cell>
          <table:table-cell office:value-type="float" office:value="0.932646452" calcext:value-type="float">
            <text:p>0.932646452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98.9751865" calcext:value-type="float">
            <text:p>198.9751865</text:p>
          </table:table-cell>
          <table:table-cell office:value-type="float" office:value="77.5482017" calcext:value-type="float">
            <text:p>77.5482017</text:p>
          </table:table-cell>
          <table:table-cell office:value-type="float" office:value="1.499904993" calcext:value-type="float">
            <text:p>1.499904993</text:p>
          </table:table-cell>
          <table:table-cell office:value-type="float" office:value="0.736429159" calcext:value-type="float">
            <text:p>0.736429159</text:p>
          </table:table-cell>
          <table:table-cell office:value-type="float" office:value="1.5194908788" calcext:value-type="float">
            <text:p>1.5194908788</text:p>
          </table:table-cell>
          <table:table-cell office:value-type="float" office:value="1.240659101" calcext:value-type="float">
            <text:p>1.24065910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98.6644305" calcext:value-type="float">
            <text:p>198.6644305</text:p>
          </table:table-cell>
          <table:table-cell office:value-type="float" office:value="77.5491403" calcext:value-type="float">
            <text:p>77.5491403</text:p>
          </table:table-cell>
          <table:table-cell office:value-type="float" office:value="1.471452427" calcext:value-type="float">
            <text:p>1.471452427</text:p>
          </table:table-cell>
          <table:table-cell office:value-type="float" office:value="0.74344003" calcext:value-type="float">
            <text:p>0.74344003</text:p>
          </table:table-cell>
          <table:table-cell office:value-type="float" office:value="0.86698391" calcext:value-type="float">
            <text:p>0.86698391</text:p>
          </table:table-cell>
          <table:table-cell office:value-type="float" office:value="0.707889423" calcext:value-type="float">
            <text:p>0.707889423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98.102362" calcext:value-type="float">
            <text:p>198.102362</text:p>
          </table:table-cell>
          <table:table-cell office:value-type="float" office:value="77.5158407" calcext:value-type="float">
            <text:p>77.5158407</text:p>
          </table:table-cell>
          <table:table-cell office:value-type="float" office:value="1.488166817" calcext:value-type="float">
            <text:p>1.488166817</text:p>
          </table:table-cell>
          <table:table-cell office:value-type="float" office:value="0.748613446" calcext:value-type="float">
            <text:p>0.748613446</text:p>
          </table:table-cell>
          <table:table-cell office:value-type="float" office:value="1.37158578" calcext:value-type="float">
            <text:p>1.37158578</text:p>
          </table:table-cell>
          <table:table-cell office:value-type="float" office:value="1.119895131" calcext:value-type="float">
            <text:p>1.119895131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8.004477" calcext:value-type="float">
            <text:p>198.004477</text:p>
          </table:table-cell>
          <table:table-cell office:value-type="float" office:value="77.5412046" calcext:value-type="float">
            <text:p>77.5412046</text:p>
          </table:table-cell>
          <table:table-cell office:value-type="float" office:value="1.513064891" calcext:value-type="float">
            <text:p>1.513064891</text:p>
          </table:table-cell>
          <table:table-cell office:value-type="float" office:value="0.731003191" calcext:value-type="float">
            <text:p>0.731003191</text:p>
          </table:table-cell>
          <table:table-cell office:value-type="float" office:value="1.335946906" calcext:value-type="float">
            <text:p>1.335946906</text:p>
          </table:table-cell>
          <table:table-cell office:value-type="float" office:value="1.090796076" calcext:value-type="float">
            <text:p>1.090796076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97.410037" calcext:value-type="float">
            <text:p>197.410037</text:p>
          </table:table-cell>
          <table:table-cell office:value-type="float" office:value="77.2141329" calcext:value-type="float">
            <text:p>77.2141329</text:p>
          </table:table-cell>
          <table:table-cell office:value-type="float" office:value="1.528826066" calcext:value-type="float">
            <text:p>1.528826066</text:p>
          </table:table-cell>
          <table:table-cell office:value-type="float" office:value="0.728867411" calcext:value-type="float">
            <text:p>0.728867411</text:p>
          </table:table-cell>
          <table:table-cell office:value-type="float" office:value="1.005193181" calcext:value-type="float">
            <text:p>1.005193181</text:p>
          </table:table-cell>
          <table:table-cell office:value-type="float" office:value="0.820736804" calcext:value-type="float">
            <text:p>0.820736804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197.142619" calcext:value-type="float">
            <text:p>197.142619</text:p>
          </table:table-cell>
          <table:table-cell office:value-type="float" office:value="77.0368782" calcext:value-type="float">
            <text:p>77.0368782</text:p>
          </table:table-cell>
          <table:table-cell office:value-type="float" office:value="1.52399613" calcext:value-type="float">
            <text:p>1.52399613</text:p>
          </table:table-cell>
          <table:table-cell office:value-type="float" office:value="0.766738617" calcext:value-type="float">
            <text:p>0.766738617</text:p>
          </table:table-cell>
          <table:table-cell office:value-type="float" office:value="1.383494425" calcext:value-type="float">
            <text:p>1.383494425</text:p>
          </table:table-cell>
          <table:table-cell office:value-type="float" office:value="1.129618454" calcext:value-type="float">
            <text:p>1.12961845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6.469379" calcext:value-type="float">
            <text:p>196.469379</text:p>
          </table:table-cell>
          <table:table-cell office:value-type="float" office:value="76.5647972" calcext:value-type="float">
            <text:p>76.5647972</text:p>
          </table:table-cell>
          <table:table-cell office:value-type="float" office:value="1.50312749" calcext:value-type="float">
            <text:p>1.50312749</text:p>
          </table:table-cell>
          <table:table-cell office:value-type="float" office:value="0.790035754" calcext:value-type="float">
            <text:p>0.790035754</text:p>
          </table:table-cell>
          <table:table-cell office:value-type="float" office:value="1.320047963" calcext:value-type="float">
            <text:p>1.320047963</text:p>
          </table:table-cell>
          <table:table-cell office:value-type="float" office:value="1.077814651" calcext:value-type="float">
            <text:p>1.077814651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196.567179" calcext:value-type="float">
            <text:p>196.567179</text:p>
          </table:table-cell>
          <table:table-cell office:value-type="float" office:value="76.4280271" calcext:value-type="float">
            <text:p>76.4280271</text:p>
          </table:table-cell>
          <table:table-cell office:value-type="float" office:value="1.5187239" calcext:value-type="float">
            <text:p>1.5187239</text:p>
          </table:table-cell>
          <table:table-cell office:value-type="float" office:value="0.81912994" calcext:value-type="float">
            <text:p>0.81912994</text:p>
          </table:table-cell>
          <table:table-cell office:value-type="float" office:value="1.46126037" calcext:value-type="float">
            <text:p>1.46126037</text:p>
          </table:table-cell>
          <table:table-cell office:value-type="float" office:value="1.193114086" calcext:value-type="float">
            <text:p>1.193114086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96.022912" calcext:value-type="float">
            <text:p>196.022912</text:p>
          </table:table-cell>
          <table:table-cell office:value-type="float" office:value="76.0120034" calcext:value-type="float">
            <text:p>76.0120034</text:p>
          </table:table-cell>
          <table:table-cell office:value-type="float" office:value="1.5315908" calcext:value-type="float">
            <text:p>1.5315908</text:p>
          </table:table-cell>
          <table:table-cell office:value-type="float" office:value="0.818981682" calcext:value-type="float">
            <text:p>0.818981682</text:p>
          </table:table-cell>
          <table:table-cell office:value-type="float" office:value="0.979908582" calcext:value-type="float">
            <text:p>0.979908582</text:p>
          </table:table-cell>
          <table:table-cell office:value-type="float" office:value="0.800092054" calcext:value-type="float">
            <text:p>0.800092054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196.101709" calcext:value-type="float">
            <text:p>196.101709</text:p>
          </table:table-cell>
          <table:table-cell office:value-type="float" office:value="75.3611284" calcext:value-type="float">
            <text:p>75.3611284</text:p>
          </table:table-cell>
          <table:table-cell office:value-type="float" office:value="1.552007294" calcext:value-type="float">
            <text:p>1.552007294</text:p>
          </table:table-cell>
          <table:table-cell office:value-type="float" office:value="0.819713364" calcext:value-type="float">
            <text:p>0.819713364</text:p>
          </table:table-cell>
          <table:table-cell office:value-type="float" office:value="1.878374577" calcext:value-type="float">
            <text:p>1.878374577</text:p>
          </table:table-cell>
          <table:table-cell office:value-type="float" office:value="1.53368643" calcext:value-type="float">
            <text:p>1.53368643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95.384949" calcext:value-type="float">
            <text:p>195.384949</text:p>
          </table:table-cell>
          <table:table-cell office:value-type="float" office:value="75.0756656" calcext:value-type="float">
            <text:p>75.0756656</text:p>
          </table:table-cell>
          <table:table-cell office:value-type="float" office:value="1.612864634" calcext:value-type="float">
            <text:p>1.612864634</text:p>
          </table:table-cell>
          <table:table-cell office:value-type="float" office:value="0.802668417" calcext:value-type="float">
            <text:p>0.802668417</text:p>
          </table:table-cell>
          <table:table-cell office:value-type="float" office:value="0.94628635" calcext:value-type="float">
            <text:p>0.94628635</text:p>
          </table:table-cell>
          <table:table-cell office:value-type="float" office:value="0.772639592" calcext:value-type="float">
            <text:p>0.772639592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94.9325205" calcext:value-type="float">
            <text:p>194.9325205</text:p>
          </table:table-cell>
          <table:table-cell office:value-type="float" office:value="74.1984425" calcext:value-type="float">
            <text:p>74.1984425</text:p>
          </table:table-cell>
          <table:table-cell office:value-type="float" office:value="1.60100354" calcext:value-type="float">
            <text:p>1.60100354</text:p>
          </table:table-cell>
          <table:table-cell office:value-type="float" office:value="0.799920668" calcext:value-type="float">
            <text:p>0.799920668</text:p>
          </table:table-cell>
          <table:table-cell office:value-type="float" office:value="2.321505545" calcext:value-type="float">
            <text:p>2.321505545</text:p>
          </table:table-cell>
          <table:table-cell office:value-type="float" office:value="1.89550139" calcext:value-type="float">
            <text:p>1.89550139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94.2641996" calcext:value-type="float">
            <text:p>194.2641996</text:p>
          </table:table-cell>
          <table:table-cell office:value-type="float" office:value="73.9278966" calcext:value-type="float">
            <text:p>73.9278966</text:p>
          </table:table-cell>
          <table:table-cell office:value-type="float" office:value="1.64295309" calcext:value-type="float">
            <text:p>1.64295309</text:p>
          </table:table-cell>
          <table:table-cell office:value-type="float" office:value="0.790542583" calcext:value-type="float">
            <text:p>0.790542583</text:p>
          </table:table-cell>
          <table:table-cell office:value-type="float" office:value="0.957868182" calcext:value-type="float">
            <text:p>0.957868182</text:p>
          </table:table-cell>
          <table:table-cell office:value-type="float" office:value="0.782096156" calcext:value-type="float">
            <text:p>0.782096156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93.8688876" calcext:value-type="float">
            <text:p>193.8688876</text:p>
          </table:table-cell>
          <table:table-cell office:value-type="float" office:value="73.0953434" calcext:value-type="float">
            <text:p>73.0953434</text:p>
          </table:table-cell>
          <table:table-cell office:value-type="float" office:value="1.66526916" calcext:value-type="float">
            <text:p>1.66526916</text:p>
          </table:table-cell>
          <table:table-cell office:value-type="float" office:value="0.778951197" calcext:value-type="float">
            <text:p>0.778951197</text:p>
          </table:table-cell>
          <table:table-cell office:value-type="float" office:value="1.998469894" calcext:value-type="float">
            <text:p>1.998469894</text:p>
          </table:table-cell>
          <table:table-cell office:value-type="float" office:value="1.631743838" calcext:value-type="float">
            <text:p>1.63174383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3.39485" calcext:value-type="float">
            <text:p>193.39485</text:p>
          </table:table-cell>
          <table:table-cell office:value-type="float" office:value="72.68971" calcext:value-type="float">
            <text:p>72.68971</text:p>
          </table:table-cell>
          <table:table-cell office:value-type="float" office:value="1.66900217" calcext:value-type="float">
            <text:p>1.66900217</text:p>
          </table:table-cell>
          <table:table-cell office:value-type="float" office:value="0.7878106" calcext:value-type="float">
            <text:p>0.7878106</text:p>
          </table:table-cell>
          <table:table-cell office:value-type="float" office:value="1.418775216" calcext:value-type="float">
            <text:p>1.418775216</text:p>
          </table:table-cell>
          <table:table-cell office:value-type="float" office:value="1.15842513" calcext:value-type="float">
            <text:p>1.15842513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93.384784" calcext:value-type="float">
            <text:p>193.384784</text:p>
          </table:table-cell>
          <table:table-cell office:value-type="float" office:value="72.1101935" calcext:value-type="float">
            <text:p>72.1101935</text:p>
          </table:table-cell>
          <table:table-cell office:value-type="float" office:value="1.67080068" calcext:value-type="float">
            <text:p>1.67080068</text:p>
          </table:table-cell>
          <table:table-cell office:value-type="float" office:value="0.774346496" calcext:value-type="float">
            <text:p>0.774346496</text:p>
          </table:table-cell>
          <table:table-cell office:value-type="float" office:value="1.743022424" calcext:value-type="float">
            <text:p>1.743022424</text:p>
          </table:table-cell>
          <table:table-cell office:value-type="float" office:value="1.42317185" calcext:value-type="float">
            <text:p>1.4231718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3.031321" calcext:value-type="float">
            <text:p>193.031321</text:p>
          </table:table-cell>
          <table:table-cell office:value-type="float" office:value="71.8636228" calcext:value-type="float">
            <text:p>71.8636228</text:p>
          </table:table-cell>
          <table:table-cell office:value-type="float" office:value="1.71059655" calcext:value-type="float">
            <text:p>1.71059655</text:p>
          </table:table-cell>
          <table:table-cell office:value-type="float" office:value="0.780765316" calcext:value-type="float">
            <text:p>0.780765316</text:p>
          </table:table-cell>
          <table:table-cell office:value-type="float" office:value="1.295709292" calcext:value-type="float">
            <text:p>1.295709292</text:p>
          </table:table-cell>
          <table:table-cell office:value-type="float" office:value="1.057942231" calcext:value-type="float">
            <text:p>1.057942231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93.441714" calcext:value-type="float">
            <text:p>193.441714</text:p>
          </table:table-cell>
          <table:table-cell office:value-type="float" office:value="71.6347869" calcext:value-type="float">
            <text:p>71.6347869</text:p>
          </table:table-cell>
          <table:table-cell office:value-type="float" office:value="1.70526307" calcext:value-type="float">
            <text:p>1.70526307</text:p>
          </table:table-cell>
          <table:table-cell office:value-type="float" office:value="0.759593263" calcext:value-type="float">
            <text:p>0.759593263</text:p>
          </table:table-cell>
          <table:table-cell office:value-type="float" office:value="1.53841487" calcext:value-type="float">
            <text:p>1.53841487</text:p>
          </table:table-cell>
          <table:table-cell office:value-type="float" office:value="1.256110435" calcext:value-type="float">
            <text:p>1.25611043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93.3128744" calcext:value-type="float">
            <text:p>193.3128744</text:p>
          </table:table-cell>
          <table:table-cell office:value-type="float" office:value="71.3309304" calcext:value-type="float">
            <text:p>71.3309304</text:p>
          </table:table-cell>
          <table:table-cell office:value-type="float" office:value="1.73331069" calcext:value-type="float">
            <text:p>1.73331069</text:p>
          </table:table-cell>
          <table:table-cell office:value-type="float" office:value="0.787869018" calcext:value-type="float">
            <text:p>0.787869018</text:p>
          </table:table-cell>
          <table:table-cell office:value-type="float" office:value="1.2634089996" calcext:value-type="float">
            <text:p>1.2634089996</text:p>
          </table:table-cell>
          <table:table-cell office:value-type="float" office:value="1.031569138" calcext:value-type="float">
            <text:p>1.03156913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3.8210494" calcext:value-type="float">
            <text:p>193.8210494</text:p>
          </table:table-cell>
          <table:table-cell office:value-type="float" office:value="71.1629307" calcext:value-type="float">
            <text:p>71.1629307</text:p>
          </table:table-cell>
          <table:table-cell office:value-type="float" office:value="1.699447216" calcext:value-type="float">
            <text:p>1.699447216</text:p>
          </table:table-cell>
          <table:table-cell office:value-type="float" office:value="0.769467083" calcext:value-type="float">
            <text:p>0.769467083</text:p>
          </table:table-cell>
          <table:table-cell office:value-type="float" office:value="1.254951805" calcext:value-type="float">
            <text:p>1.254951805</text:p>
          </table:table-cell>
          <table:table-cell office:value-type="float" office:value="1.024663866" calcext:value-type="float">
            <text:p>1.024663866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93.645014" calcext:value-type="float">
            <text:p>193.645014</text:p>
          </table:table-cell>
          <table:table-cell office:value-type="float" office:value="71.0147402" calcext:value-type="float">
            <text:p>71.0147402</text:p>
          </table:table-cell>
          <table:table-cell office:value-type="float" office:value="1.662888976" calcext:value-type="float">
            <text:p>1.662888976</text:p>
          </table:table-cell>
          <table:table-cell office:value-type="float" office:value="0.785043649" calcext:value-type="float">
            <text:p>0.785043649</text:p>
          </table:table-cell>
          <table:table-cell office:value-type="float" office:value="1.184276009" calcext:value-type="float">
            <text:p>1.184276009</text:p>
          </table:table-cell>
          <table:table-cell office:value-type="float" office:value="0.96695728" calcext:value-type="float">
            <text:p>0.9669572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94.384081" calcext:value-type="float">
            <text:p>194.384081</text:p>
          </table:table-cell>
          <table:table-cell office:value-type="float" office:value="71.1417759" calcext:value-type="float">
            <text:p>71.1417759</text:p>
          </table:table-cell>
          <table:table-cell office:value-type="float" office:value="1.66593988" calcext:value-type="float">
            <text:p>1.66593988</text:p>
          </table:table-cell>
          <table:table-cell office:value-type="float" office:value="0.815343093" calcext:value-type="float">
            <text:p>0.815343093</text:p>
          </table:table-cell>
          <table:table-cell office:value-type="float" office:value="1.043088866" calcext:value-type="float">
            <text:p>1.043088866</text:p>
          </table:table-cell>
          <table:table-cell office:value-type="float" office:value="0.851678512" calcext:value-type="float">
            <text:p>0.851678512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94.1207456" calcext:value-type="float">
            <text:p>194.1207456</text:p>
          </table:table-cell>
          <table:table-cell office:value-type="float" office:value="71.1169799" calcext:value-type="float">
            <text:p>71.1169799</text:p>
          </table:table-cell>
          <table:table-cell office:value-type="float" office:value="1.66416993" calcext:value-type="float">
            <text:p>1.66416993</text:p>
          </table:table-cell>
          <table:table-cell office:value-type="float" office:value="0.80824641" calcext:value-type="float">
            <text:p>0.80824641</text:p>
          </table:table-cell>
          <table:table-cell office:value-type="float" office:value="1.155535242" calcext:value-type="float">
            <text:p>1.155535242</text:p>
          </table:table-cell>
          <table:table-cell office:value-type="float" office:value="0.94349053" calcext:value-type="float">
            <text:p>0.94349053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94.2853626" calcext:value-type="float">
            <text:p>194.2853626</text:p>
          </table:table-cell>
          <table:table-cell office:value-type="float" office:value="71.3497378" calcext:value-type="float">
            <text:p>71.3497378</text:p>
          </table:table-cell>
          <table:table-cell office:value-type="float" office:value="1.70186788" calcext:value-type="float">
            <text:p>1.70186788</text:p>
          </table:table-cell>
          <table:table-cell office:value-type="float" office:value="0.824970543" calcext:value-type="float">
            <text:p>0.824970543</text:p>
          </table:table-cell>
          <table:table-cell office:value-type="float" office:value="0.996527595" calcext:value-type="float">
            <text:p>0.996527595</text:p>
          </table:table-cell>
          <table:table-cell office:value-type="float" office:value="0.8136613876" calcext:value-type="float">
            <text:p>0.813661387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93.8865275" calcext:value-type="float">
            <text:p>193.8865275</text:p>
          </table:table-cell>
          <table:table-cell office:value-type="float" office:value="71.0294964" calcext:value-type="float">
            <text:p>71.0294964</text:p>
          </table:table-cell>
          <table:table-cell office:value-type="float" office:value="1.67479274" calcext:value-type="float">
            <text:p>1.67479274</text:p>
          </table:table-cell>
          <table:table-cell office:value-type="float" office:value="0.803848322" calcext:value-type="float">
            <text:p>0.803848322</text:p>
          </table:table-cell>
          <table:table-cell office:value-type="float" office:value="0.9217202" calcext:value-type="float">
            <text:p>0.9217202</text:p>
          </table:table-cell>
          <table:table-cell office:value-type="float" office:value="0.752581394" calcext:value-type="float">
            <text:p>0.752581394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3.6240965" calcext:value-type="float">
            <text:p>193.6240965</text:p>
          </table:table-cell>
          <table:table-cell office:value-type="float" office:value="71.2300314" calcext:value-type="float">
            <text:p>71.2300314</text:p>
          </table:table-cell>
          <table:table-cell office:value-type="float" office:value="1.68658709" calcext:value-type="float">
            <text:p>1.68658709</text:p>
          </table:table-cell>
          <table:table-cell office:value-type="float" office:value="0.835504" calcext:value-type="float">
            <text:p>0.835504</text:p>
          </table:table-cell>
          <table:table-cell office:value-type="float" office:value="0.78953249" calcext:value-type="float">
            <text:p>0.78953249</text:p>
          </table:table-cell>
          <table:table-cell office:value-type="float" office:value="0.6446505695" calcext:value-type="float">
            <text:p>0.6446505695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93.596348" calcext:value-type="float">
            <text:p>193.596348</text:p>
          </table:table-cell>
          <table:table-cell office:value-type="float" office:value="71.2946783" calcext:value-type="float">
            <text:p>71.2946783</text:p>
          </table:table-cell>
          <table:table-cell office:value-type="float" office:value="1.62117505" calcext:value-type="float">
            <text:p>1.62117505</text:p>
          </table:table-cell>
          <table:table-cell office:value-type="float" office:value="0.828381963" calcext:value-type="float">
            <text:p>0.828381963</text:p>
          </table:table-cell>
          <table:table-cell office:value-type="float" office:value="1.356112765" calcext:value-type="float">
            <text:p>1.356112765</text:p>
          </table:table-cell>
          <table:table-cell office:value-type="float" office:value="1.107261406" calcext:value-type="float">
            <text:p>1.107261406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93.494676" calcext:value-type="float">
            <text:p>193.494676</text:p>
          </table:table-cell>
          <table:table-cell office:value-type="float" office:value="71.6901384" calcext:value-type="float">
            <text:p>71.6901384</text:p>
          </table:table-cell>
          <table:table-cell office:value-type="float" office:value="1.61333747" calcext:value-type="float">
            <text:p>1.61333747</text:p>
          </table:table-cell>
          <table:table-cell office:value-type="float" office:value="0.844059056" calcext:value-type="float">
            <text:p>0.844059056</text:p>
          </table:table-cell>
          <table:table-cell office:value-type="float" office:value="1.025419328" calcext:value-type="float">
            <text:p>1.025419328</text:p>
          </table:table-cell>
          <table:table-cell office:value-type="float" office:value="0.837251348" calcext:value-type="float">
            <text:p>0.83725134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2.7890125" calcext:value-type="float">
            <text:p>192.7890125</text:p>
          </table:table-cell>
          <table:table-cell office:value-type="float" office:value="71.7578523" calcext:value-type="float">
            <text:p>71.7578523</text:p>
          </table:table-cell>
          <table:table-cell office:value-type="float" office:value="1.566676786" calcext:value-type="float">
            <text:p>1.566676786</text:p>
          </table:table-cell>
          <table:table-cell office:value-type="float" office:value="0.85113735" calcext:value-type="float">
            <text:p>0.85113735</text:p>
          </table:table-cell>
          <table:table-cell office:value-type="float" office:value="1.020516036" calcext:value-type="float">
            <text:p>1.020516036</text:p>
          </table:table-cell>
          <table:table-cell office:value-type="float" office:value="0.833247849" calcext:value-type="float">
            <text:p>0.833247849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93.1189625" calcext:value-type="float">
            <text:p>193.1189625</text:p>
          </table:table-cell>
          <table:table-cell office:value-type="float" office:value="72.4404801" calcext:value-type="float">
            <text:p>72.4404801</text:p>
          </table:table-cell>
          <table:table-cell office:value-type="float" office:value="1.547074416" calcext:value-type="float">
            <text:p>1.547074416</text:p>
          </table:table-cell>
          <table:table-cell office:value-type="float" office:value="0.853566088" calcext:value-type="float">
            <text:p>0.853566088</text:p>
          </table:table-cell>
          <table:table-cell office:value-type="float" office:value="1.248529018" calcext:value-type="float">
            <text:p>1.248529018</text:p>
          </table:table-cell>
          <table:table-cell office:value-type="float" office:value="1.01941967" calcext:value-type="float">
            <text:p>1.019419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2.4510191" calcext:value-type="float">
            <text:p>192.4510191</text:p>
          </table:table-cell>
          <table:table-cell office:value-type="float" office:value="72.5777278" calcext:value-type="float">
            <text:p>72.5777278</text:p>
          </table:table-cell>
          <table:table-cell office:value-type="float" office:value="1.537045417" calcext:value-type="float">
            <text:p>1.537045417</text:p>
          </table:table-cell>
          <table:table-cell office:value-type="float" office:value="0.809606736" calcext:value-type="float">
            <text:p>0.809606736</text:p>
          </table:table-cell>
          <table:table-cell office:value-type="float" office:value="1.029084265" calcext:value-type="float">
            <text:p>1.029084265</text:p>
          </table:table-cell>
          <table:table-cell office:value-type="float" office:value="0.8402438" calcext:value-type="float">
            <text:p>0.840243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93.0417741" calcext:value-type="float">
            <text:p>193.0417741</text:p>
          </table:table-cell>
          <table:table-cell office:value-type="float" office:value="73.365273" calcext:value-type="float">
            <text:p>73.365273</text:p>
          </table:table-cell>
          <table:table-cell office:value-type="float" office:value="1.505373507" calcext:value-type="float">
            <text:p>1.505373507</text:p>
          </table:table-cell>
          <table:table-cell office:value-type="float" office:value="0.799939426" calcext:value-type="float">
            <text:p>0.799939426</text:p>
          </table:table-cell>
          <table:table-cell office:value-type="float" office:value="1.597720162" calcext:value-type="float">
            <text:p>1.597720162</text:p>
          </table:table-cell>
          <table:table-cell office:value-type="float" office:value="1.30453303" calcext:value-type="float">
            <text:p>1.3045330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92.9214445" calcext:value-type="float">
            <text:p>192.9214445</text:p>
          </table:table-cell>
          <table:table-cell office:value-type="float" office:value="73.7149268" calcext:value-type="float">
            <text:p>73.7149268</text:p>
          </table:table-cell>
          <table:table-cell office:value-type="float" office:value="1.487345164" calcext:value-type="float">
            <text:p>1.487345164</text:p>
          </table:table-cell>
          <table:table-cell office:value-type="float" office:value="0.762346353" calcext:value-type="float">
            <text:p>0.762346353</text:p>
          </table:table-cell>
          <table:table-cell office:value-type="float" office:value="1.59735432" calcext:value-type="float">
            <text:p>1.59735432</text:p>
          </table:table-cell>
          <table:table-cell office:value-type="float" office:value="1.304234358" calcext:value-type="float">
            <text:p>1.30423435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93.3503915" calcext:value-type="float">
            <text:p>193.3503915</text:p>
          </table:table-cell>
          <table:table-cell office:value-type="float" office:value="74.5711911" calcext:value-type="float">
            <text:p>74.5711911</text:p>
          </table:table-cell>
          <table:table-cell office:value-type="float" office:value="1.486567024" calcext:value-type="float">
            <text:p>1.486567024</text:p>
          </table:table-cell>
          <table:table-cell office:value-type="float" office:value="0.745671876" calcext:value-type="float">
            <text:p>0.745671876</text:p>
          </table:table-cell>
          <table:table-cell office:value-type="float" office:value="1.651067084" calcext:value-type="float">
            <text:p>1.651067084</text:p>
          </table:table-cell>
          <table:table-cell office:value-type="float" office:value="1.348090578" calcext:value-type="float">
            <text:p>1.34809057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93.785573" calcext:value-type="float">
            <text:p>193.785573</text:p>
          </table:table-cell>
          <table:table-cell office:value-type="float" office:value="74.5637018" calcext:value-type="float">
            <text:p>74.5637018</text:p>
          </table:table-cell>
          <table:table-cell office:value-type="float" office:value="1.48964309" calcext:value-type="float">
            <text:p>1.48964309</text:p>
          </table:table-cell>
          <table:table-cell office:value-type="float" office:value="0.757269208" calcext:value-type="float">
            <text:p>0.757269208</text:p>
          </table:table-cell>
          <table:table-cell office:value-type="float" office:value="1.66871283" calcext:value-type="float">
            <text:p>1.66871283</text:p>
          </table:table-cell>
          <table:table-cell office:value-type="float" office:value="1.36249833" calcext:value-type="float">
            <text:p>1.36249833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94.250685" calcext:value-type="float">
            <text:p>194.250685</text:p>
          </table:table-cell>
          <table:table-cell office:value-type="float" office:value="74.7092693" calcext:value-type="float">
            <text:p>74.7092693</text:p>
          </table:table-cell>
          <table:table-cell office:value-type="float" office:value="1.41397437" calcext:value-type="float">
            <text:p>1.41397437</text:p>
          </table:table-cell>
          <table:table-cell office:value-type="float" office:value="0.753377468" calcext:value-type="float">
            <text:p>0.753377468</text:p>
          </table:table-cell>
          <table:table-cell office:value-type="float" office:value="1.52891492" calcext:value-type="float">
            <text:p>1.52891492</text:p>
          </table:table-cell>
          <table:table-cell office:value-type="float" office:value="1.2483538" calcext:value-type="float">
            <text:p>1.248353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94.600909" calcext:value-type="float">
            <text:p>194.600909</text:p>
          </table:table-cell>
          <table:table-cell office:value-type="float" office:value="74.4969098" calcext:value-type="float">
            <text:p>74.4969098</text:p>
          </table:table-cell>
          <table:table-cell office:value-type="float" office:value="1.40645941" calcext:value-type="float">
            <text:p>1.40645941</text:p>
          </table:table-cell>
          <table:table-cell office:value-type="float" office:value="0.760086599" calcext:value-type="float">
            <text:p>0.760086599</text:p>
          </table:table-cell>
          <table:table-cell office:value-type="float" office:value="2.01191575" calcext:value-type="float">
            <text:p>2.01191575</text:p>
          </table:table-cell>
          <table:table-cell office:value-type="float" office:value="1.64272236" calcext:value-type="float">
            <text:p>1.6427223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95.104374" calcext:value-type="float">
            <text:p>195.104374</text:p>
          </table:table-cell>
          <table:table-cell office:value-type="float" office:value="74.3277457" calcext:value-type="float">
            <text:p>74.3277457</text:p>
          </table:table-cell>
          <table:table-cell office:value-type="float" office:value="1.36033474" calcext:value-type="float">
            <text:p>1.36033474</text:p>
          </table:table-cell>
          <table:table-cell office:value-type="float" office:value="0.746990137" calcext:value-type="float">
            <text:p>0.746990137</text:p>
          </table:table-cell>
          <table:table-cell office:value-type="float" office:value="1.20987632" calcext:value-type="float">
            <text:p>1.20987632</text:p>
          </table:table-cell>
          <table:table-cell office:value-type="float" office:value="0.98785982" calcext:value-type="float">
            <text:p>0.98785982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95.1453625" calcext:value-type="float">
            <text:p>195.1453625</text:p>
          </table:table-cell>
          <table:table-cell office:value-type="float" office:value="74.258265" calcext:value-type="float">
            <text:p>74.258265</text:p>
          </table:table-cell>
          <table:table-cell office:value-type="float" office:value="1.35955063" calcext:value-type="float">
            <text:p>1.35955063</text:p>
          </table:table-cell>
          <table:table-cell office:value-type="float" office:value="0.755813082" calcext:value-type="float">
            <text:p>0.755813082</text:p>
          </table:table-cell>
          <table:table-cell office:value-type="float" office:value="2.325488" calcext:value-type="float">
            <text:p>2.325488</text:p>
          </table:table-cell>
          <table:table-cell office:value-type="float" office:value="1.89875299" calcext:value-type="float">
            <text:p>1.8987529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95.3463765" calcext:value-type="float">
            <text:p>195.3463765</text:p>
          </table:table-cell>
          <table:table-cell office:value-type="float" office:value="74.0651543" calcext:value-type="float">
            <text:p>74.0651543</text:p>
          </table:table-cell>
          <table:table-cell office:value-type="float" office:value="1.40720894" calcext:value-type="float">
            <text:p>1.40720894</text:p>
          </table:table-cell>
          <table:table-cell office:value-type="float" office:value="0.822779407" calcext:value-type="float">
            <text:p>0.822779407</text:p>
          </table:table-cell>
          <table:table-cell office:value-type="float" office:value="0.950634975" calcext:value-type="float">
            <text:p>0.950634975</text:p>
          </table:table-cell>
          <table:table-cell office:value-type="float" office:value="0.776190203" calcext:value-type="float">
            <text:p>0.77619020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94.8291705" calcext:value-type="float">
            <text:p>194.8291705</text:p>
          </table:table-cell>
          <table:table-cell office:value-type="float" office:value="74.1650718" calcext:value-type="float">
            <text:p>74.1650718</text:p>
          </table:table-cell>
          <table:table-cell office:value-type="float" office:value="1.397756" calcext:value-type="float">
            <text:p>1.397756</text:p>
          </table:table-cell>
          <table:table-cell office:value-type="float" office:value="0.802671873" calcext:value-type="float">
            <text:p>0.802671873</text:p>
          </table:table-cell>
          <table:table-cell office:value-type="float" office:value="2.38242504" calcext:value-type="float">
            <text:p>2.38242504</text:p>
          </table:table-cell>
          <table:table-cell office:value-type="float" office:value="1.94524187" calcext:value-type="float">
            <text:p>1.9452418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5.1837485" calcext:value-type="float">
            <text:p>195.1837485</text:p>
          </table:table-cell>
          <table:table-cell office:value-type="float" office:value="74.090583" calcext:value-type="float">
            <text:p>74.090583</text:p>
          </table:table-cell>
          <table:table-cell office:value-type="float" office:value="1.365741857" calcext:value-type="float">
            <text:p>1.365741857</text:p>
          </table:table-cell>
          <table:table-cell office:value-type="float" office:value="0.800874886" calcext:value-type="float">
            <text:p>0.800874886</text:p>
          </table:table-cell>
          <table:table-cell office:value-type="float" office:value="0.843075103" calcext:value-type="float">
            <text:p>0.843075103</text:p>
          </table:table-cell>
          <table:table-cell office:value-type="float" office:value="0.688367932" calcext:value-type="float">
            <text:p>0.6883679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93.9800535" calcext:value-type="float">
            <text:p>193.9800535</text:p>
          </table:table-cell>
          <table:table-cell office:value-type="float" office:value="74.1980883" calcext:value-type="float">
            <text:p>74.1980883</text:p>
          </table:table-cell>
          <table:table-cell office:value-type="float" office:value="1.329909044" calcext:value-type="float">
            <text:p>1.329909044</text:p>
          </table:table-cell>
          <table:table-cell office:value-type="float" office:value="0.713673102" calcext:value-type="float">
            <text:p>0.713673102</text:p>
          </table:table-cell>
          <table:table-cell office:value-type="float" office:value="1.87882007" calcext:value-type="float">
            <text:p>1.87882007</text:p>
          </table:table-cell>
          <table:table-cell office:value-type="float" office:value="1.53405023" calcext:value-type="float">
            <text:p>1.53405023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94.128668" calcext:value-type="float">
            <text:p>194.128668</text:p>
          </table:table-cell>
          <table:table-cell office:value-type="float" office:value="74.2749123" calcext:value-type="float">
            <text:p>74.2749123</text:p>
          </table:table-cell>
          <table:table-cell office:value-type="float" office:value="1.345752574" calcext:value-type="float">
            <text:p>1.345752574</text:p>
          </table:table-cell>
          <table:table-cell office:value-type="float" office:value="0.722302433" calcext:value-type="float">
            <text:p>0.722302433</text:p>
          </table:table-cell>
          <table:table-cell office:value-type="float" office:value="0.996624779" calcext:value-type="float">
            <text:p>0.996624779</text:p>
          </table:table-cell>
          <table:table-cell office:value-type="float" office:value="0.813740732" calcext:value-type="float">
            <text:p>0.8137407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93.3379115" calcext:value-type="float">
            <text:p>193.3379115</text:p>
          </table:table-cell>
          <table:table-cell office:value-type="float" office:value="74.6957748" calcext:value-type="float">
            <text:p>74.6957748</text:p>
          </table:table-cell>
          <table:table-cell office:value-type="float" office:value="1.395679497" calcext:value-type="float">
            <text:p>1.395679497</text:p>
          </table:table-cell>
          <table:table-cell office:value-type="float" office:value="0.741436739" calcext:value-type="float">
            <text:p>0.741436739</text:p>
          </table:table-cell>
          <table:table-cell office:value-type="float" office:value="1.61351556" calcext:value-type="float">
            <text:p>1.61351556</text:p>
          </table:table-cell>
          <table:table-cell office:value-type="float" office:value="1.317429977" calcext:value-type="float">
            <text:p>1.3174299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3.2564185" calcext:value-type="float">
            <text:p>193.2564185</text:p>
          </table:table-cell>
          <table:table-cell office:value-type="float" office:value="74.8272071" calcext:value-type="float">
            <text:p>74.8272071</text:p>
          </table:table-cell>
          <table:table-cell office:value-type="float" office:value="1.41484244" calcext:value-type="float">
            <text:p>1.41484244</text:p>
          </table:table-cell>
          <table:table-cell office:value-type="float" office:value="0.712110638" calcext:value-type="float">
            <text:p>0.712110638</text:p>
          </table:table-cell>
          <table:table-cell office:value-type="float" office:value="0.7098645395" calcext:value-type="float">
            <text:p>0.7098645395</text:p>
          </table:table-cell>
          <table:table-cell office:value-type="float" office:value="0.5796019671" calcext:value-type="float">
            <text:p>0.579601967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92.256059" calcext:value-type="float">
            <text:p>192.256059</text:p>
          </table:table-cell>
          <table:table-cell office:value-type="float" office:value="74.9344549" calcext:value-type="float">
            <text:p>74.9344549</text:p>
          </table:table-cell>
          <table:table-cell office:value-type="float" office:value="1.362492106" calcext:value-type="float">
            <text:p>1.362492106</text:p>
          </table:table-cell>
          <table:table-cell office:value-type="float" office:value="0.752016736" calcext:value-type="float">
            <text:p>0.752016736</text:p>
          </table:table-cell>
          <table:table-cell office:value-type="float" office:value="1.6394675" calcext:value-type="float">
            <text:p>1.6394675</text:p>
          </table:table-cell>
          <table:table-cell office:value-type="float" office:value="1.338619565" calcext:value-type="float">
            <text:p>1.33861956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92.28669" calcext:value-type="float">
            <text:p>192.28669</text:p>
          </table:table-cell>
          <table:table-cell office:value-type="float" office:value="75.0393053" calcext:value-type="float">
            <text:p>75.0393053</text:p>
          </table:table-cell>
          <table:table-cell office:value-type="float" office:value="1.404144596" calcext:value-type="float">
            <text:p>1.404144596</text:p>
          </table:table-cell>
          <table:table-cell office:value-type="float" office:value="0.755025672" calcext:value-type="float">
            <text:p>0.755025672</text:p>
          </table:table-cell>
          <table:table-cell office:value-type="float" office:value="0.768590439" calcext:value-type="float">
            <text:p>0.768590439</text:p>
          </table:table-cell>
          <table:table-cell office:value-type="float" office:value="0.6275514605" calcext:value-type="float">
            <text:p>0.627551460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92.0550195" calcext:value-type="float">
            <text:p>192.0550195</text:p>
          </table:table-cell>
          <table:table-cell office:value-type="float" office:value="75.2091672" calcext:value-type="float">
            <text:p>75.2091672</text:p>
          </table:table-cell>
          <table:table-cell office:value-type="float" office:value="1.395171485" calcext:value-type="float">
            <text:p>1.395171485</text:p>
          </table:table-cell>
          <table:table-cell office:value-type="float" office:value="0.762619453" calcext:value-type="float">
            <text:p>0.762619453</text:p>
          </table:table-cell>
          <table:table-cell office:value-type="float" office:value="1.254208204" calcext:value-type="float">
            <text:p>1.254208204</text:p>
          </table:table-cell>
          <table:table-cell office:value-type="float" office:value="1.024056723" calcext:value-type="float">
            <text:p>1.02405672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92.0292645" calcext:value-type="float">
            <text:p>192.0292645</text:p>
          </table:table-cell>
          <table:table-cell office:value-type="float" office:value="74.8647222" calcext:value-type="float">
            <text:p>74.8647222</text:p>
          </table:table-cell>
          <table:table-cell office:value-type="float" office:value="1.408160595" calcext:value-type="float">
            <text:p>1.408160595</text:p>
          </table:table-cell>
          <table:table-cell office:value-type="float" office:value="0.708934365" calcext:value-type="float">
            <text:p>0.708934365</text:p>
          </table:table-cell>
          <table:table-cell office:value-type="float" office:value="0.97998498" calcext:value-type="float">
            <text:p>0.97998498</text:p>
          </table:table-cell>
          <table:table-cell office:value-type="float" office:value="0.8001543966" calcext:value-type="float">
            <text:p>0.8001543966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91.802154" calcext:value-type="float">
            <text:p>191.802154</text:p>
          </table:table-cell>
          <table:table-cell office:value-type="float" office:value="75.2340109" calcext:value-type="float">
            <text:p>75.2340109</text:p>
          </table:table-cell>
          <table:table-cell office:value-type="float" office:value="1.49935406" calcext:value-type="float">
            <text:p>1.49935406</text:p>
          </table:table-cell>
          <table:table-cell office:value-type="float" office:value="0.769748974" calcext:value-type="float">
            <text:p>0.769748974</text:p>
          </table:table-cell>
          <table:table-cell office:value-type="float" office:value="1.399732478" calcext:value-type="float">
            <text:p>1.399732478</text:p>
          </table:table-cell>
          <table:table-cell office:value-type="float" office:value="1.142876776" calcext:value-type="float">
            <text:p>1.14287677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1.549234" calcext:value-type="float">
            <text:p>191.549234</text:p>
          </table:table-cell>
          <table:table-cell office:value-type="float" office:value="74.937618" calcext:value-type="float">
            <text:p>74.937618</text:p>
          </table:table-cell>
          <table:table-cell office:value-type="float" office:value="1.4968848" calcext:value-type="float">
            <text:p>1.4968848</text:p>
          </table:table-cell>
          <table:table-cell office:value-type="float" office:value="0.772937222" calcext:value-type="float">
            <text:p>0.772937222</text:p>
          </table:table-cell>
          <table:table-cell office:value-type="float" office:value="1.01087581" calcext:value-type="float">
            <text:p>1.01087581</text:p>
          </table:table-cell>
          <table:table-cell office:value-type="float" office:value="0.825376649" calcext:value-type="float">
            <text:p>0.82537664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0.997085" calcext:value-type="float">
            <text:p>190.997085</text:p>
          </table:table-cell>
          <table:table-cell office:value-type="float" office:value="75.2162501" calcext:value-type="float">
            <text:p>75.2162501</text:p>
          </table:table-cell>
          <table:table-cell office:value-type="float" office:value="1.494484144" calcext:value-type="float">
            <text:p>1.494484144</text:p>
          </table:table-cell>
          <table:table-cell office:value-type="float" office:value="0.757735587" calcext:value-type="float">
            <text:p>0.757735587</text:p>
          </table:table-cell>
          <table:table-cell office:value-type="float" office:value="1.172508227" calcext:value-type="float">
            <text:p>1.172508227</text:p>
          </table:table-cell>
          <table:table-cell office:value-type="float" office:value="0.957348949" calcext:value-type="float">
            <text:p>0.957348949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0.032088" calcext:value-type="float">
            <text:p>190.032088</text:p>
          </table:table-cell>
          <table:table-cell office:value-type="float" office:value="74.6441273" calcext:value-type="float">
            <text:p>74.6441273</text:p>
          </table:table-cell>
          <table:table-cell office:value-type="float" office:value="1.406000325" calcext:value-type="float">
            <text:p>1.406000325</text:p>
          </table:table-cell>
          <table:table-cell office:value-type="float" office:value="0.7896344" calcext:value-type="float">
            <text:p>0.7896344</text:p>
          </table:table-cell>
          <table:table-cell office:value-type="float" office:value="1.1615112135" calcext:value-type="float">
            <text:p>1.1615112135</text:p>
          </table:table-cell>
          <table:table-cell office:value-type="float" office:value="0.9483699427" calcext:value-type="float">
            <text:p>0.948369942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9.8937834" calcext:value-type="float">
            <text:p>189.8937834</text:p>
          </table:table-cell>
          <table:table-cell office:value-type="float" office:value="75.2717626" calcext:value-type="float">
            <text:p>75.2717626</text:p>
          </table:table-cell>
          <table:table-cell office:value-type="float" office:value="1.421099625" calcext:value-type="float">
            <text:p>1.421099625</text:p>
          </table:table-cell>
          <table:table-cell office:value-type="float" office:value="0.795170458" calcext:value-type="float">
            <text:p>0.795170458</text:p>
          </table:table-cell>
          <table:table-cell office:value-type="float" office:value="1.81689969" calcext:value-type="float">
            <text:p>1.81689969</text:p>
          </table:table-cell>
          <table:table-cell office:value-type="float" office:value="1.483492319" calcext:value-type="float">
            <text:p>1.48349231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8.9670834" calcext:value-type="float">
            <text:p>188.9670834</text:p>
          </table:table-cell>
          <table:table-cell office:value-type="float" office:value="74.4815336" calcext:value-type="float">
            <text:p>74.4815336</text:p>
          </table:table-cell>
          <table:table-cell office:value-type="float" office:value="1.52198603" calcext:value-type="float">
            <text:p>1.52198603</text:p>
          </table:table-cell>
          <table:table-cell office:value-type="float" office:value="0.837129929" calcext:value-type="float">
            <text:p>0.837129929</text:p>
          </table:table-cell>
          <table:table-cell office:value-type="float" office:value="1.2816135863" calcext:value-type="float">
            <text:p>1.2816135863</text:p>
          </table:table-cell>
          <table:table-cell office:value-type="float" office:value="1.046433113" calcext:value-type="float">
            <text:p>1.0464331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8.2448494" calcext:value-type="float">
            <text:p>188.2448494</text:p>
          </table:table-cell>
          <table:table-cell office:value-type="float" office:value="74.7496892" calcext:value-type="float">
            <text:p>74.7496892</text:p>
          </table:table-cell>
          <table:table-cell office:value-type="float" office:value="1.536485616" calcext:value-type="float">
            <text:p>1.536485616</text:p>
          </table:table-cell>
          <table:table-cell office:value-type="float" office:value="0.877032956" calcext:value-type="float">
            <text:p>0.877032956</text:p>
          </table:table-cell>
          <table:table-cell office:value-type="float" office:value="2.41310483" calcext:value-type="float">
            <text:p>2.41310483</text:p>
          </table:table-cell>
          <table:table-cell office:value-type="float" office:value="1.97029187" calcext:value-type="float">
            <text:p>1.9702918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7.3107604" calcext:value-type="float">
            <text:p>187.3107604</text:p>
          </table:table-cell>
          <table:table-cell office:value-type="float" office:value="74.1854395" calcext:value-type="float">
            <text:p>74.1854395</text:p>
          </table:table-cell>
          <table:table-cell office:value-type="float" office:value="1.44117731" calcext:value-type="float">
            <text:p>1.44117731</text:p>
          </table:table-cell>
          <table:table-cell office:value-type="float" office:value="0.814477973" calcext:value-type="float">
            <text:p>0.814477973</text:p>
          </table:table-cell>
          <table:table-cell office:value-type="float" office:value="1.01638149293945" calcext:value-type="float">
            <text:p>1.0163814929</text:p>
          </table:table-cell>
          <table:table-cell office:value-type="float" office:value="0.8298720529375" calcext:value-type="float">
            <text:p>0.82987205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6.575192" calcext:value-type="float">
            <text:p>186.575192</text:p>
          </table:table-cell>
          <table:table-cell office:value-type="float" office:value="74.5586597" calcext:value-type="float">
            <text:p>74.5586597</text:p>
          </table:table-cell>
          <table:table-cell office:value-type="float" office:value="1.489603897" calcext:value-type="float">
            <text:p>1.489603897</text:p>
          </table:table-cell>
          <table:table-cell office:value-type="float" office:value="0.805987846" calcext:value-type="float">
            <text:p>0.805987846</text:p>
          </table:table-cell>
          <table:table-cell office:value-type="float" office:value="2.528638156" calcext:value-type="float">
            <text:p>2.528638156</text:p>
          </table:table-cell>
          <table:table-cell office:value-type="float" office:value="2.064624425" calcext:value-type="float">
            <text:p>2.064624425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6.194546" calcext:value-type="float">
            <text:p>186.194546</text:p>
          </table:table-cell>
          <table:table-cell office:value-type="float" office:value="74.4403856" calcext:value-type="float">
            <text:p>74.4403856</text:p>
          </table:table-cell>
          <table:table-cell office:value-type="float" office:value="1.47811923" calcext:value-type="float">
            <text:p>1.47811923</text:p>
          </table:table-cell>
          <table:table-cell office:value-type="float" office:value="0.827567774" calcext:value-type="float">
            <text:p>0.827567774</text:p>
          </table:table-cell>
          <table:table-cell office:value-type="float" office:value="0.659357663" calcext:value-type="float">
            <text:p>0.659357663</text:p>
          </table:table-cell>
          <table:table-cell office:value-type="float" office:value="0.5383632746" calcext:value-type="float">
            <text:p>0.538363274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6.405457" calcext:value-type="float">
            <text:p>186.405457</text:p>
          </table:table-cell>
          <table:table-cell office:value-type="float" office:value="74.6305784" calcext:value-type="float">
            <text:p>74.6305784</text:p>
          </table:table-cell>
          <table:table-cell office:value-type="float" office:value="1.64751604" calcext:value-type="float">
            <text:p>1.64751604</text:p>
          </table:table-cell>
          <table:table-cell office:value-type="float" office:value="0.908701461" calcext:value-type="float">
            <text:p>0.908701461</text:p>
          </table:table-cell>
          <table:table-cell office:value-type="float" office:value="2.211362765" calcext:value-type="float">
            <text:p>2.211362765</text:p>
          </table:table-cell>
          <table:table-cell office:value-type="float" office:value="1.80557007" calcext:value-type="float">
            <text:p>1.80557007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6.328665" calcext:value-type="float">
            <text:p>186.328665</text:p>
          </table:table-cell>
          <table:table-cell office:value-type="float" office:value="74.349738" calcext:value-type="float">
            <text:p>74.349738</text:p>
          </table:table-cell>
          <table:table-cell office:value-type="float" office:value="1.63611737" calcext:value-type="float">
            <text:p>1.63611737</text:p>
          </table:table-cell>
          <table:table-cell office:value-type="float" office:value="0.921879938" calcext:value-type="float">
            <text:p>0.921879938</text:p>
          </table:table-cell>
          <table:table-cell office:value-type="float" office:value="0.6580629865" calcext:value-type="float">
            <text:p>0.6580629865</text:p>
          </table:table-cell>
          <table:table-cell office:value-type="float" office:value="0.5373061894" calcext:value-type="float">
            <text:p>0.5373061894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6.0321996" calcext:value-type="float">
            <text:p>186.0321996</text:p>
          </table:table-cell>
          <table:table-cell office:value-type="float" office:value="74.4159477" calcext:value-type="float">
            <text:p>74.4159477</text:p>
          </table:table-cell>
          <table:table-cell office:value-type="float" office:value="1.531400108" calcext:value-type="float">
            <text:p>1.531400108</text:p>
          </table:table-cell>
          <table:table-cell office:value-type="float" office:value="0.881809705" calcext:value-type="float">
            <text:p>0.881809705</text:p>
          </table:table-cell>
          <table:table-cell office:value-type="float" office:value="1.423665104" calcext:value-type="float">
            <text:p>1.423665104</text:p>
          </table:table-cell>
          <table:table-cell office:value-type="float" office:value="1.162417704" calcext:value-type="float">
            <text:p>1.16241770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86.7018196" calcext:value-type="float">
            <text:p>186.7018196</text:p>
          </table:table-cell>
          <table:table-cell office:value-type="float" office:value="74.3148583" calcext:value-type="float">
            <text:p>74.3148583</text:p>
          </table:table-cell>
          <table:table-cell office:value-type="float" office:value="1.569461238" calcext:value-type="float">
            <text:p>1.569461238</text:p>
          </table:table-cell>
          <table:table-cell office:value-type="float" office:value="0.84152444" calcext:value-type="float">
            <text:p>0.84152444</text:p>
          </table:table-cell>
          <table:table-cell office:value-type="float" office:value="0.798869009" calcext:value-type="float">
            <text:p>0.798869009</text:p>
          </table:table-cell>
          <table:table-cell office:value-type="float" office:value="0.652273826" calcext:value-type="float">
            <text:p>0.65227382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86.060363" calcext:value-type="float">
            <text:p>186.060363</text:p>
          </table:table-cell>
          <table:table-cell office:value-type="float" office:value="74.1217324" calcext:value-type="float">
            <text:p>74.1217324</text:p>
          </table:table-cell>
          <table:table-cell office:value-type="float" office:value="1.558562494" calcext:value-type="float">
            <text:p>1.558562494</text:p>
          </table:table-cell>
          <table:table-cell office:value-type="float" office:value="0.799110754" calcext:value-type="float">
            <text:p>0.799110754</text:p>
          </table:table-cell>
          <table:table-cell office:value-type="float" office:value="1.48125314" calcext:value-type="float">
            <text:p>1.48125314</text:p>
          </table:table-cell>
          <table:table-cell office:value-type="float" office:value="1.209438143" calcext:value-type="float">
            <text:p>1.209438143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86.581038" calcext:value-type="float">
            <text:p>186.581038</text:p>
          </table:table-cell>
          <table:table-cell office:value-type="float" office:value="74.17514" calcext:value-type="float">
            <text:p>74.17514</text:p>
          </table:table-cell>
          <table:table-cell office:value-type="float" office:value="1.548940364" calcext:value-type="float">
            <text:p>1.548940364</text:p>
          </table:table-cell>
          <table:table-cell office:value-type="float" office:value="0.811342086" calcext:value-type="float">
            <text:p>0.811342086</text:p>
          </table:table-cell>
          <table:table-cell office:value-type="float" office:value="0.877406572" calcext:value-type="float">
            <text:p>0.877406572</text:p>
          </table:table-cell>
          <table:table-cell office:value-type="float" office:value="0.716399448" calcext:value-type="float">
            <text:p>0.716399448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86.308605" calcext:value-type="float">
            <text:p>186.308605</text:p>
          </table:table-cell>
          <table:table-cell office:value-type="float" office:value="73.9906115" calcext:value-type="float">
            <text:p>73.9906115</text:p>
          </table:table-cell>
          <table:table-cell office:value-type="float" office:value="1.65346483" calcext:value-type="float">
            <text:p>1.65346483</text:p>
          </table:table-cell>
          <table:table-cell office:value-type="float" office:value="0.925066005" calcext:value-type="float">
            <text:p>0.925066005</text:p>
          </table:table-cell>
          <table:table-cell office:value-type="float" office:value="1.159378069" calcext:value-type="float">
            <text:p>1.159378069</text:p>
          </table:table-cell>
          <table:table-cell office:value-type="float" office:value="0.946628229" calcext:value-type="float">
            <text:p>0.946628229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186.60439" calcext:value-type="float">
            <text:p>186.60439</text:p>
          </table:table-cell>
          <table:table-cell office:value-type="float" office:value="74.0607593" calcext:value-type="float">
            <text:p>74.0607593</text:p>
          </table:table-cell>
          <table:table-cell office:value-type="float" office:value="1.67258258" calcext:value-type="float">
            <text:p>1.67258258</text:p>
          </table:table-cell>
          <table:table-cell office:value-type="float" office:value="0.906230429" calcext:value-type="float">
            <text:p>0.906230429</text:p>
          </table:table-cell>
          <table:table-cell office:value-type="float" office:value="1.050507397" calcext:value-type="float">
            <text:p>1.050507397</text:p>
          </table:table-cell>
          <table:table-cell office:value-type="float" office:value="0.85773571" calcext:value-type="float">
            <text:p>0.8577357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86.313835" calcext:value-type="float">
            <text:p>186.313835</text:p>
          </table:table-cell>
          <table:table-cell office:value-type="float" office:value="73.5504433" calcext:value-type="float">
            <text:p>73.5504433</text:p>
          </table:table-cell>
          <table:table-cell office:value-type="float" office:value="1.60174658" calcext:value-type="float">
            <text:p>1.60174658</text:p>
          </table:table-cell>
          <table:table-cell office:value-type="float" office:value="0.867103347" calcext:value-type="float">
            <text:p>0.867103347</text:p>
          </table:table-cell>
          <table:table-cell office:value-type="float" office:value="1.1565157756" calcext:value-type="float">
            <text:p>1.1565157756</text:p>
          </table:table-cell>
          <table:table-cell office:value-type="float" office:value="0.944291157" calcext:value-type="float">
            <text:p>0.944291157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186.503853" calcext:value-type="float">
            <text:p>186.503853</text:p>
          </table:table-cell>
          <table:table-cell office:value-type="float" office:value="73.7659661" calcext:value-type="float">
            <text:p>73.7659661</text:p>
          </table:table-cell>
          <table:table-cell office:value-type="float" office:value="1.60064789" calcext:value-type="float">
            <text:p>1.60064789</text:p>
          </table:table-cell>
          <table:table-cell office:value-type="float" office:value="0.839422983" calcext:value-type="float">
            <text:p>0.839422983</text:p>
          </table:table-cell>
          <table:table-cell office:value-type="float" office:value="1.245450109" calcext:value-type="float">
            <text:p>1.245450109</text:p>
          </table:table-cell>
          <table:table-cell office:value-type="float" office:value="1.016905712" calcext:value-type="float">
            <text:p>1.016905712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86.435417" calcext:value-type="float">
            <text:p>186.435417</text:p>
          </table:table-cell>
          <table:table-cell office:value-type="float" office:value="73.4974785" calcext:value-type="float">
            <text:p>73.4974785</text:p>
          </table:table-cell>
          <table:table-cell office:value-type="float" office:value="1.50727629" calcext:value-type="float">
            <text:p>1.50727629</text:p>
          </table:table-cell>
          <table:table-cell office:value-type="float" office:value="0.794614585" calcext:value-type="float">
            <text:p>0.794614585</text:p>
          </table:table-cell>
          <table:table-cell office:value-type="float" office:value="1.09739384" calcext:value-type="float">
            <text:p>1.09739384</text:p>
          </table:table-cell>
          <table:table-cell office:value-type="float" office:value="0.89601832" calcext:value-type="float">
            <text:p>0.89601832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86.382498" calcext:value-type="float">
            <text:p>186.382498</text:p>
          </table:table-cell>
          <table:table-cell office:value-type="float" office:value="73.7930989" calcext:value-type="float">
            <text:p>73.7930989</text:p>
          </table:table-cell>
          <table:table-cell office:value-type="float" office:value="1.46941095" calcext:value-type="float">
            <text:p>1.46941095</text:p>
          </table:table-cell>
          <table:table-cell office:value-type="float" office:value="0.797672566" calcext:value-type="float">
            <text:p>0.797672566</text:p>
          </table:table-cell>
          <table:table-cell office:value-type="float" office:value="0.994159114" calcext:value-type="float">
            <text:p>0.994159114</text:p>
          </table:table-cell>
          <table:table-cell office:value-type="float" office:value="0.811727504" calcext:value-type="float">
            <text:p>0.811727504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86.3729785" calcext:value-type="float">
            <text:p>186.3729785</text:p>
          </table:table-cell>
          <table:table-cell office:value-type="float" office:value="73.5048968" calcext:value-type="float">
            <text:p>73.5048968</text:p>
          </table:table-cell>
          <table:table-cell office:value-type="float" office:value="1.452581576" calcext:value-type="float">
            <text:p>1.452581576</text:p>
          </table:table-cell>
          <table:table-cell office:value-type="float" office:value="0.811836614" calcext:value-type="float">
            <text:p>0.811836614</text:p>
          </table:table-cell>
          <table:table-cell office:value-type="float" office:value="1.249863516" calcext:value-type="float">
            <text:p>1.249863516</text:p>
          </table:table-cell>
          <table:table-cell office:value-type="float" office:value="1.02050929" calcext:value-type="float">
            <text:p>1.02050929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186.3598995" calcext:value-type="float">
            <text:p>186.3598995</text:p>
          </table:table-cell>
          <table:table-cell office:value-type="float" office:value="73.710639" calcext:value-type="float">
            <text:p>73.710639</text:p>
          </table:table-cell>
          <table:table-cell office:value-type="float" office:value="1.368871426" calcext:value-type="float">
            <text:p>1.368871426</text:p>
          </table:table-cell>
          <table:table-cell office:value-type="float" office:value="0.796023535" calcext:value-type="float">
            <text:p>0.796023535</text:p>
          </table:table-cell>
          <table:table-cell office:value-type="float" office:value="1.3057648296" calcext:value-type="float">
            <text:p>1.3057648296</text:p>
          </table:table-cell>
          <table:table-cell office:value-type="float" office:value="1.066152562" calcext:value-type="float">
            <text:p>1.066152562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86.098369" calcext:value-type="float">
            <text:p>186.098369</text:p>
          </table:table-cell>
          <table:table-cell office:value-type="float" office:value="73.3077763" calcext:value-type="float">
            <text:p>73.3077763</text:p>
          </table:table-cell>
          <table:table-cell office:value-type="float" office:value="1.275441902" calcext:value-type="float">
            <text:p>1.275441902</text:p>
          </table:table-cell>
          <table:table-cell office:value-type="float" office:value="0.751929409" calcext:value-type="float">
            <text:p>0.751929409</text:p>
          </table:table-cell>
          <table:table-cell office:value-type="float" office:value="1.433737961" calcext:value-type="float">
            <text:p>1.433737961</text:p>
          </table:table-cell>
          <table:table-cell office:value-type="float" office:value="1.170642109" calcext:value-type="float">
            <text:p>1.170642109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86.007023" calcext:value-type="float">
            <text:p>186.007023</text:p>
          </table:table-cell>
          <table:table-cell office:value-type="float" office:value="73.215526" calcext:value-type="float">
            <text:p>73.215526</text:p>
          </table:table-cell>
          <table:table-cell office:value-type="float" office:value="1.341035037" calcext:value-type="float">
            <text:p>1.341035037</text:p>
          </table:table-cell>
          <table:table-cell office:value-type="float" office:value="0.709425285" calcext:value-type="float">
            <text:p>0.709425285</text:p>
          </table:table-cell>
          <table:table-cell office:value-type="float" office:value="1.6654100448" calcext:value-type="float">
            <text:p>1.6654100448</text:p>
          </table:table-cell>
          <table:table-cell office:value-type="float" office:value="1.3598015823" calcext:value-type="float">
            <text:p>1.359801582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86.009289" calcext:value-type="float">
            <text:p>186.009289</text:p>
          </table:table-cell>
          <table:table-cell office:value-type="float" office:value="72.9179738" calcext:value-type="float">
            <text:p>72.9179738</text:p>
          </table:table-cell>
          <table:table-cell office:value-type="float" office:value="1.372747058" calcext:value-type="float">
            <text:p>1.372747058</text:p>
          </table:table-cell>
          <table:table-cell office:value-type="float" office:value="0.754093524" calcext:value-type="float">
            <text:p>0.754093524</text:p>
          </table:table-cell>
          <table:table-cell office:value-type="float" office:value="1.410459298" calcext:value-type="float">
            <text:p>1.410459298</text:p>
          </table:table-cell>
          <table:table-cell office:value-type="float" office:value="1.151635159" calcext:value-type="float">
            <text:p>1.151635159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185.913421" calcext:value-type="float">
            <text:p>185.913421</text:p>
          </table:table-cell>
          <table:table-cell office:value-type="float" office:value="72.6042261" calcext:value-type="float">
            <text:p>72.6042261</text:p>
          </table:table-cell>
          <table:table-cell office:value-type="float" office:value="1.3965869" calcext:value-type="float">
            <text:p>1.3965869</text:p>
          </table:table-cell>
          <table:table-cell office:value-type="float" office:value="0.723785344" calcext:value-type="float">
            <text:p>0.723785344</text:p>
          </table:table-cell>
          <table:table-cell office:value-type="float" office:value="1.412836998" calcext:value-type="float">
            <text:p>1.412836998</text:p>
          </table:table-cell>
          <table:table-cell office:value-type="float" office:value="1.153576542" calcext:value-type="float">
            <text:p>1.153576542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85.666695" calcext:value-type="float">
            <text:p>185.666695</text:p>
          </table:table-cell>
          <table:table-cell office:value-type="float" office:value="72.2681944" calcext:value-type="float">
            <text:p>72.2681944</text:p>
          </table:table-cell>
          <table:table-cell office:value-type="float" office:value="1.370882714" calcext:value-type="float">
            <text:p>1.370882714</text:p>
          </table:table-cell>
          <table:table-cell office:value-type="float" office:value="0.719702449" calcext:value-type="float">
            <text:p>0.719702449</text:p>
          </table:table-cell>
          <table:table-cell office:value-type="float" office:value="1.573834531" calcext:value-type="float">
            <text:p>1.573834531</text:p>
          </table:table-cell>
          <table:table-cell office:value-type="float" office:value="1.28503047" calcext:value-type="float">
            <text:p>1.28503047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85.279894" calcext:value-type="float">
            <text:p>185.279894</text:p>
          </table:table-cell>
          <table:table-cell office:value-type="float" office:value="71.8953428" calcext:value-type="float">
            <text:p>71.8953428</text:p>
          </table:table-cell>
          <table:table-cell office:value-type="float" office:value="1.383812714" calcext:value-type="float">
            <text:p>1.383812714</text:p>
          </table:table-cell>
          <table:table-cell office:value-type="float" office:value="0.747530363" calcext:value-type="float">
            <text:p>0.747530363</text:p>
          </table:table-cell>
          <table:table-cell office:value-type="float" office:value="1.346944435" calcext:value-type="float">
            <text:p>1.346944435</text:p>
          </table:table-cell>
          <table:table-cell office:value-type="float" office:value="1.099775573" calcext:value-type="float">
            <text:p>1.099775573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84.181908" calcext:value-type="float">
            <text:p>184.181908</text:p>
          </table:table-cell>
          <table:table-cell office:value-type="float" office:value="71.6506174" calcext:value-type="float">
            <text:p>71.6506174</text:p>
          </table:table-cell>
          <table:table-cell office:value-type="float" office:value="1.334599897" calcext:value-type="float">
            <text:p>1.334599897</text:p>
          </table:table-cell>
          <table:table-cell office:value-type="float" office:value="0.708264672" calcext:value-type="float">
            <text:p>0.708264672</text:p>
          </table:table-cell>
          <table:table-cell office:value-type="float" office:value="2.068699636" calcext:value-type="float">
            <text:p>2.068699636</text:p>
          </table:table-cell>
          <table:table-cell office:value-type="float" office:value="1.689086214" calcext:value-type="float">
            <text:p>1.689086214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84.155564" calcext:value-type="float">
            <text:p>184.155564</text:p>
          </table:table-cell>
          <table:table-cell office:value-type="float" office:value="71.268019" calcext:value-type="float">
            <text:p>71.268019</text:p>
          </table:table-cell>
          <table:table-cell office:value-type="float" office:value="1.296003485" calcext:value-type="float">
            <text:p>1.296003485</text:p>
          </table:table-cell>
          <table:table-cell office:value-type="float" office:value="0.741101421" calcext:value-type="float">
            <text:p>0.741101421</text:p>
          </table:table-cell>
          <table:table-cell office:value-type="float" office:value="0.972449234" calcext:value-type="float">
            <text:p>0.972449234</text:p>
          </table:table-cell>
          <table:table-cell office:value-type="float" office:value="0.7940014623" calcext:value-type="float">
            <text:p>0.7940014623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82.92878" calcext:value-type="float">
            <text:p>182.92878</text:p>
          </table:table-cell>
          <table:table-cell office:value-type="float" office:value="71.0504623" calcext:value-type="float">
            <text:p>71.0504623</text:p>
          </table:table-cell>
          <table:table-cell office:value-type="float" office:value="1.254843042" calcext:value-type="float">
            <text:p>1.254843042</text:p>
          </table:table-cell>
          <table:table-cell office:value-type="float" office:value="0.712791597" calcext:value-type="float">
            <text:p>0.712791597</text:p>
          </table:table-cell>
          <table:table-cell office:value-type="float" office:value="2.13121934" calcext:value-type="float">
            <text:p>2.13121934</text:p>
          </table:table-cell>
          <table:table-cell office:value-type="float" office:value="1.740133328" calcext:value-type="float">
            <text:p>1.740133328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182.620947" calcext:value-type="float">
            <text:p>182.620947</text:p>
          </table:table-cell>
          <table:table-cell office:value-type="float" office:value="70.7294796" calcext:value-type="float">
            <text:p>70.7294796</text:p>
          </table:table-cell>
          <table:table-cell office:value-type="float" office:value="1.237125782" calcext:value-type="float">
            <text:p>1.237125782</text:p>
          </table:table-cell>
          <table:table-cell office:value-type="float" office:value="0.70235675" calcext:value-type="float">
            <text:p>0.70235675</text:p>
          </table:table-cell>
          <table:table-cell office:value-type="float" office:value="0.5619801748" calcext:value-type="float">
            <text:p>0.5619801748</text:p>
          </table:table-cell>
          <table:table-cell office:value-type="float" office:value="0.4588548726" calcext:value-type="float">
            <text:p>0.458854872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81.530515" calcext:value-type="float">
            <text:p>181.530515</text:p>
          </table:table-cell>
          <table:table-cell office:value-type="float" office:value="70.5708955" calcext:value-type="float">
            <text:p>70.5708955</text:p>
          </table:table-cell>
          <table:table-cell office:value-type="float" office:value="1.21979865" calcext:value-type="float">
            <text:p>1.21979865</text:p>
          </table:table-cell>
          <table:table-cell office:value-type="float" office:value="0.701380571" calcext:value-type="float">
            <text:p>0.701380571</text:p>
          </table:table-cell>
          <table:table-cell office:value-type="float" office:value="1.8754330477966" calcext:value-type="float">
            <text:p>1.8754330478</text:p>
          </table:table-cell>
          <table:table-cell office:value-type="float" office:value="1.5312847148327" calcext:value-type="float">
            <text:p>1.5312847148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81.728328" calcext:value-type="float">
            <text:p>181.728328</text:p>
          </table:table-cell>
          <table:table-cell office:value-type="float" office:value="70.6920379" calcext:value-type="float">
            <text:p>70.6920379</text:p>
          </table:table-cell>
          <table:table-cell office:value-type="float" office:value="1.24755502" calcext:value-type="float">
            <text:p>1.24755502</text:p>
          </table:table-cell>
          <table:table-cell office:value-type="float" office:value="0.66404346" calcext:value-type="float">
            <text:p>0.66404346</text:p>
          </table:table-cell>
          <table:table-cell office:value-type="float" office:value="0.3586350234" calcext:value-type="float">
            <text:p>0.3586350234</text:p>
          </table:table-cell>
          <table:table-cell office:value-type="float" office:value="0.292824267" calcext:value-type="float">
            <text:p>0.29282426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81.674712" calcext:value-type="float">
            <text:p>181.674712</text:p>
          </table:table-cell>
          <table:table-cell office:value-type="float" office:value="70.196767" calcext:value-type="float">
            <text:p>70.196767</text:p>
          </table:table-cell>
          <table:table-cell office:value-type="float" office:value="1.285842557" calcext:value-type="float">
            <text:p>1.285842557</text:p>
          </table:table-cell>
          <table:table-cell office:value-type="float" office:value="0.684919801" calcext:value-type="float">
            <text:p>0.684919801</text:p>
          </table:table-cell>
          <table:table-cell office:value-type="float" office:value="1.477229992" calcext:value-type="float">
            <text:p>1.477229992</text:p>
          </table:table-cell>
          <table:table-cell office:value-type="float" office:value="1.20615327" calcext:value-type="float">
            <text:p>1.20615327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181.785727" calcext:value-type="float">
            <text:p>181.785727</text:p>
          </table:table-cell>
          <table:table-cell office:value-type="float" office:value="70.2772085" calcext:value-type="float">
            <text:p>70.2772085</text:p>
          </table:table-cell>
          <table:table-cell office:value-type="float" office:value="1.279687242" calcext:value-type="float">
            <text:p>1.279687242</text:p>
          </table:table-cell>
          <table:table-cell office:value-type="float" office:value="0.701701793" calcext:value-type="float">
            <text:p>0.701701793</text:p>
          </table:table-cell>
          <table:table-cell office:value-type="float" office:value="0.360236223" calcext:value-type="float">
            <text:p>0.360236223</text:p>
          </table:table-cell>
          <table:table-cell office:value-type="float" office:value="0.294131647" calcext:value-type="float">
            <text:p>0.294131647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182.166979" calcext:value-type="float">
            <text:p>182.166979</text:p>
          </table:table-cell>
          <table:table-cell office:value-type="float" office:value="70.0054579" calcext:value-type="float">
            <text:p>70.0054579</text:p>
          </table:table-cell>
          <table:table-cell office:value-type="float" office:value="1.337189959" calcext:value-type="float">
            <text:p>1.337189959</text:p>
          </table:table-cell>
          <table:table-cell office:value-type="float" office:value="0.724249235" calcext:value-type="float">
            <text:p>0.724249235</text:p>
          </table:table-cell>
          <table:table-cell office:value-type="float" office:value="1.281996762" calcext:value-type="float">
            <text:p>1.281996762</text:p>
          </table:table-cell>
          <table:table-cell office:value-type="float" office:value="1.046745983" calcext:value-type="float">
            <text:p>1.04674598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82.040936" calcext:value-type="float">
            <text:p>182.040936</text:p>
          </table:table-cell>
          <table:table-cell office:value-type="float" office:value="69.9013079" calcext:value-type="float">
            <text:p>69.9013079</text:p>
          </table:table-cell>
          <table:table-cell office:value-type="float" office:value="1.378503434" calcext:value-type="float">
            <text:p>1.378503434</text:p>
          </table:table-cell>
          <table:table-cell office:value-type="float" office:value="0.730460785" calcext:value-type="float">
            <text:p>0.730460785</text:p>
          </table:table-cell>
          <table:table-cell office:value-type="float" office:value="0.440316716" calcext:value-type="float">
            <text:p>0.440316716</text:p>
          </table:table-cell>
          <table:table-cell office:value-type="float" office:value="0.35951709" calcext:value-type="float">
            <text:p>0.35951709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82.483275" calcext:value-type="float">
            <text:p>182.483275</text:p>
          </table:table-cell>
          <table:table-cell office:value-type="float" office:value="69.4793986" calcext:value-type="float">
            <text:p>69.4793986</text:p>
          </table:table-cell>
          <table:table-cell office:value-type="float" office:value="1.40408656" calcext:value-type="float">
            <text:p>1.40408656</text:p>
          </table:table-cell>
          <table:table-cell office:value-type="float" office:value="0.721095783" calcext:value-type="float">
            <text:p>0.721095783</text:p>
          </table:table-cell>
          <table:table-cell office:value-type="float" office:value="1.03510327" calcext:value-type="float">
            <text:p>1.03510327</text:p>
          </table:table-cell>
          <table:table-cell office:value-type="float" office:value="0.8451583045" calcext:value-type="float">
            <text:p>0.8451583045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82.440529" calcext:value-type="float">
            <text:p>182.440529</text:p>
          </table:table-cell>
          <table:table-cell office:value-type="float" office:value="69.5750211" calcext:value-type="float">
            <text:p>69.5750211</text:p>
          </table:table-cell>
          <table:table-cell office:value-type="float" office:value="1.4557795" calcext:value-type="float">
            <text:p>1.4557795</text:p>
          </table:table-cell>
          <table:table-cell office:value-type="float" office:value="0.760474609" calcext:value-type="float">
            <text:p>0.760474609</text:p>
          </table:table-cell>
          <table:table-cell office:value-type="float" office:value="0.7679344275" calcext:value-type="float">
            <text:p>0.7679344275</text:p>
          </table:table-cell>
          <table:table-cell office:value-type="float" office:value="0.627015832" calcext:value-type="float">
            <text:p>0.627015832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183.004847" calcext:value-type="float">
            <text:p>183.004847</text:p>
          </table:table-cell>
          <table:table-cell office:value-type="float" office:value="69.184114" calcext:value-type="float">
            <text:p>69.184114</text:p>
          </table:table-cell>
          <table:table-cell office:value-type="float" office:value="1.520804263" calcext:value-type="float">
            <text:p>1.520804263</text:p>
          </table:table-cell>
          <table:table-cell office:value-type="float" office:value="0.76837707" calcext:value-type="float">
            <text:p>0.76837707</text:p>
          </table:table-cell>
          <table:table-cell office:value-type="float" office:value="1.08567808" calcext:value-type="float">
            <text:p>1.08567808</text:p>
          </table:table-cell>
          <table:table-cell office:value-type="float" office:value="0.886452478" calcext:value-type="float">
            <text:p>0.886452478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183.010747" calcext:value-type="float">
            <text:p>183.010747</text:p>
          </table:table-cell>
          <table:table-cell office:value-type="float" office:value="69.2378761" calcext:value-type="float">
            <text:p>69.2378761</text:p>
          </table:table-cell>
          <table:table-cell office:value-type="float" office:value="1.504409343" calcext:value-type="float">
            <text:p>1.504409343</text:p>
          </table:table-cell>
          <table:table-cell office:value-type="float" office:value="0.834469064" calcext:value-type="float">
            <text:p>0.834469064</text:p>
          </table:table-cell>
          <table:table-cell office:value-type="float" office:value="0.805748396" calcext:value-type="float">
            <text:p>0.805748396</text:p>
          </table:table-cell>
          <table:table-cell office:value-type="float" office:value="0.657890811" calcext:value-type="float">
            <text:p>0.657890811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83.379159" calcext:value-type="float">
            <text:p>183.379159</text:p>
          </table:table-cell>
          <table:table-cell office:value-type="float" office:value="69.0628555" calcext:value-type="float">
            <text:p>69.0628555</text:p>
          </table:table-cell>
          <table:table-cell office:value-type="float" office:value="1.5432386" calcext:value-type="float">
            <text:p>1.5432386</text:p>
          </table:table-cell>
          <table:table-cell office:value-type="float" office:value="0.86229072" calcext:value-type="float">
            <text:p>0.86229072</text:p>
          </table:table-cell>
          <table:table-cell office:value-type="float" office:value="0.614753225" calcext:value-type="float">
            <text:p>0.614753225</text:p>
          </table:table-cell>
          <table:table-cell office:value-type="float" office:value="0.501943909" calcext:value-type="float">
            <text:p>0.501943909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182.641139" calcext:value-type="float">
            <text:p>182.641139</text:p>
          </table:table-cell>
          <table:table-cell office:value-type="float" office:value="68.7739449" calcext:value-type="float">
            <text:p>68.7739449</text:p>
          </table:table-cell>
          <table:table-cell office:value-type="float" office:value="1.57476634" calcext:value-type="float">
            <text:p>1.57476634</text:p>
          </table:table-cell>
          <table:table-cell office:value-type="float" office:value="0.838969755" calcext:value-type="float">
            <text:p>0.838969755</text:p>
          </table:table-cell>
          <table:table-cell office:value-type="float" office:value="1.212530102" calcext:value-type="float">
            <text:p>1.212530102</text:p>
          </table:table-cell>
          <table:table-cell office:value-type="float" office:value="0.990026656" calcext:value-type="float">
            <text:p>0.990026656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82.799023" calcext:value-type="float">
            <text:p>182.799023</text:p>
          </table:table-cell>
          <table:table-cell office:value-type="float" office:value="68.3058384" calcext:value-type="float">
            <text:p>68.3058384</text:p>
          </table:table-cell>
          <table:table-cell office:value-type="float" office:value="1.61474872" calcext:value-type="float">
            <text:p>1.61474872</text:p>
          </table:table-cell>
          <table:table-cell office:value-type="float" office:value="0.857403848" calcext:value-type="float">
            <text:p>0.857403848</text:p>
          </table:table-cell>
          <table:table-cell office:value-type="float" office:value="1.136103288" calcext:value-type="float">
            <text:p>1.136103288</text:p>
          </table:table-cell>
          <table:table-cell office:value-type="float" office:value="0.927624477" calcext:value-type="float">
            <text:p>0.927624477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182.1903894" calcext:value-type="float">
            <text:p>182.1903894</text:p>
          </table:table-cell>
          <table:table-cell office:value-type="float" office:value="67.9527753" calcext:value-type="float">
            <text:p>67.9527753</text:p>
          </table:table-cell>
          <table:table-cell office:value-type="float" office:value="1.54847636" calcext:value-type="float">
            <text:p>1.54847636</text:p>
          </table:table-cell>
          <table:table-cell office:value-type="float" office:value="0.792176303" calcext:value-type="float">
            <text:p>0.792176303</text:p>
          </table:table-cell>
          <table:table-cell office:value-type="float" office:value="1.422082185" calcext:value-type="float">
            <text:p>1.422082185</text:p>
          </table:table-cell>
          <table:table-cell office:value-type="float" office:value="1.161125251" calcext:value-type="float">
            <text:p>1.161125251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182.4837274" calcext:value-type="float">
            <text:p>182.4837274</text:p>
          </table:table-cell>
          <table:table-cell office:value-type="float" office:value="67.7983859" calcext:value-type="float">
            <text:p>67.7983859</text:p>
          </table:table-cell>
          <table:table-cell office:value-type="float" office:value="1.53732886" calcext:value-type="float">
            <text:p>1.53732886</text:p>
          </table:table-cell>
          <table:table-cell office:value-type="float" office:value="0.794025661" calcext:value-type="float">
            <text:p>0.794025661</text:p>
          </table:table-cell>
          <table:table-cell office:value-type="float" office:value="1.27014272" calcext:value-type="float">
            <text:p>1.27014272</text:p>
          </table:table-cell>
          <table:table-cell office:value-type="float" office:value="1.037067185" calcext:value-type="float">
            <text:p>1.037067185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182.15806" calcext:value-type="float">
            <text:p>182.15806</text:p>
          </table:table-cell>
          <table:table-cell office:value-type="float" office:value="67.484217" calcext:value-type="float">
            <text:p>67.484217</text:p>
          </table:table-cell>
          <table:table-cell office:value-type="float" office:value="1.51042222" calcext:value-type="float">
            <text:p>1.51042222</text:p>
          </table:table-cell>
          <table:table-cell office:value-type="float" office:value="0.778634152" calcext:value-type="float">
            <text:p>0.778634152</text:p>
          </table:table-cell>
          <table:table-cell office:value-type="float" office:value="1.6736924314" calcext:value-type="float">
            <text:p>1.6736924314</text:p>
          </table:table-cell>
          <table:table-cell office:value-type="float" office:value="1.3665641665" calcext:value-type="float">
            <text:p>1.3665641665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182.492143" calcext:value-type="float">
            <text:p>182.492143</text:p>
          </table:table-cell>
          <table:table-cell office:value-type="float" office:value="67.3495103" calcext:value-type="float">
            <text:p>67.3495103</text:p>
          </table:table-cell>
          <table:table-cell office:value-type="float" office:value="1.49039328" calcext:value-type="float">
            <text:p>1.49039328</text:p>
          </table:table-cell>
          <table:table-cell office:value-type="float" office:value="0.785207615" calcext:value-type="float">
            <text:p>0.785207615</text:p>
          </table:table-cell>
          <table:table-cell office:value-type="float" office:value="1.30859782" calcext:value-type="float">
            <text:p>1.30859782</text:p>
          </table:table-cell>
          <table:table-cell office:value-type="float" office:value="1.06846563" calcext:value-type="float">
            <text:p>1.0684656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82.430107" calcext:value-type="float">
            <text:p>182.430107</text:p>
          </table:table-cell>
          <table:table-cell office:value-type="float" office:value="67.0356688" calcext:value-type="float">
            <text:p>67.0356688</text:p>
          </table:table-cell>
          <table:table-cell office:value-type="float" office:value="1.46221825" calcext:value-type="float">
            <text:p>1.46221825</text:p>
          </table:table-cell>
          <table:table-cell office:value-type="float" office:value="0.796474111" calcext:value-type="float">
            <text:p>0.796474111</text:p>
          </table:table-cell>
          <table:table-cell office:value-type="float" office:value="2.020220539" calcext:value-type="float">
            <text:p>2.020220539</text:p>
          </table:table-cell>
          <table:table-cell office:value-type="float" office:value="1.649503167" calcext:value-type="float">
            <text:p>1.649503167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182.664031" calcext:value-type="float">
            <text:p>182.664031</text:p>
          </table:table-cell>
          <table:table-cell office:value-type="float" office:value="67.1452838" calcext:value-type="float">
            <text:p>67.1452838</text:p>
          </table:table-cell>
          <table:table-cell office:value-type="float" office:value="1.44689093" calcext:value-type="float">
            <text:p>1.44689093</text:p>
          </table:table-cell>
          <table:table-cell office:value-type="float" office:value="0.82248956" calcext:value-type="float">
            <text:p>0.82248956</text:p>
          </table:table-cell>
          <table:table-cell office:value-type="float" office:value="1.33266093" calcext:value-type="float">
            <text:p>1.33266093</text:p>
          </table:table-cell>
          <table:table-cell office:value-type="float" office:value="1.08811308" calcext:value-type="float">
            <text:p>1.08811308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182.9990244" calcext:value-type="float">
            <text:p>182.9990244</text:p>
          </table:table-cell>
          <table:table-cell office:value-type="float" office:value="66.6237965" calcext:value-type="float">
            <text:p>66.6237965</text:p>
          </table:table-cell>
          <table:table-cell office:value-type="float" office:value="1.435930013" calcext:value-type="float">
            <text:p>1.435930013</text:p>
          </table:table-cell>
          <table:table-cell office:value-type="float" office:value="0.802090879" calcext:value-type="float">
            <text:p>0.802090879</text:p>
          </table:table-cell>
          <table:table-cell office:value-type="float" office:value="2.229892077" calcext:value-type="float">
            <text:p>2.229892077</text:p>
          </table:table-cell>
          <table:table-cell office:value-type="float" office:value="1.820699254" calcext:value-type="float">
            <text:p>1.820699254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83.3914654" calcext:value-type="float">
            <text:p>183.3914654</text:p>
          </table:table-cell>
          <table:table-cell office:value-type="float" office:value="67.0026828" calcext:value-type="float">
            <text:p>67.0026828</text:p>
          </table:table-cell>
          <table:table-cell office:value-type="float" office:value="1.463968383" calcext:value-type="float">
            <text:p>1.463968383</text:p>
          </table:table-cell>
          <table:table-cell office:value-type="float" office:value="0.810683109" calcext:value-type="float">
            <text:p>0.810683109</text:p>
          </table:table-cell>
          <table:table-cell office:value-type="float" office:value="1.05405924" calcext:value-type="float">
            <text:p>1.05405924</text:p>
          </table:table-cell>
          <table:table-cell office:value-type="float" office:value="0.860635743" calcext:value-type="float">
            <text:p>0.86063574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184.076077" calcext:value-type="float">
            <text:p>184.076077</text:p>
          </table:table-cell>
          <table:table-cell office:value-type="float" office:value="66.9798523" calcext:value-type="float">
            <text:p>66.9798523</text:p>
          </table:table-cell>
          <table:table-cell office:value-type="float" office:value="1.48338842" calcext:value-type="float">
            <text:p>1.48338842</text:p>
          </table:table-cell>
          <table:table-cell office:value-type="float" office:value="0.816462873" calcext:value-type="float">
            <text:p>0.816462873</text:p>
          </table:table-cell>
          <table:table-cell office:value-type="float" office:value="2.178502606" calcext:value-type="float">
            <text:p>2.178502606</text:p>
          </table:table-cell>
          <table:table-cell office:value-type="float" office:value="1.778739953" calcext:value-type="float">
            <text:p>1.778739953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184.612244" calcext:value-type="float">
            <text:p>184.612244</text:p>
          </table:table-cell>
          <table:table-cell office:value-type="float" office:value="67.2338121" calcext:value-type="float">
            <text:p>67.2338121</text:p>
          </table:table-cell>
          <table:table-cell office:value-type="float" office:value="1.49614715" calcext:value-type="float">
            <text:p>1.49614715</text:p>
          </table:table-cell>
          <table:table-cell office:value-type="float" office:value="0.819498707" calcext:value-type="float">
            <text:p>0.819498707</text:p>
          </table:table-cell>
          <table:table-cell office:value-type="float" office:value="1.264138587" calcext:value-type="float">
            <text:p>1.264138587</text:p>
          </table:table-cell>
          <table:table-cell office:value-type="float" office:value="1.032164811" calcext:value-type="float">
            <text:p>1.032164811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185.212434" calcext:value-type="float">
            <text:p>185.212434</text:p>
          </table:table-cell>
          <table:table-cell office:value-type="float" office:value="67.3113718" calcext:value-type="float">
            <text:p>67.3113718</text:p>
          </table:table-cell>
          <table:table-cell office:value-type="float" office:value="1.5128008" calcext:value-type="float">
            <text:p>1.5128008</text:p>
          </table:table-cell>
          <table:table-cell office:value-type="float" office:value="0.789076823" calcext:value-type="float">
            <text:p>0.789076823</text:p>
          </table:table-cell>
          <table:table-cell office:value-type="float" office:value="1.433400314" calcext:value-type="float">
            <text:p>1.433400314</text:p>
          </table:table-cell>
          <table:table-cell office:value-type="float" office:value="1.17036646" calcext:value-type="float">
            <text:p>1.17036646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185.8416" calcext:value-type="float">
            <text:p>185.8416</text:p>
          </table:table-cell>
          <table:table-cell office:value-type="float" office:value="67.4591743" calcext:value-type="float">
            <text:p>67.4591743</text:p>
          </table:table-cell>
          <table:table-cell office:value-type="float" office:value="1.52303974" calcext:value-type="float">
            <text:p>1.52303974</text:p>
          </table:table-cell>
          <table:table-cell office:value-type="float" office:value="0.755044947" calcext:value-type="float">
            <text:p>0.755044947</text:p>
          </table:table-cell>
          <table:table-cell office:value-type="float" office:value="1.541679299" calcext:value-type="float">
            <text:p>1.541679299</text:p>
          </table:table-cell>
          <table:table-cell office:value-type="float" office:value="1.258775873" calcext:value-type="float">
            <text:p>1.258775873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186.16949" calcext:value-type="float">
            <text:p>186.16949</text:p>
          </table:table-cell>
          <table:table-cell office:value-type="float" office:value="67.3671331" calcext:value-type="float">
            <text:p>67.3671331</text:p>
          </table:table-cell>
          <table:table-cell office:value-type="float" office:value="1.517571083" calcext:value-type="float">
            <text:p>1.517571083</text:p>
          </table:table-cell>
          <table:table-cell office:value-type="float" office:value="0.70708939" calcext:value-type="float">
            <text:p>0.70708939</text:p>
          </table:table-cell>
          <table:table-cell office:value-type="float" office:value="1.600932862" calcext:value-type="float">
            <text:p>1.600932862</text:p>
          </table:table-cell>
          <table:table-cell office:value-type="float" office:value="1.307156193" calcext:value-type="float">
            <text:p>1.307156193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86.644231" calcext:value-type="float">
            <text:p>186.644231</text:p>
          </table:table-cell>
          <table:table-cell office:value-type="float" office:value="67.5645547" calcext:value-type="float">
            <text:p>67.5645547</text:p>
          </table:table-cell>
          <table:table-cell office:value-type="float" office:value="1.546209393" calcext:value-type="float">
            <text:p>1.546209393</text:p>
          </table:table-cell>
          <table:table-cell office:value-type="float" office:value="0.693099096" calcext:value-type="float">
            <text:p>0.693099096</text:p>
          </table:table-cell>
          <table:table-cell office:value-type="float" office:value="1.38978227" calcext:value-type="float">
            <text:p>1.38978227</text:p>
          </table:table-cell>
          <table:table-cell office:value-type="float" office:value="1.134752408" calcext:value-type="float">
            <text:p>1.134752408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86.592951" calcext:value-type="float">
            <text:p>186.592951</text:p>
          </table:table-cell>
          <table:table-cell office:value-type="float" office:value="67.3067065" calcext:value-type="float">
            <text:p>67.3067065</text:p>
          </table:table-cell>
          <table:table-cell office:value-type="float" office:value="1.56202469" calcext:value-type="float">
            <text:p>1.56202469</text:p>
          </table:table-cell>
          <table:table-cell office:value-type="float" office:value="0.707986675" calcext:value-type="float">
            <text:p>0.707986675</text:p>
          </table:table-cell>
          <table:table-cell office:value-type="float" office:value="1.517716954" calcext:value-type="float">
            <text:p>1.517716954</text:p>
          </table:table-cell>
          <table:table-cell office:value-type="float" office:value="1.239210678" calcext:value-type="float">
            <text:p>1.239210678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186.987913" calcext:value-type="float">
            <text:p>186.987913</text:p>
          </table:table-cell>
          <table:table-cell office:value-type="float" office:value="67.3600359" calcext:value-type="float">
            <text:p>67.3600359</text:p>
          </table:table-cell>
          <table:table-cell office:value-type="float" office:value="1.59135223" calcext:value-type="float">
            <text:p>1.59135223</text:p>
          </table:table-cell>
          <table:table-cell office:value-type="float" office:value="0.74961912" calcext:value-type="float">
            <text:p>0.74961912</text:p>
          </table:table-cell>
          <table:table-cell office:value-type="float" office:value="1.0511414265" calcext:value-type="float">
            <text:p>1.0511414265</text:p>
          </table:table-cell>
          <table:table-cell office:value-type="float" office:value="0.8582533664" calcext:value-type="float">
            <text:p>0.8582533664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186.880315" calcext:value-type="float">
            <text:p>186.880315</text:p>
          </table:table-cell>
          <table:table-cell office:value-type="float" office:value="66.9265789" calcext:value-type="float">
            <text:p>66.9265789</text:p>
          </table:table-cell>
          <table:table-cell office:value-type="float" office:value="1.66268846" calcext:value-type="float">
            <text:p>1.66268846</text:p>
          </table:table-cell>
          <table:table-cell office:value-type="float" office:value="0.764730554" calcext:value-type="float">
            <text:p>0.764730554</text:p>
          </table:table-cell>
          <table:table-cell office:value-type="float" office:value="1.037382629" calcext:value-type="float">
            <text:p>1.037382629</text:p>
          </table:table-cell>
          <table:table-cell office:value-type="float" office:value="0.847019364" calcext:value-type="float">
            <text:p>0.847019364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87.160602" calcext:value-type="float">
            <text:p>187.160602</text:p>
          </table:table-cell>
          <table:table-cell office:value-type="float" office:value="66.9115202" calcext:value-type="float">
            <text:p>66.9115202</text:p>
          </table:table-cell>
          <table:table-cell office:value-type="float" office:value="1.56024397" calcext:value-type="float">
            <text:p>1.56024397</text:p>
          </table:table-cell>
          <table:table-cell office:value-type="float" office:value="0.729767779" calcext:value-type="float">
            <text:p>0.729767779</text:p>
          </table:table-cell>
          <table:table-cell office:value-type="float" office:value="0.84338272" calcext:value-type="float">
            <text:p>0.84338272</text:p>
          </table:table-cell>
          <table:table-cell office:value-type="float" office:value="0.6886191" calcext:value-type="float">
            <text:p>0.6886191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187.262865" calcext:value-type="float">
            <text:p>187.262865</text:p>
          </table:table-cell>
          <table:table-cell office:value-type="float" office:value="66.363193" calcext:value-type="float">
            <text:p>66.363193</text:p>
          </table:table-cell>
          <table:table-cell office:value-type="float" office:value="1.53715377" calcext:value-type="float">
            <text:p>1.53715377</text:p>
          </table:table-cell>
          <table:table-cell office:value-type="float" office:value="0.704926362" calcext:value-type="float">
            <text:p>0.704926362</text:p>
          </table:table-cell>
          <table:table-cell office:value-type="float" office:value="1.05667616" calcext:value-type="float">
            <text:p>1.05667616</text:p>
          </table:table-cell>
          <table:table-cell office:value-type="float" office:value="0.86277249" calcext:value-type="float">
            <text:p>0.86277249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187.500257" calcext:value-type="float">
            <text:p>187.500257</text:p>
          </table:table-cell>
          <table:table-cell office:value-type="float" office:value="66.2829302" calcext:value-type="float">
            <text:p>66.2829302</text:p>
          </table:table-cell>
          <table:table-cell office:value-type="float" office:value="1.575510696" calcext:value-type="float">
            <text:p>1.575510696</text:p>
          </table:table-cell>
          <table:table-cell office:value-type="float" office:value="0.729536406" calcext:value-type="float">
            <text:p>0.729536406</text:p>
          </table:table-cell>
          <table:table-cell office:value-type="float" office:value="0.771082891" calcext:value-type="float">
            <text:p>0.771082891</text:p>
          </table:table-cell>
          <table:table-cell office:value-type="float" office:value="0.629586573" calcext:value-type="float">
            <text:p>0.629586573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187.252061" calcext:value-type="float">
            <text:p>187.252061</text:p>
          </table:table-cell>
          <table:table-cell office:value-type="float" office:value="65.7028585" calcext:value-type="float">
            <text:p>65.7028585</text:p>
          </table:table-cell>
          <table:table-cell office:value-type="float" office:value="1.628666526" calcext:value-type="float">
            <text:p>1.628666526</text:p>
          </table:table-cell>
          <table:table-cell office:value-type="float" office:value="0.749308048" calcext:value-type="float">
            <text:p>0.749308048</text:p>
          </table:table-cell>
          <table:table-cell office:value-type="float" office:value="1.371980438" calcext:value-type="float">
            <text:p>1.371980438</text:p>
          </table:table-cell>
          <table:table-cell office:value-type="float" office:value="1.120217366" calcext:value-type="float">
            <text:p>1.120217366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186.970255" calcext:value-type="float">
            <text:p>186.970255</text:p>
          </table:table-cell>
          <table:table-cell office:value-type="float" office:value="65.4403296" calcext:value-type="float">
            <text:p>65.4403296</text:p>
          </table:table-cell>
          <table:table-cell office:value-type="float" office:value="1.59279293" calcext:value-type="float">
            <text:p>1.59279293</text:p>
          </table:table-cell>
          <table:table-cell office:value-type="float" office:value="0.793480848" calcext:value-type="float">
            <text:p>0.793480848</text:p>
          </table:table-cell>
          <table:table-cell office:value-type="float" office:value="1.10337366" calcext:value-type="float">
            <text:p>1.10337366</text:p>
          </table:table-cell>
          <table:table-cell office:value-type="float" office:value="0.900900794" calcext:value-type="float">
            <text:p>0.900900794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float" office:value="187.201738" calcext:value-type="float">
            <text:p>187.201738</text:p>
          </table:table-cell>
          <table:table-cell office:value-type="float" office:value="65.3344459" calcext:value-type="float">
            <text:p>65.3344459</text:p>
          </table:table-cell>
          <table:table-cell office:value-type="float" office:value="1.56140157" calcext:value-type="float">
            <text:p>1.56140157</text:p>
          </table:table-cell>
          <table:table-cell office:value-type="float" office:value="0.827457618" calcext:value-type="float">
            <text:p>0.827457618</text:p>
          </table:table-cell>
          <table:table-cell office:value-type="float" office:value="1.444299546" calcext:value-type="float">
            <text:p>1.444299546</text:p>
          </table:table-cell>
          <table:table-cell office:value-type="float" office:value="1.179265649" calcext:value-type="float">
            <text:p>1.179265649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float" office:value="186.602694" calcext:value-type="float">
            <text:p>186.602694</text:p>
          </table:table-cell>
          <table:table-cell office:value-type="float" office:value="64.8426968" calcext:value-type="float">
            <text:p>64.8426968</text:p>
          </table:table-cell>
          <table:table-cell office:value-type="float" office:value="1.5938787" calcext:value-type="float">
            <text:p>1.5938787</text:p>
          </table:table-cell>
          <table:table-cell office:value-type="float" office:value="0.790481249" calcext:value-type="float">
            <text:p>0.790481249</text:p>
          </table:table-cell>
          <table:table-cell office:value-type="float" office:value="1.647233642" calcext:value-type="float">
            <text:p>1.647233642</text:p>
          </table:table-cell>
          <table:table-cell office:value-type="float" office:value="1.344960636" calcext:value-type="float">
            <text:p>1.34496063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86.781875" calcext:value-type="float">
            <text:p>186.781875</text:p>
          </table:table-cell>
          <table:table-cell office:value-type="float" office:value="64.7646856" calcext:value-type="float">
            <text:p>64.7646856</text:p>
          </table:table-cell>
          <table:table-cell office:value-type="float" office:value="1.60470398" calcext:value-type="float">
            <text:p>1.60470398</text:p>
          </table:table-cell>
          <table:table-cell office:value-type="float" office:value="0.794827962" calcext:value-type="float">
            <text:p>0.794827962</text:p>
          </table:table-cell>
          <table:table-cell office:value-type="float" office:value="1.7989785496" calcext:value-type="float">
            <text:p>1.7989785496</text:p>
          </table:table-cell>
          <table:table-cell office:value-type="float" office:value="1.468859846" calcext:value-type="float">
            <text:p>1.46885984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85.819257" calcext:value-type="float">
            <text:p>185.819257</text:p>
          </table:table-cell>
          <table:table-cell office:value-type="float" office:value="64.1843799" calcext:value-type="float">
            <text:p>64.1843799</text:p>
          </table:table-cell>
          <table:table-cell office:value-type="float" office:value="1.60217115" calcext:value-type="float">
            <text:p>1.60217115</text:p>
          </table:table-cell>
          <table:table-cell office:value-type="float" office:value="0.812763119" calcext:value-type="float">
            <text:p>0.812763119</text:p>
          </table:table-cell>
          <table:table-cell office:value-type="float" office:value="1.65753361" calcext:value-type="float">
            <text:p>1.65753361</text:p>
          </table:table-cell>
          <table:table-cell office:value-type="float" office:value="1.353370494" calcext:value-type="float">
            <text:p>1.353370494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86.372237" calcext:value-type="float">
            <text:p>186.372237</text:p>
          </table:table-cell>
          <table:table-cell office:value-type="float" office:value="64.2773025" calcext:value-type="float">
            <text:p>64.2773025</text:p>
          </table:table-cell>
          <table:table-cell office:value-type="float" office:value="1.62045698" calcext:value-type="float">
            <text:p>1.62045698</text:p>
          </table:table-cell>
          <table:table-cell office:value-type="float" office:value="0.796217852" calcext:value-type="float">
            <text:p>0.796217852</text:p>
          </table:table-cell>
          <table:table-cell office:value-type="float" office:value="2.074519033" calcext:value-type="float">
            <text:p>2.074519033</text:p>
          </table:table-cell>
          <table:table-cell office:value-type="float" office:value="1.693837694" calcext:value-type="float">
            <text:p>1.693837694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85.961656" calcext:value-type="float">
            <text:p>185.961656</text:p>
          </table:table-cell>
          <table:table-cell office:value-type="float" office:value="64.2746236" calcext:value-type="float">
            <text:p>64.2746236</text:p>
          </table:table-cell>
          <table:table-cell office:value-type="float" office:value="1.649640726" calcext:value-type="float">
            <text:p>1.649640726</text:p>
          </table:table-cell>
          <table:table-cell office:value-type="float" office:value="0.773141515" calcext:value-type="float">
            <text:p>0.773141515</text:p>
          </table:table-cell>
          <table:table-cell office:value-type="float" office:value="1.536242348" calcext:value-type="float">
            <text:p>1.536242348</text:p>
          </table:table-cell>
          <table:table-cell office:value-type="float" office:value="1.254336606" calcext:value-type="float">
            <text:p>1.254336606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185.816842" calcext:value-type="float">
            <text:p>185.816842</text:p>
          </table:table-cell>
          <table:table-cell office:value-type="float" office:value="64.1160401" calcext:value-type="float">
            <text:p>64.1160401</text:p>
          </table:table-cell>
          <table:table-cell office:value-type="float" office:value="1.664913076" calcext:value-type="float">
            <text:p>1.664913076</text:p>
          </table:table-cell>
          <table:table-cell office:value-type="float" office:value="0.755912213" calcext:value-type="float">
            <text:p>0.755912213</text:p>
          </table:table-cell>
          <table:table-cell office:value-type="float" office:value="1.745231643" calcext:value-type="float">
            <text:p>1.745231643</text:p>
          </table:table-cell>
          <table:table-cell office:value-type="float" office:value="1.424975623" calcext:value-type="float">
            <text:p>1.424975623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185.795215" calcext:value-type="float">
            <text:p>185.795215</text:p>
          </table:table-cell>
          <table:table-cell office:value-type="float" office:value="64.4023683" calcext:value-type="float">
            <text:p>64.4023683</text:p>
          </table:table-cell>
          <table:table-cell office:value-type="float" office:value="1.65491259" calcext:value-type="float">
            <text:p>1.65491259</text:p>
          </table:table-cell>
          <table:table-cell office:value-type="float" office:value="0.740342782" calcext:value-type="float">
            <text:p>0.740342782</text:p>
          </table:table-cell>
          <table:table-cell office:value-type="float" office:value="1.35063962" calcext:value-type="float">
            <text:p>1.35063962</text:p>
          </table:table-cell>
          <table:table-cell office:value-type="float" office:value="1.10279261" calcext:value-type="float">
            <text:p>1.10279261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185.249412" calcext:value-type="float">
            <text:p>185.249412</text:p>
          </table:table-cell>
          <table:table-cell office:value-type="float" office:value="63.5522105" calcext:value-type="float">
            <text:p>63.5522105</text:p>
          </table:table-cell>
          <table:table-cell office:value-type="float" office:value="1.65952824" calcext:value-type="float">
            <text:p>1.65952824</text:p>
          </table:table-cell>
          <table:table-cell office:value-type="float" office:value="0.74344341" calcext:value-type="float">
            <text:p>0.74344341</text:p>
          </table:table-cell>
          <table:table-cell office:value-type="float" office:value="1.88800543" calcext:value-type="float">
            <text:p>1.88800543</text:p>
          </table:table-cell>
          <table:table-cell office:value-type="float" office:value="1.541549952" calcext:value-type="float">
            <text:p>1.541549952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85.634929" calcext:value-type="float">
            <text:p>185.634929</text:p>
          </table:table-cell>
          <table:table-cell office:value-type="float" office:value="63.9206486" calcext:value-type="float">
            <text:p>63.9206486</text:p>
          </table:table-cell>
          <table:table-cell office:value-type="float" office:value="1.65095048" calcext:value-type="float">
            <text:p>1.65095048</text:p>
          </table:table-cell>
          <table:table-cell office:value-type="float" office:value="0.736633112" calcext:value-type="float">
            <text:p>0.736633112</text:p>
          </table:table-cell>
          <table:table-cell office:value-type="float" office:value="1.0917293" calcext:value-type="float">
            <text:p>1.0917293</text:p>
          </table:table-cell>
          <table:table-cell office:value-type="float" office:value="0.89139325" calcext:value-type="float">
            <text:p>0.89139325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184.862396" calcext:value-type="float">
            <text:p>184.862396</text:p>
          </table:table-cell>
          <table:table-cell office:value-type="float" office:value="62.6541065" calcext:value-type="float">
            <text:p>62.6541065</text:p>
          </table:table-cell>
          <table:table-cell office:value-type="float" office:value="1.64151077" calcext:value-type="float">
            <text:p>1.64151077</text:p>
          </table:table-cell>
          <table:table-cell office:value-type="float" office:value="0.74005119" calcext:value-type="float">
            <text:p>0.74005119</text:p>
          </table:table-cell>
          <table:table-cell office:value-type="float" office:value="2.09970162" calcext:value-type="float">
            <text:p>2.09970162</text:p>
          </table:table-cell>
          <table:table-cell office:value-type="float" office:value="1.714399241" calcext:value-type="float">
            <text:p>1.71439924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84.822756" calcext:value-type="float">
            <text:p>184.822756</text:p>
          </table:table-cell>
          <table:table-cell office:value-type="float" office:value="62.5131392" calcext:value-type="float">
            <text:p>62.5131392</text:p>
          </table:table-cell>
          <table:table-cell office:value-type="float" office:value="1.64418165" calcext:value-type="float">
            <text:p>1.64418165</text:p>
          </table:table-cell>
          <table:table-cell office:value-type="float" office:value="0.732678539" calcext:value-type="float">
            <text:p>0.732678539</text:p>
          </table:table-cell>
          <table:table-cell office:value-type="float" office:value="0.9517060452" calcext:value-type="float">
            <text:p>0.9517060452</text:p>
          </table:table-cell>
          <table:table-cell office:value-type="float" office:value="0.7770647155" calcext:value-type="float">
            <text:p>0.7770647155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84.292897" calcext:value-type="float">
            <text:p>184.292897</text:p>
          </table:table-cell>
          <table:table-cell office:value-type="float" office:value="61.4521781" calcext:value-type="float">
            <text:p>61.4521781</text:p>
          </table:table-cell>
          <table:table-cell office:value-type="float" office:value="1.66794614" calcext:value-type="float">
            <text:p>1.66794614</text:p>
          </table:table-cell>
          <table:table-cell office:value-type="float" office:value="0.721938929" calcext:value-type="float">
            <text:p>0.721938929</text:p>
          </table:table-cell>
          <table:table-cell office:value-type="float" office:value="2.247567164" calcext:value-type="float">
            <text:p>2.247567164</text:p>
          </table:table-cell>
          <table:table-cell office:value-type="float" office:value="1.835130916" calcext:value-type="float">
            <text:p>1.835130916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184.223731" calcext:value-type="float">
            <text:p>184.223731</text:p>
          </table:table-cell>
          <table:table-cell office:value-type="float" office:value="61.3110487" calcext:value-type="float">
            <text:p>61.3110487</text:p>
          </table:table-cell>
          <table:table-cell office:value-type="float" office:value="1.669707755" calcext:value-type="float">
            <text:p>1.669707755</text:p>
          </table:table-cell>
          <table:table-cell office:value-type="float" office:value="0.722749267" calcext:value-type="float">
            <text:p>0.722749267</text:p>
          </table:table-cell>
          <table:table-cell office:value-type="float" office:value="1.16284316" calcext:value-type="float">
            <text:p>1.16284316</text:p>
          </table:table-cell>
          <table:table-cell office:value-type="float" office:value="0.94945749" calcext:value-type="float">
            <text:p>0.94945749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184.057377" calcext:value-type="float">
            <text:p>184.057377</text:p>
          </table:table-cell>
          <table:table-cell office:value-type="float" office:value="60.2774305" calcext:value-type="float">
            <text:p>60.2774305</text:p>
          </table:table-cell>
          <table:table-cell office:value-type="float" office:value="1.643078175" calcext:value-type="float">
            <text:p>1.643078175</text:p>
          </table:table-cell>
          <table:table-cell office:value-type="float" office:value="0.732786156" calcext:value-type="float">
            <text:p>0.732786156</text:p>
          </table:table-cell>
          <table:table-cell office:value-type="float" office:value="2.16797408" calcext:value-type="float">
            <text:p>2.16797408</text:p>
          </table:table-cell>
          <table:table-cell office:value-type="float" office:value="1.770143393" calcext:value-type="float">
            <text:p>1.770143393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184.145459" calcext:value-type="float">
            <text:p>184.145459</text:p>
          </table:table-cell>
          <table:table-cell office:value-type="float" office:value="60.2587118" calcext:value-type="float">
            <text:p>60.2587118</text:p>
          </table:table-cell>
          <table:table-cell office:value-type="float" office:value="1.63595694" calcext:value-type="float">
            <text:p>1.63595694</text:p>
          </table:table-cell>
          <table:table-cell office:value-type="float" office:value="0.729153938" calcext:value-type="float">
            <text:p>0.729153938</text:p>
          </table:table-cell>
          <table:table-cell office:value-type="float" office:value="0.81472964" calcext:value-type="float">
            <text:p>0.81472964</text:p>
          </table:table-cell>
          <table:table-cell office:value-type="float" office:value="0.66522399" calcext:value-type="float">
            <text:p>0.66522399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184.379706" calcext:value-type="float">
            <text:p>184.379706</text:p>
          </table:table-cell>
          <table:table-cell office:value-type="float" office:value="59.6436378" calcext:value-type="float">
            <text:p>59.6436378</text:p>
          </table:table-cell>
          <table:table-cell office:value-type="float" office:value="1.62859152" calcext:value-type="float">
            <text:p>1.62859152</text:p>
          </table:table-cell>
          <table:table-cell office:value-type="float" office:value="0.752853777" calcext:value-type="float">
            <text:p>0.752853777</text:p>
          </table:table-cell>
          <table:table-cell office:value-type="float" office:value="1.479644729" calcext:value-type="float">
            <text:p>1.479644729</text:p>
          </table:table-cell>
          <table:table-cell office:value-type="float" office:value="1.208124836" calcext:value-type="float">
            <text:p>1.208124836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184.022305" calcext:value-type="float">
            <text:p>184.022305</text:p>
          </table:table-cell>
          <table:table-cell office:value-type="float" office:value="59.5459067" calcext:value-type="float">
            <text:p>59.5459067</text:p>
          </table:table-cell>
          <table:table-cell office:value-type="float" office:value="1.639196895" calcext:value-type="float">
            <text:p>1.639196895</text:p>
          </table:table-cell>
          <table:table-cell office:value-type="float" office:value="0.792908689" calcext:value-type="float">
            <text:p>0.792908689</text:p>
          </table:table-cell>
          <table:table-cell office:value-type="float" office:value="1.12129523" calcext:value-type="float">
            <text:p>1.12129523</text:p>
          </table:table-cell>
          <table:table-cell office:value-type="float" office:value="0.91553371" calcext:value-type="float">
            <text:p>0.91553371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183.616218" calcext:value-type="float">
            <text:p>183.616218</text:p>
          </table:table-cell>
          <table:table-cell office:value-type="float" office:value="59.0243893" calcext:value-type="float">
            <text:p>59.0243893</text:p>
          </table:table-cell>
          <table:table-cell office:value-type="float" office:value="1.642800835" calcext:value-type="float">
            <text:p>1.642800835</text:p>
          </table:table-cell>
          <table:table-cell office:value-type="float" office:value="0.810683054" calcext:value-type="float">
            <text:p>0.810683054</text:p>
          </table:table-cell>
          <table:table-cell office:value-type="float" office:value="1.683208758" calcext:value-type="float">
            <text:p>1.683208758</text:p>
          </table:table-cell>
          <table:table-cell office:value-type="float" office:value="1.374334173" calcext:value-type="float">
            <text:p>1.374334173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182.236991" calcext:value-type="float">
            <text:p>182.236991</text:p>
          </table:table-cell>
          <table:table-cell office:value-type="float" office:value="58.5491902" calcext:value-type="float">
            <text:p>58.5491902</text:p>
          </table:table-cell>
          <table:table-cell office:value-type="float" office:value="1.647089504" calcext:value-type="float">
            <text:p>1.647089504</text:p>
          </table:table-cell>
          <table:table-cell office:value-type="float" office:value="0.826967278" calcext:value-type="float">
            <text:p>0.826967278</text:p>
          </table:table-cell>
          <table:table-cell office:value-type="float" office:value="1.638095223" calcext:value-type="float">
            <text:p>1.638095223</text:p>
          </table:table-cell>
          <table:table-cell office:value-type="float" office:value="1.33749916" calcext:value-type="float">
            <text:p>1.33749916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181.946009" calcext:value-type="float">
            <text:p>181.946009</text:p>
          </table:table-cell>
          <table:table-cell office:value-type="float" office:value="58.7790464" calcext:value-type="float">
            <text:p>58.7790464</text:p>
          </table:table-cell>
          <table:table-cell office:value-type="float" office:value="1.650029974" calcext:value-type="float">
            <text:p>1.650029974</text:p>
          </table:table-cell>
          <table:table-cell office:value-type="float" office:value="0.8300065" calcext:value-type="float">
            <text:p>0.8300065</text:p>
          </table:table-cell>
          <table:table-cell office:value-type="float" office:value="1.359505979" calcext:value-type="float">
            <text:p>1.359505979</text:p>
          </table:table-cell>
          <table:table-cell office:value-type="float" office:value="1.110032" calcext:value-type="float">
            <text:p>1.110032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80.53295" calcext:value-type="float">
            <text:p>180.53295</text:p>
          </table:table-cell>
          <table:table-cell office:value-type="float" office:value="58.2776719" calcext:value-type="float">
            <text:p>58.2776719</text:p>
          </table:table-cell>
          <table:table-cell office:value-type="float" office:value="1.62659388" calcext:value-type="float">
            <text:p>1.62659388</text:p>
          </table:table-cell>
          <table:table-cell office:value-type="float" office:value="0.802040114" calcext:value-type="float">
            <text:p>0.802040114</text:p>
          </table:table-cell>
          <table:table-cell office:value-type="float" office:value="1.639726831" calcext:value-type="float">
            <text:p>1.639726831</text:p>
          </table:table-cell>
          <table:table-cell office:value-type="float" office:value="1.338831398" calcext:value-type="float">
            <text:p>1.338831398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80.437413" calcext:value-type="float">
            <text:p>180.437413</text:p>
          </table:table-cell>
          <table:table-cell office:value-type="float" office:value="58.7517585" calcext:value-type="float">
            <text:p>58.7517585</text:p>
          </table:table-cell>
          <table:table-cell office:value-type="float" office:value="1.63540126" calcext:value-type="float">
            <text:p>1.63540126</text:p>
          </table:table-cell>
          <table:table-cell office:value-type="float" office:value="0.853326969" calcext:value-type="float">
            <text:p>0.853326969</text:p>
          </table:table-cell>
          <table:table-cell office:value-type="float" office:value="1.4844288594" calcext:value-type="float">
            <text:p>1.4844288594</text:p>
          </table:table-cell>
          <table:table-cell office:value-type="float" office:value="1.212031022" calcext:value-type="float">
            <text:p>1.212031022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179.878127" calcext:value-type="float">
            <text:p>179.878127</text:p>
          </table:table-cell>
          <table:table-cell office:value-type="float" office:value="58.6777627" calcext:value-type="float">
            <text:p>58.6777627</text:p>
          </table:table-cell>
          <table:table-cell office:value-type="float" office:value="1.63528799" calcext:value-type="float">
            <text:p>1.63528799</text:p>
          </table:table-cell>
          <table:table-cell office:value-type="float" office:value="0.839304895" calcext:value-type="float">
            <text:p>0.839304895</text:p>
          </table:table-cell>
          <table:table-cell office:value-type="float" office:value="1.33078921" calcext:value-type="float">
            <text:p>1.33078921</text:p>
          </table:table-cell>
          <table:table-cell office:value-type="float" office:value="1.086584855" calcext:value-type="float">
            <text:p>1.086584855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179.230738" calcext:value-type="float">
            <text:p>179.230738</text:p>
          </table:table-cell>
          <table:table-cell office:value-type="float" office:value="58.9541315" calcext:value-type="float">
            <text:p>58.9541315</text:p>
          </table:table-cell>
          <table:table-cell office:value-type="float" office:value="1.64675779" calcext:value-type="float">
            <text:p>1.64675779</text:p>
          </table:table-cell>
          <table:table-cell office:value-type="float" office:value="0.831125513" calcext:value-type="float">
            <text:p>0.831125513</text:p>
          </table:table-cell>
          <table:table-cell office:value-type="float" office:value="2.157664859" calcext:value-type="float">
            <text:p>2.157664859</text:p>
          </table:table-cell>
          <table:table-cell office:value-type="float" office:value="1.761725961" calcext:value-type="float">
            <text:p>1.761725961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178.8032" calcext:value-type="float">
            <text:p>178.8032</text:p>
          </table:table-cell>
          <table:table-cell office:value-type="float" office:value="59.0715132" calcext:value-type="float">
            <text:p>59.0715132</text:p>
          </table:table-cell>
          <table:table-cell office:value-type="float" office:value="1.63323335" calcext:value-type="float">
            <text:p>1.63323335</text:p>
          </table:table-cell>
          <table:table-cell office:value-type="float" office:value="0.787073845" calcext:value-type="float">
            <text:p>0.787073845</text:p>
          </table:table-cell>
          <table:table-cell office:value-type="float" office:value="1.47151183" calcext:value-type="float">
            <text:p>1.47151183</text:p>
          </table:table-cell>
          <table:table-cell office:value-type="float" office:value="1.201484403" calcext:value-type="float">
            <text:p>1.201484403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178.192049" calcext:value-type="float">
            <text:p>178.192049</text:p>
          </table:table-cell>
          <table:table-cell office:value-type="float" office:value="59.4035938" calcext:value-type="float">
            <text:p>59.4035938</text:p>
          </table:table-cell>
          <table:table-cell office:value-type="float" office:value="1.52573512" calcext:value-type="float">
            <text:p>1.52573512</text:p>
          </table:table-cell>
          <table:table-cell office:value-type="float" office:value="0.827510752" calcext:value-type="float">
            <text:p>0.827510752</text:p>
          </table:table-cell>
          <table:table-cell office:value-type="float" office:value="2.1103651942" calcext:value-type="float">
            <text:p>2.1103651942</text:p>
          </table:table-cell>
          <table:table-cell office:value-type="float" office:value="1.7231059705" calcext:value-type="float">
            <text:p>1.723105970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77.97209" calcext:value-type="float">
            <text:p>177.97209</text:p>
          </table:table-cell>
          <table:table-cell office:value-type="float" office:value="59.6440379" calcext:value-type="float">
            <text:p>59.6440379</text:p>
          </table:table-cell>
          <table:table-cell office:value-type="float" office:value="1.491880158" calcext:value-type="float">
            <text:p>1.491880158</text:p>
          </table:table-cell>
          <table:table-cell office:value-type="float" office:value="0.820379053" calcext:value-type="float">
            <text:p>0.820379053</text:p>
          </table:table-cell>
          <table:table-cell office:value-type="float" office:value="1.13085278" calcext:value-type="float">
            <text:p>1.13085278</text:p>
          </table:table-cell>
          <table:table-cell office:value-type="float" office:value="0.923337457" calcext:value-type="float">
            <text:p>0.923337457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77.805384" calcext:value-type="float">
            <text:p>177.805384</text:p>
          </table:table-cell>
          <table:table-cell office:value-type="float" office:value="59.9735725" calcext:value-type="float">
            <text:p>59.9735725</text:p>
          </table:table-cell>
          <table:table-cell office:value-type="float" office:value="1.474518038" calcext:value-type="float">
            <text:p>1.474518038</text:p>
          </table:table-cell>
          <table:table-cell office:value-type="float" office:value="0.788983548" calcext:value-type="float">
            <text:p>0.788983548</text:p>
          </table:table-cell>
          <table:table-cell office:value-type="float" office:value="2.298818193" calcext:value-type="float">
            <text:p>2.298818193</text:p>
          </table:table-cell>
          <table:table-cell office:value-type="float" office:value="1.876977182" calcext:value-type="float">
            <text:p>1.87697718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178.177861" calcext:value-type="float">
            <text:p>178.177861</text:p>
          </table:table-cell>
          <table:table-cell office:value-type="float" office:value="60.4773973" calcext:value-type="float">
            <text:p>60.4773973</text:p>
          </table:table-cell>
          <table:table-cell office:value-type="float" office:value="1.450573926" calcext:value-type="float">
            <text:p>1.450573926</text:p>
          </table:table-cell>
          <table:table-cell office:value-type="float" office:value="0.786393858" calcext:value-type="float">
            <text:p>0.786393858</text:p>
          </table:table-cell>
          <table:table-cell office:value-type="float" office:value="0.87033009" calcext:value-type="float">
            <text:p>0.87033009</text:p>
          </table:table-cell>
          <table:table-cell office:value-type="float" office:value="0.710621549" calcext:value-type="float">
            <text:p>0.710621549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177.9992974" calcext:value-type="float">
            <text:p>177.9992974</text:p>
          </table:table-cell>
          <table:table-cell office:value-type="float" office:value="61.0641236" calcext:value-type="float">
            <text:p>61.0641236</text:p>
          </table:table-cell>
          <table:table-cell office:value-type="float" office:value="1.484061966" calcext:value-type="float">
            <text:p>1.484061966</text:p>
          </table:table-cell>
          <table:table-cell office:value-type="float" office:value="0.744958206" calcext:value-type="float">
            <text:p>0.744958206</text:p>
          </table:table-cell>
          <table:table-cell office:value-type="float" office:value="2.600292596" calcext:value-type="float">
            <text:p>2.600292596</text:p>
          </table:table-cell>
          <table:table-cell office:value-type="float" office:value="2.123130005" calcext:value-type="float">
            <text:p>2.12313000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178.3864374" calcext:value-type="float">
            <text:p>178.3864374</text:p>
          </table:table-cell>
          <table:table-cell office:value-type="float" office:value="61.4648447" calcext:value-type="float">
            <text:p>61.4648447</text:p>
          </table:table-cell>
          <table:table-cell office:value-type="float" office:value="1.475494333" calcext:value-type="float">
            <text:p>1.475494333</text:p>
          </table:table-cell>
          <table:table-cell office:value-type="float" office:value="0.740207324" calcext:value-type="float">
            <text:p>0.740207324</text:p>
          </table:table-cell>
          <table:table-cell office:value-type="float" office:value="0.68414001" calcext:value-type="float">
            <text:p>0.68414001</text:p>
          </table:table-cell>
          <table:table-cell office:value-type="float" office:value="0.558597985" calcext:value-type="float">
            <text:p>0.55859798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78.3310914" calcext:value-type="float">
            <text:p>178.3310914</text:p>
          </table:table-cell>
          <table:table-cell office:value-type="float" office:value="62.0029129" calcext:value-type="float">
            <text:p>62.0029129</text:p>
          </table:table-cell>
          <table:table-cell office:value-type="float" office:value="1.532251193" calcext:value-type="float">
            <text:p>1.532251193</text:p>
          </table:table-cell>
          <table:table-cell office:value-type="float" office:value="0.753310623" calcext:value-type="float">
            <text:p>0.753310623</text:p>
          </table:table-cell>
          <table:table-cell office:value-type="float" office:value="3.09422994" calcext:value-type="float">
            <text:p>3.09422994</text:p>
          </table:table-cell>
          <table:table-cell office:value-type="float" office:value="2.52642822" calcext:value-type="float">
            <text:p>2.52642822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78.9026904" calcext:value-type="float">
            <text:p>178.9026904</text:p>
          </table:table-cell>
          <table:table-cell office:value-type="float" office:value="62.1439606" calcext:value-type="float">
            <text:p>62.1439606</text:p>
          </table:table-cell>
          <table:table-cell office:value-type="float" office:value="1.537020857" calcext:value-type="float">
            <text:p>1.537020857</text:p>
          </table:table-cell>
          <table:table-cell office:value-type="float" office:value="0.751527112" calcext:value-type="float">
            <text:p>0.751527112</text:p>
          </table:table-cell>
          <table:table-cell office:value-type="float" office:value="0.6179945626" calcext:value-type="float">
            <text:p>0.6179945626</text:p>
          </table:table-cell>
          <table:table-cell office:value-type="float" office:value="0.5045904464" calcext:value-type="float">
            <text:p>0.5045904464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179.358457" calcext:value-type="float">
            <text:p>179.358457</text:p>
          </table:table-cell>
          <table:table-cell office:value-type="float" office:value="62.2503139" calcext:value-type="float">
            <text:p>62.2503139</text:p>
          </table:table-cell>
          <table:table-cell office:value-type="float" office:value="1.525399007" calcext:value-type="float">
            <text:p>1.525399007</text:p>
          </table:table-cell>
          <table:table-cell office:value-type="float" office:value="0.748372957" calcext:value-type="float">
            <text:p>0.748372957</text:p>
          </table:table-cell>
          <table:table-cell office:value-type="float" office:value="2.977580839" calcext:value-type="float">
            <text:p>2.977580839</text:p>
          </table:table-cell>
          <table:table-cell office:value-type="float" office:value="2.4311845856" calcext:value-type="float">
            <text:p>2.4311845856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79.413634" calcext:value-type="float">
            <text:p>179.413634</text:p>
          </table:table-cell>
          <table:table-cell office:value-type="float" office:value="62.179341" calcext:value-type="float">
            <text:p>62.179341</text:p>
          </table:table-cell>
          <table:table-cell office:value-type="float" office:value="1.530776775" calcext:value-type="float">
            <text:p>1.530776775</text:p>
          </table:table-cell>
          <table:table-cell office:value-type="float" office:value="0.751695921" calcext:value-type="float">
            <text:p>0.751695921</text:p>
          </table:table-cell>
          <table:table-cell office:value-type="float" office:value="0.5702983444" calcext:value-type="float">
            <text:p>0.5702983444</text:p>
          </table:table-cell>
          <table:table-cell office:value-type="float" office:value="0.4656466575" calcext:value-type="float">
            <text:p>0.4656466575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179.8863125" calcext:value-type="float">
            <text:p>179.8863125</text:p>
          </table:table-cell>
          <table:table-cell office:value-type="float" office:value="62.5679287" calcext:value-type="float">
            <text:p>62.5679287</text:p>
          </table:table-cell>
          <table:table-cell office:value-type="float" office:value="1.567589305" calcext:value-type="float">
            <text:p>1.567589305</text:p>
          </table:table-cell>
          <table:table-cell office:value-type="float" office:value="0.736347758" calcext:value-type="float">
            <text:p>0.736347758</text:p>
          </table:table-cell>
          <table:table-cell office:value-type="float" office:value="2.9754195" calcext:value-type="float">
            <text:p>2.9754195</text:p>
          </table:table-cell>
          <table:table-cell office:value-type="float" office:value="2.429419863" calcext:value-type="float">
            <text:p>2.429419863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180.1921515" calcext:value-type="float">
            <text:p>180.1921515</text:p>
          </table:table-cell>
          <table:table-cell office:value-type="float" office:value="62.3942287" calcext:value-type="float">
            <text:p>62.3942287</text:p>
          </table:table-cell>
          <table:table-cell office:value-type="float" office:value="1.587045135" calcext:value-type="float">
            <text:p>1.587045135</text:p>
          </table:table-cell>
          <table:table-cell office:value-type="float" office:value="0.740900879" calcext:value-type="float">
            <text:p>0.740900879</text:p>
          </table:table-cell>
          <table:table-cell office:value-type="float" office:value="0.330007738" calcext:value-type="float">
            <text:p>0.330007738</text:p>
          </table:table-cell>
          <table:table-cell office:value-type="float" office:value="0.2694501934" calcext:value-type="float">
            <text:p>0.2694501934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180.460968" calcext:value-type="float">
            <text:p>180.460968</text:p>
          </table:table-cell>
          <table:table-cell office:value-type="float" office:value="62.1594464" calcext:value-type="float">
            <text:p>62.1594464</text:p>
          </table:table-cell>
          <table:table-cell office:value-type="float" office:value="1.613211815" calcext:value-type="float">
            <text:p>1.613211815</text:p>
          </table:table-cell>
          <table:table-cell office:value-type="float" office:value="0.755675787" calcext:value-type="float">
            <text:p>0.755675787</text:p>
          </table:table-cell>
          <table:table-cell office:value-type="float" office:value="2.71895661" calcext:value-type="float">
            <text:p>2.71895661</text:p>
          </table:table-cell>
          <table:table-cell office:value-type="float" office:value="2.220018804" calcext:value-type="float">
            <text:p>2.220018804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80.798241" calcext:value-type="float">
            <text:p>180.798241</text:p>
          </table:table-cell>
          <table:table-cell office:value-type="float" office:value="61.9533916" calcext:value-type="float">
            <text:p>61.9533916</text:p>
          </table:table-cell>
          <table:table-cell office:value-type="float" office:value="1.636098395" calcext:value-type="float">
            <text:p>1.636098395</text:p>
          </table:table-cell>
          <table:table-cell office:value-type="float" office:value="0.755375995" calcext:value-type="float">
            <text:p>0.755375995</text:p>
          </table:table-cell>
          <table:table-cell office:value-type="float" office:value="0.342469507" calcext:value-type="float">
            <text:p>0.342469507</text:p>
          </table:table-cell>
          <table:table-cell office:value-type="float" office:value="0.2796251745" calcext:value-type="float">
            <text:p>0.2796251745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180.418442" calcext:value-type="float">
            <text:p>180.418442</text:p>
          </table:table-cell>
          <table:table-cell office:value-type="float" office:value="61.7368017" calcext:value-type="float">
            <text:p>61.7368017</text:p>
          </table:table-cell>
          <table:table-cell office:value-type="float" office:value="1.58087154" calcext:value-type="float">
            <text:p>1.58087154</text:p>
          </table:table-cell>
          <table:table-cell office:value-type="float" office:value="0.757732643" calcext:value-type="float">
            <text:p>0.757732643</text:p>
          </table:table-cell>
          <table:table-cell office:value-type="float" office:value="2.6701997854" calcext:value-type="float">
            <text:p>2.6701997854</text:p>
          </table:table-cell>
          <table:table-cell office:value-type="float" office:value="2.180208989" calcext:value-type="float">
            <text:p>2.180208989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180.686176" calcext:value-type="float">
            <text:p>180.686176</text:p>
          </table:table-cell>
          <table:table-cell office:value-type="float" office:value="61.6501073" calcext:value-type="float">
            <text:p>61.6501073</text:p>
          </table:table-cell>
          <table:table-cell office:value-type="float" office:value="1.584072145" calcext:value-type="float">
            <text:p>1.584072145</text:p>
          </table:table-cell>
          <table:table-cell office:value-type="float" office:value="0.760659279" calcext:value-type="float">
            <text:p>0.760659279</text:p>
          </table:table-cell>
          <table:table-cell office:value-type="float" office:value="0.3567410716" calcext:value-type="float">
            <text:p>0.3567410716</text:p>
          </table:table-cell>
          <table:table-cell office:value-type="float" office:value="0.291277873" calcext:value-type="float">
            <text:p>0.291277873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9.680565" calcext:value-type="float">
            <text:p>179.680565</text:p>
          </table:table-cell>
          <table:table-cell office:value-type="float" office:value="62.2414567" calcext:value-type="float">
            <text:p>62.2414567</text:p>
          </table:table-cell>
          <table:table-cell office:value-type="float" office:value="1.55051235" calcext:value-type="float">
            <text:p>1.55051235</text:p>
          </table:table-cell>
          <table:table-cell office:value-type="float" office:value="0.735509266" calcext:value-type="float">
            <text:p>0.735509266</text:p>
          </table:table-cell>
          <table:table-cell office:value-type="float" office:value="2.804319934" calcext:value-type="float">
            <text:p>2.804319934</text:p>
          </table:table-cell>
          <table:table-cell office:value-type="float" office:value="2.289717677" calcext:value-type="float">
            <text:p>2.289717677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179.8278" calcext:value-type="float">
            <text:p>179.8278</text:p>
          </table:table-cell>
          <table:table-cell office:value-type="float" office:value="62.4604524" calcext:value-type="float">
            <text:p>62.4604524</text:p>
          </table:table-cell>
          <table:table-cell office:value-type="float" office:value="1.54436216" calcext:value-type="float">
            <text:p>1.54436216</text:p>
          </table:table-cell>
          <table:table-cell office:value-type="float" office:value="0.762019344" calcext:value-type="float">
            <text:p>0.762019344</text:p>
          </table:table-cell>
          <table:table-cell office:value-type="float" office:value="0.442661771" calcext:value-type="float">
            <text:p>0.442661771</text:p>
          </table:table-cell>
          <table:table-cell office:value-type="float" office:value="0.361431816" calcext:value-type="float">
            <text:p>0.361431816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78.613486" calcext:value-type="float">
            <text:p>178.613486</text:p>
          </table:table-cell>
          <table:table-cell office:value-type="float" office:value="63.3420926" calcext:value-type="float">
            <text:p>63.3420926</text:p>
          </table:table-cell>
          <table:table-cell office:value-type="float" office:value="1.434233565" calcext:value-type="float">
            <text:p>1.434233565</text:p>
          </table:table-cell>
          <table:table-cell office:value-type="float" office:value="0.685099224" calcext:value-type="float">
            <text:p>0.685099224</text:p>
          </table:table-cell>
          <table:table-cell office:value-type="float" office:value="2.53753603" calcext:value-type="float">
            <text:p>2.53753603</text:p>
          </table:table-cell>
          <table:table-cell office:value-type="float" office:value="2.071889532" calcext:value-type="float">
            <text:p>2.071889532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178.528363" calcext:value-type="float">
            <text:p>178.528363</text:p>
          </table:table-cell>
          <table:table-cell office:value-type="float" office:value="63.6757311" calcext:value-type="float">
            <text:p>63.6757311</text:p>
          </table:table-cell>
          <table:table-cell office:value-type="float" office:value="1.425937435" calcext:value-type="float">
            <text:p>1.425937435</text:p>
          </table:table-cell>
          <table:table-cell office:value-type="float" office:value="0.710304884" calcext:value-type="float">
            <text:p>0.710304884</text:p>
          </table:table-cell>
          <table:table-cell office:value-type="float" office:value="0.826080103" calcext:value-type="float">
            <text:p>0.826080103</text:p>
          </table:table-cell>
          <table:table-cell office:value-type="float" office:value="0.674491563" calcext:value-type="float">
            <text:p>0.674491563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177.727341" calcext:value-type="float">
            <text:p>177.727341</text:p>
          </table:table-cell>
          <table:table-cell office:value-type="float" office:value="64.1500672" calcext:value-type="float">
            <text:p>64.1500672</text:p>
          </table:table-cell>
          <table:table-cell office:value-type="float" office:value="1.361984996" calcext:value-type="float">
            <text:p>1.361984996</text:p>
          </table:table-cell>
          <table:table-cell office:value-type="float" office:value="0.679193742" calcext:value-type="float">
            <text:p>0.679193742</text:p>
          </table:table-cell>
          <table:table-cell office:value-type="float" office:value="1.9992706" calcext:value-type="float">
            <text:p>1.9992706</text:p>
          </table:table-cell>
          <table:table-cell office:value-type="float" office:value="1.6323976044" calcext:value-type="float">
            <text:p>1.6323976044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77.780634" calcext:value-type="float">
            <text:p>177.780634</text:p>
          </table:table-cell>
          <table:table-cell office:value-type="float" office:value="64.7799421" calcext:value-type="float">
            <text:p>64.7799421</text:p>
          </table:table-cell>
          <table:table-cell office:value-type="float" office:value="1.357295336" calcext:value-type="float">
            <text:p>1.357295336</text:p>
          </table:table-cell>
          <table:table-cell office:value-type="float" office:value="0.699534391" calcext:value-type="float">
            <text:p>0.699534391</text:p>
          </table:table-cell>
          <table:table-cell office:value-type="float" office:value="0.731758279" calcext:value-type="float">
            <text:p>0.731758279</text:p>
          </table:table-cell>
          <table:table-cell office:value-type="float" office:value="0.5974781604" calcext:value-type="float">
            <text:p>0.5974781604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float" office:value="177.347405" calcext:value-type="float">
            <text:p>177.347405</text:p>
          </table:table-cell>
          <table:table-cell office:value-type="float" office:value="64.7893841" calcext:value-type="float">
            <text:p>64.7893841</text:p>
          </table:table-cell>
          <table:table-cell office:value-type="float" office:value="1.28477513" calcext:value-type="float">
            <text:p>1.28477513</text:p>
          </table:table-cell>
          <table:table-cell office:value-type="float" office:value="0.73038781" calcext:value-type="float">
            <text:p>0.73038781</text:p>
          </table:table-cell>
          <table:table-cell office:value-type="float" office:value="1.984360082" calcext:value-type="float">
            <text:p>1.984360082</text:p>
          </table:table-cell>
          <table:table-cell office:value-type="float" office:value="1.62022324" calcext:value-type="float">
            <text:p>1.6202232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177.315564" calcext:value-type="float">
            <text:p>177.315564</text:p>
          </table:table-cell>
          <table:table-cell office:value-type="float" office:value="65.359864" calcext:value-type="float">
            <text:p>65.359864</text:p>
          </table:table-cell>
          <table:table-cell office:value-type="float" office:value="1.27596243" calcext:value-type="float">
            <text:p>1.27596243</text:p>
          </table:table-cell>
          <table:table-cell office:value-type="float" office:value="0.733383095" calcext:value-type="float">
            <text:p>0.733383095</text:p>
          </table:table-cell>
          <table:table-cell office:value-type="float" office:value="0.952327065" calcext:value-type="float">
            <text:p>0.952327065</text:p>
          </table:table-cell>
          <table:table-cell office:value-type="float" office:value="0.777571804" calcext:value-type="float">
            <text:p>0.777571804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177.002454" calcext:value-type="float">
            <text:p>177.002454</text:p>
          </table:table-cell>
          <table:table-cell office:value-type="float" office:value="65.3117887" calcext:value-type="float">
            <text:p>65.3117887</text:p>
          </table:table-cell>
          <table:table-cell office:value-type="float" office:value="1.256768089" calcext:value-type="float">
            <text:p>1.256768089</text:p>
          </table:table-cell>
          <table:table-cell office:value-type="float" office:value="0.760990379" calcext:value-type="float">
            <text:p>0.760990379</text:p>
          </table:table-cell>
          <table:table-cell office:value-type="float" office:value="2.416003528" calcext:value-type="float">
            <text:p>2.416003528</text:p>
          </table:table-cell>
          <table:table-cell office:value-type="float" office:value="1.972658609" calcext:value-type="float">
            <text:p>1.972658609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76.890333" calcext:value-type="float">
            <text:p>176.890333</text:p>
          </table:table-cell>
          <table:table-cell office:value-type="float" office:value="65.4982985" calcext:value-type="float">
            <text:p>65.4982985</text:p>
          </table:table-cell>
          <table:table-cell office:value-type="float" office:value="1.244176693" calcext:value-type="float">
            <text:p>1.244176693</text:p>
          </table:table-cell>
          <table:table-cell office:value-type="float" office:value="0.755268562" calcext:value-type="float">
            <text:p>0.755268562</text:p>
          </table:table-cell>
          <table:table-cell office:value-type="float" office:value="0.86200666" calcext:value-type="float">
            <text:p>0.86200666</text:p>
          </table:table-cell>
          <table:table-cell office:value-type="float" office:value="0.703825514" calcext:value-type="float">
            <text:p>0.703825514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76.2246274" calcext:value-type="float">
            <text:p>176.2246274</text:p>
          </table:table-cell>
          <table:table-cell office:value-type="float" office:value="64.8848167" calcext:value-type="float">
            <text:p>64.8848167</text:p>
          </table:table-cell>
          <table:table-cell office:value-type="float" office:value="1.237573036" calcext:value-type="float">
            <text:p>1.237573036</text:p>
          </table:table-cell>
          <table:table-cell office:value-type="float" office:value="0.731686804" calcext:value-type="float">
            <text:p>0.731686804</text:p>
          </table:table-cell>
          <table:table-cell office:value-type="float" office:value="2.442327314" calcext:value-type="float">
            <text:p>2.442327314</text:p>
          </table:table-cell>
          <table:table-cell office:value-type="float" office:value="1.994151875" calcext:value-type="float">
            <text:p>1.99415187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75.8006394" calcext:value-type="float">
            <text:p>175.8006394</text:p>
          </table:table-cell>
          <table:table-cell office:value-type="float" office:value="64.5864052" calcext:value-type="float">
            <text:p>64.5864052</text:p>
          </table:table-cell>
          <table:table-cell office:value-type="float" office:value="1.227875428" calcext:value-type="float">
            <text:p>1.227875428</text:p>
          </table:table-cell>
          <table:table-cell office:value-type="float" office:value="0.714202285" calcext:value-type="float">
            <text:p>0.714202285</text:p>
          </table:table-cell>
          <table:table-cell office:value-type="float" office:value="0.669175337" calcext:value-type="float">
            <text:p>0.669175337</text:p>
          </table:table-cell>
          <table:table-cell office:value-type="float" office:value="0.54637938" calcext:value-type="float">
            <text:p>0.54637938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75.458343" calcext:value-type="float">
            <text:p>175.458343</text:p>
          </table:table-cell>
          <table:table-cell office:value-type="float" office:value="63.9781428" calcext:value-type="float">
            <text:p>63.9781428</text:p>
          </table:table-cell>
          <table:table-cell office:value-type="float" office:value="1.224387849" calcext:value-type="float">
            <text:p>1.224387849</text:p>
          </table:table-cell>
          <table:table-cell office:value-type="float" office:value="0.679257949" calcext:value-type="float">
            <text:p>0.679257949</text:p>
          </table:table-cell>
          <table:table-cell office:value-type="float" office:value="2.615375034" calcext:value-type="float">
            <text:p>2.615375034</text:p>
          </table:table-cell>
          <table:table-cell office:value-type="float" office:value="2.135444797" calcext:value-type="float">
            <text:p>2.135444797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175.154614" calcext:value-type="float">
            <text:p>175.154614</text:p>
          </table:table-cell>
          <table:table-cell office:value-type="float" office:value="63.6417306" calcext:value-type="float">
            <text:p>63.6417306</text:p>
          </table:table-cell>
          <table:table-cell office:value-type="float" office:value="1.234894728" calcext:value-type="float">
            <text:p>1.234894728</text:p>
          </table:table-cell>
          <table:table-cell office:value-type="float" office:value="0.66226917" calcext:value-type="float">
            <text:p>0.66226917</text:p>
          </table:table-cell>
          <table:table-cell office:value-type="float" office:value="0.49815522" calcext:value-type="float">
            <text:p>0.49815522</text:p>
          </table:table-cell>
          <table:table-cell office:value-type="float" office:value="0.4067420435" calcext:value-type="float">
            <text:p>0.4067420435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176.251133" calcext:value-type="float">
            <text:p>176.251133</text:p>
          </table:table-cell>
          <table:table-cell office:value-type="float" office:value="63.4381917" calcext:value-type="float">
            <text:p>63.4381917</text:p>
          </table:table-cell>
          <table:table-cell office:value-type="float" office:value="1.31021334" calcext:value-type="float">
            <text:p>1.31021334</text:p>
          </table:table-cell>
          <table:table-cell office:value-type="float" office:value="0.660735938" calcext:value-type="float">
            <text:p>0.660735938</text:p>
          </table:table-cell>
          <table:table-cell office:value-type="float" office:value="2.861503663" calcext:value-type="float">
            <text:p>2.861503663</text:p>
          </table:table-cell>
          <table:table-cell office:value-type="float" office:value="2.336407916" calcext:value-type="float">
            <text:p>2.336407916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176.70708" calcext:value-type="float">
            <text:p>176.70708</text:p>
          </table:table-cell>
          <table:table-cell office:value-type="float" office:value="63.3152318" calcext:value-type="float">
            <text:p>63.3152318</text:p>
          </table:table-cell>
          <table:table-cell office:value-type="float" office:value="1.315703725" calcext:value-type="float">
            <text:p>1.315703725</text:p>
          </table:table-cell>
          <table:table-cell office:value-type="float" office:value="0.680942561" calcext:value-type="float">
            <text:p>0.680942561</text:p>
          </table:table-cell>
          <table:table-cell office:value-type="float" office:value="0.490695782" calcext:value-type="float">
            <text:p>0.490695782</text:p>
          </table:table-cell>
          <table:table-cell office:value-type="float" office:value="0.40065144" calcext:value-type="float">
            <text:p>0.40065144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177.251992" calcext:value-type="float">
            <text:p>177.251992</text:p>
          </table:table-cell>
          <table:table-cell office:value-type="float" office:value="63.0304548" calcext:value-type="float">
            <text:p>63.0304548</text:p>
          </table:table-cell>
          <table:table-cell office:value-type="float" office:value="1.3273377" calcext:value-type="float">
            <text:p>1.3273377</text:p>
          </table:table-cell>
          <table:table-cell office:value-type="float" office:value="0.713574201" calcext:value-type="float">
            <text:p>0.713574201</text:p>
          </table:table-cell>
          <table:table-cell office:value-type="float" office:value="2.861232307" calcext:value-type="float">
            <text:p>2.861232307</text:p>
          </table:table-cell>
          <table:table-cell office:value-type="float" office:value="2.336186383" calcext:value-type="float">
            <text:p>2.336186383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77.593536" calcext:value-type="float">
            <text:p>177.593536</text:p>
          </table:table-cell>
          <table:table-cell office:value-type="float" office:value="62.9415481" calcext:value-type="float">
            <text:p>62.9415481</text:p>
          </table:table-cell>
          <table:table-cell office:value-type="float" office:value="1.338955424" calcext:value-type="float">
            <text:p>1.338955424</text:p>
          </table:table-cell>
          <table:table-cell office:value-type="float" office:value="0.738417055" calcext:value-type="float">
            <text:p>0.738417055</text:p>
          </table:table-cell>
          <table:table-cell office:value-type="float" office:value="0.456567864" calcext:value-type="float">
            <text:p>0.456567864</text:p>
          </table:table-cell>
          <table:table-cell office:value-type="float" office:value="0.372786097" calcext:value-type="float">
            <text:p>0.37278609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178.147768" calcext:value-type="float">
            <text:p>178.147768</text:p>
          </table:table-cell>
          <table:table-cell office:value-type="float" office:value="62.9179823" calcext:value-type="float">
            <text:p>62.9179823</text:p>
          </table:table-cell>
          <table:table-cell office:value-type="float" office:value="1.382424474" calcext:value-type="float">
            <text:p>1.382424474</text:p>
          </table:table-cell>
          <table:table-cell office:value-type="float" office:value="0.741437509" calcext:value-type="float">
            <text:p>0.741437509</text:p>
          </table:table-cell>
          <table:table-cell office:value-type="float" office:value="2.224079298" calcext:value-type="float">
            <text:p>2.224079298</text:p>
          </table:table-cell>
          <table:table-cell office:value-type="float" office:value="1.815953146" calcext:value-type="float">
            <text:p>1.81595314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178.420625" calcext:value-type="float">
            <text:p>178.420625</text:p>
          </table:table-cell>
          <table:table-cell office:value-type="float" office:value="62.9125313" calcext:value-type="float">
            <text:p>62.9125313</text:p>
          </table:table-cell>
          <table:table-cell office:value-type="float" office:value="1.39418085" calcext:value-type="float">
            <text:p>1.39418085</text:p>
          </table:table-cell>
          <table:table-cell office:value-type="float" office:value="0.758475278" calcext:value-type="float">
            <text:p>0.758475278</text:p>
          </table:table-cell>
          <table:table-cell office:value-type="float" office:value="0.320970265" calcext:value-type="float">
            <text:p>0.320970265</text:p>
          </table:table-cell>
          <table:table-cell office:value-type="float" office:value="0.262071117" calcext:value-type="float">
            <text:p>0.26207111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78.590289" calcext:value-type="float">
            <text:p>178.590289</text:p>
          </table:table-cell>
          <table:table-cell office:value-type="float" office:value="62.7089687" calcext:value-type="float">
            <text:p>62.7089687</text:p>
          </table:table-cell>
          <table:table-cell office:value-type="float" office:value="1.404925486" calcext:value-type="float">
            <text:p>1.404925486</text:p>
          </table:table-cell>
          <table:table-cell office:value-type="float" office:value="0.785125809" calcext:value-type="float">
            <text:p>0.785125809</text:p>
          </table:table-cell>
          <table:table-cell office:value-type="float" office:value="1.814613771" calcext:value-type="float">
            <text:p>1.814613771</text:p>
          </table:table-cell>
          <table:table-cell office:value-type="float" office:value="1.4816259274" calcext:value-type="float">
            <text:p>1.4816259274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78.364751" calcext:value-type="float">
            <text:p>178.364751</text:p>
          </table:table-cell>
          <table:table-cell office:value-type="float" office:value="62.7229056" calcext:value-type="float">
            <text:p>62.7229056</text:p>
          </table:table-cell>
          <table:table-cell office:value-type="float" office:value="1.411460656" calcext:value-type="float">
            <text:p>1.411460656</text:p>
          </table:table-cell>
          <table:table-cell office:value-type="float" office:value="0.830230622" calcext:value-type="float">
            <text:p>0.830230622</text:p>
          </table:table-cell>
          <table:table-cell office:value-type="float" office:value="0.213510764" calcext:value-type="float">
            <text:p>0.213510764</text:p>
          </table:table-cell>
          <table:table-cell office:value-type="float" office:value="0.1743308066" calcext:value-type="float">
            <text:p>0.1743308066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178.397937" calcext:value-type="float">
            <text:p>178.397937</text:p>
          </table:table-cell>
          <table:table-cell office:value-type="float" office:value="62.8864403" calcext:value-type="float">
            <text:p>62.8864403</text:p>
          </table:table-cell>
          <table:table-cell office:value-type="float" office:value="1.396394784" calcext:value-type="float">
            <text:p>1.396394784</text:p>
          </table:table-cell>
          <table:table-cell office:value-type="float" office:value="0.845645349" calcext:value-type="float">
            <text:p>0.845645349</text:p>
          </table:table-cell>
          <table:table-cell office:value-type="float" office:value="1.345793898" calcext:value-type="float">
            <text:p>1.345793898</text:p>
          </table:table-cell>
          <table:table-cell office:value-type="float" office:value="1.098836144" calcext:value-type="float">
            <text:p>1.098836144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78.195394" calcext:value-type="float">
            <text:p>178.195394</text:p>
          </table:table-cell>
          <table:table-cell office:value-type="float" office:value="62.9498958" calcext:value-type="float">
            <text:p>62.9498958</text:p>
          </table:table-cell>
          <table:table-cell office:value-type="float" office:value="1.400639064" calcext:value-type="float">
            <text:p>1.400639064</text:p>
          </table:table-cell>
          <table:table-cell office:value-type="float" office:value="0.818651143" calcext:value-type="float">
            <text:p>0.818651143</text:p>
          </table:table-cell>
          <table:table-cell office:value-type="float" office:value="0.419792121" calcext:value-type="float">
            <text:p>0.419792121</text:p>
          </table:table-cell>
          <table:table-cell office:value-type="float" office:value="0.3427588494" calcext:value-type="float">
            <text:p>0.3427588494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78.253351" calcext:value-type="float">
            <text:p>178.253351</text:p>
          </table:table-cell>
          <table:table-cell office:value-type="float" office:value="63.0785177" calcext:value-type="float">
            <text:p>63.0785177</text:p>
          </table:table-cell>
          <table:table-cell office:value-type="float" office:value="1.393220347" calcext:value-type="float">
            <text:p>1.393220347</text:p>
          </table:table-cell>
          <table:table-cell office:value-type="float" office:value="0.8436566505" calcext:value-type="float">
            <text:p>0.8436566505</text:p>
          </table:table-cell>
          <table:table-cell office:value-type="float" office:value="1.452879623" calcext:value-type="float">
            <text:p>1.452879623</text:p>
          </table:table-cell>
          <table:table-cell office:value-type="float" office:value="1.186271237" calcext:value-type="float">
            <text:p>1.186271237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178.118442" calcext:value-type="float">
            <text:p>178.118442</text:p>
          </table:table-cell>
          <table:table-cell office:value-type="float" office:value="63.3068" calcext:value-type="float">
            <text:p>63.3068</text:p>
          </table:table-cell>
          <table:table-cell office:value-type="float" office:value="1.419988177" calcext:value-type="float">
            <text:p>1.419988177</text:p>
          </table:table-cell>
          <table:table-cell office:value-type="float" office:value="0.8578515735" calcext:value-type="float">
            <text:p>0.8578515735</text:p>
          </table:table-cell>
          <table:table-cell office:value-type="float" office:value="0.645697225" calcext:value-type="float">
            <text:p>0.645697225</text:p>
          </table:table-cell>
          <table:table-cell office:value-type="float" office:value="0.527209591" calcext:value-type="float">
            <text:p>0.52720959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177.984348" calcext:value-type="float">
            <text:p>177.984348</text:p>
          </table:table-cell>
          <table:table-cell office:value-type="float" office:value="63.1200378" calcext:value-type="float">
            <text:p>63.1200378</text:p>
          </table:table-cell>
          <table:table-cell office:value-type="float" office:value="1.459268272" calcext:value-type="float">
            <text:p>1.459268272</text:p>
          </table:table-cell>
          <table:table-cell office:value-type="float" office:value="0.895306772" calcext:value-type="float">
            <text:p>0.895306772</text:p>
          </table:table-cell>
          <table:table-cell office:value-type="float" office:value="1.164378739" calcext:value-type="float">
            <text:p>1.164378739</text:p>
          </table:table-cell>
          <table:table-cell office:value-type="float" office:value="0.950711231" calcext:value-type="float">
            <text:p>0.950711231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177.765157" calcext:value-type="float">
            <text:p>177.765157</text:p>
          </table:table-cell>
          <table:table-cell office:value-type="float" office:value="63.2498495" calcext:value-type="float">
            <text:p>63.2498495</text:p>
          </table:table-cell>
          <table:table-cell office:value-type="float" office:value="1.519409952" calcext:value-type="float">
            <text:p>1.519409952</text:p>
          </table:table-cell>
          <table:table-cell office:value-type="float" office:value="0.920461722" calcext:value-type="float">
            <text:p>0.920461722</text:p>
          </table:table-cell>
          <table:table-cell office:value-type="float" office:value="0.6241352885" calcext:value-type="float">
            <text:p>0.6241352885</text:p>
          </table:table-cell>
          <table:table-cell office:value-type="float" office:value="0.5096043015" calcext:value-type="float">
            <text:p>0.5096043015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177.9025034" calcext:value-type="float">
            <text:p>177.9025034</text:p>
          </table:table-cell>
          <table:table-cell office:value-type="float" office:value="63.0772286" calcext:value-type="float">
            <text:p>63.0772286</text:p>
          </table:table-cell>
          <table:table-cell office:value-type="float" office:value="1.550632672" calcext:value-type="float">
            <text:p>1.550632672</text:p>
          </table:table-cell>
          <table:table-cell office:value-type="float" office:value="0.92770849" calcext:value-type="float">
            <text:p>0.92770849</text:p>
          </table:table-cell>
          <table:table-cell office:value-type="float" office:value="1.260699751" calcext:value-type="float">
            <text:p>1.260699751</text:p>
          </table:table-cell>
          <table:table-cell office:value-type="float" office:value="1.029357059" calcext:value-type="float">
            <text:p>1.02935705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177.6090404" calcext:value-type="float">
            <text:p>177.6090404</text:p>
          </table:table-cell>
          <table:table-cell office:value-type="float" office:value="63.0377102" calcext:value-type="float">
            <text:p>63.0377102</text:p>
          </table:table-cell>
          <table:table-cell office:value-type="float" office:value="1.538064632" calcext:value-type="float">
            <text:p>1.538064632</text:p>
          </table:table-cell>
          <table:table-cell office:value-type="float" office:value="0.920515463" calcext:value-type="float">
            <text:p>0.920515463</text:p>
          </table:table-cell>
          <table:table-cell office:value-type="float" office:value="0.723135103" calcext:value-type="float">
            <text:p>0.723135103</text:p>
          </table:table-cell>
          <table:table-cell office:value-type="float" office:value="0.5904373488" calcext:value-type="float">
            <text:p>0.590437348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77.684599" calcext:value-type="float">
            <text:p>177.684599</text:p>
          </table:table-cell>
          <table:table-cell office:value-type="float" office:value="63.1038597" calcext:value-type="float">
            <text:p>63.1038597</text:p>
          </table:table-cell>
          <table:table-cell office:value-type="float" office:value="1.569433035" calcext:value-type="float">
            <text:p>1.569433035</text:p>
          </table:table-cell>
          <table:table-cell office:value-type="float" office:value="0.914146417" calcext:value-type="float">
            <text:p>0.914146417</text:p>
          </table:table-cell>
          <table:table-cell office:value-type="float" office:value="1.404203133" calcext:value-type="float">
            <text:p>1.404203133</text:p>
          </table:table-cell>
          <table:table-cell office:value-type="float" office:value="1.146527035" calcext:value-type="float">
            <text:p>1.146527035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7.10187" calcext:value-type="float">
            <text:p>177.10187</text:p>
          </table:table-cell>
          <table:table-cell office:value-type="float" office:value="62.8979012" calcext:value-type="float">
            <text:p>62.8979012</text:p>
          </table:table-cell>
          <table:table-cell office:value-type="float" office:value="1.580857205" calcext:value-type="float">
            <text:p>1.580857205</text:p>
          </table:table-cell>
          <table:table-cell office:value-type="float" office:value="0.909450769" calcext:value-type="float">
            <text:p>0.909450769</text:p>
          </table:table-cell>
          <table:table-cell office:value-type="float" office:value="0.806111153" calcext:value-type="float">
            <text:p>0.806111153</text:p>
          </table:table-cell>
          <table:table-cell office:value-type="float" office:value="0.658186996" calcext:value-type="float">
            <text:p>0.658186996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177.558567" calcext:value-type="float">
            <text:p>177.558567</text:p>
          </table:table-cell>
          <table:table-cell office:value-type="float" office:value="63.069965" calcext:value-type="float">
            <text:p>63.069965</text:p>
          </table:table-cell>
          <table:table-cell office:value-type="float" office:value="1.62037023" calcext:value-type="float">
            <text:p>1.62037023</text:p>
          </table:table-cell>
          <table:table-cell office:value-type="float" office:value="0.912812951" calcext:value-type="float">
            <text:p>0.912812951</text:p>
          </table:table-cell>
          <table:table-cell office:value-type="float" office:value="1.581059937" calcext:value-type="float">
            <text:p>1.581059937</text:p>
          </table:table-cell>
          <table:table-cell office:value-type="float" office:value="1.290930023" calcext:value-type="float">
            <text:p>1.290930023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77.132281" calcext:value-type="float">
            <text:p>177.132281</text:p>
          </table:table-cell>
          <table:table-cell office:value-type="float" office:value="62.7685116" calcext:value-type="float">
            <text:p>62.7685116</text:p>
          </table:table-cell>
          <table:table-cell office:value-type="float" office:value="1.6310634" calcext:value-type="float">
            <text:p>1.6310634</text:p>
          </table:table-cell>
          <table:table-cell office:value-type="float" office:value="0.904457691" calcext:value-type="float">
            <text:p>0.904457691</text:p>
          </table:table-cell>
          <table:table-cell office:value-type="float" office:value="0.477078343" calcext:value-type="float">
            <text:p>0.477078343</text:p>
          </table:table-cell>
          <table:table-cell office:value-type="float" office:value="0.389532847" calcext:value-type="float">
            <text:p>0.389532847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177.4181045" calcext:value-type="float">
            <text:p>177.4181045</text:p>
          </table:table-cell>
          <table:table-cell office:value-type="float" office:value="63.2285516" calcext:value-type="float">
            <text:p>63.2285516</text:p>
          </table:table-cell>
          <table:table-cell office:value-type="float" office:value="1.70229199" calcext:value-type="float">
            <text:p>1.70229199</text:p>
          </table:table-cell>
          <table:table-cell office:value-type="float" office:value="0.921185684" calcext:value-type="float">
            <text:p>0.921185684</text:p>
          </table:table-cell>
          <table:table-cell office:value-type="float" office:value="2.158636099" calcext:value-type="float">
            <text:p>2.158636099</text:p>
          </table:table-cell>
          <table:table-cell office:value-type="float" office:value="1.76251898" calcext:value-type="float">
            <text:p>1.76251898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177.4452645" calcext:value-type="float">
            <text:p>177.4452645</text:p>
          </table:table-cell>
          <table:table-cell office:value-type="float" office:value="63.6317885" calcext:value-type="float">
            <text:p>63.6317885</text:p>
          </table:table-cell>
          <table:table-cell office:value-type="float" office:value="1.68174406" calcext:value-type="float">
            <text:p>1.68174406</text:p>
          </table:table-cell>
          <table:table-cell office:value-type="float" office:value="0.896886922" calcext:value-type="float">
            <text:p>0.896886922</text:p>
          </table:table-cell>
          <table:table-cell office:value-type="float" office:value="1.377488644" calcext:value-type="float">
            <text:p>1.377488644</text:p>
          </table:table-cell>
          <table:table-cell office:value-type="float" office:value="1.124714746" calcext:value-type="float">
            <text:p>1.124714746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177.7571665" calcext:value-type="float">
            <text:p>177.7571665</text:p>
          </table:table-cell>
          <table:table-cell office:value-type="float" office:value="63.9164383" calcext:value-type="float">
            <text:p>63.9164383</text:p>
          </table:table-cell>
          <table:table-cell office:value-type="float" office:value="1.63766326" calcext:value-type="float">
            <text:p>1.63766326</text:p>
          </table:table-cell>
          <table:table-cell office:value-type="float" office:value="0.842579451" calcext:value-type="float">
            <text:p>0.842579451</text:p>
          </table:table-cell>
          <table:table-cell office:value-type="float" office:value="2.137709601" calcext:value-type="float">
            <text:p>2.137709601</text:p>
          </table:table-cell>
          <table:table-cell office:value-type="float" office:value="1.745432599" calcext:value-type="float">
            <text:p>1.745432599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177.2774025" calcext:value-type="float">
            <text:p>177.2774025</text:p>
          </table:table-cell>
          <table:table-cell office:value-type="float" office:value="64.0190343" calcext:value-type="float">
            <text:p>64.0190343</text:p>
          </table:table-cell>
          <table:table-cell office:value-type="float" office:value="1.64342934" calcext:value-type="float">
            <text:p>1.64342934</text:p>
          </table:table-cell>
          <table:table-cell office:value-type="float" office:value="0.845945693" calcext:value-type="float">
            <text:p>0.845945693</text:p>
          </table:table-cell>
          <table:table-cell office:value-type="float" office:value="1.018874882" calcext:value-type="float">
            <text:p>1.018874882</text:p>
          </table:table-cell>
          <table:table-cell office:value-type="float" office:value="0.8319078544" calcext:value-type="float">
            <text:p>0.8319078544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177.8084326" calcext:value-type="float">
            <text:p>177.8084326</text:p>
          </table:table-cell>
          <table:table-cell office:value-type="float" office:value="64.1918682" calcext:value-type="float">
            <text:p>64.1918682</text:p>
          </table:table-cell>
          <table:table-cell office:value-type="float" office:value="1.539714628" calcext:value-type="float">
            <text:p>1.539714628</text:p>
          </table:table-cell>
          <table:table-cell office:value-type="float" office:value="0.765234247" calcext:value-type="float">
            <text:p>0.765234247</text:p>
          </table:table-cell>
          <table:table-cell office:value-type="float" office:value="1.937909512" calcext:value-type="float">
            <text:p>1.937909512</text:p>
          </table:table-cell>
          <table:table-cell office:value-type="float" office:value="1.582296498" calcext:value-type="float">
            <text:p>1.582296498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177.7633186" calcext:value-type="float">
            <text:p>177.7633186</text:p>
          </table:table-cell>
          <table:table-cell office:value-type="float" office:value="64.6429526" calcext:value-type="float">
            <text:p>64.6429526</text:p>
          </table:table-cell>
          <table:table-cell office:value-type="float" office:value="1.548329273" calcext:value-type="float">
            <text:p>1.548329273</text:p>
          </table:table-cell>
          <table:table-cell office:value-type="float" office:value="0.768210003" calcext:value-type="float">
            <text:p>0.768210003</text:p>
          </table:table-cell>
          <table:table-cell office:value-type="float" office:value="0.690783731" calcext:value-type="float">
            <text:p>0.690783731</text:p>
          </table:table-cell>
          <table:table-cell office:value-type="float" office:value="0.564022539" calcext:value-type="float">
            <text:p>0.5640225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9T00:52:54.646290366</dc:date>
    <meta:editing-duration>PT54M44S</meta:editing-duration>
    <meta:editing-cycles>1</meta:editing-cycles>
    <meta:document-statistic meta:table-count="1" meta:cell-count="15120" meta:object-count="1"/>
    <meta:generator>LibreOffice/4.3.7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title svg:x="6.917cm" svg:y="0.316cm" chart:style-name="ch2">
          <text:p>Distances</text:p>
        </chart:title>
        <chart:subtitle svg:x="3.225cm" svg:y="1.301cm" chart:style-name="ch3">
          <text:p>The average distance between the robots over 10 runs</text:p>
        </chart:subtitle>
        <chart:legend chart:legend-position="end" svg:x="13.794cm" svg:y="3.955cm" style:legend-expansion="high" chart:style-name="ch4"/>
        <chart:plot-area chart:style-name="ch5" table:cell-range-address="scenario1_avgTotal.B1:scenario1_avgTotal.C2160" chart:data-source-has-labels="row" svg:x="1.33cm" svg:y="2.19cm" svg:width="12.145cm" svg:height="5.655cm">
          <chartooo:coordinate-region svg:x="2.137cm" svg:y="2.389cm" svg:width="11.338cm" svg:height="4.402cm"/>
          <chart:axis chart:dimension="x" chart:name="primary-x" chart:style-name="ch6">
            <chart:title svg:x="7.001cm" svg:y="8.025cm" chart:style-name="ch7">
              <text:p>Time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6.424cm" chart:style-name="ch9">
              <text:p>Distances in pixels</text:p>
            </chart:title>
            <chart:grid chart:style-name="ch10" chart:class="major"/>
          </chart:axis>
          <chart:axis chart:dimension="y" chart:name="secondary-y" chart:style-name="ch8"/>
          <chart:series chart:attached-axis="primary-y" chart:style-name="ch11" chart:values-cell-range-address="scenario1_avgTotal.B1:scenario1_avgTotal.B2160" loext:label-string="mean" chart:class="chart:line">
            <chart:data-point chart:repeated="2160"/>
          </chart:series>
          <chart:series chart:attached-axis="primary-y" chart:style-name="ch12" chart:values-cell-range-address="scenario1_avgTotal.C1:scenario1_avgTotal.C2160" loext:label-string="sd" chart:class="chart:line">
            <chart:data-point chart:repeated="21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</table:table-cell>
              <table:table-cell office:value-type="string">
                <text:p>s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0.85626">
                <text:p>720.85626</text:p>
                <draw:g>
                  <svg:desc>scenario1_avgTotal.B1:scenario1_avgTotal.B2160</svg:desc>
                </draw:g>
              </table:table-cell>
              <table:table-cell office:value-type="float" office:value="139.338819">
                <text:p>139.338819</text:p>
                <draw:g>
                  <svg:desc>scenario1_avgTotal.C1:scenario1_avgTotal.C2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0.783256">
                <text:p>720.783256</text:p>
              </table:table-cell>
              <table:table-cell office:value-type="float" office:value="139.268757">
                <text:p>139.2687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0.742153">
                <text:p>720.742153</text:p>
              </table:table-cell>
              <table:table-cell office:value-type="float" office:value="139.333811">
                <text:p>139.333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0.947507">
                <text:p>720.947507</text:p>
              </table:table-cell>
              <table:table-cell office:value-type="float" office:value="139.440726">
                <text:p>139.440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1.035679">
                <text:p>721.035679</text:p>
              </table:table-cell>
              <table:table-cell office:value-type="float" office:value="139.404378">
                <text:p>139.404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0.871724">
                <text:p>720.871724</text:p>
              </table:table-cell>
              <table:table-cell office:value-type="float" office:value="139.371221">
                <text:p>139.371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1.055046">
                <text:p>721.055046</text:p>
              </table:table-cell>
              <table:table-cell office:value-type="float" office:value="139.408084">
                <text:p>139.4080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1.128342">
                <text:p>721.128342</text:p>
              </table:table-cell>
              <table:table-cell office:value-type="float" office:value="139.414233">
                <text:p>139.414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0.94522">
                <text:p>720.94522</text:p>
              </table:table-cell>
              <table:table-cell office:value-type="float" office:value="139.357028">
                <text:p>139.357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.871611">
                <text:p>720.871611</text:p>
              </table:table-cell>
              <table:table-cell office:value-type="float" office:value="139.372946">
                <text:p>139.3729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0.705888">
                <text:p>720.705888</text:p>
              </table:table-cell>
              <table:table-cell office:value-type="float" office:value="139.414678">
                <text:p>139.414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0.835675">
                <text:p>720.835675</text:p>
              </table:table-cell>
              <table:table-cell office:value-type="float" office:value="139.479917">
                <text:p>139.4799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1.019571">
                <text:p>721.019571</text:p>
              </table:table-cell>
              <table:table-cell office:value-type="float" office:value="139.465456">
                <text:p>139.465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1.052406">
                <text:p>721.052406</text:p>
              </table:table-cell>
              <table:table-cell office:value-type="float" office:value="139.486352">
                <text:p>139.4863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1.117775">
                <text:p>721.117775</text:p>
              </table:table-cell>
              <table:table-cell office:value-type="float" office:value="139.562466">
                <text:p>139.5624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20.916207">
                <text:p>720.916207</text:p>
              </table:table-cell>
              <table:table-cell office:value-type="float" office:value="139.485755">
                <text:p>139.4857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1.059081">
                <text:p>721.059081</text:p>
              </table:table-cell>
              <table:table-cell office:value-type="float" office:value="139.538938">
                <text:p>139.5389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.978268">
                <text:p>720.978268</text:p>
              </table:table-cell>
              <table:table-cell office:value-type="float" office:value="139.499411">
                <text:p>139.499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0.973787">
                <text:p>720.973787</text:p>
              </table:table-cell>
              <table:table-cell office:value-type="float" office:value="139.442677">
                <text:p>139.442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1.166162">
                <text:p>721.166162</text:p>
              </table:table-cell>
              <table:table-cell office:value-type="float" office:value="139.490737">
                <text:p>139.490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0.691353">
                <text:p>720.691353</text:p>
              </table:table-cell>
              <table:table-cell office:value-type="float" office:value="139.454724">
                <text:p>139.454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8.906023">
                <text:p>718.906023</text:p>
              </table:table-cell>
              <table:table-cell office:value-type="float" office:value="139.164168">
                <text:p>139.164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4.302217">
                <text:p>714.302217</text:p>
              </table:table-cell>
              <table:table-cell office:value-type="float" office:value="138.395007">
                <text:p>138.3950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0.166204">
                <text:p>710.166204</text:p>
              </table:table-cell>
              <table:table-cell office:value-type="float" office:value="137.68753">
                <text:p>137.68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1.998038">
                <text:p>701.998038</text:p>
              </table:table-cell>
              <table:table-cell office:value-type="float" office:value="136.188796">
                <text:p>136.1887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6.659015">
                <text:p>696.659015</text:p>
              </table:table-cell>
              <table:table-cell office:value-type="float" office:value="135.348262">
                <text:p>135.348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88.100596">
                <text:p>688.100596</text:p>
              </table:table-cell>
              <table:table-cell office:value-type="float" office:value="133.897628">
                <text:p>133.897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2.426874">
                <text:p>682.426874</text:p>
              </table:table-cell>
              <table:table-cell office:value-type="float" office:value="132.975565">
                <text:p>132.975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5.017149">
                <text:p>675.017149</text:p>
              </table:table-cell>
              <table:table-cell office:value-type="float" office:value="131.628131">
                <text:p>131.628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2.57832">
                <text:p>672.57832</text:p>
              </table:table-cell>
              <table:table-cell office:value-type="float" office:value="131.397216">
                <text:p>131.3972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7.38866">
                <text:p>667.38866</text:p>
              </table:table-cell>
              <table:table-cell office:value-type="float" office:value="130.638418">
                <text:p>130.6384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6.04894">
                <text:p>666.04894</text:p>
              </table:table-cell>
              <table:table-cell office:value-type="float" office:value="130.451749">
                <text:p>130.4517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4.834274">
                <text:p>664.834274</text:p>
              </table:table-cell>
              <table:table-cell office:value-type="float" office:value="130.319211">
                <text:p>130.319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3.83688">
                <text:p>663.83688</text:p>
              </table:table-cell>
              <table:table-cell office:value-type="float" office:value="130.321293">
                <text:p>130.3212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.826564">
                <text:p>662.826564</text:p>
              </table:table-cell>
              <table:table-cell office:value-type="float" office:value="130.2103225">
                <text:p>130.21032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62.039044">
                <text:p>662.039044</text:p>
              </table:table-cell>
              <table:table-cell office:value-type="float" office:value="130.2438715">
                <text:p>130.2438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61.094956">
                <text:p>661.094956</text:p>
              </table:table-cell>
              <table:table-cell office:value-type="float" office:value="130.092985">
                <text:p>130.092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9.834282">
                <text:p>659.834282</text:p>
              </table:table-cell>
              <table:table-cell office:value-type="float" office:value="130.042347">
                <text:p>130.0423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58.6602">
                <text:p>658.6602</text:p>
              </table:table-cell>
              <table:table-cell office:value-type="float" office:value="129.863166">
                <text:p>129.863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7.405565">
                <text:p>657.405565</text:p>
              </table:table-cell>
              <table:table-cell office:value-type="float" office:value="129.8572405">
                <text:p>129.85724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6.118708">
                <text:p>656.118708</text:p>
              </table:table-cell>
              <table:table-cell office:value-type="float" office:value="129.7838015">
                <text:p>129.78380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.893282">
                <text:p>654.893282</text:p>
              </table:table-cell>
              <table:table-cell office:value-type="float" office:value="129.887234">
                <text:p>129.8872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52.250555">
                <text:p>652.250555</text:p>
              </table:table-cell>
              <table:table-cell office:value-type="float" office:value="129.3822835">
                <text:p>129.3822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9.662164">
                <text:p>649.662164</text:p>
              </table:table-cell>
              <table:table-cell office:value-type="float" office:value="129.1485025">
                <text:p>129.1485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2.890926">
                <text:p>642.890926</text:p>
              </table:table-cell>
              <table:table-cell office:value-type="float" office:value="127.924015">
                <text:p>127.9240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7.271801">
                <text:p>637.271801</text:p>
              </table:table-cell>
              <table:table-cell office:value-type="float" office:value="127.099044">
                <text:p>127.0990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9.566887">
                <text:p>629.566887</text:p>
              </table:table-cell>
              <table:table-cell office:value-type="float" office:value="125.6885236">
                <text:p>125.6885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4.245633">
                <text:p>624.245633</text:p>
              </table:table-cell>
              <table:table-cell office:value-type="float" office:value="125.0248796">
                <text:p>125.02487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5.900452">
                <text:p>615.900452</text:p>
              </table:table-cell>
              <table:table-cell office:value-type="float" office:value="123.5475516">
                <text:p>123.54755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10.621846">
                <text:p>610.621846</text:p>
              </table:table-cell>
              <table:table-cell office:value-type="float" office:value="123.0568296">
                <text:p>123.0568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3.58052">
                <text:p>603.58052</text:p>
              </table:table-cell>
              <table:table-cell office:value-type="float" office:value="121.8106786">
                <text:p>121.81067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0.23468">
                <text:p>600.23468</text:p>
              </table:table-cell>
              <table:table-cell office:value-type="float" office:value="121.5761326">
                <text:p>121.57613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6.12264">
                <text:p>596.12264</text:p>
              </table:table-cell>
              <table:table-cell office:value-type="float" office:value="120.989671">
                <text:p>120.9896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.992137">
                <text:p>594.992137</text:p>
              </table:table-cell>
              <table:table-cell office:value-type="float" office:value="120.9765265">
                <text:p>120.9765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3.620435">
                <text:p>593.620435</text:p>
              </table:table-cell>
              <table:table-cell office:value-type="float" office:value="120.7073785">
                <text:p>120.70737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3.567927">
                <text:p>593.567927</text:p>
              </table:table-cell>
              <table:table-cell office:value-type="float" office:value="120.7829654">
                <text:p>120.78296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2.994211">
                <text:p>592.994211</text:p>
              </table:table-cell>
              <table:table-cell office:value-type="float" office:value="120.816837">
                <text:p>120.816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2.484728">
                <text:p>592.484728</text:p>
              </table:table-cell>
              <table:table-cell office:value-type="float" office:value="120.7291487">
                <text:p>120.72914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1.182815">
                <text:p>591.182815</text:p>
              </table:table-cell>
              <table:table-cell office:value-type="float" office:value="120.5968123">
                <text:p>120.59681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.921491">
                <text:p>590.921491</text:p>
              </table:table-cell>
              <table:table-cell office:value-type="float" office:value="120.6880347">
                <text:p>120.68803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89.371309">
                <text:p>589.371309</text:p>
              </table:table-cell>
              <table:table-cell office:value-type="float" office:value="120.4000115">
                <text:p>120.4000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8.975909">
                <text:p>588.975909</text:p>
              </table:table-cell>
              <table:table-cell office:value-type="float" office:value="120.4816074">
                <text:p>120.48160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87.795854">
                <text:p>587.795854</text:p>
              </table:table-cell>
              <table:table-cell office:value-type="float" office:value="120.4458679">
                <text:p>120.44586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87.000737">
                <text:p>587.000737</text:p>
              </table:table-cell>
              <table:table-cell office:value-type="float" office:value="120.3330094">
                <text:p>120.3330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2.917997">
                <text:p>582.917997</text:p>
              </table:table-cell>
              <table:table-cell office:value-type="float" office:value="119.6772783">
                <text:p>119.67727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9.896548">
                <text:p>579.896548</text:p>
              </table:table-cell>
              <table:table-cell office:value-type="float" office:value="119.4500903">
                <text:p>119.45009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2.952162">
                <text:p>572.952162</text:p>
              </table:table-cell>
              <table:table-cell office:value-type="float" office:value="118.3115695">
                <text:p>118.31156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67.68936">
                <text:p>567.68936</text:p>
              </table:table-cell>
              <table:table-cell office:value-type="float" office:value="117.847603">
                <text:p>117.8476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61.26116">
                <text:p>561.26116</text:p>
              </table:table-cell>
              <table:table-cell office:value-type="float" office:value="116.955987">
                <text:p>116.9559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53.916142">
                <text:p>553.916142</text:p>
              </table:table-cell>
              <table:table-cell office:value-type="float" office:value="116.080237">
                <text:p>116.0802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7.415838">
                <text:p>547.415838</text:p>
              </table:table-cell>
              <table:table-cell office:value-type="float" office:value="115.0890076">
                <text:p>115.08900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41.093446">
                <text:p>541.093446</text:p>
              </table:table-cell>
              <table:table-cell office:value-type="float" office:value="114.3906456">
                <text:p>114.3906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3.331288">
                <text:p>533.331288</text:p>
              </table:table-cell>
              <table:table-cell office:value-type="float" office:value="113.3092101">
                <text:p>113.30921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0.902569">
                <text:p>530.902569</text:p>
              </table:table-cell>
              <table:table-cell office:value-type="float" office:value="113.0017351">
                <text:p>113.00173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26.621075">
                <text:p>526.621075</text:p>
              </table:table-cell>
              <table:table-cell office:value-type="float" office:value="112.80919">
                <text:p>112.809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5.976904">
                <text:p>525.976904</text:p>
              </table:table-cell>
              <table:table-cell office:value-type="float" office:value="112.5627535">
                <text:p>112.5627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3.277933">
                <text:p>523.277933</text:p>
              </table:table-cell>
              <table:table-cell office:value-type="float" office:value="112.487437">
                <text:p>112.4874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2.661144">
                <text:p>522.661144</text:p>
              </table:table-cell>
              <table:table-cell office:value-type="float" office:value="112.385759">
                <text:p>112.385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19.37847">
                <text:p>519.37847</text:p>
              </table:table-cell>
              <table:table-cell office:value-type="float" office:value="112.167535">
                <text:p>112.167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9.023177">
                <text:p>519.023177</text:p>
              </table:table-cell>
              <table:table-cell office:value-type="float" office:value="112.163155">
                <text:p>112.163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16.135592">
                <text:p>516.135592</text:p>
              </table:table-cell>
              <table:table-cell office:value-type="float" office:value="112.0116074">
                <text:p>112.01160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5.074089">
                <text:p>515.074089</text:p>
              </table:table-cell>
              <table:table-cell office:value-type="float" office:value="112.0972334">
                <text:p>112.09723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2.444856">
                <text:p>512.444856</text:p>
              </table:table-cell>
              <table:table-cell office:value-type="float" office:value="112.0003965">
                <text:p>112.00039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0.856953">
                <text:p>510.856953</text:p>
              </table:table-cell>
              <table:table-cell office:value-type="float" office:value="112.0200476">
                <text:p>112.02004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8.400216">
                <text:p>508.400216</text:p>
              </table:table-cell>
              <table:table-cell office:value-type="float" office:value="111.9797533">
                <text:p>111.97975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6.17143">
                <text:p>506.17143</text:p>
              </table:table-cell>
              <table:table-cell office:value-type="float" office:value="112.2064886">
                <text:p>112.20648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2.049447">
                <text:p>502.049447</text:p>
              </table:table-cell>
              <table:table-cell office:value-type="float" office:value="112.0908504">
                <text:p>112.09085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6.412577">
                <text:p>496.412577</text:p>
              </table:table-cell>
              <table:table-cell office:value-type="float" office:value="111.7629859">
                <text:p>111.7629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0.91506">
                <text:p>490.91506</text:p>
              </table:table-cell>
              <table:table-cell office:value-type="float" office:value="111.3250286">
                <text:p>111.32502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4.944347">
                <text:p>484.944347</text:p>
              </table:table-cell>
              <table:table-cell office:value-type="float" office:value="110.8290028">
                <text:p>110.82900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7.450672">
                <text:p>477.450672</text:p>
              </table:table-cell>
              <table:table-cell office:value-type="float" office:value="110.056626">
                <text:p>110.0566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1.805758">
                <text:p>471.805758</text:p>
              </table:table-cell>
              <table:table-cell office:value-type="float" office:value="109.6026112">
                <text:p>109.60261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.222755">
                <text:p>465.222755</text:p>
              </table:table-cell>
              <table:table-cell office:value-type="float" office:value="109.1810057">
                <text:p>109.18100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0.521358">
                <text:p>460.521358</text:p>
              </table:table-cell>
              <table:table-cell office:value-type="float" office:value="108.8116766">
                <text:p>108.81167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7.303704">
                <text:p>457.303704</text:p>
              </table:table-cell>
              <table:table-cell office:value-type="float" office:value="108.925246">
                <text:p>108.9252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4.350794">
                <text:p>454.350794</text:p>
              </table:table-cell>
              <table:table-cell office:value-type="float" office:value="108.704128">
                <text:p>108.7041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3.206569">
                <text:p>453.206569</text:p>
              </table:table-cell>
              <table:table-cell office:value-type="float" office:value="108.8086301">
                <text:p>108.80863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1.401784">
                <text:p>451.401784</text:p>
              </table:table-cell>
              <table:table-cell office:value-type="float" office:value="108.886969">
                <text:p>108.886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0.390499">
                <text:p>450.390499</text:p>
              </table:table-cell>
              <table:table-cell office:value-type="float" office:value="108.7938414">
                <text:p>108.79384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8.736072">
                <text:p>448.736072</text:p>
              </table:table-cell>
              <table:table-cell office:value-type="float" office:value="108.9321715">
                <text:p>108.9321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7.876323">
                <text:p>447.876323</text:p>
              </table:table-cell>
              <table:table-cell office:value-type="float" office:value="108.7760785">
                <text:p>108.776078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6.254083">
                <text:p>446.254083</text:p>
              </table:table-cell>
              <table:table-cell office:value-type="float" office:value="108.9496609">
                <text:p>108.94966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5.724003">
                <text:p>445.724003</text:p>
              </table:table-cell>
              <table:table-cell office:value-type="float" office:value="108.8711719">
                <text:p>108.87117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3.738482">
                <text:p>443.738482</text:p>
              </table:table-cell>
              <table:table-cell office:value-type="float" office:value="108.9972696">
                <text:p>108.99726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2.706315">
                <text:p>442.706315</text:p>
              </table:table-cell>
              <table:table-cell office:value-type="float" office:value="108.9775341">
                <text:p>108.97753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0.636635">
                <text:p>440.636635</text:p>
              </table:table-cell>
              <table:table-cell office:value-type="float" office:value="109.1666763">
                <text:p>109.16667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9.083169">
                <text:p>439.083169</text:p>
              </table:table-cell>
              <table:table-cell office:value-type="float" office:value="109.0905599">
                <text:p>109.09055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5.853618">
                <text:p>435.853618</text:p>
              </table:table-cell>
              <table:table-cell office:value-type="float" office:value="109.2731995">
                <text:p>109.27319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2.419206">
                <text:p>432.419206</text:p>
              </table:table-cell>
              <table:table-cell office:value-type="float" office:value="108.9433144">
                <text:p>108.9433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5.008431">
                <text:p>425.008431</text:p>
              </table:table-cell>
              <table:table-cell office:value-type="float" office:value="108.4364391">
                <text:p>108.4364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20.385296">
                <text:p>420.385296</text:p>
              </table:table-cell>
              <table:table-cell office:value-type="float" office:value="107.805873">
                <text:p>107.8058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12.819801">
                <text:p>412.819801</text:p>
              </table:table-cell>
              <table:table-cell office:value-type="float" office:value="107.364322">
                <text:p>107.3643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7.196186">
                <text:p>407.196186</text:p>
              </table:table-cell>
              <table:table-cell office:value-type="float" office:value="106.8519909">
                <text:p>106.85199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0.968399">
                <text:p>400.968399</text:p>
              </table:table-cell>
              <table:table-cell office:value-type="float" office:value="106.4932119">
                <text:p>106.49321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6.169697">
                <text:p>396.169697</text:p>
              </table:table-cell>
              <table:table-cell office:value-type="float" office:value="106.1484515">
                <text:p>106.14845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2.463821">
                <text:p>392.463821</text:p>
              </table:table-cell>
              <table:table-cell office:value-type="float" office:value="106.097677">
                <text:p>106.0976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88.467883">
                <text:p>388.467883</text:p>
              </table:table-cell>
              <table:table-cell office:value-type="float" office:value="105.790989">
                <text:p>105.790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86.926145">
                <text:p>386.926145</text:p>
              </table:table-cell>
              <table:table-cell office:value-type="float" office:value="105.6853061">
                <text:p>105.68530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86.113048">
                <text:p>386.113048</text:p>
              </table:table-cell>
              <table:table-cell office:value-type="float" office:value="105.6948317">
                <text:p>105.6948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85.480677">
                <text:p>385.480677</text:p>
              </table:table-cell>
              <table:table-cell office:value-type="float" office:value="105.3799646">
                <text:p>105.37996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5.222202">
                <text:p>385.222202</text:p>
              </table:table-cell>
              <table:table-cell office:value-type="float" office:value="105.3678825">
                <text:p>105.36788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83.569072">
                <text:p>383.569072</text:p>
              </table:table-cell>
              <table:table-cell office:value-type="float" office:value="105.1141146">
                <text:p>105.11411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3.350449">
                <text:p>383.350449</text:p>
              </table:table-cell>
              <table:table-cell office:value-type="float" office:value="105.0759495">
                <text:p>105.07594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81.354934">
                <text:p>381.354934</text:p>
              </table:table-cell>
              <table:table-cell office:value-type="float" office:value="104.6277319">
                <text:p>104.6277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80.537099">
                <text:p>380.537099</text:p>
              </table:table-cell>
              <table:table-cell office:value-type="float" office:value="104.7288998">
                <text:p>104.728899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78.497428">
                <text:p>378.497428</text:p>
              </table:table-cell>
              <table:table-cell office:value-type="float" office:value="103.9386576">
                <text:p>103.9386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8.183385">
                <text:p>378.183385</text:p>
              </table:table-cell>
              <table:table-cell office:value-type="float" office:value="104.0116762">
                <text:p>104.01167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76.05626">
                <text:p>376.05626</text:p>
              </table:table-cell>
              <table:table-cell office:value-type="float" office:value="103.3938875">
                <text:p>103.3938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4.737959">
                <text:p>374.737959</text:p>
              </table:table-cell>
              <table:table-cell office:value-type="float" office:value="103.3428965">
                <text:p>103.34289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0.10836">
                <text:p>370.10836</text:p>
              </table:table-cell>
              <table:table-cell office:value-type="float" office:value="102.2995665">
                <text:p>102.2995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7.498724">
                <text:p>367.498724</text:p>
              </table:table-cell>
              <table:table-cell office:value-type="float" office:value="101.9931655">
                <text:p>101.993165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9.901451">
                <text:p>359.901451</text:p>
              </table:table-cell>
              <table:table-cell office:value-type="float" office:value="100.6003284">
                <text:p>100.60032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5.293686">
                <text:p>355.293686</text:p>
              </table:table-cell>
              <table:table-cell office:value-type="float" office:value="100.099213">
                <text:p>100.0992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50.424767">
                <text:p>350.424767</text:p>
              </table:table-cell>
              <table:table-cell office:value-type="float" office:value="99.1326676">
                <text:p>99.13266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5.653001">
                <text:p>345.653001</text:p>
              </table:table-cell>
              <table:table-cell office:value-type="float" office:value="98.7348182">
                <text:p>98.73481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9.633516">
                <text:p>339.633516</text:p>
              </table:table-cell>
              <table:table-cell office:value-type="float" office:value="98.2744503">
                <text:p>98.27445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6.111038">
                <text:p>336.111038</text:p>
              </table:table-cell>
              <table:table-cell office:value-type="float" office:value="97.8413078">
                <text:p>97.84130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32.595284">
                <text:p>332.595284</text:p>
              </table:table-cell>
              <table:table-cell office:value-type="float" office:value="97.6069787">
                <text:p>97.606978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1.048039">
                <text:p>331.048039</text:p>
              </table:table-cell>
              <table:table-cell office:value-type="float" office:value="97.6024754">
                <text:p>97.60247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9.697022">
                <text:p>329.697022</text:p>
              </table:table-cell>
              <table:table-cell office:value-type="float" office:value="97.6751824">
                <text:p>97.67518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.032349">
                <text:p>329.032349</text:p>
              </table:table-cell>
              <table:table-cell office:value-type="float" office:value="98.1083935">
                <text:p>98.10839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8.776758">
                <text:p>328.776758</text:p>
              </table:table-cell>
              <table:table-cell office:value-type="float" office:value="97.8430263">
                <text:p>97.8430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8.322801">
                <text:p>328.322801</text:p>
              </table:table-cell>
              <table:table-cell office:value-type="float" office:value="98.348609">
                <text:p>98.34860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27.296933">
                <text:p>327.296933</text:p>
              </table:table-cell>
              <table:table-cell office:value-type="float" office:value="97.999088">
                <text:p>97.9990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6.991633">
                <text:p>326.991633</text:p>
              </table:table-cell>
              <table:table-cell office:value-type="float" office:value="98.0816004">
                <text:p>98.08160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25.025877">
                <text:p>325.025877</text:p>
              </table:table-cell>
              <table:table-cell office:value-type="float" office:value="97.9370338">
                <text:p>97.93703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24.61652">
                <text:p>324.61652</text:p>
              </table:table-cell>
              <table:table-cell office:value-type="float" office:value="98.1806358">
                <text:p>98.18063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22.623806">
                <text:p>322.623806</text:p>
              </table:table-cell>
              <table:table-cell office:value-type="float" office:value="98.0015214">
                <text:p>98.001521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2.048174">
                <text:p>322.048174</text:p>
              </table:table-cell>
              <table:table-cell office:value-type="float" office:value="98.1845445">
                <text:p>98.1845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9.896613">
                <text:p>319.896613</text:p>
              </table:table-cell>
              <table:table-cell office:value-type="float" office:value="97.726419">
                <text:p>97.7264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8.586775">
                <text:p>318.586775</text:p>
              </table:table-cell>
              <table:table-cell office:value-type="float" office:value="97.728623">
                <text:p>97.7286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4.355788">
                <text:p>314.355788</text:p>
              </table:table-cell>
              <table:table-cell office:value-type="float" office:value="96.9178341">
                <text:p>96.9178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1.546747">
                <text:p>311.546747</text:p>
              </table:table-cell>
              <table:table-cell office:value-type="float" office:value="96.6081055">
                <text:p>96.60810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6.313589">
                <text:p>306.313589</text:p>
              </table:table-cell>
              <table:table-cell office:value-type="float" office:value="96.0414022">
                <text:p>96.04140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2.562417">
                <text:p>302.562417</text:p>
              </table:table-cell>
              <table:table-cell office:value-type="float" office:value="95.420836">
                <text:p>95.4208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8.207622">
                <text:p>298.207622</text:p>
              </table:table-cell>
              <table:table-cell office:value-type="float" office:value="94.9379522">
                <text:p>94.9379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5.276094">
                <text:p>295.276094</text:p>
              </table:table-cell>
              <table:table-cell office:value-type="float" office:value="94.4989075">
                <text:p>94.49890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0.576241">
                <text:p>290.576241</text:p>
              </table:table-cell>
              <table:table-cell office:value-type="float" office:value="93.9818626">
                <text:p>93.98186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8.375205">
                <text:p>288.375205</text:p>
              </table:table-cell>
              <table:table-cell office:value-type="float" office:value="93.7900576">
                <text:p>93.790057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5.653063">
                <text:p>285.653063</text:p>
              </table:table-cell>
              <table:table-cell office:value-type="float" office:value="93.3183068">
                <text:p>93.31830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4.361778">
                <text:p>284.361778</text:p>
              </table:table-cell>
              <table:table-cell office:value-type="float" office:value="93.1432523">
                <text:p>93.14325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2.900175">
                <text:p>282.900175</text:p>
              </table:table-cell>
              <table:table-cell office:value-type="float" office:value="92.5745478">
                <text:p>92.57454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2.485588">
                <text:p>282.485588</text:p>
              </table:table-cell>
              <table:table-cell office:value-type="float" office:value="92.4247803">
                <text:p>92.42478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1.09352">
                <text:p>281.09352</text:p>
              </table:table-cell>
              <table:table-cell office:value-type="float" office:value="91.8472465">
                <text:p>91.84724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0.892898">
                <text:p>280.892898</text:p>
              </table:table-cell>
              <table:table-cell office:value-type="float" office:value="91.704473">
                <text:p>91.7044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79.270211">
                <text:p>279.270211</text:p>
              </table:table-cell>
              <table:table-cell office:value-type="float" office:value="91.1049909">
                <text:p>91.10499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78.719887">
                <text:p>278.719887</text:p>
              </table:table-cell>
              <table:table-cell office:value-type="float" office:value="91.0680409">
                <text:p>91.06804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77.152683">
                <text:p>277.152683</text:p>
              </table:table-cell>
              <table:table-cell office:value-type="float" office:value="90.4633833">
                <text:p>90.46338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76.279126">
                <text:p>276.279126</text:p>
              </table:table-cell>
              <table:table-cell office:value-type="float" office:value="90.5802988">
                <text:p>90.58029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74.579513">
                <text:p>274.579513</text:p>
              </table:table-cell>
              <table:table-cell office:value-type="float" office:value="90.1844328">
                <text:p>90.18443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73.965749">
                <text:p>273.965749</text:p>
              </table:table-cell>
              <table:table-cell office:value-type="float" office:value="90.3046398">
                <text:p>90.30463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72.514929">
                <text:p>272.514929</text:p>
              </table:table-cell>
              <table:table-cell office:value-type="float" office:value="89.9307154">
                <text:p>89.93071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71.371423">
                <text:p>271.371423</text:p>
              </table:table-cell>
              <table:table-cell office:value-type="float" office:value="90.2351569">
                <text:p>90.23515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9.285654">
                <text:p>269.285654</text:p>
              </table:table-cell>
              <table:table-cell office:value-type="float" office:value="89.8463782">
                <text:p>89.84637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7.98138">
                <text:p>267.98138</text:p>
              </table:table-cell>
              <table:table-cell office:value-type="float" office:value="89.8219418">
                <text:p>89.82194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4.566623">
                <text:p>264.566623</text:p>
              </table:table-cell>
              <table:table-cell office:value-type="float" office:value="90.0808312">
                <text:p>90.08083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4.527947">
                <text:p>264.527947</text:p>
              </table:table-cell>
              <table:table-cell office:value-type="float" office:value="90.1273092">
                <text:p>90.1273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9.830519">
                <text:p>259.830519</text:p>
              </table:table-cell>
              <table:table-cell office:value-type="float" office:value="90.0708912">
                <text:p>90.07089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58.506381">
                <text:p>258.506381</text:p>
              </table:table-cell>
              <table:table-cell office:value-type="float" office:value="90.1178601">
                <text:p>90.11786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54.824504">
                <text:p>254.824504</text:p>
              </table:table-cell>
              <table:table-cell office:value-type="float" office:value="90.3205198">
                <text:p>90.32051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4.829491">
                <text:p>254.829491</text:p>
              </table:table-cell>
              <table:table-cell office:value-type="float" office:value="90.3048913">
                <text:p>90.30489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51.260393">
                <text:p>251.260393</text:p>
              </table:table-cell>
              <table:table-cell office:value-type="float" office:value="90.4998855">
                <text:p>90.49988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50.977978">
                <text:p>250.977978</text:p>
              </table:table-cell>
              <table:table-cell office:value-type="float" office:value="90.4598236">
                <text:p>90.45982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9.189668">
                <text:p>249.189668</text:p>
              </table:table-cell>
              <table:table-cell office:value-type="float" office:value="90.4570571">
                <text:p>90.457057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8.836133">
                <text:p>248.836133</text:p>
              </table:table-cell>
              <table:table-cell office:value-type="float" office:value="90.5108135">
                <text:p>90.5108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6.501504">
                <text:p>246.501504</text:p>
              </table:table-cell>
              <table:table-cell office:value-type="float" office:value="89.8038718">
                <text:p>89.80387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46.527142">
                <text:p>246.527142</text:p>
              </table:table-cell>
              <table:table-cell office:value-type="float" office:value="89.8098492">
                <text:p>89.80984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44.50397">
                <text:p>244.50397</text:p>
              </table:table-cell>
              <table:table-cell office:value-type="float" office:value="89.2454125">
                <text:p>89.24541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4.423997">
                <text:p>244.423997</text:p>
              </table:table-cell>
              <table:table-cell office:value-type="float" office:value="89.2443281">
                <text:p>89.24432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2.304657">
                <text:p>242.304657</text:p>
              </table:table-cell>
              <table:table-cell office:value-type="float" office:value="88.7295098">
                <text:p>88.729509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41.242518">
                <text:p>241.242518</text:p>
              </table:table-cell>
              <table:table-cell office:value-type="float" office:value="88.0321412">
                <text:p>88.0321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8.909751">
                <text:p>238.909751</text:p>
              </table:table-cell>
              <table:table-cell office:value-type="float" office:value="87.6758775">
                <text:p>87.67587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38.899404">
                <text:p>238.899404</text:p>
              </table:table-cell>
              <table:table-cell office:value-type="float" office:value="87.6860821">
                <text:p>87.68608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7.046137">
                <text:p>237.046137</text:p>
              </table:table-cell>
              <table:table-cell office:value-type="float" office:value="87.4256624">
                <text:p>87.42566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5.950283">
                <text:p>235.950283</text:p>
              </table:table-cell>
              <table:table-cell office:value-type="float" office:value="87.6855751">
                <text:p>87.68557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3.058085">
                <text:p>233.058085</text:p>
              </table:table-cell>
              <table:table-cell office:value-type="float" office:value="86.9578129">
                <text:p>86.95781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.464186">
                <text:p>233.464186</text:p>
              </table:table-cell>
              <table:table-cell office:value-type="float" office:value="87.2901445">
                <text:p>87.29014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8.90036">
                <text:p>228.90036</text:p>
              </table:table-cell>
              <table:table-cell office:value-type="float" office:value="86.7565746">
                <text:p>86.75657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8.619878">
                <text:p>228.619878</text:p>
              </table:table-cell>
              <table:table-cell office:value-type="float" office:value="86.5814231">
                <text:p>86.5814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5.92837">
                <text:p>225.92837</text:p>
              </table:table-cell>
              <table:table-cell office:value-type="float" office:value="86.1489385">
                <text:p>86.148938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5.92837">
                <text:p>225.92837</text:p>
              </table:table-cell>
              <table:table-cell office:value-type="float" office:value="86.1489385">
                <text:p>86.148938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1.965657">
                <text:p>221.965657</text:p>
              </table:table-cell>
              <table:table-cell office:value-type="float" office:value="86.0550187">
                <text:p>86.05501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2.364237">
                <text:p>222.364237</text:p>
              </table:table-cell>
              <table:table-cell office:value-type="float" office:value="86.4381502">
                <text:p>86.43815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0.829927">
                <text:p>220.829927</text:p>
              </table:table-cell>
              <table:table-cell office:value-type="float" office:value="86.1011013">
                <text:p>86.1011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0.435617">
                <text:p>220.435617</text:p>
              </table:table-cell>
              <table:table-cell office:value-type="float" office:value="86.1433281">
                <text:p>86.143328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9.444733">
                <text:p>219.444733</text:p>
              </table:table-cell>
              <table:table-cell office:value-type="float" office:value="85.22999">
                <text:p>85.229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9.440424">
                <text:p>219.440424</text:p>
              </table:table-cell>
              <table:table-cell office:value-type="float" office:value="85.2343286">
                <text:p>85.23432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6.735884">
                <text:p>216.735884</text:p>
              </table:table-cell>
              <table:table-cell office:value-type="float" office:value="83.6804305">
                <text:p>83.68043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6.634596">
                <text:p>216.634596</text:p>
              </table:table-cell>
              <table:table-cell office:value-type="float" office:value="83.7666515">
                <text:p>83.76665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.451964">
                <text:p>213.451964</text:p>
              </table:table-cell>
              <table:table-cell office:value-type="float" office:value="81.9266014">
                <text:p>81.92660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3.282968">
                <text:p>213.282968</text:p>
              </table:table-cell>
              <table:table-cell office:value-type="float" office:value="82.0135564">
                <text:p>82.01355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0.642265">
                <text:p>210.642265</text:p>
              </table:table-cell>
              <table:table-cell office:value-type="float" office:value="80.662293">
                <text:p>80.6622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9.922333">
                <text:p>209.922333</text:p>
              </table:table-cell>
              <table:table-cell office:value-type="float" office:value="81.104459">
                <text:p>81.1044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7.501489">
                <text:p>207.501489</text:p>
              </table:table-cell>
              <table:table-cell office:value-type="float" office:value="79.838596">
                <text:p>79.8385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7.5021">
                <text:p>207.5021</text:p>
              </table:table-cell>
              <table:table-cell office:value-type="float" office:value="80.033754">
                <text:p>80.0337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6.197912">
                <text:p>206.197912</text:p>
              </table:table-cell>
              <table:table-cell office:value-type="float" office:value="78.9565309">
                <text:p>78.95653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5.483875">
                <text:p>205.483875</text:p>
              </table:table-cell>
              <table:table-cell office:value-type="float" office:value="79.2980763">
                <text:p>79.2980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5.434703">
                <text:p>205.434703</text:p>
              </table:table-cell>
              <table:table-cell office:value-type="float" office:value="78.1000403">
                <text:p>78.10004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5.260405">
                <text:p>205.260405</text:p>
              </table:table-cell>
              <table:table-cell office:value-type="float" office:value="78.2007123">
                <text:p>78.20071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4.790708">
                <text:p>204.790708</text:p>
              </table:table-cell>
              <table:table-cell office:value-type="float" office:value="77.084029">
                <text:p>77.0840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4.796062">
                <text:p>204.796062</text:p>
              </table:table-cell>
              <table:table-cell office:value-type="float" office:value="77.069799">
                <text:p>77.069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4.368784">
                <text:p>204.368784</text:p>
              </table:table-cell>
              <table:table-cell office:value-type="float" office:value="76.4448466">
                <text:p>76.4448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4.414209">
                <text:p>204.414209</text:p>
              </table:table-cell>
              <table:table-cell office:value-type="float" office:value="76.3784536">
                <text:p>76.37845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3.607502">
                <text:p>203.607502</text:p>
              </table:table-cell>
              <table:table-cell office:value-type="float" office:value="75.773954">
                <text:p>75.7739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3.395157">
                <text:p>203.395157</text:p>
              </table:table-cell>
              <table:table-cell office:value-type="float" office:value="75.5975369">
                <text:p>75.59753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1.874883">
                <text:p>201.874883</text:p>
              </table:table-cell>
              <table:table-cell office:value-type="float" office:value="74.5431899">
                <text:p>74.54318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1.96606">
                <text:p>201.96606</text:p>
              </table:table-cell>
              <table:table-cell office:value-type="float" office:value="74.5980927">
                <text:p>74.59809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0.0437346">
                <text:p>200.0437346</text:p>
              </table:table-cell>
              <table:table-cell office:value-type="float" office:value="73.1628638">
                <text:p>73.16286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0.2492626">
                <text:p>200.2492626</text:p>
              </table:table-cell>
              <table:table-cell office:value-type="float" office:value="73.0497138">
                <text:p>73.0497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9.037271">
                <text:p>199.037271</text:p>
              </table:table-cell>
              <table:table-cell office:value-type="float" office:value="71.3426909">
                <text:p>71.34269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8.923442">
                <text:p>198.923442</text:p>
              </table:table-cell>
              <table:table-cell office:value-type="float" office:value="71.0186984">
                <text:p>71.01869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7.974619">
                <text:p>197.974619</text:p>
              </table:table-cell>
              <table:table-cell office:value-type="float" office:value="69.3975808">
                <text:p>69.39758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7.677578">
                <text:p>197.677578</text:p>
              </table:table-cell>
              <table:table-cell office:value-type="float" office:value="69.0913372">
                <text:p>69.091337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.7636815">
                <text:p>197.7636815</text:p>
              </table:table-cell>
              <table:table-cell office:value-type="float" office:value="68.1520433">
                <text:p>68.15204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7.3908815">
                <text:p>197.3908815</text:p>
              </table:table-cell>
              <table:table-cell office:value-type="float" office:value="67.9398871">
                <text:p>67.93988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7.7951654">
                <text:p>197.7951654</text:p>
              </table:table-cell>
              <table:table-cell office:value-type="float" office:value="67.5774657">
                <text:p>67.57746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6.9886414">
                <text:p>196.9886414</text:p>
              </table:table-cell>
              <table:table-cell office:value-type="float" office:value="67.1737533">
                <text:p>67.1737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6.704826">
                <text:p>196.704826</text:p>
              </table:table-cell>
              <table:table-cell office:value-type="float" office:value="66.2458813">
                <text:p>66.24588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6.642145">
                <text:p>196.642145</text:p>
              </table:table-cell>
              <table:table-cell office:value-type="float" office:value="66.3276033">
                <text:p>66.327603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5.075713">
                <text:p>195.075713</text:p>
              </table:table-cell>
              <table:table-cell office:value-type="float" office:value="65.0161895">
                <text:p>65.01618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.855">
                <text:p>194.855</text:p>
              </table:table-cell>
              <table:table-cell office:value-type="float" office:value="65.0627129">
                <text:p>65.06271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2.920834">
                <text:p>192.920834</text:p>
              </table:table-cell>
              <table:table-cell office:value-type="float" office:value="63.928161">
                <text:p>63.9281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2.241599">
                <text:p>192.241599</text:p>
              </table:table-cell>
              <table:table-cell office:value-type="float" office:value="63.799688">
                <text:p>63.7996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0.368914">
                <text:p>190.368914</text:p>
              </table:table-cell>
              <table:table-cell office:value-type="float" office:value="62.8655344">
                <text:p>62.86553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9.759642">
                <text:p>189.759642</text:p>
              </table:table-cell>
              <table:table-cell office:value-type="float" office:value="62.640287">
                <text:p>62.6402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9.261709">
                <text:p>189.261709</text:p>
              </table:table-cell>
              <table:table-cell office:value-type="float" office:value="62.2876871">
                <text:p>62.28768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9.075321">
                <text:p>189.075321</text:p>
              </table:table-cell>
              <table:table-cell office:value-type="float" office:value="62.3801631">
                <text:p>62.38016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8.330976">
                <text:p>188.330976</text:p>
              </table:table-cell>
              <table:table-cell office:value-type="float" office:value="61.5984831">
                <text:p>61.59848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8.415078">
                <text:p>188.415078</text:p>
              </table:table-cell>
              <table:table-cell office:value-type="float" office:value="61.6984517">
                <text:p>61.69845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8.052036">
                <text:p>188.052036</text:p>
              </table:table-cell>
              <table:table-cell office:value-type="float" office:value="60.9809468">
                <text:p>60.980946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7.861427">
                <text:p>187.861427</text:p>
              </table:table-cell>
              <table:table-cell office:value-type="float" office:value="61.0960287">
                <text:p>61.09602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8.015743">
                <text:p>188.015743</text:p>
              </table:table-cell>
              <table:table-cell office:value-type="float" office:value="60.3954749">
                <text:p>60.39547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7.465946">
                <text:p>187.465946</text:p>
              </table:table-cell>
              <table:table-cell office:value-type="float" office:value="60.5916419">
                <text:p>60.591641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8.632347">
                <text:p>188.632347</text:p>
              </table:table-cell>
              <table:table-cell office:value-type="float" office:value="60.967088">
                <text:p>60.96708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8.114982">
                <text:p>188.114982</text:p>
              </table:table-cell>
              <table:table-cell office:value-type="float" office:value="61.193936">
                <text:p>61.1939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9.881812">
                <text:p>189.881812</text:p>
              </table:table-cell>
              <table:table-cell office:value-type="float" office:value="62.2070952">
                <text:p>62.20709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9.512999">
                <text:p>189.512999</text:p>
              </table:table-cell>
              <table:table-cell office:value-type="float" office:value="62.1759291">
                <text:p>62.17592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1.110862">
                <text:p>191.110862</text:p>
              </table:table-cell>
              <table:table-cell office:value-type="float" office:value="63.1978028">
                <text:p>63.19780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0.659314">
                <text:p>190.659314</text:p>
              </table:table-cell>
              <table:table-cell office:value-type="float" office:value="62.8992314">
                <text:p>62.89923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1.786495">
                <text:p>191.786495</text:p>
              </table:table-cell>
              <table:table-cell office:value-type="float" office:value="63.0898075">
                <text:p>63.08980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91.411378">
                <text:p>191.411378</text:p>
              </table:table-cell>
              <table:table-cell office:value-type="float" office:value="62.765563">
                <text:p>62.7655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1.361159">
                <text:p>191.361159</text:p>
              </table:table-cell>
              <table:table-cell office:value-type="float" office:value="62.1220364">
                <text:p>62.12203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0.601552">
                <text:p>190.601552</text:p>
              </table:table-cell>
              <table:table-cell office:value-type="float" office:value="62.0472839">
                <text:p>62.04728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90.907153">
                <text:p>190.907153</text:p>
              </table:table-cell>
              <table:table-cell office:value-type="float" office:value="61.6997963">
                <text:p>61.69979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0.285501">
                <text:p>190.285501</text:p>
              </table:table-cell>
              <table:table-cell office:value-type="float" office:value="61.7889507">
                <text:p>61.78895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90.233076">
                <text:p>190.233076</text:p>
              </table:table-cell>
              <table:table-cell office:value-type="float" office:value="61.533901">
                <text:p>61.5339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0.185636">
                <text:p>190.185636</text:p>
              </table:table-cell>
              <table:table-cell office:value-type="float" office:value="61.7491602">
                <text:p>61.74916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9.923054">
                <text:p>189.923054</text:p>
              </table:table-cell>
              <table:table-cell office:value-type="float" office:value="61.4737707">
                <text:p>61.47377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0.146751">
                <text:p>190.146751</text:p>
              </table:table-cell>
              <table:table-cell office:value-type="float" office:value="61.6361779">
                <text:p>61.636177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9.437996">
                <text:p>189.437996</text:p>
              </table:table-cell>
              <table:table-cell office:value-type="float" office:value="61.1850945">
                <text:p>61.185094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9.127499">
                <text:p>189.127499</text:p>
              </table:table-cell>
              <table:table-cell office:value-type="float" office:value="60.9678689">
                <text:p>60.967868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8.322333">
                <text:p>188.322333</text:p>
              </table:table-cell>
              <table:table-cell office:value-type="float" office:value="60.4149107">
                <text:p>60.4149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8.356589">
                <text:p>188.356589</text:p>
              </table:table-cell>
              <table:table-cell office:value-type="float" office:value="60.4054845">
                <text:p>60.40548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7.18431">
                <text:p>187.18431</text:p>
              </table:table-cell>
              <table:table-cell office:value-type="float" office:value="59.8385334">
                <text:p>59.83853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6.896894">
                <text:p>186.896894</text:p>
              </table:table-cell>
              <table:table-cell office:value-type="float" office:value="59.7876104">
                <text:p>59.78761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6.784466">
                <text:p>186.784466</text:p>
              </table:table-cell>
              <table:table-cell office:value-type="float" office:value="59.7036375">
                <text:p>59.7036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6.000571">
                <text:p>186.000571</text:p>
              </table:table-cell>
              <table:table-cell office:value-type="float" office:value="59.4222748">
                <text:p>59.42227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6.234568">
                <text:p>186.234568</text:p>
              </table:table-cell>
              <table:table-cell office:value-type="float" office:value="59.9006468">
                <text:p>59.90064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5.515194">
                <text:p>185.515194</text:p>
              </table:table-cell>
              <table:table-cell office:value-type="float" office:value="59.4366865">
                <text:p>59.43668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6.123556">
                <text:p>186.123556</text:p>
              </table:table-cell>
              <table:table-cell office:value-type="float" office:value="59.834377">
                <text:p>59.8343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5.370116">
                <text:p>185.370116</text:p>
              </table:table-cell>
              <table:table-cell office:value-type="float" office:value="59.3532825">
                <text:p>59.35328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5.044836">
                <text:p>185.044836</text:p>
              </table:table-cell>
              <table:table-cell office:value-type="float" office:value="59.0128654">
                <text:p>59.012865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4.336583">
                <text:p>184.336583</text:p>
              </table:table-cell>
              <table:table-cell office:value-type="float" office:value="58.5914539">
                <text:p>58.59145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3.511502">
                <text:p>183.511502</text:p>
              </table:table-cell>
              <table:table-cell office:value-type="float" office:value="57.822898">
                <text:p>57.8228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3.088811">
                <text:p>183.088811</text:p>
              </table:table-cell>
              <table:table-cell office:value-type="float" office:value="57.597302">
                <text:p>57.59730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2.311736">
                <text:p>182.311736</text:p>
              </table:table-cell>
              <table:table-cell office:value-type="float" office:value="56.9155225">
                <text:p>56.91552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1.818412">
                <text:p>181.818412</text:p>
              </table:table-cell>
              <table:table-cell office:value-type="float" office:value="56.7074362">
                <text:p>56.70743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1.1275786">
                <text:p>181.1275786</text:p>
              </table:table-cell>
              <table:table-cell office:value-type="float" office:value="56.3229531">
                <text:p>56.32295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1.2940666">
                <text:p>181.2940666</text:p>
              </table:table-cell>
              <table:table-cell office:value-type="float" office:value="56.3746161">
                <text:p>56.37461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0.644053">
                <text:p>180.644053</text:p>
              </table:table-cell>
              <table:table-cell office:value-type="float" office:value="55.9571219">
                <text:p>55.957121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1.340422">
                <text:p>181.340422</text:p>
              </table:table-cell>
              <table:table-cell office:value-type="float" office:value="56.0299349">
                <text:p>56.029934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.140081">
                <text:p>180.140081</text:p>
              </table:table-cell>
              <table:table-cell office:value-type="float" office:value="55.371468">
                <text:p>55.37146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0.534383">
                <text:p>180.534383</text:p>
              </table:table-cell>
              <table:table-cell office:value-type="float" office:value="55.2930652">
                <text:p>55.29306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0.751987">
                <text:p>180.751987</text:p>
              </table:table-cell>
              <table:table-cell office:value-type="float" office:value="54.8379784">
                <text:p>54.837978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1.290673">
                <text:p>181.290673</text:p>
              </table:table-cell>
              <table:table-cell office:value-type="float" office:value="54.7244536">
                <text:p>54.72445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0.7927756">
                <text:p>180.7927756</text:p>
              </table:table-cell>
              <table:table-cell office:value-type="float" office:value="54.0215961">
                <text:p>54.021596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1.070528">
                <text:p>181.070528</text:p>
              </table:table-cell>
              <table:table-cell office:value-type="float" office:value="53.8457548">
                <text:p>53.84575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1.890121">
                <text:p>181.890121</text:p>
              </table:table-cell>
              <table:table-cell office:value-type="float" office:value="53.5060699">
                <text:p>53.50606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1.987808">
                <text:p>181.987808</text:p>
              </table:table-cell>
              <table:table-cell office:value-type="float" office:value="53.4439653">
                <text:p>53.44396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2.9687095">
                <text:p>182.9687095</text:p>
              </table:table-cell>
              <table:table-cell office:value-type="float" office:value="53.099966">
                <text:p>53.09996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2.1128645">
                <text:p>182.1128645</text:p>
              </table:table-cell>
              <table:table-cell office:value-type="float" office:value="52.8321454">
                <text:p>52.83214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3.037411">
                <text:p>183.037411</text:p>
              </table:table-cell>
              <table:table-cell office:value-type="float" office:value="52.5010772">
                <text:p>52.50107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2.809139">
                <text:p>182.809139</text:p>
              </table:table-cell>
              <table:table-cell office:value-type="float" office:value="52.3889301">
                <text:p>52.38893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2.600634">
                <text:p>182.600634</text:p>
              </table:table-cell>
              <table:table-cell office:value-type="float" office:value="51.9715606">
                <text:p>51.97156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2.0112525">
                <text:p>182.0112525</text:p>
              </table:table-cell>
              <table:table-cell office:value-type="float" office:value="51.5367115">
                <text:p>51.536711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0.8194235">
                <text:p>180.8194235</text:p>
              </table:table-cell>
              <table:table-cell office:value-type="float" office:value="51.1362751">
                <text:p>51.1362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1.3542275">
                <text:p>181.3542275</text:p>
              </table:table-cell>
              <table:table-cell office:value-type="float" office:value="51.1006266">
                <text:p>51.10062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0.347294">
                <text:p>180.347294</text:p>
              </table:table-cell>
              <table:table-cell office:value-type="float" office:value="51.0043777">
                <text:p>51.00437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1.250855">
                <text:p>181.250855</text:p>
              </table:table-cell>
              <table:table-cell office:value-type="float" office:value="51.0351947">
                <text:p>51.03519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.8194576">
                <text:p>180.8194576</text:p>
              </table:table-cell>
              <table:table-cell office:value-type="float" office:value="51.4411534">
                <text:p>51.44115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1.8460656">
                <text:p>181.8460656</text:p>
              </table:table-cell>
              <table:table-cell office:value-type="float" office:value="51.6271277">
                <text:p>51.627127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1.661159">
                <text:p>181.661159</text:p>
              </table:table-cell>
              <table:table-cell office:value-type="float" office:value="52.0605902">
                <text:p>52.060590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2.2723">
                <text:p>182.2723</text:p>
              </table:table-cell>
              <table:table-cell office:value-type="float" office:value="52.0080044">
                <text:p>52.00800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2.020216">
                <text:p>182.020216</text:p>
              </table:table-cell>
              <table:table-cell office:value-type="float" office:value="52.0570406">
                <text:p>52.05704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2.385574">
                <text:p>182.385574</text:p>
              </table:table-cell>
              <table:table-cell office:value-type="float" office:value="51.9971433">
                <text:p>51.99714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1.698083">
                <text:p>181.698083</text:p>
              </table:table-cell>
              <table:table-cell office:value-type="float" office:value="51.8036942">
                <text:p>51.80369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1.663036">
                <text:p>181.663036</text:p>
              </table:table-cell>
              <table:table-cell office:value-type="float" office:value="51.7058345">
                <text:p>51.70583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1.13919">
                <text:p>181.13919</text:p>
              </table:table-cell>
              <table:table-cell office:value-type="float" office:value="51.2538519">
                <text:p>51.25385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0.770119">
                <text:p>180.770119</text:p>
              </table:table-cell>
              <table:table-cell office:value-type="float" office:value="51.2460598">
                <text:p>51.24605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0.124472">
                <text:p>180.124472</text:p>
              </table:table-cell>
              <table:table-cell office:value-type="float" office:value="50.7614971">
                <text:p>50.76149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0.4411">
                <text:p>180.4411</text:p>
              </table:table-cell>
              <table:table-cell office:value-type="float" office:value="51.0946741">
                <text:p>51.09467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9.8808744">
                <text:p>179.8808744</text:p>
              </table:table-cell>
              <table:table-cell office:value-type="float" office:value="50.6824708">
                <text:p>50.682470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0.7372564">
                <text:p>180.7372564</text:p>
              </table:table-cell>
              <table:table-cell office:value-type="float" office:value="51.3667707">
                <text:p>51.36677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0.8734886">
                <text:p>180.8734886</text:p>
              </table:table-cell>
              <table:table-cell office:value-type="float" office:value="51.0754123">
                <text:p>51.0754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81.8466456">
                <text:p>181.8466456</text:p>
              </table:table-cell>
              <table:table-cell office:value-type="float" office:value="51.6627169">
                <text:p>51.662716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3.3914614">
                <text:p>183.3914614</text:p>
              </table:table-cell>
              <table:table-cell office:value-type="float" office:value="51.7807963">
                <text:p>51.78079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3.3100234">
                <text:p>183.3100234</text:p>
              </table:table-cell>
              <table:table-cell office:value-type="float" office:value="51.9893438">
                <text:p>51.9893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4.137268">
                <text:p>184.137268</text:p>
              </table:table-cell>
              <table:table-cell office:value-type="float" office:value="52.4045237">
                <text:p>52.404523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5.033828">
                <text:p>185.033828</text:p>
              </table:table-cell>
              <table:table-cell office:value-type="float" office:value="53.0814613">
                <text:p>53.08146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6.0356725">
                <text:p>186.0356725</text:p>
              </table:table-cell>
              <table:table-cell office:value-type="float" office:value="53.8494496">
                <text:p>53.84944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86.4293145">
                <text:p>186.4293145</text:p>
              </table:table-cell>
              <table:table-cell office:value-type="float" office:value="54.181159">
                <text:p>54.1811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7.1454">
                <text:p>187.1454</text:p>
              </table:table-cell>
              <table:table-cell office:value-type="float" office:value="54.9280996">
                <text:p>54.92809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87.617043">
                <text:p>187.617043</text:p>
              </table:table-cell>
              <table:table-cell office:value-type="float" office:value="55.3850701">
                <text:p>55.38507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87.812546">
                <text:p>187.812546</text:p>
              </table:table-cell>
              <table:table-cell office:value-type="float" office:value="55.4512865">
                <text:p>55.45128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88.145888">
                <text:p>188.145888</text:p>
              </table:table-cell>
              <table:table-cell office:value-type="float" office:value="55.9865205">
                <text:p>55.98652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8.355412">
                <text:p>188.355412</text:p>
              </table:table-cell>
              <table:table-cell office:value-type="float" office:value="56.233406">
                <text:p>56.2334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8.09251">
                <text:p>188.09251</text:p>
              </table:table-cell>
              <table:table-cell office:value-type="float" office:value="56.2471582">
                <text:p>56.24715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7.5301916">
                <text:p>187.5301916</text:p>
              </table:table-cell>
              <table:table-cell office:value-type="float" office:value="56.0290459">
                <text:p>56.029045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86.8338466">
                <text:p>186.8338466</text:p>
              </table:table-cell>
              <table:table-cell office:value-type="float" office:value="55.7047839">
                <text:p>55.70478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86.370428">
                <text:p>186.370428</text:p>
              </table:table-cell>
              <table:table-cell office:value-type="float" office:value="55.6305255">
                <text:p>55.63052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5.565726">
                <text:p>185.565726</text:p>
              </table:table-cell>
              <table:table-cell office:value-type="float" office:value="55.4619948">
                <text:p>55.461994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85.6914785">
                <text:p>185.6914785</text:p>
              </table:table-cell>
              <table:table-cell office:value-type="float" office:value="55.3977619">
                <text:p>55.39776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5.1668625">
                <text:p>185.1668625</text:p>
              </table:table-cell>
              <table:table-cell office:value-type="float" office:value="55.2655232">
                <text:p>55.265523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85.2040576">
                <text:p>185.2040576</text:p>
              </table:table-cell>
              <table:table-cell office:value-type="float" office:value="55.0876885">
                <text:p>55.087688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84.3489736">
                <text:p>184.3489736</text:p>
              </table:table-cell>
              <table:table-cell office:value-type="float" office:value="54.7480007">
                <text:p>54.74800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84.968185">
                <text:p>184.968185</text:p>
              </table:table-cell>
              <table:table-cell office:value-type="float" office:value="54.5056553">
                <text:p>54.50565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4.118865">
                <text:p>184.118865</text:p>
              </table:table-cell>
              <table:table-cell office:value-type="float" office:value="54.1651136">
                <text:p>54.16511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4.8330095">
                <text:p>184.8330095</text:p>
              </table:table-cell>
              <table:table-cell office:value-type="float" office:value="53.9916008">
                <text:p>53.99160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4.6480205">
                <text:p>184.6480205</text:p>
              </table:table-cell>
              <table:table-cell office:value-type="float" office:value="53.8733937">
                <text:p>53.87339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4.943155">
                <text:p>184.943155</text:p>
              </table:table-cell>
              <table:table-cell office:value-type="float" office:value="53.5002307">
                <text:p>53.50023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4.8676524">
                <text:p>184.8676524</text:p>
              </table:table-cell>
              <table:table-cell office:value-type="float" office:value="53.7848964">
                <text:p>53.78489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5.1558644">
                <text:p>185.1558644</text:p>
              </table:table-cell>
              <table:table-cell office:value-type="float" office:value="53.4423216">
                <text:p>53.44232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5.577044">
                <text:p>185.577044</text:p>
              </table:table-cell>
              <table:table-cell office:value-type="float" office:value="54.0139819">
                <text:p>54.013981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5.998829">
                <text:p>185.998829</text:p>
              </table:table-cell>
              <table:table-cell office:value-type="float" office:value="53.9755948">
                <text:p>53.97559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7.062424">
                <text:p>187.062424</text:p>
              </table:table-cell>
              <table:table-cell office:value-type="float" office:value="54.6899189">
                <text:p>54.689918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7.204979">
                <text:p>187.204979</text:p>
              </table:table-cell>
              <table:table-cell office:value-type="float" office:value="54.5511258">
                <text:p>54.55112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7.704491">
                <text:p>187.704491</text:p>
              </table:table-cell>
              <table:table-cell office:value-type="float" office:value="55.1099449">
                <text:p>55.10994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7.845658">
                <text:p>187.845658</text:p>
              </table:table-cell>
              <table:table-cell office:value-type="float" office:value="55.1247775">
                <text:p>55.124777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7.858074">
                <text:p>187.858074</text:p>
              </table:table-cell>
              <table:table-cell office:value-type="float" office:value="55.589169">
                <text:p>55.589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7.75815">
                <text:p>187.75815</text:p>
              </table:table-cell>
              <table:table-cell office:value-type="float" office:value="55.6432607">
                <text:p>55.64326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7.853696">
                <text:p>187.853696</text:p>
              </table:table-cell>
              <table:table-cell office:value-type="float" office:value="55.958619">
                <text:p>55.9586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7.264887">
                <text:p>187.264887</text:p>
              </table:table-cell>
              <table:table-cell office:value-type="float" office:value="55.97658">
                <text:p>55.9765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7.2259685">
                <text:p>187.2259685</text:p>
              </table:table-cell>
              <table:table-cell office:value-type="float" office:value="56.1942375">
                <text:p>56.19423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7.0951095">
                <text:p>187.0951095</text:p>
              </table:table-cell>
              <table:table-cell office:value-type="float" office:value="56.4531245">
                <text:p>56.45312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6.983127">
                <text:p>186.983127</text:p>
              </table:table-cell>
              <table:table-cell office:value-type="float" office:value="56.5924605">
                <text:p>56.59246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6.73417">
                <text:p>186.73417</text:p>
              </table:table-cell>
              <table:table-cell office:value-type="float" office:value="56.8428326">
                <text:p>56.842832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6.770585">
                <text:p>186.770585</text:p>
              </table:table-cell>
              <table:table-cell office:value-type="float" office:value="56.8636194">
                <text:p>56.86361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6.964205">
                <text:p>186.964205</text:p>
              </table:table-cell>
              <table:table-cell office:value-type="float" office:value="56.6876414">
                <text:p>56.687641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6.292415">
                <text:p>186.292415</text:p>
              </table:table-cell>
              <table:table-cell office:value-type="float" office:value="56.76288">
                <text:p>56.762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6.356855">
                <text:p>186.356855</text:p>
              </table:table-cell>
              <table:table-cell office:value-type="float" office:value="56.4109584">
                <text:p>56.41095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6.033832">
                <text:p>186.033832</text:p>
              </table:table-cell>
              <table:table-cell office:value-type="float" office:value="56.4094435">
                <text:p>56.40944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.638797">
                <text:p>186.638797</text:p>
              </table:table-cell>
              <table:table-cell office:value-type="float" office:value="56.3316882">
                <text:p>56.331688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.5658255">
                <text:p>186.5658255</text:p>
              </table:table-cell>
              <table:table-cell office:value-type="float" office:value="56.2776049">
                <text:p>56.27760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.0514905">
                <text:p>187.0514905</text:p>
              </table:table-cell>
              <table:table-cell office:value-type="float" office:value="56.4167328">
                <text:p>56.416732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.4013905">
                <text:p>187.4013905</text:p>
              </table:table-cell>
              <table:table-cell office:value-type="float" office:value="56.5951428">
                <text:p>56.59514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.0868355">
                <text:p>188.0868355</text:p>
              </table:table-cell>
              <table:table-cell office:value-type="float" office:value="56.8159656">
                <text:p>56.815965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9.14471">
                <text:p>189.14471</text:p>
              </table:table-cell>
              <table:table-cell office:value-type="float" office:value="57.1869009">
                <text:p>57.186900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.593259">
                <text:p>189.593259</text:p>
              </table:table-cell>
              <table:table-cell office:value-type="float" office:value="57.4981486">
                <text:p>57.498148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0.649413">
                <text:p>190.649413</text:p>
              </table:table-cell>
              <table:table-cell office:value-type="float" office:value="57.8372493">
                <text:p>57.83724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.693512">
                <text:p>190.693512</text:p>
              </table:table-cell>
              <table:table-cell office:value-type="float" office:value="57.9464418">
                <text:p>57.94644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1.617638">
                <text:p>191.617638</text:p>
              </table:table-cell>
              <table:table-cell office:value-type="float" office:value="58.2322653">
                <text:p>58.232265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.585189">
                <text:p>191.585189</text:p>
              </table:table-cell>
              <table:table-cell office:value-type="float" office:value="58.1568791">
                <text:p>58.156879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.579232">
                <text:p>191.579232</text:p>
              </table:table-cell>
              <table:table-cell office:value-type="float" office:value="58.6770344">
                <text:p>58.677034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.363662">
                <text:p>191.363662</text:p>
              </table:table-cell>
              <table:table-cell office:value-type="float" office:value="58.6229053">
                <text:p>58.62290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0.86587">
                <text:p>190.86587</text:p>
              </table:table-cell>
              <table:table-cell office:value-type="float" office:value="58.9896389">
                <text:p>58.98963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0.046038">
                <text:p>190.046038</text:p>
              </table:table-cell>
              <table:table-cell office:value-type="float" office:value="58.731102">
                <text:p>58.7311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89.544991">
                <text:p>189.544991</text:p>
              </table:table-cell>
              <table:table-cell office:value-type="float" office:value="59.082604">
                <text:p>59.08260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9.130396">
                <text:p>189.130396</text:p>
              </table:table-cell>
              <table:table-cell office:value-type="float" office:value="59.0194682">
                <text:p>59.01946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8.4821924">
                <text:p>188.4821924</text:p>
              </table:table-cell>
              <table:table-cell office:value-type="float" office:value="59.0881403">
                <text:p>59.08814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87.7263884">
                <text:p>187.7263884</text:p>
              </table:table-cell>
              <table:table-cell office:value-type="float" office:value="58.7510772">
                <text:p>58.751077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5.54678">
                <text:p>185.54678</text:p>
              </table:table-cell>
              <table:table-cell office:value-type="float" office:value="57.5646581">
                <text:p>57.564658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4.770519">
                <text:p>184.770519</text:p>
              </table:table-cell>
              <table:table-cell office:value-type="float" office:value="57.0853797">
                <text:p>57.085379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4.281397">
                <text:p>184.281397</text:p>
              </table:table-cell>
              <table:table-cell office:value-type="float" office:value="56.6239519">
                <text:p>56.62395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3.506635">
                <text:p>183.506635</text:p>
              </table:table-cell>
              <table:table-cell office:value-type="float" office:value="56.3575094">
                <text:p>56.357509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3.5597364">
                <text:p>183.5597364</text:p>
              </table:table-cell>
              <table:table-cell office:value-type="float" office:value="56.1002673">
                <text:p>56.100267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3.4244464">
                <text:p>183.4244464</text:p>
              </table:table-cell>
              <table:table-cell office:value-type="float" office:value="56.1158866">
                <text:p>56.11588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83.421257">
                <text:p>183.421257</text:p>
              </table:table-cell>
              <table:table-cell office:value-type="float" office:value="56.2917059">
                <text:p>56.29170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83.81017">
                <text:p>183.81017</text:p>
              </table:table-cell>
              <table:table-cell office:value-type="float" office:value="56.5521099">
                <text:p>56.55210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3.960576">
                <text:p>183.960576</text:p>
              </table:table-cell>
              <table:table-cell office:value-type="float" office:value="57.0185053">
                <text:p>57.01850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4.0841855">
                <text:p>184.0841855</text:p>
              </table:table-cell>
              <table:table-cell office:value-type="float" office:value="56.9657143">
                <text:p>56.96571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3.8305615">
                <text:p>183.8305615</text:p>
              </table:table-cell>
              <table:table-cell office:value-type="float" office:value="57.6626688">
                <text:p>57.66266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3.418551">
                <text:p>183.418551</text:p>
              </table:table-cell>
              <table:table-cell office:value-type="float" office:value="57.4209715">
                <text:p>57.42097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2.901139">
                <text:p>182.901139</text:p>
              </table:table-cell>
              <table:table-cell office:value-type="float" office:value="57.9576292">
                <text:p>57.957629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82.790463">
                <text:p>182.790463</text:p>
              </table:table-cell>
              <table:table-cell office:value-type="float" office:value="57.8660701">
                <text:p>57.86607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2.9750404">
                <text:p>182.9750404</text:p>
              </table:table-cell>
              <table:table-cell office:value-type="float" office:value="58.0424979">
                <text:p>58.04249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2.8350344">
                <text:p>182.8350344</text:p>
              </table:table-cell>
              <table:table-cell office:value-type="float" office:value="58.0826702">
                <text:p>58.08267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83.648792">
                <text:p>183.648792</text:p>
              </table:table-cell>
              <table:table-cell office:value-type="float" office:value="58.1983012">
                <text:p>58.19830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83.360694">
                <text:p>183.360694</text:p>
              </table:table-cell>
              <table:table-cell office:value-type="float" office:value="58.3762306">
                <text:p>58.37623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84.951526">
                <text:p>184.951526</text:p>
              </table:table-cell>
              <table:table-cell office:value-type="float" office:value="59.4063041">
                <text:p>59.406304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84.787974">
                <text:p>184.787974</text:p>
              </table:table-cell>
              <table:table-cell office:value-type="float" office:value="59.6605992">
                <text:p>59.660599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5.94698">
                <text:p>185.94698</text:p>
              </table:table-cell>
              <table:table-cell office:value-type="float" office:value="59.8581624">
                <text:p>59.85816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86.385439">
                <text:p>186.385439</text:p>
              </table:table-cell>
              <table:table-cell office:value-type="float" office:value="59.6743285">
                <text:p>59.674328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7.965446">
                <text:p>187.965446</text:p>
              </table:table-cell>
              <table:table-cell office:value-type="float" office:value="59.8916492">
                <text:p>59.891649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9.750841">
                <text:p>189.750841</text:p>
              </table:table-cell>
              <table:table-cell office:value-type="float" office:value="61.2196339">
                <text:p>61.219633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1.048486">
                <text:p>191.048486</text:p>
              </table:table-cell>
              <table:table-cell office:value-type="float" office:value="61.3651813">
                <text:p>61.36518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2.157035">
                <text:p>192.157035</text:p>
              </table:table-cell>
              <table:table-cell office:value-type="float" office:value="61.6223197">
                <text:p>61.62231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3.446945">
                <text:p>193.446945</text:p>
              </table:table-cell>
              <table:table-cell office:value-type="float" office:value="62.3425461">
                <text:p>62.34254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4.835164">
                <text:p>194.835164</text:p>
              </table:table-cell>
              <table:table-cell office:value-type="float" office:value="62.6679827">
                <text:p>62.66798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5.280261">
                <text:p>195.280261</text:p>
              </table:table-cell>
              <table:table-cell office:value-type="float" office:value="62.9432029">
                <text:p>62.94320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6.059514">
                <text:p>196.059514</text:p>
              </table:table-cell>
              <table:table-cell office:value-type="float" office:value="63.2077701">
                <text:p>63.2077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5.573268">
                <text:p>195.573268</text:p>
              </table:table-cell>
              <table:table-cell office:value-type="float" office:value="62.9531273">
                <text:p>62.953127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5.902578">
                <text:p>195.902578</text:p>
              </table:table-cell>
              <table:table-cell office:value-type="float" office:value="63.1568419">
                <text:p>63.156841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5.551075">
                <text:p>195.551075</text:p>
              </table:table-cell>
              <table:table-cell office:value-type="float" office:value="62.8026579">
                <text:p>62.802657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5.880601">
                <text:p>195.880601</text:p>
              </table:table-cell>
              <table:table-cell office:value-type="float" office:value="62.9345674">
                <text:p>62.93456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6.257238">
                <text:p>196.257238</text:p>
              </table:table-cell>
              <table:table-cell office:value-type="float" office:value="62.9028186">
                <text:p>62.90281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6.723719">
                <text:p>196.723719</text:p>
              </table:table-cell>
              <table:table-cell office:value-type="float" office:value="62.7165315">
                <text:p>62.71653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6.353882">
                <text:p>196.353882</text:p>
              </table:table-cell>
              <table:table-cell office:value-type="float" office:value="62.2539339">
                <text:p>62.253933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6.587399">
                <text:p>196.587399</text:p>
              </table:table-cell>
              <table:table-cell office:value-type="float" office:value="61.8202238">
                <text:p>61.820223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6.6417785">
                <text:p>196.6417785</text:p>
              </table:table-cell>
              <table:table-cell office:value-type="float" office:value="61.6111549">
                <text:p>61.611154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6.3637415">
                <text:p>196.3637415</text:p>
              </table:table-cell>
              <table:table-cell office:value-type="float" office:value="61.0536058">
                <text:p>61.053605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6.27043">
                <text:p>196.27043</text:p>
              </table:table-cell>
              <table:table-cell office:value-type="float" office:value="60.8106088">
                <text:p>60.810608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6.79497">
                <text:p>196.79497</text:p>
              </table:table-cell>
              <table:table-cell office:value-type="float" office:value="60.9090516">
                <text:p>60.909051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6.284285">
                <text:p>196.284285</text:p>
              </table:table-cell>
              <table:table-cell office:value-type="float" office:value="60.2739479">
                <text:p>60.27394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6.502892">
                <text:p>196.502892</text:p>
              </table:table-cell>
              <table:table-cell office:value-type="float" office:value="60.4803037">
                <text:p>60.480303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6.562194">
                <text:p>196.562194</text:p>
              </table:table-cell>
              <table:table-cell office:value-type="float" office:value="60.0500768">
                <text:p>60.050076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.967796">
                <text:p>196.967796</text:p>
              </table:table-cell>
              <table:table-cell office:value-type="float" office:value="60.2240308">
                <text:p>60.22403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7.444418">
                <text:p>197.444418</text:p>
              </table:table-cell>
              <table:table-cell office:value-type="float" office:value="59.9579557">
                <text:p>59.95795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8.002475">
                <text:p>198.002475</text:p>
              </table:table-cell>
              <table:table-cell office:value-type="float" office:value="60.298716">
                <text:p>60.2987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8.233456">
                <text:p>198.233456</text:p>
              </table:table-cell>
              <table:table-cell office:value-type="float" office:value="60.2708384">
                <text:p>60.27083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8.61367">
                <text:p>198.61367</text:p>
              </table:table-cell>
              <table:table-cell office:value-type="float" office:value="60.5524775">
                <text:p>60.55247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8.361019">
                <text:p>198.361019</text:p>
              </table:table-cell>
              <table:table-cell office:value-type="float" office:value="60.6070289">
                <text:p>60.60702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8.43849">
                <text:p>198.43849</text:p>
              </table:table-cell>
              <table:table-cell office:value-type="float" office:value="60.7019064">
                <text:p>60.701906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8.239644">
                <text:p>198.239644</text:p>
              </table:table-cell>
              <table:table-cell office:value-type="float" office:value="60.7916045">
                <text:p>60.791604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8.31964">
                <text:p>198.31964</text:p>
              </table:table-cell>
              <table:table-cell office:value-type="float" office:value="60.8500865">
                <text:p>60.850086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8.092237">
                <text:p>198.092237</text:p>
              </table:table-cell>
              <table:table-cell office:value-type="float" office:value="60.849654">
                <text:p>60.849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7.998718">
                <text:p>197.998718</text:p>
              </table:table-cell>
              <table:table-cell office:value-type="float" office:value="60.755132">
                <text:p>60.7551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7.468252">
                <text:p>197.468252</text:p>
              </table:table-cell>
              <table:table-cell office:value-type="float" office:value="60.509803">
                <text:p>60.5098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7.909756">
                <text:p>197.909756</text:p>
              </table:table-cell>
              <table:table-cell office:value-type="float" office:value="60.3529432">
                <text:p>60.352943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.196369">
                <text:p>198.196369</text:p>
              </table:table-cell>
              <table:table-cell office:value-type="float" office:value="60.296393">
                <text:p>60.29639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9.181121">
                <text:p>199.181121</text:p>
              </table:table-cell>
              <table:table-cell office:value-type="float" office:value="60.1997419">
                <text:p>60.199741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00.0673285">
                <text:p>200.0673285</text:p>
              </table:table-cell>
              <table:table-cell office:value-type="float" office:value="60.4062213">
                <text:p>60.40622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1.6342305">
                <text:p>201.6342305</text:p>
              </table:table-cell>
              <table:table-cell office:value-type="float" office:value="60.2509357">
                <text:p>60.25093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1.9978025">
                <text:p>201.9978025</text:p>
              </table:table-cell>
              <table:table-cell office:value-type="float" office:value="60.5236897">
                <text:p>60.523689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4.279374">
                <text:p>204.279374</text:p>
              </table:table-cell>
              <table:table-cell office:value-type="float" office:value="61.0609827">
                <text:p>61.060982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4.075982">
                <text:p>204.075982</text:p>
              </table:table-cell>
              <table:table-cell office:value-type="float" office:value="61.4960201">
                <text:p>61.49602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6.200152">
                <text:p>206.200152</text:p>
              </table:table-cell>
              <table:table-cell office:value-type="float" office:value="62.2323794">
                <text:p>62.232379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6.592334">
                <text:p>206.592334</text:p>
              </table:table-cell>
              <table:table-cell office:value-type="float" office:value="63.1727889">
                <text:p>63.17278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7.7415105">
                <text:p>207.7415105</text:p>
              </table:table-cell>
              <table:table-cell office:value-type="float" office:value="63.921345">
                <text:p>63.9213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7.6770645">
                <text:p>207.6770645</text:p>
              </table:table-cell>
              <table:table-cell office:value-type="float" office:value="64.5438633">
                <text:p>64.54386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8.261693">
                <text:p>208.261693</text:p>
              </table:table-cell>
              <table:table-cell office:value-type="float" office:value="65.1550161">
                <text:p>65.155016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8.226161">
                <text:p>208.226161</text:p>
              </table:table-cell>
              <table:table-cell office:value-type="float" office:value="65.6896231">
                <text:p>65.689623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8.8441065">
                <text:p>208.8441065</text:p>
              </table:table-cell>
              <table:table-cell office:value-type="float" office:value="66.0239717">
                <text:p>66.02397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08.9647645">
                <text:p>208.9647645</text:p>
              </table:table-cell>
              <table:table-cell office:value-type="float" office:value="66.390063">
                <text:p>66.3900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09.113174">
                <text:p>209.113174</text:p>
              </table:table-cell>
              <table:table-cell office:value-type="float" office:value="66.3052632">
                <text:p>66.30526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9.526849">
                <text:p>209.526849</text:p>
              </table:table-cell>
              <table:table-cell office:value-type="float" office:value="66.3225804">
                <text:p>66.322580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9.454211">
                <text:p>209.454211</text:p>
              </table:table-cell>
              <table:table-cell office:value-type="float" office:value="66.2399927">
                <text:p>66.23999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9.853162">
                <text:p>209.853162</text:p>
              </table:table-cell>
              <table:table-cell office:value-type="float" office:value="66.1944448">
                <text:p>66.19444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09.9189404">
                <text:p>209.9189404</text:p>
              </table:table-cell>
              <table:table-cell office:value-type="float" office:value="65.9158631">
                <text:p>65.91586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0.1432174">
                <text:p>210.1432174</text:p>
              </table:table-cell>
              <table:table-cell office:value-type="float" office:value="65.7774776">
                <text:p>65.777477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0.699493">
                <text:p>210.699493</text:p>
              </table:table-cell>
              <table:table-cell office:value-type="float" office:value="65.5854421">
                <text:p>65.58544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0.335265">
                <text:p>210.335265</text:p>
              </table:table-cell>
              <table:table-cell office:value-type="float" office:value="65.4768759">
                <text:p>65.47687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0.818501">
                <text:p>210.818501</text:p>
              </table:table-cell>
              <table:table-cell office:value-type="float" office:value="65.0883986">
                <text:p>65.088398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9.851766">
                <text:p>209.851766</text:p>
              </table:table-cell>
              <table:table-cell office:value-type="float" office:value="64.8861598">
                <text:p>64.88615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0.069247">
                <text:p>210.069247</text:p>
              </table:table-cell>
              <table:table-cell office:value-type="float" office:value="64.5416253">
                <text:p>64.54162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08.920012">
                <text:p>208.920012</text:p>
              </table:table-cell>
              <table:table-cell office:value-type="float" office:value="64.1412832">
                <text:p>64.14128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08.410534">
                <text:p>208.410534</text:p>
              </table:table-cell>
              <table:table-cell office:value-type="float" office:value="64.0612152">
                <text:p>64.061215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7.372292">
                <text:p>207.372292</text:p>
              </table:table-cell>
              <table:table-cell office:value-type="float" office:value="63.8015554">
                <text:p>63.80155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07.403044">
                <text:p>207.403044</text:p>
              </table:table-cell>
              <table:table-cell office:value-type="float" office:value="64.2849806">
                <text:p>64.284980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06.674141">
                <text:p>206.674141</text:p>
              </table:table-cell>
              <table:table-cell office:value-type="float" office:value="64.1633133">
                <text:p>64.16331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07.04834">
                <text:p>207.04834</text:p>
              </table:table-cell>
              <table:table-cell office:value-type="float" office:value="64.7939497">
                <text:p>64.79394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05.940717">
                <text:p>205.940717</text:p>
              </table:table-cell>
              <table:table-cell office:value-type="float" office:value="64.4435315">
                <text:p>64.44353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6.2859486">
                <text:p>206.2859486</text:p>
              </table:table-cell>
              <table:table-cell office:value-type="float" office:value="65.0158806">
                <text:p>65.015880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05.4048436">
                <text:p>205.4048436</text:p>
              </table:table-cell>
              <table:table-cell office:value-type="float" office:value="64.4343321">
                <text:p>64.43433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5.39767">
                <text:p>205.39767</text:p>
              </table:table-cell>
              <table:table-cell office:value-type="float" office:value="64.523415">
                <text:p>64.5234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4.845416">
                <text:p>204.845416</text:p>
              </table:table-cell>
              <table:table-cell office:value-type="float" office:value="63.7243358">
                <text:p>63.72433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04.777145">
                <text:p>204.777145</text:p>
              </table:table-cell>
              <table:table-cell office:value-type="float" office:value="63.7645548">
                <text:p>63.764554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.574649">
                <text:p>204.574649</text:p>
              </table:table-cell>
              <table:table-cell office:value-type="float" office:value="63.1680619">
                <text:p>63.16806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04.411326">
                <text:p>204.411326</text:p>
              </table:table-cell>
              <table:table-cell office:value-type="float" office:value="63.2861519">
                <text:p>63.28615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4.245745">
                <text:p>204.245745</text:p>
              </table:table-cell>
              <table:table-cell office:value-type="float" office:value="62.9431365">
                <text:p>62.943136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4.172598">
                <text:p>204.172598</text:p>
              </table:table-cell>
              <table:table-cell office:value-type="float" office:value="62.9282478">
                <text:p>62.92824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03.982618">
                <text:p>203.982618</text:p>
              </table:table-cell>
              <table:table-cell office:value-type="float" office:value="62.3625228">
                <text:p>62.36252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3.750489">
                <text:p>203.750489</text:p>
              </table:table-cell>
              <table:table-cell office:value-type="float" office:value="62.3755725">
                <text:p>62.37557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3.652669">
                <text:p>203.652669</text:p>
              </table:table-cell>
              <table:table-cell office:value-type="float" office:value="62.043172">
                <text:p>62.04317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3.216187">
                <text:p>203.216187</text:p>
              </table:table-cell>
              <table:table-cell office:value-type="float" office:value="61.8742864">
                <text:p>61.87428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2.753142">
                <text:p>202.753142</text:p>
              </table:table-cell>
              <table:table-cell office:value-type="float" office:value="61.8505954">
                <text:p>61.850595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1.571263">
                <text:p>201.571263</text:p>
              </table:table-cell>
              <table:table-cell office:value-type="float" office:value="61.6037635">
                <text:p>61.603763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1.401084">
                <text:p>201.401084</text:p>
              </table:table-cell>
              <table:table-cell office:value-type="float" office:value="61.4822658">
                <text:p>61.48226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00.2222766">
                <text:p>200.2222766</text:p>
              </table:table-cell>
              <table:table-cell office:value-type="float" office:value="61.3788992">
                <text:p>61.37889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0.1289186">
                <text:p>200.1289186</text:p>
              </table:table-cell>
              <table:table-cell office:value-type="float" office:value="61.2208777">
                <text:p>61.22087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9.113986">
                <text:p>199.113986</text:p>
              </table:table-cell>
              <table:table-cell office:value-type="float" office:value="61.3542485">
                <text:p>61.354248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.996008">
                <text:p>198.996008</text:p>
              </table:table-cell>
              <table:table-cell office:value-type="float" office:value="60.9958282">
                <text:p>60.995828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8.3545865">
                <text:p>198.3545865</text:p>
              </table:table-cell>
              <table:table-cell office:value-type="float" office:value="61.2233091">
                <text:p>61.223309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98.7420815">
                <text:p>198.7420815</text:p>
              </table:table-cell>
              <table:table-cell office:value-type="float" office:value="60.9369521">
                <text:p>60.93695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8.748012">
                <text:p>198.748012</text:p>
              </table:table-cell>
              <table:table-cell office:value-type="float" office:value="61.0335823">
                <text:p>61.03358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98.616628">
                <text:p>198.616628</text:p>
              </table:table-cell>
              <table:table-cell office:value-type="float" office:value="60.844052">
                <text:p>60.84405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98.050996">
                <text:p>198.050996</text:p>
              </table:table-cell>
              <table:table-cell office:value-type="float" office:value="60.7555552">
                <text:p>60.755555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8.444674">
                <text:p>198.444674</text:p>
              </table:table-cell>
              <table:table-cell office:value-type="float" office:value="60.6007182">
                <text:p>60.600718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8.286371">
                <text:p>198.286371</text:p>
              </table:table-cell>
              <table:table-cell office:value-type="float" office:value="60.290628">
                <text:p>60.2906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8.133437">
                <text:p>198.133437</text:p>
              </table:table-cell>
              <table:table-cell office:value-type="float" office:value="60.2573531">
                <text:p>60.25735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8.373312">
                <text:p>198.373312</text:p>
              </table:table-cell>
              <table:table-cell office:value-type="float" office:value="59.7739547">
                <text:p>59.77395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8.340642">
                <text:p>198.340642</text:p>
              </table:table-cell>
              <table:table-cell office:value-type="float" office:value="59.7911845">
                <text:p>59.791184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8.623652">
                <text:p>198.623652</text:p>
              </table:table-cell>
              <table:table-cell office:value-type="float" office:value="59.4131158">
                <text:p>59.41311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8.263277">
                <text:p>198.263277</text:p>
              </table:table-cell>
              <table:table-cell office:value-type="float" office:value="59.2901991">
                <text:p>59.290199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8.533304">
                <text:p>198.533304</text:p>
              </table:table-cell>
              <table:table-cell office:value-type="float" office:value="58.8922336">
                <text:p>58.89223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7.89155">
                <text:p>197.89155</text:p>
              </table:table-cell>
              <table:table-cell office:value-type="float" office:value="58.4251248">
                <text:p>58.425124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8.205566">
                <text:p>198.205566</text:p>
              </table:table-cell>
              <table:table-cell office:value-type="float" office:value="58.315121">
                <text:p>58.3151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7.834911">
                <text:p>197.834911</text:p>
              </table:table-cell>
              <table:table-cell office:value-type="float" office:value="58.1567853">
                <text:p>58.156785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7.897852">
                <text:p>197.897852</text:p>
              </table:table-cell>
              <table:table-cell office:value-type="float" office:value="58.1613243">
                <text:p>58.16132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98.360065">
                <text:p>198.360065</text:p>
              </table:table-cell>
              <table:table-cell office:value-type="float" office:value="58.2217402">
                <text:p>58.22174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97.5761266">
                <text:p>197.5761266</text:p>
              </table:table-cell>
              <table:table-cell office:value-type="float" office:value="58.0225088">
                <text:p>58.02250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8.1251616">
                <text:p>198.1251616</text:p>
              </table:table-cell>
              <table:table-cell office:value-type="float" office:value="58.2078777">
                <text:p>58.20787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7.4049614">
                <text:p>197.4049614</text:p>
              </table:table-cell>
              <table:table-cell office:value-type="float" office:value="58.2060388">
                <text:p>58.206038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97.1257924">
                <text:p>197.1257924</text:p>
              </table:table-cell>
              <table:table-cell office:value-type="float" office:value="57.7659495">
                <text:p>57.765949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7.3214344">
                <text:p>197.3214344</text:p>
              </table:table-cell>
              <table:table-cell office:value-type="float" office:value="57.9051005">
                <text:p>57.90510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6.9857124">
                <text:p>196.9857124</text:p>
              </table:table-cell>
              <table:table-cell office:value-type="float" office:value="57.3809507">
                <text:p>57.38095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97.3576396">
                <text:p>197.3576396</text:p>
              </table:table-cell>
              <table:table-cell office:value-type="float" office:value="57.4299496">
                <text:p>57.429949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96.9254156">
                <text:p>196.9254156</text:p>
              </table:table-cell>
              <table:table-cell office:value-type="float" office:value="57.0098125">
                <text:p>57.009812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6.6720936">
                <text:p>196.6720936</text:p>
              </table:table-cell>
              <table:table-cell office:value-type="float" office:value="56.8202224">
                <text:p>56.82022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6.8057626">
                <text:p>196.8057626</text:p>
              </table:table-cell>
              <table:table-cell office:value-type="float" office:value="56.7600761">
                <text:p>56.76007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96.9751066">
                <text:p>196.9751066</text:p>
              </table:table-cell>
              <table:table-cell office:value-type="float" office:value="56.7390247">
                <text:p>56.739024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6.71637">
                <text:p>196.71637</text:p>
              </table:table-cell>
              <table:table-cell office:value-type="float" office:value="56.7648262">
                <text:p>56.76482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6.633886">
                <text:p>196.633886</text:p>
              </table:table-cell>
              <table:table-cell office:value-type="float" office:value="56.7700385">
                <text:p>56.770038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95.929682">
                <text:p>195.929682</text:p>
              </table:table-cell>
              <table:table-cell office:value-type="float" office:value="56.6535932">
                <text:p>56.65359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5.516166">
                <text:p>195.516166</text:p>
              </table:table-cell>
              <table:table-cell office:value-type="float" office:value="56.6719325">
                <text:p>56.67193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5.023989">
                <text:p>195.023989</text:p>
              </table:table-cell>
              <table:table-cell office:value-type="float" office:value="56.9584899">
                <text:p>56.95848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4.357661">
                <text:p>194.357661</text:p>
              </table:table-cell>
              <table:table-cell office:value-type="float" office:value="56.9034907">
                <text:p>56.903490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4.068796">
                <text:p>194.068796</text:p>
              </table:table-cell>
              <table:table-cell office:value-type="float" office:value="57.0855945">
                <text:p>57.085594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3.44026">
                <text:p>193.44026</text:p>
              </table:table-cell>
              <table:table-cell office:value-type="float" office:value="57.0316224">
                <text:p>57.03162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92.560259">
                <text:p>192.560259</text:p>
              </table:table-cell>
              <table:table-cell office:value-type="float" office:value="56.6241984">
                <text:p>56.62419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2.012451">
                <text:p>192.012451</text:p>
              </table:table-cell>
              <table:table-cell office:value-type="float" office:value="56.6857498">
                <text:p>56.68574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1.064128">
                <text:p>191.064128</text:p>
              </table:table-cell>
              <table:table-cell office:value-type="float" office:value="55.936251">
                <text:p>55.93625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9.962836">
                <text:p>189.962836</text:p>
              </table:table-cell>
              <table:table-cell office:value-type="float" office:value="55.9800713">
                <text:p>55.98007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8.685123">
                <text:p>188.685123</text:p>
              </table:table-cell>
              <table:table-cell office:value-type="float" office:value="55.1307309">
                <text:p>55.130730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7.318323">
                <text:p>187.318323</text:p>
              </table:table-cell>
              <table:table-cell office:value-type="float" office:value="55.0182894">
                <text:p>55.018289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6.218012">
                <text:p>186.218012</text:p>
              </table:table-cell>
              <table:table-cell office:value-type="float" office:value="54.5117796">
                <text:p>54.511779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4.745954">
                <text:p>184.745954</text:p>
              </table:table-cell>
              <table:table-cell office:value-type="float" office:value="54.4641442">
                <text:p>54.464144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4.3654065">
                <text:p>184.3654065</text:p>
              </table:table-cell>
              <table:table-cell office:value-type="float" office:value="54.4347253">
                <text:p>54.434725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2.8583135">
                <text:p>182.8583135</text:p>
              </table:table-cell>
              <table:table-cell office:value-type="float" office:value="54.3164863">
                <text:p>54.31648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2.433319">
                <text:p>182.433319</text:p>
              </table:table-cell>
              <table:table-cell office:value-type="float" office:value="54.4550369">
                <text:p>54.45503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2.234254">
                <text:p>182.234254</text:p>
              </table:table-cell>
              <table:table-cell office:value-type="float" office:value="54.3435237">
                <text:p>54.343523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2.225951">
                <text:p>182.225951</text:p>
              </table:table-cell>
              <table:table-cell office:value-type="float" office:value="54.5621664">
                <text:p>54.56216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2.436441">
                <text:p>182.436441</text:p>
              </table:table-cell>
              <table:table-cell office:value-type="float" office:value="54.6023368">
                <text:p>54.60233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3.1349725">
                <text:p>183.1349725</text:p>
              </table:table-cell>
              <table:table-cell office:value-type="float" office:value="55.0156965">
                <text:p>55.015696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3.1633015">
                <text:p>183.1633015</text:p>
              </table:table-cell>
              <table:table-cell office:value-type="float" office:value="55.1083852">
                <text:p>55.108385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3.795073">
                <text:p>183.795073</text:p>
              </table:table-cell>
              <table:table-cell office:value-type="float" office:value="55.6856055">
                <text:p>55.685605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3.573454">
                <text:p>183.573454</text:p>
              </table:table-cell>
              <table:table-cell office:value-type="float" office:value="55.7127614">
                <text:p>55.712761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3.638562">
                <text:p>183.638562</text:p>
              </table:table-cell>
              <table:table-cell office:value-type="float" office:value="55.980977">
                <text:p>55.9809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.247376">
                <text:p>183.247376</text:p>
              </table:table-cell>
              <table:table-cell office:value-type="float" office:value="56.036525">
                <text:p>56.0365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3.593701">
                <text:p>183.593701</text:p>
              </table:table-cell>
              <table:table-cell office:value-type="float" office:value="56.1178941">
                <text:p>56.117894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2.691777">
                <text:p>182.691777</text:p>
              </table:table-cell>
              <table:table-cell office:value-type="float" office:value="55.8145552">
                <text:p>55.814555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3.206852">
                <text:p>183.206852</text:p>
              </table:table-cell>
              <table:table-cell office:value-type="float" office:value="55.6920338">
                <text:p>55.692033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2.076804">
                <text:p>182.076804</text:p>
              </table:table-cell>
              <table:table-cell office:value-type="float" office:value="55.380562">
                <text:p>55.3805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2.218444">
                <text:p>182.218444</text:p>
              </table:table-cell>
              <table:table-cell office:value-type="float" office:value="55.3360574">
                <text:p>55.33605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0.7733045">
                <text:p>180.7733045</text:p>
              </table:table-cell>
              <table:table-cell office:value-type="float" office:value="54.8394941">
                <text:p>54.839494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0.4469939">
                <text:p>180.4469939</text:p>
              </table:table-cell>
              <table:table-cell office:value-type="float" office:value="54.8342183">
                <text:p>54.83421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0.1094854">
                <text:p>180.1094854</text:p>
              </table:table-cell>
              <table:table-cell office:value-type="float" office:value="54.3852357">
                <text:p>54.38523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8.361092">
                <text:p>178.361092</text:p>
              </table:table-cell>
              <table:table-cell office:value-type="float" office:value="53.8031597">
                <text:p>53.80315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79.14901">
                <text:p>179.14901</text:p>
              </table:table-cell>
              <table:table-cell office:value-type="float" office:value="53.5983276">
                <text:p>53.59832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77.111763">
                <text:p>177.111763</text:p>
              </table:table-cell>
              <table:table-cell office:value-type="float" office:value="53.0735452">
                <text:p>53.07354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77.695657">
                <text:p>177.695657</text:p>
              </table:table-cell>
              <table:table-cell office:value-type="float" office:value="53.119093">
                <text:p>53.1190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77.04474">
                <text:p>177.04474</text:p>
              </table:table-cell>
              <table:table-cell office:value-type="float" office:value="52.8732747">
                <text:p>52.873274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77.322769">
                <text:p>177.322769</text:p>
              </table:table-cell>
              <table:table-cell office:value-type="float" office:value="52.9389644">
                <text:p>52.938964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7.17588">
                <text:p>177.17588</text:p>
              </table:table-cell>
              <table:table-cell office:value-type="float" office:value="52.8483577">
                <text:p>52.84835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77.766837">
                <text:p>177.766837</text:p>
              </table:table-cell>
              <table:table-cell office:value-type="float" office:value="53.1286737">
                <text:p>53.128673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7.449405">
                <text:p>177.449405</text:p>
              </table:table-cell>
              <table:table-cell office:value-type="float" office:value="53.0439505">
                <text:p>53.04395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7.625316">
                <text:p>177.625316</text:p>
              </table:table-cell>
              <table:table-cell office:value-type="float" office:value="53.3008463">
                <text:p>53.30084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7.619007">
                <text:p>177.619007</text:p>
              </table:table-cell>
              <table:table-cell office:value-type="float" office:value="53.1671321">
                <text:p>53.167132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7.8430465">
                <text:p>177.8430465</text:p>
              </table:table-cell>
              <table:table-cell office:value-type="float" office:value="53.330339">
                <text:p>53.3303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78.1100439">
                <text:p>178.1100439</text:p>
              </table:table-cell>
              <table:table-cell office:value-type="float" office:value="53.1420298">
                <text:p>53.14202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78.4576174">
                <text:p>178.4576174</text:p>
              </table:table-cell>
              <table:table-cell office:value-type="float" office:value="53.1217362">
                <text:p>53.12173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8.568731">
                <text:p>178.568731</text:p>
              </table:table-cell>
              <table:table-cell office:value-type="float" office:value="52.7568804">
                <text:p>52.756880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8.992147">
                <text:p>178.992147</text:p>
              </table:table-cell>
              <table:table-cell office:value-type="float" office:value="52.9063654">
                <text:p>52.906365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8.928995">
                <text:p>178.928995</text:p>
              </table:table-cell>
              <table:table-cell office:value-type="float" office:value="52.4650436">
                <text:p>52.46504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9.566778">
                <text:p>179.566778</text:p>
              </table:table-cell>
              <table:table-cell office:value-type="float" office:value="52.4059288">
                <text:p>52.405928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8.96654">
                <text:p>178.96654</text:p>
              </table:table-cell>
              <table:table-cell office:value-type="float" office:value="51.9737684">
                <text:p>51.97376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9.777921">
                <text:p>179.777921</text:p>
              </table:table-cell>
              <table:table-cell office:value-type="float" office:value="51.9830218">
                <text:p>51.98302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9.950932">
                <text:p>179.950932</text:p>
              </table:table-cell>
              <table:table-cell office:value-type="float" office:value="51.9835265">
                <text:p>51.983526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0.297205">
                <text:p>180.297205</text:p>
              </table:table-cell>
              <table:table-cell office:value-type="float" office:value="51.730741">
                <text:p>51.73074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80.3147265">
                <text:p>180.3147265</text:p>
              </table:table-cell>
              <table:table-cell office:value-type="float" office:value="51.6300577">
                <text:p>51.63005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81.0374005">
                <text:p>181.0374005</text:p>
              </table:table-cell>
              <table:table-cell office:value-type="float" office:value="51.8900003">
                <text:p>51.8900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1.344055">
                <text:p>181.344055</text:p>
              </table:table-cell>
              <table:table-cell office:value-type="float" office:value="51.8568123">
                <text:p>51.856812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1.474737">
                <text:p>181.474737</text:p>
              </table:table-cell>
              <table:table-cell office:value-type="float" office:value="52.1449993">
                <text:p>52.144999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2.6710936">
                <text:p>182.6710936</text:p>
              </table:table-cell>
              <table:table-cell office:value-type="float" office:value="52.3345125">
                <text:p>52.3345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3.0563536">
                <text:p>183.0563536</text:p>
              </table:table-cell>
              <table:table-cell office:value-type="float" office:value="52.7510844">
                <text:p>52.75108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3.7248245">
                <text:p>183.7248245</text:p>
              </table:table-cell>
              <table:table-cell office:value-type="float" office:value="52.9257469">
                <text:p>52.92574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84.2216415">
                <text:p>184.2216415</text:p>
              </table:table-cell>
              <table:table-cell office:value-type="float" office:value="53.3499779">
                <text:p>53.349977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84.683342">
                <text:p>184.683342</text:p>
              </table:table-cell>
              <table:table-cell office:value-type="float" office:value="53.3284128">
                <text:p>53.328412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84.908269">
                <text:p>184.908269</text:p>
              </table:table-cell>
              <table:table-cell office:value-type="float" office:value="53.5887056">
                <text:p>53.588705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85.199439">
                <text:p>185.199439</text:p>
              </table:table-cell>
              <table:table-cell office:value-type="float" office:value="53.5510492">
                <text:p>53.55104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85.749518">
                <text:p>185.749518</text:p>
              </table:table-cell>
              <table:table-cell office:value-type="float" office:value="53.8395706">
                <text:p>53.83957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86.111032">
                <text:p>186.111032</text:p>
              </table:table-cell>
              <table:table-cell office:value-type="float" office:value="53.7455753">
                <text:p>53.74557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6.818656">
                <text:p>186.818656</text:p>
              </table:table-cell>
              <table:table-cell office:value-type="float" office:value="54.3077045">
                <text:p>54.307704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6.788253">
                <text:p>186.788253</text:p>
              </table:table-cell>
              <table:table-cell office:value-type="float" office:value="54.0750858">
                <text:p>54.075085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7.366648">
                <text:p>187.366648</text:p>
              </table:table-cell>
              <table:table-cell office:value-type="float" office:value="54.7755904">
                <text:p>54.775590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7.317609">
                <text:p>187.317609</text:p>
              </table:table-cell>
              <table:table-cell office:value-type="float" office:value="54.7054248">
                <text:p>54.705424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87.859483">
                <text:p>187.859483</text:p>
              </table:table-cell>
              <table:table-cell office:value-type="float" office:value="55.3516735">
                <text:p>55.351673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88.052337">
                <text:p>188.052337</text:p>
              </table:table-cell>
              <table:table-cell office:value-type="float" office:value="55.3924668">
                <text:p>55.39246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88.92095">
                <text:p>188.92095</text:p>
              </table:table-cell>
              <table:table-cell office:value-type="float" office:value="55.8246575">
                <text:p>55.824657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89.614201">
                <text:p>189.614201</text:p>
              </table:table-cell>
              <table:table-cell office:value-type="float" office:value="56.0419756">
                <text:p>56.041975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90.602838">
                <text:p>190.602838</text:p>
              </table:table-cell>
              <table:table-cell office:value-type="float" office:value="56.5544523">
                <text:p>56.554452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1.622929">
                <text:p>191.622929</text:p>
              </table:table-cell>
              <table:table-cell office:value-type="float" office:value="56.7967366">
                <text:p>56.796736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92.870203">
                <text:p>192.870203</text:p>
              </table:table-cell>
              <table:table-cell office:value-type="float" office:value="57.6131265">
                <text:p>57.613126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94.264648">
                <text:p>194.264648</text:p>
              </table:table-cell>
              <table:table-cell office:value-type="float" office:value="58.0483219">
                <text:p>58.048321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5.739705">
                <text:p>195.739705</text:p>
              </table:table-cell>
              <table:table-cell office:value-type="float" office:value="59.1131639">
                <text:p>59.11316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6.767791">
                <text:p>196.767791</text:p>
              </table:table-cell>
              <table:table-cell office:value-type="float" office:value="59.5132214">
                <text:p>59.513221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7.008547">
                <text:p>197.008547</text:p>
              </table:table-cell>
              <table:table-cell office:value-type="float" office:value="60.330082">
                <text:p>60.3300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8.186752">
                <text:p>198.186752</text:p>
              </table:table-cell>
              <table:table-cell office:value-type="float" office:value="60.8563473">
                <text:p>60.85634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7.581318">
                <text:p>197.581318</text:p>
              </table:table-cell>
              <table:table-cell office:value-type="float" office:value="61.4389033">
                <text:p>61.43890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8.876287">
                <text:p>198.876287</text:p>
              </table:table-cell>
              <table:table-cell office:value-type="float" office:value="61.9337205">
                <text:p>61.933720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8.658546">
                <text:p>198.658546</text:p>
              </table:table-cell>
              <table:table-cell office:value-type="float" office:value="62.106091">
                <text:p>62.1060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.912352">
                <text:p>198.912352</text:p>
              </table:table-cell>
              <table:table-cell office:value-type="float" office:value="62.137328">
                <text:p>62.1373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99.142092">
                <text:p>199.142092</text:p>
              </table:table-cell>
              <table:table-cell office:value-type="float" office:value="61.9286239">
                <text:p>61.928623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99.413099">
                <text:p>199.413099</text:p>
              </table:table-cell>
              <table:table-cell office:value-type="float" office:value="61.8741326">
                <text:p>61.874132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99.620172">
                <text:p>199.620172</text:p>
              </table:table-cell>
              <table:table-cell office:value-type="float" office:value="61.5254711">
                <text:p>61.52547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9.765981">
                <text:p>199.765981</text:p>
              </table:table-cell>
              <table:table-cell office:value-type="float" office:value="61.6149067">
                <text:p>61.61490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0.246284">
                <text:p>200.246284</text:p>
              </table:table-cell>
              <table:table-cell office:value-type="float" office:value="61.2457302">
                <text:p>61.245730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0.288565">
                <text:p>200.288565</text:p>
              </table:table-cell>
              <table:table-cell office:value-type="float" office:value="61.6176937">
                <text:p>61.61769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00.514259">
                <text:p>200.514259</text:p>
              </table:table-cell>
              <table:table-cell office:value-type="float" office:value="61.2988732">
                <text:p>61.298873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9.239957">
                <text:p>199.239957</text:p>
              </table:table-cell>
              <table:table-cell office:value-type="float" office:value="61.1573349">
                <text:p>61.157334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99.676904">
                <text:p>199.676904</text:p>
              </table:table-cell>
              <table:table-cell office:value-type="float" office:value="61.2036613">
                <text:p>61.203661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98.963588">
                <text:p>198.963588</text:p>
              </table:table-cell>
              <table:table-cell office:value-type="float" office:value="61.1953498">
                <text:p>61.19534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98.320744">
                <text:p>198.320744</text:p>
              </table:table-cell>
              <table:table-cell office:value-type="float" office:value="60.9785974">
                <text:p>60.978597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7.44653">
                <text:p>197.44653</text:p>
              </table:table-cell>
              <table:table-cell office:value-type="float" office:value="60.456798">
                <text:p>60.4567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5.669082">
                <text:p>195.669082</text:p>
              </table:table-cell>
              <table:table-cell office:value-type="float" office:value="60.406561">
                <text:p>60.40656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94.767168">
                <text:p>194.767168</text:p>
              </table:table-cell>
              <table:table-cell office:value-type="float" office:value="60.1601357">
                <text:p>60.16013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3.569075">
                <text:p>193.569075</text:p>
              </table:table-cell>
              <table:table-cell office:value-type="float" office:value="60.1478582">
                <text:p>60.147858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92.716985">
                <text:p>192.716985</text:p>
              </table:table-cell>
              <table:table-cell office:value-type="float" office:value="59.9962011">
                <text:p>59.99620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91.665027">
                <text:p>191.665027</text:p>
              </table:table-cell>
              <table:table-cell office:value-type="float" office:value="60.3993894">
                <text:p>60.399389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91.173427">
                <text:p>191.173427</text:p>
              </table:table-cell>
              <table:table-cell office:value-type="float" office:value="60.447154">
                <text:p>60.44715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91.295932">
                <text:p>191.295932</text:p>
              </table:table-cell>
              <table:table-cell office:value-type="float" office:value="60.8914298">
                <text:p>60.89142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91.359791">
                <text:p>191.359791</text:p>
              </table:table-cell>
              <table:table-cell office:value-type="float" office:value="60.982714">
                <text:p>60.98271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91.674336">
                <text:p>191.674336</text:p>
              </table:table-cell>
              <table:table-cell office:value-type="float" office:value="61.2927347">
                <text:p>61.29273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92.106101">
                <text:p>192.106101</text:p>
              </table:table-cell>
              <table:table-cell office:value-type="float" office:value="61.7160999">
                <text:p>61.71609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91.787579">
                <text:p>191.787579</text:p>
              </table:table-cell>
              <table:table-cell office:value-type="float" office:value="61.588273">
                <text:p>61.58827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91.60168">
                <text:p>191.60168</text:p>
              </table:table-cell>
              <table:table-cell office:value-type="float" office:value="61.7505632">
                <text:p>61.75056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91.392594">
                <text:p>191.392594</text:p>
              </table:table-cell>
              <table:table-cell office:value-type="float" office:value="61.4157935">
                <text:p>61.41579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91.045436">
                <text:p>191.045436</text:p>
              </table:table-cell>
              <table:table-cell office:value-type="float" office:value="61.2496633">
                <text:p>61.24966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91.265548">
                <text:p>191.265548</text:p>
              </table:table-cell>
              <table:table-cell office:value-type="float" office:value="60.9829655">
                <text:p>60.98296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0.710606">
                <text:p>190.710606</text:p>
              </table:table-cell>
              <table:table-cell office:value-type="float" office:value="60.9940473">
                <text:p>60.994047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1.259863">
                <text:p>191.259863</text:p>
              </table:table-cell>
              <table:table-cell office:value-type="float" office:value="61.0861614">
                <text:p>61.086161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1.34577">
                <text:p>191.34577</text:p>
              </table:table-cell>
              <table:table-cell office:value-type="float" office:value="60.8227596">
                <text:p>60.822759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2.38619">
                <text:p>192.38619</text:p>
              </table:table-cell>
              <table:table-cell office:value-type="float" office:value="61.2780544">
                <text:p>61.278054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2.266718">
                <text:p>192.266718</text:p>
              </table:table-cell>
              <table:table-cell office:value-type="float" office:value="61.0618877">
                <text:p>61.061887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2.423197">
                <text:p>192.423197</text:p>
              </table:table-cell>
              <table:table-cell office:value-type="float" office:value="60.754361">
                <text:p>60.7543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2.35654">
                <text:p>192.35654</text:p>
              </table:table-cell>
              <table:table-cell office:value-type="float" office:value="60.7751286">
                <text:p>60.775128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1.929369">
                <text:p>191.929369</text:p>
              </table:table-cell>
              <table:table-cell office:value-type="float" office:value="60.2137975">
                <text:p>60.213797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1.181435">
                <text:p>191.181435</text:p>
              </table:table-cell>
              <table:table-cell office:value-type="float" office:value="60.4216859">
                <text:p>60.42168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0.300032">
                <text:p>190.300032</text:p>
              </table:table-cell>
              <table:table-cell office:value-type="float" office:value="59.9539307">
                <text:p>59.95393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9.770749">
                <text:p>189.770749</text:p>
              </table:table-cell>
              <table:table-cell office:value-type="float" office:value="60.1538383">
                <text:p>60.153838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9.137522">
                <text:p>189.137522</text:p>
              </table:table-cell>
              <table:table-cell office:value-type="float" office:value="59.880309">
                <text:p>59.88030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8.75942">
                <text:p>188.75942</text:p>
              </table:table-cell>
              <table:table-cell office:value-type="float" office:value="59.9001849">
                <text:p>59.90018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8.629037">
                <text:p>188.629037</text:p>
              </table:table-cell>
              <table:table-cell office:value-type="float" office:value="59.831091">
                <text:p>59.83109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8.943768">
                <text:p>188.943768</text:p>
              </table:table-cell>
              <table:table-cell office:value-type="float" office:value="59.7486241">
                <text:p>59.74862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8.552613">
                <text:p>188.552613</text:p>
              </table:table-cell>
              <table:table-cell office:value-type="float" office:value="60.1149377">
                <text:p>60.11493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9.169762">
                <text:p>189.169762</text:p>
              </table:table-cell>
              <table:table-cell office:value-type="float" office:value="59.9793774">
                <text:p>59.979377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9.168246">
                <text:p>189.168246</text:p>
              </table:table-cell>
              <table:table-cell office:value-type="float" office:value="60.0142867">
                <text:p>60.014286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9.793964">
                <text:p>189.793964</text:p>
              </table:table-cell>
              <table:table-cell office:value-type="float" office:value="59.9580127">
                <text:p>59.958012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9.9252275">
                <text:p>189.9252275</text:p>
              </table:table-cell>
              <table:table-cell office:value-type="float" office:value="59.6049404">
                <text:p>59.604940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90.9823065">
                <text:p>190.9823065</text:p>
              </table:table-cell>
              <table:table-cell office:value-type="float" office:value="59.8876598">
                <text:p>59.88765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91.464479">
                <text:p>191.464479</text:p>
              </table:table-cell>
              <table:table-cell office:value-type="float" office:value="60.1099961">
                <text:p>60.109996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92.443562">
                <text:p>192.443562</text:p>
              </table:table-cell>
              <table:table-cell office:value-type="float" office:value="60.6029813">
                <text:p>60.602981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92.900156">
                <text:p>192.900156</text:p>
              </table:table-cell>
              <table:table-cell office:value-type="float" office:value="60.6686116">
                <text:p>60.6686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94.188503">
                <text:p>194.188503</text:p>
              </table:table-cell>
              <table:table-cell office:value-type="float" office:value="61.7451892">
                <text:p>61.745189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94.811884">
                <text:p>194.811884</text:p>
              </table:table-cell>
              <table:table-cell office:value-type="float" office:value="62.1256309">
                <text:p>62.12563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96.661494">
                <text:p>196.661494</text:p>
              </table:table-cell>
              <table:table-cell office:value-type="float" office:value="63.0186136">
                <text:p>63.01861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96.186496">
                <text:p>196.186496</text:p>
              </table:table-cell>
              <table:table-cell office:value-type="float" office:value="62.7463873">
                <text:p>62.74638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98.166376">
                <text:p>198.166376</text:p>
              </table:table-cell>
              <table:table-cell office:value-type="float" office:value="63.8492782">
                <text:p>63.849278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98.254556">
                <text:p>198.254556</text:p>
              </table:table-cell>
              <table:table-cell office:value-type="float" office:value="63.8127451">
                <text:p>63.812745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99.193014">
                <text:p>199.193014</text:p>
              </table:table-cell>
              <table:table-cell office:value-type="float" office:value="64.6703526">
                <text:p>64.67035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99.605056">
                <text:p>199.605056</text:p>
              </table:table-cell>
              <table:table-cell office:value-type="float" office:value="64.7781829">
                <text:p>64.77818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99.461148">
                <text:p>199.461148</text:p>
              </table:table-cell>
              <table:table-cell office:value-type="float" office:value="65.0346937">
                <text:p>65.034693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9.7734515">
                <text:p>199.7734515</text:p>
              </table:table-cell>
              <table:table-cell office:value-type="float" office:value="65.3488889">
                <text:p>65.348888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9.4892715">
                <text:p>199.4892715</text:p>
              </table:table-cell>
              <table:table-cell office:value-type="float" office:value="65.0827649">
                <text:p>65.082764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9.932967">
                <text:p>199.932967</text:p>
              </table:table-cell>
              <table:table-cell office:value-type="float" office:value="65.4812678">
                <text:p>65.48126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0.431635">
                <text:p>200.431635</text:p>
              </table:table-cell>
              <table:table-cell office:value-type="float" office:value="65.149767">
                <text:p>65.1497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1.1066836">
                <text:p>201.1066836</text:p>
              </table:table-cell>
              <table:table-cell office:value-type="float" office:value="65.4817847">
                <text:p>65.481784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1.8724846">
                <text:p>201.8724846</text:p>
              </table:table-cell>
              <table:table-cell office:value-type="float" office:value="65.212111">
                <text:p>65.2121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1.7873474">
                <text:p>201.7873474</text:p>
              </table:table-cell>
              <table:table-cell office:value-type="float" office:value="65.4622158">
                <text:p>65.462215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2.4763304">
                <text:p>202.4763304</text:p>
              </table:table-cell>
              <table:table-cell office:value-type="float" office:value="65.2940236">
                <text:p>65.294023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2.569196">
                <text:p>202.569196</text:p>
              </table:table-cell>
              <table:table-cell office:value-type="float" office:value="65.295138">
                <text:p>65.29513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3.052827">
                <text:p>203.052827</text:p>
              </table:table-cell>
              <table:table-cell office:value-type="float" office:value="65.3768238">
                <text:p>65.37682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3.35939">
                <text:p>203.35939</text:p>
              </table:table-cell>
              <table:table-cell office:value-type="float" office:value="65.4547178">
                <text:p>65.45471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4.126653">
                <text:p>204.126653</text:p>
              </table:table-cell>
              <table:table-cell office:value-type="float" office:value="66.0182737">
                <text:p>66.01827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4.397665">
                <text:p>204.397665</text:p>
              </table:table-cell>
              <table:table-cell office:value-type="float" office:value="66.1770268">
                <text:p>66.17702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5.373023">
                <text:p>205.373023</text:p>
              </table:table-cell>
              <table:table-cell office:value-type="float" office:value="67.3891839">
                <text:p>67.389183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5.138217">
                <text:p>205.138217</text:p>
              </table:table-cell>
              <table:table-cell office:value-type="float" office:value="67.1236549">
                <text:p>67.123654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6.173265">
                <text:p>206.173265</text:p>
              </table:table-cell>
              <table:table-cell office:value-type="float" office:value="67.8714207">
                <text:p>67.871420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5.684048">
                <text:p>205.684048</text:p>
              </table:table-cell>
              <table:table-cell office:value-type="float" office:value="67.2978594">
                <text:p>67.29785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6.433161">
                <text:p>206.433161</text:p>
              </table:table-cell>
              <table:table-cell office:value-type="float" office:value="67.9064831">
                <text:p>67.90648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6.453738">
                <text:p>206.453738</text:p>
              </table:table-cell>
              <table:table-cell office:value-type="float" office:value="67.7961588">
                <text:p>67.79615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6.566277">
                <text:p>206.566277</text:p>
              </table:table-cell>
              <table:table-cell office:value-type="float" office:value="68.0623702">
                <text:p>68.062370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6.373759">
                <text:p>206.373759</text:p>
              </table:table-cell>
              <table:table-cell office:value-type="float" office:value="68.0542456">
                <text:p>68.05424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6.584034">
                <text:p>206.584034</text:p>
              </table:table-cell>
              <table:table-cell office:value-type="float" office:value="68.2126747">
                <text:p>68.21267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6.632968">
                <text:p>206.632968</text:p>
              </table:table-cell>
              <table:table-cell office:value-type="float" office:value="68.2759802">
                <text:p>68.275980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7.051244">
                <text:p>207.051244</text:p>
              </table:table-cell>
              <table:table-cell office:value-type="float" office:value="67.974038">
                <text:p>67.97403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7.610669">
                <text:p>207.610669</text:p>
              </table:table-cell>
              <table:table-cell office:value-type="float" office:value="68.2363439">
                <text:p>68.23634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7.430839">
                <text:p>207.430839</text:p>
              </table:table-cell>
              <table:table-cell office:value-type="float" office:value="67.3380457">
                <text:p>67.33804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7.773177">
                <text:p>207.773177</text:p>
              </table:table-cell>
              <table:table-cell office:value-type="float" office:value="67.2463666">
                <text:p>67.2463666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7.495469">
                <text:p>207.495469</text:p>
              </table:table-cell>
              <table:table-cell office:value-type="float" office:value="66.545051">
                <text:p>66.54505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7.360553">
                <text:p>207.360553</text:p>
              </table:table-cell>
              <table:table-cell office:value-type="float" office:value="66.6084966">
                <text:p>66.60849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7.297448">
                <text:p>207.297448</text:p>
              </table:table-cell>
              <table:table-cell office:value-type="float" office:value="66.1458324">
                <text:p>66.145832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07.101676">
                <text:p>207.101676</text:p>
              </table:table-cell>
              <table:table-cell office:value-type="float" office:value="66.381047">
                <text:p>66.38104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07.113935">
                <text:p>207.113935</text:p>
              </table:table-cell>
              <table:table-cell office:value-type="float" office:value="66.246618">
                <text:p>66.2466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07.645003">
                <text:p>207.645003</text:p>
              </table:table-cell>
              <table:table-cell office:value-type="float" office:value="66.5631363">
                <text:p>66.56313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08.178473">
                <text:p>208.178473</text:p>
              </table:table-cell>
              <table:table-cell office:value-type="float" office:value="66.8127928">
                <text:p>66.812792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08.787593">
                <text:p>208.787593</text:p>
              </table:table-cell>
              <table:table-cell office:value-type="float" office:value="67.1223335">
                <text:p>67.122333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09.668141">
                <text:p>209.668141</text:p>
              </table:table-cell>
              <table:table-cell office:value-type="float" office:value="67.5213939">
                <text:p>67.52139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10.845531">
                <text:p>210.845531</text:p>
              </table:table-cell>
              <table:table-cell office:value-type="float" office:value="67.9735922">
                <text:p>67.973592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11.391173">
                <text:p>211.391173</text:p>
              </table:table-cell>
              <table:table-cell office:value-type="float" office:value="67.8008582">
                <text:p>67.80085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12.78756">
                <text:p>212.78756</text:p>
              </table:table-cell>
              <table:table-cell office:value-type="float" office:value="68.5018465">
                <text:p>68.501846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13.219409">
                <text:p>213.219409</text:p>
              </table:table-cell>
              <table:table-cell office:value-type="float" office:value="68.161529">
                <text:p>68.16152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14.572027">
                <text:p>214.572027</text:p>
              </table:table-cell>
              <table:table-cell office:value-type="float" office:value="68.9074279">
                <text:p>68.907427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15.114108">
                <text:p>215.114108</text:p>
              </table:table-cell>
              <table:table-cell office:value-type="float" office:value="68.6059916">
                <text:p>68.60599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15.970034">
                <text:p>215.970034</text:p>
              </table:table-cell>
              <table:table-cell office:value-type="float" office:value="69.2189053">
                <text:p>69.21890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16.429673">
                <text:p>216.429673</text:p>
              </table:table-cell>
              <table:table-cell office:value-type="float" office:value="69.1263972">
                <text:p>69.12639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16.881632">
                <text:p>216.881632</text:p>
              </table:table-cell>
              <table:table-cell office:value-type="float" office:value="69.531621">
                <text:p>69.53162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16.958562">
                <text:p>216.958562</text:p>
              </table:table-cell>
              <table:table-cell office:value-type="float" office:value="69.3212766">
                <text:p>69.321276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17.194522">
                <text:p>217.194522</text:p>
              </table:table-cell>
              <table:table-cell office:value-type="float" office:value="69.4014066">
                <text:p>69.40140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6.67362">
                <text:p>216.67362</text:p>
              </table:table-cell>
              <table:table-cell office:value-type="float" office:value="69.1271538">
                <text:p>69.12715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16.13598">
                <text:p>216.13598</text:p>
              </table:table-cell>
              <table:table-cell office:value-type="float" office:value="68.7257666">
                <text:p>68.725766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16.488273">
                <text:p>216.488273</text:p>
              </table:table-cell>
              <table:table-cell office:value-type="float" office:value="68.7848543">
                <text:p>68.78485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15.468796">
                <text:p>215.468796</text:p>
              </table:table-cell>
              <table:table-cell office:value-type="float" office:value="68.4600184">
                <text:p>68.460018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15.928885">
                <text:p>215.928885</text:p>
              </table:table-cell>
              <table:table-cell office:value-type="float" office:value="68.6876073">
                <text:p>68.687607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15.165974">
                <text:p>215.165974</text:p>
              </table:table-cell>
              <table:table-cell office:value-type="float" office:value="68.7379813">
                <text:p>68.73798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15.620033">
                <text:p>215.620033</text:p>
              </table:table-cell>
              <table:table-cell office:value-type="float" office:value="69.2598927">
                <text:p>69.25989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13.9573576">
                <text:p>213.9573576</text:p>
              </table:table-cell>
              <table:table-cell office:value-type="float" office:value="69.0368797">
                <text:p>69.03687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14.7617426">
                <text:p>214.7617426</text:p>
              </table:table-cell>
              <table:table-cell office:value-type="float" office:value="69.2663149">
                <text:p>69.26631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13.5876214">
                <text:p>213.5876214</text:p>
              </table:table-cell>
              <table:table-cell office:value-type="float" office:value="69.1260906">
                <text:p>69.12609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13.6409954">
                <text:p>213.6409954</text:p>
              </table:table-cell>
              <table:table-cell office:value-type="float" office:value="68.8746756">
                <text:p>68.87467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12.976643">
                <text:p>212.976643</text:p>
              </table:table-cell>
              <table:table-cell office:value-type="float" office:value="68.740324">
                <text:p>68.74032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13.005657">
                <text:p>213.005657</text:p>
              </table:table-cell>
              <table:table-cell office:value-type="float" office:value="68.536922">
                <text:p>68.53692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12.925038">
                <text:p>212.925038</text:p>
              </table:table-cell>
              <table:table-cell office:value-type="float" office:value="68.7322133">
                <text:p>68.732213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12.800118">
                <text:p>212.800118</text:p>
              </table:table-cell>
              <table:table-cell office:value-type="float" office:value="68.3608603">
                <text:p>68.36086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13.3974266">
                <text:p>213.3974266</text:p>
              </table:table-cell>
              <table:table-cell office:value-type="float" office:value="68.7117345">
                <text:p>68.71173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13.4956646">
                <text:p>213.4956646</text:p>
              </table:table-cell>
              <table:table-cell office:value-type="float" office:value="68.3677041">
                <text:p>68.36770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14.166794">
                <text:p>214.166794</text:p>
              </table:table-cell>
              <table:table-cell office:value-type="float" office:value="68.7747337">
                <text:p>68.774733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13.65315">
                <text:p>213.65315</text:p>
              </table:table-cell>
              <table:table-cell office:value-type="float" office:value="68.6914032">
                <text:p>68.691403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14.62195">
                <text:p>214.62195</text:p>
              </table:table-cell>
              <table:table-cell office:value-type="float" office:value="69.4377814">
                <text:p>69.437781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14.493855">
                <text:p>214.493855</text:p>
              </table:table-cell>
              <table:table-cell office:value-type="float" office:value="69.5780894">
                <text:p>69.578089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4.664547">
                <text:p>214.664547</text:p>
              </table:table-cell>
              <table:table-cell office:value-type="float" office:value="69.5218031">
                <text:p>69.52180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5.056132">
                <text:p>215.056132</text:p>
              </table:table-cell>
              <table:table-cell office:value-type="float" office:value="69.981353">
                <text:p>69.98135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14.547401">
                <text:p>214.547401</text:p>
              </table:table-cell>
              <table:table-cell office:value-type="float" office:value="70.1312535">
                <text:p>70.131253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4.794431">
                <text:p>214.794431</text:p>
              </table:table-cell>
              <table:table-cell office:value-type="float" office:value="70.1106516">
                <text:p>70.110651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14.841289">
                <text:p>214.841289</text:p>
              </table:table-cell>
              <table:table-cell office:value-type="float" office:value="70.0526848">
                <text:p>70.052684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5.208344">
                <text:p>215.208344</text:p>
              </table:table-cell>
              <table:table-cell office:value-type="float" office:value="69.9763129">
                <text:p>69.976312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5.21665">
                <text:p>215.21665</text:p>
              </table:table-cell>
              <table:table-cell office:value-type="float" office:value="70.175179">
                <text:p>70.17517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5.23665">
                <text:p>215.23665</text:p>
              </table:table-cell>
              <table:table-cell office:value-type="float" office:value="69.9983286">
                <text:p>69.99832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4.668112">
                <text:p>214.668112</text:p>
              </table:table-cell>
              <table:table-cell office:value-type="float" office:value="70.1991886">
                <text:p>70.19918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4.552511">
                <text:p>214.552511</text:p>
              </table:table-cell>
              <table:table-cell office:value-type="float" office:value="70.4779327">
                <text:p>70.47793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3.847277">
                <text:p>213.847277</text:p>
              </table:table-cell>
              <table:table-cell office:value-type="float" office:value="70.6396182">
                <text:p>70.639618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3.296751">
                <text:p>213.296751</text:p>
              </table:table-cell>
              <table:table-cell office:value-type="float" office:value="70.7484707">
                <text:p>70.748470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2.184441">
                <text:p>212.184441</text:p>
              </table:table-cell>
              <table:table-cell office:value-type="float" office:value="70.6372167">
                <text:p>70.63721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2.548602">
                <text:p>212.548602</text:p>
              </table:table-cell>
              <table:table-cell office:value-type="float" office:value="71.3029961">
                <text:p>71.302996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1.800325">
                <text:p>211.800325</text:p>
              </table:table-cell>
              <table:table-cell office:value-type="float" office:value="71.3558159">
                <text:p>71.355815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2.039021">
                <text:p>212.039021</text:p>
              </table:table-cell>
              <table:table-cell office:value-type="float" office:value="71.7465544">
                <text:p>71.746554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2.430227">
                <text:p>212.430227</text:p>
              </table:table-cell>
              <table:table-cell office:value-type="float" office:value="72.1576015">
                <text:p>72.157601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3.027519">
                <text:p>213.027519</text:p>
              </table:table-cell>
              <table:table-cell office:value-type="float" office:value="72.5781041">
                <text:p>72.578104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3.777079">
                <text:p>213.777079</text:p>
              </table:table-cell>
              <table:table-cell office:value-type="float" office:value="73.09065">
                <text:p>73.0906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14.031254">
                <text:p>214.031254</text:p>
              </table:table-cell>
              <table:table-cell office:value-type="float" office:value="73.1252562">
                <text:p>73.125256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14.913843">
                <text:p>214.913843</text:p>
              </table:table-cell>
              <table:table-cell office:value-type="float" office:value="73.7462911">
                <text:p>73.746291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4.353634">
                <text:p>214.353634</text:p>
              </table:table-cell>
              <table:table-cell office:value-type="float" office:value="73.5322073">
                <text:p>73.53220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15.217263">
                <text:p>215.217263</text:p>
              </table:table-cell>
              <table:table-cell office:value-type="float" office:value="73.6622842">
                <text:p>73.66228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4.64759">
                <text:p>214.64759</text:p>
              </table:table-cell>
              <table:table-cell office:value-type="float" office:value="73.7397416">
                <text:p>73.739741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5.504295">
                <text:p>215.504295</text:p>
              </table:table-cell>
              <table:table-cell office:value-type="float" office:value="73.8019287">
                <text:p>73.801928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4.948429">
                <text:p>214.948429</text:p>
              </table:table-cell>
              <table:table-cell office:value-type="float" office:value="74.1387004">
                <text:p>74.138700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5.57113">
                <text:p>215.57113</text:p>
              </table:table-cell>
              <table:table-cell office:value-type="float" office:value="74.3207316">
                <text:p>74.320731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5.30962">
                <text:p>215.30962</text:p>
              </table:table-cell>
              <table:table-cell office:value-type="float" office:value="74.6800736">
                <text:p>74.68007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5.948475">
                <text:p>215.948475</text:p>
              </table:table-cell>
              <table:table-cell office:value-type="float" office:value="74.7440379">
                <text:p>74.744037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6.264605">
                <text:p>216.264605</text:p>
              </table:table-cell>
              <table:table-cell office:value-type="float" office:value="75.5881797">
                <text:p>75.588179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7.319149">
                <text:p>217.319149</text:p>
              </table:table-cell>
              <table:table-cell office:value-type="float" office:value="75.2954554">
                <text:p>75.295455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7.846785">
                <text:p>217.846785</text:p>
              </table:table-cell>
              <table:table-cell office:value-type="float" office:value="75.8182546">
                <text:p>75.81825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8.457339">
                <text:p>218.457339</text:p>
              </table:table-cell>
              <table:table-cell office:value-type="float" office:value="75.7292825">
                <text:p>75.7292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9.22844">
                <text:p>219.22844</text:p>
              </table:table-cell>
              <table:table-cell office:value-type="float" office:value="76.2868742">
                <text:p>76.286874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8.881858">
                <text:p>218.881858</text:p>
              </table:table-cell>
              <table:table-cell office:value-type="float" office:value="76.0877933">
                <text:p>76.08779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9.217895">
                <text:p>219.217895</text:p>
              </table:table-cell>
              <table:table-cell office:value-type="float" office:value="76.2510109">
                <text:p>76.251010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8.72842">
                <text:p>218.72842</text:p>
              </table:table-cell>
              <table:table-cell office:value-type="float" office:value="76.1419917">
                <text:p>76.14199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8.839362">
                <text:p>218.839362</text:p>
              </table:table-cell>
              <table:table-cell office:value-type="float" office:value="76.2208533">
                <text:p>76.22085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18.247487">
                <text:p>218.247487</text:p>
              </table:table-cell>
              <table:table-cell office:value-type="float" office:value="76.1034362">
                <text:p>76.103436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17.935822">
                <text:p>217.935822</text:p>
              </table:table-cell>
              <table:table-cell office:value-type="float" office:value="76.424995">
                <text:p>76.4249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17.006327">
                <text:p>217.006327</text:p>
              </table:table-cell>
              <table:table-cell office:value-type="float" office:value="76.4987156">
                <text:p>76.498715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16.423574">
                <text:p>216.423574</text:p>
              </table:table-cell>
              <table:table-cell office:value-type="float" office:value="76.4579681">
                <text:p>76.45796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5.209536">
                <text:p>215.209536</text:p>
              </table:table-cell>
              <table:table-cell office:value-type="float" office:value="76.5437397">
                <text:p>76.543739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14.6058">
                <text:p>214.6058</text:p>
              </table:table-cell>
              <table:table-cell office:value-type="float" office:value="76.6285638">
                <text:p>76.628563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13.697189">
                <text:p>213.697189</text:p>
              </table:table-cell>
              <table:table-cell office:value-type="float" office:value="76.5249017">
                <text:p>76.524901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13.164943">
                <text:p>213.164943</text:p>
              </table:table-cell>
              <table:table-cell office:value-type="float" office:value="76.8065042">
                <text:p>76.806504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12.760973">
                <text:p>212.760973</text:p>
              </table:table-cell>
              <table:table-cell office:value-type="float" office:value="76.7085813">
                <text:p>76.70858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12.257667">
                <text:p>212.257667</text:p>
              </table:table-cell>
              <table:table-cell office:value-type="float" office:value="76.9607754">
                <text:p>76.960775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2.06141">
                <text:p>212.06141</text:p>
              </table:table-cell>
              <table:table-cell office:value-type="float" office:value="77.0972747">
                <text:p>77.097274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1.62351">
                <text:p>211.62351</text:p>
              </table:table-cell>
              <table:table-cell office:value-type="float" office:value="77.0399531">
                <text:p>77.039953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0.849517">
                <text:p>210.849517</text:p>
              </table:table-cell>
              <table:table-cell office:value-type="float" office:value="76.9366069">
                <text:p>76.936606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1.198199">
                <text:p>211.198199</text:p>
              </table:table-cell>
              <table:table-cell office:value-type="float" office:value="76.6403996">
                <text:p>76.6403996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9.799338">
                <text:p>209.799338</text:p>
              </table:table-cell>
              <table:table-cell office:value-type="float" office:value="76.2187415">
                <text:p>76.218741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11.162093">
                <text:p>211.162093</text:p>
              </table:table-cell>
              <table:table-cell office:value-type="float" office:value="76.0784462">
                <text:p>76.078446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9.958277">
                <text:p>209.958277</text:p>
              </table:table-cell>
              <table:table-cell office:value-type="float" office:value="75.799431">
                <text:p>75.79943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1.797552">
                <text:p>211.797552</text:p>
              </table:table-cell>
              <table:table-cell office:value-type="float" office:value="75.6850214">
                <text:p>75.685021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1.184165">
                <text:p>211.184165</text:p>
              </table:table-cell>
              <table:table-cell office:value-type="float" office:value="75.4771502">
                <text:p>75.477150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2.651879">
                <text:p>212.651879</text:p>
              </table:table-cell>
              <table:table-cell office:value-type="float" office:value="75.357772">
                <text:p>75.35777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11.895656">
                <text:p>211.895656</text:p>
              </table:table-cell>
              <table:table-cell office:value-type="float" office:value="75.227408">
                <text:p>75.22740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2.421053">
                <text:p>212.421053</text:p>
              </table:table-cell>
              <table:table-cell office:value-type="float" office:value="75.436844">
                <text:p>75.43684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12.347766">
                <text:p>212.347766</text:p>
              </table:table-cell>
              <table:table-cell office:value-type="float" office:value="75.5799326">
                <text:p>75.579932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12.374003">
                <text:p>212.374003</text:p>
              </table:table-cell>
              <table:table-cell office:value-type="float" office:value="75.9215237">
                <text:p>75.921523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12.40918">
                <text:p>212.40918</text:p>
              </table:table-cell>
              <table:table-cell office:value-type="float" office:value="76.0713557">
                <text:p>76.07135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11.708937">
                <text:p>211.708937</text:p>
              </table:table-cell>
              <table:table-cell office:value-type="float" office:value="76.1785155">
                <text:p>76.178515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1.925712">
                <text:p>211.925712</text:p>
              </table:table-cell>
              <table:table-cell office:value-type="float" office:value="76.1547667">
                <text:p>76.1547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11.218637">
                <text:p>211.218637</text:p>
              </table:table-cell>
              <table:table-cell office:value-type="float" office:value="76.3102416">
                <text:p>76.31024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11.539788">
                <text:p>211.539788</text:p>
              </table:table-cell>
              <table:table-cell office:value-type="float" office:value="76.2449661">
                <text:p>76.244966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10.613671">
                <text:p>210.613671</text:p>
              </table:table-cell>
              <table:table-cell office:value-type="float" office:value="76.4379077">
                <text:p>76.43790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10.02758">
                <text:p>210.02758</text:p>
              </table:table-cell>
              <table:table-cell office:value-type="float" office:value="75.8585825">
                <text:p>75.858582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9.676683">
                <text:p>209.676683</text:p>
              </table:table-cell>
              <table:table-cell office:value-type="float" office:value="76.2164979">
                <text:p>76.216497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8.8000484">
                <text:p>208.8000484</text:p>
              </table:table-cell>
              <table:table-cell office:value-type="float" office:value="75.8031782">
                <text:p>75.803178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8.2733794">
                <text:p>208.2733794</text:p>
              </table:table-cell>
              <table:table-cell office:value-type="float" office:value="75.9219111">
                <text:p>75.921911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7.274606">
                <text:p>207.274606</text:p>
              </table:table-cell>
              <table:table-cell office:value-type="float" office:value="75.5562179">
                <text:p>75.556217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6.977181">
                <text:p>206.977181</text:p>
              </table:table-cell>
              <table:table-cell office:value-type="float" office:value="75.365536">
                <text:p>75.3655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5.634212">
                <text:p>205.634212</text:p>
              </table:table-cell>
              <table:table-cell office:value-type="float" office:value="75.0996915">
                <text:p>75.099691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5.045304">
                <text:p>205.045304</text:p>
              </table:table-cell>
              <table:table-cell office:value-type="float" office:value="74.3878061">
                <text:p>74.387806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3.9847174">
                <text:p>203.9847174</text:p>
              </table:table-cell>
              <table:table-cell office:value-type="float" office:value="74.3397332">
                <text:p>74.339733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3.6987254">
                <text:p>203.6987254</text:p>
              </table:table-cell>
              <table:table-cell office:value-type="float" office:value="74.22912">
                <text:p>74.229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3.580985">
                <text:p>203.580985</text:p>
              </table:table-cell>
              <table:table-cell office:value-type="float" office:value="74.2740756">
                <text:p>74.274075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3.258933">
                <text:p>203.258933</text:p>
              </table:table-cell>
              <table:table-cell office:value-type="float" office:value="73.9768428">
                <text:p>73.97684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3.0647194">
                <text:p>203.0647194</text:p>
              </table:table-cell>
              <table:table-cell office:value-type="float" office:value="74.0488178">
                <text:p>74.048817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3.2599404">
                <text:p>203.2599404</text:p>
              </table:table-cell>
              <table:table-cell office:value-type="float" office:value="73.8390507">
                <text:p>73.839050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3.184575">
                <text:p>203.184575</text:p>
              </table:table-cell>
              <table:table-cell office:value-type="float" office:value="73.7247409">
                <text:p>73.724740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3.170805">
                <text:p>203.170805</text:p>
              </table:table-cell>
              <table:table-cell office:value-type="float" office:value="73.2925792">
                <text:p>73.292579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3.52813">
                <text:p>203.52813</text:p>
              </table:table-cell>
              <table:table-cell office:value-type="float" office:value="73.3062728">
                <text:p>73.306272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3.403384">
                <text:p>203.403384</text:p>
              </table:table-cell>
              <table:table-cell office:value-type="float" office:value="72.8119461">
                <text:p>72.811946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3.864976">
                <text:p>203.864976</text:p>
              </table:table-cell>
              <table:table-cell office:value-type="float" office:value="72.974927">
                <text:p>72.9749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4.072945">
                <text:p>204.072945</text:p>
              </table:table-cell>
              <table:table-cell office:value-type="float" office:value="72.3896835">
                <text:p>72.389683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5.11571">
                <text:p>205.11571</text:p>
              </table:table-cell>
              <table:table-cell office:value-type="float" office:value="72.8252109">
                <text:p>72.825210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5.296443">
                <text:p>205.296443</text:p>
              </table:table-cell>
              <table:table-cell office:value-type="float" office:value="72.7948382">
                <text:p>72.794838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6.184379">
                <text:p>206.184379</text:p>
              </table:table-cell>
              <table:table-cell office:value-type="float" office:value="73.0052645">
                <text:p>73.005264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7.08137">
                <text:p>207.08137</text:p>
              </table:table-cell>
              <table:table-cell office:value-type="float" office:value="73.4015482">
                <text:p>73.40154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6.947908">
                <text:p>206.947908</text:p>
              </table:table-cell>
              <table:table-cell office:value-type="float" office:value="73.7132036">
                <text:p>73.713203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7.842177">
                <text:p>207.842177</text:p>
              </table:table-cell>
              <table:table-cell office:value-type="float" office:value="74.3390216">
                <text:p>74.33902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7.868099">
                <text:p>207.868099</text:p>
              </table:table-cell>
              <table:table-cell office:value-type="float" office:value="74.8151049">
                <text:p>74.815104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8.693483">
                <text:p>208.693483</text:p>
              </table:table-cell>
              <table:table-cell office:value-type="float" office:value="75.1883426">
                <text:p>75.188342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8.67603">
                <text:p>208.67603</text:p>
              </table:table-cell>
              <table:table-cell office:value-type="float" office:value="75.6213598">
                <text:p>75.62135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9.093514">
                <text:p>209.093514</text:p>
              </table:table-cell>
              <table:table-cell office:value-type="float" office:value="75.7731027">
                <text:p>75.773102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9.610967">
                <text:p>209.610967</text:p>
              </table:table-cell>
              <table:table-cell office:value-type="float" office:value="76.57109">
                <text:p>76.5710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9.437965">
                <text:p>209.437965</text:p>
              </table:table-cell>
              <table:table-cell office:value-type="float" office:value="76.4762763">
                <text:p>76.47627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9.630074">
                <text:p>209.630074</text:p>
              </table:table-cell>
              <table:table-cell office:value-type="float" office:value="77.2897932">
                <text:p>77.28979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9.097013">
                <text:p>209.097013</text:p>
              </table:table-cell>
              <table:table-cell office:value-type="float" office:value="77.1753896">
                <text:p>77.175389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8.888743">
                <text:p>208.888743</text:p>
              </table:table-cell>
              <table:table-cell office:value-type="float" office:value="78.098442">
                <text:p>78.09844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8.336353">
                <text:p>208.336353</text:p>
              </table:table-cell>
              <table:table-cell office:value-type="float" office:value="77.7556832">
                <text:p>77.755683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8.666323">
                <text:p>208.666323</text:p>
              </table:table-cell>
              <table:table-cell office:value-type="float" office:value="78.6804652">
                <text:p>78.68046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8.708067">
                <text:p>208.708067</text:p>
              </table:table-cell>
              <table:table-cell office:value-type="float" office:value="79.0096717">
                <text:p>79.009671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10.002182">
                <text:p>210.002182</text:p>
              </table:table-cell>
              <table:table-cell office:value-type="float" office:value="80.6481681">
                <text:p>80.648168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9.374056">
                <text:p>209.374056</text:p>
              </table:table-cell>
              <table:table-cell office:value-type="float" office:value="80.2186378">
                <text:p>80.218637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10.998093">
                <text:p>210.998093</text:p>
              </table:table-cell>
              <table:table-cell office:value-type="float" office:value="81.4412222">
                <text:p>81.441222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10.542791">
                <text:p>210.542791</text:p>
              </table:table-cell>
              <table:table-cell office:value-type="float" office:value="81.1867714">
                <text:p>81.186771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12.133348">
                <text:p>212.133348</text:p>
              </table:table-cell>
              <table:table-cell office:value-type="float" office:value="81.7560578">
                <text:p>81.756057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11.813422">
                <text:p>211.813422</text:p>
              </table:table-cell>
              <table:table-cell office:value-type="float" office:value="81.795566">
                <text:p>81.79556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12.628617">
                <text:p>212.628617</text:p>
              </table:table-cell>
              <table:table-cell office:value-type="float" office:value="82.2538658">
                <text:p>82.253865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12.580252">
                <text:p>212.580252</text:p>
              </table:table-cell>
              <table:table-cell office:value-type="float" office:value="82.6395808">
                <text:p>82.639580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2.09404">
                <text:p>212.09404</text:p>
              </table:table-cell>
              <table:table-cell office:value-type="float" office:value="82.6717119">
                <text:p>82.671711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2.545356">
                <text:p>212.545356</text:p>
              </table:table-cell>
              <table:table-cell office:value-type="float" office:value="83.5631509">
                <text:p>83.563150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1.689524">
                <text:p>211.689524</text:p>
              </table:table-cell>
              <table:table-cell office:value-type="float" office:value="83.4214993">
                <text:p>83.421499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2.075053">
                <text:p>212.075053</text:p>
              </table:table-cell>
              <table:table-cell office:value-type="float" office:value="84.0668778">
                <text:p>84.066877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1.396066">
                <text:p>211.396066</text:p>
              </table:table-cell>
              <table:table-cell office:value-type="float" office:value="84.0415416">
                <text:p>84.04154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11.779238">
                <text:p>211.779238</text:p>
              </table:table-cell>
              <table:table-cell office:value-type="float" office:value="84.1958121">
                <text:p>84.19581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1.243671">
                <text:p>211.243671</text:p>
              </table:table-cell>
              <table:table-cell office:value-type="float" office:value="84.0169887">
                <text:p>84.016988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11.308175">
                <text:p>211.308175</text:p>
              </table:table-cell>
              <table:table-cell office:value-type="float" office:value="83.7528191">
                <text:p>83.752819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1.593856">
                <text:p>211.593856</text:p>
              </table:table-cell>
              <table:table-cell office:value-type="float" office:value="83.8166776">
                <text:p>83.816677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11.795323">
                <text:p>211.795323</text:p>
              </table:table-cell>
              <table:table-cell office:value-type="float" office:value="83.7320204">
                <text:p>83.732020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12.667086">
                <text:p>212.667086</text:p>
              </table:table-cell>
              <table:table-cell office:value-type="float" office:value="84.011201">
                <text:p>84.01120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12.972654">
                <text:p>212.972654</text:p>
              </table:table-cell>
              <table:table-cell office:value-type="float" office:value="83.8850761">
                <text:p>83.88507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4.781067">
                <text:p>214.781067</text:p>
              </table:table-cell>
              <table:table-cell office:value-type="float" office:value="84.6534765">
                <text:p>84.653476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5.274719">
                <text:p>215.274719</text:p>
              </table:table-cell>
              <table:table-cell office:value-type="float" office:value="84.4555138">
                <text:p>84.455513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17.414344">
                <text:p>217.414344</text:p>
              </table:table-cell>
              <table:table-cell office:value-type="float" office:value="85.2104403">
                <text:p>85.210440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8.087443">
                <text:p>218.087443</text:p>
              </table:table-cell>
              <table:table-cell office:value-type="float" office:value="84.9676091">
                <text:p>84.967609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20.038036">
                <text:p>220.038036</text:p>
              </table:table-cell>
              <table:table-cell office:value-type="float" office:value="85.5389438">
                <text:p>85.538943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1.25647">
                <text:p>221.25647</text:p>
              </table:table-cell>
              <table:table-cell office:value-type="float" office:value="85.6438557">
                <text:p>85.64385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2.581016">
                <text:p>222.581016</text:p>
              </table:table-cell>
              <table:table-cell office:value-type="float" office:value="86.0676474">
                <text:p>86.067647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3.564905">
                <text:p>223.564905</text:p>
              </table:table-cell>
              <table:table-cell office:value-type="float" office:value="86.291694">
                <text:p>86.29169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4.483198">
                <text:p>224.483198</text:p>
              </table:table-cell>
              <table:table-cell office:value-type="float" office:value="86.3863074">
                <text:p>86.386307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5.034211">
                <text:p>225.034211</text:p>
              </table:table-cell>
              <table:table-cell office:value-type="float" office:value="86.6891722">
                <text:p>86.68917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5.500733">
                <text:p>225.500733</text:p>
              </table:table-cell>
              <table:table-cell office:value-type="float" office:value="86.7317617">
                <text:p>86.731761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5.57812">
                <text:p>225.57812</text:p>
              </table:table-cell>
              <table:table-cell office:value-type="float" office:value="86.7201456">
                <text:p>86.720145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25.756155">
                <text:p>225.756155</text:p>
              </table:table-cell>
              <table:table-cell office:value-type="float" office:value="86.4312215">
                <text:p>86.43122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25.598743">
                <text:p>225.598743</text:p>
              </table:table-cell>
              <table:table-cell office:value-type="float" office:value="86.2980677">
                <text:p>86.29806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5.862463">
                <text:p>225.862463</text:p>
              </table:table-cell>
              <table:table-cell office:value-type="float" office:value="85.5165246">
                <text:p>85.516524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5.646263">
                <text:p>225.646263</text:p>
              </table:table-cell>
              <table:table-cell office:value-type="float" office:value="85.2381722">
                <text:p>85.23817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26.243757">
                <text:p>226.243757</text:p>
              </table:table-cell>
              <table:table-cell office:value-type="float" office:value="84.3855913">
                <text:p>84.385591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26.151094">
                <text:p>226.151094</text:p>
              </table:table-cell>
              <table:table-cell office:value-type="float" office:value="84.07015">
                <text:p>84.0701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26.770407">
                <text:p>226.770407</text:p>
              </table:table-cell>
              <table:table-cell office:value-type="float" office:value="83.7256505">
                <text:p>83.725650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26.922998">
                <text:p>226.922998</text:p>
              </table:table-cell>
              <table:table-cell office:value-type="float" office:value="83.6789352">
                <text:p>83.678935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27.64587">
                <text:p>227.64587</text:p>
              </table:table-cell>
              <table:table-cell office:value-type="float" office:value="83.3667244">
                <text:p>83.36672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27.471711">
                <text:p>227.471711</text:p>
              </table:table-cell>
              <table:table-cell office:value-type="float" office:value="82.9258298">
                <text:p>82.925829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28.376425">
                <text:p>228.376425</text:p>
              </table:table-cell>
              <table:table-cell office:value-type="float" office:value="83.01397">
                <text:p>83.013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28.474669">
                <text:p>228.474669</text:p>
              </table:table-cell>
              <table:table-cell office:value-type="float" office:value="82.8596504">
                <text:p>82.859650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29.070624">
                <text:p>229.070624</text:p>
              </table:table-cell>
              <table:table-cell office:value-type="float" office:value="82.9422378">
                <text:p>82.942237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8.909806">
                <text:p>228.909806</text:p>
              </table:table-cell>
              <table:table-cell office:value-type="float" office:value="82.9570528">
                <text:p>82.95705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29.492379">
                <text:p>229.492379</text:p>
              </table:table-cell>
              <table:table-cell office:value-type="float" office:value="83.0328519">
                <text:p>83.032851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29.212947">
                <text:p>229.212947</text:p>
              </table:table-cell>
              <table:table-cell office:value-type="float" office:value="82.9077967">
                <text:p>82.90779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29.618632">
                <text:p>229.618632</text:p>
              </table:table-cell>
              <table:table-cell office:value-type="float" office:value="82.5558646">
                <text:p>82.555864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28.234901">
                <text:p>228.234901</text:p>
              </table:table-cell>
              <table:table-cell office:value-type="float" office:value="81.9826717">
                <text:p>81.98267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29.272765">
                <text:p>229.272765</text:p>
              </table:table-cell>
              <table:table-cell office:value-type="float" office:value="82.0859162">
                <text:p>82.08591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28.404142">
                <text:p>228.404142</text:p>
              </table:table-cell>
              <table:table-cell office:value-type="float" office:value="81.8320844">
                <text:p>81.832084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29.29674">
                <text:p>229.29674</text:p>
              </table:table-cell>
              <table:table-cell office:value-type="float" office:value="81.8925386">
                <text:p>81.89253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29.042096">
                <text:p>229.042096</text:p>
              </table:table-cell>
              <table:table-cell office:value-type="float" office:value="82.1305284">
                <text:p>82.130528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29.347798">
                <text:p>229.347798</text:p>
              </table:table-cell>
              <table:table-cell office:value-type="float" office:value="82.4419122">
                <text:p>82.44191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29.354338">
                <text:p>229.354338</text:p>
              </table:table-cell>
              <table:table-cell office:value-type="float" office:value="82.4066522">
                <text:p>82.40665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29.047839">
                <text:p>229.047839</text:p>
              </table:table-cell>
              <table:table-cell office:value-type="float" office:value="82.7267793">
                <text:p>82.726779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29.665648">
                <text:p>229.665648</text:p>
              </table:table-cell>
              <table:table-cell office:value-type="float" office:value="83.112179">
                <text:p>83.11217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30.184544">
                <text:p>230.184544</text:p>
              </table:table-cell>
              <table:table-cell office:value-type="float" office:value="83.4863387">
                <text:p>83.486338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30.3001">
                <text:p>230.3001</text:p>
              </table:table-cell>
              <table:table-cell office:value-type="float" office:value="83.6533548">
                <text:p>83.653354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30.676178">
                <text:p>230.676178</text:p>
              </table:table-cell>
              <table:table-cell office:value-type="float" office:value="83.6760656">
                <text:p>83.676065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30.95859">
                <text:p>230.95859</text:p>
              </table:table-cell>
              <table:table-cell office:value-type="float" office:value="84.1223329">
                <text:p>84.122332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31.151801">
                <text:p>231.151801</text:p>
              </table:table-cell>
              <table:table-cell office:value-type="float" office:value="84.2009638">
                <text:p>84.200963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30.978212">
                <text:p>230.978212</text:p>
              </table:table-cell>
              <table:table-cell office:value-type="float" office:value="84.4048489">
                <text:p>84.40484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31.234057">
                <text:p>231.234057</text:p>
              </table:table-cell>
              <table:table-cell office:value-type="float" office:value="84.4114928">
                <text:p>84.41149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30.024906">
                <text:p>230.024906</text:p>
              </table:table-cell>
              <table:table-cell office:value-type="float" office:value="84.109035">
                <text:p>84.10903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30.149212">
                <text:p>230.149212</text:p>
              </table:table-cell>
              <table:table-cell office:value-type="float" office:value="84.086042">
                <text:p>84.08604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29.984649">
                <text:p>229.984649</text:p>
              </table:table-cell>
              <table:table-cell office:value-type="float" office:value="83.9177766">
                <text:p>83.91777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29.916645">
                <text:p>229.916645</text:p>
              </table:table-cell>
              <table:table-cell office:value-type="float" office:value="83.6735627">
                <text:p>83.6735627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29.606941">
                <text:p>229.606941</text:p>
              </table:table-cell>
              <table:table-cell office:value-type="float" office:value="83.587491">
                <text:p>83.5874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30.19924">
                <text:p>230.19924</text:p>
              </table:table-cell>
              <table:table-cell office:value-type="float" office:value="83.7305755">
                <text:p>83.73057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30.864094">
                <text:p>230.864094</text:p>
              </table:table-cell>
              <table:table-cell office:value-type="float" office:value="83.9248884">
                <text:p>83.924888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31.071476">
                <text:p>231.071476</text:p>
              </table:table-cell>
              <table:table-cell office:value-type="float" office:value="84.2242052">
                <text:p>84.224205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31.145145">
                <text:p>231.145145</text:p>
              </table:table-cell>
              <table:table-cell office:value-type="float" office:value="84.19183">
                <text:p>84.1918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31.435699">
                <text:p>231.435699</text:p>
              </table:table-cell>
              <table:table-cell office:value-type="float" office:value="84.589827">
                <text:p>84.58982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1.811168">
                <text:p>231.811168</text:p>
              </table:table-cell>
              <table:table-cell office:value-type="float" office:value="84.4003505">
                <text:p>84.400350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32.126436">
                <text:p>232.126436</text:p>
              </table:table-cell>
              <table:table-cell office:value-type="float" office:value="85.1023774">
                <text:p>85.102377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32.640486">
                <text:p>232.640486</text:p>
              </table:table-cell>
              <table:table-cell office:value-type="float" office:value="85.2933207">
                <text:p>85.293320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32.496156">
                <text:p>232.496156</text:p>
              </table:table-cell>
              <table:table-cell office:value-type="float" office:value="85.736446">
                <text:p>85.73644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32.954457">
                <text:p>232.954457</text:p>
              </table:table-cell>
              <table:table-cell office:value-type="float" office:value="86.0313288">
                <text:p>86.031328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2.798266">
                <text:p>232.798266</text:p>
              </table:table-cell>
              <table:table-cell office:value-type="float" office:value="86.2292561">
                <text:p>86.229256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32.678684">
                <text:p>232.678684</text:p>
              </table:table-cell>
              <table:table-cell office:value-type="float" office:value="86.5490767">
                <text:p>86.54907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32.353532">
                <text:p>232.353532</text:p>
              </table:table-cell>
              <table:table-cell office:value-type="float" office:value="86.3991994">
                <text:p>86.39919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32.082646">
                <text:p>232.082646</text:p>
              </table:table-cell>
              <table:table-cell office:value-type="float" office:value="86.6842732">
                <text:p>86.684273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31.486281">
                <text:p>231.486281</text:p>
              </table:table-cell>
              <table:table-cell office:value-type="float" office:value="85.7819638">
                <text:p>85.781963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30.994798">
                <text:p>230.994798</text:p>
              </table:table-cell>
              <table:table-cell office:value-type="float" office:value="85.9803898">
                <text:p>85.980389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30.493672">
                <text:p>230.493672</text:p>
              </table:table-cell>
              <table:table-cell office:value-type="float" office:value="85.2003568">
                <text:p>85.20035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30.044755">
                <text:p>230.044755</text:p>
              </table:table-cell>
              <table:table-cell office:value-type="float" office:value="85.31661">
                <text:p>85.3166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30.390049">
                <text:p>230.390049</text:p>
              </table:table-cell>
              <table:table-cell office:value-type="float" office:value="84.9679745">
                <text:p>84.967974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29.675823">
                <text:p>229.675823</text:p>
              </table:table-cell>
              <table:table-cell office:value-type="float" office:value="84.7547407">
                <text:p>84.754740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30.31125">
                <text:p>230.31125</text:p>
              </table:table-cell>
              <table:table-cell office:value-type="float" office:value="84.6696933">
                <text:p>84.66969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30.133843">
                <text:p>230.133843</text:p>
              </table:table-cell>
              <table:table-cell office:value-type="float" office:value="84.7596709">
                <text:p>84.75967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30.90135">
                <text:p>230.90135</text:p>
              </table:table-cell>
              <table:table-cell office:value-type="float" office:value="84.8252234">
                <text:p>84.825223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30.958481">
                <text:p>230.958481</text:p>
              </table:table-cell>
              <table:table-cell office:value-type="float" office:value="84.7999659">
                <text:p>84.799965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31.541162">
                <text:p>231.541162</text:p>
              </table:table-cell>
              <table:table-cell office:value-type="float" office:value="84.667495">
                <text:p>84.66749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31.429609">
                <text:p>231.429609</text:p>
              </table:table-cell>
              <table:table-cell office:value-type="float" office:value="84.8149388">
                <text:p>84.814938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31.479007">
                <text:p>231.479007</text:p>
              </table:table-cell>
              <table:table-cell office:value-type="float" office:value="84.3813798">
                <text:p>84.381379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31.419735">
                <text:p>231.419735</text:p>
              </table:table-cell>
              <table:table-cell office:value-type="float" office:value="84.8779238">
                <text:p>84.877923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31.295064">
                <text:p>231.295064</text:p>
              </table:table-cell>
              <table:table-cell office:value-type="float" office:value="84.463613">
                <text:p>84.46361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31.573731">
                <text:p>231.573731</text:p>
              </table:table-cell>
              <table:table-cell office:value-type="float" office:value="85.0343011">
                <text:p>85.034301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30.470426">
                <text:p>230.470426</text:p>
              </table:table-cell>
              <table:table-cell office:value-type="float" office:value="84.550399">
                <text:p>84.55039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30.425776">
                <text:p>230.425776</text:p>
              </table:table-cell>
              <table:table-cell office:value-type="float" office:value="84.7698805">
                <text:p>84.769880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9.645882">
                <text:p>229.645882</text:p>
              </table:table-cell>
              <table:table-cell office:value-type="float" office:value="84.421181">
                <text:p>84.42118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9.189898">
                <text:p>229.189898</text:p>
              </table:table-cell>
              <table:table-cell office:value-type="float" office:value="84.491285">
                <text:p>84.49128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9.08019">
                <text:p>229.08019</text:p>
              </table:table-cell>
              <table:table-cell office:value-type="float" office:value="84.21551">
                <text:p>84.2155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8.045737">
                <text:p>228.045737</text:p>
              </table:table-cell>
              <table:table-cell office:value-type="float" office:value="83.8197265">
                <text:p>83.81972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7.537931">
                <text:p>227.537931</text:p>
              </table:table-cell>
              <table:table-cell office:value-type="float" office:value="83.5210716">
                <text:p>83.52107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7.289432">
                <text:p>227.289432</text:p>
              </table:table-cell>
              <table:table-cell office:value-type="float" office:value="83.4576598">
                <text:p>83.457659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6.953919">
                <text:p>226.953919</text:p>
              </table:table-cell>
              <table:table-cell office:value-type="float" office:value="83.1964871">
                <text:p>83.19648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5.904704">
                <text:p>225.904704</text:p>
              </table:table-cell>
              <table:table-cell office:value-type="float" office:value="83.0178642">
                <text:p>83.01786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5.927166">
                <text:p>225.927166</text:p>
              </table:table-cell>
              <table:table-cell office:value-type="float" office:value="82.9465056">
                <text:p>82.94650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4.570897">
                <text:p>224.570897</text:p>
              </table:table-cell>
              <table:table-cell office:value-type="float" office:value="82.4892255">
                <text:p>82.489225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4.78797">
                <text:p>224.78797</text:p>
              </table:table-cell>
              <table:table-cell office:value-type="float" office:value="82.4195424">
                <text:p>82.419542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3.909577">
                <text:p>223.909577</text:p>
              </table:table-cell>
              <table:table-cell office:value-type="float" office:value="81.9756571">
                <text:p>81.97565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3.817529">
                <text:p>223.817529</text:p>
              </table:table-cell>
              <table:table-cell office:value-type="float" office:value="82.0927842">
                <text:p>82.09278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22.719088">
                <text:p>222.719088</text:p>
              </table:table-cell>
              <table:table-cell office:value-type="float" office:value="81.3633124">
                <text:p>81.363312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22.150069">
                <text:p>222.150069</text:p>
              </table:table-cell>
              <table:table-cell office:value-type="float" office:value="81.3174197">
                <text:p>81.31741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1.481141">
                <text:p>221.481141</text:p>
              </table:table-cell>
              <table:table-cell office:value-type="float" office:value="80.5408657">
                <text:p>80.540865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0.737951">
                <text:p>220.737951</text:p>
              </table:table-cell>
              <table:table-cell office:value-type="float" office:value="80.5461944">
                <text:p>80.546194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20.650876">
                <text:p>220.650876</text:p>
              </table:table-cell>
              <table:table-cell office:value-type="float" office:value="80.1812166">
                <text:p>80.181216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19.946784">
                <text:p>219.946784</text:p>
              </table:table-cell>
              <table:table-cell office:value-type="float" office:value="80.041174">
                <text:p>80.04117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0.166789">
                <text:p>220.166789</text:p>
              </table:table-cell>
              <table:table-cell office:value-type="float" office:value="79.9059931">
                <text:p>79.90599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19.602473">
                <text:p>219.602473</text:p>
              </table:table-cell>
              <table:table-cell office:value-type="float" office:value="79.905305">
                <text:p>79.90530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0.013058">
                <text:p>220.013058</text:p>
              </table:table-cell>
              <table:table-cell office:value-type="float" office:value="80.0139653">
                <text:p>80.013965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19.466268">
                <text:p>219.466268</text:p>
              </table:table-cell>
              <table:table-cell office:value-type="float" office:value="79.9164519">
                <text:p>79.916451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8.404318">
                <text:p>218.404318</text:p>
              </table:table-cell>
              <table:table-cell office:value-type="float" office:value="79.6460419">
                <text:p>79.64604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18.237702">
                <text:p>218.237702</text:p>
              </table:table-cell>
              <table:table-cell office:value-type="float" office:value="79.7847339">
                <text:p>79.78473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16.287258">
                <text:p>216.287258</text:p>
              </table:table-cell>
              <table:table-cell office:value-type="float" office:value="78.7837198">
                <text:p>78.783719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16.602432">
                <text:p>216.602432</text:p>
              </table:table-cell>
              <table:table-cell office:value-type="float" office:value="79.315285">
                <text:p>79.31528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4.677121">
                <text:p>214.677121</text:p>
              </table:table-cell>
              <table:table-cell office:value-type="float" office:value="78.6394368">
                <text:p>78.639436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5.162131">
                <text:p>215.162131</text:p>
              </table:table-cell>
              <table:table-cell office:value-type="float" office:value="79.0787153">
                <text:p>79.078715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3.929589">
                <text:p>213.929589</text:p>
              </table:table-cell>
              <table:table-cell office:value-type="float" office:value="78.6384012">
                <text:p>78.638401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4.257602">
                <text:p>214.257602</text:p>
              </table:table-cell>
              <table:table-cell office:value-type="float" office:value="78.8304406">
                <text:p>78.830440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3.280585">
                <text:p>213.280585</text:p>
              </table:table-cell>
              <table:table-cell office:value-type="float" office:value="78.1485816">
                <text:p>78.14858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3.714839">
                <text:p>213.714839</text:p>
              </table:table-cell>
              <table:table-cell office:value-type="float" office:value="78.345761">
                <text:p>78.34576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3.642493">
                <text:p>213.642493</text:p>
              </table:table-cell>
              <table:table-cell office:value-type="float" office:value="78.1263322">
                <text:p>78.126332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13.655978">
                <text:p>213.655978</text:p>
              </table:table-cell>
              <table:table-cell office:value-type="float" office:value="78.0916831">
                <text:p>78.09168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13.557991">
                <text:p>213.557991</text:p>
              </table:table-cell>
              <table:table-cell office:value-type="float" office:value="77.9086801">
                <text:p>77.908680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12.929753">
                <text:p>212.929753</text:p>
              </table:table-cell>
              <table:table-cell office:value-type="float" office:value="77.6631121">
                <text:p>77.663112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2.631131">
                <text:p>212.631131</text:p>
              </table:table-cell>
              <table:table-cell office:value-type="float" office:value="77.346244">
                <text:p>77.3462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11.898431">
                <text:p>211.898431</text:p>
              </table:table-cell>
              <table:table-cell office:value-type="float" office:value="76.9764466">
                <text:p>76.97644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12.458245">
                <text:p>212.458245</text:p>
              </table:table-cell>
              <table:table-cell office:value-type="float" office:value="76.9318433">
                <text:p>76.93184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12.108789">
                <text:p>212.108789</text:p>
              </table:table-cell>
              <table:table-cell office:value-type="float" office:value="76.6835641">
                <text:p>76.683564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12.519428">
                <text:p>212.519428</text:p>
              </table:table-cell>
              <table:table-cell office:value-type="float" office:value="76.4811455">
                <text:p>76.481145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12.666778">
                <text:p>212.666778</text:p>
              </table:table-cell>
              <table:table-cell office:value-type="float" office:value="76.4292337">
                <text:p>76.429233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12.97686">
                <text:p>212.97686</text:p>
              </table:table-cell>
              <table:table-cell office:value-type="float" office:value="76.2668902">
                <text:p>76.266890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13.690347">
                <text:p>213.690347</text:p>
              </table:table-cell>
              <table:table-cell office:value-type="float" office:value="76.1084055">
                <text:p>76.108405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13.461072">
                <text:p>213.461072</text:p>
              </table:table-cell>
              <table:table-cell office:value-type="float" office:value="75.7886747">
                <text:p>75.788674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14.426817">
                <text:p>214.426817</text:p>
              </table:table-cell>
              <table:table-cell office:value-type="float" office:value="75.6896713">
                <text:p>75.6896713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13.59906">
                <text:p>213.59906</text:p>
              </table:table-cell>
              <table:table-cell office:value-type="float" office:value="75.0671635">
                <text:p>75.067163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14.500837">
                <text:p>214.500837</text:p>
              </table:table-cell>
              <table:table-cell office:value-type="float" office:value="75.0429881">
                <text:p>75.04298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13.922941">
                <text:p>213.922941</text:p>
              </table:table-cell>
              <table:table-cell office:value-type="float" office:value="74.5654466">
                <text:p>74.565446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14.00001">
                <text:p>214.00001</text:p>
              </table:table-cell>
              <table:table-cell office:value-type="float" office:value="74.5873109">
                <text:p>74.587310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13.071273">
                <text:p>213.071273</text:p>
              </table:table-cell>
              <table:table-cell office:value-type="float" office:value="74.37905">
                <text:p>74.3790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12.674836">
                <text:p>212.674836</text:p>
              </table:table-cell>
              <table:table-cell office:value-type="float" office:value="74.6784423">
                <text:p>74.678442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11.686292">
                <text:p>211.686292</text:p>
              </table:table-cell>
              <table:table-cell office:value-type="float" office:value="74.5748967">
                <text:p>74.574896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11.645938">
                <text:p>211.645938</text:p>
              </table:table-cell>
              <table:table-cell office:value-type="float" office:value="74.5871406">
                <text:p>74.587140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10.667438">
                <text:p>210.667438</text:p>
              </table:table-cell>
              <table:table-cell office:value-type="float" office:value="74.4729723">
                <text:p>74.472972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10.898859">
                <text:p>210.898859</text:p>
              </table:table-cell>
              <table:table-cell office:value-type="float" office:value="74.4015899">
                <text:p>74.401589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10.302083">
                <text:p>210.302083</text:p>
              </table:table-cell>
              <table:table-cell office:value-type="float" office:value="74.076911">
                <text:p>74.07691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10.415423">
                <text:p>210.415423</text:p>
              </table:table-cell>
              <table:table-cell office:value-type="float" office:value="73.6722374">
                <text:p>73.672237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10.182665">
                <text:p>210.182665</text:p>
              </table:table-cell>
              <table:table-cell office:value-type="float" office:value="73.7093727">
                <text:p>73.7093727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10.414627">
                <text:p>210.414627</text:p>
              </table:table-cell>
              <table:table-cell office:value-type="float" office:value="73.3989625">
                <text:p>73.39896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10.738666">
                <text:p>210.738666</text:p>
              </table:table-cell>
              <table:table-cell office:value-type="float" office:value="73.6930605">
                <text:p>73.693060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10.658696">
                <text:p>210.658696</text:p>
              </table:table-cell>
              <table:table-cell office:value-type="float" office:value="73.4034033">
                <text:p>73.40340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11.357974">
                <text:p>211.357974</text:p>
              </table:table-cell>
              <table:table-cell office:value-type="float" office:value="73.7921535">
                <text:p>73.792153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11.542089">
                <text:p>211.542089</text:p>
              </table:table-cell>
              <table:table-cell office:value-type="float" office:value="73.4202348">
                <text:p>73.420234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11.535668">
                <text:p>211.535668</text:p>
              </table:table-cell>
              <table:table-cell office:value-type="float" office:value="73.595331">
                <text:p>73.59533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12.569236">
                <text:p>212.569236</text:p>
              </table:table-cell>
              <table:table-cell office:value-type="float" office:value="73.9783264">
                <text:p>73.9783264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12.239437">
                <text:p>212.239437</text:p>
              </table:table-cell>
              <table:table-cell office:value-type="float" office:value="74.02894">
                <text:p>74.0289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12.608088">
                <text:p>212.608088</text:p>
              </table:table-cell>
              <table:table-cell office:value-type="float" office:value="73.9556576">
                <text:p>73.955657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12.149892">
                <text:p>212.149892</text:p>
              </table:table-cell>
              <table:table-cell office:value-type="float" office:value="73.8913887">
                <text:p>73.8913887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12.182639">
                <text:p>212.182639</text:p>
              </table:table-cell>
              <table:table-cell office:value-type="float" office:value="73.7262305">
                <text:p>73.72623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11.755654">
                <text:p>211.755654</text:p>
              </table:table-cell>
              <table:table-cell office:value-type="float" office:value="73.5690969">
                <text:p>73.5690969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11.649076">
                <text:p>211.649076</text:p>
              </table:table-cell>
              <table:table-cell office:value-type="float" office:value="73.2060276">
                <text:p>73.206027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11.021003">
                <text:p>211.021003</text:p>
              </table:table-cell>
              <table:table-cell office:value-type="float" office:value="72.9036904">
                <text:p>72.903690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11.195492">
                <text:p>211.195492</text:p>
              </table:table-cell>
              <table:table-cell office:value-type="float" office:value="72.6343553">
                <text:p>72.634355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10.81052">
                <text:p>210.81052</text:p>
              </table:table-cell>
              <table:table-cell office:value-type="float" office:value="72.2791943">
                <text:p>72.279194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0.708704">
                <text:p>210.708704</text:p>
              </table:table-cell>
              <table:table-cell office:value-type="float" office:value="72.1796201">
                <text:p>72.17962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11.194763">
                <text:p>211.194763</text:p>
              </table:table-cell>
              <table:table-cell office:value-type="float" office:value="71.9613707">
                <text:p>71.961370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11.131313">
                <text:p>211.131313</text:p>
              </table:table-cell>
              <table:table-cell office:value-type="float" office:value="71.9690574">
                <text:p>71.9690574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11.148401">
                <text:p>211.148401</text:p>
              </table:table-cell>
              <table:table-cell office:value-type="float" office:value="71.6592888">
                <text:p>71.659288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11.16194">
                <text:p>211.16194</text:p>
              </table:table-cell>
              <table:table-cell office:value-type="float" office:value="71.9609377">
                <text:p>71.9609377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11.535612">
                <text:p>211.535612</text:p>
              </table:table-cell>
              <table:table-cell office:value-type="float" office:value="72.1809761">
                <text:p>72.180976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11.35239">
                <text:p>211.35239</text:p>
              </table:table-cell>
              <table:table-cell office:value-type="float" office:value="72.1398106">
                <text:p>72.139810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11.898159">
                <text:p>211.898159</text:p>
              </table:table-cell>
              <table:table-cell office:value-type="float" office:value="71.9929764">
                <text:p>71.99297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12.198885">
                <text:p>212.198885</text:p>
              </table:table-cell>
              <table:table-cell office:value-type="float" office:value="72.5586033">
                <text:p>72.558603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12.693854">
                <text:p>212.693854</text:p>
              </table:table-cell>
              <table:table-cell office:value-type="float" office:value="72.4994621">
                <text:p>72.499462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13.368341">
                <text:p>213.368341</text:p>
              </table:table-cell>
              <table:table-cell office:value-type="float" office:value="72.8070159">
                <text:p>72.807015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12.398984">
                <text:p>212.398984</text:p>
              </table:table-cell>
              <table:table-cell office:value-type="float" office:value="72.6419997">
                <text:p>72.641999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12.067426">
                <text:p>212.067426</text:p>
              </table:table-cell>
              <table:table-cell office:value-type="float" office:value="72.2807058">
                <text:p>72.2807058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0.993825">
                <text:p>210.993825</text:p>
              </table:table-cell>
              <table:table-cell office:value-type="float" office:value="72.1410143">
                <text:p>72.141014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10.585022">
                <text:p>210.585022</text:p>
              </table:table-cell>
              <table:table-cell office:value-type="float" office:value="72.1994903">
                <text:p>72.1994903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10.102776">
                <text:p>210.102776</text:p>
              </table:table-cell>
              <table:table-cell office:value-type="float" office:value="71.9529727">
                <text:p>71.952972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09.224683">
                <text:p>209.224683</text:p>
              </table:table-cell>
              <table:table-cell office:value-type="float" office:value="71.5676209">
                <text:p>71.567620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09.277307">
                <text:p>209.277307</text:p>
              </table:table-cell>
              <table:table-cell office:value-type="float" office:value="71.6531091">
                <text:p>71.65310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09.183671">
                <text:p>209.183671</text:p>
              </table:table-cell>
              <table:table-cell office:value-type="float" office:value="71.5182867">
                <text:p>71.51828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10.034597">
                <text:p>210.034597</text:p>
              </table:table-cell>
              <table:table-cell office:value-type="float" office:value="71.4963046">
                <text:p>71.49630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11.136726">
                <text:p>211.136726</text:p>
              </table:table-cell>
              <table:table-cell office:value-type="float" office:value="71.6377092">
                <text:p>71.6377092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11.893149">
                <text:p>211.893149</text:p>
              </table:table-cell>
              <table:table-cell office:value-type="float" office:value="71.7639961">
                <text:p>71.763996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12.369627">
                <text:p>212.369627</text:p>
              </table:table-cell>
              <table:table-cell office:value-type="float" office:value="72.1925242">
                <text:p>72.192524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13.325318">
                <text:p>213.325318</text:p>
              </table:table-cell>
              <table:table-cell office:value-type="float" office:value="72.2512787">
                <text:p>72.251278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14.09584">
                <text:p>214.09584</text:p>
              </table:table-cell>
              <table:table-cell office:value-type="float" office:value="72.7962328">
                <text:p>72.796232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14.203491">
                <text:p>214.203491</text:p>
              </table:table-cell>
              <table:table-cell office:value-type="float" office:value="72.5592164">
                <text:p>72.559216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14.826072">
                <text:p>214.826072</text:p>
              </table:table-cell>
              <table:table-cell office:value-type="float" office:value="73.0568772">
                <text:p>73.056877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14.894921">
                <text:p>214.894921</text:p>
              </table:table-cell>
              <table:table-cell office:value-type="float" office:value="73.0738305">
                <text:p>73.073830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15.169683">
                <text:p>215.169683</text:p>
              </table:table-cell>
              <table:table-cell office:value-type="float" office:value="73.0011286">
                <text:p>73.001128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15.040593">
                <text:p>215.040593</text:p>
              </table:table-cell>
              <table:table-cell office:value-type="float" office:value="73.1298336">
                <text:p>73.129833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14.804205">
                <text:p>214.804205</text:p>
              </table:table-cell>
              <table:table-cell office:value-type="float" office:value="72.816394">
                <text:p>72.81639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14.620646">
                <text:p>214.620646</text:p>
              </table:table-cell>
              <table:table-cell office:value-type="float" office:value="73.0015674">
                <text:p>73.0015674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15.011995">
                <text:p>215.011995</text:p>
              </table:table-cell>
              <table:table-cell office:value-type="float" office:value="72.8040913">
                <text:p>72.80409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15.013149">
                <text:p>215.013149</text:p>
              </table:table-cell>
              <table:table-cell office:value-type="float" office:value="72.8693943">
                <text:p>72.869394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5.02003">
                <text:p>215.02003</text:p>
              </table:table-cell>
              <table:table-cell office:value-type="float" office:value="72.6093887">
                <text:p>72.609388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5.452246">
                <text:p>215.452246</text:p>
              </table:table-cell>
              <table:table-cell office:value-type="float" office:value="72.5209997">
                <text:p>72.520999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5.504877">
                <text:p>215.504877</text:p>
              </table:table-cell>
              <table:table-cell office:value-type="float" office:value="72.4021657">
                <text:p>72.402165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6.042567">
                <text:p>216.042567</text:p>
              </table:table-cell>
              <table:table-cell office:value-type="float" office:value="72.3051927">
                <text:p>72.3051927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15.421873">
                <text:p>215.421873</text:p>
              </table:table-cell>
              <table:table-cell office:value-type="float" office:value="71.5497821">
                <text:p>71.549782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16.166524">
                <text:p>216.166524</text:p>
              </table:table-cell>
              <table:table-cell office:value-type="float" office:value="71.5650302">
                <text:p>71.565030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15.421404">
                <text:p>215.421404</text:p>
              </table:table-cell>
              <table:table-cell office:value-type="float" office:value="71.5078311">
                <text:p>71.507831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6.232293">
                <text:p>216.232293</text:p>
              </table:table-cell>
              <table:table-cell office:value-type="float" office:value="71.4463186">
                <text:p>71.446318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6.257902">
                <text:p>216.257902</text:p>
              </table:table-cell>
              <table:table-cell office:value-type="float" office:value="72.0089178">
                <text:p>72.0089178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6.929103">
                <text:p>216.929103</text:p>
              </table:table-cell>
              <table:table-cell office:value-type="float" office:value="72.2305479">
                <text:p>72.230547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7.119221">
                <text:p>217.119221</text:p>
              </table:table-cell>
              <table:table-cell office:value-type="float" office:value="72.9710587">
                <text:p>72.971058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17.16812">
                <text:p>217.16812</text:p>
              </table:table-cell>
              <table:table-cell office:value-type="float" office:value="73.0148095">
                <text:p>73.014809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7.538032">
                <text:p>217.538032</text:p>
              </table:table-cell>
              <table:table-cell office:value-type="float" office:value="73.3192623">
                <text:p>73.319262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7.729085">
                <text:p>217.729085</text:p>
              </table:table-cell>
              <table:table-cell office:value-type="float" office:value="73.08388">
                <text:p>73.0838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17.764208">
                <text:p>217.764208</text:p>
              </table:table-cell>
              <table:table-cell office:value-type="float" office:value="73.1538262">
                <text:p>73.153826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17.681469">
                <text:p>217.681469</text:p>
              </table:table-cell>
              <table:table-cell office:value-type="float" office:value="72.6461777">
                <text:p>72.6461777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17.70276">
                <text:p>217.70276</text:p>
              </table:table-cell>
              <table:table-cell office:value-type="float" office:value="72.6788122">
                <text:p>72.67881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6.995935">
                <text:p>216.995935</text:p>
              </table:table-cell>
              <table:table-cell office:value-type="float" office:value="71.8945027">
                <text:p>71.89450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6.353307">
                <text:p>216.353307</text:p>
              </table:table-cell>
              <table:table-cell office:value-type="float" office:value="72.0717121">
                <text:p>72.071712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14.994759">
                <text:p>214.994759</text:p>
              </table:table-cell>
              <table:table-cell office:value-type="float" office:value="71.2240351">
                <text:p>71.224035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14.817317">
                <text:p>214.817317</text:p>
              </table:table-cell>
              <table:table-cell office:value-type="float" office:value="71.3187765">
                <text:p>71.31877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13.505507">
                <text:p>213.505507</text:p>
              </table:table-cell>
              <table:table-cell office:value-type="float" office:value="70.5588192">
                <text:p>70.558819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12.438562">
                <text:p>212.438562</text:p>
              </table:table-cell>
              <table:table-cell office:value-type="float" office:value="70.4935228">
                <text:p>70.493522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11.988497">
                <text:p>211.988497</text:p>
              </table:table-cell>
              <table:table-cell office:value-type="float" office:value="70.0329252">
                <text:p>70.032925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10.688768">
                <text:p>210.688768</text:p>
              </table:table-cell>
              <table:table-cell office:value-type="float" office:value="69.7365247">
                <text:p>69.736524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10.798039">
                <text:p>210.798039</text:p>
              </table:table-cell>
              <table:table-cell office:value-type="float" office:value="69.6929674">
                <text:p>69.692967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09.929969">
                <text:p>209.929969</text:p>
              </table:table-cell>
              <table:table-cell office:value-type="float" office:value="69.5447729">
                <text:p>69.544772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10.009866">
                <text:p>210.009866</text:p>
              </table:table-cell>
              <table:table-cell office:value-type="float" office:value="69.0727883">
                <text:p>69.072788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09.165186">
                <text:p>209.165186</text:p>
              </table:table-cell>
              <table:table-cell office:value-type="float" office:value="68.6363446">
                <text:p>68.636344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09.935929">
                <text:p>209.935929</text:p>
              </table:table-cell>
              <table:table-cell office:value-type="float" office:value="68.2930643">
                <text:p>68.293064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9.237283">
                <text:p>209.237283</text:p>
              </table:table-cell>
              <table:table-cell office:value-type="float" office:value="67.9039749">
                <text:p>67.903974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09.607799">
                <text:p>209.607799</text:p>
              </table:table-cell>
              <table:table-cell office:value-type="float" office:value="67.6204481">
                <text:p>67.620448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09.457498">
                <text:p>209.457498</text:p>
              </table:table-cell>
              <table:table-cell office:value-type="float" office:value="67.3048869">
                <text:p>67.30488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10.018557">
                <text:p>210.018557</text:p>
              </table:table-cell>
              <table:table-cell office:value-type="float" office:value="67.3348852">
                <text:p>67.33488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09.549661">
                <text:p>209.549661</text:p>
              </table:table-cell>
              <table:table-cell office:value-type="float" office:value="66.8772386">
                <text:p>66.877238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10.499861">
                <text:p>210.499861</text:p>
              </table:table-cell>
              <table:table-cell office:value-type="float" office:value="67.4792218">
                <text:p>67.479221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10.329425">
                <text:p>210.329425</text:p>
              </table:table-cell>
              <table:table-cell office:value-type="float" office:value="67.1766221">
                <text:p>67.176622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10.516749">
                <text:p>210.516749</text:p>
              </table:table-cell>
              <table:table-cell office:value-type="float" office:value="67.4471643">
                <text:p>67.447164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10.404475">
                <text:p>210.404475</text:p>
              </table:table-cell>
              <table:table-cell office:value-type="float" office:value="67.0701641">
                <text:p>67.07016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10.582159">
                <text:p>210.582159</text:p>
              </table:table-cell>
              <table:table-cell office:value-type="float" office:value="67.8052906">
                <text:p>67.805290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09.853377">
                <text:p>209.853377</text:p>
              </table:table-cell>
              <table:table-cell office:value-type="float" office:value="67.2128556">
                <text:p>67.2128556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09.575402">
                <text:p>209.575402</text:p>
              </table:table-cell>
              <table:table-cell office:value-type="float" office:value="67.349215">
                <text:p>67.34921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08.618706">
                <text:p>208.618706</text:p>
              </table:table-cell>
              <table:table-cell office:value-type="float" office:value="66.9385374">
                <text:p>66.9385374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08.650708">
                <text:p>208.650708</text:p>
              </table:table-cell>
              <table:table-cell office:value-type="float" office:value="66.8302222">
                <text:p>66.83022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07.847005">
                <text:p>207.847005</text:p>
              </table:table-cell>
              <table:table-cell office:value-type="float" office:value="66.4021507">
                <text:p>66.402150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07.653216">
                <text:p>207.653216</text:p>
              </table:table-cell>
              <table:table-cell office:value-type="float" office:value="66.2301172">
                <text:p>66.230117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06.498088">
                <text:p>206.498088</text:p>
              </table:table-cell>
              <table:table-cell office:value-type="float" office:value="65.7658905">
                <text:p>65.76589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06.364455">
                <text:p>206.364455</text:p>
              </table:table-cell>
              <table:table-cell office:value-type="float" office:value="65.6592947">
                <text:p>65.659294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05.652832">
                <text:p>205.652832</text:p>
              </table:table-cell>
              <table:table-cell office:value-type="float" office:value="65.6406288">
                <text:p>65.640628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05.190867">
                <text:p>205.190867</text:p>
              </table:table-cell>
              <table:table-cell office:value-type="float" office:value="65.1767642">
                <text:p>65.176764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05.161189">
                <text:p>205.161189</text:p>
              </table:table-cell>
              <table:table-cell office:value-type="float" office:value="65.0455797">
                <text:p>65.045579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05.317814">
                <text:p>205.317814</text:p>
              </table:table-cell>
              <table:table-cell office:value-type="float" office:value="64.5514134">
                <text:p>64.55141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05.022793">
                <text:p>205.022793</text:p>
              </table:table-cell>
              <table:table-cell office:value-type="float" office:value="64.4226785">
                <text:p>64.4226785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05.05848">
                <text:p>205.05848</text:p>
              </table:table-cell>
              <table:table-cell office:value-type="float" office:value="63.8752752">
                <text:p>63.875275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04.920523">
                <text:p>204.920523</text:p>
              </table:table-cell>
              <table:table-cell office:value-type="float" office:value="63.8663259">
                <text:p>63.866325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05.020315">
                <text:p>205.020315</text:p>
              </table:table-cell>
              <table:table-cell office:value-type="float" office:value="63.7361149">
                <text:p>63.7361149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04.923668">
                <text:p>204.923668</text:p>
              </table:table-cell>
              <table:table-cell office:value-type="float" office:value="63.6919631">
                <text:p>63.691963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05.663142">
                <text:p>205.663142</text:p>
              </table:table-cell>
              <table:table-cell office:value-type="float" office:value="63.9990855">
                <text:p>63.999085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05.527443">
                <text:p>205.527443</text:p>
              </table:table-cell>
              <table:table-cell office:value-type="float" office:value="63.9380187">
                <text:p>63.938018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06.242276">
                <text:p>206.242276</text:p>
              </table:table-cell>
              <table:table-cell office:value-type="float" office:value="64.3521592">
                <text:p>64.352159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05.95796">
                <text:p>205.95796</text:p>
              </table:table-cell>
              <table:table-cell office:value-type="float" office:value="63.9311484">
                <text:p>63.9311484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07.121051">
                <text:p>207.121051</text:p>
              </table:table-cell>
              <table:table-cell office:value-type="float" office:value="64.2916419">
                <text:p>64.291641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06.49282">
                <text:p>206.49282</text:p>
              </table:table-cell>
              <table:table-cell office:value-type="float" office:value="63.9174769">
                <text:p>63.917476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07.547355">
                <text:p>207.547355</text:p>
              </table:table-cell>
              <table:table-cell office:value-type="float" office:value="64.7763168">
                <text:p>64.776316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06.652979">
                <text:p>206.652979</text:p>
              </table:table-cell>
              <table:table-cell office:value-type="float" office:value="64.7576634">
                <text:p>64.75766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07.353957">
                <text:p>207.353957</text:p>
              </table:table-cell>
              <table:table-cell office:value-type="float" office:value="65.54919">
                <text:p>65.5491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05.81679">
                <text:p>205.81679</text:p>
              </table:table-cell>
              <table:table-cell office:value-type="float" office:value="64.7707626">
                <text:p>64.770762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06.3884">
                <text:p>206.3884</text:p>
              </table:table-cell>
              <table:table-cell office:value-type="float" office:value="64.8733212">
                <text:p>64.87332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05.170931">
                <text:p>205.170931</text:p>
              </table:table-cell>
              <table:table-cell office:value-type="float" office:value="64.6816443">
                <text:p>64.68164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05.698788">
                <text:p>205.698788</text:p>
              </table:table-cell>
              <table:table-cell office:value-type="float" office:value="64.9622673">
                <text:p>64.9622673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04.669482">
                <text:p>204.669482</text:p>
              </table:table-cell>
              <table:table-cell office:value-type="float" office:value="64.8773723">
                <text:p>64.877372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4.823297">
                <text:p>204.823297</text:p>
              </table:table-cell>
              <table:table-cell office:value-type="float" office:value="64.9215168">
                <text:p>64.921516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03.894556">
                <text:p>203.894556</text:p>
              </table:table-cell>
              <table:table-cell office:value-type="float" office:value="64.8268622">
                <text:p>64.826862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03.782258">
                <text:p>203.782258</text:p>
              </table:table-cell>
              <table:table-cell office:value-type="float" office:value="64.840198">
                <text:p>64.840198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3.340589">
                <text:p>203.340589</text:p>
              </table:table-cell>
              <table:table-cell office:value-type="float" office:value="64.3655775">
                <text:p>64.3655775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3.340971">
                <text:p>203.340971</text:p>
              </table:table-cell>
              <table:table-cell office:value-type="float" office:value="64.4585491">
                <text:p>64.458549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03.082074">
                <text:p>203.082074</text:p>
              </table:table-cell>
              <table:table-cell office:value-type="float" office:value="64.2797922">
                <text:p>64.279792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03.273641">
                <text:p>203.273641</text:p>
              </table:table-cell>
              <table:table-cell office:value-type="float" office:value="64.4804567">
                <text:p>64.480456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02.824022">
                <text:p>202.824022</text:p>
              </table:table-cell>
              <table:table-cell office:value-type="float" office:value="64.3705567">
                <text:p>64.370556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03.426559">
                <text:p>203.426559</text:p>
              </table:table-cell>
              <table:table-cell office:value-type="float" office:value="64.7520342">
                <text:p>64.752034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02.689926">
                <text:p>202.689926</text:p>
              </table:table-cell>
              <table:table-cell office:value-type="float" office:value="64.5388202">
                <text:p>64.538820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03.768935">
                <text:p>203.768935</text:p>
              </table:table-cell>
              <table:table-cell office:value-type="float" office:value="65.2081613">
                <text:p>65.208161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03.03198">
                <text:p>203.03198</text:p>
              </table:table-cell>
              <table:table-cell office:value-type="float" office:value="64.6829337">
                <text:p>64.6829337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03.627485">
                <text:p>203.627485</text:p>
              </table:table-cell>
              <table:table-cell office:value-type="float" office:value="65.2422023">
                <text:p>65.242202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03.675857">
                <text:p>203.675857</text:p>
              </table:table-cell>
              <table:table-cell office:value-type="float" office:value="64.9742076">
                <text:p>64.974207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04.034539">
                <text:p>204.034539</text:p>
              </table:table-cell>
              <table:table-cell office:value-type="float" office:value="65.5157613">
                <text:p>65.5157613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04.287199">
                <text:p>204.287199</text:p>
              </table:table-cell>
              <table:table-cell office:value-type="float" office:value="65.4024326">
                <text:p>65.402432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03.703956">
                <text:p>203.703956</text:p>
              </table:table-cell>
              <table:table-cell office:value-type="float" office:value="65.3814538">
                <text:p>65.381453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04.041256">
                <text:p>204.041256</text:p>
              </table:table-cell>
              <table:table-cell office:value-type="float" office:value="65.2486233">
                <text:p>65.248623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03.237549">
                <text:p>203.237549</text:p>
              </table:table-cell>
              <table:table-cell office:value-type="float" office:value="65.3803576">
                <text:p>65.380357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03.915646">
                <text:p>203.915646</text:p>
              </table:table-cell>
              <table:table-cell office:value-type="float" office:value="65.5111835">
                <text:p>65.511183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03.360224">
                <text:p>203.360224</text:p>
              </table:table-cell>
              <table:table-cell office:value-type="float" office:value="65.9398778">
                <text:p>65.9398778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04.205471">
                <text:p>204.205471</text:p>
              </table:table-cell>
              <table:table-cell office:value-type="float" office:value="66.2454745">
                <text:p>66.24547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03.983334">
                <text:p>203.983334</text:p>
              </table:table-cell>
              <table:table-cell office:value-type="float" office:value="66.6318464">
                <text:p>66.631846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04.900963">
                <text:p>204.900963</text:p>
              </table:table-cell>
              <table:table-cell office:value-type="float" office:value="67.0185044">
                <text:p>67.018504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04.672182">
                <text:p>204.672182</text:p>
              </table:table-cell>
              <table:table-cell office:value-type="float" office:value="66.8655763">
                <text:p>66.865576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05.124938">
                <text:p>205.124938</text:p>
              </table:table-cell>
              <table:table-cell office:value-type="float" office:value="66.9492929">
                <text:p>66.949292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05.311845">
                <text:p>205.311845</text:p>
              </table:table-cell>
              <table:table-cell office:value-type="float" office:value="66.2910109">
                <text:p>66.29101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05.489618">
                <text:p>205.489618</text:p>
              </table:table-cell>
              <table:table-cell office:value-type="float" office:value="66.4692984">
                <text:p>66.469298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05.349489">
                <text:p>205.349489</text:p>
              </table:table-cell>
              <table:table-cell office:value-type="float" office:value="66.0013683">
                <text:p>66.001368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05.740014">
                <text:p>205.740014</text:p>
              </table:table-cell>
              <table:table-cell office:value-type="float" office:value="66.152524">
                <text:p>66.15252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04.801602">
                <text:p>204.801602</text:p>
              </table:table-cell>
              <table:table-cell office:value-type="float" office:value="65.4232133">
                <text:p>65.42321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05.160681">
                <text:p>205.160681</text:p>
              </table:table-cell>
              <table:table-cell office:value-type="float" office:value="65.7873463">
                <text:p>65.787346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03.966812">
                <text:p>203.966812</text:p>
              </table:table-cell>
              <table:table-cell office:value-type="float" office:value="65.6140103">
                <text:p>65.614010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03.82933">
                <text:p>203.82933</text:p>
              </table:table-cell>
              <table:table-cell office:value-type="float" office:value="65.6582582">
                <text:p>65.6582582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03.363669">
                <text:p>203.363669</text:p>
              </table:table-cell>
              <table:table-cell office:value-type="float" office:value="65.998322">
                <text:p>65.99832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03.190282">
                <text:p>203.190282</text:p>
              </table:table-cell>
              <table:table-cell office:value-type="float" office:value="65.9752723">
                <text:p>65.975272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02.665677">
                <text:p>202.665677</text:p>
              </table:table-cell>
              <table:table-cell office:value-type="float" office:value="66.7456749">
                <text:p>66.745674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01.915101">
                <text:p>201.915101</text:p>
              </table:table-cell>
              <table:table-cell office:value-type="float" office:value="66.302993">
                <text:p>66.30299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01.573069">
                <text:p>201.573069</text:p>
              </table:table-cell>
              <table:table-cell office:value-type="float" office:value="67.2443004">
                <text:p>67.244300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01.569655">
                <text:p>201.569655</text:p>
              </table:table-cell>
              <table:table-cell office:value-type="float" office:value="67.4811517">
                <text:p>67.481151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01.282966">
                <text:p>201.282966</text:p>
              </table:table-cell>
              <table:table-cell office:value-type="float" office:value="68.3056105">
                <text:p>68.305610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01.624308">
                <text:p>201.624308</text:p>
              </table:table-cell>
              <table:table-cell office:value-type="float" office:value="68.4588129">
                <text:p>68.458812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01.716966">
                <text:p>201.716966</text:p>
              </table:table-cell>
              <table:table-cell office:value-type="float" office:value="69.1344854">
                <text:p>69.134485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02.622961">
                <text:p>202.622961</text:p>
              </table:table-cell>
              <table:table-cell office:value-type="float" office:value="69.4452817">
                <text:p>69.44528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02.696171">
                <text:p>202.696171</text:p>
              </table:table-cell>
              <table:table-cell office:value-type="float" office:value="70.0191831">
                <text:p>70.0191831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03.803595">
                <text:p>203.803595</text:p>
              </table:table-cell>
              <table:table-cell office:value-type="float" office:value="70.2694187">
                <text:p>70.2694187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03.742417">
                <text:p>203.742417</text:p>
              </table:table-cell>
              <table:table-cell office:value-type="float" office:value="70.4024632">
                <text:p>70.402463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04.407847">
                <text:p>204.407847</text:p>
              </table:table-cell>
              <table:table-cell office:value-type="float" office:value="70.626493">
                <text:p>70.62649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05.359044">
                <text:p>205.359044</text:p>
              </table:table-cell>
              <table:table-cell office:value-type="float" office:value="70.4386424">
                <text:p>70.438642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05.884054">
                <text:p>205.884054</text:p>
              </table:table-cell>
              <table:table-cell office:value-type="float" office:value="70.7379302">
                <text:p>70.7379302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06.593888">
                <text:p>206.593888</text:p>
              </table:table-cell>
              <table:table-cell office:value-type="float" office:value="70.8869788">
                <text:p>70.8869788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07.187436">
                <text:p>207.187436</text:p>
              </table:table-cell>
              <table:table-cell office:value-type="float" office:value="70.9704276">
                <text:p>70.970427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07.430466">
                <text:p>207.430466</text:p>
              </table:table-cell>
              <table:table-cell office:value-type="float" office:value="70.5611482">
                <text:p>70.561148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07.154963">
                <text:p>207.154963</text:p>
              </table:table-cell>
              <table:table-cell office:value-type="float" office:value="70.7171545">
                <text:p>70.717154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07.622192">
                <text:p>207.622192</text:p>
              </table:table-cell>
              <table:table-cell office:value-type="float" office:value="70.7361063">
                <text:p>70.736106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06.622121">
                <text:p>206.622121</text:p>
              </table:table-cell>
              <table:table-cell office:value-type="float" office:value="70.2193958">
                <text:p>70.219395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06.854901">
                <text:p>206.854901</text:p>
              </table:table-cell>
              <table:table-cell office:value-type="float" office:value="70.4826361">
                <text:p>70.482636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06.468922">
                <text:p>206.468922</text:p>
              </table:table-cell>
              <table:table-cell office:value-type="float" office:value="70.4345414">
                <text:p>70.4345414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05.8127">
                <text:p>205.8127</text:p>
              </table:table-cell>
              <table:table-cell office:value-type="float" office:value="70.3313584">
                <text:p>70.331358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05.172619">
                <text:p>205.172619</text:p>
              </table:table-cell>
              <table:table-cell office:value-type="float" office:value="69.8076363">
                <text:p>69.807636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04.532334">
                <text:p>204.532334</text:p>
              </table:table-cell>
              <table:table-cell office:value-type="float" office:value="69.50875">
                <text:p>69.5087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04.207406">
                <text:p>204.207406</text:p>
              </table:table-cell>
              <table:table-cell office:value-type="float" office:value="69.2081405">
                <text:p>69.208140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04.079065">
                <text:p>204.079065</text:p>
              </table:table-cell>
              <table:table-cell office:value-type="float" office:value="69.1009421">
                <text:p>69.10094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04.176296">
                <text:p>204.176296</text:p>
              </table:table-cell>
              <table:table-cell office:value-type="float" office:value="68.7464249">
                <text:p>68.746424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04.996299">
                <text:p>204.996299</text:p>
              </table:table-cell>
              <table:table-cell office:value-type="float" office:value="68.3713954">
                <text:p>68.371395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04.522267">
                <text:p>204.522267</text:p>
              </table:table-cell>
              <table:table-cell office:value-type="float" office:value="68.1329783">
                <text:p>68.132978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5.213303">
                <text:p>205.213303</text:p>
              </table:table-cell>
              <table:table-cell office:value-type="float" office:value="67.8809222">
                <text:p>67.880922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05.738217">
                <text:p>205.738217</text:p>
              </table:table-cell>
              <table:table-cell office:value-type="float" office:value="68.0324044">
                <text:p>68.032404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05.458713">
                <text:p>205.458713</text:p>
              </table:table-cell>
              <table:table-cell office:value-type="float" office:value="67.8004437">
                <text:p>67.80044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05.483895">
                <text:p>205.483895</text:p>
              </table:table-cell>
              <table:table-cell office:value-type="float" office:value="67.8012391">
                <text:p>67.8012391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05.802585">
                <text:p>205.802585</text:p>
              </table:table-cell>
              <table:table-cell office:value-type="float" office:value="67.9556995">
                <text:p>67.955699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06.745464">
                <text:p>206.745464</text:p>
              </table:table-cell>
              <table:table-cell office:value-type="float" office:value="68.1145324">
                <text:p>68.1145324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06.589135">
                <text:p>206.589135</text:p>
              </table:table-cell>
              <table:table-cell office:value-type="float" office:value="68.1784981">
                <text:p>68.1784981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06.96667">
                <text:p>206.96667</text:p>
              </table:table-cell>
              <table:table-cell office:value-type="float" office:value="68.2130762">
                <text:p>68.2130762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06.696081">
                <text:p>206.696081</text:p>
              </table:table-cell>
              <table:table-cell office:value-type="float" office:value="67.9751192">
                <text:p>67.975119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06.550477">
                <text:p>206.550477</text:p>
              </table:table-cell>
              <table:table-cell office:value-type="float" office:value="67.8881157">
                <text:p>67.888115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05.717237">
                <text:p>205.717237</text:p>
              </table:table-cell>
              <table:table-cell office:value-type="float" office:value="67.4798416">
                <text:p>67.479841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05.61544">
                <text:p>205.61544</text:p>
              </table:table-cell>
              <table:table-cell office:value-type="float" office:value="67.3515273">
                <text:p>67.3515273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04.669808">
                <text:p>204.669808</text:p>
              </table:table-cell>
              <table:table-cell office:value-type="float" office:value="66.9169745">
                <text:p>66.916974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04.78452">
                <text:p>204.78452</text:p>
              </table:table-cell>
              <table:table-cell office:value-type="float" office:value="66.8013796">
                <text:p>66.801379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04.15827">
                <text:p>204.15827</text:p>
              </table:table-cell>
              <table:table-cell office:value-type="float" office:value="66.2771144">
                <text:p>66.2771144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03.988307">
                <text:p>203.988307</text:p>
              </table:table-cell>
              <table:table-cell office:value-type="float" office:value="66.3427607">
                <text:p>66.342760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04.818168">
                <text:p>204.818168</text:p>
              </table:table-cell>
              <table:table-cell office:value-type="float" office:value="66.2864069">
                <text:p>66.28640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05.25677">
                <text:p>205.25677</text:p>
              </table:table-cell>
              <table:table-cell office:value-type="float" office:value="66.656627">
                <text:p>66.65662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6.449978">
                <text:p>206.449978</text:p>
              </table:table-cell>
              <table:table-cell office:value-type="float" office:value="66.745129">
                <text:p>66.745129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07.06968">
                <text:p>207.06968</text:p>
              </table:table-cell>
              <table:table-cell office:value-type="float" office:value="67.3490472">
                <text:p>67.3490472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08.052807">
                <text:p>208.052807</text:p>
              </table:table-cell>
              <table:table-cell office:value-type="float" office:value="67.4184878">
                <text:p>67.418487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08.577417">
                <text:p>208.577417</text:p>
              </table:table-cell>
              <table:table-cell office:value-type="float" office:value="67.9067162">
                <text:p>67.906716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09.281438">
                <text:p>209.281438</text:p>
              </table:table-cell>
              <table:table-cell office:value-type="float" office:value="68.3535057">
                <text:p>68.353505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9.716524">
                <text:p>209.716524</text:p>
              </table:table-cell>
              <table:table-cell office:value-type="float" office:value="67.9190091">
                <text:p>67.919009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0.194736">
                <text:p>210.194736</text:p>
              </table:table-cell>
              <table:table-cell office:value-type="float" office:value="68.1434111">
                <text:p>68.143411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10.31642">
                <text:p>210.31642</text:p>
              </table:table-cell>
              <table:table-cell office:value-type="float" office:value="67.9033911">
                <text:p>67.903391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10.737226">
                <text:p>210.737226</text:p>
              </table:table-cell>
              <table:table-cell office:value-type="float" office:value="68.0654705">
                <text:p>68.06547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10.651029">
                <text:p>210.651029</text:p>
              </table:table-cell>
              <table:table-cell office:value-type="float" office:value="67.8046919">
                <text:p>67.8046919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10.797805">
                <text:p>210.797805</text:p>
              </table:table-cell>
              <table:table-cell office:value-type="float" office:value="67.8388664">
                <text:p>67.8388664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10.623122">
                <text:p>210.623122</text:p>
              </table:table-cell>
              <table:table-cell office:value-type="float" office:value="67.9305241">
                <text:p>67.9305241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10.20374">
                <text:p>210.20374</text:p>
              </table:table-cell>
              <table:table-cell office:value-type="float" office:value="67.6217958">
                <text:p>67.621795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10.568905">
                <text:p>210.568905</text:p>
              </table:table-cell>
              <table:table-cell office:value-type="float" office:value="68.1229011">
                <text:p>68.1229011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10.143895">
                <text:p>210.143895</text:p>
              </table:table-cell>
              <table:table-cell office:value-type="float" office:value="67.7829226">
                <text:p>67.7829226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10.693937">
                <text:p>210.693937</text:p>
              </table:table-cell>
              <table:table-cell office:value-type="float" office:value="68.2330783">
                <text:p>68.2330783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10.012895">
                <text:p>210.012895</text:p>
              </table:table-cell>
              <table:table-cell office:value-type="float" office:value="67.7867406">
                <text:p>67.7867406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10.393222">
                <text:p>210.393222</text:p>
              </table:table-cell>
              <table:table-cell office:value-type="float" office:value="68.7994876">
                <text:p>68.7994876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09.417173">
                <text:p>209.417173</text:p>
              </table:table-cell>
              <table:table-cell office:value-type="float" office:value="68.1886406">
                <text:p>68.188640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09.056675">
                <text:p>209.056675</text:p>
              </table:table-cell>
              <table:table-cell office:value-type="float" office:value="68.5194923">
                <text:p>68.519492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09.365476">
                <text:p>209.365476</text:p>
              </table:table-cell>
              <table:table-cell office:value-type="float" office:value="68.7991907">
                <text:p>68.7991907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08.848453">
                <text:p>208.848453</text:p>
              </table:table-cell>
              <table:table-cell office:value-type="float" office:value="68.8200783">
                <text:p>68.820078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08.21097">
                <text:p>208.21097</text:p>
              </table:table-cell>
              <table:table-cell office:value-type="float" office:value="68.9920207">
                <text:p>68.992020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08.659424">
                <text:p>208.659424</text:p>
              </table:table-cell>
              <table:table-cell office:value-type="float" office:value="69.5006132">
                <text:p>69.5006132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07.9267">
                <text:p>207.9267</text:p>
              </table:table-cell>
              <table:table-cell office:value-type="float" office:value="69.5933548">
                <text:p>69.593354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08.153064">
                <text:p>208.153064</text:p>
              </table:table-cell>
              <table:table-cell office:value-type="float" office:value="70.2902298">
                <text:p>70.290229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07.659317">
                <text:p>207.659317</text:p>
              </table:table-cell>
              <table:table-cell office:value-type="float" office:value="70.2533776">
                <text:p>70.2533776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07.800658">
                <text:p>207.800658</text:p>
              </table:table-cell>
              <table:table-cell office:value-type="float" office:value="70.6010833">
                <text:p>70.6010833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06.600514">
                <text:p>206.600514</text:p>
              </table:table-cell>
              <table:table-cell office:value-type="float" office:value="70.3227836">
                <text:p>70.322783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06.724721">
                <text:p>206.724721</text:p>
              </table:table-cell>
              <table:table-cell office:value-type="float" office:value="70.2133474">
                <text:p>70.2133474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05.294055">
                <text:p>205.294055</text:p>
              </table:table-cell>
              <table:table-cell office:value-type="float" office:value="69.8063913">
                <text:p>69.8063913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04.939171">
                <text:p>204.939171</text:p>
              </table:table-cell>
              <table:table-cell office:value-type="float" office:value="69.7233977">
                <text:p>69.723397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03.092346">
                <text:p>203.092346</text:p>
              </table:table-cell>
              <table:table-cell office:value-type="float" office:value="69.3020328">
                <text:p>69.30203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02.87914">
                <text:p>202.87914</text:p>
              </table:table-cell>
              <table:table-cell office:value-type="float" office:value="69.2644792">
                <text:p>69.2644792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01.027527">
                <text:p>201.027527</text:p>
              </table:table-cell>
              <table:table-cell office:value-type="float" office:value="68.5628903">
                <text:p>68.5628903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01.164999">
                <text:p>201.164999</text:p>
              </table:table-cell>
              <table:table-cell office:value-type="float" office:value="68.5747031">
                <text:p>68.574703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00.032159">
                <text:p>200.032159</text:p>
              </table:table-cell>
              <table:table-cell office:value-type="float" office:value="68.0588807">
                <text:p>68.058880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00.151136">
                <text:p>200.151136</text:p>
              </table:table-cell>
              <table:table-cell office:value-type="float" office:value="67.9763971">
                <text:p>67.976397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98.821123">
                <text:p>198.821123</text:p>
              </table:table-cell>
              <table:table-cell office:value-type="float" office:value="67.2921902">
                <text:p>67.292190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99.21376">
                <text:p>199.21376</text:p>
              </table:table-cell>
              <table:table-cell office:value-type="float" office:value="67.4824754">
                <text:p>67.4824754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97.165894">
                <text:p>197.165894</text:p>
              </table:table-cell>
              <table:table-cell office:value-type="float" office:value="66.5930776">
                <text:p>66.5930776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97.454043">
                <text:p>197.454043</text:p>
              </table:table-cell>
              <table:table-cell office:value-type="float" office:value="67.1042036">
                <text:p>67.104203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96.418229">
                <text:p>196.418229</text:p>
              </table:table-cell>
              <table:table-cell office:value-type="float" office:value="66.0840486">
                <text:p>66.0840486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96.704536">
                <text:p>196.704536</text:p>
              </table:table-cell>
              <table:table-cell office:value-type="float" office:value="67.0275075">
                <text:p>67.027507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95.892244">
                <text:p>195.892244</text:p>
              </table:table-cell>
              <table:table-cell office:value-type="float" office:value="66.1563469">
                <text:p>66.156346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95.898101">
                <text:p>195.898101</text:p>
              </table:table-cell>
              <table:table-cell office:value-type="float" office:value="67.2806611">
                <text:p>67.28066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95.565512">
                <text:p>195.565512</text:p>
              </table:table-cell>
              <table:table-cell office:value-type="float" office:value="67.1281443">
                <text:p>67.12814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95.255506">
                <text:p>195.255506</text:p>
              </table:table-cell>
              <table:table-cell office:value-type="float" office:value="67.9370457">
                <text:p>67.937045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94.842706">
                <text:p>194.842706</text:p>
              </table:table-cell>
              <table:table-cell office:value-type="float" office:value="67.992077">
                <text:p>67.992077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95.106233">
                <text:p>195.106233</text:p>
              </table:table-cell>
              <table:table-cell office:value-type="float" office:value="68.0619804">
                <text:p>68.061980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94.802014">
                <text:p>194.802014</text:p>
              </table:table-cell>
              <table:table-cell office:value-type="float" office:value="67.8829508">
                <text:p>67.882950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95.405681">
                <text:p>195.405681</text:p>
              </table:table-cell>
              <table:table-cell office:value-type="float" office:value="67.7245166">
                <text:p>67.724516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95.290692">
                <text:p>195.290692</text:p>
              </table:table-cell>
              <table:table-cell office:value-type="float" office:value="67.7052665">
                <text:p>67.705266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5.687394">
                <text:p>195.687394</text:p>
              </table:table-cell>
              <table:table-cell office:value-type="float" office:value="67.5025248">
                <text:p>67.502524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95.45403">
                <text:p>195.45403</text:p>
              </table:table-cell>
              <table:table-cell office:value-type="float" office:value="67.55869">
                <text:p>67.558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96.275566">
                <text:p>196.275566</text:p>
              </table:table-cell>
              <table:table-cell office:value-type="float" office:value="67.3215585">
                <text:p>67.32155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95.562893">
                <text:p>195.562893</text:p>
              </table:table-cell>
              <table:table-cell office:value-type="float" office:value="67.0291838">
                <text:p>67.029183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95.918573">
                <text:p>195.918573</text:p>
              </table:table-cell>
              <table:table-cell office:value-type="float" office:value="66.7238902">
                <text:p>66.723890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94.356189">
                <text:p>194.356189</text:p>
              </table:table-cell>
              <table:table-cell office:value-type="float" office:value="66.239757">
                <text:p>66.23975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94.735833">
                <text:p>194.735833</text:p>
              </table:table-cell>
              <table:table-cell office:value-type="float" office:value="66.3365695">
                <text:p>66.3365695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93.599804">
                <text:p>193.599804</text:p>
              </table:table-cell>
              <table:table-cell office:value-type="float" office:value="65.9896841">
                <text:p>65.9896841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93.815206">
                <text:p>193.815206</text:p>
              </table:table-cell>
              <table:table-cell office:value-type="float" office:value="66.2221959">
                <text:p>66.2221959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93.453651">
                <text:p>193.453651</text:p>
              </table:table-cell>
              <table:table-cell office:value-type="float" office:value="65.9110365">
                <text:p>65.911036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93.634125">
                <text:p>193.634125</text:p>
              </table:table-cell>
              <table:table-cell office:value-type="float" office:value="66.0304976">
                <text:p>66.030497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3.431119">
                <text:p>193.431119</text:p>
              </table:table-cell>
              <table:table-cell office:value-type="float" office:value="65.9614524">
                <text:p>65.9614524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93.658373">
                <text:p>193.658373</text:p>
              </table:table-cell>
              <table:table-cell office:value-type="float" office:value="66.403298">
                <text:p>66.40329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93.354694">
                <text:p>193.354694</text:p>
              </table:table-cell>
              <table:table-cell office:value-type="float" office:value="66.5343501">
                <text:p>66.53435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93.229712">
                <text:p>193.229712</text:p>
              </table:table-cell>
              <table:table-cell office:value-type="float" office:value="67.1689489">
                <text:p>67.168948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93.334455">
                <text:p>193.334455</text:p>
              </table:table-cell>
              <table:table-cell office:value-type="float" office:value="67.2245266">
                <text:p>67.2245266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93.210321">
                <text:p>193.210321</text:p>
              </table:table-cell>
              <table:table-cell office:value-type="float" office:value="67.6248312">
                <text:p>67.6248312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92.860145">
                <text:p>192.860145</text:p>
              </table:table-cell>
              <table:table-cell office:value-type="float" office:value="67.4517498">
                <text:p>67.451749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93.056898">
                <text:p>193.056898</text:p>
              </table:table-cell>
              <table:table-cell office:value-type="float" office:value="67.9153963">
                <text:p>67.915396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92.778249">
                <text:p>192.778249</text:p>
              </table:table-cell>
              <table:table-cell office:value-type="float" office:value="67.7078864">
                <text:p>67.7078864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92.850379">
                <text:p>192.850379</text:p>
              </table:table-cell>
              <table:table-cell office:value-type="float" office:value="68.2023837">
                <text:p>68.202383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92.165418">
                <text:p>192.165418</text:p>
              </table:table-cell>
              <table:table-cell office:value-type="float" office:value="67.7468376">
                <text:p>67.746837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91.429456">
                <text:p>191.429456</text:p>
              </table:table-cell>
              <table:table-cell office:value-type="float" office:value="67.9280413">
                <text:p>67.9280413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91.343897">
                <text:p>191.343897</text:p>
              </table:table-cell>
              <table:table-cell office:value-type="float" office:value="67.782853">
                <text:p>67.78285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90.779065">
                <text:p>190.779065</text:p>
              </table:table-cell>
              <table:table-cell office:value-type="float" office:value="68.0068148">
                <text:p>68.006814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90.487065">
                <text:p>190.487065</text:p>
              </table:table-cell>
              <table:table-cell office:value-type="float" office:value="67.7182743">
                <text:p>67.718274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90.372786">
                <text:p>190.372786</text:p>
              </table:table-cell>
              <table:table-cell office:value-type="float" office:value="67.8425178">
                <text:p>67.842517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89.372766">
                <text:p>189.372766</text:p>
              </table:table-cell>
              <table:table-cell office:value-type="float" office:value="67.7311894">
                <text:p>67.731189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88.809855">
                <text:p>188.809855</text:p>
              </table:table-cell>
              <table:table-cell office:value-type="float" office:value="67.3830864">
                <text:p>67.383086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7.681922">
                <text:p>187.681922</text:p>
              </table:table-cell>
              <table:table-cell office:value-type="float" office:value="66.8773133">
                <text:p>66.877313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86.982618">
                <text:p>186.982618</text:p>
              </table:table-cell>
              <table:table-cell office:value-type="float" office:value="66.7373204">
                <text:p>66.737320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85.477429">
                <text:p>185.477429</text:p>
              </table:table-cell>
              <table:table-cell office:value-type="float" office:value="66.4994009">
                <text:p>66.4994009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85.100093">
                <text:p>185.100093</text:p>
              </table:table-cell>
              <table:table-cell office:value-type="float" office:value="66.2657372">
                <text:p>66.265737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84.176076">
                <text:p>184.176076</text:p>
              </table:table-cell>
              <table:table-cell office:value-type="float" office:value="65.9247026">
                <text:p>65.924702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84.100146">
                <text:p>184.100146</text:p>
              </table:table-cell>
              <table:table-cell office:value-type="float" office:value="66.0489509">
                <text:p>66.0489509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83.530485">
                <text:p>183.530485</text:p>
              </table:table-cell>
              <table:table-cell office:value-type="float" office:value="66.3368543">
                <text:p>66.336854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82.671235">
                <text:p>182.671235</text:p>
              </table:table-cell>
              <table:table-cell office:value-type="float" office:value="65.9074238">
                <text:p>65.907423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82.269749">
                <text:p>182.269749</text:p>
              </table:table-cell>
              <table:table-cell office:value-type="float" office:value="66.1349099">
                <text:p>66.13490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82.244121">
                <text:p>182.244121</text:p>
              </table:table-cell>
              <table:table-cell office:value-type="float" office:value="65.7938671">
                <text:p>65.793867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81.387877">
                <text:p>181.387877</text:p>
              </table:table-cell>
              <table:table-cell office:value-type="float" office:value="64.6428191">
                <text:p>64.642819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81.725987">
                <text:p>181.725987</text:p>
              </table:table-cell>
              <table:table-cell office:value-type="float" office:value="64.4701609">
                <text:p>64.470160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80.428857">
                <text:p>180.428857</text:p>
              </table:table-cell>
              <table:table-cell office:value-type="float" office:value="63.369609">
                <text:p>63.36960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80.54866">
                <text:p>180.54866</text:p>
              </table:table-cell>
              <table:table-cell office:value-type="float" office:value="63.3631529">
                <text:p>63.3631529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79.426128">
                <text:p>179.426128</text:p>
              </table:table-cell>
              <table:table-cell office:value-type="float" office:value="62.6450326">
                <text:p>62.6450326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79.657196">
                <text:p>179.657196</text:p>
              </table:table-cell>
              <table:table-cell office:value-type="float" office:value="62.5270682">
                <text:p>62.527068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78.977205">
                <text:p>178.977205</text:p>
              </table:table-cell>
              <table:table-cell office:value-type="float" office:value="62.3697019">
                <text:p>62.369701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79.387356">
                <text:p>179.387356</text:p>
              </table:table-cell>
              <table:table-cell office:value-type="float" office:value="62.309574">
                <text:p>62.30957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79.182257">
                <text:p>179.182257</text:p>
              </table:table-cell>
              <table:table-cell office:value-type="float" office:value="63.1051161">
                <text:p>63.105116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9.205873">
                <text:p>179.205873</text:p>
              </table:table-cell>
              <table:table-cell office:value-type="float" office:value="62.900235">
                <text:p>62.90023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78.838766">
                <text:p>178.838766</text:p>
              </table:table-cell>
              <table:table-cell office:value-type="float" office:value="63.4385648">
                <text:p>63.438564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79.051805">
                <text:p>179.051805</text:p>
              </table:table-cell>
              <table:table-cell office:value-type="float" office:value="63.3581626">
                <text:p>63.358162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78.780316">
                <text:p>178.780316</text:p>
              </table:table-cell>
              <table:table-cell office:value-type="float" office:value="63.4765449">
                <text:p>63.476544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78.1929">
                <text:p>178.1929</text:p>
              </table:table-cell>
              <table:table-cell office:value-type="float" office:value="62.8687487">
                <text:p>62.868748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78.301752">
                <text:p>178.301752</text:p>
              </table:table-cell>
              <table:table-cell office:value-type="float" office:value="62.9330209">
                <text:p>62.933020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77.7926">
                <text:p>177.7926</text:p>
              </table:table-cell>
              <table:table-cell office:value-type="float" office:value="62.1610929">
                <text:p>62.161092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77.732989">
                <text:p>177.732989</text:p>
              </table:table-cell>
              <table:table-cell office:value-type="float" office:value="62.4154467">
                <text:p>62.415446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77.151046">
                <text:p>177.151046</text:p>
              </table:table-cell>
              <table:table-cell office:value-type="float" office:value="61.8752357">
                <text:p>61.875235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77.172627">
                <text:p>177.172627</text:p>
              </table:table-cell>
              <table:table-cell office:value-type="float" office:value="62.34226">
                <text:p>62.34226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77.169236">
                <text:p>177.169236</text:p>
              </table:table-cell>
              <table:table-cell office:value-type="float" office:value="62.2711022">
                <text:p>62.2711022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77.570719">
                <text:p>177.570719</text:p>
              </table:table-cell>
              <table:table-cell office:value-type="float" office:value="62.6663884">
                <text:p>62.666388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77.945814">
                <text:p>177.945814</text:p>
              </table:table-cell>
              <table:table-cell office:value-type="float" office:value="62.9522654">
                <text:p>62.952265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78.297731">
                <text:p>178.297731</text:p>
              </table:table-cell>
              <table:table-cell office:value-type="float" office:value="63.3637471">
                <text:p>63.3637471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78.952429">
                <text:p>178.952429</text:p>
              </table:table-cell>
              <table:table-cell office:value-type="float" office:value="63.9106839">
                <text:p>63.910683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79.153426">
                <text:p>179.153426</text:p>
              </table:table-cell>
              <table:table-cell office:value-type="float" office:value="63.7803206">
                <text:p>63.780320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79.357964">
                <text:p>179.357964</text:p>
              </table:table-cell>
              <table:table-cell office:value-type="float" office:value="63.6674862">
                <text:p>63.6674862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79.700171">
                <text:p>179.700171</text:p>
              </table:table-cell>
              <table:table-cell office:value-type="float" office:value="63.861503">
                <text:p>63.8615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80.166964">
                <text:p>180.166964</text:p>
              </table:table-cell>
              <table:table-cell office:value-type="float" office:value="63.9576552">
                <text:p>63.957655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80.093096">
                <text:p>180.093096</text:p>
              </table:table-cell>
              <table:table-cell office:value-type="float" office:value="63.9800307">
                <text:p>63.980030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80.289833">
                <text:p>180.289833</text:p>
              </table:table-cell>
              <table:table-cell office:value-type="float" office:value="64.2283417">
                <text:p>64.228341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80.130986">
                <text:p>180.130986</text:p>
              </table:table-cell>
              <table:table-cell office:value-type="float" office:value="64.2798531">
                <text:p>64.2798531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79.822659">
                <text:p>179.822659</text:p>
              </table:table-cell>
              <table:table-cell office:value-type="float" office:value="64.4516801">
                <text:p>64.451680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9.731243">
                <text:p>179.731243</text:p>
              </table:table-cell>
              <table:table-cell office:value-type="float" office:value="64.5497948">
                <text:p>64.549794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79.78456">
                <text:p>179.78456</text:p>
              </table:table-cell>
              <table:table-cell office:value-type="float" office:value="64.531781">
                <text:p>64.53178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79.612641">
                <text:p>179.612641</text:p>
              </table:table-cell>
              <table:table-cell office:value-type="float" office:value="64.3592001">
                <text:p>64.3592001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79.645901">
                <text:p>179.645901</text:p>
              </table:table-cell>
              <table:table-cell office:value-type="float" office:value="64.2963668">
                <text:p>64.2963668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80.066169">
                <text:p>180.066169</text:p>
              </table:table-cell>
              <table:table-cell office:value-type="float" office:value="64.1754096">
                <text:p>64.175409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80.020556">
                <text:p>180.020556</text:p>
              </table:table-cell>
              <table:table-cell office:value-type="float" office:value="64.257338">
                <text:p>64.25733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80.515103">
                <text:p>180.515103</text:p>
              </table:table-cell>
              <table:table-cell office:value-type="float" office:value="64.1205158">
                <text:p>64.120515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80.704392">
                <text:p>180.704392</text:p>
              </table:table-cell>
              <table:table-cell office:value-type="float" office:value="64.1803842">
                <text:p>64.18038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81.400238">
                <text:p>181.400238</text:p>
              </table:table-cell>
              <table:table-cell office:value-type="float" office:value="64.338649">
                <text:p>64.33864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82.18181">
                <text:p>182.18181</text:p>
              </table:table-cell>
              <table:table-cell office:value-type="float" office:value="64.7532654">
                <text:p>64.7532654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81.661776">
                <text:p>181.661776</text:p>
              </table:table-cell>
              <table:table-cell office:value-type="float" office:value="64.4450624">
                <text:p>64.445062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81.766005">
                <text:p>181.766005</text:p>
              </table:table-cell>
              <table:table-cell office:value-type="float" office:value="64.8100682">
                <text:p>64.8100682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81.382294">
                <text:p>181.382294</text:p>
              </table:table-cell>
              <table:table-cell office:value-type="float" office:value="64.59398">
                <text:p>64.5939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81.566665">
                <text:p>181.566665</text:p>
              </table:table-cell>
              <table:table-cell office:value-type="float" office:value="64.8897161">
                <text:p>64.889716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81.231899">
                <text:p>181.231899</text:p>
              </table:table-cell>
              <table:table-cell office:value-type="float" office:value="64.6192069">
                <text:p>64.619206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81.896389">
                <text:p>181.896389</text:p>
              </table:table-cell>
              <table:table-cell office:value-type="float" office:value="65.5135399">
                <text:p>65.513539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80.884834">
                <text:p>180.884834</text:p>
              </table:table-cell>
              <table:table-cell office:value-type="float" office:value="65.1912656">
                <text:p>65.191265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81.481054">
                <text:p>181.481054</text:p>
              </table:table-cell>
              <table:table-cell office:value-type="float" office:value="65.8519273">
                <text:p>65.8519273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81.394218">
                <text:p>181.394218</text:p>
              </table:table-cell>
              <table:table-cell office:value-type="float" office:value="65.9315223">
                <text:p>65.9315223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81.878786">
                <text:p>181.878786</text:p>
              </table:table-cell>
              <table:table-cell office:value-type="float" office:value="66.1404365">
                <text:p>66.140436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82.043378">
                <text:p>182.043378</text:p>
              </table:table-cell>
              <table:table-cell office:value-type="float" office:value="66.5953551">
                <text:p>66.595355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82.213117">
                <text:p>182.213117</text:p>
              </table:table-cell>
              <table:table-cell office:value-type="float" office:value="66.3562208">
                <text:p>66.3562208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82.073977">
                <text:p>182.073977</text:p>
              </table:table-cell>
              <table:table-cell office:value-type="float" office:value="66.6385471">
                <text:p>66.638547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81.856477">
                <text:p>181.856477</text:p>
              </table:table-cell>
              <table:table-cell office:value-type="float" office:value="66.3107617">
                <text:p>66.3107617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81.481186">
                <text:p>181.481186</text:p>
              </table:table-cell>
              <table:table-cell office:value-type="float" office:value="66.2559027">
                <text:p>66.255902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81.629892">
                <text:p>181.629892</text:p>
              </table:table-cell>
              <table:table-cell office:value-type="float" office:value="65.9245479">
                <text:p>65.924547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81.790326">
                <text:p>181.790326</text:p>
              </table:table-cell>
              <table:table-cell office:value-type="float" office:value="65.846426">
                <text:p>65.84642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81.649765">
                <text:p>181.649765</text:p>
              </table:table-cell>
              <table:table-cell office:value-type="float" office:value="65.5814115">
                <text:p>65.581411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81.555379">
                <text:p>181.555379</text:p>
              </table:table-cell>
              <table:table-cell office:value-type="float" office:value="65.5682233">
                <text:p>65.568223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81.536425">
                <text:p>181.536425</text:p>
              </table:table-cell>
              <table:table-cell office:value-type="float" office:value="65.3519783">
                <text:p>65.351978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81.354261">
                <text:p>181.354261</text:p>
              </table:table-cell>
              <table:table-cell office:value-type="float" office:value="65.3397794">
                <text:p>65.339779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81.500783">
                <text:p>181.500783</text:p>
              </table:table-cell>
              <table:table-cell office:value-type="float" office:value="65.2528047">
                <text:p>65.252804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81.127263">
                <text:p>181.127263</text:p>
              </table:table-cell>
              <table:table-cell office:value-type="float" office:value="65.3377972">
                <text:p>65.3377972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1.7067">
                <text:p>181.7067</text:p>
              </table:table-cell>
              <table:table-cell office:value-type="float" office:value="65.6244227">
                <text:p>65.624422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81.216088">
                <text:p>181.216088</text:p>
              </table:table-cell>
              <table:table-cell office:value-type="float" office:value="65.8521236">
                <text:p>65.852123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82.062608">
                <text:p>182.062608</text:p>
              </table:table-cell>
              <table:table-cell office:value-type="float" office:value="66.3478519">
                <text:p>66.347851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81.51431">
                <text:p>181.51431</text:p>
              </table:table-cell>
              <table:table-cell office:value-type="float" office:value="66.6133313">
                <text:p>66.613331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82.078649">
                <text:p>182.078649</text:p>
              </table:table-cell>
              <table:table-cell office:value-type="float" office:value="67.3674771">
                <text:p>67.367477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81.759637">
                <text:p>181.759637</text:p>
              </table:table-cell>
              <table:table-cell office:value-type="float" office:value="67.6682081">
                <text:p>67.6682081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81.760687">
                <text:p>181.760687</text:p>
              </table:table-cell>
              <table:table-cell office:value-type="float" office:value="68.2545007">
                <text:p>68.254500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81.820767">
                <text:p>181.820767</text:p>
              </table:table-cell>
              <table:table-cell office:value-type="float" office:value="68.591476">
                <text:p>68.59147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80.660224">
                <text:p>180.660224</text:p>
              </table:table-cell>
              <table:table-cell office:value-type="float" office:value="68.4013664">
                <text:p>68.4013664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80.752591">
                <text:p>180.752591</text:p>
              </table:table-cell>
              <table:table-cell office:value-type="float" office:value="68.8698133">
                <text:p>68.8698133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80.385805">
                <text:p>180.385805</text:p>
              </table:table-cell>
              <table:table-cell office:value-type="float" office:value="68.9123467">
                <text:p>68.912346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80.286636">
                <text:p>180.286636</text:p>
              </table:table-cell>
              <table:table-cell office:value-type="float" office:value="68.8101325">
                <text:p>68.810132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80.892275">
                <text:p>180.892275</text:p>
              </table:table-cell>
              <table:table-cell office:value-type="float" office:value="69.3630888">
                <text:p>69.363088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81.164214">
                <text:p>181.164214</text:p>
              </table:table-cell>
              <table:table-cell office:value-type="float" office:value="69.3939715">
                <text:p>69.393971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80.985776">
                <text:p>180.985776</text:p>
              </table:table-cell>
              <table:table-cell office:value-type="float" office:value="69.3971409">
                <text:p>69.39714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81.108306">
                <text:p>181.108306</text:p>
              </table:table-cell>
              <table:table-cell office:value-type="float" office:value="69.3506399">
                <text:p>69.350639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80.901324">
                <text:p>180.901324</text:p>
              </table:table-cell>
              <table:table-cell office:value-type="float" office:value="68.9869801">
                <text:p>68.9869801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81.269244">
                <text:p>181.269244</text:p>
              </table:table-cell>
              <table:table-cell office:value-type="float" office:value="69.0212471">
                <text:p>69.02124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80.804796">
                <text:p>180.804796</text:p>
              </table:table-cell>
              <table:table-cell office:value-type="float" office:value="68.745665">
                <text:p>68.74566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81.072061">
                <text:p>181.072061</text:p>
              </table:table-cell>
              <table:table-cell office:value-type="float" office:value="68.6102333">
                <text:p>68.610233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80.866131">
                <text:p>180.866131</text:p>
              </table:table-cell>
              <table:table-cell office:value-type="float" office:value="68.5710489">
                <text:p>68.5710489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80.183749">
                <text:p>180.183749</text:p>
              </table:table-cell>
              <table:table-cell office:value-type="float" office:value="68.3924267">
                <text:p>68.3924267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80.035152">
                <text:p>180.035152</text:p>
              </table:table-cell>
              <table:table-cell office:value-type="float" office:value="68.503887">
                <text:p>68.50388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79.346564">
                <text:p>179.346564</text:p>
              </table:table-cell>
              <table:table-cell office:value-type="float" office:value="68.3458938">
                <text:p>68.345893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79.084647">
                <text:p>179.084647</text:p>
              </table:table-cell>
              <table:table-cell office:value-type="float" office:value="68.4661394">
                <text:p>68.466139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78.773955">
                <text:p>178.773955</text:p>
              </table:table-cell>
              <table:table-cell office:value-type="float" office:value="68.680201">
                <text:p>68.68020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79.180216">
                <text:p>179.180216</text:p>
              </table:table-cell>
              <table:table-cell office:value-type="float" office:value="68.6374307">
                <text:p>68.637430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78.1952">
                <text:p>178.1952</text:p>
              </table:table-cell>
              <table:table-cell office:value-type="float" office:value="68.6487211">
                <text:p>68.648721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79.025276">
                <text:p>179.025276</text:p>
              </table:table-cell>
              <table:table-cell office:value-type="float" office:value="68.836755">
                <text:p>68.836755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78.770686">
                <text:p>178.770686</text:p>
              </table:table-cell>
              <table:table-cell office:value-type="float" office:value="69.3646271">
                <text:p>69.364627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79.987132">
                <text:p>179.987132</text:p>
              </table:table-cell>
              <table:table-cell office:value-type="float" office:value="69.9003614">
                <text:p>69.900361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78.957994">
                <text:p>178.957994</text:p>
              </table:table-cell>
              <table:table-cell office:value-type="float" office:value="69.6643139">
                <text:p>69.664313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9.336224">
                <text:p>179.336224</text:p>
              </table:table-cell>
              <table:table-cell office:value-type="float" office:value="69.9019791">
                <text:p>69.901979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79.594176">
                <text:p>179.594176</text:p>
              </table:table-cell>
              <table:table-cell office:value-type="float" office:value="69.8099405">
                <text:p>69.809940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79.712035">
                <text:p>179.712035</text:p>
              </table:table-cell>
              <table:table-cell office:value-type="float" office:value="69.5013162">
                <text:p>69.5013162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79.79665">
                <text:p>179.79665</text:p>
              </table:table-cell>
              <table:table-cell office:value-type="float" office:value="69.5331992">
                <text:p>69.5331992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80.056406">
                <text:p>180.056406</text:p>
              </table:table-cell>
              <table:table-cell office:value-type="float" office:value="69.4247263">
                <text:p>69.424726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80.260582">
                <text:p>180.260582</text:p>
              </table:table-cell>
              <table:table-cell office:value-type="float" office:value="69.3948853">
                <text:p>69.394885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0.582124">
                <text:p>180.582124</text:p>
              </table:table-cell>
              <table:table-cell office:value-type="float" office:value="69.0212459">
                <text:p>69.0212459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0.86506">
                <text:p>180.86506</text:p>
              </table:table-cell>
              <table:table-cell office:value-type="float" office:value="68.9899165">
                <text:p>68.9899165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80.554447">
                <text:p>180.554447</text:p>
              </table:table-cell>
              <table:table-cell office:value-type="float" office:value="69.074546">
                <text:p>69.074546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80.100684">
                <text:p>180.100684</text:p>
              </table:table-cell>
              <table:table-cell office:value-type="float" office:value="68.6644442">
                <text:p>68.664444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80.46989">
                <text:p>180.46989</text:p>
              </table:table-cell>
              <table:table-cell office:value-type="float" office:value="68.8841463">
                <text:p>68.88414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80.513393">
                <text:p>180.513393</text:p>
              </table:table-cell>
              <table:table-cell office:value-type="float" office:value="68.8823166">
                <text:p>68.882316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80.338334">
                <text:p>180.338334</text:p>
              </table:table-cell>
              <table:table-cell office:value-type="float" office:value="68.8507155">
                <text:p>68.8507155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79.899813">
                <text:p>179.899813</text:p>
              </table:table-cell>
              <table:table-cell office:value-type="float" office:value="68.7984205">
                <text:p>68.798420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80.264012">
                <text:p>180.264012</text:p>
              </table:table-cell>
              <table:table-cell office:value-type="float" office:value="69.2101374">
                <text:p>69.2101374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79.94641">
                <text:p>179.94641</text:p>
              </table:table-cell>
              <table:table-cell office:value-type="float" office:value="69.0061771">
                <text:p>69.006177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80.534043">
                <text:p>180.534043</text:p>
              </table:table-cell>
              <table:table-cell office:value-type="float" office:value="69.3521122">
                <text:p>69.35211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79.471559">
                <text:p>179.471559</text:p>
              </table:table-cell>
              <table:table-cell office:value-type="float" office:value="69.1398083">
                <text:p>69.139808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80.362623">
                <text:p>180.362623</text:p>
              </table:table-cell>
              <table:table-cell office:value-type="float" office:value="69.41115">
                <text:p>69.4111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79.901509">
                <text:p>179.901509</text:p>
              </table:table-cell>
              <table:table-cell office:value-type="float" office:value="69.5063005">
                <text:p>69.5063005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80.200102">
                <text:p>180.200102</text:p>
              </table:table-cell>
              <table:table-cell office:value-type="float" office:value="70.0776603">
                <text:p>70.077660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9.836776">
                <text:p>179.836776</text:p>
              </table:table-cell>
              <table:table-cell office:value-type="float" office:value="70.1004532">
                <text:p>70.1004532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80.230731">
                <text:p>180.230731</text:p>
              </table:table-cell>
              <table:table-cell office:value-type="float" office:value="70.1390716">
                <text:p>70.13907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79.928692">
                <text:p>179.928692</text:p>
              </table:table-cell>
              <table:table-cell office:value-type="float" office:value="70.0140994">
                <text:p>70.014099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80.4588335">
                <text:p>180.4588335</text:p>
              </table:table-cell>
              <table:table-cell office:value-type="float" office:value="70.004184">
                <text:p>70.00418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79.9123195">
                <text:p>179.9123195</text:p>
              </table:table-cell>
              <table:table-cell office:value-type="float" office:value="69.4117064">
                <text:p>69.411706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79.945437">
                <text:p>179.945437</text:p>
              </table:table-cell>
              <table:table-cell office:value-type="float" office:value="69.3834226">
                <text:p>69.383422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79.470346">
                <text:p>179.470346</text:p>
              </table:table-cell>
              <table:table-cell office:value-type="float" office:value="68.6417292">
                <text:p>68.64172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79.322905">
                <text:p>179.322905</text:p>
              </table:table-cell>
              <table:table-cell office:value-type="float" office:value="68.9504636">
                <text:p>68.9504636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78.728825">
                <text:p>178.728825</text:p>
              </table:table-cell>
              <table:table-cell office:value-type="float" office:value="68.1697484">
                <text:p>68.169748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78.386911">
                <text:p>178.386911</text:p>
              </table:table-cell>
              <table:table-cell office:value-type="float" office:value="68.2807073">
                <text:p>68.2807073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78.839874">
                <text:p>178.839874</text:p>
              </table:table-cell>
              <table:table-cell office:value-type="float" office:value="67.9898436">
                <text:p>67.9898436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7.753334">
                <text:p>177.753334</text:p>
              </table:table-cell>
              <table:table-cell office:value-type="float" office:value="67.6887618">
                <text:p>67.688761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77.963784">
                <text:p>177.963784</text:p>
              </table:table-cell>
              <table:table-cell office:value-type="float" office:value="67.5914665">
                <text:p>67.5914665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77.734346">
                <text:p>177.734346</text:p>
              </table:table-cell>
              <table:table-cell office:value-type="float" office:value="67.5463157">
                <text:p>67.5463157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78.266717">
                <text:p>178.266717</text:p>
              </table:table-cell>
              <table:table-cell office:value-type="float" office:value="67.7379586">
                <text:p>67.73795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8.389956">
                <text:p>178.389956</text:p>
              </table:table-cell>
              <table:table-cell office:value-type="float" office:value="67.6387569">
                <text:p>67.638756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78.941702">
                <text:p>178.941702</text:p>
              </table:table-cell>
              <table:table-cell office:value-type="float" office:value="67.8726808">
                <text:p>67.87268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78.940289">
                <text:p>178.940289</text:p>
              </table:table-cell>
              <table:table-cell office:value-type="float" office:value="66.9931704">
                <text:p>66.993170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79.77815">
                <text:p>179.77815</text:p>
              </table:table-cell>
              <table:table-cell office:value-type="float" office:value="67.3430526">
                <text:p>67.343052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79.370683">
                <text:p>179.370683</text:p>
              </table:table-cell>
              <table:table-cell office:value-type="float" office:value="66.3276956">
                <text:p>66.3276956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79.925171">
                <text:p>179.925171</text:p>
              </table:table-cell>
              <table:table-cell office:value-type="float" office:value="66.2210449">
                <text:p>66.221044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79.44956">
                <text:p>179.44956</text:p>
              </table:table-cell>
              <table:table-cell office:value-type="float" office:value="65.5664762">
                <text:p>65.566476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79.609608">
                <text:p>179.609608</text:p>
              </table:table-cell>
              <table:table-cell office:value-type="float" office:value="64.8383009">
                <text:p>64.838300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79.881855">
                <text:p>179.881855</text:p>
              </table:table-cell>
              <table:table-cell office:value-type="float" office:value="64.6563764">
                <text:p>64.6563764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79.945791">
                <text:p>179.945791</text:p>
              </table:table-cell>
              <table:table-cell office:value-type="float" office:value="63.9153777">
                <text:p>63.915377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80.350908">
                <text:p>180.350908</text:p>
              </table:table-cell>
              <table:table-cell office:value-type="float" office:value="63.8485044">
                <text:p>63.8485044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80.356883">
                <text:p>180.356883</text:p>
              </table:table-cell>
              <table:table-cell office:value-type="float" office:value="63.2674669">
                <text:p>63.26746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80.506821">
                <text:p>180.506821</text:p>
              </table:table-cell>
              <table:table-cell office:value-type="float" office:value="63.3561199">
                <text:p>63.356119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79.803847">
                <text:p>179.803847</text:p>
              </table:table-cell>
              <table:table-cell office:value-type="float" office:value="63.2724233">
                <text:p>63.272423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80.387727">
                <text:p>180.387727</text:p>
              </table:table-cell>
              <table:table-cell office:value-type="float" office:value="63.3186929">
                <text:p>63.318692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79.943105">
                <text:p>179.943105</text:p>
              </table:table-cell>
              <table:table-cell office:value-type="float" office:value="63.2040697">
                <text:p>63.2040697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80.188898">
                <text:p>180.188898</text:p>
              </table:table-cell>
              <table:table-cell office:value-type="float" office:value="63.1034725">
                <text:p>63.103472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9.648243">
                <text:p>179.648243</text:p>
              </table:table-cell>
              <table:table-cell office:value-type="float" office:value="63.1881242">
                <text:p>63.188124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79.467815">
                <text:p>179.467815</text:p>
              </table:table-cell>
              <table:table-cell office:value-type="float" office:value="62.9536865">
                <text:p>62.953686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79.341804">
                <text:p>179.341804</text:p>
              </table:table-cell>
              <table:table-cell office:value-type="float" office:value="63.0639179">
                <text:p>63.063917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79.013008">
                <text:p>179.013008</text:p>
              </table:table-cell>
              <table:table-cell office:value-type="float" office:value="62.9537081">
                <text:p>62.9537081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79.047466">
                <text:p>179.047466</text:p>
              </table:table-cell>
              <table:table-cell office:value-type="float" office:value="62.6710395">
                <text:p>62.6710395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78.938804">
                <text:p>178.938804</text:p>
              </table:table-cell>
              <table:table-cell office:value-type="float" office:value="62.606984">
                <text:p>62.606984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78.754382">
                <text:p>178.754382</text:p>
              </table:table-cell>
              <table:table-cell office:value-type="float" office:value="62.2258993">
                <text:p>62.2258993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78.0278296">
                <text:p>178.0278296</text:p>
              </table:table-cell>
              <table:table-cell office:value-type="float" office:value="62.2414372">
                <text:p>62.241437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78.0648336">
                <text:p>178.0648336</text:p>
              </table:table-cell>
              <table:table-cell office:value-type="float" office:value="62.0426966">
                <text:p>62.042696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78.041815">
                <text:p>178.041815</text:p>
              </table:table-cell>
              <table:table-cell office:value-type="float" office:value="62.3080666">
                <text:p>62.308066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77.687906">
                <text:p>177.687906</text:p>
              </table:table-cell>
              <table:table-cell office:value-type="float" office:value="61.9538065">
                <text:p>61.9538065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78.153608">
                <text:p>178.153608</text:p>
              </table:table-cell>
              <table:table-cell office:value-type="float" office:value="62.4697432">
                <text:p>62.469743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78.043853">
                <text:p>178.043853</text:p>
              </table:table-cell>
              <table:table-cell office:value-type="float" office:value="62.4847395">
                <text:p>62.484739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78.3750625">
                <text:p>178.3750625</text:p>
              </table:table-cell>
              <table:table-cell office:value-type="float" office:value="62.8232672">
                <text:p>62.8232672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78.0804855">
                <text:p>178.0804855</text:p>
              </table:table-cell>
              <table:table-cell office:value-type="float" office:value="62.9064894">
                <text:p>62.9064894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78.251218">
                <text:p>178.251218</text:p>
              </table:table-cell>
              <table:table-cell office:value-type="float" office:value="63.2814436">
                <text:p>63.281443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77.093657">
                <text:p>177.093657</text:p>
              </table:table-cell>
              <table:table-cell office:value-type="float" office:value="62.8777168">
                <text:p>62.877716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77.198472">
                <text:p>177.198472</text:p>
              </table:table-cell>
              <table:table-cell office:value-type="float" office:value="63.2798584">
                <text:p>63.2798584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75.934036">
                <text:p>175.934036</text:p>
              </table:table-cell>
              <table:table-cell office:value-type="float" office:value="62.9577138">
                <text:p>62.957713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75.9304594">
                <text:p>175.9304594</text:p>
              </table:table-cell>
              <table:table-cell office:value-type="float" office:value="63.4659272">
                <text:p>63.465927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75.0827634">
                <text:p>175.0827634</text:p>
              </table:table-cell>
              <table:table-cell office:value-type="float" office:value="63.4907726">
                <text:p>63.490772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75.0018045">
                <text:p>175.0018045</text:p>
              </table:table-cell>
              <table:table-cell office:value-type="float" office:value="63.8497514">
                <text:p>63.8497514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73.7757725">
                <text:p>173.7757725</text:p>
              </table:table-cell>
              <table:table-cell office:value-type="float" office:value="63.7447508">
                <text:p>63.744750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3.631359">
                <text:p>173.631359</text:p>
              </table:table-cell>
              <table:table-cell office:value-type="float" office:value="63.6332846">
                <text:p>63.6332846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2.855021">
                <text:p>172.855021</text:p>
              </table:table-cell>
              <table:table-cell office:value-type="float" office:value="63.4770147">
                <text:p>63.477014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2.5770894">
                <text:p>172.5770894</text:p>
              </table:table-cell>
              <table:table-cell office:value-type="float" office:value="63.6166333">
                <text:p>63.616633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71.8630464">
                <text:p>171.8630464</text:p>
              </table:table-cell>
              <table:table-cell office:value-type="float" office:value="63.0667595">
                <text:p>63.066759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71.576316">
                <text:p>171.576316</text:p>
              </table:table-cell>
              <table:table-cell office:value-type="float" office:value="63.0812563">
                <text:p>63.081256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70.606696">
                <text:p>170.606696</text:p>
              </table:table-cell>
              <table:table-cell office:value-type="float" office:value="62.7634972">
                <text:p>62.7634972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70.1386125">
                <text:p>170.1386125</text:p>
              </table:table-cell>
              <table:table-cell office:value-type="float" office:value="62.9110855">
                <text:p>62.911085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9.4072785">
                <text:p>169.4072785</text:p>
              </table:table-cell>
              <table:table-cell office:value-type="float" office:value="62.7070147">
                <text:p>62.707014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8.519487">
                <text:p>168.519487</text:p>
              </table:table-cell>
              <table:table-cell office:value-type="float" office:value="62.7516132">
                <text:p>62.7516132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8.160905">
                <text:p>168.160905</text:p>
              </table:table-cell>
              <table:table-cell office:value-type="float" office:value="62.4390179">
                <text:p>62.439017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7.4720785">
                <text:p>167.4720785</text:p>
              </table:table-cell>
              <table:table-cell office:value-type="float" office:value="62.4045132">
                <text:p>62.404513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7.3311555">
                <text:p>167.3311555</text:p>
              </table:table-cell>
              <table:table-cell office:value-type="float" office:value="62.4526013">
                <text:p>62.452601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7.1876658">
                <text:p>167.1876658</text:p>
              </table:table-cell>
              <table:table-cell office:value-type="float" office:value="62.3383067">
                <text:p>62.338306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7.1969248">
                <text:p>167.1969248</text:p>
              </table:table-cell>
              <table:table-cell office:value-type="float" office:value="62.4946288">
                <text:p>62.494628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7.6042924">
                <text:p>167.6042924</text:p>
              </table:table-cell>
              <table:table-cell office:value-type="float" office:value="62.8640764">
                <text:p>62.864076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7.1836076">
                <text:p>167.1836076</text:p>
              </table:table-cell>
              <table:table-cell office:value-type="float" office:value="62.3198146">
                <text:p>62.319814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7.350523">
                <text:p>167.350523</text:p>
              </table:table-cell>
              <table:table-cell office:value-type="float" office:value="62.2496219">
                <text:p>62.2496219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7.494307">
                <text:p>167.494307</text:p>
              </table:table-cell>
              <table:table-cell office:value-type="float" office:value="61.8111212">
                <text:p>61.811121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7.726939">
                <text:p>167.726939</text:p>
              </table:table-cell>
              <table:table-cell office:value-type="float" office:value="61.8996294">
                <text:p>61.899629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7.614364">
                <text:p>167.614364</text:p>
              </table:table-cell>
              <table:table-cell office:value-type="float" office:value="61.6373898">
                <text:p>61.637389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7.531653">
                <text:p>167.531653</text:p>
              </table:table-cell>
              <table:table-cell office:value-type="float" office:value="61.6689435">
                <text:p>61.668943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7.459761">
                <text:p>167.459761</text:p>
              </table:table-cell>
              <table:table-cell office:value-type="float" office:value="61.6023561">
                <text:p>61.602356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7.227051">
                <text:p>167.227051</text:p>
              </table:table-cell>
              <table:table-cell office:value-type="float" office:value="61.63879">
                <text:p>61.6387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7.309934">
                <text:p>167.309934</text:p>
              </table:table-cell>
              <table:table-cell office:value-type="float" office:value="61.8392235">
                <text:p>61.839223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7.0007046">
                <text:p>167.0007046</text:p>
              </table:table-cell>
              <table:table-cell office:value-type="float" office:value="61.6726226">
                <text:p>61.6726226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7.3844826">
                <text:p>167.3844826</text:p>
              </table:table-cell>
              <table:table-cell office:value-type="float" office:value="61.7679346">
                <text:p>61.767934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6.8257825">
                <text:p>166.8257825</text:p>
              </table:table-cell>
              <table:table-cell office:value-type="float" office:value="61.6401817">
                <text:p>61.640181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6.1196775">
                <text:p>166.1196775</text:p>
              </table:table-cell>
              <table:table-cell office:value-type="float" office:value="61.2275674">
                <text:p>61.227567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6.1236674">
                <text:p>166.1236674</text:p>
              </table:table-cell>
              <table:table-cell office:value-type="float" office:value="61.1906014">
                <text:p>61.1906014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5.4715334">
                <text:p>165.4715334</text:p>
              </table:table-cell>
              <table:table-cell office:value-type="float" office:value="60.7745992">
                <text:p>60.7745992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5.599561">
                <text:p>165.599561</text:p>
              </table:table-cell>
              <table:table-cell office:value-type="float" office:value="60.5498481">
                <text:p>60.549848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5.431752">
                <text:p>165.431752</text:p>
              </table:table-cell>
              <table:table-cell office:value-type="float" office:value="60.2711696">
                <text:p>60.271169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5.955833">
                <text:p>165.955833</text:p>
              </table:table-cell>
              <table:table-cell office:value-type="float" office:value="60.2242639">
                <text:p>60.2242639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6.259712">
                <text:p>166.259712</text:p>
              </table:table-cell>
              <table:table-cell office:value-type="float" office:value="60.3557032">
                <text:p>60.355703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6.867512">
                <text:p>166.867512</text:p>
              </table:table-cell>
              <table:table-cell office:value-type="float" office:value="60.2424922">
                <text:p>60.242492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6.83072">
                <text:p>166.83072</text:p>
              </table:table-cell>
              <table:table-cell office:value-type="float" office:value="60.1238032">
                <text:p>60.123803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6.8496354">
                <text:p>166.8496354</text:p>
              </table:table-cell>
              <table:table-cell office:value-type="float" office:value="59.7881363">
                <text:p>59.788136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7.3607178">
                <text:p>167.3607178</text:p>
              </table:table-cell>
              <table:table-cell office:value-type="float" office:value="59.9956114">
                <text:p>59.995611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7.0334508">
                <text:p>167.0334508</text:p>
              </table:table-cell>
              <table:table-cell office:value-type="float" office:value="59.5543049">
                <text:p>59.5543049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7.3353634">
                <text:p>167.3353634</text:p>
              </table:table-cell>
              <table:table-cell office:value-type="float" office:value="59.6363942">
                <text:p>59.636394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7.127275">
                <text:p>167.127275</text:p>
              </table:table-cell>
              <table:table-cell office:value-type="float" office:value="59.4022623">
                <text:p>59.402262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7.333514">
                <text:p>167.333514</text:p>
              </table:table-cell>
              <table:table-cell office:value-type="float" office:value="59.5999082">
                <text:p>59.599908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7.077468">
                <text:p>167.077468</text:p>
              </table:table-cell>
              <table:table-cell office:value-type="float" office:value="59.5875252">
                <text:p>59.5875252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7.230358">
                <text:p>167.230358</text:p>
              </table:table-cell>
              <table:table-cell office:value-type="float" office:value="59.9623572">
                <text:p>59.962357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7.1789435">
                <text:p>167.1789435</text:p>
              </table:table-cell>
              <table:table-cell office:value-type="float" office:value="60.2631533">
                <text:p>60.263153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6.9530065">
                <text:p>166.9530065</text:p>
              </table:table-cell>
              <table:table-cell office:value-type="float" office:value="60.362785">
                <text:p>60.36278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7.550585">
                <text:p>167.550585</text:p>
              </table:table-cell>
              <table:table-cell office:value-type="float" office:value="60.964985">
                <text:p>60.96498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7.201138">
                <text:p>167.201138</text:p>
              </table:table-cell>
              <table:table-cell office:value-type="float" office:value="60.7520389">
                <text:p>60.752038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8.218807">
                <text:p>168.218807</text:p>
              </table:table-cell>
              <table:table-cell office:value-type="float" office:value="61.5497821">
                <text:p>61.549782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7.742695">
                <text:p>167.742695</text:p>
              </table:table-cell>
              <table:table-cell office:value-type="float" office:value="61.2293311">
                <text:p>61.229331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9.093768">
                <text:p>169.093768</text:p>
              </table:table-cell>
              <table:table-cell office:value-type="float" office:value="62.1635423">
                <text:p>62.1635423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8.87691">
                <text:p>168.87691</text:p>
              </table:table-cell>
              <table:table-cell office:value-type="float" office:value="62.0097876">
                <text:p>62.009787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70.547922">
                <text:p>170.547922</text:p>
              </table:table-cell>
              <table:table-cell office:value-type="float" office:value="63.2433736">
                <text:p>63.2433736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70.472924">
                <text:p>170.472924</text:p>
              </table:table-cell>
              <table:table-cell office:value-type="float" office:value="63.7746309">
                <text:p>63.7746309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72.150094">
                <text:p>172.150094</text:p>
              </table:table-cell>
              <table:table-cell office:value-type="float" office:value="64.7743915">
                <text:p>64.774391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72.579488">
                <text:p>172.579488</text:p>
              </table:table-cell>
              <table:table-cell office:value-type="float" office:value="65.2091501">
                <text:p>65.209150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72.5699706">
                <text:p>172.5699706</text:p>
              </table:table-cell>
              <table:table-cell office:value-type="float" office:value="65.2280402">
                <text:p>65.228040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2.9035156">
                <text:p>172.9035156</text:p>
              </table:table-cell>
              <table:table-cell office:value-type="float" office:value="65.379011">
                <text:p>65.37901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71.960431">
                <text:p>171.960431</text:p>
              </table:table-cell>
              <table:table-cell office:value-type="float" office:value="64.6369612">
                <text:p>64.6369612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72.072743">
                <text:p>172.072743</text:p>
              </table:table-cell>
              <table:table-cell office:value-type="float" office:value="64.7205204">
                <text:p>64.7205204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71.6577445">
                <text:p>171.6577445</text:p>
              </table:table-cell>
              <table:table-cell office:value-type="float" office:value="64.207155">
                <text:p>64.20715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71.6015885">
                <text:p>171.6015885</text:p>
              </table:table-cell>
              <table:table-cell office:value-type="float" office:value="64.4458839">
                <text:p>64.4458839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71.383029">
                <text:p>171.383029</text:p>
              </table:table-cell>
              <table:table-cell office:value-type="float" office:value="64.3207732">
                <text:p>64.320773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71.63946">
                <text:p>171.63946</text:p>
              </table:table-cell>
              <table:table-cell office:value-type="float" office:value="64.3164062">
                <text:p>64.316406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72.187226">
                <text:p>172.187226</text:p>
              </table:table-cell>
              <table:table-cell office:value-type="float" office:value="64.2326843">
                <text:p>64.2326843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72.757924">
                <text:p>172.757924</text:p>
              </table:table-cell>
              <table:table-cell office:value-type="float" office:value="64.2540263">
                <text:p>64.2540263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73.568847">
                <text:p>173.568847</text:p>
              </table:table-cell>
              <table:table-cell office:value-type="float" office:value="63.8359075">
                <text:p>63.835907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74.2311995">
                <text:p>174.2311995</text:p>
              </table:table-cell>
              <table:table-cell office:value-type="float" office:value="63.6119497">
                <text:p>63.611949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75.4658775">
                <text:p>175.4658775</text:p>
              </table:table-cell>
              <table:table-cell office:value-type="float" office:value="63.0734682">
                <text:p>63.0734682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6.4900465">
                <text:p>176.4900465</text:p>
              </table:table-cell>
              <table:table-cell office:value-type="float" office:value="63.0635584">
                <text:p>63.0635584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78.1354205">
                <text:p>178.1354205</text:p>
              </table:table-cell>
              <table:table-cell office:value-type="float" office:value="62.2384874">
                <text:p>62.2384874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79.6811055">
                <text:p>179.6811055</text:p>
              </table:table-cell>
              <table:table-cell office:value-type="float" office:value="62.6117953">
                <text:p>62.611795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81.551329">
                <text:p>181.551329</text:p>
              </table:table-cell>
              <table:table-cell office:value-type="float" office:value="62.2609955">
                <text:p>62.260995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83.299504">
                <text:p>183.299504</text:p>
              </table:table-cell>
              <table:table-cell office:value-type="float" office:value="62.8669385">
                <text:p>62.866938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84.919948">
                <text:p>184.919948</text:p>
              </table:table-cell>
              <table:table-cell office:value-type="float" office:value="62.7565897">
                <text:p>62.756589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86.83886">
                <text:p>186.83886</text:p>
              </table:table-cell>
              <table:table-cell office:value-type="float" office:value="63.2766671">
                <text:p>63.2766671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87.556073">
                <text:p>187.556073</text:p>
              </table:table-cell>
              <table:table-cell office:value-type="float" office:value="63.0173743">
                <text:p>63.0173743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88.420751">
                <text:p>188.420751</text:p>
              </table:table-cell>
              <table:table-cell office:value-type="float" office:value="63.1501779">
                <text:p>63.150177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88.285977">
                <text:p>188.285977</text:p>
              </table:table-cell>
              <table:table-cell office:value-type="float" office:value="63.0954205">
                <text:p>63.095420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89.319165">
                <text:p>189.319165</text:p>
              </table:table-cell>
              <table:table-cell office:value-type="float" office:value="63.3391639">
                <text:p>63.339163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89.164372">
                <text:p>189.164372</text:p>
              </table:table-cell>
              <table:table-cell office:value-type="float" office:value="63.6416007">
                <text:p>63.6416007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89.614035">
                <text:p>189.614035</text:p>
              </table:table-cell>
              <table:table-cell office:value-type="float" office:value="63.5574946">
                <text:p>63.5574946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89.184942">
                <text:p>189.184942</text:p>
              </table:table-cell>
              <table:table-cell office:value-type="float" office:value="63.7471405">
                <text:p>63.7471405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90.032575">
                <text:p>190.032575</text:p>
              </table:table-cell>
              <table:table-cell office:value-type="float" office:value="63.91474">
                <text:p>63.91474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89.398283">
                <text:p>189.398283</text:p>
              </table:table-cell>
              <table:table-cell office:value-type="float" office:value="64.3604943">
                <text:p>64.360494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89.801198">
                <text:p>189.801198</text:p>
              </table:table-cell>
              <table:table-cell office:value-type="float" office:value="64.3567171">
                <text:p>64.3567171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89.865071">
                <text:p>189.865071</text:p>
              </table:table-cell>
              <table:table-cell office:value-type="float" office:value="65.0624194">
                <text:p>65.062419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90.328828">
                <text:p>190.328828</text:p>
              </table:table-cell>
              <table:table-cell office:value-type="float" office:value="65.0784844">
                <text:p>65.078484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89.57985">
                <text:p>189.57985</text:p>
              </table:table-cell>
              <table:table-cell office:value-type="float" office:value="65.2595484">
                <text:p>65.2595484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90.067504">
                <text:p>190.067504</text:p>
              </table:table-cell>
              <table:table-cell office:value-type="float" office:value="65.3863705">
                <text:p>65.3863705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88.949937">
                <text:p>188.949937</text:p>
              </table:table-cell>
              <table:table-cell office:value-type="float" office:value="64.6686553">
                <text:p>64.6686553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88.971092">
                <text:p>188.971092</text:p>
              </table:table-cell>
              <table:table-cell office:value-type="float" office:value="65.1193912">
                <text:p>65.1193912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88.057218">
                <text:p>188.057218</text:p>
              </table:table-cell>
              <table:table-cell office:value-type="float" office:value="64.0345835">
                <text:p>64.034583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88.037652">
                <text:p>188.037652</text:p>
              </table:table-cell>
              <table:table-cell office:value-type="float" office:value="64.1488091">
                <text:p>64.1488091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87.847946">
                <text:p>187.847946</text:p>
              </table:table-cell>
              <table:table-cell office:value-type="float" office:value="63.6326136">
                <text:p>63.632613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87.566615">
                <text:p>187.566615</text:p>
              </table:table-cell>
              <table:table-cell office:value-type="float" office:value="63.1432006">
                <text:p>63.143200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87.222466">
                <text:p>187.222466</text:p>
              </table:table-cell>
              <table:table-cell office:value-type="float" office:value="62.3658572">
                <text:p>62.3658572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87.092511">
                <text:p>187.092511</text:p>
              </table:table-cell>
              <table:table-cell office:value-type="float" office:value="62.3641969">
                <text:p>62.3641969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87.065061">
                <text:p>187.065061</text:p>
              </table:table-cell>
              <table:table-cell office:value-type="float" office:value="61.8226311">
                <text:p>61.822631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86.846944">
                <text:p>186.846944</text:p>
              </table:table-cell>
              <table:table-cell office:value-type="float" office:value="62.0538839">
                <text:p>62.053883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87.063826">
                <text:p>187.063826</text:p>
              </table:table-cell>
              <table:table-cell office:value-type="float" office:value="61.9488482">
                <text:p>61.948848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86.745449">
                <text:p>186.745449</text:p>
              </table:table-cell>
              <table:table-cell office:value-type="float" office:value="62.1632846">
                <text:p>62.1632846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86.72101">
                <text:p>186.72101</text:p>
              </table:table-cell>
              <table:table-cell office:value-type="float" office:value="62.3193316">
                <text:p>62.3193316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6.927887">
                <text:p>186.927887</text:p>
              </table:table-cell>
              <table:table-cell office:value-type="float" office:value="62.6105406">
                <text:p>62.6105406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86.883872">
                <text:p>186.883872</text:p>
              </table:table-cell>
              <table:table-cell office:value-type="float" office:value="62.7443373">
                <text:p>62.744337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86.860811">
                <text:p>186.860811</text:p>
              </table:table-cell>
              <table:table-cell office:value-type="float" office:value="63.1208183">
                <text:p>63.1208183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87.1235126">
                <text:p>187.1235126</text:p>
              </table:table-cell>
              <table:table-cell office:value-type="float" office:value="63.4401803">
                <text:p>63.4401803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86.6523706">
                <text:p>186.6523706</text:p>
              </table:table-cell>
              <table:table-cell office:value-type="float" office:value="63.7271937">
                <text:p>63.727193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87.030428">
                <text:p>187.030428</text:p>
              </table:table-cell>
              <table:table-cell office:value-type="float" office:value="63.9547357">
                <text:p>63.9547357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86.737612">
                <text:p>186.737612</text:p>
              </table:table-cell>
              <table:table-cell office:value-type="float" office:value="64.2552714">
                <text:p>64.25527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86.356631">
                <text:p>186.356631</text:p>
              </table:table-cell>
              <table:table-cell office:value-type="float" office:value="63.9893486">
                <text:p>63.9893486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85.977298">
                <text:p>185.977298</text:p>
              </table:table-cell>
              <table:table-cell office:value-type="float" office:value="64.3534175">
                <text:p>64.35341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85.230431">
                <text:p>185.230431</text:p>
              </table:table-cell>
              <table:table-cell office:value-type="float" office:value="63.9414111">
                <text:p>63.941411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85.296546">
                <text:p>185.296546</text:p>
              </table:table-cell>
              <table:table-cell office:value-type="float" office:value="64.2238937">
                <text:p>64.223893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84.6012">
                <text:p>184.6012</text:p>
              </table:table-cell>
              <table:table-cell office:value-type="float" office:value="63.7398826">
                <text:p>63.739882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84.799575">
                <text:p>184.799575</text:p>
              </table:table-cell>
              <table:table-cell office:value-type="float" office:value="63.9731574">
                <text:p>63.973157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84.492544">
                <text:p>184.492544</text:p>
              </table:table-cell>
              <table:table-cell office:value-type="float" office:value="63.6648812">
                <text:p>63.664881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84.220308">
                <text:p>184.220308</text:p>
              </table:table-cell>
              <table:table-cell office:value-type="float" office:value="63.950259">
                <text:p>63.950259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83.750816">
                <text:p>183.750816</text:p>
              </table:table-cell>
              <table:table-cell office:value-type="float" office:value="63.6536452">
                <text:p>63.6536452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83.590022">
                <text:p>183.590022</text:p>
              </table:table-cell>
              <table:table-cell office:value-type="float" office:value="63.9117679">
                <text:p>63.9117679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83.550316">
                <text:p>183.550316</text:p>
              </table:table-cell>
              <table:table-cell office:value-type="float" office:value="63.6271489">
                <text:p>63.6271489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83.370385">
                <text:p>183.370385</text:p>
              </table:table-cell>
              <table:table-cell office:value-type="float" office:value="63.5898461">
                <text:p>63.5898461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83.357748">
                <text:p>183.357748</text:p>
              </table:table-cell>
              <table:table-cell office:value-type="float" office:value="63.1501113">
                <text:p>63.150111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82.884015">
                <text:p>182.884015</text:p>
              </table:table-cell>
              <table:table-cell office:value-type="float" office:value="62.6490412">
                <text:p>62.649041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82.119452">
                <text:p>182.119452</text:p>
              </table:table-cell>
              <table:table-cell office:value-type="float" office:value="61.7577578">
                <text:p>61.757757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81.7685404">
                <text:p>181.7685404</text:p>
              </table:table-cell>
              <table:table-cell office:value-type="float" office:value="61.0178971">
                <text:p>61.017897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81.4561464">
                <text:p>181.4561464</text:p>
              </table:table-cell>
              <table:table-cell office:value-type="float" office:value="60.8142794">
                <text:p>60.8142794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81.444674">
                <text:p>181.444674</text:p>
              </table:table-cell>
              <table:table-cell office:value-type="float" office:value="60.5478937">
                <text:p>60.5478937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80.883553">
                <text:p>180.883553</text:p>
              </table:table-cell>
              <table:table-cell office:value-type="float" office:value="60.2122656">
                <text:p>60.2122656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80.660948">
                <text:p>180.660948</text:p>
              </table:table-cell>
              <table:table-cell office:value-type="float" office:value="60.0617513">
                <text:p>60.061751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80.2333295">
                <text:p>180.2333295</text:p>
              </table:table-cell>
              <table:table-cell office:value-type="float" office:value="59.8813947">
                <text:p>59.881394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79.8524875">
                <text:p>179.8524875</text:p>
              </table:table-cell>
              <table:table-cell office:value-type="float" office:value="60.005378">
                <text:p>60.005378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78.870246">
                <text:p>178.870246</text:p>
              </table:table-cell>
              <table:table-cell office:value-type="float" office:value="59.6224345">
                <text:p>59.622434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78.41642">
                <text:p>178.41642</text:p>
              </table:table-cell>
              <table:table-cell office:value-type="float" office:value="60.2261134">
                <text:p>60.2261134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77.0762054">
                <text:p>177.0762054</text:p>
              </table:table-cell>
              <table:table-cell office:value-type="float" office:value="59.6994863">
                <text:p>59.699486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76.3803414">
                <text:p>176.3803414</text:p>
              </table:table-cell>
              <table:table-cell office:value-type="float" office:value="59.9400975">
                <text:p>59.940097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75.434844">
                <text:p>175.434844</text:p>
              </table:table-cell>
              <table:table-cell office:value-type="float" office:value="59.3945913">
                <text:p>59.394591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75.0862">
                <text:p>175.0862</text:p>
              </table:table-cell>
              <table:table-cell office:value-type="float" office:value="59.8513421">
                <text:p>59.8513421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4.308154">
                <text:p>174.308154</text:p>
              </table:table-cell>
              <table:table-cell office:value-type="float" office:value="59.5522996">
                <text:p>59.5522996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74.274608">
                <text:p>174.274608</text:p>
              </table:table-cell>
              <table:table-cell office:value-type="float" office:value="59.8249299">
                <text:p>59.8249299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73.279187">
                <text:p>173.279187</text:p>
              </table:table-cell>
              <table:table-cell office:value-type="float" office:value="59.8896202">
                <text:p>59.889620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73.2300144">
                <text:p>173.2300144</text:p>
              </table:table-cell>
              <table:table-cell office:value-type="float" office:value="60.2018159">
                <text:p>60.2018159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73.171465">
                <text:p>173.171465</text:p>
              </table:table-cell>
              <table:table-cell office:value-type="float" office:value="60.4392601">
                <text:p>60.439260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73.077576">
                <text:p>173.077576</text:p>
              </table:table-cell>
              <table:table-cell office:value-type="float" office:value="60.1390263">
                <text:p>60.1390263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71.56498">
                <text:p>171.56498</text:p>
              </table:table-cell>
              <table:table-cell office:value-type="float" office:value="59.634362">
                <text:p>59.63436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71.483748">
                <text:p>171.483748</text:p>
              </table:table-cell>
              <table:table-cell office:value-type="float" office:value="59.421224">
                <text:p>59.421224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71.3577745">
                <text:p>171.3577745</text:p>
              </table:table-cell>
              <table:table-cell office:value-type="float" office:value="59.4574421">
                <text:p>59.457442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71.5115015">
                <text:p>171.5115015</text:p>
              </table:table-cell>
              <table:table-cell office:value-type="float" office:value="59.2484726">
                <text:p>59.2484726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70.5037645">
                <text:p>170.5037645</text:p>
              </table:table-cell>
              <table:table-cell office:value-type="float" office:value="59.2229214">
                <text:p>59.2229214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70.643844">
                <text:p>170.643844</text:p>
              </table:table-cell>
              <table:table-cell office:value-type="float" office:value="59.252097">
                <text:p>59.25209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70.537117">
                <text:p>170.537117</text:p>
              </table:table-cell>
              <table:table-cell office:value-type="float" office:value="59.0236711">
                <text:p>59.0236711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71.409429">
                <text:p>171.409429</text:p>
              </table:table-cell>
              <table:table-cell office:value-type="float" office:value="59.5517703">
                <text:p>59.5517703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71.494319">
                <text:p>171.494319</text:p>
              </table:table-cell>
              <table:table-cell office:value-type="float" office:value="59.0737911">
                <text:p>59.073791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71.380641">
                <text:p>171.380641</text:p>
              </table:table-cell>
              <table:table-cell office:value-type="float" office:value="59.2004505">
                <text:p>59.2004505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71.242792">
                <text:p>171.242792</text:p>
              </table:table-cell>
              <table:table-cell office:value-type="float" office:value="58.9085303">
                <text:p>58.908530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71.8958425">
                <text:p>171.8958425</text:p>
              </table:table-cell>
              <table:table-cell office:value-type="float" office:value="59.3653571">
                <text:p>59.36535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1.6311235">
                <text:p>171.6311235</text:p>
              </table:table-cell>
              <table:table-cell office:value-type="float" office:value="59.0628351">
                <text:p>59.0628351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71.912034">
                <text:p>171.912034</text:p>
              </table:table-cell>
              <table:table-cell office:value-type="float" office:value="59.5945743">
                <text:p>59.594574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72.030793">
                <text:p>172.030793</text:p>
              </table:table-cell>
              <table:table-cell office:value-type="float" office:value="59.6121674">
                <text:p>59.612167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71.932162">
                <text:p>171.932162</text:p>
              </table:table-cell>
              <table:table-cell office:value-type="float" office:value="59.9721867">
                <text:p>59.972186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72.203526">
                <text:p>172.203526</text:p>
              </table:table-cell>
              <table:table-cell office:value-type="float" office:value="60.0799968">
                <text:p>60.079996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72.5120525">
                <text:p>172.5120525</text:p>
              </table:table-cell>
              <table:table-cell office:value-type="float" office:value="60.5498793">
                <text:p>60.549879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72.7100735">
                <text:p>172.7100735</text:p>
              </table:table-cell>
              <table:table-cell office:value-type="float" office:value="60.5207842">
                <text:p>60.520784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72.812033">
                <text:p>172.812033</text:p>
              </table:table-cell>
              <table:table-cell office:value-type="float" office:value="60.8482667">
                <text:p>60.848266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72.7489856">
                <text:p>172.7489856</text:p>
              </table:table-cell>
              <table:table-cell office:value-type="float" office:value="60.3990373">
                <text:p>60.399037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72.40852">
                <text:p>172.40852</text:p>
              </table:table-cell>
              <table:table-cell office:value-type="float" office:value="60.3453489">
                <text:p>60.3453489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71.4089164">
                <text:p>171.4089164</text:p>
              </table:table-cell>
              <table:table-cell office:value-type="float" office:value="59.7011358">
                <text:p>59.701135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71.256712">
                <text:p>171.256712</text:p>
              </table:table-cell>
              <table:table-cell office:value-type="float" office:value="59.4773533">
                <text:p>59.4773533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70.1895266">
                <text:p>170.1895266</text:p>
              </table:table-cell>
              <table:table-cell office:value-type="float" office:value="58.8622944">
                <text:p>58.8622944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70.0377396">
                <text:p>170.0377396</text:p>
              </table:table-cell>
              <table:table-cell office:value-type="float" office:value="59.1863588">
                <text:p>59.186358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70.459224">
                <text:p>170.459224</text:p>
              </table:table-cell>
              <table:table-cell office:value-type="float" office:value="59.5109669">
                <text:p>59.510966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70.431153">
                <text:p>170.431153</text:p>
              </table:table-cell>
              <table:table-cell office:value-type="float" office:value="59.9207422">
                <text:p>59.920742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70.6329375">
                <text:p>170.6329375</text:p>
              </table:table-cell>
              <table:table-cell office:value-type="float" office:value="59.8664554">
                <text:p>59.866455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70.1089805">
                <text:p>170.1089805</text:p>
              </table:table-cell>
              <table:table-cell office:value-type="float" office:value="60.0394732">
                <text:p>60.039473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70.633394">
                <text:p>170.633394</text:p>
              </table:table-cell>
              <table:table-cell office:value-type="float" office:value="60.1498201">
                <text:p>60.1498201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70.350004">
                <text:p>170.350004</text:p>
              </table:table-cell>
              <table:table-cell office:value-type="float" office:value="60.7442972">
                <text:p>60.7442972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70.415187">
                <text:p>170.415187</text:p>
              </table:table-cell>
              <table:table-cell office:value-type="float" office:value="60.5401187">
                <text:p>60.540118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70.388198">
                <text:p>170.388198</text:p>
              </table:table-cell>
              <table:table-cell office:value-type="float" office:value="61.0694145">
                <text:p>61.069414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70.740567">
                <text:p>170.740567</text:p>
              </table:table-cell>
              <table:table-cell office:value-type="float" office:value="61.3199806">
                <text:p>61.319980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70.9811354">
                <text:p>170.9811354</text:p>
              </table:table-cell>
              <table:table-cell office:value-type="float" office:value="61.3804202">
                <text:p>61.380420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70.4801884">
                <text:p>170.4801884</text:p>
              </table:table-cell>
              <table:table-cell office:value-type="float" office:value="61.3742306">
                <text:p>61.374230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70.285764">
                <text:p>170.285764</text:p>
              </table:table-cell>
              <table:table-cell office:value-type="float" office:value="61.4990332">
                <text:p>61.4990332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9.513204">
                <text:p>169.513204</text:p>
              </table:table-cell>
              <table:table-cell office:value-type="float" office:value="61.5850554">
                <text:p>61.585055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8.584114">
                <text:p>168.584114</text:p>
              </table:table-cell>
              <table:table-cell office:value-type="float" office:value="61.4417441">
                <text:p>61.4417441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8.907149">
                <text:p>168.907149</text:p>
              </table:table-cell>
              <table:table-cell office:value-type="float" office:value="61.741733">
                <text:p>61.74173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8.77595">
                <text:p>168.77595</text:p>
              </table:table-cell>
              <table:table-cell office:value-type="float" office:value="61.6308505">
                <text:p>61.630850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9.32879">
                <text:p>169.32879</text:p>
              </table:table-cell>
              <table:table-cell office:value-type="float" office:value="61.7680107">
                <text:p>61.7680107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8.762928">
                <text:p>168.762928</text:p>
              </table:table-cell>
              <table:table-cell office:value-type="float" office:value="61.7394579">
                <text:p>61.7394579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9.405687">
                <text:p>169.405687</text:p>
              </table:table-cell>
              <table:table-cell office:value-type="float" office:value="61.6521265">
                <text:p>61.6521265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9.124697">
                <text:p>169.124697</text:p>
              </table:table-cell>
              <table:table-cell office:value-type="float" office:value="61.8061522">
                <text:p>61.8061522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9.84903">
                <text:p>169.84903</text:p>
              </table:table-cell>
              <table:table-cell office:value-type="float" office:value="61.6890567">
                <text:p>61.689056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70.096474">
                <text:p>170.096474</text:p>
              </table:table-cell>
              <table:table-cell office:value-type="float" office:value="61.9840709">
                <text:p>61.984070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70.98027">
                <text:p>170.98027</text:p>
              </table:table-cell>
              <table:table-cell office:value-type="float" office:value="61.9239912">
                <text:p>61.923991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71.591315">
                <text:p>171.591315</text:p>
              </table:table-cell>
              <table:table-cell office:value-type="float" office:value="61.9434954">
                <text:p>61.943495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72.108922">
                <text:p>172.108922</text:p>
              </table:table-cell>
              <table:table-cell office:value-type="float" office:value="61.7857965">
                <text:p>61.785796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73.120422">
                <text:p>173.120422</text:p>
              </table:table-cell>
              <table:table-cell office:value-type="float" office:value="62.0885379">
                <text:p>62.0885379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73.741907">
                <text:p>173.741907</text:p>
              </table:table-cell>
              <table:table-cell office:value-type="float" office:value="61.9129999">
                <text:p>61.9129999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74.545414">
                <text:p>174.545414</text:p>
              </table:table-cell>
              <table:table-cell office:value-type="float" office:value="62.3772814">
                <text:p>62.3772814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74.851156">
                <text:p>174.851156</text:p>
              </table:table-cell>
              <table:table-cell office:value-type="float" office:value="62.423603">
                <text:p>62.42360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75.824737">
                <text:p>175.824737</text:p>
              </table:table-cell>
              <table:table-cell office:value-type="float" office:value="63.0899613">
                <text:p>63.089961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75.634386">
                <text:p>175.634386</text:p>
              </table:table-cell>
              <table:table-cell office:value-type="float" office:value="63.0668636">
                <text:p>63.0668636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76.756443">
                <text:p>176.756443</text:p>
              </table:table-cell>
              <table:table-cell office:value-type="float" office:value="63.6799043">
                <text:p>63.6799043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77.097104">
                <text:p>177.097104</text:p>
              </table:table-cell>
              <table:table-cell office:value-type="float" office:value="63.5502173">
                <text:p>63.550217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77.777167">
                <text:p>177.777167</text:p>
              </table:table-cell>
              <table:table-cell office:value-type="float" office:value="63.6597768">
                <text:p>63.659776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78.286595">
                <text:p>178.286595</text:p>
              </table:table-cell>
              <table:table-cell office:value-type="float" office:value="63.4876391">
                <text:p>63.4876391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79.182175">
                <text:p>179.182175</text:p>
              </table:table-cell>
              <table:table-cell office:value-type="float" office:value="63.8409493">
                <text:p>63.8409493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79.602237">
                <text:p>179.602237</text:p>
              </table:table-cell>
              <table:table-cell office:value-type="float" office:value="63.9765524">
                <text:p>63.976552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80.017451">
                <text:p>180.017451</text:p>
              </table:table-cell>
              <table:table-cell office:value-type="float" office:value="63.8326573">
                <text:p>63.8326573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80.880207">
                <text:p>180.880207</text:p>
              </table:table-cell>
              <table:table-cell office:value-type="float" office:value="64.1913745">
                <text:p>64.1913745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80.667218">
                <text:p>180.667218</text:p>
              </table:table-cell>
              <table:table-cell office:value-type="float" office:value="64.0833548">
                <text:p>64.083354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81.412169">
                <text:p>181.412169</text:p>
              </table:table-cell>
              <table:table-cell office:value-type="float" office:value="64.5763536">
                <text:p>64.5763536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81.239578">
                <text:p>181.239578</text:p>
              </table:table-cell>
              <table:table-cell office:value-type="float" office:value="64.5190093">
                <text:p>64.519009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81.657994">
                <text:p>181.657994</text:p>
              </table:table-cell>
              <table:table-cell office:value-type="float" office:value="64.9962597">
                <text:p>64.9962597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81.484061">
                <text:p>181.484061</text:p>
              </table:table-cell>
              <table:table-cell office:value-type="float" office:value="64.9256308">
                <text:p>64.925630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81.618544">
                <text:p>181.618544</text:p>
              </table:table-cell>
              <table:table-cell office:value-type="float" office:value="65.0987828">
                <text:p>65.098782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81.497122">
                <text:p>181.497122</text:p>
              </table:table-cell>
              <table:table-cell office:value-type="float" office:value="64.9556217">
                <text:p>64.9556217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81.644678">
                <text:p>181.644678</text:p>
              </table:table-cell>
              <table:table-cell office:value-type="float" office:value="64.9895767">
                <text:p>64.9895767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81.644515">
                <text:p>181.644515</text:p>
              </table:table-cell>
              <table:table-cell office:value-type="float" office:value="64.8179105">
                <text:p>64.8179105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82.066775">
                <text:p>182.066775</text:p>
              </table:table-cell>
              <table:table-cell office:value-type="float" office:value="64.8428748">
                <text:p>64.842874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82.217782">
                <text:p>182.217782</text:p>
              </table:table-cell>
              <table:table-cell office:value-type="float" office:value="64.7868153">
                <text:p>64.7868153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82.579609">
                <text:p>182.579609</text:p>
              </table:table-cell>
              <table:table-cell office:value-type="float" office:value="64.7230688">
                <text:p>64.723068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82.535908">
                <text:p>182.535908</text:p>
              </table:table-cell>
              <table:table-cell office:value-type="float" office:value="64.5810333">
                <text:p>64.5810333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82.627536">
                <text:p>182.627536</text:p>
              </table:table-cell>
              <table:table-cell office:value-type="float" office:value="64.7002828">
                <text:p>64.700282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82.389625">
                <text:p>182.389625</text:p>
              </table:table-cell>
              <table:table-cell office:value-type="float" office:value="64.8526313">
                <text:p>64.8526313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82.491795">
                <text:p>182.491795</text:p>
              </table:table-cell>
              <table:table-cell office:value-type="float" office:value="65.0028278">
                <text:p>65.002827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82.364551">
                <text:p>182.364551</text:p>
              </table:table-cell>
              <table:table-cell office:value-type="float" office:value="65.3312279">
                <text:p>65.331227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82.619862">
                <text:p>182.619862</text:p>
              </table:table-cell>
              <table:table-cell office:value-type="float" office:value="65.577905">
                <text:p>65.577905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82.907508">
                <text:p>182.907508</text:p>
              </table:table-cell>
              <table:table-cell office:value-type="float" office:value="65.855789">
                <text:p>65.855789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83.284137">
                <text:p>183.284137</text:p>
              </table:table-cell>
              <table:table-cell office:value-type="float" office:value="66.4517047">
                <text:p>66.4517047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83.350922">
                <text:p>183.350922</text:p>
              </table:table-cell>
              <table:table-cell office:value-type="float" office:value="66.519633">
                <text:p>66.519633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84.25352">
                <text:p>184.25352</text:p>
              </table:table-cell>
              <table:table-cell office:value-type="float" office:value="67.4357666">
                <text:p>67.4357666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84.4095345">
                <text:p>184.4095345</text:p>
              </table:table-cell>
              <table:table-cell office:value-type="float" office:value="67.4932473">
                <text:p>67.493247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85.4112035">
                <text:p>185.4112035</text:p>
              </table:table-cell>
              <table:table-cell office:value-type="float" office:value="67.8591802">
                <text:p>67.859180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85.845576">
                <text:p>185.845576</text:p>
              </table:table-cell>
              <table:table-cell office:value-type="float" office:value="68.5422071">
                <text:p>68.5422071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86.21841">
                <text:p>186.21841</text:p>
              </table:table-cell>
              <table:table-cell office:value-type="float" office:value="68.5232908">
                <text:p>68.523290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7.287234">
                <text:p>187.287234</text:p>
              </table:table-cell>
              <table:table-cell office:value-type="float" office:value="68.9507923">
                <text:p>68.950792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87.158947">
                <text:p>187.158947</text:p>
              </table:table-cell>
              <table:table-cell office:value-type="float" office:value="68.6893541">
                <text:p>68.689354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87.388755">
                <text:p>187.388755</text:p>
              </table:table-cell>
              <table:table-cell office:value-type="float" office:value="68.6097962">
                <text:p>68.609796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87.380565">
                <text:p>187.380565</text:p>
              </table:table-cell>
              <table:table-cell office:value-type="float" office:value="68.3147812">
                <text:p>68.3147812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87.845047">
                <text:p>187.845047</text:p>
              </table:table-cell>
              <table:table-cell office:value-type="float" office:value="68.1487974">
                <text:p>68.1487974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87.382515">
                <text:p>187.382515</text:p>
              </table:table-cell>
              <table:table-cell office:value-type="float" office:value="68.0499764">
                <text:p>68.049976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87.956995">
                <text:p>187.956995</text:p>
              </table:table-cell>
              <table:table-cell office:value-type="float" office:value="68.1325921">
                <text:p>68.1325921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87.321497">
                <text:p>187.321497</text:p>
              </table:table-cell>
              <table:table-cell office:value-type="float" office:value="68.008369">
                <text:p>68.008369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87.283532">
                <text:p>187.283532</text:p>
              </table:table-cell>
              <table:table-cell office:value-type="float" office:value="68.3280191">
                <text:p>68.328019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86.789732">
                <text:p>186.789732</text:p>
              </table:table-cell>
              <table:table-cell office:value-type="float" office:value="68.1590646">
                <text:p>68.159064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86.8588384">
                <text:p>186.8588384</text:p>
              </table:table-cell>
              <table:table-cell office:value-type="float" office:value="68.4196746">
                <text:p>68.419674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86.3552394">
                <text:p>186.3552394</text:p>
              </table:table-cell>
              <table:table-cell office:value-type="float" office:value="68.3741557">
                <text:p>68.3741557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7.3439954">
                <text:p>187.3439954</text:p>
              </table:table-cell>
              <table:table-cell office:value-type="float" office:value="68.9553288">
                <text:p>68.955328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87.0670244">
                <text:p>187.0670244</text:p>
              </table:table-cell>
              <table:table-cell office:value-type="float" office:value="69.0504109">
                <text:p>69.0504109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87.302569">
                <text:p>187.302569</text:p>
              </table:table-cell>
              <table:table-cell office:value-type="float" office:value="68.9407709">
                <text:p>68.940770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87.022233">
                <text:p>187.022233</text:p>
              </table:table-cell>
              <table:table-cell office:value-type="float" office:value="68.7514331">
                <text:p>68.751433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87.423255">
                <text:p>187.423255</text:p>
              </table:table-cell>
              <table:table-cell office:value-type="float" office:value="68.6622462">
                <text:p>68.6622462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87.009442">
                <text:p>187.009442</text:p>
              </table:table-cell>
              <table:table-cell office:value-type="float" office:value="68.178373">
                <text:p>68.178373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87.362735">
                <text:p>187.362735</text:p>
              </table:table-cell>
              <table:table-cell office:value-type="float" office:value="67.8619778">
                <text:p>67.861977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7.602001">
                <text:p>187.602001</text:p>
              </table:table-cell>
              <table:table-cell office:value-type="float" office:value="67.6693491">
                <text:p>67.669349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87.8102586">
                <text:p>187.8102586</text:p>
              </table:table-cell>
              <table:table-cell office:value-type="float" office:value="67.4726543">
                <text:p>67.4726543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86.9550286">
                <text:p>186.9550286</text:p>
              </table:table-cell>
              <table:table-cell office:value-type="float" office:value="66.9888583">
                <text:p>66.9888583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87.432613">
                <text:p>187.432613</text:p>
              </table:table-cell>
              <table:table-cell office:value-type="float" office:value="67.2623133">
                <text:p>67.262313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86.790513">
                <text:p>186.790513</text:p>
              </table:table-cell>
              <table:table-cell office:value-type="float" office:value="66.9331363">
                <text:p>66.9331363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86.187846">
                <text:p>186.187846</text:p>
              </table:table-cell>
              <table:table-cell office:value-type="float" office:value="67.0276712">
                <text:p>67.027671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85.8439676">
                <text:p>185.8439676</text:p>
              </table:table-cell>
              <table:table-cell office:value-type="float" office:value="66.975609">
                <text:p>66.97560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85.1877486">
                <text:p>185.1877486</text:p>
              </table:table-cell>
              <table:table-cell office:value-type="float" office:value="66.8016769">
                <text:p>66.8016769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84.697999">
                <text:p>184.697999</text:p>
              </table:table-cell>
              <table:table-cell office:value-type="float" office:value="66.6848612">
                <text:p>66.6848612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84.164754">
                <text:p>184.164754</text:p>
              </table:table-cell>
              <table:table-cell office:value-type="float" office:value="66.6869713">
                <text:p>66.6869713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84.24313">
                <text:p>184.24313</text:p>
              </table:table-cell>
              <table:table-cell office:value-type="float" office:value="66.5974101">
                <text:p>66.597410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83.614529">
                <text:p>183.614529</text:p>
              </table:table-cell>
              <table:table-cell office:value-type="float" office:value="66.3652042">
                <text:p>66.365204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3.823874">
                <text:p>183.823874</text:p>
              </table:table-cell>
              <table:table-cell office:value-type="float" office:value="66.2996427">
                <text:p>66.299642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2.791801">
                <text:p>182.791801</text:p>
              </table:table-cell>
              <table:table-cell office:value-type="float" office:value="65.8968986">
                <text:p>65.896898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83.19216">
                <text:p>183.19216</text:p>
              </table:table-cell>
              <table:table-cell office:value-type="float" office:value="65.7966824">
                <text:p>65.796682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82.5124525">
                <text:p>182.5124525</text:p>
              </table:table-cell>
              <table:table-cell office:value-type="float" office:value="65.3373427">
                <text:p>65.337342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83.2136485">
                <text:p>183.2136485</text:p>
              </table:table-cell>
              <table:table-cell office:value-type="float" office:value="65.1867057">
                <text:p>65.1867057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81.951086">
                <text:p>181.951086</text:p>
              </table:table-cell>
              <table:table-cell office:value-type="float" office:value="65.0464278">
                <text:p>65.046427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83.039012">
                <text:p>183.039012</text:p>
              </table:table-cell>
              <table:table-cell office:value-type="float" office:value="64.6411026">
                <text:p>64.641102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81.839266">
                <text:p>181.839266</text:p>
              </table:table-cell>
              <table:table-cell office:value-type="float" office:value="64.5055962">
                <text:p>64.5055962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82.866381">
                <text:p>182.866381</text:p>
              </table:table-cell>
              <table:table-cell office:value-type="float" office:value="64.2510715">
                <text:p>64.2510715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81.842389">
                <text:p>181.842389</text:p>
              </table:table-cell>
              <table:table-cell office:value-type="float" office:value="64.2147348">
                <text:p>64.214734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82.324973">
                <text:p>182.324973</text:p>
              </table:table-cell>
              <table:table-cell office:value-type="float" office:value="64.2929384">
                <text:p>64.292938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81.557322">
                <text:p>181.557322</text:p>
              </table:table-cell>
              <table:table-cell office:value-type="float" office:value="64.3423911">
                <text:p>64.342391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1.365397">
                <text:p>181.365397</text:p>
              </table:table-cell>
              <table:table-cell office:value-type="float" office:value="64.1128928">
                <text:p>64.112892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80.9126455">
                <text:p>180.9126455</text:p>
              </table:table-cell>
              <table:table-cell office:value-type="float" office:value="64.247658">
                <text:p>64.24765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81.3193285">
                <text:p>181.3193285</text:p>
              </table:table-cell>
              <table:table-cell office:value-type="float" office:value="64.0903362">
                <text:p>64.0903362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81.159408">
                <text:p>181.159408</text:p>
              </table:table-cell>
              <table:table-cell office:value-type="float" office:value="64.4330544">
                <text:p>64.4330544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81.78094">
                <text:p>181.78094</text:p>
              </table:table-cell>
              <table:table-cell office:value-type="float" office:value="64.4282842">
                <text:p>64.4282842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81.766527">
                <text:p>181.766527</text:p>
              </table:table-cell>
              <table:table-cell office:value-type="float" office:value="64.8659834">
                <text:p>64.865983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81.774901">
                <text:p>181.774901</text:p>
              </table:table-cell>
              <table:table-cell office:value-type="float" office:value="64.6663924">
                <text:p>64.6663924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82.103856">
                <text:p>182.103856</text:p>
              </table:table-cell>
              <table:table-cell office:value-type="float" office:value="65.1191542">
                <text:p>65.119154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81.718461">
                <text:p>181.718461</text:p>
              </table:table-cell>
              <table:table-cell office:value-type="float" office:value="64.977842">
                <text:p>64.977842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82.169387">
                <text:p>182.169387</text:p>
              </table:table-cell>
              <table:table-cell office:value-type="float" office:value="65.1856384">
                <text:p>65.1856384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81.991962">
                <text:p>181.991962</text:p>
              </table:table-cell>
              <table:table-cell office:value-type="float" office:value="64.9469678">
                <text:p>64.946967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82.178671">
                <text:p>182.178671</text:p>
              </table:table-cell>
              <table:table-cell office:value-type="float" office:value="64.9913422">
                <text:p>64.9913422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82.040851">
                <text:p>182.040851</text:p>
              </table:table-cell>
              <table:table-cell office:value-type="float" office:value="64.7830161">
                <text:p>64.783016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81.627864">
                <text:p>181.627864</text:p>
              </table:table-cell>
              <table:table-cell office:value-type="float" office:value="64.3928237">
                <text:p>64.392823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82.57264">
                <text:p>182.57264</text:p>
              </table:table-cell>
              <table:table-cell office:value-type="float" office:value="64.9186587">
                <text:p>64.9186587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82.637238">
                <text:p>182.637238</text:p>
              </table:table-cell>
              <table:table-cell office:value-type="float" office:value="64.5964964">
                <text:p>64.5964964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84.085707">
                <text:p>184.085707</text:p>
              </table:table-cell>
              <table:table-cell office:value-type="float" office:value="65.1471164">
                <text:p>65.1471164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84.229024">
                <text:p>184.229024</text:p>
              </table:table-cell>
              <table:table-cell office:value-type="float" office:value="64.7852828">
                <text:p>64.785282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85.509492">
                <text:p>185.509492</text:p>
              </table:table-cell>
              <table:table-cell office:value-type="float" office:value="65.1361379">
                <text:p>65.1361379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85.5222304">
                <text:p>185.5222304</text:p>
              </table:table-cell>
              <table:table-cell office:value-type="float" office:value="64.7336403">
                <text:p>64.7336403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86.8309174">
                <text:p>186.8309174</text:p>
              </table:table-cell>
              <table:table-cell office:value-type="float" office:value="64.9887604">
                <text:p>64.988760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86.863897">
                <text:p>186.863897</text:p>
              </table:table-cell>
              <table:table-cell office:value-type="float" office:value="64.6640864">
                <text:p>64.6640864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87.7417006">
                <text:p>187.7417006</text:p>
              </table:table-cell>
              <table:table-cell office:value-type="float" office:value="64.8015801">
                <text:p>64.801580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87.671907">
                <text:p>187.671907</text:p>
              </table:table-cell>
              <table:table-cell office:value-type="float" office:value="64.4589678">
                <text:p>64.458967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88.4515934">
                <text:p>188.4515934</text:p>
              </table:table-cell>
              <table:table-cell office:value-type="float" office:value="64.6288911">
                <text:p>64.6288911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88.5286094">
                <text:p>188.5286094</text:p>
              </table:table-cell>
              <table:table-cell office:value-type="float" office:value="64.6715127">
                <text:p>64.671512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88.653666">
                <text:p>188.653666</text:p>
              </table:table-cell>
              <table:table-cell office:value-type="float" office:value="64.6799072">
                <text:p>64.6799072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88.3437151">
                <text:p>188.3437151</text:p>
              </table:table-cell>
              <table:table-cell office:value-type="float" office:value="64.4707036">
                <text:p>64.4707036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88.8132771">
                <text:p>188.8132771</text:p>
              </table:table-cell>
              <table:table-cell office:value-type="float" office:value="64.7323477">
                <text:p>64.7323477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88.5666944">
                <text:p>188.5666944</text:p>
              </table:table-cell>
              <table:table-cell office:value-type="float" office:value="64.5537193">
                <text:p>64.5537193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88.7890494">
                <text:p>188.7890494</text:p>
              </table:table-cell>
              <table:table-cell office:value-type="float" office:value="64.6417335">
                <text:p>64.6417335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88.398858">
                <text:p>188.398858</text:p>
              </table:table-cell>
              <table:table-cell office:value-type="float" office:value="64.1192041">
                <text:p>64.119204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8.709788">
                <text:p>188.709788</text:p>
              </table:table-cell>
              <table:table-cell office:value-type="float" office:value="64.2227027">
                <text:p>64.2227027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88.524443">
                <text:p>188.524443</text:p>
              </table:table-cell>
              <table:table-cell office:value-type="float" office:value="63.8661788">
                <text:p>63.866178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88.969721">
                <text:p>188.969721</text:p>
              </table:table-cell>
              <table:table-cell office:value-type="float" office:value="63.9990325">
                <text:p>63.9990325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88.9506475">
                <text:p>188.9506475</text:p>
              </table:table-cell>
              <table:table-cell office:value-type="float" office:value="63.912079">
                <text:p>63.912079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89.3768505">
                <text:p>189.3768505</text:p>
              </table:table-cell>
              <table:table-cell office:value-type="float" office:value="64.1324591">
                <text:p>64.132459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89.575049">
                <text:p>189.575049</text:p>
              </table:table-cell>
              <table:table-cell office:value-type="float" office:value="64.2520773">
                <text:p>64.2520773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90.931716">
                <text:p>190.931716</text:p>
              </table:table-cell>
              <table:table-cell office:value-type="float" office:value="64.823424">
                <text:p>64.823424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92.026694">
                <text:p>192.026694</text:p>
              </table:table-cell>
              <table:table-cell office:value-type="float" office:value="65.4561121">
                <text:p>65.4561121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93.273308">
                <text:p>193.273308</text:p>
              </table:table-cell>
              <table:table-cell office:value-type="float" office:value="65.6876541">
                <text:p>65.6876541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94.900381">
                <text:p>194.900381</text:p>
              </table:table-cell>
              <table:table-cell office:value-type="float" office:value="66.373235">
                <text:p>66.373235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96.204087">
                <text:p>196.204087</text:p>
              </table:table-cell>
              <table:table-cell office:value-type="float" office:value="66.6242161">
                <text:p>66.6242161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97.768498">
                <text:p>197.768498</text:p>
              </table:table-cell>
              <table:table-cell office:value-type="float" office:value="67.2475388">
                <text:p>67.247538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99.355057">
                <text:p>199.355057</text:p>
              </table:table-cell>
              <table:table-cell office:value-type="float" office:value="67.6290318">
                <text:p>67.62903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99.560059">
                <text:p>199.560059</text:p>
              </table:table-cell>
              <table:table-cell office:value-type="float" office:value="67.684333">
                <text:p>67.684333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01.4556984">
                <text:p>201.4556984</text:p>
              </table:table-cell>
              <table:table-cell office:value-type="float" office:value="68.2158368">
                <text:p>68.215836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00.7272644">
                <text:p>200.7272644</text:p>
              </table:table-cell>
              <table:table-cell office:value-type="float" office:value="68.2308804">
                <text:p>68.230880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01.4809014">
                <text:p>201.4809014</text:p>
              </table:table-cell>
              <table:table-cell office:value-type="float" office:value="68.5691954">
                <text:p>68.5691954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01.0024224">
                <text:p>201.0024224</text:p>
              </table:table-cell>
              <table:table-cell office:value-type="float" office:value="68.4480742">
                <text:p>68.4480742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01.942378">
                <text:p>201.942378</text:p>
              </table:table-cell>
              <table:table-cell office:value-type="float" office:value="68.5542471">
                <text:p>68.5542471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201.853873">
                <text:p>201.853873</text:p>
              </table:table-cell>
              <table:table-cell office:value-type="float" office:value="68.3076806">
                <text:p>68.3076806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02.4500225">
                <text:p>202.4500225</text:p>
              </table:table-cell>
              <table:table-cell office:value-type="float" office:value="68.2636461">
                <text:p>68.263646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02.3264365">
                <text:p>202.3264365</text:p>
              </table:table-cell>
              <table:table-cell office:value-type="float" office:value="67.9939255">
                <text:p>67.993925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202.649665">
                <text:p>202.649665</text:p>
              </table:table-cell>
              <table:table-cell office:value-type="float" office:value="67.8307223">
                <text:p>67.8307223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02.664257">
                <text:p>202.664257</text:p>
              </table:table-cell>
              <table:table-cell office:value-type="float" office:value="67.6322116">
                <text:p>67.6322116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202.250987">
                <text:p>202.250987</text:p>
              </table:table-cell>
              <table:table-cell office:value-type="float" office:value="67.5184272">
                <text:p>67.518427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202.19989">
                <text:p>202.19989</text:p>
              </table:table-cell>
              <table:table-cell office:value-type="float" office:value="67.2041039">
                <text:p>67.204103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202.512745">
                <text:p>202.512745</text:p>
              </table:table-cell>
              <table:table-cell office:value-type="float" office:value="67.2186302">
                <text:p>67.2186302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202.263849">
                <text:p>202.263849</text:p>
              </table:table-cell>
              <table:table-cell office:value-type="float" office:value="67.271128">
                <text:p>67.27112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202.939202">
                <text:p>202.939202</text:p>
              </table:table-cell>
              <table:table-cell office:value-type="float" office:value="67.4938411">
                <text:p>67.4938411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02.586135">
                <text:p>202.586135</text:p>
              </table:table-cell>
              <table:table-cell office:value-type="float" office:value="67.7255095">
                <text:p>67.7255095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203.128576">
                <text:p>203.128576</text:p>
              </table:table-cell>
              <table:table-cell office:value-type="float" office:value="68.0587898">
                <text:p>68.058789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202.420086">
                <text:p>202.420086</text:p>
              </table:table-cell>
              <table:table-cell office:value-type="float" office:value="67.9629443">
                <text:p>67.9629443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202.566499">
                <text:p>202.566499</text:p>
              </table:table-cell>
              <table:table-cell office:value-type="float" office:value="68.0614997">
                <text:p>68.0614997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202.800038">
                <text:p>202.800038</text:p>
              </table:table-cell>
              <table:table-cell office:value-type="float" office:value="68.4224705">
                <text:p>68.4224705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03.289415">
                <text:p>203.289415</text:p>
              </table:table-cell>
              <table:table-cell office:value-type="float" office:value="68.9285671">
                <text:p>68.9285671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202.602746">
                <text:p>202.602746</text:p>
              </table:table-cell>
              <table:table-cell office:value-type="float" office:value="68.5062167">
                <text:p>68.5062167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02.847939">
                <text:p>202.847939</text:p>
              </table:table-cell>
              <table:table-cell office:value-type="float" office:value="69.1046323">
                <text:p>69.1046323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202.281301">
                <text:p>202.281301</text:p>
              </table:table-cell>
              <table:table-cell office:value-type="float" office:value="68.7097893">
                <text:p>68.7097893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02.4556965">
                <text:p>202.4556965</text:p>
              </table:table-cell>
              <table:table-cell office:value-type="float" office:value="69.0826648">
                <text:p>69.082664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01.4743075">
                <text:p>201.4743075</text:p>
              </table:table-cell>
              <table:table-cell office:value-type="float" office:value="68.4245448">
                <text:p>68.424544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02.013451">
                <text:p>202.013451</text:p>
              </table:table-cell>
              <table:table-cell office:value-type="float" office:value="68.8191496">
                <text:p>68.819149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200.467046">
                <text:p>200.467046</text:p>
              </table:table-cell>
              <table:table-cell office:value-type="float" office:value="68.4696554">
                <text:p>68.469655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01.341608">
                <text:p>201.341608</text:p>
              </table:table-cell>
              <table:table-cell office:value-type="float" office:value="69.0677951">
                <text:p>69.067795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00.014002">
                <text:p>200.014002</text:p>
              </table:table-cell>
              <table:table-cell office:value-type="float" office:value="68.7051882">
                <text:p>68.705188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00.631879">
                <text:p>200.631879</text:p>
              </table:table-cell>
              <table:table-cell office:value-type="float" office:value="68.9589123">
                <text:p>68.958912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99.662513">
                <text:p>199.662513</text:p>
              </table:table-cell>
              <table:table-cell office:value-type="float" office:value="68.7263334">
                <text:p>68.726333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00.040513">
                <text:p>200.040513</text:p>
              </table:table-cell>
              <table:table-cell office:value-type="float" office:value="68.710088">
                <text:p>68.71008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98.808141">
                <text:p>198.808141</text:p>
              </table:table-cell>
              <table:table-cell office:value-type="float" office:value="68.3167317">
                <text:p>68.316731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99.228044">
                <text:p>199.228044</text:p>
              </table:table-cell>
              <table:table-cell office:value-type="float" office:value="68.3948802">
                <text:p>68.394880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98.463107">
                <text:p>198.463107</text:p>
              </table:table-cell>
              <table:table-cell office:value-type="float" office:value="68.2791649">
                <text:p>68.2791649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99.024517">
                <text:p>199.024517</text:p>
              </table:table-cell>
              <table:table-cell office:value-type="float" office:value="68.3609138">
                <text:p>68.360913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98.767161">
                <text:p>198.767161</text:p>
              </table:table-cell>
              <table:table-cell office:value-type="float" office:value="68.4829429">
                <text:p>68.4829429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200.5828165">
                <text:p>200.5828165</text:p>
              </table:table-cell>
              <table:table-cell office:value-type="float" office:value="69.4594239">
                <text:p>69.459423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200.3208925">
                <text:p>200.3208925</text:p>
              </table:table-cell>
              <table:table-cell office:value-type="float" office:value="69.5691444">
                <text:p>69.5691444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01.3156095">
                <text:p>201.3156095</text:p>
              </table:table-cell>
              <table:table-cell office:value-type="float" office:value="70.1645082">
                <text:p>70.1645082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200.5302865">
                <text:p>200.5302865</text:p>
              </table:table-cell>
              <table:table-cell office:value-type="float" office:value="70.059959">
                <text:p>70.059959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202.148518">
                <text:p>202.148518</text:p>
              </table:table-cell>
              <table:table-cell office:value-type="float" office:value="71.0777725">
                <text:p>71.0777725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201.505747">
                <text:p>201.505747</text:p>
              </table:table-cell>
              <table:table-cell office:value-type="float" office:value="70.880796">
                <text:p>70.88079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02.100798">
                <text:p>202.100798</text:p>
              </table:table-cell>
              <table:table-cell office:value-type="float" office:value="71.2546456">
                <text:p>71.2546456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201.6456055">
                <text:p>201.6456055</text:p>
              </table:table-cell>
              <table:table-cell office:value-type="float" office:value="70.9062031">
                <text:p>70.9062031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202.0765485">
                <text:p>202.0765485</text:p>
              </table:table-cell>
              <table:table-cell office:value-type="float" office:value="71.4823446">
                <text:p>71.482344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201.855425">
                <text:p>201.855425</text:p>
              </table:table-cell>
              <table:table-cell office:value-type="float" office:value="70.7621519">
                <text:p>70.762151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201.514923">
                <text:p>201.514923</text:p>
              </table:table-cell>
              <table:table-cell office:value-type="float" office:value="71.2069741">
                <text:p>71.2069741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201.562059">
                <text:p>201.562059</text:p>
              </table:table-cell>
              <table:table-cell office:value-type="float" office:value="70.3718279">
                <text:p>70.3718279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201.0351">
                <text:p>201.0351</text:p>
              </table:table-cell>
              <table:table-cell office:value-type="float" office:value="70.8042648">
                <text:p>70.804264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00.404156">
                <text:p>200.404156</text:p>
              </table:table-cell>
              <table:table-cell office:value-type="float" office:value="69.9958606">
                <text:p>69.995860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00.9411995">
                <text:p>200.9411995</text:p>
              </table:table-cell>
              <table:table-cell office:value-type="float" office:value="70.8272113">
                <text:p>70.827211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00.6181165">
                <text:p>200.6181165</text:p>
              </table:table-cell>
              <table:table-cell office:value-type="float" office:value="70.0796256">
                <text:p>70.0796256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01.282528">
                <text:p>201.282528</text:p>
              </table:table-cell>
              <table:table-cell office:value-type="float" office:value="70.6346963">
                <text:p>70.6346963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201.323384">
                <text:p>201.323384</text:p>
              </table:table-cell>
              <table:table-cell office:value-type="float" office:value="70.4081942">
                <text:p>70.4081942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01.645933">
                <text:p>201.645933</text:p>
              </table:table-cell>
              <table:table-cell office:value-type="float" office:value="70.8190273">
                <text:p>70.8190273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202.259495">
                <text:p>202.259495</text:p>
              </table:table-cell>
              <table:table-cell office:value-type="float" office:value="71.1613173">
                <text:p>71.1613173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02.196567">
                <text:p>202.196567</text:p>
              </table:table-cell>
              <table:table-cell office:value-type="float" office:value="71.195176">
                <text:p>71.195176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202.640122">
                <text:p>202.640122</text:p>
              </table:table-cell>
              <table:table-cell office:value-type="float" office:value="71.6725528">
                <text:p>71.672552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02.52399">
                <text:p>202.52399</text:p>
              </table:table-cell>
              <table:table-cell office:value-type="float" office:value="71.9779458">
                <text:p>71.9779458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03.395781">
                <text:p>203.395781</text:p>
              </table:table-cell>
              <table:table-cell office:value-type="float" office:value="72.3264141">
                <text:p>72.326414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03.644899">
                <text:p>203.644899</text:p>
              </table:table-cell>
              <table:table-cell office:value-type="float" office:value="72.9959312">
                <text:p>72.995931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204.480681">
                <text:p>204.480681</text:p>
              </table:table-cell>
              <table:table-cell office:value-type="float" office:value="73.3828049">
                <text:p>73.3828049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204.410944">
                <text:p>204.410944</text:p>
              </table:table-cell>
              <table:table-cell office:value-type="float" office:value="73.5246431">
                <text:p>73.524643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205.084616">
                <text:p>205.084616</text:p>
              </table:table-cell>
              <table:table-cell office:value-type="float" office:value="73.8649963">
                <text:p>73.8649963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05.314504">
                <text:p>205.314504</text:p>
              </table:table-cell>
              <table:table-cell office:value-type="float" office:value="74.2750028">
                <text:p>74.275002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05.297617">
                <text:p>205.297617</text:p>
              </table:table-cell>
              <table:table-cell office:value-type="float" office:value="74.2641924">
                <text:p>74.2641924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205.257796">
                <text:p>205.257796</text:p>
              </table:table-cell>
              <table:table-cell office:value-type="float" office:value="74.374488">
                <text:p>74.37448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204.675892">
                <text:p>204.675892</text:p>
              </table:table-cell>
              <table:table-cell office:value-type="float" office:value="73.9214577">
                <text:p>73.921457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204.638044">
                <text:p>204.638044</text:p>
              </table:table-cell>
              <table:table-cell office:value-type="float" office:value="73.9274156">
                <text:p>73.927415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04.0938726">
                <text:p>204.0938726</text:p>
              </table:table-cell>
              <table:table-cell office:value-type="float" office:value="73.4355087">
                <text:p>73.4355087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03.7947736">
                <text:p>203.7947736</text:p>
              </table:table-cell>
              <table:table-cell office:value-type="float" office:value="73.3318073">
                <text:p>73.3318073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202.974948">
                <text:p>202.974948</text:p>
              </table:table-cell>
              <table:table-cell office:value-type="float" office:value="73.0520347">
                <text:p>73.0520347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02.432639">
                <text:p>202.432639</text:p>
              </table:table-cell>
              <table:table-cell office:value-type="float" office:value="72.6420832">
                <text:p>72.6420832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01.831564">
                <text:p>201.831564</text:p>
              </table:table-cell>
              <table:table-cell office:value-type="float" office:value="72.5160818">
                <text:p>72.516081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201.497827">
                <text:p>201.497827</text:p>
              </table:table-cell>
              <table:table-cell office:value-type="float" office:value="72.4058237">
                <text:p>72.405823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201.2144304">
                <text:p>201.2144304</text:p>
              </table:table-cell>
              <table:table-cell office:value-type="float" office:value="72.5388447">
                <text:p>72.5388447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201.0297774">
                <text:p>201.0297774</text:p>
              </table:table-cell>
              <table:table-cell office:value-type="float" office:value="72.5999376">
                <text:p>72.599937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200.979286">
                <text:p>200.979286</text:p>
              </table:table-cell>
              <table:table-cell office:value-type="float" office:value="72.9608704">
                <text:p>72.9608704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200.6122145">
                <text:p>200.6122145</text:p>
              </table:table-cell>
              <table:table-cell office:value-type="float" office:value="72.7208648">
                <text:p>72.720864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201.1241375">
                <text:p>201.1241375</text:p>
              </table:table-cell>
              <table:table-cell office:value-type="float" office:value="73.4301256">
                <text:p>73.4301256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201.213797">
                <text:p>201.213797</text:p>
              </table:table-cell>
              <table:table-cell office:value-type="float" office:value="73.4736941">
                <text:p>73.4736941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202.059455">
                <text:p>202.059455</text:p>
              </table:table-cell>
              <table:table-cell office:value-type="float" office:value="74.3187204">
                <text:p>74.3187204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02.34751">
                <text:p>202.34751</text:p>
              </table:table-cell>
              <table:table-cell office:value-type="float" office:value="74.5817967">
                <text:p>74.581796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02.7330925">
                <text:p>202.7330925</text:p>
              </table:table-cell>
              <table:table-cell office:value-type="float" office:value="74.8642951">
                <text:p>74.864295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203.1281279">
                <text:p>203.1281279</text:p>
              </table:table-cell>
              <table:table-cell office:value-type="float" office:value="75.1571566">
                <text:p>75.1571566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03.4690958">
                <text:p>203.4690958</text:p>
              </table:table-cell>
              <table:table-cell office:value-type="float" office:value="75.6762267">
                <text:p>75.676226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203.5879049">
                <text:p>203.5879049</text:p>
              </table:table-cell>
              <table:table-cell office:value-type="float" office:value="75.6867376">
                <text:p>75.686737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203.7973125">
                <text:p>203.7973125</text:p>
              </table:table-cell>
              <table:table-cell office:value-type="float" office:value="76.1339123">
                <text:p>76.1339123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03.7600455">
                <text:p>203.7600455</text:p>
              </table:table-cell>
              <table:table-cell office:value-type="float" office:value="75.8905413">
                <text:p>75.8905413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203.2534325">
                <text:p>203.2534325</text:p>
              </table:table-cell>
              <table:table-cell office:value-type="float" office:value="76.0423167">
                <text:p>76.0423167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202.669634">
                <text:p>202.669634</text:p>
              </table:table-cell>
              <table:table-cell office:value-type="float" office:value="76.4351588">
                <text:p>76.4351588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01.8360484">
                <text:p>201.8360484</text:p>
              </table:table-cell>
              <table:table-cell office:value-type="float" office:value="76.332319">
                <text:p>76.332319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00.9800944">
                <text:p>200.9800944</text:p>
              </table:table-cell>
              <table:table-cell office:value-type="float" office:value="76.8000095">
                <text:p>76.8000095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99.9975514">
                <text:p>199.9975514</text:p>
              </table:table-cell>
              <table:table-cell office:value-type="float" office:value="76.4754619">
                <text:p>76.475461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99.2893978">
                <text:p>199.2893978</text:p>
              </table:table-cell>
              <table:table-cell office:value-type="float" office:value="77.1424349">
                <text:p>77.142434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98.2647584">
                <text:p>198.2647584</text:p>
              </table:table-cell>
              <table:table-cell office:value-type="float" office:value="76.8671147">
                <text:p>76.8671147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97.5574025">
                <text:p>197.5574025</text:p>
              </table:table-cell>
              <table:table-cell office:value-type="float" office:value="77.4548446">
                <text:p>77.454844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96.6643791">
                <text:p>196.6643791</text:p>
              </table:table-cell>
              <table:table-cell office:value-type="float" office:value="77.4418136">
                <text:p>77.4418136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95.306192">
                <text:p>195.306192</text:p>
              </table:table-cell>
              <table:table-cell office:value-type="float" office:value="77.5396727">
                <text:p>77.5396727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95.044113">
                <text:p>195.044113</text:p>
              </table:table-cell>
              <table:table-cell office:value-type="float" office:value="77.5976283">
                <text:p>77.5976283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94.288726">
                <text:p>194.288726</text:p>
              </table:table-cell>
              <table:table-cell office:value-type="float" office:value="77.3851364">
                <text:p>77.3851364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94.81044">
                <text:p>194.81044</text:p>
              </table:table-cell>
              <table:table-cell office:value-type="float" office:value="77.7103801">
                <text:p>77.7103801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94.0719815">
                <text:p>194.0719815</text:p>
              </table:table-cell>
              <table:table-cell office:value-type="float" office:value="77.6658984">
                <text:p>77.665898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94.5896645">
                <text:p>194.5896645</text:p>
              </table:table-cell>
              <table:table-cell office:value-type="float" office:value="78.1045906">
                <text:p>78.104590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93.617049">
                <text:p>193.617049</text:p>
              </table:table-cell>
              <table:table-cell office:value-type="float" office:value="78.1716596">
                <text:p>78.171659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94.126597">
                <text:p>194.126597</text:p>
              </table:table-cell>
              <table:table-cell office:value-type="float" office:value="78.6246595">
                <text:p>78.624659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93.164453">
                <text:p>193.164453</text:p>
              </table:table-cell>
              <table:table-cell office:value-type="float" office:value="78.5850555">
                <text:p>78.5850555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93.763139">
                <text:p>193.763139</text:p>
              </table:table-cell>
              <table:table-cell office:value-type="float" office:value="78.9068613">
                <text:p>78.9068613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93.530911">
                <text:p>193.530911</text:p>
              </table:table-cell>
              <table:table-cell office:value-type="float" office:value="78.6496232">
                <text:p>78.649623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93.97907">
                <text:p>193.97907</text:p>
              </table:table-cell>
              <table:table-cell office:value-type="float" office:value="78.8678449">
                <text:p>78.8678449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93.798915">
                <text:p>193.798915</text:p>
              </table:table-cell>
              <table:table-cell office:value-type="float" office:value="78.4655778">
                <text:p>78.465577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3.921942">
                <text:p>193.921942</text:p>
              </table:table-cell>
              <table:table-cell office:value-type="float" office:value="78.2534082">
                <text:p>78.253408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94.196327">
                <text:p>194.196327</text:p>
              </table:table-cell>
              <table:table-cell office:value-type="float" office:value="77.7823448">
                <text:p>77.782344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93.71466">
                <text:p>193.71466</text:p>
              </table:table-cell>
              <table:table-cell office:value-type="float" office:value="77.5876654">
                <text:p>77.587665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94.196106">
                <text:p>194.196106</text:p>
              </table:table-cell>
              <table:table-cell office:value-type="float" office:value="77.0556532">
                <text:p>77.0556532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93.570734">
                <text:p>193.570734</text:p>
              </table:table-cell>
              <table:table-cell office:value-type="float" office:value="77.037007">
                <text:p>77.037007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94.4942426">
                <text:p>194.4942426</text:p>
              </table:table-cell>
              <table:table-cell office:value-type="float" office:value="76.6382155">
                <text:p>76.638215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94.0379836">
                <text:p>194.0379836</text:p>
              </table:table-cell>
              <table:table-cell office:value-type="float" office:value="76.641158">
                <text:p>76.64115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95.0044726">
                <text:p>195.0044726</text:p>
              </table:table-cell>
              <table:table-cell office:value-type="float" office:value="76.3443922">
                <text:p>76.3443922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4.9295596">
                <text:p>194.9295596</text:p>
              </table:table-cell>
              <table:table-cell office:value-type="float" office:value="76.5703352">
                <text:p>76.5703352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95.459959">
                <text:p>195.459959</text:p>
              </table:table-cell>
              <table:table-cell office:value-type="float" office:value="76.3408329">
                <text:p>76.3408329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95.520215">
                <text:p>195.520215</text:p>
              </table:table-cell>
              <table:table-cell office:value-type="float" office:value="76.3886237">
                <text:p>76.3886237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96.378177">
                <text:p>196.378177</text:p>
              </table:table-cell>
              <table:table-cell office:value-type="float" office:value="76.3895207">
                <text:p>76.3895207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96.282528">
                <text:p>196.282528</text:p>
              </table:table-cell>
              <table:table-cell office:value-type="float" office:value="76.0679064">
                <text:p>76.0679064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96.95716">
                <text:p>196.95716</text:p>
              </table:table-cell>
              <table:table-cell office:value-type="float" office:value="75.6805241">
                <text:p>75.6805241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97.104259">
                <text:p>197.104259</text:p>
              </table:table-cell>
              <table:table-cell office:value-type="float" office:value="75.5702002">
                <text:p>75.570200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97.4266576">
                <text:p>197.4266576</text:p>
              </table:table-cell>
              <table:table-cell office:value-type="float" office:value="75.411257">
                <text:p>75.41125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97.7097336">
                <text:p>197.7097336</text:p>
              </table:table-cell>
              <table:table-cell office:value-type="float" office:value="75.6225668">
                <text:p>75.622566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98.846254">
                <text:p>198.846254</text:p>
              </table:table-cell>
              <table:table-cell office:value-type="float" office:value="76.3345439">
                <text:p>76.3345439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99.067163">
                <text:p>199.067163</text:p>
              </table:table-cell>
              <table:table-cell office:value-type="float" office:value="76.5214143">
                <text:p>76.521414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200.335289">
                <text:p>200.335289</text:p>
              </table:table-cell>
              <table:table-cell office:value-type="float" office:value="77.109931">
                <text:p>77.109931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200.223283">
                <text:p>200.223283</text:p>
              </table:table-cell>
              <table:table-cell office:value-type="float" office:value="77.177559">
                <text:p>77.17755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00.555513">
                <text:p>200.555513</text:p>
              </table:table-cell>
              <table:table-cell office:value-type="float" office:value="77.1923929">
                <text:p>77.192392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00.298023">
                <text:p>200.298023</text:p>
              </table:table-cell>
              <table:table-cell office:value-type="float" office:value="77.2359729">
                <text:p>77.2359729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01.243945">
                <text:p>201.243945</text:p>
              </table:table-cell>
              <table:table-cell office:value-type="float" office:value="77.6336906">
                <text:p>77.6336906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99.606444">
                <text:p>199.606444</text:p>
              </table:table-cell>
              <table:table-cell office:value-type="float" office:value="76.9574781">
                <text:p>76.9574781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99.987117">
                <text:p>199.987117</text:p>
              </table:table-cell>
              <table:table-cell office:value-type="float" office:value="77.3078005">
                <text:p>77.307800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99.213054">
                <text:p>199.213054</text:p>
              </table:table-cell>
              <table:table-cell office:value-type="float" office:value="76.774482">
                <text:p>76.774482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98.854789">
                <text:p>198.854789</text:p>
              </table:table-cell>
              <table:table-cell office:value-type="float" office:value="76.7996405">
                <text:p>76.7996405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98.771881">
                <text:p>198.771881</text:p>
              </table:table-cell>
              <table:table-cell office:value-type="float" office:value="76.6869534">
                <text:p>76.686953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9.2170244">
                <text:p>199.2170244</text:p>
              </table:table-cell>
              <table:table-cell office:value-type="float" office:value="76.738898">
                <text:p>76.73889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99.0730824">
                <text:p>199.0730824</text:p>
              </table:table-cell>
              <table:table-cell office:value-type="float" office:value="76.8694283">
                <text:p>76.869428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99.279667">
                <text:p>199.279667</text:p>
              </table:table-cell>
              <table:table-cell office:value-type="float" office:value="76.9196165">
                <text:p>76.919616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99.382534">
                <text:p>199.382534</text:p>
              </table:table-cell>
              <table:table-cell office:value-type="float" office:value="77.0274852">
                <text:p>77.027485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99.1533055">
                <text:p>199.1533055</text:p>
              </table:table-cell>
              <table:table-cell office:value-type="float" office:value="77.0539374">
                <text:p>77.053937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99.2297795">
                <text:p>199.2297795</text:p>
              </table:table-cell>
              <table:table-cell office:value-type="float" office:value="77.2693127">
                <text:p>77.2693127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98.9751865">
                <text:p>198.9751865</text:p>
              </table:table-cell>
              <table:table-cell office:value-type="float" office:value="77.5482017">
                <text:p>77.5482017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98.6644305">
                <text:p>198.6644305</text:p>
              </table:table-cell>
              <table:table-cell office:value-type="float" office:value="77.5491403">
                <text:p>77.5491403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8.102362">
                <text:p>198.102362</text:p>
              </table:table-cell>
              <table:table-cell office:value-type="float" office:value="77.5158407">
                <text:p>77.515840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98.004477">
                <text:p>198.004477</text:p>
              </table:table-cell>
              <table:table-cell office:value-type="float" office:value="77.5412046">
                <text:p>77.541204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97.410037">
                <text:p>197.410037</text:p>
              </table:table-cell>
              <table:table-cell office:value-type="float" office:value="77.2141329">
                <text:p>77.2141329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97.142619">
                <text:p>197.142619</text:p>
              </table:table-cell>
              <table:table-cell office:value-type="float" office:value="77.0368782">
                <text:p>77.0368782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96.469379">
                <text:p>196.469379</text:p>
              </table:table-cell>
              <table:table-cell office:value-type="float" office:value="76.5647972">
                <text:p>76.564797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96.567179">
                <text:p>196.567179</text:p>
              </table:table-cell>
              <table:table-cell office:value-type="float" office:value="76.4280271">
                <text:p>76.428027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96.022912">
                <text:p>196.022912</text:p>
              </table:table-cell>
              <table:table-cell office:value-type="float" office:value="76.0120034">
                <text:p>76.0120034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96.101709">
                <text:p>196.101709</text:p>
              </table:table-cell>
              <table:table-cell office:value-type="float" office:value="75.3611284">
                <text:p>75.361128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95.384949">
                <text:p>195.384949</text:p>
              </table:table-cell>
              <table:table-cell office:value-type="float" office:value="75.0756656">
                <text:p>75.0756656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94.9325205">
                <text:p>194.9325205</text:p>
              </table:table-cell>
              <table:table-cell office:value-type="float" office:value="74.1984425">
                <text:p>74.1984425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94.2641996">
                <text:p>194.2641996</text:p>
              </table:table-cell>
              <table:table-cell office:value-type="float" office:value="73.9278966">
                <text:p>73.9278966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93.8688876">
                <text:p>193.8688876</text:p>
              </table:table-cell>
              <table:table-cell office:value-type="float" office:value="73.0953434">
                <text:p>73.0953434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93.39485">
                <text:p>193.39485</text:p>
              </table:table-cell>
              <table:table-cell office:value-type="float" office:value="72.68971">
                <text:p>72.6897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93.384784">
                <text:p>193.384784</text:p>
              </table:table-cell>
              <table:table-cell office:value-type="float" office:value="72.1101935">
                <text:p>72.110193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93.031321">
                <text:p>193.031321</text:p>
              </table:table-cell>
              <table:table-cell office:value-type="float" office:value="71.8636228">
                <text:p>71.863622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93.441714">
                <text:p>193.441714</text:p>
              </table:table-cell>
              <table:table-cell office:value-type="float" office:value="71.6347869">
                <text:p>71.6347869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93.3128744">
                <text:p>193.3128744</text:p>
              </table:table-cell>
              <table:table-cell office:value-type="float" office:value="71.3309304">
                <text:p>71.3309304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93.8210494">
                <text:p>193.8210494</text:p>
              </table:table-cell>
              <table:table-cell office:value-type="float" office:value="71.1629307">
                <text:p>71.162930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93.645014">
                <text:p>193.645014</text:p>
              </table:table-cell>
              <table:table-cell office:value-type="float" office:value="71.0147402">
                <text:p>71.014740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94.384081">
                <text:p>194.384081</text:p>
              </table:table-cell>
              <table:table-cell office:value-type="float" office:value="71.1417759">
                <text:p>71.1417759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94.1207456">
                <text:p>194.1207456</text:p>
              </table:table-cell>
              <table:table-cell office:value-type="float" office:value="71.1169799">
                <text:p>71.1169799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94.2853626">
                <text:p>194.2853626</text:p>
              </table:table-cell>
              <table:table-cell office:value-type="float" office:value="71.3497378">
                <text:p>71.349737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93.8865275">
                <text:p>193.8865275</text:p>
              </table:table-cell>
              <table:table-cell office:value-type="float" office:value="71.0294964">
                <text:p>71.0294964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93.6240965">
                <text:p>193.6240965</text:p>
              </table:table-cell>
              <table:table-cell office:value-type="float" office:value="71.2300314">
                <text:p>71.2300314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93.596348">
                <text:p>193.596348</text:p>
              </table:table-cell>
              <table:table-cell office:value-type="float" office:value="71.2946783">
                <text:p>71.294678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93.494676">
                <text:p>193.494676</text:p>
              </table:table-cell>
              <table:table-cell office:value-type="float" office:value="71.6901384">
                <text:p>71.690138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92.7890125">
                <text:p>192.7890125</text:p>
              </table:table-cell>
              <table:table-cell office:value-type="float" office:value="71.7578523">
                <text:p>71.7578523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93.1189625">
                <text:p>193.1189625</text:p>
              </table:table-cell>
              <table:table-cell office:value-type="float" office:value="72.4404801">
                <text:p>72.440480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92.4510191">
                <text:p>192.4510191</text:p>
              </table:table-cell>
              <table:table-cell office:value-type="float" office:value="72.5777278">
                <text:p>72.5777278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93.0417741">
                <text:p>193.0417741</text:p>
              </table:table-cell>
              <table:table-cell office:value-type="float" office:value="73.365273">
                <text:p>73.365273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92.9214445">
                <text:p>192.9214445</text:p>
              </table:table-cell>
              <table:table-cell office:value-type="float" office:value="73.7149268">
                <text:p>73.714926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93.3503915">
                <text:p>193.3503915</text:p>
              </table:table-cell>
              <table:table-cell office:value-type="float" office:value="74.5711911">
                <text:p>74.571191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93.785573">
                <text:p>193.785573</text:p>
              </table:table-cell>
              <table:table-cell office:value-type="float" office:value="74.5637018">
                <text:p>74.563701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94.250685">
                <text:p>194.250685</text:p>
              </table:table-cell>
              <table:table-cell office:value-type="float" office:value="74.7092693">
                <text:p>74.7092693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94.600909">
                <text:p>194.600909</text:p>
              </table:table-cell>
              <table:table-cell office:value-type="float" office:value="74.4969098">
                <text:p>74.4969098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95.104374">
                <text:p>195.104374</text:p>
              </table:table-cell>
              <table:table-cell office:value-type="float" office:value="74.3277457">
                <text:p>74.3277457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95.1453625">
                <text:p>195.1453625</text:p>
              </table:table-cell>
              <table:table-cell office:value-type="float" office:value="74.258265">
                <text:p>74.258265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95.3463765">
                <text:p>195.3463765</text:p>
              </table:table-cell>
              <table:table-cell office:value-type="float" office:value="74.0651543">
                <text:p>74.0651543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4.8291705">
                <text:p>194.8291705</text:p>
              </table:table-cell>
              <table:table-cell office:value-type="float" office:value="74.1650718">
                <text:p>74.1650718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95.1837485">
                <text:p>195.1837485</text:p>
              </table:table-cell>
              <table:table-cell office:value-type="float" office:value="74.090583">
                <text:p>74.090583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93.9800535">
                <text:p>193.9800535</text:p>
              </table:table-cell>
              <table:table-cell office:value-type="float" office:value="74.1980883">
                <text:p>74.198088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94.128668">
                <text:p>194.128668</text:p>
              </table:table-cell>
              <table:table-cell office:value-type="float" office:value="74.2749123">
                <text:p>74.2749123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93.3379115">
                <text:p>193.3379115</text:p>
              </table:table-cell>
              <table:table-cell office:value-type="float" office:value="74.6957748">
                <text:p>74.695774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93.2564185">
                <text:p>193.2564185</text:p>
              </table:table-cell>
              <table:table-cell office:value-type="float" office:value="74.8272071">
                <text:p>74.827207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92.256059">
                <text:p>192.256059</text:p>
              </table:table-cell>
              <table:table-cell office:value-type="float" office:value="74.9344549">
                <text:p>74.934454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92.28669">
                <text:p>192.28669</text:p>
              </table:table-cell>
              <table:table-cell office:value-type="float" office:value="75.0393053">
                <text:p>75.039305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2.0550195">
                <text:p>192.0550195</text:p>
              </table:table-cell>
              <table:table-cell office:value-type="float" office:value="75.2091672">
                <text:p>75.2091672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92.0292645">
                <text:p>192.0292645</text:p>
              </table:table-cell>
              <table:table-cell office:value-type="float" office:value="74.8647222">
                <text:p>74.8647222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1.802154">
                <text:p>191.802154</text:p>
              </table:table-cell>
              <table:table-cell office:value-type="float" office:value="75.2340109">
                <text:p>75.234010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91.549234">
                <text:p>191.549234</text:p>
              </table:table-cell>
              <table:table-cell office:value-type="float" office:value="74.937618">
                <text:p>74.937618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90.997085">
                <text:p>190.997085</text:p>
              </table:table-cell>
              <table:table-cell office:value-type="float" office:value="75.2162501">
                <text:p>75.2162501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90.032088">
                <text:p>190.032088</text:p>
              </table:table-cell>
              <table:table-cell office:value-type="float" office:value="74.6441273">
                <text:p>74.644127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89.8937834">
                <text:p>189.8937834</text:p>
              </table:table-cell>
              <table:table-cell office:value-type="float" office:value="75.2717626">
                <text:p>75.271762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88.9670834">
                <text:p>188.9670834</text:p>
              </table:table-cell>
              <table:table-cell office:value-type="float" office:value="74.4815336">
                <text:p>74.4815336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88.2448494">
                <text:p>188.2448494</text:p>
              </table:table-cell>
              <table:table-cell office:value-type="float" office:value="74.7496892">
                <text:p>74.749689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87.3107604">
                <text:p>187.3107604</text:p>
              </table:table-cell>
              <table:table-cell office:value-type="float" office:value="74.1854395">
                <text:p>74.185439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86.575192">
                <text:p>186.575192</text:p>
              </table:table-cell>
              <table:table-cell office:value-type="float" office:value="74.5586597">
                <text:p>74.5586597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86.194546">
                <text:p>186.194546</text:p>
              </table:table-cell>
              <table:table-cell office:value-type="float" office:value="74.4403856">
                <text:p>74.440385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86.405457">
                <text:p>186.405457</text:p>
              </table:table-cell>
              <table:table-cell office:value-type="float" office:value="74.6305784">
                <text:p>74.630578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86.328665">
                <text:p>186.328665</text:p>
              </table:table-cell>
              <table:table-cell office:value-type="float" office:value="74.349738">
                <text:p>74.349738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86.0321996">
                <text:p>186.0321996</text:p>
              </table:table-cell>
              <table:table-cell office:value-type="float" office:value="74.4159477">
                <text:p>74.4159477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86.7018196">
                <text:p>186.7018196</text:p>
              </table:table-cell>
              <table:table-cell office:value-type="float" office:value="74.3148583">
                <text:p>74.314858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86.060363">
                <text:p>186.060363</text:p>
              </table:table-cell>
              <table:table-cell office:value-type="float" office:value="74.1217324">
                <text:p>74.1217324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86.581038">
                <text:p>186.581038</text:p>
              </table:table-cell>
              <table:table-cell office:value-type="float" office:value="74.17514">
                <text:p>74.1751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86.308605">
                <text:p>186.308605</text:p>
              </table:table-cell>
              <table:table-cell office:value-type="float" office:value="73.9906115">
                <text:p>73.990611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86.60439">
                <text:p>186.60439</text:p>
              </table:table-cell>
              <table:table-cell office:value-type="float" office:value="74.0607593">
                <text:p>74.060759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86.313835">
                <text:p>186.313835</text:p>
              </table:table-cell>
              <table:table-cell office:value-type="float" office:value="73.5504433">
                <text:p>73.5504433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86.503853">
                <text:p>186.503853</text:p>
              </table:table-cell>
              <table:table-cell office:value-type="float" office:value="73.7659661">
                <text:p>73.7659661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86.435417">
                <text:p>186.435417</text:p>
              </table:table-cell>
              <table:table-cell office:value-type="float" office:value="73.4974785">
                <text:p>73.4974785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86.382498">
                <text:p>186.382498</text:p>
              </table:table-cell>
              <table:table-cell office:value-type="float" office:value="73.7930989">
                <text:p>73.7930989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86.3729785">
                <text:p>186.3729785</text:p>
              </table:table-cell>
              <table:table-cell office:value-type="float" office:value="73.5048968">
                <text:p>73.5048968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86.3598995">
                <text:p>186.3598995</text:p>
              </table:table-cell>
              <table:table-cell office:value-type="float" office:value="73.710639">
                <text:p>73.710639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86.098369">
                <text:p>186.098369</text:p>
              </table:table-cell>
              <table:table-cell office:value-type="float" office:value="73.3077763">
                <text:p>73.3077763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86.007023">
                <text:p>186.007023</text:p>
              </table:table-cell>
              <table:table-cell office:value-type="float" office:value="73.215526">
                <text:p>73.215526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86.009289">
                <text:p>186.009289</text:p>
              </table:table-cell>
              <table:table-cell office:value-type="float" office:value="72.9179738">
                <text:p>72.9179738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85.913421">
                <text:p>185.913421</text:p>
              </table:table-cell>
              <table:table-cell office:value-type="float" office:value="72.6042261">
                <text:p>72.604226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85.666695">
                <text:p>185.666695</text:p>
              </table:table-cell>
              <table:table-cell office:value-type="float" office:value="72.2681944">
                <text:p>72.2681944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85.279894">
                <text:p>185.279894</text:p>
              </table:table-cell>
              <table:table-cell office:value-type="float" office:value="71.8953428">
                <text:p>71.895342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84.181908">
                <text:p>184.181908</text:p>
              </table:table-cell>
              <table:table-cell office:value-type="float" office:value="71.6506174">
                <text:p>71.650617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84.155564">
                <text:p>184.155564</text:p>
              </table:table-cell>
              <table:table-cell office:value-type="float" office:value="71.268019">
                <text:p>71.268019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82.92878">
                <text:p>182.92878</text:p>
              </table:table-cell>
              <table:table-cell office:value-type="float" office:value="71.0504623">
                <text:p>71.0504623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82.620947">
                <text:p>182.620947</text:p>
              </table:table-cell>
              <table:table-cell office:value-type="float" office:value="70.7294796">
                <text:p>70.7294796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81.530515">
                <text:p>181.530515</text:p>
              </table:table-cell>
              <table:table-cell office:value-type="float" office:value="70.5708955">
                <text:p>70.570895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81.728328">
                <text:p>181.728328</text:p>
              </table:table-cell>
              <table:table-cell office:value-type="float" office:value="70.6920379">
                <text:p>70.692037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81.674712">
                <text:p>181.674712</text:p>
              </table:table-cell>
              <table:table-cell office:value-type="float" office:value="70.196767">
                <text:p>70.196767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81.785727">
                <text:p>181.785727</text:p>
              </table:table-cell>
              <table:table-cell office:value-type="float" office:value="70.2772085">
                <text:p>70.2772085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82.166979">
                <text:p>182.166979</text:p>
              </table:table-cell>
              <table:table-cell office:value-type="float" office:value="70.0054579">
                <text:p>70.005457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82.040936">
                <text:p>182.040936</text:p>
              </table:table-cell>
              <table:table-cell office:value-type="float" office:value="69.9013079">
                <text:p>69.901307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82.483275">
                <text:p>182.483275</text:p>
              </table:table-cell>
              <table:table-cell office:value-type="float" office:value="69.4793986">
                <text:p>69.4793986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82.440529">
                <text:p>182.440529</text:p>
              </table:table-cell>
              <table:table-cell office:value-type="float" office:value="69.5750211">
                <text:p>69.5750211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83.004847">
                <text:p>183.004847</text:p>
              </table:table-cell>
              <table:table-cell office:value-type="float" office:value="69.184114">
                <text:p>69.18411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83.010747">
                <text:p>183.010747</text:p>
              </table:table-cell>
              <table:table-cell office:value-type="float" office:value="69.2378761">
                <text:p>69.2378761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83.379159">
                <text:p>183.379159</text:p>
              </table:table-cell>
              <table:table-cell office:value-type="float" office:value="69.0628555">
                <text:p>69.0628555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82.641139">
                <text:p>182.641139</text:p>
              </table:table-cell>
              <table:table-cell office:value-type="float" office:value="68.7739449">
                <text:p>68.7739449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82.799023">
                <text:p>182.799023</text:p>
              </table:table-cell>
              <table:table-cell office:value-type="float" office:value="68.3058384">
                <text:p>68.3058384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82.1903894">
                <text:p>182.1903894</text:p>
              </table:table-cell>
              <table:table-cell office:value-type="float" office:value="67.9527753">
                <text:p>67.952775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82.4837274">
                <text:p>182.4837274</text:p>
              </table:table-cell>
              <table:table-cell office:value-type="float" office:value="67.7983859">
                <text:p>67.798385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82.15806">
                <text:p>182.15806</text:p>
              </table:table-cell>
              <table:table-cell office:value-type="float" office:value="67.484217">
                <text:p>67.48421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82.492143">
                <text:p>182.492143</text:p>
              </table:table-cell>
              <table:table-cell office:value-type="float" office:value="67.3495103">
                <text:p>67.3495103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82.430107">
                <text:p>182.430107</text:p>
              </table:table-cell>
              <table:table-cell office:value-type="float" office:value="67.0356688">
                <text:p>67.035668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82.664031">
                <text:p>182.664031</text:p>
              </table:table-cell>
              <table:table-cell office:value-type="float" office:value="67.1452838">
                <text:p>67.145283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82.9990244">
                <text:p>182.9990244</text:p>
              </table:table-cell>
              <table:table-cell office:value-type="float" office:value="66.6237965">
                <text:p>66.6237965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83.3914654">
                <text:p>183.3914654</text:p>
              </table:table-cell>
              <table:table-cell office:value-type="float" office:value="67.0026828">
                <text:p>67.002682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84.076077">
                <text:p>184.076077</text:p>
              </table:table-cell>
              <table:table-cell office:value-type="float" office:value="66.9798523">
                <text:p>66.9798523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84.612244">
                <text:p>184.612244</text:p>
              </table:table-cell>
              <table:table-cell office:value-type="float" office:value="67.2338121">
                <text:p>67.2338121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85.212434">
                <text:p>185.212434</text:p>
              </table:table-cell>
              <table:table-cell office:value-type="float" office:value="67.3113718">
                <text:p>67.311371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85.8416">
                <text:p>185.8416</text:p>
              </table:table-cell>
              <table:table-cell office:value-type="float" office:value="67.4591743">
                <text:p>67.4591743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86.16949">
                <text:p>186.16949</text:p>
              </table:table-cell>
              <table:table-cell office:value-type="float" office:value="67.3671331">
                <text:p>67.3671331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86.644231">
                <text:p>186.644231</text:p>
              </table:table-cell>
              <table:table-cell office:value-type="float" office:value="67.5645547">
                <text:p>67.5645547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86.592951">
                <text:p>186.592951</text:p>
              </table:table-cell>
              <table:table-cell office:value-type="float" office:value="67.3067065">
                <text:p>67.3067065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86.987913">
                <text:p>186.987913</text:p>
              </table:table-cell>
              <table:table-cell office:value-type="float" office:value="67.3600359">
                <text:p>67.360035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86.880315">
                <text:p>186.880315</text:p>
              </table:table-cell>
              <table:table-cell office:value-type="float" office:value="66.9265789">
                <text:p>66.926578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87.160602">
                <text:p>187.160602</text:p>
              </table:table-cell>
              <table:table-cell office:value-type="float" office:value="66.9115202">
                <text:p>66.9115202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87.262865">
                <text:p>187.262865</text:p>
              </table:table-cell>
              <table:table-cell office:value-type="float" office:value="66.363193">
                <text:p>66.363193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87.500257">
                <text:p>187.500257</text:p>
              </table:table-cell>
              <table:table-cell office:value-type="float" office:value="66.2829302">
                <text:p>66.2829302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87.252061">
                <text:p>187.252061</text:p>
              </table:table-cell>
              <table:table-cell office:value-type="float" office:value="65.7028585">
                <text:p>65.7028585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86.970255">
                <text:p>186.970255</text:p>
              </table:table-cell>
              <table:table-cell office:value-type="float" office:value="65.4403296">
                <text:p>65.440329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87.201738">
                <text:p>187.201738</text:p>
              </table:table-cell>
              <table:table-cell office:value-type="float" office:value="65.3344459">
                <text:p>65.3344459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86.602694">
                <text:p>186.602694</text:p>
              </table:table-cell>
              <table:table-cell office:value-type="float" office:value="64.8426968">
                <text:p>64.8426968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86.781875">
                <text:p>186.781875</text:p>
              </table:table-cell>
              <table:table-cell office:value-type="float" office:value="64.7646856">
                <text:p>64.7646856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85.819257">
                <text:p>185.819257</text:p>
              </table:table-cell>
              <table:table-cell office:value-type="float" office:value="64.1843799">
                <text:p>64.184379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86.372237">
                <text:p>186.372237</text:p>
              </table:table-cell>
              <table:table-cell office:value-type="float" office:value="64.2773025">
                <text:p>64.277302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85.961656">
                <text:p>185.961656</text:p>
              </table:table-cell>
              <table:table-cell office:value-type="float" office:value="64.2746236">
                <text:p>64.274623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85.816842">
                <text:p>185.816842</text:p>
              </table:table-cell>
              <table:table-cell office:value-type="float" office:value="64.1160401">
                <text:p>64.116040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85.795215">
                <text:p>185.795215</text:p>
              </table:table-cell>
              <table:table-cell office:value-type="float" office:value="64.4023683">
                <text:p>64.402368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85.249412">
                <text:p>185.249412</text:p>
              </table:table-cell>
              <table:table-cell office:value-type="float" office:value="63.5522105">
                <text:p>63.5522105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85.634929">
                <text:p>185.634929</text:p>
              </table:table-cell>
              <table:table-cell office:value-type="float" office:value="63.9206486">
                <text:p>63.9206486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84.862396">
                <text:p>184.862396</text:p>
              </table:table-cell>
              <table:table-cell office:value-type="float" office:value="62.6541065">
                <text:p>62.6541065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84.822756">
                <text:p>184.822756</text:p>
              </table:table-cell>
              <table:table-cell office:value-type="float" office:value="62.5131392">
                <text:p>62.513139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84.292897">
                <text:p>184.292897</text:p>
              </table:table-cell>
              <table:table-cell office:value-type="float" office:value="61.4521781">
                <text:p>61.4521781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84.223731">
                <text:p>184.223731</text:p>
              </table:table-cell>
              <table:table-cell office:value-type="float" office:value="61.3110487">
                <text:p>61.3110487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84.057377">
                <text:p>184.057377</text:p>
              </table:table-cell>
              <table:table-cell office:value-type="float" office:value="60.2774305">
                <text:p>60.277430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84.145459">
                <text:p>184.145459</text:p>
              </table:table-cell>
              <table:table-cell office:value-type="float" office:value="60.2587118">
                <text:p>60.2587118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84.379706">
                <text:p>184.379706</text:p>
              </table:table-cell>
              <table:table-cell office:value-type="float" office:value="59.6436378">
                <text:p>59.6436378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84.022305">
                <text:p>184.022305</text:p>
              </table:table-cell>
              <table:table-cell office:value-type="float" office:value="59.5459067">
                <text:p>59.5459067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83.616218">
                <text:p>183.616218</text:p>
              </table:table-cell>
              <table:table-cell office:value-type="float" office:value="59.0243893">
                <text:p>59.0243893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82.236991">
                <text:p>182.236991</text:p>
              </table:table-cell>
              <table:table-cell office:value-type="float" office:value="58.5491902">
                <text:p>58.5491902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81.946009">
                <text:p>181.946009</text:p>
              </table:table-cell>
              <table:table-cell office:value-type="float" office:value="58.7790464">
                <text:p>58.779046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80.53295">
                <text:p>180.53295</text:p>
              </table:table-cell>
              <table:table-cell office:value-type="float" office:value="58.2776719">
                <text:p>58.2776719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80.437413">
                <text:p>180.437413</text:p>
              </table:table-cell>
              <table:table-cell office:value-type="float" office:value="58.7517585">
                <text:p>58.7517585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79.878127">
                <text:p>179.878127</text:p>
              </table:table-cell>
              <table:table-cell office:value-type="float" office:value="58.6777627">
                <text:p>58.6777627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79.230738">
                <text:p>179.230738</text:p>
              </table:table-cell>
              <table:table-cell office:value-type="float" office:value="58.9541315">
                <text:p>58.9541315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78.8032">
                <text:p>178.8032</text:p>
              </table:table-cell>
              <table:table-cell office:value-type="float" office:value="59.0715132">
                <text:p>59.0715132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78.192049">
                <text:p>178.192049</text:p>
              </table:table-cell>
              <table:table-cell office:value-type="float" office:value="59.4035938">
                <text:p>59.403593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77.97209">
                <text:p>177.97209</text:p>
              </table:table-cell>
              <table:table-cell office:value-type="float" office:value="59.6440379">
                <text:p>59.6440379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77.805384">
                <text:p>177.805384</text:p>
              </table:table-cell>
              <table:table-cell office:value-type="float" office:value="59.9735725">
                <text:p>59.973572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78.177861">
                <text:p>178.177861</text:p>
              </table:table-cell>
              <table:table-cell office:value-type="float" office:value="60.4773973">
                <text:p>60.4773973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77.9992974">
                <text:p>177.9992974</text:p>
              </table:table-cell>
              <table:table-cell office:value-type="float" office:value="61.0641236">
                <text:p>61.064123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78.3864374">
                <text:p>178.3864374</text:p>
              </table:table-cell>
              <table:table-cell office:value-type="float" office:value="61.4648447">
                <text:p>61.4648447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78.3310914">
                <text:p>178.3310914</text:p>
              </table:table-cell>
              <table:table-cell office:value-type="float" office:value="62.0029129">
                <text:p>62.0029129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78.9026904">
                <text:p>178.9026904</text:p>
              </table:table-cell>
              <table:table-cell office:value-type="float" office:value="62.1439606">
                <text:p>62.1439606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79.358457">
                <text:p>179.358457</text:p>
              </table:table-cell>
              <table:table-cell office:value-type="float" office:value="62.2503139">
                <text:p>62.2503139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79.413634">
                <text:p>179.413634</text:p>
              </table:table-cell>
              <table:table-cell office:value-type="float" office:value="62.179341">
                <text:p>62.179341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79.8863125">
                <text:p>179.8863125</text:p>
              </table:table-cell>
              <table:table-cell office:value-type="float" office:value="62.5679287">
                <text:p>62.5679287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80.1921515">
                <text:p>180.1921515</text:p>
              </table:table-cell>
              <table:table-cell office:value-type="float" office:value="62.3942287">
                <text:p>62.3942287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80.460968">
                <text:p>180.460968</text:p>
              </table:table-cell>
              <table:table-cell office:value-type="float" office:value="62.1594464">
                <text:p>62.1594464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80.798241">
                <text:p>180.798241</text:p>
              </table:table-cell>
              <table:table-cell office:value-type="float" office:value="61.9533916">
                <text:p>61.953391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80.418442">
                <text:p>180.418442</text:p>
              </table:table-cell>
              <table:table-cell office:value-type="float" office:value="61.7368017">
                <text:p>61.7368017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80.686176">
                <text:p>180.686176</text:p>
              </table:table-cell>
              <table:table-cell office:value-type="float" office:value="61.6501073">
                <text:p>61.650107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79.680565">
                <text:p>179.680565</text:p>
              </table:table-cell>
              <table:table-cell office:value-type="float" office:value="62.2414567">
                <text:p>62.2414567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79.8278">
                <text:p>179.8278</text:p>
              </table:table-cell>
              <table:table-cell office:value-type="float" office:value="62.4604524">
                <text:p>62.4604524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78.613486">
                <text:p>178.613486</text:p>
              </table:table-cell>
              <table:table-cell office:value-type="float" office:value="63.3420926">
                <text:p>63.3420926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78.528363">
                <text:p>178.528363</text:p>
              </table:table-cell>
              <table:table-cell office:value-type="float" office:value="63.6757311">
                <text:p>63.675731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77.727341">
                <text:p>177.727341</text:p>
              </table:table-cell>
              <table:table-cell office:value-type="float" office:value="64.1500672">
                <text:p>64.1500672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77.780634">
                <text:p>177.780634</text:p>
              </table:table-cell>
              <table:table-cell office:value-type="float" office:value="64.7799421">
                <text:p>64.7799421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77.347405">
                <text:p>177.347405</text:p>
              </table:table-cell>
              <table:table-cell office:value-type="float" office:value="64.7893841">
                <text:p>64.789384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77.315564">
                <text:p>177.315564</text:p>
              </table:table-cell>
              <table:table-cell office:value-type="float" office:value="65.359864">
                <text:p>65.359864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77.002454">
                <text:p>177.002454</text:p>
              </table:table-cell>
              <table:table-cell office:value-type="float" office:value="65.3117887">
                <text:p>65.311788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76.890333">
                <text:p>176.890333</text:p>
              </table:table-cell>
              <table:table-cell office:value-type="float" office:value="65.4982985">
                <text:p>65.4982985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76.2246274">
                <text:p>176.2246274</text:p>
              </table:table-cell>
              <table:table-cell office:value-type="float" office:value="64.8848167">
                <text:p>64.8848167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75.8006394">
                <text:p>175.8006394</text:p>
              </table:table-cell>
              <table:table-cell office:value-type="float" office:value="64.5864052">
                <text:p>64.5864052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75.458343">
                <text:p>175.458343</text:p>
              </table:table-cell>
              <table:table-cell office:value-type="float" office:value="63.9781428">
                <text:p>63.9781428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75.154614">
                <text:p>175.154614</text:p>
              </table:table-cell>
              <table:table-cell office:value-type="float" office:value="63.6417306">
                <text:p>63.641730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76.251133">
                <text:p>176.251133</text:p>
              </table:table-cell>
              <table:table-cell office:value-type="float" office:value="63.4381917">
                <text:p>63.4381917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76.70708">
                <text:p>176.70708</text:p>
              </table:table-cell>
              <table:table-cell office:value-type="float" office:value="63.3152318">
                <text:p>63.315231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77.251992">
                <text:p>177.251992</text:p>
              </table:table-cell>
              <table:table-cell office:value-type="float" office:value="63.0304548">
                <text:p>63.0304548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77.593536">
                <text:p>177.593536</text:p>
              </table:table-cell>
              <table:table-cell office:value-type="float" office:value="62.9415481">
                <text:p>62.941548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78.147768">
                <text:p>178.147768</text:p>
              </table:table-cell>
              <table:table-cell office:value-type="float" office:value="62.9179823">
                <text:p>62.917982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78.420625">
                <text:p>178.420625</text:p>
              </table:table-cell>
              <table:table-cell office:value-type="float" office:value="62.9125313">
                <text:p>62.9125313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78.590289">
                <text:p>178.590289</text:p>
              </table:table-cell>
              <table:table-cell office:value-type="float" office:value="62.7089687">
                <text:p>62.708968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78.364751">
                <text:p>178.364751</text:p>
              </table:table-cell>
              <table:table-cell office:value-type="float" office:value="62.7229056">
                <text:p>62.722905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78.397937">
                <text:p>178.397937</text:p>
              </table:table-cell>
              <table:table-cell office:value-type="float" office:value="62.8864403">
                <text:p>62.8864403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78.195394">
                <text:p>178.195394</text:p>
              </table:table-cell>
              <table:table-cell office:value-type="float" office:value="62.9498958">
                <text:p>62.9498958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78.253351">
                <text:p>178.253351</text:p>
              </table:table-cell>
              <table:table-cell office:value-type="float" office:value="63.0785177">
                <text:p>63.0785177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78.118442">
                <text:p>178.118442</text:p>
              </table:table-cell>
              <table:table-cell office:value-type="float" office:value="63.3068">
                <text:p>63.306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77.984348">
                <text:p>177.984348</text:p>
              </table:table-cell>
              <table:table-cell office:value-type="float" office:value="63.1200378">
                <text:p>63.1200378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77.765157">
                <text:p>177.765157</text:p>
              </table:table-cell>
              <table:table-cell office:value-type="float" office:value="63.2498495">
                <text:p>63.249849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77.9025034">
                <text:p>177.9025034</text:p>
              </table:table-cell>
              <table:table-cell office:value-type="float" office:value="63.0772286">
                <text:p>63.0772286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77.6090404">
                <text:p>177.6090404</text:p>
              </table:table-cell>
              <table:table-cell office:value-type="float" office:value="63.0377102">
                <text:p>63.0377102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7.684599">
                <text:p>177.684599</text:p>
              </table:table-cell>
              <table:table-cell office:value-type="float" office:value="63.1038597">
                <text:p>63.1038597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7.10187">
                <text:p>177.10187</text:p>
              </table:table-cell>
              <table:table-cell office:value-type="float" office:value="62.8979012">
                <text:p>62.897901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77.558567">
                <text:p>177.558567</text:p>
              </table:table-cell>
              <table:table-cell office:value-type="float" office:value="63.069965">
                <text:p>63.069965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77.132281">
                <text:p>177.132281</text:p>
              </table:table-cell>
              <table:table-cell office:value-type="float" office:value="62.7685116">
                <text:p>62.768511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77.4181045">
                <text:p>177.4181045</text:p>
              </table:table-cell>
              <table:table-cell office:value-type="float" office:value="63.2285516">
                <text:p>63.2285516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77.4452645">
                <text:p>177.4452645</text:p>
              </table:table-cell>
              <table:table-cell office:value-type="float" office:value="63.6317885">
                <text:p>63.631788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77.7571665">
                <text:p>177.7571665</text:p>
              </table:table-cell>
              <table:table-cell office:value-type="float" office:value="63.9164383">
                <text:p>63.9164383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77.2774025">
                <text:p>177.2774025</text:p>
              </table:table-cell>
              <table:table-cell office:value-type="float" office:value="64.0190343">
                <text:p>64.0190343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77.8084326">
                <text:p>177.8084326</text:p>
              </table:table-cell>
              <table:table-cell office:value-type="float" office:value="64.1918682">
                <text:p>64.1918682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77.7633186">
                <text:p>177.7633186</text:p>
              </table:table-cell>
              <table:table-cell office:value-type="float" office:value="64.6429526">
                <text:p>64.64295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